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3.01pt"/>
    </style:style>
    <style:style style:name="co2" style:family="table-column">
      <style:table-column-properties fo:break-before="auto" style:column-width="596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LAX.SimID.1.EPSA.0.EPSB.0.T.1073.RA.12.RB.13.csv</text:p>
          </table:table-cell>
          <table:table-cell office:value-type="string" calcext:value-type="string">
            <text:p>RELAX.SimID.9.EPSA.0.EPSB.0.T.1073.RA.12.RB.13.csv</text:p>
          </table:table-cell>
          <table:table-cell table:number-columns-repeated="2"/>
          <table:table-cell table:formula="of:=CONCATENATE(&quot;diff&quot;;&quot; &quot;;&quot;mpi01/&quot;;[.A1];&quot; &quot;;&quot;mpi09/&quot;;[.B1])" office:value-type="string" office:string-value="diff mpi01/RELAX.SimID.1.EPSA.0.EPSB.0.T.1073.RA.12.RB.13.csv mpi09/RELAX.SimID.9.EPSA.0.EPSB.0.T.1073.RA.12.RB.13.csv" calcext:value-type="string">
            <text:p>diff mpi01/RELAX.SimID.1.EPSA.0.EPSB.0.T.1073.RA.12.RB.13.csv mpi09/RELAX.SimID.9.EPSA.0.EPSB.0.T.1073.RA.12.RB.13.csv</text:p>
          </table:table-cell>
        </table:table-row>
        <table:table-row table:style-name="ro1">
          <table:table-cell office:value-type="string" calcext:value-type="string">
            <text:p>RELAX.SimID.1.EPSA.0.EPSB.0.T.1073.RA.12.RB.13.NR.7551.NC.250.RhoFields.bin</text:p>
          </table:table-cell>
          <table:table-cell office:value-type="string" calcext:value-type="string">
            <text:p>RELAX.SimID.9.EPSA.0.EPSB.0.T.1073.RA.12.RB.13.NR.7551.NC.250.RhoFields.bin</text:p>
          </table:table-cell>
          <table:table-cell table:number-columns-repeated="2"/>
          <table:table-cell table:formula="of:=CONCATENATE(&quot;diff&quot;;&quot; &quot;;&quot;mpi01/&quot;;[.A2];&quot; &quot;;&quot;mpi09/&quot;;[.B2])" office:value-type="string" office:string-value="diff mpi01/RELAX.SimID.1.EPSA.0.EPSB.0.T.1073.RA.12.RB.13.NR.7551.NC.250.RhoFields.bin mpi09/RELAX.SimID.9.EPSA.0.EPSB.0.T.1073.RA.12.RB.13.NR.7551.NC.250.RhoFields.bin" calcext:value-type="string">
            <text:p>diff mpi01/RELAX.SimID.1.EPSA.0.EPSB.0.T.1073.RA.12.RB.13.NR.7551.NC.250.RhoFields.bin mpi09/RELAX.SimID.9.EPSA.0.EPSB.0.T.1073.RA.12.RB.13.NR.7551.NC.250.RhoFields.bin</text:p>
          </table:table-cell>
        </table:table-row>
        <table:table-row table:style-name="ro1">
          <table:table-cell office:value-type="string" calcext:value-type="string">
            <text:p>RELAX.SimID.1.EPSA.0.EPSB.0.T.1073.RA.12.RB.14.csv</text:p>
          </table:table-cell>
          <table:table-cell office:value-type="string" calcext:value-type="string">
            <text:p>RELAX.SimID.9.EPSA.0.EPSB.0.T.1073.RA.12.RB.14.csv</text:p>
          </table:table-cell>
          <table:table-cell table:number-columns-repeated="2"/>
          <table:table-cell table:formula="of:=CONCATENATE(&quot;diff&quot;;&quot; &quot;;&quot;mpi01/&quot;;[.A3];&quot; &quot;;&quot;mpi09/&quot;;[.B3])" office:value-type="string" office:string-value="diff mpi01/RELAX.SimID.1.EPSA.0.EPSB.0.T.1073.RA.12.RB.14.csv mpi09/RELAX.SimID.9.EPSA.0.EPSB.0.T.1073.RA.12.RB.14.csv" calcext:value-type="string">
            <text:p>diff mpi01/RELAX.SimID.1.EPSA.0.EPSB.0.T.1073.RA.12.RB.14.csv mpi09/RELAX.SimID.9.EPSA.0.EPSB.0.T.1073.RA.12.RB.14.csv</text:p>
          </table:table-cell>
        </table:table-row>
        <table:table-row table:style-name="ro1">
          <table:table-cell office:value-type="string" calcext:value-type="string">
            <text:p>RELAX.SimID.1.EPSA.0.EPSB.0.T.1073.RA.12.RB.14.NR.7551.NC.935.RhoFields.bin</text:p>
          </table:table-cell>
          <table:table-cell office:value-type="string" calcext:value-type="string">
            <text:p>RELAX.SimID.9.EPSA.0.EPSB.0.T.1073.RA.12.RB.14.NR.7551.NC.935.RhoFields.bin</text:p>
          </table:table-cell>
          <table:table-cell table:number-columns-repeated="2"/>
          <table:table-cell table:formula="of:=CONCATENATE(&quot;diff&quot;;&quot; &quot;;&quot;mpi01/&quot;;[.A4];&quot; &quot;;&quot;mpi09/&quot;;[.B4])" office:value-type="string" office:string-value="diff mpi01/RELAX.SimID.1.EPSA.0.EPSB.0.T.1073.RA.12.RB.14.NR.7551.NC.935.RhoFields.bin mpi09/RELAX.SimID.9.EPSA.0.EPSB.0.T.1073.RA.12.RB.14.NR.7551.NC.935.RhoFields.bin" calcext:value-type="string">
            <text:p>diff mpi01/RELAX.SimID.1.EPSA.0.EPSB.0.T.1073.RA.12.RB.14.NR.7551.NC.935.RhoFields.bin mpi09/RELAX.SimID.9.EPSA.0.EPSB.0.T.1073.RA.12.RB.14.NR.7551.NC.935.RhoFields.bin</text:p>
          </table:table-cell>
        </table:table-row>
        <table:table-row table:style-name="ro1">
          <table:table-cell office:value-type="string" calcext:value-type="string">
            <text:p>RELAX.SimID.1.EPSA.0.EPSB.0.T.1073.RA.12.RB.15.csv</text:p>
          </table:table-cell>
          <table:table-cell office:value-type="string" calcext:value-type="string">
            <text:p>RELAX.SimID.9.EPSA.0.EPSB.0.T.1073.RA.12.RB.15.csv</text:p>
          </table:table-cell>
          <table:table-cell table:number-columns-repeated="2"/>
          <table:table-cell table:formula="of:=CONCATENATE(&quot;diff&quot;;&quot; &quot;;&quot;mpi01/&quot;;[.A5];&quot; &quot;;&quot;mpi09/&quot;;[.B5])" office:value-type="string" office:string-value="diff mpi01/RELAX.SimID.1.EPSA.0.EPSB.0.T.1073.RA.12.RB.15.csv mpi09/RELAX.SimID.9.EPSA.0.EPSB.0.T.1073.RA.12.RB.15.csv" calcext:value-type="string">
            <text:p>diff mpi01/RELAX.SimID.1.EPSA.0.EPSB.0.T.1073.RA.12.RB.15.csv mpi09/RELAX.SimID.9.EPSA.0.EPSB.0.T.1073.RA.12.RB.15.csv</text:p>
          </table:table-cell>
        </table:table-row>
        <table:table-row table:style-name="ro1">
          <table:table-cell office:value-type="string" calcext:value-type="string">
            <text:p>RELAX.SimID.1.EPSA.0.EPSB.0.T.1073.RA.12.RB.15.NR.7551.NC.1401.RhoFields.bin</text:p>
          </table:table-cell>
          <table:table-cell office:value-type="string" calcext:value-type="string">
            <text:p>RELAX.SimID.9.EPSA.0.EPSB.0.T.1073.RA.12.RB.15.NR.7551.NC.1401.RhoFields.bin</text:p>
          </table:table-cell>
          <table:table-cell table:number-columns-repeated="2"/>
          <table:table-cell table:formula="of:=CONCATENATE(&quot;diff&quot;;&quot; &quot;;&quot;mpi01/&quot;;[.A6];&quot; &quot;;&quot;mpi09/&quot;;[.B6])" office:value-type="string" office:string-value="diff mpi01/RELAX.SimID.1.EPSA.0.EPSB.0.T.1073.RA.12.RB.15.NR.7551.NC.1401.RhoFields.bin mpi09/RELAX.SimID.9.EPSA.0.EPSB.0.T.1073.RA.12.RB.15.NR.7551.NC.1401.RhoFields.bin" calcext:value-type="string">
            <text:p>diff mpi01/RELAX.SimID.1.EPSA.0.EPSB.0.T.1073.RA.12.RB.15.NR.7551.NC.1401.RhoFields.bin mpi09/RELAX.SimID.9.EPSA.0.EPSB.0.T.10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073.RA.12.RB.16.csv</text:p>
          </table:table-cell>
          <table:table-cell office:value-type="string" calcext:value-type="string">
            <text:p>RELAX.SimID.9.EPSA.0.EPSB.0.T.1073.RA.12.RB.16.csv</text:p>
          </table:table-cell>
          <table:table-cell table:number-columns-repeated="2"/>
          <table:table-cell table:formula="of:=CONCATENATE(&quot;diff&quot;;&quot; &quot;;&quot;mpi01/&quot;;[.A7];&quot; &quot;;&quot;mpi09/&quot;;[.B7])" office:value-type="string" office:string-value="diff mpi01/RELAX.SimID.1.EPSA.0.EPSB.0.T.1073.RA.12.RB.16.csv mpi09/RELAX.SimID.9.EPSA.0.EPSB.0.T.1073.RA.12.RB.16.csv" calcext:value-type="string">
            <text:p>diff mpi01/RELAX.SimID.1.EPSA.0.EPSB.0.T.1073.RA.12.RB.16.csv mpi09/RELAX.SimID.9.EPSA.0.EPSB.0.T.1073.RA.12.RB.16.csv</text:p>
          </table:table-cell>
        </table:table-row>
        <table:table-row table:style-name="ro1">
          <table:table-cell office:value-type="string" calcext:value-type="string">
            <text:p>RELAX.SimID.1.EPSA.0.EPSB.0.T.1073.RA.12.RB.16.NR.7551.NC.1401.RhoFields.bin</text:p>
          </table:table-cell>
          <table:table-cell office:value-type="string" calcext:value-type="string">
            <text:p>RELAX.SimID.9.EPSA.0.EPSB.0.T.1073.RA.12.RB.16.NR.7551.NC.1401.RhoFields.bin</text:p>
          </table:table-cell>
          <table:table-cell table:number-columns-repeated="2"/>
          <table:table-cell table:formula="of:=CONCATENATE(&quot;diff&quot;;&quot; &quot;;&quot;mpi01/&quot;;[.A8];&quot; &quot;;&quot;mpi09/&quot;;[.B8])" office:value-type="string" office:string-value="diff mpi01/RELAX.SimID.1.EPSA.0.EPSB.0.T.1073.RA.12.RB.16.NR.7551.NC.1401.RhoFields.bin mpi09/RELAX.SimID.9.EPSA.0.EPSB.0.T.1073.RA.12.RB.16.NR.7551.NC.1401.RhoFields.bin" calcext:value-type="string">
            <text:p>diff mpi01/RELAX.SimID.1.EPSA.0.EPSB.0.T.1073.RA.12.RB.16.NR.7551.NC.1401.RhoFields.bin mpi09/RELAX.SimID.9.EPSA.0.EPSB.0.T.10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123.RA.12.RB.13.csv</text:p>
          </table:table-cell>
          <table:table-cell office:value-type="string" calcext:value-type="string">
            <text:p>RELAX.SimID.9.EPSA.0.EPSB.0.T.1123.RA.12.RB.13.csv</text:p>
          </table:table-cell>
          <table:table-cell table:number-columns-repeated="2"/>
          <table:table-cell table:formula="of:=CONCATENATE(&quot;diff&quot;;&quot; &quot;;&quot;mpi01/&quot;;[.A9];&quot; &quot;;&quot;mpi09/&quot;;[.B9])" office:value-type="string" office:string-value="diff mpi01/RELAX.SimID.1.EPSA.0.EPSB.0.T.1123.RA.12.RB.13.csv mpi09/RELAX.SimID.9.EPSA.0.EPSB.0.T.1123.RA.12.RB.13.csv" calcext:value-type="string">
            <text:p>diff mpi01/RELAX.SimID.1.EPSA.0.EPSB.0.T.1123.RA.12.RB.13.csv mpi09/RELAX.SimID.9.EPSA.0.EPSB.0.T.1123.RA.12.RB.13.csv</text:p>
          </table:table-cell>
        </table:table-row>
        <table:table-row table:style-name="ro1">
          <table:table-cell office:value-type="string" calcext:value-type="string">
            <text:p>RELAX.SimID.1.EPSA.0.EPSB.0.T.1123.RA.12.RB.13.NR.7551.NC.738.RhoFields.bin</text:p>
          </table:table-cell>
          <table:table-cell office:value-type="string" calcext:value-type="string">
            <text:p>RELAX.SimID.9.EPSA.0.EPSB.0.T.1123.RA.12.RB.13.NR.7551.NC.738.RhoFields.bin</text:p>
          </table:table-cell>
          <table:table-cell table:number-columns-repeated="2"/>
          <table:table-cell table:formula="of:=CONCATENATE(&quot;diff&quot;;&quot; &quot;;&quot;mpi01/&quot;;[.A10];&quot; &quot;;&quot;mpi09/&quot;;[.B10])" office:value-type="string" office:string-value="diff mpi01/RELAX.SimID.1.EPSA.0.EPSB.0.T.1123.RA.12.RB.13.NR.7551.NC.738.RhoFields.bin mpi09/RELAX.SimID.9.EPSA.0.EPSB.0.T.1123.RA.12.RB.13.NR.7551.NC.738.RhoFields.bin" calcext:value-type="string">
            <text:p>diff mpi01/RELAX.SimID.1.EPSA.0.EPSB.0.T.1123.RA.12.RB.13.NR.7551.NC.738.RhoFields.bin mpi09/RELAX.SimID.9.EPSA.0.EPSB.0.T.1123.RA.12.RB.13.NR.7551.NC.738.RhoFields.bin</text:p>
          </table:table-cell>
        </table:table-row>
        <table:table-row table:style-name="ro1">
          <table:table-cell office:value-type="string" calcext:value-type="string">
            <text:p>RELAX.SimID.1.EPSA.0.EPSB.0.T.1123.RA.12.RB.14.csv</text:p>
          </table:table-cell>
          <table:table-cell office:value-type="string" calcext:value-type="string">
            <text:p>RELAX.SimID.9.EPSA.0.EPSB.0.T.1123.RA.12.RB.14.csv</text:p>
          </table:table-cell>
          <table:table-cell table:number-columns-repeated="2"/>
          <table:table-cell table:formula="of:=CONCATENATE(&quot;diff&quot;;&quot; &quot;;&quot;mpi01/&quot;;[.A11];&quot; &quot;;&quot;mpi09/&quot;;[.B11])" office:value-type="string" office:string-value="diff mpi01/RELAX.SimID.1.EPSA.0.EPSB.0.T.1123.RA.12.RB.14.csv mpi09/RELAX.SimID.9.EPSA.0.EPSB.0.T.1123.RA.12.RB.14.csv" calcext:value-type="string">
            <text:p>diff mpi01/RELAX.SimID.1.EPSA.0.EPSB.0.T.1123.RA.12.RB.14.csv mpi09/RELAX.SimID.9.EPSA.0.EPSB.0.T.1123.RA.12.RB.14.csv</text:p>
          </table:table-cell>
        </table:table-row>
        <table:table-row table:style-name="ro1">
          <table:table-cell office:value-type="string" calcext:value-type="string">
            <text:p>RELAX.SimID.1.EPSA.0.EPSB.0.T.1123.RA.12.RB.14.NR.7551.NC.1401.RhoFields.bin</text:p>
          </table:table-cell>
          <table:table-cell office:value-type="string" calcext:value-type="string">
            <text:p>RELAX.SimID.9.EPSA.0.EPSB.0.T.1123.RA.12.RB.14.NR.7551.NC.1401.RhoFields.bin</text:p>
          </table:table-cell>
          <table:table-cell table:number-columns-repeated="2"/>
          <table:table-cell table:formula="of:=CONCATENATE(&quot;diff&quot;;&quot; &quot;;&quot;mpi01/&quot;;[.A12];&quot; &quot;;&quot;mpi09/&quot;;[.B12])" office:value-type="string" office:string-value="diff mpi01/RELAX.SimID.1.EPSA.0.EPSB.0.T.1123.RA.12.RB.14.NR.7551.NC.1401.RhoFields.bin mpi09/RELAX.SimID.9.EPSA.0.EPSB.0.T.1123.RA.12.RB.14.NR.7551.NC.1401.RhoFields.bin" calcext:value-type="string">
            <text:p>diff mpi01/RELAX.SimID.1.EPSA.0.EPSB.0.T.1123.RA.12.RB.14.NR.7551.NC.1401.RhoFields.bin mpi09/RELAX.SimID.9.EPSA.0.EPSB.0.T.11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123.RA.12.RB.15.csv</text:p>
          </table:table-cell>
          <table:table-cell office:value-type="string" calcext:value-type="string">
            <text:p>RELAX.SimID.9.EPSA.0.EPSB.0.T.1123.RA.12.RB.15.csv</text:p>
          </table:table-cell>
          <table:table-cell table:number-columns-repeated="2"/>
          <table:table-cell table:formula="of:=CONCATENATE(&quot;diff&quot;;&quot; &quot;;&quot;mpi01/&quot;;[.A13];&quot; &quot;;&quot;mpi09/&quot;;[.B13])" office:value-type="string" office:string-value="diff mpi01/RELAX.SimID.1.EPSA.0.EPSB.0.T.1123.RA.12.RB.15.csv mpi09/RELAX.SimID.9.EPSA.0.EPSB.0.T.1123.RA.12.RB.15.csv" calcext:value-type="string">
            <text:p>diff mpi01/RELAX.SimID.1.EPSA.0.EPSB.0.T.1123.RA.12.RB.15.csv mpi09/RELAX.SimID.9.EPSA.0.EPSB.0.T.1123.RA.12.RB.15.csv</text:p>
          </table:table-cell>
        </table:table-row>
        <table:table-row table:style-name="ro1">
          <table:table-cell office:value-type="string" calcext:value-type="string">
            <text:p>RELAX.SimID.1.EPSA.0.EPSB.0.T.1123.RA.12.RB.15.NR.7551.NC.1401.RhoFields.bin</text:p>
          </table:table-cell>
          <table:table-cell office:value-type="string" calcext:value-type="string">
            <text:p>RELAX.SimID.9.EPSA.0.EPSB.0.T.1123.RA.12.RB.15.NR.7551.NC.1401.RhoFields.bin</text:p>
          </table:table-cell>
          <table:table-cell table:number-columns-repeated="2"/>
          <table:table-cell table:formula="of:=CONCATENATE(&quot;diff&quot;;&quot; &quot;;&quot;mpi01/&quot;;[.A14];&quot; &quot;;&quot;mpi09/&quot;;[.B14])" office:value-type="string" office:string-value="diff mpi01/RELAX.SimID.1.EPSA.0.EPSB.0.T.1123.RA.12.RB.15.NR.7551.NC.1401.RhoFields.bin mpi09/RELAX.SimID.9.EPSA.0.EPSB.0.T.1123.RA.12.RB.15.NR.7551.NC.1401.RhoFields.bin" calcext:value-type="string">
            <text:p>diff mpi01/RELAX.SimID.1.EPSA.0.EPSB.0.T.1123.RA.12.RB.15.NR.7551.NC.1401.RhoFields.bin mpi09/RELAX.SimID.9.EPSA.0.EPSB.0.T.11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123.RA.12.RB.16.csv</text:p>
          </table:table-cell>
          <table:table-cell office:value-type="string" calcext:value-type="string">
            <text:p>RELAX.SimID.9.EPSA.0.EPSB.0.T.1123.RA.12.RB.16.csv</text:p>
          </table:table-cell>
          <table:table-cell table:number-columns-repeated="2"/>
          <table:table-cell table:formula="of:=CONCATENATE(&quot;diff&quot;;&quot; &quot;;&quot;mpi01/&quot;;[.A15];&quot; &quot;;&quot;mpi09/&quot;;[.B15])" office:value-type="string" office:string-value="diff mpi01/RELAX.SimID.1.EPSA.0.EPSB.0.T.1123.RA.12.RB.16.csv mpi09/RELAX.SimID.9.EPSA.0.EPSB.0.T.1123.RA.12.RB.16.csv" calcext:value-type="string">
            <text:p>diff mpi01/RELAX.SimID.1.EPSA.0.EPSB.0.T.1123.RA.12.RB.16.csv mpi09/RELAX.SimID.9.EPSA.0.EPSB.0.T.1123.RA.12.RB.16.csv</text:p>
          </table:table-cell>
        </table:table-row>
        <table:table-row table:style-name="ro1">
          <table:table-cell office:value-type="string" calcext:value-type="string">
            <text:p>RELAX.SimID.1.EPSA.0.EPSB.0.T.1123.RA.12.RB.16.NR.7551.NC.1401.RhoFields.bin</text:p>
          </table:table-cell>
          <table:table-cell office:value-type="string" calcext:value-type="string">
            <text:p>RELAX.SimID.9.EPSA.0.EPSB.0.T.1123.RA.12.RB.16.NR.7551.NC.1401.RhoFields.bin</text:p>
          </table:table-cell>
          <table:table-cell table:number-columns-repeated="2"/>
          <table:table-cell table:formula="of:=CONCATENATE(&quot;diff&quot;;&quot; &quot;;&quot;mpi01/&quot;;[.A16];&quot; &quot;;&quot;mpi09/&quot;;[.B16])" office:value-type="string" office:string-value="diff mpi01/RELAX.SimID.1.EPSA.0.EPSB.0.T.1123.RA.12.RB.16.NR.7551.NC.1401.RhoFields.bin mpi09/RELAX.SimID.9.EPSA.0.EPSB.0.T.1123.RA.12.RB.16.NR.7551.NC.1401.RhoFields.bin" calcext:value-type="string">
            <text:p>diff mpi01/RELAX.SimID.1.EPSA.0.EPSB.0.T.1123.RA.12.RB.16.NR.7551.NC.1401.RhoFields.bin mpi09/RELAX.SimID.9.EPSA.0.EPSB.0.T.11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173.RA.12.RB.13.csv</text:p>
          </table:table-cell>
          <table:table-cell office:value-type="string" calcext:value-type="string">
            <text:p>RELAX.SimID.9.EPSA.0.EPSB.0.T.1173.RA.12.RB.13.csv</text:p>
          </table:table-cell>
          <table:table-cell table:number-columns-repeated="2"/>
          <table:table-cell table:formula="of:=CONCATENATE(&quot;diff&quot;;&quot; &quot;;&quot;mpi01/&quot;;[.A17];&quot; &quot;;&quot;mpi09/&quot;;[.B17])" office:value-type="string" office:string-value="diff mpi01/RELAX.SimID.1.EPSA.0.EPSB.0.T.1173.RA.12.RB.13.csv mpi09/RELAX.SimID.9.EPSA.0.EPSB.0.T.1173.RA.12.RB.13.csv" calcext:value-type="string">
            <text:p>diff mpi01/RELAX.SimID.1.EPSA.0.EPSB.0.T.1173.RA.12.RB.13.csv mpi09/RELAX.SimID.9.EPSA.0.EPSB.0.T.1173.RA.12.RB.13.csv</text:p>
          </table:table-cell>
        </table:table-row>
        <table:table-row table:style-name="ro1">
          <table:table-cell office:value-type="string" calcext:value-type="string">
            <text:p>RELAX.SimID.1.EPSA.0.EPSB.0.T.1173.RA.12.RB.13.NR.7551.NC.1382.RhoFields.bin</text:p>
          </table:table-cell>
          <table:table-cell office:value-type="string" calcext:value-type="string">
            <text:p>RELAX.SimID.9.EPSA.0.EPSB.0.T.1173.RA.12.RB.13.NR.7551.NC.1382.RhoFields.bin</text:p>
          </table:table-cell>
          <table:table-cell table:number-columns-repeated="2"/>
          <table:table-cell table:formula="of:=CONCATENATE(&quot;diff&quot;;&quot; &quot;;&quot;mpi01/&quot;;[.A18];&quot; &quot;;&quot;mpi09/&quot;;[.B18])" office:value-type="string" office:string-value="diff mpi01/RELAX.SimID.1.EPSA.0.EPSB.0.T.1173.RA.12.RB.13.NR.7551.NC.1382.RhoFields.bin mpi09/RELAX.SimID.9.EPSA.0.EPSB.0.T.1173.RA.12.RB.13.NR.7551.NC.1382.RhoFields.bin" calcext:value-type="string">
            <text:p>diff mpi01/RELAX.SimID.1.EPSA.0.EPSB.0.T.1173.RA.12.RB.13.NR.7551.NC.1382.RhoFields.bin mpi09/RELAX.SimID.9.EPSA.0.EPSB.0.T.1173.RA.12.RB.13.NR.7551.NC.1382.RhoFields.bin</text:p>
          </table:table-cell>
        </table:table-row>
        <table:table-row table:style-name="ro1">
          <table:table-cell office:value-type="string" calcext:value-type="string">
            <text:p>RELAX.SimID.1.EPSA.0.EPSB.0.T.1173.RA.12.RB.14.csv</text:p>
          </table:table-cell>
          <table:table-cell office:value-type="string" calcext:value-type="string">
            <text:p>RELAX.SimID.9.EPSA.0.EPSB.0.T.1173.RA.12.RB.14.csv</text:p>
          </table:table-cell>
          <table:table-cell table:number-columns-repeated="2"/>
          <table:table-cell table:formula="of:=CONCATENATE(&quot;diff&quot;;&quot; &quot;;&quot;mpi01/&quot;;[.A19];&quot; &quot;;&quot;mpi09/&quot;;[.B19])" office:value-type="string" office:string-value="diff mpi01/RELAX.SimID.1.EPSA.0.EPSB.0.T.1173.RA.12.RB.14.csv mpi09/RELAX.SimID.9.EPSA.0.EPSB.0.T.1173.RA.12.RB.14.csv" calcext:value-type="string">
            <text:p>diff mpi01/RELAX.SimID.1.EPSA.0.EPSB.0.T.1173.RA.12.RB.14.csv mpi09/RELAX.SimID.9.EPSA.0.EPSB.0.T.1173.RA.12.RB.14.csv</text:p>
          </table:table-cell>
        </table:table-row>
        <table:table-row table:style-name="ro1">
          <table:table-cell office:value-type="string" calcext:value-type="string">
            <text:p>RELAX.SimID.1.EPSA.0.EPSB.0.T.1173.RA.12.RB.14.NR.7551.NC.1401.RhoFields.bin</text:p>
          </table:table-cell>
          <table:table-cell office:value-type="string" calcext:value-type="string">
            <text:p>RELAX.SimID.9.EPSA.0.EPSB.0.T.1173.RA.12.RB.14.NR.7551.NC.1401.RhoFields.bin</text:p>
          </table:table-cell>
          <table:table-cell table:number-columns-repeated="2"/>
          <table:table-cell table:formula="of:=CONCATENATE(&quot;diff&quot;;&quot; &quot;;&quot;mpi01/&quot;;[.A20];&quot; &quot;;&quot;mpi09/&quot;;[.B20])" office:value-type="string" office:string-value="diff mpi01/RELAX.SimID.1.EPSA.0.EPSB.0.T.1173.RA.12.RB.14.NR.7551.NC.1401.RhoFields.bin mpi09/RELAX.SimID.9.EPSA.0.EPSB.0.T.1173.RA.12.RB.14.NR.7551.NC.1401.RhoFields.bin" calcext:value-type="string">
            <text:p>diff mpi01/RELAX.SimID.1.EPSA.0.EPSB.0.T.1173.RA.12.RB.14.NR.7551.NC.1401.RhoFields.bin mpi09/RELAX.SimID.9.EPSA.0.EPSB.0.T.11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173.RA.12.RB.15.csv</text:p>
          </table:table-cell>
          <table:table-cell office:value-type="string" calcext:value-type="string">
            <text:p>RELAX.SimID.9.EPSA.0.EPSB.0.T.1173.RA.12.RB.15.csv</text:p>
          </table:table-cell>
          <table:table-cell table:number-columns-repeated="2"/>
          <table:table-cell table:formula="of:=CONCATENATE(&quot;diff&quot;;&quot; &quot;;&quot;mpi01/&quot;;[.A21];&quot; &quot;;&quot;mpi09/&quot;;[.B21])" office:value-type="string" office:string-value="diff mpi01/RELAX.SimID.1.EPSA.0.EPSB.0.T.1173.RA.12.RB.15.csv mpi09/RELAX.SimID.9.EPSA.0.EPSB.0.T.1173.RA.12.RB.15.csv" calcext:value-type="string">
            <text:p>diff mpi01/RELAX.SimID.1.EPSA.0.EPSB.0.T.1173.RA.12.RB.15.csv mpi09/RELAX.SimID.9.EPSA.0.EPSB.0.T.1173.RA.12.RB.15.csv</text:p>
          </table:table-cell>
        </table:table-row>
        <table:table-row table:style-name="ro1">
          <table:table-cell office:value-type="string" calcext:value-type="string">
            <text:p>RELAX.SimID.1.EPSA.0.EPSB.0.T.1173.RA.12.RB.15.NR.7551.NC.1401.RhoFields.bin</text:p>
          </table:table-cell>
          <table:table-cell office:value-type="string" calcext:value-type="string">
            <text:p>RELAX.SimID.9.EPSA.0.EPSB.0.T.1173.RA.12.RB.15.NR.7551.NC.1401.RhoFields.bin</text:p>
          </table:table-cell>
          <table:table-cell table:number-columns-repeated="2"/>
          <table:table-cell table:formula="of:=CONCATENATE(&quot;diff&quot;;&quot; &quot;;&quot;mpi01/&quot;;[.A22];&quot; &quot;;&quot;mpi09/&quot;;[.B22])" office:value-type="string" office:string-value="diff mpi01/RELAX.SimID.1.EPSA.0.EPSB.0.T.1173.RA.12.RB.15.NR.7551.NC.1401.RhoFields.bin mpi09/RELAX.SimID.9.EPSA.0.EPSB.0.T.1173.RA.12.RB.15.NR.7551.NC.1401.RhoFields.bin" calcext:value-type="string">
            <text:p>diff mpi01/RELAX.SimID.1.EPSA.0.EPSB.0.T.1173.RA.12.RB.15.NR.7551.NC.1401.RhoFields.bin mpi09/RELAX.SimID.9.EPSA.0.EPSB.0.T.11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173.RA.12.RB.16.csv</text:p>
          </table:table-cell>
          <table:table-cell office:value-type="string" calcext:value-type="string">
            <text:p>RELAX.SimID.9.EPSA.0.EPSB.0.T.1173.RA.12.RB.16.csv</text:p>
          </table:table-cell>
          <table:table-cell table:number-columns-repeated="2"/>
          <table:table-cell table:formula="of:=CONCATENATE(&quot;diff&quot;;&quot; &quot;;&quot;mpi01/&quot;;[.A23];&quot; &quot;;&quot;mpi09/&quot;;[.B23])" office:value-type="string" office:string-value="diff mpi01/RELAX.SimID.1.EPSA.0.EPSB.0.T.1173.RA.12.RB.16.csv mpi09/RELAX.SimID.9.EPSA.0.EPSB.0.T.1173.RA.12.RB.16.csv" calcext:value-type="string">
            <text:p>diff mpi01/RELAX.SimID.1.EPSA.0.EPSB.0.T.1173.RA.12.RB.16.csv mpi09/RELAX.SimID.9.EPSA.0.EPSB.0.T.1173.RA.12.RB.16.csv</text:p>
          </table:table-cell>
        </table:table-row>
        <table:table-row table:style-name="ro1">
          <table:table-cell office:value-type="string" calcext:value-type="string">
            <text:p>RELAX.SimID.1.EPSA.0.EPSB.0.T.1173.RA.12.RB.16.NR.7551.NC.1401.RhoFields.bin</text:p>
          </table:table-cell>
          <table:table-cell office:value-type="string" calcext:value-type="string">
            <text:p>RELAX.SimID.9.EPSA.0.EPSB.0.T.1173.RA.12.RB.16.NR.7551.NC.1401.RhoFields.bin</text:p>
          </table:table-cell>
          <table:table-cell table:number-columns-repeated="2"/>
          <table:table-cell table:formula="of:=CONCATENATE(&quot;diff&quot;;&quot; &quot;;&quot;mpi01/&quot;;[.A24];&quot; &quot;;&quot;mpi09/&quot;;[.B24])" office:value-type="string" office:string-value="diff mpi01/RELAX.SimID.1.EPSA.0.EPSB.0.T.1173.RA.12.RB.16.NR.7551.NC.1401.RhoFields.bin mpi09/RELAX.SimID.9.EPSA.0.EPSB.0.T.1173.RA.12.RB.16.NR.7551.NC.1401.RhoFields.bin" calcext:value-type="string">
            <text:p>diff mpi01/RELAX.SimID.1.EPSA.0.EPSB.0.T.1173.RA.12.RB.16.NR.7551.NC.1401.RhoFields.bin mpi09/RELAX.SimID.9.EPSA.0.EPSB.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223.RA.12.RB.13.csv</text:p>
          </table:table-cell>
          <table:table-cell office:value-type="string" calcext:value-type="string">
            <text:p>RELAX.SimID.9.EPSA.0.EPSB.0.T.1223.RA.12.RB.13.csv</text:p>
          </table:table-cell>
          <table:table-cell table:number-columns-repeated="2"/>
          <table:table-cell table:formula="of:=CONCATENATE(&quot;diff&quot;;&quot; &quot;;&quot;mpi01/&quot;;[.A25];&quot; &quot;;&quot;mpi09/&quot;;[.B25])" office:value-type="string" office:string-value="diff mpi01/RELAX.SimID.1.EPSA.0.EPSB.0.T.1223.RA.12.RB.13.csv mpi09/RELAX.SimID.9.EPSA.0.EPSB.0.T.1223.RA.12.RB.13.csv" calcext:value-type="string">
            <text:p>diff mpi01/RELAX.SimID.1.EPSA.0.EPSB.0.T.1223.RA.12.RB.13.csv mpi09/RELAX.SimID.9.EPSA.0.EPSB.0.T.1223.RA.12.RB.13.csv</text:p>
          </table:table-cell>
        </table:table-row>
        <table:table-row table:style-name="ro1">
          <table:table-cell office:value-type="string" calcext:value-type="string">
            <text:p>RELAX.SimID.1.EPSA.0.EPSB.0.T.1223.RA.12.RB.13.NR.7551.NC.1401.RhoFields.bin</text:p>
          </table:table-cell>
          <table:table-cell office:value-type="string" calcext:value-type="string">
            <text:p>RELAX.SimID.9.EPSA.0.EPSB.0.T.1223.RA.12.RB.13.NR.7551.NC.1401.RhoFields.bin</text:p>
          </table:table-cell>
          <table:table-cell table:number-columns-repeated="2"/>
          <table:table-cell table:formula="of:=CONCATENATE(&quot;diff&quot;;&quot; &quot;;&quot;mpi01/&quot;;[.A26];&quot; &quot;;&quot;mpi09/&quot;;[.B26])" office:value-type="string" office:string-value="diff mpi01/RELAX.SimID.1.EPSA.0.EPSB.0.T.1223.RA.12.RB.13.NR.7551.NC.1401.RhoFields.bin mpi09/RELAX.SimID.9.EPSA.0.EPSB.0.T.1223.RA.12.RB.13.NR.7551.NC.1401.RhoFields.bin" calcext:value-type="string">
            <text:p>diff mpi01/RELAX.SimID.1.EPSA.0.EPSB.0.T.1223.RA.12.RB.13.NR.7551.NC.1401.RhoFields.bin mpi09/RELAX.SimID.9.EPSA.0.EPSB.0.T.12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223.RA.12.RB.14.csv</text:p>
          </table:table-cell>
          <table:table-cell office:value-type="string" calcext:value-type="string">
            <text:p>RELAX.SimID.9.EPSA.0.EPSB.0.T.1223.RA.12.RB.14.csv</text:p>
          </table:table-cell>
          <table:table-cell table:number-columns-repeated="2"/>
          <table:table-cell table:formula="of:=CONCATENATE(&quot;diff&quot;;&quot; &quot;;&quot;mpi01/&quot;;[.A27];&quot; &quot;;&quot;mpi09/&quot;;[.B27])" office:value-type="string" office:string-value="diff mpi01/RELAX.SimID.1.EPSA.0.EPSB.0.T.1223.RA.12.RB.14.csv mpi09/RELAX.SimID.9.EPSA.0.EPSB.0.T.1223.RA.12.RB.14.csv" calcext:value-type="string">
            <text:p>diff mpi01/RELAX.SimID.1.EPSA.0.EPSB.0.T.1223.RA.12.RB.14.csv mpi09/RELAX.SimID.9.EPSA.0.EPSB.0.T.1223.RA.12.RB.14.csv</text:p>
          </table:table-cell>
        </table:table-row>
        <table:table-row table:style-name="ro1">
          <table:table-cell office:value-type="string" calcext:value-type="string">
            <text:p>RELAX.SimID.1.EPSA.0.EPSB.0.T.1223.RA.12.RB.14.NR.7551.NC.1401.RhoFields.bin</text:p>
          </table:table-cell>
          <table:table-cell office:value-type="string" calcext:value-type="string">
            <text:p>RELAX.SimID.9.EPSA.0.EPSB.0.T.1223.RA.12.RB.14.NR.7551.NC.1401.RhoFields.bin</text:p>
          </table:table-cell>
          <table:table-cell table:number-columns-repeated="2"/>
          <table:table-cell table:formula="of:=CONCATENATE(&quot;diff&quot;;&quot; &quot;;&quot;mpi01/&quot;;[.A28];&quot; &quot;;&quot;mpi09/&quot;;[.B28])" office:value-type="string" office:string-value="diff mpi01/RELAX.SimID.1.EPSA.0.EPSB.0.T.1223.RA.12.RB.14.NR.7551.NC.1401.RhoFields.bin mpi09/RELAX.SimID.9.EPSA.0.EPSB.0.T.1223.RA.12.RB.14.NR.7551.NC.1401.RhoFields.bin" calcext:value-type="string">
            <text:p>diff mpi01/RELAX.SimID.1.EPSA.0.EPSB.0.T.1223.RA.12.RB.14.NR.7551.NC.1401.RhoFields.bin mpi09/RELAX.SimID.9.EPSA.0.EPSB.0.T.12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223.RA.12.RB.15.csv</text:p>
          </table:table-cell>
          <table:table-cell office:value-type="string" calcext:value-type="string">
            <text:p>RELAX.SimID.9.EPSA.0.EPSB.0.T.1223.RA.12.RB.15.csv</text:p>
          </table:table-cell>
          <table:table-cell table:number-columns-repeated="2"/>
          <table:table-cell table:formula="of:=CONCATENATE(&quot;diff&quot;;&quot; &quot;;&quot;mpi01/&quot;;[.A29];&quot; &quot;;&quot;mpi09/&quot;;[.B29])" office:value-type="string" office:string-value="diff mpi01/RELAX.SimID.1.EPSA.0.EPSB.0.T.1223.RA.12.RB.15.csv mpi09/RELAX.SimID.9.EPSA.0.EPSB.0.T.1223.RA.12.RB.15.csv" calcext:value-type="string">
            <text:p>diff mpi01/RELAX.SimID.1.EPSA.0.EPSB.0.T.1223.RA.12.RB.15.csv mpi09/RELAX.SimID.9.EPSA.0.EPSB.0.T.1223.RA.12.RB.15.csv</text:p>
          </table:table-cell>
        </table:table-row>
        <table:table-row table:style-name="ro1">
          <table:table-cell office:value-type="string" calcext:value-type="string">
            <text:p>RELAX.SimID.1.EPSA.0.EPSB.0.T.1223.RA.12.RB.15.NR.7551.NC.1401.RhoFields.bin</text:p>
          </table:table-cell>
          <table:table-cell office:value-type="string" calcext:value-type="string">
            <text:p>RELAX.SimID.9.EPSA.0.EPSB.0.T.1223.RA.12.RB.15.NR.7551.NC.1401.RhoFields.bin</text:p>
          </table:table-cell>
          <table:table-cell table:number-columns-repeated="2"/>
          <table:table-cell table:formula="of:=CONCATENATE(&quot;diff&quot;;&quot; &quot;;&quot;mpi01/&quot;;[.A30];&quot; &quot;;&quot;mpi09/&quot;;[.B30])" office:value-type="string" office:string-value="diff mpi01/RELAX.SimID.1.EPSA.0.EPSB.0.T.1223.RA.12.RB.15.NR.7551.NC.1401.RhoFields.bin mpi09/RELAX.SimID.9.EPSA.0.EPSB.0.T.1223.RA.12.RB.15.NR.7551.NC.1401.RhoFields.bin" calcext:value-type="string">
            <text:p>diff mpi01/RELAX.SimID.1.EPSA.0.EPSB.0.T.1223.RA.12.RB.15.NR.7551.NC.1401.RhoFields.bin mpi09/RELAX.SimID.9.EPSA.0.EPSB.0.T.12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223.RA.12.RB.16.csv</text:p>
          </table:table-cell>
          <table:table-cell office:value-type="string" calcext:value-type="string">
            <text:p>RELAX.SimID.9.EPSA.0.EPSB.0.T.1223.RA.12.RB.16.csv</text:p>
          </table:table-cell>
          <table:table-cell table:number-columns-repeated="2"/>
          <table:table-cell table:formula="of:=CONCATENATE(&quot;diff&quot;;&quot; &quot;;&quot;mpi01/&quot;;[.A31];&quot; &quot;;&quot;mpi09/&quot;;[.B31])" office:value-type="string" office:string-value="diff mpi01/RELAX.SimID.1.EPSA.0.EPSB.0.T.1223.RA.12.RB.16.csv mpi09/RELAX.SimID.9.EPSA.0.EPSB.0.T.1223.RA.12.RB.16.csv" calcext:value-type="string">
            <text:p>diff mpi01/RELAX.SimID.1.EPSA.0.EPSB.0.T.1223.RA.12.RB.16.csv mpi09/RELAX.SimID.9.EPSA.0.EPSB.0.T.1223.RA.12.RB.16.csv</text:p>
          </table:table-cell>
        </table:table-row>
        <table:table-row table:style-name="ro1">
          <table:table-cell office:value-type="string" calcext:value-type="string">
            <text:p>RELAX.SimID.1.EPSA.0.EPSB.0.T.1223.RA.12.RB.16.NR.7551.NC.1401.RhoFields.bin</text:p>
          </table:table-cell>
          <table:table-cell office:value-type="string" calcext:value-type="string">
            <text:p>RELAX.SimID.9.EPSA.0.EPSB.0.T.1223.RA.12.RB.16.NR.7551.NC.1401.RhoFields.bin</text:p>
          </table:table-cell>
          <table:table-cell table:number-columns-repeated="2"/>
          <table:table-cell table:formula="of:=CONCATENATE(&quot;diff&quot;;&quot; &quot;;&quot;mpi01/&quot;;[.A32];&quot; &quot;;&quot;mpi09/&quot;;[.B32])" office:value-type="string" office:string-value="diff mpi01/RELAX.SimID.1.EPSA.0.EPSB.0.T.1223.RA.12.RB.16.NR.7551.NC.1401.RhoFields.bin mpi09/RELAX.SimID.9.EPSA.0.EPSB.0.T.1223.RA.12.RB.16.NR.7551.NC.1401.RhoFields.bin" calcext:value-type="string">
            <text:p>diff mpi01/RELAX.SimID.1.EPSA.0.EPSB.0.T.1223.RA.12.RB.16.NR.7551.NC.1401.RhoFields.bin mpi09/RELAX.SimID.9.EPSA.0.EPSB.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273.RA.12.RB.13.csv</text:p>
          </table:table-cell>
          <table:table-cell office:value-type="string" calcext:value-type="string">
            <text:p>RELAX.SimID.9.EPSA.0.EPSB.0.T.1273.RA.12.RB.13.csv</text:p>
          </table:table-cell>
          <table:table-cell table:number-columns-repeated="2"/>
          <table:table-cell table:formula="of:=CONCATENATE(&quot;diff&quot;;&quot; &quot;;&quot;mpi01/&quot;;[.A33];&quot; &quot;;&quot;mpi09/&quot;;[.B33])" office:value-type="string" office:string-value="diff mpi01/RELAX.SimID.1.EPSA.0.EPSB.0.T.1273.RA.12.RB.13.csv mpi09/RELAX.SimID.9.EPSA.0.EPSB.0.T.1273.RA.12.RB.13.csv" calcext:value-type="string">
            <text:p>diff mpi01/RELAX.SimID.1.EPSA.0.EPSB.0.T.1273.RA.12.RB.13.csv mpi09/RELAX.SimID.9.EPSA.0.EPSB.0.T.1273.RA.12.RB.13.csv</text:p>
          </table:table-cell>
        </table:table-row>
        <table:table-row table:style-name="ro1">
          <table:table-cell office:value-type="string" calcext:value-type="string">
            <text:p>RELAX.SimID.1.EPSA.0.EPSB.0.T.1273.RA.12.RB.13.NR.7551.NC.1401.RhoFields.bin</text:p>
          </table:table-cell>
          <table:table-cell office:value-type="string" calcext:value-type="string">
            <text:p>RELAX.SimID.9.EPSA.0.EPSB.0.T.1273.RA.12.RB.13.NR.7551.NC.1401.RhoFields.bin</text:p>
          </table:table-cell>
          <table:table-cell table:number-columns-repeated="2"/>
          <table:table-cell table:formula="of:=CONCATENATE(&quot;diff&quot;;&quot; &quot;;&quot;mpi01/&quot;;[.A34];&quot; &quot;;&quot;mpi09/&quot;;[.B34])" office:value-type="string" office:string-value="diff mpi01/RELAX.SimID.1.EPSA.0.EPSB.0.T.1273.RA.12.RB.13.NR.7551.NC.1401.RhoFields.bin mpi09/RELAX.SimID.9.EPSA.0.EPSB.0.T.1273.RA.12.RB.13.NR.7551.NC.1401.RhoFields.bin" calcext:value-type="string">
            <text:p>diff mpi01/RELAX.SimID.1.EPSA.0.EPSB.0.T.1273.RA.12.RB.13.NR.7551.NC.1401.RhoFields.bin mpi09/RELAX.SimID.9.EPSA.0.EPSB.0.T.12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273.RA.12.RB.14.csv</text:p>
          </table:table-cell>
          <table:table-cell office:value-type="string" calcext:value-type="string">
            <text:p>RELAX.SimID.9.EPSA.0.EPSB.0.T.1273.RA.12.RB.14.csv</text:p>
          </table:table-cell>
          <table:table-cell table:number-columns-repeated="2"/>
          <table:table-cell table:formula="of:=CONCATENATE(&quot;diff&quot;;&quot; &quot;;&quot;mpi01/&quot;;[.A35];&quot; &quot;;&quot;mpi09/&quot;;[.B35])" office:value-type="string" office:string-value="diff mpi01/RELAX.SimID.1.EPSA.0.EPSB.0.T.1273.RA.12.RB.14.csv mpi09/RELAX.SimID.9.EPSA.0.EPSB.0.T.1273.RA.12.RB.14.csv" calcext:value-type="string">
            <text:p>diff mpi01/RELAX.SimID.1.EPSA.0.EPSB.0.T.1273.RA.12.RB.14.csv mpi09/RELAX.SimID.9.EPSA.0.EPSB.0.T.1273.RA.12.RB.14.csv</text:p>
          </table:table-cell>
        </table:table-row>
        <table:table-row table:style-name="ro1">
          <table:table-cell office:value-type="string" calcext:value-type="string">
            <text:p>RELAX.SimID.1.EPSA.0.EPSB.0.T.1273.RA.12.RB.14.NR.7551.NC.1401.RhoFields.bin</text:p>
          </table:table-cell>
          <table:table-cell office:value-type="string" calcext:value-type="string">
            <text:p>RELAX.SimID.9.EPSA.0.EPSB.0.T.1273.RA.12.RB.14.NR.7551.NC.1401.RhoFields.bin</text:p>
          </table:table-cell>
          <table:table-cell table:number-columns-repeated="2"/>
          <table:table-cell table:formula="of:=CONCATENATE(&quot;diff&quot;;&quot; &quot;;&quot;mpi01/&quot;;[.A36];&quot; &quot;;&quot;mpi09/&quot;;[.B36])" office:value-type="string" office:string-value="diff mpi01/RELAX.SimID.1.EPSA.0.EPSB.0.T.1273.RA.12.RB.14.NR.7551.NC.1401.RhoFields.bin mpi09/RELAX.SimID.9.EPSA.0.EPSB.0.T.1273.RA.12.RB.14.NR.7551.NC.1401.RhoFields.bin" calcext:value-type="string">
            <text:p>diff mpi01/RELAX.SimID.1.EPSA.0.EPSB.0.T.1273.RA.12.RB.14.NR.7551.NC.1401.RhoFields.bin mpi09/RELAX.SimID.9.EPSA.0.EPSB.0.T.12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273.RA.12.RB.15.csv</text:p>
          </table:table-cell>
          <table:table-cell office:value-type="string" calcext:value-type="string">
            <text:p>RELAX.SimID.9.EPSA.0.EPSB.0.T.1273.RA.12.RB.15.csv</text:p>
          </table:table-cell>
          <table:table-cell table:number-columns-repeated="2"/>
          <table:table-cell table:formula="of:=CONCATENATE(&quot;diff&quot;;&quot; &quot;;&quot;mpi01/&quot;;[.A37];&quot; &quot;;&quot;mpi09/&quot;;[.B37])" office:value-type="string" office:string-value="diff mpi01/RELAX.SimID.1.EPSA.0.EPSB.0.T.1273.RA.12.RB.15.csv mpi09/RELAX.SimID.9.EPSA.0.EPSB.0.T.1273.RA.12.RB.15.csv" calcext:value-type="string">
            <text:p>diff mpi01/RELAX.SimID.1.EPSA.0.EPSB.0.T.1273.RA.12.RB.15.csv mpi09/RELAX.SimID.9.EPSA.0.EPSB.0.T.1273.RA.12.RB.15.csv</text:p>
          </table:table-cell>
        </table:table-row>
        <table:table-row table:style-name="ro1">
          <table:table-cell office:value-type="string" calcext:value-type="string">
            <text:p>RELAX.SimID.1.EPSA.0.EPSB.0.T.1273.RA.12.RB.15.NR.7551.NC.1401.RhoFields.bin</text:p>
          </table:table-cell>
          <table:table-cell office:value-type="string" calcext:value-type="string">
            <text:p>RELAX.SimID.9.EPSA.0.EPSB.0.T.1273.RA.12.RB.15.NR.7551.NC.1401.RhoFields.bin</text:p>
          </table:table-cell>
          <table:table-cell table:number-columns-repeated="2"/>
          <table:table-cell table:formula="of:=CONCATENATE(&quot;diff&quot;;&quot; &quot;;&quot;mpi01/&quot;;[.A38];&quot; &quot;;&quot;mpi09/&quot;;[.B38])" office:value-type="string" office:string-value="diff mpi01/RELAX.SimID.1.EPSA.0.EPSB.0.T.1273.RA.12.RB.15.NR.7551.NC.1401.RhoFields.bin mpi09/RELAX.SimID.9.EPSA.0.EPSB.0.T.1273.RA.12.RB.15.NR.7551.NC.1401.RhoFields.bin" calcext:value-type="string">
            <text:p>diff mpi01/RELAX.SimID.1.EPSA.0.EPSB.0.T.1273.RA.12.RB.15.NR.7551.NC.1401.RhoFields.bin mpi09/RELAX.SimID.9.EPSA.0.EPSB.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273.RA.12.RB.16.csv</text:p>
          </table:table-cell>
          <table:table-cell office:value-type="string" calcext:value-type="string">
            <text:p>RELAX.SimID.9.EPSA.0.EPSB.0.T.1273.RA.12.RB.16.csv</text:p>
          </table:table-cell>
          <table:table-cell table:number-columns-repeated="2"/>
          <table:table-cell table:formula="of:=CONCATENATE(&quot;diff&quot;;&quot; &quot;;&quot;mpi01/&quot;;[.A39];&quot; &quot;;&quot;mpi09/&quot;;[.B39])" office:value-type="string" office:string-value="diff mpi01/RELAX.SimID.1.EPSA.0.EPSB.0.T.1273.RA.12.RB.16.csv mpi09/RELAX.SimID.9.EPSA.0.EPSB.0.T.1273.RA.12.RB.16.csv" calcext:value-type="string">
            <text:p>diff mpi01/RELAX.SimID.1.EPSA.0.EPSB.0.T.1273.RA.12.RB.16.csv mpi09/RELAX.SimID.9.EPSA.0.EPSB.0.T.1273.RA.12.RB.16.csv</text:p>
          </table:table-cell>
        </table:table-row>
        <table:table-row table:style-name="ro1">
          <table:table-cell office:value-type="string" calcext:value-type="string">
            <text:p>RELAX.SimID.1.EPSA.0.EPSB.0.T.1273.RA.12.RB.16.NR.7551.NC.1401.RhoFields.bin</text:p>
          </table:table-cell>
          <table:table-cell office:value-type="string" calcext:value-type="string">
            <text:p>RELAX.SimID.9.EPSA.0.EPSB.0.T.1273.RA.12.RB.16.NR.7551.NC.1401.RhoFields.bin</text:p>
          </table:table-cell>
          <table:table-cell table:number-columns-repeated="2"/>
          <table:table-cell table:formula="of:=CONCATENATE(&quot;diff&quot;;&quot; &quot;;&quot;mpi01/&quot;;[.A40];&quot; &quot;;&quot;mpi09/&quot;;[.B40])" office:value-type="string" office:string-value="diff mpi01/RELAX.SimID.1.EPSA.0.EPSB.0.T.1273.RA.12.RB.16.NR.7551.NC.1401.RhoFields.bin mpi09/RELAX.SimID.9.EPSA.0.EPSB.0.T.1273.RA.12.RB.16.NR.7551.NC.1401.RhoFields.bin" calcext:value-type="string">
            <text:p>diff mpi01/RELAX.SimID.1.EPSA.0.EPSB.0.T.1273.RA.12.RB.16.NR.7551.NC.1401.RhoFields.bin mpi09/RELAX.SimID.9.EPSA.0.EPSB.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323.RA.12.RB.13.csv</text:p>
          </table:table-cell>
          <table:table-cell office:value-type="string" calcext:value-type="string">
            <text:p>RELAX.SimID.9.EPSA.0.EPSB.0.T.1323.RA.12.RB.13.csv</text:p>
          </table:table-cell>
          <table:table-cell table:number-columns-repeated="2"/>
          <table:table-cell table:formula="of:=CONCATENATE(&quot;diff&quot;;&quot; &quot;;&quot;mpi01/&quot;;[.A41];&quot; &quot;;&quot;mpi09/&quot;;[.B41])" office:value-type="string" office:string-value="diff mpi01/RELAX.SimID.1.EPSA.0.EPSB.0.T.1323.RA.12.RB.13.csv mpi09/RELAX.SimID.9.EPSA.0.EPSB.0.T.1323.RA.12.RB.13.csv" calcext:value-type="string">
            <text:p>diff mpi01/RELAX.SimID.1.EPSA.0.EPSB.0.T.1323.RA.12.RB.13.csv mpi09/RELAX.SimID.9.EPSA.0.EPSB.0.T.1323.RA.12.RB.13.csv</text:p>
          </table:table-cell>
        </table:table-row>
        <table:table-row table:style-name="ro1">
          <table:table-cell office:value-type="string" calcext:value-type="string">
            <text:p>RELAX.SimID.1.EPSA.0.EPSB.0.T.1323.RA.12.RB.13.NR.7551.NC.1401.RhoFields.bin</text:p>
          </table:table-cell>
          <table:table-cell office:value-type="string" calcext:value-type="string">
            <text:p>RELAX.SimID.9.EPSA.0.EPSB.0.T.1323.RA.12.RB.13.NR.7551.NC.1401.RhoFields.bin</text:p>
          </table:table-cell>
          <table:table-cell table:number-columns-repeated="2"/>
          <table:table-cell table:formula="of:=CONCATENATE(&quot;diff&quot;;&quot; &quot;;&quot;mpi01/&quot;;[.A42];&quot; &quot;;&quot;mpi09/&quot;;[.B42])" office:value-type="string" office:string-value="diff mpi01/RELAX.SimID.1.EPSA.0.EPSB.0.T.1323.RA.12.RB.13.NR.7551.NC.1401.RhoFields.bin mpi09/RELAX.SimID.9.EPSA.0.EPSB.0.T.1323.RA.12.RB.13.NR.7551.NC.1401.RhoFields.bin" calcext:value-type="string">
            <text:p>diff mpi01/RELAX.SimID.1.EPSA.0.EPSB.0.T.1323.RA.12.RB.13.NR.7551.NC.1401.RhoFields.bin mpi09/RELAX.SimID.9.EPSA.0.EPSB.0.T.13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323.RA.12.RB.14.csv</text:p>
          </table:table-cell>
          <table:table-cell office:value-type="string" calcext:value-type="string">
            <text:p>RELAX.SimID.9.EPSA.0.EPSB.0.T.1323.RA.12.RB.14.csv</text:p>
          </table:table-cell>
          <table:table-cell table:number-columns-repeated="2"/>
          <table:table-cell table:formula="of:=CONCATENATE(&quot;diff&quot;;&quot; &quot;;&quot;mpi01/&quot;;[.A43];&quot; &quot;;&quot;mpi09/&quot;;[.B43])" office:value-type="string" office:string-value="diff mpi01/RELAX.SimID.1.EPSA.0.EPSB.0.T.1323.RA.12.RB.14.csv mpi09/RELAX.SimID.9.EPSA.0.EPSB.0.T.1323.RA.12.RB.14.csv" calcext:value-type="string">
            <text:p>diff mpi01/RELAX.SimID.1.EPSA.0.EPSB.0.T.1323.RA.12.RB.14.csv mpi09/RELAX.SimID.9.EPSA.0.EPSB.0.T.1323.RA.12.RB.14.csv</text:p>
          </table:table-cell>
        </table:table-row>
        <table:table-row table:style-name="ro1">
          <table:table-cell office:value-type="string" calcext:value-type="string">
            <text:p>RELAX.SimID.1.EPSA.0.EPSB.0.T.1323.RA.12.RB.14.NR.7551.NC.1401.RhoFields.bin</text:p>
          </table:table-cell>
          <table:table-cell office:value-type="string" calcext:value-type="string">
            <text:p>RELAX.SimID.9.EPSA.0.EPSB.0.T.1323.RA.12.RB.14.NR.7551.NC.1401.RhoFields.bin</text:p>
          </table:table-cell>
          <table:table-cell table:number-columns-repeated="2"/>
          <table:table-cell table:formula="of:=CONCATENATE(&quot;diff&quot;;&quot; &quot;;&quot;mpi01/&quot;;[.A44];&quot; &quot;;&quot;mpi09/&quot;;[.B44])" office:value-type="string" office:string-value="diff mpi01/RELAX.SimID.1.EPSA.0.EPSB.0.T.1323.RA.12.RB.14.NR.7551.NC.1401.RhoFields.bin mpi09/RELAX.SimID.9.EPSA.0.EPSB.0.T.1323.RA.12.RB.14.NR.7551.NC.1401.RhoFields.bin" calcext:value-type="string">
            <text:p>diff mpi01/RELAX.SimID.1.EPSA.0.EPSB.0.T.1323.RA.12.RB.14.NR.7551.NC.1401.RhoFields.bin mpi09/RELAX.SimID.9.EPSA.0.EPSB.0.T.13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323.RA.12.RB.15.csv</text:p>
          </table:table-cell>
          <table:table-cell office:value-type="string" calcext:value-type="string">
            <text:p>RELAX.SimID.9.EPSA.0.EPSB.0.T.1323.RA.12.RB.15.csv</text:p>
          </table:table-cell>
          <table:table-cell table:number-columns-repeated="2"/>
          <table:table-cell table:formula="of:=CONCATENATE(&quot;diff&quot;;&quot; &quot;;&quot;mpi01/&quot;;[.A45];&quot; &quot;;&quot;mpi09/&quot;;[.B45])" office:value-type="string" office:string-value="diff mpi01/RELAX.SimID.1.EPSA.0.EPSB.0.T.1323.RA.12.RB.15.csv mpi09/RELAX.SimID.9.EPSA.0.EPSB.0.T.1323.RA.12.RB.15.csv" calcext:value-type="string">
            <text:p>diff mpi01/RELAX.SimID.1.EPSA.0.EPSB.0.T.1323.RA.12.RB.15.csv mpi09/RELAX.SimID.9.EPSA.0.EPSB.0.T.1323.RA.12.RB.15.csv</text:p>
          </table:table-cell>
        </table:table-row>
        <table:table-row table:style-name="ro1">
          <table:table-cell office:value-type="string" calcext:value-type="string">
            <text:p>RELAX.SimID.1.EPSA.0.EPSB.0.T.1323.RA.12.RB.15.NR.7551.NC.1401.RhoFields.bin</text:p>
          </table:table-cell>
          <table:table-cell office:value-type="string" calcext:value-type="string">
            <text:p>RELAX.SimID.9.EPSA.0.EPSB.0.T.1323.RA.12.RB.15.NR.7551.NC.1401.RhoFields.bin</text:p>
          </table:table-cell>
          <table:table-cell table:number-columns-repeated="2"/>
          <table:table-cell table:formula="of:=CONCATENATE(&quot;diff&quot;;&quot; &quot;;&quot;mpi01/&quot;;[.A46];&quot; &quot;;&quot;mpi09/&quot;;[.B46])" office:value-type="string" office:string-value="diff mpi01/RELAX.SimID.1.EPSA.0.EPSB.0.T.1323.RA.12.RB.15.NR.7551.NC.1401.RhoFields.bin mpi09/RELAX.SimID.9.EPSA.0.EPSB.0.T.1323.RA.12.RB.15.NR.7551.NC.1401.RhoFields.bin" calcext:value-type="string">
            <text:p>diff mpi01/RELAX.SimID.1.EPSA.0.EPSB.0.T.1323.RA.12.RB.15.NR.7551.NC.1401.RhoFields.bin mpi09/RELAX.SimID.9.EPSA.0.EPSB.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323.RA.12.RB.16.csv</text:p>
          </table:table-cell>
          <table:table-cell office:value-type="string" calcext:value-type="string">
            <text:p>RELAX.SimID.9.EPSA.0.EPSB.0.T.1323.RA.12.RB.16.csv</text:p>
          </table:table-cell>
          <table:table-cell table:number-columns-repeated="2"/>
          <table:table-cell table:formula="of:=CONCATENATE(&quot;diff&quot;;&quot; &quot;;&quot;mpi01/&quot;;[.A47];&quot; &quot;;&quot;mpi09/&quot;;[.B47])" office:value-type="string" office:string-value="diff mpi01/RELAX.SimID.1.EPSA.0.EPSB.0.T.1323.RA.12.RB.16.csv mpi09/RELAX.SimID.9.EPSA.0.EPSB.0.T.1323.RA.12.RB.16.csv" calcext:value-type="string">
            <text:p>diff mpi01/RELAX.SimID.1.EPSA.0.EPSB.0.T.1323.RA.12.RB.16.csv mpi09/RELAX.SimID.9.EPSA.0.EPSB.0.T.1323.RA.12.RB.16.csv</text:p>
          </table:table-cell>
        </table:table-row>
        <table:table-row table:style-name="ro1">
          <table:table-cell office:value-type="string" calcext:value-type="string">
            <text:p>RELAX.SimID.1.EPSA.0.EPSB.0.T.1323.RA.12.RB.16.NR.7551.NC.1401.RhoFields.bin</text:p>
          </table:table-cell>
          <table:table-cell office:value-type="string" calcext:value-type="string">
            <text:p>RELAX.SimID.9.EPSA.0.EPSB.0.T.1323.RA.12.RB.16.NR.7551.NC.1401.RhoFields.bin</text:p>
          </table:table-cell>
          <table:table-cell table:number-columns-repeated="2"/>
          <table:table-cell table:formula="of:=CONCATENATE(&quot;diff&quot;;&quot; &quot;;&quot;mpi01/&quot;;[.A48];&quot; &quot;;&quot;mpi09/&quot;;[.B48])" office:value-type="string" office:string-value="diff mpi01/RELAX.SimID.1.EPSA.0.EPSB.0.T.1323.RA.12.RB.16.NR.7551.NC.1401.RhoFields.bin mpi09/RELAX.SimID.9.EPSA.0.EPSB.0.T.1323.RA.12.RB.16.NR.7551.NC.1401.RhoFields.bin" calcext:value-type="string">
            <text:p>diff mpi01/RELAX.SimID.1.EPSA.0.EPSB.0.T.1323.RA.12.RB.16.NR.7551.NC.1401.RhoFields.bin mpi09/RELAX.SimID.9.EPSA.0.EPSB.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373.RA.12.RB.13.csv</text:p>
          </table:table-cell>
          <table:table-cell office:value-type="string" calcext:value-type="string">
            <text:p>RELAX.SimID.9.EPSA.0.EPSB.0.T.1373.RA.12.RB.13.csv</text:p>
          </table:table-cell>
          <table:table-cell table:number-columns-repeated="2"/>
          <table:table-cell table:formula="of:=CONCATENATE(&quot;diff&quot;;&quot; &quot;;&quot;mpi01/&quot;;[.A49];&quot; &quot;;&quot;mpi09/&quot;;[.B49])" office:value-type="string" office:string-value="diff mpi01/RELAX.SimID.1.EPSA.0.EPSB.0.T.1373.RA.12.RB.13.csv mpi09/RELAX.SimID.9.EPSA.0.EPSB.0.T.1373.RA.12.RB.13.csv" calcext:value-type="string">
            <text:p>diff mpi01/RELAX.SimID.1.EPSA.0.EPSB.0.T.1373.RA.12.RB.13.csv mpi09/RELAX.SimID.9.EPSA.0.EPSB.0.T.1373.RA.12.RB.13.csv</text:p>
          </table:table-cell>
        </table:table-row>
        <table:table-row table:style-name="ro1">
          <table:table-cell office:value-type="string" calcext:value-type="string">
            <text:p>RELAX.SimID.1.EPSA.0.EPSB.0.T.1373.RA.12.RB.13.NR.7551.NC.1401.RhoFields.bin</text:p>
          </table:table-cell>
          <table:table-cell office:value-type="string" calcext:value-type="string">
            <text:p>RELAX.SimID.9.EPSA.0.EPSB.0.T.1373.RA.12.RB.13.NR.7551.NC.1401.RhoFields.bin</text:p>
          </table:table-cell>
          <table:table-cell table:number-columns-repeated="2"/>
          <table:table-cell table:formula="of:=CONCATENATE(&quot;diff&quot;;&quot; &quot;;&quot;mpi01/&quot;;[.A50];&quot; &quot;;&quot;mpi09/&quot;;[.B50])" office:value-type="string" office:string-value="diff mpi01/RELAX.SimID.1.EPSA.0.EPSB.0.T.1373.RA.12.RB.13.NR.7551.NC.1401.RhoFields.bin mpi09/RELAX.SimID.9.EPSA.0.EPSB.0.T.1373.RA.12.RB.13.NR.7551.NC.1401.RhoFields.bin" calcext:value-type="string">
            <text:p>diff mpi01/RELAX.SimID.1.EPSA.0.EPSB.0.T.1373.RA.12.RB.13.NR.7551.NC.1401.RhoFields.bin mpi09/RELAX.SimID.9.EPSA.0.EPSB.0.T.13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373.RA.12.RB.14.csv</text:p>
          </table:table-cell>
          <table:table-cell office:value-type="string" calcext:value-type="string">
            <text:p>RELAX.SimID.9.EPSA.0.EPSB.0.T.1373.RA.12.RB.14.csv</text:p>
          </table:table-cell>
          <table:table-cell table:number-columns-repeated="2"/>
          <table:table-cell table:formula="of:=CONCATENATE(&quot;diff&quot;;&quot; &quot;;&quot;mpi01/&quot;;[.A51];&quot; &quot;;&quot;mpi09/&quot;;[.B51])" office:value-type="string" office:string-value="diff mpi01/RELAX.SimID.1.EPSA.0.EPSB.0.T.1373.RA.12.RB.14.csv mpi09/RELAX.SimID.9.EPSA.0.EPSB.0.T.1373.RA.12.RB.14.csv" calcext:value-type="string">
            <text:p>diff mpi01/RELAX.SimID.1.EPSA.0.EPSB.0.T.1373.RA.12.RB.14.csv mpi09/RELAX.SimID.9.EPSA.0.EPSB.0.T.1373.RA.12.RB.14.csv</text:p>
          </table:table-cell>
        </table:table-row>
        <table:table-row table:style-name="ro1">
          <table:table-cell office:value-type="string" calcext:value-type="string">
            <text:p>RELAX.SimID.1.EPSA.0.EPSB.0.T.1373.RA.12.RB.14.NR.7551.NC.1401.RhoFields.bin</text:p>
          </table:table-cell>
          <table:table-cell office:value-type="string" calcext:value-type="string">
            <text:p>RELAX.SimID.9.EPSA.0.EPSB.0.T.1373.RA.12.RB.14.NR.7551.NC.1401.RhoFields.bin</text:p>
          </table:table-cell>
          <table:table-cell table:number-columns-repeated="2"/>
          <table:table-cell table:formula="of:=CONCATENATE(&quot;diff&quot;;&quot; &quot;;&quot;mpi01/&quot;;[.A52];&quot; &quot;;&quot;mpi09/&quot;;[.B52])" office:value-type="string" office:string-value="diff mpi01/RELAX.SimID.1.EPSA.0.EPSB.0.T.1373.RA.12.RB.14.NR.7551.NC.1401.RhoFields.bin mpi09/RELAX.SimID.9.EPSA.0.EPSB.0.T.1373.RA.12.RB.14.NR.7551.NC.1401.RhoFields.bin" calcext:value-type="string">
            <text:p>diff mpi01/RELAX.SimID.1.EPSA.0.EPSB.0.T.1373.RA.12.RB.14.NR.7551.NC.1401.RhoFields.bin mpi09/RELAX.SimID.9.EPSA.0.EPSB.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373.RA.12.RB.15.csv</text:p>
          </table:table-cell>
          <table:table-cell office:value-type="string" calcext:value-type="string">
            <text:p>RELAX.SimID.9.EPSA.0.EPSB.0.T.1373.RA.12.RB.15.csv</text:p>
          </table:table-cell>
          <table:table-cell table:number-columns-repeated="2"/>
          <table:table-cell table:formula="of:=CONCATENATE(&quot;diff&quot;;&quot; &quot;;&quot;mpi01/&quot;;[.A53];&quot; &quot;;&quot;mpi09/&quot;;[.B53])" office:value-type="string" office:string-value="diff mpi01/RELAX.SimID.1.EPSA.0.EPSB.0.T.1373.RA.12.RB.15.csv mpi09/RELAX.SimID.9.EPSA.0.EPSB.0.T.1373.RA.12.RB.15.csv" calcext:value-type="string">
            <text:p>diff mpi01/RELAX.SimID.1.EPSA.0.EPSB.0.T.1373.RA.12.RB.15.csv mpi09/RELAX.SimID.9.EPSA.0.EPSB.0.T.1373.RA.12.RB.15.csv</text:p>
          </table:table-cell>
        </table:table-row>
        <table:table-row table:style-name="ro1">
          <table:table-cell office:value-type="string" calcext:value-type="string">
            <text:p>RELAX.SimID.1.EPSA.0.EPSB.0.T.1373.RA.12.RB.15.NR.7551.NC.1401.RhoFields.bin</text:p>
          </table:table-cell>
          <table:table-cell office:value-type="string" calcext:value-type="string">
            <text:p>RELAX.SimID.9.EPSA.0.EPSB.0.T.1373.RA.12.RB.15.NR.7551.NC.1401.RhoFields.bin</text:p>
          </table:table-cell>
          <table:table-cell table:number-columns-repeated="2"/>
          <table:table-cell table:formula="of:=CONCATENATE(&quot;diff&quot;;&quot; &quot;;&quot;mpi01/&quot;;[.A54];&quot; &quot;;&quot;mpi09/&quot;;[.B54])" office:value-type="string" office:string-value="diff mpi01/RELAX.SimID.1.EPSA.0.EPSB.0.T.1373.RA.12.RB.15.NR.7551.NC.1401.RhoFields.bin mpi09/RELAX.SimID.9.EPSA.0.EPSB.0.T.1373.RA.12.RB.15.NR.7551.NC.1401.RhoFields.bin" calcext:value-type="string">
            <text:p>diff mpi01/RELAX.SimID.1.EPSA.0.EPSB.0.T.1373.RA.12.RB.15.NR.7551.NC.1401.RhoFields.bin mpi09/RELAX.SimID.9.EPSA.0.EPSB.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373.RA.12.RB.16.csv</text:p>
          </table:table-cell>
          <table:table-cell office:value-type="string" calcext:value-type="string">
            <text:p>RELAX.SimID.9.EPSA.0.EPSB.0.T.1373.RA.12.RB.16.csv</text:p>
          </table:table-cell>
          <table:table-cell table:number-columns-repeated="2"/>
          <table:table-cell table:formula="of:=CONCATENATE(&quot;diff&quot;;&quot; &quot;;&quot;mpi01/&quot;;[.A55];&quot; &quot;;&quot;mpi09/&quot;;[.B55])" office:value-type="string" office:string-value="diff mpi01/RELAX.SimID.1.EPSA.0.EPSB.0.T.1373.RA.12.RB.16.csv mpi09/RELAX.SimID.9.EPSA.0.EPSB.0.T.1373.RA.12.RB.16.csv" calcext:value-type="string">
            <text:p>diff mpi01/RELAX.SimID.1.EPSA.0.EPSB.0.T.1373.RA.12.RB.16.csv mpi09/RELAX.SimID.9.EPSA.0.EPSB.0.T.1373.RA.12.RB.16.csv</text:p>
          </table:table-cell>
        </table:table-row>
        <table:table-row table:style-name="ro1">
          <table:table-cell office:value-type="string" calcext:value-type="string">
            <text:p>RELAX.SimID.1.EPSA.0.EPSB.0.T.1373.RA.12.RB.16.NR.7551.NC.1401.RhoFields.bin</text:p>
          </table:table-cell>
          <table:table-cell office:value-type="string" calcext:value-type="string">
            <text:p>RELAX.SimID.9.EPSA.0.EPSB.0.T.1373.RA.12.RB.16.NR.7551.NC.1401.RhoFields.bin</text:p>
          </table:table-cell>
          <table:table-cell table:number-columns-repeated="2"/>
          <table:table-cell table:formula="of:=CONCATENATE(&quot;diff&quot;;&quot; &quot;;&quot;mpi01/&quot;;[.A56];&quot; &quot;;&quot;mpi09/&quot;;[.B56])" office:value-type="string" office:string-value="diff mpi01/RELAX.SimID.1.EPSA.0.EPSB.0.T.1373.RA.12.RB.16.NR.7551.NC.1401.RhoFields.bin mpi09/RELAX.SimID.9.EPSA.0.EPSB.0.T.1373.RA.12.RB.16.NR.7551.NC.1401.RhoFields.bin" calcext:value-type="string">
            <text:p>diff mpi01/RELAX.SimID.1.EPSA.0.EPSB.0.T.1373.RA.12.RB.16.NR.7551.NC.1401.RhoFields.bin mpi09/RELAX.SimID.9.EPSA.0.EPSB.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423.RA.12.RB.13.csv</text:p>
          </table:table-cell>
          <table:table-cell office:value-type="string" calcext:value-type="string">
            <text:p>RELAX.SimID.9.EPSA.0.EPSB.0.T.1423.RA.12.RB.13.csv</text:p>
          </table:table-cell>
          <table:table-cell table:number-columns-repeated="2"/>
          <table:table-cell table:formula="of:=CONCATENATE(&quot;diff&quot;;&quot; &quot;;&quot;mpi01/&quot;;[.A57];&quot; &quot;;&quot;mpi09/&quot;;[.B57])" office:value-type="string" office:string-value="diff mpi01/RELAX.SimID.1.EPSA.0.EPSB.0.T.1423.RA.12.RB.13.csv mpi09/RELAX.SimID.9.EPSA.0.EPSB.0.T.1423.RA.12.RB.13.csv" calcext:value-type="string">
            <text:p>diff mpi01/RELAX.SimID.1.EPSA.0.EPSB.0.T.1423.RA.12.RB.13.csv mpi09/RELAX.SimID.9.EPSA.0.EPSB.0.T.1423.RA.12.RB.13.csv</text:p>
          </table:table-cell>
        </table:table-row>
        <table:table-row table:style-name="ro1">
          <table:table-cell office:value-type="string" calcext:value-type="string">
            <text:p>RELAX.SimID.1.EPSA.0.EPSB.0.T.1423.RA.12.RB.13.NR.7551.NC.1401.RhoFields.bin</text:p>
          </table:table-cell>
          <table:table-cell office:value-type="string" calcext:value-type="string">
            <text:p>RELAX.SimID.9.EPSA.0.EPSB.0.T.1423.RA.12.RB.13.NR.7551.NC.1401.RhoFields.bin</text:p>
          </table:table-cell>
          <table:table-cell table:number-columns-repeated="2"/>
          <table:table-cell table:formula="of:=CONCATENATE(&quot;diff&quot;;&quot; &quot;;&quot;mpi01/&quot;;[.A58];&quot; &quot;;&quot;mpi09/&quot;;[.B58])" office:value-type="string" office:string-value="diff mpi01/RELAX.SimID.1.EPSA.0.EPSB.0.T.1423.RA.12.RB.13.NR.7551.NC.1401.RhoFields.bin mpi09/RELAX.SimID.9.EPSA.0.EPSB.0.T.1423.RA.12.RB.13.NR.7551.NC.1401.RhoFields.bin" calcext:value-type="string">
            <text:p>diff mpi01/RELAX.SimID.1.EPSA.0.EPSB.0.T.1423.RA.12.RB.13.NR.7551.NC.1401.RhoFields.bin mpi09/RELAX.SimID.9.EPSA.0.EPSB.0.T.14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423.RA.12.RB.14.csv</text:p>
          </table:table-cell>
          <table:table-cell office:value-type="string" calcext:value-type="string">
            <text:p>RELAX.SimID.9.EPSA.0.EPSB.0.T.1423.RA.12.RB.14.csv</text:p>
          </table:table-cell>
          <table:table-cell table:number-columns-repeated="2"/>
          <table:table-cell table:formula="of:=CONCATENATE(&quot;diff&quot;;&quot; &quot;;&quot;mpi01/&quot;;[.A59];&quot; &quot;;&quot;mpi09/&quot;;[.B59])" office:value-type="string" office:string-value="diff mpi01/RELAX.SimID.1.EPSA.0.EPSB.0.T.1423.RA.12.RB.14.csv mpi09/RELAX.SimID.9.EPSA.0.EPSB.0.T.1423.RA.12.RB.14.csv" calcext:value-type="string">
            <text:p>diff mpi01/RELAX.SimID.1.EPSA.0.EPSB.0.T.1423.RA.12.RB.14.csv mpi09/RELAX.SimID.9.EPSA.0.EPSB.0.T.1423.RA.12.RB.14.csv</text:p>
          </table:table-cell>
        </table:table-row>
        <table:table-row table:style-name="ro1">
          <table:table-cell office:value-type="string" calcext:value-type="string">
            <text:p>RELAX.SimID.1.EPSA.0.EPSB.0.T.1423.RA.12.RB.14.NR.7551.NC.1401.RhoFields.bin</text:p>
          </table:table-cell>
          <table:table-cell office:value-type="string" calcext:value-type="string">
            <text:p>RELAX.SimID.9.EPSA.0.EPSB.0.T.1423.RA.12.RB.14.NR.7551.NC.1401.RhoFields.bin</text:p>
          </table:table-cell>
          <table:table-cell table:number-columns-repeated="2"/>
          <table:table-cell table:formula="of:=CONCATENATE(&quot;diff&quot;;&quot; &quot;;&quot;mpi01/&quot;;[.A60];&quot; &quot;;&quot;mpi09/&quot;;[.B60])" office:value-type="string" office:string-value="diff mpi01/RELAX.SimID.1.EPSA.0.EPSB.0.T.1423.RA.12.RB.14.NR.7551.NC.1401.RhoFields.bin mpi09/RELAX.SimID.9.EPSA.0.EPSB.0.T.1423.RA.12.RB.14.NR.7551.NC.1401.RhoFields.bin" calcext:value-type="string">
            <text:p>diff mpi01/RELAX.SimID.1.EPSA.0.EPSB.0.T.1423.RA.12.RB.14.NR.7551.NC.1401.RhoFields.bin mpi09/RELAX.SimID.9.EPSA.0.EPSB.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423.RA.12.RB.15.csv</text:p>
          </table:table-cell>
          <table:table-cell office:value-type="string" calcext:value-type="string">
            <text:p>RELAX.SimID.9.EPSA.0.EPSB.0.T.1423.RA.12.RB.15.csv</text:p>
          </table:table-cell>
          <table:table-cell table:number-columns-repeated="2"/>
          <table:table-cell table:formula="of:=CONCATENATE(&quot;diff&quot;;&quot; &quot;;&quot;mpi01/&quot;;[.A61];&quot; &quot;;&quot;mpi09/&quot;;[.B61])" office:value-type="string" office:string-value="diff mpi01/RELAX.SimID.1.EPSA.0.EPSB.0.T.1423.RA.12.RB.15.csv mpi09/RELAX.SimID.9.EPSA.0.EPSB.0.T.1423.RA.12.RB.15.csv" calcext:value-type="string">
            <text:p>diff mpi01/RELAX.SimID.1.EPSA.0.EPSB.0.T.1423.RA.12.RB.15.csv mpi09/RELAX.SimID.9.EPSA.0.EPSB.0.T.1423.RA.12.RB.15.csv</text:p>
          </table:table-cell>
        </table:table-row>
        <table:table-row table:style-name="ro1">
          <table:table-cell office:value-type="string" calcext:value-type="string">
            <text:p>RELAX.SimID.1.EPSA.0.EPSB.0.T.1423.RA.12.RB.15.NR.7551.NC.1401.RhoFields.bin</text:p>
          </table:table-cell>
          <table:table-cell office:value-type="string" calcext:value-type="string">
            <text:p>RELAX.SimID.9.EPSA.0.EPSB.0.T.1423.RA.12.RB.15.NR.7551.NC.1401.RhoFields.bin</text:p>
          </table:table-cell>
          <table:table-cell table:number-columns-repeated="2"/>
          <table:table-cell table:formula="of:=CONCATENATE(&quot;diff&quot;;&quot; &quot;;&quot;mpi01/&quot;;[.A62];&quot; &quot;;&quot;mpi09/&quot;;[.B62])" office:value-type="string" office:string-value="diff mpi01/RELAX.SimID.1.EPSA.0.EPSB.0.T.1423.RA.12.RB.15.NR.7551.NC.1401.RhoFields.bin mpi09/RELAX.SimID.9.EPSA.0.EPSB.0.T.1423.RA.12.RB.15.NR.7551.NC.1401.RhoFields.bin" calcext:value-type="string">
            <text:p>diff mpi01/RELAX.SimID.1.EPSA.0.EPSB.0.T.1423.RA.12.RB.15.NR.7551.NC.1401.RhoFields.bin mpi09/RELAX.SimID.9.EPSA.0.EPSB.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423.RA.12.RB.16.csv</text:p>
          </table:table-cell>
          <table:table-cell office:value-type="string" calcext:value-type="string">
            <text:p>RELAX.SimID.9.EPSA.0.EPSB.0.T.1423.RA.12.RB.16.csv</text:p>
          </table:table-cell>
          <table:table-cell table:number-columns-repeated="2"/>
          <table:table-cell table:formula="of:=CONCATENATE(&quot;diff&quot;;&quot; &quot;;&quot;mpi01/&quot;;[.A63];&quot; &quot;;&quot;mpi09/&quot;;[.B63])" office:value-type="string" office:string-value="diff mpi01/RELAX.SimID.1.EPSA.0.EPSB.0.T.1423.RA.12.RB.16.csv mpi09/RELAX.SimID.9.EPSA.0.EPSB.0.T.1423.RA.12.RB.16.csv" calcext:value-type="string">
            <text:p>diff mpi01/RELAX.SimID.1.EPSA.0.EPSB.0.T.1423.RA.12.RB.16.csv mpi09/RELAX.SimID.9.EPSA.0.EPSB.0.T.1423.RA.12.RB.16.csv</text:p>
          </table:table-cell>
        </table:table-row>
        <table:table-row table:style-name="ro1">
          <table:table-cell office:value-type="string" calcext:value-type="string">
            <text:p>RELAX.SimID.1.EPSA.0.EPSB.0.T.1423.RA.12.RB.16.NR.7551.NC.1401.RhoFields.bin</text:p>
          </table:table-cell>
          <table:table-cell office:value-type="string" calcext:value-type="string">
            <text:p>RELAX.SimID.9.EPSA.0.EPSB.0.T.1423.RA.12.RB.16.NR.7551.NC.1401.RhoFields.bin</text:p>
          </table:table-cell>
          <table:table-cell table:number-columns-repeated="2"/>
          <table:table-cell table:formula="of:=CONCATENATE(&quot;diff&quot;;&quot; &quot;;&quot;mpi01/&quot;;[.A64];&quot; &quot;;&quot;mpi09/&quot;;[.B64])" office:value-type="string" office:string-value="diff mpi01/RELAX.SimID.1.EPSA.0.EPSB.0.T.1423.RA.12.RB.16.NR.7551.NC.1401.RhoFields.bin mpi09/RELAX.SimID.9.EPSA.0.EPSB.0.T.1423.RA.12.RB.16.NR.7551.NC.1401.RhoFields.bin" calcext:value-type="string">
            <text:p>diff mpi01/RELAX.SimID.1.EPSA.0.EPSB.0.T.1423.RA.12.RB.16.NR.7551.NC.1401.RhoFields.bin mpi09/RELAX.SimID.9.EPSA.0.EPSB.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473.RA.12.RB.13.csv</text:p>
          </table:table-cell>
          <table:table-cell office:value-type="string" calcext:value-type="string">
            <text:p>RELAX.SimID.9.EPSA.0.EPSB.0.T.1473.RA.12.RB.13.csv</text:p>
          </table:table-cell>
          <table:table-cell table:number-columns-repeated="2"/>
          <table:table-cell table:formula="of:=CONCATENATE(&quot;diff&quot;;&quot; &quot;;&quot;mpi01/&quot;;[.A65];&quot; &quot;;&quot;mpi09/&quot;;[.B65])" office:value-type="string" office:string-value="diff mpi01/RELAX.SimID.1.EPSA.0.EPSB.0.T.1473.RA.12.RB.13.csv mpi09/RELAX.SimID.9.EPSA.0.EPSB.0.T.1473.RA.12.RB.13.csv" calcext:value-type="string">
            <text:p>diff mpi01/RELAX.SimID.1.EPSA.0.EPSB.0.T.1473.RA.12.RB.13.csv mpi09/RELAX.SimID.9.EPSA.0.EPSB.0.T.1473.RA.12.RB.13.csv</text:p>
          </table:table-cell>
        </table:table-row>
        <table:table-row table:style-name="ro1">
          <table:table-cell office:value-type="string" calcext:value-type="string">
            <text:p>RELAX.SimID.1.EPSA.0.EPSB.0.T.1473.RA.12.RB.13.NR.7551.NC.1401.RhoFields.bin</text:p>
          </table:table-cell>
          <table:table-cell office:value-type="string" calcext:value-type="string">
            <text:p>RELAX.SimID.9.EPSA.0.EPSB.0.T.1473.RA.12.RB.13.NR.7551.NC.1401.RhoFields.bin</text:p>
          </table:table-cell>
          <table:table-cell table:number-columns-repeated="2"/>
          <table:table-cell table:formula="of:=CONCATENATE(&quot;diff&quot;;&quot; &quot;;&quot;mpi01/&quot;;[.A66];&quot; &quot;;&quot;mpi09/&quot;;[.B66])" office:value-type="string" office:string-value="diff mpi01/RELAX.SimID.1.EPSA.0.EPSB.0.T.1473.RA.12.RB.13.NR.7551.NC.1401.RhoFields.bin mpi09/RELAX.SimID.9.EPSA.0.EPSB.0.T.1473.RA.12.RB.13.NR.7551.NC.1401.RhoFields.bin" calcext:value-type="string">
            <text:p>diff mpi01/RELAX.SimID.1.EPSA.0.EPSB.0.T.1473.RA.12.RB.13.NR.7551.NC.1401.RhoFields.bin mpi09/RELAX.SimID.9.EPSA.0.EPSB.0.T.14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473.RA.12.RB.14.csv</text:p>
          </table:table-cell>
          <table:table-cell office:value-type="string" calcext:value-type="string">
            <text:p>RELAX.SimID.9.EPSA.0.EPSB.0.T.1473.RA.12.RB.14.csv</text:p>
          </table:table-cell>
          <table:table-cell table:number-columns-repeated="2"/>
          <table:table-cell table:formula="of:=CONCATENATE(&quot;diff&quot;;&quot; &quot;;&quot;mpi01/&quot;;[.A67];&quot; &quot;;&quot;mpi09/&quot;;[.B67])" office:value-type="string" office:string-value="diff mpi01/RELAX.SimID.1.EPSA.0.EPSB.0.T.1473.RA.12.RB.14.csv mpi09/RELAX.SimID.9.EPSA.0.EPSB.0.T.1473.RA.12.RB.14.csv" calcext:value-type="string">
            <text:p>diff mpi01/RELAX.SimID.1.EPSA.0.EPSB.0.T.1473.RA.12.RB.14.csv mpi09/RELAX.SimID.9.EPSA.0.EPSB.0.T.1473.RA.12.RB.14.csv</text:p>
          </table:table-cell>
        </table:table-row>
        <table:table-row table:style-name="ro1">
          <table:table-cell office:value-type="string" calcext:value-type="string">
            <text:p>RELAX.SimID.1.EPSA.0.EPSB.0.T.1473.RA.12.RB.14.NR.7551.NC.1401.RhoFields.bin</text:p>
          </table:table-cell>
          <table:table-cell office:value-type="string" calcext:value-type="string">
            <text:p>RELAX.SimID.9.EPSA.0.EPSB.0.T.1473.RA.12.RB.14.NR.7551.NC.1401.RhoFields.bin</text:p>
          </table:table-cell>
          <table:table-cell table:number-columns-repeated="2"/>
          <table:table-cell table:formula="of:=CONCATENATE(&quot;diff&quot;;&quot; &quot;;&quot;mpi01/&quot;;[.A68];&quot; &quot;;&quot;mpi09/&quot;;[.B68])" office:value-type="string" office:string-value="diff mpi01/RELAX.SimID.1.EPSA.0.EPSB.0.T.1473.RA.12.RB.14.NR.7551.NC.1401.RhoFields.bin mpi09/RELAX.SimID.9.EPSA.0.EPSB.0.T.1473.RA.12.RB.14.NR.7551.NC.1401.RhoFields.bin" calcext:value-type="string">
            <text:p>diff mpi01/RELAX.SimID.1.EPSA.0.EPSB.0.T.1473.RA.12.RB.14.NR.7551.NC.1401.RhoFields.bin mpi09/RELAX.SimID.9.EPSA.0.EPSB.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473.RA.12.RB.15.csv</text:p>
          </table:table-cell>
          <table:table-cell office:value-type="string" calcext:value-type="string">
            <text:p>RELAX.SimID.9.EPSA.0.EPSB.0.T.1473.RA.12.RB.15.csv</text:p>
          </table:table-cell>
          <table:table-cell table:number-columns-repeated="2"/>
          <table:table-cell table:formula="of:=CONCATENATE(&quot;diff&quot;;&quot; &quot;;&quot;mpi01/&quot;;[.A69];&quot; &quot;;&quot;mpi09/&quot;;[.B69])" office:value-type="string" office:string-value="diff mpi01/RELAX.SimID.1.EPSA.0.EPSB.0.T.1473.RA.12.RB.15.csv mpi09/RELAX.SimID.9.EPSA.0.EPSB.0.T.1473.RA.12.RB.15.csv" calcext:value-type="string">
            <text:p>diff mpi01/RELAX.SimID.1.EPSA.0.EPSB.0.T.1473.RA.12.RB.15.csv mpi09/RELAX.SimID.9.EPSA.0.EPSB.0.T.1473.RA.12.RB.15.csv</text:p>
          </table:table-cell>
        </table:table-row>
        <table:table-row table:style-name="ro1">
          <table:table-cell office:value-type="string" calcext:value-type="string">
            <text:p>RELAX.SimID.1.EPSA.0.EPSB.0.T.1473.RA.12.RB.15.NR.7551.NC.1401.RhoFields.bin</text:p>
          </table:table-cell>
          <table:table-cell office:value-type="string" calcext:value-type="string">
            <text:p>RELAX.SimID.9.EPSA.0.EPSB.0.T.1473.RA.12.RB.15.NR.7551.NC.1401.RhoFields.bin</text:p>
          </table:table-cell>
          <table:table-cell table:number-columns-repeated="2"/>
          <table:table-cell table:formula="of:=CONCATENATE(&quot;diff&quot;;&quot; &quot;;&quot;mpi01/&quot;;[.A70];&quot; &quot;;&quot;mpi09/&quot;;[.B70])" office:value-type="string" office:string-value="diff mpi01/RELAX.SimID.1.EPSA.0.EPSB.0.T.1473.RA.12.RB.15.NR.7551.NC.1401.RhoFields.bin mpi09/RELAX.SimID.9.EPSA.0.EPSB.0.T.1473.RA.12.RB.15.NR.7551.NC.1401.RhoFields.bin" calcext:value-type="string">
            <text:p>diff mpi01/RELAX.SimID.1.EPSA.0.EPSB.0.T.1473.RA.12.RB.15.NR.7551.NC.1401.RhoFields.bin mpi09/RELAX.SimID.9.EPSA.0.EPSB.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0.EPSB.0.T.1473.RA.12.RB.16.csv</text:p>
          </table:table-cell>
          <table:table-cell office:value-type="string" calcext:value-type="string">
            <text:p>RELAX.SimID.9.EPSA.0.EPSB.0.T.1473.RA.12.RB.16.csv</text:p>
          </table:table-cell>
          <table:table-cell table:number-columns-repeated="2"/>
          <table:table-cell table:formula="of:=CONCATENATE(&quot;diff&quot;;&quot; &quot;;&quot;mpi01/&quot;;[.A71];&quot; &quot;;&quot;mpi09/&quot;;[.B71])" office:value-type="string" office:string-value="diff mpi01/RELAX.SimID.1.EPSA.0.EPSB.0.T.1473.RA.12.RB.16.csv mpi09/RELAX.SimID.9.EPSA.0.EPSB.0.T.1473.RA.12.RB.16.csv" calcext:value-type="string">
            <text:p>diff mpi01/RELAX.SimID.1.EPSA.0.EPSB.0.T.1473.RA.12.RB.16.csv mpi09/RELAX.SimID.9.EPSA.0.EPSB.0.T.1473.RA.12.RB.16.csv</text:p>
          </table:table-cell>
        </table:table-row>
        <table:table-row table:style-name="ro1">
          <table:table-cell office:value-type="string" calcext:value-type="string">
            <text:p>RELAX.SimID.1.EPSA.0.EPSB.0.T.1473.RA.12.RB.16.NR.7551.NC.1401.RhoFields.bin</text:p>
          </table:table-cell>
          <table:table-cell office:value-type="string" calcext:value-type="string">
            <text:p>RELAX.SimID.9.EPSA.0.EPSB.0.T.1473.RA.12.RB.16.NR.7551.NC.1401.RhoFields.bin</text:p>
          </table:table-cell>
          <table:table-cell table:number-columns-repeated="2"/>
          <table:table-cell table:formula="of:=CONCATENATE(&quot;diff&quot;;&quot; &quot;;&quot;mpi01/&quot;;[.A72];&quot; &quot;;&quot;mpi09/&quot;;[.B72])" office:value-type="string" office:string-value="diff mpi01/RELAX.SimID.1.EPSA.0.EPSB.0.T.1473.RA.12.RB.16.NR.7551.NC.1401.RhoFields.bin mpi09/RELAX.SimID.9.EPSA.0.EPSB.0.T.1473.RA.12.RB.16.NR.7551.NC.1401.RhoFields.bin" calcext:value-type="string">
            <text:p>diff mpi01/RELAX.SimID.1.EPSA.0.EPSB.0.T.1473.RA.12.RB.16.NR.7551.NC.1401.RhoFields.bin mpi09/RELAX.SimID.9.EPSA.0.EPSB.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073.RA.12.RB.13.csv</text:p>
          </table:table-cell>
          <table:table-cell office:value-type="string" calcext:value-type="string">
            <text:p>RELAX.SimID.9.EPSA.-100.EPSB.-100.T.1073.RA.12.RB.13.csv</text:p>
          </table:table-cell>
          <table:table-cell table:number-columns-repeated="2"/>
          <table:table-cell table:formula="of:=CONCATENATE(&quot;diff&quot;;&quot; &quot;;&quot;mpi01/&quot;;[.A73];&quot; &quot;;&quot;mpi09/&quot;;[.B73])" office:value-type="string" office:string-value="diff mpi01/RELAX.SimID.1.EPSA.-100.EPSB.-100.T.1073.RA.12.RB.13.csv mpi09/RELAX.SimID.9.EPSA.-100.EPSB.-100.T.1073.RA.12.RB.13.csv" calcext:value-type="string">
            <text:p>diff mpi01/RELAX.SimID.1.EPSA.-100.EPSB.-100.T.1073.RA.12.RB.13.csv mpi09/RELAX.SimID.9.EPSA.-100.EPSB.-100.T.1073.RA.12.RB.13.csv</text:p>
          </table:table-cell>
        </table:table-row>
        <table:table-row table:style-name="ro1">
          <table:table-cell office:value-type="string" calcext:value-type="string">
            <text:p>RELAX.SimID.1.EPSA.100.EPSB.100.T.1073.RA.12.RB.13.csv</text:p>
          </table:table-cell>
          <table:table-cell office:value-type="string" calcext:value-type="string">
            <text:p>RELAX.SimID.9.EPSA.100.EPSB.100.T.1073.RA.12.RB.13.csv</text:p>
          </table:table-cell>
          <table:table-cell table:number-columns-repeated="2"/>
          <table:table-cell table:formula="of:=CONCATENATE(&quot;diff&quot;;&quot; &quot;;&quot;mpi01/&quot;;[.A74];&quot; &quot;;&quot;mpi09/&quot;;[.B74])" office:value-type="string" office:string-value="diff mpi01/RELAX.SimID.1.EPSA.100.EPSB.100.T.1073.RA.12.RB.13.csv mpi09/RELAX.SimID.9.EPSA.100.EPSB.100.T.1073.RA.12.RB.13.csv" calcext:value-type="string">
            <text:p>diff mpi01/RELAX.SimID.1.EPSA.100.EPSB.100.T.1073.RA.12.RB.13.csv mpi09/RELAX.SimID.9.EPSA.100.EPSB.100.T.1073.RA.12.RB.13.csv</text:p>
          </table:table-cell>
        </table:table-row>
        <table:table-row table:style-name="ro1">
          <table:table-cell office:value-type="string" calcext:value-type="string">
            <text:p>RELAX.SimID.1.EPSA.100.EPSB.100.T.1073.RA.12.RB.13.NR.7551.NC.30.RhoFields.bin</text:p>
          </table:table-cell>
          <table:table-cell office:value-type="string" calcext:value-type="string">
            <text:p>RELAX.SimID.9.EPSA.100.EPSB.100.T.1073.RA.12.RB.13.NR.7551.NC.30.RhoFields.bin</text:p>
          </table:table-cell>
          <table:table-cell table:number-columns-repeated="2"/>
          <table:table-cell table:formula="of:=CONCATENATE(&quot;diff&quot;;&quot; &quot;;&quot;mpi01/&quot;;[.A75];&quot; &quot;;&quot;mpi09/&quot;;[.B75])" office:value-type="string" office:string-value="diff mpi01/RELAX.SimID.1.EPSA.100.EPSB.100.T.1073.RA.12.RB.13.NR.7551.NC.30.RhoFields.bin mpi09/RELAX.SimID.9.EPSA.100.EPSB.100.T.1073.RA.12.RB.13.NR.7551.NC.30.RhoFields.bin" calcext:value-type="string">
            <text:p>diff mpi01/RELAX.SimID.1.EPSA.100.EPSB.100.T.1073.RA.12.RB.13.NR.7551.NC.30.RhoFields.bin mpi09/RELAX.SimID.9.EPSA.100.EPSB.100.T.1073.RA.12.RB.13.NR.7551.NC.30.RhoFields.bin</text:p>
          </table:table-cell>
        </table:table-row>
        <table:table-row table:style-name="ro1">
          <table:table-cell office:value-type="string" calcext:value-type="string">
            <text:p>RELAX.SimID.1.EPSA.-100.EPSB.-100.T.1073.RA.12.RB.13.NR.7551.NC.733.RhoFields.bin</text:p>
          </table:table-cell>
          <table:table-cell office:value-type="string" calcext:value-type="string">
            <text:p>RELAX.SimID.9.EPSA.-100.EPSB.-100.T.1073.RA.12.RB.13.NR.7551.NC.733.RhoFields.bin</text:p>
          </table:table-cell>
          <table:table-cell table:number-columns-repeated="2"/>
          <table:table-cell table:formula="of:=CONCATENATE(&quot;diff&quot;;&quot; &quot;;&quot;mpi01/&quot;;[.A76];&quot; &quot;;&quot;mpi09/&quot;;[.B76])" office:value-type="string" office:string-value="diff mpi01/RELAX.SimID.1.EPSA.-100.EPSB.-100.T.1073.RA.12.RB.13.NR.7551.NC.733.RhoFields.bin mpi09/RELAX.SimID.9.EPSA.-100.EPSB.-100.T.1073.RA.12.RB.13.NR.7551.NC.733.RhoFields.bin" calcext:value-type="string">
            <text:p>diff mpi01/RELAX.SimID.1.EPSA.-100.EPSB.-100.T.1073.RA.12.RB.13.NR.7551.NC.733.RhoFields.bin mpi09/RELAX.SimID.9.EPSA.-100.EPSB.-100.T.1073.RA.12.RB.13.NR.7551.NC.733.RhoFields.bin</text:p>
          </table:table-cell>
        </table:table-row>
        <table:table-row table:style-name="ro1">
          <table:table-cell office:value-type="string" calcext:value-type="string">
            <text:p>RELAX.SimID.1.EPSA.-100.EPSB.-100.T.1073.RA.12.RB.14.csv</text:p>
          </table:table-cell>
          <table:table-cell office:value-type="string" calcext:value-type="string">
            <text:p>RELAX.SimID.9.EPSA.-100.EPSB.-100.T.1073.RA.12.RB.14.csv</text:p>
          </table:table-cell>
          <table:table-cell table:number-columns-repeated="2"/>
          <table:table-cell table:formula="of:=CONCATENATE(&quot;diff&quot;;&quot; &quot;;&quot;mpi01/&quot;;[.A77];&quot; &quot;;&quot;mpi09/&quot;;[.B77])" office:value-type="string" office:string-value="diff mpi01/RELAX.SimID.1.EPSA.-100.EPSB.-100.T.1073.RA.12.RB.14.csv mpi09/RELAX.SimID.9.EPSA.-100.EPSB.-100.T.1073.RA.12.RB.14.csv" calcext:value-type="string">
            <text:p>diff mpi01/RELAX.SimID.1.EPSA.-100.EPSB.-100.T.1073.RA.12.RB.14.csv mpi09/RELAX.SimID.9.EPSA.-100.EPSB.-100.T.1073.RA.12.RB.14.csv</text:p>
          </table:table-cell>
        </table:table-row>
        <table:table-row table:style-name="ro1">
          <table:table-cell office:value-type="string" calcext:value-type="string">
            <text:p>RELAX.SimID.1.EPSA.100.EPSB.100.T.1073.RA.12.RB.14.csv</text:p>
          </table:table-cell>
          <table:table-cell office:value-type="string" calcext:value-type="string">
            <text:p>RELAX.SimID.9.EPSA.100.EPSB.100.T.1073.RA.12.RB.14.csv</text:p>
          </table:table-cell>
          <table:table-cell table:number-columns-repeated="2"/>
          <table:table-cell table:formula="of:=CONCATENATE(&quot;diff&quot;;&quot; &quot;;&quot;mpi01/&quot;;[.A78];&quot; &quot;;&quot;mpi09/&quot;;[.B78])" office:value-type="string" office:string-value="diff mpi01/RELAX.SimID.1.EPSA.100.EPSB.100.T.1073.RA.12.RB.14.csv mpi09/RELAX.SimID.9.EPSA.100.EPSB.100.T.1073.RA.12.RB.14.csv" calcext:value-type="string">
            <text:p>diff mpi01/RELAX.SimID.1.EPSA.100.EPSB.100.T.1073.RA.12.RB.14.csv mpi09/RELAX.SimID.9.EPSA.100.EPSB.100.T.1073.RA.12.RB.14.csv</text:p>
          </table:table-cell>
        </table:table-row>
        <table:table-row table:style-name="ro1">
          <table:table-cell office:value-type="string" calcext:value-type="string">
            <text:p>RELAX.SimID.1.EPSA.100.EPSB.100.T.1073.RA.12.RB.14.NR.7551.NC.117.RhoFields.bin</text:p>
          </table:table-cell>
          <table:table-cell office:value-type="string" calcext:value-type="string">
            <text:p>RELAX.SimID.9.EPSA.100.EPSB.100.T.1073.RA.12.RB.14.NR.7551.NC.117.RhoFields.bin</text:p>
          </table:table-cell>
          <table:table-cell table:number-columns-repeated="2"/>
          <table:table-cell table:formula="of:=CONCATENATE(&quot;diff&quot;;&quot; &quot;;&quot;mpi01/&quot;;[.A79];&quot; &quot;;&quot;mpi09/&quot;;[.B79])" office:value-type="string" office:string-value="diff mpi01/RELAX.SimID.1.EPSA.100.EPSB.100.T.1073.RA.12.RB.14.NR.7551.NC.117.RhoFields.bin mpi09/RELAX.SimID.9.EPSA.100.EPSB.100.T.1073.RA.12.RB.14.NR.7551.NC.117.RhoFields.bin" calcext:value-type="string">
            <text:p>diff mpi01/RELAX.SimID.1.EPSA.100.EPSB.100.T.1073.RA.12.RB.14.NR.7551.NC.117.RhoFields.bin mpi09/RELAX.SimID.9.EPSA.100.EPSB.100.T.1073.RA.12.RB.14.NR.7551.NC.117.RhoFields.bin</text:p>
          </table:table-cell>
        </table:table-row>
        <table:table-row table:style-name="ro1">
          <table:table-cell office:value-type="string" calcext:value-type="string">
            <text:p>RELAX.SimID.1.EPSA.-100.EPSB.-100.T.1073.RA.12.RB.14.NR.7551.NC.1401.RhoFields.bin</text:p>
          </table:table-cell>
          <table:table-cell office:value-type="string" calcext:value-type="string">
            <text:p>RELAX.SimID.9.EPSA.-100.EPSB.-100.T.1073.RA.12.RB.14.NR.7551.NC.1401.RhoFields.bin</text:p>
          </table:table-cell>
          <table:table-cell table:number-columns-repeated="2"/>
          <table:table-cell table:formula="of:=CONCATENATE(&quot;diff&quot;;&quot; &quot;;&quot;mpi01/&quot;;[.A80];&quot; &quot;;&quot;mpi09/&quot;;[.B80])" office:value-type="string" office:string-value="diff mpi01/RELAX.SimID.1.EPSA.-100.EPSB.-100.T.1073.RA.12.RB.14.NR.7551.NC.1401.RhoFields.bin mpi09/RELAX.SimID.9.EPSA.-100.EPSB.-100.T.1073.RA.12.RB.14.NR.7551.NC.1401.RhoFields.bin" calcext:value-type="string">
            <text:p>diff mpi01/RELAX.SimID.1.EPSA.-100.EPSB.-100.T.1073.RA.12.RB.14.NR.7551.NC.1401.RhoFields.bin mpi09/RELAX.SimID.9.EPSA.-100.EPSB.-100.T.10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073.RA.12.RB.15.csv</text:p>
          </table:table-cell>
          <table:table-cell office:value-type="string" calcext:value-type="string">
            <text:p>RELAX.SimID.9.EPSA.-100.EPSB.-100.T.1073.RA.12.RB.15.csv</text:p>
          </table:table-cell>
          <table:table-cell table:number-columns-repeated="2"/>
          <table:table-cell table:formula="of:=CONCATENATE(&quot;diff&quot;;&quot; &quot;;&quot;mpi01/&quot;;[.A81];&quot; &quot;;&quot;mpi09/&quot;;[.B81])" office:value-type="string" office:string-value="diff mpi01/RELAX.SimID.1.EPSA.-100.EPSB.-100.T.1073.RA.12.RB.15.csv mpi09/RELAX.SimID.9.EPSA.-100.EPSB.-100.T.1073.RA.12.RB.15.csv" calcext:value-type="string">
            <text:p>diff mpi01/RELAX.SimID.1.EPSA.-100.EPSB.-100.T.1073.RA.12.RB.15.csv mpi09/RELAX.SimID.9.EPSA.-100.EPSB.-100.T.1073.RA.12.RB.15.csv</text:p>
          </table:table-cell>
        </table:table-row>
        <table:table-row table:style-name="ro1">
          <table:table-cell office:value-type="string" calcext:value-type="string">
            <text:p>RELAX.SimID.1.EPSA.100.EPSB.100.T.1073.RA.12.RB.15.csv</text:p>
          </table:table-cell>
          <table:table-cell office:value-type="string" calcext:value-type="string">
            <text:p>RELAX.SimID.9.EPSA.100.EPSB.100.T.1073.RA.12.RB.15.csv</text:p>
          </table:table-cell>
          <table:table-cell table:number-columns-repeated="2"/>
          <table:table-cell table:formula="of:=CONCATENATE(&quot;diff&quot;;&quot; &quot;;&quot;mpi01/&quot;;[.A82];&quot; &quot;;&quot;mpi09/&quot;;[.B82])" office:value-type="string" office:string-value="diff mpi01/RELAX.SimID.1.EPSA.100.EPSB.100.T.1073.RA.12.RB.15.csv mpi09/RELAX.SimID.9.EPSA.100.EPSB.100.T.1073.RA.12.RB.15.csv" calcext:value-type="string">
            <text:p>diff mpi01/RELAX.SimID.1.EPSA.100.EPSB.100.T.1073.RA.12.RB.15.csv mpi09/RELAX.SimID.9.EPSA.100.EPSB.100.T.1073.RA.12.RB.15.csv</text:p>
          </table:table-cell>
        </table:table-row>
        <table:table-row table:style-name="ro1">
          <table:table-cell office:value-type="string" calcext:value-type="string">
            <text:p>RELAX.SimID.1.EPSA.-100.EPSB.-100.T.1073.RA.12.RB.15.NR.7551.NC.1401.RhoFields.bin</text:p>
          </table:table-cell>
          <table:table-cell office:value-type="string" calcext:value-type="string">
            <text:p>RELAX.SimID.9.EPSA.-100.EPSB.-100.T.1073.RA.12.RB.15.NR.7551.NC.1401.RhoFields.bin</text:p>
          </table:table-cell>
          <table:table-cell table:number-columns-repeated="2"/>
          <table:table-cell table:formula="of:=CONCATENATE(&quot;diff&quot;;&quot; &quot;;&quot;mpi01/&quot;;[.A83];&quot; &quot;;&quot;mpi09/&quot;;[.B83])" office:value-type="string" office:string-value="diff mpi01/RELAX.SimID.1.EPSA.-100.EPSB.-100.T.1073.RA.12.RB.15.NR.7551.NC.1401.RhoFields.bin mpi09/RELAX.SimID.9.EPSA.-100.EPSB.-100.T.1073.RA.12.RB.15.NR.7551.NC.1401.RhoFields.bin" calcext:value-type="string">
            <text:p>diff mpi01/RELAX.SimID.1.EPSA.-100.EPSB.-100.T.1073.RA.12.RB.15.NR.7551.NC.1401.RhoFields.bin mpi09/RELAX.SimID.9.EPSA.-100.EPSB.-100.T.10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073.RA.12.RB.15.NR.7551.NC.360.RhoFields.bin</text:p>
          </table:table-cell>
          <table:table-cell office:value-type="string" calcext:value-type="string">
            <text:p>RELAX.SimID.9.EPSA.100.EPSB.100.T.1073.RA.12.RB.15.NR.7551.NC.360.RhoFields.bin</text:p>
          </table:table-cell>
          <table:table-cell table:number-columns-repeated="2"/>
          <table:table-cell table:formula="of:=CONCATENATE(&quot;diff&quot;;&quot; &quot;;&quot;mpi01/&quot;;[.A84];&quot; &quot;;&quot;mpi09/&quot;;[.B84])" office:value-type="string" office:string-value="diff mpi01/RELAX.SimID.1.EPSA.100.EPSB.100.T.1073.RA.12.RB.15.NR.7551.NC.360.RhoFields.bin mpi09/RELAX.SimID.9.EPSA.100.EPSB.100.T.1073.RA.12.RB.15.NR.7551.NC.360.RhoFields.bin" calcext:value-type="string">
            <text:p>diff mpi01/RELAX.SimID.1.EPSA.100.EPSB.100.T.1073.RA.12.RB.15.NR.7551.NC.360.RhoFields.bin mpi09/RELAX.SimID.9.EPSA.100.EPSB.100.T.1073.RA.12.RB.15.NR.7551.NC.360.RhoFields.bin</text:p>
          </table:table-cell>
        </table:table-row>
        <table:table-row table:style-name="ro1">
          <table:table-cell office:value-type="string" calcext:value-type="string">
            <text:p>RELAX.SimID.1.EPSA.-100.EPSB.-100.T.1073.RA.12.RB.16.csv</text:p>
          </table:table-cell>
          <table:table-cell office:value-type="string" calcext:value-type="string">
            <text:p>RELAX.SimID.9.EPSA.-100.EPSB.-100.T.1073.RA.12.RB.16.csv</text:p>
          </table:table-cell>
          <table:table-cell table:number-columns-repeated="2"/>
          <table:table-cell table:formula="of:=CONCATENATE(&quot;diff&quot;;&quot; &quot;;&quot;mpi01/&quot;;[.A85];&quot; &quot;;&quot;mpi09/&quot;;[.B85])" office:value-type="string" office:string-value="diff mpi01/RELAX.SimID.1.EPSA.-100.EPSB.-100.T.1073.RA.12.RB.16.csv mpi09/RELAX.SimID.9.EPSA.-100.EPSB.-100.T.1073.RA.12.RB.16.csv" calcext:value-type="string">
            <text:p>diff mpi01/RELAX.SimID.1.EPSA.-100.EPSB.-100.T.1073.RA.12.RB.16.csv mpi09/RELAX.SimID.9.EPSA.-100.EPSB.-100.T.1073.RA.12.RB.16.csv</text:p>
          </table:table-cell>
        </table:table-row>
        <table:table-row table:style-name="ro1">
          <table:table-cell office:value-type="string" calcext:value-type="string">
            <text:p>RELAX.SimID.1.EPSA.100.EPSB.100.T.1073.RA.12.RB.16.csv</text:p>
          </table:table-cell>
          <table:table-cell office:value-type="string" calcext:value-type="string">
            <text:p>RELAX.SimID.9.EPSA.100.EPSB.100.T.1073.RA.12.RB.16.csv</text:p>
          </table:table-cell>
          <table:table-cell table:number-columns-repeated="2"/>
          <table:table-cell table:formula="of:=CONCATENATE(&quot;diff&quot;;&quot; &quot;;&quot;mpi01/&quot;;[.A86];&quot; &quot;;&quot;mpi09/&quot;;[.B86])" office:value-type="string" office:string-value="diff mpi01/RELAX.SimID.1.EPSA.100.EPSB.100.T.1073.RA.12.RB.16.csv mpi09/RELAX.SimID.9.EPSA.100.EPSB.100.T.1073.RA.12.RB.16.csv" calcext:value-type="string">
            <text:p>diff mpi01/RELAX.SimID.1.EPSA.100.EPSB.100.T.1073.RA.12.RB.16.csv mpi09/RELAX.SimID.9.EPSA.100.EPSB.100.T.1073.RA.12.RB.16.csv</text:p>
          </table:table-cell>
        </table:table-row>
        <table:table-row table:style-name="ro1">
          <table:table-cell office:value-type="string" calcext:value-type="string">
            <text:p>RELAX.SimID.1.EPSA.100.EPSB.100.T.1073.RA.12.RB.16.NR.7551.NC.1034.RhoFields.bin</text:p>
          </table:table-cell>
          <table:table-cell office:value-type="string" calcext:value-type="string">
            <text:p>RELAX.SimID.9.EPSA.100.EPSB.100.T.1073.RA.12.RB.16.NR.7551.NC.1034.RhoFields.bin</text:p>
          </table:table-cell>
          <table:table-cell table:number-columns-repeated="2"/>
          <table:table-cell table:formula="of:=CONCATENATE(&quot;diff&quot;;&quot; &quot;;&quot;mpi01/&quot;;[.A87];&quot; &quot;;&quot;mpi09/&quot;;[.B87])" office:value-type="string" office:string-value="diff mpi01/RELAX.SimID.1.EPSA.100.EPSB.100.T.1073.RA.12.RB.16.NR.7551.NC.1034.RhoFields.bin mpi09/RELAX.SimID.9.EPSA.100.EPSB.100.T.1073.RA.12.RB.16.NR.7551.NC.1034.RhoFields.bin" calcext:value-type="string">
            <text:p>diff mpi01/RELAX.SimID.1.EPSA.100.EPSB.100.T.1073.RA.12.RB.16.NR.7551.NC.1034.RhoFields.bin mpi09/RELAX.SimID.9.EPSA.100.EPSB.100.T.1073.RA.12.RB.16.NR.7551.NC.1034.RhoFields.bin</text:p>
          </table:table-cell>
        </table:table-row>
        <table:table-row table:style-name="ro1">
          <table:table-cell office:value-type="string" calcext:value-type="string">
            <text:p>RELAX.SimID.1.EPSA.-100.EPSB.-100.T.1073.RA.12.RB.16.NR.7551.NC.1401.RhoFields.bin</text:p>
          </table:table-cell>
          <table:table-cell office:value-type="string" calcext:value-type="string">
            <text:p>RELAX.SimID.9.EPSA.-100.EPSB.-100.T.1073.RA.12.RB.16.NR.7551.NC.1401.RhoFields.bin</text:p>
          </table:table-cell>
          <table:table-cell table:number-columns-repeated="2"/>
          <table:table-cell table:formula="of:=CONCATENATE(&quot;diff&quot;;&quot; &quot;;&quot;mpi01/&quot;;[.A88];&quot; &quot;;&quot;mpi09/&quot;;[.B88])" office:value-type="string" office:string-value="diff mpi01/RELAX.SimID.1.EPSA.-100.EPSB.-100.T.1073.RA.12.RB.16.NR.7551.NC.1401.RhoFields.bin mpi09/RELAX.SimID.9.EPSA.-100.EPSB.-100.T.1073.RA.12.RB.16.NR.7551.NC.1401.RhoFields.bin" calcext:value-type="string">
            <text:p>diff mpi01/RELAX.SimID.1.EPSA.-100.EPSB.-100.T.1073.RA.12.RB.16.NR.7551.NC.1401.RhoFields.bin mpi09/RELAX.SimID.9.EPSA.-100.EPSB.-100.T.10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123.RA.12.RB.13.csv</text:p>
          </table:table-cell>
          <table:table-cell office:value-type="string" calcext:value-type="string">
            <text:p>RELAX.SimID.9.EPSA.-100.EPSB.-100.T.1123.RA.12.RB.13.csv</text:p>
          </table:table-cell>
          <table:table-cell table:number-columns-repeated="2"/>
          <table:table-cell table:formula="of:=CONCATENATE(&quot;diff&quot;;&quot; &quot;;&quot;mpi01/&quot;;[.A89];&quot; &quot;;&quot;mpi09/&quot;;[.B89])" office:value-type="string" office:string-value="diff mpi01/RELAX.SimID.1.EPSA.-100.EPSB.-100.T.1123.RA.12.RB.13.csv mpi09/RELAX.SimID.9.EPSA.-100.EPSB.-100.T.1123.RA.12.RB.13.csv" calcext:value-type="string">
            <text:p>diff mpi01/RELAX.SimID.1.EPSA.-100.EPSB.-100.T.1123.RA.12.RB.13.csv mpi09/RELAX.SimID.9.EPSA.-100.EPSB.-100.T.1123.RA.12.RB.13.csv</text:p>
          </table:table-cell>
        </table:table-row>
        <table:table-row table:style-name="ro1">
          <table:table-cell office:value-type="string" calcext:value-type="string">
            <text:p>RELAX.SimID.1.EPSA.100.EPSB.100.T.1123.RA.12.RB.13.csv</text:p>
          </table:table-cell>
          <table:table-cell office:value-type="string" calcext:value-type="string">
            <text:p>RELAX.SimID.9.EPSA.100.EPSB.100.T.1123.RA.12.RB.13.csv</text:p>
          </table:table-cell>
          <table:table-cell table:number-columns-repeated="2"/>
          <table:table-cell table:formula="of:=CONCATENATE(&quot;diff&quot;;&quot; &quot;;&quot;mpi01/&quot;;[.A90];&quot; &quot;;&quot;mpi09/&quot;;[.B90])" office:value-type="string" office:string-value="diff mpi01/RELAX.SimID.1.EPSA.100.EPSB.100.T.1123.RA.12.RB.13.csv mpi09/RELAX.SimID.9.EPSA.100.EPSB.100.T.1123.RA.12.RB.13.csv" calcext:value-type="string">
            <text:p>diff mpi01/RELAX.SimID.1.EPSA.100.EPSB.100.T.1123.RA.12.RB.13.csv mpi09/RELAX.SimID.9.EPSA.100.EPSB.100.T.1123.RA.12.RB.13.csv</text:p>
          </table:table-cell>
        </table:table-row>
        <table:table-row table:style-name="ro1">
          <table:table-cell office:value-type="string" calcext:value-type="string">
            <text:p>RELAX.SimID.1.EPSA.-100.EPSB.-100.T.1123.RA.12.RB.13.NR.7551.NC.1401.RhoFields.bin</text:p>
          </table:table-cell>
          <table:table-cell office:value-type="string" calcext:value-type="string">
            <text:p>RELAX.SimID.9.EPSA.-100.EPSB.-100.T.1123.RA.12.RB.13.NR.7551.NC.1401.RhoFields.bin</text:p>
          </table:table-cell>
          <table:table-cell table:number-columns-repeated="2"/>
          <table:table-cell table:formula="of:=CONCATENATE(&quot;diff&quot;;&quot; &quot;;&quot;mpi01/&quot;;[.A91];&quot; &quot;;&quot;mpi09/&quot;;[.B91])" office:value-type="string" office:string-value="diff mpi01/RELAX.SimID.1.EPSA.-100.EPSB.-100.T.1123.RA.12.RB.13.NR.7551.NC.1401.RhoFields.bin mpi09/RELAX.SimID.9.EPSA.-100.EPSB.-100.T.1123.RA.12.RB.13.NR.7551.NC.1401.RhoFields.bin" calcext:value-type="string">
            <text:p>diff mpi01/RELAX.SimID.1.EPSA.-100.EPSB.-100.T.1123.RA.12.RB.13.NR.7551.NC.1401.RhoFields.bin mpi09/RELAX.SimID.9.EPSA.-100.EPSB.-100.T.11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123.RA.12.RB.13.NR.7551.NC.208.RhoFields.bin</text:p>
          </table:table-cell>
          <table:table-cell office:value-type="string" calcext:value-type="string">
            <text:p>RELAX.SimID.9.EPSA.100.EPSB.100.T.1123.RA.12.RB.13.NR.7551.NC.208.RhoFields.bin</text:p>
          </table:table-cell>
          <table:table-cell table:number-columns-repeated="2"/>
          <table:table-cell table:formula="of:=CONCATENATE(&quot;diff&quot;;&quot; &quot;;&quot;mpi01/&quot;;[.A92];&quot; &quot;;&quot;mpi09/&quot;;[.B92])" office:value-type="string" office:string-value="diff mpi01/RELAX.SimID.1.EPSA.100.EPSB.100.T.1123.RA.12.RB.13.NR.7551.NC.208.RhoFields.bin mpi09/RELAX.SimID.9.EPSA.100.EPSB.100.T.1123.RA.12.RB.13.NR.7551.NC.208.RhoFields.bin" calcext:value-type="string">
            <text:p>diff mpi01/RELAX.SimID.1.EPSA.100.EPSB.100.T.1123.RA.12.RB.13.NR.7551.NC.208.RhoFields.bin mpi09/RELAX.SimID.9.EPSA.100.EPSB.100.T.1123.RA.12.RB.13.NR.7551.NC.208.RhoFields.bin</text:p>
          </table:table-cell>
        </table:table-row>
        <table:table-row table:style-name="ro1">
          <table:table-cell office:value-type="string" calcext:value-type="string">
            <text:p>RELAX.SimID.1.EPSA.-100.EPSB.-100.T.1123.RA.12.RB.14.csv</text:p>
          </table:table-cell>
          <table:table-cell office:value-type="string" calcext:value-type="string">
            <text:p>RELAX.SimID.9.EPSA.-100.EPSB.-100.T.1123.RA.12.RB.14.csv</text:p>
          </table:table-cell>
          <table:table-cell table:number-columns-repeated="2"/>
          <table:table-cell table:formula="of:=CONCATENATE(&quot;diff&quot;;&quot; &quot;;&quot;mpi01/&quot;;[.A93];&quot; &quot;;&quot;mpi09/&quot;;[.B93])" office:value-type="string" office:string-value="diff mpi01/RELAX.SimID.1.EPSA.-100.EPSB.-100.T.1123.RA.12.RB.14.csv mpi09/RELAX.SimID.9.EPSA.-100.EPSB.-100.T.1123.RA.12.RB.14.csv" calcext:value-type="string">
            <text:p>diff mpi01/RELAX.SimID.1.EPSA.-100.EPSB.-100.T.1123.RA.12.RB.14.csv mpi09/RELAX.SimID.9.EPSA.-100.EPSB.-100.T.1123.RA.12.RB.14.csv</text:p>
          </table:table-cell>
        </table:table-row>
        <table:table-row table:style-name="ro1">
          <table:table-cell office:value-type="string" calcext:value-type="string">
            <text:p>RELAX.SimID.1.EPSA.100.EPSB.100.T.1123.RA.12.RB.14.csv</text:p>
          </table:table-cell>
          <table:table-cell office:value-type="string" calcext:value-type="string">
            <text:p>RELAX.SimID.9.EPSA.100.EPSB.100.T.1123.RA.12.RB.14.csv</text:p>
          </table:table-cell>
          <table:table-cell table:number-columns-repeated="2"/>
          <table:table-cell table:formula="of:=CONCATENATE(&quot;diff&quot;;&quot; &quot;;&quot;mpi01/&quot;;[.A94];&quot; &quot;;&quot;mpi09/&quot;;[.B94])" office:value-type="string" office:string-value="diff mpi01/RELAX.SimID.1.EPSA.100.EPSB.100.T.1123.RA.12.RB.14.csv mpi09/RELAX.SimID.9.EPSA.100.EPSB.100.T.1123.RA.12.RB.14.csv" calcext:value-type="string">
            <text:p>diff mpi01/RELAX.SimID.1.EPSA.100.EPSB.100.T.1123.RA.12.RB.14.csv mpi09/RELAX.SimID.9.EPSA.100.EPSB.100.T.1123.RA.12.RB.14.csv</text:p>
          </table:table-cell>
        </table:table-row>
        <table:table-row table:style-name="ro1">
          <table:table-cell office:value-type="string" calcext:value-type="string">
            <text:p>RELAX.SimID.1.EPSA.-100.EPSB.-100.T.1123.RA.12.RB.14.NR.7551.NC.1401.RhoFields.bin</text:p>
          </table:table-cell>
          <table:table-cell office:value-type="string" calcext:value-type="string">
            <text:p>RELAX.SimID.9.EPSA.-100.EPSB.-100.T.1123.RA.12.RB.14.NR.7551.NC.1401.RhoFields.bin</text:p>
          </table:table-cell>
          <table:table-cell table:number-columns-repeated="2"/>
          <table:table-cell table:formula="of:=CONCATENATE(&quot;diff&quot;;&quot; &quot;;&quot;mpi01/&quot;;[.A95];&quot; &quot;;&quot;mpi09/&quot;;[.B95])" office:value-type="string" office:string-value="diff mpi01/RELAX.SimID.1.EPSA.-100.EPSB.-100.T.1123.RA.12.RB.14.NR.7551.NC.1401.RhoFields.bin mpi09/RELAX.SimID.9.EPSA.-100.EPSB.-100.T.1123.RA.12.RB.14.NR.7551.NC.1401.RhoFields.bin" calcext:value-type="string">
            <text:p>diff mpi01/RELAX.SimID.1.EPSA.-100.EPSB.-100.T.1123.RA.12.RB.14.NR.7551.NC.1401.RhoFields.bin mpi09/RELAX.SimID.9.EPSA.-100.EPSB.-100.T.11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123.RA.12.RB.14.NR.7551.NC.773.RhoFields.bin</text:p>
          </table:table-cell>
          <table:table-cell office:value-type="string" calcext:value-type="string">
            <text:p>RELAX.SimID.9.EPSA.100.EPSB.100.T.1123.RA.12.RB.14.NR.7551.NC.773.RhoFields.bin</text:p>
          </table:table-cell>
          <table:table-cell table:number-columns-repeated="2"/>
          <table:table-cell table:formula="of:=CONCATENATE(&quot;diff&quot;;&quot; &quot;;&quot;mpi01/&quot;;[.A96];&quot; &quot;;&quot;mpi09/&quot;;[.B96])" office:value-type="string" office:string-value="diff mpi01/RELAX.SimID.1.EPSA.100.EPSB.100.T.1123.RA.12.RB.14.NR.7551.NC.773.RhoFields.bin mpi09/RELAX.SimID.9.EPSA.100.EPSB.100.T.1123.RA.12.RB.14.NR.7551.NC.773.RhoFields.bin" calcext:value-type="string">
            <text:p>diff mpi01/RELAX.SimID.1.EPSA.100.EPSB.100.T.1123.RA.12.RB.14.NR.7551.NC.773.RhoFields.bin mpi09/RELAX.SimID.9.EPSA.100.EPSB.100.T.1123.RA.12.RB.14.NR.7551.NC.773.RhoFields.bin</text:p>
          </table:table-cell>
        </table:table-row>
        <table:table-row table:style-name="ro1">
          <table:table-cell office:value-type="string" calcext:value-type="string">
            <text:p>RELAX.SimID.1.EPSA.-100.EPSB.-100.T.1123.RA.12.RB.15.csv</text:p>
          </table:table-cell>
          <table:table-cell office:value-type="string" calcext:value-type="string">
            <text:p>RELAX.SimID.9.EPSA.-100.EPSB.-100.T.1123.RA.12.RB.15.csv</text:p>
          </table:table-cell>
          <table:table-cell table:number-columns-repeated="2"/>
          <table:table-cell table:formula="of:=CONCATENATE(&quot;diff&quot;;&quot; &quot;;&quot;mpi01/&quot;;[.A97];&quot; &quot;;&quot;mpi09/&quot;;[.B97])" office:value-type="string" office:string-value="diff mpi01/RELAX.SimID.1.EPSA.-100.EPSB.-100.T.1123.RA.12.RB.15.csv mpi09/RELAX.SimID.9.EPSA.-100.EPSB.-100.T.1123.RA.12.RB.15.csv" calcext:value-type="string">
            <text:p>diff mpi01/RELAX.SimID.1.EPSA.-100.EPSB.-100.T.1123.RA.12.RB.15.csv mpi09/RELAX.SimID.9.EPSA.-100.EPSB.-100.T.1123.RA.12.RB.15.csv</text:p>
          </table:table-cell>
        </table:table-row>
        <table:table-row table:style-name="ro1">
          <table:table-cell office:value-type="string" calcext:value-type="string">
            <text:p>RELAX.SimID.1.EPSA.100.EPSB.100.T.1123.RA.12.RB.15.csv</text:p>
          </table:table-cell>
          <table:table-cell office:value-type="string" calcext:value-type="string">
            <text:p>RELAX.SimID.9.EPSA.100.EPSB.100.T.1123.RA.12.RB.15.csv</text:p>
          </table:table-cell>
          <table:table-cell table:number-columns-repeated="2"/>
          <table:table-cell table:formula="of:=CONCATENATE(&quot;diff&quot;;&quot; &quot;;&quot;mpi01/&quot;;[.A98];&quot; &quot;;&quot;mpi09/&quot;;[.B98])" office:value-type="string" office:string-value="diff mpi01/RELAX.SimID.1.EPSA.100.EPSB.100.T.1123.RA.12.RB.15.csv mpi09/RELAX.SimID.9.EPSA.100.EPSB.100.T.1123.RA.12.RB.15.csv" calcext:value-type="string">
            <text:p>diff mpi01/RELAX.SimID.1.EPSA.100.EPSB.100.T.1123.RA.12.RB.15.csv mpi09/RELAX.SimID.9.EPSA.100.EPSB.100.T.1123.RA.12.RB.15.csv</text:p>
          </table:table-cell>
        </table:table-row>
        <table:table-row table:style-name="ro1">
          <table:table-cell office:value-type="string" calcext:value-type="string">
            <text:p>RELAX.SimID.1.EPSA.-100.EPSB.-100.T.1123.RA.12.RB.15.NR.7551.NC.1401.RhoFields.bin</text:p>
          </table:table-cell>
          <table:table-cell office:value-type="string" calcext:value-type="string">
            <text:p>RELAX.SimID.9.EPSA.-100.EPSB.-100.T.1123.RA.12.RB.15.NR.7551.NC.1401.RhoFields.bin</text:p>
          </table:table-cell>
          <table:table-cell table:number-columns-repeated="2"/>
          <table:table-cell table:formula="of:=CONCATENATE(&quot;diff&quot;;&quot; &quot;;&quot;mpi01/&quot;;[.A99];&quot; &quot;;&quot;mpi09/&quot;;[.B99])" office:value-type="string" office:string-value="diff mpi01/RELAX.SimID.1.EPSA.-100.EPSB.-100.T.1123.RA.12.RB.15.NR.7551.NC.1401.RhoFields.bin mpi09/RELAX.SimID.9.EPSA.-100.EPSB.-100.T.1123.RA.12.RB.15.NR.7551.NC.1401.RhoFields.bin" calcext:value-type="string">
            <text:p>diff mpi01/RELAX.SimID.1.EPSA.-100.EPSB.-100.T.1123.RA.12.RB.15.NR.7551.NC.1401.RhoFields.bin mpi09/RELAX.SimID.9.EPSA.-100.EPSB.-100.T.11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123.RA.12.RB.15.NR.7551.NC.1401.RhoFields.bin</text:p>
          </table:table-cell>
          <table:table-cell office:value-type="string" calcext:value-type="string">
            <text:p>RELAX.SimID.9.EPSA.100.EPSB.100.T.1123.RA.12.RB.15.NR.7551.NC.1401.RhoFields.bin</text:p>
          </table:table-cell>
          <table:table-cell table:number-columns-repeated="2"/>
          <table:table-cell table:formula="of:=CONCATENATE(&quot;diff&quot;;&quot; &quot;;&quot;mpi01/&quot;;[.A100];&quot; &quot;;&quot;mpi09/&quot;;[.B100])" office:value-type="string" office:string-value="diff mpi01/RELAX.SimID.1.EPSA.100.EPSB.100.T.1123.RA.12.RB.15.NR.7551.NC.1401.RhoFields.bin mpi09/RELAX.SimID.9.EPSA.100.EPSB.100.T.1123.RA.12.RB.15.NR.7551.NC.1401.RhoFields.bin" calcext:value-type="string">
            <text:p>diff mpi01/RELAX.SimID.1.EPSA.100.EPSB.100.T.1123.RA.12.RB.15.NR.7551.NC.1401.RhoFields.bin mpi09/RELAX.SimID.9.EPSA.100.EPSB.100.T.11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123.RA.12.RB.16.csv</text:p>
          </table:table-cell>
          <table:table-cell office:value-type="string" calcext:value-type="string">
            <text:p>RELAX.SimID.9.EPSA.-100.EPSB.-100.T.1123.RA.12.RB.16.csv</text:p>
          </table:table-cell>
          <table:table-cell table:number-columns-repeated="2"/>
          <table:table-cell table:formula="of:=CONCATENATE(&quot;diff&quot;;&quot; &quot;;&quot;mpi01/&quot;;[.A101];&quot; &quot;;&quot;mpi09/&quot;;[.B101])" office:value-type="string" office:string-value="diff mpi01/RELAX.SimID.1.EPSA.-100.EPSB.-100.T.1123.RA.12.RB.16.csv mpi09/RELAX.SimID.9.EPSA.-100.EPSB.-100.T.1123.RA.12.RB.16.csv" calcext:value-type="string">
            <text:p>diff mpi01/RELAX.SimID.1.EPSA.-100.EPSB.-100.T.1123.RA.12.RB.16.csv mpi09/RELAX.SimID.9.EPSA.-100.EPSB.-100.T.1123.RA.12.RB.16.csv</text:p>
          </table:table-cell>
        </table:table-row>
        <table:table-row table:style-name="ro1">
          <table:table-cell office:value-type="string" calcext:value-type="string">
            <text:p>RELAX.SimID.1.EPSA.100.EPSB.100.T.1123.RA.12.RB.16.csv</text:p>
          </table:table-cell>
          <table:table-cell office:value-type="string" calcext:value-type="string">
            <text:p>RELAX.SimID.9.EPSA.100.EPSB.100.T.1123.RA.12.RB.16.csv</text:p>
          </table:table-cell>
          <table:table-cell table:number-columns-repeated="2"/>
          <table:table-cell table:formula="of:=CONCATENATE(&quot;diff&quot;;&quot; &quot;;&quot;mpi01/&quot;;[.A102];&quot; &quot;;&quot;mpi09/&quot;;[.B102])" office:value-type="string" office:string-value="diff mpi01/RELAX.SimID.1.EPSA.100.EPSB.100.T.1123.RA.12.RB.16.csv mpi09/RELAX.SimID.9.EPSA.100.EPSB.100.T.1123.RA.12.RB.16.csv" calcext:value-type="string">
            <text:p>diff mpi01/RELAX.SimID.1.EPSA.100.EPSB.100.T.1123.RA.12.RB.16.csv mpi09/RELAX.SimID.9.EPSA.100.EPSB.100.T.1123.RA.12.RB.16.csv</text:p>
          </table:table-cell>
        </table:table-row>
        <table:table-row table:style-name="ro1">
          <table:table-cell office:value-type="string" calcext:value-type="string">
            <text:p>RELAX.SimID.1.EPSA.-100.EPSB.-100.T.1123.RA.12.RB.16.NR.7551.NC.1401.RhoFields.bin</text:p>
          </table:table-cell>
          <table:table-cell office:value-type="string" calcext:value-type="string">
            <text:p>RELAX.SimID.9.EPSA.-100.EPSB.-100.T.1123.RA.12.RB.16.NR.7551.NC.1401.RhoFields.bin</text:p>
          </table:table-cell>
          <table:table-cell table:number-columns-repeated="2"/>
          <table:table-cell table:formula="of:=CONCATENATE(&quot;diff&quot;;&quot; &quot;;&quot;mpi01/&quot;;[.A103];&quot; &quot;;&quot;mpi09/&quot;;[.B103])" office:value-type="string" office:string-value="diff mpi01/RELAX.SimID.1.EPSA.-100.EPSB.-100.T.1123.RA.12.RB.16.NR.7551.NC.1401.RhoFields.bin mpi09/RELAX.SimID.9.EPSA.-100.EPSB.-100.T.1123.RA.12.RB.16.NR.7551.NC.1401.RhoFields.bin" calcext:value-type="string">
            <text:p>diff mpi01/RELAX.SimID.1.EPSA.-100.EPSB.-100.T.1123.RA.12.RB.16.NR.7551.NC.1401.RhoFields.bin mpi09/RELAX.SimID.9.EPSA.-100.EPSB.-100.T.11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123.RA.12.RB.16.NR.7551.NC.1401.RhoFields.bin</text:p>
          </table:table-cell>
          <table:table-cell office:value-type="string" calcext:value-type="string">
            <text:p>RELAX.SimID.9.EPSA.100.EPSB.100.T.1123.RA.12.RB.16.NR.7551.NC.1401.RhoFields.bin</text:p>
          </table:table-cell>
          <table:table-cell table:number-columns-repeated="2"/>
          <table:table-cell table:formula="of:=CONCATENATE(&quot;diff&quot;;&quot; &quot;;&quot;mpi01/&quot;;[.A104];&quot; &quot;;&quot;mpi09/&quot;;[.B104])" office:value-type="string" office:string-value="diff mpi01/RELAX.SimID.1.EPSA.100.EPSB.100.T.1123.RA.12.RB.16.NR.7551.NC.1401.RhoFields.bin mpi09/RELAX.SimID.9.EPSA.100.EPSB.100.T.1123.RA.12.RB.16.NR.7551.NC.1401.RhoFields.bin" calcext:value-type="string">
            <text:p>diff mpi01/RELAX.SimID.1.EPSA.100.EPSB.100.T.1123.RA.12.RB.16.NR.7551.NC.1401.RhoFields.bin mpi09/RELAX.SimID.9.EPSA.100.EPSB.100.T.11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173.RA.12.RB.13.csv</text:p>
          </table:table-cell>
          <table:table-cell office:value-type="string" calcext:value-type="string">
            <text:p>RELAX.SimID.9.EPSA.-100.EPSB.-100.T.1173.RA.12.RB.13.csv</text:p>
          </table:table-cell>
          <table:table-cell table:number-columns-repeated="2"/>
          <table:table-cell table:formula="of:=CONCATENATE(&quot;diff&quot;;&quot; &quot;;&quot;mpi01/&quot;;[.A105];&quot; &quot;;&quot;mpi09/&quot;;[.B105])" office:value-type="string" office:string-value="diff mpi01/RELAX.SimID.1.EPSA.-100.EPSB.-100.T.1173.RA.12.RB.13.csv mpi09/RELAX.SimID.9.EPSA.-100.EPSB.-100.T.1173.RA.12.RB.13.csv" calcext:value-type="string">
            <text:p>diff mpi01/RELAX.SimID.1.EPSA.-100.EPSB.-100.T.1173.RA.12.RB.13.csv mpi09/RELAX.SimID.9.EPSA.-100.EPSB.-100.T.1173.RA.12.RB.13.csv</text:p>
          </table:table-cell>
        </table:table-row>
        <table:table-row table:style-name="ro1">
          <table:table-cell office:value-type="string" calcext:value-type="string">
            <text:p>RELAX.SimID.1.EPSA.100.EPSB.100.T.1173.RA.12.RB.13.csv</text:p>
          </table:table-cell>
          <table:table-cell office:value-type="string" calcext:value-type="string">
            <text:p>RELAX.SimID.9.EPSA.100.EPSB.100.T.1173.RA.12.RB.13.csv</text:p>
          </table:table-cell>
          <table:table-cell table:number-columns-repeated="2"/>
          <table:table-cell table:formula="of:=CONCATENATE(&quot;diff&quot;;&quot; &quot;;&quot;mpi01/&quot;;[.A106];&quot; &quot;;&quot;mpi09/&quot;;[.B106])" office:value-type="string" office:string-value="diff mpi01/RELAX.SimID.1.EPSA.100.EPSB.100.T.1173.RA.12.RB.13.csv mpi09/RELAX.SimID.9.EPSA.100.EPSB.100.T.1173.RA.12.RB.13.csv" calcext:value-type="string">
            <text:p>diff mpi01/RELAX.SimID.1.EPSA.100.EPSB.100.T.1173.RA.12.RB.13.csv mpi09/RELAX.SimID.9.EPSA.100.EPSB.100.T.1173.RA.12.RB.13.csv</text:p>
          </table:table-cell>
        </table:table-row>
        <table:table-row table:style-name="ro1">
          <table:table-cell office:value-type="string" calcext:value-type="string">
            <text:p>RELAX.SimID.1.EPSA.-100.EPSB.-100.T.1173.RA.12.RB.13.NR.7551.NC.1401.RhoFields.bin</text:p>
          </table:table-cell>
          <table:table-cell office:value-type="string" calcext:value-type="string">
            <text:p>RELAX.SimID.9.EPSA.-100.EPSB.-100.T.1173.RA.12.RB.13.NR.7551.NC.1401.RhoFields.bin</text:p>
          </table:table-cell>
          <table:table-cell table:number-columns-repeated="2"/>
          <table:table-cell table:formula="of:=CONCATENATE(&quot;diff&quot;;&quot; &quot;;&quot;mpi01/&quot;;[.A107];&quot; &quot;;&quot;mpi09/&quot;;[.B107])" office:value-type="string" office:string-value="diff mpi01/RELAX.SimID.1.EPSA.-100.EPSB.-100.T.1173.RA.12.RB.13.NR.7551.NC.1401.RhoFields.bin mpi09/RELAX.SimID.9.EPSA.-100.EPSB.-100.T.1173.RA.12.RB.13.NR.7551.NC.1401.RhoFields.bin" calcext:value-type="string">
            <text:p>diff mpi01/RELAX.SimID.1.EPSA.-100.EPSB.-100.T.1173.RA.12.RB.13.NR.7551.NC.1401.RhoFields.bin mpi09/RELAX.SimID.9.EPSA.-100.EPSB.-100.T.11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173.RA.12.RB.13.NR.7551.NC.702.RhoFields.bin</text:p>
          </table:table-cell>
          <table:table-cell office:value-type="string" calcext:value-type="string">
            <text:p>RELAX.SimID.9.EPSA.100.EPSB.100.T.1173.RA.12.RB.13.NR.7551.NC.702.RhoFields.bin</text:p>
          </table:table-cell>
          <table:table-cell table:number-columns-repeated="2"/>
          <table:table-cell table:formula="of:=CONCATENATE(&quot;diff&quot;;&quot; &quot;;&quot;mpi01/&quot;;[.A108];&quot; &quot;;&quot;mpi09/&quot;;[.B108])" office:value-type="string" office:string-value="diff mpi01/RELAX.SimID.1.EPSA.100.EPSB.100.T.1173.RA.12.RB.13.NR.7551.NC.702.RhoFields.bin mpi09/RELAX.SimID.9.EPSA.100.EPSB.100.T.1173.RA.12.RB.13.NR.7551.NC.702.RhoFields.bin" calcext:value-type="string">
            <text:p>diff mpi01/RELAX.SimID.1.EPSA.100.EPSB.100.T.1173.RA.12.RB.13.NR.7551.NC.702.RhoFields.bin mpi09/RELAX.SimID.9.EPSA.100.EPSB.100.T.1173.RA.12.RB.13.NR.7551.NC.702.RhoFields.bin</text:p>
          </table:table-cell>
        </table:table-row>
        <table:table-row table:style-name="ro1">
          <table:table-cell office:value-type="string" calcext:value-type="string">
            <text:p>RELAX.SimID.1.EPSA.-100.EPSB.-100.T.1173.RA.12.RB.14.csv</text:p>
          </table:table-cell>
          <table:table-cell office:value-type="string" calcext:value-type="string">
            <text:p>RELAX.SimID.9.EPSA.-100.EPSB.-100.T.1173.RA.12.RB.14.csv</text:p>
          </table:table-cell>
          <table:table-cell table:number-columns-repeated="2"/>
          <table:table-cell table:formula="of:=CONCATENATE(&quot;diff&quot;;&quot; &quot;;&quot;mpi01/&quot;;[.A109];&quot; &quot;;&quot;mpi09/&quot;;[.B109])" office:value-type="string" office:string-value="diff mpi01/RELAX.SimID.1.EPSA.-100.EPSB.-100.T.1173.RA.12.RB.14.csv mpi09/RELAX.SimID.9.EPSA.-100.EPSB.-100.T.1173.RA.12.RB.14.csv" calcext:value-type="string">
            <text:p>diff mpi01/RELAX.SimID.1.EPSA.-100.EPSB.-100.T.1173.RA.12.RB.14.csv mpi09/RELAX.SimID.9.EPSA.-100.EPSB.-100.T.1173.RA.12.RB.14.csv</text:p>
          </table:table-cell>
        </table:table-row>
        <table:table-row table:style-name="ro1">
          <table:table-cell office:value-type="string" calcext:value-type="string">
            <text:p>RELAX.SimID.1.EPSA.100.EPSB.100.T.1173.RA.12.RB.14.csv</text:p>
          </table:table-cell>
          <table:table-cell office:value-type="string" calcext:value-type="string">
            <text:p>RELAX.SimID.9.EPSA.100.EPSB.100.T.1173.RA.12.RB.14.csv</text:p>
          </table:table-cell>
          <table:table-cell table:number-columns-repeated="2"/>
          <table:table-cell table:formula="of:=CONCATENATE(&quot;diff&quot;;&quot; &quot;;&quot;mpi01/&quot;;[.A110];&quot; &quot;;&quot;mpi09/&quot;;[.B110])" office:value-type="string" office:string-value="diff mpi01/RELAX.SimID.1.EPSA.100.EPSB.100.T.1173.RA.12.RB.14.csv mpi09/RELAX.SimID.9.EPSA.100.EPSB.100.T.1173.RA.12.RB.14.csv" calcext:value-type="string">
            <text:p>diff mpi01/RELAX.SimID.1.EPSA.100.EPSB.100.T.1173.RA.12.RB.14.csv mpi09/RELAX.SimID.9.EPSA.100.EPSB.100.T.1173.RA.12.RB.14.csv</text:p>
          </table:table-cell>
        </table:table-row>
        <table:table-row table:style-name="ro1">
          <table:table-cell office:value-type="string" calcext:value-type="string">
            <text:p>RELAX.SimID.1.EPSA.-100.EPSB.-100.T.1173.RA.12.RB.14.NR.7551.NC.1401.RhoFields.bin</text:p>
          </table:table-cell>
          <table:table-cell office:value-type="string" calcext:value-type="string">
            <text:p>RELAX.SimID.9.EPSA.-100.EPSB.-100.T.1173.RA.12.RB.14.NR.7551.NC.1401.RhoFields.bin</text:p>
          </table:table-cell>
          <table:table-cell table:number-columns-repeated="2"/>
          <table:table-cell table:formula="of:=CONCATENATE(&quot;diff&quot;;&quot; &quot;;&quot;mpi01/&quot;;[.A111];&quot; &quot;;&quot;mpi09/&quot;;[.B111])" office:value-type="string" office:string-value="diff mpi01/RELAX.SimID.1.EPSA.-100.EPSB.-100.T.1173.RA.12.RB.14.NR.7551.NC.1401.RhoFields.bin mpi09/RELAX.SimID.9.EPSA.-100.EPSB.-100.T.1173.RA.12.RB.14.NR.7551.NC.1401.RhoFields.bin" calcext:value-type="string">
            <text:p>diff mpi01/RELAX.SimID.1.EPSA.-100.EPSB.-100.T.1173.RA.12.RB.14.NR.7551.NC.1401.RhoFields.bin mpi09/RELAX.SimID.9.EPSA.-100.EPSB.-100.T.11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173.RA.12.RB.14.NR.7551.NC.1401.RhoFields.bin</text:p>
          </table:table-cell>
          <table:table-cell office:value-type="string" calcext:value-type="string">
            <text:p>RELAX.SimID.9.EPSA.100.EPSB.100.T.1173.RA.12.RB.14.NR.7551.NC.1401.RhoFields.bin</text:p>
          </table:table-cell>
          <table:table-cell table:number-columns-repeated="2"/>
          <table:table-cell table:formula="of:=CONCATENATE(&quot;diff&quot;;&quot; &quot;;&quot;mpi01/&quot;;[.A112];&quot; &quot;;&quot;mpi09/&quot;;[.B112])" office:value-type="string" office:string-value="diff mpi01/RELAX.SimID.1.EPSA.100.EPSB.100.T.1173.RA.12.RB.14.NR.7551.NC.1401.RhoFields.bin mpi09/RELAX.SimID.9.EPSA.100.EPSB.100.T.1173.RA.12.RB.14.NR.7551.NC.1401.RhoFields.bin" calcext:value-type="string">
            <text:p>diff mpi01/RELAX.SimID.1.EPSA.100.EPSB.100.T.1173.RA.12.RB.14.NR.7551.NC.1401.RhoFields.bin mpi09/RELAX.SimID.9.EPSA.100.EPSB.100.T.11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173.RA.12.RB.15.csv</text:p>
          </table:table-cell>
          <table:table-cell office:value-type="string" calcext:value-type="string">
            <text:p>RELAX.SimID.9.EPSA.-100.EPSB.-100.T.1173.RA.12.RB.15.csv</text:p>
          </table:table-cell>
          <table:table-cell table:number-columns-repeated="2"/>
          <table:table-cell table:formula="of:=CONCATENATE(&quot;diff&quot;;&quot; &quot;;&quot;mpi01/&quot;;[.A113];&quot; &quot;;&quot;mpi09/&quot;;[.B113])" office:value-type="string" office:string-value="diff mpi01/RELAX.SimID.1.EPSA.-100.EPSB.-100.T.1173.RA.12.RB.15.csv mpi09/RELAX.SimID.9.EPSA.-100.EPSB.-100.T.1173.RA.12.RB.15.csv" calcext:value-type="string">
            <text:p>diff mpi01/RELAX.SimID.1.EPSA.-100.EPSB.-100.T.1173.RA.12.RB.15.csv mpi09/RELAX.SimID.9.EPSA.-100.EPSB.-100.T.1173.RA.12.RB.15.csv</text:p>
          </table:table-cell>
        </table:table-row>
        <table:table-row table:style-name="ro1">
          <table:table-cell office:value-type="string" calcext:value-type="string">
            <text:p>RELAX.SimID.1.EPSA.100.EPSB.100.T.1173.RA.12.RB.15.csv</text:p>
          </table:table-cell>
          <table:table-cell office:value-type="string" calcext:value-type="string">
            <text:p>RELAX.SimID.9.EPSA.100.EPSB.100.T.1173.RA.12.RB.15.csv</text:p>
          </table:table-cell>
          <table:table-cell table:number-columns-repeated="2"/>
          <table:table-cell table:formula="of:=CONCATENATE(&quot;diff&quot;;&quot; &quot;;&quot;mpi01/&quot;;[.A114];&quot; &quot;;&quot;mpi09/&quot;;[.B114])" office:value-type="string" office:string-value="diff mpi01/RELAX.SimID.1.EPSA.100.EPSB.100.T.1173.RA.12.RB.15.csv mpi09/RELAX.SimID.9.EPSA.100.EPSB.100.T.1173.RA.12.RB.15.csv" calcext:value-type="string">
            <text:p>diff mpi01/RELAX.SimID.1.EPSA.100.EPSB.100.T.1173.RA.12.RB.15.csv mpi09/RELAX.SimID.9.EPSA.100.EPSB.100.T.1173.RA.12.RB.15.csv</text:p>
          </table:table-cell>
        </table:table-row>
        <table:table-row table:style-name="ro1">
          <table:table-cell office:value-type="string" calcext:value-type="string">
            <text:p>RELAX.SimID.1.EPSA.-100.EPSB.-100.T.1173.RA.12.RB.15.NR.7551.NC.1401.RhoFields.bin</text:p>
          </table:table-cell>
          <table:table-cell office:value-type="string" calcext:value-type="string">
            <text:p>RELAX.SimID.9.EPSA.-100.EPSB.-100.T.1173.RA.12.RB.15.NR.7551.NC.1401.RhoFields.bin</text:p>
          </table:table-cell>
          <table:table-cell table:number-columns-repeated="2"/>
          <table:table-cell table:formula="of:=CONCATENATE(&quot;diff&quot;;&quot; &quot;;&quot;mpi01/&quot;;[.A115];&quot; &quot;;&quot;mpi09/&quot;;[.B115])" office:value-type="string" office:string-value="diff mpi01/RELAX.SimID.1.EPSA.-100.EPSB.-100.T.1173.RA.12.RB.15.NR.7551.NC.1401.RhoFields.bin mpi09/RELAX.SimID.9.EPSA.-100.EPSB.-100.T.1173.RA.12.RB.15.NR.7551.NC.1401.RhoFields.bin" calcext:value-type="string">
            <text:p>diff mpi01/RELAX.SimID.1.EPSA.-100.EPSB.-100.T.1173.RA.12.RB.15.NR.7551.NC.1401.RhoFields.bin mpi09/RELAX.SimID.9.EPSA.-100.EPSB.-100.T.11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173.RA.12.RB.15.NR.7551.NC.1401.RhoFields.bin</text:p>
          </table:table-cell>
          <table:table-cell office:value-type="string" calcext:value-type="string">
            <text:p>RELAX.SimID.9.EPSA.100.EPSB.100.T.1173.RA.12.RB.15.NR.7551.NC.1401.RhoFields.bin</text:p>
          </table:table-cell>
          <table:table-cell table:number-columns-repeated="2"/>
          <table:table-cell table:formula="of:=CONCATENATE(&quot;diff&quot;;&quot; &quot;;&quot;mpi01/&quot;;[.A116];&quot; &quot;;&quot;mpi09/&quot;;[.B116])" office:value-type="string" office:string-value="diff mpi01/RELAX.SimID.1.EPSA.100.EPSB.100.T.1173.RA.12.RB.15.NR.7551.NC.1401.RhoFields.bin mpi09/RELAX.SimID.9.EPSA.100.EPSB.100.T.1173.RA.12.RB.15.NR.7551.NC.1401.RhoFields.bin" calcext:value-type="string">
            <text:p>diff mpi01/RELAX.SimID.1.EPSA.100.EPSB.100.T.1173.RA.12.RB.15.NR.7551.NC.1401.RhoFields.bin mpi09/RELAX.SimID.9.EPSA.100.EPSB.100.T.11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173.RA.12.RB.16.csv</text:p>
          </table:table-cell>
          <table:table-cell office:value-type="string" calcext:value-type="string">
            <text:p>RELAX.SimID.9.EPSA.-100.EPSB.-100.T.1173.RA.12.RB.16.csv</text:p>
          </table:table-cell>
          <table:table-cell table:number-columns-repeated="2"/>
          <table:table-cell table:formula="of:=CONCATENATE(&quot;diff&quot;;&quot; &quot;;&quot;mpi01/&quot;;[.A117];&quot; &quot;;&quot;mpi09/&quot;;[.B117])" office:value-type="string" office:string-value="diff mpi01/RELAX.SimID.1.EPSA.-100.EPSB.-100.T.1173.RA.12.RB.16.csv mpi09/RELAX.SimID.9.EPSA.-100.EPSB.-100.T.1173.RA.12.RB.16.csv" calcext:value-type="string">
            <text:p>diff mpi01/RELAX.SimID.1.EPSA.-100.EPSB.-100.T.1173.RA.12.RB.16.csv mpi09/RELAX.SimID.9.EPSA.-100.EPSB.-100.T.1173.RA.12.RB.16.csv</text:p>
          </table:table-cell>
        </table:table-row>
        <table:table-row table:style-name="ro1">
          <table:table-cell office:value-type="string" calcext:value-type="string">
            <text:p>RELAX.SimID.1.EPSA.100.EPSB.100.T.1173.RA.12.RB.16.csv</text:p>
          </table:table-cell>
          <table:table-cell office:value-type="string" calcext:value-type="string">
            <text:p>RELAX.SimID.9.EPSA.100.EPSB.100.T.1173.RA.12.RB.16.csv</text:p>
          </table:table-cell>
          <table:table-cell table:number-columns-repeated="2"/>
          <table:table-cell table:formula="of:=CONCATENATE(&quot;diff&quot;;&quot; &quot;;&quot;mpi01/&quot;;[.A118];&quot; &quot;;&quot;mpi09/&quot;;[.B118])" office:value-type="string" office:string-value="diff mpi01/RELAX.SimID.1.EPSA.100.EPSB.100.T.1173.RA.12.RB.16.csv mpi09/RELAX.SimID.9.EPSA.100.EPSB.100.T.1173.RA.12.RB.16.csv" calcext:value-type="string">
            <text:p>diff mpi01/RELAX.SimID.1.EPSA.100.EPSB.100.T.1173.RA.12.RB.16.csv mpi09/RELAX.SimID.9.EPSA.100.EPSB.100.T.1173.RA.12.RB.16.csv</text:p>
          </table:table-cell>
        </table:table-row>
        <table:table-row table:style-name="ro1">
          <table:table-cell office:value-type="string" calcext:value-type="string">
            <text:p>RELAX.SimID.1.EPSA.-100.EPSB.-100.T.1173.RA.12.RB.16.NR.7551.NC.1401.RhoFields.bin</text:p>
          </table:table-cell>
          <table:table-cell office:value-type="string" calcext:value-type="string">
            <text:p>RELAX.SimID.9.EPSA.-100.EPSB.-100.T.1173.RA.12.RB.16.NR.7551.NC.1401.RhoFields.bin</text:p>
          </table:table-cell>
          <table:table-cell table:number-columns-repeated="2"/>
          <table:table-cell table:formula="of:=CONCATENATE(&quot;diff&quot;;&quot; &quot;;&quot;mpi01/&quot;;[.A119];&quot; &quot;;&quot;mpi09/&quot;;[.B119])" office:value-type="string" office:string-value="diff mpi01/RELAX.SimID.1.EPSA.-100.EPSB.-100.T.1173.RA.12.RB.16.NR.7551.NC.1401.RhoFields.bin mpi09/RELAX.SimID.9.EPSA.-100.EPSB.-100.T.1173.RA.12.RB.16.NR.7551.NC.1401.RhoFields.bin" calcext:value-type="string">
            <text:p>diff mpi01/RELAX.SimID.1.EPSA.-100.EPSB.-100.T.1173.RA.12.RB.16.NR.7551.NC.1401.RhoFields.bin mpi09/RELAX.SimID.9.EPSA.-100.EPSB.-1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173.RA.12.RB.16.NR.7551.NC.1401.RhoFields.bin</text:p>
          </table:table-cell>
          <table:table-cell office:value-type="string" calcext:value-type="string">
            <text:p>RELAX.SimID.9.EPSA.100.EPSB.100.T.1173.RA.12.RB.16.NR.7551.NC.1401.RhoFields.bin</text:p>
          </table:table-cell>
          <table:table-cell table:number-columns-repeated="2"/>
          <table:table-cell table:formula="of:=CONCATENATE(&quot;diff&quot;;&quot; &quot;;&quot;mpi01/&quot;;[.A120];&quot; &quot;;&quot;mpi09/&quot;;[.B120])" office:value-type="string" office:string-value="diff mpi01/RELAX.SimID.1.EPSA.100.EPSB.100.T.1173.RA.12.RB.16.NR.7551.NC.1401.RhoFields.bin mpi09/RELAX.SimID.9.EPSA.100.EPSB.100.T.1173.RA.12.RB.16.NR.7551.NC.1401.RhoFields.bin" calcext:value-type="string">
            <text:p>diff mpi01/RELAX.SimID.1.EPSA.100.EPSB.100.T.1173.RA.12.RB.16.NR.7551.NC.1401.RhoFields.bin mpi09/RELAX.SimID.9.EPSA.100.EPSB.1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223.RA.12.RB.13.csv</text:p>
          </table:table-cell>
          <table:table-cell office:value-type="string" calcext:value-type="string">
            <text:p>RELAX.SimID.9.EPSA.-100.EPSB.-100.T.1223.RA.12.RB.13.csv</text:p>
          </table:table-cell>
          <table:table-cell table:number-columns-repeated="2"/>
          <table:table-cell table:formula="of:=CONCATENATE(&quot;diff&quot;;&quot; &quot;;&quot;mpi01/&quot;;[.A121];&quot; &quot;;&quot;mpi09/&quot;;[.B121])" office:value-type="string" office:string-value="diff mpi01/RELAX.SimID.1.EPSA.-100.EPSB.-100.T.1223.RA.12.RB.13.csv mpi09/RELAX.SimID.9.EPSA.-100.EPSB.-100.T.1223.RA.12.RB.13.csv" calcext:value-type="string">
            <text:p>diff mpi01/RELAX.SimID.1.EPSA.-100.EPSB.-100.T.1223.RA.12.RB.13.csv mpi09/RELAX.SimID.9.EPSA.-100.EPSB.-100.T.1223.RA.12.RB.13.csv</text:p>
          </table:table-cell>
        </table:table-row>
        <table:table-row table:style-name="ro1">
          <table:table-cell office:value-type="string" calcext:value-type="string">
            <text:p>RELAX.SimID.1.EPSA.100.EPSB.100.T.1223.RA.12.RB.13.csv</text:p>
          </table:table-cell>
          <table:table-cell office:value-type="string" calcext:value-type="string">
            <text:p>RELAX.SimID.9.EPSA.100.EPSB.100.T.1223.RA.12.RB.13.csv</text:p>
          </table:table-cell>
          <table:table-cell table:number-columns-repeated="2"/>
          <table:table-cell table:formula="of:=CONCATENATE(&quot;diff&quot;;&quot; &quot;;&quot;mpi01/&quot;;[.A122];&quot; &quot;;&quot;mpi09/&quot;;[.B122])" office:value-type="string" office:string-value="diff mpi01/RELAX.SimID.1.EPSA.100.EPSB.100.T.1223.RA.12.RB.13.csv mpi09/RELAX.SimID.9.EPSA.100.EPSB.100.T.1223.RA.12.RB.13.csv" calcext:value-type="string">
            <text:p>diff mpi01/RELAX.SimID.1.EPSA.100.EPSB.100.T.1223.RA.12.RB.13.csv mpi09/RELAX.SimID.9.EPSA.100.EPSB.100.T.1223.RA.12.RB.13.csv</text:p>
          </table:table-cell>
        </table:table-row>
        <table:table-row table:style-name="ro1">
          <table:table-cell office:value-type="string" calcext:value-type="string">
            <text:p>RELAX.SimID.1.EPSA.100.EPSB.100.T.1223.RA.12.RB.13.NR.7551.NC.1244.RhoFields.bin</text:p>
          </table:table-cell>
          <table:table-cell office:value-type="string" calcext:value-type="string">
            <text:p>RELAX.SimID.9.EPSA.100.EPSB.100.T.1223.RA.12.RB.13.NR.7551.NC.1244.RhoFields.bin</text:p>
          </table:table-cell>
          <table:table-cell table:number-columns-repeated="2"/>
          <table:table-cell table:formula="of:=CONCATENATE(&quot;diff&quot;;&quot; &quot;;&quot;mpi01/&quot;;[.A123];&quot; &quot;;&quot;mpi09/&quot;;[.B123])" office:value-type="string" office:string-value="diff mpi01/RELAX.SimID.1.EPSA.100.EPSB.100.T.1223.RA.12.RB.13.NR.7551.NC.1244.RhoFields.bin mpi09/RELAX.SimID.9.EPSA.100.EPSB.100.T.1223.RA.12.RB.13.NR.7551.NC.1244.RhoFields.bin" calcext:value-type="string">
            <text:p>diff mpi01/RELAX.SimID.1.EPSA.100.EPSB.100.T.1223.RA.12.RB.13.NR.7551.NC.1244.RhoFields.bin mpi09/RELAX.SimID.9.EPSA.100.EPSB.100.T.1223.RA.12.RB.13.NR.7551.NC.1244.RhoFields.bin</text:p>
          </table:table-cell>
        </table:table-row>
        <table:table-row table:style-name="ro1">
          <table:table-cell office:value-type="string" calcext:value-type="string">
            <text:p>RELAX.SimID.1.EPSA.-100.EPSB.-100.T.1223.RA.12.RB.13.NR.7551.NC.1401.RhoFields.bin</text:p>
          </table:table-cell>
          <table:table-cell office:value-type="string" calcext:value-type="string">
            <text:p>RELAX.SimID.9.EPSA.-100.EPSB.-100.T.1223.RA.12.RB.13.NR.7551.NC.1401.RhoFields.bin</text:p>
          </table:table-cell>
          <table:table-cell table:number-columns-repeated="2"/>
          <table:table-cell table:formula="of:=CONCATENATE(&quot;diff&quot;;&quot; &quot;;&quot;mpi01/&quot;;[.A124];&quot; &quot;;&quot;mpi09/&quot;;[.B124])" office:value-type="string" office:string-value="diff mpi01/RELAX.SimID.1.EPSA.-100.EPSB.-100.T.1223.RA.12.RB.13.NR.7551.NC.1401.RhoFields.bin mpi09/RELAX.SimID.9.EPSA.-100.EPSB.-100.T.1223.RA.12.RB.13.NR.7551.NC.1401.RhoFields.bin" calcext:value-type="string">
            <text:p>diff mpi01/RELAX.SimID.1.EPSA.-100.EPSB.-100.T.1223.RA.12.RB.13.NR.7551.NC.1401.RhoFields.bin mpi09/RELAX.SimID.9.EPSA.-100.EPSB.-100.T.12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223.RA.12.RB.14.csv</text:p>
          </table:table-cell>
          <table:table-cell office:value-type="string" calcext:value-type="string">
            <text:p>RELAX.SimID.9.EPSA.-100.EPSB.-100.T.1223.RA.12.RB.14.csv</text:p>
          </table:table-cell>
          <table:table-cell table:number-columns-repeated="2"/>
          <table:table-cell table:formula="of:=CONCATENATE(&quot;diff&quot;;&quot; &quot;;&quot;mpi01/&quot;;[.A125];&quot; &quot;;&quot;mpi09/&quot;;[.B125])" office:value-type="string" office:string-value="diff mpi01/RELAX.SimID.1.EPSA.-100.EPSB.-100.T.1223.RA.12.RB.14.csv mpi09/RELAX.SimID.9.EPSA.-100.EPSB.-100.T.1223.RA.12.RB.14.csv" calcext:value-type="string">
            <text:p>diff mpi01/RELAX.SimID.1.EPSA.-100.EPSB.-100.T.1223.RA.12.RB.14.csv mpi09/RELAX.SimID.9.EPSA.-100.EPSB.-100.T.1223.RA.12.RB.14.csv</text:p>
          </table:table-cell>
        </table:table-row>
        <table:table-row table:style-name="ro1">
          <table:table-cell office:value-type="string" calcext:value-type="string">
            <text:p>RELAX.SimID.1.EPSA.100.EPSB.100.T.1223.RA.12.RB.14.csv</text:p>
          </table:table-cell>
          <table:table-cell office:value-type="string" calcext:value-type="string">
            <text:p>RELAX.SimID.9.EPSA.100.EPSB.100.T.1223.RA.12.RB.14.csv</text:p>
          </table:table-cell>
          <table:table-cell table:number-columns-repeated="2"/>
          <table:table-cell table:formula="of:=CONCATENATE(&quot;diff&quot;;&quot; &quot;;&quot;mpi01/&quot;;[.A126];&quot; &quot;;&quot;mpi09/&quot;;[.B126])" office:value-type="string" office:string-value="diff mpi01/RELAX.SimID.1.EPSA.100.EPSB.100.T.1223.RA.12.RB.14.csv mpi09/RELAX.SimID.9.EPSA.100.EPSB.100.T.1223.RA.12.RB.14.csv" calcext:value-type="string">
            <text:p>diff mpi01/RELAX.SimID.1.EPSA.100.EPSB.100.T.1223.RA.12.RB.14.csv mpi09/RELAX.SimID.9.EPSA.100.EPSB.100.T.1223.RA.12.RB.14.csv</text:p>
          </table:table-cell>
        </table:table-row>
        <table:table-row table:style-name="ro1">
          <table:table-cell office:value-type="string" calcext:value-type="string">
            <text:p>RELAX.SimID.1.EPSA.-100.EPSB.-100.T.1223.RA.12.RB.14.NR.7551.NC.1401.RhoFields.bin</text:p>
          </table:table-cell>
          <table:table-cell office:value-type="string" calcext:value-type="string">
            <text:p>RELAX.SimID.9.EPSA.-100.EPSB.-100.T.1223.RA.12.RB.14.NR.7551.NC.1401.RhoFields.bin</text:p>
          </table:table-cell>
          <table:table-cell table:number-columns-repeated="2"/>
          <table:table-cell table:formula="of:=CONCATENATE(&quot;diff&quot;;&quot; &quot;;&quot;mpi01/&quot;;[.A127];&quot; &quot;;&quot;mpi09/&quot;;[.B127])" office:value-type="string" office:string-value="diff mpi01/RELAX.SimID.1.EPSA.-100.EPSB.-100.T.1223.RA.12.RB.14.NR.7551.NC.1401.RhoFields.bin mpi09/RELAX.SimID.9.EPSA.-100.EPSB.-100.T.1223.RA.12.RB.14.NR.7551.NC.1401.RhoFields.bin" calcext:value-type="string">
            <text:p>diff mpi01/RELAX.SimID.1.EPSA.-100.EPSB.-100.T.1223.RA.12.RB.14.NR.7551.NC.1401.RhoFields.bin mpi09/RELAX.SimID.9.EPSA.-100.EPSB.-100.T.12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223.RA.12.RB.14.NR.7551.NC.1401.RhoFields.bin</text:p>
          </table:table-cell>
          <table:table-cell office:value-type="string" calcext:value-type="string">
            <text:p>RELAX.SimID.9.EPSA.100.EPSB.100.T.1223.RA.12.RB.14.NR.7551.NC.1401.RhoFields.bin</text:p>
          </table:table-cell>
          <table:table-cell table:number-columns-repeated="2"/>
          <table:table-cell table:formula="of:=CONCATENATE(&quot;diff&quot;;&quot; &quot;;&quot;mpi01/&quot;;[.A128];&quot; &quot;;&quot;mpi09/&quot;;[.B128])" office:value-type="string" office:string-value="diff mpi01/RELAX.SimID.1.EPSA.100.EPSB.100.T.1223.RA.12.RB.14.NR.7551.NC.1401.RhoFields.bin mpi09/RELAX.SimID.9.EPSA.100.EPSB.100.T.1223.RA.12.RB.14.NR.7551.NC.1401.RhoFields.bin" calcext:value-type="string">
            <text:p>diff mpi01/RELAX.SimID.1.EPSA.100.EPSB.100.T.1223.RA.12.RB.14.NR.7551.NC.1401.RhoFields.bin mpi09/RELAX.SimID.9.EPSA.100.EPSB.100.T.12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223.RA.12.RB.15.csv</text:p>
          </table:table-cell>
          <table:table-cell office:value-type="string" calcext:value-type="string">
            <text:p>RELAX.SimID.9.EPSA.-100.EPSB.-100.T.1223.RA.12.RB.15.csv</text:p>
          </table:table-cell>
          <table:table-cell table:number-columns-repeated="2"/>
          <table:table-cell table:formula="of:=CONCATENATE(&quot;diff&quot;;&quot; &quot;;&quot;mpi01/&quot;;[.A129];&quot; &quot;;&quot;mpi09/&quot;;[.B129])" office:value-type="string" office:string-value="diff mpi01/RELAX.SimID.1.EPSA.-100.EPSB.-100.T.1223.RA.12.RB.15.csv mpi09/RELAX.SimID.9.EPSA.-100.EPSB.-100.T.1223.RA.12.RB.15.csv" calcext:value-type="string">
            <text:p>diff mpi01/RELAX.SimID.1.EPSA.-100.EPSB.-100.T.1223.RA.12.RB.15.csv mpi09/RELAX.SimID.9.EPSA.-100.EPSB.-100.T.1223.RA.12.RB.15.csv</text:p>
          </table:table-cell>
        </table:table-row>
        <table:table-row table:style-name="ro1">
          <table:table-cell office:value-type="string" calcext:value-type="string">
            <text:p>RELAX.SimID.1.EPSA.100.EPSB.100.T.1223.RA.12.RB.15.csv</text:p>
          </table:table-cell>
          <table:table-cell office:value-type="string" calcext:value-type="string">
            <text:p>RELAX.SimID.9.EPSA.100.EPSB.100.T.1223.RA.12.RB.15.csv</text:p>
          </table:table-cell>
          <table:table-cell table:number-columns-repeated="2"/>
          <table:table-cell table:formula="of:=CONCATENATE(&quot;diff&quot;;&quot; &quot;;&quot;mpi01/&quot;;[.A130];&quot; &quot;;&quot;mpi09/&quot;;[.B130])" office:value-type="string" office:string-value="diff mpi01/RELAX.SimID.1.EPSA.100.EPSB.100.T.1223.RA.12.RB.15.csv mpi09/RELAX.SimID.9.EPSA.100.EPSB.100.T.1223.RA.12.RB.15.csv" calcext:value-type="string">
            <text:p>diff mpi01/RELAX.SimID.1.EPSA.100.EPSB.100.T.1223.RA.12.RB.15.csv mpi09/RELAX.SimID.9.EPSA.100.EPSB.100.T.1223.RA.12.RB.15.csv</text:p>
          </table:table-cell>
        </table:table-row>
        <table:table-row table:style-name="ro1">
          <table:table-cell office:value-type="string" calcext:value-type="string">
            <text:p>RELAX.SimID.1.EPSA.-100.EPSB.-100.T.1223.RA.12.RB.15.NR.7551.NC.1401.RhoFields.bin</text:p>
          </table:table-cell>
          <table:table-cell office:value-type="string" calcext:value-type="string">
            <text:p>RELAX.SimID.9.EPSA.-100.EPSB.-100.T.1223.RA.12.RB.15.NR.7551.NC.1401.RhoFields.bin</text:p>
          </table:table-cell>
          <table:table-cell table:number-columns-repeated="2"/>
          <table:table-cell table:formula="of:=CONCATENATE(&quot;diff&quot;;&quot; &quot;;&quot;mpi01/&quot;;[.A131];&quot; &quot;;&quot;mpi09/&quot;;[.B131])" office:value-type="string" office:string-value="diff mpi01/RELAX.SimID.1.EPSA.-100.EPSB.-100.T.1223.RA.12.RB.15.NR.7551.NC.1401.RhoFields.bin mpi09/RELAX.SimID.9.EPSA.-100.EPSB.-100.T.1223.RA.12.RB.15.NR.7551.NC.1401.RhoFields.bin" calcext:value-type="string">
            <text:p>diff mpi01/RELAX.SimID.1.EPSA.-100.EPSB.-100.T.1223.RA.12.RB.15.NR.7551.NC.1401.RhoFields.bin mpi09/RELAX.SimID.9.EPSA.-100.EPSB.-100.T.12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223.RA.12.RB.15.NR.7551.NC.1401.RhoFields.bin</text:p>
          </table:table-cell>
          <table:table-cell office:value-type="string" calcext:value-type="string">
            <text:p>RELAX.SimID.9.EPSA.100.EPSB.100.T.1223.RA.12.RB.15.NR.7551.NC.1401.RhoFields.bin</text:p>
          </table:table-cell>
          <table:table-cell table:number-columns-repeated="2"/>
          <table:table-cell table:formula="of:=CONCATENATE(&quot;diff&quot;;&quot; &quot;;&quot;mpi01/&quot;;[.A132];&quot; &quot;;&quot;mpi09/&quot;;[.B132])" office:value-type="string" office:string-value="diff mpi01/RELAX.SimID.1.EPSA.100.EPSB.100.T.1223.RA.12.RB.15.NR.7551.NC.1401.RhoFields.bin mpi09/RELAX.SimID.9.EPSA.100.EPSB.100.T.1223.RA.12.RB.15.NR.7551.NC.1401.RhoFields.bin" calcext:value-type="string">
            <text:p>diff mpi01/RELAX.SimID.1.EPSA.100.EPSB.100.T.1223.RA.12.RB.15.NR.7551.NC.1401.RhoFields.bin mpi09/RELAX.SimID.9.EPSA.100.EPSB.100.T.12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223.RA.12.RB.16.csv</text:p>
          </table:table-cell>
          <table:table-cell office:value-type="string" calcext:value-type="string">
            <text:p>RELAX.SimID.9.EPSA.-100.EPSB.-100.T.1223.RA.12.RB.16.csv</text:p>
          </table:table-cell>
          <table:table-cell table:number-columns-repeated="2"/>
          <table:table-cell table:formula="of:=CONCATENATE(&quot;diff&quot;;&quot; &quot;;&quot;mpi01/&quot;;[.A133];&quot; &quot;;&quot;mpi09/&quot;;[.B133])" office:value-type="string" office:string-value="diff mpi01/RELAX.SimID.1.EPSA.-100.EPSB.-100.T.1223.RA.12.RB.16.csv mpi09/RELAX.SimID.9.EPSA.-100.EPSB.-100.T.1223.RA.12.RB.16.csv" calcext:value-type="string">
            <text:p>diff mpi01/RELAX.SimID.1.EPSA.-100.EPSB.-100.T.1223.RA.12.RB.16.csv mpi09/RELAX.SimID.9.EPSA.-100.EPSB.-100.T.1223.RA.12.RB.16.csv</text:p>
          </table:table-cell>
        </table:table-row>
        <table:table-row table:style-name="ro1">
          <table:table-cell office:value-type="string" calcext:value-type="string">
            <text:p>RELAX.SimID.1.EPSA.100.EPSB.100.T.1223.RA.12.RB.16.csv</text:p>
          </table:table-cell>
          <table:table-cell office:value-type="string" calcext:value-type="string">
            <text:p>RELAX.SimID.9.EPSA.100.EPSB.100.T.1223.RA.12.RB.16.csv</text:p>
          </table:table-cell>
          <table:table-cell table:number-columns-repeated="2"/>
          <table:table-cell table:formula="of:=CONCATENATE(&quot;diff&quot;;&quot; &quot;;&quot;mpi01/&quot;;[.A134];&quot; &quot;;&quot;mpi09/&quot;;[.B134])" office:value-type="string" office:string-value="diff mpi01/RELAX.SimID.1.EPSA.100.EPSB.100.T.1223.RA.12.RB.16.csv mpi09/RELAX.SimID.9.EPSA.100.EPSB.100.T.1223.RA.12.RB.16.csv" calcext:value-type="string">
            <text:p>diff mpi01/RELAX.SimID.1.EPSA.100.EPSB.100.T.1223.RA.12.RB.16.csv mpi09/RELAX.SimID.9.EPSA.100.EPSB.100.T.1223.RA.12.RB.16.csv</text:p>
          </table:table-cell>
        </table:table-row>
        <table:table-row table:style-name="ro1">
          <table:table-cell office:value-type="string" calcext:value-type="string">
            <text:p>RELAX.SimID.1.EPSA.-100.EPSB.-100.T.1223.RA.12.RB.16.NR.7551.NC.1401.RhoFields.bin</text:p>
          </table:table-cell>
          <table:table-cell office:value-type="string" calcext:value-type="string">
            <text:p>RELAX.SimID.9.EPSA.-100.EPSB.-100.T.1223.RA.12.RB.16.NR.7551.NC.1401.RhoFields.bin</text:p>
          </table:table-cell>
          <table:table-cell table:number-columns-repeated="2"/>
          <table:table-cell table:formula="of:=CONCATENATE(&quot;diff&quot;;&quot; &quot;;&quot;mpi01/&quot;;[.A135];&quot; &quot;;&quot;mpi09/&quot;;[.B135])" office:value-type="string" office:string-value="diff mpi01/RELAX.SimID.1.EPSA.-100.EPSB.-100.T.1223.RA.12.RB.16.NR.7551.NC.1401.RhoFields.bin mpi09/RELAX.SimID.9.EPSA.-100.EPSB.-100.T.1223.RA.12.RB.16.NR.7551.NC.1401.RhoFields.bin" calcext:value-type="string">
            <text:p>diff mpi01/RELAX.SimID.1.EPSA.-100.EPSB.-100.T.1223.RA.12.RB.16.NR.7551.NC.1401.RhoFields.bin mpi09/RELAX.SimID.9.EPSA.-100.EPSB.-1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223.RA.12.RB.16.NR.7551.NC.1401.RhoFields.bin</text:p>
          </table:table-cell>
          <table:table-cell office:value-type="string" calcext:value-type="string">
            <text:p>RELAX.SimID.9.EPSA.100.EPSB.100.T.1223.RA.12.RB.16.NR.7551.NC.1401.RhoFields.bin</text:p>
          </table:table-cell>
          <table:table-cell table:number-columns-repeated="2"/>
          <table:table-cell table:formula="of:=CONCATENATE(&quot;diff&quot;;&quot; &quot;;&quot;mpi01/&quot;;[.A136];&quot; &quot;;&quot;mpi09/&quot;;[.B136])" office:value-type="string" office:string-value="diff mpi01/RELAX.SimID.1.EPSA.100.EPSB.100.T.1223.RA.12.RB.16.NR.7551.NC.1401.RhoFields.bin mpi09/RELAX.SimID.9.EPSA.100.EPSB.100.T.1223.RA.12.RB.16.NR.7551.NC.1401.RhoFields.bin" calcext:value-type="string">
            <text:p>diff mpi01/RELAX.SimID.1.EPSA.100.EPSB.100.T.1223.RA.12.RB.16.NR.7551.NC.1401.RhoFields.bin mpi09/RELAX.SimID.9.EPSA.100.EPSB.1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273.RA.12.RB.13.csv</text:p>
          </table:table-cell>
          <table:table-cell office:value-type="string" calcext:value-type="string">
            <text:p>RELAX.SimID.9.EPSA.-100.EPSB.-100.T.1273.RA.12.RB.13.csv</text:p>
          </table:table-cell>
          <table:table-cell table:number-columns-repeated="2"/>
          <table:table-cell table:formula="of:=CONCATENATE(&quot;diff&quot;;&quot; &quot;;&quot;mpi01/&quot;;[.A137];&quot; &quot;;&quot;mpi09/&quot;;[.B137])" office:value-type="string" office:string-value="diff mpi01/RELAX.SimID.1.EPSA.-100.EPSB.-100.T.1273.RA.12.RB.13.csv mpi09/RELAX.SimID.9.EPSA.-100.EPSB.-100.T.1273.RA.12.RB.13.csv" calcext:value-type="string">
            <text:p>diff mpi01/RELAX.SimID.1.EPSA.-100.EPSB.-100.T.1273.RA.12.RB.13.csv mpi09/RELAX.SimID.9.EPSA.-100.EPSB.-100.T.1273.RA.12.RB.13.csv</text:p>
          </table:table-cell>
        </table:table-row>
        <table:table-row table:style-name="ro1">
          <table:table-cell office:value-type="string" calcext:value-type="string">
            <text:p>RELAX.SimID.1.EPSA.100.EPSB.100.T.1273.RA.12.RB.13.csv</text:p>
          </table:table-cell>
          <table:table-cell office:value-type="string" calcext:value-type="string">
            <text:p>RELAX.SimID.9.EPSA.100.EPSB.100.T.1273.RA.12.RB.13.csv</text:p>
          </table:table-cell>
          <table:table-cell table:number-columns-repeated="2"/>
          <table:table-cell table:formula="of:=CONCATENATE(&quot;diff&quot;;&quot; &quot;;&quot;mpi01/&quot;;[.A138];&quot; &quot;;&quot;mpi09/&quot;;[.B138])" office:value-type="string" office:string-value="diff mpi01/RELAX.SimID.1.EPSA.100.EPSB.100.T.1273.RA.12.RB.13.csv mpi09/RELAX.SimID.9.EPSA.100.EPSB.100.T.1273.RA.12.RB.13.csv" calcext:value-type="string">
            <text:p>diff mpi01/RELAX.SimID.1.EPSA.100.EPSB.100.T.1273.RA.12.RB.13.csv mpi09/RELAX.SimID.9.EPSA.100.EPSB.100.T.1273.RA.12.RB.13.csv</text:p>
          </table:table-cell>
        </table:table-row>
        <table:table-row table:style-name="ro1">
          <table:table-cell office:value-type="string" calcext:value-type="string">
            <text:p>RELAX.SimID.1.EPSA.-100.EPSB.-100.T.1273.RA.12.RB.13.NR.7551.NC.1401.RhoFields.bin</text:p>
          </table:table-cell>
          <table:table-cell office:value-type="string" calcext:value-type="string">
            <text:p>RELAX.SimID.9.EPSA.-100.EPSB.-100.T.1273.RA.12.RB.13.NR.7551.NC.1401.RhoFields.bin</text:p>
          </table:table-cell>
          <table:table-cell table:number-columns-repeated="2"/>
          <table:table-cell table:formula="of:=CONCATENATE(&quot;diff&quot;;&quot; &quot;;&quot;mpi01/&quot;;[.A139];&quot; &quot;;&quot;mpi09/&quot;;[.B139])" office:value-type="string" office:string-value="diff mpi01/RELAX.SimID.1.EPSA.-100.EPSB.-100.T.1273.RA.12.RB.13.NR.7551.NC.1401.RhoFields.bin mpi09/RELAX.SimID.9.EPSA.-100.EPSB.-100.T.1273.RA.12.RB.13.NR.7551.NC.1401.RhoFields.bin" calcext:value-type="string">
            <text:p>diff mpi01/RELAX.SimID.1.EPSA.-100.EPSB.-100.T.1273.RA.12.RB.13.NR.7551.NC.1401.RhoFields.bin mpi09/RELAX.SimID.9.EPSA.-100.EPSB.-100.T.12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273.RA.12.RB.13.NR.7551.NC.1401.RhoFields.bin</text:p>
          </table:table-cell>
          <table:table-cell office:value-type="string" calcext:value-type="string">
            <text:p>RELAX.SimID.9.EPSA.100.EPSB.100.T.1273.RA.12.RB.13.NR.7551.NC.1401.RhoFields.bin</text:p>
          </table:table-cell>
          <table:table-cell table:number-columns-repeated="2"/>
          <table:table-cell table:formula="of:=CONCATENATE(&quot;diff&quot;;&quot; &quot;;&quot;mpi01/&quot;;[.A140];&quot; &quot;;&quot;mpi09/&quot;;[.B140])" office:value-type="string" office:string-value="diff mpi01/RELAX.SimID.1.EPSA.100.EPSB.100.T.1273.RA.12.RB.13.NR.7551.NC.1401.RhoFields.bin mpi09/RELAX.SimID.9.EPSA.100.EPSB.100.T.1273.RA.12.RB.13.NR.7551.NC.1401.RhoFields.bin" calcext:value-type="string">
            <text:p>diff mpi01/RELAX.SimID.1.EPSA.100.EPSB.100.T.1273.RA.12.RB.13.NR.7551.NC.1401.RhoFields.bin mpi09/RELAX.SimID.9.EPSA.100.EPSB.100.T.12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273.RA.12.RB.14.csv</text:p>
          </table:table-cell>
          <table:table-cell office:value-type="string" calcext:value-type="string">
            <text:p>RELAX.SimID.9.EPSA.-100.EPSB.-100.T.1273.RA.12.RB.14.csv</text:p>
          </table:table-cell>
          <table:table-cell table:number-columns-repeated="2"/>
          <table:table-cell table:formula="of:=CONCATENATE(&quot;diff&quot;;&quot; &quot;;&quot;mpi01/&quot;;[.A141];&quot; &quot;;&quot;mpi09/&quot;;[.B141])" office:value-type="string" office:string-value="diff mpi01/RELAX.SimID.1.EPSA.-100.EPSB.-100.T.1273.RA.12.RB.14.csv mpi09/RELAX.SimID.9.EPSA.-100.EPSB.-100.T.1273.RA.12.RB.14.csv" calcext:value-type="string">
            <text:p>diff mpi01/RELAX.SimID.1.EPSA.-100.EPSB.-100.T.1273.RA.12.RB.14.csv mpi09/RELAX.SimID.9.EPSA.-100.EPSB.-100.T.1273.RA.12.RB.14.csv</text:p>
          </table:table-cell>
        </table:table-row>
        <table:table-row table:style-name="ro1">
          <table:table-cell office:value-type="string" calcext:value-type="string">
            <text:p>RELAX.SimID.1.EPSA.100.EPSB.100.T.1273.RA.12.RB.14.csv</text:p>
          </table:table-cell>
          <table:table-cell office:value-type="string" calcext:value-type="string">
            <text:p>RELAX.SimID.9.EPSA.100.EPSB.100.T.1273.RA.12.RB.14.csv</text:p>
          </table:table-cell>
          <table:table-cell table:number-columns-repeated="2"/>
          <table:table-cell table:formula="of:=CONCATENATE(&quot;diff&quot;;&quot; &quot;;&quot;mpi01/&quot;;[.A142];&quot; &quot;;&quot;mpi09/&quot;;[.B142])" office:value-type="string" office:string-value="diff mpi01/RELAX.SimID.1.EPSA.100.EPSB.100.T.1273.RA.12.RB.14.csv mpi09/RELAX.SimID.9.EPSA.100.EPSB.100.T.1273.RA.12.RB.14.csv" calcext:value-type="string">
            <text:p>diff mpi01/RELAX.SimID.1.EPSA.100.EPSB.100.T.1273.RA.12.RB.14.csv mpi09/RELAX.SimID.9.EPSA.100.EPSB.100.T.1273.RA.12.RB.14.csv</text:p>
          </table:table-cell>
        </table:table-row>
        <table:table-row table:style-name="ro1">
          <table:table-cell office:value-type="string" calcext:value-type="string">
            <text:p>RELAX.SimID.1.EPSA.-100.EPSB.-100.T.1273.RA.12.RB.14.NR.7551.NC.1401.RhoFields.bin</text:p>
          </table:table-cell>
          <table:table-cell office:value-type="string" calcext:value-type="string">
            <text:p>RELAX.SimID.9.EPSA.-100.EPSB.-100.T.1273.RA.12.RB.14.NR.7551.NC.1401.RhoFields.bin</text:p>
          </table:table-cell>
          <table:table-cell table:number-columns-repeated="2"/>
          <table:table-cell table:formula="of:=CONCATENATE(&quot;diff&quot;;&quot; &quot;;&quot;mpi01/&quot;;[.A143];&quot; &quot;;&quot;mpi09/&quot;;[.B143])" office:value-type="string" office:string-value="diff mpi01/RELAX.SimID.1.EPSA.-100.EPSB.-100.T.1273.RA.12.RB.14.NR.7551.NC.1401.RhoFields.bin mpi09/RELAX.SimID.9.EPSA.-100.EPSB.-100.T.1273.RA.12.RB.14.NR.7551.NC.1401.RhoFields.bin" calcext:value-type="string">
            <text:p>diff mpi01/RELAX.SimID.1.EPSA.-100.EPSB.-100.T.1273.RA.12.RB.14.NR.7551.NC.1401.RhoFields.bin mpi09/RELAX.SimID.9.EPSA.-100.EPSB.-100.T.12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273.RA.12.RB.14.NR.7551.NC.1401.RhoFields.bin</text:p>
          </table:table-cell>
          <table:table-cell office:value-type="string" calcext:value-type="string">
            <text:p>RELAX.SimID.9.EPSA.100.EPSB.100.T.1273.RA.12.RB.14.NR.7551.NC.1401.RhoFields.bin</text:p>
          </table:table-cell>
          <table:table-cell table:number-columns-repeated="2"/>
          <table:table-cell table:formula="of:=CONCATENATE(&quot;diff&quot;;&quot; &quot;;&quot;mpi01/&quot;;[.A144];&quot; &quot;;&quot;mpi09/&quot;;[.B144])" office:value-type="string" office:string-value="diff mpi01/RELAX.SimID.1.EPSA.100.EPSB.100.T.1273.RA.12.RB.14.NR.7551.NC.1401.RhoFields.bin mpi09/RELAX.SimID.9.EPSA.100.EPSB.100.T.1273.RA.12.RB.14.NR.7551.NC.1401.RhoFields.bin" calcext:value-type="string">
            <text:p>diff mpi01/RELAX.SimID.1.EPSA.100.EPSB.100.T.1273.RA.12.RB.14.NR.7551.NC.1401.RhoFields.bin mpi09/RELAX.SimID.9.EPSA.100.EPSB.100.T.12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273.RA.12.RB.15.csv</text:p>
          </table:table-cell>
          <table:table-cell office:value-type="string" calcext:value-type="string">
            <text:p>RELAX.SimID.9.EPSA.-100.EPSB.-100.T.1273.RA.12.RB.15.csv</text:p>
          </table:table-cell>
          <table:table-cell table:number-columns-repeated="2"/>
          <table:table-cell table:formula="of:=CONCATENATE(&quot;diff&quot;;&quot; &quot;;&quot;mpi01/&quot;;[.A145];&quot; &quot;;&quot;mpi09/&quot;;[.B145])" office:value-type="string" office:string-value="diff mpi01/RELAX.SimID.1.EPSA.-100.EPSB.-100.T.1273.RA.12.RB.15.csv mpi09/RELAX.SimID.9.EPSA.-100.EPSB.-100.T.1273.RA.12.RB.15.csv" calcext:value-type="string">
            <text:p>diff mpi01/RELAX.SimID.1.EPSA.-100.EPSB.-100.T.1273.RA.12.RB.15.csv mpi09/RELAX.SimID.9.EPSA.-100.EPSB.-100.T.1273.RA.12.RB.15.csv</text:p>
          </table:table-cell>
        </table:table-row>
        <table:table-row table:style-name="ro1">
          <table:table-cell office:value-type="string" calcext:value-type="string">
            <text:p>RELAX.SimID.1.EPSA.100.EPSB.100.T.1273.RA.12.RB.15.csv</text:p>
          </table:table-cell>
          <table:table-cell office:value-type="string" calcext:value-type="string">
            <text:p>RELAX.SimID.9.EPSA.100.EPSB.100.T.1273.RA.12.RB.15.csv</text:p>
          </table:table-cell>
          <table:table-cell table:number-columns-repeated="2"/>
          <table:table-cell table:formula="of:=CONCATENATE(&quot;diff&quot;;&quot; &quot;;&quot;mpi01/&quot;;[.A146];&quot; &quot;;&quot;mpi09/&quot;;[.B146])" office:value-type="string" office:string-value="diff mpi01/RELAX.SimID.1.EPSA.100.EPSB.100.T.1273.RA.12.RB.15.csv mpi09/RELAX.SimID.9.EPSA.100.EPSB.100.T.1273.RA.12.RB.15.csv" calcext:value-type="string">
            <text:p>diff mpi01/RELAX.SimID.1.EPSA.100.EPSB.100.T.1273.RA.12.RB.15.csv mpi09/RELAX.SimID.9.EPSA.100.EPSB.100.T.1273.RA.12.RB.15.csv</text:p>
          </table:table-cell>
        </table:table-row>
        <table:table-row table:style-name="ro1">
          <table:table-cell office:value-type="string" calcext:value-type="string">
            <text:p>RELAX.SimID.1.EPSA.-100.EPSB.-100.T.1273.RA.12.RB.15.NR.7551.NC.1401.RhoFields.bin</text:p>
          </table:table-cell>
          <table:table-cell office:value-type="string" calcext:value-type="string">
            <text:p>RELAX.SimID.9.EPSA.-100.EPSB.-100.T.1273.RA.12.RB.15.NR.7551.NC.1401.RhoFields.bin</text:p>
          </table:table-cell>
          <table:table-cell table:number-columns-repeated="2"/>
          <table:table-cell table:formula="of:=CONCATENATE(&quot;diff&quot;;&quot; &quot;;&quot;mpi01/&quot;;[.A147];&quot; &quot;;&quot;mpi09/&quot;;[.B147])" office:value-type="string" office:string-value="diff mpi01/RELAX.SimID.1.EPSA.-100.EPSB.-100.T.1273.RA.12.RB.15.NR.7551.NC.1401.RhoFields.bin mpi09/RELAX.SimID.9.EPSA.-100.EPSB.-100.T.1273.RA.12.RB.15.NR.7551.NC.1401.RhoFields.bin" calcext:value-type="string">
            <text:p>diff mpi01/RELAX.SimID.1.EPSA.-100.EPSB.-100.T.1273.RA.12.RB.15.NR.7551.NC.1401.RhoFields.bin mpi09/RELAX.SimID.9.EPSA.-100.EPSB.-1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273.RA.12.RB.15.NR.7551.NC.1401.RhoFields.bin</text:p>
          </table:table-cell>
          <table:table-cell office:value-type="string" calcext:value-type="string">
            <text:p>RELAX.SimID.9.EPSA.100.EPSB.100.T.1273.RA.12.RB.15.NR.7551.NC.1401.RhoFields.bin</text:p>
          </table:table-cell>
          <table:table-cell table:number-columns-repeated="2"/>
          <table:table-cell table:formula="of:=CONCATENATE(&quot;diff&quot;;&quot; &quot;;&quot;mpi01/&quot;;[.A148];&quot; &quot;;&quot;mpi09/&quot;;[.B148])" office:value-type="string" office:string-value="diff mpi01/RELAX.SimID.1.EPSA.100.EPSB.100.T.1273.RA.12.RB.15.NR.7551.NC.1401.RhoFields.bin mpi09/RELAX.SimID.9.EPSA.100.EPSB.100.T.1273.RA.12.RB.15.NR.7551.NC.1401.RhoFields.bin" calcext:value-type="string">
            <text:p>diff mpi01/RELAX.SimID.1.EPSA.100.EPSB.100.T.1273.RA.12.RB.15.NR.7551.NC.1401.RhoFields.bin mpi09/RELAX.SimID.9.EPSA.100.EPSB.1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273.RA.12.RB.16.csv</text:p>
          </table:table-cell>
          <table:table-cell office:value-type="string" calcext:value-type="string">
            <text:p>RELAX.SimID.9.EPSA.-100.EPSB.-100.T.1273.RA.12.RB.16.csv</text:p>
          </table:table-cell>
          <table:table-cell table:number-columns-repeated="2"/>
          <table:table-cell table:formula="of:=CONCATENATE(&quot;diff&quot;;&quot; &quot;;&quot;mpi01/&quot;;[.A149];&quot; &quot;;&quot;mpi09/&quot;;[.B149])" office:value-type="string" office:string-value="diff mpi01/RELAX.SimID.1.EPSA.-100.EPSB.-100.T.1273.RA.12.RB.16.csv mpi09/RELAX.SimID.9.EPSA.-100.EPSB.-100.T.1273.RA.12.RB.16.csv" calcext:value-type="string">
            <text:p>diff mpi01/RELAX.SimID.1.EPSA.-100.EPSB.-100.T.1273.RA.12.RB.16.csv mpi09/RELAX.SimID.9.EPSA.-100.EPSB.-100.T.1273.RA.12.RB.16.csv</text:p>
          </table:table-cell>
        </table:table-row>
        <table:table-row table:style-name="ro1">
          <table:table-cell office:value-type="string" calcext:value-type="string">
            <text:p>RELAX.SimID.1.EPSA.100.EPSB.100.T.1273.RA.12.RB.16.csv</text:p>
          </table:table-cell>
          <table:table-cell office:value-type="string" calcext:value-type="string">
            <text:p>RELAX.SimID.9.EPSA.100.EPSB.100.T.1273.RA.12.RB.16.csv</text:p>
          </table:table-cell>
          <table:table-cell table:number-columns-repeated="2"/>
          <table:table-cell table:formula="of:=CONCATENATE(&quot;diff&quot;;&quot; &quot;;&quot;mpi01/&quot;;[.A150];&quot; &quot;;&quot;mpi09/&quot;;[.B150])" office:value-type="string" office:string-value="diff mpi01/RELAX.SimID.1.EPSA.100.EPSB.100.T.1273.RA.12.RB.16.csv mpi09/RELAX.SimID.9.EPSA.100.EPSB.100.T.1273.RA.12.RB.16.csv" calcext:value-type="string">
            <text:p>diff mpi01/RELAX.SimID.1.EPSA.100.EPSB.100.T.1273.RA.12.RB.16.csv mpi09/RELAX.SimID.9.EPSA.100.EPSB.100.T.1273.RA.12.RB.16.csv</text:p>
          </table:table-cell>
        </table:table-row>
        <table:table-row table:style-name="ro1">
          <table:table-cell office:value-type="string" calcext:value-type="string">
            <text:p>RELAX.SimID.1.EPSA.-100.EPSB.-100.T.1273.RA.12.RB.16.NR.7551.NC.1401.RhoFields.bin</text:p>
          </table:table-cell>
          <table:table-cell office:value-type="string" calcext:value-type="string">
            <text:p>RELAX.SimID.9.EPSA.-100.EPSB.-100.T.1273.RA.12.RB.16.NR.7551.NC.1401.RhoFields.bin</text:p>
          </table:table-cell>
          <table:table-cell table:number-columns-repeated="2"/>
          <table:table-cell table:formula="of:=CONCATENATE(&quot;diff&quot;;&quot; &quot;;&quot;mpi01/&quot;;[.A151];&quot; &quot;;&quot;mpi09/&quot;;[.B151])" office:value-type="string" office:string-value="diff mpi01/RELAX.SimID.1.EPSA.-100.EPSB.-100.T.1273.RA.12.RB.16.NR.7551.NC.1401.RhoFields.bin mpi09/RELAX.SimID.9.EPSA.-100.EPSB.-100.T.1273.RA.12.RB.16.NR.7551.NC.1401.RhoFields.bin" calcext:value-type="string">
            <text:p>diff mpi01/RELAX.SimID.1.EPSA.-100.EPSB.-100.T.1273.RA.12.RB.16.NR.7551.NC.1401.RhoFields.bin mpi09/RELAX.SimID.9.EPSA.-100.EPSB.-1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273.RA.12.RB.16.NR.7551.NC.1401.RhoFields.bin</text:p>
          </table:table-cell>
          <table:table-cell office:value-type="string" calcext:value-type="string">
            <text:p>RELAX.SimID.9.EPSA.100.EPSB.100.T.1273.RA.12.RB.16.NR.7551.NC.1401.RhoFields.bin</text:p>
          </table:table-cell>
          <table:table-cell table:number-columns-repeated="2"/>
          <table:table-cell table:formula="of:=CONCATENATE(&quot;diff&quot;;&quot; &quot;;&quot;mpi01/&quot;;[.A152];&quot; &quot;;&quot;mpi09/&quot;;[.B152])" office:value-type="string" office:string-value="diff mpi01/RELAX.SimID.1.EPSA.100.EPSB.100.T.1273.RA.12.RB.16.NR.7551.NC.1401.RhoFields.bin mpi09/RELAX.SimID.9.EPSA.100.EPSB.100.T.1273.RA.12.RB.16.NR.7551.NC.1401.RhoFields.bin" calcext:value-type="string">
            <text:p>diff mpi01/RELAX.SimID.1.EPSA.100.EPSB.100.T.1273.RA.12.RB.16.NR.7551.NC.1401.RhoFields.bin mpi09/RELAX.SimID.9.EPSA.100.EPSB.1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323.RA.12.RB.13.csv</text:p>
          </table:table-cell>
          <table:table-cell office:value-type="string" calcext:value-type="string">
            <text:p>RELAX.SimID.9.EPSA.-100.EPSB.-100.T.1323.RA.12.RB.13.csv</text:p>
          </table:table-cell>
          <table:table-cell table:number-columns-repeated="2"/>
          <table:table-cell table:formula="of:=CONCATENATE(&quot;diff&quot;;&quot; &quot;;&quot;mpi01/&quot;;[.A153];&quot; &quot;;&quot;mpi09/&quot;;[.B153])" office:value-type="string" office:string-value="diff mpi01/RELAX.SimID.1.EPSA.-100.EPSB.-100.T.1323.RA.12.RB.13.csv mpi09/RELAX.SimID.9.EPSA.-100.EPSB.-100.T.1323.RA.12.RB.13.csv" calcext:value-type="string">
            <text:p>diff mpi01/RELAX.SimID.1.EPSA.-100.EPSB.-100.T.1323.RA.12.RB.13.csv mpi09/RELAX.SimID.9.EPSA.-100.EPSB.-100.T.1323.RA.12.RB.13.csv</text:p>
          </table:table-cell>
        </table:table-row>
        <table:table-row table:style-name="ro1">
          <table:table-cell office:value-type="string" calcext:value-type="string">
            <text:p>RELAX.SimID.1.EPSA.100.EPSB.100.T.1323.RA.12.RB.13.csv</text:p>
          </table:table-cell>
          <table:table-cell office:value-type="string" calcext:value-type="string">
            <text:p>RELAX.SimID.9.EPSA.100.EPSB.100.T.1323.RA.12.RB.13.csv</text:p>
          </table:table-cell>
          <table:table-cell table:number-columns-repeated="2"/>
          <table:table-cell table:formula="of:=CONCATENATE(&quot;diff&quot;;&quot; &quot;;&quot;mpi01/&quot;;[.A154];&quot; &quot;;&quot;mpi09/&quot;;[.B154])" office:value-type="string" office:string-value="diff mpi01/RELAX.SimID.1.EPSA.100.EPSB.100.T.1323.RA.12.RB.13.csv mpi09/RELAX.SimID.9.EPSA.100.EPSB.100.T.1323.RA.12.RB.13.csv" calcext:value-type="string">
            <text:p>diff mpi01/RELAX.SimID.1.EPSA.100.EPSB.100.T.1323.RA.12.RB.13.csv mpi09/RELAX.SimID.9.EPSA.100.EPSB.100.T.1323.RA.12.RB.13.csv</text:p>
          </table:table-cell>
        </table:table-row>
        <table:table-row table:style-name="ro1">
          <table:table-cell office:value-type="string" calcext:value-type="string">
            <text:p>RELAX.SimID.1.EPSA.-100.EPSB.-100.T.1323.RA.12.RB.13.NR.7551.NC.1401.RhoFields.bin</text:p>
          </table:table-cell>
          <table:table-cell office:value-type="string" calcext:value-type="string">
            <text:p>RELAX.SimID.9.EPSA.-100.EPSB.-100.T.1323.RA.12.RB.13.NR.7551.NC.1401.RhoFields.bin</text:p>
          </table:table-cell>
          <table:table-cell table:number-columns-repeated="2"/>
          <table:table-cell table:formula="of:=CONCATENATE(&quot;diff&quot;;&quot; &quot;;&quot;mpi01/&quot;;[.A155];&quot; &quot;;&quot;mpi09/&quot;;[.B155])" office:value-type="string" office:string-value="diff mpi01/RELAX.SimID.1.EPSA.-100.EPSB.-100.T.1323.RA.12.RB.13.NR.7551.NC.1401.RhoFields.bin mpi09/RELAX.SimID.9.EPSA.-100.EPSB.-100.T.1323.RA.12.RB.13.NR.7551.NC.1401.RhoFields.bin" calcext:value-type="string">
            <text:p>diff mpi01/RELAX.SimID.1.EPSA.-100.EPSB.-100.T.1323.RA.12.RB.13.NR.7551.NC.1401.RhoFields.bin mpi09/RELAX.SimID.9.EPSA.-100.EPSB.-100.T.13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323.RA.12.RB.13.NR.7551.NC.1401.RhoFields.bin</text:p>
          </table:table-cell>
          <table:table-cell office:value-type="string" calcext:value-type="string">
            <text:p>RELAX.SimID.9.EPSA.100.EPSB.100.T.1323.RA.12.RB.13.NR.7551.NC.1401.RhoFields.bin</text:p>
          </table:table-cell>
          <table:table-cell table:number-columns-repeated="2"/>
          <table:table-cell table:formula="of:=CONCATENATE(&quot;diff&quot;;&quot; &quot;;&quot;mpi01/&quot;;[.A156];&quot; &quot;;&quot;mpi09/&quot;;[.B156])" office:value-type="string" office:string-value="diff mpi01/RELAX.SimID.1.EPSA.100.EPSB.100.T.1323.RA.12.RB.13.NR.7551.NC.1401.RhoFields.bin mpi09/RELAX.SimID.9.EPSA.100.EPSB.100.T.1323.RA.12.RB.13.NR.7551.NC.1401.RhoFields.bin" calcext:value-type="string">
            <text:p>diff mpi01/RELAX.SimID.1.EPSA.100.EPSB.100.T.1323.RA.12.RB.13.NR.7551.NC.1401.RhoFields.bin mpi09/RELAX.SimID.9.EPSA.100.EPSB.100.T.13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323.RA.12.RB.14.csv</text:p>
          </table:table-cell>
          <table:table-cell office:value-type="string" calcext:value-type="string">
            <text:p>RELAX.SimID.9.EPSA.-100.EPSB.-100.T.1323.RA.12.RB.14.csv</text:p>
          </table:table-cell>
          <table:table-cell table:number-columns-repeated="2"/>
          <table:table-cell table:formula="of:=CONCATENATE(&quot;diff&quot;;&quot; &quot;;&quot;mpi01/&quot;;[.A157];&quot; &quot;;&quot;mpi09/&quot;;[.B157])" office:value-type="string" office:string-value="diff mpi01/RELAX.SimID.1.EPSA.-100.EPSB.-100.T.1323.RA.12.RB.14.csv mpi09/RELAX.SimID.9.EPSA.-100.EPSB.-100.T.1323.RA.12.RB.14.csv" calcext:value-type="string">
            <text:p>diff mpi01/RELAX.SimID.1.EPSA.-100.EPSB.-100.T.1323.RA.12.RB.14.csv mpi09/RELAX.SimID.9.EPSA.-100.EPSB.-100.T.1323.RA.12.RB.14.csv</text:p>
          </table:table-cell>
        </table:table-row>
        <table:table-row table:style-name="ro1">
          <table:table-cell office:value-type="string" calcext:value-type="string">
            <text:p>RELAX.SimID.1.EPSA.100.EPSB.100.T.1323.RA.12.RB.14.csv</text:p>
          </table:table-cell>
          <table:table-cell office:value-type="string" calcext:value-type="string">
            <text:p>RELAX.SimID.9.EPSA.100.EPSB.100.T.1323.RA.12.RB.14.csv</text:p>
          </table:table-cell>
          <table:table-cell table:number-columns-repeated="2"/>
          <table:table-cell table:formula="of:=CONCATENATE(&quot;diff&quot;;&quot; &quot;;&quot;mpi01/&quot;;[.A158];&quot; &quot;;&quot;mpi09/&quot;;[.B158])" office:value-type="string" office:string-value="diff mpi01/RELAX.SimID.1.EPSA.100.EPSB.100.T.1323.RA.12.RB.14.csv mpi09/RELAX.SimID.9.EPSA.100.EPSB.100.T.1323.RA.12.RB.14.csv" calcext:value-type="string">
            <text:p>diff mpi01/RELAX.SimID.1.EPSA.100.EPSB.100.T.1323.RA.12.RB.14.csv mpi09/RELAX.SimID.9.EPSA.100.EPSB.100.T.1323.RA.12.RB.14.csv</text:p>
          </table:table-cell>
        </table:table-row>
        <table:table-row table:style-name="ro1">
          <table:table-cell office:value-type="string" calcext:value-type="string">
            <text:p>RELAX.SimID.1.EPSA.-100.EPSB.-100.T.1323.RA.12.RB.14.NR.7551.NC.1401.RhoFields.bin</text:p>
          </table:table-cell>
          <table:table-cell office:value-type="string" calcext:value-type="string">
            <text:p>RELAX.SimID.9.EPSA.-100.EPSB.-100.T.1323.RA.12.RB.14.NR.7551.NC.1401.RhoFields.bin</text:p>
          </table:table-cell>
          <table:table-cell table:number-columns-repeated="2"/>
          <table:table-cell table:formula="of:=CONCATENATE(&quot;diff&quot;;&quot; &quot;;&quot;mpi01/&quot;;[.A159];&quot; &quot;;&quot;mpi09/&quot;;[.B159])" office:value-type="string" office:string-value="diff mpi01/RELAX.SimID.1.EPSA.-100.EPSB.-100.T.1323.RA.12.RB.14.NR.7551.NC.1401.RhoFields.bin mpi09/RELAX.SimID.9.EPSA.-100.EPSB.-100.T.1323.RA.12.RB.14.NR.7551.NC.1401.RhoFields.bin" calcext:value-type="string">
            <text:p>diff mpi01/RELAX.SimID.1.EPSA.-100.EPSB.-100.T.1323.RA.12.RB.14.NR.7551.NC.1401.RhoFields.bin mpi09/RELAX.SimID.9.EPSA.-100.EPSB.-100.T.13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323.RA.12.RB.14.NR.7551.NC.1401.RhoFields.bin</text:p>
          </table:table-cell>
          <table:table-cell office:value-type="string" calcext:value-type="string">
            <text:p>RELAX.SimID.9.EPSA.100.EPSB.100.T.1323.RA.12.RB.14.NR.7551.NC.1401.RhoFields.bin</text:p>
          </table:table-cell>
          <table:table-cell table:number-columns-repeated="2"/>
          <table:table-cell table:formula="of:=CONCATENATE(&quot;diff&quot;;&quot; &quot;;&quot;mpi01/&quot;;[.A160];&quot; &quot;;&quot;mpi09/&quot;;[.B160])" office:value-type="string" office:string-value="diff mpi01/RELAX.SimID.1.EPSA.100.EPSB.100.T.1323.RA.12.RB.14.NR.7551.NC.1401.RhoFields.bin mpi09/RELAX.SimID.9.EPSA.100.EPSB.100.T.1323.RA.12.RB.14.NR.7551.NC.1401.RhoFields.bin" calcext:value-type="string">
            <text:p>diff mpi01/RELAX.SimID.1.EPSA.100.EPSB.100.T.1323.RA.12.RB.14.NR.7551.NC.1401.RhoFields.bin mpi09/RELAX.SimID.9.EPSA.100.EPSB.100.T.13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323.RA.12.RB.15.csv</text:p>
          </table:table-cell>
          <table:table-cell office:value-type="string" calcext:value-type="string">
            <text:p>RELAX.SimID.9.EPSA.-100.EPSB.-100.T.1323.RA.12.RB.15.csv</text:p>
          </table:table-cell>
          <table:table-cell table:number-columns-repeated="2"/>
          <table:table-cell table:formula="of:=CONCATENATE(&quot;diff&quot;;&quot; &quot;;&quot;mpi01/&quot;;[.A161];&quot; &quot;;&quot;mpi09/&quot;;[.B161])" office:value-type="string" office:string-value="diff mpi01/RELAX.SimID.1.EPSA.-100.EPSB.-100.T.1323.RA.12.RB.15.csv mpi09/RELAX.SimID.9.EPSA.-100.EPSB.-100.T.1323.RA.12.RB.15.csv" calcext:value-type="string">
            <text:p>diff mpi01/RELAX.SimID.1.EPSA.-100.EPSB.-100.T.1323.RA.12.RB.15.csv mpi09/RELAX.SimID.9.EPSA.-100.EPSB.-100.T.1323.RA.12.RB.15.csv</text:p>
          </table:table-cell>
        </table:table-row>
        <table:table-row table:style-name="ro1">
          <table:table-cell office:value-type="string" calcext:value-type="string">
            <text:p>RELAX.SimID.1.EPSA.100.EPSB.100.T.1323.RA.12.RB.15.csv</text:p>
          </table:table-cell>
          <table:table-cell office:value-type="string" calcext:value-type="string">
            <text:p>RELAX.SimID.9.EPSA.100.EPSB.100.T.1323.RA.12.RB.15.csv</text:p>
          </table:table-cell>
          <table:table-cell table:number-columns-repeated="2"/>
          <table:table-cell table:formula="of:=CONCATENATE(&quot;diff&quot;;&quot; &quot;;&quot;mpi01/&quot;;[.A162];&quot; &quot;;&quot;mpi09/&quot;;[.B162])" office:value-type="string" office:string-value="diff mpi01/RELAX.SimID.1.EPSA.100.EPSB.100.T.1323.RA.12.RB.15.csv mpi09/RELAX.SimID.9.EPSA.100.EPSB.100.T.1323.RA.12.RB.15.csv" calcext:value-type="string">
            <text:p>diff mpi01/RELAX.SimID.1.EPSA.100.EPSB.100.T.1323.RA.12.RB.15.csv mpi09/RELAX.SimID.9.EPSA.100.EPSB.100.T.1323.RA.12.RB.15.csv</text:p>
          </table:table-cell>
        </table:table-row>
        <table:table-row table:style-name="ro1">
          <table:table-cell office:value-type="string" calcext:value-type="string">
            <text:p>RELAX.SimID.1.EPSA.-100.EPSB.-100.T.1323.RA.12.RB.15.NR.7551.NC.1401.RhoFields.bin</text:p>
          </table:table-cell>
          <table:table-cell office:value-type="string" calcext:value-type="string">
            <text:p>RELAX.SimID.9.EPSA.-100.EPSB.-100.T.1323.RA.12.RB.15.NR.7551.NC.1401.RhoFields.bin</text:p>
          </table:table-cell>
          <table:table-cell table:number-columns-repeated="2"/>
          <table:table-cell table:formula="of:=CONCATENATE(&quot;diff&quot;;&quot; &quot;;&quot;mpi01/&quot;;[.A163];&quot; &quot;;&quot;mpi09/&quot;;[.B163])" office:value-type="string" office:string-value="diff mpi01/RELAX.SimID.1.EPSA.-100.EPSB.-100.T.1323.RA.12.RB.15.NR.7551.NC.1401.RhoFields.bin mpi09/RELAX.SimID.9.EPSA.-100.EPSB.-100.T.1323.RA.12.RB.15.NR.7551.NC.1401.RhoFields.bin" calcext:value-type="string">
            <text:p>diff mpi01/RELAX.SimID.1.EPSA.-100.EPSB.-100.T.1323.RA.12.RB.15.NR.7551.NC.1401.RhoFields.bin mpi09/RELAX.SimID.9.EPSA.-100.EPSB.-1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323.RA.12.RB.15.NR.7551.NC.1401.RhoFields.bin</text:p>
          </table:table-cell>
          <table:table-cell office:value-type="string" calcext:value-type="string">
            <text:p>RELAX.SimID.9.EPSA.100.EPSB.100.T.1323.RA.12.RB.15.NR.7551.NC.1401.RhoFields.bin</text:p>
          </table:table-cell>
          <table:table-cell table:number-columns-repeated="2"/>
          <table:table-cell table:formula="of:=CONCATENATE(&quot;diff&quot;;&quot; &quot;;&quot;mpi01/&quot;;[.A164];&quot; &quot;;&quot;mpi09/&quot;;[.B164])" office:value-type="string" office:string-value="diff mpi01/RELAX.SimID.1.EPSA.100.EPSB.100.T.1323.RA.12.RB.15.NR.7551.NC.1401.RhoFields.bin mpi09/RELAX.SimID.9.EPSA.100.EPSB.100.T.1323.RA.12.RB.15.NR.7551.NC.1401.RhoFields.bin" calcext:value-type="string">
            <text:p>diff mpi01/RELAX.SimID.1.EPSA.100.EPSB.100.T.1323.RA.12.RB.15.NR.7551.NC.1401.RhoFields.bin mpi09/RELAX.SimID.9.EPSA.100.EPSB.1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323.RA.12.RB.16.csv</text:p>
          </table:table-cell>
          <table:table-cell office:value-type="string" calcext:value-type="string">
            <text:p>RELAX.SimID.9.EPSA.-100.EPSB.-100.T.1323.RA.12.RB.16.csv</text:p>
          </table:table-cell>
          <table:table-cell table:number-columns-repeated="2"/>
          <table:table-cell table:formula="of:=CONCATENATE(&quot;diff&quot;;&quot; &quot;;&quot;mpi01/&quot;;[.A165];&quot; &quot;;&quot;mpi09/&quot;;[.B165])" office:value-type="string" office:string-value="diff mpi01/RELAX.SimID.1.EPSA.-100.EPSB.-100.T.1323.RA.12.RB.16.csv mpi09/RELAX.SimID.9.EPSA.-100.EPSB.-100.T.1323.RA.12.RB.16.csv" calcext:value-type="string">
            <text:p>diff mpi01/RELAX.SimID.1.EPSA.-100.EPSB.-100.T.1323.RA.12.RB.16.csv mpi09/RELAX.SimID.9.EPSA.-100.EPSB.-100.T.1323.RA.12.RB.16.csv</text:p>
          </table:table-cell>
        </table:table-row>
        <table:table-row table:style-name="ro1">
          <table:table-cell office:value-type="string" calcext:value-type="string">
            <text:p>RELAX.SimID.1.EPSA.100.EPSB.100.T.1323.RA.12.RB.16.csv</text:p>
          </table:table-cell>
          <table:table-cell office:value-type="string" calcext:value-type="string">
            <text:p>RELAX.SimID.9.EPSA.100.EPSB.100.T.1323.RA.12.RB.16.csv</text:p>
          </table:table-cell>
          <table:table-cell table:number-columns-repeated="2"/>
          <table:table-cell table:formula="of:=CONCATENATE(&quot;diff&quot;;&quot; &quot;;&quot;mpi01/&quot;;[.A166];&quot; &quot;;&quot;mpi09/&quot;;[.B166])" office:value-type="string" office:string-value="diff mpi01/RELAX.SimID.1.EPSA.100.EPSB.100.T.1323.RA.12.RB.16.csv mpi09/RELAX.SimID.9.EPSA.100.EPSB.100.T.1323.RA.12.RB.16.csv" calcext:value-type="string">
            <text:p>diff mpi01/RELAX.SimID.1.EPSA.100.EPSB.100.T.1323.RA.12.RB.16.csv mpi09/RELAX.SimID.9.EPSA.100.EPSB.100.T.1323.RA.12.RB.16.csv</text:p>
          </table:table-cell>
        </table:table-row>
        <table:table-row table:style-name="ro1">
          <table:table-cell office:value-type="string" calcext:value-type="string">
            <text:p>RELAX.SimID.1.EPSA.-100.EPSB.-100.T.1323.RA.12.RB.16.NR.7551.NC.1401.RhoFields.bin</text:p>
          </table:table-cell>
          <table:table-cell office:value-type="string" calcext:value-type="string">
            <text:p>RELAX.SimID.9.EPSA.-100.EPSB.-100.T.1323.RA.12.RB.16.NR.7551.NC.1401.RhoFields.bin</text:p>
          </table:table-cell>
          <table:table-cell table:number-columns-repeated="2"/>
          <table:table-cell table:formula="of:=CONCATENATE(&quot;diff&quot;;&quot; &quot;;&quot;mpi01/&quot;;[.A167];&quot; &quot;;&quot;mpi09/&quot;;[.B167])" office:value-type="string" office:string-value="diff mpi01/RELAX.SimID.1.EPSA.-100.EPSB.-100.T.1323.RA.12.RB.16.NR.7551.NC.1401.RhoFields.bin mpi09/RELAX.SimID.9.EPSA.-100.EPSB.-100.T.1323.RA.12.RB.16.NR.7551.NC.1401.RhoFields.bin" calcext:value-type="string">
            <text:p>diff mpi01/RELAX.SimID.1.EPSA.-100.EPSB.-100.T.1323.RA.12.RB.16.NR.7551.NC.1401.RhoFields.bin mpi09/RELAX.SimID.9.EPSA.-100.EPSB.-1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323.RA.12.RB.16.NR.7551.NC.1401.RhoFields.bin</text:p>
          </table:table-cell>
          <table:table-cell office:value-type="string" calcext:value-type="string">
            <text:p>RELAX.SimID.9.EPSA.100.EPSB.100.T.1323.RA.12.RB.16.NR.7551.NC.1401.RhoFields.bin</text:p>
          </table:table-cell>
          <table:table-cell table:number-columns-repeated="2"/>
          <table:table-cell table:formula="of:=CONCATENATE(&quot;diff&quot;;&quot; &quot;;&quot;mpi01/&quot;;[.A168];&quot; &quot;;&quot;mpi09/&quot;;[.B168])" office:value-type="string" office:string-value="diff mpi01/RELAX.SimID.1.EPSA.100.EPSB.100.T.1323.RA.12.RB.16.NR.7551.NC.1401.RhoFields.bin mpi09/RELAX.SimID.9.EPSA.100.EPSB.100.T.1323.RA.12.RB.16.NR.7551.NC.1401.RhoFields.bin" calcext:value-type="string">
            <text:p>diff mpi01/RELAX.SimID.1.EPSA.100.EPSB.100.T.1323.RA.12.RB.16.NR.7551.NC.1401.RhoFields.bin mpi09/RELAX.SimID.9.EPSA.100.EPSB.1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373.RA.12.RB.13.csv</text:p>
          </table:table-cell>
          <table:table-cell office:value-type="string" calcext:value-type="string">
            <text:p>RELAX.SimID.9.EPSA.-100.EPSB.-100.T.1373.RA.12.RB.13.csv</text:p>
          </table:table-cell>
          <table:table-cell table:number-columns-repeated="2"/>
          <table:table-cell table:formula="of:=CONCATENATE(&quot;diff&quot;;&quot; &quot;;&quot;mpi01/&quot;;[.A169];&quot; &quot;;&quot;mpi09/&quot;;[.B169])" office:value-type="string" office:string-value="diff mpi01/RELAX.SimID.1.EPSA.-100.EPSB.-100.T.1373.RA.12.RB.13.csv mpi09/RELAX.SimID.9.EPSA.-100.EPSB.-100.T.1373.RA.12.RB.13.csv" calcext:value-type="string">
            <text:p>diff mpi01/RELAX.SimID.1.EPSA.-100.EPSB.-100.T.1373.RA.12.RB.13.csv mpi09/RELAX.SimID.9.EPSA.-100.EPSB.-100.T.1373.RA.12.RB.13.csv</text:p>
          </table:table-cell>
        </table:table-row>
        <table:table-row table:style-name="ro1">
          <table:table-cell office:value-type="string" calcext:value-type="string">
            <text:p>RELAX.SimID.1.EPSA.100.EPSB.100.T.1373.RA.12.RB.13.csv</text:p>
          </table:table-cell>
          <table:table-cell office:value-type="string" calcext:value-type="string">
            <text:p>RELAX.SimID.9.EPSA.100.EPSB.100.T.1373.RA.12.RB.13.csv</text:p>
          </table:table-cell>
          <table:table-cell table:number-columns-repeated="2"/>
          <table:table-cell table:formula="of:=CONCATENATE(&quot;diff&quot;;&quot; &quot;;&quot;mpi01/&quot;;[.A170];&quot; &quot;;&quot;mpi09/&quot;;[.B170])" office:value-type="string" office:string-value="diff mpi01/RELAX.SimID.1.EPSA.100.EPSB.100.T.1373.RA.12.RB.13.csv mpi09/RELAX.SimID.9.EPSA.100.EPSB.100.T.1373.RA.12.RB.13.csv" calcext:value-type="string">
            <text:p>diff mpi01/RELAX.SimID.1.EPSA.100.EPSB.100.T.1373.RA.12.RB.13.csv mpi09/RELAX.SimID.9.EPSA.100.EPSB.100.T.1373.RA.12.RB.13.csv</text:p>
          </table:table-cell>
        </table:table-row>
        <table:table-row table:style-name="ro1">
          <table:table-cell office:value-type="string" calcext:value-type="string">
            <text:p>RELAX.SimID.1.EPSA.-100.EPSB.-100.T.1373.RA.12.RB.13.NR.7551.NC.1401.RhoFields.bin</text:p>
          </table:table-cell>
          <table:table-cell office:value-type="string" calcext:value-type="string">
            <text:p>RELAX.SimID.9.EPSA.-100.EPSB.-100.T.1373.RA.12.RB.13.NR.7551.NC.1401.RhoFields.bin</text:p>
          </table:table-cell>
          <table:table-cell table:number-columns-repeated="2"/>
          <table:table-cell table:formula="of:=CONCATENATE(&quot;diff&quot;;&quot; &quot;;&quot;mpi01/&quot;;[.A171];&quot; &quot;;&quot;mpi09/&quot;;[.B171])" office:value-type="string" office:string-value="diff mpi01/RELAX.SimID.1.EPSA.-100.EPSB.-100.T.1373.RA.12.RB.13.NR.7551.NC.1401.RhoFields.bin mpi09/RELAX.SimID.9.EPSA.-100.EPSB.-100.T.1373.RA.12.RB.13.NR.7551.NC.1401.RhoFields.bin" calcext:value-type="string">
            <text:p>diff mpi01/RELAX.SimID.1.EPSA.-100.EPSB.-100.T.1373.RA.12.RB.13.NR.7551.NC.1401.RhoFields.bin mpi09/RELAX.SimID.9.EPSA.-100.EPSB.-100.T.13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373.RA.12.RB.13.NR.7551.NC.1401.RhoFields.bin</text:p>
          </table:table-cell>
          <table:table-cell office:value-type="string" calcext:value-type="string">
            <text:p>RELAX.SimID.9.EPSA.100.EPSB.100.T.1373.RA.12.RB.13.NR.7551.NC.1401.RhoFields.bin</text:p>
          </table:table-cell>
          <table:table-cell table:number-columns-repeated="2"/>
          <table:table-cell table:formula="of:=CONCATENATE(&quot;diff&quot;;&quot; &quot;;&quot;mpi01/&quot;;[.A172];&quot; &quot;;&quot;mpi09/&quot;;[.B172])" office:value-type="string" office:string-value="diff mpi01/RELAX.SimID.1.EPSA.100.EPSB.100.T.1373.RA.12.RB.13.NR.7551.NC.1401.RhoFields.bin mpi09/RELAX.SimID.9.EPSA.100.EPSB.100.T.1373.RA.12.RB.13.NR.7551.NC.1401.RhoFields.bin" calcext:value-type="string">
            <text:p>diff mpi01/RELAX.SimID.1.EPSA.100.EPSB.100.T.1373.RA.12.RB.13.NR.7551.NC.1401.RhoFields.bin mpi09/RELAX.SimID.9.EPSA.100.EPSB.100.T.13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373.RA.12.RB.14.csv</text:p>
          </table:table-cell>
          <table:table-cell office:value-type="string" calcext:value-type="string">
            <text:p>RELAX.SimID.9.EPSA.-100.EPSB.-100.T.1373.RA.12.RB.14.csv</text:p>
          </table:table-cell>
          <table:table-cell table:number-columns-repeated="2"/>
          <table:table-cell table:formula="of:=CONCATENATE(&quot;diff&quot;;&quot; &quot;;&quot;mpi01/&quot;;[.A173];&quot; &quot;;&quot;mpi09/&quot;;[.B173])" office:value-type="string" office:string-value="diff mpi01/RELAX.SimID.1.EPSA.-100.EPSB.-100.T.1373.RA.12.RB.14.csv mpi09/RELAX.SimID.9.EPSA.-100.EPSB.-100.T.1373.RA.12.RB.14.csv" calcext:value-type="string">
            <text:p>diff mpi01/RELAX.SimID.1.EPSA.-100.EPSB.-100.T.1373.RA.12.RB.14.csv mpi09/RELAX.SimID.9.EPSA.-100.EPSB.-100.T.1373.RA.12.RB.14.csv</text:p>
          </table:table-cell>
        </table:table-row>
        <table:table-row table:style-name="ro1">
          <table:table-cell office:value-type="string" calcext:value-type="string">
            <text:p>RELAX.SimID.1.EPSA.100.EPSB.100.T.1373.RA.12.RB.14.csv</text:p>
          </table:table-cell>
          <table:table-cell office:value-type="string" calcext:value-type="string">
            <text:p>RELAX.SimID.9.EPSA.100.EPSB.100.T.1373.RA.12.RB.14.csv</text:p>
          </table:table-cell>
          <table:table-cell table:number-columns-repeated="2"/>
          <table:table-cell table:formula="of:=CONCATENATE(&quot;diff&quot;;&quot; &quot;;&quot;mpi01/&quot;;[.A174];&quot; &quot;;&quot;mpi09/&quot;;[.B174])" office:value-type="string" office:string-value="diff mpi01/RELAX.SimID.1.EPSA.100.EPSB.100.T.1373.RA.12.RB.14.csv mpi09/RELAX.SimID.9.EPSA.100.EPSB.100.T.1373.RA.12.RB.14.csv" calcext:value-type="string">
            <text:p>diff mpi01/RELAX.SimID.1.EPSA.100.EPSB.100.T.1373.RA.12.RB.14.csv mpi09/RELAX.SimID.9.EPSA.100.EPSB.100.T.1373.RA.12.RB.14.csv</text:p>
          </table:table-cell>
        </table:table-row>
        <table:table-row table:style-name="ro1">
          <table:table-cell office:value-type="string" calcext:value-type="string">
            <text:p>RELAX.SimID.1.EPSA.-100.EPSB.-100.T.1373.RA.12.RB.14.NR.7551.NC.1401.RhoFields.bin</text:p>
          </table:table-cell>
          <table:table-cell office:value-type="string" calcext:value-type="string">
            <text:p>RELAX.SimID.9.EPSA.-100.EPSB.-100.T.1373.RA.12.RB.14.NR.7551.NC.1401.RhoFields.bin</text:p>
          </table:table-cell>
          <table:table-cell table:number-columns-repeated="2"/>
          <table:table-cell table:formula="of:=CONCATENATE(&quot;diff&quot;;&quot; &quot;;&quot;mpi01/&quot;;[.A175];&quot; &quot;;&quot;mpi09/&quot;;[.B175])" office:value-type="string" office:string-value="diff mpi01/RELAX.SimID.1.EPSA.-100.EPSB.-100.T.1373.RA.12.RB.14.NR.7551.NC.1401.RhoFields.bin mpi09/RELAX.SimID.9.EPSA.-100.EPSB.-100.T.1373.RA.12.RB.14.NR.7551.NC.1401.RhoFields.bin" calcext:value-type="string">
            <text:p>diff mpi01/RELAX.SimID.1.EPSA.-100.EPSB.-100.T.1373.RA.12.RB.14.NR.7551.NC.1401.RhoFields.bin mpi09/RELAX.SimID.9.EPSA.-100.EPSB.-10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373.RA.12.RB.14.NR.7551.NC.1401.RhoFields.bin</text:p>
          </table:table-cell>
          <table:table-cell office:value-type="string" calcext:value-type="string">
            <text:p>RELAX.SimID.9.EPSA.100.EPSB.100.T.1373.RA.12.RB.14.NR.7551.NC.1401.RhoFields.bin</text:p>
          </table:table-cell>
          <table:table-cell table:number-columns-repeated="2"/>
          <table:table-cell table:formula="of:=CONCATENATE(&quot;diff&quot;;&quot; &quot;;&quot;mpi01/&quot;;[.A176];&quot; &quot;;&quot;mpi09/&quot;;[.B176])" office:value-type="string" office:string-value="diff mpi01/RELAX.SimID.1.EPSA.100.EPSB.100.T.1373.RA.12.RB.14.NR.7551.NC.1401.RhoFields.bin mpi09/RELAX.SimID.9.EPSA.100.EPSB.100.T.1373.RA.12.RB.14.NR.7551.NC.1401.RhoFields.bin" calcext:value-type="string">
            <text:p>diff mpi01/RELAX.SimID.1.EPSA.100.EPSB.100.T.1373.RA.12.RB.14.NR.7551.NC.1401.RhoFields.bin mpi09/RELAX.SimID.9.EPSA.100.EPSB.10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373.RA.12.RB.15.csv</text:p>
          </table:table-cell>
          <table:table-cell office:value-type="string" calcext:value-type="string">
            <text:p>RELAX.SimID.9.EPSA.-100.EPSB.-100.T.1373.RA.12.RB.15.csv</text:p>
          </table:table-cell>
          <table:table-cell table:number-columns-repeated="2"/>
          <table:table-cell table:formula="of:=CONCATENATE(&quot;diff&quot;;&quot; &quot;;&quot;mpi01/&quot;;[.A177];&quot; &quot;;&quot;mpi09/&quot;;[.B177])" office:value-type="string" office:string-value="diff mpi01/RELAX.SimID.1.EPSA.-100.EPSB.-100.T.1373.RA.12.RB.15.csv mpi09/RELAX.SimID.9.EPSA.-100.EPSB.-100.T.1373.RA.12.RB.15.csv" calcext:value-type="string">
            <text:p>diff mpi01/RELAX.SimID.1.EPSA.-100.EPSB.-100.T.1373.RA.12.RB.15.csv mpi09/RELAX.SimID.9.EPSA.-100.EPSB.-100.T.1373.RA.12.RB.15.csv</text:p>
          </table:table-cell>
        </table:table-row>
        <table:table-row table:style-name="ro1">
          <table:table-cell office:value-type="string" calcext:value-type="string">
            <text:p>RELAX.SimID.1.EPSA.100.EPSB.100.T.1373.RA.12.RB.15.csv</text:p>
          </table:table-cell>
          <table:table-cell office:value-type="string" calcext:value-type="string">
            <text:p>RELAX.SimID.9.EPSA.100.EPSB.100.T.1373.RA.12.RB.15.csv</text:p>
          </table:table-cell>
          <table:table-cell table:number-columns-repeated="2"/>
          <table:table-cell table:formula="of:=CONCATENATE(&quot;diff&quot;;&quot; &quot;;&quot;mpi01/&quot;;[.A178];&quot; &quot;;&quot;mpi09/&quot;;[.B178])" office:value-type="string" office:string-value="diff mpi01/RELAX.SimID.1.EPSA.100.EPSB.100.T.1373.RA.12.RB.15.csv mpi09/RELAX.SimID.9.EPSA.100.EPSB.100.T.1373.RA.12.RB.15.csv" calcext:value-type="string">
            <text:p>diff mpi01/RELAX.SimID.1.EPSA.100.EPSB.100.T.1373.RA.12.RB.15.csv mpi09/RELAX.SimID.9.EPSA.100.EPSB.100.T.1373.RA.12.RB.15.csv</text:p>
          </table:table-cell>
        </table:table-row>
        <table:table-row table:style-name="ro1">
          <table:table-cell office:value-type="string" calcext:value-type="string">
            <text:p>RELAX.SimID.1.EPSA.-100.EPSB.-100.T.1373.RA.12.RB.15.NR.7551.NC.1401.RhoFields.bin</text:p>
          </table:table-cell>
          <table:table-cell office:value-type="string" calcext:value-type="string">
            <text:p>RELAX.SimID.9.EPSA.-100.EPSB.-100.T.1373.RA.12.RB.15.NR.7551.NC.1401.RhoFields.bin</text:p>
          </table:table-cell>
          <table:table-cell table:number-columns-repeated="2"/>
          <table:table-cell table:formula="of:=CONCATENATE(&quot;diff&quot;;&quot; &quot;;&quot;mpi01/&quot;;[.A179];&quot; &quot;;&quot;mpi09/&quot;;[.B179])" office:value-type="string" office:string-value="diff mpi01/RELAX.SimID.1.EPSA.-100.EPSB.-100.T.1373.RA.12.RB.15.NR.7551.NC.1401.RhoFields.bin mpi09/RELAX.SimID.9.EPSA.-100.EPSB.-100.T.1373.RA.12.RB.15.NR.7551.NC.1401.RhoFields.bin" calcext:value-type="string">
            <text:p>diff mpi01/RELAX.SimID.1.EPSA.-100.EPSB.-100.T.1373.RA.12.RB.15.NR.7551.NC.1401.RhoFields.bin mpi09/RELAX.SimID.9.EPSA.-100.EPSB.-1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373.RA.12.RB.15.NR.7551.NC.1401.RhoFields.bin</text:p>
          </table:table-cell>
          <table:table-cell office:value-type="string" calcext:value-type="string">
            <text:p>RELAX.SimID.9.EPSA.100.EPSB.100.T.1373.RA.12.RB.15.NR.7551.NC.1401.RhoFields.bin</text:p>
          </table:table-cell>
          <table:table-cell table:number-columns-repeated="2"/>
          <table:table-cell table:formula="of:=CONCATENATE(&quot;diff&quot;;&quot; &quot;;&quot;mpi01/&quot;;[.A180];&quot; &quot;;&quot;mpi09/&quot;;[.B180])" office:value-type="string" office:string-value="diff mpi01/RELAX.SimID.1.EPSA.100.EPSB.100.T.1373.RA.12.RB.15.NR.7551.NC.1401.RhoFields.bin mpi09/RELAX.SimID.9.EPSA.100.EPSB.100.T.1373.RA.12.RB.15.NR.7551.NC.1401.RhoFields.bin" calcext:value-type="string">
            <text:p>diff mpi01/RELAX.SimID.1.EPSA.100.EPSB.100.T.1373.RA.12.RB.15.NR.7551.NC.1401.RhoFields.bin mpi09/RELAX.SimID.9.EPSA.100.EPSB.1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373.RA.12.RB.16.csv</text:p>
          </table:table-cell>
          <table:table-cell office:value-type="string" calcext:value-type="string">
            <text:p>RELAX.SimID.9.EPSA.-100.EPSB.-100.T.1373.RA.12.RB.16.csv</text:p>
          </table:table-cell>
          <table:table-cell table:number-columns-repeated="2"/>
          <table:table-cell table:formula="of:=CONCATENATE(&quot;diff&quot;;&quot; &quot;;&quot;mpi01/&quot;;[.A181];&quot; &quot;;&quot;mpi09/&quot;;[.B181])" office:value-type="string" office:string-value="diff mpi01/RELAX.SimID.1.EPSA.-100.EPSB.-100.T.1373.RA.12.RB.16.csv mpi09/RELAX.SimID.9.EPSA.-100.EPSB.-100.T.1373.RA.12.RB.16.csv" calcext:value-type="string">
            <text:p>diff mpi01/RELAX.SimID.1.EPSA.-100.EPSB.-100.T.1373.RA.12.RB.16.csv mpi09/RELAX.SimID.9.EPSA.-100.EPSB.-100.T.1373.RA.12.RB.16.csv</text:p>
          </table:table-cell>
        </table:table-row>
        <table:table-row table:style-name="ro1">
          <table:table-cell office:value-type="string" calcext:value-type="string">
            <text:p>RELAX.SimID.1.EPSA.100.EPSB.100.T.1373.RA.12.RB.16.csv</text:p>
          </table:table-cell>
          <table:table-cell office:value-type="string" calcext:value-type="string">
            <text:p>RELAX.SimID.9.EPSA.100.EPSB.100.T.1373.RA.12.RB.16.csv</text:p>
          </table:table-cell>
          <table:table-cell table:number-columns-repeated="2"/>
          <table:table-cell table:formula="of:=CONCATENATE(&quot;diff&quot;;&quot; &quot;;&quot;mpi01/&quot;;[.A182];&quot; &quot;;&quot;mpi09/&quot;;[.B182])" office:value-type="string" office:string-value="diff mpi01/RELAX.SimID.1.EPSA.100.EPSB.100.T.1373.RA.12.RB.16.csv mpi09/RELAX.SimID.9.EPSA.100.EPSB.100.T.1373.RA.12.RB.16.csv" calcext:value-type="string">
            <text:p>diff mpi01/RELAX.SimID.1.EPSA.100.EPSB.100.T.1373.RA.12.RB.16.csv mpi09/RELAX.SimID.9.EPSA.100.EPSB.100.T.1373.RA.12.RB.16.csv</text:p>
          </table:table-cell>
        </table:table-row>
        <table:table-row table:style-name="ro1">
          <table:table-cell office:value-type="string" calcext:value-type="string">
            <text:p>RELAX.SimID.1.EPSA.-100.EPSB.-100.T.1373.RA.12.RB.16.NR.7551.NC.1401.RhoFields.bin</text:p>
          </table:table-cell>
          <table:table-cell office:value-type="string" calcext:value-type="string">
            <text:p>RELAX.SimID.9.EPSA.-100.EPSB.-100.T.1373.RA.12.RB.16.NR.7551.NC.1401.RhoFields.bin</text:p>
          </table:table-cell>
          <table:table-cell table:number-columns-repeated="2"/>
          <table:table-cell table:formula="of:=CONCATENATE(&quot;diff&quot;;&quot; &quot;;&quot;mpi01/&quot;;[.A183];&quot; &quot;;&quot;mpi09/&quot;;[.B183])" office:value-type="string" office:string-value="diff mpi01/RELAX.SimID.1.EPSA.-100.EPSB.-100.T.1373.RA.12.RB.16.NR.7551.NC.1401.RhoFields.bin mpi09/RELAX.SimID.9.EPSA.-100.EPSB.-100.T.1373.RA.12.RB.16.NR.7551.NC.1401.RhoFields.bin" calcext:value-type="string">
            <text:p>diff mpi01/RELAX.SimID.1.EPSA.-100.EPSB.-100.T.1373.RA.12.RB.16.NR.7551.NC.1401.RhoFields.bin mpi09/RELAX.SimID.9.EPSA.-100.EPSB.-1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373.RA.12.RB.16.NR.7551.NC.1401.RhoFields.bin</text:p>
          </table:table-cell>
          <table:table-cell office:value-type="string" calcext:value-type="string">
            <text:p>RELAX.SimID.9.EPSA.100.EPSB.100.T.1373.RA.12.RB.16.NR.7551.NC.1401.RhoFields.bin</text:p>
          </table:table-cell>
          <table:table-cell table:number-columns-repeated="2"/>
          <table:table-cell table:formula="of:=CONCATENATE(&quot;diff&quot;;&quot; &quot;;&quot;mpi01/&quot;;[.A184];&quot; &quot;;&quot;mpi09/&quot;;[.B184])" office:value-type="string" office:string-value="diff mpi01/RELAX.SimID.1.EPSA.100.EPSB.100.T.1373.RA.12.RB.16.NR.7551.NC.1401.RhoFields.bin mpi09/RELAX.SimID.9.EPSA.100.EPSB.100.T.1373.RA.12.RB.16.NR.7551.NC.1401.RhoFields.bin" calcext:value-type="string">
            <text:p>diff mpi01/RELAX.SimID.1.EPSA.100.EPSB.100.T.1373.RA.12.RB.16.NR.7551.NC.1401.RhoFields.bin mpi09/RELAX.SimID.9.EPSA.100.EPSB.1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423.RA.12.RB.13.csv</text:p>
          </table:table-cell>
          <table:table-cell office:value-type="string" calcext:value-type="string">
            <text:p>RELAX.SimID.9.EPSA.-100.EPSB.-100.T.1423.RA.12.RB.13.csv</text:p>
          </table:table-cell>
          <table:table-cell table:number-columns-repeated="2"/>
          <table:table-cell table:formula="of:=CONCATENATE(&quot;diff&quot;;&quot; &quot;;&quot;mpi01/&quot;;[.A185];&quot; &quot;;&quot;mpi09/&quot;;[.B185])" office:value-type="string" office:string-value="diff mpi01/RELAX.SimID.1.EPSA.-100.EPSB.-100.T.1423.RA.12.RB.13.csv mpi09/RELAX.SimID.9.EPSA.-100.EPSB.-100.T.1423.RA.12.RB.13.csv" calcext:value-type="string">
            <text:p>diff mpi01/RELAX.SimID.1.EPSA.-100.EPSB.-100.T.1423.RA.12.RB.13.csv mpi09/RELAX.SimID.9.EPSA.-100.EPSB.-100.T.1423.RA.12.RB.13.csv</text:p>
          </table:table-cell>
        </table:table-row>
        <table:table-row table:style-name="ro1">
          <table:table-cell office:value-type="string" calcext:value-type="string">
            <text:p>RELAX.SimID.1.EPSA.100.EPSB.100.T.1423.RA.12.RB.13.csv</text:p>
          </table:table-cell>
          <table:table-cell office:value-type="string" calcext:value-type="string">
            <text:p>RELAX.SimID.9.EPSA.100.EPSB.100.T.1423.RA.12.RB.13.csv</text:p>
          </table:table-cell>
          <table:table-cell table:number-columns-repeated="2"/>
          <table:table-cell table:formula="of:=CONCATENATE(&quot;diff&quot;;&quot; &quot;;&quot;mpi01/&quot;;[.A186];&quot; &quot;;&quot;mpi09/&quot;;[.B186])" office:value-type="string" office:string-value="diff mpi01/RELAX.SimID.1.EPSA.100.EPSB.100.T.1423.RA.12.RB.13.csv mpi09/RELAX.SimID.9.EPSA.100.EPSB.100.T.1423.RA.12.RB.13.csv" calcext:value-type="string">
            <text:p>diff mpi01/RELAX.SimID.1.EPSA.100.EPSB.100.T.1423.RA.12.RB.13.csv mpi09/RELAX.SimID.9.EPSA.100.EPSB.100.T.1423.RA.12.RB.13.csv</text:p>
          </table:table-cell>
        </table:table-row>
        <table:table-row table:style-name="ro1">
          <table:table-cell office:value-type="string" calcext:value-type="string">
            <text:p>RELAX.SimID.1.EPSA.-100.EPSB.-100.T.1423.RA.12.RB.13.NR.7551.NC.1401.RhoFields.bin</text:p>
          </table:table-cell>
          <table:table-cell office:value-type="string" calcext:value-type="string">
            <text:p>RELAX.SimID.9.EPSA.-100.EPSB.-100.T.1423.RA.12.RB.13.NR.7551.NC.1401.RhoFields.bin</text:p>
          </table:table-cell>
          <table:table-cell table:number-columns-repeated="2"/>
          <table:table-cell table:formula="of:=CONCATENATE(&quot;diff&quot;;&quot; &quot;;&quot;mpi01/&quot;;[.A187];&quot; &quot;;&quot;mpi09/&quot;;[.B187])" office:value-type="string" office:string-value="diff mpi01/RELAX.SimID.1.EPSA.-100.EPSB.-100.T.1423.RA.12.RB.13.NR.7551.NC.1401.RhoFields.bin mpi09/RELAX.SimID.9.EPSA.-100.EPSB.-100.T.1423.RA.12.RB.13.NR.7551.NC.1401.RhoFields.bin" calcext:value-type="string">
            <text:p>diff mpi01/RELAX.SimID.1.EPSA.-100.EPSB.-100.T.1423.RA.12.RB.13.NR.7551.NC.1401.RhoFields.bin mpi09/RELAX.SimID.9.EPSA.-100.EPSB.-100.T.14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423.RA.12.RB.13.NR.7551.NC.1401.RhoFields.bin</text:p>
          </table:table-cell>
          <table:table-cell office:value-type="string" calcext:value-type="string">
            <text:p>RELAX.SimID.9.EPSA.100.EPSB.100.T.1423.RA.12.RB.13.NR.7551.NC.1401.RhoFields.bin</text:p>
          </table:table-cell>
          <table:table-cell table:number-columns-repeated="2"/>
          <table:table-cell table:formula="of:=CONCATENATE(&quot;diff&quot;;&quot; &quot;;&quot;mpi01/&quot;;[.A188];&quot; &quot;;&quot;mpi09/&quot;;[.B188])" office:value-type="string" office:string-value="diff mpi01/RELAX.SimID.1.EPSA.100.EPSB.100.T.1423.RA.12.RB.13.NR.7551.NC.1401.RhoFields.bin mpi09/RELAX.SimID.9.EPSA.100.EPSB.100.T.1423.RA.12.RB.13.NR.7551.NC.1401.RhoFields.bin" calcext:value-type="string">
            <text:p>diff mpi01/RELAX.SimID.1.EPSA.100.EPSB.100.T.1423.RA.12.RB.13.NR.7551.NC.1401.RhoFields.bin mpi09/RELAX.SimID.9.EPSA.100.EPSB.100.T.14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423.RA.12.RB.14.csv</text:p>
          </table:table-cell>
          <table:table-cell office:value-type="string" calcext:value-type="string">
            <text:p>RELAX.SimID.9.EPSA.-100.EPSB.-100.T.1423.RA.12.RB.14.csv</text:p>
          </table:table-cell>
          <table:table-cell table:number-columns-repeated="2"/>
          <table:table-cell table:formula="of:=CONCATENATE(&quot;diff&quot;;&quot; &quot;;&quot;mpi01/&quot;;[.A189];&quot; &quot;;&quot;mpi09/&quot;;[.B189])" office:value-type="string" office:string-value="diff mpi01/RELAX.SimID.1.EPSA.-100.EPSB.-100.T.1423.RA.12.RB.14.csv mpi09/RELAX.SimID.9.EPSA.-100.EPSB.-100.T.1423.RA.12.RB.14.csv" calcext:value-type="string">
            <text:p>diff mpi01/RELAX.SimID.1.EPSA.-100.EPSB.-100.T.1423.RA.12.RB.14.csv mpi09/RELAX.SimID.9.EPSA.-100.EPSB.-100.T.1423.RA.12.RB.14.csv</text:p>
          </table:table-cell>
        </table:table-row>
        <table:table-row table:style-name="ro1">
          <table:table-cell office:value-type="string" calcext:value-type="string">
            <text:p>RELAX.SimID.1.EPSA.100.EPSB.100.T.1423.RA.12.RB.14.csv</text:p>
          </table:table-cell>
          <table:table-cell office:value-type="string" calcext:value-type="string">
            <text:p>RELAX.SimID.9.EPSA.100.EPSB.100.T.1423.RA.12.RB.14.csv</text:p>
          </table:table-cell>
          <table:table-cell table:number-columns-repeated="2"/>
          <table:table-cell table:formula="of:=CONCATENATE(&quot;diff&quot;;&quot; &quot;;&quot;mpi01/&quot;;[.A190];&quot; &quot;;&quot;mpi09/&quot;;[.B190])" office:value-type="string" office:string-value="diff mpi01/RELAX.SimID.1.EPSA.100.EPSB.100.T.1423.RA.12.RB.14.csv mpi09/RELAX.SimID.9.EPSA.100.EPSB.100.T.1423.RA.12.RB.14.csv" calcext:value-type="string">
            <text:p>diff mpi01/RELAX.SimID.1.EPSA.100.EPSB.100.T.1423.RA.12.RB.14.csv mpi09/RELAX.SimID.9.EPSA.100.EPSB.100.T.1423.RA.12.RB.14.csv</text:p>
          </table:table-cell>
        </table:table-row>
        <table:table-row table:style-name="ro1">
          <table:table-cell office:value-type="string" calcext:value-type="string">
            <text:p>RELAX.SimID.1.EPSA.-100.EPSB.-100.T.1423.RA.12.RB.14.NR.7551.NC.1401.RhoFields.bin</text:p>
          </table:table-cell>
          <table:table-cell office:value-type="string" calcext:value-type="string">
            <text:p>RELAX.SimID.9.EPSA.-100.EPSB.-100.T.1423.RA.12.RB.14.NR.7551.NC.1401.RhoFields.bin</text:p>
          </table:table-cell>
          <table:table-cell table:number-columns-repeated="2"/>
          <table:table-cell table:formula="of:=CONCATENATE(&quot;diff&quot;;&quot; &quot;;&quot;mpi01/&quot;;[.A191];&quot; &quot;;&quot;mpi09/&quot;;[.B191])" office:value-type="string" office:string-value="diff mpi01/RELAX.SimID.1.EPSA.-100.EPSB.-100.T.1423.RA.12.RB.14.NR.7551.NC.1401.RhoFields.bin mpi09/RELAX.SimID.9.EPSA.-100.EPSB.-100.T.1423.RA.12.RB.14.NR.7551.NC.1401.RhoFields.bin" calcext:value-type="string">
            <text:p>diff mpi01/RELAX.SimID.1.EPSA.-100.EPSB.-100.T.1423.RA.12.RB.14.NR.7551.NC.1401.RhoFields.bin mpi09/RELAX.SimID.9.EPSA.-100.EPSB.-1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423.RA.12.RB.14.NR.7551.NC.1401.RhoFields.bin</text:p>
          </table:table-cell>
          <table:table-cell office:value-type="string" calcext:value-type="string">
            <text:p>RELAX.SimID.9.EPSA.100.EPSB.100.T.1423.RA.12.RB.14.NR.7551.NC.1401.RhoFields.bin</text:p>
          </table:table-cell>
          <table:table-cell table:number-columns-repeated="2"/>
          <table:table-cell table:formula="of:=CONCATENATE(&quot;diff&quot;;&quot; &quot;;&quot;mpi01/&quot;;[.A192];&quot; &quot;;&quot;mpi09/&quot;;[.B192])" office:value-type="string" office:string-value="diff mpi01/RELAX.SimID.1.EPSA.100.EPSB.100.T.1423.RA.12.RB.14.NR.7551.NC.1401.RhoFields.bin mpi09/RELAX.SimID.9.EPSA.100.EPSB.100.T.1423.RA.12.RB.14.NR.7551.NC.1401.RhoFields.bin" calcext:value-type="string">
            <text:p>diff mpi01/RELAX.SimID.1.EPSA.100.EPSB.100.T.1423.RA.12.RB.14.NR.7551.NC.1401.RhoFields.bin mpi09/RELAX.SimID.9.EPSA.100.EPSB.1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423.RA.12.RB.15.csv</text:p>
          </table:table-cell>
          <table:table-cell office:value-type="string" calcext:value-type="string">
            <text:p>RELAX.SimID.9.EPSA.-100.EPSB.-100.T.1423.RA.12.RB.15.csv</text:p>
          </table:table-cell>
          <table:table-cell table:number-columns-repeated="2"/>
          <table:table-cell table:formula="of:=CONCATENATE(&quot;diff&quot;;&quot; &quot;;&quot;mpi01/&quot;;[.A193];&quot; &quot;;&quot;mpi09/&quot;;[.B193])" office:value-type="string" office:string-value="diff mpi01/RELAX.SimID.1.EPSA.-100.EPSB.-100.T.1423.RA.12.RB.15.csv mpi09/RELAX.SimID.9.EPSA.-100.EPSB.-100.T.1423.RA.12.RB.15.csv" calcext:value-type="string">
            <text:p>diff mpi01/RELAX.SimID.1.EPSA.-100.EPSB.-100.T.1423.RA.12.RB.15.csv mpi09/RELAX.SimID.9.EPSA.-100.EPSB.-100.T.1423.RA.12.RB.15.csv</text:p>
          </table:table-cell>
        </table:table-row>
        <table:table-row table:style-name="ro1">
          <table:table-cell office:value-type="string" calcext:value-type="string">
            <text:p>RELAX.SimID.1.EPSA.100.EPSB.100.T.1423.RA.12.RB.15.csv</text:p>
          </table:table-cell>
          <table:table-cell office:value-type="string" calcext:value-type="string">
            <text:p>RELAX.SimID.9.EPSA.100.EPSB.100.T.1423.RA.12.RB.15.csv</text:p>
          </table:table-cell>
          <table:table-cell table:number-columns-repeated="2"/>
          <table:table-cell table:formula="of:=CONCATENATE(&quot;diff&quot;;&quot; &quot;;&quot;mpi01/&quot;;[.A194];&quot; &quot;;&quot;mpi09/&quot;;[.B194])" office:value-type="string" office:string-value="diff mpi01/RELAX.SimID.1.EPSA.100.EPSB.100.T.1423.RA.12.RB.15.csv mpi09/RELAX.SimID.9.EPSA.100.EPSB.100.T.1423.RA.12.RB.15.csv" calcext:value-type="string">
            <text:p>diff mpi01/RELAX.SimID.1.EPSA.100.EPSB.100.T.1423.RA.12.RB.15.csv mpi09/RELAX.SimID.9.EPSA.100.EPSB.100.T.1423.RA.12.RB.15.csv</text:p>
          </table:table-cell>
        </table:table-row>
        <table:table-row table:style-name="ro1">
          <table:table-cell office:value-type="string" calcext:value-type="string">
            <text:p>RELAX.SimID.1.EPSA.-100.EPSB.-100.T.1423.RA.12.RB.15.NR.7551.NC.1401.RhoFields.bin</text:p>
          </table:table-cell>
          <table:table-cell office:value-type="string" calcext:value-type="string">
            <text:p>RELAX.SimID.9.EPSA.-100.EPSB.-100.T.1423.RA.12.RB.15.NR.7551.NC.1401.RhoFields.bin</text:p>
          </table:table-cell>
          <table:table-cell table:number-columns-repeated="2"/>
          <table:table-cell table:formula="of:=CONCATENATE(&quot;diff&quot;;&quot; &quot;;&quot;mpi01/&quot;;[.A195];&quot; &quot;;&quot;mpi09/&quot;;[.B195])" office:value-type="string" office:string-value="diff mpi01/RELAX.SimID.1.EPSA.-100.EPSB.-100.T.1423.RA.12.RB.15.NR.7551.NC.1401.RhoFields.bin mpi09/RELAX.SimID.9.EPSA.-100.EPSB.-100.T.1423.RA.12.RB.15.NR.7551.NC.1401.RhoFields.bin" calcext:value-type="string">
            <text:p>diff mpi01/RELAX.SimID.1.EPSA.-100.EPSB.-100.T.1423.RA.12.RB.15.NR.7551.NC.1401.RhoFields.bin mpi09/RELAX.SimID.9.EPSA.-100.EPSB.-1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423.RA.12.RB.15.NR.7551.NC.1401.RhoFields.bin</text:p>
          </table:table-cell>
          <table:table-cell office:value-type="string" calcext:value-type="string">
            <text:p>RELAX.SimID.9.EPSA.100.EPSB.100.T.1423.RA.12.RB.15.NR.7551.NC.1401.RhoFields.bin</text:p>
          </table:table-cell>
          <table:table-cell table:number-columns-repeated="2"/>
          <table:table-cell table:formula="of:=CONCATENATE(&quot;diff&quot;;&quot; &quot;;&quot;mpi01/&quot;;[.A196];&quot; &quot;;&quot;mpi09/&quot;;[.B196])" office:value-type="string" office:string-value="diff mpi01/RELAX.SimID.1.EPSA.100.EPSB.100.T.1423.RA.12.RB.15.NR.7551.NC.1401.RhoFields.bin mpi09/RELAX.SimID.9.EPSA.100.EPSB.100.T.1423.RA.12.RB.15.NR.7551.NC.1401.RhoFields.bin" calcext:value-type="string">
            <text:p>diff mpi01/RELAX.SimID.1.EPSA.100.EPSB.100.T.1423.RA.12.RB.15.NR.7551.NC.1401.RhoFields.bin mpi09/RELAX.SimID.9.EPSA.100.EPSB.1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423.RA.12.RB.16.csv</text:p>
          </table:table-cell>
          <table:table-cell office:value-type="string" calcext:value-type="string">
            <text:p>RELAX.SimID.9.EPSA.-100.EPSB.-100.T.1423.RA.12.RB.16.csv</text:p>
          </table:table-cell>
          <table:table-cell table:number-columns-repeated="2"/>
          <table:table-cell table:formula="of:=CONCATENATE(&quot;diff&quot;;&quot; &quot;;&quot;mpi01/&quot;;[.A197];&quot; &quot;;&quot;mpi09/&quot;;[.B197])" office:value-type="string" office:string-value="diff mpi01/RELAX.SimID.1.EPSA.-100.EPSB.-100.T.1423.RA.12.RB.16.csv mpi09/RELAX.SimID.9.EPSA.-100.EPSB.-100.T.1423.RA.12.RB.16.csv" calcext:value-type="string">
            <text:p>diff mpi01/RELAX.SimID.1.EPSA.-100.EPSB.-100.T.1423.RA.12.RB.16.csv mpi09/RELAX.SimID.9.EPSA.-100.EPSB.-100.T.1423.RA.12.RB.16.csv</text:p>
          </table:table-cell>
        </table:table-row>
        <table:table-row table:style-name="ro1">
          <table:table-cell office:value-type="string" calcext:value-type="string">
            <text:p>RELAX.SimID.1.EPSA.100.EPSB.100.T.1423.RA.12.RB.16.csv</text:p>
          </table:table-cell>
          <table:table-cell office:value-type="string" calcext:value-type="string">
            <text:p>RELAX.SimID.9.EPSA.100.EPSB.100.T.1423.RA.12.RB.16.csv</text:p>
          </table:table-cell>
          <table:table-cell table:number-columns-repeated="2"/>
          <table:table-cell table:formula="of:=CONCATENATE(&quot;diff&quot;;&quot; &quot;;&quot;mpi01/&quot;;[.A198];&quot; &quot;;&quot;mpi09/&quot;;[.B198])" office:value-type="string" office:string-value="diff mpi01/RELAX.SimID.1.EPSA.100.EPSB.100.T.1423.RA.12.RB.16.csv mpi09/RELAX.SimID.9.EPSA.100.EPSB.100.T.1423.RA.12.RB.16.csv" calcext:value-type="string">
            <text:p>diff mpi01/RELAX.SimID.1.EPSA.100.EPSB.100.T.1423.RA.12.RB.16.csv mpi09/RELAX.SimID.9.EPSA.100.EPSB.100.T.1423.RA.12.RB.16.csv</text:p>
          </table:table-cell>
        </table:table-row>
        <table:table-row table:style-name="ro1">
          <table:table-cell office:value-type="string" calcext:value-type="string">
            <text:p>RELAX.SimID.1.EPSA.-100.EPSB.-100.T.1423.RA.12.RB.16.NR.7551.NC.1401.RhoFields.bin</text:p>
          </table:table-cell>
          <table:table-cell office:value-type="string" calcext:value-type="string">
            <text:p>RELAX.SimID.9.EPSA.-100.EPSB.-100.T.1423.RA.12.RB.16.NR.7551.NC.1401.RhoFields.bin</text:p>
          </table:table-cell>
          <table:table-cell table:number-columns-repeated="2"/>
          <table:table-cell table:formula="of:=CONCATENATE(&quot;diff&quot;;&quot; &quot;;&quot;mpi01/&quot;;[.A199];&quot; &quot;;&quot;mpi09/&quot;;[.B199])" office:value-type="string" office:string-value="diff mpi01/RELAX.SimID.1.EPSA.-100.EPSB.-100.T.1423.RA.12.RB.16.NR.7551.NC.1401.RhoFields.bin mpi09/RELAX.SimID.9.EPSA.-100.EPSB.-100.T.1423.RA.12.RB.16.NR.7551.NC.1401.RhoFields.bin" calcext:value-type="string">
            <text:p>diff mpi01/RELAX.SimID.1.EPSA.-100.EPSB.-100.T.1423.RA.12.RB.16.NR.7551.NC.1401.RhoFields.bin mpi09/RELAX.SimID.9.EPSA.-100.EPSB.-1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423.RA.12.RB.16.NR.7551.NC.1401.RhoFields.bin</text:p>
          </table:table-cell>
          <table:table-cell office:value-type="string" calcext:value-type="string">
            <text:p>RELAX.SimID.9.EPSA.100.EPSB.100.T.1423.RA.12.RB.16.NR.7551.NC.1401.RhoFields.bin</text:p>
          </table:table-cell>
          <table:table-cell table:number-columns-repeated="2"/>
          <table:table-cell table:formula="of:=CONCATENATE(&quot;diff&quot;;&quot; &quot;;&quot;mpi01/&quot;;[.A200];&quot; &quot;;&quot;mpi09/&quot;;[.B200])" office:value-type="string" office:string-value="diff mpi01/RELAX.SimID.1.EPSA.100.EPSB.100.T.1423.RA.12.RB.16.NR.7551.NC.1401.RhoFields.bin mpi09/RELAX.SimID.9.EPSA.100.EPSB.100.T.1423.RA.12.RB.16.NR.7551.NC.1401.RhoFields.bin" calcext:value-type="string">
            <text:p>diff mpi01/RELAX.SimID.1.EPSA.100.EPSB.100.T.1423.RA.12.RB.16.NR.7551.NC.1401.RhoFields.bin mpi09/RELAX.SimID.9.EPSA.100.EPSB.1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473.RA.12.RB.13.csv</text:p>
          </table:table-cell>
          <table:table-cell office:value-type="string" calcext:value-type="string">
            <text:p>RELAX.SimID.9.EPSA.-100.EPSB.-100.T.1473.RA.12.RB.13.csv</text:p>
          </table:table-cell>
          <table:table-cell table:number-columns-repeated="2"/>
          <table:table-cell table:formula="of:=CONCATENATE(&quot;diff&quot;;&quot; &quot;;&quot;mpi01/&quot;;[.A201];&quot; &quot;;&quot;mpi09/&quot;;[.B201])" office:value-type="string" office:string-value="diff mpi01/RELAX.SimID.1.EPSA.-100.EPSB.-100.T.1473.RA.12.RB.13.csv mpi09/RELAX.SimID.9.EPSA.-100.EPSB.-100.T.1473.RA.12.RB.13.csv" calcext:value-type="string">
            <text:p>diff mpi01/RELAX.SimID.1.EPSA.-100.EPSB.-100.T.1473.RA.12.RB.13.csv mpi09/RELAX.SimID.9.EPSA.-100.EPSB.-100.T.1473.RA.12.RB.13.csv</text:p>
          </table:table-cell>
        </table:table-row>
        <table:table-row table:style-name="ro1">
          <table:table-cell office:value-type="string" calcext:value-type="string">
            <text:p>RELAX.SimID.1.EPSA.100.EPSB.100.T.1473.RA.12.RB.13.csv</text:p>
          </table:table-cell>
          <table:table-cell office:value-type="string" calcext:value-type="string">
            <text:p>RELAX.SimID.9.EPSA.100.EPSB.100.T.1473.RA.12.RB.13.csv</text:p>
          </table:table-cell>
          <table:table-cell table:number-columns-repeated="2"/>
          <table:table-cell table:formula="of:=CONCATENATE(&quot;diff&quot;;&quot; &quot;;&quot;mpi01/&quot;;[.A202];&quot; &quot;;&quot;mpi09/&quot;;[.B202])" office:value-type="string" office:string-value="diff mpi01/RELAX.SimID.1.EPSA.100.EPSB.100.T.1473.RA.12.RB.13.csv mpi09/RELAX.SimID.9.EPSA.100.EPSB.100.T.1473.RA.12.RB.13.csv" calcext:value-type="string">
            <text:p>diff mpi01/RELAX.SimID.1.EPSA.100.EPSB.100.T.1473.RA.12.RB.13.csv mpi09/RELAX.SimID.9.EPSA.100.EPSB.100.T.1473.RA.12.RB.13.csv</text:p>
          </table:table-cell>
        </table:table-row>
        <table:table-row table:style-name="ro1">
          <table:table-cell office:value-type="string" calcext:value-type="string">
            <text:p>RELAX.SimID.1.EPSA.-100.EPSB.-100.T.1473.RA.12.RB.13.NR.7551.NC.1401.RhoFields.bin</text:p>
          </table:table-cell>
          <table:table-cell office:value-type="string" calcext:value-type="string">
            <text:p>RELAX.SimID.9.EPSA.-100.EPSB.-100.T.1473.RA.12.RB.13.NR.7551.NC.1401.RhoFields.bin</text:p>
          </table:table-cell>
          <table:table-cell table:number-columns-repeated="2"/>
          <table:table-cell table:formula="of:=CONCATENATE(&quot;diff&quot;;&quot; &quot;;&quot;mpi01/&quot;;[.A203];&quot; &quot;;&quot;mpi09/&quot;;[.B203])" office:value-type="string" office:string-value="diff mpi01/RELAX.SimID.1.EPSA.-100.EPSB.-100.T.1473.RA.12.RB.13.NR.7551.NC.1401.RhoFields.bin mpi09/RELAX.SimID.9.EPSA.-100.EPSB.-100.T.1473.RA.12.RB.13.NR.7551.NC.1401.RhoFields.bin" calcext:value-type="string">
            <text:p>diff mpi01/RELAX.SimID.1.EPSA.-100.EPSB.-100.T.1473.RA.12.RB.13.NR.7551.NC.1401.RhoFields.bin mpi09/RELAX.SimID.9.EPSA.-100.EPSB.-100.T.14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473.RA.12.RB.13.NR.7551.NC.1401.RhoFields.bin</text:p>
          </table:table-cell>
          <table:table-cell office:value-type="string" calcext:value-type="string">
            <text:p>RELAX.SimID.9.EPSA.100.EPSB.100.T.1473.RA.12.RB.13.NR.7551.NC.1401.RhoFields.bin</text:p>
          </table:table-cell>
          <table:table-cell table:number-columns-repeated="2"/>
          <table:table-cell table:formula="of:=CONCATENATE(&quot;diff&quot;;&quot; &quot;;&quot;mpi01/&quot;;[.A204];&quot; &quot;;&quot;mpi09/&quot;;[.B204])" office:value-type="string" office:string-value="diff mpi01/RELAX.SimID.1.EPSA.100.EPSB.100.T.1473.RA.12.RB.13.NR.7551.NC.1401.RhoFields.bin mpi09/RELAX.SimID.9.EPSA.100.EPSB.100.T.1473.RA.12.RB.13.NR.7551.NC.1401.RhoFields.bin" calcext:value-type="string">
            <text:p>diff mpi01/RELAX.SimID.1.EPSA.100.EPSB.100.T.1473.RA.12.RB.13.NR.7551.NC.1401.RhoFields.bin mpi09/RELAX.SimID.9.EPSA.100.EPSB.100.T.14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473.RA.12.RB.14.csv</text:p>
          </table:table-cell>
          <table:table-cell office:value-type="string" calcext:value-type="string">
            <text:p>RELAX.SimID.9.EPSA.-100.EPSB.-100.T.1473.RA.12.RB.14.csv</text:p>
          </table:table-cell>
          <table:table-cell table:number-columns-repeated="2"/>
          <table:table-cell table:formula="of:=CONCATENATE(&quot;diff&quot;;&quot; &quot;;&quot;mpi01/&quot;;[.A205];&quot; &quot;;&quot;mpi09/&quot;;[.B205])" office:value-type="string" office:string-value="diff mpi01/RELAX.SimID.1.EPSA.-100.EPSB.-100.T.1473.RA.12.RB.14.csv mpi09/RELAX.SimID.9.EPSA.-100.EPSB.-100.T.1473.RA.12.RB.14.csv" calcext:value-type="string">
            <text:p>diff mpi01/RELAX.SimID.1.EPSA.-100.EPSB.-100.T.1473.RA.12.RB.14.csv mpi09/RELAX.SimID.9.EPSA.-100.EPSB.-100.T.1473.RA.12.RB.14.csv</text:p>
          </table:table-cell>
        </table:table-row>
        <table:table-row table:style-name="ro1">
          <table:table-cell office:value-type="string" calcext:value-type="string">
            <text:p>RELAX.SimID.1.EPSA.100.EPSB.100.T.1473.RA.12.RB.14.csv</text:p>
          </table:table-cell>
          <table:table-cell office:value-type="string" calcext:value-type="string">
            <text:p>RELAX.SimID.9.EPSA.100.EPSB.100.T.1473.RA.12.RB.14.csv</text:p>
          </table:table-cell>
          <table:table-cell table:number-columns-repeated="2"/>
          <table:table-cell table:formula="of:=CONCATENATE(&quot;diff&quot;;&quot; &quot;;&quot;mpi01/&quot;;[.A206];&quot; &quot;;&quot;mpi09/&quot;;[.B206])" office:value-type="string" office:string-value="diff mpi01/RELAX.SimID.1.EPSA.100.EPSB.100.T.1473.RA.12.RB.14.csv mpi09/RELAX.SimID.9.EPSA.100.EPSB.100.T.1473.RA.12.RB.14.csv" calcext:value-type="string">
            <text:p>diff mpi01/RELAX.SimID.1.EPSA.100.EPSB.100.T.1473.RA.12.RB.14.csv mpi09/RELAX.SimID.9.EPSA.100.EPSB.100.T.1473.RA.12.RB.14.csv</text:p>
          </table:table-cell>
        </table:table-row>
        <table:table-row table:style-name="ro1">
          <table:table-cell office:value-type="string" calcext:value-type="string">
            <text:p>RELAX.SimID.1.EPSA.-100.EPSB.-100.T.1473.RA.12.RB.14.NR.7551.NC.1401.RhoFields.bin</text:p>
          </table:table-cell>
          <table:table-cell office:value-type="string" calcext:value-type="string">
            <text:p>RELAX.SimID.9.EPSA.-100.EPSB.-100.T.1473.RA.12.RB.14.NR.7551.NC.1401.RhoFields.bin</text:p>
          </table:table-cell>
          <table:table-cell table:number-columns-repeated="2"/>
          <table:table-cell table:formula="of:=CONCATENATE(&quot;diff&quot;;&quot; &quot;;&quot;mpi01/&quot;;[.A207];&quot; &quot;;&quot;mpi09/&quot;;[.B207])" office:value-type="string" office:string-value="diff mpi01/RELAX.SimID.1.EPSA.-100.EPSB.-100.T.1473.RA.12.RB.14.NR.7551.NC.1401.RhoFields.bin mpi09/RELAX.SimID.9.EPSA.-100.EPSB.-100.T.1473.RA.12.RB.14.NR.7551.NC.1401.RhoFields.bin" calcext:value-type="string">
            <text:p>diff mpi01/RELAX.SimID.1.EPSA.-100.EPSB.-100.T.1473.RA.12.RB.14.NR.7551.NC.1401.RhoFields.bin mpi09/RELAX.SimID.9.EPSA.-100.EPSB.-1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473.RA.12.RB.14.NR.7551.NC.1401.RhoFields.bin</text:p>
          </table:table-cell>
          <table:table-cell office:value-type="string" calcext:value-type="string">
            <text:p>RELAX.SimID.9.EPSA.100.EPSB.100.T.1473.RA.12.RB.14.NR.7551.NC.1401.RhoFields.bin</text:p>
          </table:table-cell>
          <table:table-cell table:number-columns-repeated="2"/>
          <table:table-cell table:formula="of:=CONCATENATE(&quot;diff&quot;;&quot; &quot;;&quot;mpi01/&quot;;[.A208];&quot; &quot;;&quot;mpi09/&quot;;[.B208])" office:value-type="string" office:string-value="diff mpi01/RELAX.SimID.1.EPSA.100.EPSB.100.T.1473.RA.12.RB.14.NR.7551.NC.1401.RhoFields.bin mpi09/RELAX.SimID.9.EPSA.100.EPSB.100.T.1473.RA.12.RB.14.NR.7551.NC.1401.RhoFields.bin" calcext:value-type="string">
            <text:p>diff mpi01/RELAX.SimID.1.EPSA.100.EPSB.100.T.1473.RA.12.RB.14.NR.7551.NC.1401.RhoFields.bin mpi09/RELAX.SimID.9.EPSA.100.EPSB.1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473.RA.12.RB.15.csv</text:p>
          </table:table-cell>
          <table:table-cell office:value-type="string" calcext:value-type="string">
            <text:p>RELAX.SimID.9.EPSA.-100.EPSB.-100.T.1473.RA.12.RB.15.csv</text:p>
          </table:table-cell>
          <table:table-cell table:number-columns-repeated="2"/>
          <table:table-cell table:formula="of:=CONCATENATE(&quot;diff&quot;;&quot; &quot;;&quot;mpi01/&quot;;[.A209];&quot; &quot;;&quot;mpi09/&quot;;[.B209])" office:value-type="string" office:string-value="diff mpi01/RELAX.SimID.1.EPSA.-100.EPSB.-100.T.1473.RA.12.RB.15.csv mpi09/RELAX.SimID.9.EPSA.-100.EPSB.-100.T.1473.RA.12.RB.15.csv" calcext:value-type="string">
            <text:p>diff mpi01/RELAX.SimID.1.EPSA.-100.EPSB.-100.T.1473.RA.12.RB.15.csv mpi09/RELAX.SimID.9.EPSA.-100.EPSB.-100.T.1473.RA.12.RB.15.csv</text:p>
          </table:table-cell>
        </table:table-row>
        <table:table-row table:style-name="ro1">
          <table:table-cell office:value-type="string" calcext:value-type="string">
            <text:p>RELAX.SimID.1.EPSA.100.EPSB.100.T.1473.RA.12.RB.15.csv</text:p>
          </table:table-cell>
          <table:table-cell office:value-type="string" calcext:value-type="string">
            <text:p>RELAX.SimID.9.EPSA.100.EPSB.100.T.1473.RA.12.RB.15.csv</text:p>
          </table:table-cell>
          <table:table-cell table:number-columns-repeated="2"/>
          <table:table-cell table:formula="of:=CONCATENATE(&quot;diff&quot;;&quot; &quot;;&quot;mpi01/&quot;;[.A210];&quot; &quot;;&quot;mpi09/&quot;;[.B210])" office:value-type="string" office:string-value="diff mpi01/RELAX.SimID.1.EPSA.100.EPSB.100.T.1473.RA.12.RB.15.csv mpi09/RELAX.SimID.9.EPSA.100.EPSB.100.T.1473.RA.12.RB.15.csv" calcext:value-type="string">
            <text:p>diff mpi01/RELAX.SimID.1.EPSA.100.EPSB.100.T.1473.RA.12.RB.15.csv mpi09/RELAX.SimID.9.EPSA.100.EPSB.100.T.1473.RA.12.RB.15.csv</text:p>
          </table:table-cell>
        </table:table-row>
        <table:table-row table:style-name="ro1">
          <table:table-cell office:value-type="string" calcext:value-type="string">
            <text:p>RELAX.SimID.1.EPSA.-100.EPSB.-100.T.1473.RA.12.RB.15.NR.7551.NC.1401.RhoFields.bin</text:p>
          </table:table-cell>
          <table:table-cell office:value-type="string" calcext:value-type="string">
            <text:p>RELAX.SimID.9.EPSA.-100.EPSB.-100.T.1473.RA.12.RB.15.NR.7551.NC.1401.RhoFields.bin</text:p>
          </table:table-cell>
          <table:table-cell table:number-columns-repeated="2"/>
          <table:table-cell table:formula="of:=CONCATENATE(&quot;diff&quot;;&quot; &quot;;&quot;mpi01/&quot;;[.A211];&quot; &quot;;&quot;mpi09/&quot;;[.B211])" office:value-type="string" office:string-value="diff mpi01/RELAX.SimID.1.EPSA.-100.EPSB.-100.T.1473.RA.12.RB.15.NR.7551.NC.1401.RhoFields.bin mpi09/RELAX.SimID.9.EPSA.-100.EPSB.-100.T.1473.RA.12.RB.15.NR.7551.NC.1401.RhoFields.bin" calcext:value-type="string">
            <text:p>diff mpi01/RELAX.SimID.1.EPSA.-100.EPSB.-100.T.1473.RA.12.RB.15.NR.7551.NC.1401.RhoFields.bin mpi09/RELAX.SimID.9.EPSA.-100.EPSB.-1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473.RA.12.RB.15.NR.7551.NC.1401.RhoFields.bin</text:p>
          </table:table-cell>
          <table:table-cell office:value-type="string" calcext:value-type="string">
            <text:p>RELAX.SimID.9.EPSA.100.EPSB.100.T.1473.RA.12.RB.15.NR.7551.NC.1401.RhoFields.bin</text:p>
          </table:table-cell>
          <table:table-cell table:number-columns-repeated="2"/>
          <table:table-cell table:formula="of:=CONCATENATE(&quot;diff&quot;;&quot; &quot;;&quot;mpi01/&quot;;[.A212];&quot; &quot;;&quot;mpi09/&quot;;[.B212])" office:value-type="string" office:string-value="diff mpi01/RELAX.SimID.1.EPSA.100.EPSB.100.T.1473.RA.12.RB.15.NR.7551.NC.1401.RhoFields.bin mpi09/RELAX.SimID.9.EPSA.100.EPSB.100.T.1473.RA.12.RB.15.NR.7551.NC.1401.RhoFields.bin" calcext:value-type="string">
            <text:p>diff mpi01/RELAX.SimID.1.EPSA.100.EPSB.100.T.1473.RA.12.RB.15.NR.7551.NC.1401.RhoFields.bin mpi09/RELAX.SimID.9.EPSA.100.EPSB.1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00.EPSB.-100.T.1473.RA.12.RB.16.csv</text:p>
          </table:table-cell>
          <table:table-cell office:value-type="string" calcext:value-type="string">
            <text:p>RELAX.SimID.9.EPSA.-100.EPSB.-100.T.1473.RA.12.RB.16.csv</text:p>
          </table:table-cell>
          <table:table-cell table:number-columns-repeated="2"/>
          <table:table-cell table:formula="of:=CONCATENATE(&quot;diff&quot;;&quot; &quot;;&quot;mpi01/&quot;;[.A213];&quot; &quot;;&quot;mpi09/&quot;;[.B213])" office:value-type="string" office:string-value="diff mpi01/RELAX.SimID.1.EPSA.-100.EPSB.-100.T.1473.RA.12.RB.16.csv mpi09/RELAX.SimID.9.EPSA.-100.EPSB.-100.T.1473.RA.12.RB.16.csv" calcext:value-type="string">
            <text:p>diff mpi01/RELAX.SimID.1.EPSA.-100.EPSB.-100.T.1473.RA.12.RB.16.csv mpi09/RELAX.SimID.9.EPSA.-100.EPSB.-100.T.1473.RA.12.RB.16.csv</text:p>
          </table:table-cell>
        </table:table-row>
        <table:table-row table:style-name="ro1">
          <table:table-cell office:value-type="string" calcext:value-type="string">
            <text:p>RELAX.SimID.1.EPSA.100.EPSB.100.T.1473.RA.12.RB.16.csv</text:p>
          </table:table-cell>
          <table:table-cell office:value-type="string" calcext:value-type="string">
            <text:p>RELAX.SimID.9.EPSA.100.EPSB.100.T.1473.RA.12.RB.16.csv</text:p>
          </table:table-cell>
          <table:table-cell table:number-columns-repeated="2"/>
          <table:table-cell table:formula="of:=CONCATENATE(&quot;diff&quot;;&quot; &quot;;&quot;mpi01/&quot;;[.A214];&quot; &quot;;&quot;mpi09/&quot;;[.B214])" office:value-type="string" office:string-value="diff mpi01/RELAX.SimID.1.EPSA.100.EPSB.100.T.1473.RA.12.RB.16.csv mpi09/RELAX.SimID.9.EPSA.100.EPSB.100.T.1473.RA.12.RB.16.csv" calcext:value-type="string">
            <text:p>diff mpi01/RELAX.SimID.1.EPSA.100.EPSB.100.T.1473.RA.12.RB.16.csv mpi09/RELAX.SimID.9.EPSA.100.EPSB.100.T.1473.RA.12.RB.16.csv</text:p>
          </table:table-cell>
        </table:table-row>
        <table:table-row table:style-name="ro1">
          <table:table-cell office:value-type="string" calcext:value-type="string">
            <text:p>RELAX.SimID.1.EPSA.-100.EPSB.-100.T.1473.RA.12.RB.16.NR.7551.NC.1401.RhoFields.bin</text:p>
          </table:table-cell>
          <table:table-cell office:value-type="string" calcext:value-type="string">
            <text:p>RELAX.SimID.9.EPSA.-100.EPSB.-100.T.1473.RA.12.RB.16.NR.7551.NC.1401.RhoFields.bin</text:p>
          </table:table-cell>
          <table:table-cell table:number-columns-repeated="2"/>
          <table:table-cell table:formula="of:=CONCATENATE(&quot;diff&quot;;&quot; &quot;;&quot;mpi01/&quot;;[.A215];&quot; &quot;;&quot;mpi09/&quot;;[.B215])" office:value-type="string" office:string-value="diff mpi01/RELAX.SimID.1.EPSA.-100.EPSB.-100.T.1473.RA.12.RB.16.NR.7551.NC.1401.RhoFields.bin mpi09/RELAX.SimID.9.EPSA.-100.EPSB.-100.T.1473.RA.12.RB.16.NR.7551.NC.1401.RhoFields.bin" calcext:value-type="string">
            <text:p>diff mpi01/RELAX.SimID.1.EPSA.-100.EPSB.-100.T.1473.RA.12.RB.16.NR.7551.NC.1401.RhoFields.bin mpi09/RELAX.SimID.9.EPSA.-100.EPSB.-1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00.EPSB.100.T.1473.RA.12.RB.16.NR.7551.NC.1401.RhoFields.bin</text:p>
          </table:table-cell>
          <table:table-cell office:value-type="string" calcext:value-type="string">
            <text:p>RELAX.SimID.9.EPSA.100.EPSB.100.T.1473.RA.12.RB.16.NR.7551.NC.1401.RhoFields.bin</text:p>
          </table:table-cell>
          <table:table-cell table:number-columns-repeated="2"/>
          <table:table-cell table:formula="of:=CONCATENATE(&quot;diff&quot;;&quot; &quot;;&quot;mpi01/&quot;;[.A216];&quot; &quot;;&quot;mpi09/&quot;;[.B216])" office:value-type="string" office:string-value="diff mpi01/RELAX.SimID.1.EPSA.100.EPSB.100.T.1473.RA.12.RB.16.NR.7551.NC.1401.RhoFields.bin mpi09/RELAX.SimID.9.EPSA.100.EPSB.100.T.1473.RA.12.RB.16.NR.7551.NC.1401.RhoFields.bin" calcext:value-type="string">
            <text:p>diff mpi01/RELAX.SimID.1.EPSA.100.EPSB.100.T.1473.RA.12.RB.16.NR.7551.NC.1401.RhoFields.bin mpi09/RELAX.SimID.9.EPSA.100.EPSB.1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30.EPSB.100.T.1073.RA.12.RB.13.csv</text:p>
          </table:table-cell>
          <table:table-cell office:value-type="string" calcext:value-type="string">
            <text:p>RELAX.SimID.9.EPSA.130.EPSB.100.T.1073.RA.12.RB.13.csv</text:p>
          </table:table-cell>
          <table:table-cell table:number-columns-repeated="2"/>
          <table:table-cell table:formula="of:=CONCATENATE(&quot;diff&quot;;&quot; &quot;;&quot;mpi01/&quot;;[.A217];&quot; &quot;;&quot;mpi09/&quot;;[.B217])" office:value-type="string" office:string-value="diff mpi01/RELAX.SimID.1.EPSA.130.EPSB.100.T.1073.RA.12.RB.13.csv mpi09/RELAX.SimID.9.EPSA.130.EPSB.100.T.1073.RA.12.RB.13.csv" calcext:value-type="string">
            <text:p>diff mpi01/RELAX.SimID.1.EPSA.130.EPSB.100.T.1073.RA.12.RB.13.csv mpi09/RELAX.SimID.9.EPSA.130.EPSB.100.T.1073.RA.12.RB.13.csv</text:p>
          </table:table-cell>
        </table:table-row>
        <table:table-row table:style-name="ro1">
          <table:table-cell office:value-type="string" calcext:value-type="string">
            <text:p>RELAX.SimID.1.EPSA.130.EPSB.100.T.1073.RA.12.RB.13.NR.7551.NC.1.RhoFields.bin</text:p>
          </table:table-cell>
          <table:table-cell office:value-type="string" calcext:value-type="string">
            <text:p>RELAX.SimID.9.EPSA.130.EPSB.100.T.1073.RA.12.RB.13.NR.7551.NC.1.RhoFields.bin</text:p>
          </table:table-cell>
          <table:table-cell table:number-columns-repeated="2"/>
          <table:table-cell table:formula="of:=CONCATENATE(&quot;diff&quot;;&quot; &quot;;&quot;mpi01/&quot;;[.A218];&quot; &quot;;&quot;mpi09/&quot;;[.B218])" office:value-type="string" office:string-value="diff mpi01/RELAX.SimID.1.EPSA.130.EPSB.100.T.1073.RA.12.RB.13.NR.7551.NC.1.RhoFields.bin mpi09/RELAX.SimID.9.EPSA.130.EPSB.100.T.1073.RA.12.RB.13.NR.7551.NC.1.RhoFields.bin" calcext:value-type="string">
            <text:p>diff mpi01/RELAX.SimID.1.EPSA.130.EPSB.100.T.1073.RA.12.RB.13.NR.7551.NC.1.RhoFields.bin mpi09/RELAX.SimID.9.EPSA.130.EPSB.1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073.RA.12.RB.14.csv</text:p>
          </table:table-cell>
          <table:table-cell office:value-type="string" calcext:value-type="string">
            <text:p>RELAX.SimID.9.EPSA.130.EPSB.100.T.1073.RA.12.RB.14.csv</text:p>
          </table:table-cell>
          <table:table-cell table:number-columns-repeated="2"/>
          <table:table-cell table:formula="of:=CONCATENATE(&quot;diff&quot;;&quot; &quot;;&quot;mpi01/&quot;;[.A219];&quot; &quot;;&quot;mpi09/&quot;;[.B219])" office:value-type="string" office:string-value="diff mpi01/RELAX.SimID.1.EPSA.130.EPSB.100.T.1073.RA.12.RB.14.csv mpi09/RELAX.SimID.9.EPSA.130.EPSB.100.T.1073.RA.12.RB.14.csv" calcext:value-type="string">
            <text:p>diff mpi01/RELAX.SimID.1.EPSA.130.EPSB.100.T.1073.RA.12.RB.14.csv mpi09/RELAX.SimID.9.EPSA.130.EPSB.100.T.1073.RA.12.RB.14.csv</text:p>
          </table:table-cell>
        </table:table-row>
        <table:table-row table:style-name="ro1">
          <table:table-cell office:value-type="string" calcext:value-type="string">
            <text:p>RELAX.SimID.1.EPSA.130.EPSB.100.T.1073.RA.12.RB.14.NR.7551.NC.1.RhoFields.bin</text:p>
          </table:table-cell>
          <table:table-cell office:value-type="string" calcext:value-type="string">
            <text:p>RELAX.SimID.9.EPSA.130.EPSB.100.T.1073.RA.12.RB.14.NR.7551.NC.1.RhoFields.bin</text:p>
          </table:table-cell>
          <table:table-cell table:number-columns-repeated="2"/>
          <table:table-cell table:formula="of:=CONCATENATE(&quot;diff&quot;;&quot; &quot;;&quot;mpi01/&quot;;[.A220];&quot; &quot;;&quot;mpi09/&quot;;[.B220])" office:value-type="string" office:string-value="diff mpi01/RELAX.SimID.1.EPSA.130.EPSB.100.T.1073.RA.12.RB.14.NR.7551.NC.1.RhoFields.bin mpi09/RELAX.SimID.9.EPSA.130.EPSB.100.T.1073.RA.12.RB.14.NR.7551.NC.1.RhoFields.bin" calcext:value-type="string">
            <text:p>diff mpi01/RELAX.SimID.1.EPSA.130.EPSB.100.T.1073.RA.12.RB.14.NR.7551.NC.1.RhoFields.bin mpi09/RELAX.SimID.9.EPSA.130.EPSB.100.T.10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073.RA.12.RB.15.csv</text:p>
          </table:table-cell>
          <table:table-cell office:value-type="string" calcext:value-type="string">
            <text:p>RELAX.SimID.9.EPSA.130.EPSB.100.T.1073.RA.12.RB.15.csv</text:p>
          </table:table-cell>
          <table:table-cell table:number-columns-repeated="2"/>
          <table:table-cell table:formula="of:=CONCATENATE(&quot;diff&quot;;&quot; &quot;;&quot;mpi01/&quot;;[.A221];&quot; &quot;;&quot;mpi09/&quot;;[.B221])" office:value-type="string" office:string-value="diff mpi01/RELAX.SimID.1.EPSA.130.EPSB.100.T.1073.RA.12.RB.15.csv mpi09/RELAX.SimID.9.EPSA.130.EPSB.100.T.1073.RA.12.RB.15.csv" calcext:value-type="string">
            <text:p>diff mpi01/RELAX.SimID.1.EPSA.130.EPSB.100.T.1073.RA.12.RB.15.csv mpi09/RELAX.SimID.9.EPSA.130.EPSB.100.T.1073.RA.12.RB.15.csv</text:p>
          </table:table-cell>
        </table:table-row>
        <table:table-row table:style-name="ro1">
          <table:table-cell office:value-type="string" calcext:value-type="string">
            <text:p>RELAX.SimID.1.EPSA.130.EPSB.100.T.1073.RA.12.RB.15.NR.7551.NC.1.RhoFields.bin</text:p>
          </table:table-cell>
          <table:table-cell office:value-type="string" calcext:value-type="string">
            <text:p>RELAX.SimID.9.EPSA.130.EPSB.100.T.1073.RA.12.RB.15.NR.7551.NC.1.RhoFields.bin</text:p>
          </table:table-cell>
          <table:table-cell table:number-columns-repeated="2"/>
          <table:table-cell table:formula="of:=CONCATENATE(&quot;diff&quot;;&quot; &quot;;&quot;mpi01/&quot;;[.A222];&quot; &quot;;&quot;mpi09/&quot;;[.B222])" office:value-type="string" office:string-value="diff mpi01/RELAX.SimID.1.EPSA.130.EPSB.100.T.1073.RA.12.RB.15.NR.7551.NC.1.RhoFields.bin mpi09/RELAX.SimID.9.EPSA.130.EPSB.100.T.1073.RA.12.RB.15.NR.7551.NC.1.RhoFields.bin" calcext:value-type="string">
            <text:p>diff mpi01/RELAX.SimID.1.EPSA.130.EPSB.100.T.1073.RA.12.RB.15.NR.7551.NC.1.RhoFields.bin mpi09/RELAX.SimID.9.EPSA.130.EPSB.100.T.10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073.RA.12.RB.16.csv</text:p>
          </table:table-cell>
          <table:table-cell office:value-type="string" calcext:value-type="string">
            <text:p>RELAX.SimID.9.EPSA.130.EPSB.100.T.1073.RA.12.RB.16.csv</text:p>
          </table:table-cell>
          <table:table-cell table:number-columns-repeated="2"/>
          <table:table-cell table:formula="of:=CONCATENATE(&quot;diff&quot;;&quot; &quot;;&quot;mpi01/&quot;;[.A223];&quot; &quot;;&quot;mpi09/&quot;;[.B223])" office:value-type="string" office:string-value="diff mpi01/RELAX.SimID.1.EPSA.130.EPSB.100.T.1073.RA.12.RB.16.csv mpi09/RELAX.SimID.9.EPSA.130.EPSB.100.T.1073.RA.12.RB.16.csv" calcext:value-type="string">
            <text:p>diff mpi01/RELAX.SimID.1.EPSA.130.EPSB.100.T.1073.RA.12.RB.16.csv mpi09/RELAX.SimID.9.EPSA.130.EPSB.100.T.1073.RA.12.RB.16.csv</text:p>
          </table:table-cell>
        </table:table-row>
        <table:table-row table:style-name="ro1">
          <table:table-cell office:value-type="string" calcext:value-type="string">
            <text:p>RELAX.SimID.1.EPSA.130.EPSB.100.T.1073.RA.12.RB.16.NR.7551.NC.2.RhoFields.bin</text:p>
          </table:table-cell>
          <table:table-cell office:value-type="string" calcext:value-type="string">
            <text:p>RELAX.SimID.9.EPSA.130.EPSB.100.T.1073.RA.12.RB.16.NR.7551.NC.2.RhoFields.bin</text:p>
          </table:table-cell>
          <table:table-cell table:number-columns-repeated="2"/>
          <table:table-cell table:formula="of:=CONCATENATE(&quot;diff&quot;;&quot; &quot;;&quot;mpi01/&quot;;[.A224];&quot; &quot;;&quot;mpi09/&quot;;[.B224])" office:value-type="string" office:string-value="diff mpi01/RELAX.SimID.1.EPSA.130.EPSB.100.T.1073.RA.12.RB.16.NR.7551.NC.2.RhoFields.bin mpi09/RELAX.SimID.9.EPSA.130.EPSB.100.T.1073.RA.12.RB.16.NR.7551.NC.2.RhoFields.bin" calcext:value-type="string">
            <text:p>diff mpi01/RELAX.SimID.1.EPSA.130.EPSB.100.T.1073.RA.12.RB.16.NR.7551.NC.2.RhoFields.bin mpi09/RELAX.SimID.9.EPSA.130.EPSB.100.T.1073.RA.12.RB.16.NR.7551.NC.2.RhoFields.bin</text:p>
          </table:table-cell>
        </table:table-row>
        <table:table-row table:style-name="ro1">
          <table:table-cell office:value-type="string" calcext:value-type="string">
            <text:p>RELAX.SimID.1.EPSA.130.EPSB.100.T.1123.RA.12.RB.13.csv</text:p>
          </table:table-cell>
          <table:table-cell office:value-type="string" calcext:value-type="string">
            <text:p>RELAX.SimID.9.EPSA.130.EPSB.100.T.1123.RA.12.RB.13.csv</text:p>
          </table:table-cell>
          <table:table-cell table:number-columns-repeated="2"/>
          <table:table-cell table:formula="of:=CONCATENATE(&quot;diff&quot;;&quot; &quot;;&quot;mpi01/&quot;;[.A225];&quot; &quot;;&quot;mpi09/&quot;;[.B225])" office:value-type="string" office:string-value="diff mpi01/RELAX.SimID.1.EPSA.130.EPSB.100.T.1123.RA.12.RB.13.csv mpi09/RELAX.SimID.9.EPSA.130.EPSB.100.T.1123.RA.12.RB.13.csv" calcext:value-type="string">
            <text:p>diff mpi01/RELAX.SimID.1.EPSA.130.EPSB.100.T.1123.RA.12.RB.13.csv mpi09/RELAX.SimID.9.EPSA.130.EPSB.100.T.1123.RA.12.RB.13.csv</text:p>
          </table:table-cell>
        </table:table-row>
        <table:table-row table:style-name="ro1">
          <table:table-cell office:value-type="string" calcext:value-type="string">
            <text:p>RELAX.SimID.1.EPSA.130.EPSB.100.T.1123.RA.12.RB.13.NR.7551.NC.1.RhoFields.bin</text:p>
          </table:table-cell>
          <table:table-cell office:value-type="string" calcext:value-type="string">
            <text:p>RELAX.SimID.9.EPSA.130.EPSB.100.T.1123.RA.12.RB.13.NR.7551.NC.1.RhoFields.bin</text:p>
          </table:table-cell>
          <table:table-cell table:number-columns-repeated="2"/>
          <table:table-cell table:formula="of:=CONCATENATE(&quot;diff&quot;;&quot; &quot;;&quot;mpi01/&quot;;[.A226];&quot; &quot;;&quot;mpi09/&quot;;[.B226])" office:value-type="string" office:string-value="diff mpi01/RELAX.SimID.1.EPSA.130.EPSB.100.T.1123.RA.12.RB.13.NR.7551.NC.1.RhoFields.bin mpi09/RELAX.SimID.9.EPSA.130.EPSB.100.T.1123.RA.12.RB.13.NR.7551.NC.1.RhoFields.bin" calcext:value-type="string">
            <text:p>diff mpi01/RELAX.SimID.1.EPSA.130.EPSB.100.T.1123.RA.12.RB.13.NR.7551.NC.1.RhoFields.bin mpi09/RELAX.SimID.9.EPSA.130.EPSB.10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123.RA.12.RB.14.csv</text:p>
          </table:table-cell>
          <table:table-cell office:value-type="string" calcext:value-type="string">
            <text:p>RELAX.SimID.9.EPSA.130.EPSB.100.T.1123.RA.12.RB.14.csv</text:p>
          </table:table-cell>
          <table:table-cell table:number-columns-repeated="2"/>
          <table:table-cell table:formula="of:=CONCATENATE(&quot;diff&quot;;&quot; &quot;;&quot;mpi01/&quot;;[.A227];&quot; &quot;;&quot;mpi09/&quot;;[.B227])" office:value-type="string" office:string-value="diff mpi01/RELAX.SimID.1.EPSA.130.EPSB.100.T.1123.RA.12.RB.14.csv mpi09/RELAX.SimID.9.EPSA.130.EPSB.100.T.1123.RA.12.RB.14.csv" calcext:value-type="string">
            <text:p>diff mpi01/RELAX.SimID.1.EPSA.130.EPSB.100.T.1123.RA.12.RB.14.csv mpi09/RELAX.SimID.9.EPSA.130.EPSB.100.T.1123.RA.12.RB.14.csv</text:p>
          </table:table-cell>
        </table:table-row>
        <table:table-row table:style-name="ro1">
          <table:table-cell office:value-type="string" calcext:value-type="string">
            <text:p>RELAX.SimID.1.EPSA.130.EPSB.100.T.1123.RA.12.RB.14.NR.7551.NC.1.RhoFields.bin</text:p>
          </table:table-cell>
          <table:table-cell office:value-type="string" calcext:value-type="string">
            <text:p>RELAX.SimID.9.EPSA.130.EPSB.100.T.1123.RA.12.RB.14.NR.7551.NC.1.RhoFields.bin</text:p>
          </table:table-cell>
          <table:table-cell table:number-columns-repeated="2"/>
          <table:table-cell table:formula="of:=CONCATENATE(&quot;diff&quot;;&quot; &quot;;&quot;mpi01/&quot;;[.A228];&quot; &quot;;&quot;mpi09/&quot;;[.B228])" office:value-type="string" office:string-value="diff mpi01/RELAX.SimID.1.EPSA.130.EPSB.100.T.1123.RA.12.RB.14.NR.7551.NC.1.RhoFields.bin mpi09/RELAX.SimID.9.EPSA.130.EPSB.100.T.1123.RA.12.RB.14.NR.7551.NC.1.RhoFields.bin" calcext:value-type="string">
            <text:p>diff mpi01/RELAX.SimID.1.EPSA.130.EPSB.100.T.1123.RA.12.RB.14.NR.7551.NC.1.RhoFields.bin mpi09/RELAX.SimID.9.EPSA.130.EPSB.100.T.11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123.RA.12.RB.15.csv</text:p>
          </table:table-cell>
          <table:table-cell office:value-type="string" calcext:value-type="string">
            <text:p>RELAX.SimID.9.EPSA.130.EPSB.100.T.1123.RA.12.RB.15.csv</text:p>
          </table:table-cell>
          <table:table-cell table:number-columns-repeated="2"/>
          <table:table-cell table:formula="of:=CONCATENATE(&quot;diff&quot;;&quot; &quot;;&quot;mpi01/&quot;;[.A229];&quot; &quot;;&quot;mpi09/&quot;;[.B229])" office:value-type="string" office:string-value="diff mpi01/RELAX.SimID.1.EPSA.130.EPSB.100.T.1123.RA.12.RB.15.csv mpi09/RELAX.SimID.9.EPSA.130.EPSB.100.T.1123.RA.12.RB.15.csv" calcext:value-type="string">
            <text:p>diff mpi01/RELAX.SimID.1.EPSA.130.EPSB.100.T.1123.RA.12.RB.15.csv mpi09/RELAX.SimID.9.EPSA.130.EPSB.100.T.1123.RA.12.RB.15.csv</text:p>
          </table:table-cell>
        </table:table-row>
        <table:table-row table:style-name="ro1">
          <table:table-cell office:value-type="string" calcext:value-type="string">
            <text:p>RELAX.SimID.1.EPSA.130.EPSB.100.T.1123.RA.12.RB.15.NR.7551.NC.1.RhoFields.bin</text:p>
          </table:table-cell>
          <table:table-cell office:value-type="string" calcext:value-type="string">
            <text:p>RELAX.SimID.9.EPSA.130.EPSB.100.T.1123.RA.12.RB.15.NR.7551.NC.1.RhoFields.bin</text:p>
          </table:table-cell>
          <table:table-cell table:number-columns-repeated="2"/>
          <table:table-cell table:formula="of:=CONCATENATE(&quot;diff&quot;;&quot; &quot;;&quot;mpi01/&quot;;[.A230];&quot; &quot;;&quot;mpi09/&quot;;[.B230])" office:value-type="string" office:string-value="diff mpi01/RELAX.SimID.1.EPSA.130.EPSB.100.T.1123.RA.12.RB.15.NR.7551.NC.1.RhoFields.bin mpi09/RELAX.SimID.9.EPSA.130.EPSB.100.T.1123.RA.12.RB.15.NR.7551.NC.1.RhoFields.bin" calcext:value-type="string">
            <text:p>diff mpi01/RELAX.SimID.1.EPSA.130.EPSB.100.T.1123.RA.12.RB.15.NR.7551.NC.1.RhoFields.bin mpi09/RELAX.SimID.9.EPSA.130.EPSB.100.T.1123.RA.12.RB.15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123.RA.12.RB.16.csv</text:p>
          </table:table-cell>
          <table:table-cell office:value-type="string" calcext:value-type="string">
            <text:p>RELAX.SimID.9.EPSA.130.EPSB.100.T.1123.RA.12.RB.16.csv</text:p>
          </table:table-cell>
          <table:table-cell table:number-columns-repeated="2"/>
          <table:table-cell table:formula="of:=CONCATENATE(&quot;diff&quot;;&quot; &quot;;&quot;mpi01/&quot;;[.A231];&quot; &quot;;&quot;mpi09/&quot;;[.B231])" office:value-type="string" office:string-value="diff mpi01/RELAX.SimID.1.EPSA.130.EPSB.100.T.1123.RA.12.RB.16.csv mpi09/RELAX.SimID.9.EPSA.130.EPSB.100.T.1123.RA.12.RB.16.csv" calcext:value-type="string">
            <text:p>diff mpi01/RELAX.SimID.1.EPSA.130.EPSB.100.T.1123.RA.12.RB.16.csv mpi09/RELAX.SimID.9.EPSA.130.EPSB.100.T.1123.RA.12.RB.16.csv</text:p>
          </table:table-cell>
        </table:table-row>
        <table:table-row table:style-name="ro1">
          <table:table-cell office:value-type="string" calcext:value-type="string">
            <text:p>RELAX.SimID.1.EPSA.130.EPSB.100.T.1123.RA.12.RB.16.NR.7551.NC.12.RhoFields.bin</text:p>
          </table:table-cell>
          <table:table-cell office:value-type="string" calcext:value-type="string">
            <text:p>RELAX.SimID.9.EPSA.130.EPSB.100.T.1123.RA.12.RB.16.NR.7551.NC.12.RhoFields.bin</text:p>
          </table:table-cell>
          <table:table-cell table:number-columns-repeated="2"/>
          <table:table-cell table:formula="of:=CONCATENATE(&quot;diff&quot;;&quot; &quot;;&quot;mpi01/&quot;;[.A232];&quot; &quot;;&quot;mpi09/&quot;;[.B232])" office:value-type="string" office:string-value="diff mpi01/RELAX.SimID.1.EPSA.130.EPSB.100.T.1123.RA.12.RB.16.NR.7551.NC.12.RhoFields.bin mpi09/RELAX.SimID.9.EPSA.130.EPSB.100.T.1123.RA.12.RB.16.NR.7551.NC.12.RhoFields.bin" calcext:value-type="string">
            <text:p>diff mpi01/RELAX.SimID.1.EPSA.130.EPSB.100.T.1123.RA.12.RB.16.NR.7551.NC.12.RhoFields.bin mpi09/RELAX.SimID.9.EPSA.130.EPSB.100.T.1123.RA.12.RB.16.NR.7551.NC.12.RhoFields.bin</text:p>
          </table:table-cell>
        </table:table-row>
        <table:table-row table:style-name="ro1">
          <table:table-cell office:value-type="string" calcext:value-type="string">
            <text:p>RELAX.SimID.1.EPSA.130.EPSB.100.T.1173.RA.12.RB.13.csv</text:p>
          </table:table-cell>
          <table:table-cell office:value-type="string" calcext:value-type="string">
            <text:p>RELAX.SimID.9.EPSA.130.EPSB.100.T.1173.RA.12.RB.13.csv</text:p>
          </table:table-cell>
          <table:table-cell table:number-columns-repeated="2"/>
          <table:table-cell table:formula="of:=CONCATENATE(&quot;diff&quot;;&quot; &quot;;&quot;mpi01/&quot;;[.A233];&quot; &quot;;&quot;mpi09/&quot;;[.B233])" office:value-type="string" office:string-value="diff mpi01/RELAX.SimID.1.EPSA.130.EPSB.100.T.1173.RA.12.RB.13.csv mpi09/RELAX.SimID.9.EPSA.130.EPSB.100.T.1173.RA.12.RB.13.csv" calcext:value-type="string">
            <text:p>diff mpi01/RELAX.SimID.1.EPSA.130.EPSB.100.T.1173.RA.12.RB.13.csv mpi09/RELAX.SimID.9.EPSA.130.EPSB.100.T.1173.RA.12.RB.13.csv</text:p>
          </table:table-cell>
        </table:table-row>
        <table:table-row table:style-name="ro1">
          <table:table-cell office:value-type="string" calcext:value-type="string">
            <text:p>RELAX.SimID.1.EPSA.130.EPSB.100.T.1173.RA.12.RB.13.NR.7551.NC.1.RhoFields.bin</text:p>
          </table:table-cell>
          <table:table-cell office:value-type="string" calcext:value-type="string">
            <text:p>RELAX.SimID.9.EPSA.130.EPSB.100.T.1173.RA.12.RB.13.NR.7551.NC.1.RhoFields.bin</text:p>
          </table:table-cell>
          <table:table-cell table:number-columns-repeated="2"/>
          <table:table-cell table:formula="of:=CONCATENATE(&quot;diff&quot;;&quot; &quot;;&quot;mpi01/&quot;;[.A234];&quot; &quot;;&quot;mpi09/&quot;;[.B234])" office:value-type="string" office:string-value="diff mpi01/RELAX.SimID.1.EPSA.130.EPSB.100.T.1173.RA.12.RB.13.NR.7551.NC.1.RhoFields.bin mpi09/RELAX.SimID.9.EPSA.130.EPSB.100.T.1173.RA.12.RB.13.NR.7551.NC.1.RhoFields.bin" calcext:value-type="string">
            <text:p>diff mpi01/RELAX.SimID.1.EPSA.130.EPSB.100.T.1173.RA.12.RB.13.NR.7551.NC.1.RhoFields.bin mpi09/RELAX.SimID.9.EPSA.130.EPSB.100.T.11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173.RA.12.RB.14.csv</text:p>
          </table:table-cell>
          <table:table-cell office:value-type="string" calcext:value-type="string">
            <text:p>RELAX.SimID.9.EPSA.130.EPSB.100.T.1173.RA.12.RB.14.csv</text:p>
          </table:table-cell>
          <table:table-cell table:number-columns-repeated="2"/>
          <table:table-cell table:formula="of:=CONCATENATE(&quot;diff&quot;;&quot; &quot;;&quot;mpi01/&quot;;[.A235];&quot; &quot;;&quot;mpi09/&quot;;[.B235])" office:value-type="string" office:string-value="diff mpi01/RELAX.SimID.1.EPSA.130.EPSB.100.T.1173.RA.12.RB.14.csv mpi09/RELAX.SimID.9.EPSA.130.EPSB.100.T.1173.RA.12.RB.14.csv" calcext:value-type="string">
            <text:p>diff mpi01/RELAX.SimID.1.EPSA.130.EPSB.100.T.1173.RA.12.RB.14.csv mpi09/RELAX.SimID.9.EPSA.130.EPSB.100.T.1173.RA.12.RB.14.csv</text:p>
          </table:table-cell>
        </table:table-row>
        <table:table-row table:style-name="ro1">
          <table:table-cell office:value-type="string" calcext:value-type="string">
            <text:p>RELAX.SimID.1.EPSA.130.EPSB.100.T.1173.RA.12.RB.14.NR.7551.NC.1.RhoFields.bin</text:p>
          </table:table-cell>
          <table:table-cell office:value-type="string" calcext:value-type="string">
            <text:p>RELAX.SimID.9.EPSA.130.EPSB.100.T.1173.RA.12.RB.14.NR.7551.NC.1.RhoFields.bin</text:p>
          </table:table-cell>
          <table:table-cell table:number-columns-repeated="2"/>
          <table:table-cell table:formula="of:=CONCATENATE(&quot;diff&quot;;&quot; &quot;;&quot;mpi01/&quot;;[.A236];&quot; &quot;;&quot;mpi09/&quot;;[.B236])" office:value-type="string" office:string-value="diff mpi01/RELAX.SimID.1.EPSA.130.EPSB.100.T.1173.RA.12.RB.14.NR.7551.NC.1.RhoFields.bin mpi09/RELAX.SimID.9.EPSA.130.EPSB.100.T.1173.RA.12.RB.14.NR.7551.NC.1.RhoFields.bin" calcext:value-type="string">
            <text:p>diff mpi01/RELAX.SimID.1.EPSA.130.EPSB.100.T.1173.RA.12.RB.14.NR.7551.NC.1.RhoFields.bin mpi09/RELAX.SimID.9.EPSA.130.EPSB.100.T.11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173.RA.12.RB.15.csv</text:p>
          </table:table-cell>
          <table:table-cell office:value-type="string" calcext:value-type="string">
            <text:p>RELAX.SimID.9.EPSA.130.EPSB.100.T.1173.RA.12.RB.15.csv</text:p>
          </table:table-cell>
          <table:table-cell table:number-columns-repeated="2"/>
          <table:table-cell table:formula="of:=CONCATENATE(&quot;diff&quot;;&quot; &quot;;&quot;mpi01/&quot;;[.A237];&quot; &quot;;&quot;mpi09/&quot;;[.B237])" office:value-type="string" office:string-value="diff mpi01/RELAX.SimID.1.EPSA.130.EPSB.100.T.1173.RA.12.RB.15.csv mpi09/RELAX.SimID.9.EPSA.130.EPSB.100.T.1173.RA.12.RB.15.csv" calcext:value-type="string">
            <text:p>diff mpi01/RELAX.SimID.1.EPSA.130.EPSB.100.T.1173.RA.12.RB.15.csv mpi09/RELAX.SimID.9.EPSA.130.EPSB.100.T.1173.RA.12.RB.15.csv</text:p>
          </table:table-cell>
        </table:table-row>
        <table:table-row table:style-name="ro1">
          <table:table-cell office:value-type="string" calcext:value-type="string">
            <text:p>RELAX.SimID.1.EPSA.130.EPSB.100.T.1173.RA.12.RB.15.NR.7551.NC.3.RhoFields.bin</text:p>
          </table:table-cell>
          <table:table-cell office:value-type="string" calcext:value-type="string">
            <text:p>RELAX.SimID.9.EPSA.130.EPSB.100.T.1173.RA.12.RB.15.NR.7551.NC.3.RhoFields.bin</text:p>
          </table:table-cell>
          <table:table-cell table:number-columns-repeated="2"/>
          <table:table-cell table:formula="of:=CONCATENATE(&quot;diff&quot;;&quot; &quot;;&quot;mpi01/&quot;;[.A238];&quot; &quot;;&quot;mpi09/&quot;;[.B238])" office:value-type="string" office:string-value="diff mpi01/RELAX.SimID.1.EPSA.130.EPSB.100.T.1173.RA.12.RB.15.NR.7551.NC.3.RhoFields.bin mpi09/RELAX.SimID.9.EPSA.130.EPSB.100.T.1173.RA.12.RB.15.NR.7551.NC.3.RhoFields.bin" calcext:value-type="string">
            <text:p>diff mpi01/RELAX.SimID.1.EPSA.130.EPSB.100.T.1173.RA.12.RB.15.NR.7551.NC.3.RhoFields.bin mpi09/RELAX.SimID.9.EPSA.130.EPSB.100.T.1173.RA.12.RB.15.NR.7551.NC.3.RhoFields.bin</text:p>
          </table:table-cell>
        </table:table-row>
        <table:table-row table:style-name="ro1">
          <table:table-cell office:value-type="string" calcext:value-type="string">
            <text:p>RELAX.SimID.1.EPSA.130.EPSB.100.T.1173.RA.12.RB.16.csv</text:p>
          </table:table-cell>
          <table:table-cell office:value-type="string" calcext:value-type="string">
            <text:p>RELAX.SimID.9.EPSA.130.EPSB.100.T.1173.RA.12.RB.16.csv</text:p>
          </table:table-cell>
          <table:table-cell table:number-columns-repeated="2"/>
          <table:table-cell table:formula="of:=CONCATENATE(&quot;diff&quot;;&quot; &quot;;&quot;mpi01/&quot;;[.A239];&quot; &quot;;&quot;mpi09/&quot;;[.B239])" office:value-type="string" office:string-value="diff mpi01/RELAX.SimID.1.EPSA.130.EPSB.100.T.1173.RA.12.RB.16.csv mpi09/RELAX.SimID.9.EPSA.130.EPSB.100.T.1173.RA.12.RB.16.csv" calcext:value-type="string">
            <text:p>diff mpi01/RELAX.SimID.1.EPSA.130.EPSB.100.T.1173.RA.12.RB.16.csv mpi09/RELAX.SimID.9.EPSA.130.EPSB.100.T.1173.RA.12.RB.16.csv</text:p>
          </table:table-cell>
        </table:table-row>
        <table:table-row table:style-name="ro1">
          <table:table-cell office:value-type="string" calcext:value-type="string">
            <text:p>RELAX.SimID.1.EPSA.130.EPSB.100.T.1173.RA.12.RB.16.NR.7551.NC.70.RhoFields.bin</text:p>
          </table:table-cell>
          <table:table-cell office:value-type="string" calcext:value-type="string">
            <text:p>RELAX.SimID.9.EPSA.130.EPSB.100.T.1173.RA.12.RB.16.NR.7551.NC.70.RhoFields.bin</text:p>
          </table:table-cell>
          <table:table-cell table:number-columns-repeated="2"/>
          <table:table-cell table:formula="of:=CONCATENATE(&quot;diff&quot;;&quot; &quot;;&quot;mpi01/&quot;;[.A240];&quot; &quot;;&quot;mpi09/&quot;;[.B240])" office:value-type="string" office:string-value="diff mpi01/RELAX.SimID.1.EPSA.130.EPSB.100.T.1173.RA.12.RB.16.NR.7551.NC.70.RhoFields.bin mpi09/RELAX.SimID.9.EPSA.130.EPSB.100.T.1173.RA.12.RB.16.NR.7551.NC.70.RhoFields.bin" calcext:value-type="string">
            <text:p>diff mpi01/RELAX.SimID.1.EPSA.130.EPSB.100.T.1173.RA.12.RB.16.NR.7551.NC.70.RhoFields.bin mpi09/RELAX.SimID.9.EPSA.130.EPSB.100.T.1173.RA.12.RB.16.NR.7551.NC.70.RhoFields.bin</text:p>
          </table:table-cell>
        </table:table-row>
        <table:table-row table:style-name="ro1">
          <table:table-cell office:value-type="string" calcext:value-type="string">
            <text:p>RELAX.SimID.1.EPSA.130.EPSB.100.T.1223.RA.12.RB.13.csv</text:p>
          </table:table-cell>
          <table:table-cell office:value-type="string" calcext:value-type="string">
            <text:p>RELAX.SimID.9.EPSA.130.EPSB.100.T.1223.RA.12.RB.13.csv</text:p>
          </table:table-cell>
          <table:table-cell table:number-columns-repeated="2"/>
          <table:table-cell table:formula="of:=CONCATENATE(&quot;diff&quot;;&quot; &quot;;&quot;mpi01/&quot;;[.A241];&quot; &quot;;&quot;mpi09/&quot;;[.B241])" office:value-type="string" office:string-value="diff mpi01/RELAX.SimID.1.EPSA.130.EPSB.100.T.1223.RA.12.RB.13.csv mpi09/RELAX.SimID.9.EPSA.130.EPSB.100.T.1223.RA.12.RB.13.csv" calcext:value-type="string">
            <text:p>diff mpi01/RELAX.SimID.1.EPSA.130.EPSB.100.T.1223.RA.12.RB.13.csv mpi09/RELAX.SimID.9.EPSA.130.EPSB.100.T.1223.RA.12.RB.13.csv</text:p>
          </table:table-cell>
        </table:table-row>
        <table:table-row table:style-name="ro1">
          <table:table-cell office:value-type="string" calcext:value-type="string">
            <text:p>RELAX.SimID.1.EPSA.130.EPSB.100.T.1223.RA.12.RB.13.NR.7551.NC.1.RhoFields.bin</text:p>
          </table:table-cell>
          <table:table-cell office:value-type="string" calcext:value-type="string">
            <text:p>RELAX.SimID.9.EPSA.130.EPSB.100.T.1223.RA.12.RB.13.NR.7551.NC.1.RhoFields.bin</text:p>
          </table:table-cell>
          <table:table-cell table:number-columns-repeated="2"/>
          <table:table-cell table:formula="of:=CONCATENATE(&quot;diff&quot;;&quot; &quot;;&quot;mpi01/&quot;;[.A242];&quot; &quot;;&quot;mpi09/&quot;;[.B242])" office:value-type="string" office:string-value="diff mpi01/RELAX.SimID.1.EPSA.130.EPSB.100.T.1223.RA.12.RB.13.NR.7551.NC.1.RhoFields.bin mpi09/RELAX.SimID.9.EPSA.130.EPSB.100.T.1223.RA.12.RB.13.NR.7551.NC.1.RhoFields.bin" calcext:value-type="string">
            <text:p>diff mpi01/RELAX.SimID.1.EPSA.130.EPSB.100.T.1223.RA.12.RB.13.NR.7551.NC.1.RhoFields.bin mpi09/RELAX.SimID.9.EPSA.130.EPSB.100.T.12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223.RA.12.RB.14.csv</text:p>
          </table:table-cell>
          <table:table-cell office:value-type="string" calcext:value-type="string">
            <text:p>RELAX.SimID.9.EPSA.130.EPSB.100.T.1223.RA.12.RB.14.csv</text:p>
          </table:table-cell>
          <table:table-cell table:number-columns-repeated="2"/>
          <table:table-cell table:formula="of:=CONCATENATE(&quot;diff&quot;;&quot; &quot;;&quot;mpi01/&quot;;[.A243];&quot; &quot;;&quot;mpi09/&quot;;[.B243])" office:value-type="string" office:string-value="diff mpi01/RELAX.SimID.1.EPSA.130.EPSB.100.T.1223.RA.12.RB.14.csv mpi09/RELAX.SimID.9.EPSA.130.EPSB.100.T.1223.RA.12.RB.14.csv" calcext:value-type="string">
            <text:p>diff mpi01/RELAX.SimID.1.EPSA.130.EPSB.100.T.1223.RA.12.RB.14.csv mpi09/RELAX.SimID.9.EPSA.130.EPSB.100.T.1223.RA.12.RB.14.csv</text:p>
          </table:table-cell>
        </table:table-row>
        <table:table-row table:style-name="ro1">
          <table:table-cell office:value-type="string" calcext:value-type="string">
            <text:p>RELAX.SimID.1.EPSA.130.EPSB.100.T.1223.RA.12.RB.14.NR.7551.NC.1.RhoFields.bin</text:p>
          </table:table-cell>
          <table:table-cell office:value-type="string" calcext:value-type="string">
            <text:p>RELAX.SimID.9.EPSA.130.EPSB.100.T.1223.RA.12.RB.14.NR.7551.NC.1.RhoFields.bin</text:p>
          </table:table-cell>
          <table:table-cell table:number-columns-repeated="2"/>
          <table:table-cell table:formula="of:=CONCATENATE(&quot;diff&quot;;&quot; &quot;;&quot;mpi01/&quot;;[.A244];&quot; &quot;;&quot;mpi09/&quot;;[.B244])" office:value-type="string" office:string-value="diff mpi01/RELAX.SimID.1.EPSA.130.EPSB.100.T.1223.RA.12.RB.14.NR.7551.NC.1.RhoFields.bin mpi09/RELAX.SimID.9.EPSA.130.EPSB.100.T.1223.RA.12.RB.14.NR.7551.NC.1.RhoFields.bin" calcext:value-type="string">
            <text:p>diff mpi01/RELAX.SimID.1.EPSA.130.EPSB.100.T.1223.RA.12.RB.14.NR.7551.NC.1.RhoFields.bin mpi09/RELAX.SimID.9.EPSA.130.EPSB.100.T.12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223.RA.12.RB.15.csv</text:p>
          </table:table-cell>
          <table:table-cell office:value-type="string" calcext:value-type="string">
            <text:p>RELAX.SimID.9.EPSA.130.EPSB.100.T.1223.RA.12.RB.15.csv</text:p>
          </table:table-cell>
          <table:table-cell table:number-columns-repeated="2"/>
          <table:table-cell table:formula="of:=CONCATENATE(&quot;diff&quot;;&quot; &quot;;&quot;mpi01/&quot;;[.A245];&quot; &quot;;&quot;mpi09/&quot;;[.B245])" office:value-type="string" office:string-value="diff mpi01/RELAX.SimID.1.EPSA.130.EPSB.100.T.1223.RA.12.RB.15.csv mpi09/RELAX.SimID.9.EPSA.130.EPSB.100.T.1223.RA.12.RB.15.csv" calcext:value-type="string">
            <text:p>diff mpi01/RELAX.SimID.1.EPSA.130.EPSB.100.T.1223.RA.12.RB.15.csv mpi09/RELAX.SimID.9.EPSA.130.EPSB.100.T.1223.RA.12.RB.15.csv</text:p>
          </table:table-cell>
        </table:table-row>
        <table:table-row table:style-name="ro1">
          <table:table-cell office:value-type="string" calcext:value-type="string">
            <text:p>RELAX.SimID.1.EPSA.130.EPSB.100.T.1223.RA.12.RB.15.NR.7551.NC.14.RhoFields.bin</text:p>
          </table:table-cell>
          <table:table-cell office:value-type="string" calcext:value-type="string">
            <text:p>RELAX.SimID.9.EPSA.130.EPSB.100.T.1223.RA.12.RB.15.NR.7551.NC.14.RhoFields.bin</text:p>
          </table:table-cell>
          <table:table-cell table:number-columns-repeated="2"/>
          <table:table-cell table:formula="of:=CONCATENATE(&quot;diff&quot;;&quot; &quot;;&quot;mpi01/&quot;;[.A246];&quot; &quot;;&quot;mpi09/&quot;;[.B246])" office:value-type="string" office:string-value="diff mpi01/RELAX.SimID.1.EPSA.130.EPSB.100.T.1223.RA.12.RB.15.NR.7551.NC.14.RhoFields.bin mpi09/RELAX.SimID.9.EPSA.130.EPSB.100.T.1223.RA.12.RB.15.NR.7551.NC.14.RhoFields.bin" calcext:value-type="string">
            <text:p>diff mpi01/RELAX.SimID.1.EPSA.130.EPSB.100.T.1223.RA.12.RB.15.NR.7551.NC.14.RhoFields.bin mpi09/RELAX.SimID.9.EPSA.130.EPSB.100.T.1223.RA.12.RB.15.NR.7551.NC.14.RhoFields.bin</text:p>
          </table:table-cell>
        </table:table-row>
        <table:table-row table:style-name="ro1">
          <table:table-cell office:value-type="string" calcext:value-type="string">
            <text:p>RELAX.SimID.1.EPSA.130.EPSB.100.T.1223.RA.12.RB.16.csv</text:p>
          </table:table-cell>
          <table:table-cell office:value-type="string" calcext:value-type="string">
            <text:p>RELAX.SimID.9.EPSA.130.EPSB.100.T.1223.RA.12.RB.16.csv</text:p>
          </table:table-cell>
          <table:table-cell table:number-columns-repeated="2"/>
          <table:table-cell table:formula="of:=CONCATENATE(&quot;diff&quot;;&quot; &quot;;&quot;mpi01/&quot;;[.A247];&quot; &quot;;&quot;mpi09/&quot;;[.B247])" office:value-type="string" office:string-value="diff mpi01/RELAX.SimID.1.EPSA.130.EPSB.100.T.1223.RA.12.RB.16.csv mpi09/RELAX.SimID.9.EPSA.130.EPSB.100.T.1223.RA.12.RB.16.csv" calcext:value-type="string">
            <text:p>diff mpi01/RELAX.SimID.1.EPSA.130.EPSB.100.T.1223.RA.12.RB.16.csv mpi09/RELAX.SimID.9.EPSA.130.EPSB.100.T.1223.RA.12.RB.16.csv</text:p>
          </table:table-cell>
        </table:table-row>
        <table:table-row table:style-name="ro1">
          <table:table-cell office:value-type="string" calcext:value-type="string">
            <text:p>RELAX.SimID.1.EPSA.130.EPSB.100.T.1223.RA.12.RB.16.NR.7551.NC.284.RhoFields.bin</text:p>
          </table:table-cell>
          <table:table-cell office:value-type="string" calcext:value-type="string">
            <text:p>RELAX.SimID.9.EPSA.130.EPSB.100.T.1223.RA.12.RB.16.NR.7551.NC.284.RhoFields.bin</text:p>
          </table:table-cell>
          <table:table-cell table:number-columns-repeated="2"/>
          <table:table-cell table:formula="of:=CONCATENATE(&quot;diff&quot;;&quot; &quot;;&quot;mpi01/&quot;;[.A248];&quot; &quot;;&quot;mpi09/&quot;;[.B248])" office:value-type="string" office:string-value="diff mpi01/RELAX.SimID.1.EPSA.130.EPSB.100.T.1223.RA.12.RB.16.NR.7551.NC.284.RhoFields.bin mpi09/RELAX.SimID.9.EPSA.130.EPSB.100.T.1223.RA.12.RB.16.NR.7551.NC.284.RhoFields.bin" calcext:value-type="string">
            <text:p>diff mpi01/RELAX.SimID.1.EPSA.130.EPSB.100.T.1223.RA.12.RB.16.NR.7551.NC.284.RhoFields.bin mpi09/RELAX.SimID.9.EPSA.130.EPSB.100.T.1223.RA.12.RB.16.NR.7551.NC.284.RhoFields.bin</text:p>
          </table:table-cell>
        </table:table-row>
        <table:table-row table:style-name="ro1">
          <table:table-cell office:value-type="string" calcext:value-type="string">
            <text:p>RELAX.SimID.1.EPSA.130.EPSB.100.T.1273.RA.12.RB.13.csv</text:p>
          </table:table-cell>
          <table:table-cell office:value-type="string" calcext:value-type="string">
            <text:p>RELAX.SimID.9.EPSA.130.EPSB.100.T.1273.RA.12.RB.13.csv</text:p>
          </table:table-cell>
          <table:table-cell table:number-columns-repeated="2"/>
          <table:table-cell table:formula="of:=CONCATENATE(&quot;diff&quot;;&quot; &quot;;&quot;mpi01/&quot;;[.A249];&quot; &quot;;&quot;mpi09/&quot;;[.B249])" office:value-type="string" office:string-value="diff mpi01/RELAX.SimID.1.EPSA.130.EPSB.100.T.1273.RA.12.RB.13.csv mpi09/RELAX.SimID.9.EPSA.130.EPSB.100.T.1273.RA.12.RB.13.csv" calcext:value-type="string">
            <text:p>diff mpi01/RELAX.SimID.1.EPSA.130.EPSB.100.T.1273.RA.12.RB.13.csv mpi09/RELAX.SimID.9.EPSA.130.EPSB.100.T.1273.RA.12.RB.13.csv</text:p>
          </table:table-cell>
        </table:table-row>
        <table:table-row table:style-name="ro1">
          <table:table-cell office:value-type="string" calcext:value-type="string">
            <text:p>RELAX.SimID.1.EPSA.130.EPSB.100.T.1273.RA.12.RB.13.NR.7551.NC.1.RhoFields.bin</text:p>
          </table:table-cell>
          <table:table-cell office:value-type="string" calcext:value-type="string">
            <text:p>RELAX.SimID.9.EPSA.130.EPSB.100.T.1273.RA.12.RB.13.NR.7551.NC.1.RhoFields.bin</text:p>
          </table:table-cell>
          <table:table-cell table:number-columns-repeated="2"/>
          <table:table-cell table:formula="of:=CONCATENATE(&quot;diff&quot;;&quot; &quot;;&quot;mpi01/&quot;;[.A250];&quot; &quot;;&quot;mpi09/&quot;;[.B250])" office:value-type="string" office:string-value="diff mpi01/RELAX.SimID.1.EPSA.130.EPSB.100.T.1273.RA.12.RB.13.NR.7551.NC.1.RhoFields.bin mpi09/RELAX.SimID.9.EPSA.130.EPSB.100.T.1273.RA.12.RB.13.NR.7551.NC.1.RhoFields.bin" calcext:value-type="string">
            <text:p>diff mpi01/RELAX.SimID.1.EPSA.130.EPSB.100.T.1273.RA.12.RB.13.NR.7551.NC.1.RhoFields.bin mpi09/RELAX.SimID.9.EPSA.130.EPSB.100.T.12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273.RA.12.RB.14.csv</text:p>
          </table:table-cell>
          <table:table-cell office:value-type="string" calcext:value-type="string">
            <text:p>RELAX.SimID.9.EPSA.130.EPSB.100.T.1273.RA.12.RB.14.csv</text:p>
          </table:table-cell>
          <table:table-cell table:number-columns-repeated="2"/>
          <table:table-cell table:formula="of:=CONCATENATE(&quot;diff&quot;;&quot; &quot;;&quot;mpi01/&quot;;[.A251];&quot; &quot;;&quot;mpi09/&quot;;[.B251])" office:value-type="string" office:string-value="diff mpi01/RELAX.SimID.1.EPSA.130.EPSB.100.T.1273.RA.12.RB.14.csv mpi09/RELAX.SimID.9.EPSA.130.EPSB.100.T.1273.RA.12.RB.14.csv" calcext:value-type="string">
            <text:p>diff mpi01/RELAX.SimID.1.EPSA.130.EPSB.100.T.1273.RA.12.RB.14.csv mpi09/RELAX.SimID.9.EPSA.130.EPSB.100.T.1273.RA.12.RB.14.csv</text:p>
          </table:table-cell>
        </table:table-row>
        <table:table-row table:style-name="ro1">
          <table:table-cell office:value-type="string" calcext:value-type="string">
            <text:p>RELAX.SimID.1.EPSA.130.EPSB.100.T.1273.RA.12.RB.14.NR.7551.NC.2.RhoFields.bin</text:p>
          </table:table-cell>
          <table:table-cell office:value-type="string" calcext:value-type="string">
            <text:p>RELAX.SimID.9.EPSA.130.EPSB.100.T.1273.RA.12.RB.14.NR.7551.NC.2.RhoFields.bin</text:p>
          </table:table-cell>
          <table:table-cell table:number-columns-repeated="2"/>
          <table:table-cell table:formula="of:=CONCATENATE(&quot;diff&quot;;&quot; &quot;;&quot;mpi01/&quot;;[.A252];&quot; &quot;;&quot;mpi09/&quot;;[.B252])" office:value-type="string" office:string-value="diff mpi01/RELAX.SimID.1.EPSA.130.EPSB.100.T.1273.RA.12.RB.14.NR.7551.NC.2.RhoFields.bin mpi09/RELAX.SimID.9.EPSA.130.EPSB.100.T.1273.RA.12.RB.14.NR.7551.NC.2.RhoFields.bin" calcext:value-type="string">
            <text:p>diff mpi01/RELAX.SimID.1.EPSA.130.EPSB.100.T.1273.RA.12.RB.14.NR.7551.NC.2.RhoFields.bin mpi09/RELAX.SimID.9.EPSA.130.EPSB.100.T.1273.RA.12.RB.14.NR.7551.NC.2.RhoFields.bin</text:p>
          </table:table-cell>
        </table:table-row>
        <table:table-row table:style-name="ro1">
          <table:table-cell office:value-type="string" calcext:value-type="string">
            <text:p>RELAX.SimID.1.EPSA.130.EPSB.100.T.1273.RA.12.RB.15.csv</text:p>
          </table:table-cell>
          <table:table-cell office:value-type="string" calcext:value-type="string">
            <text:p>RELAX.SimID.9.EPSA.130.EPSB.100.T.1273.RA.12.RB.15.csv</text:p>
          </table:table-cell>
          <table:table-cell table:number-columns-repeated="2"/>
          <table:table-cell table:formula="of:=CONCATENATE(&quot;diff&quot;;&quot; &quot;;&quot;mpi01/&quot;;[.A253];&quot; &quot;;&quot;mpi09/&quot;;[.B253])" office:value-type="string" office:string-value="diff mpi01/RELAX.SimID.1.EPSA.130.EPSB.100.T.1273.RA.12.RB.15.csv mpi09/RELAX.SimID.9.EPSA.130.EPSB.100.T.1273.RA.12.RB.15.csv" calcext:value-type="string">
            <text:p>diff mpi01/RELAX.SimID.1.EPSA.130.EPSB.100.T.1273.RA.12.RB.15.csv mpi09/RELAX.SimID.9.EPSA.130.EPSB.100.T.1273.RA.12.RB.15.csv</text:p>
          </table:table-cell>
        </table:table-row>
        <table:table-row table:style-name="ro1">
          <table:table-cell office:value-type="string" calcext:value-type="string">
            <text:p>RELAX.SimID.1.EPSA.130.EPSB.100.T.1273.RA.12.RB.15.NR.7551.NC.63.RhoFields.bin</text:p>
          </table:table-cell>
          <table:table-cell office:value-type="string" calcext:value-type="string">
            <text:p>RELAX.SimID.9.EPSA.130.EPSB.100.T.1273.RA.12.RB.15.NR.7551.NC.63.RhoFields.bin</text:p>
          </table:table-cell>
          <table:table-cell table:number-columns-repeated="2"/>
          <table:table-cell table:formula="of:=CONCATENATE(&quot;diff&quot;;&quot; &quot;;&quot;mpi01/&quot;;[.A254];&quot; &quot;;&quot;mpi09/&quot;;[.B254])" office:value-type="string" office:string-value="diff mpi01/RELAX.SimID.1.EPSA.130.EPSB.100.T.1273.RA.12.RB.15.NR.7551.NC.63.RhoFields.bin mpi09/RELAX.SimID.9.EPSA.130.EPSB.100.T.1273.RA.12.RB.15.NR.7551.NC.63.RhoFields.bin" calcext:value-type="string">
            <text:p>diff mpi01/RELAX.SimID.1.EPSA.130.EPSB.100.T.1273.RA.12.RB.15.NR.7551.NC.63.RhoFields.bin mpi09/RELAX.SimID.9.EPSA.130.EPSB.100.T.1273.RA.12.RB.15.NR.7551.NC.63.RhoFields.bin</text:p>
          </table:table-cell>
        </table:table-row>
        <table:table-row table:style-name="ro1">
          <table:table-cell office:value-type="string" calcext:value-type="string">
            <text:p>RELAX.SimID.1.EPSA.130.EPSB.100.T.1273.RA.12.RB.16.csv</text:p>
          </table:table-cell>
          <table:table-cell office:value-type="string" calcext:value-type="string">
            <text:p>RELAX.SimID.9.EPSA.130.EPSB.100.T.1273.RA.12.RB.16.csv</text:p>
          </table:table-cell>
          <table:table-cell table:number-columns-repeated="2"/>
          <table:table-cell table:formula="of:=CONCATENATE(&quot;diff&quot;;&quot; &quot;;&quot;mpi01/&quot;;[.A255];&quot; &quot;;&quot;mpi09/&quot;;[.B255])" office:value-type="string" office:string-value="diff mpi01/RELAX.SimID.1.EPSA.130.EPSB.100.T.1273.RA.12.RB.16.csv mpi09/RELAX.SimID.9.EPSA.130.EPSB.100.T.1273.RA.12.RB.16.csv" calcext:value-type="string">
            <text:p>diff mpi01/RELAX.SimID.1.EPSA.130.EPSB.100.T.1273.RA.12.RB.16.csv mpi09/RELAX.SimID.9.EPSA.130.EPSB.100.T.1273.RA.12.RB.16.csv</text:p>
          </table:table-cell>
        </table:table-row>
        <table:table-row table:style-name="ro1">
          <table:table-cell office:value-type="string" calcext:value-type="string">
            <text:p>RELAX.SimID.1.EPSA.130.EPSB.100.T.1273.RA.12.RB.16.NR.7551.NC.982.RhoFields.bin</text:p>
          </table:table-cell>
          <table:table-cell office:value-type="string" calcext:value-type="string">
            <text:p>RELAX.SimID.9.EPSA.130.EPSB.100.T.1273.RA.12.RB.16.NR.7551.NC.982.RhoFields.bin</text:p>
          </table:table-cell>
          <table:table-cell table:number-columns-repeated="2"/>
          <table:table-cell table:formula="of:=CONCATENATE(&quot;diff&quot;;&quot; &quot;;&quot;mpi01/&quot;;[.A256];&quot; &quot;;&quot;mpi09/&quot;;[.B256])" office:value-type="string" office:string-value="diff mpi01/RELAX.SimID.1.EPSA.130.EPSB.100.T.1273.RA.12.RB.16.NR.7551.NC.982.RhoFields.bin mpi09/RELAX.SimID.9.EPSA.130.EPSB.100.T.1273.RA.12.RB.16.NR.7551.NC.982.RhoFields.bin" calcext:value-type="string">
            <text:p>diff mpi01/RELAX.SimID.1.EPSA.130.EPSB.100.T.1273.RA.12.RB.16.NR.7551.NC.982.RhoFields.bin mpi09/RELAX.SimID.9.EPSA.130.EPSB.100.T.1273.RA.12.RB.16.NR.7551.NC.982.RhoFields.bin</text:p>
          </table:table-cell>
        </table:table-row>
        <table:table-row table:style-name="ro1">
          <table:table-cell office:value-type="string" calcext:value-type="string">
            <text:p>RELAX.SimID.1.EPSA.130.EPSB.100.T.1323.RA.12.RB.13.csv</text:p>
          </table:table-cell>
          <table:table-cell office:value-type="string" calcext:value-type="string">
            <text:p>RELAX.SimID.9.EPSA.130.EPSB.100.T.1323.RA.12.RB.13.csv</text:p>
          </table:table-cell>
          <table:table-cell table:number-columns-repeated="2"/>
          <table:table-cell table:formula="of:=CONCATENATE(&quot;diff&quot;;&quot; &quot;;&quot;mpi01/&quot;;[.A257];&quot; &quot;;&quot;mpi09/&quot;;[.B257])" office:value-type="string" office:string-value="diff mpi01/RELAX.SimID.1.EPSA.130.EPSB.100.T.1323.RA.12.RB.13.csv mpi09/RELAX.SimID.9.EPSA.130.EPSB.100.T.1323.RA.12.RB.13.csv" calcext:value-type="string">
            <text:p>diff mpi01/RELAX.SimID.1.EPSA.130.EPSB.100.T.1323.RA.12.RB.13.csv mpi09/RELAX.SimID.9.EPSA.130.EPSB.100.T.1323.RA.12.RB.13.csv</text:p>
          </table:table-cell>
        </table:table-row>
        <table:table-row table:style-name="ro1">
          <table:table-cell office:value-type="string" calcext:value-type="string">
            <text:p>RELAX.SimID.1.EPSA.130.EPSB.100.T.1323.RA.12.RB.13.NR.7551.NC.1.RhoFields.bin</text:p>
          </table:table-cell>
          <table:table-cell office:value-type="string" calcext:value-type="string">
            <text:p>RELAX.SimID.9.EPSA.130.EPSB.100.T.1323.RA.12.RB.13.NR.7551.NC.1.RhoFields.bin</text:p>
          </table:table-cell>
          <table:table-cell table:number-columns-repeated="2"/>
          <table:table-cell table:formula="of:=CONCATENATE(&quot;diff&quot;;&quot; &quot;;&quot;mpi01/&quot;;[.A258];&quot; &quot;;&quot;mpi09/&quot;;[.B258])" office:value-type="string" office:string-value="diff mpi01/RELAX.SimID.1.EPSA.130.EPSB.100.T.1323.RA.12.RB.13.NR.7551.NC.1.RhoFields.bin mpi09/RELAX.SimID.9.EPSA.130.EPSB.100.T.1323.RA.12.RB.13.NR.7551.NC.1.RhoFields.bin" calcext:value-type="string">
            <text:p>diff mpi01/RELAX.SimID.1.EPSA.130.EPSB.100.T.1323.RA.12.RB.13.NR.7551.NC.1.RhoFields.bin mpi09/RELAX.SimID.9.EPSA.130.EPSB.100.T.13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323.RA.12.RB.14.csv</text:p>
          </table:table-cell>
          <table:table-cell office:value-type="string" calcext:value-type="string">
            <text:p>RELAX.SimID.9.EPSA.130.EPSB.100.T.1323.RA.12.RB.14.csv</text:p>
          </table:table-cell>
          <table:table-cell table:number-columns-repeated="2"/>
          <table:table-cell table:formula="of:=CONCATENATE(&quot;diff&quot;;&quot; &quot;;&quot;mpi01/&quot;;[.A259];&quot; &quot;;&quot;mpi09/&quot;;[.B259])" office:value-type="string" office:string-value="diff mpi01/RELAX.SimID.1.EPSA.130.EPSB.100.T.1323.RA.12.RB.14.csv mpi09/RELAX.SimID.9.EPSA.130.EPSB.100.T.1323.RA.12.RB.14.csv" calcext:value-type="string">
            <text:p>diff mpi01/RELAX.SimID.1.EPSA.130.EPSB.100.T.1323.RA.12.RB.14.csv mpi09/RELAX.SimID.9.EPSA.130.EPSB.100.T.1323.RA.12.RB.14.csv</text:p>
          </table:table-cell>
        </table:table-row>
        <table:table-row table:style-name="ro1">
          <table:table-cell office:value-type="string" calcext:value-type="string">
            <text:p>RELAX.SimID.1.EPSA.130.EPSB.100.T.1323.RA.12.RB.14.NR.7551.NC.9.RhoFields.bin</text:p>
          </table:table-cell>
          <table:table-cell office:value-type="string" calcext:value-type="string">
            <text:p>RELAX.SimID.9.EPSA.130.EPSB.100.T.1323.RA.12.RB.14.NR.7551.NC.9.RhoFields.bin</text:p>
          </table:table-cell>
          <table:table-cell table:number-columns-repeated="2"/>
          <table:table-cell table:formula="of:=CONCATENATE(&quot;diff&quot;;&quot; &quot;;&quot;mpi01/&quot;;[.A260];&quot; &quot;;&quot;mpi09/&quot;;[.B260])" office:value-type="string" office:string-value="diff mpi01/RELAX.SimID.1.EPSA.130.EPSB.100.T.1323.RA.12.RB.14.NR.7551.NC.9.RhoFields.bin mpi09/RELAX.SimID.9.EPSA.130.EPSB.100.T.1323.RA.12.RB.14.NR.7551.NC.9.RhoFields.bin" calcext:value-type="string">
            <text:p>diff mpi01/RELAX.SimID.1.EPSA.130.EPSB.100.T.1323.RA.12.RB.14.NR.7551.NC.9.RhoFields.bin mpi09/RELAX.SimID.9.EPSA.130.EPSB.100.T.1323.RA.12.RB.14.NR.7551.NC.9.RhoFields.bin</text:p>
          </table:table-cell>
        </table:table-row>
        <table:table-row table:style-name="ro1">
          <table:table-cell office:value-type="string" calcext:value-type="string">
            <text:p>RELAX.SimID.1.EPSA.130.EPSB.100.T.1323.RA.12.RB.15.csv</text:p>
          </table:table-cell>
          <table:table-cell office:value-type="string" calcext:value-type="string">
            <text:p>RELAX.SimID.9.EPSA.130.EPSB.100.T.1323.RA.12.RB.15.csv</text:p>
          </table:table-cell>
          <table:table-cell table:number-columns-repeated="2"/>
          <table:table-cell table:formula="of:=CONCATENATE(&quot;diff&quot;;&quot; &quot;;&quot;mpi01/&quot;;[.A261];&quot; &quot;;&quot;mpi09/&quot;;[.B261])" office:value-type="string" office:string-value="diff mpi01/RELAX.SimID.1.EPSA.130.EPSB.100.T.1323.RA.12.RB.15.csv mpi09/RELAX.SimID.9.EPSA.130.EPSB.100.T.1323.RA.12.RB.15.csv" calcext:value-type="string">
            <text:p>diff mpi01/RELAX.SimID.1.EPSA.130.EPSB.100.T.1323.RA.12.RB.15.csv mpi09/RELAX.SimID.9.EPSA.130.EPSB.100.T.1323.RA.12.RB.15.csv</text:p>
          </table:table-cell>
        </table:table-row>
        <table:table-row table:style-name="ro1">
          <table:table-cell office:value-type="string" calcext:value-type="string">
            <text:p>RELAX.SimID.1.EPSA.130.EPSB.100.T.1323.RA.12.RB.15.NR.7551.NC.213.RhoFields.bin</text:p>
          </table:table-cell>
          <table:table-cell office:value-type="string" calcext:value-type="string">
            <text:p>RELAX.SimID.9.EPSA.130.EPSB.100.T.1323.RA.12.RB.15.NR.7551.NC.213.RhoFields.bin</text:p>
          </table:table-cell>
          <table:table-cell table:number-columns-repeated="2"/>
          <table:table-cell table:formula="of:=CONCATENATE(&quot;diff&quot;;&quot; &quot;;&quot;mpi01/&quot;;[.A262];&quot; &quot;;&quot;mpi09/&quot;;[.B262])" office:value-type="string" office:string-value="diff mpi01/RELAX.SimID.1.EPSA.130.EPSB.100.T.1323.RA.12.RB.15.NR.7551.NC.213.RhoFields.bin mpi09/RELAX.SimID.9.EPSA.130.EPSB.100.T.1323.RA.12.RB.15.NR.7551.NC.213.RhoFields.bin" calcext:value-type="string">
            <text:p>diff mpi01/RELAX.SimID.1.EPSA.130.EPSB.100.T.1323.RA.12.RB.15.NR.7551.NC.213.RhoFields.bin mpi09/RELAX.SimID.9.EPSA.130.EPSB.100.T.1323.RA.12.RB.15.NR.7551.NC.213.RhoFields.bin</text:p>
          </table:table-cell>
        </table:table-row>
        <table:table-row table:style-name="ro1">
          <table:table-cell office:value-type="string" calcext:value-type="string">
            <text:p>RELAX.SimID.1.EPSA.130.EPSB.100.T.1323.RA.12.RB.16.csv</text:p>
          </table:table-cell>
          <table:table-cell office:value-type="string" calcext:value-type="string">
            <text:p>RELAX.SimID.9.EPSA.130.EPSB.100.T.1323.RA.12.RB.16.csv</text:p>
          </table:table-cell>
          <table:table-cell table:number-columns-repeated="2"/>
          <table:table-cell table:formula="of:=CONCATENATE(&quot;diff&quot;;&quot; &quot;;&quot;mpi01/&quot;;[.A263];&quot; &quot;;&quot;mpi09/&quot;;[.B263])" office:value-type="string" office:string-value="diff mpi01/RELAX.SimID.1.EPSA.130.EPSB.100.T.1323.RA.12.RB.16.csv mpi09/RELAX.SimID.9.EPSA.130.EPSB.100.T.1323.RA.12.RB.16.csv" calcext:value-type="string">
            <text:p>diff mpi01/RELAX.SimID.1.EPSA.130.EPSB.100.T.1323.RA.12.RB.16.csv mpi09/RELAX.SimID.9.EPSA.130.EPSB.100.T.1323.RA.12.RB.16.csv</text:p>
          </table:table-cell>
        </table:table-row>
        <table:table-row table:style-name="ro1">
          <table:table-cell office:value-type="string" calcext:value-type="string">
            <text:p>RELAX.SimID.1.EPSA.130.EPSB.100.T.1323.RA.12.RB.16.NR.7551.NC.1401.RhoFields.bin</text:p>
          </table:table-cell>
          <table:table-cell office:value-type="string" calcext:value-type="string">
            <text:p>RELAX.SimID.9.EPSA.130.EPSB.100.T.1323.RA.12.RB.16.NR.7551.NC.1401.RhoFields.bin</text:p>
          </table:table-cell>
          <table:table-cell table:number-columns-repeated="2"/>
          <table:table-cell table:formula="of:=CONCATENATE(&quot;diff&quot;;&quot; &quot;;&quot;mpi01/&quot;;[.A264];&quot; &quot;;&quot;mpi09/&quot;;[.B264])" office:value-type="string" office:string-value="diff mpi01/RELAX.SimID.1.EPSA.130.EPSB.100.T.1323.RA.12.RB.16.NR.7551.NC.1401.RhoFields.bin mpi09/RELAX.SimID.9.EPSA.130.EPSB.100.T.1323.RA.12.RB.16.NR.7551.NC.1401.RhoFields.bin" calcext:value-type="string">
            <text:p>diff mpi01/RELAX.SimID.1.EPSA.130.EPSB.100.T.1323.RA.12.RB.16.NR.7551.NC.1401.RhoFields.bin mpi09/RELAX.SimID.9.EPSA.130.EPSB.1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30.EPSB.100.T.1373.RA.12.RB.13.csv</text:p>
          </table:table-cell>
          <table:table-cell office:value-type="string" calcext:value-type="string">
            <text:p>RELAX.SimID.9.EPSA.130.EPSB.100.T.1373.RA.12.RB.13.csv</text:p>
          </table:table-cell>
          <table:table-cell table:number-columns-repeated="2"/>
          <table:table-cell table:formula="of:=CONCATENATE(&quot;diff&quot;;&quot; &quot;;&quot;mpi01/&quot;;[.A265];&quot; &quot;;&quot;mpi09/&quot;;[.B265])" office:value-type="string" office:string-value="diff mpi01/RELAX.SimID.1.EPSA.130.EPSB.100.T.1373.RA.12.RB.13.csv mpi09/RELAX.SimID.9.EPSA.130.EPSB.100.T.1373.RA.12.RB.13.csv" calcext:value-type="string">
            <text:p>diff mpi01/RELAX.SimID.1.EPSA.130.EPSB.100.T.1373.RA.12.RB.13.csv mpi09/RELAX.SimID.9.EPSA.130.EPSB.100.T.1373.RA.12.RB.13.csv</text:p>
          </table:table-cell>
        </table:table-row>
        <table:table-row table:style-name="ro1">
          <table:table-cell office:value-type="string" calcext:value-type="string">
            <text:p>RELAX.SimID.1.EPSA.130.EPSB.100.T.1373.RA.12.RB.13.NR.7551.NC.1.RhoFields.bin</text:p>
          </table:table-cell>
          <table:table-cell office:value-type="string" calcext:value-type="string">
            <text:p>RELAX.SimID.9.EPSA.130.EPSB.100.T.1373.RA.12.RB.13.NR.7551.NC.1.RhoFields.bin</text:p>
          </table:table-cell>
          <table:table-cell table:number-columns-repeated="2"/>
          <table:table-cell table:formula="of:=CONCATENATE(&quot;diff&quot;;&quot; &quot;;&quot;mpi01/&quot;;[.A266];&quot; &quot;;&quot;mpi09/&quot;;[.B266])" office:value-type="string" office:string-value="diff mpi01/RELAX.SimID.1.EPSA.130.EPSB.100.T.1373.RA.12.RB.13.NR.7551.NC.1.RhoFields.bin mpi09/RELAX.SimID.9.EPSA.130.EPSB.100.T.1373.RA.12.RB.13.NR.7551.NC.1.RhoFields.bin" calcext:value-type="string">
            <text:p>diff mpi01/RELAX.SimID.1.EPSA.130.EPSB.100.T.1373.RA.12.RB.13.NR.7551.NC.1.RhoFields.bin mpi09/RELAX.SimID.9.EPSA.130.EPSB.100.T.13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30.EPSB.100.T.1373.RA.12.RB.14.csv</text:p>
          </table:table-cell>
          <table:table-cell office:value-type="string" calcext:value-type="string">
            <text:p>RELAX.SimID.9.EPSA.130.EPSB.100.T.1373.RA.12.RB.14.csv</text:p>
          </table:table-cell>
          <table:table-cell table:number-columns-repeated="2"/>
          <table:table-cell table:formula="of:=CONCATENATE(&quot;diff&quot;;&quot; &quot;;&quot;mpi01/&quot;;[.A267];&quot; &quot;;&quot;mpi09/&quot;;[.B267])" office:value-type="string" office:string-value="diff mpi01/RELAX.SimID.1.EPSA.130.EPSB.100.T.1373.RA.12.RB.14.csv mpi09/RELAX.SimID.9.EPSA.130.EPSB.100.T.1373.RA.12.RB.14.csv" calcext:value-type="string">
            <text:p>diff mpi01/RELAX.SimID.1.EPSA.130.EPSB.100.T.1373.RA.12.RB.14.csv mpi09/RELAX.SimID.9.EPSA.130.EPSB.100.T.1373.RA.12.RB.14.csv</text:p>
          </table:table-cell>
        </table:table-row>
        <table:table-row table:style-name="ro1">
          <table:table-cell office:value-type="string" calcext:value-type="string">
            <text:p>RELAX.SimID.1.EPSA.130.EPSB.100.T.1373.RA.12.RB.14.NR.7551.NC.33.RhoFields.bin</text:p>
          </table:table-cell>
          <table:table-cell office:value-type="string" calcext:value-type="string">
            <text:p>RELAX.SimID.9.EPSA.130.EPSB.100.T.1373.RA.12.RB.14.NR.7551.NC.33.RhoFields.bin</text:p>
          </table:table-cell>
          <table:table-cell table:number-columns-repeated="2"/>
          <table:table-cell table:formula="of:=CONCATENATE(&quot;diff&quot;;&quot; &quot;;&quot;mpi01/&quot;;[.A268];&quot; &quot;;&quot;mpi09/&quot;;[.B268])" office:value-type="string" office:string-value="diff mpi01/RELAX.SimID.1.EPSA.130.EPSB.100.T.1373.RA.12.RB.14.NR.7551.NC.33.RhoFields.bin mpi09/RELAX.SimID.9.EPSA.130.EPSB.100.T.1373.RA.12.RB.14.NR.7551.NC.33.RhoFields.bin" calcext:value-type="string">
            <text:p>diff mpi01/RELAX.SimID.1.EPSA.130.EPSB.100.T.1373.RA.12.RB.14.NR.7551.NC.33.RhoFields.bin mpi09/RELAX.SimID.9.EPSA.130.EPSB.100.T.1373.RA.12.RB.14.NR.7551.NC.33.RhoFields.bin</text:p>
          </table:table-cell>
        </table:table-row>
        <table:table-row table:style-name="ro1">
          <table:table-cell office:value-type="string" calcext:value-type="string">
            <text:p>RELAX.SimID.1.EPSA.130.EPSB.100.T.1373.RA.12.RB.15.csv</text:p>
          </table:table-cell>
          <table:table-cell office:value-type="string" calcext:value-type="string">
            <text:p>RELAX.SimID.9.EPSA.130.EPSB.100.T.1373.RA.12.RB.15.csv</text:p>
          </table:table-cell>
          <table:table-cell table:number-columns-repeated="2"/>
          <table:table-cell table:formula="of:=CONCATENATE(&quot;diff&quot;;&quot; &quot;;&quot;mpi01/&quot;;[.A269];&quot; &quot;;&quot;mpi09/&quot;;[.B269])" office:value-type="string" office:string-value="diff mpi01/RELAX.SimID.1.EPSA.130.EPSB.100.T.1373.RA.12.RB.15.csv mpi09/RELAX.SimID.9.EPSA.130.EPSB.100.T.1373.RA.12.RB.15.csv" calcext:value-type="string">
            <text:p>diff mpi01/RELAX.SimID.1.EPSA.130.EPSB.100.T.1373.RA.12.RB.15.csv mpi09/RELAX.SimID.9.EPSA.130.EPSB.100.T.1373.RA.12.RB.15.csv</text:p>
          </table:table-cell>
        </table:table-row>
        <table:table-row table:style-name="ro1">
          <table:table-cell office:value-type="string" calcext:value-type="string">
            <text:p>RELAX.SimID.1.EPSA.130.EPSB.100.T.1373.RA.12.RB.15.NR.7551.NC.593.RhoFields.bin</text:p>
          </table:table-cell>
          <table:table-cell office:value-type="string" calcext:value-type="string">
            <text:p>RELAX.SimID.9.EPSA.130.EPSB.100.T.1373.RA.12.RB.15.NR.7551.NC.593.RhoFields.bin</text:p>
          </table:table-cell>
          <table:table-cell table:number-columns-repeated="2"/>
          <table:table-cell table:formula="of:=CONCATENATE(&quot;diff&quot;;&quot; &quot;;&quot;mpi01/&quot;;[.A270];&quot; &quot;;&quot;mpi09/&quot;;[.B270])" office:value-type="string" office:string-value="diff mpi01/RELAX.SimID.1.EPSA.130.EPSB.100.T.1373.RA.12.RB.15.NR.7551.NC.593.RhoFields.bin mpi09/RELAX.SimID.9.EPSA.130.EPSB.100.T.1373.RA.12.RB.15.NR.7551.NC.593.RhoFields.bin" calcext:value-type="string">
            <text:p>diff mpi01/RELAX.SimID.1.EPSA.130.EPSB.100.T.1373.RA.12.RB.15.NR.7551.NC.593.RhoFields.bin mpi09/RELAX.SimID.9.EPSA.130.EPSB.100.T.1373.RA.12.RB.15.NR.7551.NC.593.RhoFields.bin</text:p>
          </table:table-cell>
        </table:table-row>
        <table:table-row table:style-name="ro1">
          <table:table-cell office:value-type="string" calcext:value-type="string">
            <text:p>RELAX.SimID.1.EPSA.130.EPSB.100.T.1373.RA.12.RB.16.csv</text:p>
          </table:table-cell>
          <table:table-cell office:value-type="string" calcext:value-type="string">
            <text:p>RELAX.SimID.9.EPSA.130.EPSB.100.T.1373.RA.12.RB.16.csv</text:p>
          </table:table-cell>
          <table:table-cell table:number-columns-repeated="2"/>
          <table:table-cell table:formula="of:=CONCATENATE(&quot;diff&quot;;&quot; &quot;;&quot;mpi01/&quot;;[.A271];&quot; &quot;;&quot;mpi09/&quot;;[.B271])" office:value-type="string" office:string-value="diff mpi01/RELAX.SimID.1.EPSA.130.EPSB.100.T.1373.RA.12.RB.16.csv mpi09/RELAX.SimID.9.EPSA.130.EPSB.100.T.1373.RA.12.RB.16.csv" calcext:value-type="string">
            <text:p>diff mpi01/RELAX.SimID.1.EPSA.130.EPSB.100.T.1373.RA.12.RB.16.csv mpi09/RELAX.SimID.9.EPSA.130.EPSB.100.T.1373.RA.12.RB.16.csv</text:p>
          </table:table-cell>
        </table:table-row>
        <table:table-row table:style-name="ro1">
          <table:table-cell office:value-type="string" calcext:value-type="string">
            <text:p>RELAX.SimID.1.EPSA.130.EPSB.100.T.1373.RA.12.RB.16.NR.7551.NC.1401.RhoFields.bin</text:p>
          </table:table-cell>
          <table:table-cell office:value-type="string" calcext:value-type="string">
            <text:p>RELAX.SimID.9.EPSA.130.EPSB.100.T.1373.RA.12.RB.16.NR.7551.NC.1401.RhoFields.bin</text:p>
          </table:table-cell>
          <table:table-cell table:number-columns-repeated="2"/>
          <table:table-cell table:formula="of:=CONCATENATE(&quot;diff&quot;;&quot; &quot;;&quot;mpi01/&quot;;[.A272];&quot; &quot;;&quot;mpi09/&quot;;[.B272])" office:value-type="string" office:string-value="diff mpi01/RELAX.SimID.1.EPSA.130.EPSB.100.T.1373.RA.12.RB.16.NR.7551.NC.1401.RhoFields.bin mpi09/RELAX.SimID.9.EPSA.130.EPSB.100.T.1373.RA.12.RB.16.NR.7551.NC.1401.RhoFields.bin" calcext:value-type="string">
            <text:p>diff mpi01/RELAX.SimID.1.EPSA.130.EPSB.100.T.1373.RA.12.RB.16.NR.7551.NC.1401.RhoFields.bin mpi09/RELAX.SimID.9.EPSA.130.EPSB.1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30.EPSB.100.T.1423.RA.12.RB.13.csv</text:p>
          </table:table-cell>
          <table:table-cell office:value-type="string" calcext:value-type="string">
            <text:p>RELAX.SimID.9.EPSA.130.EPSB.100.T.1423.RA.12.RB.13.csv</text:p>
          </table:table-cell>
          <table:table-cell table:number-columns-repeated="2"/>
          <table:table-cell table:formula="of:=CONCATENATE(&quot;diff&quot;;&quot; &quot;;&quot;mpi01/&quot;;[.A273];&quot; &quot;;&quot;mpi09/&quot;;[.B273])" office:value-type="string" office:string-value="diff mpi01/RELAX.SimID.1.EPSA.130.EPSB.100.T.1423.RA.12.RB.13.csv mpi09/RELAX.SimID.9.EPSA.130.EPSB.100.T.1423.RA.12.RB.13.csv" calcext:value-type="string">
            <text:p>diff mpi01/RELAX.SimID.1.EPSA.130.EPSB.100.T.1423.RA.12.RB.13.csv mpi09/RELAX.SimID.9.EPSA.130.EPSB.100.T.1423.RA.12.RB.13.csv</text:p>
          </table:table-cell>
        </table:table-row>
        <table:table-row table:style-name="ro1">
          <table:table-cell office:value-type="string" calcext:value-type="string">
            <text:p>RELAX.SimID.1.EPSA.130.EPSB.100.T.1423.RA.12.RB.13.NR.7551.NC.3.RhoFields.bin</text:p>
          </table:table-cell>
          <table:table-cell office:value-type="string" calcext:value-type="string">
            <text:p>RELAX.SimID.9.EPSA.130.EPSB.100.T.1423.RA.12.RB.13.NR.7551.NC.3.RhoFields.bin</text:p>
          </table:table-cell>
          <table:table-cell table:number-columns-repeated="2"/>
          <table:table-cell table:formula="of:=CONCATENATE(&quot;diff&quot;;&quot; &quot;;&quot;mpi01/&quot;;[.A274];&quot; &quot;;&quot;mpi09/&quot;;[.B274])" office:value-type="string" office:string-value="diff mpi01/RELAX.SimID.1.EPSA.130.EPSB.100.T.1423.RA.12.RB.13.NR.7551.NC.3.RhoFields.bin mpi09/RELAX.SimID.9.EPSA.130.EPSB.100.T.1423.RA.12.RB.13.NR.7551.NC.3.RhoFields.bin" calcext:value-type="string">
            <text:p>diff mpi01/RELAX.SimID.1.EPSA.130.EPSB.100.T.1423.RA.12.RB.13.NR.7551.NC.3.RhoFields.bin mpi09/RELAX.SimID.9.EPSA.130.EPSB.100.T.1423.RA.12.RB.13.NR.7551.NC.3.RhoFields.bin</text:p>
          </table:table-cell>
        </table:table-row>
        <table:table-row table:style-name="ro1">
          <table:table-cell office:value-type="string" calcext:value-type="string">
            <text:p>RELAX.SimID.1.EPSA.130.EPSB.100.T.1423.RA.12.RB.14.csv</text:p>
          </table:table-cell>
          <table:table-cell office:value-type="string" calcext:value-type="string">
            <text:p>RELAX.SimID.9.EPSA.130.EPSB.100.T.1423.RA.12.RB.14.csv</text:p>
          </table:table-cell>
          <table:table-cell table:number-columns-repeated="2"/>
          <table:table-cell table:formula="of:=CONCATENATE(&quot;diff&quot;;&quot; &quot;;&quot;mpi01/&quot;;[.A275];&quot; &quot;;&quot;mpi09/&quot;;[.B275])" office:value-type="string" office:string-value="diff mpi01/RELAX.SimID.1.EPSA.130.EPSB.100.T.1423.RA.12.RB.14.csv mpi09/RELAX.SimID.9.EPSA.130.EPSB.100.T.1423.RA.12.RB.14.csv" calcext:value-type="string">
            <text:p>diff mpi01/RELAX.SimID.1.EPSA.130.EPSB.100.T.1423.RA.12.RB.14.csv mpi09/RELAX.SimID.9.EPSA.130.EPSB.100.T.1423.RA.12.RB.14.csv</text:p>
          </table:table-cell>
        </table:table-row>
        <table:table-row table:style-name="ro1">
          <table:table-cell office:value-type="string" calcext:value-type="string">
            <text:p>RELAX.SimID.1.EPSA.130.EPSB.100.T.1423.RA.12.RB.14.NR.7551.NC.102.RhoFields.bin</text:p>
          </table:table-cell>
          <table:table-cell office:value-type="string" calcext:value-type="string">
            <text:p>RELAX.SimID.9.EPSA.130.EPSB.100.T.1423.RA.12.RB.14.NR.7551.NC.102.RhoFields.bin</text:p>
          </table:table-cell>
          <table:table-cell table:number-columns-repeated="2"/>
          <table:table-cell table:formula="of:=CONCATENATE(&quot;diff&quot;;&quot; &quot;;&quot;mpi01/&quot;;[.A276];&quot; &quot;;&quot;mpi09/&quot;;[.B276])" office:value-type="string" office:string-value="diff mpi01/RELAX.SimID.1.EPSA.130.EPSB.100.T.1423.RA.12.RB.14.NR.7551.NC.102.RhoFields.bin mpi09/RELAX.SimID.9.EPSA.130.EPSB.100.T.1423.RA.12.RB.14.NR.7551.NC.102.RhoFields.bin" calcext:value-type="string">
            <text:p>diff mpi01/RELAX.SimID.1.EPSA.130.EPSB.100.T.1423.RA.12.RB.14.NR.7551.NC.102.RhoFields.bin mpi09/RELAX.SimID.9.EPSA.130.EPSB.100.T.1423.RA.12.RB.14.NR.7551.NC.102.RhoFields.bin</text:p>
          </table:table-cell>
        </table:table-row>
        <table:table-row table:style-name="ro1">
          <table:table-cell office:value-type="string" calcext:value-type="string">
            <text:p>RELAX.SimID.1.EPSA.130.EPSB.100.T.1423.RA.12.RB.15.csv</text:p>
          </table:table-cell>
          <table:table-cell office:value-type="string" calcext:value-type="string">
            <text:p>RELAX.SimID.9.EPSA.130.EPSB.100.T.1423.RA.12.RB.15.csv</text:p>
          </table:table-cell>
          <table:table-cell table:number-columns-repeated="2"/>
          <table:table-cell table:formula="of:=CONCATENATE(&quot;diff&quot;;&quot; &quot;;&quot;mpi01/&quot;;[.A277];&quot; &quot;;&quot;mpi09/&quot;;[.B277])" office:value-type="string" office:string-value="diff mpi01/RELAX.SimID.1.EPSA.130.EPSB.100.T.1423.RA.12.RB.15.csv mpi09/RELAX.SimID.9.EPSA.130.EPSB.100.T.1423.RA.12.RB.15.csv" calcext:value-type="string">
            <text:p>diff mpi01/RELAX.SimID.1.EPSA.130.EPSB.100.T.1423.RA.12.RB.15.csv mpi09/RELAX.SimID.9.EPSA.130.EPSB.100.T.1423.RA.12.RB.15.csv</text:p>
          </table:table-cell>
        </table:table-row>
        <table:table-row table:style-name="ro1">
          <table:table-cell office:value-type="string" calcext:value-type="string">
            <text:p>RELAX.SimID.1.EPSA.130.EPSB.100.T.1423.RA.12.RB.15.NR.7551.NC.1401.RhoFields.bin</text:p>
          </table:table-cell>
          <table:table-cell office:value-type="string" calcext:value-type="string">
            <text:p>RELAX.SimID.9.EPSA.130.EPSB.100.T.1423.RA.12.RB.15.NR.7551.NC.1401.RhoFields.bin</text:p>
          </table:table-cell>
          <table:table-cell table:number-columns-repeated="2"/>
          <table:table-cell table:formula="of:=CONCATENATE(&quot;diff&quot;;&quot; &quot;;&quot;mpi01/&quot;;[.A278];&quot; &quot;;&quot;mpi09/&quot;;[.B278])" office:value-type="string" office:string-value="diff mpi01/RELAX.SimID.1.EPSA.130.EPSB.100.T.1423.RA.12.RB.15.NR.7551.NC.1401.RhoFields.bin mpi09/RELAX.SimID.9.EPSA.130.EPSB.100.T.1423.RA.12.RB.15.NR.7551.NC.1401.RhoFields.bin" calcext:value-type="string">
            <text:p>diff mpi01/RELAX.SimID.1.EPSA.130.EPSB.100.T.1423.RA.12.RB.15.NR.7551.NC.1401.RhoFields.bin mpi09/RELAX.SimID.9.EPSA.130.EPSB.1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30.EPSB.100.T.1423.RA.12.RB.16.csv</text:p>
          </table:table-cell>
          <table:table-cell office:value-type="string" calcext:value-type="string">
            <text:p>RELAX.SimID.9.EPSA.130.EPSB.100.T.1423.RA.12.RB.16.csv</text:p>
          </table:table-cell>
          <table:table-cell table:number-columns-repeated="2"/>
          <table:table-cell table:formula="of:=CONCATENATE(&quot;diff&quot;;&quot; &quot;;&quot;mpi01/&quot;;[.A279];&quot; &quot;;&quot;mpi09/&quot;;[.B279])" office:value-type="string" office:string-value="diff mpi01/RELAX.SimID.1.EPSA.130.EPSB.100.T.1423.RA.12.RB.16.csv mpi09/RELAX.SimID.9.EPSA.130.EPSB.100.T.1423.RA.12.RB.16.csv" calcext:value-type="string">
            <text:p>diff mpi01/RELAX.SimID.1.EPSA.130.EPSB.100.T.1423.RA.12.RB.16.csv mpi09/RELAX.SimID.9.EPSA.130.EPSB.100.T.1423.RA.12.RB.16.csv</text:p>
          </table:table-cell>
        </table:table-row>
        <table:table-row table:style-name="ro1">
          <table:table-cell office:value-type="string" calcext:value-type="string">
            <text:p>RELAX.SimID.1.EPSA.130.EPSB.100.T.1423.RA.12.RB.16.NR.7551.NC.1401.RhoFields.bin</text:p>
          </table:table-cell>
          <table:table-cell office:value-type="string" calcext:value-type="string">
            <text:p>RELAX.SimID.9.EPSA.130.EPSB.100.T.1423.RA.12.RB.16.NR.7551.NC.1401.RhoFields.bin</text:p>
          </table:table-cell>
          <table:table-cell table:number-columns-repeated="2"/>
          <table:table-cell table:formula="of:=CONCATENATE(&quot;diff&quot;;&quot; &quot;;&quot;mpi01/&quot;;[.A280];&quot; &quot;;&quot;mpi09/&quot;;[.B280])" office:value-type="string" office:string-value="diff mpi01/RELAX.SimID.1.EPSA.130.EPSB.100.T.1423.RA.12.RB.16.NR.7551.NC.1401.RhoFields.bin mpi09/RELAX.SimID.9.EPSA.130.EPSB.100.T.1423.RA.12.RB.16.NR.7551.NC.1401.RhoFields.bin" calcext:value-type="string">
            <text:p>diff mpi01/RELAX.SimID.1.EPSA.130.EPSB.100.T.1423.RA.12.RB.16.NR.7551.NC.1401.RhoFields.bin mpi09/RELAX.SimID.9.EPSA.130.EPSB.1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30.EPSB.100.T.1473.RA.12.RB.13.csv</text:p>
          </table:table-cell>
          <table:table-cell office:value-type="string" calcext:value-type="string">
            <text:p>RELAX.SimID.9.EPSA.130.EPSB.100.T.1473.RA.12.RB.13.csv</text:p>
          </table:table-cell>
          <table:table-cell table:number-columns-repeated="2"/>
          <table:table-cell table:formula="of:=CONCATENATE(&quot;diff&quot;;&quot; &quot;;&quot;mpi01/&quot;;[.A281];&quot; &quot;;&quot;mpi09/&quot;;[.B281])" office:value-type="string" office:string-value="diff mpi01/RELAX.SimID.1.EPSA.130.EPSB.100.T.1473.RA.12.RB.13.csv mpi09/RELAX.SimID.9.EPSA.130.EPSB.100.T.1473.RA.12.RB.13.csv" calcext:value-type="string">
            <text:p>diff mpi01/RELAX.SimID.1.EPSA.130.EPSB.100.T.1473.RA.12.RB.13.csv mpi09/RELAX.SimID.9.EPSA.130.EPSB.100.T.1473.RA.12.RB.13.csv</text:p>
          </table:table-cell>
        </table:table-row>
        <table:table-row table:style-name="ro1">
          <table:table-cell office:value-type="string" calcext:value-type="string">
            <text:p>RELAX.SimID.1.EPSA.130.EPSB.100.T.1473.RA.12.RB.13.NR.7551.NC.8.RhoFields.bin</text:p>
          </table:table-cell>
          <table:table-cell office:value-type="string" calcext:value-type="string">
            <text:p>RELAX.SimID.9.EPSA.130.EPSB.100.T.1473.RA.12.RB.13.NR.7551.NC.8.RhoFields.bin</text:p>
          </table:table-cell>
          <table:table-cell table:number-columns-repeated="2"/>
          <table:table-cell table:formula="of:=CONCATENATE(&quot;diff&quot;;&quot; &quot;;&quot;mpi01/&quot;;[.A282];&quot; &quot;;&quot;mpi09/&quot;;[.B282])" office:value-type="string" office:string-value="diff mpi01/RELAX.SimID.1.EPSA.130.EPSB.100.T.1473.RA.12.RB.13.NR.7551.NC.8.RhoFields.bin mpi09/RELAX.SimID.9.EPSA.130.EPSB.100.T.1473.RA.12.RB.13.NR.7551.NC.8.RhoFields.bin" calcext:value-type="string">
            <text:p>diff mpi01/RELAX.SimID.1.EPSA.130.EPSB.100.T.1473.RA.12.RB.13.NR.7551.NC.8.RhoFields.bin mpi09/RELAX.SimID.9.EPSA.130.EPSB.100.T.1473.RA.12.RB.13.NR.7551.NC.8.RhoFields.bin</text:p>
          </table:table-cell>
        </table:table-row>
        <table:table-row table:style-name="ro1">
          <table:table-cell office:value-type="string" calcext:value-type="string">
            <text:p>RELAX.SimID.1.EPSA.130.EPSB.100.T.1473.RA.12.RB.14.csv</text:p>
          </table:table-cell>
          <table:table-cell office:value-type="string" calcext:value-type="string">
            <text:p>RELAX.SimID.9.EPSA.130.EPSB.100.T.1473.RA.12.RB.14.csv</text:p>
          </table:table-cell>
          <table:table-cell table:number-columns-repeated="2"/>
          <table:table-cell table:formula="of:=CONCATENATE(&quot;diff&quot;;&quot; &quot;;&quot;mpi01/&quot;;[.A283];&quot; &quot;;&quot;mpi09/&quot;;[.B283])" office:value-type="string" office:string-value="diff mpi01/RELAX.SimID.1.EPSA.130.EPSB.100.T.1473.RA.12.RB.14.csv mpi09/RELAX.SimID.9.EPSA.130.EPSB.100.T.1473.RA.12.RB.14.csv" calcext:value-type="string">
            <text:p>diff mpi01/RELAX.SimID.1.EPSA.130.EPSB.100.T.1473.RA.12.RB.14.csv mpi09/RELAX.SimID.9.EPSA.130.EPSB.100.T.1473.RA.12.RB.14.csv</text:p>
          </table:table-cell>
        </table:table-row>
        <table:table-row table:style-name="ro1">
          <table:table-cell office:value-type="string" calcext:value-type="string">
            <text:p>RELAX.SimID.1.EPSA.130.EPSB.100.T.1473.RA.12.RB.14.NR.7551.NC.257.RhoFields.bin</text:p>
          </table:table-cell>
          <table:table-cell office:value-type="string" calcext:value-type="string">
            <text:p>RELAX.SimID.9.EPSA.130.EPSB.100.T.1473.RA.12.RB.14.NR.7551.NC.257.RhoFields.bin</text:p>
          </table:table-cell>
          <table:table-cell table:number-columns-repeated="2"/>
          <table:table-cell table:formula="of:=CONCATENATE(&quot;diff&quot;;&quot; &quot;;&quot;mpi01/&quot;;[.A284];&quot; &quot;;&quot;mpi09/&quot;;[.B284])" office:value-type="string" office:string-value="diff mpi01/RELAX.SimID.1.EPSA.130.EPSB.100.T.1473.RA.12.RB.14.NR.7551.NC.257.RhoFields.bin mpi09/RELAX.SimID.9.EPSA.130.EPSB.100.T.1473.RA.12.RB.14.NR.7551.NC.257.RhoFields.bin" calcext:value-type="string">
            <text:p>diff mpi01/RELAX.SimID.1.EPSA.130.EPSB.100.T.1473.RA.12.RB.14.NR.7551.NC.257.RhoFields.bin mpi09/RELAX.SimID.9.EPSA.130.EPSB.100.T.1473.RA.12.RB.14.NR.7551.NC.257.RhoFields.bin</text:p>
          </table:table-cell>
        </table:table-row>
        <table:table-row table:style-name="ro1">
          <table:table-cell office:value-type="string" calcext:value-type="string">
            <text:p>RELAX.SimID.1.EPSA.130.EPSB.100.T.1473.RA.12.RB.15.csv</text:p>
          </table:table-cell>
          <table:table-cell office:value-type="string" calcext:value-type="string">
            <text:p>RELAX.SimID.9.EPSA.130.EPSB.100.T.1473.RA.12.RB.15.csv</text:p>
          </table:table-cell>
          <table:table-cell table:number-columns-repeated="2"/>
          <table:table-cell table:formula="of:=CONCATENATE(&quot;diff&quot;;&quot; &quot;;&quot;mpi01/&quot;;[.A285];&quot; &quot;;&quot;mpi09/&quot;;[.B285])" office:value-type="string" office:string-value="diff mpi01/RELAX.SimID.1.EPSA.130.EPSB.100.T.1473.RA.12.RB.15.csv mpi09/RELAX.SimID.9.EPSA.130.EPSB.100.T.1473.RA.12.RB.15.csv" calcext:value-type="string">
            <text:p>diff mpi01/RELAX.SimID.1.EPSA.130.EPSB.100.T.1473.RA.12.RB.15.csv mpi09/RELAX.SimID.9.EPSA.130.EPSB.100.T.1473.RA.12.RB.15.csv</text:p>
          </table:table-cell>
        </table:table-row>
        <table:table-row table:style-name="ro1">
          <table:table-cell office:value-type="string" calcext:value-type="string">
            <text:p>RELAX.SimID.1.EPSA.130.EPSB.100.T.1473.RA.12.RB.15.NR.7551.NC.1401.RhoFields.bin</text:p>
          </table:table-cell>
          <table:table-cell office:value-type="string" calcext:value-type="string">
            <text:p>RELAX.SimID.9.EPSA.130.EPSB.100.T.1473.RA.12.RB.15.NR.7551.NC.1401.RhoFields.bin</text:p>
          </table:table-cell>
          <table:table-cell table:number-columns-repeated="2"/>
          <table:table-cell table:formula="of:=CONCATENATE(&quot;diff&quot;;&quot; &quot;;&quot;mpi01/&quot;;[.A286];&quot; &quot;;&quot;mpi09/&quot;;[.B286])" office:value-type="string" office:string-value="diff mpi01/RELAX.SimID.1.EPSA.130.EPSB.100.T.1473.RA.12.RB.15.NR.7551.NC.1401.RhoFields.bin mpi09/RELAX.SimID.9.EPSA.130.EPSB.100.T.1473.RA.12.RB.15.NR.7551.NC.1401.RhoFields.bin" calcext:value-type="string">
            <text:p>diff mpi01/RELAX.SimID.1.EPSA.130.EPSB.100.T.1473.RA.12.RB.15.NR.7551.NC.1401.RhoFields.bin mpi09/RELAX.SimID.9.EPSA.130.EPSB.1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130.EPSB.100.T.1473.RA.12.RB.16.csv</text:p>
          </table:table-cell>
          <table:table-cell office:value-type="string" calcext:value-type="string">
            <text:p>RELAX.SimID.9.EPSA.130.EPSB.100.T.1473.RA.12.RB.16.csv</text:p>
          </table:table-cell>
          <table:table-cell table:number-columns-repeated="2"/>
          <table:table-cell table:formula="of:=CONCATENATE(&quot;diff&quot;;&quot; &quot;;&quot;mpi01/&quot;;[.A287];&quot; &quot;;&quot;mpi09/&quot;;[.B287])" office:value-type="string" office:string-value="diff mpi01/RELAX.SimID.1.EPSA.130.EPSB.100.T.1473.RA.12.RB.16.csv mpi09/RELAX.SimID.9.EPSA.130.EPSB.100.T.1473.RA.12.RB.16.csv" calcext:value-type="string">
            <text:p>diff mpi01/RELAX.SimID.1.EPSA.130.EPSB.100.T.1473.RA.12.RB.16.csv mpi09/RELAX.SimID.9.EPSA.130.EPSB.100.T.1473.RA.12.RB.16.csv</text:p>
          </table:table-cell>
        </table:table-row>
        <table:table-row table:style-name="ro1">
          <table:table-cell office:value-type="string" calcext:value-type="string">
            <text:p>RELAX.SimID.1.EPSA.130.EPSB.100.T.1473.RA.12.RB.16.NR.7551.NC.1401.RhoFields.bin</text:p>
          </table:table-cell>
          <table:table-cell office:value-type="string" calcext:value-type="string">
            <text:p>RELAX.SimID.9.EPSA.130.EPSB.100.T.1473.RA.12.RB.16.NR.7551.NC.1401.RhoFields.bin</text:p>
          </table:table-cell>
          <table:table-cell table:number-columns-repeated="2"/>
          <table:table-cell table:formula="of:=CONCATENATE(&quot;diff&quot;;&quot; &quot;;&quot;mpi01/&quot;;[.A288];&quot; &quot;;&quot;mpi09/&quot;;[.B288])" office:value-type="string" office:string-value="diff mpi01/RELAX.SimID.1.EPSA.130.EPSB.100.T.1473.RA.12.RB.16.NR.7551.NC.1401.RhoFields.bin mpi09/RELAX.SimID.9.EPSA.130.EPSB.100.T.1473.RA.12.RB.16.NR.7551.NC.1401.RhoFields.bin" calcext:value-type="string">
            <text:p>diff mpi01/RELAX.SimID.1.EPSA.130.EPSB.100.T.1473.RA.12.RB.16.NR.7551.NC.1401.RhoFields.bin mpi09/RELAX.SimID.9.EPSA.130.EPSB.1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073.RA.12.RB.13.csv</text:p>
          </table:table-cell>
          <table:table-cell office:value-type="string" calcext:value-type="string">
            <text:p>RELAX.SimID.9.EPSA.-130.EPSB.-200.T.1073.RA.12.RB.13.csv</text:p>
          </table:table-cell>
          <table:table-cell table:number-columns-repeated="2"/>
          <table:table-cell table:formula="of:=CONCATENATE(&quot;diff&quot;;&quot; &quot;;&quot;mpi01/&quot;;[.A289];&quot; &quot;;&quot;mpi09/&quot;;[.B289])" office:value-type="string" office:string-value="diff mpi01/RELAX.SimID.1.EPSA.-130.EPSB.-200.T.1073.RA.12.RB.13.csv mpi09/RELAX.SimID.9.EPSA.-130.EPSB.-200.T.1073.RA.12.RB.13.csv" calcext:value-type="string">
            <text:p>diff mpi01/RELAX.SimID.1.EPSA.-130.EPSB.-200.T.1073.RA.12.RB.13.csv mpi09/RELAX.SimID.9.EPSA.-130.EPSB.-200.T.1073.RA.12.RB.13.csv</text:p>
          </table:table-cell>
        </table:table-row>
        <table:table-row table:style-name="ro1">
          <table:table-cell office:value-type="string" calcext:value-type="string">
            <text:p>RELAX.SimID.1.EPSA.-130.EPSB.-200.T.1073.RA.12.RB.13.NR.7551.NC.1.RhoFields.bin</text:p>
          </table:table-cell>
          <table:table-cell office:value-type="string" calcext:value-type="string">
            <text:p>RELAX.SimID.9.EPSA.-130.EPSB.-200.T.1073.RA.12.RB.13.NR.7551.NC.1.RhoFields.bin</text:p>
          </table:table-cell>
          <table:table-cell table:number-columns-repeated="2"/>
          <table:table-cell table:formula="of:=CONCATENATE(&quot;diff&quot;;&quot; &quot;;&quot;mpi01/&quot;;[.A290];&quot; &quot;;&quot;mpi09/&quot;;[.B290])" office:value-type="string" office:string-value="diff mpi01/RELAX.SimID.1.EPSA.-130.EPSB.-200.T.1073.RA.12.RB.13.NR.7551.NC.1.RhoFields.bin mpi09/RELAX.SimID.9.EPSA.-130.EPSB.-200.T.1073.RA.12.RB.13.NR.7551.NC.1.RhoFields.bin" calcext:value-type="string">
            <text:p>diff mpi01/RELAX.SimID.1.EPSA.-130.EPSB.-200.T.1073.RA.12.RB.13.NR.7551.NC.1.RhoFields.bin mpi09/RELAX.SimID.9.EPSA.-130.EPSB.-2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130.EPSB.-200.T.1073.RA.12.RB.14.csv</text:p>
          </table:table-cell>
          <table:table-cell office:value-type="string" calcext:value-type="string">
            <text:p>RELAX.SimID.9.EPSA.-130.EPSB.-200.T.1073.RA.12.RB.14.csv</text:p>
          </table:table-cell>
          <table:table-cell table:number-columns-repeated="2"/>
          <table:table-cell table:formula="of:=CONCATENATE(&quot;diff&quot;;&quot; &quot;;&quot;mpi01/&quot;;[.A291];&quot; &quot;;&quot;mpi09/&quot;;[.B291])" office:value-type="string" office:string-value="diff mpi01/RELAX.SimID.1.EPSA.-130.EPSB.-200.T.1073.RA.12.RB.14.csv mpi09/RELAX.SimID.9.EPSA.-130.EPSB.-200.T.1073.RA.12.RB.14.csv" calcext:value-type="string">
            <text:p>diff mpi01/RELAX.SimID.1.EPSA.-130.EPSB.-200.T.1073.RA.12.RB.14.csv mpi09/RELAX.SimID.9.EPSA.-130.EPSB.-200.T.1073.RA.12.RB.14.csv</text:p>
          </table:table-cell>
        </table:table-row>
        <table:table-row table:style-name="ro1">
          <table:table-cell office:value-type="string" calcext:value-type="string">
            <text:p>RELAX.SimID.1.EPSA.-130.EPSB.-200.T.1073.RA.12.RB.14.NR.7551.NC.1.RhoFields.bin</text:p>
          </table:table-cell>
          <table:table-cell office:value-type="string" calcext:value-type="string">
            <text:p>RELAX.SimID.9.EPSA.-130.EPSB.-200.T.1073.RA.12.RB.14.NR.7551.NC.1.RhoFields.bin</text:p>
          </table:table-cell>
          <table:table-cell table:number-columns-repeated="2"/>
          <table:table-cell table:formula="of:=CONCATENATE(&quot;diff&quot;;&quot; &quot;;&quot;mpi01/&quot;;[.A292];&quot; &quot;;&quot;mpi09/&quot;;[.B292])" office:value-type="string" office:string-value="diff mpi01/RELAX.SimID.1.EPSA.-130.EPSB.-200.T.1073.RA.12.RB.14.NR.7551.NC.1.RhoFields.bin mpi09/RELAX.SimID.9.EPSA.-130.EPSB.-200.T.1073.RA.12.RB.14.NR.7551.NC.1.RhoFields.bin" calcext:value-type="string">
            <text:p>diff mpi01/RELAX.SimID.1.EPSA.-130.EPSB.-200.T.1073.RA.12.RB.14.NR.7551.NC.1.RhoFields.bin mpi09/RELAX.SimID.9.EPSA.-130.EPSB.-200.T.10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-130.EPSB.-200.T.1073.RA.12.RB.15.csv</text:p>
          </table:table-cell>
          <table:table-cell office:value-type="string" calcext:value-type="string">
            <text:p>RELAX.SimID.9.EPSA.-130.EPSB.-200.T.1073.RA.12.RB.15.csv</text:p>
          </table:table-cell>
          <table:table-cell table:number-columns-repeated="2"/>
          <table:table-cell table:formula="of:=CONCATENATE(&quot;diff&quot;;&quot; &quot;;&quot;mpi01/&quot;;[.A293];&quot; &quot;;&quot;mpi09/&quot;;[.B293])" office:value-type="string" office:string-value="diff mpi01/RELAX.SimID.1.EPSA.-130.EPSB.-200.T.1073.RA.12.RB.15.csv mpi09/RELAX.SimID.9.EPSA.-130.EPSB.-200.T.1073.RA.12.RB.15.csv" calcext:value-type="string">
            <text:p>diff mpi01/RELAX.SimID.1.EPSA.-130.EPSB.-200.T.1073.RA.12.RB.15.csv mpi09/RELAX.SimID.9.EPSA.-130.EPSB.-200.T.1073.RA.12.RB.15.csv</text:p>
          </table:table-cell>
        </table:table-row>
        <table:table-row table:style-name="ro1">
          <table:table-cell office:value-type="string" calcext:value-type="string">
            <text:p>RELAX.SimID.1.EPSA.-130.EPSB.-200.T.1073.RA.12.RB.15.NR.7551.NC.9.RhoFields.bin</text:p>
          </table:table-cell>
          <table:table-cell office:value-type="string" calcext:value-type="string">
            <text:p>RELAX.SimID.9.EPSA.-130.EPSB.-200.T.1073.RA.12.RB.15.NR.7551.NC.9.RhoFields.bin</text:p>
          </table:table-cell>
          <table:table-cell table:number-columns-repeated="2"/>
          <table:table-cell table:formula="of:=CONCATENATE(&quot;diff&quot;;&quot; &quot;;&quot;mpi01/&quot;;[.A294];&quot; &quot;;&quot;mpi09/&quot;;[.B294])" office:value-type="string" office:string-value="diff mpi01/RELAX.SimID.1.EPSA.-130.EPSB.-200.T.1073.RA.12.RB.15.NR.7551.NC.9.RhoFields.bin mpi09/RELAX.SimID.9.EPSA.-130.EPSB.-200.T.1073.RA.12.RB.15.NR.7551.NC.9.RhoFields.bin" calcext:value-type="string">
            <text:p>diff mpi01/RELAX.SimID.1.EPSA.-130.EPSB.-200.T.1073.RA.12.RB.15.NR.7551.NC.9.RhoFields.bin mpi09/RELAX.SimID.9.EPSA.-130.EPSB.-200.T.1073.RA.12.RB.15.NR.7551.NC.9.RhoFields.bin</text:p>
          </table:table-cell>
        </table:table-row>
        <table:table-row table:style-name="ro1">
          <table:table-cell office:value-type="string" calcext:value-type="string">
            <text:p>RELAX.SimID.1.EPSA.-130.EPSB.-200.T.1073.RA.12.RB.16.csv</text:p>
          </table:table-cell>
          <table:table-cell office:value-type="string" calcext:value-type="string">
            <text:p>RELAX.SimID.9.EPSA.-130.EPSB.-200.T.1073.RA.12.RB.16.csv</text:p>
          </table:table-cell>
          <table:table-cell table:number-columns-repeated="2"/>
          <table:table-cell table:formula="of:=CONCATENATE(&quot;diff&quot;;&quot; &quot;;&quot;mpi01/&quot;;[.A295];&quot; &quot;;&quot;mpi09/&quot;;[.B295])" office:value-type="string" office:string-value="diff mpi01/RELAX.SimID.1.EPSA.-130.EPSB.-200.T.1073.RA.12.RB.16.csv mpi09/RELAX.SimID.9.EPSA.-130.EPSB.-200.T.1073.RA.12.RB.16.csv" calcext:value-type="string">
            <text:p>diff mpi01/RELAX.SimID.1.EPSA.-130.EPSB.-200.T.1073.RA.12.RB.16.csv mpi09/RELAX.SimID.9.EPSA.-130.EPSB.-200.T.1073.RA.12.RB.16.csv</text:p>
          </table:table-cell>
        </table:table-row>
        <table:table-row table:style-name="ro1">
          <table:table-cell office:value-type="string" calcext:value-type="string">
            <text:p>RELAX.SimID.1.EPSA.-130.EPSB.-200.T.1073.RA.12.RB.16.NR.7551.NC.192.RhoFields.bin</text:p>
          </table:table-cell>
          <table:table-cell office:value-type="string" calcext:value-type="string">
            <text:p>RELAX.SimID.9.EPSA.-130.EPSB.-200.T.1073.RA.12.RB.16.NR.7551.NC.192.RhoFields.bin</text:p>
          </table:table-cell>
          <table:table-cell table:number-columns-repeated="2"/>
          <table:table-cell table:formula="of:=CONCATENATE(&quot;diff&quot;;&quot; &quot;;&quot;mpi01/&quot;;[.A296];&quot; &quot;;&quot;mpi09/&quot;;[.B296])" office:value-type="string" office:string-value="diff mpi01/RELAX.SimID.1.EPSA.-130.EPSB.-200.T.1073.RA.12.RB.16.NR.7551.NC.192.RhoFields.bin mpi09/RELAX.SimID.9.EPSA.-130.EPSB.-200.T.1073.RA.12.RB.16.NR.7551.NC.192.RhoFields.bin" calcext:value-type="string">
            <text:p>diff mpi01/RELAX.SimID.1.EPSA.-130.EPSB.-200.T.1073.RA.12.RB.16.NR.7551.NC.192.RhoFields.bin mpi09/RELAX.SimID.9.EPSA.-130.EPSB.-200.T.1073.RA.12.RB.16.NR.7551.NC.192.RhoFields.bin</text:p>
          </table:table-cell>
        </table:table-row>
        <table:table-row table:style-name="ro1">
          <table:table-cell office:value-type="string" calcext:value-type="string">
            <text:p>RELAX.SimID.1.EPSA.-130.EPSB.-200.T.1123.RA.12.RB.13.csv</text:p>
          </table:table-cell>
          <table:table-cell office:value-type="string" calcext:value-type="string">
            <text:p>RELAX.SimID.9.EPSA.-130.EPSB.-200.T.1123.RA.12.RB.13.csv</text:p>
          </table:table-cell>
          <table:table-cell table:number-columns-repeated="2"/>
          <table:table-cell table:formula="of:=CONCATENATE(&quot;diff&quot;;&quot; &quot;;&quot;mpi01/&quot;;[.A297];&quot; &quot;;&quot;mpi09/&quot;;[.B297])" office:value-type="string" office:string-value="diff mpi01/RELAX.SimID.1.EPSA.-130.EPSB.-200.T.1123.RA.12.RB.13.csv mpi09/RELAX.SimID.9.EPSA.-130.EPSB.-200.T.1123.RA.12.RB.13.csv" calcext:value-type="string">
            <text:p>diff mpi01/RELAX.SimID.1.EPSA.-130.EPSB.-200.T.1123.RA.12.RB.13.csv mpi09/RELAX.SimID.9.EPSA.-130.EPSB.-200.T.1123.RA.12.RB.13.csv</text:p>
          </table:table-cell>
        </table:table-row>
        <table:table-row table:style-name="ro1">
          <table:table-cell office:value-type="string" calcext:value-type="string">
            <text:p>RELAX.SimID.1.EPSA.-130.EPSB.-200.T.1123.RA.12.RB.13.NR.7551.NC.1.RhoFields.bin</text:p>
          </table:table-cell>
          <table:table-cell office:value-type="string" calcext:value-type="string">
            <text:p>RELAX.SimID.9.EPSA.-130.EPSB.-200.T.1123.RA.12.RB.13.NR.7551.NC.1.RhoFields.bin</text:p>
          </table:table-cell>
          <table:table-cell table:number-columns-repeated="2"/>
          <table:table-cell table:formula="of:=CONCATENATE(&quot;diff&quot;;&quot; &quot;;&quot;mpi01/&quot;;[.A298];&quot; &quot;;&quot;mpi09/&quot;;[.B298])" office:value-type="string" office:string-value="diff mpi01/RELAX.SimID.1.EPSA.-130.EPSB.-200.T.1123.RA.12.RB.13.NR.7551.NC.1.RhoFields.bin mpi09/RELAX.SimID.9.EPSA.-130.EPSB.-200.T.1123.RA.12.RB.13.NR.7551.NC.1.RhoFields.bin" calcext:value-type="string">
            <text:p>diff mpi01/RELAX.SimID.1.EPSA.-130.EPSB.-200.T.1123.RA.12.RB.13.NR.7551.NC.1.RhoFields.bin mpi09/RELAX.SimID.9.EPSA.-130.EPSB.-20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130.EPSB.-200.T.1123.RA.12.RB.14.csv</text:p>
          </table:table-cell>
          <table:table-cell office:value-type="string" calcext:value-type="string">
            <text:p>RELAX.SimID.9.EPSA.-130.EPSB.-200.T.1123.RA.12.RB.14.csv</text:p>
          </table:table-cell>
          <table:table-cell table:number-columns-repeated="2"/>
          <table:table-cell table:formula="of:=CONCATENATE(&quot;diff&quot;;&quot; &quot;;&quot;mpi01/&quot;;[.A299];&quot; &quot;;&quot;mpi09/&quot;;[.B299])" office:value-type="string" office:string-value="diff mpi01/RELAX.SimID.1.EPSA.-130.EPSB.-200.T.1123.RA.12.RB.14.csv mpi09/RELAX.SimID.9.EPSA.-130.EPSB.-200.T.1123.RA.12.RB.14.csv" calcext:value-type="string">
            <text:p>diff mpi01/RELAX.SimID.1.EPSA.-130.EPSB.-200.T.1123.RA.12.RB.14.csv mpi09/RELAX.SimID.9.EPSA.-130.EPSB.-200.T.1123.RA.12.RB.14.csv</text:p>
          </table:table-cell>
        </table:table-row>
        <table:table-row table:style-name="ro1">
          <table:table-cell office:value-type="string" calcext:value-type="string">
            <text:p>RELAX.SimID.1.EPSA.-130.EPSB.-200.T.1123.RA.12.RB.14.NR.7551.NC.2.RhoFields.bin</text:p>
          </table:table-cell>
          <table:table-cell office:value-type="string" calcext:value-type="string">
            <text:p>RELAX.SimID.9.EPSA.-130.EPSB.-200.T.1123.RA.12.RB.14.NR.7551.NC.2.RhoFields.bin</text:p>
          </table:table-cell>
          <table:table-cell table:number-columns-repeated="2"/>
          <table:table-cell table:formula="of:=CONCATENATE(&quot;diff&quot;;&quot; &quot;;&quot;mpi01/&quot;;[.A300];&quot; &quot;;&quot;mpi09/&quot;;[.B300])" office:value-type="string" office:string-value="diff mpi01/RELAX.SimID.1.EPSA.-130.EPSB.-200.T.1123.RA.12.RB.14.NR.7551.NC.2.RhoFields.bin mpi09/RELAX.SimID.9.EPSA.-130.EPSB.-200.T.1123.RA.12.RB.14.NR.7551.NC.2.RhoFields.bin" calcext:value-type="string">
            <text:p>diff mpi01/RELAX.SimID.1.EPSA.-130.EPSB.-200.T.1123.RA.12.RB.14.NR.7551.NC.2.RhoFields.bin mpi09/RELAX.SimID.9.EPSA.-130.EPSB.-200.T.1123.RA.12.RB.14.NR.7551.NC.2.RhoFields.bin</text:p>
          </table:table-cell>
        </table:table-row>
        <table:table-row table:style-name="ro1">
          <table:table-cell office:value-type="string" calcext:value-type="string">
            <text:p>RELAX.SimID.1.EPSA.-130.EPSB.-200.T.1123.RA.12.RB.15.csv</text:p>
          </table:table-cell>
          <table:table-cell office:value-type="string" calcext:value-type="string">
            <text:p>RELAX.SimID.9.EPSA.-130.EPSB.-200.T.1123.RA.12.RB.15.csv</text:p>
          </table:table-cell>
          <table:table-cell table:number-columns-repeated="2"/>
          <table:table-cell table:formula="of:=CONCATENATE(&quot;diff&quot;;&quot; &quot;;&quot;mpi01/&quot;;[.A301];&quot; &quot;;&quot;mpi09/&quot;;[.B301])" office:value-type="string" office:string-value="diff mpi01/RELAX.SimID.1.EPSA.-130.EPSB.-200.T.1123.RA.12.RB.15.csv mpi09/RELAX.SimID.9.EPSA.-130.EPSB.-200.T.1123.RA.12.RB.15.csv" calcext:value-type="string">
            <text:p>diff mpi01/RELAX.SimID.1.EPSA.-130.EPSB.-200.T.1123.RA.12.RB.15.csv mpi09/RELAX.SimID.9.EPSA.-130.EPSB.-200.T.1123.RA.12.RB.15.csv</text:p>
          </table:table-cell>
        </table:table-row>
        <table:table-row table:style-name="ro1">
          <table:table-cell office:value-type="string" calcext:value-type="string">
            <text:p>RELAX.SimID.1.EPSA.-130.EPSB.-200.T.1123.RA.12.RB.15.NR.7551.NC.61.RhoFields.bin</text:p>
          </table:table-cell>
          <table:table-cell office:value-type="string" calcext:value-type="string">
            <text:p>RELAX.SimID.9.EPSA.-130.EPSB.-200.T.1123.RA.12.RB.15.NR.7551.NC.61.RhoFields.bin</text:p>
          </table:table-cell>
          <table:table-cell table:number-columns-repeated="2"/>
          <table:table-cell table:formula="of:=CONCATENATE(&quot;diff&quot;;&quot; &quot;;&quot;mpi01/&quot;;[.A302];&quot; &quot;;&quot;mpi09/&quot;;[.B302])" office:value-type="string" office:string-value="diff mpi01/RELAX.SimID.1.EPSA.-130.EPSB.-200.T.1123.RA.12.RB.15.NR.7551.NC.61.RhoFields.bin mpi09/RELAX.SimID.9.EPSA.-130.EPSB.-200.T.1123.RA.12.RB.15.NR.7551.NC.61.RhoFields.bin" calcext:value-type="string">
            <text:p>diff mpi01/RELAX.SimID.1.EPSA.-130.EPSB.-200.T.1123.RA.12.RB.15.NR.7551.NC.61.RhoFields.bin mpi09/RELAX.SimID.9.EPSA.-130.EPSB.-200.T.1123.RA.12.RB.15.NR.7551.NC.61.RhoFields.bin</text:p>
          </table:table-cell>
        </table:table-row>
        <table:table-row table:style-name="ro1">
          <table:table-cell office:value-type="string" calcext:value-type="string">
            <text:p>RELAX.SimID.1.EPSA.-130.EPSB.-200.T.1123.RA.12.RB.16.csv</text:p>
          </table:table-cell>
          <table:table-cell office:value-type="string" calcext:value-type="string">
            <text:p>RELAX.SimID.9.EPSA.-130.EPSB.-200.T.1123.RA.12.RB.16.csv</text:p>
          </table:table-cell>
          <table:table-cell table:number-columns-repeated="2"/>
          <table:table-cell table:formula="of:=CONCATENATE(&quot;diff&quot;;&quot; &quot;;&quot;mpi01/&quot;;[.A303];&quot; &quot;;&quot;mpi09/&quot;;[.B303])" office:value-type="string" office:string-value="diff mpi01/RELAX.SimID.1.EPSA.-130.EPSB.-200.T.1123.RA.12.RB.16.csv mpi09/RELAX.SimID.9.EPSA.-130.EPSB.-200.T.1123.RA.12.RB.16.csv" calcext:value-type="string">
            <text:p>diff mpi01/RELAX.SimID.1.EPSA.-130.EPSB.-200.T.1123.RA.12.RB.16.csv mpi09/RELAX.SimID.9.EPSA.-130.EPSB.-200.T.1123.RA.12.RB.16.csv</text:p>
          </table:table-cell>
        </table:table-row>
        <table:table-row table:style-name="ro1">
          <table:table-cell office:value-type="string" calcext:value-type="string">
            <text:p>RELAX.SimID.1.EPSA.-130.EPSB.-200.T.1123.RA.12.RB.16.NR.7551.NC.941.RhoFields.bin</text:p>
          </table:table-cell>
          <table:table-cell office:value-type="string" calcext:value-type="string">
            <text:p>RELAX.SimID.9.EPSA.-130.EPSB.-200.T.1123.RA.12.RB.16.NR.7551.NC.941.RhoFields.bin</text:p>
          </table:table-cell>
          <table:table-cell table:number-columns-repeated="2"/>
          <table:table-cell table:formula="of:=CONCATENATE(&quot;diff&quot;;&quot; &quot;;&quot;mpi01/&quot;;[.A304];&quot; &quot;;&quot;mpi09/&quot;;[.B304])" office:value-type="string" office:string-value="diff mpi01/RELAX.SimID.1.EPSA.-130.EPSB.-200.T.1123.RA.12.RB.16.NR.7551.NC.941.RhoFields.bin mpi09/RELAX.SimID.9.EPSA.-130.EPSB.-200.T.1123.RA.12.RB.16.NR.7551.NC.941.RhoFields.bin" calcext:value-type="string">
            <text:p>diff mpi01/RELAX.SimID.1.EPSA.-130.EPSB.-200.T.1123.RA.12.RB.16.NR.7551.NC.941.RhoFields.bin mpi09/RELAX.SimID.9.EPSA.-130.EPSB.-200.T.1123.RA.12.RB.16.NR.7551.NC.941.RhoFields.bin</text:p>
          </table:table-cell>
        </table:table-row>
        <table:table-row table:style-name="ro1">
          <table:table-cell office:value-type="string" calcext:value-type="string">
            <text:p>RELAX.SimID.1.EPSA.-130.EPSB.-200.T.1173.RA.12.RB.13.csv</text:p>
          </table:table-cell>
          <table:table-cell office:value-type="string" calcext:value-type="string">
            <text:p>RELAX.SimID.9.EPSA.-130.EPSB.-200.T.1173.RA.12.RB.13.csv</text:p>
          </table:table-cell>
          <table:table-cell table:number-columns-repeated="2"/>
          <table:table-cell table:formula="of:=CONCATENATE(&quot;diff&quot;;&quot; &quot;;&quot;mpi01/&quot;;[.A305];&quot; &quot;;&quot;mpi09/&quot;;[.B305])" office:value-type="string" office:string-value="diff mpi01/RELAX.SimID.1.EPSA.-130.EPSB.-200.T.1173.RA.12.RB.13.csv mpi09/RELAX.SimID.9.EPSA.-130.EPSB.-200.T.1173.RA.12.RB.13.csv" calcext:value-type="string">
            <text:p>diff mpi01/RELAX.SimID.1.EPSA.-130.EPSB.-200.T.1173.RA.12.RB.13.csv mpi09/RELAX.SimID.9.EPSA.-130.EPSB.-200.T.1173.RA.12.RB.13.csv</text:p>
          </table:table-cell>
        </table:table-row>
        <table:table-row table:style-name="ro1">
          <table:table-cell office:value-type="string" calcext:value-type="string">
            <text:p>RELAX.SimID.1.EPSA.-130.EPSB.-200.T.1173.RA.12.RB.13.NR.7551.NC.1.RhoFields.bin</text:p>
          </table:table-cell>
          <table:table-cell office:value-type="string" calcext:value-type="string">
            <text:p>RELAX.SimID.9.EPSA.-130.EPSB.-200.T.1173.RA.12.RB.13.NR.7551.NC.1.RhoFields.bin</text:p>
          </table:table-cell>
          <table:table-cell table:number-columns-repeated="2"/>
          <table:table-cell table:formula="of:=CONCATENATE(&quot;diff&quot;;&quot; &quot;;&quot;mpi01/&quot;;[.A306];&quot; &quot;;&quot;mpi09/&quot;;[.B306])" office:value-type="string" office:string-value="diff mpi01/RELAX.SimID.1.EPSA.-130.EPSB.-200.T.1173.RA.12.RB.13.NR.7551.NC.1.RhoFields.bin mpi09/RELAX.SimID.9.EPSA.-130.EPSB.-200.T.1173.RA.12.RB.13.NR.7551.NC.1.RhoFields.bin" calcext:value-type="string">
            <text:p>diff mpi01/RELAX.SimID.1.EPSA.-130.EPSB.-200.T.1173.RA.12.RB.13.NR.7551.NC.1.RhoFields.bin mpi09/RELAX.SimID.9.EPSA.-130.EPSB.-200.T.11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130.EPSB.-200.T.1173.RA.12.RB.14.csv</text:p>
          </table:table-cell>
          <table:table-cell office:value-type="string" calcext:value-type="string">
            <text:p>RELAX.SimID.9.EPSA.-130.EPSB.-200.T.1173.RA.12.RB.14.csv</text:p>
          </table:table-cell>
          <table:table-cell table:number-columns-repeated="2"/>
          <table:table-cell table:formula="of:=CONCATENATE(&quot;diff&quot;;&quot; &quot;;&quot;mpi01/&quot;;[.A307];&quot; &quot;;&quot;mpi09/&quot;;[.B307])" office:value-type="string" office:string-value="diff mpi01/RELAX.SimID.1.EPSA.-130.EPSB.-200.T.1173.RA.12.RB.14.csv mpi09/RELAX.SimID.9.EPSA.-130.EPSB.-200.T.1173.RA.12.RB.14.csv" calcext:value-type="string">
            <text:p>diff mpi01/RELAX.SimID.1.EPSA.-130.EPSB.-200.T.1173.RA.12.RB.14.csv mpi09/RELAX.SimID.9.EPSA.-130.EPSB.-200.T.1173.RA.12.RB.14.csv</text:p>
          </table:table-cell>
        </table:table-row>
        <table:table-row table:style-name="ro1">
          <table:table-cell office:value-type="string" calcext:value-type="string">
            <text:p>RELAX.SimID.1.EPSA.-130.EPSB.-200.T.1173.RA.12.RB.14.NR.7551.NC.13.RhoFields.bin</text:p>
          </table:table-cell>
          <table:table-cell office:value-type="string" calcext:value-type="string">
            <text:p>RELAX.SimID.9.EPSA.-130.EPSB.-200.T.1173.RA.12.RB.14.NR.7551.NC.13.RhoFields.bin</text:p>
          </table:table-cell>
          <table:table-cell table:number-columns-repeated="2"/>
          <table:table-cell table:formula="of:=CONCATENATE(&quot;diff&quot;;&quot; &quot;;&quot;mpi01/&quot;;[.A308];&quot; &quot;;&quot;mpi09/&quot;;[.B308])" office:value-type="string" office:string-value="diff mpi01/RELAX.SimID.1.EPSA.-130.EPSB.-200.T.1173.RA.12.RB.14.NR.7551.NC.13.RhoFields.bin mpi09/RELAX.SimID.9.EPSA.-130.EPSB.-200.T.1173.RA.12.RB.14.NR.7551.NC.13.RhoFields.bin" calcext:value-type="string">
            <text:p>diff mpi01/RELAX.SimID.1.EPSA.-130.EPSB.-200.T.1173.RA.12.RB.14.NR.7551.NC.13.RhoFields.bin mpi09/RELAX.SimID.9.EPSA.-130.EPSB.-200.T.1173.RA.12.RB.14.NR.7551.NC.13.RhoFields.bin</text:p>
          </table:table-cell>
        </table:table-row>
        <table:table-row table:style-name="ro1">
          <table:table-cell office:value-type="string" calcext:value-type="string">
            <text:p>RELAX.SimID.1.EPSA.-130.EPSB.-200.T.1173.RA.12.RB.15.csv</text:p>
          </table:table-cell>
          <table:table-cell office:value-type="string" calcext:value-type="string">
            <text:p>RELAX.SimID.9.EPSA.-130.EPSB.-200.T.1173.RA.12.RB.15.csv</text:p>
          </table:table-cell>
          <table:table-cell table:number-columns-repeated="2"/>
          <table:table-cell table:formula="of:=CONCATENATE(&quot;diff&quot;;&quot; &quot;;&quot;mpi01/&quot;;[.A309];&quot; &quot;;&quot;mpi09/&quot;;[.B309])" office:value-type="string" office:string-value="diff mpi01/RELAX.SimID.1.EPSA.-130.EPSB.-200.T.1173.RA.12.RB.15.csv mpi09/RELAX.SimID.9.EPSA.-130.EPSB.-200.T.1173.RA.12.RB.15.csv" calcext:value-type="string">
            <text:p>diff mpi01/RELAX.SimID.1.EPSA.-130.EPSB.-200.T.1173.RA.12.RB.15.csv mpi09/RELAX.SimID.9.EPSA.-130.EPSB.-200.T.1173.RA.12.RB.15.csv</text:p>
          </table:table-cell>
        </table:table-row>
        <table:table-row table:style-name="ro1">
          <table:table-cell office:value-type="string" calcext:value-type="string">
            <text:p>RELAX.SimID.1.EPSA.-130.EPSB.-200.T.1173.RA.12.RB.15.NR.7551.NC.281.RhoFields.bin</text:p>
          </table:table-cell>
          <table:table-cell office:value-type="string" calcext:value-type="string">
            <text:p>RELAX.SimID.9.EPSA.-130.EPSB.-200.T.1173.RA.12.RB.15.NR.7551.NC.281.RhoFields.bin</text:p>
          </table:table-cell>
          <table:table-cell table:number-columns-repeated="2"/>
          <table:table-cell table:formula="of:=CONCATENATE(&quot;diff&quot;;&quot; &quot;;&quot;mpi01/&quot;;[.A310];&quot; &quot;;&quot;mpi09/&quot;;[.B310])" office:value-type="string" office:string-value="diff mpi01/RELAX.SimID.1.EPSA.-130.EPSB.-200.T.1173.RA.12.RB.15.NR.7551.NC.281.RhoFields.bin mpi09/RELAX.SimID.9.EPSA.-130.EPSB.-200.T.1173.RA.12.RB.15.NR.7551.NC.281.RhoFields.bin" calcext:value-type="string">
            <text:p>diff mpi01/RELAX.SimID.1.EPSA.-130.EPSB.-200.T.1173.RA.12.RB.15.NR.7551.NC.281.RhoFields.bin mpi09/RELAX.SimID.9.EPSA.-130.EPSB.-200.T.1173.RA.12.RB.15.NR.7551.NC.281.RhoFields.bin</text:p>
          </table:table-cell>
        </table:table-row>
        <table:table-row table:style-name="ro1">
          <table:table-cell office:value-type="string" calcext:value-type="string">
            <text:p>RELAX.SimID.1.EPSA.-130.EPSB.-200.T.1173.RA.12.RB.16.csv</text:p>
          </table:table-cell>
          <table:table-cell office:value-type="string" calcext:value-type="string">
            <text:p>RELAX.SimID.9.EPSA.-130.EPSB.-200.T.1173.RA.12.RB.16.csv</text:p>
          </table:table-cell>
          <table:table-cell table:number-columns-repeated="2"/>
          <table:table-cell table:formula="of:=CONCATENATE(&quot;diff&quot;;&quot; &quot;;&quot;mpi01/&quot;;[.A311];&quot; &quot;;&quot;mpi09/&quot;;[.B311])" office:value-type="string" office:string-value="diff mpi01/RELAX.SimID.1.EPSA.-130.EPSB.-200.T.1173.RA.12.RB.16.csv mpi09/RELAX.SimID.9.EPSA.-130.EPSB.-200.T.1173.RA.12.RB.16.csv" calcext:value-type="string">
            <text:p>diff mpi01/RELAX.SimID.1.EPSA.-130.EPSB.-200.T.1173.RA.12.RB.16.csv mpi09/RELAX.SimID.9.EPSA.-130.EPSB.-200.T.1173.RA.12.RB.16.csv</text:p>
          </table:table-cell>
        </table:table-row>
        <table:table-row table:style-name="ro1">
          <table:table-cell office:value-type="string" calcext:value-type="string">
            <text:p>RELAX.SimID.1.EPSA.-130.EPSB.-200.T.1173.RA.12.RB.16.NR.7551.NC.1401.RhoFields.bin</text:p>
          </table:table-cell>
          <table:table-cell office:value-type="string" calcext:value-type="string">
            <text:p>RELAX.SimID.9.EPSA.-130.EPSB.-200.T.1173.RA.12.RB.16.NR.7551.NC.1401.RhoFields.bin</text:p>
          </table:table-cell>
          <table:table-cell table:number-columns-repeated="2"/>
          <table:table-cell table:formula="of:=CONCATENATE(&quot;diff&quot;;&quot; &quot;;&quot;mpi01/&quot;;[.A312];&quot; &quot;;&quot;mpi09/&quot;;[.B312])" office:value-type="string" office:string-value="diff mpi01/RELAX.SimID.1.EPSA.-130.EPSB.-200.T.1173.RA.12.RB.16.NR.7551.NC.1401.RhoFields.bin mpi09/RELAX.SimID.9.EPSA.-130.EPSB.-200.T.1173.RA.12.RB.16.NR.7551.NC.1401.RhoFields.bin" calcext:value-type="string">
            <text:p>diff mpi01/RELAX.SimID.1.EPSA.-130.EPSB.-200.T.1173.RA.12.RB.16.NR.7551.NC.1401.RhoFields.bin mpi09/RELAX.SimID.9.EPSA.-130.EPSB.-2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223.RA.12.RB.13.csv</text:p>
          </table:table-cell>
          <table:table-cell office:value-type="string" calcext:value-type="string">
            <text:p>RELAX.SimID.9.EPSA.-130.EPSB.-200.T.1223.RA.12.RB.13.csv</text:p>
          </table:table-cell>
          <table:table-cell table:number-columns-repeated="2"/>
          <table:table-cell table:formula="of:=CONCATENATE(&quot;diff&quot;;&quot; &quot;;&quot;mpi01/&quot;;[.A313];&quot; &quot;;&quot;mpi09/&quot;;[.B313])" office:value-type="string" office:string-value="diff mpi01/RELAX.SimID.1.EPSA.-130.EPSB.-200.T.1223.RA.12.RB.13.csv mpi09/RELAX.SimID.9.EPSA.-130.EPSB.-200.T.1223.RA.12.RB.13.csv" calcext:value-type="string">
            <text:p>diff mpi01/RELAX.SimID.1.EPSA.-130.EPSB.-200.T.1223.RA.12.RB.13.csv mpi09/RELAX.SimID.9.EPSA.-130.EPSB.-200.T.1223.RA.12.RB.13.csv</text:p>
          </table:table-cell>
        </table:table-row>
        <table:table-row table:style-name="ro1">
          <table:table-cell office:value-type="string" calcext:value-type="string">
            <text:p>RELAX.SimID.1.EPSA.-130.EPSB.-200.T.1223.RA.12.RB.13.NR.7551.NC.2.RhoFields.bin</text:p>
          </table:table-cell>
          <table:table-cell office:value-type="string" calcext:value-type="string">
            <text:p>RELAX.SimID.9.EPSA.-130.EPSB.-200.T.1223.RA.12.RB.13.NR.7551.NC.2.RhoFields.bin</text:p>
          </table:table-cell>
          <table:table-cell table:number-columns-repeated="2"/>
          <table:table-cell table:formula="of:=CONCATENATE(&quot;diff&quot;;&quot; &quot;;&quot;mpi01/&quot;;[.A314];&quot; &quot;;&quot;mpi09/&quot;;[.B314])" office:value-type="string" office:string-value="diff mpi01/RELAX.SimID.1.EPSA.-130.EPSB.-200.T.1223.RA.12.RB.13.NR.7551.NC.2.RhoFields.bin mpi09/RELAX.SimID.9.EPSA.-130.EPSB.-200.T.1223.RA.12.RB.13.NR.7551.NC.2.RhoFields.bin" calcext:value-type="string">
            <text:p>diff mpi01/RELAX.SimID.1.EPSA.-130.EPSB.-200.T.1223.RA.12.RB.13.NR.7551.NC.2.RhoFields.bin mpi09/RELAX.SimID.9.EPSA.-130.EPSB.-200.T.1223.RA.12.RB.13.NR.7551.NC.2.RhoFields.bin</text:p>
          </table:table-cell>
        </table:table-row>
        <table:table-row table:style-name="ro1">
          <table:table-cell office:value-type="string" calcext:value-type="string">
            <text:p>RELAX.SimID.1.EPSA.-130.EPSB.-200.T.1223.RA.12.RB.14.csv</text:p>
          </table:table-cell>
          <table:table-cell office:value-type="string" calcext:value-type="string">
            <text:p>RELAX.SimID.9.EPSA.-130.EPSB.-200.T.1223.RA.12.RB.14.csv</text:p>
          </table:table-cell>
          <table:table-cell table:number-columns-repeated="2"/>
          <table:table-cell table:formula="of:=CONCATENATE(&quot;diff&quot;;&quot; &quot;;&quot;mpi01/&quot;;[.A315];&quot; &quot;;&quot;mpi09/&quot;;[.B315])" office:value-type="string" office:string-value="diff mpi01/RELAX.SimID.1.EPSA.-130.EPSB.-200.T.1223.RA.12.RB.14.csv mpi09/RELAX.SimID.9.EPSA.-130.EPSB.-200.T.1223.RA.12.RB.14.csv" calcext:value-type="string">
            <text:p>diff mpi01/RELAX.SimID.1.EPSA.-130.EPSB.-200.T.1223.RA.12.RB.14.csv mpi09/RELAX.SimID.9.EPSA.-130.EPSB.-200.T.1223.RA.12.RB.14.csv</text:p>
          </table:table-cell>
        </table:table-row>
        <table:table-row table:style-name="ro1">
          <table:table-cell office:value-type="string" calcext:value-type="string">
            <text:p>RELAX.SimID.1.EPSA.-130.EPSB.-200.T.1223.RA.12.RB.14.NR.7551.NC.66.RhoFields.bin</text:p>
          </table:table-cell>
          <table:table-cell office:value-type="string" calcext:value-type="string">
            <text:p>RELAX.SimID.9.EPSA.-130.EPSB.-200.T.1223.RA.12.RB.14.NR.7551.NC.66.RhoFields.bin</text:p>
          </table:table-cell>
          <table:table-cell table:number-columns-repeated="2"/>
          <table:table-cell table:formula="of:=CONCATENATE(&quot;diff&quot;;&quot; &quot;;&quot;mpi01/&quot;;[.A316];&quot; &quot;;&quot;mpi09/&quot;;[.B316])" office:value-type="string" office:string-value="diff mpi01/RELAX.SimID.1.EPSA.-130.EPSB.-200.T.1223.RA.12.RB.14.NR.7551.NC.66.RhoFields.bin mpi09/RELAX.SimID.9.EPSA.-130.EPSB.-200.T.1223.RA.12.RB.14.NR.7551.NC.66.RhoFields.bin" calcext:value-type="string">
            <text:p>diff mpi01/RELAX.SimID.1.EPSA.-130.EPSB.-200.T.1223.RA.12.RB.14.NR.7551.NC.66.RhoFields.bin mpi09/RELAX.SimID.9.EPSA.-130.EPSB.-200.T.1223.RA.12.RB.14.NR.7551.NC.66.RhoFields.bin</text:p>
          </table:table-cell>
        </table:table-row>
        <table:table-row table:style-name="ro1">
          <table:table-cell office:value-type="string" calcext:value-type="string">
            <text:p>RELAX.SimID.1.EPSA.-130.EPSB.-200.T.1223.RA.12.RB.15.csv</text:p>
          </table:table-cell>
          <table:table-cell office:value-type="string" calcext:value-type="string">
            <text:p>RELAX.SimID.9.EPSA.-130.EPSB.-200.T.1223.RA.12.RB.15.csv</text:p>
          </table:table-cell>
          <table:table-cell table:number-columns-repeated="2"/>
          <table:table-cell table:formula="of:=CONCATENATE(&quot;diff&quot;;&quot; &quot;;&quot;mpi01/&quot;;[.A317];&quot; &quot;;&quot;mpi09/&quot;;[.B317])" office:value-type="string" office:string-value="diff mpi01/RELAX.SimID.1.EPSA.-130.EPSB.-200.T.1223.RA.12.RB.15.csv mpi09/RELAX.SimID.9.EPSA.-130.EPSB.-200.T.1223.RA.12.RB.15.csv" calcext:value-type="string">
            <text:p>diff mpi01/RELAX.SimID.1.EPSA.-130.EPSB.-200.T.1223.RA.12.RB.15.csv mpi09/RELAX.SimID.9.EPSA.-130.EPSB.-200.T.1223.RA.12.RB.15.csv</text:p>
          </table:table-cell>
        </table:table-row>
        <table:table-row table:style-name="ro1">
          <table:table-cell office:value-type="string" calcext:value-type="string">
            <text:p>RELAX.SimID.1.EPSA.-130.EPSB.-200.T.1223.RA.12.RB.15.NR.7551.NC.1085.RhoFields.bin</text:p>
          </table:table-cell>
          <table:table-cell office:value-type="string" calcext:value-type="string">
            <text:p>RELAX.SimID.9.EPSA.-130.EPSB.-200.T.1223.RA.12.RB.15.NR.7551.NC.1085.RhoFields.bin</text:p>
          </table:table-cell>
          <table:table-cell table:number-columns-repeated="2"/>
          <table:table-cell table:formula="of:=CONCATENATE(&quot;diff&quot;;&quot; &quot;;&quot;mpi01/&quot;;[.A318];&quot; &quot;;&quot;mpi09/&quot;;[.B318])" office:value-type="string" office:string-value="diff mpi01/RELAX.SimID.1.EPSA.-130.EPSB.-200.T.1223.RA.12.RB.15.NR.7551.NC.1085.RhoFields.bin mpi09/RELAX.SimID.9.EPSA.-130.EPSB.-200.T.1223.RA.12.RB.15.NR.7551.NC.1085.RhoFields.bin" calcext:value-type="string">
            <text:p>diff mpi01/RELAX.SimID.1.EPSA.-130.EPSB.-200.T.1223.RA.12.RB.15.NR.7551.NC.1085.RhoFields.bin mpi09/RELAX.SimID.9.EPSA.-130.EPSB.-200.T.1223.RA.12.RB.15.NR.7551.NC.1085.RhoFields.bin</text:p>
          </table:table-cell>
        </table:table-row>
        <table:table-row table:style-name="ro1">
          <table:table-cell office:value-type="string" calcext:value-type="string">
            <text:p>RELAX.SimID.1.EPSA.-130.EPSB.-200.T.1223.RA.12.RB.16.csv</text:p>
          </table:table-cell>
          <table:table-cell office:value-type="string" calcext:value-type="string">
            <text:p>RELAX.SimID.9.EPSA.-130.EPSB.-200.T.1223.RA.12.RB.16.csv</text:p>
          </table:table-cell>
          <table:table-cell table:number-columns-repeated="2"/>
          <table:table-cell table:formula="of:=CONCATENATE(&quot;diff&quot;;&quot; &quot;;&quot;mpi01/&quot;;[.A319];&quot; &quot;;&quot;mpi09/&quot;;[.B319])" office:value-type="string" office:string-value="diff mpi01/RELAX.SimID.1.EPSA.-130.EPSB.-200.T.1223.RA.12.RB.16.csv mpi09/RELAX.SimID.9.EPSA.-130.EPSB.-200.T.1223.RA.12.RB.16.csv" calcext:value-type="string">
            <text:p>diff mpi01/RELAX.SimID.1.EPSA.-130.EPSB.-200.T.1223.RA.12.RB.16.csv mpi09/RELAX.SimID.9.EPSA.-130.EPSB.-200.T.1223.RA.12.RB.16.csv</text:p>
          </table:table-cell>
        </table:table-row>
        <table:table-row table:style-name="ro1">
          <table:table-cell office:value-type="string" calcext:value-type="string">
            <text:p>RELAX.SimID.1.EPSA.-130.EPSB.-200.T.1223.RA.12.RB.16.NR.7551.NC.1401.RhoFields.bin</text:p>
          </table:table-cell>
          <table:table-cell office:value-type="string" calcext:value-type="string">
            <text:p>RELAX.SimID.9.EPSA.-130.EPSB.-200.T.1223.RA.12.RB.16.NR.7551.NC.1401.RhoFields.bin</text:p>
          </table:table-cell>
          <table:table-cell table:number-columns-repeated="2"/>
          <table:table-cell table:formula="of:=CONCATENATE(&quot;diff&quot;;&quot; &quot;;&quot;mpi01/&quot;;[.A320];&quot; &quot;;&quot;mpi09/&quot;;[.B320])" office:value-type="string" office:string-value="diff mpi01/RELAX.SimID.1.EPSA.-130.EPSB.-200.T.1223.RA.12.RB.16.NR.7551.NC.1401.RhoFields.bin mpi09/RELAX.SimID.9.EPSA.-130.EPSB.-200.T.1223.RA.12.RB.16.NR.7551.NC.1401.RhoFields.bin" calcext:value-type="string">
            <text:p>diff mpi01/RELAX.SimID.1.EPSA.-130.EPSB.-200.T.1223.RA.12.RB.16.NR.7551.NC.1401.RhoFields.bin mpi09/RELAX.SimID.9.EPSA.-130.EPSB.-2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273.RA.12.RB.13.csv</text:p>
          </table:table-cell>
          <table:table-cell office:value-type="string" calcext:value-type="string">
            <text:p>RELAX.SimID.9.EPSA.-130.EPSB.-200.T.1273.RA.12.RB.13.csv</text:p>
          </table:table-cell>
          <table:table-cell table:number-columns-repeated="2"/>
          <table:table-cell table:formula="of:=CONCATENATE(&quot;diff&quot;;&quot; &quot;;&quot;mpi01/&quot;;[.A321];&quot; &quot;;&quot;mpi09/&quot;;[.B321])" office:value-type="string" office:string-value="diff mpi01/RELAX.SimID.1.EPSA.-130.EPSB.-200.T.1273.RA.12.RB.13.csv mpi09/RELAX.SimID.9.EPSA.-130.EPSB.-200.T.1273.RA.12.RB.13.csv" calcext:value-type="string">
            <text:p>diff mpi01/RELAX.SimID.1.EPSA.-130.EPSB.-200.T.1273.RA.12.RB.13.csv mpi09/RELAX.SimID.9.EPSA.-130.EPSB.-200.T.1273.RA.12.RB.13.csv</text:p>
          </table:table-cell>
        </table:table-row>
        <table:table-row table:style-name="ro1">
          <table:table-cell office:value-type="string" calcext:value-type="string">
            <text:p>RELAX.SimID.1.EPSA.-130.EPSB.-200.T.1273.RA.12.RB.13.NR.7551.NC.8.RhoFields.bin</text:p>
          </table:table-cell>
          <table:table-cell office:value-type="string" calcext:value-type="string">
            <text:p>RELAX.SimID.9.EPSA.-130.EPSB.-200.T.1273.RA.12.RB.13.NR.7551.NC.8.RhoFields.bin</text:p>
          </table:table-cell>
          <table:table-cell table:number-columns-repeated="2"/>
          <table:table-cell table:formula="of:=CONCATENATE(&quot;diff&quot;;&quot; &quot;;&quot;mpi01/&quot;;[.A322];&quot; &quot;;&quot;mpi09/&quot;;[.B322])" office:value-type="string" office:string-value="diff mpi01/RELAX.SimID.1.EPSA.-130.EPSB.-200.T.1273.RA.12.RB.13.NR.7551.NC.8.RhoFields.bin mpi09/RELAX.SimID.9.EPSA.-130.EPSB.-200.T.1273.RA.12.RB.13.NR.7551.NC.8.RhoFields.bin" calcext:value-type="string">
            <text:p>diff mpi01/RELAX.SimID.1.EPSA.-130.EPSB.-200.T.1273.RA.12.RB.13.NR.7551.NC.8.RhoFields.bin mpi09/RELAX.SimID.9.EPSA.-130.EPSB.-200.T.1273.RA.12.RB.13.NR.7551.NC.8.RhoFields.bin</text:p>
          </table:table-cell>
        </table:table-row>
        <table:table-row table:style-name="ro1">
          <table:table-cell office:value-type="string" calcext:value-type="string">
            <text:p>RELAX.SimID.1.EPSA.-130.EPSB.-200.T.1273.RA.12.RB.14.csv</text:p>
          </table:table-cell>
          <table:table-cell office:value-type="string" calcext:value-type="string">
            <text:p>RELAX.SimID.9.EPSA.-130.EPSB.-200.T.1273.RA.12.RB.14.csv</text:p>
          </table:table-cell>
          <table:table-cell table:number-columns-repeated="2"/>
          <table:table-cell table:formula="of:=CONCATENATE(&quot;diff&quot;;&quot; &quot;;&quot;mpi01/&quot;;[.A323];&quot; &quot;;&quot;mpi09/&quot;;[.B323])" office:value-type="string" office:string-value="diff mpi01/RELAX.SimID.1.EPSA.-130.EPSB.-200.T.1273.RA.12.RB.14.csv mpi09/RELAX.SimID.9.EPSA.-130.EPSB.-200.T.1273.RA.12.RB.14.csv" calcext:value-type="string">
            <text:p>diff mpi01/RELAX.SimID.1.EPSA.-130.EPSB.-200.T.1273.RA.12.RB.14.csv mpi09/RELAX.SimID.9.EPSA.-130.EPSB.-200.T.1273.RA.12.RB.14.csv</text:p>
          </table:table-cell>
        </table:table-row>
        <table:table-row table:style-name="ro1">
          <table:table-cell office:value-type="string" calcext:value-type="string">
            <text:p>RELAX.SimID.1.EPSA.-130.EPSB.-200.T.1273.RA.12.RB.14.NR.7551.NC.238.RhoFields.bin</text:p>
          </table:table-cell>
          <table:table-cell office:value-type="string" calcext:value-type="string">
            <text:p>RELAX.SimID.9.EPSA.-130.EPSB.-200.T.1273.RA.12.RB.14.NR.7551.NC.238.RhoFields.bin</text:p>
          </table:table-cell>
          <table:table-cell table:number-columns-repeated="2"/>
          <table:table-cell table:formula="of:=CONCATENATE(&quot;diff&quot;;&quot; &quot;;&quot;mpi01/&quot;;[.A324];&quot; &quot;;&quot;mpi09/&quot;;[.B324])" office:value-type="string" office:string-value="diff mpi01/RELAX.SimID.1.EPSA.-130.EPSB.-200.T.1273.RA.12.RB.14.NR.7551.NC.238.RhoFields.bin mpi09/RELAX.SimID.9.EPSA.-130.EPSB.-200.T.1273.RA.12.RB.14.NR.7551.NC.238.RhoFields.bin" calcext:value-type="string">
            <text:p>diff mpi01/RELAX.SimID.1.EPSA.-130.EPSB.-200.T.1273.RA.12.RB.14.NR.7551.NC.238.RhoFields.bin mpi09/RELAX.SimID.9.EPSA.-130.EPSB.-200.T.1273.RA.12.RB.14.NR.7551.NC.238.RhoFields.bin</text:p>
          </table:table-cell>
        </table:table-row>
        <table:table-row table:style-name="ro1">
          <table:table-cell office:value-type="string" calcext:value-type="string">
            <text:p>RELAX.SimID.1.EPSA.-130.EPSB.-200.T.1273.RA.12.RB.15.csv</text:p>
          </table:table-cell>
          <table:table-cell office:value-type="string" calcext:value-type="string">
            <text:p>RELAX.SimID.9.EPSA.-130.EPSB.-200.T.1273.RA.12.RB.15.csv</text:p>
          </table:table-cell>
          <table:table-cell table:number-columns-repeated="2"/>
          <table:table-cell table:formula="of:=CONCATENATE(&quot;diff&quot;;&quot; &quot;;&quot;mpi01/&quot;;[.A325];&quot; &quot;;&quot;mpi09/&quot;;[.B325])" office:value-type="string" office:string-value="diff mpi01/RELAX.SimID.1.EPSA.-130.EPSB.-200.T.1273.RA.12.RB.15.csv mpi09/RELAX.SimID.9.EPSA.-130.EPSB.-200.T.1273.RA.12.RB.15.csv" calcext:value-type="string">
            <text:p>diff mpi01/RELAX.SimID.1.EPSA.-130.EPSB.-200.T.1273.RA.12.RB.15.csv mpi09/RELAX.SimID.9.EPSA.-130.EPSB.-200.T.1273.RA.12.RB.15.csv</text:p>
          </table:table-cell>
        </table:table-row>
        <table:table-row table:style-name="ro1">
          <table:table-cell office:value-type="string" calcext:value-type="string">
            <text:p>RELAX.SimID.1.EPSA.-130.EPSB.-200.T.1273.RA.12.RB.15.NR.7551.NC.1401.RhoFields.bin</text:p>
          </table:table-cell>
          <table:table-cell office:value-type="string" calcext:value-type="string">
            <text:p>RELAX.SimID.9.EPSA.-130.EPSB.-200.T.1273.RA.12.RB.15.NR.7551.NC.1401.RhoFields.bin</text:p>
          </table:table-cell>
          <table:table-cell table:number-columns-repeated="2"/>
          <table:table-cell table:formula="of:=CONCATENATE(&quot;diff&quot;;&quot; &quot;;&quot;mpi01/&quot;;[.A326];&quot; &quot;;&quot;mpi09/&quot;;[.B326])" office:value-type="string" office:string-value="diff mpi01/RELAX.SimID.1.EPSA.-130.EPSB.-200.T.1273.RA.12.RB.15.NR.7551.NC.1401.RhoFields.bin mpi09/RELAX.SimID.9.EPSA.-130.EPSB.-200.T.1273.RA.12.RB.15.NR.7551.NC.1401.RhoFields.bin" calcext:value-type="string">
            <text:p>diff mpi01/RELAX.SimID.1.EPSA.-130.EPSB.-200.T.1273.RA.12.RB.15.NR.7551.NC.1401.RhoFields.bin mpi09/RELAX.SimID.9.EPSA.-130.EPSB.-2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273.RA.12.RB.16.csv</text:p>
          </table:table-cell>
          <table:table-cell office:value-type="string" calcext:value-type="string">
            <text:p>RELAX.SimID.9.EPSA.-130.EPSB.-200.T.1273.RA.12.RB.16.csv</text:p>
          </table:table-cell>
          <table:table-cell table:number-columns-repeated="2"/>
          <table:table-cell table:formula="of:=CONCATENATE(&quot;diff&quot;;&quot; &quot;;&quot;mpi01/&quot;;[.A327];&quot; &quot;;&quot;mpi09/&quot;;[.B327])" office:value-type="string" office:string-value="diff mpi01/RELAX.SimID.1.EPSA.-130.EPSB.-200.T.1273.RA.12.RB.16.csv mpi09/RELAX.SimID.9.EPSA.-130.EPSB.-200.T.1273.RA.12.RB.16.csv" calcext:value-type="string">
            <text:p>diff mpi01/RELAX.SimID.1.EPSA.-130.EPSB.-200.T.1273.RA.12.RB.16.csv mpi09/RELAX.SimID.9.EPSA.-130.EPSB.-200.T.1273.RA.12.RB.16.csv</text:p>
          </table:table-cell>
        </table:table-row>
        <table:table-row table:style-name="ro1">
          <table:table-cell office:value-type="string" calcext:value-type="string">
            <text:p>RELAX.SimID.1.EPSA.-130.EPSB.-200.T.1273.RA.12.RB.16.NR.7551.NC.1401.RhoFields.bin</text:p>
          </table:table-cell>
          <table:table-cell office:value-type="string" calcext:value-type="string">
            <text:p>RELAX.SimID.9.EPSA.-130.EPSB.-200.T.1273.RA.12.RB.16.NR.7551.NC.1401.RhoFields.bin</text:p>
          </table:table-cell>
          <table:table-cell table:number-columns-repeated="2"/>
          <table:table-cell table:formula="of:=CONCATENATE(&quot;diff&quot;;&quot; &quot;;&quot;mpi01/&quot;;[.A328];&quot; &quot;;&quot;mpi09/&quot;;[.B328])" office:value-type="string" office:string-value="diff mpi01/RELAX.SimID.1.EPSA.-130.EPSB.-200.T.1273.RA.12.RB.16.NR.7551.NC.1401.RhoFields.bin mpi09/RELAX.SimID.9.EPSA.-130.EPSB.-200.T.1273.RA.12.RB.16.NR.7551.NC.1401.RhoFields.bin" calcext:value-type="string">
            <text:p>diff mpi01/RELAX.SimID.1.EPSA.-130.EPSB.-200.T.1273.RA.12.RB.16.NR.7551.NC.1401.RhoFields.bin mpi09/RELAX.SimID.9.EPSA.-130.EPSB.-2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323.RA.12.RB.13.csv</text:p>
          </table:table-cell>
          <table:table-cell office:value-type="string" calcext:value-type="string">
            <text:p>RELAX.SimID.9.EPSA.-130.EPSB.-200.T.1323.RA.12.RB.13.csv</text:p>
          </table:table-cell>
          <table:table-cell table:number-columns-repeated="2"/>
          <table:table-cell table:formula="of:=CONCATENATE(&quot;diff&quot;;&quot; &quot;;&quot;mpi01/&quot;;[.A329];&quot; &quot;;&quot;mpi09/&quot;;[.B329])" office:value-type="string" office:string-value="diff mpi01/RELAX.SimID.1.EPSA.-130.EPSB.-200.T.1323.RA.12.RB.13.csv mpi09/RELAX.SimID.9.EPSA.-130.EPSB.-200.T.1323.RA.12.RB.13.csv" calcext:value-type="string">
            <text:p>diff mpi01/RELAX.SimID.1.EPSA.-130.EPSB.-200.T.1323.RA.12.RB.13.csv mpi09/RELAX.SimID.9.EPSA.-130.EPSB.-200.T.1323.RA.12.RB.13.csv</text:p>
          </table:table-cell>
        </table:table-row>
        <table:table-row table:style-name="ro1">
          <table:table-cell office:value-type="string" calcext:value-type="string">
            <text:p>RELAX.SimID.1.EPSA.-130.EPSB.-200.T.1323.RA.12.RB.13.NR.7551.NC.31.RhoFields.bin</text:p>
          </table:table-cell>
          <table:table-cell office:value-type="string" calcext:value-type="string">
            <text:p>RELAX.SimID.9.EPSA.-130.EPSB.-200.T.1323.RA.12.RB.13.NR.7551.NC.31.RhoFields.bin</text:p>
          </table:table-cell>
          <table:table-cell table:number-columns-repeated="2"/>
          <table:table-cell table:formula="of:=CONCATENATE(&quot;diff&quot;;&quot; &quot;;&quot;mpi01/&quot;;[.A330];&quot; &quot;;&quot;mpi09/&quot;;[.B330])" office:value-type="string" office:string-value="diff mpi01/RELAX.SimID.1.EPSA.-130.EPSB.-200.T.1323.RA.12.RB.13.NR.7551.NC.31.RhoFields.bin mpi09/RELAX.SimID.9.EPSA.-130.EPSB.-200.T.1323.RA.12.RB.13.NR.7551.NC.31.RhoFields.bin" calcext:value-type="string">
            <text:p>diff mpi01/RELAX.SimID.1.EPSA.-130.EPSB.-200.T.1323.RA.12.RB.13.NR.7551.NC.31.RhoFields.bin mpi09/RELAX.SimID.9.EPSA.-130.EPSB.-200.T.1323.RA.12.RB.13.NR.7551.NC.31.RhoFields.bin</text:p>
          </table:table-cell>
        </table:table-row>
        <table:table-row table:style-name="ro1">
          <table:table-cell office:value-type="string" calcext:value-type="string">
            <text:p>RELAX.SimID.1.EPSA.-130.EPSB.-200.T.1323.RA.12.RB.14.csv</text:p>
          </table:table-cell>
          <table:table-cell office:value-type="string" calcext:value-type="string">
            <text:p>RELAX.SimID.9.EPSA.-130.EPSB.-200.T.1323.RA.12.RB.14.csv</text:p>
          </table:table-cell>
          <table:table-cell table:number-columns-repeated="2"/>
          <table:table-cell table:formula="of:=CONCATENATE(&quot;diff&quot;;&quot; &quot;;&quot;mpi01/&quot;;[.A331];&quot; &quot;;&quot;mpi09/&quot;;[.B331])" office:value-type="string" office:string-value="diff mpi01/RELAX.SimID.1.EPSA.-130.EPSB.-200.T.1323.RA.12.RB.14.csv mpi09/RELAX.SimID.9.EPSA.-130.EPSB.-200.T.1323.RA.12.RB.14.csv" calcext:value-type="string">
            <text:p>diff mpi01/RELAX.SimID.1.EPSA.-130.EPSB.-200.T.1323.RA.12.RB.14.csv mpi09/RELAX.SimID.9.EPSA.-130.EPSB.-200.T.1323.RA.12.RB.14.csv</text:p>
          </table:table-cell>
        </table:table-row>
        <table:table-row table:style-name="ro1">
          <table:table-cell office:value-type="string" calcext:value-type="string">
            <text:p>RELAX.SimID.1.EPSA.-130.EPSB.-200.T.1323.RA.12.RB.14.NR.7551.NC.714.RhoFields.bin</text:p>
          </table:table-cell>
          <table:table-cell office:value-type="string" calcext:value-type="string">
            <text:p>RELAX.SimID.9.EPSA.-130.EPSB.-200.T.1323.RA.12.RB.14.NR.7551.NC.714.RhoFields.bin</text:p>
          </table:table-cell>
          <table:table-cell table:number-columns-repeated="2"/>
          <table:table-cell table:formula="of:=CONCATENATE(&quot;diff&quot;;&quot; &quot;;&quot;mpi01/&quot;;[.A332];&quot; &quot;;&quot;mpi09/&quot;;[.B332])" office:value-type="string" office:string-value="diff mpi01/RELAX.SimID.1.EPSA.-130.EPSB.-200.T.1323.RA.12.RB.14.NR.7551.NC.714.RhoFields.bin mpi09/RELAX.SimID.9.EPSA.-130.EPSB.-200.T.1323.RA.12.RB.14.NR.7551.NC.714.RhoFields.bin" calcext:value-type="string">
            <text:p>diff mpi01/RELAX.SimID.1.EPSA.-130.EPSB.-200.T.1323.RA.12.RB.14.NR.7551.NC.714.RhoFields.bin mpi09/RELAX.SimID.9.EPSA.-130.EPSB.-200.T.1323.RA.12.RB.14.NR.7551.NC.714.RhoFields.bin</text:p>
          </table:table-cell>
        </table:table-row>
        <table:table-row table:style-name="ro1">
          <table:table-cell office:value-type="string" calcext:value-type="string">
            <text:p>RELAX.SimID.1.EPSA.-130.EPSB.-200.T.1323.RA.12.RB.15.csv</text:p>
          </table:table-cell>
          <table:table-cell office:value-type="string" calcext:value-type="string">
            <text:p>RELAX.SimID.9.EPSA.-130.EPSB.-200.T.1323.RA.12.RB.15.csv</text:p>
          </table:table-cell>
          <table:table-cell table:number-columns-repeated="2"/>
          <table:table-cell table:formula="of:=CONCATENATE(&quot;diff&quot;;&quot; &quot;;&quot;mpi01/&quot;;[.A333];&quot; &quot;;&quot;mpi09/&quot;;[.B333])" office:value-type="string" office:string-value="diff mpi01/RELAX.SimID.1.EPSA.-130.EPSB.-200.T.1323.RA.12.RB.15.csv mpi09/RELAX.SimID.9.EPSA.-130.EPSB.-200.T.1323.RA.12.RB.15.csv" calcext:value-type="string">
            <text:p>diff mpi01/RELAX.SimID.1.EPSA.-130.EPSB.-200.T.1323.RA.12.RB.15.csv mpi09/RELAX.SimID.9.EPSA.-130.EPSB.-200.T.1323.RA.12.RB.15.csv</text:p>
          </table:table-cell>
        </table:table-row>
        <table:table-row table:style-name="ro1">
          <table:table-cell office:value-type="string" calcext:value-type="string">
            <text:p>RELAX.SimID.1.EPSA.-130.EPSB.-200.T.1323.RA.12.RB.15.NR.7551.NC.1401.RhoFields.bin</text:p>
          </table:table-cell>
          <table:table-cell office:value-type="string" calcext:value-type="string">
            <text:p>RELAX.SimID.9.EPSA.-130.EPSB.-200.T.1323.RA.12.RB.15.NR.7551.NC.1401.RhoFields.bin</text:p>
          </table:table-cell>
          <table:table-cell table:number-columns-repeated="2"/>
          <table:table-cell table:formula="of:=CONCATENATE(&quot;diff&quot;;&quot; &quot;;&quot;mpi01/&quot;;[.A334];&quot; &quot;;&quot;mpi09/&quot;;[.B334])" office:value-type="string" office:string-value="diff mpi01/RELAX.SimID.1.EPSA.-130.EPSB.-200.T.1323.RA.12.RB.15.NR.7551.NC.1401.RhoFields.bin mpi09/RELAX.SimID.9.EPSA.-130.EPSB.-200.T.1323.RA.12.RB.15.NR.7551.NC.1401.RhoFields.bin" calcext:value-type="string">
            <text:p>diff mpi01/RELAX.SimID.1.EPSA.-130.EPSB.-200.T.1323.RA.12.RB.15.NR.7551.NC.1401.RhoFields.bin mpi09/RELAX.SimID.9.EPSA.-130.EPSB.-2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323.RA.12.RB.16.csv</text:p>
          </table:table-cell>
          <table:table-cell office:value-type="string" calcext:value-type="string">
            <text:p>RELAX.SimID.9.EPSA.-130.EPSB.-200.T.1323.RA.12.RB.16.csv</text:p>
          </table:table-cell>
          <table:table-cell table:number-columns-repeated="2"/>
          <table:table-cell table:formula="of:=CONCATENATE(&quot;diff&quot;;&quot; &quot;;&quot;mpi01/&quot;;[.A335];&quot; &quot;;&quot;mpi09/&quot;;[.B335])" office:value-type="string" office:string-value="diff mpi01/RELAX.SimID.1.EPSA.-130.EPSB.-200.T.1323.RA.12.RB.16.csv mpi09/RELAX.SimID.9.EPSA.-130.EPSB.-200.T.1323.RA.12.RB.16.csv" calcext:value-type="string">
            <text:p>diff mpi01/RELAX.SimID.1.EPSA.-130.EPSB.-200.T.1323.RA.12.RB.16.csv mpi09/RELAX.SimID.9.EPSA.-130.EPSB.-200.T.1323.RA.12.RB.16.csv</text:p>
          </table:table-cell>
        </table:table-row>
        <table:table-row table:style-name="ro1">
          <table:table-cell office:value-type="string" calcext:value-type="string">
            <text:p>RELAX.SimID.1.EPSA.-130.EPSB.-200.T.1323.RA.12.RB.16.NR.7551.NC.1401.RhoFields.bin</text:p>
          </table:table-cell>
          <table:table-cell office:value-type="string" calcext:value-type="string">
            <text:p>RELAX.SimID.9.EPSA.-130.EPSB.-200.T.1323.RA.12.RB.16.NR.7551.NC.1401.RhoFields.bin</text:p>
          </table:table-cell>
          <table:table-cell table:number-columns-repeated="2"/>
          <table:table-cell table:formula="of:=CONCATENATE(&quot;diff&quot;;&quot; &quot;;&quot;mpi01/&quot;;[.A336];&quot; &quot;;&quot;mpi09/&quot;;[.B336])" office:value-type="string" office:string-value="diff mpi01/RELAX.SimID.1.EPSA.-130.EPSB.-200.T.1323.RA.12.RB.16.NR.7551.NC.1401.RhoFields.bin mpi09/RELAX.SimID.9.EPSA.-130.EPSB.-200.T.1323.RA.12.RB.16.NR.7551.NC.1401.RhoFields.bin" calcext:value-type="string">
            <text:p>diff mpi01/RELAX.SimID.1.EPSA.-130.EPSB.-200.T.1323.RA.12.RB.16.NR.7551.NC.1401.RhoFields.bin mpi09/RELAX.SimID.9.EPSA.-130.EPSB.-2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373.RA.12.RB.13.csv</text:p>
          </table:table-cell>
          <table:table-cell office:value-type="string" calcext:value-type="string">
            <text:p>RELAX.SimID.9.EPSA.-130.EPSB.-200.T.1373.RA.12.RB.13.csv</text:p>
          </table:table-cell>
          <table:table-cell table:number-columns-repeated="2"/>
          <table:table-cell table:formula="of:=CONCATENATE(&quot;diff&quot;;&quot; &quot;;&quot;mpi01/&quot;;[.A337];&quot; &quot;;&quot;mpi09/&quot;;[.B337])" office:value-type="string" office:string-value="diff mpi01/RELAX.SimID.1.EPSA.-130.EPSB.-200.T.1373.RA.12.RB.13.csv mpi09/RELAX.SimID.9.EPSA.-130.EPSB.-200.T.1373.RA.12.RB.13.csv" calcext:value-type="string">
            <text:p>diff mpi01/RELAX.SimID.1.EPSA.-130.EPSB.-200.T.1373.RA.12.RB.13.csv mpi09/RELAX.SimID.9.EPSA.-130.EPSB.-200.T.1373.RA.12.RB.13.csv</text:p>
          </table:table-cell>
        </table:table-row>
        <table:table-row table:style-name="ro1">
          <table:table-cell office:value-type="string" calcext:value-type="string">
            <text:p>RELAX.SimID.1.EPSA.-130.EPSB.-200.T.1373.RA.12.RB.13.NR.7551.NC.101.RhoFields.bin</text:p>
          </table:table-cell>
          <table:table-cell office:value-type="string" calcext:value-type="string">
            <text:p>RELAX.SimID.9.EPSA.-130.EPSB.-200.T.1373.RA.12.RB.13.NR.7551.NC.101.RhoFields.bin</text:p>
          </table:table-cell>
          <table:table-cell table:number-columns-repeated="2"/>
          <table:table-cell table:formula="of:=CONCATENATE(&quot;diff&quot;;&quot; &quot;;&quot;mpi01/&quot;;[.A338];&quot; &quot;;&quot;mpi09/&quot;;[.B338])" office:value-type="string" office:string-value="diff mpi01/RELAX.SimID.1.EPSA.-130.EPSB.-200.T.1373.RA.12.RB.13.NR.7551.NC.101.RhoFields.bin mpi09/RELAX.SimID.9.EPSA.-130.EPSB.-200.T.1373.RA.12.RB.13.NR.7551.NC.101.RhoFields.bin" calcext:value-type="string">
            <text:p>diff mpi01/RELAX.SimID.1.EPSA.-130.EPSB.-200.T.1373.RA.12.RB.13.NR.7551.NC.101.RhoFields.bin mpi09/RELAX.SimID.9.EPSA.-130.EPSB.-200.T.1373.RA.12.RB.13.NR.7551.NC.101.RhoFields.bin</text:p>
          </table:table-cell>
        </table:table-row>
        <table:table-row table:style-name="ro1">
          <table:table-cell office:value-type="string" calcext:value-type="string">
            <text:p>RELAX.SimID.1.EPSA.-130.EPSB.-200.T.1373.RA.12.RB.14.csv</text:p>
          </table:table-cell>
          <table:table-cell office:value-type="string" calcext:value-type="string">
            <text:p>RELAX.SimID.9.EPSA.-130.EPSB.-200.T.1373.RA.12.RB.14.csv</text:p>
          </table:table-cell>
          <table:table-cell table:number-columns-repeated="2"/>
          <table:table-cell table:formula="of:=CONCATENATE(&quot;diff&quot;;&quot; &quot;;&quot;mpi01/&quot;;[.A339];&quot; &quot;;&quot;mpi09/&quot;;[.B339])" office:value-type="string" office:string-value="diff mpi01/RELAX.SimID.1.EPSA.-130.EPSB.-200.T.1373.RA.12.RB.14.csv mpi09/RELAX.SimID.9.EPSA.-130.EPSB.-200.T.1373.RA.12.RB.14.csv" calcext:value-type="string">
            <text:p>diff mpi01/RELAX.SimID.1.EPSA.-130.EPSB.-200.T.1373.RA.12.RB.14.csv mpi09/RELAX.SimID.9.EPSA.-130.EPSB.-200.T.1373.RA.12.RB.14.csv</text:p>
          </table:table-cell>
        </table:table-row>
        <table:table-row table:style-name="ro1">
          <table:table-cell office:value-type="string" calcext:value-type="string">
            <text:p>RELAX.SimID.1.EPSA.-130.EPSB.-200.T.1373.RA.12.RB.14.NR.7551.NC.1401.RhoFields.bin</text:p>
          </table:table-cell>
          <table:table-cell office:value-type="string" calcext:value-type="string">
            <text:p>RELAX.SimID.9.EPSA.-130.EPSB.-200.T.1373.RA.12.RB.14.NR.7551.NC.1401.RhoFields.bin</text:p>
          </table:table-cell>
          <table:table-cell table:number-columns-repeated="2"/>
          <table:table-cell table:formula="of:=CONCATENATE(&quot;diff&quot;;&quot; &quot;;&quot;mpi01/&quot;;[.A340];&quot; &quot;;&quot;mpi09/&quot;;[.B340])" office:value-type="string" office:string-value="diff mpi01/RELAX.SimID.1.EPSA.-130.EPSB.-200.T.1373.RA.12.RB.14.NR.7551.NC.1401.RhoFields.bin mpi09/RELAX.SimID.9.EPSA.-130.EPSB.-200.T.1373.RA.12.RB.14.NR.7551.NC.1401.RhoFields.bin" calcext:value-type="string">
            <text:p>diff mpi01/RELAX.SimID.1.EPSA.-130.EPSB.-200.T.1373.RA.12.RB.14.NR.7551.NC.1401.RhoFields.bin mpi09/RELAX.SimID.9.EPSA.-130.EPSB.-20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373.RA.12.RB.15.csv</text:p>
          </table:table-cell>
          <table:table-cell office:value-type="string" calcext:value-type="string">
            <text:p>RELAX.SimID.9.EPSA.-130.EPSB.-200.T.1373.RA.12.RB.15.csv</text:p>
          </table:table-cell>
          <table:table-cell table:number-columns-repeated="2"/>
          <table:table-cell table:formula="of:=CONCATENATE(&quot;diff&quot;;&quot; &quot;;&quot;mpi01/&quot;;[.A341];&quot; &quot;;&quot;mpi09/&quot;;[.B341])" office:value-type="string" office:string-value="diff mpi01/RELAX.SimID.1.EPSA.-130.EPSB.-200.T.1373.RA.12.RB.15.csv mpi09/RELAX.SimID.9.EPSA.-130.EPSB.-200.T.1373.RA.12.RB.15.csv" calcext:value-type="string">
            <text:p>diff mpi01/RELAX.SimID.1.EPSA.-130.EPSB.-200.T.1373.RA.12.RB.15.csv mpi09/RELAX.SimID.9.EPSA.-130.EPSB.-200.T.1373.RA.12.RB.15.csv</text:p>
          </table:table-cell>
        </table:table-row>
        <table:table-row table:style-name="ro1">
          <table:table-cell office:value-type="string" calcext:value-type="string">
            <text:p>RELAX.SimID.1.EPSA.-130.EPSB.-200.T.1373.RA.12.RB.15.NR.7551.NC.1401.RhoFields.bin</text:p>
          </table:table-cell>
          <table:table-cell office:value-type="string" calcext:value-type="string">
            <text:p>RELAX.SimID.9.EPSA.-130.EPSB.-200.T.1373.RA.12.RB.15.NR.7551.NC.1401.RhoFields.bin</text:p>
          </table:table-cell>
          <table:table-cell table:number-columns-repeated="2"/>
          <table:table-cell table:formula="of:=CONCATENATE(&quot;diff&quot;;&quot; &quot;;&quot;mpi01/&quot;;[.A342];&quot; &quot;;&quot;mpi09/&quot;;[.B342])" office:value-type="string" office:string-value="diff mpi01/RELAX.SimID.1.EPSA.-130.EPSB.-200.T.1373.RA.12.RB.15.NR.7551.NC.1401.RhoFields.bin mpi09/RELAX.SimID.9.EPSA.-130.EPSB.-200.T.1373.RA.12.RB.15.NR.7551.NC.1401.RhoFields.bin" calcext:value-type="string">
            <text:p>diff mpi01/RELAX.SimID.1.EPSA.-130.EPSB.-200.T.1373.RA.12.RB.15.NR.7551.NC.1401.RhoFields.bin mpi09/RELAX.SimID.9.EPSA.-130.EPSB.-2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373.RA.12.RB.16.csv</text:p>
          </table:table-cell>
          <table:table-cell office:value-type="string" calcext:value-type="string">
            <text:p>RELAX.SimID.9.EPSA.-130.EPSB.-200.T.1373.RA.12.RB.16.csv</text:p>
          </table:table-cell>
          <table:table-cell table:number-columns-repeated="2"/>
          <table:table-cell table:formula="of:=CONCATENATE(&quot;diff&quot;;&quot; &quot;;&quot;mpi01/&quot;;[.A343];&quot; &quot;;&quot;mpi09/&quot;;[.B343])" office:value-type="string" office:string-value="diff mpi01/RELAX.SimID.1.EPSA.-130.EPSB.-200.T.1373.RA.12.RB.16.csv mpi09/RELAX.SimID.9.EPSA.-130.EPSB.-200.T.1373.RA.12.RB.16.csv" calcext:value-type="string">
            <text:p>diff mpi01/RELAX.SimID.1.EPSA.-130.EPSB.-200.T.1373.RA.12.RB.16.csv mpi09/RELAX.SimID.9.EPSA.-130.EPSB.-200.T.1373.RA.12.RB.16.csv</text:p>
          </table:table-cell>
        </table:table-row>
        <table:table-row table:style-name="ro1">
          <table:table-cell office:value-type="string" calcext:value-type="string">
            <text:p>RELAX.SimID.1.EPSA.-130.EPSB.-200.T.1373.RA.12.RB.16.NR.7551.NC.1401.RhoFields.bin</text:p>
          </table:table-cell>
          <table:table-cell office:value-type="string" calcext:value-type="string">
            <text:p>RELAX.SimID.9.EPSA.-130.EPSB.-200.T.1373.RA.12.RB.16.NR.7551.NC.1401.RhoFields.bin</text:p>
          </table:table-cell>
          <table:table-cell table:number-columns-repeated="2"/>
          <table:table-cell table:formula="of:=CONCATENATE(&quot;diff&quot;;&quot; &quot;;&quot;mpi01/&quot;;[.A344];&quot; &quot;;&quot;mpi09/&quot;;[.B344])" office:value-type="string" office:string-value="diff mpi01/RELAX.SimID.1.EPSA.-130.EPSB.-200.T.1373.RA.12.RB.16.NR.7551.NC.1401.RhoFields.bin mpi09/RELAX.SimID.9.EPSA.-130.EPSB.-200.T.1373.RA.12.RB.16.NR.7551.NC.1401.RhoFields.bin" calcext:value-type="string">
            <text:p>diff mpi01/RELAX.SimID.1.EPSA.-130.EPSB.-200.T.1373.RA.12.RB.16.NR.7551.NC.1401.RhoFields.bin mpi09/RELAX.SimID.9.EPSA.-130.EPSB.-2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423.RA.12.RB.13.csv</text:p>
          </table:table-cell>
          <table:table-cell office:value-type="string" calcext:value-type="string">
            <text:p>RELAX.SimID.9.EPSA.-130.EPSB.-200.T.1423.RA.12.RB.13.csv</text:p>
          </table:table-cell>
          <table:table-cell table:number-columns-repeated="2"/>
          <table:table-cell table:formula="of:=CONCATENATE(&quot;diff&quot;;&quot; &quot;;&quot;mpi01/&quot;;[.A345];&quot; &quot;;&quot;mpi09/&quot;;[.B345])" office:value-type="string" office:string-value="diff mpi01/RELAX.SimID.1.EPSA.-130.EPSB.-200.T.1423.RA.12.RB.13.csv mpi09/RELAX.SimID.9.EPSA.-130.EPSB.-200.T.1423.RA.12.RB.13.csv" calcext:value-type="string">
            <text:p>diff mpi01/RELAX.SimID.1.EPSA.-130.EPSB.-200.T.1423.RA.12.RB.13.csv mpi09/RELAX.SimID.9.EPSA.-130.EPSB.-200.T.1423.RA.12.RB.13.csv</text:p>
          </table:table-cell>
        </table:table-row>
        <table:table-row table:style-name="ro1">
          <table:table-cell office:value-type="string" calcext:value-type="string">
            <text:p>RELAX.SimID.1.EPSA.-130.EPSB.-200.T.1423.RA.12.RB.13.NR.7551.NC.258.RhoFields.bin</text:p>
          </table:table-cell>
          <table:table-cell office:value-type="string" calcext:value-type="string">
            <text:p>RELAX.SimID.9.EPSA.-130.EPSB.-200.T.1423.RA.12.RB.13.NR.7551.NC.258.RhoFields.bin</text:p>
          </table:table-cell>
          <table:table-cell table:number-columns-repeated="2"/>
          <table:table-cell table:formula="of:=CONCATENATE(&quot;diff&quot;;&quot; &quot;;&quot;mpi01/&quot;;[.A346];&quot; &quot;;&quot;mpi09/&quot;;[.B346])" office:value-type="string" office:string-value="diff mpi01/RELAX.SimID.1.EPSA.-130.EPSB.-200.T.1423.RA.12.RB.13.NR.7551.NC.258.RhoFields.bin mpi09/RELAX.SimID.9.EPSA.-130.EPSB.-200.T.1423.RA.12.RB.13.NR.7551.NC.258.RhoFields.bin" calcext:value-type="string">
            <text:p>diff mpi01/RELAX.SimID.1.EPSA.-130.EPSB.-200.T.1423.RA.12.RB.13.NR.7551.NC.258.RhoFields.bin mpi09/RELAX.SimID.9.EPSA.-130.EPSB.-200.T.1423.RA.12.RB.13.NR.7551.NC.258.RhoFields.bin</text:p>
          </table:table-cell>
        </table:table-row>
        <table:table-row table:style-name="ro1">
          <table:table-cell office:value-type="string" calcext:value-type="string">
            <text:p>RELAX.SimID.1.EPSA.-130.EPSB.-200.T.1423.RA.12.RB.14.csv</text:p>
          </table:table-cell>
          <table:table-cell office:value-type="string" calcext:value-type="string">
            <text:p>RELAX.SimID.9.EPSA.-130.EPSB.-200.T.1423.RA.12.RB.14.csv</text:p>
          </table:table-cell>
          <table:table-cell table:number-columns-repeated="2"/>
          <table:table-cell table:formula="of:=CONCATENATE(&quot;diff&quot;;&quot; &quot;;&quot;mpi01/&quot;;[.A347];&quot; &quot;;&quot;mpi09/&quot;;[.B347])" office:value-type="string" office:string-value="diff mpi01/RELAX.SimID.1.EPSA.-130.EPSB.-200.T.1423.RA.12.RB.14.csv mpi09/RELAX.SimID.9.EPSA.-130.EPSB.-200.T.1423.RA.12.RB.14.csv" calcext:value-type="string">
            <text:p>diff mpi01/RELAX.SimID.1.EPSA.-130.EPSB.-200.T.1423.RA.12.RB.14.csv mpi09/RELAX.SimID.9.EPSA.-130.EPSB.-200.T.1423.RA.12.RB.14.csv</text:p>
          </table:table-cell>
        </table:table-row>
        <table:table-row table:style-name="ro1">
          <table:table-cell office:value-type="string" calcext:value-type="string">
            <text:p>RELAX.SimID.1.EPSA.-130.EPSB.-200.T.1423.RA.12.RB.14.NR.7551.NC.1401.RhoFields.bin</text:p>
          </table:table-cell>
          <table:table-cell office:value-type="string" calcext:value-type="string">
            <text:p>RELAX.SimID.9.EPSA.-130.EPSB.-200.T.1423.RA.12.RB.14.NR.7551.NC.1401.RhoFields.bin</text:p>
          </table:table-cell>
          <table:table-cell table:number-columns-repeated="2"/>
          <table:table-cell table:formula="of:=CONCATENATE(&quot;diff&quot;;&quot; &quot;;&quot;mpi01/&quot;;[.A348];&quot; &quot;;&quot;mpi09/&quot;;[.B348])" office:value-type="string" office:string-value="diff mpi01/RELAX.SimID.1.EPSA.-130.EPSB.-200.T.1423.RA.12.RB.14.NR.7551.NC.1401.RhoFields.bin mpi09/RELAX.SimID.9.EPSA.-130.EPSB.-200.T.1423.RA.12.RB.14.NR.7551.NC.1401.RhoFields.bin" calcext:value-type="string">
            <text:p>diff mpi01/RELAX.SimID.1.EPSA.-130.EPSB.-200.T.1423.RA.12.RB.14.NR.7551.NC.1401.RhoFields.bin mpi09/RELAX.SimID.9.EPSA.-130.EPSB.-2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423.RA.12.RB.15.csv</text:p>
          </table:table-cell>
          <table:table-cell office:value-type="string" calcext:value-type="string">
            <text:p>RELAX.SimID.9.EPSA.-130.EPSB.-200.T.1423.RA.12.RB.15.csv</text:p>
          </table:table-cell>
          <table:table-cell table:number-columns-repeated="2"/>
          <table:table-cell table:formula="of:=CONCATENATE(&quot;diff&quot;;&quot; &quot;;&quot;mpi01/&quot;;[.A349];&quot; &quot;;&quot;mpi09/&quot;;[.B349])" office:value-type="string" office:string-value="diff mpi01/RELAX.SimID.1.EPSA.-130.EPSB.-200.T.1423.RA.12.RB.15.csv mpi09/RELAX.SimID.9.EPSA.-130.EPSB.-200.T.1423.RA.12.RB.15.csv" calcext:value-type="string">
            <text:p>diff mpi01/RELAX.SimID.1.EPSA.-130.EPSB.-200.T.1423.RA.12.RB.15.csv mpi09/RELAX.SimID.9.EPSA.-130.EPSB.-200.T.1423.RA.12.RB.15.csv</text:p>
          </table:table-cell>
        </table:table-row>
        <table:table-row table:style-name="ro1">
          <table:table-cell office:value-type="string" calcext:value-type="string">
            <text:p>RELAX.SimID.1.EPSA.-130.EPSB.-200.T.1423.RA.12.RB.15.NR.7551.NC.1401.RhoFields.bin</text:p>
          </table:table-cell>
          <table:table-cell office:value-type="string" calcext:value-type="string">
            <text:p>RELAX.SimID.9.EPSA.-130.EPSB.-200.T.1423.RA.12.RB.15.NR.7551.NC.1401.RhoFields.bin</text:p>
          </table:table-cell>
          <table:table-cell table:number-columns-repeated="2"/>
          <table:table-cell table:formula="of:=CONCATENATE(&quot;diff&quot;;&quot; &quot;;&quot;mpi01/&quot;;[.A350];&quot; &quot;;&quot;mpi09/&quot;;[.B350])" office:value-type="string" office:string-value="diff mpi01/RELAX.SimID.1.EPSA.-130.EPSB.-200.T.1423.RA.12.RB.15.NR.7551.NC.1401.RhoFields.bin mpi09/RELAX.SimID.9.EPSA.-130.EPSB.-200.T.1423.RA.12.RB.15.NR.7551.NC.1401.RhoFields.bin" calcext:value-type="string">
            <text:p>diff mpi01/RELAX.SimID.1.EPSA.-130.EPSB.-200.T.1423.RA.12.RB.15.NR.7551.NC.1401.RhoFields.bin mpi09/RELAX.SimID.9.EPSA.-130.EPSB.-2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423.RA.12.RB.16.csv</text:p>
          </table:table-cell>
          <table:table-cell office:value-type="string" calcext:value-type="string">
            <text:p>RELAX.SimID.9.EPSA.-130.EPSB.-200.T.1423.RA.12.RB.16.csv</text:p>
          </table:table-cell>
          <table:table-cell table:number-columns-repeated="2"/>
          <table:table-cell table:formula="of:=CONCATENATE(&quot;diff&quot;;&quot; &quot;;&quot;mpi01/&quot;;[.A351];&quot; &quot;;&quot;mpi09/&quot;;[.B351])" office:value-type="string" office:string-value="diff mpi01/RELAX.SimID.1.EPSA.-130.EPSB.-200.T.1423.RA.12.RB.16.csv mpi09/RELAX.SimID.9.EPSA.-130.EPSB.-200.T.1423.RA.12.RB.16.csv" calcext:value-type="string">
            <text:p>diff mpi01/RELAX.SimID.1.EPSA.-130.EPSB.-200.T.1423.RA.12.RB.16.csv mpi09/RELAX.SimID.9.EPSA.-130.EPSB.-200.T.1423.RA.12.RB.16.csv</text:p>
          </table:table-cell>
        </table:table-row>
        <table:table-row table:style-name="ro1">
          <table:table-cell office:value-type="string" calcext:value-type="string">
            <text:p>RELAX.SimID.1.EPSA.-130.EPSB.-200.T.1423.RA.12.RB.16.NR.7551.NC.1401.RhoFields.bin</text:p>
          </table:table-cell>
          <table:table-cell office:value-type="string" calcext:value-type="string">
            <text:p>RELAX.SimID.9.EPSA.-130.EPSB.-200.T.1423.RA.12.RB.16.NR.7551.NC.1401.RhoFields.bin</text:p>
          </table:table-cell>
          <table:table-cell table:number-columns-repeated="2"/>
          <table:table-cell table:formula="of:=CONCATENATE(&quot;diff&quot;;&quot; &quot;;&quot;mpi01/&quot;;[.A352];&quot; &quot;;&quot;mpi09/&quot;;[.B352])" office:value-type="string" office:string-value="diff mpi01/RELAX.SimID.1.EPSA.-130.EPSB.-200.T.1423.RA.12.RB.16.NR.7551.NC.1401.RhoFields.bin mpi09/RELAX.SimID.9.EPSA.-130.EPSB.-200.T.1423.RA.12.RB.16.NR.7551.NC.1401.RhoFields.bin" calcext:value-type="string">
            <text:p>diff mpi01/RELAX.SimID.1.EPSA.-130.EPSB.-200.T.1423.RA.12.RB.16.NR.7551.NC.1401.RhoFields.bin mpi09/RELAX.SimID.9.EPSA.-130.EPSB.-2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473.RA.12.RB.13.csv</text:p>
          </table:table-cell>
          <table:table-cell office:value-type="string" calcext:value-type="string">
            <text:p>RELAX.SimID.9.EPSA.-130.EPSB.-200.T.1473.RA.12.RB.13.csv</text:p>
          </table:table-cell>
          <table:table-cell table:number-columns-repeated="2"/>
          <table:table-cell table:formula="of:=CONCATENATE(&quot;diff&quot;;&quot; &quot;;&quot;mpi01/&quot;;[.A353];&quot; &quot;;&quot;mpi09/&quot;;[.B353])" office:value-type="string" office:string-value="diff mpi01/RELAX.SimID.1.EPSA.-130.EPSB.-200.T.1473.RA.12.RB.13.csv mpi09/RELAX.SimID.9.EPSA.-130.EPSB.-200.T.1473.RA.12.RB.13.csv" calcext:value-type="string">
            <text:p>diff mpi01/RELAX.SimID.1.EPSA.-130.EPSB.-200.T.1473.RA.12.RB.13.csv mpi09/RELAX.SimID.9.EPSA.-130.EPSB.-200.T.1473.RA.12.RB.13.csv</text:p>
          </table:table-cell>
        </table:table-row>
        <table:table-row table:style-name="ro1">
          <table:table-cell office:value-type="string" calcext:value-type="string">
            <text:p>RELAX.SimID.1.EPSA.-130.EPSB.-200.T.1473.RA.12.RB.13.NR.7551.NC.577.RhoFields.bin</text:p>
          </table:table-cell>
          <table:table-cell office:value-type="string" calcext:value-type="string">
            <text:p>RELAX.SimID.9.EPSA.-130.EPSB.-200.T.1473.RA.12.RB.13.NR.7551.NC.577.RhoFields.bin</text:p>
          </table:table-cell>
          <table:table-cell table:number-columns-repeated="2"/>
          <table:table-cell table:formula="of:=CONCATENATE(&quot;diff&quot;;&quot; &quot;;&quot;mpi01/&quot;;[.A354];&quot; &quot;;&quot;mpi09/&quot;;[.B354])" office:value-type="string" office:string-value="diff mpi01/RELAX.SimID.1.EPSA.-130.EPSB.-200.T.1473.RA.12.RB.13.NR.7551.NC.577.RhoFields.bin mpi09/RELAX.SimID.9.EPSA.-130.EPSB.-200.T.1473.RA.12.RB.13.NR.7551.NC.577.RhoFields.bin" calcext:value-type="string">
            <text:p>diff mpi01/RELAX.SimID.1.EPSA.-130.EPSB.-200.T.1473.RA.12.RB.13.NR.7551.NC.577.RhoFields.bin mpi09/RELAX.SimID.9.EPSA.-130.EPSB.-200.T.1473.RA.12.RB.13.NR.7551.NC.577.RhoFields.bin</text:p>
          </table:table-cell>
        </table:table-row>
        <table:table-row table:style-name="ro1">
          <table:table-cell office:value-type="string" calcext:value-type="string">
            <text:p>RELAX.SimID.1.EPSA.-130.EPSB.-200.T.1473.RA.12.RB.14.csv</text:p>
          </table:table-cell>
          <table:table-cell office:value-type="string" calcext:value-type="string">
            <text:p>RELAX.SimID.9.EPSA.-130.EPSB.-200.T.1473.RA.12.RB.14.csv</text:p>
          </table:table-cell>
          <table:table-cell table:number-columns-repeated="2"/>
          <table:table-cell table:formula="of:=CONCATENATE(&quot;diff&quot;;&quot; &quot;;&quot;mpi01/&quot;;[.A355];&quot; &quot;;&quot;mpi09/&quot;;[.B355])" office:value-type="string" office:string-value="diff mpi01/RELAX.SimID.1.EPSA.-130.EPSB.-200.T.1473.RA.12.RB.14.csv mpi09/RELAX.SimID.9.EPSA.-130.EPSB.-200.T.1473.RA.12.RB.14.csv" calcext:value-type="string">
            <text:p>diff mpi01/RELAX.SimID.1.EPSA.-130.EPSB.-200.T.1473.RA.12.RB.14.csv mpi09/RELAX.SimID.9.EPSA.-130.EPSB.-200.T.1473.RA.12.RB.14.csv</text:p>
          </table:table-cell>
        </table:table-row>
        <table:table-row table:style-name="ro1">
          <table:table-cell office:value-type="string" calcext:value-type="string">
            <text:p>RELAX.SimID.1.EPSA.-130.EPSB.-200.T.1473.RA.12.RB.14.NR.7551.NC.1401.RhoFields.bin</text:p>
          </table:table-cell>
          <table:table-cell office:value-type="string" calcext:value-type="string">
            <text:p>RELAX.SimID.9.EPSA.-130.EPSB.-200.T.1473.RA.12.RB.14.NR.7551.NC.1401.RhoFields.bin</text:p>
          </table:table-cell>
          <table:table-cell table:number-columns-repeated="2"/>
          <table:table-cell table:formula="of:=CONCATENATE(&quot;diff&quot;;&quot; &quot;;&quot;mpi01/&quot;;[.A356];&quot; &quot;;&quot;mpi09/&quot;;[.B356])" office:value-type="string" office:string-value="diff mpi01/RELAX.SimID.1.EPSA.-130.EPSB.-200.T.1473.RA.12.RB.14.NR.7551.NC.1401.RhoFields.bin mpi09/RELAX.SimID.9.EPSA.-130.EPSB.-200.T.1473.RA.12.RB.14.NR.7551.NC.1401.RhoFields.bin" calcext:value-type="string">
            <text:p>diff mpi01/RELAX.SimID.1.EPSA.-130.EPSB.-200.T.1473.RA.12.RB.14.NR.7551.NC.1401.RhoFields.bin mpi09/RELAX.SimID.9.EPSA.-130.EPSB.-2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473.RA.12.RB.15.csv</text:p>
          </table:table-cell>
          <table:table-cell office:value-type="string" calcext:value-type="string">
            <text:p>RELAX.SimID.9.EPSA.-130.EPSB.-200.T.1473.RA.12.RB.15.csv</text:p>
          </table:table-cell>
          <table:table-cell table:number-columns-repeated="2"/>
          <table:table-cell table:formula="of:=CONCATENATE(&quot;diff&quot;;&quot; &quot;;&quot;mpi01/&quot;;[.A357];&quot; &quot;;&quot;mpi09/&quot;;[.B357])" office:value-type="string" office:string-value="diff mpi01/RELAX.SimID.1.EPSA.-130.EPSB.-200.T.1473.RA.12.RB.15.csv mpi09/RELAX.SimID.9.EPSA.-130.EPSB.-200.T.1473.RA.12.RB.15.csv" calcext:value-type="string">
            <text:p>diff mpi01/RELAX.SimID.1.EPSA.-130.EPSB.-200.T.1473.RA.12.RB.15.csv mpi09/RELAX.SimID.9.EPSA.-130.EPSB.-200.T.1473.RA.12.RB.15.csv</text:p>
          </table:table-cell>
        </table:table-row>
        <table:table-row table:style-name="ro1">
          <table:table-cell office:value-type="string" calcext:value-type="string">
            <text:p>RELAX.SimID.1.EPSA.-130.EPSB.-200.T.1473.RA.12.RB.15.NR.7551.NC.1401.RhoFields.bin</text:p>
          </table:table-cell>
          <table:table-cell office:value-type="string" calcext:value-type="string">
            <text:p>RELAX.SimID.9.EPSA.-130.EPSB.-200.T.1473.RA.12.RB.15.NR.7551.NC.1401.RhoFields.bin</text:p>
          </table:table-cell>
          <table:table-cell table:number-columns-repeated="2"/>
          <table:table-cell table:formula="of:=CONCATENATE(&quot;diff&quot;;&quot; &quot;;&quot;mpi01/&quot;;[.A358];&quot; &quot;;&quot;mpi09/&quot;;[.B358])" office:value-type="string" office:string-value="diff mpi01/RELAX.SimID.1.EPSA.-130.EPSB.-200.T.1473.RA.12.RB.15.NR.7551.NC.1401.RhoFields.bin mpi09/RELAX.SimID.9.EPSA.-130.EPSB.-200.T.1473.RA.12.RB.15.NR.7551.NC.1401.RhoFields.bin" calcext:value-type="string">
            <text:p>diff mpi01/RELAX.SimID.1.EPSA.-130.EPSB.-200.T.1473.RA.12.RB.15.NR.7551.NC.1401.RhoFields.bin mpi09/RELAX.SimID.9.EPSA.-130.EPSB.-2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30.EPSB.-200.T.1473.RA.12.RB.16.csv</text:p>
          </table:table-cell>
          <table:table-cell office:value-type="string" calcext:value-type="string">
            <text:p>RELAX.SimID.9.EPSA.-130.EPSB.-200.T.1473.RA.12.RB.16.csv</text:p>
          </table:table-cell>
          <table:table-cell table:number-columns-repeated="2"/>
          <table:table-cell table:formula="of:=CONCATENATE(&quot;diff&quot;;&quot; &quot;;&quot;mpi01/&quot;;[.A359];&quot; &quot;;&quot;mpi09/&quot;;[.B359])" office:value-type="string" office:string-value="diff mpi01/RELAX.SimID.1.EPSA.-130.EPSB.-200.T.1473.RA.12.RB.16.csv mpi09/RELAX.SimID.9.EPSA.-130.EPSB.-200.T.1473.RA.12.RB.16.csv" calcext:value-type="string">
            <text:p>diff mpi01/RELAX.SimID.1.EPSA.-130.EPSB.-200.T.1473.RA.12.RB.16.csv mpi09/RELAX.SimID.9.EPSA.-130.EPSB.-200.T.1473.RA.12.RB.16.csv</text:p>
          </table:table-cell>
        </table:table-row>
        <table:table-row table:style-name="ro1">
          <table:table-cell office:value-type="string" calcext:value-type="string">
            <text:p>RELAX.SimID.1.EPSA.-130.EPSB.-200.T.1473.RA.12.RB.16.NR.7551.NC.1401.RhoFields.bin</text:p>
          </table:table-cell>
          <table:table-cell office:value-type="string" calcext:value-type="string">
            <text:p>RELAX.SimID.9.EPSA.-130.EPSB.-200.T.1473.RA.12.RB.16.NR.7551.NC.1401.RhoFields.bin</text:p>
          </table:table-cell>
          <table:table-cell table:number-columns-repeated="2"/>
          <table:table-cell table:formula="of:=CONCATENATE(&quot;diff&quot;;&quot; &quot;;&quot;mpi01/&quot;;[.A360];&quot; &quot;;&quot;mpi09/&quot;;[.B360])" office:value-type="string" office:string-value="diff mpi01/RELAX.SimID.1.EPSA.-130.EPSB.-200.T.1473.RA.12.RB.16.NR.7551.NC.1401.RhoFields.bin mpi09/RELAX.SimID.9.EPSA.-130.EPSB.-200.T.1473.RA.12.RB.16.NR.7551.NC.1401.RhoFields.bin" calcext:value-type="string">
            <text:p>diff mpi01/RELAX.SimID.1.EPSA.-130.EPSB.-200.T.1473.RA.12.RB.16.NR.7551.NC.1401.RhoFields.bin mpi09/RELAX.SimID.9.EPSA.-130.EPSB.-2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69.EPSB.100.T.1073.RA.12.RB.13.csv</text:p>
          </table:table-cell>
          <table:table-cell office:value-type="string" calcext:value-type="string">
            <text:p>RELAX.SimID.9.EPSA.169.EPSB.100.T.1073.RA.12.RB.13.csv</text:p>
          </table:table-cell>
          <table:table-cell table:number-columns-repeated="2"/>
          <table:table-cell table:formula="of:=CONCATENATE(&quot;diff&quot;;&quot; &quot;;&quot;mpi01/&quot;;[.A361];&quot; &quot;;&quot;mpi09/&quot;;[.B361])" office:value-type="string" office:string-value="diff mpi01/RELAX.SimID.1.EPSA.169.EPSB.100.T.1073.RA.12.RB.13.csv mpi09/RELAX.SimID.9.EPSA.169.EPSB.100.T.1073.RA.12.RB.13.csv" calcext:value-type="string">
            <text:p>diff mpi01/RELAX.SimID.1.EPSA.169.EPSB.100.T.1073.RA.12.RB.13.csv mpi09/RELAX.SimID.9.EPSA.169.EPSB.100.T.1073.RA.12.RB.13.csv</text:p>
          </table:table-cell>
        </table:table-row>
        <table:table-row table:style-name="ro1">
          <table:table-cell office:value-type="string" calcext:value-type="string">
            <text:p>RELAX.SimID.1.EPSA.169.EPSB.100.T.1073.RA.12.RB.13.NR.7551.NC.1.RhoFields.bin</text:p>
          </table:table-cell>
          <table:table-cell office:value-type="string" calcext:value-type="string">
            <text:p>RELAX.SimID.9.EPSA.169.EPSB.100.T.1073.RA.12.RB.13.NR.7551.NC.1.RhoFields.bin</text:p>
          </table:table-cell>
          <table:table-cell table:number-columns-repeated="2"/>
          <table:table-cell table:formula="of:=CONCATENATE(&quot;diff&quot;;&quot; &quot;;&quot;mpi01/&quot;;[.A362];&quot; &quot;;&quot;mpi09/&quot;;[.B362])" office:value-type="string" office:string-value="diff mpi01/RELAX.SimID.1.EPSA.169.EPSB.100.T.1073.RA.12.RB.13.NR.7551.NC.1.RhoFields.bin mpi09/RELAX.SimID.9.EPSA.169.EPSB.100.T.1073.RA.12.RB.13.NR.7551.NC.1.RhoFields.bin" calcext:value-type="string">
            <text:p>diff mpi01/RELAX.SimID.1.EPSA.169.EPSB.100.T.1073.RA.12.RB.13.NR.7551.NC.1.RhoFields.bin mpi09/RELAX.SimID.9.EPSA.169.EPSB.1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073.RA.12.RB.14.csv</text:p>
          </table:table-cell>
          <table:table-cell office:value-type="string" calcext:value-type="string">
            <text:p>RELAX.SimID.9.EPSA.169.EPSB.100.T.1073.RA.12.RB.14.csv</text:p>
          </table:table-cell>
          <table:table-cell table:number-columns-repeated="2"/>
          <table:table-cell table:formula="of:=CONCATENATE(&quot;diff&quot;;&quot; &quot;;&quot;mpi01/&quot;;[.A363];&quot; &quot;;&quot;mpi09/&quot;;[.B363])" office:value-type="string" office:string-value="diff mpi01/RELAX.SimID.1.EPSA.169.EPSB.100.T.1073.RA.12.RB.14.csv mpi09/RELAX.SimID.9.EPSA.169.EPSB.100.T.1073.RA.12.RB.14.csv" calcext:value-type="string">
            <text:p>diff mpi01/RELAX.SimID.1.EPSA.169.EPSB.100.T.1073.RA.12.RB.14.csv mpi09/RELAX.SimID.9.EPSA.169.EPSB.100.T.1073.RA.12.RB.14.csv</text:p>
          </table:table-cell>
        </table:table-row>
        <table:table-row table:style-name="ro1">
          <table:table-cell office:value-type="string" calcext:value-type="string">
            <text:p>RELAX.SimID.1.EPSA.169.EPSB.100.T.1073.RA.12.RB.14.NR.7551.NC.1.RhoFields.bin</text:p>
          </table:table-cell>
          <table:table-cell office:value-type="string" calcext:value-type="string">
            <text:p>RELAX.SimID.9.EPSA.169.EPSB.100.T.1073.RA.12.RB.14.NR.7551.NC.1.RhoFields.bin</text:p>
          </table:table-cell>
          <table:table-cell table:number-columns-repeated="2"/>
          <table:table-cell table:formula="of:=CONCATENATE(&quot;diff&quot;;&quot; &quot;;&quot;mpi01/&quot;;[.A364];&quot; &quot;;&quot;mpi09/&quot;;[.B364])" office:value-type="string" office:string-value="diff mpi01/RELAX.SimID.1.EPSA.169.EPSB.100.T.1073.RA.12.RB.14.NR.7551.NC.1.RhoFields.bin mpi09/RELAX.SimID.9.EPSA.169.EPSB.100.T.1073.RA.12.RB.14.NR.7551.NC.1.RhoFields.bin" calcext:value-type="string">
            <text:p>diff mpi01/RELAX.SimID.1.EPSA.169.EPSB.100.T.1073.RA.12.RB.14.NR.7551.NC.1.RhoFields.bin mpi09/RELAX.SimID.9.EPSA.169.EPSB.100.T.10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073.RA.12.RB.15.csv</text:p>
          </table:table-cell>
          <table:table-cell office:value-type="string" calcext:value-type="string">
            <text:p>RELAX.SimID.9.EPSA.169.EPSB.100.T.1073.RA.12.RB.15.csv</text:p>
          </table:table-cell>
          <table:table-cell table:number-columns-repeated="2"/>
          <table:table-cell table:formula="of:=CONCATENATE(&quot;diff&quot;;&quot; &quot;;&quot;mpi01/&quot;;[.A365];&quot; &quot;;&quot;mpi09/&quot;;[.B365])" office:value-type="string" office:string-value="diff mpi01/RELAX.SimID.1.EPSA.169.EPSB.100.T.1073.RA.12.RB.15.csv mpi09/RELAX.SimID.9.EPSA.169.EPSB.100.T.1073.RA.12.RB.15.csv" calcext:value-type="string">
            <text:p>diff mpi01/RELAX.SimID.1.EPSA.169.EPSB.100.T.1073.RA.12.RB.15.csv mpi09/RELAX.SimID.9.EPSA.169.EPSB.100.T.1073.RA.12.RB.15.csv</text:p>
          </table:table-cell>
        </table:table-row>
        <table:table-row table:style-name="ro1">
          <table:table-cell office:value-type="string" calcext:value-type="string">
            <text:p>RELAX.SimID.1.EPSA.169.EPSB.100.T.1073.RA.12.RB.15.NR.7551.NC.1.RhoFields.bin</text:p>
          </table:table-cell>
          <table:table-cell office:value-type="string" calcext:value-type="string">
            <text:p>RELAX.SimID.9.EPSA.169.EPSB.100.T.1073.RA.12.RB.15.NR.7551.NC.1.RhoFields.bin</text:p>
          </table:table-cell>
          <table:table-cell table:number-columns-repeated="2"/>
          <table:table-cell table:formula="of:=CONCATENATE(&quot;diff&quot;;&quot; &quot;;&quot;mpi01/&quot;;[.A366];&quot; &quot;;&quot;mpi09/&quot;;[.B366])" office:value-type="string" office:string-value="diff mpi01/RELAX.SimID.1.EPSA.169.EPSB.100.T.1073.RA.12.RB.15.NR.7551.NC.1.RhoFields.bin mpi09/RELAX.SimID.9.EPSA.169.EPSB.100.T.1073.RA.12.RB.15.NR.7551.NC.1.RhoFields.bin" calcext:value-type="string">
            <text:p>diff mpi01/RELAX.SimID.1.EPSA.169.EPSB.100.T.1073.RA.12.RB.15.NR.7551.NC.1.RhoFields.bin mpi09/RELAX.SimID.9.EPSA.169.EPSB.100.T.10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073.RA.12.RB.16.csv</text:p>
          </table:table-cell>
          <table:table-cell office:value-type="string" calcext:value-type="string">
            <text:p>RELAX.SimID.9.EPSA.169.EPSB.100.T.1073.RA.12.RB.16.csv</text:p>
          </table:table-cell>
          <table:table-cell table:number-columns-repeated="2"/>
          <table:table-cell table:formula="of:=CONCATENATE(&quot;diff&quot;;&quot; &quot;;&quot;mpi01/&quot;;[.A367];&quot; &quot;;&quot;mpi09/&quot;;[.B367])" office:value-type="string" office:string-value="diff mpi01/RELAX.SimID.1.EPSA.169.EPSB.100.T.1073.RA.12.RB.16.csv mpi09/RELAX.SimID.9.EPSA.169.EPSB.100.T.1073.RA.12.RB.16.csv" calcext:value-type="string">
            <text:p>diff mpi01/RELAX.SimID.1.EPSA.169.EPSB.100.T.1073.RA.12.RB.16.csv mpi09/RELAX.SimID.9.EPSA.169.EPSB.100.T.1073.RA.12.RB.16.csv</text:p>
          </table:table-cell>
        </table:table-row>
        <table:table-row table:style-name="ro1">
          <table:table-cell office:value-type="string" calcext:value-type="string">
            <text:p>RELAX.SimID.1.EPSA.169.EPSB.100.T.1073.RA.12.RB.16.NR.7551.NC.1.RhoFields.bin</text:p>
          </table:table-cell>
          <table:table-cell office:value-type="string" calcext:value-type="string">
            <text:p>RELAX.SimID.9.EPSA.169.EPSB.100.T.1073.RA.12.RB.16.NR.7551.NC.1.RhoFields.bin</text:p>
          </table:table-cell>
          <table:table-cell table:number-columns-repeated="2"/>
          <table:table-cell table:formula="of:=CONCATENATE(&quot;diff&quot;;&quot; &quot;;&quot;mpi01/&quot;;[.A368];&quot; &quot;;&quot;mpi09/&quot;;[.B368])" office:value-type="string" office:string-value="diff mpi01/RELAX.SimID.1.EPSA.169.EPSB.100.T.1073.RA.12.RB.16.NR.7551.NC.1.RhoFields.bin mpi09/RELAX.SimID.9.EPSA.169.EPSB.100.T.1073.RA.12.RB.16.NR.7551.NC.1.RhoFields.bin" calcext:value-type="string">
            <text:p>diff mpi01/RELAX.SimID.1.EPSA.169.EPSB.100.T.1073.RA.12.RB.16.NR.7551.NC.1.RhoFields.bin mpi09/RELAX.SimID.9.EPSA.169.EPSB.100.T.1073.RA.12.RB.16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123.RA.12.RB.13.csv</text:p>
          </table:table-cell>
          <table:table-cell office:value-type="string" calcext:value-type="string">
            <text:p>RELAX.SimID.9.EPSA.169.EPSB.100.T.1123.RA.12.RB.13.csv</text:p>
          </table:table-cell>
          <table:table-cell table:number-columns-repeated="2"/>
          <table:table-cell table:formula="of:=CONCATENATE(&quot;diff&quot;;&quot; &quot;;&quot;mpi01/&quot;;[.A369];&quot; &quot;;&quot;mpi09/&quot;;[.B369])" office:value-type="string" office:string-value="diff mpi01/RELAX.SimID.1.EPSA.169.EPSB.100.T.1123.RA.12.RB.13.csv mpi09/RELAX.SimID.9.EPSA.169.EPSB.100.T.1123.RA.12.RB.13.csv" calcext:value-type="string">
            <text:p>diff mpi01/RELAX.SimID.1.EPSA.169.EPSB.100.T.1123.RA.12.RB.13.csv mpi09/RELAX.SimID.9.EPSA.169.EPSB.100.T.1123.RA.12.RB.13.csv</text:p>
          </table:table-cell>
        </table:table-row>
        <table:table-row table:style-name="ro1">
          <table:table-cell office:value-type="string" calcext:value-type="string">
            <text:p>RELAX.SimID.1.EPSA.169.EPSB.100.T.1123.RA.12.RB.13.NR.7551.NC.1.RhoFields.bin</text:p>
          </table:table-cell>
          <table:table-cell office:value-type="string" calcext:value-type="string">
            <text:p>RELAX.SimID.9.EPSA.169.EPSB.100.T.1123.RA.12.RB.13.NR.7551.NC.1.RhoFields.bin</text:p>
          </table:table-cell>
          <table:table-cell table:number-columns-repeated="2"/>
          <table:table-cell table:formula="of:=CONCATENATE(&quot;diff&quot;;&quot; &quot;;&quot;mpi01/&quot;;[.A370];&quot; &quot;;&quot;mpi09/&quot;;[.B370])" office:value-type="string" office:string-value="diff mpi01/RELAX.SimID.1.EPSA.169.EPSB.100.T.1123.RA.12.RB.13.NR.7551.NC.1.RhoFields.bin mpi09/RELAX.SimID.9.EPSA.169.EPSB.100.T.1123.RA.12.RB.13.NR.7551.NC.1.RhoFields.bin" calcext:value-type="string">
            <text:p>diff mpi01/RELAX.SimID.1.EPSA.169.EPSB.100.T.1123.RA.12.RB.13.NR.7551.NC.1.RhoFields.bin mpi09/RELAX.SimID.9.EPSA.169.EPSB.10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123.RA.12.RB.14.csv</text:p>
          </table:table-cell>
          <table:table-cell office:value-type="string" calcext:value-type="string">
            <text:p>RELAX.SimID.9.EPSA.169.EPSB.100.T.1123.RA.12.RB.14.csv</text:p>
          </table:table-cell>
          <table:table-cell table:number-columns-repeated="2"/>
          <table:table-cell table:formula="of:=CONCATENATE(&quot;diff&quot;;&quot; &quot;;&quot;mpi01/&quot;;[.A371];&quot; &quot;;&quot;mpi09/&quot;;[.B371])" office:value-type="string" office:string-value="diff mpi01/RELAX.SimID.1.EPSA.169.EPSB.100.T.1123.RA.12.RB.14.csv mpi09/RELAX.SimID.9.EPSA.169.EPSB.100.T.1123.RA.12.RB.14.csv" calcext:value-type="string">
            <text:p>diff mpi01/RELAX.SimID.1.EPSA.169.EPSB.100.T.1123.RA.12.RB.14.csv mpi09/RELAX.SimID.9.EPSA.169.EPSB.100.T.1123.RA.12.RB.14.csv</text:p>
          </table:table-cell>
        </table:table-row>
        <table:table-row table:style-name="ro1">
          <table:table-cell office:value-type="string" calcext:value-type="string">
            <text:p>RELAX.SimID.1.EPSA.169.EPSB.100.T.1123.RA.12.RB.14.NR.7551.NC.1.RhoFields.bin</text:p>
          </table:table-cell>
          <table:table-cell office:value-type="string" calcext:value-type="string">
            <text:p>RELAX.SimID.9.EPSA.169.EPSB.100.T.1123.RA.12.RB.14.NR.7551.NC.1.RhoFields.bin</text:p>
          </table:table-cell>
          <table:table-cell table:number-columns-repeated="2"/>
          <table:table-cell table:formula="of:=CONCATENATE(&quot;diff&quot;;&quot; &quot;;&quot;mpi01/&quot;;[.A372];&quot; &quot;;&quot;mpi09/&quot;;[.B372])" office:value-type="string" office:string-value="diff mpi01/RELAX.SimID.1.EPSA.169.EPSB.100.T.1123.RA.12.RB.14.NR.7551.NC.1.RhoFields.bin mpi09/RELAX.SimID.9.EPSA.169.EPSB.100.T.1123.RA.12.RB.14.NR.7551.NC.1.RhoFields.bin" calcext:value-type="string">
            <text:p>diff mpi01/RELAX.SimID.1.EPSA.169.EPSB.100.T.1123.RA.12.RB.14.NR.7551.NC.1.RhoFields.bin mpi09/RELAX.SimID.9.EPSA.169.EPSB.100.T.11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123.RA.12.RB.15.csv</text:p>
          </table:table-cell>
          <table:table-cell office:value-type="string" calcext:value-type="string">
            <text:p>RELAX.SimID.9.EPSA.169.EPSB.100.T.1123.RA.12.RB.15.csv</text:p>
          </table:table-cell>
          <table:table-cell table:number-columns-repeated="2"/>
          <table:table-cell table:formula="of:=CONCATENATE(&quot;diff&quot;;&quot; &quot;;&quot;mpi01/&quot;;[.A373];&quot; &quot;;&quot;mpi09/&quot;;[.B373])" office:value-type="string" office:string-value="diff mpi01/RELAX.SimID.1.EPSA.169.EPSB.100.T.1123.RA.12.RB.15.csv mpi09/RELAX.SimID.9.EPSA.169.EPSB.100.T.1123.RA.12.RB.15.csv" calcext:value-type="string">
            <text:p>diff mpi01/RELAX.SimID.1.EPSA.169.EPSB.100.T.1123.RA.12.RB.15.csv mpi09/RELAX.SimID.9.EPSA.169.EPSB.100.T.1123.RA.12.RB.15.csv</text:p>
          </table:table-cell>
        </table:table-row>
        <table:table-row table:style-name="ro1">
          <table:table-cell office:value-type="string" calcext:value-type="string">
            <text:p>RELAX.SimID.1.EPSA.169.EPSB.100.T.1123.RA.12.RB.15.NR.7551.NC.1.RhoFields.bin</text:p>
          </table:table-cell>
          <table:table-cell office:value-type="string" calcext:value-type="string">
            <text:p>RELAX.SimID.9.EPSA.169.EPSB.100.T.1123.RA.12.RB.15.NR.7551.NC.1.RhoFields.bin</text:p>
          </table:table-cell>
          <table:table-cell table:number-columns-repeated="2"/>
          <table:table-cell table:formula="of:=CONCATENATE(&quot;diff&quot;;&quot; &quot;;&quot;mpi01/&quot;;[.A374];&quot; &quot;;&quot;mpi09/&quot;;[.B374])" office:value-type="string" office:string-value="diff mpi01/RELAX.SimID.1.EPSA.169.EPSB.100.T.1123.RA.12.RB.15.NR.7551.NC.1.RhoFields.bin mpi09/RELAX.SimID.9.EPSA.169.EPSB.100.T.1123.RA.12.RB.15.NR.7551.NC.1.RhoFields.bin" calcext:value-type="string">
            <text:p>diff mpi01/RELAX.SimID.1.EPSA.169.EPSB.100.T.1123.RA.12.RB.15.NR.7551.NC.1.RhoFields.bin mpi09/RELAX.SimID.9.EPSA.169.EPSB.100.T.1123.RA.12.RB.15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123.RA.12.RB.16.csv</text:p>
          </table:table-cell>
          <table:table-cell office:value-type="string" calcext:value-type="string">
            <text:p>RELAX.SimID.9.EPSA.169.EPSB.100.T.1123.RA.12.RB.16.csv</text:p>
          </table:table-cell>
          <table:table-cell table:number-columns-repeated="2"/>
          <table:table-cell table:formula="of:=CONCATENATE(&quot;diff&quot;;&quot; &quot;;&quot;mpi01/&quot;;[.A375];&quot; &quot;;&quot;mpi09/&quot;;[.B375])" office:value-type="string" office:string-value="diff mpi01/RELAX.SimID.1.EPSA.169.EPSB.100.T.1123.RA.12.RB.16.csv mpi09/RELAX.SimID.9.EPSA.169.EPSB.100.T.1123.RA.12.RB.16.csv" calcext:value-type="string">
            <text:p>diff mpi01/RELAX.SimID.1.EPSA.169.EPSB.100.T.1123.RA.12.RB.16.csv mpi09/RELAX.SimID.9.EPSA.169.EPSB.100.T.1123.RA.12.RB.16.csv</text:p>
          </table:table-cell>
        </table:table-row>
        <table:table-row table:style-name="ro1">
          <table:table-cell office:value-type="string" calcext:value-type="string">
            <text:p>RELAX.SimID.1.EPSA.169.EPSB.100.T.1123.RA.12.RB.16.NR.7551.NC.3.RhoFields.bin</text:p>
          </table:table-cell>
          <table:table-cell office:value-type="string" calcext:value-type="string">
            <text:p>RELAX.SimID.9.EPSA.169.EPSB.100.T.1123.RA.12.RB.16.NR.7551.NC.3.RhoFields.bin</text:p>
          </table:table-cell>
          <table:table-cell table:number-columns-repeated="2"/>
          <table:table-cell table:formula="of:=CONCATENATE(&quot;diff&quot;;&quot; &quot;;&quot;mpi01/&quot;;[.A376];&quot; &quot;;&quot;mpi09/&quot;;[.B376])" office:value-type="string" office:string-value="diff mpi01/RELAX.SimID.1.EPSA.169.EPSB.100.T.1123.RA.12.RB.16.NR.7551.NC.3.RhoFields.bin mpi09/RELAX.SimID.9.EPSA.169.EPSB.100.T.1123.RA.12.RB.16.NR.7551.NC.3.RhoFields.bin" calcext:value-type="string">
            <text:p>diff mpi01/RELAX.SimID.1.EPSA.169.EPSB.100.T.1123.RA.12.RB.16.NR.7551.NC.3.RhoFields.bin mpi09/RELAX.SimID.9.EPSA.169.EPSB.100.T.1123.RA.12.RB.16.NR.7551.NC.3.RhoFields.bin</text:p>
          </table:table-cell>
        </table:table-row>
        <table:table-row table:style-name="ro1">
          <table:table-cell office:value-type="string" calcext:value-type="string">
            <text:p>RELAX.SimID.1.EPSA.169.EPSB.100.T.1173.RA.12.RB.13.csv</text:p>
          </table:table-cell>
          <table:table-cell office:value-type="string" calcext:value-type="string">
            <text:p>RELAX.SimID.9.EPSA.169.EPSB.100.T.1173.RA.12.RB.13.csv</text:p>
          </table:table-cell>
          <table:table-cell table:number-columns-repeated="2"/>
          <table:table-cell table:formula="of:=CONCATENATE(&quot;diff&quot;;&quot; &quot;;&quot;mpi01/&quot;;[.A377];&quot; &quot;;&quot;mpi09/&quot;;[.B377])" office:value-type="string" office:string-value="diff mpi01/RELAX.SimID.1.EPSA.169.EPSB.100.T.1173.RA.12.RB.13.csv mpi09/RELAX.SimID.9.EPSA.169.EPSB.100.T.1173.RA.12.RB.13.csv" calcext:value-type="string">
            <text:p>diff mpi01/RELAX.SimID.1.EPSA.169.EPSB.100.T.1173.RA.12.RB.13.csv mpi09/RELAX.SimID.9.EPSA.169.EPSB.100.T.1173.RA.12.RB.13.csv</text:p>
          </table:table-cell>
        </table:table-row>
        <table:table-row table:style-name="ro1">
          <table:table-cell office:value-type="string" calcext:value-type="string">
            <text:p>RELAX.SimID.1.EPSA.169.EPSB.100.T.1173.RA.12.RB.13.NR.7551.NC.1.RhoFields.bin</text:p>
          </table:table-cell>
          <table:table-cell office:value-type="string" calcext:value-type="string">
            <text:p>RELAX.SimID.9.EPSA.169.EPSB.100.T.1173.RA.12.RB.13.NR.7551.NC.1.RhoFields.bin</text:p>
          </table:table-cell>
          <table:table-cell table:number-columns-repeated="2"/>
          <table:table-cell table:formula="of:=CONCATENATE(&quot;diff&quot;;&quot; &quot;;&quot;mpi01/&quot;;[.A378];&quot; &quot;;&quot;mpi09/&quot;;[.B378])" office:value-type="string" office:string-value="diff mpi01/RELAX.SimID.1.EPSA.169.EPSB.100.T.1173.RA.12.RB.13.NR.7551.NC.1.RhoFields.bin mpi09/RELAX.SimID.9.EPSA.169.EPSB.100.T.1173.RA.12.RB.13.NR.7551.NC.1.RhoFields.bin" calcext:value-type="string">
            <text:p>diff mpi01/RELAX.SimID.1.EPSA.169.EPSB.100.T.1173.RA.12.RB.13.NR.7551.NC.1.RhoFields.bin mpi09/RELAX.SimID.9.EPSA.169.EPSB.100.T.11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173.RA.12.RB.14.csv</text:p>
          </table:table-cell>
          <table:table-cell office:value-type="string" calcext:value-type="string">
            <text:p>RELAX.SimID.9.EPSA.169.EPSB.100.T.1173.RA.12.RB.14.csv</text:p>
          </table:table-cell>
          <table:table-cell table:number-columns-repeated="2"/>
          <table:table-cell table:formula="of:=CONCATENATE(&quot;diff&quot;;&quot; &quot;;&quot;mpi01/&quot;;[.A379];&quot; &quot;;&quot;mpi09/&quot;;[.B379])" office:value-type="string" office:string-value="diff mpi01/RELAX.SimID.1.EPSA.169.EPSB.100.T.1173.RA.12.RB.14.csv mpi09/RELAX.SimID.9.EPSA.169.EPSB.100.T.1173.RA.12.RB.14.csv" calcext:value-type="string">
            <text:p>diff mpi01/RELAX.SimID.1.EPSA.169.EPSB.100.T.1173.RA.12.RB.14.csv mpi09/RELAX.SimID.9.EPSA.169.EPSB.100.T.1173.RA.12.RB.14.csv</text:p>
          </table:table-cell>
        </table:table-row>
        <table:table-row table:style-name="ro1">
          <table:table-cell office:value-type="string" calcext:value-type="string">
            <text:p>RELAX.SimID.1.EPSA.169.EPSB.100.T.1173.RA.12.RB.14.NR.7551.NC.1.RhoFields.bin</text:p>
          </table:table-cell>
          <table:table-cell office:value-type="string" calcext:value-type="string">
            <text:p>RELAX.SimID.9.EPSA.169.EPSB.100.T.1173.RA.12.RB.14.NR.7551.NC.1.RhoFields.bin</text:p>
          </table:table-cell>
          <table:table-cell table:number-columns-repeated="2"/>
          <table:table-cell table:formula="of:=CONCATENATE(&quot;diff&quot;;&quot; &quot;;&quot;mpi01/&quot;;[.A380];&quot; &quot;;&quot;mpi09/&quot;;[.B380])" office:value-type="string" office:string-value="diff mpi01/RELAX.SimID.1.EPSA.169.EPSB.100.T.1173.RA.12.RB.14.NR.7551.NC.1.RhoFields.bin mpi09/RELAX.SimID.9.EPSA.169.EPSB.100.T.1173.RA.12.RB.14.NR.7551.NC.1.RhoFields.bin" calcext:value-type="string">
            <text:p>diff mpi01/RELAX.SimID.1.EPSA.169.EPSB.100.T.1173.RA.12.RB.14.NR.7551.NC.1.RhoFields.bin mpi09/RELAX.SimID.9.EPSA.169.EPSB.100.T.11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173.RA.12.RB.15.csv</text:p>
          </table:table-cell>
          <table:table-cell office:value-type="string" calcext:value-type="string">
            <text:p>RELAX.SimID.9.EPSA.169.EPSB.100.T.1173.RA.12.RB.15.csv</text:p>
          </table:table-cell>
          <table:table-cell table:number-columns-repeated="2"/>
          <table:table-cell table:formula="of:=CONCATENATE(&quot;diff&quot;;&quot; &quot;;&quot;mpi01/&quot;;[.A381];&quot; &quot;;&quot;mpi09/&quot;;[.B381])" office:value-type="string" office:string-value="diff mpi01/RELAX.SimID.1.EPSA.169.EPSB.100.T.1173.RA.12.RB.15.csv mpi09/RELAX.SimID.9.EPSA.169.EPSB.100.T.1173.RA.12.RB.15.csv" calcext:value-type="string">
            <text:p>diff mpi01/RELAX.SimID.1.EPSA.169.EPSB.100.T.1173.RA.12.RB.15.csv mpi09/RELAX.SimID.9.EPSA.169.EPSB.100.T.1173.RA.12.RB.15.csv</text:p>
          </table:table-cell>
        </table:table-row>
        <table:table-row table:style-name="ro1">
          <table:table-cell office:value-type="string" calcext:value-type="string">
            <text:p>RELAX.SimID.1.EPSA.169.EPSB.100.T.1173.RA.12.RB.15.NR.7551.NC.1.RhoFields.bin</text:p>
          </table:table-cell>
          <table:table-cell office:value-type="string" calcext:value-type="string">
            <text:p>RELAX.SimID.9.EPSA.169.EPSB.100.T.1173.RA.12.RB.15.NR.7551.NC.1.RhoFields.bin</text:p>
          </table:table-cell>
          <table:table-cell table:number-columns-repeated="2"/>
          <table:table-cell table:formula="of:=CONCATENATE(&quot;diff&quot;;&quot; &quot;;&quot;mpi01/&quot;;[.A382];&quot; &quot;;&quot;mpi09/&quot;;[.B382])" office:value-type="string" office:string-value="diff mpi01/RELAX.SimID.1.EPSA.169.EPSB.100.T.1173.RA.12.RB.15.NR.7551.NC.1.RhoFields.bin mpi09/RELAX.SimID.9.EPSA.169.EPSB.100.T.1173.RA.12.RB.15.NR.7551.NC.1.RhoFields.bin" calcext:value-type="string">
            <text:p>diff mpi01/RELAX.SimID.1.EPSA.169.EPSB.100.T.1173.RA.12.RB.15.NR.7551.NC.1.RhoFields.bin mpi09/RELAX.SimID.9.EPSA.169.EPSB.100.T.11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173.RA.12.RB.16.csv</text:p>
          </table:table-cell>
          <table:table-cell office:value-type="string" calcext:value-type="string">
            <text:p>RELAX.SimID.9.EPSA.169.EPSB.100.T.1173.RA.12.RB.16.csv</text:p>
          </table:table-cell>
          <table:table-cell table:number-columns-repeated="2"/>
          <table:table-cell table:formula="of:=CONCATENATE(&quot;diff&quot;;&quot; &quot;;&quot;mpi01/&quot;;[.A383];&quot; &quot;;&quot;mpi09/&quot;;[.B383])" office:value-type="string" office:string-value="diff mpi01/RELAX.SimID.1.EPSA.169.EPSB.100.T.1173.RA.12.RB.16.csv mpi09/RELAX.SimID.9.EPSA.169.EPSB.100.T.1173.RA.12.RB.16.csv" calcext:value-type="string">
            <text:p>diff mpi01/RELAX.SimID.1.EPSA.169.EPSB.100.T.1173.RA.12.RB.16.csv mpi09/RELAX.SimID.9.EPSA.169.EPSB.100.T.1173.RA.12.RB.16.csv</text:p>
          </table:table-cell>
        </table:table-row>
        <table:table-row table:style-name="ro1">
          <table:table-cell office:value-type="string" calcext:value-type="string">
            <text:p>RELAX.SimID.1.EPSA.169.EPSB.100.T.1173.RA.12.RB.16.NR.7551.NC.15.RhoFields.bin</text:p>
          </table:table-cell>
          <table:table-cell office:value-type="string" calcext:value-type="string">
            <text:p>RELAX.SimID.9.EPSA.169.EPSB.100.T.1173.RA.12.RB.16.NR.7551.NC.15.RhoFields.bin</text:p>
          </table:table-cell>
          <table:table-cell table:number-columns-repeated="2"/>
          <table:table-cell table:formula="of:=CONCATENATE(&quot;diff&quot;;&quot; &quot;;&quot;mpi01/&quot;;[.A384];&quot; &quot;;&quot;mpi09/&quot;;[.B384])" office:value-type="string" office:string-value="diff mpi01/RELAX.SimID.1.EPSA.169.EPSB.100.T.1173.RA.12.RB.16.NR.7551.NC.15.RhoFields.bin mpi09/RELAX.SimID.9.EPSA.169.EPSB.100.T.1173.RA.12.RB.16.NR.7551.NC.15.RhoFields.bin" calcext:value-type="string">
            <text:p>diff mpi01/RELAX.SimID.1.EPSA.169.EPSB.100.T.1173.RA.12.RB.16.NR.7551.NC.15.RhoFields.bin mpi09/RELAX.SimID.9.EPSA.169.EPSB.100.T.1173.RA.12.RB.16.NR.7551.NC.15.RhoFields.bin</text:p>
          </table:table-cell>
        </table:table-row>
        <table:table-row table:style-name="ro1">
          <table:table-cell office:value-type="string" calcext:value-type="string">
            <text:p>RELAX.SimID.1.EPSA.169.EPSB.100.T.1223.RA.12.RB.13.csv</text:p>
          </table:table-cell>
          <table:table-cell office:value-type="string" calcext:value-type="string">
            <text:p>RELAX.SimID.9.EPSA.169.EPSB.100.T.1223.RA.12.RB.13.csv</text:p>
          </table:table-cell>
          <table:table-cell table:number-columns-repeated="2"/>
          <table:table-cell table:formula="of:=CONCATENATE(&quot;diff&quot;;&quot; &quot;;&quot;mpi01/&quot;;[.A385];&quot; &quot;;&quot;mpi09/&quot;;[.B385])" office:value-type="string" office:string-value="diff mpi01/RELAX.SimID.1.EPSA.169.EPSB.100.T.1223.RA.12.RB.13.csv mpi09/RELAX.SimID.9.EPSA.169.EPSB.100.T.1223.RA.12.RB.13.csv" calcext:value-type="string">
            <text:p>diff mpi01/RELAX.SimID.1.EPSA.169.EPSB.100.T.1223.RA.12.RB.13.csv mpi09/RELAX.SimID.9.EPSA.169.EPSB.100.T.1223.RA.12.RB.13.csv</text:p>
          </table:table-cell>
        </table:table-row>
        <table:table-row table:style-name="ro1">
          <table:table-cell office:value-type="string" calcext:value-type="string">
            <text:p>RELAX.SimID.1.EPSA.169.EPSB.100.T.1223.RA.12.RB.13.NR.7551.NC.1.RhoFields.bin</text:p>
          </table:table-cell>
          <table:table-cell office:value-type="string" calcext:value-type="string">
            <text:p>RELAX.SimID.9.EPSA.169.EPSB.100.T.1223.RA.12.RB.13.NR.7551.NC.1.RhoFields.bin</text:p>
          </table:table-cell>
          <table:table-cell table:number-columns-repeated="2"/>
          <table:table-cell table:formula="of:=CONCATENATE(&quot;diff&quot;;&quot; &quot;;&quot;mpi01/&quot;;[.A386];&quot; &quot;;&quot;mpi09/&quot;;[.B386])" office:value-type="string" office:string-value="diff mpi01/RELAX.SimID.1.EPSA.169.EPSB.100.T.1223.RA.12.RB.13.NR.7551.NC.1.RhoFields.bin mpi09/RELAX.SimID.9.EPSA.169.EPSB.100.T.1223.RA.12.RB.13.NR.7551.NC.1.RhoFields.bin" calcext:value-type="string">
            <text:p>diff mpi01/RELAX.SimID.1.EPSA.169.EPSB.100.T.1223.RA.12.RB.13.NR.7551.NC.1.RhoFields.bin mpi09/RELAX.SimID.9.EPSA.169.EPSB.100.T.12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223.RA.12.RB.14.csv</text:p>
          </table:table-cell>
          <table:table-cell office:value-type="string" calcext:value-type="string">
            <text:p>RELAX.SimID.9.EPSA.169.EPSB.100.T.1223.RA.12.RB.14.csv</text:p>
          </table:table-cell>
          <table:table-cell table:number-columns-repeated="2"/>
          <table:table-cell table:formula="of:=CONCATENATE(&quot;diff&quot;;&quot; &quot;;&quot;mpi01/&quot;;[.A387];&quot; &quot;;&quot;mpi09/&quot;;[.B387])" office:value-type="string" office:string-value="diff mpi01/RELAX.SimID.1.EPSA.169.EPSB.100.T.1223.RA.12.RB.14.csv mpi09/RELAX.SimID.9.EPSA.169.EPSB.100.T.1223.RA.12.RB.14.csv" calcext:value-type="string">
            <text:p>diff mpi01/RELAX.SimID.1.EPSA.169.EPSB.100.T.1223.RA.12.RB.14.csv mpi09/RELAX.SimID.9.EPSA.169.EPSB.100.T.1223.RA.12.RB.14.csv</text:p>
          </table:table-cell>
        </table:table-row>
        <table:table-row table:style-name="ro1">
          <table:table-cell office:value-type="string" calcext:value-type="string">
            <text:p>RELAX.SimID.1.EPSA.169.EPSB.100.T.1223.RA.12.RB.14.NR.7551.NC.1.RhoFields.bin</text:p>
          </table:table-cell>
          <table:table-cell office:value-type="string" calcext:value-type="string">
            <text:p>RELAX.SimID.9.EPSA.169.EPSB.100.T.1223.RA.12.RB.14.NR.7551.NC.1.RhoFields.bin</text:p>
          </table:table-cell>
          <table:table-cell table:number-columns-repeated="2"/>
          <table:table-cell table:formula="of:=CONCATENATE(&quot;diff&quot;;&quot; &quot;;&quot;mpi01/&quot;;[.A388];&quot; &quot;;&quot;mpi09/&quot;;[.B388])" office:value-type="string" office:string-value="diff mpi01/RELAX.SimID.1.EPSA.169.EPSB.100.T.1223.RA.12.RB.14.NR.7551.NC.1.RhoFields.bin mpi09/RELAX.SimID.9.EPSA.169.EPSB.100.T.1223.RA.12.RB.14.NR.7551.NC.1.RhoFields.bin" calcext:value-type="string">
            <text:p>diff mpi01/RELAX.SimID.1.EPSA.169.EPSB.100.T.1223.RA.12.RB.14.NR.7551.NC.1.RhoFields.bin mpi09/RELAX.SimID.9.EPSA.169.EPSB.100.T.12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223.RA.12.RB.15.csv</text:p>
          </table:table-cell>
          <table:table-cell office:value-type="string" calcext:value-type="string">
            <text:p>RELAX.SimID.9.EPSA.169.EPSB.100.T.1223.RA.12.RB.15.csv</text:p>
          </table:table-cell>
          <table:table-cell table:number-columns-repeated="2"/>
          <table:table-cell table:formula="of:=CONCATENATE(&quot;diff&quot;;&quot; &quot;;&quot;mpi01/&quot;;[.A389];&quot; &quot;;&quot;mpi09/&quot;;[.B389])" office:value-type="string" office:string-value="diff mpi01/RELAX.SimID.1.EPSA.169.EPSB.100.T.1223.RA.12.RB.15.csv mpi09/RELAX.SimID.9.EPSA.169.EPSB.100.T.1223.RA.12.RB.15.csv" calcext:value-type="string">
            <text:p>diff mpi01/RELAX.SimID.1.EPSA.169.EPSB.100.T.1223.RA.12.RB.15.csv mpi09/RELAX.SimID.9.EPSA.169.EPSB.100.T.1223.RA.12.RB.15.csv</text:p>
          </table:table-cell>
        </table:table-row>
        <table:table-row table:style-name="ro1">
          <table:table-cell office:value-type="string" calcext:value-type="string">
            <text:p>RELAX.SimID.1.EPSA.169.EPSB.100.T.1223.RA.12.RB.15.NR.7551.NC.3.RhoFields.bin</text:p>
          </table:table-cell>
          <table:table-cell office:value-type="string" calcext:value-type="string">
            <text:p>RELAX.SimID.9.EPSA.169.EPSB.100.T.1223.RA.12.RB.15.NR.7551.NC.3.RhoFields.bin</text:p>
          </table:table-cell>
          <table:table-cell table:number-columns-repeated="2"/>
          <table:table-cell table:formula="of:=CONCATENATE(&quot;diff&quot;;&quot; &quot;;&quot;mpi01/&quot;;[.A390];&quot; &quot;;&quot;mpi09/&quot;;[.B390])" office:value-type="string" office:string-value="diff mpi01/RELAX.SimID.1.EPSA.169.EPSB.100.T.1223.RA.12.RB.15.NR.7551.NC.3.RhoFields.bin mpi09/RELAX.SimID.9.EPSA.169.EPSB.100.T.1223.RA.12.RB.15.NR.7551.NC.3.RhoFields.bin" calcext:value-type="string">
            <text:p>diff mpi01/RELAX.SimID.1.EPSA.169.EPSB.100.T.1223.RA.12.RB.15.NR.7551.NC.3.RhoFields.bin mpi09/RELAX.SimID.9.EPSA.169.EPSB.100.T.1223.RA.12.RB.15.NR.7551.NC.3.RhoFields.bin</text:p>
          </table:table-cell>
        </table:table-row>
        <table:table-row table:style-name="ro1">
          <table:table-cell office:value-type="string" calcext:value-type="string">
            <text:p>RELAX.SimID.1.EPSA.169.EPSB.100.T.1223.RA.12.RB.16.csv</text:p>
          </table:table-cell>
          <table:table-cell office:value-type="string" calcext:value-type="string">
            <text:p>RELAX.SimID.9.EPSA.169.EPSB.100.T.1223.RA.12.RB.16.csv</text:p>
          </table:table-cell>
          <table:table-cell table:number-columns-repeated="2"/>
          <table:table-cell table:formula="of:=CONCATENATE(&quot;diff&quot;;&quot; &quot;;&quot;mpi01/&quot;;[.A391];&quot; &quot;;&quot;mpi09/&quot;;[.B391])" office:value-type="string" office:string-value="diff mpi01/RELAX.SimID.1.EPSA.169.EPSB.100.T.1223.RA.12.RB.16.csv mpi09/RELAX.SimID.9.EPSA.169.EPSB.100.T.1223.RA.12.RB.16.csv" calcext:value-type="string">
            <text:p>diff mpi01/RELAX.SimID.1.EPSA.169.EPSB.100.T.1223.RA.12.RB.16.csv mpi09/RELAX.SimID.9.EPSA.169.EPSB.100.T.1223.RA.12.RB.16.csv</text:p>
          </table:table-cell>
        </table:table-row>
        <table:table-row table:style-name="ro1">
          <table:table-cell office:value-type="string" calcext:value-type="string">
            <text:p>RELAX.SimID.1.EPSA.169.EPSB.100.T.1223.RA.12.RB.16.NR.7551.NC.76.RhoFields.bin</text:p>
          </table:table-cell>
          <table:table-cell office:value-type="string" calcext:value-type="string">
            <text:p>RELAX.SimID.9.EPSA.169.EPSB.100.T.1223.RA.12.RB.16.NR.7551.NC.76.RhoFields.bin</text:p>
          </table:table-cell>
          <table:table-cell table:number-columns-repeated="2"/>
          <table:table-cell table:formula="of:=CONCATENATE(&quot;diff&quot;;&quot; &quot;;&quot;mpi01/&quot;;[.A392];&quot; &quot;;&quot;mpi09/&quot;;[.B392])" office:value-type="string" office:string-value="diff mpi01/RELAX.SimID.1.EPSA.169.EPSB.100.T.1223.RA.12.RB.16.NR.7551.NC.76.RhoFields.bin mpi09/RELAX.SimID.9.EPSA.169.EPSB.100.T.1223.RA.12.RB.16.NR.7551.NC.76.RhoFields.bin" calcext:value-type="string">
            <text:p>diff mpi01/RELAX.SimID.1.EPSA.169.EPSB.100.T.1223.RA.12.RB.16.NR.7551.NC.76.RhoFields.bin mpi09/RELAX.SimID.9.EPSA.169.EPSB.100.T.1223.RA.12.RB.16.NR.7551.NC.76.RhoFields.bin</text:p>
          </table:table-cell>
        </table:table-row>
        <table:table-row table:style-name="ro1">
          <table:table-cell office:value-type="string" calcext:value-type="string">
            <text:p>RELAX.SimID.1.EPSA.169.EPSB.100.T.1273.RA.12.RB.13.csv</text:p>
          </table:table-cell>
          <table:table-cell office:value-type="string" calcext:value-type="string">
            <text:p>RELAX.SimID.9.EPSA.169.EPSB.100.T.1273.RA.12.RB.13.csv</text:p>
          </table:table-cell>
          <table:table-cell table:number-columns-repeated="2"/>
          <table:table-cell table:formula="of:=CONCATENATE(&quot;diff&quot;;&quot; &quot;;&quot;mpi01/&quot;;[.A393];&quot; &quot;;&quot;mpi09/&quot;;[.B393])" office:value-type="string" office:string-value="diff mpi01/RELAX.SimID.1.EPSA.169.EPSB.100.T.1273.RA.12.RB.13.csv mpi09/RELAX.SimID.9.EPSA.169.EPSB.100.T.1273.RA.12.RB.13.csv" calcext:value-type="string">
            <text:p>diff mpi01/RELAX.SimID.1.EPSA.169.EPSB.100.T.1273.RA.12.RB.13.csv mpi09/RELAX.SimID.9.EPSA.169.EPSB.100.T.1273.RA.12.RB.13.csv</text:p>
          </table:table-cell>
        </table:table-row>
        <table:table-row table:style-name="ro1">
          <table:table-cell office:value-type="string" calcext:value-type="string">
            <text:p>RELAX.SimID.1.EPSA.169.EPSB.100.T.1273.RA.12.RB.13.NR.7551.NC.1.RhoFields.bin</text:p>
          </table:table-cell>
          <table:table-cell office:value-type="string" calcext:value-type="string">
            <text:p>RELAX.SimID.9.EPSA.169.EPSB.100.T.1273.RA.12.RB.13.NR.7551.NC.1.RhoFields.bin</text:p>
          </table:table-cell>
          <table:table-cell table:number-columns-repeated="2"/>
          <table:table-cell table:formula="of:=CONCATENATE(&quot;diff&quot;;&quot; &quot;;&quot;mpi01/&quot;;[.A394];&quot; &quot;;&quot;mpi09/&quot;;[.B394])" office:value-type="string" office:string-value="diff mpi01/RELAX.SimID.1.EPSA.169.EPSB.100.T.1273.RA.12.RB.13.NR.7551.NC.1.RhoFields.bin mpi09/RELAX.SimID.9.EPSA.169.EPSB.100.T.1273.RA.12.RB.13.NR.7551.NC.1.RhoFields.bin" calcext:value-type="string">
            <text:p>diff mpi01/RELAX.SimID.1.EPSA.169.EPSB.100.T.1273.RA.12.RB.13.NR.7551.NC.1.RhoFields.bin mpi09/RELAX.SimID.9.EPSA.169.EPSB.100.T.12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273.RA.12.RB.14.csv</text:p>
          </table:table-cell>
          <table:table-cell office:value-type="string" calcext:value-type="string">
            <text:p>RELAX.SimID.9.EPSA.169.EPSB.100.T.1273.RA.12.RB.14.csv</text:p>
          </table:table-cell>
          <table:table-cell table:number-columns-repeated="2"/>
          <table:table-cell table:formula="of:=CONCATENATE(&quot;diff&quot;;&quot; &quot;;&quot;mpi01/&quot;;[.A395];&quot; &quot;;&quot;mpi09/&quot;;[.B395])" office:value-type="string" office:string-value="diff mpi01/RELAX.SimID.1.EPSA.169.EPSB.100.T.1273.RA.12.RB.14.csv mpi09/RELAX.SimID.9.EPSA.169.EPSB.100.T.1273.RA.12.RB.14.csv" calcext:value-type="string">
            <text:p>diff mpi01/RELAX.SimID.1.EPSA.169.EPSB.100.T.1273.RA.12.RB.14.csv mpi09/RELAX.SimID.9.EPSA.169.EPSB.100.T.1273.RA.12.RB.14.csv</text:p>
          </table:table-cell>
        </table:table-row>
        <table:table-row table:style-name="ro1">
          <table:table-cell office:value-type="string" calcext:value-type="string">
            <text:p>RELAX.SimID.1.EPSA.169.EPSB.100.T.1273.RA.12.RB.14.NR.7551.NC.1.RhoFields.bin</text:p>
          </table:table-cell>
          <table:table-cell office:value-type="string" calcext:value-type="string">
            <text:p>RELAX.SimID.9.EPSA.169.EPSB.100.T.1273.RA.12.RB.14.NR.7551.NC.1.RhoFields.bin</text:p>
          </table:table-cell>
          <table:table-cell table:number-columns-repeated="2"/>
          <table:table-cell table:formula="of:=CONCATENATE(&quot;diff&quot;;&quot; &quot;;&quot;mpi01/&quot;;[.A396];&quot; &quot;;&quot;mpi09/&quot;;[.B396])" office:value-type="string" office:string-value="diff mpi01/RELAX.SimID.1.EPSA.169.EPSB.100.T.1273.RA.12.RB.14.NR.7551.NC.1.RhoFields.bin mpi09/RELAX.SimID.9.EPSA.169.EPSB.100.T.1273.RA.12.RB.14.NR.7551.NC.1.RhoFields.bin" calcext:value-type="string">
            <text:p>diff mpi01/RELAX.SimID.1.EPSA.169.EPSB.100.T.1273.RA.12.RB.14.NR.7551.NC.1.RhoFields.bin mpi09/RELAX.SimID.9.EPSA.169.EPSB.100.T.12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273.RA.12.RB.15.csv</text:p>
          </table:table-cell>
          <table:table-cell office:value-type="string" calcext:value-type="string">
            <text:p>RELAX.SimID.9.EPSA.169.EPSB.100.T.1273.RA.12.RB.15.csv</text:p>
          </table:table-cell>
          <table:table-cell table:number-columns-repeated="2"/>
          <table:table-cell table:formula="of:=CONCATENATE(&quot;diff&quot;;&quot; &quot;;&quot;mpi01/&quot;;[.A397];&quot; &quot;;&quot;mpi09/&quot;;[.B397])" office:value-type="string" office:string-value="diff mpi01/RELAX.SimID.1.EPSA.169.EPSB.100.T.1273.RA.12.RB.15.csv mpi09/RELAX.SimID.9.EPSA.169.EPSB.100.T.1273.RA.12.RB.15.csv" calcext:value-type="string">
            <text:p>diff mpi01/RELAX.SimID.1.EPSA.169.EPSB.100.T.1273.RA.12.RB.15.csv mpi09/RELAX.SimID.9.EPSA.169.EPSB.100.T.1273.RA.12.RB.15.csv</text:p>
          </table:table-cell>
        </table:table-row>
        <table:table-row table:style-name="ro1">
          <table:table-cell office:value-type="string" calcext:value-type="string">
            <text:p>RELAX.SimID.1.EPSA.169.EPSB.100.T.1273.RA.12.RB.15.NR.7551.NC.14.RhoFields.bin</text:p>
          </table:table-cell>
          <table:table-cell office:value-type="string" calcext:value-type="string">
            <text:p>RELAX.SimID.9.EPSA.169.EPSB.100.T.1273.RA.12.RB.15.NR.7551.NC.14.RhoFields.bin</text:p>
          </table:table-cell>
          <table:table-cell table:number-columns-repeated="2"/>
          <table:table-cell table:formula="of:=CONCATENATE(&quot;diff&quot;;&quot; &quot;;&quot;mpi01/&quot;;[.A398];&quot; &quot;;&quot;mpi09/&quot;;[.B398])" office:value-type="string" office:string-value="diff mpi01/RELAX.SimID.1.EPSA.169.EPSB.100.T.1273.RA.12.RB.15.NR.7551.NC.14.RhoFields.bin mpi09/RELAX.SimID.9.EPSA.169.EPSB.100.T.1273.RA.12.RB.15.NR.7551.NC.14.RhoFields.bin" calcext:value-type="string">
            <text:p>diff mpi01/RELAX.SimID.1.EPSA.169.EPSB.100.T.1273.RA.12.RB.15.NR.7551.NC.14.RhoFields.bin mpi09/RELAX.SimID.9.EPSA.169.EPSB.100.T.1273.RA.12.RB.15.NR.7551.NC.14.RhoFields.bin</text:p>
          </table:table-cell>
        </table:table-row>
        <table:table-row table:style-name="ro1">
          <table:table-cell office:value-type="string" calcext:value-type="string">
            <text:p>RELAX.SimID.1.EPSA.169.EPSB.100.T.1273.RA.12.RB.16.csv</text:p>
          </table:table-cell>
          <table:table-cell office:value-type="string" calcext:value-type="string">
            <text:p>RELAX.SimID.9.EPSA.169.EPSB.100.T.1273.RA.12.RB.16.csv</text:p>
          </table:table-cell>
          <table:table-cell table:number-columns-repeated="2"/>
          <table:table-cell table:formula="of:=CONCATENATE(&quot;diff&quot;;&quot; &quot;;&quot;mpi01/&quot;;[.A399];&quot; &quot;;&quot;mpi09/&quot;;[.B399])" office:value-type="string" office:string-value="diff mpi01/RELAX.SimID.1.EPSA.169.EPSB.100.T.1273.RA.12.RB.16.csv mpi09/RELAX.SimID.9.EPSA.169.EPSB.100.T.1273.RA.12.RB.16.csv" calcext:value-type="string">
            <text:p>diff mpi01/RELAX.SimID.1.EPSA.169.EPSB.100.T.1273.RA.12.RB.16.csv mpi09/RELAX.SimID.9.EPSA.169.EPSB.100.T.1273.RA.12.RB.16.csv</text:p>
          </table:table-cell>
        </table:table-row>
        <table:table-row table:style-name="ro1">
          <table:table-cell office:value-type="string" calcext:value-type="string">
            <text:p>RELAX.SimID.1.EPSA.169.EPSB.100.T.1273.RA.12.RB.16.NR.7551.NC.275.RhoFields.bin</text:p>
          </table:table-cell>
          <table:table-cell office:value-type="string" calcext:value-type="string">
            <text:p>RELAX.SimID.9.EPSA.169.EPSB.100.T.1273.RA.12.RB.16.NR.7551.NC.275.RhoFields.bin</text:p>
          </table:table-cell>
          <table:table-cell table:number-columns-repeated="2"/>
          <table:table-cell table:formula="of:=CONCATENATE(&quot;diff&quot;;&quot; &quot;;&quot;mpi01/&quot;;[.A400];&quot; &quot;;&quot;mpi09/&quot;;[.B400])" office:value-type="string" office:string-value="diff mpi01/RELAX.SimID.1.EPSA.169.EPSB.100.T.1273.RA.12.RB.16.NR.7551.NC.275.RhoFields.bin mpi09/RELAX.SimID.9.EPSA.169.EPSB.100.T.1273.RA.12.RB.16.NR.7551.NC.275.RhoFields.bin" calcext:value-type="string">
            <text:p>diff mpi01/RELAX.SimID.1.EPSA.169.EPSB.100.T.1273.RA.12.RB.16.NR.7551.NC.275.RhoFields.bin mpi09/RELAX.SimID.9.EPSA.169.EPSB.100.T.1273.RA.12.RB.16.NR.7551.NC.275.RhoFields.bin</text:p>
          </table:table-cell>
        </table:table-row>
        <table:table-row table:style-name="ro1">
          <table:table-cell office:value-type="string" calcext:value-type="string">
            <text:p>RELAX.SimID.1.EPSA.169.EPSB.100.T.1323.RA.12.RB.13.csv</text:p>
          </table:table-cell>
          <table:table-cell office:value-type="string" calcext:value-type="string">
            <text:p>RELAX.SimID.9.EPSA.169.EPSB.100.T.1323.RA.12.RB.13.csv</text:p>
          </table:table-cell>
          <table:table-cell table:number-columns-repeated="2"/>
          <table:table-cell table:formula="of:=CONCATENATE(&quot;diff&quot;;&quot; &quot;;&quot;mpi01/&quot;;[.A401];&quot; &quot;;&quot;mpi09/&quot;;[.B401])" office:value-type="string" office:string-value="diff mpi01/RELAX.SimID.1.EPSA.169.EPSB.100.T.1323.RA.12.RB.13.csv mpi09/RELAX.SimID.9.EPSA.169.EPSB.100.T.1323.RA.12.RB.13.csv" calcext:value-type="string">
            <text:p>diff mpi01/RELAX.SimID.1.EPSA.169.EPSB.100.T.1323.RA.12.RB.13.csv mpi09/RELAX.SimID.9.EPSA.169.EPSB.100.T.1323.RA.12.RB.13.csv</text:p>
          </table:table-cell>
        </table:table-row>
        <table:table-row table:style-name="ro1">
          <table:table-cell office:value-type="string" calcext:value-type="string">
            <text:p>RELAX.SimID.1.EPSA.169.EPSB.100.T.1323.RA.12.RB.13.NR.7551.NC.1.RhoFields.bin</text:p>
          </table:table-cell>
          <table:table-cell office:value-type="string" calcext:value-type="string">
            <text:p>RELAX.SimID.9.EPSA.169.EPSB.100.T.1323.RA.12.RB.13.NR.7551.NC.1.RhoFields.bin</text:p>
          </table:table-cell>
          <table:table-cell table:number-columns-repeated="2"/>
          <table:table-cell table:formula="of:=CONCATENATE(&quot;diff&quot;;&quot; &quot;;&quot;mpi01/&quot;;[.A402];&quot; &quot;;&quot;mpi09/&quot;;[.B402])" office:value-type="string" office:string-value="diff mpi01/RELAX.SimID.1.EPSA.169.EPSB.100.T.1323.RA.12.RB.13.NR.7551.NC.1.RhoFields.bin mpi09/RELAX.SimID.9.EPSA.169.EPSB.100.T.1323.RA.12.RB.13.NR.7551.NC.1.RhoFields.bin" calcext:value-type="string">
            <text:p>diff mpi01/RELAX.SimID.1.EPSA.169.EPSB.100.T.1323.RA.12.RB.13.NR.7551.NC.1.RhoFields.bin mpi09/RELAX.SimID.9.EPSA.169.EPSB.100.T.13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323.RA.12.RB.14.csv</text:p>
          </table:table-cell>
          <table:table-cell office:value-type="string" calcext:value-type="string">
            <text:p>RELAX.SimID.9.EPSA.169.EPSB.100.T.1323.RA.12.RB.14.csv</text:p>
          </table:table-cell>
          <table:table-cell table:number-columns-repeated="2"/>
          <table:table-cell table:formula="of:=CONCATENATE(&quot;diff&quot;;&quot; &quot;;&quot;mpi01/&quot;;[.A403];&quot; &quot;;&quot;mpi09/&quot;;[.B403])" office:value-type="string" office:string-value="diff mpi01/RELAX.SimID.1.EPSA.169.EPSB.100.T.1323.RA.12.RB.14.csv mpi09/RELAX.SimID.9.EPSA.169.EPSB.100.T.1323.RA.12.RB.14.csv" calcext:value-type="string">
            <text:p>diff mpi01/RELAX.SimID.1.EPSA.169.EPSB.100.T.1323.RA.12.RB.14.csv mpi09/RELAX.SimID.9.EPSA.169.EPSB.100.T.1323.RA.12.RB.14.csv</text:p>
          </table:table-cell>
        </table:table-row>
        <table:table-row table:style-name="ro1">
          <table:table-cell office:value-type="string" calcext:value-type="string">
            <text:p>RELAX.SimID.1.EPSA.169.EPSB.100.T.1323.RA.12.RB.14.NR.7551.NC.2.RhoFields.bin</text:p>
          </table:table-cell>
          <table:table-cell office:value-type="string" calcext:value-type="string">
            <text:p>RELAX.SimID.9.EPSA.169.EPSB.100.T.1323.RA.12.RB.14.NR.7551.NC.2.RhoFields.bin</text:p>
          </table:table-cell>
          <table:table-cell table:number-columns-repeated="2"/>
          <table:table-cell table:formula="of:=CONCATENATE(&quot;diff&quot;;&quot; &quot;;&quot;mpi01/&quot;;[.A404];&quot; &quot;;&quot;mpi09/&quot;;[.B404])" office:value-type="string" office:string-value="diff mpi01/RELAX.SimID.1.EPSA.169.EPSB.100.T.1323.RA.12.RB.14.NR.7551.NC.2.RhoFields.bin mpi09/RELAX.SimID.9.EPSA.169.EPSB.100.T.1323.RA.12.RB.14.NR.7551.NC.2.RhoFields.bin" calcext:value-type="string">
            <text:p>diff mpi01/RELAX.SimID.1.EPSA.169.EPSB.100.T.1323.RA.12.RB.14.NR.7551.NC.2.RhoFields.bin mpi09/RELAX.SimID.9.EPSA.169.EPSB.100.T.1323.RA.12.RB.14.NR.7551.NC.2.RhoFields.bin</text:p>
          </table:table-cell>
        </table:table-row>
        <table:table-row table:style-name="ro1">
          <table:table-cell office:value-type="string" calcext:value-type="string">
            <text:p>RELAX.SimID.1.EPSA.169.EPSB.100.T.1323.RA.12.RB.15.csv</text:p>
          </table:table-cell>
          <table:table-cell office:value-type="string" calcext:value-type="string">
            <text:p>RELAX.SimID.9.EPSA.169.EPSB.100.T.1323.RA.12.RB.15.csv</text:p>
          </table:table-cell>
          <table:table-cell table:number-columns-repeated="2"/>
          <table:table-cell table:formula="of:=CONCATENATE(&quot;diff&quot;;&quot; &quot;;&quot;mpi01/&quot;;[.A405];&quot; &quot;;&quot;mpi09/&quot;;[.B405])" office:value-type="string" office:string-value="diff mpi01/RELAX.SimID.1.EPSA.169.EPSB.100.T.1323.RA.12.RB.15.csv mpi09/RELAX.SimID.9.EPSA.169.EPSB.100.T.1323.RA.12.RB.15.csv" calcext:value-type="string">
            <text:p>diff mpi01/RELAX.SimID.1.EPSA.169.EPSB.100.T.1323.RA.12.RB.15.csv mpi09/RELAX.SimID.9.EPSA.169.EPSB.100.T.1323.RA.12.RB.15.csv</text:p>
          </table:table-cell>
        </table:table-row>
        <table:table-row table:style-name="ro1">
          <table:table-cell office:value-type="string" calcext:value-type="string">
            <text:p>RELAX.SimID.1.EPSA.169.EPSB.100.T.1323.RA.12.RB.15.NR.7551.NC.55.RhoFields.bin</text:p>
          </table:table-cell>
          <table:table-cell office:value-type="string" calcext:value-type="string">
            <text:p>RELAX.SimID.9.EPSA.169.EPSB.100.T.1323.RA.12.RB.15.NR.7551.NC.55.RhoFields.bin</text:p>
          </table:table-cell>
          <table:table-cell table:number-columns-repeated="2"/>
          <table:table-cell table:formula="of:=CONCATENATE(&quot;diff&quot;;&quot; &quot;;&quot;mpi01/&quot;;[.A406];&quot; &quot;;&quot;mpi09/&quot;;[.B406])" office:value-type="string" office:string-value="diff mpi01/RELAX.SimID.1.EPSA.169.EPSB.100.T.1323.RA.12.RB.15.NR.7551.NC.55.RhoFields.bin mpi09/RELAX.SimID.9.EPSA.169.EPSB.100.T.1323.RA.12.RB.15.NR.7551.NC.55.RhoFields.bin" calcext:value-type="string">
            <text:p>diff mpi01/RELAX.SimID.1.EPSA.169.EPSB.100.T.1323.RA.12.RB.15.NR.7551.NC.55.RhoFields.bin mpi09/RELAX.SimID.9.EPSA.169.EPSB.100.T.1323.RA.12.RB.15.NR.7551.NC.55.RhoFields.bin</text:p>
          </table:table-cell>
        </table:table-row>
        <table:table-row table:style-name="ro1">
          <table:table-cell office:value-type="string" calcext:value-type="string">
            <text:p>RELAX.SimID.1.EPSA.169.EPSB.100.T.1323.RA.12.RB.16.csv</text:p>
          </table:table-cell>
          <table:table-cell office:value-type="string" calcext:value-type="string">
            <text:p>RELAX.SimID.9.EPSA.169.EPSB.100.T.1323.RA.12.RB.16.csv</text:p>
          </table:table-cell>
          <table:table-cell table:number-columns-repeated="2"/>
          <table:table-cell table:formula="of:=CONCATENATE(&quot;diff&quot;;&quot; &quot;;&quot;mpi01/&quot;;[.A407];&quot; &quot;;&quot;mpi09/&quot;;[.B407])" office:value-type="string" office:string-value="diff mpi01/RELAX.SimID.1.EPSA.169.EPSB.100.T.1323.RA.12.RB.16.csv mpi09/RELAX.SimID.9.EPSA.169.EPSB.100.T.1323.RA.12.RB.16.csv" calcext:value-type="string">
            <text:p>diff mpi01/RELAX.SimID.1.EPSA.169.EPSB.100.T.1323.RA.12.RB.16.csv mpi09/RELAX.SimID.9.EPSA.169.EPSB.100.T.1323.RA.12.RB.16.csv</text:p>
          </table:table-cell>
        </table:table-row>
        <table:table-row table:style-name="ro1">
          <table:table-cell office:value-type="string" calcext:value-type="string">
            <text:p>RELAX.SimID.1.EPSA.169.EPSB.100.T.1323.RA.12.RB.16.NR.7551.NC.856.RhoFields.bin</text:p>
          </table:table-cell>
          <table:table-cell office:value-type="string" calcext:value-type="string">
            <text:p>RELAX.SimID.9.EPSA.169.EPSB.100.T.1323.RA.12.RB.16.NR.7551.NC.856.RhoFields.bin</text:p>
          </table:table-cell>
          <table:table-cell table:number-columns-repeated="2"/>
          <table:table-cell table:formula="of:=CONCATENATE(&quot;diff&quot;;&quot; &quot;;&quot;mpi01/&quot;;[.A408];&quot; &quot;;&quot;mpi09/&quot;;[.B408])" office:value-type="string" office:string-value="diff mpi01/RELAX.SimID.1.EPSA.169.EPSB.100.T.1323.RA.12.RB.16.NR.7551.NC.856.RhoFields.bin mpi09/RELAX.SimID.9.EPSA.169.EPSB.100.T.1323.RA.12.RB.16.NR.7551.NC.856.RhoFields.bin" calcext:value-type="string">
            <text:p>diff mpi01/RELAX.SimID.1.EPSA.169.EPSB.100.T.1323.RA.12.RB.16.NR.7551.NC.856.RhoFields.bin mpi09/RELAX.SimID.9.EPSA.169.EPSB.100.T.1323.RA.12.RB.16.NR.7551.NC.856.RhoFields.bin</text:p>
          </table:table-cell>
        </table:table-row>
        <table:table-row table:style-name="ro1">
          <table:table-cell office:value-type="string" calcext:value-type="string">
            <text:p>RELAX.SimID.1.EPSA.169.EPSB.100.T.1373.RA.12.RB.13.csv</text:p>
          </table:table-cell>
          <table:table-cell office:value-type="string" calcext:value-type="string">
            <text:p>RELAX.SimID.9.EPSA.169.EPSB.100.T.1373.RA.12.RB.13.csv</text:p>
          </table:table-cell>
          <table:table-cell table:number-columns-repeated="2"/>
          <table:table-cell table:formula="of:=CONCATENATE(&quot;diff&quot;;&quot; &quot;;&quot;mpi01/&quot;;[.A409];&quot; &quot;;&quot;mpi09/&quot;;[.B409])" office:value-type="string" office:string-value="diff mpi01/RELAX.SimID.1.EPSA.169.EPSB.100.T.1373.RA.12.RB.13.csv mpi09/RELAX.SimID.9.EPSA.169.EPSB.100.T.1373.RA.12.RB.13.csv" calcext:value-type="string">
            <text:p>diff mpi01/RELAX.SimID.1.EPSA.169.EPSB.100.T.1373.RA.12.RB.13.csv mpi09/RELAX.SimID.9.EPSA.169.EPSB.100.T.1373.RA.12.RB.13.csv</text:p>
          </table:table-cell>
        </table:table-row>
        <table:table-row table:style-name="ro1">
          <table:table-cell office:value-type="string" calcext:value-type="string">
            <text:p>RELAX.SimID.1.EPSA.169.EPSB.100.T.1373.RA.12.RB.13.NR.7551.NC.1.RhoFields.bin</text:p>
          </table:table-cell>
          <table:table-cell office:value-type="string" calcext:value-type="string">
            <text:p>RELAX.SimID.9.EPSA.169.EPSB.100.T.1373.RA.12.RB.13.NR.7551.NC.1.RhoFields.bin</text:p>
          </table:table-cell>
          <table:table-cell table:number-columns-repeated="2"/>
          <table:table-cell table:formula="of:=CONCATENATE(&quot;diff&quot;;&quot; &quot;;&quot;mpi01/&quot;;[.A410];&quot; &quot;;&quot;mpi09/&quot;;[.B410])" office:value-type="string" office:string-value="diff mpi01/RELAX.SimID.1.EPSA.169.EPSB.100.T.1373.RA.12.RB.13.NR.7551.NC.1.RhoFields.bin mpi09/RELAX.SimID.9.EPSA.169.EPSB.100.T.1373.RA.12.RB.13.NR.7551.NC.1.RhoFields.bin" calcext:value-type="string">
            <text:p>diff mpi01/RELAX.SimID.1.EPSA.169.EPSB.100.T.1373.RA.12.RB.13.NR.7551.NC.1.RhoFields.bin mpi09/RELAX.SimID.9.EPSA.169.EPSB.100.T.13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373.RA.12.RB.14.csv</text:p>
          </table:table-cell>
          <table:table-cell office:value-type="string" calcext:value-type="string">
            <text:p>RELAX.SimID.9.EPSA.169.EPSB.100.T.1373.RA.12.RB.14.csv</text:p>
          </table:table-cell>
          <table:table-cell table:number-columns-repeated="2"/>
          <table:table-cell table:formula="of:=CONCATENATE(&quot;diff&quot;;&quot; &quot;;&quot;mpi01/&quot;;[.A411];&quot; &quot;;&quot;mpi09/&quot;;[.B411])" office:value-type="string" office:string-value="diff mpi01/RELAX.SimID.1.EPSA.169.EPSB.100.T.1373.RA.12.RB.14.csv mpi09/RELAX.SimID.9.EPSA.169.EPSB.100.T.1373.RA.12.RB.14.csv" calcext:value-type="string">
            <text:p>diff mpi01/RELAX.SimID.1.EPSA.169.EPSB.100.T.1373.RA.12.RB.14.csv mpi09/RELAX.SimID.9.EPSA.169.EPSB.100.T.1373.RA.12.RB.14.csv</text:p>
          </table:table-cell>
        </table:table-row>
        <table:table-row table:style-name="ro1">
          <table:table-cell office:value-type="string" calcext:value-type="string">
            <text:p>RELAX.SimID.1.EPSA.169.EPSB.100.T.1373.RA.12.RB.14.NR.7551.NC.7.RhoFields.bin</text:p>
          </table:table-cell>
          <table:table-cell office:value-type="string" calcext:value-type="string">
            <text:p>RELAX.SimID.9.EPSA.169.EPSB.100.T.1373.RA.12.RB.14.NR.7551.NC.7.RhoFields.bin</text:p>
          </table:table-cell>
          <table:table-cell table:number-columns-repeated="2"/>
          <table:table-cell table:formula="of:=CONCATENATE(&quot;diff&quot;;&quot; &quot;;&quot;mpi01/&quot;;[.A412];&quot; &quot;;&quot;mpi09/&quot;;[.B412])" office:value-type="string" office:string-value="diff mpi01/RELAX.SimID.1.EPSA.169.EPSB.100.T.1373.RA.12.RB.14.NR.7551.NC.7.RhoFields.bin mpi09/RELAX.SimID.9.EPSA.169.EPSB.100.T.1373.RA.12.RB.14.NR.7551.NC.7.RhoFields.bin" calcext:value-type="string">
            <text:p>diff mpi01/RELAX.SimID.1.EPSA.169.EPSB.100.T.1373.RA.12.RB.14.NR.7551.NC.7.RhoFields.bin mpi09/RELAX.SimID.9.EPSA.169.EPSB.100.T.1373.RA.12.RB.14.NR.7551.NC.7.RhoFields.bin</text:p>
          </table:table-cell>
        </table:table-row>
        <table:table-row table:style-name="ro1">
          <table:table-cell office:value-type="string" calcext:value-type="string">
            <text:p>RELAX.SimID.1.EPSA.169.EPSB.100.T.1373.RA.12.RB.15.csv</text:p>
          </table:table-cell>
          <table:table-cell office:value-type="string" calcext:value-type="string">
            <text:p>RELAX.SimID.9.EPSA.169.EPSB.100.T.1373.RA.12.RB.15.csv</text:p>
          </table:table-cell>
          <table:table-cell table:number-columns-repeated="2"/>
          <table:table-cell table:formula="of:=CONCATENATE(&quot;diff&quot;;&quot; &quot;;&quot;mpi01/&quot;;[.A413];&quot; &quot;;&quot;mpi09/&quot;;[.B413])" office:value-type="string" office:string-value="diff mpi01/RELAX.SimID.1.EPSA.169.EPSB.100.T.1373.RA.12.RB.15.csv mpi09/RELAX.SimID.9.EPSA.169.EPSB.100.T.1373.RA.12.RB.15.csv" calcext:value-type="string">
            <text:p>diff mpi01/RELAX.SimID.1.EPSA.169.EPSB.100.T.1373.RA.12.RB.15.csv mpi09/RELAX.SimID.9.EPSA.169.EPSB.100.T.1373.RA.12.RB.15.csv</text:p>
          </table:table-cell>
        </table:table-row>
        <table:table-row table:style-name="ro1">
          <table:table-cell office:value-type="string" calcext:value-type="string">
            <text:p>RELAX.SimID.1.EPSA.169.EPSB.100.T.1373.RA.12.RB.15.NR.7551.NC.174.RhoFields.bin</text:p>
          </table:table-cell>
          <table:table-cell office:value-type="string" calcext:value-type="string">
            <text:p>RELAX.SimID.9.EPSA.169.EPSB.100.T.1373.RA.12.RB.15.NR.7551.NC.174.RhoFields.bin</text:p>
          </table:table-cell>
          <table:table-cell table:number-columns-repeated="2"/>
          <table:table-cell table:formula="of:=CONCATENATE(&quot;diff&quot;;&quot; &quot;;&quot;mpi01/&quot;;[.A414];&quot; &quot;;&quot;mpi09/&quot;;[.B414])" office:value-type="string" office:string-value="diff mpi01/RELAX.SimID.1.EPSA.169.EPSB.100.T.1373.RA.12.RB.15.NR.7551.NC.174.RhoFields.bin mpi09/RELAX.SimID.9.EPSA.169.EPSB.100.T.1373.RA.12.RB.15.NR.7551.NC.174.RhoFields.bin" calcext:value-type="string">
            <text:p>diff mpi01/RELAX.SimID.1.EPSA.169.EPSB.100.T.1373.RA.12.RB.15.NR.7551.NC.174.RhoFields.bin mpi09/RELAX.SimID.9.EPSA.169.EPSB.100.T.1373.RA.12.RB.15.NR.7551.NC.174.RhoFields.bin</text:p>
          </table:table-cell>
        </table:table-row>
        <table:table-row table:style-name="ro1">
          <table:table-cell office:value-type="string" calcext:value-type="string">
            <text:p>RELAX.SimID.1.EPSA.169.EPSB.100.T.1373.RA.12.RB.16.csv</text:p>
          </table:table-cell>
          <table:table-cell office:value-type="string" calcext:value-type="string">
            <text:p>RELAX.SimID.9.EPSA.169.EPSB.100.T.1373.RA.12.RB.16.csv</text:p>
          </table:table-cell>
          <table:table-cell table:number-columns-repeated="2"/>
          <table:table-cell table:formula="of:=CONCATENATE(&quot;diff&quot;;&quot; &quot;;&quot;mpi01/&quot;;[.A415];&quot; &quot;;&quot;mpi09/&quot;;[.B415])" office:value-type="string" office:string-value="diff mpi01/RELAX.SimID.1.EPSA.169.EPSB.100.T.1373.RA.12.RB.16.csv mpi09/RELAX.SimID.9.EPSA.169.EPSB.100.T.1373.RA.12.RB.16.csv" calcext:value-type="string">
            <text:p>diff mpi01/RELAX.SimID.1.EPSA.169.EPSB.100.T.1373.RA.12.RB.16.csv mpi09/RELAX.SimID.9.EPSA.169.EPSB.100.T.1373.RA.12.RB.16.csv</text:p>
          </table:table-cell>
        </table:table-row>
        <table:table-row table:style-name="ro1">
          <table:table-cell office:value-type="string" calcext:value-type="string">
            <text:p>RELAX.SimID.1.EPSA.169.EPSB.100.T.1373.RA.12.RB.16.NR.7551.NC.1401.RhoFields.bin</text:p>
          </table:table-cell>
          <table:table-cell office:value-type="string" calcext:value-type="string">
            <text:p>RELAX.SimID.9.EPSA.169.EPSB.100.T.1373.RA.12.RB.16.NR.7551.NC.1401.RhoFields.bin</text:p>
          </table:table-cell>
          <table:table-cell table:number-columns-repeated="2"/>
          <table:table-cell table:formula="of:=CONCATENATE(&quot;diff&quot;;&quot; &quot;;&quot;mpi01/&quot;;[.A416];&quot; &quot;;&quot;mpi09/&quot;;[.B416])" office:value-type="string" office:string-value="diff mpi01/RELAX.SimID.1.EPSA.169.EPSB.100.T.1373.RA.12.RB.16.NR.7551.NC.1401.RhoFields.bin mpi09/RELAX.SimID.9.EPSA.169.EPSB.100.T.1373.RA.12.RB.16.NR.7551.NC.1401.RhoFields.bin" calcext:value-type="string">
            <text:p>diff mpi01/RELAX.SimID.1.EPSA.169.EPSB.100.T.1373.RA.12.RB.16.NR.7551.NC.1401.RhoFields.bin mpi09/RELAX.SimID.9.EPSA.169.EPSB.1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69.EPSB.100.T.1423.RA.12.RB.13.csv</text:p>
          </table:table-cell>
          <table:table-cell office:value-type="string" calcext:value-type="string">
            <text:p>RELAX.SimID.9.EPSA.169.EPSB.100.T.1423.RA.12.RB.13.csv</text:p>
          </table:table-cell>
          <table:table-cell table:number-columns-repeated="2"/>
          <table:table-cell table:formula="of:=CONCATENATE(&quot;diff&quot;;&quot; &quot;;&quot;mpi01/&quot;;[.A417];&quot; &quot;;&quot;mpi09/&quot;;[.B417])" office:value-type="string" office:string-value="diff mpi01/RELAX.SimID.1.EPSA.169.EPSB.100.T.1423.RA.12.RB.13.csv mpi09/RELAX.SimID.9.EPSA.169.EPSB.100.T.1423.RA.12.RB.13.csv" calcext:value-type="string">
            <text:p>diff mpi01/RELAX.SimID.1.EPSA.169.EPSB.100.T.1423.RA.12.RB.13.csv mpi09/RELAX.SimID.9.EPSA.169.EPSB.100.T.1423.RA.12.RB.13.csv</text:p>
          </table:table-cell>
        </table:table-row>
        <table:table-row table:style-name="ro1">
          <table:table-cell office:value-type="string" calcext:value-type="string">
            <text:p>RELAX.SimID.1.EPSA.169.EPSB.100.T.1423.RA.12.RB.13.NR.7551.NC.1.RhoFields.bin</text:p>
          </table:table-cell>
          <table:table-cell office:value-type="string" calcext:value-type="string">
            <text:p>RELAX.SimID.9.EPSA.169.EPSB.100.T.1423.RA.12.RB.13.NR.7551.NC.1.RhoFields.bin</text:p>
          </table:table-cell>
          <table:table-cell table:number-columns-repeated="2"/>
          <table:table-cell table:formula="of:=CONCATENATE(&quot;diff&quot;;&quot; &quot;;&quot;mpi01/&quot;;[.A418];&quot; &quot;;&quot;mpi09/&quot;;[.B418])" office:value-type="string" office:string-value="diff mpi01/RELAX.SimID.1.EPSA.169.EPSB.100.T.1423.RA.12.RB.13.NR.7551.NC.1.RhoFields.bin mpi09/RELAX.SimID.9.EPSA.169.EPSB.100.T.1423.RA.12.RB.13.NR.7551.NC.1.RhoFields.bin" calcext:value-type="string">
            <text:p>diff mpi01/RELAX.SimID.1.EPSA.169.EPSB.100.T.1423.RA.12.RB.13.NR.7551.NC.1.RhoFields.bin mpi09/RELAX.SimID.9.EPSA.169.EPSB.100.T.14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169.EPSB.100.T.1423.RA.12.RB.14.csv</text:p>
          </table:table-cell>
          <table:table-cell office:value-type="string" calcext:value-type="string">
            <text:p>RELAX.SimID.9.EPSA.169.EPSB.100.T.1423.RA.12.RB.14.csv</text:p>
          </table:table-cell>
          <table:table-cell table:number-columns-repeated="2"/>
          <table:table-cell table:formula="of:=CONCATENATE(&quot;diff&quot;;&quot; &quot;;&quot;mpi01/&quot;;[.A419];&quot; &quot;;&quot;mpi09/&quot;;[.B419])" office:value-type="string" office:string-value="diff mpi01/RELAX.SimID.1.EPSA.169.EPSB.100.T.1423.RA.12.RB.14.csv mpi09/RELAX.SimID.9.EPSA.169.EPSB.100.T.1423.RA.12.RB.14.csv" calcext:value-type="string">
            <text:p>diff mpi01/RELAX.SimID.1.EPSA.169.EPSB.100.T.1423.RA.12.RB.14.csv mpi09/RELAX.SimID.9.EPSA.169.EPSB.100.T.1423.RA.12.RB.14.csv</text:p>
          </table:table-cell>
        </table:table-row>
        <table:table-row table:style-name="ro1">
          <table:table-cell office:value-type="string" calcext:value-type="string">
            <text:p>RELAX.SimID.1.EPSA.169.EPSB.100.T.1423.RA.12.RB.14.NR.7551.NC.24.RhoFields.bin</text:p>
          </table:table-cell>
          <table:table-cell office:value-type="string" calcext:value-type="string">
            <text:p>RELAX.SimID.9.EPSA.169.EPSB.100.T.1423.RA.12.RB.14.NR.7551.NC.24.RhoFields.bin</text:p>
          </table:table-cell>
          <table:table-cell table:number-columns-repeated="2"/>
          <table:table-cell table:formula="of:=CONCATENATE(&quot;diff&quot;;&quot; &quot;;&quot;mpi01/&quot;;[.A420];&quot; &quot;;&quot;mpi09/&quot;;[.B420])" office:value-type="string" office:string-value="diff mpi01/RELAX.SimID.1.EPSA.169.EPSB.100.T.1423.RA.12.RB.14.NR.7551.NC.24.RhoFields.bin mpi09/RELAX.SimID.9.EPSA.169.EPSB.100.T.1423.RA.12.RB.14.NR.7551.NC.24.RhoFields.bin" calcext:value-type="string">
            <text:p>diff mpi01/RELAX.SimID.1.EPSA.169.EPSB.100.T.1423.RA.12.RB.14.NR.7551.NC.24.RhoFields.bin mpi09/RELAX.SimID.9.EPSA.169.EPSB.100.T.1423.RA.12.RB.14.NR.7551.NC.24.RhoFields.bin</text:p>
          </table:table-cell>
        </table:table-row>
        <table:table-row table:style-name="ro1">
          <table:table-cell office:value-type="string" calcext:value-type="string">
            <text:p>RELAX.SimID.1.EPSA.169.EPSB.100.T.1423.RA.12.RB.15.csv</text:p>
          </table:table-cell>
          <table:table-cell office:value-type="string" calcext:value-type="string">
            <text:p>RELAX.SimID.9.EPSA.169.EPSB.100.T.1423.RA.12.RB.15.csv</text:p>
          </table:table-cell>
          <table:table-cell table:number-columns-repeated="2"/>
          <table:table-cell table:formula="of:=CONCATENATE(&quot;diff&quot;;&quot; &quot;;&quot;mpi01/&quot;;[.A421];&quot; &quot;;&quot;mpi09/&quot;;[.B421])" office:value-type="string" office:string-value="diff mpi01/RELAX.SimID.1.EPSA.169.EPSB.100.T.1423.RA.12.RB.15.csv mpi09/RELAX.SimID.9.EPSA.169.EPSB.100.T.1423.RA.12.RB.15.csv" calcext:value-type="string">
            <text:p>diff mpi01/RELAX.SimID.1.EPSA.169.EPSB.100.T.1423.RA.12.RB.15.csv mpi09/RELAX.SimID.9.EPSA.169.EPSB.100.T.1423.RA.12.RB.15.csv</text:p>
          </table:table-cell>
        </table:table-row>
        <table:table-row table:style-name="ro1">
          <table:table-cell office:value-type="string" calcext:value-type="string">
            <text:p>RELAX.SimID.1.EPSA.169.EPSB.100.T.1423.RA.12.RB.15.NR.7551.NC.452.RhoFields.bin</text:p>
          </table:table-cell>
          <table:table-cell office:value-type="string" calcext:value-type="string">
            <text:p>RELAX.SimID.9.EPSA.169.EPSB.100.T.1423.RA.12.RB.15.NR.7551.NC.452.RhoFields.bin</text:p>
          </table:table-cell>
          <table:table-cell table:number-columns-repeated="2"/>
          <table:table-cell table:formula="of:=CONCATENATE(&quot;diff&quot;;&quot; &quot;;&quot;mpi01/&quot;;[.A422];&quot; &quot;;&quot;mpi09/&quot;;[.B422])" office:value-type="string" office:string-value="diff mpi01/RELAX.SimID.1.EPSA.169.EPSB.100.T.1423.RA.12.RB.15.NR.7551.NC.452.RhoFields.bin mpi09/RELAX.SimID.9.EPSA.169.EPSB.100.T.1423.RA.12.RB.15.NR.7551.NC.452.RhoFields.bin" calcext:value-type="string">
            <text:p>diff mpi01/RELAX.SimID.1.EPSA.169.EPSB.100.T.1423.RA.12.RB.15.NR.7551.NC.452.RhoFields.bin mpi09/RELAX.SimID.9.EPSA.169.EPSB.100.T.1423.RA.12.RB.15.NR.7551.NC.452.RhoFields.bin</text:p>
          </table:table-cell>
        </table:table-row>
        <table:table-row table:style-name="ro1">
          <table:table-cell office:value-type="string" calcext:value-type="string">
            <text:p>RELAX.SimID.1.EPSA.169.EPSB.100.T.1423.RA.12.RB.16.csv</text:p>
          </table:table-cell>
          <table:table-cell office:value-type="string" calcext:value-type="string">
            <text:p>RELAX.SimID.9.EPSA.169.EPSB.100.T.1423.RA.12.RB.16.csv</text:p>
          </table:table-cell>
          <table:table-cell table:number-columns-repeated="2"/>
          <table:table-cell table:formula="of:=CONCATENATE(&quot;diff&quot;;&quot; &quot;;&quot;mpi01/&quot;;[.A423];&quot; &quot;;&quot;mpi09/&quot;;[.B423])" office:value-type="string" office:string-value="diff mpi01/RELAX.SimID.1.EPSA.169.EPSB.100.T.1423.RA.12.RB.16.csv mpi09/RELAX.SimID.9.EPSA.169.EPSB.100.T.1423.RA.12.RB.16.csv" calcext:value-type="string">
            <text:p>diff mpi01/RELAX.SimID.1.EPSA.169.EPSB.100.T.1423.RA.12.RB.16.csv mpi09/RELAX.SimID.9.EPSA.169.EPSB.100.T.1423.RA.12.RB.16.csv</text:p>
          </table:table-cell>
        </table:table-row>
        <table:table-row table:style-name="ro1">
          <table:table-cell office:value-type="string" calcext:value-type="string">
            <text:p>RELAX.SimID.1.EPSA.169.EPSB.100.T.1423.RA.12.RB.16.NR.7551.NC.1401.RhoFields.bin</text:p>
          </table:table-cell>
          <table:table-cell office:value-type="string" calcext:value-type="string">
            <text:p>RELAX.SimID.9.EPSA.169.EPSB.100.T.1423.RA.12.RB.16.NR.7551.NC.1401.RhoFields.bin</text:p>
          </table:table-cell>
          <table:table-cell table:number-columns-repeated="2"/>
          <table:table-cell table:formula="of:=CONCATENATE(&quot;diff&quot;;&quot; &quot;;&quot;mpi01/&quot;;[.A424];&quot; &quot;;&quot;mpi09/&quot;;[.B424])" office:value-type="string" office:string-value="diff mpi01/RELAX.SimID.1.EPSA.169.EPSB.100.T.1423.RA.12.RB.16.NR.7551.NC.1401.RhoFields.bin mpi09/RELAX.SimID.9.EPSA.169.EPSB.100.T.1423.RA.12.RB.16.NR.7551.NC.1401.RhoFields.bin" calcext:value-type="string">
            <text:p>diff mpi01/RELAX.SimID.1.EPSA.169.EPSB.100.T.1423.RA.12.RB.16.NR.7551.NC.1401.RhoFields.bin mpi09/RELAX.SimID.9.EPSA.169.EPSB.1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169.EPSB.100.T.1473.RA.12.RB.13.csv</text:p>
          </table:table-cell>
          <table:table-cell office:value-type="string" calcext:value-type="string">
            <text:p>RELAX.SimID.9.EPSA.169.EPSB.100.T.1473.RA.12.RB.13.csv</text:p>
          </table:table-cell>
          <table:table-cell table:number-columns-repeated="2"/>
          <table:table-cell table:formula="of:=CONCATENATE(&quot;diff&quot;;&quot; &quot;;&quot;mpi01/&quot;;[.A425];&quot; &quot;;&quot;mpi09/&quot;;[.B425])" office:value-type="string" office:string-value="diff mpi01/RELAX.SimID.1.EPSA.169.EPSB.100.T.1473.RA.12.RB.13.csv mpi09/RELAX.SimID.9.EPSA.169.EPSB.100.T.1473.RA.12.RB.13.csv" calcext:value-type="string">
            <text:p>diff mpi01/RELAX.SimID.1.EPSA.169.EPSB.100.T.1473.RA.12.RB.13.csv mpi09/RELAX.SimID.9.EPSA.169.EPSB.100.T.1473.RA.12.RB.13.csv</text:p>
          </table:table-cell>
        </table:table-row>
        <table:table-row table:style-name="ro1">
          <table:table-cell office:value-type="string" calcext:value-type="string">
            <text:p>RELAX.SimID.1.EPSA.169.EPSB.100.T.1473.RA.12.RB.13.NR.7551.NC.2.RhoFields.bin</text:p>
          </table:table-cell>
          <table:table-cell office:value-type="string" calcext:value-type="string">
            <text:p>RELAX.SimID.9.EPSA.169.EPSB.100.T.1473.RA.12.RB.13.NR.7551.NC.2.RhoFields.bin</text:p>
          </table:table-cell>
          <table:table-cell table:number-columns-repeated="2"/>
          <table:table-cell table:formula="of:=CONCATENATE(&quot;diff&quot;;&quot; &quot;;&quot;mpi01/&quot;;[.A426];&quot; &quot;;&quot;mpi09/&quot;;[.B426])" office:value-type="string" office:string-value="diff mpi01/RELAX.SimID.1.EPSA.169.EPSB.100.T.1473.RA.12.RB.13.NR.7551.NC.2.RhoFields.bin mpi09/RELAX.SimID.9.EPSA.169.EPSB.100.T.1473.RA.12.RB.13.NR.7551.NC.2.RhoFields.bin" calcext:value-type="string">
            <text:p>diff mpi01/RELAX.SimID.1.EPSA.169.EPSB.100.T.1473.RA.12.RB.13.NR.7551.NC.2.RhoFields.bin mpi09/RELAX.SimID.9.EPSA.169.EPSB.100.T.1473.RA.12.RB.13.NR.7551.NC.2.RhoFields.bin</text:p>
          </table:table-cell>
        </table:table-row>
        <table:table-row table:style-name="ro1">
          <table:table-cell office:value-type="string" calcext:value-type="string">
            <text:p>RELAX.SimID.1.EPSA.169.EPSB.100.T.1473.RA.12.RB.14.csv</text:p>
          </table:table-cell>
          <table:table-cell office:value-type="string" calcext:value-type="string">
            <text:p>RELAX.SimID.9.EPSA.169.EPSB.100.T.1473.RA.12.RB.14.csv</text:p>
          </table:table-cell>
          <table:table-cell table:number-columns-repeated="2"/>
          <table:table-cell table:formula="of:=CONCATENATE(&quot;diff&quot;;&quot; &quot;;&quot;mpi01/&quot;;[.A427];&quot; &quot;;&quot;mpi09/&quot;;[.B427])" office:value-type="string" office:string-value="diff mpi01/RELAX.SimID.1.EPSA.169.EPSB.100.T.1473.RA.12.RB.14.csv mpi09/RELAX.SimID.9.EPSA.169.EPSB.100.T.1473.RA.12.RB.14.csv" calcext:value-type="string">
            <text:p>diff mpi01/RELAX.SimID.1.EPSA.169.EPSB.100.T.1473.RA.12.RB.14.csv mpi09/RELAX.SimID.9.EPSA.169.EPSB.100.T.1473.RA.12.RB.14.csv</text:p>
          </table:table-cell>
        </table:table-row>
        <table:table-row table:style-name="ro1">
          <table:table-cell office:value-type="string" calcext:value-type="string">
            <text:p>RELAX.SimID.1.EPSA.169.EPSB.100.T.1473.RA.12.RB.14.NR.7551.NC.71.RhoFields.bin</text:p>
          </table:table-cell>
          <table:table-cell office:value-type="string" calcext:value-type="string">
            <text:p>RELAX.SimID.9.EPSA.169.EPSB.100.T.1473.RA.12.RB.14.NR.7551.NC.71.RhoFields.bin</text:p>
          </table:table-cell>
          <table:table-cell table:number-columns-repeated="2"/>
          <table:table-cell table:formula="of:=CONCATENATE(&quot;diff&quot;;&quot; &quot;;&quot;mpi01/&quot;;[.A428];&quot; &quot;;&quot;mpi09/&quot;;[.B428])" office:value-type="string" office:string-value="diff mpi01/RELAX.SimID.1.EPSA.169.EPSB.100.T.1473.RA.12.RB.14.NR.7551.NC.71.RhoFields.bin mpi09/RELAX.SimID.9.EPSA.169.EPSB.100.T.1473.RA.12.RB.14.NR.7551.NC.71.RhoFields.bin" calcext:value-type="string">
            <text:p>diff mpi01/RELAX.SimID.1.EPSA.169.EPSB.100.T.1473.RA.12.RB.14.NR.7551.NC.71.RhoFields.bin mpi09/RELAX.SimID.9.EPSA.169.EPSB.100.T.1473.RA.12.RB.14.NR.7551.NC.71.RhoFields.bin</text:p>
          </table:table-cell>
        </table:table-row>
        <table:table-row table:style-name="ro1">
          <table:table-cell office:value-type="string" calcext:value-type="string">
            <text:p>RELAX.SimID.1.EPSA.169.EPSB.100.T.1473.RA.12.RB.15.csv</text:p>
          </table:table-cell>
          <table:table-cell office:value-type="string" calcext:value-type="string">
            <text:p>RELAX.SimID.9.EPSA.169.EPSB.100.T.1473.RA.12.RB.15.csv</text:p>
          </table:table-cell>
          <table:table-cell table:number-columns-repeated="2"/>
          <table:table-cell table:formula="of:=CONCATENATE(&quot;diff&quot;;&quot; &quot;;&quot;mpi01/&quot;;[.A429];&quot; &quot;;&quot;mpi09/&quot;;[.B429])" office:value-type="string" office:string-value="diff mpi01/RELAX.SimID.1.EPSA.169.EPSB.100.T.1473.RA.12.RB.15.csv mpi09/RELAX.SimID.9.EPSA.169.EPSB.100.T.1473.RA.12.RB.15.csv" calcext:value-type="string">
            <text:p>diff mpi01/RELAX.SimID.1.EPSA.169.EPSB.100.T.1473.RA.12.RB.15.csv mpi09/RELAX.SimID.9.EPSA.169.EPSB.100.T.1473.RA.12.RB.15.csv</text:p>
          </table:table-cell>
        </table:table-row>
        <table:table-row table:style-name="ro1">
          <table:table-cell office:value-type="string" calcext:value-type="string">
            <text:p>RELAX.SimID.1.EPSA.169.EPSB.100.T.1473.RA.12.RB.15.NR.7551.NC.1179.RhoFields.bin</text:p>
          </table:table-cell>
          <table:table-cell office:value-type="string" calcext:value-type="string">
            <text:p>RELAX.SimID.9.EPSA.169.EPSB.100.T.1473.RA.12.RB.15.NR.7551.NC.1179.RhoFields.bin</text:p>
          </table:table-cell>
          <table:table-cell table:number-columns-repeated="2"/>
          <table:table-cell table:formula="of:=CONCATENATE(&quot;diff&quot;;&quot; &quot;;&quot;mpi01/&quot;;[.A430];&quot; &quot;;&quot;mpi09/&quot;;[.B430])" office:value-type="string" office:string-value="diff mpi01/RELAX.SimID.1.EPSA.169.EPSB.100.T.1473.RA.12.RB.15.NR.7551.NC.1179.RhoFields.bin mpi09/RELAX.SimID.9.EPSA.169.EPSB.100.T.1473.RA.12.RB.15.NR.7551.NC.1179.RhoFields.bin" calcext:value-type="string">
            <text:p>diff mpi01/RELAX.SimID.1.EPSA.169.EPSB.100.T.1473.RA.12.RB.15.NR.7551.NC.1179.RhoFields.bin mpi09/RELAX.SimID.9.EPSA.169.EPSB.100.T.1473.RA.12.RB.15.NR.7551.NC.1179.RhoFields.bin</text:p>
          </table:table-cell>
        </table:table-row>
        <table:table-row table:style-name="ro1">
          <table:table-cell office:value-type="string" calcext:value-type="string">
            <text:p>RELAX.SimID.1.EPSA.169.EPSB.100.T.1473.RA.12.RB.16.csv</text:p>
          </table:table-cell>
          <table:table-cell office:value-type="string" calcext:value-type="string">
            <text:p>RELAX.SimID.9.EPSA.169.EPSB.100.T.1473.RA.12.RB.16.csv</text:p>
          </table:table-cell>
          <table:table-cell table:number-columns-repeated="2"/>
          <table:table-cell table:formula="of:=CONCATENATE(&quot;diff&quot;;&quot; &quot;;&quot;mpi01/&quot;;[.A431];&quot; &quot;;&quot;mpi09/&quot;;[.B431])" office:value-type="string" office:string-value="diff mpi01/RELAX.SimID.1.EPSA.169.EPSB.100.T.1473.RA.12.RB.16.csv mpi09/RELAX.SimID.9.EPSA.169.EPSB.100.T.1473.RA.12.RB.16.csv" calcext:value-type="string">
            <text:p>diff mpi01/RELAX.SimID.1.EPSA.169.EPSB.100.T.1473.RA.12.RB.16.csv mpi09/RELAX.SimID.9.EPSA.169.EPSB.100.T.1473.RA.12.RB.16.csv</text:p>
          </table:table-cell>
        </table:table-row>
        <table:table-row table:style-name="ro1">
          <table:table-cell office:value-type="string" calcext:value-type="string">
            <text:p>RELAX.SimID.1.EPSA.169.EPSB.100.T.1473.RA.12.RB.16.NR.7551.NC.1401.RhoFields.bin</text:p>
          </table:table-cell>
          <table:table-cell office:value-type="string" calcext:value-type="string">
            <text:p>RELAX.SimID.9.EPSA.169.EPSB.100.T.1473.RA.12.RB.16.NR.7551.NC.1401.RhoFields.bin</text:p>
          </table:table-cell>
          <table:table-cell table:number-columns-repeated="2"/>
          <table:table-cell table:formula="of:=CONCATENATE(&quot;diff&quot;;&quot; &quot;;&quot;mpi01/&quot;;[.A432];&quot; &quot;;&quot;mpi09/&quot;;[.B432])" office:value-type="string" office:string-value="diff mpi01/RELAX.SimID.1.EPSA.169.EPSB.100.T.1473.RA.12.RB.16.NR.7551.NC.1401.RhoFields.bin mpi09/RELAX.SimID.9.EPSA.169.EPSB.100.T.1473.RA.12.RB.16.NR.7551.NC.1401.RhoFields.bin" calcext:value-type="string">
            <text:p>diff mpi01/RELAX.SimID.1.EPSA.169.EPSB.100.T.1473.RA.12.RB.16.NR.7551.NC.1401.RhoFields.bin mpi09/RELAX.SimID.9.EPSA.169.EPSB.1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073.RA.12.RB.13.csv</text:p>
          </table:table-cell>
          <table:table-cell office:value-type="string" calcext:value-type="string">
            <text:p>RELAX.SimID.9.EPSA.-169.EPSB.-200.T.1073.RA.12.RB.13.csv</text:p>
          </table:table-cell>
          <table:table-cell table:number-columns-repeated="2"/>
          <table:table-cell table:formula="of:=CONCATENATE(&quot;diff&quot;;&quot; &quot;;&quot;mpi01/&quot;;[.A433];&quot; &quot;;&quot;mpi09/&quot;;[.B433])" office:value-type="string" office:string-value="diff mpi01/RELAX.SimID.1.EPSA.-169.EPSB.-200.T.1073.RA.12.RB.13.csv mpi09/RELAX.SimID.9.EPSA.-169.EPSB.-200.T.1073.RA.12.RB.13.csv" calcext:value-type="string">
            <text:p>diff mpi01/RELAX.SimID.1.EPSA.-169.EPSB.-200.T.1073.RA.12.RB.13.csv mpi09/RELAX.SimID.9.EPSA.-169.EPSB.-200.T.1073.RA.12.RB.13.csv</text:p>
          </table:table-cell>
        </table:table-row>
        <table:table-row table:style-name="ro1">
          <table:table-cell office:value-type="string" calcext:value-type="string">
            <text:p>RELAX.SimID.1.EPSA.-169.EPSB.-200.T.1073.RA.12.RB.13.NR.7551.NC.1.RhoFields.bin</text:p>
          </table:table-cell>
          <table:table-cell office:value-type="string" calcext:value-type="string">
            <text:p>RELAX.SimID.9.EPSA.-169.EPSB.-200.T.1073.RA.12.RB.13.NR.7551.NC.1.RhoFields.bin</text:p>
          </table:table-cell>
          <table:table-cell table:number-columns-repeated="2"/>
          <table:table-cell table:formula="of:=CONCATENATE(&quot;diff&quot;;&quot; &quot;;&quot;mpi01/&quot;;[.A434];&quot; &quot;;&quot;mpi09/&quot;;[.B434])" office:value-type="string" office:string-value="diff mpi01/RELAX.SimID.1.EPSA.-169.EPSB.-200.T.1073.RA.12.RB.13.NR.7551.NC.1.RhoFields.bin mpi09/RELAX.SimID.9.EPSA.-169.EPSB.-200.T.1073.RA.12.RB.13.NR.7551.NC.1.RhoFields.bin" calcext:value-type="string">
            <text:p>diff mpi01/RELAX.SimID.1.EPSA.-169.EPSB.-200.T.1073.RA.12.RB.13.NR.7551.NC.1.RhoFields.bin mpi09/RELAX.SimID.9.EPSA.-169.EPSB.-2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169.EPSB.-200.T.1073.RA.12.RB.14.csv</text:p>
          </table:table-cell>
          <table:table-cell office:value-type="string" calcext:value-type="string">
            <text:p>RELAX.SimID.9.EPSA.-169.EPSB.-200.T.1073.RA.12.RB.14.csv</text:p>
          </table:table-cell>
          <table:table-cell table:number-columns-repeated="2"/>
          <table:table-cell table:formula="of:=CONCATENATE(&quot;diff&quot;;&quot; &quot;;&quot;mpi01/&quot;;[.A435];&quot; &quot;;&quot;mpi09/&quot;;[.B435])" office:value-type="string" office:string-value="diff mpi01/RELAX.SimID.1.EPSA.-169.EPSB.-200.T.1073.RA.12.RB.14.csv mpi09/RELAX.SimID.9.EPSA.-169.EPSB.-200.T.1073.RA.12.RB.14.csv" calcext:value-type="string">
            <text:p>diff mpi01/RELAX.SimID.1.EPSA.-169.EPSB.-200.T.1073.RA.12.RB.14.csv mpi09/RELAX.SimID.9.EPSA.-169.EPSB.-200.T.1073.RA.12.RB.14.csv</text:p>
          </table:table-cell>
        </table:table-row>
        <table:table-row table:style-name="ro1">
          <table:table-cell office:value-type="string" calcext:value-type="string">
            <text:p>RELAX.SimID.1.EPSA.-169.EPSB.-200.T.1073.RA.12.RB.14.NR.7551.NC.2.RhoFields.bin</text:p>
          </table:table-cell>
          <table:table-cell office:value-type="string" calcext:value-type="string">
            <text:p>RELAX.SimID.9.EPSA.-169.EPSB.-200.T.1073.RA.12.RB.14.NR.7551.NC.2.RhoFields.bin</text:p>
          </table:table-cell>
          <table:table-cell table:number-columns-repeated="2"/>
          <table:table-cell table:formula="of:=CONCATENATE(&quot;diff&quot;;&quot; &quot;;&quot;mpi01/&quot;;[.A436];&quot; &quot;;&quot;mpi09/&quot;;[.B436])" office:value-type="string" office:string-value="diff mpi01/RELAX.SimID.1.EPSA.-169.EPSB.-200.T.1073.RA.12.RB.14.NR.7551.NC.2.RhoFields.bin mpi09/RELAX.SimID.9.EPSA.-169.EPSB.-200.T.1073.RA.12.RB.14.NR.7551.NC.2.RhoFields.bin" calcext:value-type="string">
            <text:p>diff mpi01/RELAX.SimID.1.EPSA.-169.EPSB.-200.T.1073.RA.12.RB.14.NR.7551.NC.2.RhoFields.bin mpi09/RELAX.SimID.9.EPSA.-169.EPSB.-200.T.1073.RA.12.RB.14.NR.7551.NC.2.RhoFields.bin</text:p>
          </table:table-cell>
        </table:table-row>
        <table:table-row table:style-name="ro1">
          <table:table-cell office:value-type="string" calcext:value-type="string">
            <text:p>RELAX.SimID.1.EPSA.-169.EPSB.-200.T.1073.RA.12.RB.15.csv</text:p>
          </table:table-cell>
          <table:table-cell office:value-type="string" calcext:value-type="string">
            <text:p>RELAX.SimID.9.EPSA.-169.EPSB.-200.T.1073.RA.12.RB.15.csv</text:p>
          </table:table-cell>
          <table:table-cell table:number-columns-repeated="2"/>
          <table:table-cell table:formula="of:=CONCATENATE(&quot;diff&quot;;&quot; &quot;;&quot;mpi01/&quot;;[.A437];&quot; &quot;;&quot;mpi09/&quot;;[.B437])" office:value-type="string" office:string-value="diff mpi01/RELAX.SimID.1.EPSA.-169.EPSB.-200.T.1073.RA.12.RB.15.csv mpi09/RELAX.SimID.9.EPSA.-169.EPSB.-200.T.1073.RA.12.RB.15.csv" calcext:value-type="string">
            <text:p>diff mpi01/RELAX.SimID.1.EPSA.-169.EPSB.-200.T.1073.RA.12.RB.15.csv mpi09/RELAX.SimID.9.EPSA.-169.EPSB.-200.T.1073.RA.12.RB.15.csv</text:p>
          </table:table-cell>
        </table:table-row>
        <table:table-row table:style-name="ro1">
          <table:table-cell office:value-type="string" calcext:value-type="string">
            <text:p>RELAX.SimID.1.EPSA.-169.EPSB.-200.T.1073.RA.12.RB.15.NR.7551.NC.41.RhoFields.bin</text:p>
          </table:table-cell>
          <table:table-cell office:value-type="string" calcext:value-type="string">
            <text:p>RELAX.SimID.9.EPSA.-169.EPSB.-200.T.1073.RA.12.RB.15.NR.7551.NC.41.RhoFields.bin</text:p>
          </table:table-cell>
          <table:table-cell table:number-columns-repeated="2"/>
          <table:table-cell table:formula="of:=CONCATENATE(&quot;diff&quot;;&quot; &quot;;&quot;mpi01/&quot;;[.A438];&quot; &quot;;&quot;mpi09/&quot;;[.B438])" office:value-type="string" office:string-value="diff mpi01/RELAX.SimID.1.EPSA.-169.EPSB.-200.T.1073.RA.12.RB.15.NR.7551.NC.41.RhoFields.bin mpi09/RELAX.SimID.9.EPSA.-169.EPSB.-200.T.1073.RA.12.RB.15.NR.7551.NC.41.RhoFields.bin" calcext:value-type="string">
            <text:p>diff mpi01/RELAX.SimID.1.EPSA.-169.EPSB.-200.T.1073.RA.12.RB.15.NR.7551.NC.41.RhoFields.bin mpi09/RELAX.SimID.9.EPSA.-169.EPSB.-200.T.1073.RA.12.RB.15.NR.7551.NC.41.RhoFields.bin</text:p>
          </table:table-cell>
        </table:table-row>
        <table:table-row table:style-name="ro1">
          <table:table-cell office:value-type="string" calcext:value-type="string">
            <text:p>RELAX.SimID.1.EPSA.-169.EPSB.-200.T.1073.RA.12.RB.16.csv</text:p>
          </table:table-cell>
          <table:table-cell office:value-type="string" calcext:value-type="string">
            <text:p>RELAX.SimID.9.EPSA.-169.EPSB.-200.T.1073.RA.12.RB.16.csv</text:p>
          </table:table-cell>
          <table:table-cell table:number-columns-repeated="2"/>
          <table:table-cell table:formula="of:=CONCATENATE(&quot;diff&quot;;&quot; &quot;;&quot;mpi01/&quot;;[.A439];&quot; &quot;;&quot;mpi09/&quot;;[.B439])" office:value-type="string" office:string-value="diff mpi01/RELAX.SimID.1.EPSA.-169.EPSB.-200.T.1073.RA.12.RB.16.csv mpi09/RELAX.SimID.9.EPSA.-169.EPSB.-200.T.1073.RA.12.RB.16.csv" calcext:value-type="string">
            <text:p>diff mpi01/RELAX.SimID.1.EPSA.-169.EPSB.-200.T.1073.RA.12.RB.16.csv mpi09/RELAX.SimID.9.EPSA.-169.EPSB.-200.T.1073.RA.12.RB.16.csv</text:p>
          </table:table-cell>
        </table:table-row>
        <table:table-row table:style-name="ro1">
          <table:table-cell office:value-type="string" calcext:value-type="string">
            <text:p>RELAX.SimID.1.EPSA.-169.EPSB.-200.T.1073.RA.12.RB.16.NR.7551.NC.663.RhoFields.bin</text:p>
          </table:table-cell>
          <table:table-cell office:value-type="string" calcext:value-type="string">
            <text:p>RELAX.SimID.9.EPSA.-169.EPSB.-200.T.1073.RA.12.RB.16.NR.7551.NC.663.RhoFields.bin</text:p>
          </table:table-cell>
          <table:table-cell table:number-columns-repeated="2"/>
          <table:table-cell table:formula="of:=CONCATENATE(&quot;diff&quot;;&quot; &quot;;&quot;mpi01/&quot;;[.A440];&quot; &quot;;&quot;mpi09/&quot;;[.B440])" office:value-type="string" office:string-value="diff mpi01/RELAX.SimID.1.EPSA.-169.EPSB.-200.T.1073.RA.12.RB.16.NR.7551.NC.663.RhoFields.bin mpi09/RELAX.SimID.9.EPSA.-169.EPSB.-200.T.1073.RA.12.RB.16.NR.7551.NC.663.RhoFields.bin" calcext:value-type="string">
            <text:p>diff mpi01/RELAX.SimID.1.EPSA.-169.EPSB.-200.T.1073.RA.12.RB.16.NR.7551.NC.663.RhoFields.bin mpi09/RELAX.SimID.9.EPSA.-169.EPSB.-200.T.1073.RA.12.RB.16.NR.7551.NC.663.RhoFields.bin</text:p>
          </table:table-cell>
        </table:table-row>
        <table:table-row table:style-name="ro1">
          <table:table-cell office:value-type="string" calcext:value-type="string">
            <text:p>RELAX.SimID.1.EPSA.-169.EPSB.-200.T.1123.RA.12.RB.13.csv</text:p>
          </table:table-cell>
          <table:table-cell office:value-type="string" calcext:value-type="string">
            <text:p>RELAX.SimID.9.EPSA.-169.EPSB.-200.T.1123.RA.12.RB.13.csv</text:p>
          </table:table-cell>
          <table:table-cell table:number-columns-repeated="2"/>
          <table:table-cell table:formula="of:=CONCATENATE(&quot;diff&quot;;&quot; &quot;;&quot;mpi01/&quot;;[.A441];&quot; &quot;;&quot;mpi09/&quot;;[.B441])" office:value-type="string" office:string-value="diff mpi01/RELAX.SimID.1.EPSA.-169.EPSB.-200.T.1123.RA.12.RB.13.csv mpi09/RELAX.SimID.9.EPSA.-169.EPSB.-200.T.1123.RA.12.RB.13.csv" calcext:value-type="string">
            <text:p>diff mpi01/RELAX.SimID.1.EPSA.-169.EPSB.-200.T.1123.RA.12.RB.13.csv mpi09/RELAX.SimID.9.EPSA.-169.EPSB.-200.T.1123.RA.12.RB.13.csv</text:p>
          </table:table-cell>
        </table:table-row>
        <table:table-row table:style-name="ro1">
          <table:table-cell office:value-type="string" calcext:value-type="string">
            <text:p>RELAX.SimID.1.EPSA.-169.EPSB.-200.T.1123.RA.12.RB.13.NR.7551.NC.1.RhoFields.bin</text:p>
          </table:table-cell>
          <table:table-cell office:value-type="string" calcext:value-type="string">
            <text:p>RELAX.SimID.9.EPSA.-169.EPSB.-200.T.1123.RA.12.RB.13.NR.7551.NC.1.RhoFields.bin</text:p>
          </table:table-cell>
          <table:table-cell table:number-columns-repeated="2"/>
          <table:table-cell table:formula="of:=CONCATENATE(&quot;diff&quot;;&quot; &quot;;&quot;mpi01/&quot;;[.A442];&quot; &quot;;&quot;mpi09/&quot;;[.B442])" office:value-type="string" office:string-value="diff mpi01/RELAX.SimID.1.EPSA.-169.EPSB.-200.T.1123.RA.12.RB.13.NR.7551.NC.1.RhoFields.bin mpi09/RELAX.SimID.9.EPSA.-169.EPSB.-200.T.1123.RA.12.RB.13.NR.7551.NC.1.RhoFields.bin" calcext:value-type="string">
            <text:p>diff mpi01/RELAX.SimID.1.EPSA.-169.EPSB.-200.T.1123.RA.12.RB.13.NR.7551.NC.1.RhoFields.bin mpi09/RELAX.SimID.9.EPSA.-169.EPSB.-20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169.EPSB.-200.T.1123.RA.12.RB.14.csv</text:p>
          </table:table-cell>
          <table:table-cell office:value-type="string" calcext:value-type="string">
            <text:p>RELAX.SimID.9.EPSA.-169.EPSB.-200.T.1123.RA.12.RB.14.csv</text:p>
          </table:table-cell>
          <table:table-cell table:number-columns-repeated="2"/>
          <table:table-cell table:formula="of:=CONCATENATE(&quot;diff&quot;;&quot; &quot;;&quot;mpi01/&quot;;[.A443];&quot; &quot;;&quot;mpi09/&quot;;[.B443])" office:value-type="string" office:string-value="diff mpi01/RELAX.SimID.1.EPSA.-169.EPSB.-200.T.1123.RA.12.RB.14.csv mpi09/RELAX.SimID.9.EPSA.-169.EPSB.-200.T.1123.RA.12.RB.14.csv" calcext:value-type="string">
            <text:p>diff mpi01/RELAX.SimID.1.EPSA.-169.EPSB.-200.T.1123.RA.12.RB.14.csv mpi09/RELAX.SimID.9.EPSA.-169.EPSB.-200.T.1123.RA.12.RB.14.csv</text:p>
          </table:table-cell>
        </table:table-row>
        <table:table-row table:style-name="ro1">
          <table:table-cell office:value-type="string" calcext:value-type="string">
            <text:p>RELAX.SimID.1.EPSA.-169.EPSB.-200.T.1123.RA.12.RB.14.NR.7551.NC.10.RhoFields.bin</text:p>
          </table:table-cell>
          <table:table-cell office:value-type="string" calcext:value-type="string">
            <text:p>RELAX.SimID.9.EPSA.-169.EPSB.-200.T.1123.RA.12.RB.14.NR.7551.NC.10.RhoFields.bin</text:p>
          </table:table-cell>
          <table:table-cell table:number-columns-repeated="2"/>
          <table:table-cell table:formula="of:=CONCATENATE(&quot;diff&quot;;&quot; &quot;;&quot;mpi01/&quot;;[.A444];&quot; &quot;;&quot;mpi09/&quot;;[.B444])" office:value-type="string" office:string-value="diff mpi01/RELAX.SimID.1.EPSA.-169.EPSB.-200.T.1123.RA.12.RB.14.NR.7551.NC.10.RhoFields.bin mpi09/RELAX.SimID.9.EPSA.-169.EPSB.-200.T.1123.RA.12.RB.14.NR.7551.NC.10.RhoFields.bin" calcext:value-type="string">
            <text:p>diff mpi01/RELAX.SimID.1.EPSA.-169.EPSB.-200.T.1123.RA.12.RB.14.NR.7551.NC.10.RhoFields.bin mpi09/RELAX.SimID.9.EPSA.-169.EPSB.-200.T.1123.RA.12.RB.14.NR.7551.NC.10.RhoFields.bin</text:p>
          </table:table-cell>
        </table:table-row>
        <table:table-row table:style-name="ro1">
          <table:table-cell office:value-type="string" calcext:value-type="string">
            <text:p>RELAX.SimID.1.EPSA.-169.EPSB.-200.T.1123.RA.12.RB.15.csv</text:p>
          </table:table-cell>
          <table:table-cell office:value-type="string" calcext:value-type="string">
            <text:p>RELAX.SimID.9.EPSA.-169.EPSB.-200.T.1123.RA.12.RB.15.csv</text:p>
          </table:table-cell>
          <table:table-cell table:number-columns-repeated="2"/>
          <table:table-cell table:formula="of:=CONCATENATE(&quot;diff&quot;;&quot; &quot;;&quot;mpi01/&quot;;[.A445];&quot; &quot;;&quot;mpi09/&quot;;[.B445])" office:value-type="string" office:string-value="diff mpi01/RELAX.SimID.1.EPSA.-169.EPSB.-200.T.1123.RA.12.RB.15.csv mpi09/RELAX.SimID.9.EPSA.-169.EPSB.-200.T.1123.RA.12.RB.15.csv" calcext:value-type="string">
            <text:p>diff mpi01/RELAX.SimID.1.EPSA.-169.EPSB.-200.T.1123.RA.12.RB.15.csv mpi09/RELAX.SimID.9.EPSA.-169.EPSB.-200.T.1123.RA.12.RB.15.csv</text:p>
          </table:table-cell>
        </table:table-row>
        <table:table-row table:style-name="ro1">
          <table:table-cell office:value-type="string" calcext:value-type="string">
            <text:p>RELAX.SimID.1.EPSA.-169.EPSB.-200.T.1123.RA.12.RB.15.NR.7551.NC.232.RhoFields.bin</text:p>
          </table:table-cell>
          <table:table-cell office:value-type="string" calcext:value-type="string">
            <text:p>RELAX.SimID.9.EPSA.-169.EPSB.-200.T.1123.RA.12.RB.15.NR.7551.NC.232.RhoFields.bin</text:p>
          </table:table-cell>
          <table:table-cell table:number-columns-repeated="2"/>
          <table:table-cell table:formula="of:=CONCATENATE(&quot;diff&quot;;&quot; &quot;;&quot;mpi01/&quot;;[.A446];&quot; &quot;;&quot;mpi09/&quot;;[.B446])" office:value-type="string" office:string-value="diff mpi01/RELAX.SimID.1.EPSA.-169.EPSB.-200.T.1123.RA.12.RB.15.NR.7551.NC.232.RhoFields.bin mpi09/RELAX.SimID.9.EPSA.-169.EPSB.-200.T.1123.RA.12.RB.15.NR.7551.NC.232.RhoFields.bin" calcext:value-type="string">
            <text:p>diff mpi01/RELAX.SimID.1.EPSA.-169.EPSB.-200.T.1123.RA.12.RB.15.NR.7551.NC.232.RhoFields.bin mpi09/RELAX.SimID.9.EPSA.-169.EPSB.-200.T.1123.RA.12.RB.15.NR.7551.NC.232.RhoFields.bin</text:p>
          </table:table-cell>
        </table:table-row>
        <table:table-row table:style-name="ro1">
          <table:table-cell office:value-type="string" calcext:value-type="string">
            <text:p>RELAX.SimID.1.EPSA.-169.EPSB.-200.T.1123.RA.12.RB.16.csv</text:p>
          </table:table-cell>
          <table:table-cell office:value-type="string" calcext:value-type="string">
            <text:p>RELAX.SimID.9.EPSA.-169.EPSB.-200.T.1123.RA.12.RB.16.csv</text:p>
          </table:table-cell>
          <table:table-cell table:number-columns-repeated="2"/>
          <table:table-cell table:formula="of:=CONCATENATE(&quot;diff&quot;;&quot; &quot;;&quot;mpi01/&quot;;[.A447];&quot; &quot;;&quot;mpi09/&quot;;[.B447])" office:value-type="string" office:string-value="diff mpi01/RELAX.SimID.1.EPSA.-169.EPSB.-200.T.1123.RA.12.RB.16.csv mpi09/RELAX.SimID.9.EPSA.-169.EPSB.-200.T.1123.RA.12.RB.16.csv" calcext:value-type="string">
            <text:p>diff mpi01/RELAX.SimID.1.EPSA.-169.EPSB.-200.T.1123.RA.12.RB.16.csv mpi09/RELAX.SimID.9.EPSA.-169.EPSB.-200.T.1123.RA.12.RB.16.csv</text:p>
          </table:table-cell>
        </table:table-row>
        <table:table-row table:style-name="ro1">
          <table:table-cell office:value-type="string" calcext:value-type="string">
            <text:p>RELAX.SimID.1.EPSA.-169.EPSB.-200.T.1123.RA.12.RB.16.NR.7551.NC.1401.RhoFields.bin</text:p>
          </table:table-cell>
          <table:table-cell office:value-type="string" calcext:value-type="string">
            <text:p>RELAX.SimID.9.EPSA.-169.EPSB.-200.T.1123.RA.12.RB.16.NR.7551.NC.1401.RhoFields.bin</text:p>
          </table:table-cell>
          <table:table-cell table:number-columns-repeated="2"/>
          <table:table-cell table:formula="of:=CONCATENATE(&quot;diff&quot;;&quot; &quot;;&quot;mpi01/&quot;;[.A448];&quot; &quot;;&quot;mpi09/&quot;;[.B448])" office:value-type="string" office:string-value="diff mpi01/RELAX.SimID.1.EPSA.-169.EPSB.-200.T.1123.RA.12.RB.16.NR.7551.NC.1401.RhoFields.bin mpi09/RELAX.SimID.9.EPSA.-169.EPSB.-200.T.1123.RA.12.RB.16.NR.7551.NC.1401.RhoFields.bin" calcext:value-type="string">
            <text:p>diff mpi01/RELAX.SimID.1.EPSA.-169.EPSB.-200.T.1123.RA.12.RB.16.NR.7551.NC.1401.RhoFields.bin mpi09/RELAX.SimID.9.EPSA.-169.EPSB.-200.T.11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173.RA.12.RB.13.csv</text:p>
          </table:table-cell>
          <table:table-cell office:value-type="string" calcext:value-type="string">
            <text:p>RELAX.SimID.9.EPSA.-169.EPSB.-200.T.1173.RA.12.RB.13.csv</text:p>
          </table:table-cell>
          <table:table-cell table:number-columns-repeated="2"/>
          <table:table-cell table:formula="of:=CONCATENATE(&quot;diff&quot;;&quot; &quot;;&quot;mpi01/&quot;;[.A449];&quot; &quot;;&quot;mpi09/&quot;;[.B449])" office:value-type="string" office:string-value="diff mpi01/RELAX.SimID.1.EPSA.-169.EPSB.-200.T.1173.RA.12.RB.13.csv mpi09/RELAX.SimID.9.EPSA.-169.EPSB.-200.T.1173.RA.12.RB.13.csv" calcext:value-type="string">
            <text:p>diff mpi01/RELAX.SimID.1.EPSA.-169.EPSB.-200.T.1173.RA.12.RB.13.csv mpi09/RELAX.SimID.9.EPSA.-169.EPSB.-200.T.1173.RA.12.RB.13.csv</text:p>
          </table:table-cell>
        </table:table-row>
        <table:table-row table:style-name="ro1">
          <table:table-cell office:value-type="string" calcext:value-type="string">
            <text:p>RELAX.SimID.1.EPSA.-169.EPSB.-200.T.1173.RA.12.RB.13.NR.7551.NC.2.RhoFields.bin</text:p>
          </table:table-cell>
          <table:table-cell office:value-type="string" calcext:value-type="string">
            <text:p>RELAX.SimID.9.EPSA.-169.EPSB.-200.T.1173.RA.12.RB.13.NR.7551.NC.2.RhoFields.bin</text:p>
          </table:table-cell>
          <table:table-cell table:number-columns-repeated="2"/>
          <table:table-cell table:formula="of:=CONCATENATE(&quot;diff&quot;;&quot; &quot;;&quot;mpi01/&quot;;[.A450];&quot; &quot;;&quot;mpi09/&quot;;[.B450])" office:value-type="string" office:string-value="diff mpi01/RELAX.SimID.1.EPSA.-169.EPSB.-200.T.1173.RA.12.RB.13.NR.7551.NC.2.RhoFields.bin mpi09/RELAX.SimID.9.EPSA.-169.EPSB.-200.T.1173.RA.12.RB.13.NR.7551.NC.2.RhoFields.bin" calcext:value-type="string">
            <text:p>diff mpi01/RELAX.SimID.1.EPSA.-169.EPSB.-200.T.1173.RA.12.RB.13.NR.7551.NC.2.RhoFields.bin mpi09/RELAX.SimID.9.EPSA.-169.EPSB.-200.T.1173.RA.12.RB.13.NR.7551.NC.2.RhoFields.bin</text:p>
          </table:table-cell>
        </table:table-row>
        <table:table-row table:style-name="ro1">
          <table:table-cell office:value-type="string" calcext:value-type="string">
            <text:p>RELAX.SimID.1.EPSA.-169.EPSB.-200.T.1173.RA.12.RB.14.csv</text:p>
          </table:table-cell>
          <table:table-cell office:value-type="string" calcext:value-type="string">
            <text:p>RELAX.SimID.9.EPSA.-169.EPSB.-200.T.1173.RA.12.RB.14.csv</text:p>
          </table:table-cell>
          <table:table-cell table:number-columns-repeated="2"/>
          <table:table-cell table:formula="of:=CONCATENATE(&quot;diff&quot;;&quot; &quot;;&quot;mpi01/&quot;;[.A451];&quot; &quot;;&quot;mpi09/&quot;;[.B451])" office:value-type="string" office:string-value="diff mpi01/RELAX.SimID.1.EPSA.-169.EPSB.-200.T.1173.RA.12.RB.14.csv mpi09/RELAX.SimID.9.EPSA.-169.EPSB.-200.T.1173.RA.12.RB.14.csv" calcext:value-type="string">
            <text:p>diff mpi01/RELAX.SimID.1.EPSA.-169.EPSB.-200.T.1173.RA.12.RB.14.csv mpi09/RELAX.SimID.9.EPSA.-169.EPSB.-200.T.1173.RA.12.RB.14.csv</text:p>
          </table:table-cell>
        </table:table-row>
        <table:table-row table:style-name="ro1">
          <table:table-cell office:value-type="string" calcext:value-type="string">
            <text:p>RELAX.SimID.1.EPSA.-169.EPSB.-200.T.1173.RA.12.RB.14.NR.7551.NC.59.RhoFields.bin</text:p>
          </table:table-cell>
          <table:table-cell office:value-type="string" calcext:value-type="string">
            <text:p>RELAX.SimID.9.EPSA.-169.EPSB.-200.T.1173.RA.12.RB.14.NR.7551.NC.59.RhoFields.bin</text:p>
          </table:table-cell>
          <table:table-cell table:number-columns-repeated="2"/>
          <table:table-cell table:formula="of:=CONCATENATE(&quot;diff&quot;;&quot; &quot;;&quot;mpi01/&quot;;[.A452];&quot; &quot;;&quot;mpi09/&quot;;[.B452])" office:value-type="string" office:string-value="diff mpi01/RELAX.SimID.1.EPSA.-169.EPSB.-200.T.1173.RA.12.RB.14.NR.7551.NC.59.RhoFields.bin mpi09/RELAX.SimID.9.EPSA.-169.EPSB.-200.T.1173.RA.12.RB.14.NR.7551.NC.59.RhoFields.bin" calcext:value-type="string">
            <text:p>diff mpi01/RELAX.SimID.1.EPSA.-169.EPSB.-200.T.1173.RA.12.RB.14.NR.7551.NC.59.RhoFields.bin mpi09/RELAX.SimID.9.EPSA.-169.EPSB.-200.T.1173.RA.12.RB.14.NR.7551.NC.59.RhoFields.bin</text:p>
          </table:table-cell>
        </table:table-row>
        <table:table-row table:style-name="ro1">
          <table:table-cell office:value-type="string" calcext:value-type="string">
            <text:p>RELAX.SimID.1.EPSA.-169.EPSB.-200.T.1173.RA.12.RB.15.csv</text:p>
          </table:table-cell>
          <table:table-cell office:value-type="string" calcext:value-type="string">
            <text:p>RELAX.SimID.9.EPSA.-169.EPSB.-200.T.1173.RA.12.RB.15.csv</text:p>
          </table:table-cell>
          <table:table-cell table:number-columns-repeated="2"/>
          <table:table-cell table:formula="of:=CONCATENATE(&quot;diff&quot;;&quot; &quot;;&quot;mpi01/&quot;;[.A453];&quot; &quot;;&quot;mpi09/&quot;;[.B453])" office:value-type="string" office:string-value="diff mpi01/RELAX.SimID.1.EPSA.-169.EPSB.-200.T.1173.RA.12.RB.15.csv mpi09/RELAX.SimID.9.EPSA.-169.EPSB.-200.T.1173.RA.12.RB.15.csv" calcext:value-type="string">
            <text:p>diff mpi01/RELAX.SimID.1.EPSA.-169.EPSB.-200.T.1173.RA.12.RB.15.csv mpi09/RELAX.SimID.9.EPSA.-169.EPSB.-200.T.1173.RA.12.RB.15.csv</text:p>
          </table:table-cell>
        </table:table-row>
        <table:table-row table:style-name="ro1">
          <table:table-cell office:value-type="string" calcext:value-type="string">
            <text:p>RELAX.SimID.1.EPSA.-169.EPSB.-200.T.1173.RA.12.RB.15.NR.7551.NC.993.RhoFields.bin</text:p>
          </table:table-cell>
          <table:table-cell office:value-type="string" calcext:value-type="string">
            <text:p>RELAX.SimID.9.EPSA.-169.EPSB.-200.T.1173.RA.12.RB.15.NR.7551.NC.993.RhoFields.bin</text:p>
          </table:table-cell>
          <table:table-cell table:number-columns-repeated="2"/>
          <table:table-cell table:formula="of:=CONCATENATE(&quot;diff&quot;;&quot; &quot;;&quot;mpi01/&quot;;[.A454];&quot; &quot;;&quot;mpi09/&quot;;[.B454])" office:value-type="string" office:string-value="diff mpi01/RELAX.SimID.1.EPSA.-169.EPSB.-200.T.1173.RA.12.RB.15.NR.7551.NC.993.RhoFields.bin mpi09/RELAX.SimID.9.EPSA.-169.EPSB.-200.T.1173.RA.12.RB.15.NR.7551.NC.993.RhoFields.bin" calcext:value-type="string">
            <text:p>diff mpi01/RELAX.SimID.1.EPSA.-169.EPSB.-200.T.1173.RA.12.RB.15.NR.7551.NC.993.RhoFields.bin mpi09/RELAX.SimID.9.EPSA.-169.EPSB.-200.T.1173.RA.12.RB.15.NR.7551.NC.993.RhoFields.bin</text:p>
          </table:table-cell>
        </table:table-row>
        <table:table-row table:style-name="ro1">
          <table:table-cell office:value-type="string" calcext:value-type="string">
            <text:p>RELAX.SimID.1.EPSA.-169.EPSB.-200.T.1173.RA.12.RB.16.csv</text:p>
          </table:table-cell>
          <table:table-cell office:value-type="string" calcext:value-type="string">
            <text:p>RELAX.SimID.9.EPSA.-169.EPSB.-200.T.1173.RA.12.RB.16.csv</text:p>
          </table:table-cell>
          <table:table-cell table:number-columns-repeated="2"/>
          <table:table-cell table:formula="of:=CONCATENATE(&quot;diff&quot;;&quot; &quot;;&quot;mpi01/&quot;;[.A455];&quot; &quot;;&quot;mpi09/&quot;;[.B455])" office:value-type="string" office:string-value="diff mpi01/RELAX.SimID.1.EPSA.-169.EPSB.-200.T.1173.RA.12.RB.16.csv mpi09/RELAX.SimID.9.EPSA.-169.EPSB.-200.T.1173.RA.12.RB.16.csv" calcext:value-type="string">
            <text:p>diff mpi01/RELAX.SimID.1.EPSA.-169.EPSB.-200.T.1173.RA.12.RB.16.csv mpi09/RELAX.SimID.9.EPSA.-169.EPSB.-200.T.1173.RA.12.RB.16.csv</text:p>
          </table:table-cell>
        </table:table-row>
        <table:table-row table:style-name="ro1">
          <table:table-cell office:value-type="string" calcext:value-type="string">
            <text:p>RELAX.SimID.1.EPSA.-169.EPSB.-200.T.1173.RA.12.RB.16.NR.7551.NC.1401.RhoFields.bin</text:p>
          </table:table-cell>
          <table:table-cell office:value-type="string" calcext:value-type="string">
            <text:p>RELAX.SimID.9.EPSA.-169.EPSB.-200.T.1173.RA.12.RB.16.NR.7551.NC.1401.RhoFields.bin</text:p>
          </table:table-cell>
          <table:table-cell table:number-columns-repeated="2"/>
          <table:table-cell table:formula="of:=CONCATENATE(&quot;diff&quot;;&quot; &quot;;&quot;mpi01/&quot;;[.A456];&quot; &quot;;&quot;mpi09/&quot;;[.B456])" office:value-type="string" office:string-value="diff mpi01/RELAX.SimID.1.EPSA.-169.EPSB.-200.T.1173.RA.12.RB.16.NR.7551.NC.1401.RhoFields.bin mpi09/RELAX.SimID.9.EPSA.-169.EPSB.-200.T.1173.RA.12.RB.16.NR.7551.NC.1401.RhoFields.bin" calcext:value-type="string">
            <text:p>diff mpi01/RELAX.SimID.1.EPSA.-169.EPSB.-200.T.1173.RA.12.RB.16.NR.7551.NC.1401.RhoFields.bin mpi09/RELAX.SimID.9.EPSA.-169.EPSB.-2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223.RA.12.RB.13.csv</text:p>
          </table:table-cell>
          <table:table-cell office:value-type="string" calcext:value-type="string">
            <text:p>RELAX.SimID.9.EPSA.-169.EPSB.-200.T.1223.RA.12.RB.13.csv</text:p>
          </table:table-cell>
          <table:table-cell table:number-columns-repeated="2"/>
          <table:table-cell table:formula="of:=CONCATENATE(&quot;diff&quot;;&quot; &quot;;&quot;mpi01/&quot;;[.A457];&quot; &quot;;&quot;mpi09/&quot;;[.B457])" office:value-type="string" office:string-value="diff mpi01/RELAX.SimID.1.EPSA.-169.EPSB.-200.T.1223.RA.12.RB.13.csv mpi09/RELAX.SimID.9.EPSA.-169.EPSB.-200.T.1223.RA.12.RB.13.csv" calcext:value-type="string">
            <text:p>diff mpi01/RELAX.SimID.1.EPSA.-169.EPSB.-200.T.1223.RA.12.RB.13.csv mpi09/RELAX.SimID.9.EPSA.-169.EPSB.-200.T.1223.RA.12.RB.13.csv</text:p>
          </table:table-cell>
        </table:table-row>
        <table:table-row table:style-name="ro1">
          <table:table-cell office:value-type="string" calcext:value-type="string">
            <text:p>RELAX.SimID.1.EPSA.-169.EPSB.-200.T.1223.RA.12.RB.13.NR.7551.NC.8.RhoFields.bin</text:p>
          </table:table-cell>
          <table:table-cell office:value-type="string" calcext:value-type="string">
            <text:p>RELAX.SimID.9.EPSA.-169.EPSB.-200.T.1223.RA.12.RB.13.NR.7551.NC.8.RhoFields.bin</text:p>
          </table:table-cell>
          <table:table-cell table:number-columns-repeated="2"/>
          <table:table-cell table:formula="of:=CONCATENATE(&quot;diff&quot;;&quot; &quot;;&quot;mpi01/&quot;;[.A458];&quot; &quot;;&quot;mpi09/&quot;;[.B458])" office:value-type="string" office:string-value="diff mpi01/RELAX.SimID.1.EPSA.-169.EPSB.-200.T.1223.RA.12.RB.13.NR.7551.NC.8.RhoFields.bin mpi09/RELAX.SimID.9.EPSA.-169.EPSB.-200.T.1223.RA.12.RB.13.NR.7551.NC.8.RhoFields.bin" calcext:value-type="string">
            <text:p>diff mpi01/RELAX.SimID.1.EPSA.-169.EPSB.-200.T.1223.RA.12.RB.13.NR.7551.NC.8.RhoFields.bin mpi09/RELAX.SimID.9.EPSA.-169.EPSB.-200.T.1223.RA.12.RB.13.NR.7551.NC.8.RhoFields.bin</text:p>
          </table:table-cell>
        </table:table-row>
        <table:table-row table:style-name="ro1">
          <table:table-cell office:value-type="string" calcext:value-type="string">
            <text:p>RELAX.SimID.1.EPSA.-169.EPSB.-200.T.1223.RA.12.RB.14.csv</text:p>
          </table:table-cell>
          <table:table-cell office:value-type="string" calcext:value-type="string">
            <text:p>RELAX.SimID.9.EPSA.-169.EPSB.-200.T.1223.RA.12.RB.14.csv</text:p>
          </table:table-cell>
          <table:table-cell table:number-columns-repeated="2"/>
          <table:table-cell table:formula="of:=CONCATENATE(&quot;diff&quot;;&quot; &quot;;&quot;mpi01/&quot;;[.A459];&quot; &quot;;&quot;mpi09/&quot;;[.B459])" office:value-type="string" office:string-value="diff mpi01/RELAX.SimID.1.EPSA.-169.EPSB.-200.T.1223.RA.12.RB.14.csv mpi09/RELAX.SimID.9.EPSA.-169.EPSB.-200.T.1223.RA.12.RB.14.csv" calcext:value-type="string">
            <text:p>diff mpi01/RELAX.SimID.1.EPSA.-169.EPSB.-200.T.1223.RA.12.RB.14.csv mpi09/RELAX.SimID.9.EPSA.-169.EPSB.-200.T.1223.RA.12.RB.14.csv</text:p>
          </table:table-cell>
        </table:table-row>
        <table:table-row table:style-name="ro1">
          <table:table-cell office:value-type="string" calcext:value-type="string">
            <text:p>RELAX.SimID.1.EPSA.-169.EPSB.-200.T.1223.RA.12.RB.14.NR.7551.NC.239.RhoFields.bin</text:p>
          </table:table-cell>
          <table:table-cell office:value-type="string" calcext:value-type="string">
            <text:p>RELAX.SimID.9.EPSA.-169.EPSB.-200.T.1223.RA.12.RB.14.NR.7551.NC.239.RhoFields.bin</text:p>
          </table:table-cell>
          <table:table-cell table:number-columns-repeated="2"/>
          <table:table-cell table:formula="of:=CONCATENATE(&quot;diff&quot;;&quot; &quot;;&quot;mpi01/&quot;;[.A460];&quot; &quot;;&quot;mpi09/&quot;;[.B460])" office:value-type="string" office:string-value="diff mpi01/RELAX.SimID.1.EPSA.-169.EPSB.-200.T.1223.RA.12.RB.14.NR.7551.NC.239.RhoFields.bin mpi09/RELAX.SimID.9.EPSA.-169.EPSB.-200.T.1223.RA.12.RB.14.NR.7551.NC.239.RhoFields.bin" calcext:value-type="string">
            <text:p>diff mpi01/RELAX.SimID.1.EPSA.-169.EPSB.-200.T.1223.RA.12.RB.14.NR.7551.NC.239.RhoFields.bin mpi09/RELAX.SimID.9.EPSA.-169.EPSB.-200.T.1223.RA.12.RB.14.NR.7551.NC.239.RhoFields.bin</text:p>
          </table:table-cell>
        </table:table-row>
        <table:table-row table:style-name="ro1">
          <table:table-cell office:value-type="string" calcext:value-type="string">
            <text:p>RELAX.SimID.1.EPSA.-169.EPSB.-200.T.1223.RA.12.RB.15.csv</text:p>
          </table:table-cell>
          <table:table-cell office:value-type="string" calcext:value-type="string">
            <text:p>RELAX.SimID.9.EPSA.-169.EPSB.-200.T.1223.RA.12.RB.15.csv</text:p>
          </table:table-cell>
          <table:table-cell table:number-columns-repeated="2"/>
          <table:table-cell table:formula="of:=CONCATENATE(&quot;diff&quot;;&quot; &quot;;&quot;mpi01/&quot;;[.A461];&quot; &quot;;&quot;mpi09/&quot;;[.B461])" office:value-type="string" office:string-value="diff mpi01/RELAX.SimID.1.EPSA.-169.EPSB.-200.T.1223.RA.12.RB.15.csv mpi09/RELAX.SimID.9.EPSA.-169.EPSB.-200.T.1223.RA.12.RB.15.csv" calcext:value-type="string">
            <text:p>diff mpi01/RELAX.SimID.1.EPSA.-169.EPSB.-200.T.1223.RA.12.RB.15.csv mpi09/RELAX.SimID.9.EPSA.-169.EPSB.-200.T.1223.RA.12.RB.15.csv</text:p>
          </table:table-cell>
        </table:table-row>
        <table:table-row table:style-name="ro1">
          <table:table-cell office:value-type="string" calcext:value-type="string">
            <text:p>RELAX.SimID.1.EPSA.-169.EPSB.-200.T.1223.RA.12.RB.15.NR.7551.NC.1401.RhoFields.bin</text:p>
          </table:table-cell>
          <table:table-cell office:value-type="string" calcext:value-type="string">
            <text:p>RELAX.SimID.9.EPSA.-169.EPSB.-200.T.1223.RA.12.RB.15.NR.7551.NC.1401.RhoFields.bin</text:p>
          </table:table-cell>
          <table:table-cell table:number-columns-repeated="2"/>
          <table:table-cell table:formula="of:=CONCATENATE(&quot;diff&quot;;&quot; &quot;;&quot;mpi01/&quot;;[.A462];&quot; &quot;;&quot;mpi09/&quot;;[.B462])" office:value-type="string" office:string-value="diff mpi01/RELAX.SimID.1.EPSA.-169.EPSB.-200.T.1223.RA.12.RB.15.NR.7551.NC.1401.RhoFields.bin mpi09/RELAX.SimID.9.EPSA.-169.EPSB.-200.T.1223.RA.12.RB.15.NR.7551.NC.1401.RhoFields.bin" calcext:value-type="string">
            <text:p>diff mpi01/RELAX.SimID.1.EPSA.-169.EPSB.-200.T.1223.RA.12.RB.15.NR.7551.NC.1401.RhoFields.bin mpi09/RELAX.SimID.9.EPSA.-169.EPSB.-200.T.12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223.RA.12.RB.16.csv</text:p>
          </table:table-cell>
          <table:table-cell office:value-type="string" calcext:value-type="string">
            <text:p>RELAX.SimID.9.EPSA.-169.EPSB.-200.T.1223.RA.12.RB.16.csv</text:p>
          </table:table-cell>
          <table:table-cell table:number-columns-repeated="2"/>
          <table:table-cell table:formula="of:=CONCATENATE(&quot;diff&quot;;&quot; &quot;;&quot;mpi01/&quot;;[.A463];&quot; &quot;;&quot;mpi09/&quot;;[.B463])" office:value-type="string" office:string-value="diff mpi01/RELAX.SimID.1.EPSA.-169.EPSB.-200.T.1223.RA.12.RB.16.csv mpi09/RELAX.SimID.9.EPSA.-169.EPSB.-200.T.1223.RA.12.RB.16.csv" calcext:value-type="string">
            <text:p>diff mpi01/RELAX.SimID.1.EPSA.-169.EPSB.-200.T.1223.RA.12.RB.16.csv mpi09/RELAX.SimID.9.EPSA.-169.EPSB.-200.T.1223.RA.12.RB.16.csv</text:p>
          </table:table-cell>
        </table:table-row>
        <table:table-row table:style-name="ro1">
          <table:table-cell office:value-type="string" calcext:value-type="string">
            <text:p>RELAX.SimID.1.EPSA.-169.EPSB.-200.T.1223.RA.12.RB.16.NR.7551.NC.1401.RhoFields.bin</text:p>
          </table:table-cell>
          <table:table-cell office:value-type="string" calcext:value-type="string">
            <text:p>RELAX.SimID.9.EPSA.-169.EPSB.-200.T.1223.RA.12.RB.16.NR.7551.NC.1401.RhoFields.bin</text:p>
          </table:table-cell>
          <table:table-cell table:number-columns-repeated="2"/>
          <table:table-cell table:formula="of:=CONCATENATE(&quot;diff&quot;;&quot; &quot;;&quot;mpi01/&quot;;[.A464];&quot; &quot;;&quot;mpi09/&quot;;[.B464])" office:value-type="string" office:string-value="diff mpi01/RELAX.SimID.1.EPSA.-169.EPSB.-200.T.1223.RA.12.RB.16.NR.7551.NC.1401.RhoFields.bin mpi09/RELAX.SimID.9.EPSA.-169.EPSB.-200.T.1223.RA.12.RB.16.NR.7551.NC.1401.RhoFields.bin" calcext:value-type="string">
            <text:p>diff mpi01/RELAX.SimID.1.EPSA.-169.EPSB.-200.T.1223.RA.12.RB.16.NR.7551.NC.1401.RhoFields.bin mpi09/RELAX.SimID.9.EPSA.-169.EPSB.-2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273.RA.12.RB.13.csv</text:p>
          </table:table-cell>
          <table:table-cell office:value-type="string" calcext:value-type="string">
            <text:p>RELAX.SimID.9.EPSA.-169.EPSB.-200.T.1273.RA.12.RB.13.csv</text:p>
          </table:table-cell>
          <table:table-cell table:number-columns-repeated="2"/>
          <table:table-cell table:formula="of:=CONCATENATE(&quot;diff&quot;;&quot; &quot;;&quot;mpi01/&quot;;[.A465];&quot; &quot;;&quot;mpi09/&quot;;[.B465])" office:value-type="string" office:string-value="diff mpi01/RELAX.SimID.1.EPSA.-169.EPSB.-200.T.1273.RA.12.RB.13.csv mpi09/RELAX.SimID.9.EPSA.-169.EPSB.-200.T.1273.RA.12.RB.13.csv" calcext:value-type="string">
            <text:p>diff mpi01/RELAX.SimID.1.EPSA.-169.EPSB.-200.T.1273.RA.12.RB.13.csv mpi09/RELAX.SimID.9.EPSA.-169.EPSB.-200.T.1273.RA.12.RB.13.csv</text:p>
          </table:table-cell>
        </table:table-row>
        <table:table-row table:style-name="ro1">
          <table:table-cell office:value-type="string" calcext:value-type="string">
            <text:p>RELAX.SimID.1.EPSA.-169.EPSB.-200.T.1273.RA.12.RB.13.NR.7551.NC.33.RhoFields.bin</text:p>
          </table:table-cell>
          <table:table-cell office:value-type="string" calcext:value-type="string">
            <text:p>RELAX.SimID.9.EPSA.-169.EPSB.-200.T.1273.RA.12.RB.13.NR.7551.NC.33.RhoFields.bin</text:p>
          </table:table-cell>
          <table:table-cell table:number-columns-repeated="2"/>
          <table:table-cell table:formula="of:=CONCATENATE(&quot;diff&quot;;&quot; &quot;;&quot;mpi01/&quot;;[.A466];&quot; &quot;;&quot;mpi09/&quot;;[.B466])" office:value-type="string" office:string-value="diff mpi01/RELAX.SimID.1.EPSA.-169.EPSB.-200.T.1273.RA.12.RB.13.NR.7551.NC.33.RhoFields.bin mpi09/RELAX.SimID.9.EPSA.-169.EPSB.-200.T.1273.RA.12.RB.13.NR.7551.NC.33.RhoFields.bin" calcext:value-type="string">
            <text:p>diff mpi01/RELAX.SimID.1.EPSA.-169.EPSB.-200.T.1273.RA.12.RB.13.NR.7551.NC.33.RhoFields.bin mpi09/RELAX.SimID.9.EPSA.-169.EPSB.-200.T.1273.RA.12.RB.13.NR.7551.NC.33.RhoFields.bin</text:p>
          </table:table-cell>
        </table:table-row>
        <table:table-row table:style-name="ro1">
          <table:table-cell office:value-type="string" calcext:value-type="string">
            <text:p>RELAX.SimID.1.EPSA.-169.EPSB.-200.T.1273.RA.12.RB.14.csv</text:p>
          </table:table-cell>
          <table:table-cell office:value-type="string" calcext:value-type="string">
            <text:p>RELAX.SimID.9.EPSA.-169.EPSB.-200.T.1273.RA.12.RB.14.csv</text:p>
          </table:table-cell>
          <table:table-cell table:number-columns-repeated="2"/>
          <table:table-cell table:formula="of:=CONCATENATE(&quot;diff&quot;;&quot; &quot;;&quot;mpi01/&quot;;[.A467];&quot; &quot;;&quot;mpi09/&quot;;[.B467])" office:value-type="string" office:string-value="diff mpi01/RELAX.SimID.1.EPSA.-169.EPSB.-200.T.1273.RA.12.RB.14.csv mpi09/RELAX.SimID.9.EPSA.-169.EPSB.-200.T.1273.RA.12.RB.14.csv" calcext:value-type="string">
            <text:p>diff mpi01/RELAX.SimID.1.EPSA.-169.EPSB.-200.T.1273.RA.12.RB.14.csv mpi09/RELAX.SimID.9.EPSA.-169.EPSB.-200.T.1273.RA.12.RB.14.csv</text:p>
          </table:table-cell>
        </table:table-row>
        <table:table-row table:style-name="ro1">
          <table:table-cell office:value-type="string" calcext:value-type="string">
            <text:p>RELAX.SimID.1.EPSA.-169.EPSB.-200.T.1273.RA.12.RB.14.NR.7551.NC.789.RhoFields.bin</text:p>
          </table:table-cell>
          <table:table-cell office:value-type="string" calcext:value-type="string">
            <text:p>RELAX.SimID.9.EPSA.-169.EPSB.-200.T.1273.RA.12.RB.14.NR.7551.NC.789.RhoFields.bin</text:p>
          </table:table-cell>
          <table:table-cell table:number-columns-repeated="2"/>
          <table:table-cell table:formula="of:=CONCATENATE(&quot;diff&quot;;&quot; &quot;;&quot;mpi01/&quot;;[.A468];&quot; &quot;;&quot;mpi09/&quot;;[.B468])" office:value-type="string" office:string-value="diff mpi01/RELAX.SimID.1.EPSA.-169.EPSB.-200.T.1273.RA.12.RB.14.NR.7551.NC.789.RhoFields.bin mpi09/RELAX.SimID.9.EPSA.-169.EPSB.-200.T.1273.RA.12.RB.14.NR.7551.NC.789.RhoFields.bin" calcext:value-type="string">
            <text:p>diff mpi01/RELAX.SimID.1.EPSA.-169.EPSB.-200.T.1273.RA.12.RB.14.NR.7551.NC.789.RhoFields.bin mpi09/RELAX.SimID.9.EPSA.-169.EPSB.-200.T.1273.RA.12.RB.14.NR.7551.NC.789.RhoFields.bin</text:p>
          </table:table-cell>
        </table:table-row>
        <table:table-row table:style-name="ro1">
          <table:table-cell office:value-type="string" calcext:value-type="string">
            <text:p>RELAX.SimID.1.EPSA.-169.EPSB.-200.T.1273.RA.12.RB.15.csv</text:p>
          </table:table-cell>
          <table:table-cell office:value-type="string" calcext:value-type="string">
            <text:p>RELAX.SimID.9.EPSA.-169.EPSB.-200.T.1273.RA.12.RB.15.csv</text:p>
          </table:table-cell>
          <table:table-cell table:number-columns-repeated="2"/>
          <table:table-cell table:formula="of:=CONCATENATE(&quot;diff&quot;;&quot; &quot;;&quot;mpi01/&quot;;[.A469];&quot; &quot;;&quot;mpi09/&quot;;[.B469])" office:value-type="string" office:string-value="diff mpi01/RELAX.SimID.1.EPSA.-169.EPSB.-200.T.1273.RA.12.RB.15.csv mpi09/RELAX.SimID.9.EPSA.-169.EPSB.-200.T.1273.RA.12.RB.15.csv" calcext:value-type="string">
            <text:p>diff mpi01/RELAX.SimID.1.EPSA.-169.EPSB.-200.T.1273.RA.12.RB.15.csv mpi09/RELAX.SimID.9.EPSA.-169.EPSB.-200.T.1273.RA.12.RB.15.csv</text:p>
          </table:table-cell>
        </table:table-row>
        <table:table-row table:style-name="ro1">
          <table:table-cell office:value-type="string" calcext:value-type="string">
            <text:p>RELAX.SimID.1.EPSA.-169.EPSB.-200.T.1273.RA.12.RB.15.NR.7551.NC.1401.RhoFields.bin</text:p>
          </table:table-cell>
          <table:table-cell office:value-type="string" calcext:value-type="string">
            <text:p>RELAX.SimID.9.EPSA.-169.EPSB.-200.T.1273.RA.12.RB.15.NR.7551.NC.1401.RhoFields.bin</text:p>
          </table:table-cell>
          <table:table-cell table:number-columns-repeated="2"/>
          <table:table-cell table:formula="of:=CONCATENATE(&quot;diff&quot;;&quot; &quot;;&quot;mpi01/&quot;;[.A470];&quot; &quot;;&quot;mpi09/&quot;;[.B470])" office:value-type="string" office:string-value="diff mpi01/RELAX.SimID.1.EPSA.-169.EPSB.-200.T.1273.RA.12.RB.15.NR.7551.NC.1401.RhoFields.bin mpi09/RELAX.SimID.9.EPSA.-169.EPSB.-200.T.1273.RA.12.RB.15.NR.7551.NC.1401.RhoFields.bin" calcext:value-type="string">
            <text:p>diff mpi01/RELAX.SimID.1.EPSA.-169.EPSB.-200.T.1273.RA.12.RB.15.NR.7551.NC.1401.RhoFields.bin mpi09/RELAX.SimID.9.EPSA.-169.EPSB.-2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273.RA.12.RB.16.csv</text:p>
          </table:table-cell>
          <table:table-cell office:value-type="string" calcext:value-type="string">
            <text:p>RELAX.SimID.9.EPSA.-169.EPSB.-200.T.1273.RA.12.RB.16.csv</text:p>
          </table:table-cell>
          <table:table-cell table:number-columns-repeated="2"/>
          <table:table-cell table:formula="of:=CONCATENATE(&quot;diff&quot;;&quot; &quot;;&quot;mpi01/&quot;;[.A471];&quot; &quot;;&quot;mpi09/&quot;;[.B471])" office:value-type="string" office:string-value="diff mpi01/RELAX.SimID.1.EPSA.-169.EPSB.-200.T.1273.RA.12.RB.16.csv mpi09/RELAX.SimID.9.EPSA.-169.EPSB.-200.T.1273.RA.12.RB.16.csv" calcext:value-type="string">
            <text:p>diff mpi01/RELAX.SimID.1.EPSA.-169.EPSB.-200.T.1273.RA.12.RB.16.csv mpi09/RELAX.SimID.9.EPSA.-169.EPSB.-200.T.1273.RA.12.RB.16.csv</text:p>
          </table:table-cell>
        </table:table-row>
        <table:table-row table:style-name="ro1">
          <table:table-cell office:value-type="string" calcext:value-type="string">
            <text:p>RELAX.SimID.1.EPSA.-169.EPSB.-200.T.1273.RA.12.RB.16.NR.7551.NC.1401.RhoFields.bin</text:p>
          </table:table-cell>
          <table:table-cell office:value-type="string" calcext:value-type="string">
            <text:p>RELAX.SimID.9.EPSA.-169.EPSB.-200.T.1273.RA.12.RB.16.NR.7551.NC.1401.RhoFields.bin</text:p>
          </table:table-cell>
          <table:table-cell table:number-columns-repeated="2"/>
          <table:table-cell table:formula="of:=CONCATENATE(&quot;diff&quot;;&quot; &quot;;&quot;mpi01/&quot;;[.A472];&quot; &quot;;&quot;mpi09/&quot;;[.B472])" office:value-type="string" office:string-value="diff mpi01/RELAX.SimID.1.EPSA.-169.EPSB.-200.T.1273.RA.12.RB.16.NR.7551.NC.1401.RhoFields.bin mpi09/RELAX.SimID.9.EPSA.-169.EPSB.-200.T.1273.RA.12.RB.16.NR.7551.NC.1401.RhoFields.bin" calcext:value-type="string">
            <text:p>diff mpi01/RELAX.SimID.1.EPSA.-169.EPSB.-200.T.1273.RA.12.RB.16.NR.7551.NC.1401.RhoFields.bin mpi09/RELAX.SimID.9.EPSA.-169.EPSB.-2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323.RA.12.RB.13.csv</text:p>
          </table:table-cell>
          <table:table-cell office:value-type="string" calcext:value-type="string">
            <text:p>RELAX.SimID.9.EPSA.-169.EPSB.-200.T.1323.RA.12.RB.13.csv</text:p>
          </table:table-cell>
          <table:table-cell table:number-columns-repeated="2"/>
          <table:table-cell table:formula="of:=CONCATENATE(&quot;diff&quot;;&quot; &quot;;&quot;mpi01/&quot;;[.A473];&quot; &quot;;&quot;mpi09/&quot;;[.B473])" office:value-type="string" office:string-value="diff mpi01/RELAX.SimID.1.EPSA.-169.EPSB.-200.T.1323.RA.12.RB.13.csv mpi09/RELAX.SimID.9.EPSA.-169.EPSB.-200.T.1323.RA.12.RB.13.csv" calcext:value-type="string">
            <text:p>diff mpi01/RELAX.SimID.1.EPSA.-169.EPSB.-200.T.1323.RA.12.RB.13.csv mpi09/RELAX.SimID.9.EPSA.-169.EPSB.-200.T.1323.RA.12.RB.13.csv</text:p>
          </table:table-cell>
        </table:table-row>
        <table:table-row table:style-name="ro1">
          <table:table-cell office:value-type="string" calcext:value-type="string">
            <text:p>RELAX.SimID.1.EPSA.-169.EPSB.-200.T.1323.RA.12.RB.13.NR.7551.NC.116.RhoFields.bin</text:p>
          </table:table-cell>
          <table:table-cell office:value-type="string" calcext:value-type="string">
            <text:p>RELAX.SimID.9.EPSA.-169.EPSB.-200.T.1323.RA.12.RB.13.NR.7551.NC.116.RhoFields.bin</text:p>
          </table:table-cell>
          <table:table-cell table:number-columns-repeated="2"/>
          <table:table-cell table:formula="of:=CONCATENATE(&quot;diff&quot;;&quot; &quot;;&quot;mpi01/&quot;;[.A474];&quot; &quot;;&quot;mpi09/&quot;;[.B474])" office:value-type="string" office:string-value="diff mpi01/RELAX.SimID.1.EPSA.-169.EPSB.-200.T.1323.RA.12.RB.13.NR.7551.NC.116.RhoFields.bin mpi09/RELAX.SimID.9.EPSA.-169.EPSB.-200.T.1323.RA.12.RB.13.NR.7551.NC.116.RhoFields.bin" calcext:value-type="string">
            <text:p>diff mpi01/RELAX.SimID.1.EPSA.-169.EPSB.-200.T.1323.RA.12.RB.13.NR.7551.NC.116.RhoFields.bin mpi09/RELAX.SimID.9.EPSA.-169.EPSB.-200.T.1323.RA.12.RB.13.NR.7551.NC.116.RhoFields.bin</text:p>
          </table:table-cell>
        </table:table-row>
        <table:table-row table:style-name="ro1">
          <table:table-cell office:value-type="string" calcext:value-type="string">
            <text:p>RELAX.SimID.1.EPSA.-169.EPSB.-200.T.1323.RA.12.RB.14.csv</text:p>
          </table:table-cell>
          <table:table-cell office:value-type="string" calcext:value-type="string">
            <text:p>RELAX.SimID.9.EPSA.-169.EPSB.-200.T.1323.RA.12.RB.14.csv</text:p>
          </table:table-cell>
          <table:table-cell table:number-columns-repeated="2"/>
          <table:table-cell table:formula="of:=CONCATENATE(&quot;diff&quot;;&quot; &quot;;&quot;mpi01/&quot;;[.A475];&quot; &quot;;&quot;mpi09/&quot;;[.B475])" office:value-type="string" office:string-value="diff mpi01/RELAX.SimID.1.EPSA.-169.EPSB.-200.T.1323.RA.12.RB.14.csv mpi09/RELAX.SimID.9.EPSA.-169.EPSB.-200.T.1323.RA.12.RB.14.csv" calcext:value-type="string">
            <text:p>diff mpi01/RELAX.SimID.1.EPSA.-169.EPSB.-200.T.1323.RA.12.RB.14.csv mpi09/RELAX.SimID.9.EPSA.-169.EPSB.-200.T.1323.RA.12.RB.14.csv</text:p>
          </table:table-cell>
        </table:table-row>
        <table:table-row table:style-name="ro1">
          <table:table-cell office:value-type="string" calcext:value-type="string">
            <text:p>RELAX.SimID.1.EPSA.-169.EPSB.-200.T.1323.RA.12.RB.14.NR.7551.NC.1401.RhoFields.bin</text:p>
          </table:table-cell>
          <table:table-cell office:value-type="string" calcext:value-type="string">
            <text:p>RELAX.SimID.9.EPSA.-169.EPSB.-200.T.1323.RA.12.RB.14.NR.7551.NC.1401.RhoFields.bin</text:p>
          </table:table-cell>
          <table:table-cell table:number-columns-repeated="2"/>
          <table:table-cell table:formula="of:=CONCATENATE(&quot;diff&quot;;&quot; &quot;;&quot;mpi01/&quot;;[.A476];&quot; &quot;;&quot;mpi09/&quot;;[.B476])" office:value-type="string" office:string-value="diff mpi01/RELAX.SimID.1.EPSA.-169.EPSB.-200.T.1323.RA.12.RB.14.NR.7551.NC.1401.RhoFields.bin mpi09/RELAX.SimID.9.EPSA.-169.EPSB.-200.T.1323.RA.12.RB.14.NR.7551.NC.1401.RhoFields.bin" calcext:value-type="string">
            <text:p>diff mpi01/RELAX.SimID.1.EPSA.-169.EPSB.-200.T.1323.RA.12.RB.14.NR.7551.NC.1401.RhoFields.bin mpi09/RELAX.SimID.9.EPSA.-169.EPSB.-200.T.13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323.RA.12.RB.15.csv</text:p>
          </table:table-cell>
          <table:table-cell office:value-type="string" calcext:value-type="string">
            <text:p>RELAX.SimID.9.EPSA.-169.EPSB.-200.T.1323.RA.12.RB.15.csv</text:p>
          </table:table-cell>
          <table:table-cell table:number-columns-repeated="2"/>
          <table:table-cell table:formula="of:=CONCATENATE(&quot;diff&quot;;&quot; &quot;;&quot;mpi01/&quot;;[.A477];&quot; &quot;;&quot;mpi09/&quot;;[.B477])" office:value-type="string" office:string-value="diff mpi01/RELAX.SimID.1.EPSA.-169.EPSB.-200.T.1323.RA.12.RB.15.csv mpi09/RELAX.SimID.9.EPSA.-169.EPSB.-200.T.1323.RA.12.RB.15.csv" calcext:value-type="string">
            <text:p>diff mpi01/RELAX.SimID.1.EPSA.-169.EPSB.-200.T.1323.RA.12.RB.15.csv mpi09/RELAX.SimID.9.EPSA.-169.EPSB.-200.T.1323.RA.12.RB.15.csv</text:p>
          </table:table-cell>
        </table:table-row>
        <table:table-row table:style-name="ro1">
          <table:table-cell office:value-type="string" calcext:value-type="string">
            <text:p>RELAX.SimID.1.EPSA.-169.EPSB.-200.T.1323.RA.12.RB.15.NR.7551.NC.1401.RhoFields.bin</text:p>
          </table:table-cell>
          <table:table-cell office:value-type="string" calcext:value-type="string">
            <text:p>RELAX.SimID.9.EPSA.-169.EPSB.-200.T.1323.RA.12.RB.15.NR.7551.NC.1401.RhoFields.bin</text:p>
          </table:table-cell>
          <table:table-cell table:number-columns-repeated="2"/>
          <table:table-cell table:formula="of:=CONCATENATE(&quot;diff&quot;;&quot; &quot;;&quot;mpi01/&quot;;[.A478];&quot; &quot;;&quot;mpi09/&quot;;[.B478])" office:value-type="string" office:string-value="diff mpi01/RELAX.SimID.1.EPSA.-169.EPSB.-200.T.1323.RA.12.RB.15.NR.7551.NC.1401.RhoFields.bin mpi09/RELAX.SimID.9.EPSA.-169.EPSB.-200.T.1323.RA.12.RB.15.NR.7551.NC.1401.RhoFields.bin" calcext:value-type="string">
            <text:p>diff mpi01/RELAX.SimID.1.EPSA.-169.EPSB.-200.T.1323.RA.12.RB.15.NR.7551.NC.1401.RhoFields.bin mpi09/RELAX.SimID.9.EPSA.-169.EPSB.-2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323.RA.12.RB.16.csv</text:p>
          </table:table-cell>
          <table:table-cell office:value-type="string" calcext:value-type="string">
            <text:p>RELAX.SimID.9.EPSA.-169.EPSB.-200.T.1323.RA.12.RB.16.csv</text:p>
          </table:table-cell>
          <table:table-cell table:number-columns-repeated="2"/>
          <table:table-cell table:formula="of:=CONCATENATE(&quot;diff&quot;;&quot; &quot;;&quot;mpi01/&quot;;[.A479];&quot; &quot;;&quot;mpi09/&quot;;[.B479])" office:value-type="string" office:string-value="diff mpi01/RELAX.SimID.1.EPSA.-169.EPSB.-200.T.1323.RA.12.RB.16.csv mpi09/RELAX.SimID.9.EPSA.-169.EPSB.-200.T.1323.RA.12.RB.16.csv" calcext:value-type="string">
            <text:p>diff mpi01/RELAX.SimID.1.EPSA.-169.EPSB.-200.T.1323.RA.12.RB.16.csv mpi09/RELAX.SimID.9.EPSA.-169.EPSB.-200.T.1323.RA.12.RB.16.csv</text:p>
          </table:table-cell>
        </table:table-row>
        <table:table-row table:style-name="ro1">
          <table:table-cell office:value-type="string" calcext:value-type="string">
            <text:p>RELAX.SimID.1.EPSA.-169.EPSB.-200.T.1323.RA.12.RB.16.NR.7551.NC.1401.RhoFields.bin</text:p>
          </table:table-cell>
          <table:table-cell office:value-type="string" calcext:value-type="string">
            <text:p>RELAX.SimID.9.EPSA.-169.EPSB.-200.T.1323.RA.12.RB.16.NR.7551.NC.1401.RhoFields.bin</text:p>
          </table:table-cell>
          <table:table-cell table:number-columns-repeated="2"/>
          <table:table-cell table:formula="of:=CONCATENATE(&quot;diff&quot;;&quot; &quot;;&quot;mpi01/&quot;;[.A480];&quot; &quot;;&quot;mpi09/&quot;;[.B480])" office:value-type="string" office:string-value="diff mpi01/RELAX.SimID.1.EPSA.-169.EPSB.-200.T.1323.RA.12.RB.16.NR.7551.NC.1401.RhoFields.bin mpi09/RELAX.SimID.9.EPSA.-169.EPSB.-200.T.1323.RA.12.RB.16.NR.7551.NC.1401.RhoFields.bin" calcext:value-type="string">
            <text:p>diff mpi01/RELAX.SimID.1.EPSA.-169.EPSB.-200.T.1323.RA.12.RB.16.NR.7551.NC.1401.RhoFields.bin mpi09/RELAX.SimID.9.EPSA.-169.EPSB.-2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373.RA.12.RB.13.csv</text:p>
          </table:table-cell>
          <table:table-cell office:value-type="string" calcext:value-type="string">
            <text:p>RELAX.SimID.9.EPSA.-169.EPSB.-200.T.1373.RA.12.RB.13.csv</text:p>
          </table:table-cell>
          <table:table-cell table:number-columns-repeated="2"/>
          <table:table-cell table:formula="of:=CONCATENATE(&quot;diff&quot;;&quot; &quot;;&quot;mpi01/&quot;;[.A481];&quot; &quot;;&quot;mpi09/&quot;;[.B481])" office:value-type="string" office:string-value="diff mpi01/RELAX.SimID.1.EPSA.-169.EPSB.-200.T.1373.RA.12.RB.13.csv mpi09/RELAX.SimID.9.EPSA.-169.EPSB.-200.T.1373.RA.12.RB.13.csv" calcext:value-type="string">
            <text:p>diff mpi01/RELAX.SimID.1.EPSA.-169.EPSB.-200.T.1373.RA.12.RB.13.csv mpi09/RELAX.SimID.9.EPSA.-169.EPSB.-200.T.1373.RA.12.RB.13.csv</text:p>
          </table:table-cell>
        </table:table-row>
        <table:table-row table:style-name="ro1">
          <table:table-cell office:value-type="string" calcext:value-type="string">
            <text:p>RELAX.SimID.1.EPSA.-169.EPSB.-200.T.1373.RA.12.RB.13.NR.7551.NC.306.RhoFields.bin</text:p>
          </table:table-cell>
          <table:table-cell office:value-type="string" calcext:value-type="string">
            <text:p>RELAX.SimID.9.EPSA.-169.EPSB.-200.T.1373.RA.12.RB.13.NR.7551.NC.306.RhoFields.bin</text:p>
          </table:table-cell>
          <table:table-cell table:number-columns-repeated="2"/>
          <table:table-cell table:formula="of:=CONCATENATE(&quot;diff&quot;;&quot; &quot;;&quot;mpi01/&quot;;[.A482];&quot; &quot;;&quot;mpi09/&quot;;[.B482])" office:value-type="string" office:string-value="diff mpi01/RELAX.SimID.1.EPSA.-169.EPSB.-200.T.1373.RA.12.RB.13.NR.7551.NC.306.RhoFields.bin mpi09/RELAX.SimID.9.EPSA.-169.EPSB.-200.T.1373.RA.12.RB.13.NR.7551.NC.306.RhoFields.bin" calcext:value-type="string">
            <text:p>diff mpi01/RELAX.SimID.1.EPSA.-169.EPSB.-200.T.1373.RA.12.RB.13.NR.7551.NC.306.RhoFields.bin mpi09/RELAX.SimID.9.EPSA.-169.EPSB.-200.T.1373.RA.12.RB.13.NR.7551.NC.306.RhoFields.bin</text:p>
          </table:table-cell>
        </table:table-row>
        <table:table-row table:style-name="ro1">
          <table:table-cell office:value-type="string" calcext:value-type="string">
            <text:p>RELAX.SimID.1.EPSA.-169.EPSB.-200.T.1373.RA.12.RB.14.csv</text:p>
          </table:table-cell>
          <table:table-cell office:value-type="string" calcext:value-type="string">
            <text:p>RELAX.SimID.9.EPSA.-169.EPSB.-200.T.1373.RA.12.RB.14.csv</text:p>
          </table:table-cell>
          <table:table-cell table:number-columns-repeated="2"/>
          <table:table-cell table:formula="of:=CONCATENATE(&quot;diff&quot;;&quot; &quot;;&quot;mpi01/&quot;;[.A483];&quot; &quot;;&quot;mpi09/&quot;;[.B483])" office:value-type="string" office:string-value="diff mpi01/RELAX.SimID.1.EPSA.-169.EPSB.-200.T.1373.RA.12.RB.14.csv mpi09/RELAX.SimID.9.EPSA.-169.EPSB.-200.T.1373.RA.12.RB.14.csv" calcext:value-type="string">
            <text:p>diff mpi01/RELAX.SimID.1.EPSA.-169.EPSB.-200.T.1373.RA.12.RB.14.csv mpi09/RELAX.SimID.9.EPSA.-169.EPSB.-200.T.1373.RA.12.RB.14.csv</text:p>
          </table:table-cell>
        </table:table-row>
        <table:table-row table:style-name="ro1">
          <table:table-cell office:value-type="string" calcext:value-type="string">
            <text:p>RELAX.SimID.1.EPSA.-169.EPSB.-200.T.1373.RA.12.RB.14.NR.7551.NC.1401.RhoFields.bin</text:p>
          </table:table-cell>
          <table:table-cell office:value-type="string" calcext:value-type="string">
            <text:p>RELAX.SimID.9.EPSA.-169.EPSB.-200.T.1373.RA.12.RB.14.NR.7551.NC.1401.RhoFields.bin</text:p>
          </table:table-cell>
          <table:table-cell table:number-columns-repeated="2"/>
          <table:table-cell table:formula="of:=CONCATENATE(&quot;diff&quot;;&quot; &quot;;&quot;mpi01/&quot;;[.A484];&quot; &quot;;&quot;mpi09/&quot;;[.B484])" office:value-type="string" office:string-value="diff mpi01/RELAX.SimID.1.EPSA.-169.EPSB.-200.T.1373.RA.12.RB.14.NR.7551.NC.1401.RhoFields.bin mpi09/RELAX.SimID.9.EPSA.-169.EPSB.-200.T.1373.RA.12.RB.14.NR.7551.NC.1401.RhoFields.bin" calcext:value-type="string">
            <text:p>diff mpi01/RELAX.SimID.1.EPSA.-169.EPSB.-200.T.1373.RA.12.RB.14.NR.7551.NC.1401.RhoFields.bin mpi09/RELAX.SimID.9.EPSA.-169.EPSB.-20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373.RA.12.RB.15.csv</text:p>
          </table:table-cell>
          <table:table-cell office:value-type="string" calcext:value-type="string">
            <text:p>RELAX.SimID.9.EPSA.-169.EPSB.-200.T.1373.RA.12.RB.15.csv</text:p>
          </table:table-cell>
          <table:table-cell table:number-columns-repeated="2"/>
          <table:table-cell table:formula="of:=CONCATENATE(&quot;diff&quot;;&quot; &quot;;&quot;mpi01/&quot;;[.A485];&quot; &quot;;&quot;mpi09/&quot;;[.B485])" office:value-type="string" office:string-value="diff mpi01/RELAX.SimID.1.EPSA.-169.EPSB.-200.T.1373.RA.12.RB.15.csv mpi09/RELAX.SimID.9.EPSA.-169.EPSB.-200.T.1373.RA.12.RB.15.csv" calcext:value-type="string">
            <text:p>diff mpi01/RELAX.SimID.1.EPSA.-169.EPSB.-200.T.1373.RA.12.RB.15.csv mpi09/RELAX.SimID.9.EPSA.-169.EPSB.-200.T.1373.RA.12.RB.15.csv</text:p>
          </table:table-cell>
        </table:table-row>
        <table:table-row table:style-name="ro1">
          <table:table-cell office:value-type="string" calcext:value-type="string">
            <text:p>RELAX.SimID.1.EPSA.-169.EPSB.-200.T.1373.RA.12.RB.15.NR.7551.NC.1401.RhoFields.bin</text:p>
          </table:table-cell>
          <table:table-cell office:value-type="string" calcext:value-type="string">
            <text:p>RELAX.SimID.9.EPSA.-169.EPSB.-200.T.1373.RA.12.RB.15.NR.7551.NC.1401.RhoFields.bin</text:p>
          </table:table-cell>
          <table:table-cell table:number-columns-repeated="2"/>
          <table:table-cell table:formula="of:=CONCATENATE(&quot;diff&quot;;&quot; &quot;;&quot;mpi01/&quot;;[.A486];&quot; &quot;;&quot;mpi09/&quot;;[.B486])" office:value-type="string" office:string-value="diff mpi01/RELAX.SimID.1.EPSA.-169.EPSB.-200.T.1373.RA.12.RB.15.NR.7551.NC.1401.RhoFields.bin mpi09/RELAX.SimID.9.EPSA.-169.EPSB.-200.T.1373.RA.12.RB.15.NR.7551.NC.1401.RhoFields.bin" calcext:value-type="string">
            <text:p>diff mpi01/RELAX.SimID.1.EPSA.-169.EPSB.-200.T.1373.RA.12.RB.15.NR.7551.NC.1401.RhoFields.bin mpi09/RELAX.SimID.9.EPSA.-169.EPSB.-2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373.RA.12.RB.16.csv</text:p>
          </table:table-cell>
          <table:table-cell office:value-type="string" calcext:value-type="string">
            <text:p>RELAX.SimID.9.EPSA.-169.EPSB.-200.T.1373.RA.12.RB.16.csv</text:p>
          </table:table-cell>
          <table:table-cell table:number-columns-repeated="2"/>
          <table:table-cell table:formula="of:=CONCATENATE(&quot;diff&quot;;&quot; &quot;;&quot;mpi01/&quot;;[.A487];&quot; &quot;;&quot;mpi09/&quot;;[.B487])" office:value-type="string" office:string-value="diff mpi01/RELAX.SimID.1.EPSA.-169.EPSB.-200.T.1373.RA.12.RB.16.csv mpi09/RELAX.SimID.9.EPSA.-169.EPSB.-200.T.1373.RA.12.RB.16.csv" calcext:value-type="string">
            <text:p>diff mpi01/RELAX.SimID.1.EPSA.-169.EPSB.-200.T.1373.RA.12.RB.16.csv mpi09/RELAX.SimID.9.EPSA.-169.EPSB.-200.T.1373.RA.12.RB.16.csv</text:p>
          </table:table-cell>
        </table:table-row>
        <table:table-row table:style-name="ro1">
          <table:table-cell office:value-type="string" calcext:value-type="string">
            <text:p>RELAX.SimID.1.EPSA.-169.EPSB.-200.T.1373.RA.12.RB.16.NR.7551.NC.1401.RhoFields.bin</text:p>
          </table:table-cell>
          <table:table-cell office:value-type="string" calcext:value-type="string">
            <text:p>RELAX.SimID.9.EPSA.-169.EPSB.-200.T.1373.RA.12.RB.16.NR.7551.NC.1401.RhoFields.bin</text:p>
          </table:table-cell>
          <table:table-cell table:number-columns-repeated="2"/>
          <table:table-cell table:formula="of:=CONCATENATE(&quot;diff&quot;;&quot; &quot;;&quot;mpi01/&quot;;[.A488];&quot; &quot;;&quot;mpi09/&quot;;[.B488])" office:value-type="string" office:string-value="diff mpi01/RELAX.SimID.1.EPSA.-169.EPSB.-200.T.1373.RA.12.RB.16.NR.7551.NC.1401.RhoFields.bin mpi09/RELAX.SimID.9.EPSA.-169.EPSB.-200.T.1373.RA.12.RB.16.NR.7551.NC.1401.RhoFields.bin" calcext:value-type="string">
            <text:p>diff mpi01/RELAX.SimID.1.EPSA.-169.EPSB.-200.T.1373.RA.12.RB.16.NR.7551.NC.1401.RhoFields.bin mpi09/RELAX.SimID.9.EPSA.-169.EPSB.-2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423.RA.12.RB.13.csv</text:p>
          </table:table-cell>
          <table:table-cell office:value-type="string" calcext:value-type="string">
            <text:p>RELAX.SimID.9.EPSA.-169.EPSB.-200.T.1423.RA.12.RB.13.csv</text:p>
          </table:table-cell>
          <table:table-cell table:number-columns-repeated="2"/>
          <table:table-cell table:formula="of:=CONCATENATE(&quot;diff&quot;;&quot; &quot;;&quot;mpi01/&quot;;[.A489];&quot; &quot;;&quot;mpi09/&quot;;[.B489])" office:value-type="string" office:string-value="diff mpi01/RELAX.SimID.1.EPSA.-169.EPSB.-200.T.1423.RA.12.RB.13.csv mpi09/RELAX.SimID.9.EPSA.-169.EPSB.-200.T.1423.RA.12.RB.13.csv" calcext:value-type="string">
            <text:p>diff mpi01/RELAX.SimID.1.EPSA.-169.EPSB.-200.T.1423.RA.12.RB.13.csv mpi09/RELAX.SimID.9.EPSA.-169.EPSB.-200.T.1423.RA.12.RB.13.csv</text:p>
          </table:table-cell>
        </table:table-row>
        <table:table-row table:style-name="ro1">
          <table:table-cell office:value-type="string" calcext:value-type="string">
            <text:p>RELAX.SimID.1.EPSA.-169.EPSB.-200.T.1423.RA.12.RB.13.NR.7551.NC.731.RhoFields.bin</text:p>
          </table:table-cell>
          <table:table-cell office:value-type="string" calcext:value-type="string">
            <text:p>RELAX.SimID.9.EPSA.-169.EPSB.-200.T.1423.RA.12.RB.13.NR.7551.NC.731.RhoFields.bin</text:p>
          </table:table-cell>
          <table:table-cell table:number-columns-repeated="2"/>
          <table:table-cell table:formula="of:=CONCATENATE(&quot;diff&quot;;&quot; &quot;;&quot;mpi01/&quot;;[.A490];&quot; &quot;;&quot;mpi09/&quot;;[.B490])" office:value-type="string" office:string-value="diff mpi01/RELAX.SimID.1.EPSA.-169.EPSB.-200.T.1423.RA.12.RB.13.NR.7551.NC.731.RhoFields.bin mpi09/RELAX.SimID.9.EPSA.-169.EPSB.-200.T.1423.RA.12.RB.13.NR.7551.NC.731.RhoFields.bin" calcext:value-type="string">
            <text:p>diff mpi01/RELAX.SimID.1.EPSA.-169.EPSB.-200.T.1423.RA.12.RB.13.NR.7551.NC.731.RhoFields.bin mpi09/RELAX.SimID.9.EPSA.-169.EPSB.-200.T.1423.RA.12.RB.13.NR.7551.NC.731.RhoFields.bin</text:p>
          </table:table-cell>
        </table:table-row>
        <table:table-row table:style-name="ro1">
          <table:table-cell office:value-type="string" calcext:value-type="string">
            <text:p>RELAX.SimID.1.EPSA.-169.EPSB.-200.T.1423.RA.12.RB.14.csv</text:p>
          </table:table-cell>
          <table:table-cell office:value-type="string" calcext:value-type="string">
            <text:p>RELAX.SimID.9.EPSA.-169.EPSB.-200.T.1423.RA.12.RB.14.csv</text:p>
          </table:table-cell>
          <table:table-cell table:number-columns-repeated="2"/>
          <table:table-cell table:formula="of:=CONCATENATE(&quot;diff&quot;;&quot; &quot;;&quot;mpi01/&quot;;[.A491];&quot; &quot;;&quot;mpi09/&quot;;[.B491])" office:value-type="string" office:string-value="diff mpi01/RELAX.SimID.1.EPSA.-169.EPSB.-200.T.1423.RA.12.RB.14.csv mpi09/RELAX.SimID.9.EPSA.-169.EPSB.-200.T.1423.RA.12.RB.14.csv" calcext:value-type="string">
            <text:p>diff mpi01/RELAX.SimID.1.EPSA.-169.EPSB.-200.T.1423.RA.12.RB.14.csv mpi09/RELAX.SimID.9.EPSA.-169.EPSB.-200.T.1423.RA.12.RB.14.csv</text:p>
          </table:table-cell>
        </table:table-row>
        <table:table-row table:style-name="ro1">
          <table:table-cell office:value-type="string" calcext:value-type="string">
            <text:p>RELAX.SimID.1.EPSA.-169.EPSB.-200.T.1423.RA.12.RB.14.NR.7551.NC.1401.RhoFields.bin</text:p>
          </table:table-cell>
          <table:table-cell office:value-type="string" calcext:value-type="string">
            <text:p>RELAX.SimID.9.EPSA.-169.EPSB.-200.T.1423.RA.12.RB.14.NR.7551.NC.1401.RhoFields.bin</text:p>
          </table:table-cell>
          <table:table-cell table:number-columns-repeated="2"/>
          <table:table-cell table:formula="of:=CONCATENATE(&quot;diff&quot;;&quot; &quot;;&quot;mpi01/&quot;;[.A492];&quot; &quot;;&quot;mpi09/&quot;;[.B492])" office:value-type="string" office:string-value="diff mpi01/RELAX.SimID.1.EPSA.-169.EPSB.-200.T.1423.RA.12.RB.14.NR.7551.NC.1401.RhoFields.bin mpi09/RELAX.SimID.9.EPSA.-169.EPSB.-200.T.1423.RA.12.RB.14.NR.7551.NC.1401.RhoFields.bin" calcext:value-type="string">
            <text:p>diff mpi01/RELAX.SimID.1.EPSA.-169.EPSB.-200.T.1423.RA.12.RB.14.NR.7551.NC.1401.RhoFields.bin mpi09/RELAX.SimID.9.EPSA.-169.EPSB.-2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423.RA.12.RB.15.csv</text:p>
          </table:table-cell>
          <table:table-cell office:value-type="string" calcext:value-type="string">
            <text:p>RELAX.SimID.9.EPSA.-169.EPSB.-200.T.1423.RA.12.RB.15.csv</text:p>
          </table:table-cell>
          <table:table-cell table:number-columns-repeated="2"/>
          <table:table-cell table:formula="of:=CONCATENATE(&quot;diff&quot;;&quot; &quot;;&quot;mpi01/&quot;;[.A493];&quot; &quot;;&quot;mpi09/&quot;;[.B493])" office:value-type="string" office:string-value="diff mpi01/RELAX.SimID.1.EPSA.-169.EPSB.-200.T.1423.RA.12.RB.15.csv mpi09/RELAX.SimID.9.EPSA.-169.EPSB.-200.T.1423.RA.12.RB.15.csv" calcext:value-type="string">
            <text:p>diff mpi01/RELAX.SimID.1.EPSA.-169.EPSB.-200.T.1423.RA.12.RB.15.csv mpi09/RELAX.SimID.9.EPSA.-169.EPSB.-200.T.1423.RA.12.RB.15.csv</text:p>
          </table:table-cell>
        </table:table-row>
        <table:table-row table:style-name="ro1">
          <table:table-cell office:value-type="string" calcext:value-type="string">
            <text:p>RELAX.SimID.1.EPSA.-169.EPSB.-200.T.1423.RA.12.RB.15.NR.7551.NC.1401.RhoFields.bin</text:p>
          </table:table-cell>
          <table:table-cell office:value-type="string" calcext:value-type="string">
            <text:p>RELAX.SimID.9.EPSA.-169.EPSB.-200.T.1423.RA.12.RB.15.NR.7551.NC.1401.RhoFields.bin</text:p>
          </table:table-cell>
          <table:table-cell table:number-columns-repeated="2"/>
          <table:table-cell table:formula="of:=CONCATENATE(&quot;diff&quot;;&quot; &quot;;&quot;mpi01/&quot;;[.A494];&quot; &quot;;&quot;mpi09/&quot;;[.B494])" office:value-type="string" office:string-value="diff mpi01/RELAX.SimID.1.EPSA.-169.EPSB.-200.T.1423.RA.12.RB.15.NR.7551.NC.1401.RhoFields.bin mpi09/RELAX.SimID.9.EPSA.-169.EPSB.-200.T.1423.RA.12.RB.15.NR.7551.NC.1401.RhoFields.bin" calcext:value-type="string">
            <text:p>diff mpi01/RELAX.SimID.1.EPSA.-169.EPSB.-200.T.1423.RA.12.RB.15.NR.7551.NC.1401.RhoFields.bin mpi09/RELAX.SimID.9.EPSA.-169.EPSB.-2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423.RA.12.RB.16.csv</text:p>
          </table:table-cell>
          <table:table-cell office:value-type="string" calcext:value-type="string">
            <text:p>RELAX.SimID.9.EPSA.-169.EPSB.-200.T.1423.RA.12.RB.16.csv</text:p>
          </table:table-cell>
          <table:table-cell table:number-columns-repeated="2"/>
          <table:table-cell table:formula="of:=CONCATENATE(&quot;diff&quot;;&quot; &quot;;&quot;mpi01/&quot;;[.A495];&quot; &quot;;&quot;mpi09/&quot;;[.B495])" office:value-type="string" office:string-value="diff mpi01/RELAX.SimID.1.EPSA.-169.EPSB.-200.T.1423.RA.12.RB.16.csv mpi09/RELAX.SimID.9.EPSA.-169.EPSB.-200.T.1423.RA.12.RB.16.csv" calcext:value-type="string">
            <text:p>diff mpi01/RELAX.SimID.1.EPSA.-169.EPSB.-200.T.1423.RA.12.RB.16.csv mpi09/RELAX.SimID.9.EPSA.-169.EPSB.-200.T.1423.RA.12.RB.16.csv</text:p>
          </table:table-cell>
        </table:table-row>
        <table:table-row table:style-name="ro1">
          <table:table-cell office:value-type="string" calcext:value-type="string">
            <text:p>RELAX.SimID.1.EPSA.-169.EPSB.-200.T.1423.RA.12.RB.16.NR.7551.NC.1401.RhoFields.bin</text:p>
          </table:table-cell>
          <table:table-cell office:value-type="string" calcext:value-type="string">
            <text:p>RELAX.SimID.9.EPSA.-169.EPSB.-200.T.1423.RA.12.RB.16.NR.7551.NC.1401.RhoFields.bin</text:p>
          </table:table-cell>
          <table:table-cell table:number-columns-repeated="2"/>
          <table:table-cell table:formula="of:=CONCATENATE(&quot;diff&quot;;&quot; &quot;;&quot;mpi01/&quot;;[.A496];&quot; &quot;;&quot;mpi09/&quot;;[.B496])" office:value-type="string" office:string-value="diff mpi01/RELAX.SimID.1.EPSA.-169.EPSB.-200.T.1423.RA.12.RB.16.NR.7551.NC.1401.RhoFields.bin mpi09/RELAX.SimID.9.EPSA.-169.EPSB.-200.T.1423.RA.12.RB.16.NR.7551.NC.1401.RhoFields.bin" calcext:value-type="string">
            <text:p>diff mpi01/RELAX.SimID.1.EPSA.-169.EPSB.-200.T.1423.RA.12.RB.16.NR.7551.NC.1401.RhoFields.bin mpi09/RELAX.SimID.9.EPSA.-169.EPSB.-2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473.RA.12.RB.13.csv</text:p>
          </table:table-cell>
          <table:table-cell office:value-type="string" calcext:value-type="string">
            <text:p>RELAX.SimID.9.EPSA.-169.EPSB.-200.T.1473.RA.12.RB.13.csv</text:p>
          </table:table-cell>
          <table:table-cell table:number-columns-repeated="2"/>
          <table:table-cell table:formula="of:=CONCATENATE(&quot;diff&quot;;&quot; &quot;;&quot;mpi01/&quot;;[.A497];&quot; &quot;;&quot;mpi09/&quot;;[.B497])" office:value-type="string" office:string-value="diff mpi01/RELAX.SimID.1.EPSA.-169.EPSB.-200.T.1473.RA.12.RB.13.csv mpi09/RELAX.SimID.9.EPSA.-169.EPSB.-200.T.1473.RA.12.RB.13.csv" calcext:value-type="string">
            <text:p>diff mpi01/RELAX.SimID.1.EPSA.-169.EPSB.-200.T.1473.RA.12.RB.13.csv mpi09/RELAX.SimID.9.EPSA.-169.EPSB.-200.T.1473.RA.12.RB.13.csv</text:p>
          </table:table-cell>
        </table:table-row>
        <table:table-row table:style-name="ro1">
          <table:table-cell office:value-type="string" calcext:value-type="string">
            <text:p>RELAX.SimID.1.EPSA.-169.EPSB.-200.T.1473.RA.12.RB.13.NR.7551.NC.1401.RhoFields.bin</text:p>
          </table:table-cell>
          <table:table-cell office:value-type="string" calcext:value-type="string">
            <text:p>RELAX.SimID.9.EPSA.-169.EPSB.-200.T.1473.RA.12.RB.13.NR.7551.NC.1401.RhoFields.bin</text:p>
          </table:table-cell>
          <table:table-cell table:number-columns-repeated="2"/>
          <table:table-cell table:formula="of:=CONCATENATE(&quot;diff&quot;;&quot; &quot;;&quot;mpi01/&quot;;[.A498];&quot; &quot;;&quot;mpi09/&quot;;[.B498])" office:value-type="string" office:string-value="diff mpi01/RELAX.SimID.1.EPSA.-169.EPSB.-200.T.1473.RA.12.RB.13.NR.7551.NC.1401.RhoFields.bin mpi09/RELAX.SimID.9.EPSA.-169.EPSB.-200.T.1473.RA.12.RB.13.NR.7551.NC.1401.RhoFields.bin" calcext:value-type="string">
            <text:p>diff mpi01/RELAX.SimID.1.EPSA.-169.EPSB.-200.T.1473.RA.12.RB.13.NR.7551.NC.1401.RhoFields.bin mpi09/RELAX.SimID.9.EPSA.-169.EPSB.-200.T.14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473.RA.12.RB.14.csv</text:p>
          </table:table-cell>
          <table:table-cell office:value-type="string" calcext:value-type="string">
            <text:p>RELAX.SimID.9.EPSA.-169.EPSB.-200.T.1473.RA.12.RB.14.csv</text:p>
          </table:table-cell>
          <table:table-cell table:number-columns-repeated="2"/>
          <table:table-cell table:formula="of:=CONCATENATE(&quot;diff&quot;;&quot; &quot;;&quot;mpi01/&quot;;[.A499];&quot; &quot;;&quot;mpi09/&quot;;[.B499])" office:value-type="string" office:string-value="diff mpi01/RELAX.SimID.1.EPSA.-169.EPSB.-200.T.1473.RA.12.RB.14.csv mpi09/RELAX.SimID.9.EPSA.-169.EPSB.-200.T.1473.RA.12.RB.14.csv" calcext:value-type="string">
            <text:p>diff mpi01/RELAX.SimID.1.EPSA.-169.EPSB.-200.T.1473.RA.12.RB.14.csv mpi09/RELAX.SimID.9.EPSA.-169.EPSB.-200.T.1473.RA.12.RB.14.csv</text:p>
          </table:table-cell>
        </table:table-row>
        <table:table-row table:style-name="ro1">
          <table:table-cell office:value-type="string" calcext:value-type="string">
            <text:p>RELAX.SimID.1.EPSA.-169.EPSB.-200.T.1473.RA.12.RB.14.NR.7551.NC.1401.RhoFields.bin</text:p>
          </table:table-cell>
          <table:table-cell office:value-type="string" calcext:value-type="string">
            <text:p>RELAX.SimID.9.EPSA.-169.EPSB.-200.T.1473.RA.12.RB.14.NR.7551.NC.1401.RhoFields.bin</text:p>
          </table:table-cell>
          <table:table-cell table:number-columns-repeated="2"/>
          <table:table-cell table:formula="of:=CONCATENATE(&quot;diff&quot;;&quot; &quot;;&quot;mpi01/&quot;;[.A500];&quot; &quot;;&quot;mpi09/&quot;;[.B500])" office:value-type="string" office:string-value="diff mpi01/RELAX.SimID.1.EPSA.-169.EPSB.-200.T.1473.RA.12.RB.14.NR.7551.NC.1401.RhoFields.bin mpi09/RELAX.SimID.9.EPSA.-169.EPSB.-200.T.1473.RA.12.RB.14.NR.7551.NC.1401.RhoFields.bin" calcext:value-type="string">
            <text:p>diff mpi01/RELAX.SimID.1.EPSA.-169.EPSB.-200.T.1473.RA.12.RB.14.NR.7551.NC.1401.RhoFields.bin mpi09/RELAX.SimID.9.EPSA.-169.EPSB.-2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473.RA.12.RB.15.csv</text:p>
          </table:table-cell>
          <table:table-cell office:value-type="string" calcext:value-type="string">
            <text:p>RELAX.SimID.9.EPSA.-169.EPSB.-200.T.1473.RA.12.RB.15.csv</text:p>
          </table:table-cell>
          <table:table-cell table:number-columns-repeated="2"/>
          <table:table-cell table:formula="of:=CONCATENATE(&quot;diff&quot;;&quot; &quot;;&quot;mpi01/&quot;;[.A501];&quot; &quot;;&quot;mpi09/&quot;;[.B501])" office:value-type="string" office:string-value="diff mpi01/RELAX.SimID.1.EPSA.-169.EPSB.-200.T.1473.RA.12.RB.15.csv mpi09/RELAX.SimID.9.EPSA.-169.EPSB.-200.T.1473.RA.12.RB.15.csv" calcext:value-type="string">
            <text:p>diff mpi01/RELAX.SimID.1.EPSA.-169.EPSB.-200.T.1473.RA.12.RB.15.csv mpi09/RELAX.SimID.9.EPSA.-169.EPSB.-200.T.1473.RA.12.RB.15.csv</text:p>
          </table:table-cell>
        </table:table-row>
        <table:table-row table:style-name="ro1">
          <table:table-cell office:value-type="string" calcext:value-type="string">
            <text:p>RELAX.SimID.1.EPSA.-169.EPSB.-200.T.1473.RA.12.RB.15.NR.7551.NC.1401.RhoFields.bin</text:p>
          </table:table-cell>
          <table:table-cell office:value-type="string" calcext:value-type="string">
            <text:p>RELAX.SimID.9.EPSA.-169.EPSB.-200.T.1473.RA.12.RB.15.NR.7551.NC.1401.RhoFields.bin</text:p>
          </table:table-cell>
          <table:table-cell table:number-columns-repeated="2"/>
          <table:table-cell table:formula="of:=CONCATENATE(&quot;diff&quot;;&quot; &quot;;&quot;mpi01/&quot;;[.A502];&quot; &quot;;&quot;mpi09/&quot;;[.B502])" office:value-type="string" office:string-value="diff mpi01/RELAX.SimID.1.EPSA.-169.EPSB.-200.T.1473.RA.12.RB.15.NR.7551.NC.1401.RhoFields.bin mpi09/RELAX.SimID.9.EPSA.-169.EPSB.-200.T.1473.RA.12.RB.15.NR.7551.NC.1401.RhoFields.bin" calcext:value-type="string">
            <text:p>diff mpi01/RELAX.SimID.1.EPSA.-169.EPSB.-200.T.1473.RA.12.RB.15.NR.7551.NC.1401.RhoFields.bin mpi09/RELAX.SimID.9.EPSA.-169.EPSB.-2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169.EPSB.-200.T.1473.RA.12.RB.16.csv</text:p>
          </table:table-cell>
          <table:table-cell office:value-type="string" calcext:value-type="string">
            <text:p>RELAX.SimID.9.EPSA.-169.EPSB.-200.T.1473.RA.12.RB.16.csv</text:p>
          </table:table-cell>
          <table:table-cell table:number-columns-repeated="2"/>
          <table:table-cell table:formula="of:=CONCATENATE(&quot;diff&quot;;&quot; &quot;;&quot;mpi01/&quot;;[.A503];&quot; &quot;;&quot;mpi09/&quot;;[.B503])" office:value-type="string" office:string-value="diff mpi01/RELAX.SimID.1.EPSA.-169.EPSB.-200.T.1473.RA.12.RB.16.csv mpi09/RELAX.SimID.9.EPSA.-169.EPSB.-200.T.1473.RA.12.RB.16.csv" calcext:value-type="string">
            <text:p>diff mpi01/RELAX.SimID.1.EPSA.-169.EPSB.-200.T.1473.RA.12.RB.16.csv mpi09/RELAX.SimID.9.EPSA.-169.EPSB.-200.T.1473.RA.12.RB.16.csv</text:p>
          </table:table-cell>
        </table:table-row>
        <table:table-row table:style-name="ro1">
          <table:table-cell office:value-type="string" calcext:value-type="string">
            <text:p>RELAX.SimID.1.EPSA.-169.EPSB.-200.T.1473.RA.12.RB.16.NR.7551.NC.1401.RhoFields.bin</text:p>
          </table:table-cell>
          <table:table-cell office:value-type="string" calcext:value-type="string">
            <text:p>RELAX.SimID.9.EPSA.-169.EPSB.-200.T.1473.RA.12.RB.16.NR.7551.NC.1401.RhoFields.bin</text:p>
          </table:table-cell>
          <table:table-cell table:number-columns-repeated="2"/>
          <table:table-cell table:formula="of:=CONCATENATE(&quot;diff&quot;;&quot; &quot;;&quot;mpi01/&quot;;[.A504];&quot; &quot;;&quot;mpi09/&quot;;[.B504])" office:value-type="string" office:string-value="diff mpi01/RELAX.SimID.1.EPSA.-169.EPSB.-200.T.1473.RA.12.RB.16.NR.7551.NC.1401.RhoFields.bin mpi09/RELAX.SimID.9.EPSA.-169.EPSB.-200.T.1473.RA.12.RB.16.NR.7551.NC.1401.RhoFields.bin" calcext:value-type="string">
            <text:p>diff mpi01/RELAX.SimID.1.EPSA.-169.EPSB.-200.T.1473.RA.12.RB.16.NR.7551.NC.1401.RhoFields.bin mpi09/RELAX.SimID.9.EPSA.-169.EPSB.-2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073.RA.12.RB.13.csv</text:p>
          </table:table-cell>
          <table:table-cell office:value-type="string" calcext:value-type="string">
            <text:p>RELAX.SimID.9.EPSA.-200.EPSB.-200.T.1073.RA.12.RB.13.csv</text:p>
          </table:table-cell>
          <table:table-cell table:number-columns-repeated="2"/>
          <table:table-cell table:formula="of:=CONCATENATE(&quot;diff&quot;;&quot; &quot;;&quot;mpi01/&quot;;[.A505];&quot; &quot;;&quot;mpi09/&quot;;[.B505])" office:value-type="string" office:string-value="diff mpi01/RELAX.SimID.1.EPSA.-200.EPSB.-200.T.1073.RA.12.RB.13.csv mpi09/RELAX.SimID.9.EPSA.-200.EPSB.-200.T.1073.RA.12.RB.13.csv" calcext:value-type="string">
            <text:p>diff mpi01/RELAX.SimID.1.EPSA.-200.EPSB.-200.T.1073.RA.12.RB.13.csv mpi09/RELAX.SimID.9.EPSA.-200.EPSB.-200.T.1073.RA.12.RB.13.csv</text:p>
          </table:table-cell>
        </table:table-row>
        <table:table-row table:style-name="ro1">
          <table:table-cell office:value-type="string" calcext:value-type="string">
            <text:p>RELAX.SimID.1.EPSA.200.EPSB.200.T.1073.RA.12.RB.13.csv</text:p>
          </table:table-cell>
          <table:table-cell office:value-type="string" calcext:value-type="string">
            <text:p>RELAX.SimID.9.EPSA.200.EPSB.200.T.1073.RA.12.RB.13.csv</text:p>
          </table:table-cell>
          <table:table-cell table:number-columns-repeated="2"/>
          <table:table-cell table:formula="of:=CONCATENATE(&quot;diff&quot;;&quot; &quot;;&quot;mpi01/&quot;;[.A506];&quot; &quot;;&quot;mpi09/&quot;;[.B506])" office:value-type="string" office:string-value="diff mpi01/RELAX.SimID.1.EPSA.200.EPSB.200.T.1073.RA.12.RB.13.csv mpi09/RELAX.SimID.9.EPSA.200.EPSB.200.T.1073.RA.12.RB.13.csv" calcext:value-type="string">
            <text:p>diff mpi01/RELAX.SimID.1.EPSA.200.EPSB.200.T.1073.RA.12.RB.13.csv mpi09/RELAX.SimID.9.EPSA.200.EPSB.200.T.1073.RA.12.RB.13.csv</text:p>
          </table:table-cell>
        </table:table-row>
        <table:table-row table:style-name="ro1">
          <table:table-cell office:value-type="string" calcext:value-type="string">
            <text:p>RELAX.SimID.1.EPSA.-200.EPSB.-200.T.1073.RA.12.RB.13.NR.7551.NC.1401.RhoFields.bin</text:p>
          </table:table-cell>
          <table:table-cell office:value-type="string" calcext:value-type="string">
            <text:p>RELAX.SimID.9.EPSA.-200.EPSB.-200.T.1073.RA.12.RB.13.NR.7551.NC.1401.RhoFields.bin</text:p>
          </table:table-cell>
          <table:table-cell table:number-columns-repeated="2"/>
          <table:table-cell table:formula="of:=CONCATENATE(&quot;diff&quot;;&quot; &quot;;&quot;mpi01/&quot;;[.A507];&quot; &quot;;&quot;mpi09/&quot;;[.B507])" office:value-type="string" office:string-value="diff mpi01/RELAX.SimID.1.EPSA.-200.EPSB.-200.T.1073.RA.12.RB.13.NR.7551.NC.1401.RhoFields.bin mpi09/RELAX.SimID.9.EPSA.-200.EPSB.-200.T.1073.RA.12.RB.13.NR.7551.NC.1401.RhoFields.bin" calcext:value-type="string">
            <text:p>diff mpi01/RELAX.SimID.1.EPSA.-200.EPSB.-200.T.1073.RA.12.RB.13.NR.7551.NC.1401.RhoFields.bin mpi09/RELAX.SimID.9.EPSA.-200.EPSB.-200.T.10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073.RA.12.RB.13.NR.7551.NC.4.RhoFields.bin</text:p>
          </table:table-cell>
          <table:table-cell office:value-type="string" calcext:value-type="string">
            <text:p>RELAX.SimID.9.EPSA.200.EPSB.200.T.1073.RA.12.RB.13.NR.7551.NC.4.RhoFields.bin</text:p>
          </table:table-cell>
          <table:table-cell table:number-columns-repeated="2"/>
          <table:table-cell table:formula="of:=CONCATENATE(&quot;diff&quot;;&quot; &quot;;&quot;mpi01/&quot;;[.A508];&quot; &quot;;&quot;mpi09/&quot;;[.B508])" office:value-type="string" office:string-value="diff mpi01/RELAX.SimID.1.EPSA.200.EPSB.200.T.1073.RA.12.RB.13.NR.7551.NC.4.RhoFields.bin mpi09/RELAX.SimID.9.EPSA.200.EPSB.200.T.1073.RA.12.RB.13.NR.7551.NC.4.RhoFields.bin" calcext:value-type="string">
            <text:p>diff mpi01/RELAX.SimID.1.EPSA.200.EPSB.200.T.1073.RA.12.RB.13.NR.7551.NC.4.RhoFields.bin mpi09/RELAX.SimID.9.EPSA.200.EPSB.200.T.1073.RA.12.RB.13.NR.7551.NC.4.RhoFields.bin</text:p>
          </table:table-cell>
        </table:table-row>
        <table:table-row table:style-name="ro1">
          <table:table-cell office:value-type="string" calcext:value-type="string">
            <text:p>RELAX.SimID.1.EPSA.-200.EPSB.-200.T.1073.RA.12.RB.14.csv</text:p>
          </table:table-cell>
          <table:table-cell office:value-type="string" calcext:value-type="string">
            <text:p>RELAX.SimID.9.EPSA.-200.EPSB.-200.T.1073.RA.12.RB.14.csv</text:p>
          </table:table-cell>
          <table:table-cell table:number-columns-repeated="2"/>
          <table:table-cell table:formula="of:=CONCATENATE(&quot;diff&quot;;&quot; &quot;;&quot;mpi01/&quot;;[.A509];&quot; &quot;;&quot;mpi09/&quot;;[.B509])" office:value-type="string" office:string-value="diff mpi01/RELAX.SimID.1.EPSA.-200.EPSB.-200.T.1073.RA.12.RB.14.csv mpi09/RELAX.SimID.9.EPSA.-200.EPSB.-200.T.1073.RA.12.RB.14.csv" calcext:value-type="string">
            <text:p>diff mpi01/RELAX.SimID.1.EPSA.-200.EPSB.-200.T.1073.RA.12.RB.14.csv mpi09/RELAX.SimID.9.EPSA.-200.EPSB.-200.T.1073.RA.12.RB.14.csv</text:p>
          </table:table-cell>
        </table:table-row>
        <table:table-row table:style-name="ro1">
          <table:table-cell office:value-type="string" calcext:value-type="string">
            <text:p>RELAX.SimID.1.EPSA.200.EPSB.200.T.1073.RA.12.RB.14.csv</text:p>
          </table:table-cell>
          <table:table-cell office:value-type="string" calcext:value-type="string">
            <text:p>RELAX.SimID.9.EPSA.200.EPSB.200.T.1073.RA.12.RB.14.csv</text:p>
          </table:table-cell>
          <table:table-cell table:number-columns-repeated="2"/>
          <table:table-cell table:formula="of:=CONCATENATE(&quot;diff&quot;;&quot; &quot;;&quot;mpi01/&quot;;[.A510];&quot; &quot;;&quot;mpi09/&quot;;[.B510])" office:value-type="string" office:string-value="diff mpi01/RELAX.SimID.1.EPSA.200.EPSB.200.T.1073.RA.12.RB.14.csv mpi09/RELAX.SimID.9.EPSA.200.EPSB.200.T.1073.RA.12.RB.14.csv" calcext:value-type="string">
            <text:p>diff mpi01/RELAX.SimID.1.EPSA.200.EPSB.200.T.1073.RA.12.RB.14.csv mpi09/RELAX.SimID.9.EPSA.200.EPSB.200.T.1073.RA.12.RB.14.csv</text:p>
          </table:table-cell>
        </table:table-row>
        <table:table-row table:style-name="ro1">
          <table:table-cell office:value-type="string" calcext:value-type="string">
            <text:p>RELAX.SimID.1.EPSA.200.EPSB.200.T.1073.RA.12.RB.14.NR.7551.NC.13.RhoFields.bin</text:p>
          </table:table-cell>
          <table:table-cell office:value-type="string" calcext:value-type="string">
            <text:p>RELAX.SimID.9.EPSA.200.EPSB.200.T.1073.RA.12.RB.14.NR.7551.NC.13.RhoFields.bin</text:p>
          </table:table-cell>
          <table:table-cell table:number-columns-repeated="2"/>
          <table:table-cell table:formula="of:=CONCATENATE(&quot;diff&quot;;&quot; &quot;;&quot;mpi01/&quot;;[.A511];&quot; &quot;;&quot;mpi09/&quot;;[.B511])" office:value-type="string" office:string-value="diff mpi01/RELAX.SimID.1.EPSA.200.EPSB.200.T.1073.RA.12.RB.14.NR.7551.NC.13.RhoFields.bin mpi09/RELAX.SimID.9.EPSA.200.EPSB.200.T.1073.RA.12.RB.14.NR.7551.NC.13.RhoFields.bin" calcext:value-type="string">
            <text:p>diff mpi01/RELAX.SimID.1.EPSA.200.EPSB.200.T.1073.RA.12.RB.14.NR.7551.NC.13.RhoFields.bin mpi09/RELAX.SimID.9.EPSA.200.EPSB.200.T.1073.RA.12.RB.14.NR.7551.NC.13.RhoFields.bin</text:p>
          </table:table-cell>
        </table:table-row>
        <table:table-row table:style-name="ro1">
          <table:table-cell office:value-type="string" calcext:value-type="string">
            <text:p>RELAX.SimID.1.EPSA.-200.EPSB.-200.T.1073.RA.12.RB.14.NR.7551.NC.1401.RhoFields.bin</text:p>
          </table:table-cell>
          <table:table-cell office:value-type="string" calcext:value-type="string">
            <text:p>RELAX.SimID.9.EPSA.-200.EPSB.-200.T.1073.RA.12.RB.14.NR.7551.NC.1401.RhoFields.bin</text:p>
          </table:table-cell>
          <table:table-cell table:number-columns-repeated="2"/>
          <table:table-cell table:formula="of:=CONCATENATE(&quot;diff&quot;;&quot; &quot;;&quot;mpi01/&quot;;[.A512];&quot; &quot;;&quot;mpi09/&quot;;[.B512])" office:value-type="string" office:string-value="diff mpi01/RELAX.SimID.1.EPSA.-200.EPSB.-200.T.1073.RA.12.RB.14.NR.7551.NC.1401.RhoFields.bin mpi09/RELAX.SimID.9.EPSA.-200.EPSB.-200.T.1073.RA.12.RB.14.NR.7551.NC.1401.RhoFields.bin" calcext:value-type="string">
            <text:p>diff mpi01/RELAX.SimID.1.EPSA.-200.EPSB.-200.T.1073.RA.12.RB.14.NR.7551.NC.1401.RhoFields.bin mpi09/RELAX.SimID.9.EPSA.-200.EPSB.-200.T.10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073.RA.12.RB.15.csv</text:p>
          </table:table-cell>
          <table:table-cell office:value-type="string" calcext:value-type="string">
            <text:p>RELAX.SimID.9.EPSA.-200.EPSB.-200.T.1073.RA.12.RB.15.csv</text:p>
          </table:table-cell>
          <table:table-cell table:number-columns-repeated="2"/>
          <table:table-cell table:formula="of:=CONCATENATE(&quot;diff&quot;;&quot; &quot;;&quot;mpi01/&quot;;[.A513];&quot; &quot;;&quot;mpi09/&quot;;[.B513])" office:value-type="string" office:string-value="diff mpi01/RELAX.SimID.1.EPSA.-200.EPSB.-200.T.1073.RA.12.RB.15.csv mpi09/RELAX.SimID.9.EPSA.-200.EPSB.-200.T.1073.RA.12.RB.15.csv" calcext:value-type="string">
            <text:p>diff mpi01/RELAX.SimID.1.EPSA.-200.EPSB.-200.T.1073.RA.12.RB.15.csv mpi09/RELAX.SimID.9.EPSA.-200.EPSB.-200.T.1073.RA.12.RB.15.csv</text:p>
          </table:table-cell>
        </table:table-row>
        <table:table-row table:style-name="ro1">
          <table:table-cell office:value-type="string" calcext:value-type="string">
            <text:p>RELAX.SimID.1.EPSA.200.EPSB.200.T.1073.RA.12.RB.15.csv</text:p>
          </table:table-cell>
          <table:table-cell office:value-type="string" calcext:value-type="string">
            <text:p>RELAX.SimID.9.EPSA.200.EPSB.200.T.1073.RA.12.RB.15.csv</text:p>
          </table:table-cell>
          <table:table-cell table:number-columns-repeated="2"/>
          <table:table-cell table:formula="of:=CONCATENATE(&quot;diff&quot;;&quot; &quot;;&quot;mpi01/&quot;;[.A514];&quot; &quot;;&quot;mpi09/&quot;;[.B514])" office:value-type="string" office:string-value="diff mpi01/RELAX.SimID.1.EPSA.200.EPSB.200.T.1073.RA.12.RB.15.csv mpi09/RELAX.SimID.9.EPSA.200.EPSB.200.T.1073.RA.12.RB.15.csv" calcext:value-type="string">
            <text:p>diff mpi01/RELAX.SimID.1.EPSA.200.EPSB.200.T.1073.RA.12.RB.15.csv mpi09/RELAX.SimID.9.EPSA.200.EPSB.200.T.1073.RA.12.RB.15.csv</text:p>
          </table:table-cell>
        </table:table-row>
        <table:table-row table:style-name="ro1">
          <table:table-cell office:value-type="string" calcext:value-type="string">
            <text:p>RELAX.SimID.1.EPSA.-200.EPSB.-200.T.1073.RA.12.RB.15.NR.7551.NC.1401.RhoFields.bin</text:p>
          </table:table-cell>
          <table:table-cell office:value-type="string" calcext:value-type="string">
            <text:p>RELAX.SimID.9.EPSA.-200.EPSB.-200.T.1073.RA.12.RB.15.NR.7551.NC.1401.RhoFields.bin</text:p>
          </table:table-cell>
          <table:table-cell table:number-columns-repeated="2"/>
          <table:table-cell table:formula="of:=CONCATENATE(&quot;diff&quot;;&quot; &quot;;&quot;mpi01/&quot;;[.A515];&quot; &quot;;&quot;mpi09/&quot;;[.B515])" office:value-type="string" office:string-value="diff mpi01/RELAX.SimID.1.EPSA.-200.EPSB.-200.T.1073.RA.12.RB.15.NR.7551.NC.1401.RhoFields.bin mpi09/RELAX.SimID.9.EPSA.-200.EPSB.-200.T.1073.RA.12.RB.15.NR.7551.NC.1401.RhoFields.bin" calcext:value-type="string">
            <text:p>diff mpi01/RELAX.SimID.1.EPSA.-200.EPSB.-200.T.1073.RA.12.RB.15.NR.7551.NC.1401.RhoFields.bin mpi09/RELAX.SimID.9.EPSA.-200.EPSB.-200.T.10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073.RA.12.RB.15.NR.7551.NC.42.RhoFields.bin</text:p>
          </table:table-cell>
          <table:table-cell office:value-type="string" calcext:value-type="string">
            <text:p>RELAX.SimID.9.EPSA.200.EPSB.200.T.1073.RA.12.RB.15.NR.7551.NC.42.RhoFields.bin</text:p>
          </table:table-cell>
          <table:table-cell table:number-columns-repeated="2"/>
          <table:table-cell table:formula="of:=CONCATENATE(&quot;diff&quot;;&quot; &quot;;&quot;mpi01/&quot;;[.A516];&quot; &quot;;&quot;mpi09/&quot;;[.B516])" office:value-type="string" office:string-value="diff mpi01/RELAX.SimID.1.EPSA.200.EPSB.200.T.1073.RA.12.RB.15.NR.7551.NC.42.RhoFields.bin mpi09/RELAX.SimID.9.EPSA.200.EPSB.200.T.1073.RA.12.RB.15.NR.7551.NC.42.RhoFields.bin" calcext:value-type="string">
            <text:p>diff mpi01/RELAX.SimID.1.EPSA.200.EPSB.200.T.1073.RA.12.RB.15.NR.7551.NC.42.RhoFields.bin mpi09/RELAX.SimID.9.EPSA.200.EPSB.200.T.1073.RA.12.RB.15.NR.7551.NC.42.RhoFields.bin</text:p>
          </table:table-cell>
        </table:table-row>
        <table:table-row table:style-name="ro1">
          <table:table-cell office:value-type="string" calcext:value-type="string">
            <text:p>RELAX.SimID.1.EPSA.-200.EPSB.-200.T.1073.RA.12.RB.16.csv</text:p>
          </table:table-cell>
          <table:table-cell office:value-type="string" calcext:value-type="string">
            <text:p>RELAX.SimID.9.EPSA.-200.EPSB.-200.T.1073.RA.12.RB.16.csv</text:p>
          </table:table-cell>
          <table:table-cell table:number-columns-repeated="2"/>
          <table:table-cell table:formula="of:=CONCATENATE(&quot;diff&quot;;&quot; &quot;;&quot;mpi01/&quot;;[.A517];&quot; &quot;;&quot;mpi09/&quot;;[.B517])" office:value-type="string" office:string-value="diff mpi01/RELAX.SimID.1.EPSA.-200.EPSB.-200.T.1073.RA.12.RB.16.csv mpi09/RELAX.SimID.9.EPSA.-200.EPSB.-200.T.1073.RA.12.RB.16.csv" calcext:value-type="string">
            <text:p>diff mpi01/RELAX.SimID.1.EPSA.-200.EPSB.-200.T.1073.RA.12.RB.16.csv mpi09/RELAX.SimID.9.EPSA.-200.EPSB.-200.T.1073.RA.12.RB.16.csv</text:p>
          </table:table-cell>
        </table:table-row>
        <table:table-row table:style-name="ro1">
          <table:table-cell office:value-type="string" calcext:value-type="string">
            <text:p>RELAX.SimID.1.EPSA.200.EPSB.200.T.1073.RA.12.RB.16.csv</text:p>
          </table:table-cell>
          <table:table-cell office:value-type="string" calcext:value-type="string">
            <text:p>RELAX.SimID.9.EPSA.200.EPSB.200.T.1073.RA.12.RB.16.csv</text:p>
          </table:table-cell>
          <table:table-cell table:number-columns-repeated="2"/>
          <table:table-cell table:formula="of:=CONCATENATE(&quot;diff&quot;;&quot; &quot;;&quot;mpi01/&quot;;[.A518];&quot; &quot;;&quot;mpi09/&quot;;[.B518])" office:value-type="string" office:string-value="diff mpi01/RELAX.SimID.1.EPSA.200.EPSB.200.T.1073.RA.12.RB.16.csv mpi09/RELAX.SimID.9.EPSA.200.EPSB.200.T.1073.RA.12.RB.16.csv" calcext:value-type="string">
            <text:p>diff mpi01/RELAX.SimID.1.EPSA.200.EPSB.200.T.1073.RA.12.RB.16.csv mpi09/RELAX.SimID.9.EPSA.200.EPSB.200.T.1073.RA.12.RB.16.csv</text:p>
          </table:table-cell>
        </table:table-row>
        <table:table-row table:style-name="ro1">
          <table:table-cell office:value-type="string" calcext:value-type="string">
            <text:p>RELAX.SimID.1.EPSA.200.EPSB.200.T.1073.RA.12.RB.16.NR.7551.NC.126.RhoFields.bin</text:p>
          </table:table-cell>
          <table:table-cell office:value-type="string" calcext:value-type="string">
            <text:p>RELAX.SimID.9.EPSA.200.EPSB.200.T.1073.RA.12.RB.16.NR.7551.NC.126.RhoFields.bin</text:p>
          </table:table-cell>
          <table:table-cell table:number-columns-repeated="2"/>
          <table:table-cell table:formula="of:=CONCATENATE(&quot;diff&quot;;&quot; &quot;;&quot;mpi01/&quot;;[.A519];&quot; &quot;;&quot;mpi09/&quot;;[.B519])" office:value-type="string" office:string-value="diff mpi01/RELAX.SimID.1.EPSA.200.EPSB.200.T.1073.RA.12.RB.16.NR.7551.NC.126.RhoFields.bin mpi09/RELAX.SimID.9.EPSA.200.EPSB.200.T.1073.RA.12.RB.16.NR.7551.NC.126.RhoFields.bin" calcext:value-type="string">
            <text:p>diff mpi01/RELAX.SimID.1.EPSA.200.EPSB.200.T.1073.RA.12.RB.16.NR.7551.NC.126.RhoFields.bin mpi09/RELAX.SimID.9.EPSA.200.EPSB.200.T.1073.RA.12.RB.16.NR.7551.NC.126.RhoFields.bin</text:p>
          </table:table-cell>
        </table:table-row>
        <table:table-row table:style-name="ro1">
          <table:table-cell office:value-type="string" calcext:value-type="string">
            <text:p>RELAX.SimID.1.EPSA.-200.EPSB.-200.T.1073.RA.12.RB.16.NR.7551.NC.1401.RhoFields.bin</text:p>
          </table:table-cell>
          <table:table-cell office:value-type="string" calcext:value-type="string">
            <text:p>RELAX.SimID.9.EPSA.-200.EPSB.-200.T.1073.RA.12.RB.16.NR.7551.NC.1401.RhoFields.bin</text:p>
          </table:table-cell>
          <table:table-cell table:number-columns-repeated="2"/>
          <table:table-cell table:formula="of:=CONCATENATE(&quot;diff&quot;;&quot; &quot;;&quot;mpi01/&quot;;[.A520];&quot; &quot;;&quot;mpi09/&quot;;[.B520])" office:value-type="string" office:string-value="diff mpi01/RELAX.SimID.1.EPSA.-200.EPSB.-200.T.1073.RA.12.RB.16.NR.7551.NC.1401.RhoFields.bin mpi09/RELAX.SimID.9.EPSA.-200.EPSB.-200.T.1073.RA.12.RB.16.NR.7551.NC.1401.RhoFields.bin" calcext:value-type="string">
            <text:p>diff mpi01/RELAX.SimID.1.EPSA.-200.EPSB.-200.T.1073.RA.12.RB.16.NR.7551.NC.1401.RhoFields.bin mpi09/RELAX.SimID.9.EPSA.-200.EPSB.-200.T.10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123.RA.12.RB.13.csv</text:p>
          </table:table-cell>
          <table:table-cell office:value-type="string" calcext:value-type="string">
            <text:p>RELAX.SimID.9.EPSA.-200.EPSB.-200.T.1123.RA.12.RB.13.csv</text:p>
          </table:table-cell>
          <table:table-cell table:number-columns-repeated="2"/>
          <table:table-cell table:formula="of:=CONCATENATE(&quot;diff&quot;;&quot; &quot;;&quot;mpi01/&quot;;[.A521];&quot; &quot;;&quot;mpi09/&quot;;[.B521])" office:value-type="string" office:string-value="diff mpi01/RELAX.SimID.1.EPSA.-200.EPSB.-200.T.1123.RA.12.RB.13.csv mpi09/RELAX.SimID.9.EPSA.-200.EPSB.-200.T.1123.RA.12.RB.13.csv" calcext:value-type="string">
            <text:p>diff mpi01/RELAX.SimID.1.EPSA.-200.EPSB.-200.T.1123.RA.12.RB.13.csv mpi09/RELAX.SimID.9.EPSA.-200.EPSB.-200.T.1123.RA.12.RB.13.csv</text:p>
          </table:table-cell>
        </table:table-row>
        <table:table-row table:style-name="ro1">
          <table:table-cell office:value-type="string" calcext:value-type="string">
            <text:p>RELAX.SimID.1.EPSA.200.EPSB.200.T.1123.RA.12.RB.13.csv</text:p>
          </table:table-cell>
          <table:table-cell office:value-type="string" calcext:value-type="string">
            <text:p>RELAX.SimID.9.EPSA.200.EPSB.200.T.1123.RA.12.RB.13.csv</text:p>
          </table:table-cell>
          <table:table-cell table:number-columns-repeated="2"/>
          <table:table-cell table:formula="of:=CONCATENATE(&quot;diff&quot;;&quot; &quot;;&quot;mpi01/&quot;;[.A522];&quot; &quot;;&quot;mpi09/&quot;;[.B522])" office:value-type="string" office:string-value="diff mpi01/RELAX.SimID.1.EPSA.200.EPSB.200.T.1123.RA.12.RB.13.csv mpi09/RELAX.SimID.9.EPSA.200.EPSB.200.T.1123.RA.12.RB.13.csv" calcext:value-type="string">
            <text:p>diff mpi01/RELAX.SimID.1.EPSA.200.EPSB.200.T.1123.RA.12.RB.13.csv mpi09/RELAX.SimID.9.EPSA.200.EPSB.200.T.1123.RA.12.RB.13.csv</text:p>
          </table:table-cell>
        </table:table-row>
        <table:table-row table:style-name="ro1">
          <table:table-cell office:value-type="string" calcext:value-type="string">
            <text:p>RELAX.SimID.1.EPSA.-200.EPSB.-200.T.1123.RA.12.RB.13.NR.7551.NC.1401.RhoFields.bin</text:p>
          </table:table-cell>
          <table:table-cell office:value-type="string" calcext:value-type="string">
            <text:p>RELAX.SimID.9.EPSA.-200.EPSB.-200.T.1123.RA.12.RB.13.NR.7551.NC.1401.RhoFields.bin</text:p>
          </table:table-cell>
          <table:table-cell table:number-columns-repeated="2"/>
          <table:table-cell table:formula="of:=CONCATENATE(&quot;diff&quot;;&quot; &quot;;&quot;mpi01/&quot;;[.A523];&quot; &quot;;&quot;mpi09/&quot;;[.B523])" office:value-type="string" office:string-value="diff mpi01/RELAX.SimID.1.EPSA.-200.EPSB.-200.T.1123.RA.12.RB.13.NR.7551.NC.1401.RhoFields.bin mpi09/RELAX.SimID.9.EPSA.-200.EPSB.-200.T.1123.RA.12.RB.13.NR.7551.NC.1401.RhoFields.bin" calcext:value-type="string">
            <text:p>diff mpi01/RELAX.SimID.1.EPSA.-200.EPSB.-200.T.1123.RA.12.RB.13.NR.7551.NC.1401.RhoFields.bin mpi09/RELAX.SimID.9.EPSA.-200.EPSB.-200.T.11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123.RA.12.RB.13.NR.7551.NC.25.RhoFields.bin</text:p>
          </table:table-cell>
          <table:table-cell office:value-type="string" calcext:value-type="string">
            <text:p>RELAX.SimID.9.EPSA.200.EPSB.200.T.1123.RA.12.RB.13.NR.7551.NC.25.RhoFields.bin</text:p>
          </table:table-cell>
          <table:table-cell table:number-columns-repeated="2"/>
          <table:table-cell table:formula="of:=CONCATENATE(&quot;diff&quot;;&quot; &quot;;&quot;mpi01/&quot;;[.A524];&quot; &quot;;&quot;mpi09/&quot;;[.B524])" office:value-type="string" office:string-value="diff mpi01/RELAX.SimID.1.EPSA.200.EPSB.200.T.1123.RA.12.RB.13.NR.7551.NC.25.RhoFields.bin mpi09/RELAX.SimID.9.EPSA.200.EPSB.200.T.1123.RA.12.RB.13.NR.7551.NC.25.RhoFields.bin" calcext:value-type="string">
            <text:p>diff mpi01/RELAX.SimID.1.EPSA.200.EPSB.200.T.1123.RA.12.RB.13.NR.7551.NC.25.RhoFields.bin mpi09/RELAX.SimID.9.EPSA.200.EPSB.200.T.1123.RA.12.RB.13.NR.7551.NC.25.RhoFields.bin</text:p>
          </table:table-cell>
        </table:table-row>
        <table:table-row table:style-name="ro1">
          <table:table-cell office:value-type="string" calcext:value-type="string">
            <text:p>RELAX.SimID.1.EPSA.-200.EPSB.-200.T.1123.RA.12.RB.14.csv</text:p>
          </table:table-cell>
          <table:table-cell office:value-type="string" calcext:value-type="string">
            <text:p>RELAX.SimID.9.EPSA.-200.EPSB.-200.T.1123.RA.12.RB.14.csv</text:p>
          </table:table-cell>
          <table:table-cell table:number-columns-repeated="2"/>
          <table:table-cell table:formula="of:=CONCATENATE(&quot;diff&quot;;&quot; &quot;;&quot;mpi01/&quot;;[.A525];&quot; &quot;;&quot;mpi09/&quot;;[.B525])" office:value-type="string" office:string-value="diff mpi01/RELAX.SimID.1.EPSA.-200.EPSB.-200.T.1123.RA.12.RB.14.csv mpi09/RELAX.SimID.9.EPSA.-200.EPSB.-200.T.1123.RA.12.RB.14.csv" calcext:value-type="string">
            <text:p>diff mpi01/RELAX.SimID.1.EPSA.-200.EPSB.-200.T.1123.RA.12.RB.14.csv mpi09/RELAX.SimID.9.EPSA.-200.EPSB.-200.T.1123.RA.12.RB.14.csv</text:p>
          </table:table-cell>
        </table:table-row>
        <table:table-row table:style-name="ro1">
          <table:table-cell office:value-type="string" calcext:value-type="string">
            <text:p>RELAX.SimID.1.EPSA.200.EPSB.200.T.1123.RA.12.RB.14.csv</text:p>
          </table:table-cell>
          <table:table-cell office:value-type="string" calcext:value-type="string">
            <text:p>RELAX.SimID.9.EPSA.200.EPSB.200.T.1123.RA.12.RB.14.csv</text:p>
          </table:table-cell>
          <table:table-cell table:number-columns-repeated="2"/>
          <table:table-cell table:formula="of:=CONCATENATE(&quot;diff&quot;;&quot; &quot;;&quot;mpi01/&quot;;[.A526];&quot; &quot;;&quot;mpi09/&quot;;[.B526])" office:value-type="string" office:string-value="diff mpi01/RELAX.SimID.1.EPSA.200.EPSB.200.T.1123.RA.12.RB.14.csv mpi09/RELAX.SimID.9.EPSA.200.EPSB.200.T.1123.RA.12.RB.14.csv" calcext:value-type="string">
            <text:p>diff mpi01/RELAX.SimID.1.EPSA.200.EPSB.200.T.1123.RA.12.RB.14.csv mpi09/RELAX.SimID.9.EPSA.200.EPSB.200.T.1123.RA.12.RB.14.csv</text:p>
          </table:table-cell>
        </table:table-row>
        <table:table-row table:style-name="ro1">
          <table:table-cell office:value-type="string" calcext:value-type="string">
            <text:p>RELAX.SimID.1.EPSA.-200.EPSB.-200.T.1123.RA.12.RB.14.NR.7551.NC.1401.RhoFields.bin</text:p>
          </table:table-cell>
          <table:table-cell office:value-type="string" calcext:value-type="string">
            <text:p>RELAX.SimID.9.EPSA.-200.EPSB.-200.T.1123.RA.12.RB.14.NR.7551.NC.1401.RhoFields.bin</text:p>
          </table:table-cell>
          <table:table-cell table:number-columns-repeated="2"/>
          <table:table-cell table:formula="of:=CONCATENATE(&quot;diff&quot;;&quot; &quot;;&quot;mpi01/&quot;;[.A527];&quot; &quot;;&quot;mpi09/&quot;;[.B527])" office:value-type="string" office:string-value="diff mpi01/RELAX.SimID.1.EPSA.-200.EPSB.-200.T.1123.RA.12.RB.14.NR.7551.NC.1401.RhoFields.bin mpi09/RELAX.SimID.9.EPSA.-200.EPSB.-200.T.1123.RA.12.RB.14.NR.7551.NC.1401.RhoFields.bin" calcext:value-type="string">
            <text:p>diff mpi01/RELAX.SimID.1.EPSA.-200.EPSB.-200.T.1123.RA.12.RB.14.NR.7551.NC.1401.RhoFields.bin mpi09/RELAX.SimID.9.EPSA.-200.EPSB.-200.T.11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123.RA.12.RB.14.NR.7551.NC.97.RhoFields.bin</text:p>
          </table:table-cell>
          <table:table-cell office:value-type="string" calcext:value-type="string">
            <text:p>RELAX.SimID.9.EPSA.200.EPSB.200.T.1123.RA.12.RB.14.NR.7551.NC.97.RhoFields.bin</text:p>
          </table:table-cell>
          <table:table-cell table:number-columns-repeated="2"/>
          <table:table-cell table:formula="of:=CONCATENATE(&quot;diff&quot;;&quot; &quot;;&quot;mpi01/&quot;;[.A528];&quot; &quot;;&quot;mpi09/&quot;;[.B528])" office:value-type="string" office:string-value="diff mpi01/RELAX.SimID.1.EPSA.200.EPSB.200.T.1123.RA.12.RB.14.NR.7551.NC.97.RhoFields.bin mpi09/RELAX.SimID.9.EPSA.200.EPSB.200.T.1123.RA.12.RB.14.NR.7551.NC.97.RhoFields.bin" calcext:value-type="string">
            <text:p>diff mpi01/RELAX.SimID.1.EPSA.200.EPSB.200.T.1123.RA.12.RB.14.NR.7551.NC.97.RhoFields.bin mpi09/RELAX.SimID.9.EPSA.200.EPSB.200.T.1123.RA.12.RB.14.NR.7551.NC.97.RhoFields.bin</text:p>
          </table:table-cell>
        </table:table-row>
        <table:table-row table:style-name="ro1">
          <table:table-cell office:value-type="string" calcext:value-type="string">
            <text:p>RELAX.SimID.1.EPSA.-200.EPSB.-200.T.1123.RA.12.RB.15.csv</text:p>
          </table:table-cell>
          <table:table-cell office:value-type="string" calcext:value-type="string">
            <text:p>RELAX.SimID.9.EPSA.-200.EPSB.-200.T.1123.RA.12.RB.15.csv</text:p>
          </table:table-cell>
          <table:table-cell table:number-columns-repeated="2"/>
          <table:table-cell table:formula="of:=CONCATENATE(&quot;diff&quot;;&quot; &quot;;&quot;mpi01/&quot;;[.A529];&quot; &quot;;&quot;mpi09/&quot;;[.B529])" office:value-type="string" office:string-value="diff mpi01/RELAX.SimID.1.EPSA.-200.EPSB.-200.T.1123.RA.12.RB.15.csv mpi09/RELAX.SimID.9.EPSA.-200.EPSB.-200.T.1123.RA.12.RB.15.csv" calcext:value-type="string">
            <text:p>diff mpi01/RELAX.SimID.1.EPSA.-200.EPSB.-200.T.1123.RA.12.RB.15.csv mpi09/RELAX.SimID.9.EPSA.-200.EPSB.-200.T.1123.RA.12.RB.15.csv</text:p>
          </table:table-cell>
        </table:table-row>
        <table:table-row table:style-name="ro1">
          <table:table-cell office:value-type="string" calcext:value-type="string">
            <text:p>RELAX.SimID.1.EPSA.200.EPSB.200.T.1123.RA.12.RB.15.csv</text:p>
          </table:table-cell>
          <table:table-cell office:value-type="string" calcext:value-type="string">
            <text:p>RELAX.SimID.9.EPSA.200.EPSB.200.T.1123.RA.12.RB.15.csv</text:p>
          </table:table-cell>
          <table:table-cell table:number-columns-repeated="2"/>
          <table:table-cell table:formula="of:=CONCATENATE(&quot;diff&quot;;&quot; &quot;;&quot;mpi01/&quot;;[.A530];&quot; &quot;;&quot;mpi09/&quot;;[.B530])" office:value-type="string" office:string-value="diff mpi01/RELAX.SimID.1.EPSA.200.EPSB.200.T.1123.RA.12.RB.15.csv mpi09/RELAX.SimID.9.EPSA.200.EPSB.200.T.1123.RA.12.RB.15.csv" calcext:value-type="string">
            <text:p>diff mpi01/RELAX.SimID.1.EPSA.200.EPSB.200.T.1123.RA.12.RB.15.csv mpi09/RELAX.SimID.9.EPSA.200.EPSB.200.T.1123.RA.12.RB.15.csv</text:p>
          </table:table-cell>
        </table:table-row>
        <table:table-row table:style-name="ro1">
          <table:table-cell office:value-type="string" calcext:value-type="string">
            <text:p>RELAX.SimID.1.EPSA.-200.EPSB.-200.T.1123.RA.12.RB.15.NR.7551.NC.1401.RhoFields.bin</text:p>
          </table:table-cell>
          <table:table-cell office:value-type="string" calcext:value-type="string">
            <text:p>RELAX.SimID.9.EPSA.-200.EPSB.-200.T.1123.RA.12.RB.15.NR.7551.NC.1401.RhoFields.bin</text:p>
          </table:table-cell>
          <table:table-cell table:number-columns-repeated="2"/>
          <table:table-cell table:formula="of:=CONCATENATE(&quot;diff&quot;;&quot; &quot;;&quot;mpi01/&quot;;[.A531];&quot; &quot;;&quot;mpi09/&quot;;[.B531])" office:value-type="string" office:string-value="diff mpi01/RELAX.SimID.1.EPSA.-200.EPSB.-200.T.1123.RA.12.RB.15.NR.7551.NC.1401.RhoFields.bin mpi09/RELAX.SimID.9.EPSA.-200.EPSB.-200.T.1123.RA.12.RB.15.NR.7551.NC.1401.RhoFields.bin" calcext:value-type="string">
            <text:p>diff mpi01/RELAX.SimID.1.EPSA.-200.EPSB.-200.T.1123.RA.12.RB.15.NR.7551.NC.1401.RhoFields.bin mpi09/RELAX.SimID.9.EPSA.-200.EPSB.-200.T.11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123.RA.12.RB.15.NR.7551.NC.298.RhoFields.bin</text:p>
          </table:table-cell>
          <table:table-cell office:value-type="string" calcext:value-type="string">
            <text:p>RELAX.SimID.9.EPSA.200.EPSB.200.T.1123.RA.12.RB.15.NR.7551.NC.298.RhoFields.bin</text:p>
          </table:table-cell>
          <table:table-cell table:number-columns-repeated="2"/>
          <table:table-cell table:formula="of:=CONCATENATE(&quot;diff&quot;;&quot; &quot;;&quot;mpi01/&quot;;[.A532];&quot; &quot;;&quot;mpi09/&quot;;[.B532])" office:value-type="string" office:string-value="diff mpi01/RELAX.SimID.1.EPSA.200.EPSB.200.T.1123.RA.12.RB.15.NR.7551.NC.298.RhoFields.bin mpi09/RELAX.SimID.9.EPSA.200.EPSB.200.T.1123.RA.12.RB.15.NR.7551.NC.298.RhoFields.bin" calcext:value-type="string">
            <text:p>diff mpi01/RELAX.SimID.1.EPSA.200.EPSB.200.T.1123.RA.12.RB.15.NR.7551.NC.298.RhoFields.bin mpi09/RELAX.SimID.9.EPSA.200.EPSB.200.T.1123.RA.12.RB.15.NR.7551.NC.298.RhoFields.bin</text:p>
          </table:table-cell>
        </table:table-row>
        <table:table-row table:style-name="ro1">
          <table:table-cell office:value-type="string" calcext:value-type="string">
            <text:p>RELAX.SimID.1.EPSA.-200.EPSB.-200.T.1123.RA.12.RB.16.csv</text:p>
          </table:table-cell>
          <table:table-cell office:value-type="string" calcext:value-type="string">
            <text:p>RELAX.SimID.9.EPSA.-200.EPSB.-200.T.1123.RA.12.RB.16.csv</text:p>
          </table:table-cell>
          <table:table-cell table:number-columns-repeated="2"/>
          <table:table-cell table:formula="of:=CONCATENATE(&quot;diff&quot;;&quot; &quot;;&quot;mpi01/&quot;;[.A533];&quot; &quot;;&quot;mpi09/&quot;;[.B533])" office:value-type="string" office:string-value="diff mpi01/RELAX.SimID.1.EPSA.-200.EPSB.-200.T.1123.RA.12.RB.16.csv mpi09/RELAX.SimID.9.EPSA.-200.EPSB.-200.T.1123.RA.12.RB.16.csv" calcext:value-type="string">
            <text:p>diff mpi01/RELAX.SimID.1.EPSA.-200.EPSB.-200.T.1123.RA.12.RB.16.csv mpi09/RELAX.SimID.9.EPSA.-200.EPSB.-200.T.1123.RA.12.RB.16.csv</text:p>
          </table:table-cell>
        </table:table-row>
        <table:table-row table:style-name="ro1">
          <table:table-cell office:value-type="string" calcext:value-type="string">
            <text:p>RELAX.SimID.1.EPSA.200.EPSB.200.T.1123.RA.12.RB.16.csv</text:p>
          </table:table-cell>
          <table:table-cell office:value-type="string" calcext:value-type="string">
            <text:p>RELAX.SimID.9.EPSA.200.EPSB.200.T.1123.RA.12.RB.16.csv</text:p>
          </table:table-cell>
          <table:table-cell table:number-columns-repeated="2"/>
          <table:table-cell table:formula="of:=CONCATENATE(&quot;diff&quot;;&quot; &quot;;&quot;mpi01/&quot;;[.A534];&quot; &quot;;&quot;mpi09/&quot;;[.B534])" office:value-type="string" office:string-value="diff mpi01/RELAX.SimID.1.EPSA.200.EPSB.200.T.1123.RA.12.RB.16.csv mpi09/RELAX.SimID.9.EPSA.200.EPSB.200.T.1123.RA.12.RB.16.csv" calcext:value-type="string">
            <text:p>diff mpi01/RELAX.SimID.1.EPSA.200.EPSB.200.T.1123.RA.12.RB.16.csv mpi09/RELAX.SimID.9.EPSA.200.EPSB.200.T.1123.RA.12.RB.16.csv</text:p>
          </table:table-cell>
        </table:table-row>
        <table:table-row table:style-name="ro1">
          <table:table-cell office:value-type="string" calcext:value-type="string">
            <text:p>RELAX.SimID.1.EPSA.-200.EPSB.-200.T.1123.RA.12.RB.16.NR.7551.NC.1401.RhoFields.bin</text:p>
          </table:table-cell>
          <table:table-cell office:value-type="string" calcext:value-type="string">
            <text:p>RELAX.SimID.9.EPSA.-200.EPSB.-200.T.1123.RA.12.RB.16.NR.7551.NC.1401.RhoFields.bin</text:p>
          </table:table-cell>
          <table:table-cell table:number-columns-repeated="2"/>
          <table:table-cell table:formula="of:=CONCATENATE(&quot;diff&quot;;&quot; &quot;;&quot;mpi01/&quot;;[.A535];&quot; &quot;;&quot;mpi09/&quot;;[.B535])" office:value-type="string" office:string-value="diff mpi01/RELAX.SimID.1.EPSA.-200.EPSB.-200.T.1123.RA.12.RB.16.NR.7551.NC.1401.RhoFields.bin mpi09/RELAX.SimID.9.EPSA.-200.EPSB.-200.T.1123.RA.12.RB.16.NR.7551.NC.1401.RhoFields.bin" calcext:value-type="string">
            <text:p>diff mpi01/RELAX.SimID.1.EPSA.-200.EPSB.-200.T.1123.RA.12.RB.16.NR.7551.NC.1401.RhoFields.bin mpi09/RELAX.SimID.9.EPSA.-200.EPSB.-200.T.11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123.RA.12.RB.16.NR.7551.NC.853.RhoFields.bin</text:p>
          </table:table-cell>
          <table:table-cell office:value-type="string" calcext:value-type="string">
            <text:p>RELAX.SimID.9.EPSA.200.EPSB.200.T.1123.RA.12.RB.16.NR.7551.NC.853.RhoFields.bin</text:p>
          </table:table-cell>
          <table:table-cell table:number-columns-repeated="2"/>
          <table:table-cell table:formula="of:=CONCATENATE(&quot;diff&quot;;&quot; &quot;;&quot;mpi01/&quot;;[.A536];&quot; &quot;;&quot;mpi09/&quot;;[.B536])" office:value-type="string" office:string-value="diff mpi01/RELAX.SimID.1.EPSA.200.EPSB.200.T.1123.RA.12.RB.16.NR.7551.NC.853.RhoFields.bin mpi09/RELAX.SimID.9.EPSA.200.EPSB.200.T.1123.RA.12.RB.16.NR.7551.NC.853.RhoFields.bin" calcext:value-type="string">
            <text:p>diff mpi01/RELAX.SimID.1.EPSA.200.EPSB.200.T.1123.RA.12.RB.16.NR.7551.NC.853.RhoFields.bin mpi09/RELAX.SimID.9.EPSA.200.EPSB.200.T.1123.RA.12.RB.16.NR.7551.NC.853.RhoFields.bin</text:p>
          </table:table-cell>
        </table:table-row>
        <table:table-row table:style-name="ro1">
          <table:table-cell office:value-type="string" calcext:value-type="string">
            <text:p>RELAX.SimID.1.EPSA.-200.EPSB.-200.T.1173.RA.12.RB.13.csv</text:p>
          </table:table-cell>
          <table:table-cell office:value-type="string" calcext:value-type="string">
            <text:p>RELAX.SimID.9.EPSA.-200.EPSB.-200.T.1173.RA.12.RB.13.csv</text:p>
          </table:table-cell>
          <table:table-cell table:number-columns-repeated="2"/>
          <table:table-cell table:formula="of:=CONCATENATE(&quot;diff&quot;;&quot; &quot;;&quot;mpi01/&quot;;[.A537];&quot; &quot;;&quot;mpi09/&quot;;[.B537])" office:value-type="string" office:string-value="diff mpi01/RELAX.SimID.1.EPSA.-200.EPSB.-200.T.1173.RA.12.RB.13.csv mpi09/RELAX.SimID.9.EPSA.-200.EPSB.-200.T.1173.RA.12.RB.13.csv" calcext:value-type="string">
            <text:p>diff mpi01/RELAX.SimID.1.EPSA.-200.EPSB.-200.T.1173.RA.12.RB.13.csv mpi09/RELAX.SimID.9.EPSA.-200.EPSB.-200.T.1173.RA.12.RB.13.csv</text:p>
          </table:table-cell>
        </table:table-row>
        <table:table-row table:style-name="ro1">
          <table:table-cell office:value-type="string" calcext:value-type="string">
            <text:p>RELAX.SimID.1.EPSA.200.EPSB.200.T.1173.RA.12.RB.13.csv</text:p>
          </table:table-cell>
          <table:table-cell office:value-type="string" calcext:value-type="string">
            <text:p>RELAX.SimID.9.EPSA.200.EPSB.200.T.1173.RA.12.RB.13.csv</text:p>
          </table:table-cell>
          <table:table-cell table:number-columns-repeated="2"/>
          <table:table-cell table:formula="of:=CONCATENATE(&quot;diff&quot;;&quot; &quot;;&quot;mpi01/&quot;;[.A538];&quot; &quot;;&quot;mpi09/&quot;;[.B538])" office:value-type="string" office:string-value="diff mpi01/RELAX.SimID.1.EPSA.200.EPSB.200.T.1173.RA.12.RB.13.csv mpi09/RELAX.SimID.9.EPSA.200.EPSB.200.T.1173.RA.12.RB.13.csv" calcext:value-type="string">
            <text:p>diff mpi01/RELAX.SimID.1.EPSA.200.EPSB.200.T.1173.RA.12.RB.13.csv mpi09/RELAX.SimID.9.EPSA.200.EPSB.200.T.1173.RA.12.RB.13.csv</text:p>
          </table:table-cell>
        </table:table-row>
        <table:table-row table:style-name="ro1">
          <table:table-cell office:value-type="string" calcext:value-type="string">
            <text:p>RELAX.SimID.1.EPSA.-200.EPSB.-200.T.1173.RA.12.RB.13.NR.7551.NC.1401.RhoFields.bin</text:p>
          </table:table-cell>
          <table:table-cell office:value-type="string" calcext:value-type="string">
            <text:p>RELAX.SimID.9.EPSA.-200.EPSB.-200.T.1173.RA.12.RB.13.NR.7551.NC.1401.RhoFields.bin</text:p>
          </table:table-cell>
          <table:table-cell table:number-columns-repeated="2"/>
          <table:table-cell table:formula="of:=CONCATENATE(&quot;diff&quot;;&quot; &quot;;&quot;mpi01/&quot;;[.A539];&quot; &quot;;&quot;mpi09/&quot;;[.B539])" office:value-type="string" office:string-value="diff mpi01/RELAX.SimID.1.EPSA.-200.EPSB.-200.T.1173.RA.12.RB.13.NR.7551.NC.1401.RhoFields.bin mpi09/RELAX.SimID.9.EPSA.-200.EPSB.-200.T.1173.RA.12.RB.13.NR.7551.NC.1401.RhoFields.bin" calcext:value-type="string">
            <text:p>diff mpi01/RELAX.SimID.1.EPSA.-200.EPSB.-200.T.1173.RA.12.RB.13.NR.7551.NC.1401.RhoFields.bin mpi09/RELAX.SimID.9.EPSA.-200.EPSB.-200.T.11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173.RA.12.RB.13.NR.7551.NC.148.RhoFields.bin</text:p>
          </table:table-cell>
          <table:table-cell office:value-type="string" calcext:value-type="string">
            <text:p>RELAX.SimID.9.EPSA.200.EPSB.200.T.1173.RA.12.RB.13.NR.7551.NC.148.RhoFields.bin</text:p>
          </table:table-cell>
          <table:table-cell table:number-columns-repeated="2"/>
          <table:table-cell table:formula="of:=CONCATENATE(&quot;diff&quot;;&quot; &quot;;&quot;mpi01/&quot;;[.A540];&quot; &quot;;&quot;mpi09/&quot;;[.B540])" office:value-type="string" office:string-value="diff mpi01/RELAX.SimID.1.EPSA.200.EPSB.200.T.1173.RA.12.RB.13.NR.7551.NC.148.RhoFields.bin mpi09/RELAX.SimID.9.EPSA.200.EPSB.200.T.1173.RA.12.RB.13.NR.7551.NC.148.RhoFields.bin" calcext:value-type="string">
            <text:p>diff mpi01/RELAX.SimID.1.EPSA.200.EPSB.200.T.1173.RA.12.RB.13.NR.7551.NC.148.RhoFields.bin mpi09/RELAX.SimID.9.EPSA.200.EPSB.200.T.1173.RA.12.RB.13.NR.7551.NC.148.RhoFields.bin</text:p>
          </table:table-cell>
        </table:table-row>
        <table:table-row table:style-name="ro1">
          <table:table-cell office:value-type="string" calcext:value-type="string">
            <text:p>RELAX.SimID.1.EPSA.-200.EPSB.-200.T.1173.RA.12.RB.14.csv</text:p>
          </table:table-cell>
          <table:table-cell office:value-type="string" calcext:value-type="string">
            <text:p>RELAX.SimID.9.EPSA.-200.EPSB.-200.T.1173.RA.12.RB.14.csv</text:p>
          </table:table-cell>
          <table:table-cell table:number-columns-repeated="2"/>
          <table:table-cell table:formula="of:=CONCATENATE(&quot;diff&quot;;&quot; &quot;;&quot;mpi01/&quot;;[.A541];&quot; &quot;;&quot;mpi09/&quot;;[.B541])" office:value-type="string" office:string-value="diff mpi01/RELAX.SimID.1.EPSA.-200.EPSB.-200.T.1173.RA.12.RB.14.csv mpi09/RELAX.SimID.9.EPSA.-200.EPSB.-200.T.1173.RA.12.RB.14.csv" calcext:value-type="string">
            <text:p>diff mpi01/RELAX.SimID.1.EPSA.-200.EPSB.-200.T.1173.RA.12.RB.14.csv mpi09/RELAX.SimID.9.EPSA.-200.EPSB.-200.T.1173.RA.12.RB.14.csv</text:p>
          </table:table-cell>
        </table:table-row>
        <table:table-row table:style-name="ro1">
          <table:table-cell office:value-type="string" calcext:value-type="string">
            <text:p>RELAX.SimID.1.EPSA.200.EPSB.200.T.1173.RA.12.RB.14.csv</text:p>
          </table:table-cell>
          <table:table-cell office:value-type="string" calcext:value-type="string">
            <text:p>RELAX.SimID.9.EPSA.200.EPSB.200.T.1173.RA.12.RB.14.csv</text:p>
          </table:table-cell>
          <table:table-cell table:number-columns-repeated="2"/>
          <table:table-cell table:formula="of:=CONCATENATE(&quot;diff&quot;;&quot; &quot;;&quot;mpi01/&quot;;[.A542];&quot; &quot;;&quot;mpi09/&quot;;[.B542])" office:value-type="string" office:string-value="diff mpi01/RELAX.SimID.1.EPSA.200.EPSB.200.T.1173.RA.12.RB.14.csv mpi09/RELAX.SimID.9.EPSA.200.EPSB.200.T.1173.RA.12.RB.14.csv" calcext:value-type="string">
            <text:p>diff mpi01/RELAX.SimID.1.EPSA.200.EPSB.200.T.1173.RA.12.RB.14.csv mpi09/RELAX.SimID.9.EPSA.200.EPSB.200.T.1173.RA.12.RB.14.csv</text:p>
          </table:table-cell>
        </table:table-row>
        <table:table-row table:style-name="ro1">
          <table:table-cell office:value-type="string" calcext:value-type="string">
            <text:p>RELAX.SimID.1.EPSA.-200.EPSB.-200.T.1173.RA.12.RB.14.NR.7551.NC.1401.RhoFields.bin</text:p>
          </table:table-cell>
          <table:table-cell office:value-type="string" calcext:value-type="string">
            <text:p>RELAX.SimID.9.EPSA.-200.EPSB.-200.T.1173.RA.12.RB.14.NR.7551.NC.1401.RhoFields.bin</text:p>
          </table:table-cell>
          <table:table-cell table:number-columns-repeated="2"/>
          <table:table-cell table:formula="of:=CONCATENATE(&quot;diff&quot;;&quot; &quot;;&quot;mpi01/&quot;;[.A543];&quot; &quot;;&quot;mpi09/&quot;;[.B543])" office:value-type="string" office:string-value="diff mpi01/RELAX.SimID.1.EPSA.-200.EPSB.-200.T.1173.RA.12.RB.14.NR.7551.NC.1401.RhoFields.bin mpi09/RELAX.SimID.9.EPSA.-200.EPSB.-200.T.1173.RA.12.RB.14.NR.7551.NC.1401.RhoFields.bin" calcext:value-type="string">
            <text:p>diff mpi01/RELAX.SimID.1.EPSA.-200.EPSB.-200.T.1173.RA.12.RB.14.NR.7551.NC.1401.RhoFields.bin mpi09/RELAX.SimID.9.EPSA.-200.EPSB.-200.T.11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173.RA.12.RB.14.NR.7551.NC.547.RhoFields.bin</text:p>
          </table:table-cell>
          <table:table-cell office:value-type="string" calcext:value-type="string">
            <text:p>RELAX.SimID.9.EPSA.200.EPSB.200.T.1173.RA.12.RB.14.NR.7551.NC.547.RhoFields.bin</text:p>
          </table:table-cell>
          <table:table-cell table:number-columns-repeated="2"/>
          <table:table-cell table:formula="of:=CONCATENATE(&quot;diff&quot;;&quot; &quot;;&quot;mpi01/&quot;;[.A544];&quot; &quot;;&quot;mpi09/&quot;;[.B544])" office:value-type="string" office:string-value="diff mpi01/RELAX.SimID.1.EPSA.200.EPSB.200.T.1173.RA.12.RB.14.NR.7551.NC.547.RhoFields.bin mpi09/RELAX.SimID.9.EPSA.200.EPSB.200.T.1173.RA.12.RB.14.NR.7551.NC.547.RhoFields.bin" calcext:value-type="string">
            <text:p>diff mpi01/RELAX.SimID.1.EPSA.200.EPSB.200.T.1173.RA.12.RB.14.NR.7551.NC.547.RhoFields.bin mpi09/RELAX.SimID.9.EPSA.200.EPSB.200.T.1173.RA.12.RB.14.NR.7551.NC.547.RhoFields.bin</text:p>
          </table:table-cell>
        </table:table-row>
        <table:table-row table:style-name="ro1">
          <table:table-cell office:value-type="string" calcext:value-type="string">
            <text:p>RELAX.SimID.1.EPSA.-200.EPSB.-200.T.1173.RA.12.RB.15.csv</text:p>
          </table:table-cell>
          <table:table-cell office:value-type="string" calcext:value-type="string">
            <text:p>RELAX.SimID.9.EPSA.-200.EPSB.-200.T.1173.RA.12.RB.15.csv</text:p>
          </table:table-cell>
          <table:table-cell table:number-columns-repeated="2"/>
          <table:table-cell table:formula="of:=CONCATENATE(&quot;diff&quot;;&quot; &quot;;&quot;mpi01/&quot;;[.A545];&quot; &quot;;&quot;mpi09/&quot;;[.B545])" office:value-type="string" office:string-value="diff mpi01/RELAX.SimID.1.EPSA.-200.EPSB.-200.T.1173.RA.12.RB.15.csv mpi09/RELAX.SimID.9.EPSA.-200.EPSB.-200.T.1173.RA.12.RB.15.csv" calcext:value-type="string">
            <text:p>diff mpi01/RELAX.SimID.1.EPSA.-200.EPSB.-200.T.1173.RA.12.RB.15.csv mpi09/RELAX.SimID.9.EPSA.-200.EPSB.-200.T.1173.RA.12.RB.15.csv</text:p>
          </table:table-cell>
        </table:table-row>
        <table:table-row table:style-name="ro1">
          <table:table-cell office:value-type="string" calcext:value-type="string">
            <text:p>RELAX.SimID.1.EPSA.200.EPSB.200.T.1173.RA.12.RB.15.csv</text:p>
          </table:table-cell>
          <table:table-cell office:value-type="string" calcext:value-type="string">
            <text:p>RELAX.SimID.9.EPSA.200.EPSB.200.T.1173.RA.12.RB.15.csv</text:p>
          </table:table-cell>
          <table:table-cell table:number-columns-repeated="2"/>
          <table:table-cell table:formula="of:=CONCATENATE(&quot;diff&quot;;&quot; &quot;;&quot;mpi01/&quot;;[.A546];&quot; &quot;;&quot;mpi09/&quot;;[.B546])" office:value-type="string" office:string-value="diff mpi01/RELAX.SimID.1.EPSA.200.EPSB.200.T.1173.RA.12.RB.15.csv mpi09/RELAX.SimID.9.EPSA.200.EPSB.200.T.1173.RA.12.RB.15.csv" calcext:value-type="string">
            <text:p>diff mpi01/RELAX.SimID.1.EPSA.200.EPSB.200.T.1173.RA.12.RB.15.csv mpi09/RELAX.SimID.9.EPSA.200.EPSB.200.T.1173.RA.12.RB.15.csv</text:p>
          </table:table-cell>
        </table:table-row>
        <table:table-row table:style-name="ro1">
          <table:table-cell office:value-type="string" calcext:value-type="string">
            <text:p>RELAX.SimID.1.EPSA.-200.EPSB.-200.T.1173.RA.12.RB.15.NR.7551.NC.1401.RhoFields.bin</text:p>
          </table:table-cell>
          <table:table-cell office:value-type="string" calcext:value-type="string">
            <text:p>RELAX.SimID.9.EPSA.-200.EPSB.-200.T.1173.RA.12.RB.15.NR.7551.NC.1401.RhoFields.bin</text:p>
          </table:table-cell>
          <table:table-cell table:number-columns-repeated="2"/>
          <table:table-cell table:formula="of:=CONCATENATE(&quot;diff&quot;;&quot; &quot;;&quot;mpi01/&quot;;[.A547];&quot; &quot;;&quot;mpi09/&quot;;[.B547])" office:value-type="string" office:string-value="diff mpi01/RELAX.SimID.1.EPSA.-200.EPSB.-200.T.1173.RA.12.RB.15.NR.7551.NC.1401.RhoFields.bin mpi09/RELAX.SimID.9.EPSA.-200.EPSB.-200.T.1173.RA.12.RB.15.NR.7551.NC.1401.RhoFields.bin" calcext:value-type="string">
            <text:p>diff mpi01/RELAX.SimID.1.EPSA.-200.EPSB.-200.T.1173.RA.12.RB.15.NR.7551.NC.1401.RhoFields.bin mpi09/RELAX.SimID.9.EPSA.-200.EPSB.-200.T.11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173.RA.12.RB.15.NR.7551.NC.1401.RhoFields.bin</text:p>
          </table:table-cell>
          <table:table-cell office:value-type="string" calcext:value-type="string">
            <text:p>RELAX.SimID.9.EPSA.200.EPSB.200.T.1173.RA.12.RB.15.NR.7551.NC.1401.RhoFields.bin</text:p>
          </table:table-cell>
          <table:table-cell table:number-columns-repeated="2"/>
          <table:table-cell table:formula="of:=CONCATENATE(&quot;diff&quot;;&quot; &quot;;&quot;mpi01/&quot;;[.A548];&quot; &quot;;&quot;mpi09/&quot;;[.B548])" office:value-type="string" office:string-value="diff mpi01/RELAX.SimID.1.EPSA.200.EPSB.200.T.1173.RA.12.RB.15.NR.7551.NC.1401.RhoFields.bin mpi09/RELAX.SimID.9.EPSA.200.EPSB.200.T.1173.RA.12.RB.15.NR.7551.NC.1401.RhoFields.bin" calcext:value-type="string">
            <text:p>diff mpi01/RELAX.SimID.1.EPSA.200.EPSB.200.T.1173.RA.12.RB.15.NR.7551.NC.1401.RhoFields.bin mpi09/RELAX.SimID.9.EPSA.200.EPSB.200.T.11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173.RA.12.RB.16.csv</text:p>
          </table:table-cell>
          <table:table-cell office:value-type="string" calcext:value-type="string">
            <text:p>RELAX.SimID.9.EPSA.-200.EPSB.-200.T.1173.RA.12.RB.16.csv</text:p>
          </table:table-cell>
          <table:table-cell table:number-columns-repeated="2"/>
          <table:table-cell table:formula="of:=CONCATENATE(&quot;diff&quot;;&quot; &quot;;&quot;mpi01/&quot;;[.A549];&quot; &quot;;&quot;mpi09/&quot;;[.B549])" office:value-type="string" office:string-value="diff mpi01/RELAX.SimID.1.EPSA.-200.EPSB.-200.T.1173.RA.12.RB.16.csv mpi09/RELAX.SimID.9.EPSA.-200.EPSB.-200.T.1173.RA.12.RB.16.csv" calcext:value-type="string">
            <text:p>diff mpi01/RELAX.SimID.1.EPSA.-200.EPSB.-200.T.1173.RA.12.RB.16.csv mpi09/RELAX.SimID.9.EPSA.-200.EPSB.-200.T.1173.RA.12.RB.16.csv</text:p>
          </table:table-cell>
        </table:table-row>
        <table:table-row table:style-name="ro1">
          <table:table-cell office:value-type="string" calcext:value-type="string">
            <text:p>RELAX.SimID.1.EPSA.200.EPSB.200.T.1173.RA.12.RB.16.csv</text:p>
          </table:table-cell>
          <table:table-cell office:value-type="string" calcext:value-type="string">
            <text:p>RELAX.SimID.9.EPSA.200.EPSB.200.T.1173.RA.12.RB.16.csv</text:p>
          </table:table-cell>
          <table:table-cell table:number-columns-repeated="2"/>
          <table:table-cell table:formula="of:=CONCATENATE(&quot;diff&quot;;&quot; &quot;;&quot;mpi01/&quot;;[.A550];&quot; &quot;;&quot;mpi09/&quot;;[.B550])" office:value-type="string" office:string-value="diff mpi01/RELAX.SimID.1.EPSA.200.EPSB.200.T.1173.RA.12.RB.16.csv mpi09/RELAX.SimID.9.EPSA.200.EPSB.200.T.1173.RA.12.RB.16.csv" calcext:value-type="string">
            <text:p>diff mpi01/RELAX.SimID.1.EPSA.200.EPSB.200.T.1173.RA.12.RB.16.csv mpi09/RELAX.SimID.9.EPSA.200.EPSB.200.T.1173.RA.12.RB.16.csv</text:p>
          </table:table-cell>
        </table:table-row>
        <table:table-row table:style-name="ro1">
          <table:table-cell office:value-type="string" calcext:value-type="string">
            <text:p>RELAX.SimID.1.EPSA.-200.EPSB.-200.T.1173.RA.12.RB.16.NR.7551.NC.1401.RhoFields.bin</text:p>
          </table:table-cell>
          <table:table-cell office:value-type="string" calcext:value-type="string">
            <text:p>RELAX.SimID.9.EPSA.-200.EPSB.-200.T.1173.RA.12.RB.16.NR.7551.NC.1401.RhoFields.bin</text:p>
          </table:table-cell>
          <table:table-cell table:number-columns-repeated="2"/>
          <table:table-cell table:formula="of:=CONCATENATE(&quot;diff&quot;;&quot; &quot;;&quot;mpi01/&quot;;[.A551];&quot; &quot;;&quot;mpi09/&quot;;[.B551])" office:value-type="string" office:string-value="diff mpi01/RELAX.SimID.1.EPSA.-200.EPSB.-200.T.1173.RA.12.RB.16.NR.7551.NC.1401.RhoFields.bin mpi09/RELAX.SimID.9.EPSA.-200.EPSB.-200.T.1173.RA.12.RB.16.NR.7551.NC.1401.RhoFields.bin" calcext:value-type="string">
            <text:p>diff mpi01/RELAX.SimID.1.EPSA.-200.EPSB.-200.T.1173.RA.12.RB.16.NR.7551.NC.1401.RhoFields.bin mpi09/RELAX.SimID.9.EPSA.-200.EPSB.-2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173.RA.12.RB.16.NR.7551.NC.1401.RhoFields.bin</text:p>
          </table:table-cell>
          <table:table-cell office:value-type="string" calcext:value-type="string">
            <text:p>RELAX.SimID.9.EPSA.200.EPSB.200.T.1173.RA.12.RB.16.NR.7551.NC.1401.RhoFields.bin</text:p>
          </table:table-cell>
          <table:table-cell table:number-columns-repeated="2"/>
          <table:table-cell table:formula="of:=CONCATENATE(&quot;diff&quot;;&quot; &quot;;&quot;mpi01/&quot;;[.A552];&quot; &quot;;&quot;mpi09/&quot;;[.B552])" office:value-type="string" office:string-value="diff mpi01/RELAX.SimID.1.EPSA.200.EPSB.200.T.1173.RA.12.RB.16.NR.7551.NC.1401.RhoFields.bin mpi09/RELAX.SimID.9.EPSA.200.EPSB.200.T.1173.RA.12.RB.16.NR.7551.NC.1401.RhoFields.bin" calcext:value-type="string">
            <text:p>diff mpi01/RELAX.SimID.1.EPSA.200.EPSB.200.T.1173.RA.12.RB.16.NR.7551.NC.1401.RhoFields.bin mpi09/RELAX.SimID.9.EPSA.200.EPSB.2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223.RA.12.RB.13.csv</text:p>
          </table:table-cell>
          <table:table-cell office:value-type="string" calcext:value-type="string">
            <text:p>RELAX.SimID.9.EPSA.-200.EPSB.-200.T.1223.RA.12.RB.13.csv</text:p>
          </table:table-cell>
          <table:table-cell table:number-columns-repeated="2"/>
          <table:table-cell table:formula="of:=CONCATENATE(&quot;diff&quot;;&quot; &quot;;&quot;mpi01/&quot;;[.A553];&quot; &quot;;&quot;mpi09/&quot;;[.B553])" office:value-type="string" office:string-value="diff mpi01/RELAX.SimID.1.EPSA.-200.EPSB.-200.T.1223.RA.12.RB.13.csv mpi09/RELAX.SimID.9.EPSA.-200.EPSB.-200.T.1223.RA.12.RB.13.csv" calcext:value-type="string">
            <text:p>diff mpi01/RELAX.SimID.1.EPSA.-200.EPSB.-200.T.1223.RA.12.RB.13.csv mpi09/RELAX.SimID.9.EPSA.-200.EPSB.-200.T.1223.RA.12.RB.13.csv</text:p>
          </table:table-cell>
        </table:table-row>
        <table:table-row table:style-name="ro1">
          <table:table-cell office:value-type="string" calcext:value-type="string">
            <text:p>RELAX.SimID.1.EPSA.200.EPSB.200.T.1223.RA.12.RB.13.csv</text:p>
          </table:table-cell>
          <table:table-cell office:value-type="string" calcext:value-type="string">
            <text:p>RELAX.SimID.9.EPSA.200.EPSB.200.T.1223.RA.12.RB.13.csv</text:p>
          </table:table-cell>
          <table:table-cell table:number-columns-repeated="2"/>
          <table:table-cell table:formula="of:=CONCATENATE(&quot;diff&quot;;&quot; &quot;;&quot;mpi01/&quot;;[.A554];&quot; &quot;;&quot;mpi09/&quot;;[.B554])" office:value-type="string" office:string-value="diff mpi01/RELAX.SimID.1.EPSA.200.EPSB.200.T.1223.RA.12.RB.13.csv mpi09/RELAX.SimID.9.EPSA.200.EPSB.200.T.1223.RA.12.RB.13.csv" calcext:value-type="string">
            <text:p>diff mpi01/RELAX.SimID.1.EPSA.200.EPSB.200.T.1223.RA.12.RB.13.csv mpi09/RELAX.SimID.9.EPSA.200.EPSB.200.T.1223.RA.12.RB.13.csv</text:p>
          </table:table-cell>
        </table:table-row>
        <table:table-row table:style-name="ro1">
          <table:table-cell office:value-type="string" calcext:value-type="string">
            <text:p>RELAX.SimID.1.EPSA.-200.EPSB.-200.T.1223.RA.12.RB.13.NR.7551.NC.1401.RhoFields.bin</text:p>
          </table:table-cell>
          <table:table-cell office:value-type="string" calcext:value-type="string">
            <text:p>RELAX.SimID.9.EPSA.-200.EPSB.-200.T.1223.RA.12.RB.13.NR.7551.NC.1401.RhoFields.bin</text:p>
          </table:table-cell>
          <table:table-cell table:number-columns-repeated="2"/>
          <table:table-cell table:formula="of:=CONCATENATE(&quot;diff&quot;;&quot; &quot;;&quot;mpi01/&quot;;[.A555];&quot; &quot;;&quot;mpi09/&quot;;[.B555])" office:value-type="string" office:string-value="diff mpi01/RELAX.SimID.1.EPSA.-200.EPSB.-200.T.1223.RA.12.RB.13.NR.7551.NC.1401.RhoFields.bin mpi09/RELAX.SimID.9.EPSA.-200.EPSB.-200.T.1223.RA.12.RB.13.NR.7551.NC.1401.RhoFields.bin" calcext:value-type="string">
            <text:p>diff mpi01/RELAX.SimID.1.EPSA.-200.EPSB.-200.T.1223.RA.12.RB.13.NR.7551.NC.1401.RhoFields.bin mpi09/RELAX.SimID.9.EPSA.-200.EPSB.-200.T.12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223.RA.12.RB.13.NR.7551.NC.635.RhoFields.bin</text:p>
          </table:table-cell>
          <table:table-cell office:value-type="string" calcext:value-type="string">
            <text:p>RELAX.SimID.9.EPSA.200.EPSB.200.T.1223.RA.12.RB.13.NR.7551.NC.635.RhoFields.bin</text:p>
          </table:table-cell>
          <table:table-cell table:number-columns-repeated="2"/>
          <table:table-cell table:formula="of:=CONCATENATE(&quot;diff&quot;;&quot; &quot;;&quot;mpi01/&quot;;[.A556];&quot; &quot;;&quot;mpi09/&quot;;[.B556])" office:value-type="string" office:string-value="diff mpi01/RELAX.SimID.1.EPSA.200.EPSB.200.T.1223.RA.12.RB.13.NR.7551.NC.635.RhoFields.bin mpi09/RELAX.SimID.9.EPSA.200.EPSB.200.T.1223.RA.12.RB.13.NR.7551.NC.635.RhoFields.bin" calcext:value-type="string">
            <text:p>diff mpi01/RELAX.SimID.1.EPSA.200.EPSB.200.T.1223.RA.12.RB.13.NR.7551.NC.635.RhoFields.bin mpi09/RELAX.SimID.9.EPSA.200.EPSB.200.T.1223.RA.12.RB.13.NR.7551.NC.635.RhoFields.bin</text:p>
          </table:table-cell>
        </table:table-row>
        <table:table-row table:style-name="ro1">
          <table:table-cell office:value-type="string" calcext:value-type="string">
            <text:p>RELAX.SimID.1.EPSA.-200.EPSB.-200.T.1223.RA.12.RB.14.csv</text:p>
          </table:table-cell>
          <table:table-cell office:value-type="string" calcext:value-type="string">
            <text:p>RELAX.SimID.9.EPSA.-200.EPSB.-200.T.1223.RA.12.RB.14.csv</text:p>
          </table:table-cell>
          <table:table-cell table:number-columns-repeated="2"/>
          <table:table-cell table:formula="of:=CONCATENATE(&quot;diff&quot;;&quot; &quot;;&quot;mpi01/&quot;;[.A557];&quot; &quot;;&quot;mpi09/&quot;;[.B557])" office:value-type="string" office:string-value="diff mpi01/RELAX.SimID.1.EPSA.-200.EPSB.-200.T.1223.RA.12.RB.14.csv mpi09/RELAX.SimID.9.EPSA.-200.EPSB.-200.T.1223.RA.12.RB.14.csv" calcext:value-type="string">
            <text:p>diff mpi01/RELAX.SimID.1.EPSA.-200.EPSB.-200.T.1223.RA.12.RB.14.csv mpi09/RELAX.SimID.9.EPSA.-200.EPSB.-200.T.1223.RA.12.RB.14.csv</text:p>
          </table:table-cell>
        </table:table-row>
        <table:table-row table:style-name="ro1">
          <table:table-cell office:value-type="string" calcext:value-type="string">
            <text:p>RELAX.SimID.1.EPSA.200.EPSB.200.T.1223.RA.12.RB.14.csv</text:p>
          </table:table-cell>
          <table:table-cell office:value-type="string" calcext:value-type="string">
            <text:p>RELAX.SimID.9.EPSA.200.EPSB.200.T.1223.RA.12.RB.14.csv</text:p>
          </table:table-cell>
          <table:table-cell table:number-columns-repeated="2"/>
          <table:table-cell table:formula="of:=CONCATENATE(&quot;diff&quot;;&quot; &quot;;&quot;mpi01/&quot;;[.A558];&quot; &quot;;&quot;mpi09/&quot;;[.B558])" office:value-type="string" office:string-value="diff mpi01/RELAX.SimID.1.EPSA.200.EPSB.200.T.1223.RA.12.RB.14.csv mpi09/RELAX.SimID.9.EPSA.200.EPSB.200.T.1223.RA.12.RB.14.csv" calcext:value-type="string">
            <text:p>diff mpi01/RELAX.SimID.1.EPSA.200.EPSB.200.T.1223.RA.12.RB.14.csv mpi09/RELAX.SimID.9.EPSA.200.EPSB.200.T.1223.RA.12.RB.14.csv</text:p>
          </table:table-cell>
        </table:table-row>
        <table:table-row table:style-name="ro1">
          <table:table-cell office:value-type="string" calcext:value-type="string">
            <text:p>RELAX.SimID.1.EPSA.-200.EPSB.-200.T.1223.RA.12.RB.14.NR.7551.NC.1401.RhoFields.bin</text:p>
          </table:table-cell>
          <table:table-cell office:value-type="string" calcext:value-type="string">
            <text:p>RELAX.SimID.9.EPSA.-200.EPSB.-200.T.1223.RA.12.RB.14.NR.7551.NC.1401.RhoFields.bin</text:p>
          </table:table-cell>
          <table:table-cell table:number-columns-repeated="2"/>
          <table:table-cell table:formula="of:=CONCATENATE(&quot;diff&quot;;&quot; &quot;;&quot;mpi01/&quot;;[.A559];&quot; &quot;;&quot;mpi09/&quot;;[.B559])" office:value-type="string" office:string-value="diff mpi01/RELAX.SimID.1.EPSA.-200.EPSB.-200.T.1223.RA.12.RB.14.NR.7551.NC.1401.RhoFields.bin mpi09/RELAX.SimID.9.EPSA.-200.EPSB.-200.T.1223.RA.12.RB.14.NR.7551.NC.1401.RhoFields.bin" calcext:value-type="string">
            <text:p>diff mpi01/RELAX.SimID.1.EPSA.-200.EPSB.-200.T.1223.RA.12.RB.14.NR.7551.NC.1401.RhoFields.bin mpi09/RELAX.SimID.9.EPSA.-200.EPSB.-200.T.12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223.RA.12.RB.14.NR.7551.NC.1401.RhoFields.bin</text:p>
          </table:table-cell>
          <table:table-cell office:value-type="string" calcext:value-type="string">
            <text:p>RELAX.SimID.9.EPSA.200.EPSB.200.T.1223.RA.12.RB.14.NR.7551.NC.1401.RhoFields.bin</text:p>
          </table:table-cell>
          <table:table-cell table:number-columns-repeated="2"/>
          <table:table-cell table:formula="of:=CONCATENATE(&quot;diff&quot;;&quot; &quot;;&quot;mpi01/&quot;;[.A560];&quot; &quot;;&quot;mpi09/&quot;;[.B560])" office:value-type="string" office:string-value="diff mpi01/RELAX.SimID.1.EPSA.200.EPSB.200.T.1223.RA.12.RB.14.NR.7551.NC.1401.RhoFields.bin mpi09/RELAX.SimID.9.EPSA.200.EPSB.200.T.1223.RA.12.RB.14.NR.7551.NC.1401.RhoFields.bin" calcext:value-type="string">
            <text:p>diff mpi01/RELAX.SimID.1.EPSA.200.EPSB.200.T.1223.RA.12.RB.14.NR.7551.NC.1401.RhoFields.bin mpi09/RELAX.SimID.9.EPSA.200.EPSB.200.T.12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223.RA.12.RB.15.csv</text:p>
          </table:table-cell>
          <table:table-cell office:value-type="string" calcext:value-type="string">
            <text:p>RELAX.SimID.9.EPSA.-200.EPSB.-200.T.1223.RA.12.RB.15.csv</text:p>
          </table:table-cell>
          <table:table-cell table:number-columns-repeated="2"/>
          <table:table-cell table:formula="of:=CONCATENATE(&quot;diff&quot;;&quot; &quot;;&quot;mpi01/&quot;;[.A561];&quot; &quot;;&quot;mpi09/&quot;;[.B561])" office:value-type="string" office:string-value="diff mpi01/RELAX.SimID.1.EPSA.-200.EPSB.-200.T.1223.RA.12.RB.15.csv mpi09/RELAX.SimID.9.EPSA.-200.EPSB.-200.T.1223.RA.12.RB.15.csv" calcext:value-type="string">
            <text:p>diff mpi01/RELAX.SimID.1.EPSA.-200.EPSB.-200.T.1223.RA.12.RB.15.csv mpi09/RELAX.SimID.9.EPSA.-200.EPSB.-200.T.1223.RA.12.RB.15.csv</text:p>
          </table:table-cell>
        </table:table-row>
        <table:table-row table:style-name="ro1">
          <table:table-cell office:value-type="string" calcext:value-type="string">
            <text:p>RELAX.SimID.1.EPSA.200.EPSB.200.T.1223.RA.12.RB.15.csv</text:p>
          </table:table-cell>
          <table:table-cell office:value-type="string" calcext:value-type="string">
            <text:p>RELAX.SimID.9.EPSA.200.EPSB.200.T.1223.RA.12.RB.15.csv</text:p>
          </table:table-cell>
          <table:table-cell table:number-columns-repeated="2"/>
          <table:table-cell table:formula="of:=CONCATENATE(&quot;diff&quot;;&quot; &quot;;&quot;mpi01/&quot;;[.A562];&quot; &quot;;&quot;mpi09/&quot;;[.B562])" office:value-type="string" office:string-value="diff mpi01/RELAX.SimID.1.EPSA.200.EPSB.200.T.1223.RA.12.RB.15.csv mpi09/RELAX.SimID.9.EPSA.200.EPSB.200.T.1223.RA.12.RB.15.csv" calcext:value-type="string">
            <text:p>diff mpi01/RELAX.SimID.1.EPSA.200.EPSB.200.T.1223.RA.12.RB.15.csv mpi09/RELAX.SimID.9.EPSA.200.EPSB.200.T.1223.RA.12.RB.15.csv</text:p>
          </table:table-cell>
        </table:table-row>
        <table:table-row table:style-name="ro1">
          <table:table-cell office:value-type="string" calcext:value-type="string">
            <text:p>RELAX.SimID.1.EPSA.-200.EPSB.-200.T.1223.RA.12.RB.15.NR.7551.NC.1401.RhoFields.bin</text:p>
          </table:table-cell>
          <table:table-cell office:value-type="string" calcext:value-type="string">
            <text:p>RELAX.SimID.9.EPSA.-200.EPSB.-200.T.1223.RA.12.RB.15.NR.7551.NC.1401.RhoFields.bin</text:p>
          </table:table-cell>
          <table:table-cell table:number-columns-repeated="2"/>
          <table:table-cell table:formula="of:=CONCATENATE(&quot;diff&quot;;&quot; &quot;;&quot;mpi01/&quot;;[.A563];&quot; &quot;;&quot;mpi09/&quot;;[.B563])" office:value-type="string" office:string-value="diff mpi01/RELAX.SimID.1.EPSA.-200.EPSB.-200.T.1223.RA.12.RB.15.NR.7551.NC.1401.RhoFields.bin mpi09/RELAX.SimID.9.EPSA.-200.EPSB.-200.T.1223.RA.12.RB.15.NR.7551.NC.1401.RhoFields.bin" calcext:value-type="string">
            <text:p>diff mpi01/RELAX.SimID.1.EPSA.-200.EPSB.-200.T.1223.RA.12.RB.15.NR.7551.NC.1401.RhoFields.bin mpi09/RELAX.SimID.9.EPSA.-200.EPSB.-200.T.12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223.RA.12.RB.15.NR.7551.NC.1401.RhoFields.bin</text:p>
          </table:table-cell>
          <table:table-cell office:value-type="string" calcext:value-type="string">
            <text:p>RELAX.SimID.9.EPSA.200.EPSB.200.T.1223.RA.12.RB.15.NR.7551.NC.1401.RhoFields.bin</text:p>
          </table:table-cell>
          <table:table-cell table:number-columns-repeated="2"/>
          <table:table-cell table:formula="of:=CONCATENATE(&quot;diff&quot;;&quot; &quot;;&quot;mpi01/&quot;;[.A564];&quot; &quot;;&quot;mpi09/&quot;;[.B564])" office:value-type="string" office:string-value="diff mpi01/RELAX.SimID.1.EPSA.200.EPSB.200.T.1223.RA.12.RB.15.NR.7551.NC.1401.RhoFields.bin mpi09/RELAX.SimID.9.EPSA.200.EPSB.200.T.1223.RA.12.RB.15.NR.7551.NC.1401.RhoFields.bin" calcext:value-type="string">
            <text:p>diff mpi01/RELAX.SimID.1.EPSA.200.EPSB.200.T.1223.RA.12.RB.15.NR.7551.NC.1401.RhoFields.bin mpi09/RELAX.SimID.9.EPSA.200.EPSB.200.T.12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223.RA.12.RB.16.csv</text:p>
          </table:table-cell>
          <table:table-cell office:value-type="string" calcext:value-type="string">
            <text:p>RELAX.SimID.9.EPSA.-200.EPSB.-200.T.1223.RA.12.RB.16.csv</text:p>
          </table:table-cell>
          <table:table-cell table:number-columns-repeated="2"/>
          <table:table-cell table:formula="of:=CONCATENATE(&quot;diff&quot;;&quot; &quot;;&quot;mpi01/&quot;;[.A565];&quot; &quot;;&quot;mpi09/&quot;;[.B565])" office:value-type="string" office:string-value="diff mpi01/RELAX.SimID.1.EPSA.-200.EPSB.-200.T.1223.RA.12.RB.16.csv mpi09/RELAX.SimID.9.EPSA.-200.EPSB.-200.T.1223.RA.12.RB.16.csv" calcext:value-type="string">
            <text:p>diff mpi01/RELAX.SimID.1.EPSA.-200.EPSB.-200.T.1223.RA.12.RB.16.csv mpi09/RELAX.SimID.9.EPSA.-200.EPSB.-200.T.1223.RA.12.RB.16.csv</text:p>
          </table:table-cell>
        </table:table-row>
        <table:table-row table:style-name="ro1">
          <table:table-cell office:value-type="string" calcext:value-type="string">
            <text:p>RELAX.SimID.1.EPSA.200.EPSB.200.T.1223.RA.12.RB.16.csv</text:p>
          </table:table-cell>
          <table:table-cell office:value-type="string" calcext:value-type="string">
            <text:p>RELAX.SimID.9.EPSA.200.EPSB.200.T.1223.RA.12.RB.16.csv</text:p>
          </table:table-cell>
          <table:table-cell table:number-columns-repeated="2"/>
          <table:table-cell table:formula="of:=CONCATENATE(&quot;diff&quot;;&quot; &quot;;&quot;mpi01/&quot;;[.A566];&quot; &quot;;&quot;mpi09/&quot;;[.B566])" office:value-type="string" office:string-value="diff mpi01/RELAX.SimID.1.EPSA.200.EPSB.200.T.1223.RA.12.RB.16.csv mpi09/RELAX.SimID.9.EPSA.200.EPSB.200.T.1223.RA.12.RB.16.csv" calcext:value-type="string">
            <text:p>diff mpi01/RELAX.SimID.1.EPSA.200.EPSB.200.T.1223.RA.12.RB.16.csv mpi09/RELAX.SimID.9.EPSA.200.EPSB.200.T.1223.RA.12.RB.16.csv</text:p>
          </table:table-cell>
        </table:table-row>
        <table:table-row table:style-name="ro1">
          <table:table-cell office:value-type="string" calcext:value-type="string">
            <text:p>RELAX.SimID.1.EPSA.-200.EPSB.-200.T.1223.RA.12.RB.16.NR.7551.NC.1401.RhoFields.bin</text:p>
          </table:table-cell>
          <table:table-cell office:value-type="string" calcext:value-type="string">
            <text:p>RELAX.SimID.9.EPSA.-200.EPSB.-200.T.1223.RA.12.RB.16.NR.7551.NC.1401.RhoFields.bin</text:p>
          </table:table-cell>
          <table:table-cell table:number-columns-repeated="2"/>
          <table:table-cell table:formula="of:=CONCATENATE(&quot;diff&quot;;&quot; &quot;;&quot;mpi01/&quot;;[.A567];&quot; &quot;;&quot;mpi09/&quot;;[.B567])" office:value-type="string" office:string-value="diff mpi01/RELAX.SimID.1.EPSA.-200.EPSB.-200.T.1223.RA.12.RB.16.NR.7551.NC.1401.RhoFields.bin mpi09/RELAX.SimID.9.EPSA.-200.EPSB.-200.T.1223.RA.12.RB.16.NR.7551.NC.1401.RhoFields.bin" calcext:value-type="string">
            <text:p>diff mpi01/RELAX.SimID.1.EPSA.-200.EPSB.-200.T.1223.RA.12.RB.16.NR.7551.NC.1401.RhoFields.bin mpi09/RELAX.SimID.9.EPSA.-200.EPSB.-2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223.RA.12.RB.16.NR.7551.NC.1401.RhoFields.bin</text:p>
          </table:table-cell>
          <table:table-cell office:value-type="string" calcext:value-type="string">
            <text:p>RELAX.SimID.9.EPSA.200.EPSB.200.T.1223.RA.12.RB.16.NR.7551.NC.1401.RhoFields.bin</text:p>
          </table:table-cell>
          <table:table-cell table:number-columns-repeated="2"/>
          <table:table-cell table:formula="of:=CONCATENATE(&quot;diff&quot;;&quot; &quot;;&quot;mpi01/&quot;;[.A568];&quot; &quot;;&quot;mpi09/&quot;;[.B568])" office:value-type="string" office:string-value="diff mpi01/RELAX.SimID.1.EPSA.200.EPSB.200.T.1223.RA.12.RB.16.NR.7551.NC.1401.RhoFields.bin mpi09/RELAX.SimID.9.EPSA.200.EPSB.200.T.1223.RA.12.RB.16.NR.7551.NC.1401.RhoFields.bin" calcext:value-type="string">
            <text:p>diff mpi01/RELAX.SimID.1.EPSA.200.EPSB.200.T.1223.RA.12.RB.16.NR.7551.NC.1401.RhoFields.bin mpi09/RELAX.SimID.9.EPSA.200.EPSB.2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273.RA.12.RB.13.csv</text:p>
          </table:table-cell>
          <table:table-cell office:value-type="string" calcext:value-type="string">
            <text:p>RELAX.SimID.9.EPSA.-200.EPSB.-200.T.1273.RA.12.RB.13.csv</text:p>
          </table:table-cell>
          <table:table-cell table:number-columns-repeated="2"/>
          <table:table-cell table:formula="of:=CONCATENATE(&quot;diff&quot;;&quot; &quot;;&quot;mpi01/&quot;;[.A569];&quot; &quot;;&quot;mpi09/&quot;;[.B569])" office:value-type="string" office:string-value="diff mpi01/RELAX.SimID.1.EPSA.-200.EPSB.-200.T.1273.RA.12.RB.13.csv mpi09/RELAX.SimID.9.EPSA.-200.EPSB.-200.T.1273.RA.12.RB.13.csv" calcext:value-type="string">
            <text:p>diff mpi01/RELAX.SimID.1.EPSA.-200.EPSB.-200.T.1273.RA.12.RB.13.csv mpi09/RELAX.SimID.9.EPSA.-200.EPSB.-200.T.1273.RA.12.RB.13.csv</text:p>
          </table:table-cell>
        </table:table-row>
        <table:table-row table:style-name="ro1">
          <table:table-cell office:value-type="string" calcext:value-type="string">
            <text:p>RELAX.SimID.1.EPSA.200.EPSB.200.T.1273.RA.12.RB.13.csv</text:p>
          </table:table-cell>
          <table:table-cell office:value-type="string" calcext:value-type="string">
            <text:p>RELAX.SimID.9.EPSA.200.EPSB.200.T.1273.RA.12.RB.13.csv</text:p>
          </table:table-cell>
          <table:table-cell table:number-columns-repeated="2"/>
          <table:table-cell table:formula="of:=CONCATENATE(&quot;diff&quot;;&quot; &quot;;&quot;mpi01/&quot;;[.A570];&quot; &quot;;&quot;mpi09/&quot;;[.B570])" office:value-type="string" office:string-value="diff mpi01/RELAX.SimID.1.EPSA.200.EPSB.200.T.1273.RA.12.RB.13.csv mpi09/RELAX.SimID.9.EPSA.200.EPSB.200.T.1273.RA.12.RB.13.csv" calcext:value-type="string">
            <text:p>diff mpi01/RELAX.SimID.1.EPSA.200.EPSB.200.T.1273.RA.12.RB.13.csv mpi09/RELAX.SimID.9.EPSA.200.EPSB.200.T.1273.RA.12.RB.13.csv</text:p>
          </table:table-cell>
        </table:table-row>
        <table:table-row table:style-name="ro1">
          <table:table-cell office:value-type="string" calcext:value-type="string">
            <text:p>RELAX.SimID.1.EPSA.200.EPSB.200.T.1273.RA.12.RB.13.NR.7551.NC.1068.RhoFields.bin</text:p>
          </table:table-cell>
          <table:table-cell office:value-type="string" calcext:value-type="string">
            <text:p>RELAX.SimID.9.EPSA.200.EPSB.200.T.1273.RA.12.RB.13.NR.7551.NC.1068.RhoFields.bin</text:p>
          </table:table-cell>
          <table:table-cell table:number-columns-repeated="2"/>
          <table:table-cell table:formula="of:=CONCATENATE(&quot;diff&quot;;&quot; &quot;;&quot;mpi01/&quot;;[.A571];&quot; &quot;;&quot;mpi09/&quot;;[.B571])" office:value-type="string" office:string-value="diff mpi01/RELAX.SimID.1.EPSA.200.EPSB.200.T.1273.RA.12.RB.13.NR.7551.NC.1068.RhoFields.bin mpi09/RELAX.SimID.9.EPSA.200.EPSB.200.T.1273.RA.12.RB.13.NR.7551.NC.1068.RhoFields.bin" calcext:value-type="string">
            <text:p>diff mpi01/RELAX.SimID.1.EPSA.200.EPSB.200.T.1273.RA.12.RB.13.NR.7551.NC.1068.RhoFields.bin mpi09/RELAX.SimID.9.EPSA.200.EPSB.200.T.1273.RA.12.RB.13.NR.7551.NC.1068.RhoFields.bin</text:p>
          </table:table-cell>
        </table:table-row>
        <table:table-row table:style-name="ro1">
          <table:table-cell office:value-type="string" calcext:value-type="string">
            <text:p>RELAX.SimID.1.EPSA.-200.EPSB.-200.T.1273.RA.12.RB.13.NR.7551.NC.1401.RhoFields.bin</text:p>
          </table:table-cell>
          <table:table-cell office:value-type="string" calcext:value-type="string">
            <text:p>RELAX.SimID.9.EPSA.-200.EPSB.-200.T.1273.RA.12.RB.13.NR.7551.NC.1401.RhoFields.bin</text:p>
          </table:table-cell>
          <table:table-cell table:number-columns-repeated="2"/>
          <table:table-cell table:formula="of:=CONCATENATE(&quot;diff&quot;;&quot; &quot;;&quot;mpi01/&quot;;[.A572];&quot; &quot;;&quot;mpi09/&quot;;[.B572])" office:value-type="string" office:string-value="diff mpi01/RELAX.SimID.1.EPSA.-200.EPSB.-200.T.1273.RA.12.RB.13.NR.7551.NC.1401.RhoFields.bin mpi09/RELAX.SimID.9.EPSA.-200.EPSB.-200.T.1273.RA.12.RB.13.NR.7551.NC.1401.RhoFields.bin" calcext:value-type="string">
            <text:p>diff mpi01/RELAX.SimID.1.EPSA.-200.EPSB.-200.T.1273.RA.12.RB.13.NR.7551.NC.1401.RhoFields.bin mpi09/RELAX.SimID.9.EPSA.-200.EPSB.-200.T.12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273.RA.12.RB.14.csv</text:p>
          </table:table-cell>
          <table:table-cell office:value-type="string" calcext:value-type="string">
            <text:p>RELAX.SimID.9.EPSA.-200.EPSB.-200.T.1273.RA.12.RB.14.csv</text:p>
          </table:table-cell>
          <table:table-cell table:number-columns-repeated="2"/>
          <table:table-cell table:formula="of:=CONCATENATE(&quot;diff&quot;;&quot; &quot;;&quot;mpi01/&quot;;[.A573];&quot; &quot;;&quot;mpi09/&quot;;[.B573])" office:value-type="string" office:string-value="diff mpi01/RELAX.SimID.1.EPSA.-200.EPSB.-200.T.1273.RA.12.RB.14.csv mpi09/RELAX.SimID.9.EPSA.-200.EPSB.-200.T.1273.RA.12.RB.14.csv" calcext:value-type="string">
            <text:p>diff mpi01/RELAX.SimID.1.EPSA.-200.EPSB.-200.T.1273.RA.12.RB.14.csv mpi09/RELAX.SimID.9.EPSA.-200.EPSB.-200.T.1273.RA.12.RB.14.csv</text:p>
          </table:table-cell>
        </table:table-row>
        <table:table-row table:style-name="ro1">
          <table:table-cell office:value-type="string" calcext:value-type="string">
            <text:p>RELAX.SimID.1.EPSA.200.EPSB.200.T.1273.RA.12.RB.14.csv</text:p>
          </table:table-cell>
          <table:table-cell office:value-type="string" calcext:value-type="string">
            <text:p>RELAX.SimID.9.EPSA.200.EPSB.200.T.1273.RA.12.RB.14.csv</text:p>
          </table:table-cell>
          <table:table-cell table:number-columns-repeated="2"/>
          <table:table-cell table:formula="of:=CONCATENATE(&quot;diff&quot;;&quot; &quot;;&quot;mpi01/&quot;;[.A574];&quot; &quot;;&quot;mpi09/&quot;;[.B574])" office:value-type="string" office:string-value="diff mpi01/RELAX.SimID.1.EPSA.200.EPSB.200.T.1273.RA.12.RB.14.csv mpi09/RELAX.SimID.9.EPSA.200.EPSB.200.T.1273.RA.12.RB.14.csv" calcext:value-type="string">
            <text:p>diff mpi01/RELAX.SimID.1.EPSA.200.EPSB.200.T.1273.RA.12.RB.14.csv mpi09/RELAX.SimID.9.EPSA.200.EPSB.200.T.1273.RA.12.RB.14.csv</text:p>
          </table:table-cell>
        </table:table-row>
        <table:table-row table:style-name="ro1">
          <table:table-cell office:value-type="string" calcext:value-type="string">
            <text:p>RELAX.SimID.1.EPSA.-200.EPSB.-200.T.1273.RA.12.RB.14.NR.7551.NC.1401.RhoFields.bin</text:p>
          </table:table-cell>
          <table:table-cell office:value-type="string" calcext:value-type="string">
            <text:p>RELAX.SimID.9.EPSA.-200.EPSB.-200.T.1273.RA.12.RB.14.NR.7551.NC.1401.RhoFields.bin</text:p>
          </table:table-cell>
          <table:table-cell table:number-columns-repeated="2"/>
          <table:table-cell table:formula="of:=CONCATENATE(&quot;diff&quot;;&quot; &quot;;&quot;mpi01/&quot;;[.A575];&quot; &quot;;&quot;mpi09/&quot;;[.B575])" office:value-type="string" office:string-value="diff mpi01/RELAX.SimID.1.EPSA.-200.EPSB.-200.T.1273.RA.12.RB.14.NR.7551.NC.1401.RhoFields.bin mpi09/RELAX.SimID.9.EPSA.-200.EPSB.-200.T.1273.RA.12.RB.14.NR.7551.NC.1401.RhoFields.bin" calcext:value-type="string">
            <text:p>diff mpi01/RELAX.SimID.1.EPSA.-200.EPSB.-200.T.1273.RA.12.RB.14.NR.7551.NC.1401.RhoFields.bin mpi09/RELAX.SimID.9.EPSA.-200.EPSB.-200.T.12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273.RA.12.RB.14.NR.7551.NC.1401.RhoFields.bin</text:p>
          </table:table-cell>
          <table:table-cell office:value-type="string" calcext:value-type="string">
            <text:p>RELAX.SimID.9.EPSA.200.EPSB.200.T.1273.RA.12.RB.14.NR.7551.NC.1401.RhoFields.bin</text:p>
          </table:table-cell>
          <table:table-cell table:number-columns-repeated="2"/>
          <table:table-cell table:formula="of:=CONCATENATE(&quot;diff&quot;;&quot; &quot;;&quot;mpi01/&quot;;[.A576];&quot; &quot;;&quot;mpi09/&quot;;[.B576])" office:value-type="string" office:string-value="diff mpi01/RELAX.SimID.1.EPSA.200.EPSB.200.T.1273.RA.12.RB.14.NR.7551.NC.1401.RhoFields.bin mpi09/RELAX.SimID.9.EPSA.200.EPSB.200.T.1273.RA.12.RB.14.NR.7551.NC.1401.RhoFields.bin" calcext:value-type="string">
            <text:p>diff mpi01/RELAX.SimID.1.EPSA.200.EPSB.200.T.1273.RA.12.RB.14.NR.7551.NC.1401.RhoFields.bin mpi09/RELAX.SimID.9.EPSA.200.EPSB.200.T.12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273.RA.12.RB.15.csv</text:p>
          </table:table-cell>
          <table:table-cell office:value-type="string" calcext:value-type="string">
            <text:p>RELAX.SimID.9.EPSA.-200.EPSB.-200.T.1273.RA.12.RB.15.csv</text:p>
          </table:table-cell>
          <table:table-cell table:number-columns-repeated="2"/>
          <table:table-cell table:formula="of:=CONCATENATE(&quot;diff&quot;;&quot; &quot;;&quot;mpi01/&quot;;[.A577];&quot; &quot;;&quot;mpi09/&quot;;[.B577])" office:value-type="string" office:string-value="diff mpi01/RELAX.SimID.1.EPSA.-200.EPSB.-200.T.1273.RA.12.RB.15.csv mpi09/RELAX.SimID.9.EPSA.-200.EPSB.-200.T.1273.RA.12.RB.15.csv" calcext:value-type="string">
            <text:p>diff mpi01/RELAX.SimID.1.EPSA.-200.EPSB.-200.T.1273.RA.12.RB.15.csv mpi09/RELAX.SimID.9.EPSA.-200.EPSB.-200.T.1273.RA.12.RB.15.csv</text:p>
          </table:table-cell>
        </table:table-row>
        <table:table-row table:style-name="ro1">
          <table:table-cell office:value-type="string" calcext:value-type="string">
            <text:p>RELAX.SimID.1.EPSA.200.EPSB.200.T.1273.RA.12.RB.15.csv</text:p>
          </table:table-cell>
          <table:table-cell office:value-type="string" calcext:value-type="string">
            <text:p>RELAX.SimID.9.EPSA.200.EPSB.200.T.1273.RA.12.RB.15.csv</text:p>
          </table:table-cell>
          <table:table-cell table:number-columns-repeated="2"/>
          <table:table-cell table:formula="of:=CONCATENATE(&quot;diff&quot;;&quot; &quot;;&quot;mpi01/&quot;;[.A578];&quot; &quot;;&quot;mpi09/&quot;;[.B578])" office:value-type="string" office:string-value="diff mpi01/RELAX.SimID.1.EPSA.200.EPSB.200.T.1273.RA.12.RB.15.csv mpi09/RELAX.SimID.9.EPSA.200.EPSB.200.T.1273.RA.12.RB.15.csv" calcext:value-type="string">
            <text:p>diff mpi01/RELAX.SimID.1.EPSA.200.EPSB.200.T.1273.RA.12.RB.15.csv mpi09/RELAX.SimID.9.EPSA.200.EPSB.200.T.1273.RA.12.RB.15.csv</text:p>
          </table:table-cell>
        </table:table-row>
        <table:table-row table:style-name="ro1">
          <table:table-cell office:value-type="string" calcext:value-type="string">
            <text:p>RELAX.SimID.1.EPSA.-200.EPSB.-200.T.1273.RA.12.RB.15.NR.7551.NC.1401.RhoFields.bin</text:p>
          </table:table-cell>
          <table:table-cell office:value-type="string" calcext:value-type="string">
            <text:p>RELAX.SimID.9.EPSA.-200.EPSB.-200.T.1273.RA.12.RB.15.NR.7551.NC.1401.RhoFields.bin</text:p>
          </table:table-cell>
          <table:table-cell table:number-columns-repeated="2"/>
          <table:table-cell table:formula="of:=CONCATENATE(&quot;diff&quot;;&quot; &quot;;&quot;mpi01/&quot;;[.A579];&quot; &quot;;&quot;mpi09/&quot;;[.B579])" office:value-type="string" office:string-value="diff mpi01/RELAX.SimID.1.EPSA.-200.EPSB.-200.T.1273.RA.12.RB.15.NR.7551.NC.1401.RhoFields.bin mpi09/RELAX.SimID.9.EPSA.-200.EPSB.-200.T.1273.RA.12.RB.15.NR.7551.NC.1401.RhoFields.bin" calcext:value-type="string">
            <text:p>diff mpi01/RELAX.SimID.1.EPSA.-200.EPSB.-200.T.1273.RA.12.RB.15.NR.7551.NC.1401.RhoFields.bin mpi09/RELAX.SimID.9.EPSA.-200.EPSB.-2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273.RA.12.RB.15.NR.7551.NC.1401.RhoFields.bin</text:p>
          </table:table-cell>
          <table:table-cell office:value-type="string" calcext:value-type="string">
            <text:p>RELAX.SimID.9.EPSA.200.EPSB.200.T.1273.RA.12.RB.15.NR.7551.NC.1401.RhoFields.bin</text:p>
          </table:table-cell>
          <table:table-cell table:number-columns-repeated="2"/>
          <table:table-cell table:formula="of:=CONCATENATE(&quot;diff&quot;;&quot; &quot;;&quot;mpi01/&quot;;[.A580];&quot; &quot;;&quot;mpi09/&quot;;[.B580])" office:value-type="string" office:string-value="diff mpi01/RELAX.SimID.1.EPSA.200.EPSB.200.T.1273.RA.12.RB.15.NR.7551.NC.1401.RhoFields.bin mpi09/RELAX.SimID.9.EPSA.200.EPSB.200.T.1273.RA.12.RB.15.NR.7551.NC.1401.RhoFields.bin" calcext:value-type="string">
            <text:p>diff mpi01/RELAX.SimID.1.EPSA.200.EPSB.200.T.1273.RA.12.RB.15.NR.7551.NC.1401.RhoFields.bin mpi09/RELAX.SimID.9.EPSA.200.EPSB.2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273.RA.12.RB.16.csv</text:p>
          </table:table-cell>
          <table:table-cell office:value-type="string" calcext:value-type="string">
            <text:p>RELAX.SimID.9.EPSA.-200.EPSB.-200.T.1273.RA.12.RB.16.csv</text:p>
          </table:table-cell>
          <table:table-cell table:number-columns-repeated="2"/>
          <table:table-cell table:formula="of:=CONCATENATE(&quot;diff&quot;;&quot; &quot;;&quot;mpi01/&quot;;[.A581];&quot; &quot;;&quot;mpi09/&quot;;[.B581])" office:value-type="string" office:string-value="diff mpi01/RELAX.SimID.1.EPSA.-200.EPSB.-200.T.1273.RA.12.RB.16.csv mpi09/RELAX.SimID.9.EPSA.-200.EPSB.-200.T.1273.RA.12.RB.16.csv" calcext:value-type="string">
            <text:p>diff mpi01/RELAX.SimID.1.EPSA.-200.EPSB.-200.T.1273.RA.12.RB.16.csv mpi09/RELAX.SimID.9.EPSA.-200.EPSB.-200.T.1273.RA.12.RB.16.csv</text:p>
          </table:table-cell>
        </table:table-row>
        <table:table-row table:style-name="ro1">
          <table:table-cell office:value-type="string" calcext:value-type="string">
            <text:p>RELAX.SimID.1.EPSA.200.EPSB.200.T.1273.RA.12.RB.16.csv</text:p>
          </table:table-cell>
          <table:table-cell office:value-type="string" calcext:value-type="string">
            <text:p>RELAX.SimID.9.EPSA.200.EPSB.200.T.1273.RA.12.RB.16.csv</text:p>
          </table:table-cell>
          <table:table-cell table:number-columns-repeated="2"/>
          <table:table-cell table:formula="of:=CONCATENATE(&quot;diff&quot;;&quot; &quot;;&quot;mpi01/&quot;;[.A582];&quot; &quot;;&quot;mpi09/&quot;;[.B582])" office:value-type="string" office:string-value="diff mpi01/RELAX.SimID.1.EPSA.200.EPSB.200.T.1273.RA.12.RB.16.csv mpi09/RELAX.SimID.9.EPSA.200.EPSB.200.T.1273.RA.12.RB.16.csv" calcext:value-type="string">
            <text:p>diff mpi01/RELAX.SimID.1.EPSA.200.EPSB.200.T.1273.RA.12.RB.16.csv mpi09/RELAX.SimID.9.EPSA.200.EPSB.200.T.1273.RA.12.RB.16.csv</text:p>
          </table:table-cell>
        </table:table-row>
        <table:table-row table:style-name="ro1">
          <table:table-cell office:value-type="string" calcext:value-type="string">
            <text:p>RELAX.SimID.1.EPSA.-200.EPSB.-200.T.1273.RA.12.RB.16.NR.7551.NC.1401.RhoFields.bin</text:p>
          </table:table-cell>
          <table:table-cell office:value-type="string" calcext:value-type="string">
            <text:p>RELAX.SimID.9.EPSA.-200.EPSB.-200.T.1273.RA.12.RB.16.NR.7551.NC.1401.RhoFields.bin</text:p>
          </table:table-cell>
          <table:table-cell table:number-columns-repeated="2"/>
          <table:table-cell table:formula="of:=CONCATENATE(&quot;diff&quot;;&quot; &quot;;&quot;mpi01/&quot;;[.A583];&quot; &quot;;&quot;mpi09/&quot;;[.B583])" office:value-type="string" office:string-value="diff mpi01/RELAX.SimID.1.EPSA.-200.EPSB.-200.T.1273.RA.12.RB.16.NR.7551.NC.1401.RhoFields.bin mpi09/RELAX.SimID.9.EPSA.-200.EPSB.-200.T.1273.RA.12.RB.16.NR.7551.NC.1401.RhoFields.bin" calcext:value-type="string">
            <text:p>diff mpi01/RELAX.SimID.1.EPSA.-200.EPSB.-200.T.1273.RA.12.RB.16.NR.7551.NC.1401.RhoFields.bin mpi09/RELAX.SimID.9.EPSA.-200.EPSB.-2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273.RA.12.RB.16.NR.7551.NC.1401.RhoFields.bin</text:p>
          </table:table-cell>
          <table:table-cell office:value-type="string" calcext:value-type="string">
            <text:p>RELAX.SimID.9.EPSA.200.EPSB.200.T.1273.RA.12.RB.16.NR.7551.NC.1401.RhoFields.bin</text:p>
          </table:table-cell>
          <table:table-cell table:number-columns-repeated="2"/>
          <table:table-cell table:formula="of:=CONCATENATE(&quot;diff&quot;;&quot; &quot;;&quot;mpi01/&quot;;[.A584];&quot; &quot;;&quot;mpi09/&quot;;[.B584])" office:value-type="string" office:string-value="diff mpi01/RELAX.SimID.1.EPSA.200.EPSB.200.T.1273.RA.12.RB.16.NR.7551.NC.1401.RhoFields.bin mpi09/RELAX.SimID.9.EPSA.200.EPSB.200.T.1273.RA.12.RB.16.NR.7551.NC.1401.RhoFields.bin" calcext:value-type="string">
            <text:p>diff mpi01/RELAX.SimID.1.EPSA.200.EPSB.200.T.1273.RA.12.RB.16.NR.7551.NC.1401.RhoFields.bin mpi09/RELAX.SimID.9.EPSA.200.EPSB.2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323.RA.12.RB.13.csv</text:p>
          </table:table-cell>
          <table:table-cell office:value-type="string" calcext:value-type="string">
            <text:p>RELAX.SimID.9.EPSA.-200.EPSB.-200.T.1323.RA.12.RB.13.csv</text:p>
          </table:table-cell>
          <table:table-cell table:number-columns-repeated="2"/>
          <table:table-cell table:formula="of:=CONCATENATE(&quot;diff&quot;;&quot; &quot;;&quot;mpi01/&quot;;[.A585];&quot; &quot;;&quot;mpi09/&quot;;[.B585])" office:value-type="string" office:string-value="diff mpi01/RELAX.SimID.1.EPSA.-200.EPSB.-200.T.1323.RA.12.RB.13.csv mpi09/RELAX.SimID.9.EPSA.-200.EPSB.-200.T.1323.RA.12.RB.13.csv" calcext:value-type="string">
            <text:p>diff mpi01/RELAX.SimID.1.EPSA.-200.EPSB.-200.T.1323.RA.12.RB.13.csv mpi09/RELAX.SimID.9.EPSA.-200.EPSB.-200.T.1323.RA.12.RB.13.csv</text:p>
          </table:table-cell>
        </table:table-row>
        <table:table-row table:style-name="ro1">
          <table:table-cell office:value-type="string" calcext:value-type="string">
            <text:p>RELAX.SimID.1.EPSA.200.EPSB.200.T.1323.RA.12.RB.13.csv</text:p>
          </table:table-cell>
          <table:table-cell office:value-type="string" calcext:value-type="string">
            <text:p>RELAX.SimID.9.EPSA.200.EPSB.200.T.1323.RA.12.RB.13.csv</text:p>
          </table:table-cell>
          <table:table-cell table:number-columns-repeated="2"/>
          <table:table-cell table:formula="of:=CONCATENATE(&quot;diff&quot;;&quot; &quot;;&quot;mpi01/&quot;;[.A586];&quot; &quot;;&quot;mpi09/&quot;;[.B586])" office:value-type="string" office:string-value="diff mpi01/RELAX.SimID.1.EPSA.200.EPSB.200.T.1323.RA.12.RB.13.csv mpi09/RELAX.SimID.9.EPSA.200.EPSB.200.T.1323.RA.12.RB.13.csv" calcext:value-type="string">
            <text:p>diff mpi01/RELAX.SimID.1.EPSA.200.EPSB.200.T.1323.RA.12.RB.13.csv mpi09/RELAX.SimID.9.EPSA.200.EPSB.200.T.1323.RA.12.RB.13.csv</text:p>
          </table:table-cell>
        </table:table-row>
        <table:table-row table:style-name="ro1">
          <table:table-cell office:value-type="string" calcext:value-type="string">
            <text:p>RELAX.SimID.1.EPSA.-200.EPSB.-200.T.1323.RA.12.RB.13.NR.7551.NC.1401.RhoFields.bin</text:p>
          </table:table-cell>
          <table:table-cell office:value-type="string" calcext:value-type="string">
            <text:p>RELAX.SimID.9.EPSA.-200.EPSB.-200.T.1323.RA.12.RB.13.NR.7551.NC.1401.RhoFields.bin</text:p>
          </table:table-cell>
          <table:table-cell table:number-columns-repeated="2"/>
          <table:table-cell table:formula="of:=CONCATENATE(&quot;diff&quot;;&quot; &quot;;&quot;mpi01/&quot;;[.A587];&quot; &quot;;&quot;mpi09/&quot;;[.B587])" office:value-type="string" office:string-value="diff mpi01/RELAX.SimID.1.EPSA.-200.EPSB.-200.T.1323.RA.12.RB.13.NR.7551.NC.1401.RhoFields.bin mpi09/RELAX.SimID.9.EPSA.-200.EPSB.-200.T.1323.RA.12.RB.13.NR.7551.NC.1401.RhoFields.bin" calcext:value-type="string">
            <text:p>diff mpi01/RELAX.SimID.1.EPSA.-200.EPSB.-200.T.1323.RA.12.RB.13.NR.7551.NC.1401.RhoFields.bin mpi09/RELAX.SimID.9.EPSA.-200.EPSB.-200.T.13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323.RA.12.RB.13.NR.7551.NC.1401.RhoFields.bin</text:p>
          </table:table-cell>
          <table:table-cell office:value-type="string" calcext:value-type="string">
            <text:p>RELAX.SimID.9.EPSA.200.EPSB.200.T.1323.RA.12.RB.13.NR.7551.NC.1401.RhoFields.bin</text:p>
          </table:table-cell>
          <table:table-cell table:number-columns-repeated="2"/>
          <table:table-cell table:formula="of:=CONCATENATE(&quot;diff&quot;;&quot; &quot;;&quot;mpi01/&quot;;[.A588];&quot; &quot;;&quot;mpi09/&quot;;[.B588])" office:value-type="string" office:string-value="diff mpi01/RELAX.SimID.1.EPSA.200.EPSB.200.T.1323.RA.12.RB.13.NR.7551.NC.1401.RhoFields.bin mpi09/RELAX.SimID.9.EPSA.200.EPSB.200.T.1323.RA.12.RB.13.NR.7551.NC.1401.RhoFields.bin" calcext:value-type="string">
            <text:p>diff mpi01/RELAX.SimID.1.EPSA.200.EPSB.200.T.1323.RA.12.RB.13.NR.7551.NC.1401.RhoFields.bin mpi09/RELAX.SimID.9.EPSA.200.EPSB.200.T.13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323.RA.12.RB.14.csv</text:p>
          </table:table-cell>
          <table:table-cell office:value-type="string" calcext:value-type="string">
            <text:p>RELAX.SimID.9.EPSA.-200.EPSB.-200.T.1323.RA.12.RB.14.csv</text:p>
          </table:table-cell>
          <table:table-cell table:number-columns-repeated="2"/>
          <table:table-cell table:formula="of:=CONCATENATE(&quot;diff&quot;;&quot; &quot;;&quot;mpi01/&quot;;[.A589];&quot; &quot;;&quot;mpi09/&quot;;[.B589])" office:value-type="string" office:string-value="diff mpi01/RELAX.SimID.1.EPSA.-200.EPSB.-200.T.1323.RA.12.RB.14.csv mpi09/RELAX.SimID.9.EPSA.-200.EPSB.-200.T.1323.RA.12.RB.14.csv" calcext:value-type="string">
            <text:p>diff mpi01/RELAX.SimID.1.EPSA.-200.EPSB.-200.T.1323.RA.12.RB.14.csv mpi09/RELAX.SimID.9.EPSA.-200.EPSB.-200.T.1323.RA.12.RB.14.csv</text:p>
          </table:table-cell>
        </table:table-row>
        <table:table-row table:style-name="ro1">
          <table:table-cell office:value-type="string" calcext:value-type="string">
            <text:p>RELAX.SimID.1.EPSA.200.EPSB.200.T.1323.RA.12.RB.14.csv</text:p>
          </table:table-cell>
          <table:table-cell office:value-type="string" calcext:value-type="string">
            <text:p>RELAX.SimID.9.EPSA.200.EPSB.200.T.1323.RA.12.RB.14.csv</text:p>
          </table:table-cell>
          <table:table-cell table:number-columns-repeated="2"/>
          <table:table-cell table:formula="of:=CONCATENATE(&quot;diff&quot;;&quot; &quot;;&quot;mpi01/&quot;;[.A590];&quot; &quot;;&quot;mpi09/&quot;;[.B590])" office:value-type="string" office:string-value="diff mpi01/RELAX.SimID.1.EPSA.200.EPSB.200.T.1323.RA.12.RB.14.csv mpi09/RELAX.SimID.9.EPSA.200.EPSB.200.T.1323.RA.12.RB.14.csv" calcext:value-type="string">
            <text:p>diff mpi01/RELAX.SimID.1.EPSA.200.EPSB.200.T.1323.RA.12.RB.14.csv mpi09/RELAX.SimID.9.EPSA.200.EPSB.200.T.1323.RA.12.RB.14.csv</text:p>
          </table:table-cell>
        </table:table-row>
        <table:table-row table:style-name="ro1">
          <table:table-cell office:value-type="string" calcext:value-type="string">
            <text:p>RELAX.SimID.1.EPSA.-200.EPSB.-200.T.1323.RA.12.RB.14.NR.7551.NC.1401.RhoFields.bin</text:p>
          </table:table-cell>
          <table:table-cell office:value-type="string" calcext:value-type="string">
            <text:p>RELAX.SimID.9.EPSA.-200.EPSB.-200.T.1323.RA.12.RB.14.NR.7551.NC.1401.RhoFields.bin</text:p>
          </table:table-cell>
          <table:table-cell table:number-columns-repeated="2"/>
          <table:table-cell table:formula="of:=CONCATENATE(&quot;diff&quot;;&quot; &quot;;&quot;mpi01/&quot;;[.A591];&quot; &quot;;&quot;mpi09/&quot;;[.B591])" office:value-type="string" office:string-value="diff mpi01/RELAX.SimID.1.EPSA.-200.EPSB.-200.T.1323.RA.12.RB.14.NR.7551.NC.1401.RhoFields.bin mpi09/RELAX.SimID.9.EPSA.-200.EPSB.-200.T.1323.RA.12.RB.14.NR.7551.NC.1401.RhoFields.bin" calcext:value-type="string">
            <text:p>diff mpi01/RELAX.SimID.1.EPSA.-200.EPSB.-200.T.1323.RA.12.RB.14.NR.7551.NC.1401.RhoFields.bin mpi09/RELAX.SimID.9.EPSA.-200.EPSB.-200.T.13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323.RA.12.RB.14.NR.7551.NC.1401.RhoFields.bin</text:p>
          </table:table-cell>
          <table:table-cell office:value-type="string" calcext:value-type="string">
            <text:p>RELAX.SimID.9.EPSA.200.EPSB.200.T.1323.RA.12.RB.14.NR.7551.NC.1401.RhoFields.bin</text:p>
          </table:table-cell>
          <table:table-cell table:number-columns-repeated="2"/>
          <table:table-cell table:formula="of:=CONCATENATE(&quot;diff&quot;;&quot; &quot;;&quot;mpi01/&quot;;[.A592];&quot; &quot;;&quot;mpi09/&quot;;[.B592])" office:value-type="string" office:string-value="diff mpi01/RELAX.SimID.1.EPSA.200.EPSB.200.T.1323.RA.12.RB.14.NR.7551.NC.1401.RhoFields.bin mpi09/RELAX.SimID.9.EPSA.200.EPSB.200.T.1323.RA.12.RB.14.NR.7551.NC.1401.RhoFields.bin" calcext:value-type="string">
            <text:p>diff mpi01/RELAX.SimID.1.EPSA.200.EPSB.200.T.1323.RA.12.RB.14.NR.7551.NC.1401.RhoFields.bin mpi09/RELAX.SimID.9.EPSA.200.EPSB.200.T.13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323.RA.12.RB.15.csv</text:p>
          </table:table-cell>
          <table:table-cell office:value-type="string" calcext:value-type="string">
            <text:p>RELAX.SimID.9.EPSA.-200.EPSB.-200.T.1323.RA.12.RB.15.csv</text:p>
          </table:table-cell>
          <table:table-cell table:number-columns-repeated="2"/>
          <table:table-cell table:formula="of:=CONCATENATE(&quot;diff&quot;;&quot; &quot;;&quot;mpi01/&quot;;[.A593];&quot; &quot;;&quot;mpi09/&quot;;[.B593])" office:value-type="string" office:string-value="diff mpi01/RELAX.SimID.1.EPSA.-200.EPSB.-200.T.1323.RA.12.RB.15.csv mpi09/RELAX.SimID.9.EPSA.-200.EPSB.-200.T.1323.RA.12.RB.15.csv" calcext:value-type="string">
            <text:p>diff mpi01/RELAX.SimID.1.EPSA.-200.EPSB.-200.T.1323.RA.12.RB.15.csv mpi09/RELAX.SimID.9.EPSA.-200.EPSB.-200.T.1323.RA.12.RB.15.csv</text:p>
          </table:table-cell>
        </table:table-row>
        <table:table-row table:style-name="ro1">
          <table:table-cell office:value-type="string" calcext:value-type="string">
            <text:p>RELAX.SimID.1.EPSA.200.EPSB.200.T.1323.RA.12.RB.15.csv</text:p>
          </table:table-cell>
          <table:table-cell office:value-type="string" calcext:value-type="string">
            <text:p>RELAX.SimID.9.EPSA.200.EPSB.200.T.1323.RA.12.RB.15.csv</text:p>
          </table:table-cell>
          <table:table-cell table:number-columns-repeated="2"/>
          <table:table-cell table:formula="of:=CONCATENATE(&quot;diff&quot;;&quot; &quot;;&quot;mpi01/&quot;;[.A594];&quot; &quot;;&quot;mpi09/&quot;;[.B594])" office:value-type="string" office:string-value="diff mpi01/RELAX.SimID.1.EPSA.200.EPSB.200.T.1323.RA.12.RB.15.csv mpi09/RELAX.SimID.9.EPSA.200.EPSB.200.T.1323.RA.12.RB.15.csv" calcext:value-type="string">
            <text:p>diff mpi01/RELAX.SimID.1.EPSA.200.EPSB.200.T.1323.RA.12.RB.15.csv mpi09/RELAX.SimID.9.EPSA.200.EPSB.200.T.1323.RA.12.RB.15.csv</text:p>
          </table:table-cell>
        </table:table-row>
        <table:table-row table:style-name="ro1">
          <table:table-cell office:value-type="string" calcext:value-type="string">
            <text:p>RELAX.SimID.1.EPSA.-200.EPSB.-200.T.1323.RA.12.RB.15.NR.7551.NC.1401.RhoFields.bin</text:p>
          </table:table-cell>
          <table:table-cell office:value-type="string" calcext:value-type="string">
            <text:p>RELAX.SimID.9.EPSA.-200.EPSB.-200.T.1323.RA.12.RB.15.NR.7551.NC.1401.RhoFields.bin</text:p>
          </table:table-cell>
          <table:table-cell table:number-columns-repeated="2"/>
          <table:table-cell table:formula="of:=CONCATENATE(&quot;diff&quot;;&quot; &quot;;&quot;mpi01/&quot;;[.A595];&quot; &quot;;&quot;mpi09/&quot;;[.B595])" office:value-type="string" office:string-value="diff mpi01/RELAX.SimID.1.EPSA.-200.EPSB.-200.T.1323.RA.12.RB.15.NR.7551.NC.1401.RhoFields.bin mpi09/RELAX.SimID.9.EPSA.-200.EPSB.-200.T.1323.RA.12.RB.15.NR.7551.NC.1401.RhoFields.bin" calcext:value-type="string">
            <text:p>diff mpi01/RELAX.SimID.1.EPSA.-200.EPSB.-200.T.1323.RA.12.RB.15.NR.7551.NC.1401.RhoFields.bin mpi09/RELAX.SimID.9.EPSA.-200.EPSB.-2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323.RA.12.RB.15.NR.7551.NC.1401.RhoFields.bin</text:p>
          </table:table-cell>
          <table:table-cell office:value-type="string" calcext:value-type="string">
            <text:p>RELAX.SimID.9.EPSA.200.EPSB.200.T.1323.RA.12.RB.15.NR.7551.NC.1401.RhoFields.bin</text:p>
          </table:table-cell>
          <table:table-cell table:number-columns-repeated="2"/>
          <table:table-cell table:formula="of:=CONCATENATE(&quot;diff&quot;;&quot; &quot;;&quot;mpi01/&quot;;[.A596];&quot; &quot;;&quot;mpi09/&quot;;[.B596])" office:value-type="string" office:string-value="diff mpi01/RELAX.SimID.1.EPSA.200.EPSB.200.T.1323.RA.12.RB.15.NR.7551.NC.1401.RhoFields.bin mpi09/RELAX.SimID.9.EPSA.200.EPSB.200.T.1323.RA.12.RB.15.NR.7551.NC.1401.RhoFields.bin" calcext:value-type="string">
            <text:p>diff mpi01/RELAX.SimID.1.EPSA.200.EPSB.200.T.1323.RA.12.RB.15.NR.7551.NC.1401.RhoFields.bin mpi09/RELAX.SimID.9.EPSA.200.EPSB.2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323.RA.12.RB.16.csv</text:p>
          </table:table-cell>
          <table:table-cell office:value-type="string" calcext:value-type="string">
            <text:p>RELAX.SimID.9.EPSA.-200.EPSB.-200.T.1323.RA.12.RB.16.csv</text:p>
          </table:table-cell>
          <table:table-cell table:number-columns-repeated="2"/>
          <table:table-cell table:formula="of:=CONCATENATE(&quot;diff&quot;;&quot; &quot;;&quot;mpi01/&quot;;[.A597];&quot; &quot;;&quot;mpi09/&quot;;[.B597])" office:value-type="string" office:string-value="diff mpi01/RELAX.SimID.1.EPSA.-200.EPSB.-200.T.1323.RA.12.RB.16.csv mpi09/RELAX.SimID.9.EPSA.-200.EPSB.-200.T.1323.RA.12.RB.16.csv" calcext:value-type="string">
            <text:p>diff mpi01/RELAX.SimID.1.EPSA.-200.EPSB.-200.T.1323.RA.12.RB.16.csv mpi09/RELAX.SimID.9.EPSA.-200.EPSB.-200.T.1323.RA.12.RB.16.csv</text:p>
          </table:table-cell>
        </table:table-row>
        <table:table-row table:style-name="ro1">
          <table:table-cell office:value-type="string" calcext:value-type="string">
            <text:p>RELAX.SimID.1.EPSA.200.EPSB.200.T.1323.RA.12.RB.16.csv</text:p>
          </table:table-cell>
          <table:table-cell office:value-type="string" calcext:value-type="string">
            <text:p>RELAX.SimID.9.EPSA.200.EPSB.200.T.1323.RA.12.RB.16.csv</text:p>
          </table:table-cell>
          <table:table-cell table:number-columns-repeated="2"/>
          <table:table-cell table:formula="of:=CONCATENATE(&quot;diff&quot;;&quot; &quot;;&quot;mpi01/&quot;;[.A598];&quot; &quot;;&quot;mpi09/&quot;;[.B598])" office:value-type="string" office:string-value="diff mpi01/RELAX.SimID.1.EPSA.200.EPSB.200.T.1323.RA.12.RB.16.csv mpi09/RELAX.SimID.9.EPSA.200.EPSB.200.T.1323.RA.12.RB.16.csv" calcext:value-type="string">
            <text:p>diff mpi01/RELAX.SimID.1.EPSA.200.EPSB.200.T.1323.RA.12.RB.16.csv mpi09/RELAX.SimID.9.EPSA.200.EPSB.200.T.1323.RA.12.RB.16.csv</text:p>
          </table:table-cell>
        </table:table-row>
        <table:table-row table:style-name="ro1">
          <table:table-cell office:value-type="string" calcext:value-type="string">
            <text:p>RELAX.SimID.1.EPSA.-200.EPSB.-200.T.1323.RA.12.RB.16.NR.7551.NC.1401.RhoFields.bin</text:p>
          </table:table-cell>
          <table:table-cell office:value-type="string" calcext:value-type="string">
            <text:p>RELAX.SimID.9.EPSA.-200.EPSB.-200.T.1323.RA.12.RB.16.NR.7551.NC.1401.RhoFields.bin</text:p>
          </table:table-cell>
          <table:table-cell table:number-columns-repeated="2"/>
          <table:table-cell table:formula="of:=CONCATENATE(&quot;diff&quot;;&quot; &quot;;&quot;mpi01/&quot;;[.A599];&quot; &quot;;&quot;mpi09/&quot;;[.B599])" office:value-type="string" office:string-value="diff mpi01/RELAX.SimID.1.EPSA.-200.EPSB.-200.T.1323.RA.12.RB.16.NR.7551.NC.1401.RhoFields.bin mpi09/RELAX.SimID.9.EPSA.-200.EPSB.-200.T.1323.RA.12.RB.16.NR.7551.NC.1401.RhoFields.bin" calcext:value-type="string">
            <text:p>diff mpi01/RELAX.SimID.1.EPSA.-200.EPSB.-200.T.1323.RA.12.RB.16.NR.7551.NC.1401.RhoFields.bin mpi09/RELAX.SimID.9.EPSA.-200.EPSB.-2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323.RA.12.RB.16.NR.7551.NC.1401.RhoFields.bin</text:p>
          </table:table-cell>
          <table:table-cell office:value-type="string" calcext:value-type="string">
            <text:p>RELAX.SimID.9.EPSA.200.EPSB.200.T.1323.RA.12.RB.16.NR.7551.NC.1401.RhoFields.bin</text:p>
          </table:table-cell>
          <table:table-cell table:number-columns-repeated="2"/>
          <table:table-cell table:formula="of:=CONCATENATE(&quot;diff&quot;;&quot; &quot;;&quot;mpi01/&quot;;[.A600];&quot; &quot;;&quot;mpi09/&quot;;[.B600])" office:value-type="string" office:string-value="diff mpi01/RELAX.SimID.1.EPSA.200.EPSB.200.T.1323.RA.12.RB.16.NR.7551.NC.1401.RhoFields.bin mpi09/RELAX.SimID.9.EPSA.200.EPSB.200.T.1323.RA.12.RB.16.NR.7551.NC.1401.RhoFields.bin" calcext:value-type="string">
            <text:p>diff mpi01/RELAX.SimID.1.EPSA.200.EPSB.200.T.1323.RA.12.RB.16.NR.7551.NC.1401.RhoFields.bin mpi09/RELAX.SimID.9.EPSA.200.EPSB.2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373.RA.12.RB.13.csv</text:p>
          </table:table-cell>
          <table:table-cell office:value-type="string" calcext:value-type="string">
            <text:p>RELAX.SimID.9.EPSA.-200.EPSB.-200.T.1373.RA.12.RB.13.csv</text:p>
          </table:table-cell>
          <table:table-cell table:number-columns-repeated="2"/>
          <table:table-cell table:formula="of:=CONCATENATE(&quot;diff&quot;;&quot; &quot;;&quot;mpi01/&quot;;[.A601];&quot; &quot;;&quot;mpi09/&quot;;[.B601])" office:value-type="string" office:string-value="diff mpi01/RELAX.SimID.1.EPSA.-200.EPSB.-200.T.1373.RA.12.RB.13.csv mpi09/RELAX.SimID.9.EPSA.-200.EPSB.-200.T.1373.RA.12.RB.13.csv" calcext:value-type="string">
            <text:p>diff mpi01/RELAX.SimID.1.EPSA.-200.EPSB.-200.T.1373.RA.12.RB.13.csv mpi09/RELAX.SimID.9.EPSA.-200.EPSB.-200.T.1373.RA.12.RB.13.csv</text:p>
          </table:table-cell>
        </table:table-row>
        <table:table-row table:style-name="ro1">
          <table:table-cell office:value-type="string" calcext:value-type="string">
            <text:p>RELAX.SimID.1.EPSA.200.EPSB.200.T.1373.RA.12.RB.13.csv</text:p>
          </table:table-cell>
          <table:table-cell office:value-type="string" calcext:value-type="string">
            <text:p>RELAX.SimID.9.EPSA.200.EPSB.200.T.1373.RA.12.RB.13.csv</text:p>
          </table:table-cell>
          <table:table-cell table:number-columns-repeated="2"/>
          <table:table-cell table:formula="of:=CONCATENATE(&quot;diff&quot;;&quot; &quot;;&quot;mpi01/&quot;;[.A602];&quot; &quot;;&quot;mpi09/&quot;;[.B602])" office:value-type="string" office:string-value="diff mpi01/RELAX.SimID.1.EPSA.200.EPSB.200.T.1373.RA.12.RB.13.csv mpi09/RELAX.SimID.9.EPSA.200.EPSB.200.T.1373.RA.12.RB.13.csv" calcext:value-type="string">
            <text:p>diff mpi01/RELAX.SimID.1.EPSA.200.EPSB.200.T.1373.RA.12.RB.13.csv mpi09/RELAX.SimID.9.EPSA.200.EPSB.200.T.1373.RA.12.RB.13.csv</text:p>
          </table:table-cell>
        </table:table-row>
        <table:table-row table:style-name="ro1">
          <table:table-cell office:value-type="string" calcext:value-type="string">
            <text:p>RELAX.SimID.1.EPSA.-200.EPSB.-200.T.1373.RA.12.RB.13.NR.7551.NC.1401.RhoFields.bin</text:p>
          </table:table-cell>
          <table:table-cell office:value-type="string" calcext:value-type="string">
            <text:p>RELAX.SimID.9.EPSA.-200.EPSB.-200.T.1373.RA.12.RB.13.NR.7551.NC.1401.RhoFields.bin</text:p>
          </table:table-cell>
          <table:table-cell table:number-columns-repeated="2"/>
          <table:table-cell table:formula="of:=CONCATENATE(&quot;diff&quot;;&quot; &quot;;&quot;mpi01/&quot;;[.A603];&quot; &quot;;&quot;mpi09/&quot;;[.B603])" office:value-type="string" office:string-value="diff mpi01/RELAX.SimID.1.EPSA.-200.EPSB.-200.T.1373.RA.12.RB.13.NR.7551.NC.1401.RhoFields.bin mpi09/RELAX.SimID.9.EPSA.-200.EPSB.-200.T.1373.RA.12.RB.13.NR.7551.NC.1401.RhoFields.bin" calcext:value-type="string">
            <text:p>diff mpi01/RELAX.SimID.1.EPSA.-200.EPSB.-200.T.1373.RA.12.RB.13.NR.7551.NC.1401.RhoFields.bin mpi09/RELAX.SimID.9.EPSA.-200.EPSB.-200.T.13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373.RA.12.RB.13.NR.7551.NC.1401.RhoFields.bin</text:p>
          </table:table-cell>
          <table:table-cell office:value-type="string" calcext:value-type="string">
            <text:p>RELAX.SimID.9.EPSA.200.EPSB.200.T.1373.RA.12.RB.13.NR.7551.NC.1401.RhoFields.bin</text:p>
          </table:table-cell>
          <table:table-cell table:number-columns-repeated="2"/>
          <table:table-cell table:formula="of:=CONCATENATE(&quot;diff&quot;;&quot; &quot;;&quot;mpi01/&quot;;[.A604];&quot; &quot;;&quot;mpi09/&quot;;[.B604])" office:value-type="string" office:string-value="diff mpi01/RELAX.SimID.1.EPSA.200.EPSB.200.T.1373.RA.12.RB.13.NR.7551.NC.1401.RhoFields.bin mpi09/RELAX.SimID.9.EPSA.200.EPSB.200.T.1373.RA.12.RB.13.NR.7551.NC.1401.RhoFields.bin" calcext:value-type="string">
            <text:p>diff mpi01/RELAX.SimID.1.EPSA.200.EPSB.200.T.1373.RA.12.RB.13.NR.7551.NC.1401.RhoFields.bin mpi09/RELAX.SimID.9.EPSA.200.EPSB.200.T.13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373.RA.12.RB.14.csv</text:p>
          </table:table-cell>
          <table:table-cell office:value-type="string" calcext:value-type="string">
            <text:p>RELAX.SimID.9.EPSA.-200.EPSB.-200.T.1373.RA.12.RB.14.csv</text:p>
          </table:table-cell>
          <table:table-cell table:number-columns-repeated="2"/>
          <table:table-cell table:formula="of:=CONCATENATE(&quot;diff&quot;;&quot; &quot;;&quot;mpi01/&quot;;[.A605];&quot; &quot;;&quot;mpi09/&quot;;[.B605])" office:value-type="string" office:string-value="diff mpi01/RELAX.SimID.1.EPSA.-200.EPSB.-200.T.1373.RA.12.RB.14.csv mpi09/RELAX.SimID.9.EPSA.-200.EPSB.-200.T.1373.RA.12.RB.14.csv" calcext:value-type="string">
            <text:p>diff mpi01/RELAX.SimID.1.EPSA.-200.EPSB.-200.T.1373.RA.12.RB.14.csv mpi09/RELAX.SimID.9.EPSA.-200.EPSB.-200.T.1373.RA.12.RB.14.csv</text:p>
          </table:table-cell>
        </table:table-row>
        <table:table-row table:style-name="ro1">
          <table:table-cell office:value-type="string" calcext:value-type="string">
            <text:p>RELAX.SimID.1.EPSA.200.EPSB.200.T.1373.RA.12.RB.14.csv</text:p>
          </table:table-cell>
          <table:table-cell office:value-type="string" calcext:value-type="string">
            <text:p>RELAX.SimID.9.EPSA.200.EPSB.200.T.1373.RA.12.RB.14.csv</text:p>
          </table:table-cell>
          <table:table-cell table:number-columns-repeated="2"/>
          <table:table-cell table:formula="of:=CONCATENATE(&quot;diff&quot;;&quot; &quot;;&quot;mpi01/&quot;;[.A606];&quot; &quot;;&quot;mpi09/&quot;;[.B606])" office:value-type="string" office:string-value="diff mpi01/RELAX.SimID.1.EPSA.200.EPSB.200.T.1373.RA.12.RB.14.csv mpi09/RELAX.SimID.9.EPSA.200.EPSB.200.T.1373.RA.12.RB.14.csv" calcext:value-type="string">
            <text:p>diff mpi01/RELAX.SimID.1.EPSA.200.EPSB.200.T.1373.RA.12.RB.14.csv mpi09/RELAX.SimID.9.EPSA.200.EPSB.200.T.1373.RA.12.RB.14.csv</text:p>
          </table:table-cell>
        </table:table-row>
        <table:table-row table:style-name="ro1">
          <table:table-cell office:value-type="string" calcext:value-type="string">
            <text:p>RELAX.SimID.1.EPSA.-200.EPSB.-200.T.1373.RA.12.RB.14.NR.7551.NC.1401.RhoFields.bin</text:p>
          </table:table-cell>
          <table:table-cell office:value-type="string" calcext:value-type="string">
            <text:p>RELAX.SimID.9.EPSA.-200.EPSB.-200.T.1373.RA.12.RB.14.NR.7551.NC.1401.RhoFields.bin</text:p>
          </table:table-cell>
          <table:table-cell table:number-columns-repeated="2"/>
          <table:table-cell table:formula="of:=CONCATENATE(&quot;diff&quot;;&quot; &quot;;&quot;mpi01/&quot;;[.A607];&quot; &quot;;&quot;mpi09/&quot;;[.B607])" office:value-type="string" office:string-value="diff mpi01/RELAX.SimID.1.EPSA.-200.EPSB.-200.T.1373.RA.12.RB.14.NR.7551.NC.1401.RhoFields.bin mpi09/RELAX.SimID.9.EPSA.-200.EPSB.-200.T.1373.RA.12.RB.14.NR.7551.NC.1401.RhoFields.bin" calcext:value-type="string">
            <text:p>diff mpi01/RELAX.SimID.1.EPSA.-200.EPSB.-200.T.1373.RA.12.RB.14.NR.7551.NC.1401.RhoFields.bin mpi09/RELAX.SimID.9.EPSA.-200.EPSB.-20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373.RA.12.RB.14.NR.7551.NC.1401.RhoFields.bin</text:p>
          </table:table-cell>
          <table:table-cell office:value-type="string" calcext:value-type="string">
            <text:p>RELAX.SimID.9.EPSA.200.EPSB.200.T.1373.RA.12.RB.14.NR.7551.NC.1401.RhoFields.bin</text:p>
          </table:table-cell>
          <table:table-cell table:number-columns-repeated="2"/>
          <table:table-cell table:formula="of:=CONCATENATE(&quot;diff&quot;;&quot; &quot;;&quot;mpi01/&quot;;[.A608];&quot; &quot;;&quot;mpi09/&quot;;[.B608])" office:value-type="string" office:string-value="diff mpi01/RELAX.SimID.1.EPSA.200.EPSB.200.T.1373.RA.12.RB.14.NR.7551.NC.1401.RhoFields.bin mpi09/RELAX.SimID.9.EPSA.200.EPSB.200.T.1373.RA.12.RB.14.NR.7551.NC.1401.RhoFields.bin" calcext:value-type="string">
            <text:p>diff mpi01/RELAX.SimID.1.EPSA.200.EPSB.200.T.1373.RA.12.RB.14.NR.7551.NC.1401.RhoFields.bin mpi09/RELAX.SimID.9.EPSA.200.EPSB.20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373.RA.12.RB.15.csv</text:p>
          </table:table-cell>
          <table:table-cell office:value-type="string" calcext:value-type="string">
            <text:p>RELAX.SimID.9.EPSA.-200.EPSB.-200.T.1373.RA.12.RB.15.csv</text:p>
          </table:table-cell>
          <table:table-cell table:number-columns-repeated="2"/>
          <table:table-cell table:formula="of:=CONCATENATE(&quot;diff&quot;;&quot; &quot;;&quot;mpi01/&quot;;[.A609];&quot; &quot;;&quot;mpi09/&quot;;[.B609])" office:value-type="string" office:string-value="diff mpi01/RELAX.SimID.1.EPSA.-200.EPSB.-200.T.1373.RA.12.RB.15.csv mpi09/RELAX.SimID.9.EPSA.-200.EPSB.-200.T.1373.RA.12.RB.15.csv" calcext:value-type="string">
            <text:p>diff mpi01/RELAX.SimID.1.EPSA.-200.EPSB.-200.T.1373.RA.12.RB.15.csv mpi09/RELAX.SimID.9.EPSA.-200.EPSB.-200.T.1373.RA.12.RB.15.csv</text:p>
          </table:table-cell>
        </table:table-row>
        <table:table-row table:style-name="ro1">
          <table:table-cell office:value-type="string" calcext:value-type="string">
            <text:p>RELAX.SimID.1.EPSA.200.EPSB.200.T.1373.RA.12.RB.15.csv</text:p>
          </table:table-cell>
          <table:table-cell office:value-type="string" calcext:value-type="string">
            <text:p>RELAX.SimID.9.EPSA.200.EPSB.200.T.1373.RA.12.RB.15.csv</text:p>
          </table:table-cell>
          <table:table-cell table:number-columns-repeated="2"/>
          <table:table-cell table:formula="of:=CONCATENATE(&quot;diff&quot;;&quot; &quot;;&quot;mpi01/&quot;;[.A610];&quot; &quot;;&quot;mpi09/&quot;;[.B610])" office:value-type="string" office:string-value="diff mpi01/RELAX.SimID.1.EPSA.200.EPSB.200.T.1373.RA.12.RB.15.csv mpi09/RELAX.SimID.9.EPSA.200.EPSB.200.T.1373.RA.12.RB.15.csv" calcext:value-type="string">
            <text:p>diff mpi01/RELAX.SimID.1.EPSA.200.EPSB.200.T.1373.RA.12.RB.15.csv mpi09/RELAX.SimID.9.EPSA.200.EPSB.200.T.1373.RA.12.RB.15.csv</text:p>
          </table:table-cell>
        </table:table-row>
        <table:table-row table:style-name="ro1">
          <table:table-cell office:value-type="string" calcext:value-type="string">
            <text:p>RELAX.SimID.1.EPSA.-200.EPSB.-200.T.1373.RA.12.RB.15.NR.7551.NC.1401.RhoFields.bin</text:p>
          </table:table-cell>
          <table:table-cell office:value-type="string" calcext:value-type="string">
            <text:p>RELAX.SimID.9.EPSA.-200.EPSB.-200.T.1373.RA.12.RB.15.NR.7551.NC.1401.RhoFields.bin</text:p>
          </table:table-cell>
          <table:table-cell table:number-columns-repeated="2"/>
          <table:table-cell table:formula="of:=CONCATENATE(&quot;diff&quot;;&quot; &quot;;&quot;mpi01/&quot;;[.A611];&quot; &quot;;&quot;mpi09/&quot;;[.B611])" office:value-type="string" office:string-value="diff mpi01/RELAX.SimID.1.EPSA.-200.EPSB.-200.T.1373.RA.12.RB.15.NR.7551.NC.1401.RhoFields.bin mpi09/RELAX.SimID.9.EPSA.-200.EPSB.-200.T.1373.RA.12.RB.15.NR.7551.NC.1401.RhoFields.bin" calcext:value-type="string">
            <text:p>diff mpi01/RELAX.SimID.1.EPSA.-200.EPSB.-200.T.1373.RA.12.RB.15.NR.7551.NC.1401.RhoFields.bin mpi09/RELAX.SimID.9.EPSA.-200.EPSB.-2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373.RA.12.RB.15.NR.7551.NC.1401.RhoFields.bin</text:p>
          </table:table-cell>
          <table:table-cell office:value-type="string" calcext:value-type="string">
            <text:p>RELAX.SimID.9.EPSA.200.EPSB.200.T.1373.RA.12.RB.15.NR.7551.NC.1401.RhoFields.bin</text:p>
          </table:table-cell>
          <table:table-cell table:number-columns-repeated="2"/>
          <table:table-cell table:formula="of:=CONCATENATE(&quot;diff&quot;;&quot; &quot;;&quot;mpi01/&quot;;[.A612];&quot; &quot;;&quot;mpi09/&quot;;[.B612])" office:value-type="string" office:string-value="diff mpi01/RELAX.SimID.1.EPSA.200.EPSB.200.T.1373.RA.12.RB.15.NR.7551.NC.1401.RhoFields.bin mpi09/RELAX.SimID.9.EPSA.200.EPSB.200.T.1373.RA.12.RB.15.NR.7551.NC.1401.RhoFields.bin" calcext:value-type="string">
            <text:p>diff mpi01/RELAX.SimID.1.EPSA.200.EPSB.200.T.1373.RA.12.RB.15.NR.7551.NC.1401.RhoFields.bin mpi09/RELAX.SimID.9.EPSA.200.EPSB.2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373.RA.12.RB.16.csv</text:p>
          </table:table-cell>
          <table:table-cell office:value-type="string" calcext:value-type="string">
            <text:p>RELAX.SimID.9.EPSA.-200.EPSB.-200.T.1373.RA.12.RB.16.csv</text:p>
          </table:table-cell>
          <table:table-cell table:number-columns-repeated="2"/>
          <table:table-cell table:formula="of:=CONCATENATE(&quot;diff&quot;;&quot; &quot;;&quot;mpi01/&quot;;[.A613];&quot; &quot;;&quot;mpi09/&quot;;[.B613])" office:value-type="string" office:string-value="diff mpi01/RELAX.SimID.1.EPSA.-200.EPSB.-200.T.1373.RA.12.RB.16.csv mpi09/RELAX.SimID.9.EPSA.-200.EPSB.-200.T.1373.RA.12.RB.16.csv" calcext:value-type="string">
            <text:p>diff mpi01/RELAX.SimID.1.EPSA.-200.EPSB.-200.T.1373.RA.12.RB.16.csv mpi09/RELAX.SimID.9.EPSA.-200.EPSB.-200.T.1373.RA.12.RB.16.csv</text:p>
          </table:table-cell>
        </table:table-row>
        <table:table-row table:style-name="ro1">
          <table:table-cell office:value-type="string" calcext:value-type="string">
            <text:p>RELAX.SimID.1.EPSA.200.EPSB.200.T.1373.RA.12.RB.16.csv</text:p>
          </table:table-cell>
          <table:table-cell office:value-type="string" calcext:value-type="string">
            <text:p>RELAX.SimID.9.EPSA.200.EPSB.200.T.1373.RA.12.RB.16.csv</text:p>
          </table:table-cell>
          <table:table-cell table:number-columns-repeated="2"/>
          <table:table-cell table:formula="of:=CONCATENATE(&quot;diff&quot;;&quot; &quot;;&quot;mpi01/&quot;;[.A614];&quot; &quot;;&quot;mpi09/&quot;;[.B614])" office:value-type="string" office:string-value="diff mpi01/RELAX.SimID.1.EPSA.200.EPSB.200.T.1373.RA.12.RB.16.csv mpi09/RELAX.SimID.9.EPSA.200.EPSB.200.T.1373.RA.12.RB.16.csv" calcext:value-type="string">
            <text:p>diff mpi01/RELAX.SimID.1.EPSA.200.EPSB.200.T.1373.RA.12.RB.16.csv mpi09/RELAX.SimID.9.EPSA.200.EPSB.200.T.1373.RA.12.RB.16.csv</text:p>
          </table:table-cell>
        </table:table-row>
        <table:table-row table:style-name="ro1">
          <table:table-cell office:value-type="string" calcext:value-type="string">
            <text:p>RELAX.SimID.1.EPSA.-200.EPSB.-200.T.1373.RA.12.RB.16.NR.7551.NC.1401.RhoFields.bin</text:p>
          </table:table-cell>
          <table:table-cell office:value-type="string" calcext:value-type="string">
            <text:p>RELAX.SimID.9.EPSA.-200.EPSB.-200.T.1373.RA.12.RB.16.NR.7551.NC.1401.RhoFields.bin</text:p>
          </table:table-cell>
          <table:table-cell table:number-columns-repeated="2"/>
          <table:table-cell table:formula="of:=CONCATENATE(&quot;diff&quot;;&quot; &quot;;&quot;mpi01/&quot;;[.A615];&quot; &quot;;&quot;mpi09/&quot;;[.B615])" office:value-type="string" office:string-value="diff mpi01/RELAX.SimID.1.EPSA.-200.EPSB.-200.T.1373.RA.12.RB.16.NR.7551.NC.1401.RhoFields.bin mpi09/RELAX.SimID.9.EPSA.-200.EPSB.-200.T.1373.RA.12.RB.16.NR.7551.NC.1401.RhoFields.bin" calcext:value-type="string">
            <text:p>diff mpi01/RELAX.SimID.1.EPSA.-200.EPSB.-200.T.1373.RA.12.RB.16.NR.7551.NC.1401.RhoFields.bin mpi09/RELAX.SimID.9.EPSA.-200.EPSB.-2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373.RA.12.RB.16.NR.7551.NC.1401.RhoFields.bin</text:p>
          </table:table-cell>
          <table:table-cell office:value-type="string" calcext:value-type="string">
            <text:p>RELAX.SimID.9.EPSA.200.EPSB.200.T.1373.RA.12.RB.16.NR.7551.NC.1401.RhoFields.bin</text:p>
          </table:table-cell>
          <table:table-cell table:number-columns-repeated="2"/>
          <table:table-cell table:formula="of:=CONCATENATE(&quot;diff&quot;;&quot; &quot;;&quot;mpi01/&quot;;[.A616];&quot; &quot;;&quot;mpi09/&quot;;[.B616])" office:value-type="string" office:string-value="diff mpi01/RELAX.SimID.1.EPSA.200.EPSB.200.T.1373.RA.12.RB.16.NR.7551.NC.1401.RhoFields.bin mpi09/RELAX.SimID.9.EPSA.200.EPSB.200.T.1373.RA.12.RB.16.NR.7551.NC.1401.RhoFields.bin" calcext:value-type="string">
            <text:p>diff mpi01/RELAX.SimID.1.EPSA.200.EPSB.200.T.1373.RA.12.RB.16.NR.7551.NC.1401.RhoFields.bin mpi09/RELAX.SimID.9.EPSA.200.EPSB.2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423.RA.12.RB.13.csv</text:p>
          </table:table-cell>
          <table:table-cell office:value-type="string" calcext:value-type="string">
            <text:p>RELAX.SimID.9.EPSA.-200.EPSB.-200.T.1423.RA.12.RB.13.csv</text:p>
          </table:table-cell>
          <table:table-cell table:number-columns-repeated="2"/>
          <table:table-cell table:formula="of:=CONCATENATE(&quot;diff&quot;;&quot; &quot;;&quot;mpi01/&quot;;[.A617];&quot; &quot;;&quot;mpi09/&quot;;[.B617])" office:value-type="string" office:string-value="diff mpi01/RELAX.SimID.1.EPSA.-200.EPSB.-200.T.1423.RA.12.RB.13.csv mpi09/RELAX.SimID.9.EPSA.-200.EPSB.-200.T.1423.RA.12.RB.13.csv" calcext:value-type="string">
            <text:p>diff mpi01/RELAX.SimID.1.EPSA.-200.EPSB.-200.T.1423.RA.12.RB.13.csv mpi09/RELAX.SimID.9.EPSA.-200.EPSB.-200.T.1423.RA.12.RB.13.csv</text:p>
          </table:table-cell>
        </table:table-row>
        <table:table-row table:style-name="ro1">
          <table:table-cell office:value-type="string" calcext:value-type="string">
            <text:p>RELAX.SimID.1.EPSA.200.EPSB.200.T.1423.RA.12.RB.13.csv</text:p>
          </table:table-cell>
          <table:table-cell office:value-type="string" calcext:value-type="string">
            <text:p>RELAX.SimID.9.EPSA.200.EPSB.200.T.1423.RA.12.RB.13.csv</text:p>
          </table:table-cell>
          <table:table-cell table:number-columns-repeated="2"/>
          <table:table-cell table:formula="of:=CONCATENATE(&quot;diff&quot;;&quot; &quot;;&quot;mpi01/&quot;;[.A618];&quot; &quot;;&quot;mpi09/&quot;;[.B618])" office:value-type="string" office:string-value="diff mpi01/RELAX.SimID.1.EPSA.200.EPSB.200.T.1423.RA.12.RB.13.csv mpi09/RELAX.SimID.9.EPSA.200.EPSB.200.T.1423.RA.12.RB.13.csv" calcext:value-type="string">
            <text:p>diff mpi01/RELAX.SimID.1.EPSA.200.EPSB.200.T.1423.RA.12.RB.13.csv mpi09/RELAX.SimID.9.EPSA.200.EPSB.200.T.1423.RA.12.RB.13.csv</text:p>
          </table:table-cell>
        </table:table-row>
        <table:table-row table:style-name="ro1">
          <table:table-cell office:value-type="string" calcext:value-type="string">
            <text:p>RELAX.SimID.1.EPSA.-200.EPSB.-200.T.1423.RA.12.RB.13.NR.7551.NC.1401.RhoFields.bin</text:p>
          </table:table-cell>
          <table:table-cell office:value-type="string" calcext:value-type="string">
            <text:p>RELAX.SimID.9.EPSA.-200.EPSB.-200.T.1423.RA.12.RB.13.NR.7551.NC.1401.RhoFields.bin</text:p>
          </table:table-cell>
          <table:table-cell table:number-columns-repeated="2"/>
          <table:table-cell table:formula="of:=CONCATENATE(&quot;diff&quot;;&quot; &quot;;&quot;mpi01/&quot;;[.A619];&quot; &quot;;&quot;mpi09/&quot;;[.B619])" office:value-type="string" office:string-value="diff mpi01/RELAX.SimID.1.EPSA.-200.EPSB.-200.T.1423.RA.12.RB.13.NR.7551.NC.1401.RhoFields.bin mpi09/RELAX.SimID.9.EPSA.-200.EPSB.-200.T.1423.RA.12.RB.13.NR.7551.NC.1401.RhoFields.bin" calcext:value-type="string">
            <text:p>diff mpi01/RELAX.SimID.1.EPSA.-200.EPSB.-200.T.1423.RA.12.RB.13.NR.7551.NC.1401.RhoFields.bin mpi09/RELAX.SimID.9.EPSA.-200.EPSB.-200.T.14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423.RA.12.RB.13.NR.7551.NC.1401.RhoFields.bin</text:p>
          </table:table-cell>
          <table:table-cell office:value-type="string" calcext:value-type="string">
            <text:p>RELAX.SimID.9.EPSA.200.EPSB.200.T.1423.RA.12.RB.13.NR.7551.NC.1401.RhoFields.bin</text:p>
          </table:table-cell>
          <table:table-cell table:number-columns-repeated="2"/>
          <table:table-cell table:formula="of:=CONCATENATE(&quot;diff&quot;;&quot; &quot;;&quot;mpi01/&quot;;[.A620];&quot; &quot;;&quot;mpi09/&quot;;[.B620])" office:value-type="string" office:string-value="diff mpi01/RELAX.SimID.1.EPSA.200.EPSB.200.T.1423.RA.12.RB.13.NR.7551.NC.1401.RhoFields.bin mpi09/RELAX.SimID.9.EPSA.200.EPSB.200.T.1423.RA.12.RB.13.NR.7551.NC.1401.RhoFields.bin" calcext:value-type="string">
            <text:p>diff mpi01/RELAX.SimID.1.EPSA.200.EPSB.200.T.1423.RA.12.RB.13.NR.7551.NC.1401.RhoFields.bin mpi09/RELAX.SimID.9.EPSA.200.EPSB.200.T.14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423.RA.12.RB.14.csv</text:p>
          </table:table-cell>
          <table:table-cell office:value-type="string" calcext:value-type="string">
            <text:p>RELAX.SimID.9.EPSA.-200.EPSB.-200.T.1423.RA.12.RB.14.csv</text:p>
          </table:table-cell>
          <table:table-cell table:number-columns-repeated="2"/>
          <table:table-cell table:formula="of:=CONCATENATE(&quot;diff&quot;;&quot; &quot;;&quot;mpi01/&quot;;[.A621];&quot; &quot;;&quot;mpi09/&quot;;[.B621])" office:value-type="string" office:string-value="diff mpi01/RELAX.SimID.1.EPSA.-200.EPSB.-200.T.1423.RA.12.RB.14.csv mpi09/RELAX.SimID.9.EPSA.-200.EPSB.-200.T.1423.RA.12.RB.14.csv" calcext:value-type="string">
            <text:p>diff mpi01/RELAX.SimID.1.EPSA.-200.EPSB.-200.T.1423.RA.12.RB.14.csv mpi09/RELAX.SimID.9.EPSA.-200.EPSB.-200.T.1423.RA.12.RB.14.csv</text:p>
          </table:table-cell>
        </table:table-row>
        <table:table-row table:style-name="ro1">
          <table:table-cell office:value-type="string" calcext:value-type="string">
            <text:p>RELAX.SimID.1.EPSA.200.EPSB.200.T.1423.RA.12.RB.14.csv</text:p>
          </table:table-cell>
          <table:table-cell office:value-type="string" calcext:value-type="string">
            <text:p>RELAX.SimID.9.EPSA.200.EPSB.200.T.1423.RA.12.RB.14.csv</text:p>
          </table:table-cell>
          <table:table-cell table:number-columns-repeated="2"/>
          <table:table-cell table:formula="of:=CONCATENATE(&quot;diff&quot;;&quot; &quot;;&quot;mpi01/&quot;;[.A622];&quot; &quot;;&quot;mpi09/&quot;;[.B622])" office:value-type="string" office:string-value="diff mpi01/RELAX.SimID.1.EPSA.200.EPSB.200.T.1423.RA.12.RB.14.csv mpi09/RELAX.SimID.9.EPSA.200.EPSB.200.T.1423.RA.12.RB.14.csv" calcext:value-type="string">
            <text:p>diff mpi01/RELAX.SimID.1.EPSA.200.EPSB.200.T.1423.RA.12.RB.14.csv mpi09/RELAX.SimID.9.EPSA.200.EPSB.200.T.1423.RA.12.RB.14.csv</text:p>
          </table:table-cell>
        </table:table-row>
        <table:table-row table:style-name="ro1">
          <table:table-cell office:value-type="string" calcext:value-type="string">
            <text:p>RELAX.SimID.1.EPSA.-200.EPSB.-200.T.1423.RA.12.RB.14.NR.7551.NC.1401.RhoFields.bin</text:p>
          </table:table-cell>
          <table:table-cell office:value-type="string" calcext:value-type="string">
            <text:p>RELAX.SimID.9.EPSA.-200.EPSB.-200.T.1423.RA.12.RB.14.NR.7551.NC.1401.RhoFields.bin</text:p>
          </table:table-cell>
          <table:table-cell table:number-columns-repeated="2"/>
          <table:table-cell table:formula="of:=CONCATENATE(&quot;diff&quot;;&quot; &quot;;&quot;mpi01/&quot;;[.A623];&quot; &quot;;&quot;mpi09/&quot;;[.B623])" office:value-type="string" office:string-value="diff mpi01/RELAX.SimID.1.EPSA.-200.EPSB.-200.T.1423.RA.12.RB.14.NR.7551.NC.1401.RhoFields.bin mpi09/RELAX.SimID.9.EPSA.-200.EPSB.-200.T.1423.RA.12.RB.14.NR.7551.NC.1401.RhoFields.bin" calcext:value-type="string">
            <text:p>diff mpi01/RELAX.SimID.1.EPSA.-200.EPSB.-200.T.1423.RA.12.RB.14.NR.7551.NC.1401.RhoFields.bin mpi09/RELAX.SimID.9.EPSA.-200.EPSB.-2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423.RA.12.RB.14.NR.7551.NC.1401.RhoFields.bin</text:p>
          </table:table-cell>
          <table:table-cell office:value-type="string" calcext:value-type="string">
            <text:p>RELAX.SimID.9.EPSA.200.EPSB.200.T.1423.RA.12.RB.14.NR.7551.NC.1401.RhoFields.bin</text:p>
          </table:table-cell>
          <table:table-cell table:number-columns-repeated="2"/>
          <table:table-cell table:formula="of:=CONCATENATE(&quot;diff&quot;;&quot; &quot;;&quot;mpi01/&quot;;[.A624];&quot; &quot;;&quot;mpi09/&quot;;[.B624])" office:value-type="string" office:string-value="diff mpi01/RELAX.SimID.1.EPSA.200.EPSB.200.T.1423.RA.12.RB.14.NR.7551.NC.1401.RhoFields.bin mpi09/RELAX.SimID.9.EPSA.200.EPSB.200.T.1423.RA.12.RB.14.NR.7551.NC.1401.RhoFields.bin" calcext:value-type="string">
            <text:p>diff mpi01/RELAX.SimID.1.EPSA.200.EPSB.200.T.1423.RA.12.RB.14.NR.7551.NC.1401.RhoFields.bin mpi09/RELAX.SimID.9.EPSA.200.EPSB.2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423.RA.12.RB.15.csv</text:p>
          </table:table-cell>
          <table:table-cell office:value-type="string" calcext:value-type="string">
            <text:p>RELAX.SimID.9.EPSA.-200.EPSB.-200.T.1423.RA.12.RB.15.csv</text:p>
          </table:table-cell>
          <table:table-cell table:number-columns-repeated="2"/>
          <table:table-cell table:formula="of:=CONCATENATE(&quot;diff&quot;;&quot; &quot;;&quot;mpi01/&quot;;[.A625];&quot; &quot;;&quot;mpi09/&quot;;[.B625])" office:value-type="string" office:string-value="diff mpi01/RELAX.SimID.1.EPSA.-200.EPSB.-200.T.1423.RA.12.RB.15.csv mpi09/RELAX.SimID.9.EPSA.-200.EPSB.-200.T.1423.RA.12.RB.15.csv" calcext:value-type="string">
            <text:p>diff mpi01/RELAX.SimID.1.EPSA.-200.EPSB.-200.T.1423.RA.12.RB.15.csv mpi09/RELAX.SimID.9.EPSA.-200.EPSB.-200.T.1423.RA.12.RB.15.csv</text:p>
          </table:table-cell>
        </table:table-row>
        <table:table-row table:style-name="ro1">
          <table:table-cell office:value-type="string" calcext:value-type="string">
            <text:p>RELAX.SimID.1.EPSA.200.EPSB.200.T.1423.RA.12.RB.15.csv</text:p>
          </table:table-cell>
          <table:table-cell office:value-type="string" calcext:value-type="string">
            <text:p>RELAX.SimID.9.EPSA.200.EPSB.200.T.1423.RA.12.RB.15.csv</text:p>
          </table:table-cell>
          <table:table-cell table:number-columns-repeated="2"/>
          <table:table-cell table:formula="of:=CONCATENATE(&quot;diff&quot;;&quot; &quot;;&quot;mpi01/&quot;;[.A626];&quot; &quot;;&quot;mpi09/&quot;;[.B626])" office:value-type="string" office:string-value="diff mpi01/RELAX.SimID.1.EPSA.200.EPSB.200.T.1423.RA.12.RB.15.csv mpi09/RELAX.SimID.9.EPSA.200.EPSB.200.T.1423.RA.12.RB.15.csv" calcext:value-type="string">
            <text:p>diff mpi01/RELAX.SimID.1.EPSA.200.EPSB.200.T.1423.RA.12.RB.15.csv mpi09/RELAX.SimID.9.EPSA.200.EPSB.200.T.1423.RA.12.RB.15.csv</text:p>
          </table:table-cell>
        </table:table-row>
        <table:table-row table:style-name="ro1">
          <table:table-cell office:value-type="string" calcext:value-type="string">
            <text:p>RELAX.SimID.1.EPSA.-200.EPSB.-200.T.1423.RA.12.RB.15.NR.7551.NC.1401.RhoFields.bin</text:p>
          </table:table-cell>
          <table:table-cell office:value-type="string" calcext:value-type="string">
            <text:p>RELAX.SimID.9.EPSA.-200.EPSB.-200.T.1423.RA.12.RB.15.NR.7551.NC.1401.RhoFields.bin</text:p>
          </table:table-cell>
          <table:table-cell table:number-columns-repeated="2"/>
          <table:table-cell table:formula="of:=CONCATENATE(&quot;diff&quot;;&quot; &quot;;&quot;mpi01/&quot;;[.A627];&quot; &quot;;&quot;mpi09/&quot;;[.B627])" office:value-type="string" office:string-value="diff mpi01/RELAX.SimID.1.EPSA.-200.EPSB.-200.T.1423.RA.12.RB.15.NR.7551.NC.1401.RhoFields.bin mpi09/RELAX.SimID.9.EPSA.-200.EPSB.-200.T.1423.RA.12.RB.15.NR.7551.NC.1401.RhoFields.bin" calcext:value-type="string">
            <text:p>diff mpi01/RELAX.SimID.1.EPSA.-200.EPSB.-200.T.1423.RA.12.RB.15.NR.7551.NC.1401.RhoFields.bin mpi09/RELAX.SimID.9.EPSA.-200.EPSB.-2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423.RA.12.RB.15.NR.7551.NC.1401.RhoFields.bin</text:p>
          </table:table-cell>
          <table:table-cell office:value-type="string" calcext:value-type="string">
            <text:p>RELAX.SimID.9.EPSA.200.EPSB.200.T.1423.RA.12.RB.15.NR.7551.NC.1401.RhoFields.bin</text:p>
          </table:table-cell>
          <table:table-cell table:number-columns-repeated="2"/>
          <table:table-cell table:formula="of:=CONCATENATE(&quot;diff&quot;;&quot; &quot;;&quot;mpi01/&quot;;[.A628];&quot; &quot;;&quot;mpi09/&quot;;[.B628])" office:value-type="string" office:string-value="diff mpi01/RELAX.SimID.1.EPSA.200.EPSB.200.T.1423.RA.12.RB.15.NR.7551.NC.1401.RhoFields.bin mpi09/RELAX.SimID.9.EPSA.200.EPSB.200.T.1423.RA.12.RB.15.NR.7551.NC.1401.RhoFields.bin" calcext:value-type="string">
            <text:p>diff mpi01/RELAX.SimID.1.EPSA.200.EPSB.200.T.1423.RA.12.RB.15.NR.7551.NC.1401.RhoFields.bin mpi09/RELAX.SimID.9.EPSA.200.EPSB.2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423.RA.12.RB.16.csv</text:p>
          </table:table-cell>
          <table:table-cell office:value-type="string" calcext:value-type="string">
            <text:p>RELAX.SimID.9.EPSA.-200.EPSB.-200.T.1423.RA.12.RB.16.csv</text:p>
          </table:table-cell>
          <table:table-cell table:number-columns-repeated="2"/>
          <table:table-cell table:formula="of:=CONCATENATE(&quot;diff&quot;;&quot; &quot;;&quot;mpi01/&quot;;[.A629];&quot; &quot;;&quot;mpi09/&quot;;[.B629])" office:value-type="string" office:string-value="diff mpi01/RELAX.SimID.1.EPSA.-200.EPSB.-200.T.1423.RA.12.RB.16.csv mpi09/RELAX.SimID.9.EPSA.-200.EPSB.-200.T.1423.RA.12.RB.16.csv" calcext:value-type="string">
            <text:p>diff mpi01/RELAX.SimID.1.EPSA.-200.EPSB.-200.T.1423.RA.12.RB.16.csv mpi09/RELAX.SimID.9.EPSA.-200.EPSB.-200.T.1423.RA.12.RB.16.csv</text:p>
          </table:table-cell>
        </table:table-row>
        <table:table-row table:style-name="ro1">
          <table:table-cell office:value-type="string" calcext:value-type="string">
            <text:p>RELAX.SimID.1.EPSA.200.EPSB.200.T.1423.RA.12.RB.16.csv</text:p>
          </table:table-cell>
          <table:table-cell office:value-type="string" calcext:value-type="string">
            <text:p>RELAX.SimID.9.EPSA.200.EPSB.200.T.1423.RA.12.RB.16.csv</text:p>
          </table:table-cell>
          <table:table-cell table:number-columns-repeated="2"/>
          <table:table-cell table:formula="of:=CONCATENATE(&quot;diff&quot;;&quot; &quot;;&quot;mpi01/&quot;;[.A630];&quot; &quot;;&quot;mpi09/&quot;;[.B630])" office:value-type="string" office:string-value="diff mpi01/RELAX.SimID.1.EPSA.200.EPSB.200.T.1423.RA.12.RB.16.csv mpi09/RELAX.SimID.9.EPSA.200.EPSB.200.T.1423.RA.12.RB.16.csv" calcext:value-type="string">
            <text:p>diff mpi01/RELAX.SimID.1.EPSA.200.EPSB.200.T.1423.RA.12.RB.16.csv mpi09/RELAX.SimID.9.EPSA.200.EPSB.200.T.1423.RA.12.RB.16.csv</text:p>
          </table:table-cell>
        </table:table-row>
        <table:table-row table:style-name="ro1">
          <table:table-cell office:value-type="string" calcext:value-type="string">
            <text:p>RELAX.SimID.1.EPSA.-200.EPSB.-200.T.1423.RA.12.RB.16.NR.7551.NC.1401.RhoFields.bin</text:p>
          </table:table-cell>
          <table:table-cell office:value-type="string" calcext:value-type="string">
            <text:p>RELAX.SimID.9.EPSA.-200.EPSB.-200.T.1423.RA.12.RB.16.NR.7551.NC.1401.RhoFields.bin</text:p>
          </table:table-cell>
          <table:table-cell table:number-columns-repeated="2"/>
          <table:table-cell table:formula="of:=CONCATENATE(&quot;diff&quot;;&quot; &quot;;&quot;mpi01/&quot;;[.A631];&quot; &quot;;&quot;mpi09/&quot;;[.B631])" office:value-type="string" office:string-value="diff mpi01/RELAX.SimID.1.EPSA.-200.EPSB.-200.T.1423.RA.12.RB.16.NR.7551.NC.1401.RhoFields.bin mpi09/RELAX.SimID.9.EPSA.-200.EPSB.-200.T.1423.RA.12.RB.16.NR.7551.NC.1401.RhoFields.bin" calcext:value-type="string">
            <text:p>diff mpi01/RELAX.SimID.1.EPSA.-200.EPSB.-200.T.1423.RA.12.RB.16.NR.7551.NC.1401.RhoFields.bin mpi09/RELAX.SimID.9.EPSA.-200.EPSB.-2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423.RA.12.RB.16.NR.7551.NC.1401.RhoFields.bin</text:p>
          </table:table-cell>
          <table:table-cell office:value-type="string" calcext:value-type="string">
            <text:p>RELAX.SimID.9.EPSA.200.EPSB.200.T.1423.RA.12.RB.16.NR.7551.NC.1401.RhoFields.bin</text:p>
          </table:table-cell>
          <table:table-cell table:number-columns-repeated="2"/>
          <table:table-cell table:formula="of:=CONCATENATE(&quot;diff&quot;;&quot; &quot;;&quot;mpi01/&quot;;[.A632];&quot; &quot;;&quot;mpi09/&quot;;[.B632])" office:value-type="string" office:string-value="diff mpi01/RELAX.SimID.1.EPSA.200.EPSB.200.T.1423.RA.12.RB.16.NR.7551.NC.1401.RhoFields.bin mpi09/RELAX.SimID.9.EPSA.200.EPSB.200.T.1423.RA.12.RB.16.NR.7551.NC.1401.RhoFields.bin" calcext:value-type="string">
            <text:p>diff mpi01/RELAX.SimID.1.EPSA.200.EPSB.200.T.1423.RA.12.RB.16.NR.7551.NC.1401.RhoFields.bin mpi09/RELAX.SimID.9.EPSA.200.EPSB.2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473.RA.12.RB.13.csv</text:p>
          </table:table-cell>
          <table:table-cell office:value-type="string" calcext:value-type="string">
            <text:p>RELAX.SimID.9.EPSA.-200.EPSB.-200.T.1473.RA.12.RB.13.csv</text:p>
          </table:table-cell>
          <table:table-cell table:number-columns-repeated="2"/>
          <table:table-cell table:formula="of:=CONCATENATE(&quot;diff&quot;;&quot; &quot;;&quot;mpi01/&quot;;[.A633];&quot; &quot;;&quot;mpi09/&quot;;[.B633])" office:value-type="string" office:string-value="diff mpi01/RELAX.SimID.1.EPSA.-200.EPSB.-200.T.1473.RA.12.RB.13.csv mpi09/RELAX.SimID.9.EPSA.-200.EPSB.-200.T.1473.RA.12.RB.13.csv" calcext:value-type="string">
            <text:p>diff mpi01/RELAX.SimID.1.EPSA.-200.EPSB.-200.T.1473.RA.12.RB.13.csv mpi09/RELAX.SimID.9.EPSA.-200.EPSB.-200.T.1473.RA.12.RB.13.csv</text:p>
          </table:table-cell>
        </table:table-row>
        <table:table-row table:style-name="ro1">
          <table:table-cell office:value-type="string" calcext:value-type="string">
            <text:p>RELAX.SimID.1.EPSA.200.EPSB.200.T.1473.RA.12.RB.13.csv</text:p>
          </table:table-cell>
          <table:table-cell office:value-type="string" calcext:value-type="string">
            <text:p>RELAX.SimID.9.EPSA.200.EPSB.200.T.1473.RA.12.RB.13.csv</text:p>
          </table:table-cell>
          <table:table-cell table:number-columns-repeated="2"/>
          <table:table-cell table:formula="of:=CONCATENATE(&quot;diff&quot;;&quot; &quot;;&quot;mpi01/&quot;;[.A634];&quot; &quot;;&quot;mpi09/&quot;;[.B634])" office:value-type="string" office:string-value="diff mpi01/RELAX.SimID.1.EPSA.200.EPSB.200.T.1473.RA.12.RB.13.csv mpi09/RELAX.SimID.9.EPSA.200.EPSB.200.T.1473.RA.12.RB.13.csv" calcext:value-type="string">
            <text:p>diff mpi01/RELAX.SimID.1.EPSA.200.EPSB.200.T.1473.RA.12.RB.13.csv mpi09/RELAX.SimID.9.EPSA.200.EPSB.200.T.1473.RA.12.RB.13.csv</text:p>
          </table:table-cell>
        </table:table-row>
        <table:table-row table:style-name="ro1">
          <table:table-cell office:value-type="string" calcext:value-type="string">
            <text:p>RELAX.SimID.1.EPSA.-200.EPSB.-200.T.1473.RA.12.RB.13.NR.7551.NC.1401.RhoFields.bin</text:p>
          </table:table-cell>
          <table:table-cell office:value-type="string" calcext:value-type="string">
            <text:p>RELAX.SimID.9.EPSA.-200.EPSB.-200.T.1473.RA.12.RB.13.NR.7551.NC.1401.RhoFields.bin</text:p>
          </table:table-cell>
          <table:table-cell table:number-columns-repeated="2"/>
          <table:table-cell table:formula="of:=CONCATENATE(&quot;diff&quot;;&quot; &quot;;&quot;mpi01/&quot;;[.A635];&quot; &quot;;&quot;mpi09/&quot;;[.B635])" office:value-type="string" office:string-value="diff mpi01/RELAX.SimID.1.EPSA.-200.EPSB.-200.T.1473.RA.12.RB.13.NR.7551.NC.1401.RhoFields.bin mpi09/RELAX.SimID.9.EPSA.-200.EPSB.-200.T.1473.RA.12.RB.13.NR.7551.NC.1401.RhoFields.bin" calcext:value-type="string">
            <text:p>diff mpi01/RELAX.SimID.1.EPSA.-200.EPSB.-200.T.1473.RA.12.RB.13.NR.7551.NC.1401.RhoFields.bin mpi09/RELAX.SimID.9.EPSA.-200.EPSB.-200.T.14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473.RA.12.RB.13.NR.7551.NC.1401.RhoFields.bin</text:p>
          </table:table-cell>
          <table:table-cell office:value-type="string" calcext:value-type="string">
            <text:p>RELAX.SimID.9.EPSA.200.EPSB.200.T.1473.RA.12.RB.13.NR.7551.NC.1401.RhoFields.bin</text:p>
          </table:table-cell>
          <table:table-cell table:number-columns-repeated="2"/>
          <table:table-cell table:formula="of:=CONCATENATE(&quot;diff&quot;;&quot; &quot;;&quot;mpi01/&quot;;[.A636];&quot; &quot;;&quot;mpi09/&quot;;[.B636])" office:value-type="string" office:string-value="diff mpi01/RELAX.SimID.1.EPSA.200.EPSB.200.T.1473.RA.12.RB.13.NR.7551.NC.1401.RhoFields.bin mpi09/RELAX.SimID.9.EPSA.200.EPSB.200.T.1473.RA.12.RB.13.NR.7551.NC.1401.RhoFields.bin" calcext:value-type="string">
            <text:p>diff mpi01/RELAX.SimID.1.EPSA.200.EPSB.200.T.1473.RA.12.RB.13.NR.7551.NC.1401.RhoFields.bin mpi09/RELAX.SimID.9.EPSA.200.EPSB.200.T.14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473.RA.12.RB.14.csv</text:p>
          </table:table-cell>
          <table:table-cell office:value-type="string" calcext:value-type="string">
            <text:p>RELAX.SimID.9.EPSA.-200.EPSB.-200.T.1473.RA.12.RB.14.csv</text:p>
          </table:table-cell>
          <table:table-cell table:number-columns-repeated="2"/>
          <table:table-cell table:formula="of:=CONCATENATE(&quot;diff&quot;;&quot; &quot;;&quot;mpi01/&quot;;[.A637];&quot; &quot;;&quot;mpi09/&quot;;[.B637])" office:value-type="string" office:string-value="diff mpi01/RELAX.SimID.1.EPSA.-200.EPSB.-200.T.1473.RA.12.RB.14.csv mpi09/RELAX.SimID.9.EPSA.-200.EPSB.-200.T.1473.RA.12.RB.14.csv" calcext:value-type="string">
            <text:p>diff mpi01/RELAX.SimID.1.EPSA.-200.EPSB.-200.T.1473.RA.12.RB.14.csv mpi09/RELAX.SimID.9.EPSA.-200.EPSB.-200.T.1473.RA.12.RB.14.csv</text:p>
          </table:table-cell>
        </table:table-row>
        <table:table-row table:style-name="ro1">
          <table:table-cell office:value-type="string" calcext:value-type="string">
            <text:p>RELAX.SimID.1.EPSA.200.EPSB.200.T.1473.RA.12.RB.14.csv</text:p>
          </table:table-cell>
          <table:table-cell office:value-type="string" calcext:value-type="string">
            <text:p>RELAX.SimID.9.EPSA.200.EPSB.200.T.1473.RA.12.RB.14.csv</text:p>
          </table:table-cell>
          <table:table-cell table:number-columns-repeated="2"/>
          <table:table-cell table:formula="of:=CONCATENATE(&quot;diff&quot;;&quot; &quot;;&quot;mpi01/&quot;;[.A638];&quot; &quot;;&quot;mpi09/&quot;;[.B638])" office:value-type="string" office:string-value="diff mpi01/RELAX.SimID.1.EPSA.200.EPSB.200.T.1473.RA.12.RB.14.csv mpi09/RELAX.SimID.9.EPSA.200.EPSB.200.T.1473.RA.12.RB.14.csv" calcext:value-type="string">
            <text:p>diff mpi01/RELAX.SimID.1.EPSA.200.EPSB.200.T.1473.RA.12.RB.14.csv mpi09/RELAX.SimID.9.EPSA.200.EPSB.200.T.1473.RA.12.RB.14.csv</text:p>
          </table:table-cell>
        </table:table-row>
        <table:table-row table:style-name="ro1">
          <table:table-cell office:value-type="string" calcext:value-type="string">
            <text:p>RELAX.SimID.1.EPSA.-200.EPSB.-200.T.1473.RA.12.RB.14.NR.7551.NC.1401.RhoFields.bin</text:p>
          </table:table-cell>
          <table:table-cell office:value-type="string" calcext:value-type="string">
            <text:p>RELAX.SimID.9.EPSA.-200.EPSB.-200.T.1473.RA.12.RB.14.NR.7551.NC.1401.RhoFields.bin</text:p>
          </table:table-cell>
          <table:table-cell table:number-columns-repeated="2"/>
          <table:table-cell table:formula="of:=CONCATENATE(&quot;diff&quot;;&quot; &quot;;&quot;mpi01/&quot;;[.A639];&quot; &quot;;&quot;mpi09/&quot;;[.B639])" office:value-type="string" office:string-value="diff mpi01/RELAX.SimID.1.EPSA.-200.EPSB.-200.T.1473.RA.12.RB.14.NR.7551.NC.1401.RhoFields.bin mpi09/RELAX.SimID.9.EPSA.-200.EPSB.-200.T.1473.RA.12.RB.14.NR.7551.NC.1401.RhoFields.bin" calcext:value-type="string">
            <text:p>diff mpi01/RELAX.SimID.1.EPSA.-200.EPSB.-200.T.1473.RA.12.RB.14.NR.7551.NC.1401.RhoFields.bin mpi09/RELAX.SimID.9.EPSA.-200.EPSB.-2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473.RA.12.RB.14.NR.7551.NC.1401.RhoFields.bin</text:p>
          </table:table-cell>
          <table:table-cell office:value-type="string" calcext:value-type="string">
            <text:p>RELAX.SimID.9.EPSA.200.EPSB.200.T.1473.RA.12.RB.14.NR.7551.NC.1401.RhoFields.bin</text:p>
          </table:table-cell>
          <table:table-cell table:number-columns-repeated="2"/>
          <table:table-cell table:formula="of:=CONCATENATE(&quot;diff&quot;;&quot; &quot;;&quot;mpi01/&quot;;[.A640];&quot; &quot;;&quot;mpi09/&quot;;[.B640])" office:value-type="string" office:string-value="diff mpi01/RELAX.SimID.1.EPSA.200.EPSB.200.T.1473.RA.12.RB.14.NR.7551.NC.1401.RhoFields.bin mpi09/RELAX.SimID.9.EPSA.200.EPSB.200.T.1473.RA.12.RB.14.NR.7551.NC.1401.RhoFields.bin" calcext:value-type="string">
            <text:p>diff mpi01/RELAX.SimID.1.EPSA.200.EPSB.200.T.1473.RA.12.RB.14.NR.7551.NC.1401.RhoFields.bin mpi09/RELAX.SimID.9.EPSA.200.EPSB.2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473.RA.12.RB.15.csv</text:p>
          </table:table-cell>
          <table:table-cell office:value-type="string" calcext:value-type="string">
            <text:p>RELAX.SimID.9.EPSA.-200.EPSB.-200.T.1473.RA.12.RB.15.csv</text:p>
          </table:table-cell>
          <table:table-cell table:number-columns-repeated="2"/>
          <table:table-cell table:formula="of:=CONCATENATE(&quot;diff&quot;;&quot; &quot;;&quot;mpi01/&quot;;[.A641];&quot; &quot;;&quot;mpi09/&quot;;[.B641])" office:value-type="string" office:string-value="diff mpi01/RELAX.SimID.1.EPSA.-200.EPSB.-200.T.1473.RA.12.RB.15.csv mpi09/RELAX.SimID.9.EPSA.-200.EPSB.-200.T.1473.RA.12.RB.15.csv" calcext:value-type="string">
            <text:p>diff mpi01/RELAX.SimID.1.EPSA.-200.EPSB.-200.T.1473.RA.12.RB.15.csv mpi09/RELAX.SimID.9.EPSA.-200.EPSB.-200.T.1473.RA.12.RB.15.csv</text:p>
          </table:table-cell>
        </table:table-row>
        <table:table-row table:style-name="ro1">
          <table:table-cell office:value-type="string" calcext:value-type="string">
            <text:p>RELAX.SimID.1.EPSA.200.EPSB.200.T.1473.RA.12.RB.15.csv</text:p>
          </table:table-cell>
          <table:table-cell office:value-type="string" calcext:value-type="string">
            <text:p>RELAX.SimID.9.EPSA.200.EPSB.200.T.1473.RA.12.RB.15.csv</text:p>
          </table:table-cell>
          <table:table-cell table:number-columns-repeated="2"/>
          <table:table-cell table:formula="of:=CONCATENATE(&quot;diff&quot;;&quot; &quot;;&quot;mpi01/&quot;;[.A642];&quot; &quot;;&quot;mpi09/&quot;;[.B642])" office:value-type="string" office:string-value="diff mpi01/RELAX.SimID.1.EPSA.200.EPSB.200.T.1473.RA.12.RB.15.csv mpi09/RELAX.SimID.9.EPSA.200.EPSB.200.T.1473.RA.12.RB.15.csv" calcext:value-type="string">
            <text:p>diff mpi01/RELAX.SimID.1.EPSA.200.EPSB.200.T.1473.RA.12.RB.15.csv mpi09/RELAX.SimID.9.EPSA.200.EPSB.200.T.1473.RA.12.RB.15.csv</text:p>
          </table:table-cell>
        </table:table-row>
        <table:table-row table:style-name="ro1">
          <table:table-cell office:value-type="string" calcext:value-type="string">
            <text:p>RELAX.SimID.1.EPSA.-200.EPSB.-200.T.1473.RA.12.RB.15.NR.7551.NC.1401.RhoFields.bin</text:p>
          </table:table-cell>
          <table:table-cell office:value-type="string" calcext:value-type="string">
            <text:p>RELAX.SimID.9.EPSA.-200.EPSB.-200.T.1473.RA.12.RB.15.NR.7551.NC.1401.RhoFields.bin</text:p>
          </table:table-cell>
          <table:table-cell table:number-columns-repeated="2"/>
          <table:table-cell table:formula="of:=CONCATENATE(&quot;diff&quot;;&quot; &quot;;&quot;mpi01/&quot;;[.A643];&quot; &quot;;&quot;mpi09/&quot;;[.B643])" office:value-type="string" office:string-value="diff mpi01/RELAX.SimID.1.EPSA.-200.EPSB.-200.T.1473.RA.12.RB.15.NR.7551.NC.1401.RhoFields.bin mpi09/RELAX.SimID.9.EPSA.-200.EPSB.-200.T.1473.RA.12.RB.15.NR.7551.NC.1401.RhoFields.bin" calcext:value-type="string">
            <text:p>diff mpi01/RELAX.SimID.1.EPSA.-200.EPSB.-200.T.1473.RA.12.RB.15.NR.7551.NC.1401.RhoFields.bin mpi09/RELAX.SimID.9.EPSA.-200.EPSB.-2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473.RA.12.RB.15.NR.7551.NC.1401.RhoFields.bin</text:p>
          </table:table-cell>
          <table:table-cell office:value-type="string" calcext:value-type="string">
            <text:p>RELAX.SimID.9.EPSA.200.EPSB.200.T.1473.RA.12.RB.15.NR.7551.NC.1401.RhoFields.bin</text:p>
          </table:table-cell>
          <table:table-cell table:number-columns-repeated="2"/>
          <table:table-cell table:formula="of:=CONCATENATE(&quot;diff&quot;;&quot; &quot;;&quot;mpi01/&quot;;[.A644];&quot; &quot;;&quot;mpi09/&quot;;[.B644])" office:value-type="string" office:string-value="diff mpi01/RELAX.SimID.1.EPSA.200.EPSB.200.T.1473.RA.12.RB.15.NR.7551.NC.1401.RhoFields.bin mpi09/RELAX.SimID.9.EPSA.200.EPSB.200.T.1473.RA.12.RB.15.NR.7551.NC.1401.RhoFields.bin" calcext:value-type="string">
            <text:p>diff mpi01/RELAX.SimID.1.EPSA.200.EPSB.200.T.1473.RA.12.RB.15.NR.7551.NC.1401.RhoFields.bin mpi09/RELAX.SimID.9.EPSA.200.EPSB.2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00.EPSB.-200.T.1473.RA.12.RB.16.csv</text:p>
          </table:table-cell>
          <table:table-cell office:value-type="string" calcext:value-type="string">
            <text:p>RELAX.SimID.9.EPSA.-200.EPSB.-200.T.1473.RA.12.RB.16.csv</text:p>
          </table:table-cell>
          <table:table-cell table:number-columns-repeated="2"/>
          <table:table-cell table:formula="of:=CONCATENATE(&quot;diff&quot;;&quot; &quot;;&quot;mpi01/&quot;;[.A645];&quot; &quot;;&quot;mpi09/&quot;;[.B645])" office:value-type="string" office:string-value="diff mpi01/RELAX.SimID.1.EPSA.-200.EPSB.-200.T.1473.RA.12.RB.16.csv mpi09/RELAX.SimID.9.EPSA.-200.EPSB.-200.T.1473.RA.12.RB.16.csv" calcext:value-type="string">
            <text:p>diff mpi01/RELAX.SimID.1.EPSA.-200.EPSB.-200.T.1473.RA.12.RB.16.csv mpi09/RELAX.SimID.9.EPSA.-200.EPSB.-200.T.1473.RA.12.RB.16.csv</text:p>
          </table:table-cell>
        </table:table-row>
        <table:table-row table:style-name="ro1">
          <table:table-cell office:value-type="string" calcext:value-type="string">
            <text:p>RELAX.SimID.1.EPSA.200.EPSB.200.T.1473.RA.12.RB.16.csv</text:p>
          </table:table-cell>
          <table:table-cell office:value-type="string" calcext:value-type="string">
            <text:p>RELAX.SimID.9.EPSA.200.EPSB.200.T.1473.RA.12.RB.16.csv</text:p>
          </table:table-cell>
          <table:table-cell table:number-columns-repeated="2"/>
          <table:table-cell table:formula="of:=CONCATENATE(&quot;diff&quot;;&quot; &quot;;&quot;mpi01/&quot;;[.A646];&quot; &quot;;&quot;mpi09/&quot;;[.B646])" office:value-type="string" office:string-value="diff mpi01/RELAX.SimID.1.EPSA.200.EPSB.200.T.1473.RA.12.RB.16.csv mpi09/RELAX.SimID.9.EPSA.200.EPSB.200.T.1473.RA.12.RB.16.csv" calcext:value-type="string">
            <text:p>diff mpi01/RELAX.SimID.1.EPSA.200.EPSB.200.T.1473.RA.12.RB.16.csv mpi09/RELAX.SimID.9.EPSA.200.EPSB.200.T.1473.RA.12.RB.16.csv</text:p>
          </table:table-cell>
        </table:table-row>
        <table:table-row table:style-name="ro1">
          <table:table-cell office:value-type="string" calcext:value-type="string">
            <text:p>RELAX.SimID.1.EPSA.-200.EPSB.-200.T.1473.RA.12.RB.16.NR.7551.NC.1401.RhoFields.bin</text:p>
          </table:table-cell>
          <table:table-cell office:value-type="string" calcext:value-type="string">
            <text:p>RELAX.SimID.9.EPSA.-200.EPSB.-200.T.1473.RA.12.RB.16.NR.7551.NC.1401.RhoFields.bin</text:p>
          </table:table-cell>
          <table:table-cell table:number-columns-repeated="2"/>
          <table:table-cell table:formula="of:=CONCATENATE(&quot;diff&quot;;&quot; &quot;;&quot;mpi01/&quot;;[.A647];&quot; &quot;;&quot;mpi09/&quot;;[.B647])" office:value-type="string" office:string-value="diff mpi01/RELAX.SimID.1.EPSA.-200.EPSB.-200.T.1473.RA.12.RB.16.NR.7551.NC.1401.RhoFields.bin mpi09/RELAX.SimID.9.EPSA.-200.EPSB.-200.T.1473.RA.12.RB.16.NR.7551.NC.1401.RhoFields.bin" calcext:value-type="string">
            <text:p>diff mpi01/RELAX.SimID.1.EPSA.-200.EPSB.-200.T.1473.RA.12.RB.16.NR.7551.NC.1401.RhoFields.bin mpi09/RELAX.SimID.9.EPSA.-200.EPSB.-2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00.EPSB.200.T.1473.RA.12.RB.16.NR.7551.NC.1401.RhoFields.bin</text:p>
          </table:table-cell>
          <table:table-cell office:value-type="string" calcext:value-type="string">
            <text:p>RELAX.SimID.9.EPSA.200.EPSB.200.T.1473.RA.12.RB.16.NR.7551.NC.1401.RhoFields.bin</text:p>
          </table:table-cell>
          <table:table-cell table:number-columns-repeated="2"/>
          <table:table-cell table:formula="of:=CONCATENATE(&quot;diff&quot;;&quot; &quot;;&quot;mpi01/&quot;;[.A648];&quot; &quot;;&quot;mpi09/&quot;;[.B648])" office:value-type="string" office:string-value="diff mpi01/RELAX.SimID.1.EPSA.200.EPSB.200.T.1473.RA.12.RB.16.NR.7551.NC.1401.RhoFields.bin mpi09/RELAX.SimID.9.EPSA.200.EPSB.200.T.1473.RA.12.RB.16.NR.7551.NC.1401.RhoFields.bin" calcext:value-type="string">
            <text:p>diff mpi01/RELAX.SimID.1.EPSA.200.EPSB.200.T.1473.RA.12.RB.16.NR.7551.NC.1401.RhoFields.bin mpi09/RELAX.SimID.9.EPSA.200.EPSB.2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30.EPSB.200.T.1073.RA.12.RB.13.csv</text:p>
          </table:table-cell>
          <table:table-cell office:value-type="string" calcext:value-type="string">
            <text:p>RELAX.SimID.9.EPSA.230.EPSB.200.T.1073.RA.12.RB.13.csv</text:p>
          </table:table-cell>
          <table:table-cell table:number-columns-repeated="2"/>
          <table:table-cell table:formula="of:=CONCATENATE(&quot;diff&quot;;&quot; &quot;;&quot;mpi01/&quot;;[.A649];&quot; &quot;;&quot;mpi09/&quot;;[.B649])" office:value-type="string" office:string-value="diff mpi01/RELAX.SimID.1.EPSA.230.EPSB.200.T.1073.RA.12.RB.13.csv mpi09/RELAX.SimID.9.EPSA.230.EPSB.200.T.1073.RA.12.RB.13.csv" calcext:value-type="string">
            <text:p>diff mpi01/RELAX.SimID.1.EPSA.230.EPSB.200.T.1073.RA.12.RB.13.csv mpi09/RELAX.SimID.9.EPSA.230.EPSB.200.T.1073.RA.12.RB.13.csv</text:p>
          </table:table-cell>
        </table:table-row>
        <table:table-row table:style-name="ro1">
          <table:table-cell office:value-type="string" calcext:value-type="string">
            <text:p>RELAX.SimID.1.EPSA.230.EPSB.200.T.1073.RA.12.RB.13.NR.7551.NC.1.RhoFields.bin</text:p>
          </table:table-cell>
          <table:table-cell office:value-type="string" calcext:value-type="string">
            <text:p>RELAX.SimID.9.EPSA.230.EPSB.200.T.1073.RA.12.RB.13.NR.7551.NC.1.RhoFields.bin</text:p>
          </table:table-cell>
          <table:table-cell table:number-columns-repeated="2"/>
          <table:table-cell table:formula="of:=CONCATENATE(&quot;diff&quot;;&quot; &quot;;&quot;mpi01/&quot;;[.A650];&quot; &quot;;&quot;mpi09/&quot;;[.B650])" office:value-type="string" office:string-value="diff mpi01/RELAX.SimID.1.EPSA.230.EPSB.200.T.1073.RA.12.RB.13.NR.7551.NC.1.RhoFields.bin mpi09/RELAX.SimID.9.EPSA.230.EPSB.200.T.1073.RA.12.RB.13.NR.7551.NC.1.RhoFields.bin" calcext:value-type="string">
            <text:p>diff mpi01/RELAX.SimID.1.EPSA.230.EPSB.200.T.1073.RA.12.RB.13.NR.7551.NC.1.RhoFields.bin mpi09/RELAX.SimID.9.EPSA.230.EPSB.2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073.RA.12.RB.14.csv</text:p>
          </table:table-cell>
          <table:table-cell office:value-type="string" calcext:value-type="string">
            <text:p>RELAX.SimID.9.EPSA.230.EPSB.200.T.1073.RA.12.RB.14.csv</text:p>
          </table:table-cell>
          <table:table-cell table:number-columns-repeated="2"/>
          <table:table-cell table:formula="of:=CONCATENATE(&quot;diff&quot;;&quot; &quot;;&quot;mpi01/&quot;;[.A651];&quot; &quot;;&quot;mpi09/&quot;;[.B651])" office:value-type="string" office:string-value="diff mpi01/RELAX.SimID.1.EPSA.230.EPSB.200.T.1073.RA.12.RB.14.csv mpi09/RELAX.SimID.9.EPSA.230.EPSB.200.T.1073.RA.12.RB.14.csv" calcext:value-type="string">
            <text:p>diff mpi01/RELAX.SimID.1.EPSA.230.EPSB.200.T.1073.RA.12.RB.14.csv mpi09/RELAX.SimID.9.EPSA.230.EPSB.200.T.1073.RA.12.RB.14.csv</text:p>
          </table:table-cell>
        </table:table-row>
        <table:table-row table:style-name="ro1">
          <table:table-cell office:value-type="string" calcext:value-type="string">
            <text:p>RELAX.SimID.1.EPSA.230.EPSB.200.T.1073.RA.12.RB.14.NR.7551.NC.1.RhoFields.bin</text:p>
          </table:table-cell>
          <table:table-cell office:value-type="string" calcext:value-type="string">
            <text:p>RELAX.SimID.9.EPSA.230.EPSB.200.T.1073.RA.12.RB.14.NR.7551.NC.1.RhoFields.bin</text:p>
          </table:table-cell>
          <table:table-cell table:number-columns-repeated="2"/>
          <table:table-cell table:formula="of:=CONCATENATE(&quot;diff&quot;;&quot; &quot;;&quot;mpi01/&quot;;[.A652];&quot; &quot;;&quot;mpi09/&quot;;[.B652])" office:value-type="string" office:string-value="diff mpi01/RELAX.SimID.1.EPSA.230.EPSB.200.T.1073.RA.12.RB.14.NR.7551.NC.1.RhoFields.bin mpi09/RELAX.SimID.9.EPSA.230.EPSB.200.T.1073.RA.12.RB.14.NR.7551.NC.1.RhoFields.bin" calcext:value-type="string">
            <text:p>diff mpi01/RELAX.SimID.1.EPSA.230.EPSB.200.T.1073.RA.12.RB.14.NR.7551.NC.1.RhoFields.bin mpi09/RELAX.SimID.9.EPSA.230.EPSB.200.T.10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073.RA.12.RB.15.csv</text:p>
          </table:table-cell>
          <table:table-cell office:value-type="string" calcext:value-type="string">
            <text:p>RELAX.SimID.9.EPSA.230.EPSB.200.T.1073.RA.12.RB.15.csv</text:p>
          </table:table-cell>
          <table:table-cell table:number-columns-repeated="2"/>
          <table:table-cell table:formula="of:=CONCATENATE(&quot;diff&quot;;&quot; &quot;;&quot;mpi01/&quot;;[.A653];&quot; &quot;;&quot;mpi09/&quot;;[.B653])" office:value-type="string" office:string-value="diff mpi01/RELAX.SimID.1.EPSA.230.EPSB.200.T.1073.RA.12.RB.15.csv mpi09/RELAX.SimID.9.EPSA.230.EPSB.200.T.1073.RA.12.RB.15.csv" calcext:value-type="string">
            <text:p>diff mpi01/RELAX.SimID.1.EPSA.230.EPSB.200.T.1073.RA.12.RB.15.csv mpi09/RELAX.SimID.9.EPSA.230.EPSB.200.T.1073.RA.12.RB.15.csv</text:p>
          </table:table-cell>
        </table:table-row>
        <table:table-row table:style-name="ro1">
          <table:table-cell office:value-type="string" calcext:value-type="string">
            <text:p>RELAX.SimID.1.EPSA.230.EPSB.200.T.1073.RA.12.RB.15.NR.7551.NC.1.RhoFields.bin</text:p>
          </table:table-cell>
          <table:table-cell office:value-type="string" calcext:value-type="string">
            <text:p>RELAX.SimID.9.EPSA.230.EPSB.200.T.1073.RA.12.RB.15.NR.7551.NC.1.RhoFields.bin</text:p>
          </table:table-cell>
          <table:table-cell table:number-columns-repeated="2"/>
          <table:table-cell table:formula="of:=CONCATENATE(&quot;diff&quot;;&quot; &quot;;&quot;mpi01/&quot;;[.A654];&quot; &quot;;&quot;mpi09/&quot;;[.B654])" office:value-type="string" office:string-value="diff mpi01/RELAX.SimID.1.EPSA.230.EPSB.200.T.1073.RA.12.RB.15.NR.7551.NC.1.RhoFields.bin mpi09/RELAX.SimID.9.EPSA.230.EPSB.200.T.1073.RA.12.RB.15.NR.7551.NC.1.RhoFields.bin" calcext:value-type="string">
            <text:p>diff mpi01/RELAX.SimID.1.EPSA.230.EPSB.200.T.1073.RA.12.RB.15.NR.7551.NC.1.RhoFields.bin mpi09/RELAX.SimID.9.EPSA.230.EPSB.200.T.10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073.RA.12.RB.16.csv</text:p>
          </table:table-cell>
          <table:table-cell office:value-type="string" calcext:value-type="string">
            <text:p>RELAX.SimID.9.EPSA.230.EPSB.200.T.1073.RA.12.RB.16.csv</text:p>
          </table:table-cell>
          <table:table-cell table:number-columns-repeated="2"/>
          <table:table-cell table:formula="of:=CONCATENATE(&quot;diff&quot;;&quot; &quot;;&quot;mpi01/&quot;;[.A655];&quot; &quot;;&quot;mpi09/&quot;;[.B655])" office:value-type="string" office:string-value="diff mpi01/RELAX.SimID.1.EPSA.230.EPSB.200.T.1073.RA.12.RB.16.csv mpi09/RELAX.SimID.9.EPSA.230.EPSB.200.T.1073.RA.12.RB.16.csv" calcext:value-type="string">
            <text:p>diff mpi01/RELAX.SimID.1.EPSA.230.EPSB.200.T.1073.RA.12.RB.16.csv mpi09/RELAX.SimID.9.EPSA.230.EPSB.200.T.1073.RA.12.RB.16.csv</text:p>
          </table:table-cell>
        </table:table-row>
        <table:table-row table:style-name="ro1">
          <table:table-cell office:value-type="string" calcext:value-type="string">
            <text:p>RELAX.SimID.1.EPSA.230.EPSB.200.T.1073.RA.12.RB.16.NR.7551.NC.1.RhoFields.bin</text:p>
          </table:table-cell>
          <table:table-cell office:value-type="string" calcext:value-type="string">
            <text:p>RELAX.SimID.9.EPSA.230.EPSB.200.T.1073.RA.12.RB.16.NR.7551.NC.1.RhoFields.bin</text:p>
          </table:table-cell>
          <table:table-cell table:number-columns-repeated="2"/>
          <table:table-cell table:formula="of:=CONCATENATE(&quot;diff&quot;;&quot; &quot;;&quot;mpi01/&quot;;[.A656];&quot; &quot;;&quot;mpi09/&quot;;[.B656])" office:value-type="string" office:string-value="diff mpi01/RELAX.SimID.1.EPSA.230.EPSB.200.T.1073.RA.12.RB.16.NR.7551.NC.1.RhoFields.bin mpi09/RELAX.SimID.9.EPSA.230.EPSB.200.T.1073.RA.12.RB.16.NR.7551.NC.1.RhoFields.bin" calcext:value-type="string">
            <text:p>diff mpi01/RELAX.SimID.1.EPSA.230.EPSB.200.T.1073.RA.12.RB.16.NR.7551.NC.1.RhoFields.bin mpi09/RELAX.SimID.9.EPSA.230.EPSB.200.T.1073.RA.12.RB.16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123.RA.12.RB.13.csv</text:p>
          </table:table-cell>
          <table:table-cell office:value-type="string" calcext:value-type="string">
            <text:p>RELAX.SimID.9.EPSA.230.EPSB.200.T.1123.RA.12.RB.13.csv</text:p>
          </table:table-cell>
          <table:table-cell table:number-columns-repeated="2"/>
          <table:table-cell table:formula="of:=CONCATENATE(&quot;diff&quot;;&quot; &quot;;&quot;mpi01/&quot;;[.A657];&quot; &quot;;&quot;mpi09/&quot;;[.B657])" office:value-type="string" office:string-value="diff mpi01/RELAX.SimID.1.EPSA.230.EPSB.200.T.1123.RA.12.RB.13.csv mpi09/RELAX.SimID.9.EPSA.230.EPSB.200.T.1123.RA.12.RB.13.csv" calcext:value-type="string">
            <text:p>diff mpi01/RELAX.SimID.1.EPSA.230.EPSB.200.T.1123.RA.12.RB.13.csv mpi09/RELAX.SimID.9.EPSA.230.EPSB.200.T.1123.RA.12.RB.13.csv</text:p>
          </table:table-cell>
        </table:table-row>
        <table:table-row table:style-name="ro1">
          <table:table-cell office:value-type="string" calcext:value-type="string">
            <text:p>RELAX.SimID.1.EPSA.230.EPSB.200.T.1123.RA.12.RB.13.NR.7551.NC.1.RhoFields.bin</text:p>
          </table:table-cell>
          <table:table-cell office:value-type="string" calcext:value-type="string">
            <text:p>RELAX.SimID.9.EPSA.230.EPSB.200.T.1123.RA.12.RB.13.NR.7551.NC.1.RhoFields.bin</text:p>
          </table:table-cell>
          <table:table-cell table:number-columns-repeated="2"/>
          <table:table-cell table:formula="of:=CONCATENATE(&quot;diff&quot;;&quot; &quot;;&quot;mpi01/&quot;;[.A658];&quot; &quot;;&quot;mpi09/&quot;;[.B658])" office:value-type="string" office:string-value="diff mpi01/RELAX.SimID.1.EPSA.230.EPSB.200.T.1123.RA.12.RB.13.NR.7551.NC.1.RhoFields.bin mpi09/RELAX.SimID.9.EPSA.230.EPSB.200.T.1123.RA.12.RB.13.NR.7551.NC.1.RhoFields.bin" calcext:value-type="string">
            <text:p>diff mpi01/RELAX.SimID.1.EPSA.230.EPSB.200.T.1123.RA.12.RB.13.NR.7551.NC.1.RhoFields.bin mpi09/RELAX.SimID.9.EPSA.230.EPSB.20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123.RA.12.RB.14.csv</text:p>
          </table:table-cell>
          <table:table-cell office:value-type="string" calcext:value-type="string">
            <text:p>RELAX.SimID.9.EPSA.230.EPSB.200.T.1123.RA.12.RB.14.csv</text:p>
          </table:table-cell>
          <table:table-cell table:number-columns-repeated="2"/>
          <table:table-cell table:formula="of:=CONCATENATE(&quot;diff&quot;;&quot; &quot;;&quot;mpi01/&quot;;[.A659];&quot; &quot;;&quot;mpi09/&quot;;[.B659])" office:value-type="string" office:string-value="diff mpi01/RELAX.SimID.1.EPSA.230.EPSB.200.T.1123.RA.12.RB.14.csv mpi09/RELAX.SimID.9.EPSA.230.EPSB.200.T.1123.RA.12.RB.14.csv" calcext:value-type="string">
            <text:p>diff mpi01/RELAX.SimID.1.EPSA.230.EPSB.200.T.1123.RA.12.RB.14.csv mpi09/RELAX.SimID.9.EPSA.230.EPSB.200.T.1123.RA.12.RB.14.csv</text:p>
          </table:table-cell>
        </table:table-row>
        <table:table-row table:style-name="ro1">
          <table:table-cell office:value-type="string" calcext:value-type="string">
            <text:p>RELAX.SimID.1.EPSA.230.EPSB.200.T.1123.RA.12.RB.14.NR.7551.NC.1.RhoFields.bin</text:p>
          </table:table-cell>
          <table:table-cell office:value-type="string" calcext:value-type="string">
            <text:p>RELAX.SimID.9.EPSA.230.EPSB.200.T.1123.RA.12.RB.14.NR.7551.NC.1.RhoFields.bin</text:p>
          </table:table-cell>
          <table:table-cell table:number-columns-repeated="2"/>
          <table:table-cell table:formula="of:=CONCATENATE(&quot;diff&quot;;&quot; &quot;;&quot;mpi01/&quot;;[.A660];&quot; &quot;;&quot;mpi09/&quot;;[.B660])" office:value-type="string" office:string-value="diff mpi01/RELAX.SimID.1.EPSA.230.EPSB.200.T.1123.RA.12.RB.14.NR.7551.NC.1.RhoFields.bin mpi09/RELAX.SimID.9.EPSA.230.EPSB.200.T.1123.RA.12.RB.14.NR.7551.NC.1.RhoFields.bin" calcext:value-type="string">
            <text:p>diff mpi01/RELAX.SimID.1.EPSA.230.EPSB.200.T.1123.RA.12.RB.14.NR.7551.NC.1.RhoFields.bin mpi09/RELAX.SimID.9.EPSA.230.EPSB.200.T.11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123.RA.12.RB.15.csv</text:p>
          </table:table-cell>
          <table:table-cell office:value-type="string" calcext:value-type="string">
            <text:p>RELAX.SimID.9.EPSA.230.EPSB.200.T.1123.RA.12.RB.15.csv</text:p>
          </table:table-cell>
          <table:table-cell table:number-columns-repeated="2"/>
          <table:table-cell table:formula="of:=CONCATENATE(&quot;diff&quot;;&quot; &quot;;&quot;mpi01/&quot;;[.A661];&quot; &quot;;&quot;mpi09/&quot;;[.B661])" office:value-type="string" office:string-value="diff mpi01/RELAX.SimID.1.EPSA.230.EPSB.200.T.1123.RA.12.RB.15.csv mpi09/RELAX.SimID.9.EPSA.230.EPSB.200.T.1123.RA.12.RB.15.csv" calcext:value-type="string">
            <text:p>diff mpi01/RELAX.SimID.1.EPSA.230.EPSB.200.T.1123.RA.12.RB.15.csv mpi09/RELAX.SimID.9.EPSA.230.EPSB.200.T.1123.RA.12.RB.15.csv</text:p>
          </table:table-cell>
        </table:table-row>
        <table:table-row table:style-name="ro1">
          <table:table-cell office:value-type="string" calcext:value-type="string">
            <text:p>RELAX.SimID.1.EPSA.230.EPSB.200.T.1123.RA.12.RB.15.NR.7551.NC.1.RhoFields.bin</text:p>
          </table:table-cell>
          <table:table-cell office:value-type="string" calcext:value-type="string">
            <text:p>RELAX.SimID.9.EPSA.230.EPSB.200.T.1123.RA.12.RB.15.NR.7551.NC.1.RhoFields.bin</text:p>
          </table:table-cell>
          <table:table-cell table:number-columns-repeated="2"/>
          <table:table-cell table:formula="of:=CONCATENATE(&quot;diff&quot;;&quot; &quot;;&quot;mpi01/&quot;;[.A662];&quot; &quot;;&quot;mpi09/&quot;;[.B662])" office:value-type="string" office:string-value="diff mpi01/RELAX.SimID.1.EPSA.230.EPSB.200.T.1123.RA.12.RB.15.NR.7551.NC.1.RhoFields.bin mpi09/RELAX.SimID.9.EPSA.230.EPSB.200.T.1123.RA.12.RB.15.NR.7551.NC.1.RhoFields.bin" calcext:value-type="string">
            <text:p>diff mpi01/RELAX.SimID.1.EPSA.230.EPSB.200.T.1123.RA.12.RB.15.NR.7551.NC.1.RhoFields.bin mpi09/RELAX.SimID.9.EPSA.230.EPSB.200.T.1123.RA.12.RB.15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123.RA.12.RB.16.csv</text:p>
          </table:table-cell>
          <table:table-cell office:value-type="string" calcext:value-type="string">
            <text:p>RELAX.SimID.9.EPSA.230.EPSB.200.T.1123.RA.12.RB.16.csv</text:p>
          </table:table-cell>
          <table:table-cell table:number-columns-repeated="2"/>
          <table:table-cell table:formula="of:=CONCATENATE(&quot;diff&quot;;&quot; &quot;;&quot;mpi01/&quot;;[.A663];&quot; &quot;;&quot;mpi09/&quot;;[.B663])" office:value-type="string" office:string-value="diff mpi01/RELAX.SimID.1.EPSA.230.EPSB.200.T.1123.RA.12.RB.16.csv mpi09/RELAX.SimID.9.EPSA.230.EPSB.200.T.1123.RA.12.RB.16.csv" calcext:value-type="string">
            <text:p>diff mpi01/RELAX.SimID.1.EPSA.230.EPSB.200.T.1123.RA.12.RB.16.csv mpi09/RELAX.SimID.9.EPSA.230.EPSB.200.T.1123.RA.12.RB.16.csv</text:p>
          </table:table-cell>
        </table:table-row>
        <table:table-row table:style-name="ro1">
          <table:table-cell office:value-type="string" calcext:value-type="string">
            <text:p>RELAX.SimID.1.EPSA.230.EPSB.200.T.1123.RA.12.RB.16.NR.7551.NC.2.RhoFields.bin</text:p>
          </table:table-cell>
          <table:table-cell office:value-type="string" calcext:value-type="string">
            <text:p>RELAX.SimID.9.EPSA.230.EPSB.200.T.1123.RA.12.RB.16.NR.7551.NC.2.RhoFields.bin</text:p>
          </table:table-cell>
          <table:table-cell table:number-columns-repeated="2"/>
          <table:table-cell table:formula="of:=CONCATENATE(&quot;diff&quot;;&quot; &quot;;&quot;mpi01/&quot;;[.A664];&quot; &quot;;&quot;mpi09/&quot;;[.B664])" office:value-type="string" office:string-value="diff mpi01/RELAX.SimID.1.EPSA.230.EPSB.200.T.1123.RA.12.RB.16.NR.7551.NC.2.RhoFields.bin mpi09/RELAX.SimID.9.EPSA.230.EPSB.200.T.1123.RA.12.RB.16.NR.7551.NC.2.RhoFields.bin" calcext:value-type="string">
            <text:p>diff mpi01/RELAX.SimID.1.EPSA.230.EPSB.200.T.1123.RA.12.RB.16.NR.7551.NC.2.RhoFields.bin mpi09/RELAX.SimID.9.EPSA.230.EPSB.200.T.1123.RA.12.RB.16.NR.7551.NC.2.RhoFields.bin</text:p>
          </table:table-cell>
        </table:table-row>
        <table:table-row table:style-name="ro1">
          <table:table-cell office:value-type="string" calcext:value-type="string">
            <text:p>RELAX.SimID.1.EPSA.230.EPSB.200.T.1173.RA.12.RB.13.csv</text:p>
          </table:table-cell>
          <table:table-cell office:value-type="string" calcext:value-type="string">
            <text:p>RELAX.SimID.9.EPSA.230.EPSB.200.T.1173.RA.12.RB.13.csv</text:p>
          </table:table-cell>
          <table:table-cell table:number-columns-repeated="2"/>
          <table:table-cell table:formula="of:=CONCATENATE(&quot;diff&quot;;&quot; &quot;;&quot;mpi01/&quot;;[.A665];&quot; &quot;;&quot;mpi09/&quot;;[.B665])" office:value-type="string" office:string-value="diff mpi01/RELAX.SimID.1.EPSA.230.EPSB.200.T.1173.RA.12.RB.13.csv mpi09/RELAX.SimID.9.EPSA.230.EPSB.200.T.1173.RA.12.RB.13.csv" calcext:value-type="string">
            <text:p>diff mpi01/RELAX.SimID.1.EPSA.230.EPSB.200.T.1173.RA.12.RB.13.csv mpi09/RELAX.SimID.9.EPSA.230.EPSB.200.T.1173.RA.12.RB.13.csv</text:p>
          </table:table-cell>
        </table:table-row>
        <table:table-row table:style-name="ro1">
          <table:table-cell office:value-type="string" calcext:value-type="string">
            <text:p>RELAX.SimID.1.EPSA.230.EPSB.200.T.1173.RA.12.RB.13.NR.7551.NC.1.RhoFields.bin</text:p>
          </table:table-cell>
          <table:table-cell office:value-type="string" calcext:value-type="string">
            <text:p>RELAX.SimID.9.EPSA.230.EPSB.200.T.1173.RA.12.RB.13.NR.7551.NC.1.RhoFields.bin</text:p>
          </table:table-cell>
          <table:table-cell table:number-columns-repeated="2"/>
          <table:table-cell table:formula="of:=CONCATENATE(&quot;diff&quot;;&quot; &quot;;&quot;mpi01/&quot;;[.A666];&quot; &quot;;&quot;mpi09/&quot;;[.B666])" office:value-type="string" office:string-value="diff mpi01/RELAX.SimID.1.EPSA.230.EPSB.200.T.1173.RA.12.RB.13.NR.7551.NC.1.RhoFields.bin mpi09/RELAX.SimID.9.EPSA.230.EPSB.200.T.1173.RA.12.RB.13.NR.7551.NC.1.RhoFields.bin" calcext:value-type="string">
            <text:p>diff mpi01/RELAX.SimID.1.EPSA.230.EPSB.200.T.1173.RA.12.RB.13.NR.7551.NC.1.RhoFields.bin mpi09/RELAX.SimID.9.EPSA.230.EPSB.200.T.11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173.RA.12.RB.14.csv</text:p>
          </table:table-cell>
          <table:table-cell office:value-type="string" calcext:value-type="string">
            <text:p>RELAX.SimID.9.EPSA.230.EPSB.200.T.1173.RA.12.RB.14.csv</text:p>
          </table:table-cell>
          <table:table-cell table:number-columns-repeated="2"/>
          <table:table-cell table:formula="of:=CONCATENATE(&quot;diff&quot;;&quot; &quot;;&quot;mpi01/&quot;;[.A667];&quot; &quot;;&quot;mpi09/&quot;;[.B667])" office:value-type="string" office:string-value="diff mpi01/RELAX.SimID.1.EPSA.230.EPSB.200.T.1173.RA.12.RB.14.csv mpi09/RELAX.SimID.9.EPSA.230.EPSB.200.T.1173.RA.12.RB.14.csv" calcext:value-type="string">
            <text:p>diff mpi01/RELAX.SimID.1.EPSA.230.EPSB.200.T.1173.RA.12.RB.14.csv mpi09/RELAX.SimID.9.EPSA.230.EPSB.200.T.1173.RA.12.RB.14.csv</text:p>
          </table:table-cell>
        </table:table-row>
        <table:table-row table:style-name="ro1">
          <table:table-cell office:value-type="string" calcext:value-type="string">
            <text:p>RELAX.SimID.1.EPSA.230.EPSB.200.T.1173.RA.12.RB.14.NR.7551.NC.1.RhoFields.bin</text:p>
          </table:table-cell>
          <table:table-cell office:value-type="string" calcext:value-type="string">
            <text:p>RELAX.SimID.9.EPSA.230.EPSB.200.T.1173.RA.12.RB.14.NR.7551.NC.1.RhoFields.bin</text:p>
          </table:table-cell>
          <table:table-cell table:number-columns-repeated="2"/>
          <table:table-cell table:formula="of:=CONCATENATE(&quot;diff&quot;;&quot; &quot;;&quot;mpi01/&quot;;[.A668];&quot; &quot;;&quot;mpi09/&quot;;[.B668])" office:value-type="string" office:string-value="diff mpi01/RELAX.SimID.1.EPSA.230.EPSB.200.T.1173.RA.12.RB.14.NR.7551.NC.1.RhoFields.bin mpi09/RELAX.SimID.9.EPSA.230.EPSB.200.T.1173.RA.12.RB.14.NR.7551.NC.1.RhoFields.bin" calcext:value-type="string">
            <text:p>diff mpi01/RELAX.SimID.1.EPSA.230.EPSB.200.T.1173.RA.12.RB.14.NR.7551.NC.1.RhoFields.bin mpi09/RELAX.SimID.9.EPSA.230.EPSB.200.T.11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173.RA.12.RB.15.csv</text:p>
          </table:table-cell>
          <table:table-cell office:value-type="string" calcext:value-type="string">
            <text:p>RELAX.SimID.9.EPSA.230.EPSB.200.T.1173.RA.12.RB.15.csv</text:p>
          </table:table-cell>
          <table:table-cell table:number-columns-repeated="2"/>
          <table:table-cell table:formula="of:=CONCATENATE(&quot;diff&quot;;&quot; &quot;;&quot;mpi01/&quot;;[.A669];&quot; &quot;;&quot;mpi09/&quot;;[.B669])" office:value-type="string" office:string-value="diff mpi01/RELAX.SimID.1.EPSA.230.EPSB.200.T.1173.RA.12.RB.15.csv mpi09/RELAX.SimID.9.EPSA.230.EPSB.200.T.1173.RA.12.RB.15.csv" calcext:value-type="string">
            <text:p>diff mpi01/RELAX.SimID.1.EPSA.230.EPSB.200.T.1173.RA.12.RB.15.csv mpi09/RELAX.SimID.9.EPSA.230.EPSB.200.T.1173.RA.12.RB.15.csv</text:p>
          </table:table-cell>
        </table:table-row>
        <table:table-row table:style-name="ro1">
          <table:table-cell office:value-type="string" calcext:value-type="string">
            <text:p>RELAX.SimID.1.EPSA.230.EPSB.200.T.1173.RA.12.RB.15.NR.7551.NC.1.RhoFields.bin</text:p>
          </table:table-cell>
          <table:table-cell office:value-type="string" calcext:value-type="string">
            <text:p>RELAX.SimID.9.EPSA.230.EPSB.200.T.1173.RA.12.RB.15.NR.7551.NC.1.RhoFields.bin</text:p>
          </table:table-cell>
          <table:table-cell table:number-columns-repeated="2"/>
          <table:table-cell table:formula="of:=CONCATENATE(&quot;diff&quot;;&quot; &quot;;&quot;mpi01/&quot;;[.A670];&quot; &quot;;&quot;mpi09/&quot;;[.B670])" office:value-type="string" office:string-value="diff mpi01/RELAX.SimID.1.EPSA.230.EPSB.200.T.1173.RA.12.RB.15.NR.7551.NC.1.RhoFields.bin mpi09/RELAX.SimID.9.EPSA.230.EPSB.200.T.1173.RA.12.RB.15.NR.7551.NC.1.RhoFields.bin" calcext:value-type="string">
            <text:p>diff mpi01/RELAX.SimID.1.EPSA.230.EPSB.200.T.1173.RA.12.RB.15.NR.7551.NC.1.RhoFields.bin mpi09/RELAX.SimID.9.EPSA.230.EPSB.200.T.11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173.RA.12.RB.16.csv</text:p>
          </table:table-cell>
          <table:table-cell office:value-type="string" calcext:value-type="string">
            <text:p>RELAX.SimID.9.EPSA.230.EPSB.200.T.1173.RA.12.RB.16.csv</text:p>
          </table:table-cell>
          <table:table-cell table:number-columns-repeated="2"/>
          <table:table-cell table:formula="of:=CONCATENATE(&quot;diff&quot;;&quot; &quot;;&quot;mpi01/&quot;;[.A671];&quot; &quot;;&quot;mpi09/&quot;;[.B671])" office:value-type="string" office:string-value="diff mpi01/RELAX.SimID.1.EPSA.230.EPSB.200.T.1173.RA.12.RB.16.csv mpi09/RELAX.SimID.9.EPSA.230.EPSB.200.T.1173.RA.12.RB.16.csv" calcext:value-type="string">
            <text:p>diff mpi01/RELAX.SimID.1.EPSA.230.EPSB.200.T.1173.RA.12.RB.16.csv mpi09/RELAX.SimID.9.EPSA.230.EPSB.200.T.1173.RA.12.RB.16.csv</text:p>
          </table:table-cell>
        </table:table-row>
        <table:table-row table:style-name="ro1">
          <table:table-cell office:value-type="string" calcext:value-type="string">
            <text:p>RELAX.SimID.1.EPSA.230.EPSB.200.T.1173.RA.12.RB.16.NR.7551.NC.8.RhoFields.bin</text:p>
          </table:table-cell>
          <table:table-cell office:value-type="string" calcext:value-type="string">
            <text:p>RELAX.SimID.9.EPSA.230.EPSB.200.T.1173.RA.12.RB.16.NR.7551.NC.8.RhoFields.bin</text:p>
          </table:table-cell>
          <table:table-cell table:number-columns-repeated="2"/>
          <table:table-cell table:formula="of:=CONCATENATE(&quot;diff&quot;;&quot; &quot;;&quot;mpi01/&quot;;[.A672];&quot; &quot;;&quot;mpi09/&quot;;[.B672])" office:value-type="string" office:string-value="diff mpi01/RELAX.SimID.1.EPSA.230.EPSB.200.T.1173.RA.12.RB.16.NR.7551.NC.8.RhoFields.bin mpi09/RELAX.SimID.9.EPSA.230.EPSB.200.T.1173.RA.12.RB.16.NR.7551.NC.8.RhoFields.bin" calcext:value-type="string">
            <text:p>diff mpi01/RELAX.SimID.1.EPSA.230.EPSB.200.T.1173.RA.12.RB.16.NR.7551.NC.8.RhoFields.bin mpi09/RELAX.SimID.9.EPSA.230.EPSB.200.T.1173.RA.12.RB.16.NR.7551.NC.8.RhoFields.bin</text:p>
          </table:table-cell>
        </table:table-row>
        <table:table-row table:style-name="ro1">
          <table:table-cell office:value-type="string" calcext:value-type="string">
            <text:p>RELAX.SimID.1.EPSA.230.EPSB.200.T.1223.RA.12.RB.13.csv</text:p>
          </table:table-cell>
          <table:table-cell office:value-type="string" calcext:value-type="string">
            <text:p>RELAX.SimID.9.EPSA.230.EPSB.200.T.1223.RA.12.RB.13.csv</text:p>
          </table:table-cell>
          <table:table-cell table:number-columns-repeated="2"/>
          <table:table-cell table:formula="of:=CONCATENATE(&quot;diff&quot;;&quot; &quot;;&quot;mpi01/&quot;;[.A673];&quot; &quot;;&quot;mpi09/&quot;;[.B673])" office:value-type="string" office:string-value="diff mpi01/RELAX.SimID.1.EPSA.230.EPSB.200.T.1223.RA.12.RB.13.csv mpi09/RELAX.SimID.9.EPSA.230.EPSB.200.T.1223.RA.12.RB.13.csv" calcext:value-type="string">
            <text:p>diff mpi01/RELAX.SimID.1.EPSA.230.EPSB.200.T.1223.RA.12.RB.13.csv mpi09/RELAX.SimID.9.EPSA.230.EPSB.200.T.1223.RA.12.RB.13.csv</text:p>
          </table:table-cell>
        </table:table-row>
        <table:table-row table:style-name="ro1">
          <table:table-cell office:value-type="string" calcext:value-type="string">
            <text:p>RELAX.SimID.1.EPSA.230.EPSB.200.T.1223.RA.12.RB.13.NR.7551.NC.1.RhoFields.bin</text:p>
          </table:table-cell>
          <table:table-cell office:value-type="string" calcext:value-type="string">
            <text:p>RELAX.SimID.9.EPSA.230.EPSB.200.T.1223.RA.12.RB.13.NR.7551.NC.1.RhoFields.bin</text:p>
          </table:table-cell>
          <table:table-cell table:number-columns-repeated="2"/>
          <table:table-cell table:formula="of:=CONCATENATE(&quot;diff&quot;;&quot; &quot;;&quot;mpi01/&quot;;[.A674];&quot; &quot;;&quot;mpi09/&quot;;[.B674])" office:value-type="string" office:string-value="diff mpi01/RELAX.SimID.1.EPSA.230.EPSB.200.T.1223.RA.12.RB.13.NR.7551.NC.1.RhoFields.bin mpi09/RELAX.SimID.9.EPSA.230.EPSB.200.T.1223.RA.12.RB.13.NR.7551.NC.1.RhoFields.bin" calcext:value-type="string">
            <text:p>diff mpi01/RELAX.SimID.1.EPSA.230.EPSB.200.T.1223.RA.12.RB.13.NR.7551.NC.1.RhoFields.bin mpi09/RELAX.SimID.9.EPSA.230.EPSB.200.T.12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223.RA.12.RB.14.csv</text:p>
          </table:table-cell>
          <table:table-cell office:value-type="string" calcext:value-type="string">
            <text:p>RELAX.SimID.9.EPSA.230.EPSB.200.T.1223.RA.12.RB.14.csv</text:p>
          </table:table-cell>
          <table:table-cell table:number-columns-repeated="2"/>
          <table:table-cell table:formula="of:=CONCATENATE(&quot;diff&quot;;&quot; &quot;;&quot;mpi01/&quot;;[.A675];&quot; &quot;;&quot;mpi09/&quot;;[.B675])" office:value-type="string" office:string-value="diff mpi01/RELAX.SimID.1.EPSA.230.EPSB.200.T.1223.RA.12.RB.14.csv mpi09/RELAX.SimID.9.EPSA.230.EPSB.200.T.1223.RA.12.RB.14.csv" calcext:value-type="string">
            <text:p>diff mpi01/RELAX.SimID.1.EPSA.230.EPSB.200.T.1223.RA.12.RB.14.csv mpi09/RELAX.SimID.9.EPSA.230.EPSB.200.T.1223.RA.12.RB.14.csv</text:p>
          </table:table-cell>
        </table:table-row>
        <table:table-row table:style-name="ro1">
          <table:table-cell office:value-type="string" calcext:value-type="string">
            <text:p>RELAX.SimID.1.EPSA.230.EPSB.200.T.1223.RA.12.RB.14.NR.7551.NC.1.RhoFields.bin</text:p>
          </table:table-cell>
          <table:table-cell office:value-type="string" calcext:value-type="string">
            <text:p>RELAX.SimID.9.EPSA.230.EPSB.200.T.1223.RA.12.RB.14.NR.7551.NC.1.RhoFields.bin</text:p>
          </table:table-cell>
          <table:table-cell table:number-columns-repeated="2"/>
          <table:table-cell table:formula="of:=CONCATENATE(&quot;diff&quot;;&quot; &quot;;&quot;mpi01/&quot;;[.A676];&quot; &quot;;&quot;mpi09/&quot;;[.B676])" office:value-type="string" office:string-value="diff mpi01/RELAX.SimID.1.EPSA.230.EPSB.200.T.1223.RA.12.RB.14.NR.7551.NC.1.RhoFields.bin mpi09/RELAX.SimID.9.EPSA.230.EPSB.200.T.1223.RA.12.RB.14.NR.7551.NC.1.RhoFields.bin" calcext:value-type="string">
            <text:p>diff mpi01/RELAX.SimID.1.EPSA.230.EPSB.200.T.1223.RA.12.RB.14.NR.7551.NC.1.RhoFields.bin mpi09/RELAX.SimID.9.EPSA.230.EPSB.200.T.12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223.RA.12.RB.15.csv</text:p>
          </table:table-cell>
          <table:table-cell office:value-type="string" calcext:value-type="string">
            <text:p>RELAX.SimID.9.EPSA.230.EPSB.200.T.1223.RA.12.RB.15.csv</text:p>
          </table:table-cell>
          <table:table-cell table:number-columns-repeated="2"/>
          <table:table-cell table:formula="of:=CONCATENATE(&quot;diff&quot;;&quot; &quot;;&quot;mpi01/&quot;;[.A677];&quot; &quot;;&quot;mpi09/&quot;;[.B677])" office:value-type="string" office:string-value="diff mpi01/RELAX.SimID.1.EPSA.230.EPSB.200.T.1223.RA.12.RB.15.csv mpi09/RELAX.SimID.9.EPSA.230.EPSB.200.T.1223.RA.12.RB.15.csv" calcext:value-type="string">
            <text:p>diff mpi01/RELAX.SimID.1.EPSA.230.EPSB.200.T.1223.RA.12.RB.15.csv mpi09/RELAX.SimID.9.EPSA.230.EPSB.200.T.1223.RA.12.RB.15.csv</text:p>
          </table:table-cell>
        </table:table-row>
        <table:table-row table:style-name="ro1">
          <table:table-cell office:value-type="string" calcext:value-type="string">
            <text:p>RELAX.SimID.1.EPSA.230.EPSB.200.T.1223.RA.12.RB.15.NR.7551.NC.2.RhoFields.bin</text:p>
          </table:table-cell>
          <table:table-cell office:value-type="string" calcext:value-type="string">
            <text:p>RELAX.SimID.9.EPSA.230.EPSB.200.T.1223.RA.12.RB.15.NR.7551.NC.2.RhoFields.bin</text:p>
          </table:table-cell>
          <table:table-cell table:number-columns-repeated="2"/>
          <table:table-cell table:formula="of:=CONCATENATE(&quot;diff&quot;;&quot; &quot;;&quot;mpi01/&quot;;[.A678];&quot; &quot;;&quot;mpi09/&quot;;[.B678])" office:value-type="string" office:string-value="diff mpi01/RELAX.SimID.1.EPSA.230.EPSB.200.T.1223.RA.12.RB.15.NR.7551.NC.2.RhoFields.bin mpi09/RELAX.SimID.9.EPSA.230.EPSB.200.T.1223.RA.12.RB.15.NR.7551.NC.2.RhoFields.bin" calcext:value-type="string">
            <text:p>diff mpi01/RELAX.SimID.1.EPSA.230.EPSB.200.T.1223.RA.12.RB.15.NR.7551.NC.2.RhoFields.bin mpi09/RELAX.SimID.9.EPSA.230.EPSB.200.T.1223.RA.12.RB.15.NR.7551.NC.2.RhoFields.bin</text:p>
          </table:table-cell>
        </table:table-row>
        <table:table-row table:style-name="ro1">
          <table:table-cell office:value-type="string" calcext:value-type="string">
            <text:p>RELAX.SimID.1.EPSA.230.EPSB.200.T.1223.RA.12.RB.16.csv</text:p>
          </table:table-cell>
          <table:table-cell office:value-type="string" calcext:value-type="string">
            <text:p>RELAX.SimID.9.EPSA.230.EPSB.200.T.1223.RA.12.RB.16.csv</text:p>
          </table:table-cell>
          <table:table-cell table:number-columns-repeated="2"/>
          <table:table-cell table:formula="of:=CONCATENATE(&quot;diff&quot;;&quot; &quot;;&quot;mpi01/&quot;;[.A679];&quot; &quot;;&quot;mpi09/&quot;;[.B679])" office:value-type="string" office:string-value="diff mpi01/RELAX.SimID.1.EPSA.230.EPSB.200.T.1223.RA.12.RB.16.csv mpi09/RELAX.SimID.9.EPSA.230.EPSB.200.T.1223.RA.12.RB.16.csv" calcext:value-type="string">
            <text:p>diff mpi01/RELAX.SimID.1.EPSA.230.EPSB.200.T.1223.RA.12.RB.16.csv mpi09/RELAX.SimID.9.EPSA.230.EPSB.200.T.1223.RA.12.RB.16.csv</text:p>
          </table:table-cell>
        </table:table-row>
        <table:table-row table:style-name="ro1">
          <table:table-cell office:value-type="string" calcext:value-type="string">
            <text:p>RELAX.SimID.1.EPSA.230.EPSB.200.T.1223.RA.12.RB.16.NR.7551.NC.43.RhoFields.bin</text:p>
          </table:table-cell>
          <table:table-cell office:value-type="string" calcext:value-type="string">
            <text:p>RELAX.SimID.9.EPSA.230.EPSB.200.T.1223.RA.12.RB.16.NR.7551.NC.43.RhoFields.bin</text:p>
          </table:table-cell>
          <table:table-cell table:number-columns-repeated="2"/>
          <table:table-cell table:formula="of:=CONCATENATE(&quot;diff&quot;;&quot; &quot;;&quot;mpi01/&quot;;[.A680];&quot; &quot;;&quot;mpi09/&quot;;[.B680])" office:value-type="string" office:string-value="diff mpi01/RELAX.SimID.1.EPSA.230.EPSB.200.T.1223.RA.12.RB.16.NR.7551.NC.43.RhoFields.bin mpi09/RELAX.SimID.9.EPSA.230.EPSB.200.T.1223.RA.12.RB.16.NR.7551.NC.43.RhoFields.bin" calcext:value-type="string">
            <text:p>diff mpi01/RELAX.SimID.1.EPSA.230.EPSB.200.T.1223.RA.12.RB.16.NR.7551.NC.43.RhoFields.bin mpi09/RELAX.SimID.9.EPSA.230.EPSB.200.T.1223.RA.12.RB.16.NR.7551.NC.43.RhoFields.bin</text:p>
          </table:table-cell>
        </table:table-row>
        <table:table-row table:style-name="ro1">
          <table:table-cell office:value-type="string" calcext:value-type="string">
            <text:p>RELAX.SimID.1.EPSA.230.EPSB.200.T.1273.RA.12.RB.13.csv</text:p>
          </table:table-cell>
          <table:table-cell office:value-type="string" calcext:value-type="string">
            <text:p>RELAX.SimID.9.EPSA.230.EPSB.200.T.1273.RA.12.RB.13.csv</text:p>
          </table:table-cell>
          <table:table-cell table:number-columns-repeated="2"/>
          <table:table-cell table:formula="of:=CONCATENATE(&quot;diff&quot;;&quot; &quot;;&quot;mpi01/&quot;;[.A681];&quot; &quot;;&quot;mpi09/&quot;;[.B681])" office:value-type="string" office:string-value="diff mpi01/RELAX.SimID.1.EPSA.230.EPSB.200.T.1273.RA.12.RB.13.csv mpi09/RELAX.SimID.9.EPSA.230.EPSB.200.T.1273.RA.12.RB.13.csv" calcext:value-type="string">
            <text:p>diff mpi01/RELAX.SimID.1.EPSA.230.EPSB.200.T.1273.RA.12.RB.13.csv mpi09/RELAX.SimID.9.EPSA.230.EPSB.200.T.1273.RA.12.RB.13.csv</text:p>
          </table:table-cell>
        </table:table-row>
        <table:table-row table:style-name="ro1">
          <table:table-cell office:value-type="string" calcext:value-type="string">
            <text:p>RELAX.SimID.1.EPSA.230.EPSB.200.T.1273.RA.12.RB.13.NR.7551.NC.1.RhoFields.bin</text:p>
          </table:table-cell>
          <table:table-cell office:value-type="string" calcext:value-type="string">
            <text:p>RELAX.SimID.9.EPSA.230.EPSB.200.T.1273.RA.12.RB.13.NR.7551.NC.1.RhoFields.bin</text:p>
          </table:table-cell>
          <table:table-cell table:number-columns-repeated="2"/>
          <table:table-cell table:formula="of:=CONCATENATE(&quot;diff&quot;;&quot; &quot;;&quot;mpi01/&quot;;[.A682];&quot; &quot;;&quot;mpi09/&quot;;[.B682])" office:value-type="string" office:string-value="diff mpi01/RELAX.SimID.1.EPSA.230.EPSB.200.T.1273.RA.12.RB.13.NR.7551.NC.1.RhoFields.bin mpi09/RELAX.SimID.9.EPSA.230.EPSB.200.T.1273.RA.12.RB.13.NR.7551.NC.1.RhoFields.bin" calcext:value-type="string">
            <text:p>diff mpi01/RELAX.SimID.1.EPSA.230.EPSB.200.T.1273.RA.12.RB.13.NR.7551.NC.1.RhoFields.bin mpi09/RELAX.SimID.9.EPSA.230.EPSB.200.T.12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273.RA.12.RB.14.csv</text:p>
          </table:table-cell>
          <table:table-cell office:value-type="string" calcext:value-type="string">
            <text:p>RELAX.SimID.9.EPSA.230.EPSB.200.T.1273.RA.12.RB.14.csv</text:p>
          </table:table-cell>
          <table:table-cell table:number-columns-repeated="2"/>
          <table:table-cell table:formula="of:=CONCATENATE(&quot;diff&quot;;&quot; &quot;;&quot;mpi01/&quot;;[.A683];&quot; &quot;;&quot;mpi09/&quot;;[.B683])" office:value-type="string" office:string-value="diff mpi01/RELAX.SimID.1.EPSA.230.EPSB.200.T.1273.RA.12.RB.14.csv mpi09/RELAX.SimID.9.EPSA.230.EPSB.200.T.1273.RA.12.RB.14.csv" calcext:value-type="string">
            <text:p>diff mpi01/RELAX.SimID.1.EPSA.230.EPSB.200.T.1273.RA.12.RB.14.csv mpi09/RELAX.SimID.9.EPSA.230.EPSB.200.T.1273.RA.12.RB.14.csv</text:p>
          </table:table-cell>
        </table:table-row>
        <table:table-row table:style-name="ro1">
          <table:table-cell office:value-type="string" calcext:value-type="string">
            <text:p>RELAX.SimID.1.EPSA.230.EPSB.200.T.1273.RA.12.RB.14.NR.7551.NC.1.RhoFields.bin</text:p>
          </table:table-cell>
          <table:table-cell office:value-type="string" calcext:value-type="string">
            <text:p>RELAX.SimID.9.EPSA.230.EPSB.200.T.1273.RA.12.RB.14.NR.7551.NC.1.RhoFields.bin</text:p>
          </table:table-cell>
          <table:table-cell table:number-columns-repeated="2"/>
          <table:table-cell table:formula="of:=CONCATENATE(&quot;diff&quot;;&quot; &quot;;&quot;mpi01/&quot;;[.A684];&quot; &quot;;&quot;mpi09/&quot;;[.B684])" office:value-type="string" office:string-value="diff mpi01/RELAX.SimID.1.EPSA.230.EPSB.200.T.1273.RA.12.RB.14.NR.7551.NC.1.RhoFields.bin mpi09/RELAX.SimID.9.EPSA.230.EPSB.200.T.1273.RA.12.RB.14.NR.7551.NC.1.RhoFields.bin" calcext:value-type="string">
            <text:p>diff mpi01/RELAX.SimID.1.EPSA.230.EPSB.200.T.1273.RA.12.RB.14.NR.7551.NC.1.RhoFields.bin mpi09/RELAX.SimID.9.EPSA.230.EPSB.200.T.12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273.RA.12.RB.15.csv</text:p>
          </table:table-cell>
          <table:table-cell office:value-type="string" calcext:value-type="string">
            <text:p>RELAX.SimID.9.EPSA.230.EPSB.200.T.1273.RA.12.RB.15.csv</text:p>
          </table:table-cell>
          <table:table-cell table:number-columns-repeated="2"/>
          <table:table-cell table:formula="of:=CONCATENATE(&quot;diff&quot;;&quot; &quot;;&quot;mpi01/&quot;;[.A685];&quot; &quot;;&quot;mpi09/&quot;;[.B685])" office:value-type="string" office:string-value="diff mpi01/RELAX.SimID.1.EPSA.230.EPSB.200.T.1273.RA.12.RB.15.csv mpi09/RELAX.SimID.9.EPSA.230.EPSB.200.T.1273.RA.12.RB.15.csv" calcext:value-type="string">
            <text:p>diff mpi01/RELAX.SimID.1.EPSA.230.EPSB.200.T.1273.RA.12.RB.15.csv mpi09/RELAX.SimID.9.EPSA.230.EPSB.200.T.1273.RA.12.RB.15.csv</text:p>
          </table:table-cell>
        </table:table-row>
        <table:table-row table:style-name="ro1">
          <table:table-cell office:value-type="string" calcext:value-type="string">
            <text:p>RELAX.SimID.1.EPSA.230.EPSB.200.T.1273.RA.12.RB.15.NR.7551.NC.8.RhoFields.bin</text:p>
          </table:table-cell>
          <table:table-cell office:value-type="string" calcext:value-type="string">
            <text:p>RELAX.SimID.9.EPSA.230.EPSB.200.T.1273.RA.12.RB.15.NR.7551.NC.8.RhoFields.bin</text:p>
          </table:table-cell>
          <table:table-cell table:number-columns-repeated="2"/>
          <table:table-cell table:formula="of:=CONCATENATE(&quot;diff&quot;;&quot; &quot;;&quot;mpi01/&quot;;[.A686];&quot; &quot;;&quot;mpi09/&quot;;[.B686])" office:value-type="string" office:string-value="diff mpi01/RELAX.SimID.1.EPSA.230.EPSB.200.T.1273.RA.12.RB.15.NR.7551.NC.8.RhoFields.bin mpi09/RELAX.SimID.9.EPSA.230.EPSB.200.T.1273.RA.12.RB.15.NR.7551.NC.8.RhoFields.bin" calcext:value-type="string">
            <text:p>diff mpi01/RELAX.SimID.1.EPSA.230.EPSB.200.T.1273.RA.12.RB.15.NR.7551.NC.8.RhoFields.bin mpi09/RELAX.SimID.9.EPSA.230.EPSB.200.T.1273.RA.12.RB.15.NR.7551.NC.8.RhoFields.bin</text:p>
          </table:table-cell>
        </table:table-row>
        <table:table-row table:style-name="ro1">
          <table:table-cell office:value-type="string" calcext:value-type="string">
            <text:p>RELAX.SimID.1.EPSA.230.EPSB.200.T.1273.RA.12.RB.16.csv</text:p>
          </table:table-cell>
          <table:table-cell office:value-type="string" calcext:value-type="string">
            <text:p>RELAX.SimID.9.EPSA.230.EPSB.200.T.1273.RA.12.RB.16.csv</text:p>
          </table:table-cell>
          <table:table-cell table:number-columns-repeated="2"/>
          <table:table-cell table:formula="of:=CONCATENATE(&quot;diff&quot;;&quot; &quot;;&quot;mpi01/&quot;;[.A687];&quot; &quot;;&quot;mpi09/&quot;;[.B687])" office:value-type="string" office:string-value="diff mpi01/RELAX.SimID.1.EPSA.230.EPSB.200.T.1273.RA.12.RB.16.csv mpi09/RELAX.SimID.9.EPSA.230.EPSB.200.T.1273.RA.12.RB.16.csv" calcext:value-type="string">
            <text:p>diff mpi01/RELAX.SimID.1.EPSA.230.EPSB.200.T.1273.RA.12.RB.16.csv mpi09/RELAX.SimID.9.EPSA.230.EPSB.200.T.1273.RA.12.RB.16.csv</text:p>
          </table:table-cell>
        </table:table-row>
        <table:table-row table:style-name="ro1">
          <table:table-cell office:value-type="string" calcext:value-type="string">
            <text:p>RELAX.SimID.1.EPSA.230.EPSB.200.T.1273.RA.12.RB.16.NR.7551.NC.170.RhoFields.bin</text:p>
          </table:table-cell>
          <table:table-cell office:value-type="string" calcext:value-type="string">
            <text:p>RELAX.SimID.9.EPSA.230.EPSB.200.T.1273.RA.12.RB.16.NR.7551.NC.170.RhoFields.bin</text:p>
          </table:table-cell>
          <table:table-cell table:number-columns-repeated="2"/>
          <table:table-cell table:formula="of:=CONCATENATE(&quot;diff&quot;;&quot; &quot;;&quot;mpi01/&quot;;[.A688];&quot; &quot;;&quot;mpi09/&quot;;[.B688])" office:value-type="string" office:string-value="diff mpi01/RELAX.SimID.1.EPSA.230.EPSB.200.T.1273.RA.12.RB.16.NR.7551.NC.170.RhoFields.bin mpi09/RELAX.SimID.9.EPSA.230.EPSB.200.T.1273.RA.12.RB.16.NR.7551.NC.170.RhoFields.bin" calcext:value-type="string">
            <text:p>diff mpi01/RELAX.SimID.1.EPSA.230.EPSB.200.T.1273.RA.12.RB.16.NR.7551.NC.170.RhoFields.bin mpi09/RELAX.SimID.9.EPSA.230.EPSB.200.T.1273.RA.12.RB.16.NR.7551.NC.170.RhoFields.bin</text:p>
          </table:table-cell>
        </table:table-row>
        <table:table-row table:style-name="ro1">
          <table:table-cell office:value-type="string" calcext:value-type="string">
            <text:p>RELAX.SimID.1.EPSA.230.EPSB.200.T.1323.RA.12.RB.13.csv</text:p>
          </table:table-cell>
          <table:table-cell office:value-type="string" calcext:value-type="string">
            <text:p>RELAX.SimID.9.EPSA.230.EPSB.200.T.1323.RA.12.RB.13.csv</text:p>
          </table:table-cell>
          <table:table-cell table:number-columns-repeated="2"/>
          <table:table-cell table:formula="of:=CONCATENATE(&quot;diff&quot;;&quot; &quot;;&quot;mpi01/&quot;;[.A689];&quot; &quot;;&quot;mpi09/&quot;;[.B689])" office:value-type="string" office:string-value="diff mpi01/RELAX.SimID.1.EPSA.230.EPSB.200.T.1323.RA.12.RB.13.csv mpi09/RELAX.SimID.9.EPSA.230.EPSB.200.T.1323.RA.12.RB.13.csv" calcext:value-type="string">
            <text:p>diff mpi01/RELAX.SimID.1.EPSA.230.EPSB.200.T.1323.RA.12.RB.13.csv mpi09/RELAX.SimID.9.EPSA.230.EPSB.200.T.1323.RA.12.RB.13.csv</text:p>
          </table:table-cell>
        </table:table-row>
        <table:table-row table:style-name="ro1">
          <table:table-cell office:value-type="string" calcext:value-type="string">
            <text:p>RELAX.SimID.1.EPSA.230.EPSB.200.T.1323.RA.12.RB.13.NR.7551.NC.1.RhoFields.bin</text:p>
          </table:table-cell>
          <table:table-cell office:value-type="string" calcext:value-type="string">
            <text:p>RELAX.SimID.9.EPSA.230.EPSB.200.T.1323.RA.12.RB.13.NR.7551.NC.1.RhoFields.bin</text:p>
          </table:table-cell>
          <table:table-cell table:number-columns-repeated="2"/>
          <table:table-cell table:formula="of:=CONCATENATE(&quot;diff&quot;;&quot; &quot;;&quot;mpi01/&quot;;[.A690];&quot; &quot;;&quot;mpi09/&quot;;[.B690])" office:value-type="string" office:string-value="diff mpi01/RELAX.SimID.1.EPSA.230.EPSB.200.T.1323.RA.12.RB.13.NR.7551.NC.1.RhoFields.bin mpi09/RELAX.SimID.9.EPSA.230.EPSB.200.T.1323.RA.12.RB.13.NR.7551.NC.1.RhoFields.bin" calcext:value-type="string">
            <text:p>diff mpi01/RELAX.SimID.1.EPSA.230.EPSB.200.T.1323.RA.12.RB.13.NR.7551.NC.1.RhoFields.bin mpi09/RELAX.SimID.9.EPSA.230.EPSB.200.T.13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323.RA.12.RB.14.csv</text:p>
          </table:table-cell>
          <table:table-cell office:value-type="string" calcext:value-type="string">
            <text:p>RELAX.SimID.9.EPSA.230.EPSB.200.T.1323.RA.12.RB.14.csv</text:p>
          </table:table-cell>
          <table:table-cell table:number-columns-repeated="2"/>
          <table:table-cell table:formula="of:=CONCATENATE(&quot;diff&quot;;&quot; &quot;;&quot;mpi01/&quot;;[.A691];&quot; &quot;;&quot;mpi09/&quot;;[.B691])" office:value-type="string" office:string-value="diff mpi01/RELAX.SimID.1.EPSA.230.EPSB.200.T.1323.RA.12.RB.14.csv mpi09/RELAX.SimID.9.EPSA.230.EPSB.200.T.1323.RA.12.RB.14.csv" calcext:value-type="string">
            <text:p>diff mpi01/RELAX.SimID.1.EPSA.230.EPSB.200.T.1323.RA.12.RB.14.csv mpi09/RELAX.SimID.9.EPSA.230.EPSB.200.T.1323.RA.12.RB.14.csv</text:p>
          </table:table-cell>
        </table:table-row>
        <table:table-row table:style-name="ro1">
          <table:table-cell office:value-type="string" calcext:value-type="string">
            <text:p>RELAX.SimID.1.EPSA.230.EPSB.200.T.1323.RA.12.RB.14.NR.7551.NC.1.RhoFields.bin</text:p>
          </table:table-cell>
          <table:table-cell office:value-type="string" calcext:value-type="string">
            <text:p>RELAX.SimID.9.EPSA.230.EPSB.200.T.1323.RA.12.RB.14.NR.7551.NC.1.RhoFields.bin</text:p>
          </table:table-cell>
          <table:table-cell table:number-columns-repeated="2"/>
          <table:table-cell table:formula="of:=CONCATENATE(&quot;diff&quot;;&quot; &quot;;&quot;mpi01/&quot;;[.A692];&quot; &quot;;&quot;mpi09/&quot;;[.B692])" office:value-type="string" office:string-value="diff mpi01/RELAX.SimID.1.EPSA.230.EPSB.200.T.1323.RA.12.RB.14.NR.7551.NC.1.RhoFields.bin mpi09/RELAX.SimID.9.EPSA.230.EPSB.200.T.1323.RA.12.RB.14.NR.7551.NC.1.RhoFields.bin" calcext:value-type="string">
            <text:p>diff mpi01/RELAX.SimID.1.EPSA.230.EPSB.200.T.1323.RA.12.RB.14.NR.7551.NC.1.RhoFields.bin mpi09/RELAX.SimID.9.EPSA.230.EPSB.200.T.13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323.RA.12.RB.15.csv</text:p>
          </table:table-cell>
          <table:table-cell office:value-type="string" calcext:value-type="string">
            <text:p>RELAX.SimID.9.EPSA.230.EPSB.200.T.1323.RA.12.RB.15.csv</text:p>
          </table:table-cell>
          <table:table-cell table:number-columns-repeated="2"/>
          <table:table-cell table:formula="of:=CONCATENATE(&quot;diff&quot;;&quot; &quot;;&quot;mpi01/&quot;;[.A693];&quot; &quot;;&quot;mpi09/&quot;;[.B693])" office:value-type="string" office:string-value="diff mpi01/RELAX.SimID.1.EPSA.230.EPSB.200.T.1323.RA.12.RB.15.csv mpi09/RELAX.SimID.9.EPSA.230.EPSB.200.T.1323.RA.12.RB.15.csv" calcext:value-type="string">
            <text:p>diff mpi01/RELAX.SimID.1.EPSA.230.EPSB.200.T.1323.RA.12.RB.15.csv mpi09/RELAX.SimID.9.EPSA.230.EPSB.200.T.1323.RA.12.RB.15.csv</text:p>
          </table:table-cell>
        </table:table-row>
        <table:table-row table:style-name="ro1">
          <table:table-cell office:value-type="string" calcext:value-type="string">
            <text:p>RELAX.SimID.1.EPSA.230.EPSB.200.T.1323.RA.12.RB.15.NR.7551.NC.31.RhoFields.bin</text:p>
          </table:table-cell>
          <table:table-cell office:value-type="string" calcext:value-type="string">
            <text:p>RELAX.SimID.9.EPSA.230.EPSB.200.T.1323.RA.12.RB.15.NR.7551.NC.31.RhoFields.bin</text:p>
          </table:table-cell>
          <table:table-cell table:number-columns-repeated="2"/>
          <table:table-cell table:formula="of:=CONCATENATE(&quot;diff&quot;;&quot; &quot;;&quot;mpi01/&quot;;[.A694];&quot; &quot;;&quot;mpi09/&quot;;[.B694])" office:value-type="string" office:string-value="diff mpi01/RELAX.SimID.1.EPSA.230.EPSB.200.T.1323.RA.12.RB.15.NR.7551.NC.31.RhoFields.bin mpi09/RELAX.SimID.9.EPSA.230.EPSB.200.T.1323.RA.12.RB.15.NR.7551.NC.31.RhoFields.bin" calcext:value-type="string">
            <text:p>diff mpi01/RELAX.SimID.1.EPSA.230.EPSB.200.T.1323.RA.12.RB.15.NR.7551.NC.31.RhoFields.bin mpi09/RELAX.SimID.9.EPSA.230.EPSB.200.T.1323.RA.12.RB.15.NR.7551.NC.31.RhoFields.bin</text:p>
          </table:table-cell>
        </table:table-row>
        <table:table-row table:style-name="ro1">
          <table:table-cell office:value-type="string" calcext:value-type="string">
            <text:p>RELAX.SimID.1.EPSA.230.EPSB.200.T.1323.RA.12.RB.16.csv</text:p>
          </table:table-cell>
          <table:table-cell office:value-type="string" calcext:value-type="string">
            <text:p>RELAX.SimID.9.EPSA.230.EPSB.200.T.1323.RA.12.RB.16.csv</text:p>
          </table:table-cell>
          <table:table-cell table:number-columns-repeated="2"/>
          <table:table-cell table:formula="of:=CONCATENATE(&quot;diff&quot;;&quot; &quot;;&quot;mpi01/&quot;;[.A695];&quot; &quot;;&quot;mpi09/&quot;;[.B695])" office:value-type="string" office:string-value="diff mpi01/RELAX.SimID.1.EPSA.230.EPSB.200.T.1323.RA.12.RB.16.csv mpi09/RELAX.SimID.9.EPSA.230.EPSB.200.T.1323.RA.12.RB.16.csv" calcext:value-type="string">
            <text:p>diff mpi01/RELAX.SimID.1.EPSA.230.EPSB.200.T.1323.RA.12.RB.16.csv mpi09/RELAX.SimID.9.EPSA.230.EPSB.200.T.1323.RA.12.RB.16.csv</text:p>
          </table:table-cell>
        </table:table-row>
        <table:table-row table:style-name="ro1">
          <table:table-cell office:value-type="string" calcext:value-type="string">
            <text:p>RELAX.SimID.1.EPSA.230.EPSB.200.T.1323.RA.12.RB.16.NR.7551.NC.518.RhoFields.bin</text:p>
          </table:table-cell>
          <table:table-cell office:value-type="string" calcext:value-type="string">
            <text:p>RELAX.SimID.9.EPSA.230.EPSB.200.T.1323.RA.12.RB.16.NR.7551.NC.518.RhoFields.bin</text:p>
          </table:table-cell>
          <table:table-cell table:number-columns-repeated="2"/>
          <table:table-cell table:formula="of:=CONCATENATE(&quot;diff&quot;;&quot; &quot;;&quot;mpi01/&quot;;[.A696];&quot; &quot;;&quot;mpi09/&quot;;[.B696])" office:value-type="string" office:string-value="diff mpi01/RELAX.SimID.1.EPSA.230.EPSB.200.T.1323.RA.12.RB.16.NR.7551.NC.518.RhoFields.bin mpi09/RELAX.SimID.9.EPSA.230.EPSB.200.T.1323.RA.12.RB.16.NR.7551.NC.518.RhoFields.bin" calcext:value-type="string">
            <text:p>diff mpi01/RELAX.SimID.1.EPSA.230.EPSB.200.T.1323.RA.12.RB.16.NR.7551.NC.518.RhoFields.bin mpi09/RELAX.SimID.9.EPSA.230.EPSB.200.T.1323.RA.12.RB.16.NR.7551.NC.518.RhoFields.bin</text:p>
          </table:table-cell>
        </table:table-row>
        <table:table-row table:style-name="ro1">
          <table:table-cell office:value-type="string" calcext:value-type="string">
            <text:p>RELAX.SimID.1.EPSA.230.EPSB.200.T.1373.RA.12.RB.13.csv</text:p>
          </table:table-cell>
          <table:table-cell office:value-type="string" calcext:value-type="string">
            <text:p>RELAX.SimID.9.EPSA.230.EPSB.200.T.1373.RA.12.RB.13.csv</text:p>
          </table:table-cell>
          <table:table-cell table:number-columns-repeated="2"/>
          <table:table-cell table:formula="of:=CONCATENATE(&quot;diff&quot;;&quot; &quot;;&quot;mpi01/&quot;;[.A697];&quot; &quot;;&quot;mpi09/&quot;;[.B697])" office:value-type="string" office:string-value="diff mpi01/RELAX.SimID.1.EPSA.230.EPSB.200.T.1373.RA.12.RB.13.csv mpi09/RELAX.SimID.9.EPSA.230.EPSB.200.T.1373.RA.12.RB.13.csv" calcext:value-type="string">
            <text:p>diff mpi01/RELAX.SimID.1.EPSA.230.EPSB.200.T.1373.RA.12.RB.13.csv mpi09/RELAX.SimID.9.EPSA.230.EPSB.200.T.1373.RA.12.RB.13.csv</text:p>
          </table:table-cell>
        </table:table-row>
        <table:table-row table:style-name="ro1">
          <table:table-cell office:value-type="string" calcext:value-type="string">
            <text:p>RELAX.SimID.1.EPSA.230.EPSB.200.T.1373.RA.12.RB.13.NR.7551.NC.1.RhoFields.bin</text:p>
          </table:table-cell>
          <table:table-cell office:value-type="string" calcext:value-type="string">
            <text:p>RELAX.SimID.9.EPSA.230.EPSB.200.T.1373.RA.12.RB.13.NR.7551.NC.1.RhoFields.bin</text:p>
          </table:table-cell>
          <table:table-cell table:number-columns-repeated="2"/>
          <table:table-cell table:formula="of:=CONCATENATE(&quot;diff&quot;;&quot; &quot;;&quot;mpi01/&quot;;[.A698];&quot; &quot;;&quot;mpi09/&quot;;[.B698])" office:value-type="string" office:string-value="diff mpi01/RELAX.SimID.1.EPSA.230.EPSB.200.T.1373.RA.12.RB.13.NR.7551.NC.1.RhoFields.bin mpi09/RELAX.SimID.9.EPSA.230.EPSB.200.T.1373.RA.12.RB.13.NR.7551.NC.1.RhoFields.bin" calcext:value-type="string">
            <text:p>diff mpi01/RELAX.SimID.1.EPSA.230.EPSB.200.T.1373.RA.12.RB.13.NR.7551.NC.1.RhoFields.bin mpi09/RELAX.SimID.9.EPSA.230.EPSB.200.T.13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373.RA.12.RB.14.csv</text:p>
          </table:table-cell>
          <table:table-cell office:value-type="string" calcext:value-type="string">
            <text:p>RELAX.SimID.9.EPSA.230.EPSB.200.T.1373.RA.12.RB.14.csv</text:p>
          </table:table-cell>
          <table:table-cell table:number-columns-repeated="2"/>
          <table:table-cell table:formula="of:=CONCATENATE(&quot;diff&quot;;&quot; &quot;;&quot;mpi01/&quot;;[.A699];&quot; &quot;;&quot;mpi09/&quot;;[.B699])" office:value-type="string" office:string-value="diff mpi01/RELAX.SimID.1.EPSA.230.EPSB.200.T.1373.RA.12.RB.14.csv mpi09/RELAX.SimID.9.EPSA.230.EPSB.200.T.1373.RA.12.RB.14.csv" calcext:value-type="string">
            <text:p>diff mpi01/RELAX.SimID.1.EPSA.230.EPSB.200.T.1373.RA.12.RB.14.csv mpi09/RELAX.SimID.9.EPSA.230.EPSB.200.T.1373.RA.12.RB.14.csv</text:p>
          </table:table-cell>
        </table:table-row>
        <table:table-row table:style-name="ro1">
          <table:table-cell office:value-type="string" calcext:value-type="string">
            <text:p>RELAX.SimID.1.EPSA.230.EPSB.200.T.1373.RA.12.RB.14.NR.7551.NC.4.RhoFields.bin</text:p>
          </table:table-cell>
          <table:table-cell office:value-type="string" calcext:value-type="string">
            <text:p>RELAX.SimID.9.EPSA.230.EPSB.200.T.1373.RA.12.RB.14.NR.7551.NC.4.RhoFields.bin</text:p>
          </table:table-cell>
          <table:table-cell table:number-columns-repeated="2"/>
          <table:table-cell table:formula="of:=CONCATENATE(&quot;diff&quot;;&quot; &quot;;&quot;mpi01/&quot;;[.A700];&quot; &quot;;&quot;mpi09/&quot;;[.B700])" office:value-type="string" office:string-value="diff mpi01/RELAX.SimID.1.EPSA.230.EPSB.200.T.1373.RA.12.RB.14.NR.7551.NC.4.RhoFields.bin mpi09/RELAX.SimID.9.EPSA.230.EPSB.200.T.1373.RA.12.RB.14.NR.7551.NC.4.RhoFields.bin" calcext:value-type="string">
            <text:p>diff mpi01/RELAX.SimID.1.EPSA.230.EPSB.200.T.1373.RA.12.RB.14.NR.7551.NC.4.RhoFields.bin mpi09/RELAX.SimID.9.EPSA.230.EPSB.200.T.1373.RA.12.RB.14.NR.7551.NC.4.RhoFields.bin</text:p>
          </table:table-cell>
        </table:table-row>
        <table:table-row table:style-name="ro1">
          <table:table-cell office:value-type="string" calcext:value-type="string">
            <text:p>RELAX.SimID.1.EPSA.230.EPSB.200.T.1373.RA.12.RB.15.csv</text:p>
          </table:table-cell>
          <table:table-cell office:value-type="string" calcext:value-type="string">
            <text:p>RELAX.SimID.9.EPSA.230.EPSB.200.T.1373.RA.12.RB.15.csv</text:p>
          </table:table-cell>
          <table:table-cell table:number-columns-repeated="2"/>
          <table:table-cell table:formula="of:=CONCATENATE(&quot;diff&quot;;&quot; &quot;;&quot;mpi01/&quot;;[.A701];&quot; &quot;;&quot;mpi09/&quot;;[.B701])" office:value-type="string" office:string-value="diff mpi01/RELAX.SimID.1.EPSA.230.EPSB.200.T.1373.RA.12.RB.15.csv mpi09/RELAX.SimID.9.EPSA.230.EPSB.200.T.1373.RA.12.RB.15.csv" calcext:value-type="string">
            <text:p>diff mpi01/RELAX.SimID.1.EPSA.230.EPSB.200.T.1373.RA.12.RB.15.csv mpi09/RELAX.SimID.9.EPSA.230.EPSB.200.T.1373.RA.12.RB.15.csv</text:p>
          </table:table-cell>
        </table:table-row>
        <table:table-row table:style-name="ro1">
          <table:table-cell office:value-type="string" calcext:value-type="string">
            <text:p>RELAX.SimID.1.EPSA.230.EPSB.200.T.1373.RA.12.RB.15.NR.7551.NC.104.RhoFields.bin</text:p>
          </table:table-cell>
          <table:table-cell office:value-type="string" calcext:value-type="string">
            <text:p>RELAX.SimID.9.EPSA.230.EPSB.200.T.1373.RA.12.RB.15.NR.7551.NC.104.RhoFields.bin</text:p>
          </table:table-cell>
          <table:table-cell table:number-columns-repeated="2"/>
          <table:table-cell table:formula="of:=CONCATENATE(&quot;diff&quot;;&quot; &quot;;&quot;mpi01/&quot;;[.A702];&quot; &quot;;&quot;mpi09/&quot;;[.B702])" office:value-type="string" office:string-value="diff mpi01/RELAX.SimID.1.EPSA.230.EPSB.200.T.1373.RA.12.RB.15.NR.7551.NC.104.RhoFields.bin mpi09/RELAX.SimID.9.EPSA.230.EPSB.200.T.1373.RA.12.RB.15.NR.7551.NC.104.RhoFields.bin" calcext:value-type="string">
            <text:p>diff mpi01/RELAX.SimID.1.EPSA.230.EPSB.200.T.1373.RA.12.RB.15.NR.7551.NC.104.RhoFields.bin mpi09/RELAX.SimID.9.EPSA.230.EPSB.200.T.1373.RA.12.RB.15.NR.7551.NC.104.RhoFields.bin</text:p>
          </table:table-cell>
        </table:table-row>
        <table:table-row table:style-name="ro1">
          <table:table-cell office:value-type="string" calcext:value-type="string">
            <text:p>RELAX.SimID.1.EPSA.230.EPSB.200.T.1373.RA.12.RB.16.csv</text:p>
          </table:table-cell>
          <table:table-cell office:value-type="string" calcext:value-type="string">
            <text:p>RELAX.SimID.9.EPSA.230.EPSB.200.T.1373.RA.12.RB.16.csv</text:p>
          </table:table-cell>
          <table:table-cell table:number-columns-repeated="2"/>
          <table:table-cell table:formula="of:=CONCATENATE(&quot;diff&quot;;&quot; &quot;;&quot;mpi01/&quot;;[.A703];&quot; &quot;;&quot;mpi09/&quot;;[.B703])" office:value-type="string" office:string-value="diff mpi01/RELAX.SimID.1.EPSA.230.EPSB.200.T.1373.RA.12.RB.16.csv mpi09/RELAX.SimID.9.EPSA.230.EPSB.200.T.1373.RA.12.RB.16.csv" calcext:value-type="string">
            <text:p>diff mpi01/RELAX.SimID.1.EPSA.230.EPSB.200.T.1373.RA.12.RB.16.csv mpi09/RELAX.SimID.9.EPSA.230.EPSB.200.T.1373.RA.12.RB.16.csv</text:p>
          </table:table-cell>
        </table:table-row>
        <table:table-row table:style-name="ro1">
          <table:table-cell office:value-type="string" calcext:value-type="string">
            <text:p>RELAX.SimID.1.EPSA.230.EPSB.200.T.1373.RA.12.RB.16.NR.7551.NC.1401.RhoFields.bin</text:p>
          </table:table-cell>
          <table:table-cell office:value-type="string" calcext:value-type="string">
            <text:p>RELAX.SimID.9.EPSA.230.EPSB.200.T.1373.RA.12.RB.16.NR.7551.NC.1401.RhoFields.bin</text:p>
          </table:table-cell>
          <table:table-cell table:number-columns-repeated="2"/>
          <table:table-cell table:formula="of:=CONCATENATE(&quot;diff&quot;;&quot; &quot;;&quot;mpi01/&quot;;[.A704];&quot; &quot;;&quot;mpi09/&quot;;[.B704])" office:value-type="string" office:string-value="diff mpi01/RELAX.SimID.1.EPSA.230.EPSB.200.T.1373.RA.12.RB.16.NR.7551.NC.1401.RhoFields.bin mpi09/RELAX.SimID.9.EPSA.230.EPSB.200.T.1373.RA.12.RB.16.NR.7551.NC.1401.RhoFields.bin" calcext:value-type="string">
            <text:p>diff mpi01/RELAX.SimID.1.EPSA.230.EPSB.200.T.1373.RA.12.RB.16.NR.7551.NC.1401.RhoFields.bin mpi09/RELAX.SimID.9.EPSA.230.EPSB.2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30.EPSB.200.T.1423.RA.12.RB.13.csv</text:p>
          </table:table-cell>
          <table:table-cell office:value-type="string" calcext:value-type="string">
            <text:p>RELAX.SimID.9.EPSA.230.EPSB.200.T.1423.RA.12.RB.13.csv</text:p>
          </table:table-cell>
          <table:table-cell table:number-columns-repeated="2"/>
          <table:table-cell table:formula="of:=CONCATENATE(&quot;diff&quot;;&quot; &quot;;&quot;mpi01/&quot;;[.A705];&quot; &quot;;&quot;mpi09/&quot;;[.B705])" office:value-type="string" office:string-value="diff mpi01/RELAX.SimID.1.EPSA.230.EPSB.200.T.1423.RA.12.RB.13.csv mpi09/RELAX.SimID.9.EPSA.230.EPSB.200.T.1423.RA.12.RB.13.csv" calcext:value-type="string">
            <text:p>diff mpi01/RELAX.SimID.1.EPSA.230.EPSB.200.T.1423.RA.12.RB.13.csv mpi09/RELAX.SimID.9.EPSA.230.EPSB.200.T.1423.RA.12.RB.13.csv</text:p>
          </table:table-cell>
        </table:table-row>
        <table:table-row table:style-name="ro1">
          <table:table-cell office:value-type="string" calcext:value-type="string">
            <text:p>RELAX.SimID.1.EPSA.230.EPSB.200.T.1423.RA.12.RB.13.NR.7551.NC.1.RhoFields.bin</text:p>
          </table:table-cell>
          <table:table-cell office:value-type="string" calcext:value-type="string">
            <text:p>RELAX.SimID.9.EPSA.230.EPSB.200.T.1423.RA.12.RB.13.NR.7551.NC.1.RhoFields.bin</text:p>
          </table:table-cell>
          <table:table-cell table:number-columns-repeated="2"/>
          <table:table-cell table:formula="of:=CONCATENATE(&quot;diff&quot;;&quot; &quot;;&quot;mpi01/&quot;;[.A706];&quot; &quot;;&quot;mpi09/&quot;;[.B706])" office:value-type="string" office:string-value="diff mpi01/RELAX.SimID.1.EPSA.230.EPSB.200.T.1423.RA.12.RB.13.NR.7551.NC.1.RhoFields.bin mpi09/RELAX.SimID.9.EPSA.230.EPSB.200.T.1423.RA.12.RB.13.NR.7551.NC.1.RhoFields.bin" calcext:value-type="string">
            <text:p>diff mpi01/RELAX.SimID.1.EPSA.230.EPSB.200.T.1423.RA.12.RB.13.NR.7551.NC.1.RhoFields.bin mpi09/RELAX.SimID.9.EPSA.230.EPSB.200.T.14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423.RA.12.RB.14.csv</text:p>
          </table:table-cell>
          <table:table-cell office:value-type="string" calcext:value-type="string">
            <text:p>RELAX.SimID.9.EPSA.230.EPSB.200.T.1423.RA.12.RB.14.csv</text:p>
          </table:table-cell>
          <table:table-cell table:number-columns-repeated="2"/>
          <table:table-cell table:formula="of:=CONCATENATE(&quot;diff&quot;;&quot; &quot;;&quot;mpi01/&quot;;[.A707];&quot; &quot;;&quot;mpi09/&quot;;[.B707])" office:value-type="string" office:string-value="diff mpi01/RELAX.SimID.1.EPSA.230.EPSB.200.T.1423.RA.12.RB.14.csv mpi09/RELAX.SimID.9.EPSA.230.EPSB.200.T.1423.RA.12.RB.14.csv" calcext:value-type="string">
            <text:p>diff mpi01/RELAX.SimID.1.EPSA.230.EPSB.200.T.1423.RA.12.RB.14.csv mpi09/RELAX.SimID.9.EPSA.230.EPSB.200.T.1423.RA.12.RB.14.csv</text:p>
          </table:table-cell>
        </table:table-row>
        <table:table-row table:style-name="ro1">
          <table:table-cell office:value-type="string" calcext:value-type="string">
            <text:p>RELAX.SimID.1.EPSA.230.EPSB.200.T.1423.RA.12.RB.14.NR.7551.NC.13.RhoFields.bin</text:p>
          </table:table-cell>
          <table:table-cell office:value-type="string" calcext:value-type="string">
            <text:p>RELAX.SimID.9.EPSA.230.EPSB.200.T.1423.RA.12.RB.14.NR.7551.NC.13.RhoFields.bin</text:p>
          </table:table-cell>
          <table:table-cell table:number-columns-repeated="2"/>
          <table:table-cell table:formula="of:=CONCATENATE(&quot;diff&quot;;&quot; &quot;;&quot;mpi01/&quot;;[.A708];&quot; &quot;;&quot;mpi09/&quot;;[.B708])" office:value-type="string" office:string-value="diff mpi01/RELAX.SimID.1.EPSA.230.EPSB.200.T.1423.RA.12.RB.14.NR.7551.NC.13.RhoFields.bin mpi09/RELAX.SimID.9.EPSA.230.EPSB.200.T.1423.RA.12.RB.14.NR.7551.NC.13.RhoFields.bin" calcext:value-type="string">
            <text:p>diff mpi01/RELAX.SimID.1.EPSA.230.EPSB.200.T.1423.RA.12.RB.14.NR.7551.NC.13.RhoFields.bin mpi09/RELAX.SimID.9.EPSA.230.EPSB.200.T.1423.RA.12.RB.14.NR.7551.NC.13.RhoFields.bin</text:p>
          </table:table-cell>
        </table:table-row>
        <table:table-row table:style-name="ro1">
          <table:table-cell office:value-type="string" calcext:value-type="string">
            <text:p>RELAX.SimID.1.EPSA.230.EPSB.200.T.1423.RA.12.RB.15.csv</text:p>
          </table:table-cell>
          <table:table-cell office:value-type="string" calcext:value-type="string">
            <text:p>RELAX.SimID.9.EPSA.230.EPSB.200.T.1423.RA.12.RB.15.csv</text:p>
          </table:table-cell>
          <table:table-cell table:number-columns-repeated="2"/>
          <table:table-cell table:formula="of:=CONCATENATE(&quot;diff&quot;;&quot; &quot;;&quot;mpi01/&quot;;[.A709];&quot; &quot;;&quot;mpi09/&quot;;[.B709])" office:value-type="string" office:string-value="diff mpi01/RELAX.SimID.1.EPSA.230.EPSB.200.T.1423.RA.12.RB.15.csv mpi09/RELAX.SimID.9.EPSA.230.EPSB.200.T.1423.RA.12.RB.15.csv" calcext:value-type="string">
            <text:p>diff mpi01/RELAX.SimID.1.EPSA.230.EPSB.200.T.1423.RA.12.RB.15.csv mpi09/RELAX.SimID.9.EPSA.230.EPSB.200.T.1423.RA.12.RB.15.csv</text:p>
          </table:table-cell>
        </table:table-row>
        <table:table-row table:style-name="ro1">
          <table:table-cell office:value-type="string" calcext:value-type="string">
            <text:p>RELAX.SimID.1.EPSA.230.EPSB.200.T.1423.RA.12.RB.15.NR.7551.NC.281.RhoFields.bin</text:p>
          </table:table-cell>
          <table:table-cell office:value-type="string" calcext:value-type="string">
            <text:p>RELAX.SimID.9.EPSA.230.EPSB.200.T.1423.RA.12.RB.15.NR.7551.NC.281.RhoFields.bin</text:p>
          </table:table-cell>
          <table:table-cell table:number-columns-repeated="2"/>
          <table:table-cell table:formula="of:=CONCATENATE(&quot;diff&quot;;&quot; &quot;;&quot;mpi01/&quot;;[.A710];&quot; &quot;;&quot;mpi09/&quot;;[.B710])" office:value-type="string" office:string-value="diff mpi01/RELAX.SimID.1.EPSA.230.EPSB.200.T.1423.RA.12.RB.15.NR.7551.NC.281.RhoFields.bin mpi09/RELAX.SimID.9.EPSA.230.EPSB.200.T.1423.RA.12.RB.15.NR.7551.NC.281.RhoFields.bin" calcext:value-type="string">
            <text:p>diff mpi01/RELAX.SimID.1.EPSA.230.EPSB.200.T.1423.RA.12.RB.15.NR.7551.NC.281.RhoFields.bin mpi09/RELAX.SimID.9.EPSA.230.EPSB.200.T.1423.RA.12.RB.15.NR.7551.NC.281.RhoFields.bin</text:p>
          </table:table-cell>
        </table:table-row>
        <table:table-row table:style-name="ro1">
          <table:table-cell office:value-type="string" calcext:value-type="string">
            <text:p>RELAX.SimID.1.EPSA.230.EPSB.200.T.1423.RA.12.RB.16.csv</text:p>
          </table:table-cell>
          <table:table-cell office:value-type="string" calcext:value-type="string">
            <text:p>RELAX.SimID.9.EPSA.230.EPSB.200.T.1423.RA.12.RB.16.csv</text:p>
          </table:table-cell>
          <table:table-cell table:number-columns-repeated="2"/>
          <table:table-cell table:formula="of:=CONCATENATE(&quot;diff&quot;;&quot; &quot;;&quot;mpi01/&quot;;[.A711];&quot; &quot;;&quot;mpi09/&quot;;[.B711])" office:value-type="string" office:string-value="diff mpi01/RELAX.SimID.1.EPSA.230.EPSB.200.T.1423.RA.12.RB.16.csv mpi09/RELAX.SimID.9.EPSA.230.EPSB.200.T.1423.RA.12.RB.16.csv" calcext:value-type="string">
            <text:p>diff mpi01/RELAX.SimID.1.EPSA.230.EPSB.200.T.1423.RA.12.RB.16.csv mpi09/RELAX.SimID.9.EPSA.230.EPSB.200.T.1423.RA.12.RB.16.csv</text:p>
          </table:table-cell>
        </table:table-row>
        <table:table-row table:style-name="ro1">
          <table:table-cell office:value-type="string" calcext:value-type="string">
            <text:p>RELAX.SimID.1.EPSA.230.EPSB.200.T.1423.RA.12.RB.16.NR.7551.NC.1401.RhoFields.bin</text:p>
          </table:table-cell>
          <table:table-cell office:value-type="string" calcext:value-type="string">
            <text:p>RELAX.SimID.9.EPSA.230.EPSB.200.T.1423.RA.12.RB.16.NR.7551.NC.1401.RhoFields.bin</text:p>
          </table:table-cell>
          <table:table-cell table:number-columns-repeated="2"/>
          <table:table-cell table:formula="of:=CONCATENATE(&quot;diff&quot;;&quot; &quot;;&quot;mpi01/&quot;;[.A712];&quot; &quot;;&quot;mpi09/&quot;;[.B712])" office:value-type="string" office:string-value="diff mpi01/RELAX.SimID.1.EPSA.230.EPSB.200.T.1423.RA.12.RB.16.NR.7551.NC.1401.RhoFields.bin mpi09/RELAX.SimID.9.EPSA.230.EPSB.200.T.1423.RA.12.RB.16.NR.7551.NC.1401.RhoFields.bin" calcext:value-type="string">
            <text:p>diff mpi01/RELAX.SimID.1.EPSA.230.EPSB.200.T.1423.RA.12.RB.16.NR.7551.NC.1401.RhoFields.bin mpi09/RELAX.SimID.9.EPSA.230.EPSB.2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30.EPSB.200.T.1473.RA.12.RB.13.csv</text:p>
          </table:table-cell>
          <table:table-cell office:value-type="string" calcext:value-type="string">
            <text:p>RELAX.SimID.9.EPSA.230.EPSB.200.T.1473.RA.12.RB.13.csv</text:p>
          </table:table-cell>
          <table:table-cell table:number-columns-repeated="2"/>
          <table:table-cell table:formula="of:=CONCATENATE(&quot;diff&quot;;&quot; &quot;;&quot;mpi01/&quot;;[.A713];&quot; &quot;;&quot;mpi09/&quot;;[.B713])" office:value-type="string" office:string-value="diff mpi01/RELAX.SimID.1.EPSA.230.EPSB.200.T.1473.RA.12.RB.13.csv mpi09/RELAX.SimID.9.EPSA.230.EPSB.200.T.1473.RA.12.RB.13.csv" calcext:value-type="string">
            <text:p>diff mpi01/RELAX.SimID.1.EPSA.230.EPSB.200.T.1473.RA.12.RB.13.csv mpi09/RELAX.SimID.9.EPSA.230.EPSB.200.T.1473.RA.12.RB.13.csv</text:p>
          </table:table-cell>
        </table:table-row>
        <table:table-row table:style-name="ro1">
          <table:table-cell office:value-type="string" calcext:value-type="string">
            <text:p>RELAX.SimID.1.EPSA.230.EPSB.200.T.1473.RA.12.RB.13.NR.7551.NC.1.RhoFields.bin</text:p>
          </table:table-cell>
          <table:table-cell office:value-type="string" calcext:value-type="string">
            <text:p>RELAX.SimID.9.EPSA.230.EPSB.200.T.1473.RA.12.RB.13.NR.7551.NC.1.RhoFields.bin</text:p>
          </table:table-cell>
          <table:table-cell table:number-columns-repeated="2"/>
          <table:table-cell table:formula="of:=CONCATENATE(&quot;diff&quot;;&quot; &quot;;&quot;mpi01/&quot;;[.A714];&quot; &quot;;&quot;mpi09/&quot;;[.B714])" office:value-type="string" office:string-value="diff mpi01/RELAX.SimID.1.EPSA.230.EPSB.200.T.1473.RA.12.RB.13.NR.7551.NC.1.RhoFields.bin mpi09/RELAX.SimID.9.EPSA.230.EPSB.200.T.1473.RA.12.RB.13.NR.7551.NC.1.RhoFields.bin" calcext:value-type="string">
            <text:p>diff mpi01/RELAX.SimID.1.EPSA.230.EPSB.200.T.1473.RA.12.RB.13.NR.7551.NC.1.RhoFields.bin mpi09/RELAX.SimID.9.EPSA.230.EPSB.200.T.14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30.EPSB.200.T.1473.RA.12.RB.14.csv</text:p>
          </table:table-cell>
          <table:table-cell office:value-type="string" calcext:value-type="string">
            <text:p>RELAX.SimID.9.EPSA.230.EPSB.200.T.1473.RA.12.RB.14.csv</text:p>
          </table:table-cell>
          <table:table-cell table:number-columns-repeated="2"/>
          <table:table-cell table:formula="of:=CONCATENATE(&quot;diff&quot;;&quot; &quot;;&quot;mpi01/&quot;;[.A715];&quot; &quot;;&quot;mpi09/&quot;;[.B715])" office:value-type="string" office:string-value="diff mpi01/RELAX.SimID.1.EPSA.230.EPSB.200.T.1473.RA.12.RB.14.csv mpi09/RELAX.SimID.9.EPSA.230.EPSB.200.T.1473.RA.12.RB.14.csv" calcext:value-type="string">
            <text:p>diff mpi01/RELAX.SimID.1.EPSA.230.EPSB.200.T.1473.RA.12.RB.14.csv mpi09/RELAX.SimID.9.EPSA.230.EPSB.200.T.1473.RA.12.RB.14.csv</text:p>
          </table:table-cell>
        </table:table-row>
        <table:table-row table:style-name="ro1">
          <table:table-cell office:value-type="string" calcext:value-type="string">
            <text:p>RELAX.SimID.1.EPSA.230.EPSB.200.T.1473.RA.12.RB.14.NR.7551.NC.40.RhoFields.bin</text:p>
          </table:table-cell>
          <table:table-cell office:value-type="string" calcext:value-type="string">
            <text:p>RELAX.SimID.9.EPSA.230.EPSB.200.T.1473.RA.12.RB.14.NR.7551.NC.40.RhoFields.bin</text:p>
          </table:table-cell>
          <table:table-cell table:number-columns-repeated="2"/>
          <table:table-cell table:formula="of:=CONCATENATE(&quot;diff&quot;;&quot; &quot;;&quot;mpi01/&quot;;[.A716];&quot; &quot;;&quot;mpi09/&quot;;[.B716])" office:value-type="string" office:string-value="diff mpi01/RELAX.SimID.1.EPSA.230.EPSB.200.T.1473.RA.12.RB.14.NR.7551.NC.40.RhoFields.bin mpi09/RELAX.SimID.9.EPSA.230.EPSB.200.T.1473.RA.12.RB.14.NR.7551.NC.40.RhoFields.bin" calcext:value-type="string">
            <text:p>diff mpi01/RELAX.SimID.1.EPSA.230.EPSB.200.T.1473.RA.12.RB.14.NR.7551.NC.40.RhoFields.bin mpi09/RELAX.SimID.9.EPSA.230.EPSB.200.T.1473.RA.12.RB.14.NR.7551.NC.40.RhoFields.bin</text:p>
          </table:table-cell>
        </table:table-row>
        <table:table-row table:style-name="ro1">
          <table:table-cell office:value-type="string" calcext:value-type="string">
            <text:p>RELAX.SimID.1.EPSA.230.EPSB.200.T.1473.RA.12.RB.15.csv</text:p>
          </table:table-cell>
          <table:table-cell office:value-type="string" calcext:value-type="string">
            <text:p>RELAX.SimID.9.EPSA.230.EPSB.200.T.1473.RA.12.RB.15.csv</text:p>
          </table:table-cell>
          <table:table-cell table:number-columns-repeated="2"/>
          <table:table-cell table:formula="of:=CONCATENATE(&quot;diff&quot;;&quot; &quot;;&quot;mpi01/&quot;;[.A717];&quot; &quot;;&quot;mpi09/&quot;;[.B717])" office:value-type="string" office:string-value="diff mpi01/RELAX.SimID.1.EPSA.230.EPSB.200.T.1473.RA.12.RB.15.csv mpi09/RELAX.SimID.9.EPSA.230.EPSB.200.T.1473.RA.12.RB.15.csv" calcext:value-type="string">
            <text:p>diff mpi01/RELAX.SimID.1.EPSA.230.EPSB.200.T.1473.RA.12.RB.15.csv mpi09/RELAX.SimID.9.EPSA.230.EPSB.200.T.1473.RA.12.RB.15.csv</text:p>
          </table:table-cell>
        </table:table-row>
        <table:table-row table:style-name="ro1">
          <table:table-cell office:value-type="string" calcext:value-type="string">
            <text:p>RELAX.SimID.1.EPSA.230.EPSB.200.T.1473.RA.12.RB.15.NR.7551.NC.689.RhoFields.bin</text:p>
          </table:table-cell>
          <table:table-cell office:value-type="string" calcext:value-type="string">
            <text:p>RELAX.SimID.9.EPSA.230.EPSB.200.T.1473.RA.12.RB.15.NR.7551.NC.689.RhoFields.bin</text:p>
          </table:table-cell>
          <table:table-cell table:number-columns-repeated="2"/>
          <table:table-cell table:formula="of:=CONCATENATE(&quot;diff&quot;;&quot; &quot;;&quot;mpi01/&quot;;[.A718];&quot; &quot;;&quot;mpi09/&quot;;[.B718])" office:value-type="string" office:string-value="diff mpi01/RELAX.SimID.1.EPSA.230.EPSB.200.T.1473.RA.12.RB.15.NR.7551.NC.689.RhoFields.bin mpi09/RELAX.SimID.9.EPSA.230.EPSB.200.T.1473.RA.12.RB.15.NR.7551.NC.689.RhoFields.bin" calcext:value-type="string">
            <text:p>diff mpi01/RELAX.SimID.1.EPSA.230.EPSB.200.T.1473.RA.12.RB.15.NR.7551.NC.689.RhoFields.bin mpi09/RELAX.SimID.9.EPSA.230.EPSB.200.T.1473.RA.12.RB.15.NR.7551.NC.689.RhoFields.bin</text:p>
          </table:table-cell>
        </table:table-row>
        <table:table-row table:style-name="ro1">
          <table:table-cell office:value-type="string" calcext:value-type="string">
            <text:p>RELAX.SimID.1.EPSA.230.EPSB.200.T.1473.RA.12.RB.16.csv</text:p>
          </table:table-cell>
          <table:table-cell office:value-type="string" calcext:value-type="string">
            <text:p>RELAX.SimID.9.EPSA.230.EPSB.200.T.1473.RA.12.RB.16.csv</text:p>
          </table:table-cell>
          <table:table-cell table:number-columns-repeated="2"/>
          <table:table-cell table:formula="of:=CONCATENATE(&quot;diff&quot;;&quot; &quot;;&quot;mpi01/&quot;;[.A719];&quot; &quot;;&quot;mpi09/&quot;;[.B719])" office:value-type="string" office:string-value="diff mpi01/RELAX.SimID.1.EPSA.230.EPSB.200.T.1473.RA.12.RB.16.csv mpi09/RELAX.SimID.9.EPSA.230.EPSB.200.T.1473.RA.12.RB.16.csv" calcext:value-type="string">
            <text:p>diff mpi01/RELAX.SimID.1.EPSA.230.EPSB.200.T.1473.RA.12.RB.16.csv mpi09/RELAX.SimID.9.EPSA.230.EPSB.200.T.1473.RA.12.RB.16.csv</text:p>
          </table:table-cell>
        </table:table-row>
        <table:table-row table:style-name="ro1">
          <table:table-cell office:value-type="string" calcext:value-type="string">
            <text:p>RELAX.SimID.1.EPSA.230.EPSB.200.T.1473.RA.12.RB.16.NR.7551.NC.1401.RhoFields.bin</text:p>
          </table:table-cell>
          <table:table-cell office:value-type="string" calcext:value-type="string">
            <text:p>RELAX.SimID.9.EPSA.230.EPSB.200.T.1473.RA.12.RB.16.NR.7551.NC.1401.RhoFields.bin</text:p>
          </table:table-cell>
          <table:table-cell table:number-columns-repeated="2"/>
          <table:table-cell table:formula="of:=CONCATENATE(&quot;diff&quot;;&quot; &quot;;&quot;mpi01/&quot;;[.A720];&quot; &quot;;&quot;mpi09/&quot;;[.B720])" office:value-type="string" office:string-value="diff mpi01/RELAX.SimID.1.EPSA.230.EPSB.200.T.1473.RA.12.RB.16.NR.7551.NC.1401.RhoFields.bin mpi09/RELAX.SimID.9.EPSA.230.EPSB.200.T.1473.RA.12.RB.16.NR.7551.NC.1401.RhoFields.bin" calcext:value-type="string">
            <text:p>diff mpi01/RELAX.SimID.1.EPSA.230.EPSB.200.T.1473.RA.12.RB.16.NR.7551.NC.1401.RhoFields.bin mpi09/RELAX.SimID.9.EPSA.230.EPSB.2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073.RA.12.RB.13.csv</text:p>
          </table:table-cell>
          <table:table-cell office:value-type="string" calcext:value-type="string">
            <text:p>RELAX.SimID.9.EPSA.-230.EPSB.-300.T.1073.RA.12.RB.13.csv</text:p>
          </table:table-cell>
          <table:table-cell table:number-columns-repeated="2"/>
          <table:table-cell table:formula="of:=CONCATENATE(&quot;diff&quot;;&quot; &quot;;&quot;mpi01/&quot;;[.A721];&quot; &quot;;&quot;mpi09/&quot;;[.B721])" office:value-type="string" office:string-value="diff mpi01/RELAX.SimID.1.EPSA.-230.EPSB.-300.T.1073.RA.12.RB.13.csv mpi09/RELAX.SimID.9.EPSA.-230.EPSB.-300.T.1073.RA.12.RB.13.csv" calcext:value-type="string">
            <text:p>diff mpi01/RELAX.SimID.1.EPSA.-230.EPSB.-300.T.1073.RA.12.RB.13.csv mpi09/RELAX.SimID.9.EPSA.-230.EPSB.-300.T.1073.RA.12.RB.13.csv</text:p>
          </table:table-cell>
        </table:table-row>
        <table:table-row table:style-name="ro1">
          <table:table-cell office:value-type="string" calcext:value-type="string">
            <text:p>RELAX.SimID.1.EPSA.-230.EPSB.-300.T.1073.RA.12.RB.13.NR.7551.NC.1.RhoFields.bin</text:p>
          </table:table-cell>
          <table:table-cell office:value-type="string" calcext:value-type="string">
            <text:p>RELAX.SimID.9.EPSA.-230.EPSB.-300.T.1073.RA.12.RB.13.NR.7551.NC.1.RhoFields.bin</text:p>
          </table:table-cell>
          <table:table-cell table:number-columns-repeated="2"/>
          <table:table-cell table:formula="of:=CONCATENATE(&quot;diff&quot;;&quot; &quot;;&quot;mpi01/&quot;;[.A722];&quot; &quot;;&quot;mpi09/&quot;;[.B722])" office:value-type="string" office:string-value="diff mpi01/RELAX.SimID.1.EPSA.-230.EPSB.-300.T.1073.RA.12.RB.13.NR.7551.NC.1.RhoFields.bin mpi09/RELAX.SimID.9.EPSA.-230.EPSB.-300.T.1073.RA.12.RB.13.NR.7551.NC.1.RhoFields.bin" calcext:value-type="string">
            <text:p>diff mpi01/RELAX.SimID.1.EPSA.-230.EPSB.-300.T.1073.RA.12.RB.13.NR.7551.NC.1.RhoFields.bin mpi09/RELAX.SimID.9.EPSA.-230.EPSB.-3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230.EPSB.-300.T.1073.RA.12.RB.14.csv</text:p>
          </table:table-cell>
          <table:table-cell office:value-type="string" calcext:value-type="string">
            <text:p>RELAX.SimID.9.EPSA.-230.EPSB.-300.T.1073.RA.12.RB.14.csv</text:p>
          </table:table-cell>
          <table:table-cell table:number-columns-repeated="2"/>
          <table:table-cell table:formula="of:=CONCATENATE(&quot;diff&quot;;&quot; &quot;;&quot;mpi01/&quot;;[.A723];&quot; &quot;;&quot;mpi09/&quot;;[.B723])" office:value-type="string" office:string-value="diff mpi01/RELAX.SimID.1.EPSA.-230.EPSB.-300.T.1073.RA.12.RB.14.csv mpi09/RELAX.SimID.9.EPSA.-230.EPSB.-300.T.1073.RA.12.RB.14.csv" calcext:value-type="string">
            <text:p>diff mpi01/RELAX.SimID.1.EPSA.-230.EPSB.-300.T.1073.RA.12.RB.14.csv mpi09/RELAX.SimID.9.EPSA.-230.EPSB.-300.T.1073.RA.12.RB.14.csv</text:p>
          </table:table-cell>
        </table:table-row>
        <table:table-row table:style-name="ro1">
          <table:table-cell office:value-type="string" calcext:value-type="string">
            <text:p>RELAX.SimID.1.EPSA.-230.EPSB.-300.T.1073.RA.12.RB.14.NR.7551.NC.3.RhoFields.bin</text:p>
          </table:table-cell>
          <table:table-cell office:value-type="string" calcext:value-type="string">
            <text:p>RELAX.SimID.9.EPSA.-230.EPSB.-300.T.1073.RA.12.RB.14.NR.7551.NC.3.RhoFields.bin</text:p>
          </table:table-cell>
          <table:table-cell table:number-columns-repeated="2"/>
          <table:table-cell table:formula="of:=CONCATENATE(&quot;diff&quot;;&quot; &quot;;&quot;mpi01/&quot;;[.A724];&quot; &quot;;&quot;mpi09/&quot;;[.B724])" office:value-type="string" office:string-value="diff mpi01/RELAX.SimID.1.EPSA.-230.EPSB.-300.T.1073.RA.12.RB.14.NR.7551.NC.3.RhoFields.bin mpi09/RELAX.SimID.9.EPSA.-230.EPSB.-300.T.1073.RA.12.RB.14.NR.7551.NC.3.RhoFields.bin" calcext:value-type="string">
            <text:p>diff mpi01/RELAX.SimID.1.EPSA.-230.EPSB.-300.T.1073.RA.12.RB.14.NR.7551.NC.3.RhoFields.bin mpi09/RELAX.SimID.9.EPSA.-230.EPSB.-300.T.1073.RA.12.RB.14.NR.7551.NC.3.RhoFields.bin</text:p>
          </table:table-cell>
        </table:table-row>
        <table:table-row table:style-name="ro1">
          <table:table-cell office:value-type="string" calcext:value-type="string">
            <text:p>RELAX.SimID.1.EPSA.-230.EPSB.-300.T.1073.RA.12.RB.15.csv</text:p>
          </table:table-cell>
          <table:table-cell office:value-type="string" calcext:value-type="string">
            <text:p>RELAX.SimID.9.EPSA.-230.EPSB.-300.T.1073.RA.12.RB.15.csv</text:p>
          </table:table-cell>
          <table:table-cell table:number-columns-repeated="2"/>
          <table:table-cell table:formula="of:=CONCATENATE(&quot;diff&quot;;&quot; &quot;;&quot;mpi01/&quot;;[.A725];&quot; &quot;;&quot;mpi09/&quot;;[.B725])" office:value-type="string" office:string-value="diff mpi01/RELAX.SimID.1.EPSA.-230.EPSB.-300.T.1073.RA.12.RB.15.csv mpi09/RELAX.SimID.9.EPSA.-230.EPSB.-300.T.1073.RA.12.RB.15.csv" calcext:value-type="string">
            <text:p>diff mpi01/RELAX.SimID.1.EPSA.-230.EPSB.-300.T.1073.RA.12.RB.15.csv mpi09/RELAX.SimID.9.EPSA.-230.EPSB.-300.T.1073.RA.12.RB.15.csv</text:p>
          </table:table-cell>
        </table:table-row>
        <table:table-row table:style-name="ro1">
          <table:table-cell office:value-type="string" calcext:value-type="string">
            <text:p>RELAX.SimID.1.EPSA.-230.EPSB.-300.T.1073.RA.12.RB.15.NR.7551.NC.73.RhoFields.bin</text:p>
          </table:table-cell>
          <table:table-cell office:value-type="string" calcext:value-type="string">
            <text:p>RELAX.SimID.9.EPSA.-230.EPSB.-300.T.1073.RA.12.RB.15.NR.7551.NC.73.RhoFields.bin</text:p>
          </table:table-cell>
          <table:table-cell table:number-columns-repeated="2"/>
          <table:table-cell table:formula="of:=CONCATENATE(&quot;diff&quot;;&quot; &quot;;&quot;mpi01/&quot;;[.A726];&quot; &quot;;&quot;mpi09/&quot;;[.B726])" office:value-type="string" office:string-value="diff mpi01/RELAX.SimID.1.EPSA.-230.EPSB.-300.T.1073.RA.12.RB.15.NR.7551.NC.73.RhoFields.bin mpi09/RELAX.SimID.9.EPSA.-230.EPSB.-300.T.1073.RA.12.RB.15.NR.7551.NC.73.RhoFields.bin" calcext:value-type="string">
            <text:p>diff mpi01/RELAX.SimID.1.EPSA.-230.EPSB.-300.T.1073.RA.12.RB.15.NR.7551.NC.73.RhoFields.bin mpi09/RELAX.SimID.9.EPSA.-230.EPSB.-300.T.1073.RA.12.RB.15.NR.7551.NC.73.RhoFields.bin</text:p>
          </table:table-cell>
        </table:table-row>
        <table:table-row table:style-name="ro1">
          <table:table-cell office:value-type="string" calcext:value-type="string">
            <text:p>RELAX.SimID.1.EPSA.-230.EPSB.-300.T.1073.RA.12.RB.16.csv</text:p>
          </table:table-cell>
          <table:table-cell office:value-type="string" calcext:value-type="string">
            <text:p>RELAX.SimID.9.EPSA.-230.EPSB.-300.T.1073.RA.12.RB.16.csv</text:p>
          </table:table-cell>
          <table:table-cell table:number-columns-repeated="2"/>
          <table:table-cell table:formula="of:=CONCATENATE(&quot;diff&quot;;&quot; &quot;;&quot;mpi01/&quot;;[.A727];&quot; &quot;;&quot;mpi09/&quot;;[.B727])" office:value-type="string" office:string-value="diff mpi01/RELAX.SimID.1.EPSA.-230.EPSB.-300.T.1073.RA.12.RB.16.csv mpi09/RELAX.SimID.9.EPSA.-230.EPSB.-300.T.1073.RA.12.RB.16.csv" calcext:value-type="string">
            <text:p>diff mpi01/RELAX.SimID.1.EPSA.-230.EPSB.-300.T.1073.RA.12.RB.16.csv mpi09/RELAX.SimID.9.EPSA.-230.EPSB.-300.T.1073.RA.12.RB.16.csv</text:p>
          </table:table-cell>
        </table:table-row>
        <table:table-row table:style-name="ro1">
          <table:table-cell office:value-type="string" calcext:value-type="string">
            <text:p>RELAX.SimID.1.EPSA.-230.EPSB.-300.T.1073.RA.12.RB.16.NR.7551.NC.1123.RhoFields.bin</text:p>
          </table:table-cell>
          <table:table-cell office:value-type="string" calcext:value-type="string">
            <text:p>RELAX.SimID.9.EPSA.-230.EPSB.-300.T.1073.RA.12.RB.16.NR.7551.NC.1123.RhoFields.bin</text:p>
          </table:table-cell>
          <table:table-cell table:number-columns-repeated="2"/>
          <table:table-cell table:formula="of:=CONCATENATE(&quot;diff&quot;;&quot; &quot;;&quot;mpi01/&quot;;[.A728];&quot; &quot;;&quot;mpi09/&quot;;[.B728])" office:value-type="string" office:string-value="diff mpi01/RELAX.SimID.1.EPSA.-230.EPSB.-300.T.1073.RA.12.RB.16.NR.7551.NC.1123.RhoFields.bin mpi09/RELAX.SimID.9.EPSA.-230.EPSB.-300.T.1073.RA.12.RB.16.NR.7551.NC.1123.RhoFields.bin" calcext:value-type="string">
            <text:p>diff mpi01/RELAX.SimID.1.EPSA.-230.EPSB.-300.T.1073.RA.12.RB.16.NR.7551.NC.1123.RhoFields.bin mpi09/RELAX.SimID.9.EPSA.-230.EPSB.-300.T.1073.RA.12.RB.16.NR.7551.NC.1123.RhoFields.bin</text:p>
          </table:table-cell>
        </table:table-row>
        <table:table-row table:style-name="ro1">
          <table:table-cell office:value-type="string" calcext:value-type="string">
            <text:p>RELAX.SimID.1.EPSA.-230.EPSB.-300.T.1123.RA.12.RB.13.csv</text:p>
          </table:table-cell>
          <table:table-cell office:value-type="string" calcext:value-type="string">
            <text:p>RELAX.SimID.9.EPSA.-230.EPSB.-300.T.1123.RA.12.RB.13.csv</text:p>
          </table:table-cell>
          <table:table-cell table:number-columns-repeated="2"/>
          <table:table-cell table:formula="of:=CONCATENATE(&quot;diff&quot;;&quot; &quot;;&quot;mpi01/&quot;;[.A729];&quot; &quot;;&quot;mpi09/&quot;;[.B729])" office:value-type="string" office:string-value="diff mpi01/RELAX.SimID.1.EPSA.-230.EPSB.-300.T.1123.RA.12.RB.13.csv mpi09/RELAX.SimID.9.EPSA.-230.EPSB.-300.T.1123.RA.12.RB.13.csv" calcext:value-type="string">
            <text:p>diff mpi01/RELAX.SimID.1.EPSA.-230.EPSB.-300.T.1123.RA.12.RB.13.csv mpi09/RELAX.SimID.9.EPSA.-230.EPSB.-300.T.1123.RA.12.RB.13.csv</text:p>
          </table:table-cell>
        </table:table-row>
        <table:table-row table:style-name="ro1">
          <table:table-cell office:value-type="string" calcext:value-type="string">
            <text:p>RELAX.SimID.1.EPSA.-230.EPSB.-300.T.1123.RA.12.RB.13.NR.7551.NC.1.RhoFields.bin</text:p>
          </table:table-cell>
          <table:table-cell office:value-type="string" calcext:value-type="string">
            <text:p>RELAX.SimID.9.EPSA.-230.EPSB.-300.T.1123.RA.12.RB.13.NR.7551.NC.1.RhoFields.bin</text:p>
          </table:table-cell>
          <table:table-cell table:number-columns-repeated="2"/>
          <table:table-cell table:formula="of:=CONCATENATE(&quot;diff&quot;;&quot; &quot;;&quot;mpi01/&quot;;[.A730];&quot; &quot;;&quot;mpi09/&quot;;[.B730])" office:value-type="string" office:string-value="diff mpi01/RELAX.SimID.1.EPSA.-230.EPSB.-300.T.1123.RA.12.RB.13.NR.7551.NC.1.RhoFields.bin mpi09/RELAX.SimID.9.EPSA.-230.EPSB.-300.T.1123.RA.12.RB.13.NR.7551.NC.1.RhoFields.bin" calcext:value-type="string">
            <text:p>diff mpi01/RELAX.SimID.1.EPSA.-230.EPSB.-300.T.1123.RA.12.RB.13.NR.7551.NC.1.RhoFields.bin mpi09/RELAX.SimID.9.EPSA.-230.EPSB.-30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230.EPSB.-300.T.1123.RA.12.RB.14.csv</text:p>
          </table:table-cell>
          <table:table-cell office:value-type="string" calcext:value-type="string">
            <text:p>RELAX.SimID.9.EPSA.-230.EPSB.-300.T.1123.RA.12.RB.14.csv</text:p>
          </table:table-cell>
          <table:table-cell table:number-columns-repeated="2"/>
          <table:table-cell table:formula="of:=CONCATENATE(&quot;diff&quot;;&quot; &quot;;&quot;mpi01/&quot;;[.A731];&quot; &quot;;&quot;mpi09/&quot;;[.B731])" office:value-type="string" office:string-value="diff mpi01/RELAX.SimID.1.EPSA.-230.EPSB.-300.T.1123.RA.12.RB.14.csv mpi09/RELAX.SimID.9.EPSA.-230.EPSB.-300.T.1123.RA.12.RB.14.csv" calcext:value-type="string">
            <text:p>diff mpi01/RELAX.SimID.1.EPSA.-230.EPSB.-300.T.1123.RA.12.RB.14.csv mpi09/RELAX.SimID.9.EPSA.-230.EPSB.-300.T.1123.RA.12.RB.14.csv</text:p>
          </table:table-cell>
        </table:table-row>
        <table:table-row table:style-name="ro1">
          <table:table-cell office:value-type="string" calcext:value-type="string">
            <text:p>RELAX.SimID.1.EPSA.-230.EPSB.-300.T.1123.RA.12.RB.14.NR.7551.NC.19.RhoFields.bin</text:p>
          </table:table-cell>
          <table:table-cell office:value-type="string" calcext:value-type="string">
            <text:p>RELAX.SimID.9.EPSA.-230.EPSB.-300.T.1123.RA.12.RB.14.NR.7551.NC.19.RhoFields.bin</text:p>
          </table:table-cell>
          <table:table-cell table:number-columns-repeated="2"/>
          <table:table-cell table:formula="of:=CONCATENATE(&quot;diff&quot;;&quot; &quot;;&quot;mpi01/&quot;;[.A732];&quot; &quot;;&quot;mpi09/&quot;;[.B732])" office:value-type="string" office:string-value="diff mpi01/RELAX.SimID.1.EPSA.-230.EPSB.-300.T.1123.RA.12.RB.14.NR.7551.NC.19.RhoFields.bin mpi09/RELAX.SimID.9.EPSA.-230.EPSB.-300.T.1123.RA.12.RB.14.NR.7551.NC.19.RhoFields.bin" calcext:value-type="string">
            <text:p>diff mpi01/RELAX.SimID.1.EPSA.-230.EPSB.-300.T.1123.RA.12.RB.14.NR.7551.NC.19.RhoFields.bin mpi09/RELAX.SimID.9.EPSA.-230.EPSB.-300.T.1123.RA.12.RB.14.NR.7551.NC.19.RhoFields.bin</text:p>
          </table:table-cell>
        </table:table-row>
        <table:table-row table:style-name="ro1">
          <table:table-cell office:value-type="string" calcext:value-type="string">
            <text:p>RELAX.SimID.1.EPSA.-230.EPSB.-300.T.1123.RA.12.RB.15.csv</text:p>
          </table:table-cell>
          <table:table-cell office:value-type="string" calcext:value-type="string">
            <text:p>RELAX.SimID.9.EPSA.-230.EPSB.-300.T.1123.RA.12.RB.15.csv</text:p>
          </table:table-cell>
          <table:table-cell table:number-columns-repeated="2"/>
          <table:table-cell table:formula="of:=CONCATENATE(&quot;diff&quot;;&quot; &quot;;&quot;mpi01/&quot;;[.A733];&quot; &quot;;&quot;mpi09/&quot;;[.B733])" office:value-type="string" office:string-value="diff mpi01/RELAX.SimID.1.EPSA.-230.EPSB.-300.T.1123.RA.12.RB.15.csv mpi09/RELAX.SimID.9.EPSA.-230.EPSB.-300.T.1123.RA.12.RB.15.csv" calcext:value-type="string">
            <text:p>diff mpi01/RELAX.SimID.1.EPSA.-230.EPSB.-300.T.1123.RA.12.RB.15.csv mpi09/RELAX.SimID.9.EPSA.-230.EPSB.-300.T.1123.RA.12.RB.15.csv</text:p>
          </table:table-cell>
        </table:table-row>
        <table:table-row table:style-name="ro1">
          <table:table-cell office:value-type="string" calcext:value-type="string">
            <text:p>RELAX.SimID.1.EPSA.-230.EPSB.-300.T.1123.RA.12.RB.15.NR.7551.NC.373.RhoFields.bin</text:p>
          </table:table-cell>
          <table:table-cell office:value-type="string" calcext:value-type="string">
            <text:p>RELAX.SimID.9.EPSA.-230.EPSB.-300.T.1123.RA.12.RB.15.NR.7551.NC.373.RhoFields.bin</text:p>
          </table:table-cell>
          <table:table-cell table:number-columns-repeated="2"/>
          <table:table-cell table:formula="of:=CONCATENATE(&quot;diff&quot;;&quot; &quot;;&quot;mpi01/&quot;;[.A734];&quot; &quot;;&quot;mpi09/&quot;;[.B734])" office:value-type="string" office:string-value="diff mpi01/RELAX.SimID.1.EPSA.-230.EPSB.-300.T.1123.RA.12.RB.15.NR.7551.NC.373.RhoFields.bin mpi09/RELAX.SimID.9.EPSA.-230.EPSB.-300.T.1123.RA.12.RB.15.NR.7551.NC.373.RhoFields.bin" calcext:value-type="string">
            <text:p>diff mpi01/RELAX.SimID.1.EPSA.-230.EPSB.-300.T.1123.RA.12.RB.15.NR.7551.NC.373.RhoFields.bin mpi09/RELAX.SimID.9.EPSA.-230.EPSB.-300.T.1123.RA.12.RB.15.NR.7551.NC.373.RhoFields.bin</text:p>
          </table:table-cell>
        </table:table-row>
        <table:table-row table:style-name="ro1">
          <table:table-cell office:value-type="string" calcext:value-type="string">
            <text:p>RELAX.SimID.1.EPSA.-230.EPSB.-300.T.1123.RA.12.RB.16.csv</text:p>
          </table:table-cell>
          <table:table-cell office:value-type="string" calcext:value-type="string">
            <text:p>RELAX.SimID.9.EPSA.-230.EPSB.-300.T.1123.RA.12.RB.16.csv</text:p>
          </table:table-cell>
          <table:table-cell table:number-columns-repeated="2"/>
          <table:table-cell table:formula="of:=CONCATENATE(&quot;diff&quot;;&quot; &quot;;&quot;mpi01/&quot;;[.A735];&quot; &quot;;&quot;mpi09/&quot;;[.B735])" office:value-type="string" office:string-value="diff mpi01/RELAX.SimID.1.EPSA.-230.EPSB.-300.T.1123.RA.12.RB.16.csv mpi09/RELAX.SimID.9.EPSA.-230.EPSB.-300.T.1123.RA.12.RB.16.csv" calcext:value-type="string">
            <text:p>diff mpi01/RELAX.SimID.1.EPSA.-230.EPSB.-300.T.1123.RA.12.RB.16.csv mpi09/RELAX.SimID.9.EPSA.-230.EPSB.-300.T.1123.RA.12.RB.16.csv</text:p>
          </table:table-cell>
        </table:table-row>
        <table:table-row table:style-name="ro1">
          <table:table-cell office:value-type="string" calcext:value-type="string">
            <text:p>RELAX.SimID.1.EPSA.-230.EPSB.-300.T.1123.RA.12.RB.16.NR.7551.NC.1401.RhoFields.bin</text:p>
          </table:table-cell>
          <table:table-cell office:value-type="string" calcext:value-type="string">
            <text:p>RELAX.SimID.9.EPSA.-230.EPSB.-300.T.1123.RA.12.RB.16.NR.7551.NC.1401.RhoFields.bin</text:p>
          </table:table-cell>
          <table:table-cell table:number-columns-repeated="2"/>
          <table:table-cell table:formula="of:=CONCATENATE(&quot;diff&quot;;&quot; &quot;;&quot;mpi01/&quot;;[.A736];&quot; &quot;;&quot;mpi09/&quot;;[.B736])" office:value-type="string" office:string-value="diff mpi01/RELAX.SimID.1.EPSA.-230.EPSB.-300.T.1123.RA.12.RB.16.NR.7551.NC.1401.RhoFields.bin mpi09/RELAX.SimID.9.EPSA.-230.EPSB.-300.T.1123.RA.12.RB.16.NR.7551.NC.1401.RhoFields.bin" calcext:value-type="string">
            <text:p>diff mpi01/RELAX.SimID.1.EPSA.-230.EPSB.-300.T.1123.RA.12.RB.16.NR.7551.NC.1401.RhoFields.bin mpi09/RELAX.SimID.9.EPSA.-230.EPSB.-300.T.11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173.RA.12.RB.13.csv</text:p>
          </table:table-cell>
          <table:table-cell office:value-type="string" calcext:value-type="string">
            <text:p>RELAX.SimID.9.EPSA.-230.EPSB.-300.T.1173.RA.12.RB.13.csv</text:p>
          </table:table-cell>
          <table:table-cell table:number-columns-repeated="2"/>
          <table:table-cell table:formula="of:=CONCATENATE(&quot;diff&quot;;&quot; &quot;;&quot;mpi01/&quot;;[.A737];&quot; &quot;;&quot;mpi09/&quot;;[.B737])" office:value-type="string" office:string-value="diff mpi01/RELAX.SimID.1.EPSA.-230.EPSB.-300.T.1173.RA.12.RB.13.csv mpi09/RELAX.SimID.9.EPSA.-230.EPSB.-300.T.1173.RA.12.RB.13.csv" calcext:value-type="string">
            <text:p>diff mpi01/RELAX.SimID.1.EPSA.-230.EPSB.-300.T.1173.RA.12.RB.13.csv mpi09/RELAX.SimID.9.EPSA.-230.EPSB.-300.T.1173.RA.12.RB.13.csv</text:p>
          </table:table-cell>
        </table:table-row>
        <table:table-row table:style-name="ro1">
          <table:table-cell office:value-type="string" calcext:value-type="string">
            <text:p>RELAX.SimID.1.EPSA.-230.EPSB.-300.T.1173.RA.12.RB.13.NR.7551.NC.3.RhoFields.bin</text:p>
          </table:table-cell>
          <table:table-cell office:value-type="string" calcext:value-type="string">
            <text:p>RELAX.SimID.9.EPSA.-230.EPSB.-300.T.1173.RA.12.RB.13.NR.7551.NC.3.RhoFields.bin</text:p>
          </table:table-cell>
          <table:table-cell table:number-columns-repeated="2"/>
          <table:table-cell table:formula="of:=CONCATENATE(&quot;diff&quot;;&quot; &quot;;&quot;mpi01/&quot;;[.A738];&quot; &quot;;&quot;mpi09/&quot;;[.B738])" office:value-type="string" office:string-value="diff mpi01/RELAX.SimID.1.EPSA.-230.EPSB.-300.T.1173.RA.12.RB.13.NR.7551.NC.3.RhoFields.bin mpi09/RELAX.SimID.9.EPSA.-230.EPSB.-300.T.1173.RA.12.RB.13.NR.7551.NC.3.RhoFields.bin" calcext:value-type="string">
            <text:p>diff mpi01/RELAX.SimID.1.EPSA.-230.EPSB.-300.T.1173.RA.12.RB.13.NR.7551.NC.3.RhoFields.bin mpi09/RELAX.SimID.9.EPSA.-230.EPSB.-300.T.1173.RA.12.RB.13.NR.7551.NC.3.RhoFields.bin</text:p>
          </table:table-cell>
        </table:table-row>
        <table:table-row table:style-name="ro1">
          <table:table-cell office:value-type="string" calcext:value-type="string">
            <text:p>RELAX.SimID.1.EPSA.-230.EPSB.-300.T.1173.RA.12.RB.14.csv</text:p>
          </table:table-cell>
          <table:table-cell office:value-type="string" calcext:value-type="string">
            <text:p>RELAX.SimID.9.EPSA.-230.EPSB.-300.T.1173.RA.12.RB.14.csv</text:p>
          </table:table-cell>
          <table:table-cell table:number-columns-repeated="2"/>
          <table:table-cell table:formula="of:=CONCATENATE(&quot;diff&quot;;&quot; &quot;;&quot;mpi01/&quot;;[.A739];&quot; &quot;;&quot;mpi09/&quot;;[.B739])" office:value-type="string" office:string-value="diff mpi01/RELAX.SimID.1.EPSA.-230.EPSB.-300.T.1173.RA.12.RB.14.csv mpi09/RELAX.SimID.9.EPSA.-230.EPSB.-300.T.1173.RA.12.RB.14.csv" calcext:value-type="string">
            <text:p>diff mpi01/RELAX.SimID.1.EPSA.-230.EPSB.-300.T.1173.RA.12.RB.14.csv mpi09/RELAX.SimID.9.EPSA.-230.EPSB.-300.T.1173.RA.12.RB.14.csv</text:p>
          </table:table-cell>
        </table:table-row>
        <table:table-row table:style-name="ro1">
          <table:table-cell office:value-type="string" calcext:value-type="string">
            <text:p>RELAX.SimID.1.EPSA.-230.EPSB.-300.T.1173.RA.12.RB.14.NR.7551.NC.104.RhoFields.bin</text:p>
          </table:table-cell>
          <table:table-cell office:value-type="string" calcext:value-type="string">
            <text:p>RELAX.SimID.9.EPSA.-230.EPSB.-300.T.1173.RA.12.RB.14.NR.7551.NC.104.RhoFields.bin</text:p>
          </table:table-cell>
          <table:table-cell table:number-columns-repeated="2"/>
          <table:table-cell table:formula="of:=CONCATENATE(&quot;diff&quot;;&quot; &quot;;&quot;mpi01/&quot;;[.A740];&quot; &quot;;&quot;mpi09/&quot;;[.B740])" office:value-type="string" office:string-value="diff mpi01/RELAX.SimID.1.EPSA.-230.EPSB.-300.T.1173.RA.12.RB.14.NR.7551.NC.104.RhoFields.bin mpi09/RELAX.SimID.9.EPSA.-230.EPSB.-300.T.1173.RA.12.RB.14.NR.7551.NC.104.RhoFields.bin" calcext:value-type="string">
            <text:p>diff mpi01/RELAX.SimID.1.EPSA.-230.EPSB.-300.T.1173.RA.12.RB.14.NR.7551.NC.104.RhoFields.bin mpi09/RELAX.SimID.9.EPSA.-230.EPSB.-300.T.1173.RA.12.RB.14.NR.7551.NC.104.RhoFields.bin</text:p>
          </table:table-cell>
        </table:table-row>
        <table:table-row table:style-name="ro1">
          <table:table-cell office:value-type="string" calcext:value-type="string">
            <text:p>RELAX.SimID.1.EPSA.-230.EPSB.-300.T.1173.RA.12.RB.15.csv</text:p>
          </table:table-cell>
          <table:table-cell office:value-type="string" calcext:value-type="string">
            <text:p>RELAX.SimID.9.EPSA.-230.EPSB.-300.T.1173.RA.12.RB.15.csv</text:p>
          </table:table-cell>
          <table:table-cell table:number-columns-repeated="2"/>
          <table:table-cell table:formula="of:=CONCATENATE(&quot;diff&quot;;&quot; &quot;;&quot;mpi01/&quot;;[.A741];&quot; &quot;;&quot;mpi09/&quot;;[.B741])" office:value-type="string" office:string-value="diff mpi01/RELAX.SimID.1.EPSA.-230.EPSB.-300.T.1173.RA.12.RB.15.csv mpi09/RELAX.SimID.9.EPSA.-230.EPSB.-300.T.1173.RA.12.RB.15.csv" calcext:value-type="string">
            <text:p>diff mpi01/RELAX.SimID.1.EPSA.-230.EPSB.-300.T.1173.RA.12.RB.15.csv mpi09/RELAX.SimID.9.EPSA.-230.EPSB.-300.T.1173.RA.12.RB.15.csv</text:p>
          </table:table-cell>
        </table:table-row>
        <table:table-row table:style-name="ro1">
          <table:table-cell office:value-type="string" calcext:value-type="string">
            <text:p>RELAX.SimID.1.EPSA.-230.EPSB.-300.T.1173.RA.12.RB.15.NR.7551.NC.1401.RhoFields.bin</text:p>
          </table:table-cell>
          <table:table-cell office:value-type="string" calcext:value-type="string">
            <text:p>RELAX.SimID.9.EPSA.-230.EPSB.-300.T.1173.RA.12.RB.15.NR.7551.NC.1401.RhoFields.bin</text:p>
          </table:table-cell>
          <table:table-cell table:number-columns-repeated="2"/>
          <table:table-cell table:formula="of:=CONCATENATE(&quot;diff&quot;;&quot; &quot;;&quot;mpi01/&quot;;[.A742];&quot; &quot;;&quot;mpi09/&quot;;[.B742])" office:value-type="string" office:string-value="diff mpi01/RELAX.SimID.1.EPSA.-230.EPSB.-300.T.1173.RA.12.RB.15.NR.7551.NC.1401.RhoFields.bin mpi09/RELAX.SimID.9.EPSA.-230.EPSB.-300.T.1173.RA.12.RB.15.NR.7551.NC.1401.RhoFields.bin" calcext:value-type="string">
            <text:p>diff mpi01/RELAX.SimID.1.EPSA.-230.EPSB.-300.T.1173.RA.12.RB.15.NR.7551.NC.1401.RhoFields.bin mpi09/RELAX.SimID.9.EPSA.-230.EPSB.-300.T.11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173.RA.12.RB.16.csv</text:p>
          </table:table-cell>
          <table:table-cell office:value-type="string" calcext:value-type="string">
            <text:p>RELAX.SimID.9.EPSA.-230.EPSB.-300.T.1173.RA.12.RB.16.csv</text:p>
          </table:table-cell>
          <table:table-cell table:number-columns-repeated="2"/>
          <table:table-cell table:formula="of:=CONCATENATE(&quot;diff&quot;;&quot; &quot;;&quot;mpi01/&quot;;[.A743];&quot; &quot;;&quot;mpi09/&quot;;[.B743])" office:value-type="string" office:string-value="diff mpi01/RELAX.SimID.1.EPSA.-230.EPSB.-300.T.1173.RA.12.RB.16.csv mpi09/RELAX.SimID.9.EPSA.-230.EPSB.-300.T.1173.RA.12.RB.16.csv" calcext:value-type="string">
            <text:p>diff mpi01/RELAX.SimID.1.EPSA.-230.EPSB.-300.T.1173.RA.12.RB.16.csv mpi09/RELAX.SimID.9.EPSA.-230.EPSB.-300.T.1173.RA.12.RB.16.csv</text:p>
          </table:table-cell>
        </table:table-row>
        <table:table-row table:style-name="ro1">
          <table:table-cell office:value-type="string" calcext:value-type="string">
            <text:p>RELAX.SimID.1.EPSA.-230.EPSB.-300.T.1173.RA.12.RB.16.NR.7551.NC.1401.RhoFields.bin</text:p>
          </table:table-cell>
          <table:table-cell office:value-type="string" calcext:value-type="string">
            <text:p>RELAX.SimID.9.EPSA.-230.EPSB.-300.T.1173.RA.12.RB.16.NR.7551.NC.1401.RhoFields.bin</text:p>
          </table:table-cell>
          <table:table-cell table:number-columns-repeated="2"/>
          <table:table-cell table:formula="of:=CONCATENATE(&quot;diff&quot;;&quot; &quot;;&quot;mpi01/&quot;;[.A744];&quot; &quot;;&quot;mpi09/&quot;;[.B744])" office:value-type="string" office:string-value="diff mpi01/RELAX.SimID.1.EPSA.-230.EPSB.-300.T.1173.RA.12.RB.16.NR.7551.NC.1401.RhoFields.bin mpi09/RELAX.SimID.9.EPSA.-230.EPSB.-300.T.1173.RA.12.RB.16.NR.7551.NC.1401.RhoFields.bin" calcext:value-type="string">
            <text:p>diff mpi01/RELAX.SimID.1.EPSA.-230.EPSB.-300.T.1173.RA.12.RB.16.NR.7551.NC.1401.RhoFields.bin mpi09/RELAX.SimID.9.EPSA.-230.EPSB.-3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223.RA.12.RB.13.csv</text:p>
          </table:table-cell>
          <table:table-cell office:value-type="string" calcext:value-type="string">
            <text:p>RELAX.SimID.9.EPSA.-230.EPSB.-300.T.1223.RA.12.RB.13.csv</text:p>
          </table:table-cell>
          <table:table-cell table:number-columns-repeated="2"/>
          <table:table-cell table:formula="of:=CONCATENATE(&quot;diff&quot;;&quot; &quot;;&quot;mpi01/&quot;;[.A745];&quot; &quot;;&quot;mpi09/&quot;;[.B745])" office:value-type="string" office:string-value="diff mpi01/RELAX.SimID.1.EPSA.-230.EPSB.-300.T.1223.RA.12.RB.13.csv mpi09/RELAX.SimID.9.EPSA.-230.EPSB.-300.T.1223.RA.12.RB.13.csv" calcext:value-type="string">
            <text:p>diff mpi01/RELAX.SimID.1.EPSA.-230.EPSB.-300.T.1223.RA.12.RB.13.csv mpi09/RELAX.SimID.9.EPSA.-230.EPSB.-300.T.1223.RA.12.RB.13.csv</text:p>
          </table:table-cell>
        </table:table-row>
        <table:table-row table:style-name="ro1">
          <table:table-cell office:value-type="string" calcext:value-type="string">
            <text:p>RELAX.SimID.1.EPSA.-230.EPSB.-300.T.1223.RA.12.RB.13.NR.7551.NC.15.RhoFields.bin</text:p>
          </table:table-cell>
          <table:table-cell office:value-type="string" calcext:value-type="string">
            <text:p>RELAX.SimID.9.EPSA.-230.EPSB.-300.T.1223.RA.12.RB.13.NR.7551.NC.15.RhoFields.bin</text:p>
          </table:table-cell>
          <table:table-cell table:number-columns-repeated="2"/>
          <table:table-cell table:formula="of:=CONCATENATE(&quot;diff&quot;;&quot; &quot;;&quot;mpi01/&quot;;[.A746];&quot; &quot;;&quot;mpi09/&quot;;[.B746])" office:value-type="string" office:string-value="diff mpi01/RELAX.SimID.1.EPSA.-230.EPSB.-300.T.1223.RA.12.RB.13.NR.7551.NC.15.RhoFields.bin mpi09/RELAX.SimID.9.EPSA.-230.EPSB.-300.T.1223.RA.12.RB.13.NR.7551.NC.15.RhoFields.bin" calcext:value-type="string">
            <text:p>diff mpi01/RELAX.SimID.1.EPSA.-230.EPSB.-300.T.1223.RA.12.RB.13.NR.7551.NC.15.RhoFields.bin mpi09/RELAX.SimID.9.EPSA.-230.EPSB.-300.T.1223.RA.12.RB.13.NR.7551.NC.15.RhoFields.bin</text:p>
          </table:table-cell>
        </table:table-row>
        <table:table-row table:style-name="ro1">
          <table:table-cell office:value-type="string" calcext:value-type="string">
            <text:p>RELAX.SimID.1.EPSA.-230.EPSB.-300.T.1223.RA.12.RB.14.csv</text:p>
          </table:table-cell>
          <table:table-cell office:value-type="string" calcext:value-type="string">
            <text:p>RELAX.SimID.9.EPSA.-230.EPSB.-300.T.1223.RA.12.RB.14.csv</text:p>
          </table:table-cell>
          <table:table-cell table:number-columns-repeated="2"/>
          <table:table-cell table:formula="of:=CONCATENATE(&quot;diff&quot;;&quot; &quot;;&quot;mpi01/&quot;;[.A747];&quot; &quot;;&quot;mpi09/&quot;;[.B747])" office:value-type="string" office:string-value="diff mpi01/RELAX.SimID.1.EPSA.-230.EPSB.-300.T.1223.RA.12.RB.14.csv mpi09/RELAX.SimID.9.EPSA.-230.EPSB.-300.T.1223.RA.12.RB.14.csv" calcext:value-type="string">
            <text:p>diff mpi01/RELAX.SimID.1.EPSA.-230.EPSB.-300.T.1223.RA.12.RB.14.csv mpi09/RELAX.SimID.9.EPSA.-230.EPSB.-300.T.1223.RA.12.RB.14.csv</text:p>
          </table:table-cell>
        </table:table-row>
        <table:table-row table:style-name="ro1">
          <table:table-cell office:value-type="string" calcext:value-type="string">
            <text:p>RELAX.SimID.1.EPSA.-230.EPSB.-300.T.1223.RA.12.RB.14.NR.7551.NC.389.RhoFields.bin</text:p>
          </table:table-cell>
          <table:table-cell office:value-type="string" calcext:value-type="string">
            <text:p>RELAX.SimID.9.EPSA.-230.EPSB.-300.T.1223.RA.12.RB.14.NR.7551.NC.389.RhoFields.bin</text:p>
          </table:table-cell>
          <table:table-cell table:number-columns-repeated="2"/>
          <table:table-cell table:formula="of:=CONCATENATE(&quot;diff&quot;;&quot; &quot;;&quot;mpi01/&quot;;[.A748];&quot; &quot;;&quot;mpi09/&quot;;[.B748])" office:value-type="string" office:string-value="diff mpi01/RELAX.SimID.1.EPSA.-230.EPSB.-300.T.1223.RA.12.RB.14.NR.7551.NC.389.RhoFields.bin mpi09/RELAX.SimID.9.EPSA.-230.EPSB.-300.T.1223.RA.12.RB.14.NR.7551.NC.389.RhoFields.bin" calcext:value-type="string">
            <text:p>diff mpi01/RELAX.SimID.1.EPSA.-230.EPSB.-300.T.1223.RA.12.RB.14.NR.7551.NC.389.RhoFields.bin mpi09/RELAX.SimID.9.EPSA.-230.EPSB.-300.T.1223.RA.12.RB.14.NR.7551.NC.389.RhoFields.bin</text:p>
          </table:table-cell>
        </table:table-row>
        <table:table-row table:style-name="ro1">
          <table:table-cell office:value-type="string" calcext:value-type="string">
            <text:p>RELAX.SimID.1.EPSA.-230.EPSB.-300.T.1223.RA.12.RB.15.csv</text:p>
          </table:table-cell>
          <table:table-cell office:value-type="string" calcext:value-type="string">
            <text:p>RELAX.SimID.9.EPSA.-230.EPSB.-300.T.1223.RA.12.RB.15.csv</text:p>
          </table:table-cell>
          <table:table-cell table:number-columns-repeated="2"/>
          <table:table-cell table:formula="of:=CONCATENATE(&quot;diff&quot;;&quot; &quot;;&quot;mpi01/&quot;;[.A749];&quot; &quot;;&quot;mpi09/&quot;;[.B749])" office:value-type="string" office:string-value="diff mpi01/RELAX.SimID.1.EPSA.-230.EPSB.-300.T.1223.RA.12.RB.15.csv mpi09/RELAX.SimID.9.EPSA.-230.EPSB.-300.T.1223.RA.12.RB.15.csv" calcext:value-type="string">
            <text:p>diff mpi01/RELAX.SimID.1.EPSA.-230.EPSB.-300.T.1223.RA.12.RB.15.csv mpi09/RELAX.SimID.9.EPSA.-230.EPSB.-300.T.1223.RA.12.RB.15.csv</text:p>
          </table:table-cell>
        </table:table-row>
        <table:table-row table:style-name="ro1">
          <table:table-cell office:value-type="string" calcext:value-type="string">
            <text:p>RELAX.SimID.1.EPSA.-230.EPSB.-300.T.1223.RA.12.RB.15.NR.7551.NC.1401.RhoFields.bin</text:p>
          </table:table-cell>
          <table:table-cell office:value-type="string" calcext:value-type="string">
            <text:p>RELAX.SimID.9.EPSA.-230.EPSB.-300.T.1223.RA.12.RB.15.NR.7551.NC.1401.RhoFields.bin</text:p>
          </table:table-cell>
          <table:table-cell table:number-columns-repeated="2"/>
          <table:table-cell table:formula="of:=CONCATENATE(&quot;diff&quot;;&quot; &quot;;&quot;mpi01/&quot;;[.A750];&quot; &quot;;&quot;mpi09/&quot;;[.B750])" office:value-type="string" office:string-value="diff mpi01/RELAX.SimID.1.EPSA.-230.EPSB.-300.T.1223.RA.12.RB.15.NR.7551.NC.1401.RhoFields.bin mpi09/RELAX.SimID.9.EPSA.-230.EPSB.-300.T.1223.RA.12.RB.15.NR.7551.NC.1401.RhoFields.bin" calcext:value-type="string">
            <text:p>diff mpi01/RELAX.SimID.1.EPSA.-230.EPSB.-300.T.1223.RA.12.RB.15.NR.7551.NC.1401.RhoFields.bin mpi09/RELAX.SimID.9.EPSA.-230.EPSB.-300.T.12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223.RA.12.RB.16.csv</text:p>
          </table:table-cell>
          <table:table-cell office:value-type="string" calcext:value-type="string">
            <text:p>RELAX.SimID.9.EPSA.-230.EPSB.-300.T.1223.RA.12.RB.16.csv</text:p>
          </table:table-cell>
          <table:table-cell table:number-columns-repeated="2"/>
          <table:table-cell table:formula="of:=CONCATENATE(&quot;diff&quot;;&quot; &quot;;&quot;mpi01/&quot;;[.A751];&quot; &quot;;&quot;mpi09/&quot;;[.B751])" office:value-type="string" office:string-value="diff mpi01/RELAX.SimID.1.EPSA.-230.EPSB.-300.T.1223.RA.12.RB.16.csv mpi09/RELAX.SimID.9.EPSA.-230.EPSB.-300.T.1223.RA.12.RB.16.csv" calcext:value-type="string">
            <text:p>diff mpi01/RELAX.SimID.1.EPSA.-230.EPSB.-300.T.1223.RA.12.RB.16.csv mpi09/RELAX.SimID.9.EPSA.-230.EPSB.-300.T.1223.RA.12.RB.16.csv</text:p>
          </table:table-cell>
        </table:table-row>
        <table:table-row table:style-name="ro1">
          <table:table-cell office:value-type="string" calcext:value-type="string">
            <text:p>RELAX.SimID.1.EPSA.-230.EPSB.-300.T.1223.RA.12.RB.16.NR.7551.NC.1401.RhoFields.bin</text:p>
          </table:table-cell>
          <table:table-cell office:value-type="string" calcext:value-type="string">
            <text:p>RELAX.SimID.9.EPSA.-230.EPSB.-300.T.1223.RA.12.RB.16.NR.7551.NC.1401.RhoFields.bin</text:p>
          </table:table-cell>
          <table:table-cell table:number-columns-repeated="2"/>
          <table:table-cell table:formula="of:=CONCATENATE(&quot;diff&quot;;&quot; &quot;;&quot;mpi01/&quot;;[.A752];&quot; &quot;;&quot;mpi09/&quot;;[.B752])" office:value-type="string" office:string-value="diff mpi01/RELAX.SimID.1.EPSA.-230.EPSB.-300.T.1223.RA.12.RB.16.NR.7551.NC.1401.RhoFields.bin mpi09/RELAX.SimID.9.EPSA.-230.EPSB.-300.T.1223.RA.12.RB.16.NR.7551.NC.1401.RhoFields.bin" calcext:value-type="string">
            <text:p>diff mpi01/RELAX.SimID.1.EPSA.-230.EPSB.-300.T.1223.RA.12.RB.16.NR.7551.NC.1401.RhoFields.bin mpi09/RELAX.SimID.9.EPSA.-230.EPSB.-3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273.RA.12.RB.13.csv</text:p>
          </table:table-cell>
          <table:table-cell office:value-type="string" calcext:value-type="string">
            <text:p>RELAX.SimID.9.EPSA.-230.EPSB.-300.T.1273.RA.12.RB.13.csv</text:p>
          </table:table-cell>
          <table:table-cell table:number-columns-repeated="2"/>
          <table:table-cell table:formula="of:=CONCATENATE(&quot;diff&quot;;&quot; &quot;;&quot;mpi01/&quot;;[.A753];&quot; &quot;;&quot;mpi09/&quot;;[.B753])" office:value-type="string" office:string-value="diff mpi01/RELAX.SimID.1.EPSA.-230.EPSB.-300.T.1273.RA.12.RB.13.csv mpi09/RELAX.SimID.9.EPSA.-230.EPSB.-300.T.1273.RA.12.RB.13.csv" calcext:value-type="string">
            <text:p>diff mpi01/RELAX.SimID.1.EPSA.-230.EPSB.-300.T.1273.RA.12.RB.13.csv mpi09/RELAX.SimID.9.EPSA.-230.EPSB.-300.T.1273.RA.12.RB.13.csv</text:p>
          </table:table-cell>
        </table:table-row>
        <table:table-row table:style-name="ro1">
          <table:table-cell office:value-type="string" calcext:value-type="string">
            <text:p>RELAX.SimID.1.EPSA.-230.EPSB.-300.T.1273.RA.12.RB.13.NR.7551.NC.63.RhoFields.bin</text:p>
          </table:table-cell>
          <table:table-cell office:value-type="string" calcext:value-type="string">
            <text:p>RELAX.SimID.9.EPSA.-230.EPSB.-300.T.1273.RA.12.RB.13.NR.7551.NC.63.RhoFields.bin</text:p>
          </table:table-cell>
          <table:table-cell table:number-columns-repeated="2"/>
          <table:table-cell table:formula="of:=CONCATENATE(&quot;diff&quot;;&quot; &quot;;&quot;mpi01/&quot;;[.A754];&quot; &quot;;&quot;mpi09/&quot;;[.B754])" office:value-type="string" office:string-value="diff mpi01/RELAX.SimID.1.EPSA.-230.EPSB.-300.T.1273.RA.12.RB.13.NR.7551.NC.63.RhoFields.bin mpi09/RELAX.SimID.9.EPSA.-230.EPSB.-300.T.1273.RA.12.RB.13.NR.7551.NC.63.RhoFields.bin" calcext:value-type="string">
            <text:p>diff mpi01/RELAX.SimID.1.EPSA.-230.EPSB.-300.T.1273.RA.12.RB.13.NR.7551.NC.63.RhoFields.bin mpi09/RELAX.SimID.9.EPSA.-230.EPSB.-300.T.1273.RA.12.RB.13.NR.7551.NC.63.RhoFields.bin</text:p>
          </table:table-cell>
        </table:table-row>
        <table:table-row table:style-name="ro1">
          <table:table-cell office:value-type="string" calcext:value-type="string">
            <text:p>RELAX.SimID.1.EPSA.-230.EPSB.-300.T.1273.RA.12.RB.14.csv</text:p>
          </table:table-cell>
          <table:table-cell office:value-type="string" calcext:value-type="string">
            <text:p>RELAX.SimID.9.EPSA.-230.EPSB.-300.T.1273.RA.12.RB.14.csv</text:p>
          </table:table-cell>
          <table:table-cell table:number-columns-repeated="2"/>
          <table:table-cell table:formula="of:=CONCATENATE(&quot;diff&quot;;&quot; &quot;;&quot;mpi01/&quot;;[.A755];&quot; &quot;;&quot;mpi09/&quot;;[.B755])" office:value-type="string" office:string-value="diff mpi01/RELAX.SimID.1.EPSA.-230.EPSB.-300.T.1273.RA.12.RB.14.csv mpi09/RELAX.SimID.9.EPSA.-230.EPSB.-300.T.1273.RA.12.RB.14.csv" calcext:value-type="string">
            <text:p>diff mpi01/RELAX.SimID.1.EPSA.-230.EPSB.-300.T.1273.RA.12.RB.14.csv mpi09/RELAX.SimID.9.EPSA.-230.EPSB.-300.T.1273.RA.12.RB.14.csv</text:p>
          </table:table-cell>
        </table:table-row>
        <table:table-row table:style-name="ro1">
          <table:table-cell office:value-type="string" calcext:value-type="string">
            <text:p>RELAX.SimID.1.EPSA.-230.EPSB.-300.T.1273.RA.12.RB.14.NR.7551.NC.1399.RhoFields.bin</text:p>
          </table:table-cell>
          <table:table-cell office:value-type="string" calcext:value-type="string">
            <text:p>RELAX.SimID.9.EPSA.-230.EPSB.-300.T.1273.RA.12.RB.14.NR.7551.NC.1399.RhoFields.bin</text:p>
          </table:table-cell>
          <table:table-cell table:number-columns-repeated="2"/>
          <table:table-cell table:formula="of:=CONCATENATE(&quot;diff&quot;;&quot; &quot;;&quot;mpi01/&quot;;[.A756];&quot; &quot;;&quot;mpi09/&quot;;[.B756])" office:value-type="string" office:string-value="diff mpi01/RELAX.SimID.1.EPSA.-230.EPSB.-300.T.1273.RA.12.RB.14.NR.7551.NC.1399.RhoFields.bin mpi09/RELAX.SimID.9.EPSA.-230.EPSB.-300.T.1273.RA.12.RB.14.NR.7551.NC.1399.RhoFields.bin" calcext:value-type="string">
            <text:p>diff mpi01/RELAX.SimID.1.EPSA.-230.EPSB.-300.T.1273.RA.12.RB.14.NR.7551.NC.1399.RhoFields.bin mpi09/RELAX.SimID.9.EPSA.-230.EPSB.-300.T.1273.RA.12.RB.14.NR.7551.NC.1399.RhoFields.bin</text:p>
          </table:table-cell>
        </table:table-row>
        <table:table-row table:style-name="ro1">
          <table:table-cell office:value-type="string" calcext:value-type="string">
            <text:p>RELAX.SimID.1.EPSA.-230.EPSB.-300.T.1273.RA.12.RB.15.csv</text:p>
          </table:table-cell>
          <table:table-cell office:value-type="string" calcext:value-type="string">
            <text:p>RELAX.SimID.9.EPSA.-230.EPSB.-300.T.1273.RA.12.RB.15.csv</text:p>
          </table:table-cell>
          <table:table-cell table:number-columns-repeated="2"/>
          <table:table-cell table:formula="of:=CONCATENATE(&quot;diff&quot;;&quot; &quot;;&quot;mpi01/&quot;;[.A757];&quot; &quot;;&quot;mpi09/&quot;;[.B757])" office:value-type="string" office:string-value="diff mpi01/RELAX.SimID.1.EPSA.-230.EPSB.-300.T.1273.RA.12.RB.15.csv mpi09/RELAX.SimID.9.EPSA.-230.EPSB.-300.T.1273.RA.12.RB.15.csv" calcext:value-type="string">
            <text:p>diff mpi01/RELAX.SimID.1.EPSA.-230.EPSB.-300.T.1273.RA.12.RB.15.csv mpi09/RELAX.SimID.9.EPSA.-230.EPSB.-300.T.1273.RA.12.RB.15.csv</text:p>
          </table:table-cell>
        </table:table-row>
        <table:table-row table:style-name="ro1">
          <table:table-cell office:value-type="string" calcext:value-type="string">
            <text:p>RELAX.SimID.1.EPSA.-230.EPSB.-300.T.1273.RA.12.RB.15.NR.7551.NC.1401.RhoFields.bin</text:p>
          </table:table-cell>
          <table:table-cell office:value-type="string" calcext:value-type="string">
            <text:p>RELAX.SimID.9.EPSA.-230.EPSB.-300.T.1273.RA.12.RB.15.NR.7551.NC.1401.RhoFields.bin</text:p>
          </table:table-cell>
          <table:table-cell table:number-columns-repeated="2"/>
          <table:table-cell table:formula="of:=CONCATENATE(&quot;diff&quot;;&quot; &quot;;&quot;mpi01/&quot;;[.A758];&quot; &quot;;&quot;mpi09/&quot;;[.B758])" office:value-type="string" office:string-value="diff mpi01/RELAX.SimID.1.EPSA.-230.EPSB.-300.T.1273.RA.12.RB.15.NR.7551.NC.1401.RhoFields.bin mpi09/RELAX.SimID.9.EPSA.-230.EPSB.-300.T.1273.RA.12.RB.15.NR.7551.NC.1401.RhoFields.bin" calcext:value-type="string">
            <text:p>diff mpi01/RELAX.SimID.1.EPSA.-230.EPSB.-300.T.1273.RA.12.RB.15.NR.7551.NC.1401.RhoFields.bin mpi09/RELAX.SimID.9.EPSA.-230.EPSB.-3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273.RA.12.RB.16.csv</text:p>
          </table:table-cell>
          <table:table-cell office:value-type="string" calcext:value-type="string">
            <text:p>RELAX.SimID.9.EPSA.-230.EPSB.-300.T.1273.RA.12.RB.16.csv</text:p>
          </table:table-cell>
          <table:table-cell table:number-columns-repeated="2"/>
          <table:table-cell table:formula="of:=CONCATENATE(&quot;diff&quot;;&quot; &quot;;&quot;mpi01/&quot;;[.A759];&quot; &quot;;&quot;mpi09/&quot;;[.B759])" office:value-type="string" office:string-value="diff mpi01/RELAX.SimID.1.EPSA.-230.EPSB.-300.T.1273.RA.12.RB.16.csv mpi09/RELAX.SimID.9.EPSA.-230.EPSB.-300.T.1273.RA.12.RB.16.csv" calcext:value-type="string">
            <text:p>diff mpi01/RELAX.SimID.1.EPSA.-230.EPSB.-300.T.1273.RA.12.RB.16.csv mpi09/RELAX.SimID.9.EPSA.-230.EPSB.-300.T.1273.RA.12.RB.16.csv</text:p>
          </table:table-cell>
        </table:table-row>
        <table:table-row table:style-name="ro1">
          <table:table-cell office:value-type="string" calcext:value-type="string">
            <text:p>RELAX.SimID.1.EPSA.-230.EPSB.-300.T.1273.RA.12.RB.16.NR.7551.NC.1401.RhoFields.bin</text:p>
          </table:table-cell>
          <table:table-cell office:value-type="string" calcext:value-type="string">
            <text:p>RELAX.SimID.9.EPSA.-230.EPSB.-300.T.1273.RA.12.RB.16.NR.7551.NC.1401.RhoFields.bin</text:p>
          </table:table-cell>
          <table:table-cell table:number-columns-repeated="2"/>
          <table:table-cell table:formula="of:=CONCATENATE(&quot;diff&quot;;&quot; &quot;;&quot;mpi01/&quot;;[.A760];&quot; &quot;;&quot;mpi09/&quot;;[.B760])" office:value-type="string" office:string-value="diff mpi01/RELAX.SimID.1.EPSA.-230.EPSB.-300.T.1273.RA.12.RB.16.NR.7551.NC.1401.RhoFields.bin mpi09/RELAX.SimID.9.EPSA.-230.EPSB.-300.T.1273.RA.12.RB.16.NR.7551.NC.1401.RhoFields.bin" calcext:value-type="string">
            <text:p>diff mpi01/RELAX.SimID.1.EPSA.-230.EPSB.-300.T.1273.RA.12.RB.16.NR.7551.NC.1401.RhoFields.bin mpi09/RELAX.SimID.9.EPSA.-230.EPSB.-3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323.RA.12.RB.13.csv</text:p>
          </table:table-cell>
          <table:table-cell office:value-type="string" calcext:value-type="string">
            <text:p>RELAX.SimID.9.EPSA.-230.EPSB.-300.T.1323.RA.12.RB.13.csv</text:p>
          </table:table-cell>
          <table:table-cell table:number-columns-repeated="2"/>
          <table:table-cell table:formula="of:=CONCATENATE(&quot;diff&quot;;&quot; &quot;;&quot;mpi01/&quot;;[.A761];&quot; &quot;;&quot;mpi09/&quot;;[.B761])" office:value-type="string" office:string-value="diff mpi01/RELAX.SimID.1.EPSA.-230.EPSB.-300.T.1323.RA.12.RB.13.csv mpi09/RELAX.SimID.9.EPSA.-230.EPSB.-300.T.1323.RA.12.RB.13.csv" calcext:value-type="string">
            <text:p>diff mpi01/RELAX.SimID.1.EPSA.-230.EPSB.-300.T.1323.RA.12.RB.13.csv mpi09/RELAX.SimID.9.EPSA.-230.EPSB.-300.T.1323.RA.12.RB.13.csv</text:p>
          </table:table-cell>
        </table:table-row>
        <table:table-row table:style-name="ro1">
          <table:table-cell office:value-type="string" calcext:value-type="string">
            <text:p>RELAX.SimID.1.EPSA.-230.EPSB.-300.T.1323.RA.12.RB.13.NR.7551.NC.199.RhoFields.bin</text:p>
          </table:table-cell>
          <table:table-cell office:value-type="string" calcext:value-type="string">
            <text:p>RELAX.SimID.9.EPSA.-230.EPSB.-300.T.1323.RA.12.RB.13.NR.7551.NC.199.RhoFields.bin</text:p>
          </table:table-cell>
          <table:table-cell table:number-columns-repeated="2"/>
          <table:table-cell table:formula="of:=CONCATENATE(&quot;diff&quot;;&quot; &quot;;&quot;mpi01/&quot;;[.A762];&quot; &quot;;&quot;mpi09/&quot;;[.B762])" office:value-type="string" office:string-value="diff mpi01/RELAX.SimID.1.EPSA.-230.EPSB.-300.T.1323.RA.12.RB.13.NR.7551.NC.199.RhoFields.bin mpi09/RELAX.SimID.9.EPSA.-230.EPSB.-300.T.1323.RA.12.RB.13.NR.7551.NC.199.RhoFields.bin" calcext:value-type="string">
            <text:p>diff mpi01/RELAX.SimID.1.EPSA.-230.EPSB.-300.T.1323.RA.12.RB.13.NR.7551.NC.199.RhoFields.bin mpi09/RELAX.SimID.9.EPSA.-230.EPSB.-300.T.1323.RA.12.RB.13.NR.7551.NC.199.RhoFields.bin</text:p>
          </table:table-cell>
        </table:table-row>
        <table:table-row table:style-name="ro1">
          <table:table-cell office:value-type="string" calcext:value-type="string">
            <text:p>RELAX.SimID.1.EPSA.-230.EPSB.-300.T.1323.RA.12.RB.14.csv</text:p>
          </table:table-cell>
          <table:table-cell office:value-type="string" calcext:value-type="string">
            <text:p>RELAX.SimID.9.EPSA.-230.EPSB.-300.T.1323.RA.12.RB.14.csv</text:p>
          </table:table-cell>
          <table:table-cell table:number-columns-repeated="2"/>
          <table:table-cell table:formula="of:=CONCATENATE(&quot;diff&quot;;&quot; &quot;;&quot;mpi01/&quot;;[.A763];&quot; &quot;;&quot;mpi09/&quot;;[.B763])" office:value-type="string" office:string-value="diff mpi01/RELAX.SimID.1.EPSA.-230.EPSB.-300.T.1323.RA.12.RB.14.csv mpi09/RELAX.SimID.9.EPSA.-230.EPSB.-300.T.1323.RA.12.RB.14.csv" calcext:value-type="string">
            <text:p>diff mpi01/RELAX.SimID.1.EPSA.-230.EPSB.-300.T.1323.RA.12.RB.14.csv mpi09/RELAX.SimID.9.EPSA.-230.EPSB.-300.T.1323.RA.12.RB.14.csv</text:p>
          </table:table-cell>
        </table:table-row>
        <table:table-row table:style-name="ro1">
          <table:table-cell office:value-type="string" calcext:value-type="string">
            <text:p>RELAX.SimID.1.EPSA.-230.EPSB.-300.T.1323.RA.12.RB.14.NR.7551.NC.1401.RhoFields.bin</text:p>
          </table:table-cell>
          <table:table-cell office:value-type="string" calcext:value-type="string">
            <text:p>RELAX.SimID.9.EPSA.-230.EPSB.-300.T.1323.RA.12.RB.14.NR.7551.NC.1401.RhoFields.bin</text:p>
          </table:table-cell>
          <table:table-cell table:number-columns-repeated="2"/>
          <table:table-cell table:formula="of:=CONCATENATE(&quot;diff&quot;;&quot; &quot;;&quot;mpi01/&quot;;[.A764];&quot; &quot;;&quot;mpi09/&quot;;[.B764])" office:value-type="string" office:string-value="diff mpi01/RELAX.SimID.1.EPSA.-230.EPSB.-300.T.1323.RA.12.RB.14.NR.7551.NC.1401.RhoFields.bin mpi09/RELAX.SimID.9.EPSA.-230.EPSB.-300.T.1323.RA.12.RB.14.NR.7551.NC.1401.RhoFields.bin" calcext:value-type="string">
            <text:p>diff mpi01/RELAX.SimID.1.EPSA.-230.EPSB.-300.T.1323.RA.12.RB.14.NR.7551.NC.1401.RhoFields.bin mpi09/RELAX.SimID.9.EPSA.-230.EPSB.-300.T.13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323.RA.12.RB.15.csv</text:p>
          </table:table-cell>
          <table:table-cell office:value-type="string" calcext:value-type="string">
            <text:p>RELAX.SimID.9.EPSA.-230.EPSB.-300.T.1323.RA.12.RB.15.csv</text:p>
          </table:table-cell>
          <table:table-cell table:number-columns-repeated="2"/>
          <table:table-cell table:formula="of:=CONCATENATE(&quot;diff&quot;;&quot; &quot;;&quot;mpi01/&quot;;[.A765];&quot; &quot;;&quot;mpi09/&quot;;[.B765])" office:value-type="string" office:string-value="diff mpi01/RELAX.SimID.1.EPSA.-230.EPSB.-300.T.1323.RA.12.RB.15.csv mpi09/RELAX.SimID.9.EPSA.-230.EPSB.-300.T.1323.RA.12.RB.15.csv" calcext:value-type="string">
            <text:p>diff mpi01/RELAX.SimID.1.EPSA.-230.EPSB.-300.T.1323.RA.12.RB.15.csv mpi09/RELAX.SimID.9.EPSA.-230.EPSB.-300.T.1323.RA.12.RB.15.csv</text:p>
          </table:table-cell>
        </table:table-row>
        <table:table-row table:style-name="ro1">
          <table:table-cell office:value-type="string" calcext:value-type="string">
            <text:p>RELAX.SimID.1.EPSA.-230.EPSB.-300.T.1323.RA.12.RB.15.NR.7551.NC.1401.RhoFields.bin</text:p>
          </table:table-cell>
          <table:table-cell office:value-type="string" calcext:value-type="string">
            <text:p>RELAX.SimID.9.EPSA.-230.EPSB.-300.T.1323.RA.12.RB.15.NR.7551.NC.1401.RhoFields.bin</text:p>
          </table:table-cell>
          <table:table-cell table:number-columns-repeated="2"/>
          <table:table-cell table:formula="of:=CONCATENATE(&quot;diff&quot;;&quot; &quot;;&quot;mpi01/&quot;;[.A766];&quot; &quot;;&quot;mpi09/&quot;;[.B766])" office:value-type="string" office:string-value="diff mpi01/RELAX.SimID.1.EPSA.-230.EPSB.-300.T.1323.RA.12.RB.15.NR.7551.NC.1401.RhoFields.bin mpi09/RELAX.SimID.9.EPSA.-230.EPSB.-300.T.1323.RA.12.RB.15.NR.7551.NC.1401.RhoFields.bin" calcext:value-type="string">
            <text:p>diff mpi01/RELAX.SimID.1.EPSA.-230.EPSB.-300.T.1323.RA.12.RB.15.NR.7551.NC.1401.RhoFields.bin mpi09/RELAX.SimID.9.EPSA.-230.EPSB.-3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323.RA.12.RB.16.csv</text:p>
          </table:table-cell>
          <table:table-cell office:value-type="string" calcext:value-type="string">
            <text:p>RELAX.SimID.9.EPSA.-230.EPSB.-300.T.1323.RA.12.RB.16.csv</text:p>
          </table:table-cell>
          <table:table-cell table:number-columns-repeated="2"/>
          <table:table-cell table:formula="of:=CONCATENATE(&quot;diff&quot;;&quot; &quot;;&quot;mpi01/&quot;;[.A767];&quot; &quot;;&quot;mpi09/&quot;;[.B767])" office:value-type="string" office:string-value="diff mpi01/RELAX.SimID.1.EPSA.-230.EPSB.-300.T.1323.RA.12.RB.16.csv mpi09/RELAX.SimID.9.EPSA.-230.EPSB.-300.T.1323.RA.12.RB.16.csv" calcext:value-type="string">
            <text:p>diff mpi01/RELAX.SimID.1.EPSA.-230.EPSB.-300.T.1323.RA.12.RB.16.csv mpi09/RELAX.SimID.9.EPSA.-230.EPSB.-300.T.1323.RA.12.RB.16.csv</text:p>
          </table:table-cell>
        </table:table-row>
        <table:table-row table:style-name="ro1">
          <table:table-cell office:value-type="string" calcext:value-type="string">
            <text:p>RELAX.SimID.1.EPSA.-230.EPSB.-300.T.1323.RA.12.RB.16.NR.7551.NC.1401.RhoFields.bin</text:p>
          </table:table-cell>
          <table:table-cell office:value-type="string" calcext:value-type="string">
            <text:p>RELAX.SimID.9.EPSA.-230.EPSB.-300.T.1323.RA.12.RB.16.NR.7551.NC.1401.RhoFields.bin</text:p>
          </table:table-cell>
          <table:table-cell table:number-columns-repeated="2"/>
          <table:table-cell table:formula="of:=CONCATENATE(&quot;diff&quot;;&quot; &quot;;&quot;mpi01/&quot;;[.A768];&quot; &quot;;&quot;mpi09/&quot;;[.B768])" office:value-type="string" office:string-value="diff mpi01/RELAX.SimID.1.EPSA.-230.EPSB.-300.T.1323.RA.12.RB.16.NR.7551.NC.1401.RhoFields.bin mpi09/RELAX.SimID.9.EPSA.-230.EPSB.-300.T.1323.RA.12.RB.16.NR.7551.NC.1401.RhoFields.bin" calcext:value-type="string">
            <text:p>diff mpi01/RELAX.SimID.1.EPSA.-230.EPSB.-300.T.1323.RA.12.RB.16.NR.7551.NC.1401.RhoFields.bin mpi09/RELAX.SimID.9.EPSA.-230.EPSB.-3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373.RA.12.RB.13.csv</text:p>
          </table:table-cell>
          <table:table-cell office:value-type="string" calcext:value-type="string">
            <text:p>RELAX.SimID.9.EPSA.-230.EPSB.-300.T.1373.RA.12.RB.13.csv</text:p>
          </table:table-cell>
          <table:table-cell table:number-columns-repeated="2"/>
          <table:table-cell table:formula="of:=CONCATENATE(&quot;diff&quot;;&quot; &quot;;&quot;mpi01/&quot;;[.A769];&quot; &quot;;&quot;mpi09/&quot;;[.B769])" office:value-type="string" office:string-value="diff mpi01/RELAX.SimID.1.EPSA.-230.EPSB.-300.T.1373.RA.12.RB.13.csv mpi09/RELAX.SimID.9.EPSA.-230.EPSB.-300.T.1373.RA.12.RB.13.csv" calcext:value-type="string">
            <text:p>diff mpi01/RELAX.SimID.1.EPSA.-230.EPSB.-300.T.1373.RA.12.RB.13.csv mpi09/RELAX.SimID.9.EPSA.-230.EPSB.-300.T.1373.RA.12.RB.13.csv</text:p>
          </table:table-cell>
        </table:table-row>
        <table:table-row table:style-name="ro1">
          <table:table-cell office:value-type="string" calcext:value-type="string">
            <text:p>RELAX.SimID.1.EPSA.-230.EPSB.-300.T.1373.RA.12.RB.13.NR.7551.NC.505.RhoFields.bin</text:p>
          </table:table-cell>
          <table:table-cell office:value-type="string" calcext:value-type="string">
            <text:p>RELAX.SimID.9.EPSA.-230.EPSB.-300.T.1373.RA.12.RB.13.NR.7551.NC.505.RhoFields.bin</text:p>
          </table:table-cell>
          <table:table-cell table:number-columns-repeated="2"/>
          <table:table-cell table:formula="of:=CONCATENATE(&quot;diff&quot;;&quot; &quot;;&quot;mpi01/&quot;;[.A770];&quot; &quot;;&quot;mpi09/&quot;;[.B770])" office:value-type="string" office:string-value="diff mpi01/RELAX.SimID.1.EPSA.-230.EPSB.-300.T.1373.RA.12.RB.13.NR.7551.NC.505.RhoFields.bin mpi09/RELAX.SimID.9.EPSA.-230.EPSB.-300.T.1373.RA.12.RB.13.NR.7551.NC.505.RhoFields.bin" calcext:value-type="string">
            <text:p>diff mpi01/RELAX.SimID.1.EPSA.-230.EPSB.-300.T.1373.RA.12.RB.13.NR.7551.NC.505.RhoFields.bin mpi09/RELAX.SimID.9.EPSA.-230.EPSB.-300.T.1373.RA.12.RB.13.NR.7551.NC.505.RhoFields.bin</text:p>
          </table:table-cell>
        </table:table-row>
        <table:table-row table:style-name="ro1">
          <table:table-cell office:value-type="string" calcext:value-type="string">
            <text:p>RELAX.SimID.1.EPSA.-230.EPSB.-300.T.1373.RA.12.RB.14.csv</text:p>
          </table:table-cell>
          <table:table-cell office:value-type="string" calcext:value-type="string">
            <text:p>RELAX.SimID.9.EPSA.-230.EPSB.-300.T.1373.RA.12.RB.14.csv</text:p>
          </table:table-cell>
          <table:table-cell table:number-columns-repeated="2"/>
          <table:table-cell table:formula="of:=CONCATENATE(&quot;diff&quot;;&quot; &quot;;&quot;mpi01/&quot;;[.A771];&quot; &quot;;&quot;mpi09/&quot;;[.B771])" office:value-type="string" office:string-value="diff mpi01/RELAX.SimID.1.EPSA.-230.EPSB.-300.T.1373.RA.12.RB.14.csv mpi09/RELAX.SimID.9.EPSA.-230.EPSB.-300.T.1373.RA.12.RB.14.csv" calcext:value-type="string">
            <text:p>diff mpi01/RELAX.SimID.1.EPSA.-230.EPSB.-300.T.1373.RA.12.RB.14.csv mpi09/RELAX.SimID.9.EPSA.-230.EPSB.-300.T.1373.RA.12.RB.14.csv</text:p>
          </table:table-cell>
        </table:table-row>
        <table:table-row table:style-name="ro1">
          <table:table-cell office:value-type="string" calcext:value-type="string">
            <text:p>RELAX.SimID.1.EPSA.-230.EPSB.-300.T.1373.RA.12.RB.14.NR.7551.NC.1401.RhoFields.bin</text:p>
          </table:table-cell>
          <table:table-cell office:value-type="string" calcext:value-type="string">
            <text:p>RELAX.SimID.9.EPSA.-230.EPSB.-300.T.1373.RA.12.RB.14.NR.7551.NC.1401.RhoFields.bin</text:p>
          </table:table-cell>
          <table:table-cell table:number-columns-repeated="2"/>
          <table:table-cell table:formula="of:=CONCATENATE(&quot;diff&quot;;&quot; &quot;;&quot;mpi01/&quot;;[.A772];&quot; &quot;;&quot;mpi09/&quot;;[.B772])" office:value-type="string" office:string-value="diff mpi01/RELAX.SimID.1.EPSA.-230.EPSB.-300.T.1373.RA.12.RB.14.NR.7551.NC.1401.RhoFields.bin mpi09/RELAX.SimID.9.EPSA.-230.EPSB.-300.T.1373.RA.12.RB.14.NR.7551.NC.1401.RhoFields.bin" calcext:value-type="string">
            <text:p>diff mpi01/RELAX.SimID.1.EPSA.-230.EPSB.-300.T.1373.RA.12.RB.14.NR.7551.NC.1401.RhoFields.bin mpi09/RELAX.SimID.9.EPSA.-230.EPSB.-30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373.RA.12.RB.15.csv</text:p>
          </table:table-cell>
          <table:table-cell office:value-type="string" calcext:value-type="string">
            <text:p>RELAX.SimID.9.EPSA.-230.EPSB.-300.T.1373.RA.12.RB.15.csv</text:p>
          </table:table-cell>
          <table:table-cell table:number-columns-repeated="2"/>
          <table:table-cell table:formula="of:=CONCATENATE(&quot;diff&quot;;&quot; &quot;;&quot;mpi01/&quot;;[.A773];&quot; &quot;;&quot;mpi09/&quot;;[.B773])" office:value-type="string" office:string-value="diff mpi01/RELAX.SimID.1.EPSA.-230.EPSB.-300.T.1373.RA.12.RB.15.csv mpi09/RELAX.SimID.9.EPSA.-230.EPSB.-300.T.1373.RA.12.RB.15.csv" calcext:value-type="string">
            <text:p>diff mpi01/RELAX.SimID.1.EPSA.-230.EPSB.-300.T.1373.RA.12.RB.15.csv mpi09/RELAX.SimID.9.EPSA.-230.EPSB.-300.T.1373.RA.12.RB.15.csv</text:p>
          </table:table-cell>
        </table:table-row>
        <table:table-row table:style-name="ro1">
          <table:table-cell office:value-type="string" calcext:value-type="string">
            <text:p>RELAX.SimID.1.EPSA.-230.EPSB.-300.T.1373.RA.12.RB.15.NR.7551.NC.1401.RhoFields.bin</text:p>
          </table:table-cell>
          <table:table-cell office:value-type="string" calcext:value-type="string">
            <text:p>RELAX.SimID.9.EPSA.-230.EPSB.-300.T.1373.RA.12.RB.15.NR.7551.NC.1401.RhoFields.bin</text:p>
          </table:table-cell>
          <table:table-cell table:number-columns-repeated="2"/>
          <table:table-cell table:formula="of:=CONCATENATE(&quot;diff&quot;;&quot; &quot;;&quot;mpi01/&quot;;[.A774];&quot; &quot;;&quot;mpi09/&quot;;[.B774])" office:value-type="string" office:string-value="diff mpi01/RELAX.SimID.1.EPSA.-230.EPSB.-300.T.1373.RA.12.RB.15.NR.7551.NC.1401.RhoFields.bin mpi09/RELAX.SimID.9.EPSA.-230.EPSB.-300.T.1373.RA.12.RB.15.NR.7551.NC.1401.RhoFields.bin" calcext:value-type="string">
            <text:p>diff mpi01/RELAX.SimID.1.EPSA.-230.EPSB.-300.T.1373.RA.12.RB.15.NR.7551.NC.1401.RhoFields.bin mpi09/RELAX.SimID.9.EPSA.-230.EPSB.-3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373.RA.12.RB.16.csv</text:p>
          </table:table-cell>
          <table:table-cell office:value-type="string" calcext:value-type="string">
            <text:p>RELAX.SimID.9.EPSA.-230.EPSB.-300.T.1373.RA.12.RB.16.csv</text:p>
          </table:table-cell>
          <table:table-cell table:number-columns-repeated="2"/>
          <table:table-cell table:formula="of:=CONCATENATE(&quot;diff&quot;;&quot; &quot;;&quot;mpi01/&quot;;[.A775];&quot; &quot;;&quot;mpi09/&quot;;[.B775])" office:value-type="string" office:string-value="diff mpi01/RELAX.SimID.1.EPSA.-230.EPSB.-300.T.1373.RA.12.RB.16.csv mpi09/RELAX.SimID.9.EPSA.-230.EPSB.-300.T.1373.RA.12.RB.16.csv" calcext:value-type="string">
            <text:p>diff mpi01/RELAX.SimID.1.EPSA.-230.EPSB.-300.T.1373.RA.12.RB.16.csv mpi09/RELAX.SimID.9.EPSA.-230.EPSB.-300.T.1373.RA.12.RB.16.csv</text:p>
          </table:table-cell>
        </table:table-row>
        <table:table-row table:style-name="ro1">
          <table:table-cell office:value-type="string" calcext:value-type="string">
            <text:p>RELAX.SimID.1.EPSA.-230.EPSB.-300.T.1373.RA.12.RB.16.NR.7551.NC.1401.RhoFields.bin</text:p>
          </table:table-cell>
          <table:table-cell office:value-type="string" calcext:value-type="string">
            <text:p>RELAX.SimID.9.EPSA.-230.EPSB.-300.T.1373.RA.12.RB.16.NR.7551.NC.1401.RhoFields.bin</text:p>
          </table:table-cell>
          <table:table-cell table:number-columns-repeated="2"/>
          <table:table-cell table:formula="of:=CONCATENATE(&quot;diff&quot;;&quot; &quot;;&quot;mpi01/&quot;;[.A776];&quot; &quot;;&quot;mpi09/&quot;;[.B776])" office:value-type="string" office:string-value="diff mpi01/RELAX.SimID.1.EPSA.-230.EPSB.-300.T.1373.RA.12.RB.16.NR.7551.NC.1401.RhoFields.bin mpi09/RELAX.SimID.9.EPSA.-230.EPSB.-300.T.1373.RA.12.RB.16.NR.7551.NC.1401.RhoFields.bin" calcext:value-type="string">
            <text:p>diff mpi01/RELAX.SimID.1.EPSA.-230.EPSB.-300.T.1373.RA.12.RB.16.NR.7551.NC.1401.RhoFields.bin mpi09/RELAX.SimID.9.EPSA.-230.EPSB.-3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423.RA.12.RB.13.csv</text:p>
          </table:table-cell>
          <table:table-cell office:value-type="string" calcext:value-type="string">
            <text:p>RELAX.SimID.9.EPSA.-230.EPSB.-300.T.1423.RA.12.RB.13.csv</text:p>
          </table:table-cell>
          <table:table-cell table:number-columns-repeated="2"/>
          <table:table-cell table:formula="of:=CONCATENATE(&quot;diff&quot;;&quot; &quot;;&quot;mpi01/&quot;;[.A777];&quot; &quot;;&quot;mpi09/&quot;;[.B777])" office:value-type="string" office:string-value="diff mpi01/RELAX.SimID.1.EPSA.-230.EPSB.-300.T.1423.RA.12.RB.13.csv mpi09/RELAX.SimID.9.EPSA.-230.EPSB.-300.T.1423.RA.12.RB.13.csv" calcext:value-type="string">
            <text:p>diff mpi01/RELAX.SimID.1.EPSA.-230.EPSB.-300.T.1423.RA.12.RB.13.csv mpi09/RELAX.SimID.9.EPSA.-230.EPSB.-300.T.1423.RA.12.RB.13.csv</text:p>
          </table:table-cell>
        </table:table-row>
        <table:table-row table:style-name="ro1">
          <table:table-cell office:value-type="string" calcext:value-type="string">
            <text:p>RELAX.SimID.1.EPSA.-230.EPSB.-300.T.1423.RA.12.RB.13.NR.7551.NC.1350.RhoFields.bin</text:p>
          </table:table-cell>
          <table:table-cell office:value-type="string" calcext:value-type="string">
            <text:p>RELAX.SimID.9.EPSA.-230.EPSB.-300.T.1423.RA.12.RB.13.NR.7551.NC.1350.RhoFields.bin</text:p>
          </table:table-cell>
          <table:table-cell table:number-columns-repeated="2"/>
          <table:table-cell table:formula="of:=CONCATENATE(&quot;diff&quot;;&quot; &quot;;&quot;mpi01/&quot;;[.A778];&quot; &quot;;&quot;mpi09/&quot;;[.B778])" office:value-type="string" office:string-value="diff mpi01/RELAX.SimID.1.EPSA.-230.EPSB.-300.T.1423.RA.12.RB.13.NR.7551.NC.1350.RhoFields.bin mpi09/RELAX.SimID.9.EPSA.-230.EPSB.-300.T.1423.RA.12.RB.13.NR.7551.NC.1350.RhoFields.bin" calcext:value-type="string">
            <text:p>diff mpi01/RELAX.SimID.1.EPSA.-230.EPSB.-300.T.1423.RA.12.RB.13.NR.7551.NC.1350.RhoFields.bin mpi09/RELAX.SimID.9.EPSA.-230.EPSB.-300.T.1423.RA.12.RB.13.NR.7551.NC.1350.RhoFields.bin</text:p>
          </table:table-cell>
        </table:table-row>
        <table:table-row table:style-name="ro1">
          <table:table-cell office:value-type="string" calcext:value-type="string">
            <text:p>RELAX.SimID.1.EPSA.-230.EPSB.-300.T.1423.RA.12.RB.14.csv</text:p>
          </table:table-cell>
          <table:table-cell office:value-type="string" calcext:value-type="string">
            <text:p>RELAX.SimID.9.EPSA.-230.EPSB.-300.T.1423.RA.12.RB.14.csv</text:p>
          </table:table-cell>
          <table:table-cell table:number-columns-repeated="2"/>
          <table:table-cell table:formula="of:=CONCATENATE(&quot;diff&quot;;&quot; &quot;;&quot;mpi01/&quot;;[.A779];&quot; &quot;;&quot;mpi09/&quot;;[.B779])" office:value-type="string" office:string-value="diff mpi01/RELAX.SimID.1.EPSA.-230.EPSB.-300.T.1423.RA.12.RB.14.csv mpi09/RELAX.SimID.9.EPSA.-230.EPSB.-300.T.1423.RA.12.RB.14.csv" calcext:value-type="string">
            <text:p>diff mpi01/RELAX.SimID.1.EPSA.-230.EPSB.-300.T.1423.RA.12.RB.14.csv mpi09/RELAX.SimID.9.EPSA.-230.EPSB.-300.T.1423.RA.12.RB.14.csv</text:p>
          </table:table-cell>
        </table:table-row>
        <table:table-row table:style-name="ro1">
          <table:table-cell office:value-type="string" calcext:value-type="string">
            <text:p>RELAX.SimID.1.EPSA.-230.EPSB.-300.T.1423.RA.12.RB.14.NR.7551.NC.1401.RhoFields.bin</text:p>
          </table:table-cell>
          <table:table-cell office:value-type="string" calcext:value-type="string">
            <text:p>RELAX.SimID.9.EPSA.-230.EPSB.-300.T.1423.RA.12.RB.14.NR.7551.NC.1401.RhoFields.bin</text:p>
          </table:table-cell>
          <table:table-cell table:number-columns-repeated="2"/>
          <table:table-cell table:formula="of:=CONCATENATE(&quot;diff&quot;;&quot; &quot;;&quot;mpi01/&quot;;[.A780];&quot; &quot;;&quot;mpi09/&quot;;[.B780])" office:value-type="string" office:string-value="diff mpi01/RELAX.SimID.1.EPSA.-230.EPSB.-300.T.1423.RA.12.RB.14.NR.7551.NC.1401.RhoFields.bin mpi09/RELAX.SimID.9.EPSA.-230.EPSB.-300.T.1423.RA.12.RB.14.NR.7551.NC.1401.RhoFields.bin" calcext:value-type="string">
            <text:p>diff mpi01/RELAX.SimID.1.EPSA.-230.EPSB.-300.T.1423.RA.12.RB.14.NR.7551.NC.1401.RhoFields.bin mpi09/RELAX.SimID.9.EPSA.-230.EPSB.-3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423.RA.12.RB.15.csv</text:p>
          </table:table-cell>
          <table:table-cell office:value-type="string" calcext:value-type="string">
            <text:p>RELAX.SimID.9.EPSA.-230.EPSB.-300.T.1423.RA.12.RB.15.csv</text:p>
          </table:table-cell>
          <table:table-cell table:number-columns-repeated="2"/>
          <table:table-cell table:formula="of:=CONCATENATE(&quot;diff&quot;;&quot; &quot;;&quot;mpi01/&quot;;[.A781];&quot; &quot;;&quot;mpi09/&quot;;[.B781])" office:value-type="string" office:string-value="diff mpi01/RELAX.SimID.1.EPSA.-230.EPSB.-300.T.1423.RA.12.RB.15.csv mpi09/RELAX.SimID.9.EPSA.-230.EPSB.-300.T.1423.RA.12.RB.15.csv" calcext:value-type="string">
            <text:p>diff mpi01/RELAX.SimID.1.EPSA.-230.EPSB.-300.T.1423.RA.12.RB.15.csv mpi09/RELAX.SimID.9.EPSA.-230.EPSB.-300.T.1423.RA.12.RB.15.csv</text:p>
          </table:table-cell>
        </table:table-row>
        <table:table-row table:style-name="ro1">
          <table:table-cell office:value-type="string" calcext:value-type="string">
            <text:p>RELAX.SimID.1.EPSA.-230.EPSB.-300.T.1423.RA.12.RB.15.NR.7551.NC.1401.RhoFields.bin</text:p>
          </table:table-cell>
          <table:table-cell office:value-type="string" calcext:value-type="string">
            <text:p>RELAX.SimID.9.EPSA.-230.EPSB.-300.T.1423.RA.12.RB.15.NR.7551.NC.1401.RhoFields.bin</text:p>
          </table:table-cell>
          <table:table-cell table:number-columns-repeated="2"/>
          <table:table-cell table:formula="of:=CONCATENATE(&quot;diff&quot;;&quot; &quot;;&quot;mpi01/&quot;;[.A782];&quot; &quot;;&quot;mpi09/&quot;;[.B782])" office:value-type="string" office:string-value="diff mpi01/RELAX.SimID.1.EPSA.-230.EPSB.-300.T.1423.RA.12.RB.15.NR.7551.NC.1401.RhoFields.bin mpi09/RELAX.SimID.9.EPSA.-230.EPSB.-300.T.1423.RA.12.RB.15.NR.7551.NC.1401.RhoFields.bin" calcext:value-type="string">
            <text:p>diff mpi01/RELAX.SimID.1.EPSA.-230.EPSB.-300.T.1423.RA.12.RB.15.NR.7551.NC.1401.RhoFields.bin mpi09/RELAX.SimID.9.EPSA.-230.EPSB.-3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423.RA.12.RB.16.csv</text:p>
          </table:table-cell>
          <table:table-cell office:value-type="string" calcext:value-type="string">
            <text:p>RELAX.SimID.9.EPSA.-230.EPSB.-300.T.1423.RA.12.RB.16.csv</text:p>
          </table:table-cell>
          <table:table-cell table:number-columns-repeated="2"/>
          <table:table-cell table:formula="of:=CONCATENATE(&quot;diff&quot;;&quot; &quot;;&quot;mpi01/&quot;;[.A783];&quot; &quot;;&quot;mpi09/&quot;;[.B783])" office:value-type="string" office:string-value="diff mpi01/RELAX.SimID.1.EPSA.-230.EPSB.-300.T.1423.RA.12.RB.16.csv mpi09/RELAX.SimID.9.EPSA.-230.EPSB.-300.T.1423.RA.12.RB.16.csv" calcext:value-type="string">
            <text:p>diff mpi01/RELAX.SimID.1.EPSA.-230.EPSB.-300.T.1423.RA.12.RB.16.csv mpi09/RELAX.SimID.9.EPSA.-230.EPSB.-300.T.1423.RA.12.RB.16.csv</text:p>
          </table:table-cell>
        </table:table-row>
        <table:table-row table:style-name="ro1">
          <table:table-cell office:value-type="string" calcext:value-type="string">
            <text:p>RELAX.SimID.1.EPSA.-230.EPSB.-300.T.1423.RA.12.RB.16.NR.7551.NC.1401.RhoFields.bin</text:p>
          </table:table-cell>
          <table:table-cell office:value-type="string" calcext:value-type="string">
            <text:p>RELAX.SimID.9.EPSA.-230.EPSB.-300.T.1423.RA.12.RB.16.NR.7551.NC.1401.RhoFields.bin</text:p>
          </table:table-cell>
          <table:table-cell table:number-columns-repeated="2"/>
          <table:table-cell table:formula="of:=CONCATENATE(&quot;diff&quot;;&quot; &quot;;&quot;mpi01/&quot;;[.A784];&quot; &quot;;&quot;mpi09/&quot;;[.B784])" office:value-type="string" office:string-value="diff mpi01/RELAX.SimID.1.EPSA.-230.EPSB.-300.T.1423.RA.12.RB.16.NR.7551.NC.1401.RhoFields.bin mpi09/RELAX.SimID.9.EPSA.-230.EPSB.-300.T.1423.RA.12.RB.16.NR.7551.NC.1401.RhoFields.bin" calcext:value-type="string">
            <text:p>diff mpi01/RELAX.SimID.1.EPSA.-230.EPSB.-300.T.1423.RA.12.RB.16.NR.7551.NC.1401.RhoFields.bin mpi09/RELAX.SimID.9.EPSA.-230.EPSB.-3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473.RA.12.RB.13.csv</text:p>
          </table:table-cell>
          <table:table-cell office:value-type="string" calcext:value-type="string">
            <text:p>RELAX.SimID.9.EPSA.-230.EPSB.-300.T.1473.RA.12.RB.13.csv</text:p>
          </table:table-cell>
          <table:table-cell table:number-columns-repeated="2"/>
          <table:table-cell table:formula="of:=CONCATENATE(&quot;diff&quot;;&quot; &quot;;&quot;mpi01/&quot;;[.A785];&quot; &quot;;&quot;mpi09/&quot;;[.B785])" office:value-type="string" office:string-value="diff mpi01/RELAX.SimID.1.EPSA.-230.EPSB.-300.T.1473.RA.12.RB.13.csv mpi09/RELAX.SimID.9.EPSA.-230.EPSB.-300.T.1473.RA.12.RB.13.csv" calcext:value-type="string">
            <text:p>diff mpi01/RELAX.SimID.1.EPSA.-230.EPSB.-300.T.1473.RA.12.RB.13.csv mpi09/RELAX.SimID.9.EPSA.-230.EPSB.-300.T.1473.RA.12.RB.13.csv</text:p>
          </table:table-cell>
        </table:table-row>
        <table:table-row table:style-name="ro1">
          <table:table-cell office:value-type="string" calcext:value-type="string">
            <text:p>RELAX.SimID.1.EPSA.-230.EPSB.-300.T.1473.RA.12.RB.13.NR.7551.NC.1401.RhoFields.bin</text:p>
          </table:table-cell>
          <table:table-cell office:value-type="string" calcext:value-type="string">
            <text:p>RELAX.SimID.9.EPSA.-230.EPSB.-300.T.1473.RA.12.RB.13.NR.7551.NC.1401.RhoFields.bin</text:p>
          </table:table-cell>
          <table:table-cell table:number-columns-repeated="2"/>
          <table:table-cell table:formula="of:=CONCATENATE(&quot;diff&quot;;&quot; &quot;;&quot;mpi01/&quot;;[.A786];&quot; &quot;;&quot;mpi09/&quot;;[.B786])" office:value-type="string" office:string-value="diff mpi01/RELAX.SimID.1.EPSA.-230.EPSB.-300.T.1473.RA.12.RB.13.NR.7551.NC.1401.RhoFields.bin mpi09/RELAX.SimID.9.EPSA.-230.EPSB.-300.T.1473.RA.12.RB.13.NR.7551.NC.1401.RhoFields.bin" calcext:value-type="string">
            <text:p>diff mpi01/RELAX.SimID.1.EPSA.-230.EPSB.-300.T.1473.RA.12.RB.13.NR.7551.NC.1401.RhoFields.bin mpi09/RELAX.SimID.9.EPSA.-230.EPSB.-300.T.14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473.RA.12.RB.14.csv</text:p>
          </table:table-cell>
          <table:table-cell office:value-type="string" calcext:value-type="string">
            <text:p>RELAX.SimID.9.EPSA.-230.EPSB.-300.T.1473.RA.12.RB.14.csv</text:p>
          </table:table-cell>
          <table:table-cell table:number-columns-repeated="2"/>
          <table:table-cell table:formula="of:=CONCATENATE(&quot;diff&quot;;&quot; &quot;;&quot;mpi01/&quot;;[.A787];&quot; &quot;;&quot;mpi09/&quot;;[.B787])" office:value-type="string" office:string-value="diff mpi01/RELAX.SimID.1.EPSA.-230.EPSB.-300.T.1473.RA.12.RB.14.csv mpi09/RELAX.SimID.9.EPSA.-230.EPSB.-300.T.1473.RA.12.RB.14.csv" calcext:value-type="string">
            <text:p>diff mpi01/RELAX.SimID.1.EPSA.-230.EPSB.-300.T.1473.RA.12.RB.14.csv mpi09/RELAX.SimID.9.EPSA.-230.EPSB.-300.T.1473.RA.12.RB.14.csv</text:p>
          </table:table-cell>
        </table:table-row>
        <table:table-row table:style-name="ro1">
          <table:table-cell office:value-type="string" calcext:value-type="string">
            <text:p>RELAX.SimID.1.EPSA.-230.EPSB.-300.T.1473.RA.12.RB.14.NR.7551.NC.1401.RhoFields.bin</text:p>
          </table:table-cell>
          <table:table-cell office:value-type="string" calcext:value-type="string">
            <text:p>RELAX.SimID.9.EPSA.-230.EPSB.-300.T.1473.RA.12.RB.14.NR.7551.NC.1401.RhoFields.bin</text:p>
          </table:table-cell>
          <table:table-cell table:number-columns-repeated="2"/>
          <table:table-cell table:formula="of:=CONCATENATE(&quot;diff&quot;;&quot; &quot;;&quot;mpi01/&quot;;[.A788];&quot; &quot;;&quot;mpi09/&quot;;[.B788])" office:value-type="string" office:string-value="diff mpi01/RELAX.SimID.1.EPSA.-230.EPSB.-300.T.1473.RA.12.RB.14.NR.7551.NC.1401.RhoFields.bin mpi09/RELAX.SimID.9.EPSA.-230.EPSB.-300.T.1473.RA.12.RB.14.NR.7551.NC.1401.RhoFields.bin" calcext:value-type="string">
            <text:p>diff mpi01/RELAX.SimID.1.EPSA.-230.EPSB.-300.T.1473.RA.12.RB.14.NR.7551.NC.1401.RhoFields.bin mpi09/RELAX.SimID.9.EPSA.-230.EPSB.-3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473.RA.12.RB.15.csv</text:p>
          </table:table-cell>
          <table:table-cell office:value-type="string" calcext:value-type="string">
            <text:p>RELAX.SimID.9.EPSA.-230.EPSB.-300.T.1473.RA.12.RB.15.csv</text:p>
          </table:table-cell>
          <table:table-cell table:number-columns-repeated="2"/>
          <table:table-cell table:formula="of:=CONCATENATE(&quot;diff&quot;;&quot; &quot;;&quot;mpi01/&quot;;[.A789];&quot; &quot;;&quot;mpi09/&quot;;[.B789])" office:value-type="string" office:string-value="diff mpi01/RELAX.SimID.1.EPSA.-230.EPSB.-300.T.1473.RA.12.RB.15.csv mpi09/RELAX.SimID.9.EPSA.-230.EPSB.-300.T.1473.RA.12.RB.15.csv" calcext:value-type="string">
            <text:p>diff mpi01/RELAX.SimID.1.EPSA.-230.EPSB.-300.T.1473.RA.12.RB.15.csv mpi09/RELAX.SimID.9.EPSA.-230.EPSB.-300.T.1473.RA.12.RB.15.csv</text:p>
          </table:table-cell>
        </table:table-row>
        <table:table-row table:style-name="ro1">
          <table:table-cell office:value-type="string" calcext:value-type="string">
            <text:p>RELAX.SimID.1.EPSA.-230.EPSB.-300.T.1473.RA.12.RB.15.NR.7551.NC.1401.RhoFields.bin</text:p>
          </table:table-cell>
          <table:table-cell office:value-type="string" calcext:value-type="string">
            <text:p>RELAX.SimID.9.EPSA.-230.EPSB.-300.T.1473.RA.12.RB.15.NR.7551.NC.1401.RhoFields.bin</text:p>
          </table:table-cell>
          <table:table-cell table:number-columns-repeated="2"/>
          <table:table-cell table:formula="of:=CONCATENATE(&quot;diff&quot;;&quot; &quot;;&quot;mpi01/&quot;;[.A790];&quot; &quot;;&quot;mpi09/&quot;;[.B790])" office:value-type="string" office:string-value="diff mpi01/RELAX.SimID.1.EPSA.-230.EPSB.-300.T.1473.RA.12.RB.15.NR.7551.NC.1401.RhoFields.bin mpi09/RELAX.SimID.9.EPSA.-230.EPSB.-300.T.1473.RA.12.RB.15.NR.7551.NC.1401.RhoFields.bin" calcext:value-type="string">
            <text:p>diff mpi01/RELAX.SimID.1.EPSA.-230.EPSB.-300.T.1473.RA.12.RB.15.NR.7551.NC.1401.RhoFields.bin mpi09/RELAX.SimID.9.EPSA.-230.EPSB.-3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30.EPSB.-300.T.1473.RA.12.RB.16.csv</text:p>
          </table:table-cell>
          <table:table-cell office:value-type="string" calcext:value-type="string">
            <text:p>RELAX.SimID.9.EPSA.-230.EPSB.-300.T.1473.RA.12.RB.16.csv</text:p>
          </table:table-cell>
          <table:table-cell table:number-columns-repeated="2"/>
          <table:table-cell table:formula="of:=CONCATENATE(&quot;diff&quot;;&quot; &quot;;&quot;mpi01/&quot;;[.A791];&quot; &quot;;&quot;mpi09/&quot;;[.B791])" office:value-type="string" office:string-value="diff mpi01/RELAX.SimID.1.EPSA.-230.EPSB.-300.T.1473.RA.12.RB.16.csv mpi09/RELAX.SimID.9.EPSA.-230.EPSB.-300.T.1473.RA.12.RB.16.csv" calcext:value-type="string">
            <text:p>diff mpi01/RELAX.SimID.1.EPSA.-230.EPSB.-300.T.1473.RA.12.RB.16.csv mpi09/RELAX.SimID.9.EPSA.-230.EPSB.-300.T.1473.RA.12.RB.16.csv</text:p>
          </table:table-cell>
        </table:table-row>
        <table:table-row table:style-name="ro1">
          <table:table-cell office:value-type="string" calcext:value-type="string">
            <text:p>RELAX.SimID.1.EPSA.-230.EPSB.-300.T.1473.RA.12.RB.16.NR.7551.NC.1401.RhoFields.bin</text:p>
          </table:table-cell>
          <table:table-cell office:value-type="string" calcext:value-type="string">
            <text:p>RELAX.SimID.9.EPSA.-230.EPSB.-300.T.1473.RA.12.RB.16.NR.7551.NC.1401.RhoFields.bin</text:p>
          </table:table-cell>
          <table:table-cell table:number-columns-repeated="2"/>
          <table:table-cell table:formula="of:=CONCATENATE(&quot;diff&quot;;&quot; &quot;;&quot;mpi01/&quot;;[.A792];&quot; &quot;;&quot;mpi09/&quot;;[.B792])" office:value-type="string" office:string-value="diff mpi01/RELAX.SimID.1.EPSA.-230.EPSB.-300.T.1473.RA.12.RB.16.NR.7551.NC.1401.RhoFields.bin mpi09/RELAX.SimID.9.EPSA.-230.EPSB.-300.T.1473.RA.12.RB.16.NR.7551.NC.1401.RhoFields.bin" calcext:value-type="string">
            <text:p>diff mpi01/RELAX.SimID.1.EPSA.-230.EPSB.-300.T.1473.RA.12.RB.16.NR.7551.NC.1401.RhoFields.bin mpi09/RELAX.SimID.9.EPSA.-230.EPSB.-3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269.EPSB.200.T.1073.RA.12.RB.13.csv</text:p>
          </table:table-cell>
          <table:table-cell office:value-type="string" calcext:value-type="string">
            <text:p>RELAX.SimID.9.EPSA.269.EPSB.200.T.1073.RA.12.RB.13.csv</text:p>
          </table:table-cell>
          <table:table-cell table:number-columns-repeated="2"/>
          <table:table-cell table:formula="of:=CONCATENATE(&quot;diff&quot;;&quot; &quot;;&quot;mpi01/&quot;;[.A793];&quot; &quot;;&quot;mpi09/&quot;;[.B793])" office:value-type="string" office:string-value="diff mpi01/RELAX.SimID.1.EPSA.269.EPSB.200.T.1073.RA.12.RB.13.csv mpi09/RELAX.SimID.9.EPSA.269.EPSB.200.T.1073.RA.12.RB.13.csv" calcext:value-type="string">
            <text:p>diff mpi01/RELAX.SimID.1.EPSA.269.EPSB.200.T.1073.RA.12.RB.13.csv mpi09/RELAX.SimID.9.EPSA.269.EPSB.200.T.1073.RA.12.RB.13.csv</text:p>
          </table:table-cell>
        </table:table-row>
        <table:table-row table:style-name="ro1">
          <table:table-cell office:value-type="string" calcext:value-type="string">
            <text:p>RELAX.SimID.1.EPSA.269.EPSB.200.T.1073.RA.12.RB.13.NR.7551.NC.1.RhoFields.bin</text:p>
          </table:table-cell>
          <table:table-cell office:value-type="string" calcext:value-type="string">
            <text:p>RELAX.SimID.9.EPSA.269.EPSB.200.T.1073.RA.12.RB.13.NR.7551.NC.1.RhoFields.bin</text:p>
          </table:table-cell>
          <table:table-cell table:number-columns-repeated="2"/>
          <table:table-cell table:formula="of:=CONCATENATE(&quot;diff&quot;;&quot; &quot;;&quot;mpi01/&quot;;[.A794];&quot; &quot;;&quot;mpi09/&quot;;[.B794])" office:value-type="string" office:string-value="diff mpi01/RELAX.SimID.1.EPSA.269.EPSB.200.T.1073.RA.12.RB.13.NR.7551.NC.1.RhoFields.bin mpi09/RELAX.SimID.9.EPSA.269.EPSB.200.T.1073.RA.12.RB.13.NR.7551.NC.1.RhoFields.bin" calcext:value-type="string">
            <text:p>diff mpi01/RELAX.SimID.1.EPSA.269.EPSB.200.T.1073.RA.12.RB.13.NR.7551.NC.1.RhoFields.bin mpi09/RELAX.SimID.9.EPSA.269.EPSB.2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073.RA.12.RB.14.csv</text:p>
          </table:table-cell>
          <table:table-cell office:value-type="string" calcext:value-type="string">
            <text:p>RELAX.SimID.9.EPSA.269.EPSB.200.T.1073.RA.12.RB.14.csv</text:p>
          </table:table-cell>
          <table:table-cell table:number-columns-repeated="2"/>
          <table:table-cell table:formula="of:=CONCATENATE(&quot;diff&quot;;&quot; &quot;;&quot;mpi01/&quot;;[.A795];&quot; &quot;;&quot;mpi09/&quot;;[.B795])" office:value-type="string" office:string-value="diff mpi01/RELAX.SimID.1.EPSA.269.EPSB.200.T.1073.RA.12.RB.14.csv mpi09/RELAX.SimID.9.EPSA.269.EPSB.200.T.1073.RA.12.RB.14.csv" calcext:value-type="string">
            <text:p>diff mpi01/RELAX.SimID.1.EPSA.269.EPSB.200.T.1073.RA.12.RB.14.csv mpi09/RELAX.SimID.9.EPSA.269.EPSB.200.T.1073.RA.12.RB.14.csv</text:p>
          </table:table-cell>
        </table:table-row>
        <table:table-row table:style-name="ro1">
          <table:table-cell office:value-type="string" calcext:value-type="string">
            <text:p>RELAX.SimID.1.EPSA.269.EPSB.200.T.1073.RA.12.RB.14.NR.7551.NC.1.RhoFields.bin</text:p>
          </table:table-cell>
          <table:table-cell office:value-type="string" calcext:value-type="string">
            <text:p>RELAX.SimID.9.EPSA.269.EPSB.200.T.1073.RA.12.RB.14.NR.7551.NC.1.RhoFields.bin</text:p>
          </table:table-cell>
          <table:table-cell table:number-columns-repeated="2"/>
          <table:table-cell table:formula="of:=CONCATENATE(&quot;diff&quot;;&quot; &quot;;&quot;mpi01/&quot;;[.A796];&quot; &quot;;&quot;mpi09/&quot;;[.B796])" office:value-type="string" office:string-value="diff mpi01/RELAX.SimID.1.EPSA.269.EPSB.200.T.1073.RA.12.RB.14.NR.7551.NC.1.RhoFields.bin mpi09/RELAX.SimID.9.EPSA.269.EPSB.200.T.1073.RA.12.RB.14.NR.7551.NC.1.RhoFields.bin" calcext:value-type="string">
            <text:p>diff mpi01/RELAX.SimID.1.EPSA.269.EPSB.200.T.1073.RA.12.RB.14.NR.7551.NC.1.RhoFields.bin mpi09/RELAX.SimID.9.EPSA.269.EPSB.200.T.10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073.RA.12.RB.15.csv</text:p>
          </table:table-cell>
          <table:table-cell office:value-type="string" calcext:value-type="string">
            <text:p>RELAX.SimID.9.EPSA.269.EPSB.200.T.1073.RA.12.RB.15.csv</text:p>
          </table:table-cell>
          <table:table-cell table:number-columns-repeated="2"/>
          <table:table-cell table:formula="of:=CONCATENATE(&quot;diff&quot;;&quot; &quot;;&quot;mpi01/&quot;;[.A797];&quot; &quot;;&quot;mpi09/&quot;;[.B797])" office:value-type="string" office:string-value="diff mpi01/RELAX.SimID.1.EPSA.269.EPSB.200.T.1073.RA.12.RB.15.csv mpi09/RELAX.SimID.9.EPSA.269.EPSB.200.T.1073.RA.12.RB.15.csv" calcext:value-type="string">
            <text:p>diff mpi01/RELAX.SimID.1.EPSA.269.EPSB.200.T.1073.RA.12.RB.15.csv mpi09/RELAX.SimID.9.EPSA.269.EPSB.200.T.1073.RA.12.RB.15.csv</text:p>
          </table:table-cell>
        </table:table-row>
        <table:table-row table:style-name="ro1">
          <table:table-cell office:value-type="string" calcext:value-type="string">
            <text:p>RELAX.SimID.1.EPSA.269.EPSB.200.T.1073.RA.12.RB.15.NR.7551.NC.1.RhoFields.bin</text:p>
          </table:table-cell>
          <table:table-cell office:value-type="string" calcext:value-type="string">
            <text:p>RELAX.SimID.9.EPSA.269.EPSB.200.T.1073.RA.12.RB.15.NR.7551.NC.1.RhoFields.bin</text:p>
          </table:table-cell>
          <table:table-cell table:number-columns-repeated="2"/>
          <table:table-cell table:formula="of:=CONCATENATE(&quot;diff&quot;;&quot; &quot;;&quot;mpi01/&quot;;[.A798];&quot; &quot;;&quot;mpi09/&quot;;[.B798])" office:value-type="string" office:string-value="diff mpi01/RELAX.SimID.1.EPSA.269.EPSB.200.T.1073.RA.12.RB.15.NR.7551.NC.1.RhoFields.bin mpi09/RELAX.SimID.9.EPSA.269.EPSB.200.T.1073.RA.12.RB.15.NR.7551.NC.1.RhoFields.bin" calcext:value-type="string">
            <text:p>diff mpi01/RELAX.SimID.1.EPSA.269.EPSB.200.T.1073.RA.12.RB.15.NR.7551.NC.1.RhoFields.bin mpi09/RELAX.SimID.9.EPSA.269.EPSB.200.T.10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073.RA.12.RB.16.csv</text:p>
          </table:table-cell>
          <table:table-cell office:value-type="string" calcext:value-type="string">
            <text:p>RELAX.SimID.9.EPSA.269.EPSB.200.T.1073.RA.12.RB.16.csv</text:p>
          </table:table-cell>
          <table:table-cell table:number-columns-repeated="2"/>
          <table:table-cell table:formula="of:=CONCATENATE(&quot;diff&quot;;&quot; &quot;;&quot;mpi01/&quot;;[.A799];&quot; &quot;;&quot;mpi09/&quot;;[.B799])" office:value-type="string" office:string-value="diff mpi01/RELAX.SimID.1.EPSA.269.EPSB.200.T.1073.RA.12.RB.16.csv mpi09/RELAX.SimID.9.EPSA.269.EPSB.200.T.1073.RA.12.RB.16.csv" calcext:value-type="string">
            <text:p>diff mpi01/RELAX.SimID.1.EPSA.269.EPSB.200.T.1073.RA.12.RB.16.csv mpi09/RELAX.SimID.9.EPSA.269.EPSB.200.T.1073.RA.12.RB.16.csv</text:p>
          </table:table-cell>
        </table:table-row>
        <table:table-row table:style-name="ro1">
          <table:table-cell office:value-type="string" calcext:value-type="string">
            <text:p>RELAX.SimID.1.EPSA.269.EPSB.200.T.1073.RA.12.RB.16.NR.7551.NC.1.RhoFields.bin</text:p>
          </table:table-cell>
          <table:table-cell office:value-type="string" calcext:value-type="string">
            <text:p>RELAX.SimID.9.EPSA.269.EPSB.200.T.1073.RA.12.RB.16.NR.7551.NC.1.RhoFields.bin</text:p>
          </table:table-cell>
          <table:table-cell table:number-columns-repeated="2"/>
          <table:table-cell table:formula="of:=CONCATENATE(&quot;diff&quot;;&quot; &quot;;&quot;mpi01/&quot;;[.A800];&quot; &quot;;&quot;mpi09/&quot;;[.B800])" office:value-type="string" office:string-value="diff mpi01/RELAX.SimID.1.EPSA.269.EPSB.200.T.1073.RA.12.RB.16.NR.7551.NC.1.RhoFields.bin mpi09/RELAX.SimID.9.EPSA.269.EPSB.200.T.1073.RA.12.RB.16.NR.7551.NC.1.RhoFields.bin" calcext:value-type="string">
            <text:p>diff mpi01/RELAX.SimID.1.EPSA.269.EPSB.200.T.1073.RA.12.RB.16.NR.7551.NC.1.RhoFields.bin mpi09/RELAX.SimID.9.EPSA.269.EPSB.200.T.1073.RA.12.RB.16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123.RA.12.RB.13.csv</text:p>
          </table:table-cell>
          <table:table-cell office:value-type="string" calcext:value-type="string">
            <text:p>RELAX.SimID.9.EPSA.269.EPSB.200.T.1123.RA.12.RB.13.csv</text:p>
          </table:table-cell>
          <table:table-cell table:number-columns-repeated="2"/>
          <table:table-cell table:formula="of:=CONCATENATE(&quot;diff&quot;;&quot; &quot;;&quot;mpi01/&quot;;[.A801];&quot; &quot;;&quot;mpi09/&quot;;[.B801])" office:value-type="string" office:string-value="diff mpi01/RELAX.SimID.1.EPSA.269.EPSB.200.T.1123.RA.12.RB.13.csv mpi09/RELAX.SimID.9.EPSA.269.EPSB.200.T.1123.RA.12.RB.13.csv" calcext:value-type="string">
            <text:p>diff mpi01/RELAX.SimID.1.EPSA.269.EPSB.200.T.1123.RA.12.RB.13.csv mpi09/RELAX.SimID.9.EPSA.269.EPSB.200.T.1123.RA.12.RB.13.csv</text:p>
          </table:table-cell>
        </table:table-row>
        <table:table-row table:style-name="ro1">
          <table:table-cell office:value-type="string" calcext:value-type="string">
            <text:p>RELAX.SimID.1.EPSA.269.EPSB.200.T.1123.RA.12.RB.13.NR.7551.NC.1.RhoFields.bin</text:p>
          </table:table-cell>
          <table:table-cell office:value-type="string" calcext:value-type="string">
            <text:p>RELAX.SimID.9.EPSA.269.EPSB.200.T.1123.RA.12.RB.13.NR.7551.NC.1.RhoFields.bin</text:p>
          </table:table-cell>
          <table:table-cell table:number-columns-repeated="2"/>
          <table:table-cell table:formula="of:=CONCATENATE(&quot;diff&quot;;&quot; &quot;;&quot;mpi01/&quot;;[.A802];&quot; &quot;;&quot;mpi09/&quot;;[.B802])" office:value-type="string" office:string-value="diff mpi01/RELAX.SimID.1.EPSA.269.EPSB.200.T.1123.RA.12.RB.13.NR.7551.NC.1.RhoFields.bin mpi09/RELAX.SimID.9.EPSA.269.EPSB.200.T.1123.RA.12.RB.13.NR.7551.NC.1.RhoFields.bin" calcext:value-type="string">
            <text:p>diff mpi01/RELAX.SimID.1.EPSA.269.EPSB.200.T.1123.RA.12.RB.13.NR.7551.NC.1.RhoFields.bin mpi09/RELAX.SimID.9.EPSA.269.EPSB.20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123.RA.12.RB.14.csv</text:p>
          </table:table-cell>
          <table:table-cell office:value-type="string" calcext:value-type="string">
            <text:p>RELAX.SimID.9.EPSA.269.EPSB.200.T.1123.RA.12.RB.14.csv</text:p>
          </table:table-cell>
          <table:table-cell table:number-columns-repeated="2"/>
          <table:table-cell table:formula="of:=CONCATENATE(&quot;diff&quot;;&quot; &quot;;&quot;mpi01/&quot;;[.A803];&quot; &quot;;&quot;mpi09/&quot;;[.B803])" office:value-type="string" office:string-value="diff mpi01/RELAX.SimID.1.EPSA.269.EPSB.200.T.1123.RA.12.RB.14.csv mpi09/RELAX.SimID.9.EPSA.269.EPSB.200.T.1123.RA.12.RB.14.csv" calcext:value-type="string">
            <text:p>diff mpi01/RELAX.SimID.1.EPSA.269.EPSB.200.T.1123.RA.12.RB.14.csv mpi09/RELAX.SimID.9.EPSA.269.EPSB.200.T.1123.RA.12.RB.14.csv</text:p>
          </table:table-cell>
        </table:table-row>
        <table:table-row table:style-name="ro1">
          <table:table-cell office:value-type="string" calcext:value-type="string">
            <text:p>RELAX.SimID.1.EPSA.269.EPSB.200.T.1123.RA.12.RB.14.NR.7551.NC.1.RhoFields.bin</text:p>
          </table:table-cell>
          <table:table-cell office:value-type="string" calcext:value-type="string">
            <text:p>RELAX.SimID.9.EPSA.269.EPSB.200.T.1123.RA.12.RB.14.NR.7551.NC.1.RhoFields.bin</text:p>
          </table:table-cell>
          <table:table-cell table:number-columns-repeated="2"/>
          <table:table-cell table:formula="of:=CONCATENATE(&quot;diff&quot;;&quot; &quot;;&quot;mpi01/&quot;;[.A804];&quot; &quot;;&quot;mpi09/&quot;;[.B804])" office:value-type="string" office:string-value="diff mpi01/RELAX.SimID.1.EPSA.269.EPSB.200.T.1123.RA.12.RB.14.NR.7551.NC.1.RhoFields.bin mpi09/RELAX.SimID.9.EPSA.269.EPSB.200.T.1123.RA.12.RB.14.NR.7551.NC.1.RhoFields.bin" calcext:value-type="string">
            <text:p>diff mpi01/RELAX.SimID.1.EPSA.269.EPSB.200.T.1123.RA.12.RB.14.NR.7551.NC.1.RhoFields.bin mpi09/RELAX.SimID.9.EPSA.269.EPSB.200.T.11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123.RA.12.RB.15.csv</text:p>
          </table:table-cell>
          <table:table-cell office:value-type="string" calcext:value-type="string">
            <text:p>RELAX.SimID.9.EPSA.269.EPSB.200.T.1123.RA.12.RB.15.csv</text:p>
          </table:table-cell>
          <table:table-cell table:number-columns-repeated="2"/>
          <table:table-cell table:formula="of:=CONCATENATE(&quot;diff&quot;;&quot; &quot;;&quot;mpi01/&quot;;[.A805];&quot; &quot;;&quot;mpi09/&quot;;[.B805])" office:value-type="string" office:string-value="diff mpi01/RELAX.SimID.1.EPSA.269.EPSB.200.T.1123.RA.12.RB.15.csv mpi09/RELAX.SimID.9.EPSA.269.EPSB.200.T.1123.RA.12.RB.15.csv" calcext:value-type="string">
            <text:p>diff mpi01/RELAX.SimID.1.EPSA.269.EPSB.200.T.1123.RA.12.RB.15.csv mpi09/RELAX.SimID.9.EPSA.269.EPSB.200.T.1123.RA.12.RB.15.csv</text:p>
          </table:table-cell>
        </table:table-row>
        <table:table-row table:style-name="ro1">
          <table:table-cell office:value-type="string" calcext:value-type="string">
            <text:p>RELAX.SimID.1.EPSA.269.EPSB.200.T.1123.RA.12.RB.15.NR.7551.NC.1.RhoFields.bin</text:p>
          </table:table-cell>
          <table:table-cell office:value-type="string" calcext:value-type="string">
            <text:p>RELAX.SimID.9.EPSA.269.EPSB.200.T.1123.RA.12.RB.15.NR.7551.NC.1.RhoFields.bin</text:p>
          </table:table-cell>
          <table:table-cell table:number-columns-repeated="2"/>
          <table:table-cell table:formula="of:=CONCATENATE(&quot;diff&quot;;&quot; &quot;;&quot;mpi01/&quot;;[.A806];&quot; &quot;;&quot;mpi09/&quot;;[.B806])" office:value-type="string" office:string-value="diff mpi01/RELAX.SimID.1.EPSA.269.EPSB.200.T.1123.RA.12.RB.15.NR.7551.NC.1.RhoFields.bin mpi09/RELAX.SimID.9.EPSA.269.EPSB.200.T.1123.RA.12.RB.15.NR.7551.NC.1.RhoFields.bin" calcext:value-type="string">
            <text:p>diff mpi01/RELAX.SimID.1.EPSA.269.EPSB.200.T.1123.RA.12.RB.15.NR.7551.NC.1.RhoFields.bin mpi09/RELAX.SimID.9.EPSA.269.EPSB.200.T.1123.RA.12.RB.15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123.RA.12.RB.16.csv</text:p>
          </table:table-cell>
          <table:table-cell office:value-type="string" calcext:value-type="string">
            <text:p>RELAX.SimID.9.EPSA.269.EPSB.200.T.1123.RA.12.RB.16.csv</text:p>
          </table:table-cell>
          <table:table-cell table:number-columns-repeated="2"/>
          <table:table-cell table:formula="of:=CONCATENATE(&quot;diff&quot;;&quot; &quot;;&quot;mpi01/&quot;;[.A807];&quot; &quot;;&quot;mpi09/&quot;;[.B807])" office:value-type="string" office:string-value="diff mpi01/RELAX.SimID.1.EPSA.269.EPSB.200.T.1123.RA.12.RB.16.csv mpi09/RELAX.SimID.9.EPSA.269.EPSB.200.T.1123.RA.12.RB.16.csv" calcext:value-type="string">
            <text:p>diff mpi01/RELAX.SimID.1.EPSA.269.EPSB.200.T.1123.RA.12.RB.16.csv mpi09/RELAX.SimID.9.EPSA.269.EPSB.200.T.1123.RA.12.RB.16.csv</text:p>
          </table:table-cell>
        </table:table-row>
        <table:table-row table:style-name="ro1">
          <table:table-cell office:value-type="string" calcext:value-type="string">
            <text:p>RELAX.SimID.1.EPSA.269.EPSB.200.T.1123.RA.12.RB.16.NR.7551.NC.1.RhoFields.bin</text:p>
          </table:table-cell>
          <table:table-cell office:value-type="string" calcext:value-type="string">
            <text:p>RELAX.SimID.9.EPSA.269.EPSB.200.T.1123.RA.12.RB.16.NR.7551.NC.1.RhoFields.bin</text:p>
          </table:table-cell>
          <table:table-cell table:number-columns-repeated="2"/>
          <table:table-cell table:formula="of:=CONCATENATE(&quot;diff&quot;;&quot; &quot;;&quot;mpi01/&quot;;[.A808];&quot; &quot;;&quot;mpi09/&quot;;[.B808])" office:value-type="string" office:string-value="diff mpi01/RELAX.SimID.1.EPSA.269.EPSB.200.T.1123.RA.12.RB.16.NR.7551.NC.1.RhoFields.bin mpi09/RELAX.SimID.9.EPSA.269.EPSB.200.T.1123.RA.12.RB.16.NR.7551.NC.1.RhoFields.bin" calcext:value-type="string">
            <text:p>diff mpi01/RELAX.SimID.1.EPSA.269.EPSB.200.T.1123.RA.12.RB.16.NR.7551.NC.1.RhoFields.bin mpi09/RELAX.SimID.9.EPSA.269.EPSB.200.T.1123.RA.12.RB.16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173.RA.12.RB.13.csv</text:p>
          </table:table-cell>
          <table:table-cell office:value-type="string" calcext:value-type="string">
            <text:p>RELAX.SimID.9.EPSA.269.EPSB.200.T.1173.RA.12.RB.13.csv</text:p>
          </table:table-cell>
          <table:table-cell table:number-columns-repeated="2"/>
          <table:table-cell table:formula="of:=CONCATENATE(&quot;diff&quot;;&quot; &quot;;&quot;mpi01/&quot;;[.A809];&quot; &quot;;&quot;mpi09/&quot;;[.B809])" office:value-type="string" office:string-value="diff mpi01/RELAX.SimID.1.EPSA.269.EPSB.200.T.1173.RA.12.RB.13.csv mpi09/RELAX.SimID.9.EPSA.269.EPSB.200.T.1173.RA.12.RB.13.csv" calcext:value-type="string">
            <text:p>diff mpi01/RELAX.SimID.1.EPSA.269.EPSB.200.T.1173.RA.12.RB.13.csv mpi09/RELAX.SimID.9.EPSA.269.EPSB.200.T.1173.RA.12.RB.13.csv</text:p>
          </table:table-cell>
        </table:table-row>
        <table:table-row table:style-name="ro1">
          <table:table-cell office:value-type="string" calcext:value-type="string">
            <text:p>RELAX.SimID.1.EPSA.269.EPSB.200.T.1173.RA.12.RB.13.NR.7551.NC.1.RhoFields.bin</text:p>
          </table:table-cell>
          <table:table-cell office:value-type="string" calcext:value-type="string">
            <text:p>RELAX.SimID.9.EPSA.269.EPSB.200.T.1173.RA.12.RB.13.NR.7551.NC.1.RhoFields.bin</text:p>
          </table:table-cell>
          <table:table-cell table:number-columns-repeated="2"/>
          <table:table-cell table:formula="of:=CONCATENATE(&quot;diff&quot;;&quot; &quot;;&quot;mpi01/&quot;;[.A810];&quot; &quot;;&quot;mpi09/&quot;;[.B810])" office:value-type="string" office:string-value="diff mpi01/RELAX.SimID.1.EPSA.269.EPSB.200.T.1173.RA.12.RB.13.NR.7551.NC.1.RhoFields.bin mpi09/RELAX.SimID.9.EPSA.269.EPSB.200.T.1173.RA.12.RB.13.NR.7551.NC.1.RhoFields.bin" calcext:value-type="string">
            <text:p>diff mpi01/RELAX.SimID.1.EPSA.269.EPSB.200.T.1173.RA.12.RB.13.NR.7551.NC.1.RhoFields.bin mpi09/RELAX.SimID.9.EPSA.269.EPSB.200.T.11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173.RA.12.RB.14.csv</text:p>
          </table:table-cell>
          <table:table-cell office:value-type="string" calcext:value-type="string">
            <text:p>RELAX.SimID.9.EPSA.269.EPSB.200.T.1173.RA.12.RB.14.csv</text:p>
          </table:table-cell>
          <table:table-cell table:number-columns-repeated="2"/>
          <table:table-cell table:formula="of:=CONCATENATE(&quot;diff&quot;;&quot; &quot;;&quot;mpi01/&quot;;[.A811];&quot; &quot;;&quot;mpi09/&quot;;[.B811])" office:value-type="string" office:string-value="diff mpi01/RELAX.SimID.1.EPSA.269.EPSB.200.T.1173.RA.12.RB.14.csv mpi09/RELAX.SimID.9.EPSA.269.EPSB.200.T.1173.RA.12.RB.14.csv" calcext:value-type="string">
            <text:p>diff mpi01/RELAX.SimID.1.EPSA.269.EPSB.200.T.1173.RA.12.RB.14.csv mpi09/RELAX.SimID.9.EPSA.269.EPSB.200.T.1173.RA.12.RB.14.csv</text:p>
          </table:table-cell>
        </table:table-row>
        <table:table-row table:style-name="ro1">
          <table:table-cell office:value-type="string" calcext:value-type="string">
            <text:p>RELAX.SimID.1.EPSA.269.EPSB.200.T.1173.RA.12.RB.14.NR.7551.NC.1.RhoFields.bin</text:p>
          </table:table-cell>
          <table:table-cell office:value-type="string" calcext:value-type="string">
            <text:p>RELAX.SimID.9.EPSA.269.EPSB.200.T.1173.RA.12.RB.14.NR.7551.NC.1.RhoFields.bin</text:p>
          </table:table-cell>
          <table:table-cell table:number-columns-repeated="2"/>
          <table:table-cell table:formula="of:=CONCATENATE(&quot;diff&quot;;&quot; &quot;;&quot;mpi01/&quot;;[.A812];&quot; &quot;;&quot;mpi09/&quot;;[.B812])" office:value-type="string" office:string-value="diff mpi01/RELAX.SimID.1.EPSA.269.EPSB.200.T.1173.RA.12.RB.14.NR.7551.NC.1.RhoFields.bin mpi09/RELAX.SimID.9.EPSA.269.EPSB.200.T.1173.RA.12.RB.14.NR.7551.NC.1.RhoFields.bin" calcext:value-type="string">
            <text:p>diff mpi01/RELAX.SimID.1.EPSA.269.EPSB.200.T.1173.RA.12.RB.14.NR.7551.NC.1.RhoFields.bin mpi09/RELAX.SimID.9.EPSA.269.EPSB.200.T.11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173.RA.12.RB.15.csv</text:p>
          </table:table-cell>
          <table:table-cell office:value-type="string" calcext:value-type="string">
            <text:p>RELAX.SimID.9.EPSA.269.EPSB.200.T.1173.RA.12.RB.15.csv</text:p>
          </table:table-cell>
          <table:table-cell table:number-columns-repeated="2"/>
          <table:table-cell table:formula="of:=CONCATENATE(&quot;diff&quot;;&quot; &quot;;&quot;mpi01/&quot;;[.A813];&quot; &quot;;&quot;mpi09/&quot;;[.B813])" office:value-type="string" office:string-value="diff mpi01/RELAX.SimID.1.EPSA.269.EPSB.200.T.1173.RA.12.RB.15.csv mpi09/RELAX.SimID.9.EPSA.269.EPSB.200.T.1173.RA.12.RB.15.csv" calcext:value-type="string">
            <text:p>diff mpi01/RELAX.SimID.1.EPSA.269.EPSB.200.T.1173.RA.12.RB.15.csv mpi09/RELAX.SimID.9.EPSA.269.EPSB.200.T.1173.RA.12.RB.15.csv</text:p>
          </table:table-cell>
        </table:table-row>
        <table:table-row table:style-name="ro1">
          <table:table-cell office:value-type="string" calcext:value-type="string">
            <text:p>RELAX.SimID.1.EPSA.269.EPSB.200.T.1173.RA.12.RB.15.NR.7551.NC.1.RhoFields.bin</text:p>
          </table:table-cell>
          <table:table-cell office:value-type="string" calcext:value-type="string">
            <text:p>RELAX.SimID.9.EPSA.269.EPSB.200.T.1173.RA.12.RB.15.NR.7551.NC.1.RhoFields.bin</text:p>
          </table:table-cell>
          <table:table-cell table:number-columns-repeated="2"/>
          <table:table-cell table:formula="of:=CONCATENATE(&quot;diff&quot;;&quot; &quot;;&quot;mpi01/&quot;;[.A814];&quot; &quot;;&quot;mpi09/&quot;;[.B814])" office:value-type="string" office:string-value="diff mpi01/RELAX.SimID.1.EPSA.269.EPSB.200.T.1173.RA.12.RB.15.NR.7551.NC.1.RhoFields.bin mpi09/RELAX.SimID.9.EPSA.269.EPSB.200.T.1173.RA.12.RB.15.NR.7551.NC.1.RhoFields.bin" calcext:value-type="string">
            <text:p>diff mpi01/RELAX.SimID.1.EPSA.269.EPSB.200.T.1173.RA.12.RB.15.NR.7551.NC.1.RhoFields.bin mpi09/RELAX.SimID.9.EPSA.269.EPSB.200.T.11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173.RA.12.RB.16.csv</text:p>
          </table:table-cell>
          <table:table-cell office:value-type="string" calcext:value-type="string">
            <text:p>RELAX.SimID.9.EPSA.269.EPSB.200.T.1173.RA.12.RB.16.csv</text:p>
          </table:table-cell>
          <table:table-cell table:number-columns-repeated="2"/>
          <table:table-cell table:formula="of:=CONCATENATE(&quot;diff&quot;;&quot; &quot;;&quot;mpi01/&quot;;[.A815];&quot; &quot;;&quot;mpi09/&quot;;[.B815])" office:value-type="string" office:string-value="diff mpi01/RELAX.SimID.1.EPSA.269.EPSB.200.T.1173.RA.12.RB.16.csv mpi09/RELAX.SimID.9.EPSA.269.EPSB.200.T.1173.RA.12.RB.16.csv" calcext:value-type="string">
            <text:p>diff mpi01/RELAX.SimID.1.EPSA.269.EPSB.200.T.1173.RA.12.RB.16.csv mpi09/RELAX.SimID.9.EPSA.269.EPSB.200.T.1173.RA.12.RB.16.csv</text:p>
          </table:table-cell>
        </table:table-row>
        <table:table-row table:style-name="ro1">
          <table:table-cell office:value-type="string" calcext:value-type="string">
            <text:p>RELAX.SimID.1.EPSA.269.EPSB.200.T.1173.RA.12.RB.16.NR.7551.NC.2.RhoFields.bin</text:p>
          </table:table-cell>
          <table:table-cell office:value-type="string" calcext:value-type="string">
            <text:p>RELAX.SimID.9.EPSA.269.EPSB.200.T.1173.RA.12.RB.16.NR.7551.NC.2.RhoFields.bin</text:p>
          </table:table-cell>
          <table:table-cell table:number-columns-repeated="2"/>
          <table:table-cell table:formula="of:=CONCATENATE(&quot;diff&quot;;&quot; &quot;;&quot;mpi01/&quot;;[.A816];&quot; &quot;;&quot;mpi09/&quot;;[.B816])" office:value-type="string" office:string-value="diff mpi01/RELAX.SimID.1.EPSA.269.EPSB.200.T.1173.RA.12.RB.16.NR.7551.NC.2.RhoFields.bin mpi09/RELAX.SimID.9.EPSA.269.EPSB.200.T.1173.RA.12.RB.16.NR.7551.NC.2.RhoFields.bin" calcext:value-type="string">
            <text:p>diff mpi01/RELAX.SimID.1.EPSA.269.EPSB.200.T.1173.RA.12.RB.16.NR.7551.NC.2.RhoFields.bin mpi09/RELAX.SimID.9.EPSA.269.EPSB.200.T.1173.RA.12.RB.16.NR.7551.NC.2.RhoFields.bin</text:p>
          </table:table-cell>
        </table:table-row>
        <table:table-row table:style-name="ro1">
          <table:table-cell office:value-type="string" calcext:value-type="string">
            <text:p>RELAX.SimID.1.EPSA.269.EPSB.200.T.1223.RA.12.RB.13.csv</text:p>
          </table:table-cell>
          <table:table-cell office:value-type="string" calcext:value-type="string">
            <text:p>RELAX.SimID.9.EPSA.269.EPSB.200.T.1223.RA.12.RB.13.csv</text:p>
          </table:table-cell>
          <table:table-cell table:number-columns-repeated="2"/>
          <table:table-cell table:formula="of:=CONCATENATE(&quot;diff&quot;;&quot; &quot;;&quot;mpi01/&quot;;[.A817];&quot; &quot;;&quot;mpi09/&quot;;[.B817])" office:value-type="string" office:string-value="diff mpi01/RELAX.SimID.1.EPSA.269.EPSB.200.T.1223.RA.12.RB.13.csv mpi09/RELAX.SimID.9.EPSA.269.EPSB.200.T.1223.RA.12.RB.13.csv" calcext:value-type="string">
            <text:p>diff mpi01/RELAX.SimID.1.EPSA.269.EPSB.200.T.1223.RA.12.RB.13.csv mpi09/RELAX.SimID.9.EPSA.269.EPSB.200.T.1223.RA.12.RB.13.csv</text:p>
          </table:table-cell>
        </table:table-row>
        <table:table-row table:style-name="ro1">
          <table:table-cell office:value-type="string" calcext:value-type="string">
            <text:p>RELAX.SimID.1.EPSA.269.EPSB.200.T.1223.RA.12.RB.13.NR.7551.NC.1.RhoFields.bin</text:p>
          </table:table-cell>
          <table:table-cell office:value-type="string" calcext:value-type="string">
            <text:p>RELAX.SimID.9.EPSA.269.EPSB.200.T.1223.RA.12.RB.13.NR.7551.NC.1.RhoFields.bin</text:p>
          </table:table-cell>
          <table:table-cell table:number-columns-repeated="2"/>
          <table:table-cell table:formula="of:=CONCATENATE(&quot;diff&quot;;&quot; &quot;;&quot;mpi01/&quot;;[.A818];&quot; &quot;;&quot;mpi09/&quot;;[.B818])" office:value-type="string" office:string-value="diff mpi01/RELAX.SimID.1.EPSA.269.EPSB.200.T.1223.RA.12.RB.13.NR.7551.NC.1.RhoFields.bin mpi09/RELAX.SimID.9.EPSA.269.EPSB.200.T.1223.RA.12.RB.13.NR.7551.NC.1.RhoFields.bin" calcext:value-type="string">
            <text:p>diff mpi01/RELAX.SimID.1.EPSA.269.EPSB.200.T.1223.RA.12.RB.13.NR.7551.NC.1.RhoFields.bin mpi09/RELAX.SimID.9.EPSA.269.EPSB.200.T.12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223.RA.12.RB.14.csv</text:p>
          </table:table-cell>
          <table:table-cell office:value-type="string" calcext:value-type="string">
            <text:p>RELAX.SimID.9.EPSA.269.EPSB.200.T.1223.RA.12.RB.14.csv</text:p>
          </table:table-cell>
          <table:table-cell table:number-columns-repeated="2"/>
          <table:table-cell table:formula="of:=CONCATENATE(&quot;diff&quot;;&quot; &quot;;&quot;mpi01/&quot;;[.A819];&quot; &quot;;&quot;mpi09/&quot;;[.B819])" office:value-type="string" office:string-value="diff mpi01/RELAX.SimID.1.EPSA.269.EPSB.200.T.1223.RA.12.RB.14.csv mpi09/RELAX.SimID.9.EPSA.269.EPSB.200.T.1223.RA.12.RB.14.csv" calcext:value-type="string">
            <text:p>diff mpi01/RELAX.SimID.1.EPSA.269.EPSB.200.T.1223.RA.12.RB.14.csv mpi09/RELAX.SimID.9.EPSA.269.EPSB.200.T.1223.RA.12.RB.14.csv</text:p>
          </table:table-cell>
        </table:table-row>
        <table:table-row table:style-name="ro1">
          <table:table-cell office:value-type="string" calcext:value-type="string">
            <text:p>RELAX.SimID.1.EPSA.269.EPSB.200.T.1223.RA.12.RB.14.NR.7551.NC.1.RhoFields.bin</text:p>
          </table:table-cell>
          <table:table-cell office:value-type="string" calcext:value-type="string">
            <text:p>RELAX.SimID.9.EPSA.269.EPSB.200.T.1223.RA.12.RB.14.NR.7551.NC.1.RhoFields.bin</text:p>
          </table:table-cell>
          <table:table-cell table:number-columns-repeated="2"/>
          <table:table-cell table:formula="of:=CONCATENATE(&quot;diff&quot;;&quot; &quot;;&quot;mpi01/&quot;;[.A820];&quot; &quot;;&quot;mpi09/&quot;;[.B820])" office:value-type="string" office:string-value="diff mpi01/RELAX.SimID.1.EPSA.269.EPSB.200.T.1223.RA.12.RB.14.NR.7551.NC.1.RhoFields.bin mpi09/RELAX.SimID.9.EPSA.269.EPSB.200.T.1223.RA.12.RB.14.NR.7551.NC.1.RhoFields.bin" calcext:value-type="string">
            <text:p>diff mpi01/RELAX.SimID.1.EPSA.269.EPSB.200.T.1223.RA.12.RB.14.NR.7551.NC.1.RhoFields.bin mpi09/RELAX.SimID.9.EPSA.269.EPSB.200.T.12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223.RA.12.RB.15.csv</text:p>
          </table:table-cell>
          <table:table-cell office:value-type="string" calcext:value-type="string">
            <text:p>RELAX.SimID.9.EPSA.269.EPSB.200.T.1223.RA.12.RB.15.csv</text:p>
          </table:table-cell>
          <table:table-cell table:number-columns-repeated="2"/>
          <table:table-cell table:formula="of:=CONCATENATE(&quot;diff&quot;;&quot; &quot;;&quot;mpi01/&quot;;[.A821];&quot; &quot;;&quot;mpi09/&quot;;[.B821])" office:value-type="string" office:string-value="diff mpi01/RELAX.SimID.1.EPSA.269.EPSB.200.T.1223.RA.12.RB.15.csv mpi09/RELAX.SimID.9.EPSA.269.EPSB.200.T.1223.RA.12.RB.15.csv" calcext:value-type="string">
            <text:p>diff mpi01/RELAX.SimID.1.EPSA.269.EPSB.200.T.1223.RA.12.RB.15.csv mpi09/RELAX.SimID.9.EPSA.269.EPSB.200.T.1223.RA.12.RB.15.csv</text:p>
          </table:table-cell>
        </table:table-row>
        <table:table-row table:style-name="ro1">
          <table:table-cell office:value-type="string" calcext:value-type="string">
            <text:p>RELAX.SimID.1.EPSA.269.EPSB.200.T.1223.RA.12.RB.15.NR.7551.NC.1.RhoFields.bin</text:p>
          </table:table-cell>
          <table:table-cell office:value-type="string" calcext:value-type="string">
            <text:p>RELAX.SimID.9.EPSA.269.EPSB.200.T.1223.RA.12.RB.15.NR.7551.NC.1.RhoFields.bin</text:p>
          </table:table-cell>
          <table:table-cell table:number-columns-repeated="2"/>
          <table:table-cell table:formula="of:=CONCATENATE(&quot;diff&quot;;&quot; &quot;;&quot;mpi01/&quot;;[.A822];&quot; &quot;;&quot;mpi09/&quot;;[.B822])" office:value-type="string" office:string-value="diff mpi01/RELAX.SimID.1.EPSA.269.EPSB.200.T.1223.RA.12.RB.15.NR.7551.NC.1.RhoFields.bin mpi09/RELAX.SimID.9.EPSA.269.EPSB.200.T.1223.RA.12.RB.15.NR.7551.NC.1.RhoFields.bin" calcext:value-type="string">
            <text:p>diff mpi01/RELAX.SimID.1.EPSA.269.EPSB.200.T.1223.RA.12.RB.15.NR.7551.NC.1.RhoFields.bin mpi09/RELAX.SimID.9.EPSA.269.EPSB.200.T.1223.RA.12.RB.15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223.RA.12.RB.16.csv</text:p>
          </table:table-cell>
          <table:table-cell office:value-type="string" calcext:value-type="string">
            <text:p>RELAX.SimID.9.EPSA.269.EPSB.200.T.1223.RA.12.RB.16.csv</text:p>
          </table:table-cell>
          <table:table-cell table:number-columns-repeated="2"/>
          <table:table-cell table:formula="of:=CONCATENATE(&quot;diff&quot;;&quot; &quot;;&quot;mpi01/&quot;;[.A823];&quot; &quot;;&quot;mpi09/&quot;;[.B823])" office:value-type="string" office:string-value="diff mpi01/RELAX.SimID.1.EPSA.269.EPSB.200.T.1223.RA.12.RB.16.csv mpi09/RELAX.SimID.9.EPSA.269.EPSB.200.T.1223.RA.12.RB.16.csv" calcext:value-type="string">
            <text:p>diff mpi01/RELAX.SimID.1.EPSA.269.EPSB.200.T.1223.RA.12.RB.16.csv mpi09/RELAX.SimID.9.EPSA.269.EPSB.200.T.1223.RA.12.RB.16.csv</text:p>
          </table:table-cell>
        </table:table-row>
        <table:table-row table:style-name="ro1">
          <table:table-cell office:value-type="string" calcext:value-type="string">
            <text:p>RELAX.SimID.1.EPSA.269.EPSB.200.T.1223.RA.12.RB.16.NR.7551.NC.9.RhoFields.bin</text:p>
          </table:table-cell>
          <table:table-cell office:value-type="string" calcext:value-type="string">
            <text:p>RELAX.SimID.9.EPSA.269.EPSB.200.T.1223.RA.12.RB.16.NR.7551.NC.9.RhoFields.bin</text:p>
          </table:table-cell>
          <table:table-cell table:number-columns-repeated="2"/>
          <table:table-cell table:formula="of:=CONCATENATE(&quot;diff&quot;;&quot; &quot;;&quot;mpi01/&quot;;[.A824];&quot; &quot;;&quot;mpi09/&quot;;[.B824])" office:value-type="string" office:string-value="diff mpi01/RELAX.SimID.1.EPSA.269.EPSB.200.T.1223.RA.12.RB.16.NR.7551.NC.9.RhoFields.bin mpi09/RELAX.SimID.9.EPSA.269.EPSB.200.T.1223.RA.12.RB.16.NR.7551.NC.9.RhoFields.bin" calcext:value-type="string">
            <text:p>diff mpi01/RELAX.SimID.1.EPSA.269.EPSB.200.T.1223.RA.12.RB.16.NR.7551.NC.9.RhoFields.bin mpi09/RELAX.SimID.9.EPSA.269.EPSB.200.T.1223.RA.12.RB.16.NR.7551.NC.9.RhoFields.bin</text:p>
          </table:table-cell>
        </table:table-row>
        <table:table-row table:style-name="ro1">
          <table:table-cell office:value-type="string" calcext:value-type="string">
            <text:p>RELAX.SimID.1.EPSA.269.EPSB.200.T.1273.RA.12.RB.13.csv</text:p>
          </table:table-cell>
          <table:table-cell office:value-type="string" calcext:value-type="string">
            <text:p>RELAX.SimID.9.EPSA.269.EPSB.200.T.1273.RA.12.RB.13.csv</text:p>
          </table:table-cell>
          <table:table-cell table:number-columns-repeated="2"/>
          <table:table-cell table:formula="of:=CONCATENATE(&quot;diff&quot;;&quot; &quot;;&quot;mpi01/&quot;;[.A825];&quot; &quot;;&quot;mpi09/&quot;;[.B825])" office:value-type="string" office:string-value="diff mpi01/RELAX.SimID.1.EPSA.269.EPSB.200.T.1273.RA.12.RB.13.csv mpi09/RELAX.SimID.9.EPSA.269.EPSB.200.T.1273.RA.12.RB.13.csv" calcext:value-type="string">
            <text:p>diff mpi01/RELAX.SimID.1.EPSA.269.EPSB.200.T.1273.RA.12.RB.13.csv mpi09/RELAX.SimID.9.EPSA.269.EPSB.200.T.1273.RA.12.RB.13.csv</text:p>
          </table:table-cell>
        </table:table-row>
        <table:table-row table:style-name="ro1">
          <table:table-cell office:value-type="string" calcext:value-type="string">
            <text:p>RELAX.SimID.1.EPSA.269.EPSB.200.T.1273.RA.12.RB.13.NR.7551.NC.1.RhoFields.bin</text:p>
          </table:table-cell>
          <table:table-cell office:value-type="string" calcext:value-type="string">
            <text:p>RELAX.SimID.9.EPSA.269.EPSB.200.T.1273.RA.12.RB.13.NR.7551.NC.1.RhoFields.bin</text:p>
          </table:table-cell>
          <table:table-cell table:number-columns-repeated="2"/>
          <table:table-cell table:formula="of:=CONCATENATE(&quot;diff&quot;;&quot; &quot;;&quot;mpi01/&quot;;[.A826];&quot; &quot;;&quot;mpi09/&quot;;[.B826])" office:value-type="string" office:string-value="diff mpi01/RELAX.SimID.1.EPSA.269.EPSB.200.T.1273.RA.12.RB.13.NR.7551.NC.1.RhoFields.bin mpi09/RELAX.SimID.9.EPSA.269.EPSB.200.T.1273.RA.12.RB.13.NR.7551.NC.1.RhoFields.bin" calcext:value-type="string">
            <text:p>diff mpi01/RELAX.SimID.1.EPSA.269.EPSB.200.T.1273.RA.12.RB.13.NR.7551.NC.1.RhoFields.bin mpi09/RELAX.SimID.9.EPSA.269.EPSB.200.T.12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273.RA.12.RB.14.csv</text:p>
          </table:table-cell>
          <table:table-cell office:value-type="string" calcext:value-type="string">
            <text:p>RELAX.SimID.9.EPSA.269.EPSB.200.T.1273.RA.12.RB.14.csv</text:p>
          </table:table-cell>
          <table:table-cell table:number-columns-repeated="2"/>
          <table:table-cell table:formula="of:=CONCATENATE(&quot;diff&quot;;&quot; &quot;;&quot;mpi01/&quot;;[.A827];&quot; &quot;;&quot;mpi09/&quot;;[.B827])" office:value-type="string" office:string-value="diff mpi01/RELAX.SimID.1.EPSA.269.EPSB.200.T.1273.RA.12.RB.14.csv mpi09/RELAX.SimID.9.EPSA.269.EPSB.200.T.1273.RA.12.RB.14.csv" calcext:value-type="string">
            <text:p>diff mpi01/RELAX.SimID.1.EPSA.269.EPSB.200.T.1273.RA.12.RB.14.csv mpi09/RELAX.SimID.9.EPSA.269.EPSB.200.T.1273.RA.12.RB.14.csv</text:p>
          </table:table-cell>
        </table:table-row>
        <table:table-row table:style-name="ro1">
          <table:table-cell office:value-type="string" calcext:value-type="string">
            <text:p>RELAX.SimID.1.EPSA.269.EPSB.200.T.1273.RA.12.RB.14.NR.7551.NC.1.RhoFields.bin</text:p>
          </table:table-cell>
          <table:table-cell office:value-type="string" calcext:value-type="string">
            <text:p>RELAX.SimID.9.EPSA.269.EPSB.200.T.1273.RA.12.RB.14.NR.7551.NC.1.RhoFields.bin</text:p>
          </table:table-cell>
          <table:table-cell table:number-columns-repeated="2"/>
          <table:table-cell table:formula="of:=CONCATENATE(&quot;diff&quot;;&quot; &quot;;&quot;mpi01/&quot;;[.A828];&quot; &quot;;&quot;mpi09/&quot;;[.B828])" office:value-type="string" office:string-value="diff mpi01/RELAX.SimID.1.EPSA.269.EPSB.200.T.1273.RA.12.RB.14.NR.7551.NC.1.RhoFields.bin mpi09/RELAX.SimID.9.EPSA.269.EPSB.200.T.1273.RA.12.RB.14.NR.7551.NC.1.RhoFields.bin" calcext:value-type="string">
            <text:p>diff mpi01/RELAX.SimID.1.EPSA.269.EPSB.200.T.1273.RA.12.RB.14.NR.7551.NC.1.RhoFields.bin mpi09/RELAX.SimID.9.EPSA.269.EPSB.200.T.12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273.RA.12.RB.15.csv</text:p>
          </table:table-cell>
          <table:table-cell office:value-type="string" calcext:value-type="string">
            <text:p>RELAX.SimID.9.EPSA.269.EPSB.200.T.1273.RA.12.RB.15.csv</text:p>
          </table:table-cell>
          <table:table-cell table:number-columns-repeated="2"/>
          <table:table-cell table:formula="of:=CONCATENATE(&quot;diff&quot;;&quot; &quot;;&quot;mpi01/&quot;;[.A829];&quot; &quot;;&quot;mpi09/&quot;;[.B829])" office:value-type="string" office:string-value="diff mpi01/RELAX.SimID.1.EPSA.269.EPSB.200.T.1273.RA.12.RB.15.csv mpi09/RELAX.SimID.9.EPSA.269.EPSB.200.T.1273.RA.12.RB.15.csv" calcext:value-type="string">
            <text:p>diff mpi01/RELAX.SimID.1.EPSA.269.EPSB.200.T.1273.RA.12.RB.15.csv mpi09/RELAX.SimID.9.EPSA.269.EPSB.200.T.1273.RA.12.RB.15.csv</text:p>
          </table:table-cell>
        </table:table-row>
        <table:table-row table:style-name="ro1">
          <table:table-cell office:value-type="string" calcext:value-type="string">
            <text:p>RELAX.SimID.1.EPSA.269.EPSB.200.T.1273.RA.12.RB.15.NR.7551.NC.2.RhoFields.bin</text:p>
          </table:table-cell>
          <table:table-cell office:value-type="string" calcext:value-type="string">
            <text:p>RELAX.SimID.9.EPSA.269.EPSB.200.T.1273.RA.12.RB.15.NR.7551.NC.2.RhoFields.bin</text:p>
          </table:table-cell>
          <table:table-cell table:number-columns-repeated="2"/>
          <table:table-cell table:formula="of:=CONCATENATE(&quot;diff&quot;;&quot; &quot;;&quot;mpi01/&quot;;[.A830];&quot; &quot;;&quot;mpi09/&quot;;[.B830])" office:value-type="string" office:string-value="diff mpi01/RELAX.SimID.1.EPSA.269.EPSB.200.T.1273.RA.12.RB.15.NR.7551.NC.2.RhoFields.bin mpi09/RELAX.SimID.9.EPSA.269.EPSB.200.T.1273.RA.12.RB.15.NR.7551.NC.2.RhoFields.bin" calcext:value-type="string">
            <text:p>diff mpi01/RELAX.SimID.1.EPSA.269.EPSB.200.T.1273.RA.12.RB.15.NR.7551.NC.2.RhoFields.bin mpi09/RELAX.SimID.9.EPSA.269.EPSB.200.T.1273.RA.12.RB.15.NR.7551.NC.2.RhoFields.bin</text:p>
          </table:table-cell>
        </table:table-row>
        <table:table-row table:style-name="ro1">
          <table:table-cell office:value-type="string" calcext:value-type="string">
            <text:p>RELAX.SimID.1.EPSA.269.EPSB.200.T.1273.RA.12.RB.16.csv</text:p>
          </table:table-cell>
          <table:table-cell office:value-type="string" calcext:value-type="string">
            <text:p>RELAX.SimID.9.EPSA.269.EPSB.200.T.1273.RA.12.RB.16.csv</text:p>
          </table:table-cell>
          <table:table-cell table:number-columns-repeated="2"/>
          <table:table-cell table:formula="of:=CONCATENATE(&quot;diff&quot;;&quot; &quot;;&quot;mpi01/&quot;;[.A831];&quot; &quot;;&quot;mpi09/&quot;;[.B831])" office:value-type="string" office:string-value="diff mpi01/RELAX.SimID.1.EPSA.269.EPSB.200.T.1273.RA.12.RB.16.csv mpi09/RELAX.SimID.9.EPSA.269.EPSB.200.T.1273.RA.12.RB.16.csv" calcext:value-type="string">
            <text:p>diff mpi01/RELAX.SimID.1.EPSA.269.EPSB.200.T.1273.RA.12.RB.16.csv mpi09/RELAX.SimID.9.EPSA.269.EPSB.200.T.1273.RA.12.RB.16.csv</text:p>
          </table:table-cell>
        </table:table-row>
        <table:table-row table:style-name="ro1">
          <table:table-cell office:value-type="string" calcext:value-type="string">
            <text:p>RELAX.SimID.1.EPSA.269.EPSB.200.T.1273.RA.12.RB.16.NR.7551.NC.42.RhoFields.bin</text:p>
          </table:table-cell>
          <table:table-cell office:value-type="string" calcext:value-type="string">
            <text:p>RELAX.SimID.9.EPSA.269.EPSB.200.T.1273.RA.12.RB.16.NR.7551.NC.42.RhoFields.bin</text:p>
          </table:table-cell>
          <table:table-cell table:number-columns-repeated="2"/>
          <table:table-cell table:formula="of:=CONCATENATE(&quot;diff&quot;;&quot; &quot;;&quot;mpi01/&quot;;[.A832];&quot; &quot;;&quot;mpi09/&quot;;[.B832])" office:value-type="string" office:string-value="diff mpi01/RELAX.SimID.1.EPSA.269.EPSB.200.T.1273.RA.12.RB.16.NR.7551.NC.42.RhoFields.bin mpi09/RELAX.SimID.9.EPSA.269.EPSB.200.T.1273.RA.12.RB.16.NR.7551.NC.42.RhoFields.bin" calcext:value-type="string">
            <text:p>diff mpi01/RELAX.SimID.1.EPSA.269.EPSB.200.T.1273.RA.12.RB.16.NR.7551.NC.42.RhoFields.bin mpi09/RELAX.SimID.9.EPSA.269.EPSB.200.T.1273.RA.12.RB.16.NR.7551.NC.42.RhoFields.bin</text:p>
          </table:table-cell>
        </table:table-row>
        <table:table-row table:style-name="ro1">
          <table:table-cell office:value-type="string" calcext:value-type="string">
            <text:p>RELAX.SimID.1.EPSA.269.EPSB.200.T.1323.RA.12.RB.13.csv</text:p>
          </table:table-cell>
          <table:table-cell office:value-type="string" calcext:value-type="string">
            <text:p>RELAX.SimID.9.EPSA.269.EPSB.200.T.1323.RA.12.RB.13.csv</text:p>
          </table:table-cell>
          <table:table-cell table:number-columns-repeated="2"/>
          <table:table-cell table:formula="of:=CONCATENATE(&quot;diff&quot;;&quot; &quot;;&quot;mpi01/&quot;;[.A833];&quot; &quot;;&quot;mpi09/&quot;;[.B833])" office:value-type="string" office:string-value="diff mpi01/RELAX.SimID.1.EPSA.269.EPSB.200.T.1323.RA.12.RB.13.csv mpi09/RELAX.SimID.9.EPSA.269.EPSB.200.T.1323.RA.12.RB.13.csv" calcext:value-type="string">
            <text:p>diff mpi01/RELAX.SimID.1.EPSA.269.EPSB.200.T.1323.RA.12.RB.13.csv mpi09/RELAX.SimID.9.EPSA.269.EPSB.200.T.1323.RA.12.RB.13.csv</text:p>
          </table:table-cell>
        </table:table-row>
        <table:table-row table:style-name="ro1">
          <table:table-cell office:value-type="string" calcext:value-type="string">
            <text:p>RELAX.SimID.1.EPSA.269.EPSB.200.T.1323.RA.12.RB.13.NR.7551.NC.1.RhoFields.bin</text:p>
          </table:table-cell>
          <table:table-cell office:value-type="string" calcext:value-type="string">
            <text:p>RELAX.SimID.9.EPSA.269.EPSB.200.T.1323.RA.12.RB.13.NR.7551.NC.1.RhoFields.bin</text:p>
          </table:table-cell>
          <table:table-cell table:number-columns-repeated="2"/>
          <table:table-cell table:formula="of:=CONCATENATE(&quot;diff&quot;;&quot; &quot;;&quot;mpi01/&quot;;[.A834];&quot; &quot;;&quot;mpi09/&quot;;[.B834])" office:value-type="string" office:string-value="diff mpi01/RELAX.SimID.1.EPSA.269.EPSB.200.T.1323.RA.12.RB.13.NR.7551.NC.1.RhoFields.bin mpi09/RELAX.SimID.9.EPSA.269.EPSB.200.T.1323.RA.12.RB.13.NR.7551.NC.1.RhoFields.bin" calcext:value-type="string">
            <text:p>diff mpi01/RELAX.SimID.1.EPSA.269.EPSB.200.T.1323.RA.12.RB.13.NR.7551.NC.1.RhoFields.bin mpi09/RELAX.SimID.9.EPSA.269.EPSB.200.T.13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323.RA.12.RB.14.csv</text:p>
          </table:table-cell>
          <table:table-cell office:value-type="string" calcext:value-type="string">
            <text:p>RELAX.SimID.9.EPSA.269.EPSB.200.T.1323.RA.12.RB.14.csv</text:p>
          </table:table-cell>
          <table:table-cell table:number-columns-repeated="2"/>
          <table:table-cell table:formula="of:=CONCATENATE(&quot;diff&quot;;&quot; &quot;;&quot;mpi01/&quot;;[.A835];&quot; &quot;;&quot;mpi09/&quot;;[.B835])" office:value-type="string" office:string-value="diff mpi01/RELAX.SimID.1.EPSA.269.EPSB.200.T.1323.RA.12.RB.14.csv mpi09/RELAX.SimID.9.EPSA.269.EPSB.200.T.1323.RA.12.RB.14.csv" calcext:value-type="string">
            <text:p>diff mpi01/RELAX.SimID.1.EPSA.269.EPSB.200.T.1323.RA.12.RB.14.csv mpi09/RELAX.SimID.9.EPSA.269.EPSB.200.T.1323.RA.12.RB.14.csv</text:p>
          </table:table-cell>
        </table:table-row>
        <table:table-row table:style-name="ro1">
          <table:table-cell office:value-type="string" calcext:value-type="string">
            <text:p>RELAX.SimID.1.EPSA.269.EPSB.200.T.1323.RA.12.RB.14.NR.7551.NC.1.RhoFields.bin</text:p>
          </table:table-cell>
          <table:table-cell office:value-type="string" calcext:value-type="string">
            <text:p>RELAX.SimID.9.EPSA.269.EPSB.200.T.1323.RA.12.RB.14.NR.7551.NC.1.RhoFields.bin</text:p>
          </table:table-cell>
          <table:table-cell table:number-columns-repeated="2"/>
          <table:table-cell table:formula="of:=CONCATENATE(&quot;diff&quot;;&quot; &quot;;&quot;mpi01/&quot;;[.A836];&quot; &quot;;&quot;mpi09/&quot;;[.B836])" office:value-type="string" office:string-value="diff mpi01/RELAX.SimID.1.EPSA.269.EPSB.200.T.1323.RA.12.RB.14.NR.7551.NC.1.RhoFields.bin mpi09/RELAX.SimID.9.EPSA.269.EPSB.200.T.1323.RA.12.RB.14.NR.7551.NC.1.RhoFields.bin" calcext:value-type="string">
            <text:p>diff mpi01/RELAX.SimID.1.EPSA.269.EPSB.200.T.1323.RA.12.RB.14.NR.7551.NC.1.RhoFields.bin mpi09/RELAX.SimID.9.EPSA.269.EPSB.200.T.13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323.RA.12.RB.15.csv</text:p>
          </table:table-cell>
          <table:table-cell office:value-type="string" calcext:value-type="string">
            <text:p>RELAX.SimID.9.EPSA.269.EPSB.200.T.1323.RA.12.RB.15.csv</text:p>
          </table:table-cell>
          <table:table-cell table:number-columns-repeated="2"/>
          <table:table-cell table:formula="of:=CONCATENATE(&quot;diff&quot;;&quot; &quot;;&quot;mpi01/&quot;;[.A837];&quot; &quot;;&quot;mpi09/&quot;;[.B837])" office:value-type="string" office:string-value="diff mpi01/RELAX.SimID.1.EPSA.269.EPSB.200.T.1323.RA.12.RB.15.csv mpi09/RELAX.SimID.9.EPSA.269.EPSB.200.T.1323.RA.12.RB.15.csv" calcext:value-type="string">
            <text:p>diff mpi01/RELAX.SimID.1.EPSA.269.EPSB.200.T.1323.RA.12.RB.15.csv mpi09/RELAX.SimID.9.EPSA.269.EPSB.200.T.1323.RA.12.RB.15.csv</text:p>
          </table:table-cell>
        </table:table-row>
        <table:table-row table:style-name="ro1">
          <table:table-cell office:value-type="string" calcext:value-type="string">
            <text:p>RELAX.SimID.1.EPSA.269.EPSB.200.T.1323.RA.12.RB.15.NR.7551.NC.7.RhoFields.bin</text:p>
          </table:table-cell>
          <table:table-cell office:value-type="string" calcext:value-type="string">
            <text:p>RELAX.SimID.9.EPSA.269.EPSB.200.T.1323.RA.12.RB.15.NR.7551.NC.7.RhoFields.bin</text:p>
          </table:table-cell>
          <table:table-cell table:number-columns-repeated="2"/>
          <table:table-cell table:formula="of:=CONCATENATE(&quot;diff&quot;;&quot; &quot;;&quot;mpi01/&quot;;[.A838];&quot; &quot;;&quot;mpi09/&quot;;[.B838])" office:value-type="string" office:string-value="diff mpi01/RELAX.SimID.1.EPSA.269.EPSB.200.T.1323.RA.12.RB.15.NR.7551.NC.7.RhoFields.bin mpi09/RELAX.SimID.9.EPSA.269.EPSB.200.T.1323.RA.12.RB.15.NR.7551.NC.7.RhoFields.bin" calcext:value-type="string">
            <text:p>diff mpi01/RELAX.SimID.1.EPSA.269.EPSB.200.T.1323.RA.12.RB.15.NR.7551.NC.7.RhoFields.bin mpi09/RELAX.SimID.9.EPSA.269.EPSB.200.T.1323.RA.12.RB.15.NR.7551.NC.7.RhoFields.bin</text:p>
          </table:table-cell>
        </table:table-row>
        <table:table-row table:style-name="ro1">
          <table:table-cell office:value-type="string" calcext:value-type="string">
            <text:p>RELAX.SimID.1.EPSA.269.EPSB.200.T.1323.RA.12.RB.16.csv</text:p>
          </table:table-cell>
          <table:table-cell office:value-type="string" calcext:value-type="string">
            <text:p>RELAX.SimID.9.EPSA.269.EPSB.200.T.1323.RA.12.RB.16.csv</text:p>
          </table:table-cell>
          <table:table-cell table:number-columns-repeated="2"/>
          <table:table-cell table:formula="of:=CONCATENATE(&quot;diff&quot;;&quot; &quot;;&quot;mpi01/&quot;;[.A839];&quot; &quot;;&quot;mpi09/&quot;;[.B839])" office:value-type="string" office:string-value="diff mpi01/RELAX.SimID.1.EPSA.269.EPSB.200.T.1323.RA.12.RB.16.csv mpi09/RELAX.SimID.9.EPSA.269.EPSB.200.T.1323.RA.12.RB.16.csv" calcext:value-type="string">
            <text:p>diff mpi01/RELAX.SimID.1.EPSA.269.EPSB.200.T.1323.RA.12.RB.16.csv mpi09/RELAX.SimID.9.EPSA.269.EPSB.200.T.1323.RA.12.RB.16.csv</text:p>
          </table:table-cell>
        </table:table-row>
        <table:table-row table:style-name="ro1">
          <table:table-cell office:value-type="string" calcext:value-type="string">
            <text:p>RELAX.SimID.1.EPSA.269.EPSB.200.T.1323.RA.12.RB.16.NR.7551.NC.149.RhoFields.bin</text:p>
          </table:table-cell>
          <table:table-cell office:value-type="string" calcext:value-type="string">
            <text:p>RELAX.SimID.9.EPSA.269.EPSB.200.T.1323.RA.12.RB.16.NR.7551.NC.149.RhoFields.bin</text:p>
          </table:table-cell>
          <table:table-cell table:number-columns-repeated="2"/>
          <table:table-cell table:formula="of:=CONCATENATE(&quot;diff&quot;;&quot; &quot;;&quot;mpi01/&quot;;[.A840];&quot; &quot;;&quot;mpi09/&quot;;[.B840])" office:value-type="string" office:string-value="diff mpi01/RELAX.SimID.1.EPSA.269.EPSB.200.T.1323.RA.12.RB.16.NR.7551.NC.149.RhoFields.bin mpi09/RELAX.SimID.9.EPSA.269.EPSB.200.T.1323.RA.12.RB.16.NR.7551.NC.149.RhoFields.bin" calcext:value-type="string">
            <text:p>diff mpi01/RELAX.SimID.1.EPSA.269.EPSB.200.T.1323.RA.12.RB.16.NR.7551.NC.149.RhoFields.bin mpi09/RELAX.SimID.9.EPSA.269.EPSB.200.T.1323.RA.12.RB.16.NR.7551.NC.149.RhoFields.bin</text:p>
          </table:table-cell>
        </table:table-row>
        <table:table-row table:style-name="ro1">
          <table:table-cell office:value-type="string" calcext:value-type="string">
            <text:p>RELAX.SimID.1.EPSA.269.EPSB.200.T.1373.RA.12.RB.13.csv</text:p>
          </table:table-cell>
          <table:table-cell office:value-type="string" calcext:value-type="string">
            <text:p>RELAX.SimID.9.EPSA.269.EPSB.200.T.1373.RA.12.RB.13.csv</text:p>
          </table:table-cell>
          <table:table-cell table:number-columns-repeated="2"/>
          <table:table-cell table:formula="of:=CONCATENATE(&quot;diff&quot;;&quot; &quot;;&quot;mpi01/&quot;;[.A841];&quot; &quot;;&quot;mpi09/&quot;;[.B841])" office:value-type="string" office:string-value="diff mpi01/RELAX.SimID.1.EPSA.269.EPSB.200.T.1373.RA.12.RB.13.csv mpi09/RELAX.SimID.9.EPSA.269.EPSB.200.T.1373.RA.12.RB.13.csv" calcext:value-type="string">
            <text:p>diff mpi01/RELAX.SimID.1.EPSA.269.EPSB.200.T.1373.RA.12.RB.13.csv mpi09/RELAX.SimID.9.EPSA.269.EPSB.200.T.1373.RA.12.RB.13.csv</text:p>
          </table:table-cell>
        </table:table-row>
        <table:table-row table:style-name="ro1">
          <table:table-cell office:value-type="string" calcext:value-type="string">
            <text:p>RELAX.SimID.1.EPSA.269.EPSB.200.T.1373.RA.12.RB.13.NR.7551.NC.1.RhoFields.bin</text:p>
          </table:table-cell>
          <table:table-cell office:value-type="string" calcext:value-type="string">
            <text:p>RELAX.SimID.9.EPSA.269.EPSB.200.T.1373.RA.12.RB.13.NR.7551.NC.1.RhoFields.bin</text:p>
          </table:table-cell>
          <table:table-cell table:number-columns-repeated="2"/>
          <table:table-cell table:formula="of:=CONCATENATE(&quot;diff&quot;;&quot; &quot;;&quot;mpi01/&quot;;[.A842];&quot; &quot;;&quot;mpi09/&quot;;[.B842])" office:value-type="string" office:string-value="diff mpi01/RELAX.SimID.1.EPSA.269.EPSB.200.T.1373.RA.12.RB.13.NR.7551.NC.1.RhoFields.bin mpi09/RELAX.SimID.9.EPSA.269.EPSB.200.T.1373.RA.12.RB.13.NR.7551.NC.1.RhoFields.bin" calcext:value-type="string">
            <text:p>diff mpi01/RELAX.SimID.1.EPSA.269.EPSB.200.T.1373.RA.12.RB.13.NR.7551.NC.1.RhoFields.bin mpi09/RELAX.SimID.9.EPSA.269.EPSB.200.T.13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373.RA.12.RB.14.csv</text:p>
          </table:table-cell>
          <table:table-cell office:value-type="string" calcext:value-type="string">
            <text:p>RELAX.SimID.9.EPSA.269.EPSB.200.T.1373.RA.12.RB.14.csv</text:p>
          </table:table-cell>
          <table:table-cell table:number-columns-repeated="2"/>
          <table:table-cell table:formula="of:=CONCATENATE(&quot;diff&quot;;&quot; &quot;;&quot;mpi01/&quot;;[.A843];&quot; &quot;;&quot;mpi09/&quot;;[.B843])" office:value-type="string" office:string-value="diff mpi01/RELAX.SimID.1.EPSA.269.EPSB.200.T.1373.RA.12.RB.14.csv mpi09/RELAX.SimID.9.EPSA.269.EPSB.200.T.1373.RA.12.RB.14.csv" calcext:value-type="string">
            <text:p>diff mpi01/RELAX.SimID.1.EPSA.269.EPSB.200.T.1373.RA.12.RB.14.csv mpi09/RELAX.SimID.9.EPSA.269.EPSB.200.T.1373.RA.12.RB.14.csv</text:p>
          </table:table-cell>
        </table:table-row>
        <table:table-row table:style-name="ro1">
          <table:table-cell office:value-type="string" calcext:value-type="string">
            <text:p>RELAX.SimID.1.EPSA.269.EPSB.200.T.1373.RA.12.RB.14.NR.7551.NC.1.RhoFields.bin</text:p>
          </table:table-cell>
          <table:table-cell office:value-type="string" calcext:value-type="string">
            <text:p>RELAX.SimID.9.EPSA.269.EPSB.200.T.1373.RA.12.RB.14.NR.7551.NC.1.RhoFields.bin</text:p>
          </table:table-cell>
          <table:table-cell table:number-columns-repeated="2"/>
          <table:table-cell table:formula="of:=CONCATENATE(&quot;diff&quot;;&quot; &quot;;&quot;mpi01/&quot;;[.A844];&quot; &quot;;&quot;mpi09/&quot;;[.B844])" office:value-type="string" office:string-value="diff mpi01/RELAX.SimID.1.EPSA.269.EPSB.200.T.1373.RA.12.RB.14.NR.7551.NC.1.RhoFields.bin mpi09/RELAX.SimID.9.EPSA.269.EPSB.200.T.1373.RA.12.RB.14.NR.7551.NC.1.RhoFields.bin" calcext:value-type="string">
            <text:p>diff mpi01/RELAX.SimID.1.EPSA.269.EPSB.200.T.1373.RA.12.RB.14.NR.7551.NC.1.RhoFields.bin mpi09/RELAX.SimID.9.EPSA.269.EPSB.200.T.13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373.RA.12.RB.15.csv</text:p>
          </table:table-cell>
          <table:table-cell office:value-type="string" calcext:value-type="string">
            <text:p>RELAX.SimID.9.EPSA.269.EPSB.200.T.1373.RA.12.RB.15.csv</text:p>
          </table:table-cell>
          <table:table-cell table:number-columns-repeated="2"/>
          <table:table-cell table:formula="of:=CONCATENATE(&quot;diff&quot;;&quot; &quot;;&quot;mpi01/&quot;;[.A845];&quot; &quot;;&quot;mpi09/&quot;;[.B845])" office:value-type="string" office:string-value="diff mpi01/RELAX.SimID.1.EPSA.269.EPSB.200.T.1373.RA.12.RB.15.csv mpi09/RELAX.SimID.9.EPSA.269.EPSB.200.T.1373.RA.12.RB.15.csv" calcext:value-type="string">
            <text:p>diff mpi01/RELAX.SimID.1.EPSA.269.EPSB.200.T.1373.RA.12.RB.15.csv mpi09/RELAX.SimID.9.EPSA.269.EPSB.200.T.1373.RA.12.RB.15.csv</text:p>
          </table:table-cell>
        </table:table-row>
        <table:table-row table:style-name="ro1">
          <table:table-cell office:value-type="string" calcext:value-type="string">
            <text:p>RELAX.SimID.1.EPSA.269.EPSB.200.T.1373.RA.12.RB.15.NR.7551.NC.24.RhoFields.bin</text:p>
          </table:table-cell>
          <table:table-cell office:value-type="string" calcext:value-type="string">
            <text:p>RELAX.SimID.9.EPSA.269.EPSB.200.T.1373.RA.12.RB.15.NR.7551.NC.24.RhoFields.bin</text:p>
          </table:table-cell>
          <table:table-cell table:number-columns-repeated="2"/>
          <table:table-cell table:formula="of:=CONCATENATE(&quot;diff&quot;;&quot; &quot;;&quot;mpi01/&quot;;[.A846];&quot; &quot;;&quot;mpi09/&quot;;[.B846])" office:value-type="string" office:string-value="diff mpi01/RELAX.SimID.1.EPSA.269.EPSB.200.T.1373.RA.12.RB.15.NR.7551.NC.24.RhoFields.bin mpi09/RELAX.SimID.9.EPSA.269.EPSB.200.T.1373.RA.12.RB.15.NR.7551.NC.24.RhoFields.bin" calcext:value-type="string">
            <text:p>diff mpi01/RELAX.SimID.1.EPSA.269.EPSB.200.T.1373.RA.12.RB.15.NR.7551.NC.24.RhoFields.bin mpi09/RELAX.SimID.9.EPSA.269.EPSB.200.T.1373.RA.12.RB.15.NR.7551.NC.24.RhoFields.bin</text:p>
          </table:table-cell>
        </table:table-row>
        <table:table-row table:style-name="ro1">
          <table:table-cell office:value-type="string" calcext:value-type="string">
            <text:p>RELAX.SimID.1.EPSA.269.EPSB.200.T.1373.RA.12.RB.16.csv</text:p>
          </table:table-cell>
          <table:table-cell office:value-type="string" calcext:value-type="string">
            <text:p>RELAX.SimID.9.EPSA.269.EPSB.200.T.1373.RA.12.RB.16.csv</text:p>
          </table:table-cell>
          <table:table-cell table:number-columns-repeated="2"/>
          <table:table-cell table:formula="of:=CONCATENATE(&quot;diff&quot;;&quot; &quot;;&quot;mpi01/&quot;;[.A847];&quot; &quot;;&quot;mpi09/&quot;;[.B847])" office:value-type="string" office:string-value="diff mpi01/RELAX.SimID.1.EPSA.269.EPSB.200.T.1373.RA.12.RB.16.csv mpi09/RELAX.SimID.9.EPSA.269.EPSB.200.T.1373.RA.12.RB.16.csv" calcext:value-type="string">
            <text:p>diff mpi01/RELAX.SimID.1.EPSA.269.EPSB.200.T.1373.RA.12.RB.16.csv mpi09/RELAX.SimID.9.EPSA.269.EPSB.200.T.1373.RA.12.RB.16.csv</text:p>
          </table:table-cell>
        </table:table-row>
        <table:table-row table:style-name="ro1">
          <table:table-cell office:value-type="string" calcext:value-type="string">
            <text:p>RELAX.SimID.1.EPSA.269.EPSB.200.T.1373.RA.12.RB.16.NR.7551.NC.423.RhoFields.bin</text:p>
          </table:table-cell>
          <table:table-cell office:value-type="string" calcext:value-type="string">
            <text:p>RELAX.SimID.9.EPSA.269.EPSB.200.T.1373.RA.12.RB.16.NR.7551.NC.423.RhoFields.bin</text:p>
          </table:table-cell>
          <table:table-cell table:number-columns-repeated="2"/>
          <table:table-cell table:formula="of:=CONCATENATE(&quot;diff&quot;;&quot; &quot;;&quot;mpi01/&quot;;[.A848];&quot; &quot;;&quot;mpi09/&quot;;[.B848])" office:value-type="string" office:string-value="diff mpi01/RELAX.SimID.1.EPSA.269.EPSB.200.T.1373.RA.12.RB.16.NR.7551.NC.423.RhoFields.bin mpi09/RELAX.SimID.9.EPSA.269.EPSB.200.T.1373.RA.12.RB.16.NR.7551.NC.423.RhoFields.bin" calcext:value-type="string">
            <text:p>diff mpi01/RELAX.SimID.1.EPSA.269.EPSB.200.T.1373.RA.12.RB.16.NR.7551.NC.423.RhoFields.bin mpi09/RELAX.SimID.9.EPSA.269.EPSB.200.T.1373.RA.12.RB.16.NR.7551.NC.423.RhoFields.bin</text:p>
          </table:table-cell>
        </table:table-row>
        <table:table-row table:style-name="ro1">
          <table:table-cell office:value-type="string" calcext:value-type="string">
            <text:p>RELAX.SimID.1.EPSA.269.EPSB.200.T.1423.RA.12.RB.13.csv</text:p>
          </table:table-cell>
          <table:table-cell office:value-type="string" calcext:value-type="string">
            <text:p>RELAX.SimID.9.EPSA.269.EPSB.200.T.1423.RA.12.RB.13.csv</text:p>
          </table:table-cell>
          <table:table-cell table:number-columns-repeated="2"/>
          <table:table-cell table:formula="of:=CONCATENATE(&quot;diff&quot;;&quot; &quot;;&quot;mpi01/&quot;;[.A849];&quot; &quot;;&quot;mpi09/&quot;;[.B849])" office:value-type="string" office:string-value="diff mpi01/RELAX.SimID.1.EPSA.269.EPSB.200.T.1423.RA.12.RB.13.csv mpi09/RELAX.SimID.9.EPSA.269.EPSB.200.T.1423.RA.12.RB.13.csv" calcext:value-type="string">
            <text:p>diff mpi01/RELAX.SimID.1.EPSA.269.EPSB.200.T.1423.RA.12.RB.13.csv mpi09/RELAX.SimID.9.EPSA.269.EPSB.200.T.1423.RA.12.RB.13.csv</text:p>
          </table:table-cell>
        </table:table-row>
        <table:table-row table:style-name="ro1">
          <table:table-cell office:value-type="string" calcext:value-type="string">
            <text:p>RELAX.SimID.1.EPSA.269.EPSB.200.T.1423.RA.12.RB.13.NR.7551.NC.1.RhoFields.bin</text:p>
          </table:table-cell>
          <table:table-cell office:value-type="string" calcext:value-type="string">
            <text:p>RELAX.SimID.9.EPSA.269.EPSB.200.T.1423.RA.12.RB.13.NR.7551.NC.1.RhoFields.bin</text:p>
          </table:table-cell>
          <table:table-cell table:number-columns-repeated="2"/>
          <table:table-cell table:formula="of:=CONCATENATE(&quot;diff&quot;;&quot; &quot;;&quot;mpi01/&quot;;[.A850];&quot; &quot;;&quot;mpi09/&quot;;[.B850])" office:value-type="string" office:string-value="diff mpi01/RELAX.SimID.1.EPSA.269.EPSB.200.T.1423.RA.12.RB.13.NR.7551.NC.1.RhoFields.bin mpi09/RELAX.SimID.9.EPSA.269.EPSB.200.T.1423.RA.12.RB.13.NR.7551.NC.1.RhoFields.bin" calcext:value-type="string">
            <text:p>diff mpi01/RELAX.SimID.1.EPSA.269.EPSB.200.T.1423.RA.12.RB.13.NR.7551.NC.1.RhoFields.bin mpi09/RELAX.SimID.9.EPSA.269.EPSB.200.T.14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423.RA.12.RB.14.csv</text:p>
          </table:table-cell>
          <table:table-cell office:value-type="string" calcext:value-type="string">
            <text:p>RELAX.SimID.9.EPSA.269.EPSB.200.T.1423.RA.12.RB.14.csv</text:p>
          </table:table-cell>
          <table:table-cell table:number-columns-repeated="2"/>
          <table:table-cell table:formula="of:=CONCATENATE(&quot;diff&quot;;&quot; &quot;;&quot;mpi01/&quot;;[.A851];&quot; &quot;;&quot;mpi09/&quot;;[.B851])" office:value-type="string" office:string-value="diff mpi01/RELAX.SimID.1.EPSA.269.EPSB.200.T.1423.RA.12.RB.14.csv mpi09/RELAX.SimID.9.EPSA.269.EPSB.200.T.1423.RA.12.RB.14.csv" calcext:value-type="string">
            <text:p>diff mpi01/RELAX.SimID.1.EPSA.269.EPSB.200.T.1423.RA.12.RB.14.csv mpi09/RELAX.SimID.9.EPSA.269.EPSB.200.T.1423.RA.12.RB.14.csv</text:p>
          </table:table-cell>
        </table:table-row>
        <table:table-row table:style-name="ro1">
          <table:table-cell office:value-type="string" calcext:value-type="string">
            <text:p>RELAX.SimID.1.EPSA.269.EPSB.200.T.1423.RA.12.RB.14.NR.7551.NC.3.RhoFields.bin</text:p>
          </table:table-cell>
          <table:table-cell office:value-type="string" calcext:value-type="string">
            <text:p>RELAX.SimID.9.EPSA.269.EPSB.200.T.1423.RA.12.RB.14.NR.7551.NC.3.RhoFields.bin</text:p>
          </table:table-cell>
          <table:table-cell table:number-columns-repeated="2"/>
          <table:table-cell table:formula="of:=CONCATENATE(&quot;diff&quot;;&quot; &quot;;&quot;mpi01/&quot;;[.A852];&quot; &quot;;&quot;mpi09/&quot;;[.B852])" office:value-type="string" office:string-value="diff mpi01/RELAX.SimID.1.EPSA.269.EPSB.200.T.1423.RA.12.RB.14.NR.7551.NC.3.RhoFields.bin mpi09/RELAX.SimID.9.EPSA.269.EPSB.200.T.1423.RA.12.RB.14.NR.7551.NC.3.RhoFields.bin" calcext:value-type="string">
            <text:p>diff mpi01/RELAX.SimID.1.EPSA.269.EPSB.200.T.1423.RA.12.RB.14.NR.7551.NC.3.RhoFields.bin mpi09/RELAX.SimID.9.EPSA.269.EPSB.200.T.1423.RA.12.RB.14.NR.7551.NC.3.RhoFields.bin</text:p>
          </table:table-cell>
        </table:table-row>
        <table:table-row table:style-name="ro1">
          <table:table-cell office:value-type="string" calcext:value-type="string">
            <text:p>RELAX.SimID.1.EPSA.269.EPSB.200.T.1423.RA.12.RB.15.csv</text:p>
          </table:table-cell>
          <table:table-cell office:value-type="string" calcext:value-type="string">
            <text:p>RELAX.SimID.9.EPSA.269.EPSB.200.T.1423.RA.12.RB.15.csv</text:p>
          </table:table-cell>
          <table:table-cell table:number-columns-repeated="2"/>
          <table:table-cell table:formula="of:=CONCATENATE(&quot;diff&quot;;&quot; &quot;;&quot;mpi01/&quot;;[.A853];&quot; &quot;;&quot;mpi09/&quot;;[.B853])" office:value-type="string" office:string-value="diff mpi01/RELAX.SimID.1.EPSA.269.EPSB.200.T.1423.RA.12.RB.15.csv mpi09/RELAX.SimID.9.EPSA.269.EPSB.200.T.1423.RA.12.RB.15.csv" calcext:value-type="string">
            <text:p>diff mpi01/RELAX.SimID.1.EPSA.269.EPSB.200.T.1423.RA.12.RB.15.csv mpi09/RELAX.SimID.9.EPSA.269.EPSB.200.T.1423.RA.12.RB.15.csv</text:p>
          </table:table-cell>
        </table:table-row>
        <table:table-row table:style-name="ro1">
          <table:table-cell office:value-type="string" calcext:value-type="string">
            <text:p>RELAX.SimID.1.EPSA.269.EPSB.200.T.1423.RA.12.RB.15.NR.7551.NC.76.RhoFields.bin</text:p>
          </table:table-cell>
          <table:table-cell office:value-type="string" calcext:value-type="string">
            <text:p>RELAX.SimID.9.EPSA.269.EPSB.200.T.1423.RA.12.RB.15.NR.7551.NC.76.RhoFields.bin</text:p>
          </table:table-cell>
          <table:table-cell table:number-columns-repeated="2"/>
          <table:table-cell table:formula="of:=CONCATENATE(&quot;diff&quot;;&quot; &quot;;&quot;mpi01/&quot;;[.A854];&quot; &quot;;&quot;mpi09/&quot;;[.B854])" office:value-type="string" office:string-value="diff mpi01/RELAX.SimID.1.EPSA.269.EPSB.200.T.1423.RA.12.RB.15.NR.7551.NC.76.RhoFields.bin mpi09/RELAX.SimID.9.EPSA.269.EPSB.200.T.1423.RA.12.RB.15.NR.7551.NC.76.RhoFields.bin" calcext:value-type="string">
            <text:p>diff mpi01/RELAX.SimID.1.EPSA.269.EPSB.200.T.1423.RA.12.RB.15.NR.7551.NC.76.RhoFields.bin mpi09/RELAX.SimID.9.EPSA.269.EPSB.200.T.1423.RA.12.RB.15.NR.7551.NC.76.RhoFields.bin</text:p>
          </table:table-cell>
        </table:table-row>
        <table:table-row table:style-name="ro1">
          <table:table-cell office:value-type="string" calcext:value-type="string">
            <text:p>RELAX.SimID.1.EPSA.269.EPSB.200.T.1423.RA.12.RB.16.csv</text:p>
          </table:table-cell>
          <table:table-cell office:value-type="string" calcext:value-type="string">
            <text:p>RELAX.SimID.9.EPSA.269.EPSB.200.T.1423.RA.12.RB.16.csv</text:p>
          </table:table-cell>
          <table:table-cell table:number-columns-repeated="2"/>
          <table:table-cell table:formula="of:=CONCATENATE(&quot;diff&quot;;&quot; &quot;;&quot;mpi01/&quot;;[.A855];&quot; &quot;;&quot;mpi09/&quot;;[.B855])" office:value-type="string" office:string-value="diff mpi01/RELAX.SimID.1.EPSA.269.EPSB.200.T.1423.RA.12.RB.16.csv mpi09/RELAX.SimID.9.EPSA.269.EPSB.200.T.1423.RA.12.RB.16.csv" calcext:value-type="string">
            <text:p>diff mpi01/RELAX.SimID.1.EPSA.269.EPSB.200.T.1423.RA.12.RB.16.csv mpi09/RELAX.SimID.9.EPSA.269.EPSB.200.T.1423.RA.12.RB.16.csv</text:p>
          </table:table-cell>
        </table:table-row>
        <table:table-row table:style-name="ro1">
          <table:table-cell office:value-type="string" calcext:value-type="string">
            <text:p>RELAX.SimID.1.EPSA.269.EPSB.200.T.1423.RA.12.RB.16.NR.7551.NC.1179.RhoFields.bin</text:p>
          </table:table-cell>
          <table:table-cell office:value-type="string" calcext:value-type="string">
            <text:p>RELAX.SimID.9.EPSA.269.EPSB.200.T.1423.RA.12.RB.16.NR.7551.NC.1179.RhoFields.bin</text:p>
          </table:table-cell>
          <table:table-cell table:number-columns-repeated="2"/>
          <table:table-cell table:formula="of:=CONCATENATE(&quot;diff&quot;;&quot; &quot;;&quot;mpi01/&quot;;[.A856];&quot; &quot;;&quot;mpi09/&quot;;[.B856])" office:value-type="string" office:string-value="diff mpi01/RELAX.SimID.1.EPSA.269.EPSB.200.T.1423.RA.12.RB.16.NR.7551.NC.1179.RhoFields.bin mpi09/RELAX.SimID.9.EPSA.269.EPSB.200.T.1423.RA.12.RB.16.NR.7551.NC.1179.RhoFields.bin" calcext:value-type="string">
            <text:p>diff mpi01/RELAX.SimID.1.EPSA.269.EPSB.200.T.1423.RA.12.RB.16.NR.7551.NC.1179.RhoFields.bin mpi09/RELAX.SimID.9.EPSA.269.EPSB.200.T.1423.RA.12.RB.16.NR.7551.NC.1179.RhoFields.bin</text:p>
          </table:table-cell>
        </table:table-row>
        <table:table-row table:style-name="ro1">
          <table:table-cell office:value-type="string" calcext:value-type="string">
            <text:p>RELAX.SimID.1.EPSA.269.EPSB.200.T.1473.RA.12.RB.13.csv</text:p>
          </table:table-cell>
          <table:table-cell office:value-type="string" calcext:value-type="string">
            <text:p>RELAX.SimID.9.EPSA.269.EPSB.200.T.1473.RA.12.RB.13.csv</text:p>
          </table:table-cell>
          <table:table-cell table:number-columns-repeated="2"/>
          <table:table-cell table:formula="of:=CONCATENATE(&quot;diff&quot;;&quot; &quot;;&quot;mpi01/&quot;;[.A857];&quot; &quot;;&quot;mpi09/&quot;;[.B857])" office:value-type="string" office:string-value="diff mpi01/RELAX.SimID.1.EPSA.269.EPSB.200.T.1473.RA.12.RB.13.csv mpi09/RELAX.SimID.9.EPSA.269.EPSB.200.T.1473.RA.12.RB.13.csv" calcext:value-type="string">
            <text:p>diff mpi01/RELAX.SimID.1.EPSA.269.EPSB.200.T.1473.RA.12.RB.13.csv mpi09/RELAX.SimID.9.EPSA.269.EPSB.200.T.1473.RA.12.RB.13.csv</text:p>
          </table:table-cell>
        </table:table-row>
        <table:table-row table:style-name="ro1">
          <table:table-cell office:value-type="string" calcext:value-type="string">
            <text:p>RELAX.SimID.1.EPSA.269.EPSB.200.T.1473.RA.12.RB.13.NR.7551.NC.1.RhoFields.bin</text:p>
          </table:table-cell>
          <table:table-cell office:value-type="string" calcext:value-type="string">
            <text:p>RELAX.SimID.9.EPSA.269.EPSB.200.T.1473.RA.12.RB.13.NR.7551.NC.1.RhoFields.bin</text:p>
          </table:table-cell>
          <table:table-cell table:number-columns-repeated="2"/>
          <table:table-cell table:formula="of:=CONCATENATE(&quot;diff&quot;;&quot; &quot;;&quot;mpi01/&quot;;[.A858];&quot; &quot;;&quot;mpi09/&quot;;[.B858])" office:value-type="string" office:string-value="diff mpi01/RELAX.SimID.1.EPSA.269.EPSB.200.T.1473.RA.12.RB.13.NR.7551.NC.1.RhoFields.bin mpi09/RELAX.SimID.9.EPSA.269.EPSB.200.T.1473.RA.12.RB.13.NR.7551.NC.1.RhoFields.bin" calcext:value-type="string">
            <text:p>diff mpi01/RELAX.SimID.1.EPSA.269.EPSB.200.T.1473.RA.12.RB.13.NR.7551.NC.1.RhoFields.bin mpi09/RELAX.SimID.9.EPSA.269.EPSB.200.T.14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269.EPSB.200.T.1473.RA.12.RB.14.csv</text:p>
          </table:table-cell>
          <table:table-cell office:value-type="string" calcext:value-type="string">
            <text:p>RELAX.SimID.9.EPSA.269.EPSB.200.T.1473.RA.12.RB.14.csv</text:p>
          </table:table-cell>
          <table:table-cell table:number-columns-repeated="2"/>
          <table:table-cell table:formula="of:=CONCATENATE(&quot;diff&quot;;&quot; &quot;;&quot;mpi01/&quot;;[.A859];&quot; &quot;;&quot;mpi09/&quot;;[.B859])" office:value-type="string" office:string-value="diff mpi01/RELAX.SimID.1.EPSA.269.EPSB.200.T.1473.RA.12.RB.14.csv mpi09/RELAX.SimID.9.EPSA.269.EPSB.200.T.1473.RA.12.RB.14.csv" calcext:value-type="string">
            <text:p>diff mpi01/RELAX.SimID.1.EPSA.269.EPSB.200.T.1473.RA.12.RB.14.csv mpi09/RELAX.SimID.9.EPSA.269.EPSB.200.T.1473.RA.12.RB.14.csv</text:p>
          </table:table-cell>
        </table:table-row>
        <table:table-row table:style-name="ro1">
          <table:table-cell office:value-type="string" calcext:value-type="string">
            <text:p>RELAX.SimID.1.EPSA.269.EPSB.200.T.1473.RA.12.RB.14.NR.7551.NC.9.RhoFields.bin</text:p>
          </table:table-cell>
          <table:table-cell office:value-type="string" calcext:value-type="string">
            <text:p>RELAX.SimID.9.EPSA.269.EPSB.200.T.1473.RA.12.RB.14.NR.7551.NC.9.RhoFields.bin</text:p>
          </table:table-cell>
          <table:table-cell table:number-columns-repeated="2"/>
          <table:table-cell table:formula="of:=CONCATENATE(&quot;diff&quot;;&quot; &quot;;&quot;mpi01/&quot;;[.A860];&quot; &quot;;&quot;mpi09/&quot;;[.B860])" office:value-type="string" office:string-value="diff mpi01/RELAX.SimID.1.EPSA.269.EPSB.200.T.1473.RA.12.RB.14.NR.7551.NC.9.RhoFields.bin mpi09/RELAX.SimID.9.EPSA.269.EPSB.200.T.1473.RA.12.RB.14.NR.7551.NC.9.RhoFields.bin" calcext:value-type="string">
            <text:p>diff mpi01/RELAX.SimID.1.EPSA.269.EPSB.200.T.1473.RA.12.RB.14.NR.7551.NC.9.RhoFields.bin mpi09/RELAX.SimID.9.EPSA.269.EPSB.200.T.1473.RA.12.RB.14.NR.7551.NC.9.RhoFields.bin</text:p>
          </table:table-cell>
        </table:table-row>
        <table:table-row table:style-name="ro1">
          <table:table-cell office:value-type="string" calcext:value-type="string">
            <text:p>RELAX.SimID.1.EPSA.269.EPSB.200.T.1473.RA.12.RB.15.csv</text:p>
          </table:table-cell>
          <table:table-cell office:value-type="string" calcext:value-type="string">
            <text:p>RELAX.SimID.9.EPSA.269.EPSB.200.T.1473.RA.12.RB.15.csv</text:p>
          </table:table-cell>
          <table:table-cell table:number-columns-repeated="2"/>
          <table:table-cell table:formula="of:=CONCATENATE(&quot;diff&quot;;&quot; &quot;;&quot;mpi01/&quot;;[.A861];&quot; &quot;;&quot;mpi09/&quot;;[.B861])" office:value-type="string" office:string-value="diff mpi01/RELAX.SimID.1.EPSA.269.EPSB.200.T.1473.RA.12.RB.15.csv mpi09/RELAX.SimID.9.EPSA.269.EPSB.200.T.1473.RA.12.RB.15.csv" calcext:value-type="string">
            <text:p>diff mpi01/RELAX.SimID.1.EPSA.269.EPSB.200.T.1473.RA.12.RB.15.csv mpi09/RELAX.SimID.9.EPSA.269.EPSB.200.T.1473.RA.12.RB.15.csv</text:p>
          </table:table-cell>
        </table:table-row>
        <table:table-row table:style-name="ro1">
          <table:table-cell office:value-type="string" calcext:value-type="string">
            <text:p>RELAX.SimID.1.EPSA.269.EPSB.200.T.1473.RA.12.RB.15.NR.7551.NC.201.RhoFields.bin</text:p>
          </table:table-cell>
          <table:table-cell office:value-type="string" calcext:value-type="string">
            <text:p>RELAX.SimID.9.EPSA.269.EPSB.200.T.1473.RA.12.RB.15.NR.7551.NC.201.RhoFields.bin</text:p>
          </table:table-cell>
          <table:table-cell table:number-columns-repeated="2"/>
          <table:table-cell table:formula="of:=CONCATENATE(&quot;diff&quot;;&quot; &quot;;&quot;mpi01/&quot;;[.A862];&quot; &quot;;&quot;mpi09/&quot;;[.B862])" office:value-type="string" office:string-value="diff mpi01/RELAX.SimID.1.EPSA.269.EPSB.200.T.1473.RA.12.RB.15.NR.7551.NC.201.RhoFields.bin mpi09/RELAX.SimID.9.EPSA.269.EPSB.200.T.1473.RA.12.RB.15.NR.7551.NC.201.RhoFields.bin" calcext:value-type="string">
            <text:p>diff mpi01/RELAX.SimID.1.EPSA.269.EPSB.200.T.1473.RA.12.RB.15.NR.7551.NC.201.RhoFields.bin mpi09/RELAX.SimID.9.EPSA.269.EPSB.200.T.1473.RA.12.RB.15.NR.7551.NC.201.RhoFields.bin</text:p>
          </table:table-cell>
        </table:table-row>
        <table:table-row table:style-name="ro1">
          <table:table-cell office:value-type="string" calcext:value-type="string">
            <text:p>RELAX.SimID.1.EPSA.269.EPSB.200.T.1473.RA.12.RB.16.csv</text:p>
          </table:table-cell>
          <table:table-cell office:value-type="string" calcext:value-type="string">
            <text:p>RELAX.SimID.9.EPSA.269.EPSB.200.T.1473.RA.12.RB.16.csv</text:p>
          </table:table-cell>
          <table:table-cell table:number-columns-repeated="2"/>
          <table:table-cell table:formula="of:=CONCATENATE(&quot;diff&quot;;&quot; &quot;;&quot;mpi01/&quot;;[.A863];&quot; &quot;;&quot;mpi09/&quot;;[.B863])" office:value-type="string" office:string-value="diff mpi01/RELAX.SimID.1.EPSA.269.EPSB.200.T.1473.RA.12.RB.16.csv mpi09/RELAX.SimID.9.EPSA.269.EPSB.200.T.1473.RA.12.RB.16.csv" calcext:value-type="string">
            <text:p>diff mpi01/RELAX.SimID.1.EPSA.269.EPSB.200.T.1473.RA.12.RB.16.csv mpi09/RELAX.SimID.9.EPSA.269.EPSB.200.T.1473.RA.12.RB.16.csv</text:p>
          </table:table-cell>
        </table:table-row>
        <table:table-row table:style-name="ro1">
          <table:table-cell office:value-type="string" calcext:value-type="string">
            <text:p>RELAX.SimID.1.EPSA.269.EPSB.200.T.1473.RA.12.RB.16.NR.7551.NC.1401.RhoFields.bin</text:p>
          </table:table-cell>
          <table:table-cell office:value-type="string" calcext:value-type="string">
            <text:p>RELAX.SimID.9.EPSA.269.EPSB.200.T.1473.RA.12.RB.16.NR.7551.NC.1401.RhoFields.bin</text:p>
          </table:table-cell>
          <table:table-cell table:number-columns-repeated="2"/>
          <table:table-cell table:formula="of:=CONCATENATE(&quot;diff&quot;;&quot; &quot;;&quot;mpi01/&quot;;[.A864];&quot; &quot;;&quot;mpi09/&quot;;[.B864])" office:value-type="string" office:string-value="diff mpi01/RELAX.SimID.1.EPSA.269.EPSB.200.T.1473.RA.12.RB.16.NR.7551.NC.1401.RhoFields.bin mpi09/RELAX.SimID.9.EPSA.269.EPSB.200.T.1473.RA.12.RB.16.NR.7551.NC.1401.RhoFields.bin" calcext:value-type="string">
            <text:p>diff mpi01/RELAX.SimID.1.EPSA.269.EPSB.200.T.1473.RA.12.RB.16.NR.7551.NC.1401.RhoFields.bin mpi09/RELAX.SimID.9.EPSA.269.EPSB.2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073.RA.12.RB.13.csv</text:p>
          </table:table-cell>
          <table:table-cell office:value-type="string" calcext:value-type="string">
            <text:p>RELAX.SimID.9.EPSA.-269.EPSB.-300.T.1073.RA.12.RB.13.csv</text:p>
          </table:table-cell>
          <table:table-cell table:number-columns-repeated="2"/>
          <table:table-cell table:formula="of:=CONCATENATE(&quot;diff&quot;;&quot; &quot;;&quot;mpi01/&quot;;[.A865];&quot; &quot;;&quot;mpi09/&quot;;[.B865])" office:value-type="string" office:string-value="diff mpi01/RELAX.SimID.1.EPSA.-269.EPSB.-300.T.1073.RA.12.RB.13.csv mpi09/RELAX.SimID.9.EPSA.-269.EPSB.-300.T.1073.RA.12.RB.13.csv" calcext:value-type="string">
            <text:p>diff mpi01/RELAX.SimID.1.EPSA.-269.EPSB.-300.T.1073.RA.12.RB.13.csv mpi09/RELAX.SimID.9.EPSA.-269.EPSB.-300.T.1073.RA.12.RB.13.csv</text:p>
          </table:table-cell>
        </table:table-row>
        <table:table-row table:style-name="ro1">
          <table:table-cell office:value-type="string" calcext:value-type="string">
            <text:p>RELAX.SimID.1.EPSA.-269.EPSB.-300.T.1073.RA.12.RB.13.NR.7551.NC.1.RhoFields.bin</text:p>
          </table:table-cell>
          <table:table-cell office:value-type="string" calcext:value-type="string">
            <text:p>RELAX.SimID.9.EPSA.-269.EPSB.-300.T.1073.RA.12.RB.13.NR.7551.NC.1.RhoFields.bin</text:p>
          </table:table-cell>
          <table:table-cell table:number-columns-repeated="2"/>
          <table:table-cell table:formula="of:=CONCATENATE(&quot;diff&quot;;&quot; &quot;;&quot;mpi01/&quot;;[.A866];&quot; &quot;;&quot;mpi09/&quot;;[.B866])" office:value-type="string" office:string-value="diff mpi01/RELAX.SimID.1.EPSA.-269.EPSB.-300.T.1073.RA.12.RB.13.NR.7551.NC.1.RhoFields.bin mpi09/RELAX.SimID.9.EPSA.-269.EPSB.-300.T.1073.RA.12.RB.13.NR.7551.NC.1.RhoFields.bin" calcext:value-type="string">
            <text:p>diff mpi01/RELAX.SimID.1.EPSA.-269.EPSB.-300.T.1073.RA.12.RB.13.NR.7551.NC.1.RhoFields.bin mpi09/RELAX.SimID.9.EPSA.-269.EPSB.-3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269.EPSB.-300.T.1073.RA.12.RB.14.csv</text:p>
          </table:table-cell>
          <table:table-cell office:value-type="string" calcext:value-type="string">
            <text:p>RELAX.SimID.9.EPSA.-269.EPSB.-300.T.1073.RA.12.RB.14.csv</text:p>
          </table:table-cell>
          <table:table-cell table:number-columns-repeated="2"/>
          <table:table-cell table:formula="of:=CONCATENATE(&quot;diff&quot;;&quot; &quot;;&quot;mpi01/&quot;;[.A867];&quot; &quot;;&quot;mpi09/&quot;;[.B867])" office:value-type="string" office:string-value="diff mpi01/RELAX.SimID.1.EPSA.-269.EPSB.-300.T.1073.RA.12.RB.14.csv mpi09/RELAX.SimID.9.EPSA.-269.EPSB.-300.T.1073.RA.12.RB.14.csv" calcext:value-type="string">
            <text:p>diff mpi01/RELAX.SimID.1.EPSA.-269.EPSB.-300.T.1073.RA.12.RB.14.csv mpi09/RELAX.SimID.9.EPSA.-269.EPSB.-300.T.1073.RA.12.RB.14.csv</text:p>
          </table:table-cell>
        </table:table-row>
        <table:table-row table:style-name="ro1">
          <table:table-cell office:value-type="string" calcext:value-type="string">
            <text:p>RELAX.SimID.1.EPSA.-269.EPSB.-300.T.1073.RA.12.RB.14.NR.7551.NC.12.RhoFields.bin</text:p>
          </table:table-cell>
          <table:table-cell office:value-type="string" calcext:value-type="string">
            <text:p>RELAX.SimID.9.EPSA.-269.EPSB.-300.T.1073.RA.12.RB.14.NR.7551.NC.12.RhoFields.bin</text:p>
          </table:table-cell>
          <table:table-cell table:number-columns-repeated="2"/>
          <table:table-cell table:formula="of:=CONCATENATE(&quot;diff&quot;;&quot; &quot;;&quot;mpi01/&quot;;[.A868];&quot; &quot;;&quot;mpi09/&quot;;[.B868])" office:value-type="string" office:string-value="diff mpi01/RELAX.SimID.1.EPSA.-269.EPSB.-300.T.1073.RA.12.RB.14.NR.7551.NC.12.RhoFields.bin mpi09/RELAX.SimID.9.EPSA.-269.EPSB.-300.T.1073.RA.12.RB.14.NR.7551.NC.12.RhoFields.bin" calcext:value-type="string">
            <text:p>diff mpi01/RELAX.SimID.1.EPSA.-269.EPSB.-300.T.1073.RA.12.RB.14.NR.7551.NC.12.RhoFields.bin mpi09/RELAX.SimID.9.EPSA.-269.EPSB.-300.T.1073.RA.12.RB.14.NR.7551.NC.12.RhoFields.bin</text:p>
          </table:table-cell>
        </table:table-row>
        <table:table-row table:style-name="ro1">
          <table:table-cell office:value-type="string" calcext:value-type="string">
            <text:p>RELAX.SimID.1.EPSA.-269.EPSB.-300.T.1073.RA.12.RB.15.csv</text:p>
          </table:table-cell>
          <table:table-cell office:value-type="string" calcext:value-type="string">
            <text:p>RELAX.SimID.9.EPSA.-269.EPSB.-300.T.1073.RA.12.RB.15.csv</text:p>
          </table:table-cell>
          <table:table-cell table:number-columns-repeated="2"/>
          <table:table-cell table:formula="of:=CONCATENATE(&quot;diff&quot;;&quot; &quot;;&quot;mpi01/&quot;;[.A869];&quot; &quot;;&quot;mpi09/&quot;;[.B869])" office:value-type="string" office:string-value="diff mpi01/RELAX.SimID.1.EPSA.-269.EPSB.-300.T.1073.RA.12.RB.15.csv mpi09/RELAX.SimID.9.EPSA.-269.EPSB.-300.T.1073.RA.12.RB.15.csv" calcext:value-type="string">
            <text:p>diff mpi01/RELAX.SimID.1.EPSA.-269.EPSB.-300.T.1073.RA.12.RB.15.csv mpi09/RELAX.SimID.9.EPSA.-269.EPSB.-300.T.1073.RA.12.RB.15.csv</text:p>
          </table:table-cell>
        </table:table-row>
        <table:table-row table:style-name="ro1">
          <table:table-cell office:value-type="string" calcext:value-type="string">
            <text:p>RELAX.SimID.1.EPSA.-269.EPSB.-300.T.1073.RA.12.RB.15.NR.7551.NC.270.RhoFields.bin</text:p>
          </table:table-cell>
          <table:table-cell office:value-type="string" calcext:value-type="string">
            <text:p>RELAX.SimID.9.EPSA.-269.EPSB.-300.T.1073.RA.12.RB.15.NR.7551.NC.270.RhoFields.bin</text:p>
          </table:table-cell>
          <table:table-cell table:number-columns-repeated="2"/>
          <table:table-cell table:formula="of:=CONCATENATE(&quot;diff&quot;;&quot; &quot;;&quot;mpi01/&quot;;[.A870];&quot; &quot;;&quot;mpi09/&quot;;[.B870])" office:value-type="string" office:string-value="diff mpi01/RELAX.SimID.1.EPSA.-269.EPSB.-300.T.1073.RA.12.RB.15.NR.7551.NC.270.RhoFields.bin mpi09/RELAX.SimID.9.EPSA.-269.EPSB.-300.T.1073.RA.12.RB.15.NR.7551.NC.270.RhoFields.bin" calcext:value-type="string">
            <text:p>diff mpi01/RELAX.SimID.1.EPSA.-269.EPSB.-300.T.1073.RA.12.RB.15.NR.7551.NC.270.RhoFields.bin mpi09/RELAX.SimID.9.EPSA.-269.EPSB.-300.T.1073.RA.12.RB.15.NR.7551.NC.270.RhoFields.bin</text:p>
          </table:table-cell>
        </table:table-row>
        <table:table-row table:style-name="ro1">
          <table:table-cell office:value-type="string" calcext:value-type="string">
            <text:p>RELAX.SimID.1.EPSA.-269.EPSB.-300.T.1073.RA.12.RB.16.csv</text:p>
          </table:table-cell>
          <table:table-cell office:value-type="string" calcext:value-type="string">
            <text:p>RELAX.SimID.9.EPSA.-269.EPSB.-300.T.1073.RA.12.RB.16.csv</text:p>
          </table:table-cell>
          <table:table-cell table:number-columns-repeated="2"/>
          <table:table-cell table:formula="of:=CONCATENATE(&quot;diff&quot;;&quot; &quot;;&quot;mpi01/&quot;;[.A871];&quot; &quot;;&quot;mpi09/&quot;;[.B871])" office:value-type="string" office:string-value="diff mpi01/RELAX.SimID.1.EPSA.-269.EPSB.-300.T.1073.RA.12.RB.16.csv mpi09/RELAX.SimID.9.EPSA.-269.EPSB.-300.T.1073.RA.12.RB.16.csv" calcext:value-type="string">
            <text:p>diff mpi01/RELAX.SimID.1.EPSA.-269.EPSB.-300.T.1073.RA.12.RB.16.csv mpi09/RELAX.SimID.9.EPSA.-269.EPSB.-300.T.1073.RA.12.RB.16.csv</text:p>
          </table:table-cell>
        </table:table-row>
        <table:table-row table:style-name="ro1">
          <table:table-cell office:value-type="string" calcext:value-type="string">
            <text:p>RELAX.SimID.1.EPSA.-269.EPSB.-300.T.1073.RA.12.RB.16.NR.7551.NC.1401.RhoFields.bin</text:p>
          </table:table-cell>
          <table:table-cell office:value-type="string" calcext:value-type="string">
            <text:p>RELAX.SimID.9.EPSA.-269.EPSB.-300.T.1073.RA.12.RB.16.NR.7551.NC.1401.RhoFields.bin</text:p>
          </table:table-cell>
          <table:table-cell table:number-columns-repeated="2"/>
          <table:table-cell table:formula="of:=CONCATENATE(&quot;diff&quot;;&quot; &quot;;&quot;mpi01/&quot;;[.A872];&quot; &quot;;&quot;mpi09/&quot;;[.B872])" office:value-type="string" office:string-value="diff mpi01/RELAX.SimID.1.EPSA.-269.EPSB.-300.T.1073.RA.12.RB.16.NR.7551.NC.1401.RhoFields.bin mpi09/RELAX.SimID.9.EPSA.-269.EPSB.-300.T.1073.RA.12.RB.16.NR.7551.NC.1401.RhoFields.bin" calcext:value-type="string">
            <text:p>diff mpi01/RELAX.SimID.1.EPSA.-269.EPSB.-300.T.1073.RA.12.RB.16.NR.7551.NC.1401.RhoFields.bin mpi09/RELAX.SimID.9.EPSA.-269.EPSB.-300.T.10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123.RA.12.RB.13.csv</text:p>
          </table:table-cell>
          <table:table-cell office:value-type="string" calcext:value-type="string">
            <text:p>RELAX.SimID.9.EPSA.-269.EPSB.-300.T.1123.RA.12.RB.13.csv</text:p>
          </table:table-cell>
          <table:table-cell table:number-columns-repeated="2"/>
          <table:table-cell table:formula="of:=CONCATENATE(&quot;diff&quot;;&quot; &quot;;&quot;mpi01/&quot;;[.A873];&quot; &quot;;&quot;mpi09/&quot;;[.B873])" office:value-type="string" office:string-value="diff mpi01/RELAX.SimID.1.EPSA.-269.EPSB.-300.T.1123.RA.12.RB.13.csv mpi09/RELAX.SimID.9.EPSA.-269.EPSB.-300.T.1123.RA.12.RB.13.csv" calcext:value-type="string">
            <text:p>diff mpi01/RELAX.SimID.1.EPSA.-269.EPSB.-300.T.1123.RA.12.RB.13.csv mpi09/RELAX.SimID.9.EPSA.-269.EPSB.-300.T.1123.RA.12.RB.13.csv</text:p>
          </table:table-cell>
        </table:table-row>
        <table:table-row table:style-name="ro1">
          <table:table-cell office:value-type="string" calcext:value-type="string">
            <text:p>RELAX.SimID.1.EPSA.-269.EPSB.-300.T.1123.RA.12.RB.13.NR.7551.NC.2.RhoFields.bin</text:p>
          </table:table-cell>
          <table:table-cell office:value-type="string" calcext:value-type="string">
            <text:p>RELAX.SimID.9.EPSA.-269.EPSB.-300.T.1123.RA.12.RB.13.NR.7551.NC.2.RhoFields.bin</text:p>
          </table:table-cell>
          <table:table-cell table:number-columns-repeated="2"/>
          <table:table-cell table:formula="of:=CONCATENATE(&quot;diff&quot;;&quot; &quot;;&quot;mpi01/&quot;;[.A874];&quot; &quot;;&quot;mpi09/&quot;;[.B874])" office:value-type="string" office:string-value="diff mpi01/RELAX.SimID.1.EPSA.-269.EPSB.-300.T.1123.RA.12.RB.13.NR.7551.NC.2.RhoFields.bin mpi09/RELAX.SimID.9.EPSA.-269.EPSB.-300.T.1123.RA.12.RB.13.NR.7551.NC.2.RhoFields.bin" calcext:value-type="string">
            <text:p>diff mpi01/RELAX.SimID.1.EPSA.-269.EPSB.-300.T.1123.RA.12.RB.13.NR.7551.NC.2.RhoFields.bin mpi09/RELAX.SimID.9.EPSA.-269.EPSB.-300.T.1123.RA.12.RB.13.NR.7551.NC.2.RhoFields.bin</text:p>
          </table:table-cell>
        </table:table-row>
        <table:table-row table:style-name="ro1">
          <table:table-cell office:value-type="string" calcext:value-type="string">
            <text:p>RELAX.SimID.1.EPSA.-269.EPSB.-300.T.1123.RA.12.RB.14.csv</text:p>
          </table:table-cell>
          <table:table-cell office:value-type="string" calcext:value-type="string">
            <text:p>RELAX.SimID.9.EPSA.-269.EPSB.-300.T.1123.RA.12.RB.14.csv</text:p>
          </table:table-cell>
          <table:table-cell table:number-columns-repeated="2"/>
          <table:table-cell table:formula="of:=CONCATENATE(&quot;diff&quot;;&quot; &quot;;&quot;mpi01/&quot;;[.A875];&quot; &quot;;&quot;mpi09/&quot;;[.B875])" office:value-type="string" office:string-value="diff mpi01/RELAX.SimID.1.EPSA.-269.EPSB.-300.T.1123.RA.12.RB.14.csv mpi09/RELAX.SimID.9.EPSA.-269.EPSB.-300.T.1123.RA.12.RB.14.csv" calcext:value-type="string">
            <text:p>diff mpi01/RELAX.SimID.1.EPSA.-269.EPSB.-300.T.1123.RA.12.RB.14.csv mpi09/RELAX.SimID.9.EPSA.-269.EPSB.-300.T.1123.RA.12.RB.14.csv</text:p>
          </table:table-cell>
        </table:table-row>
        <table:table-row table:style-name="ro1">
          <table:table-cell office:value-type="string" calcext:value-type="string">
            <text:p>RELAX.SimID.1.EPSA.-269.EPSB.-300.T.1123.RA.12.RB.14.NR.7551.NC.82.RhoFields.bin</text:p>
          </table:table-cell>
          <table:table-cell office:value-type="string" calcext:value-type="string">
            <text:p>RELAX.SimID.9.EPSA.-269.EPSB.-300.T.1123.RA.12.RB.14.NR.7551.NC.82.RhoFields.bin</text:p>
          </table:table-cell>
          <table:table-cell table:number-columns-repeated="2"/>
          <table:table-cell table:formula="of:=CONCATENATE(&quot;diff&quot;;&quot; &quot;;&quot;mpi01/&quot;;[.A876];&quot; &quot;;&quot;mpi09/&quot;;[.B876])" office:value-type="string" office:string-value="diff mpi01/RELAX.SimID.1.EPSA.-269.EPSB.-300.T.1123.RA.12.RB.14.NR.7551.NC.82.RhoFields.bin mpi09/RELAX.SimID.9.EPSA.-269.EPSB.-300.T.1123.RA.12.RB.14.NR.7551.NC.82.RhoFields.bin" calcext:value-type="string">
            <text:p>diff mpi01/RELAX.SimID.1.EPSA.-269.EPSB.-300.T.1123.RA.12.RB.14.NR.7551.NC.82.RhoFields.bin mpi09/RELAX.SimID.9.EPSA.-269.EPSB.-300.T.1123.RA.12.RB.14.NR.7551.NC.82.RhoFields.bin</text:p>
          </table:table-cell>
        </table:table-row>
        <table:table-row table:style-name="ro1">
          <table:table-cell office:value-type="string" calcext:value-type="string">
            <text:p>RELAX.SimID.1.EPSA.-269.EPSB.-300.T.1123.RA.12.RB.15.csv</text:p>
          </table:table-cell>
          <table:table-cell office:value-type="string" calcext:value-type="string">
            <text:p>RELAX.SimID.9.EPSA.-269.EPSB.-300.T.1123.RA.12.RB.15.csv</text:p>
          </table:table-cell>
          <table:table-cell table:number-columns-repeated="2"/>
          <table:table-cell table:formula="of:=CONCATENATE(&quot;diff&quot;;&quot; &quot;;&quot;mpi01/&quot;;[.A877];&quot; &quot;;&quot;mpi09/&quot;;[.B877])" office:value-type="string" office:string-value="diff mpi01/RELAX.SimID.1.EPSA.-269.EPSB.-300.T.1123.RA.12.RB.15.csv mpi09/RELAX.SimID.9.EPSA.-269.EPSB.-300.T.1123.RA.12.RB.15.csv" calcext:value-type="string">
            <text:p>diff mpi01/RELAX.SimID.1.EPSA.-269.EPSB.-300.T.1123.RA.12.RB.15.csv mpi09/RELAX.SimID.9.EPSA.-269.EPSB.-300.T.1123.RA.12.RB.15.csv</text:p>
          </table:table-cell>
        </table:table-row>
        <table:table-row table:style-name="ro1">
          <table:table-cell office:value-type="string" calcext:value-type="string">
            <text:p>RELAX.SimID.1.EPSA.-269.EPSB.-300.T.1123.RA.12.RB.15.NR.7551.NC.1391.RhoFields.bin</text:p>
          </table:table-cell>
          <table:table-cell office:value-type="string" calcext:value-type="string">
            <text:p>RELAX.SimID.9.EPSA.-269.EPSB.-300.T.1123.RA.12.RB.15.NR.7551.NC.1391.RhoFields.bin</text:p>
          </table:table-cell>
          <table:table-cell table:number-columns-repeated="2"/>
          <table:table-cell table:formula="of:=CONCATENATE(&quot;diff&quot;;&quot; &quot;;&quot;mpi01/&quot;;[.A878];&quot; &quot;;&quot;mpi09/&quot;;[.B878])" office:value-type="string" office:string-value="diff mpi01/RELAX.SimID.1.EPSA.-269.EPSB.-300.T.1123.RA.12.RB.15.NR.7551.NC.1391.RhoFields.bin mpi09/RELAX.SimID.9.EPSA.-269.EPSB.-300.T.1123.RA.12.RB.15.NR.7551.NC.1391.RhoFields.bin" calcext:value-type="string">
            <text:p>diff mpi01/RELAX.SimID.1.EPSA.-269.EPSB.-300.T.1123.RA.12.RB.15.NR.7551.NC.1391.RhoFields.bin mpi09/RELAX.SimID.9.EPSA.-269.EPSB.-300.T.1123.RA.12.RB.15.NR.7551.NC.1391.RhoFields.bin</text:p>
          </table:table-cell>
        </table:table-row>
        <table:table-row table:style-name="ro1">
          <table:table-cell office:value-type="string" calcext:value-type="string">
            <text:p>RELAX.SimID.1.EPSA.-269.EPSB.-300.T.1123.RA.12.RB.16.csv</text:p>
          </table:table-cell>
          <table:table-cell office:value-type="string" calcext:value-type="string">
            <text:p>RELAX.SimID.9.EPSA.-269.EPSB.-300.T.1123.RA.12.RB.16.csv</text:p>
          </table:table-cell>
          <table:table-cell table:number-columns-repeated="2"/>
          <table:table-cell table:formula="of:=CONCATENATE(&quot;diff&quot;;&quot; &quot;;&quot;mpi01/&quot;;[.A879];&quot; &quot;;&quot;mpi09/&quot;;[.B879])" office:value-type="string" office:string-value="diff mpi01/RELAX.SimID.1.EPSA.-269.EPSB.-300.T.1123.RA.12.RB.16.csv mpi09/RELAX.SimID.9.EPSA.-269.EPSB.-300.T.1123.RA.12.RB.16.csv" calcext:value-type="string">
            <text:p>diff mpi01/RELAX.SimID.1.EPSA.-269.EPSB.-300.T.1123.RA.12.RB.16.csv mpi09/RELAX.SimID.9.EPSA.-269.EPSB.-300.T.1123.RA.12.RB.16.csv</text:p>
          </table:table-cell>
        </table:table-row>
        <table:table-row table:style-name="ro1">
          <table:table-cell office:value-type="string" calcext:value-type="string">
            <text:p>RELAX.SimID.1.EPSA.-269.EPSB.-300.T.1123.RA.12.RB.16.NR.7551.NC.1401.RhoFields.bin</text:p>
          </table:table-cell>
          <table:table-cell office:value-type="string" calcext:value-type="string">
            <text:p>RELAX.SimID.9.EPSA.-269.EPSB.-300.T.1123.RA.12.RB.16.NR.7551.NC.1401.RhoFields.bin</text:p>
          </table:table-cell>
          <table:table-cell table:number-columns-repeated="2"/>
          <table:table-cell table:formula="of:=CONCATENATE(&quot;diff&quot;;&quot; &quot;;&quot;mpi01/&quot;;[.A880];&quot; &quot;;&quot;mpi09/&quot;;[.B880])" office:value-type="string" office:string-value="diff mpi01/RELAX.SimID.1.EPSA.-269.EPSB.-300.T.1123.RA.12.RB.16.NR.7551.NC.1401.RhoFields.bin mpi09/RELAX.SimID.9.EPSA.-269.EPSB.-300.T.1123.RA.12.RB.16.NR.7551.NC.1401.RhoFields.bin" calcext:value-type="string">
            <text:p>diff mpi01/RELAX.SimID.1.EPSA.-269.EPSB.-300.T.1123.RA.12.RB.16.NR.7551.NC.1401.RhoFields.bin mpi09/RELAX.SimID.9.EPSA.-269.EPSB.-300.T.11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173.RA.12.RB.13.csv</text:p>
          </table:table-cell>
          <table:table-cell office:value-type="string" calcext:value-type="string">
            <text:p>RELAX.SimID.9.EPSA.-269.EPSB.-300.T.1173.RA.12.RB.13.csv</text:p>
          </table:table-cell>
          <table:table-cell table:number-columns-repeated="2"/>
          <table:table-cell table:formula="of:=CONCATENATE(&quot;diff&quot;;&quot; &quot;;&quot;mpi01/&quot;;[.A881];&quot; &quot;;&quot;mpi09/&quot;;[.B881])" office:value-type="string" office:string-value="diff mpi01/RELAX.SimID.1.EPSA.-269.EPSB.-300.T.1173.RA.12.RB.13.csv mpi09/RELAX.SimID.9.EPSA.-269.EPSB.-300.T.1173.RA.12.RB.13.csv" calcext:value-type="string">
            <text:p>diff mpi01/RELAX.SimID.1.EPSA.-269.EPSB.-300.T.1173.RA.12.RB.13.csv mpi09/RELAX.SimID.9.EPSA.-269.EPSB.-300.T.1173.RA.12.RB.13.csv</text:p>
          </table:table-cell>
        </table:table-row>
        <table:table-row table:style-name="ro1">
          <table:table-cell office:value-type="string" calcext:value-type="string">
            <text:p>RELAX.SimID.1.EPSA.-269.EPSB.-300.T.1173.RA.12.RB.13.NR.7551.NC.12.RhoFields.bin</text:p>
          </table:table-cell>
          <table:table-cell office:value-type="string" calcext:value-type="string">
            <text:p>RELAX.SimID.9.EPSA.-269.EPSB.-300.T.1173.RA.12.RB.13.NR.7551.NC.12.RhoFields.bin</text:p>
          </table:table-cell>
          <table:table-cell table:number-columns-repeated="2"/>
          <table:table-cell table:formula="of:=CONCATENATE(&quot;diff&quot;;&quot; &quot;;&quot;mpi01/&quot;;[.A882];&quot; &quot;;&quot;mpi09/&quot;;[.B882])" office:value-type="string" office:string-value="diff mpi01/RELAX.SimID.1.EPSA.-269.EPSB.-300.T.1173.RA.12.RB.13.NR.7551.NC.12.RhoFields.bin mpi09/RELAX.SimID.9.EPSA.-269.EPSB.-300.T.1173.RA.12.RB.13.NR.7551.NC.12.RhoFields.bin" calcext:value-type="string">
            <text:p>diff mpi01/RELAX.SimID.1.EPSA.-269.EPSB.-300.T.1173.RA.12.RB.13.NR.7551.NC.12.RhoFields.bin mpi09/RELAX.SimID.9.EPSA.-269.EPSB.-300.T.1173.RA.12.RB.13.NR.7551.NC.12.RhoFields.bin</text:p>
          </table:table-cell>
        </table:table-row>
        <table:table-row table:style-name="ro1">
          <table:table-cell office:value-type="string" calcext:value-type="string">
            <text:p>RELAX.SimID.1.EPSA.-269.EPSB.-300.T.1173.RA.12.RB.14.csv</text:p>
          </table:table-cell>
          <table:table-cell office:value-type="string" calcext:value-type="string">
            <text:p>RELAX.SimID.9.EPSA.-269.EPSB.-300.T.1173.RA.12.RB.14.csv</text:p>
          </table:table-cell>
          <table:table-cell table:number-columns-repeated="2"/>
          <table:table-cell table:formula="of:=CONCATENATE(&quot;diff&quot;;&quot; &quot;;&quot;mpi01/&quot;;[.A883];&quot; &quot;;&quot;mpi09/&quot;;[.B883])" office:value-type="string" office:string-value="diff mpi01/RELAX.SimID.1.EPSA.-269.EPSB.-300.T.1173.RA.12.RB.14.csv mpi09/RELAX.SimID.9.EPSA.-269.EPSB.-300.T.1173.RA.12.RB.14.csv" calcext:value-type="string">
            <text:p>diff mpi01/RELAX.SimID.1.EPSA.-269.EPSB.-300.T.1173.RA.12.RB.14.csv mpi09/RELAX.SimID.9.EPSA.-269.EPSB.-300.T.1173.RA.12.RB.14.csv</text:p>
          </table:table-cell>
        </table:table-row>
        <table:table-row table:style-name="ro1">
          <table:table-cell office:value-type="string" calcext:value-type="string">
            <text:p>RELAX.SimID.1.EPSA.-269.EPSB.-300.T.1173.RA.12.RB.14.NR.7551.NC.354.RhoFields.bin</text:p>
          </table:table-cell>
          <table:table-cell office:value-type="string" calcext:value-type="string">
            <text:p>RELAX.SimID.9.EPSA.-269.EPSB.-300.T.1173.RA.12.RB.14.NR.7551.NC.354.RhoFields.bin</text:p>
          </table:table-cell>
          <table:table-cell table:number-columns-repeated="2"/>
          <table:table-cell table:formula="of:=CONCATENATE(&quot;diff&quot;;&quot; &quot;;&quot;mpi01/&quot;;[.A884];&quot; &quot;;&quot;mpi09/&quot;;[.B884])" office:value-type="string" office:string-value="diff mpi01/RELAX.SimID.1.EPSA.-269.EPSB.-300.T.1173.RA.12.RB.14.NR.7551.NC.354.RhoFields.bin mpi09/RELAX.SimID.9.EPSA.-269.EPSB.-300.T.1173.RA.12.RB.14.NR.7551.NC.354.RhoFields.bin" calcext:value-type="string">
            <text:p>diff mpi01/RELAX.SimID.1.EPSA.-269.EPSB.-300.T.1173.RA.12.RB.14.NR.7551.NC.354.RhoFields.bin mpi09/RELAX.SimID.9.EPSA.-269.EPSB.-300.T.1173.RA.12.RB.14.NR.7551.NC.354.RhoFields.bin</text:p>
          </table:table-cell>
        </table:table-row>
        <table:table-row table:style-name="ro1">
          <table:table-cell office:value-type="string" calcext:value-type="string">
            <text:p>RELAX.SimID.1.EPSA.-269.EPSB.-300.T.1173.RA.12.RB.15.csv</text:p>
          </table:table-cell>
          <table:table-cell office:value-type="string" calcext:value-type="string">
            <text:p>RELAX.SimID.9.EPSA.-269.EPSB.-300.T.1173.RA.12.RB.15.csv</text:p>
          </table:table-cell>
          <table:table-cell table:number-columns-repeated="2"/>
          <table:table-cell table:formula="of:=CONCATENATE(&quot;diff&quot;;&quot; &quot;;&quot;mpi01/&quot;;[.A885];&quot; &quot;;&quot;mpi09/&quot;;[.B885])" office:value-type="string" office:string-value="diff mpi01/RELAX.SimID.1.EPSA.-269.EPSB.-300.T.1173.RA.12.RB.15.csv mpi09/RELAX.SimID.9.EPSA.-269.EPSB.-300.T.1173.RA.12.RB.15.csv" calcext:value-type="string">
            <text:p>diff mpi01/RELAX.SimID.1.EPSA.-269.EPSB.-300.T.1173.RA.12.RB.15.csv mpi09/RELAX.SimID.9.EPSA.-269.EPSB.-300.T.1173.RA.12.RB.15.csv</text:p>
          </table:table-cell>
        </table:table-row>
        <table:table-row table:style-name="ro1">
          <table:table-cell office:value-type="string" calcext:value-type="string">
            <text:p>RELAX.SimID.1.EPSA.-269.EPSB.-300.T.1173.RA.12.RB.15.NR.7551.NC.1401.RhoFields.bin</text:p>
          </table:table-cell>
          <table:table-cell office:value-type="string" calcext:value-type="string">
            <text:p>RELAX.SimID.9.EPSA.-269.EPSB.-300.T.1173.RA.12.RB.15.NR.7551.NC.1401.RhoFields.bin</text:p>
          </table:table-cell>
          <table:table-cell table:number-columns-repeated="2"/>
          <table:table-cell table:formula="of:=CONCATENATE(&quot;diff&quot;;&quot; &quot;;&quot;mpi01/&quot;;[.A886];&quot; &quot;;&quot;mpi09/&quot;;[.B886])" office:value-type="string" office:string-value="diff mpi01/RELAX.SimID.1.EPSA.-269.EPSB.-300.T.1173.RA.12.RB.15.NR.7551.NC.1401.RhoFields.bin mpi09/RELAX.SimID.9.EPSA.-269.EPSB.-300.T.1173.RA.12.RB.15.NR.7551.NC.1401.RhoFields.bin" calcext:value-type="string">
            <text:p>diff mpi01/RELAX.SimID.1.EPSA.-269.EPSB.-300.T.1173.RA.12.RB.15.NR.7551.NC.1401.RhoFields.bin mpi09/RELAX.SimID.9.EPSA.-269.EPSB.-300.T.11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173.RA.12.RB.16.csv</text:p>
          </table:table-cell>
          <table:table-cell office:value-type="string" calcext:value-type="string">
            <text:p>RELAX.SimID.9.EPSA.-269.EPSB.-300.T.1173.RA.12.RB.16.csv</text:p>
          </table:table-cell>
          <table:table-cell table:number-columns-repeated="2"/>
          <table:table-cell table:formula="of:=CONCATENATE(&quot;diff&quot;;&quot; &quot;;&quot;mpi01/&quot;;[.A887];&quot; &quot;;&quot;mpi09/&quot;;[.B887])" office:value-type="string" office:string-value="diff mpi01/RELAX.SimID.1.EPSA.-269.EPSB.-300.T.1173.RA.12.RB.16.csv mpi09/RELAX.SimID.9.EPSA.-269.EPSB.-300.T.1173.RA.12.RB.16.csv" calcext:value-type="string">
            <text:p>diff mpi01/RELAX.SimID.1.EPSA.-269.EPSB.-300.T.1173.RA.12.RB.16.csv mpi09/RELAX.SimID.9.EPSA.-269.EPSB.-300.T.1173.RA.12.RB.16.csv</text:p>
          </table:table-cell>
        </table:table-row>
        <table:table-row table:style-name="ro1">
          <table:table-cell office:value-type="string" calcext:value-type="string">
            <text:p>RELAX.SimID.1.EPSA.-269.EPSB.-300.T.1173.RA.12.RB.16.NR.7551.NC.1401.RhoFields.bin</text:p>
          </table:table-cell>
          <table:table-cell office:value-type="string" calcext:value-type="string">
            <text:p>RELAX.SimID.9.EPSA.-269.EPSB.-300.T.1173.RA.12.RB.16.NR.7551.NC.1401.RhoFields.bin</text:p>
          </table:table-cell>
          <table:table-cell table:number-columns-repeated="2"/>
          <table:table-cell table:formula="of:=CONCATENATE(&quot;diff&quot;;&quot; &quot;;&quot;mpi01/&quot;;[.A888];&quot; &quot;;&quot;mpi09/&quot;;[.B888])" office:value-type="string" office:string-value="diff mpi01/RELAX.SimID.1.EPSA.-269.EPSB.-300.T.1173.RA.12.RB.16.NR.7551.NC.1401.RhoFields.bin mpi09/RELAX.SimID.9.EPSA.-269.EPSB.-300.T.1173.RA.12.RB.16.NR.7551.NC.1401.RhoFields.bin" calcext:value-type="string">
            <text:p>diff mpi01/RELAX.SimID.1.EPSA.-269.EPSB.-300.T.1173.RA.12.RB.16.NR.7551.NC.1401.RhoFields.bin mpi09/RELAX.SimID.9.EPSA.-269.EPSB.-3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223.RA.12.RB.13.csv</text:p>
          </table:table-cell>
          <table:table-cell office:value-type="string" calcext:value-type="string">
            <text:p>RELAX.SimID.9.EPSA.-269.EPSB.-300.T.1223.RA.12.RB.13.csv</text:p>
          </table:table-cell>
          <table:table-cell table:number-columns-repeated="2"/>
          <table:table-cell table:formula="of:=CONCATENATE(&quot;diff&quot;;&quot; &quot;;&quot;mpi01/&quot;;[.A889];&quot; &quot;;&quot;mpi09/&quot;;[.B889])" office:value-type="string" office:string-value="diff mpi01/RELAX.SimID.1.EPSA.-269.EPSB.-300.T.1223.RA.12.RB.13.csv mpi09/RELAX.SimID.9.EPSA.-269.EPSB.-300.T.1223.RA.12.RB.13.csv" calcext:value-type="string">
            <text:p>diff mpi01/RELAX.SimID.1.EPSA.-269.EPSB.-300.T.1223.RA.12.RB.13.csv mpi09/RELAX.SimID.9.EPSA.-269.EPSB.-300.T.1223.RA.12.RB.13.csv</text:p>
          </table:table-cell>
        </table:table-row>
        <table:table-row table:style-name="ro1">
          <table:table-cell office:value-type="string" calcext:value-type="string">
            <text:p>RELAX.SimID.1.EPSA.-269.EPSB.-300.T.1223.RA.12.RB.13.NR.7551.NC.60.RhoFields.bin</text:p>
          </table:table-cell>
          <table:table-cell office:value-type="string" calcext:value-type="string">
            <text:p>RELAX.SimID.9.EPSA.-269.EPSB.-300.T.1223.RA.12.RB.13.NR.7551.NC.60.RhoFields.bin</text:p>
          </table:table-cell>
          <table:table-cell table:number-columns-repeated="2"/>
          <table:table-cell table:formula="of:=CONCATENATE(&quot;diff&quot;;&quot; &quot;;&quot;mpi01/&quot;;[.A890];&quot; &quot;;&quot;mpi09/&quot;;[.B890])" office:value-type="string" office:string-value="diff mpi01/RELAX.SimID.1.EPSA.-269.EPSB.-300.T.1223.RA.12.RB.13.NR.7551.NC.60.RhoFields.bin mpi09/RELAX.SimID.9.EPSA.-269.EPSB.-300.T.1223.RA.12.RB.13.NR.7551.NC.60.RhoFields.bin" calcext:value-type="string">
            <text:p>diff mpi01/RELAX.SimID.1.EPSA.-269.EPSB.-300.T.1223.RA.12.RB.13.NR.7551.NC.60.RhoFields.bin mpi09/RELAX.SimID.9.EPSA.-269.EPSB.-300.T.1223.RA.12.RB.13.NR.7551.NC.60.RhoFields.bin</text:p>
          </table:table-cell>
        </table:table-row>
        <table:table-row table:style-name="ro1">
          <table:table-cell office:value-type="string" calcext:value-type="string">
            <text:p>RELAX.SimID.1.EPSA.-269.EPSB.-300.T.1223.RA.12.RB.14.csv</text:p>
          </table:table-cell>
          <table:table-cell office:value-type="string" calcext:value-type="string">
            <text:p>RELAX.SimID.9.EPSA.-269.EPSB.-300.T.1223.RA.12.RB.14.csv</text:p>
          </table:table-cell>
          <table:table-cell table:number-columns-repeated="2"/>
          <table:table-cell table:formula="of:=CONCATENATE(&quot;diff&quot;;&quot; &quot;;&quot;mpi01/&quot;;[.A891];&quot; &quot;;&quot;mpi09/&quot;;[.B891])" office:value-type="string" office:string-value="diff mpi01/RELAX.SimID.1.EPSA.-269.EPSB.-300.T.1223.RA.12.RB.14.csv mpi09/RELAX.SimID.9.EPSA.-269.EPSB.-300.T.1223.RA.12.RB.14.csv" calcext:value-type="string">
            <text:p>diff mpi01/RELAX.SimID.1.EPSA.-269.EPSB.-300.T.1223.RA.12.RB.14.csv mpi09/RELAX.SimID.9.EPSA.-269.EPSB.-300.T.1223.RA.12.RB.14.csv</text:p>
          </table:table-cell>
        </table:table-row>
        <table:table-row table:style-name="ro1">
          <table:table-cell office:value-type="string" calcext:value-type="string">
            <text:p>RELAX.SimID.1.EPSA.-269.EPSB.-300.T.1223.RA.12.RB.14.NR.7551.NC.1401.RhoFields.bin</text:p>
          </table:table-cell>
          <table:table-cell office:value-type="string" calcext:value-type="string">
            <text:p>RELAX.SimID.9.EPSA.-269.EPSB.-300.T.1223.RA.12.RB.14.NR.7551.NC.1401.RhoFields.bin</text:p>
          </table:table-cell>
          <table:table-cell table:number-columns-repeated="2"/>
          <table:table-cell table:formula="of:=CONCATENATE(&quot;diff&quot;;&quot; &quot;;&quot;mpi01/&quot;;[.A892];&quot; &quot;;&quot;mpi09/&quot;;[.B892])" office:value-type="string" office:string-value="diff mpi01/RELAX.SimID.1.EPSA.-269.EPSB.-300.T.1223.RA.12.RB.14.NR.7551.NC.1401.RhoFields.bin mpi09/RELAX.SimID.9.EPSA.-269.EPSB.-300.T.1223.RA.12.RB.14.NR.7551.NC.1401.RhoFields.bin" calcext:value-type="string">
            <text:p>diff mpi01/RELAX.SimID.1.EPSA.-269.EPSB.-300.T.1223.RA.12.RB.14.NR.7551.NC.1401.RhoFields.bin mpi09/RELAX.SimID.9.EPSA.-269.EPSB.-300.T.12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223.RA.12.RB.15.csv</text:p>
          </table:table-cell>
          <table:table-cell office:value-type="string" calcext:value-type="string">
            <text:p>RELAX.SimID.9.EPSA.-269.EPSB.-300.T.1223.RA.12.RB.15.csv</text:p>
          </table:table-cell>
          <table:table-cell table:number-columns-repeated="2"/>
          <table:table-cell table:formula="of:=CONCATENATE(&quot;diff&quot;;&quot; &quot;;&quot;mpi01/&quot;;[.A893];&quot; &quot;;&quot;mpi09/&quot;;[.B893])" office:value-type="string" office:string-value="diff mpi01/RELAX.SimID.1.EPSA.-269.EPSB.-300.T.1223.RA.12.RB.15.csv mpi09/RELAX.SimID.9.EPSA.-269.EPSB.-300.T.1223.RA.12.RB.15.csv" calcext:value-type="string">
            <text:p>diff mpi01/RELAX.SimID.1.EPSA.-269.EPSB.-300.T.1223.RA.12.RB.15.csv mpi09/RELAX.SimID.9.EPSA.-269.EPSB.-300.T.1223.RA.12.RB.15.csv</text:p>
          </table:table-cell>
        </table:table-row>
        <table:table-row table:style-name="ro1">
          <table:table-cell office:value-type="string" calcext:value-type="string">
            <text:p>RELAX.SimID.1.EPSA.-269.EPSB.-300.T.1223.RA.12.RB.15.NR.7551.NC.1401.RhoFields.bin</text:p>
          </table:table-cell>
          <table:table-cell office:value-type="string" calcext:value-type="string">
            <text:p>RELAX.SimID.9.EPSA.-269.EPSB.-300.T.1223.RA.12.RB.15.NR.7551.NC.1401.RhoFields.bin</text:p>
          </table:table-cell>
          <table:table-cell table:number-columns-repeated="2"/>
          <table:table-cell table:formula="of:=CONCATENATE(&quot;diff&quot;;&quot; &quot;;&quot;mpi01/&quot;;[.A894];&quot; &quot;;&quot;mpi09/&quot;;[.B894])" office:value-type="string" office:string-value="diff mpi01/RELAX.SimID.1.EPSA.-269.EPSB.-300.T.1223.RA.12.RB.15.NR.7551.NC.1401.RhoFields.bin mpi09/RELAX.SimID.9.EPSA.-269.EPSB.-300.T.1223.RA.12.RB.15.NR.7551.NC.1401.RhoFields.bin" calcext:value-type="string">
            <text:p>diff mpi01/RELAX.SimID.1.EPSA.-269.EPSB.-300.T.1223.RA.12.RB.15.NR.7551.NC.1401.RhoFields.bin mpi09/RELAX.SimID.9.EPSA.-269.EPSB.-300.T.12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223.RA.12.RB.16.csv</text:p>
          </table:table-cell>
          <table:table-cell office:value-type="string" calcext:value-type="string">
            <text:p>RELAX.SimID.9.EPSA.-269.EPSB.-300.T.1223.RA.12.RB.16.csv</text:p>
          </table:table-cell>
          <table:table-cell table:number-columns-repeated="2"/>
          <table:table-cell table:formula="of:=CONCATENATE(&quot;diff&quot;;&quot; &quot;;&quot;mpi01/&quot;;[.A895];&quot; &quot;;&quot;mpi09/&quot;;[.B895])" office:value-type="string" office:string-value="diff mpi01/RELAX.SimID.1.EPSA.-269.EPSB.-300.T.1223.RA.12.RB.16.csv mpi09/RELAX.SimID.9.EPSA.-269.EPSB.-300.T.1223.RA.12.RB.16.csv" calcext:value-type="string">
            <text:p>diff mpi01/RELAX.SimID.1.EPSA.-269.EPSB.-300.T.1223.RA.12.RB.16.csv mpi09/RELAX.SimID.9.EPSA.-269.EPSB.-300.T.1223.RA.12.RB.16.csv</text:p>
          </table:table-cell>
        </table:table-row>
        <table:table-row table:style-name="ro1">
          <table:table-cell office:value-type="string" calcext:value-type="string">
            <text:p>RELAX.SimID.1.EPSA.-269.EPSB.-300.T.1223.RA.12.RB.16.NR.7551.NC.1401.RhoFields.bin</text:p>
          </table:table-cell>
          <table:table-cell office:value-type="string" calcext:value-type="string">
            <text:p>RELAX.SimID.9.EPSA.-269.EPSB.-300.T.1223.RA.12.RB.16.NR.7551.NC.1401.RhoFields.bin</text:p>
          </table:table-cell>
          <table:table-cell table:number-columns-repeated="2"/>
          <table:table-cell table:formula="of:=CONCATENATE(&quot;diff&quot;;&quot; &quot;;&quot;mpi01/&quot;;[.A896];&quot; &quot;;&quot;mpi09/&quot;;[.B896])" office:value-type="string" office:string-value="diff mpi01/RELAX.SimID.1.EPSA.-269.EPSB.-300.T.1223.RA.12.RB.16.NR.7551.NC.1401.RhoFields.bin mpi09/RELAX.SimID.9.EPSA.-269.EPSB.-300.T.1223.RA.12.RB.16.NR.7551.NC.1401.RhoFields.bin" calcext:value-type="string">
            <text:p>diff mpi01/RELAX.SimID.1.EPSA.-269.EPSB.-300.T.1223.RA.12.RB.16.NR.7551.NC.1401.RhoFields.bin mpi09/RELAX.SimID.9.EPSA.-269.EPSB.-3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273.RA.12.RB.13.csv</text:p>
          </table:table-cell>
          <table:table-cell office:value-type="string" calcext:value-type="string">
            <text:p>RELAX.SimID.9.EPSA.-269.EPSB.-300.T.1273.RA.12.RB.13.csv</text:p>
          </table:table-cell>
          <table:table-cell table:number-columns-repeated="2"/>
          <table:table-cell table:formula="of:=CONCATENATE(&quot;diff&quot;;&quot; &quot;;&quot;mpi01/&quot;;[.A897];&quot; &quot;;&quot;mpi09/&quot;;[.B897])" office:value-type="string" office:string-value="diff mpi01/RELAX.SimID.1.EPSA.-269.EPSB.-300.T.1273.RA.12.RB.13.csv mpi09/RELAX.SimID.9.EPSA.-269.EPSB.-300.T.1273.RA.12.RB.13.csv" calcext:value-type="string">
            <text:p>diff mpi01/RELAX.SimID.1.EPSA.-269.EPSB.-300.T.1273.RA.12.RB.13.csv mpi09/RELAX.SimID.9.EPSA.-269.EPSB.-300.T.1273.RA.12.RB.13.csv</text:p>
          </table:table-cell>
        </table:table-row>
        <table:table-row table:style-name="ro1">
          <table:table-cell office:value-type="string" calcext:value-type="string">
            <text:p>RELAX.SimID.1.EPSA.-269.EPSB.-300.T.1273.RA.12.RB.13.NR.7551.NC.207.RhoFields.bin</text:p>
          </table:table-cell>
          <table:table-cell office:value-type="string" calcext:value-type="string">
            <text:p>RELAX.SimID.9.EPSA.-269.EPSB.-300.T.1273.RA.12.RB.13.NR.7551.NC.207.RhoFields.bin</text:p>
          </table:table-cell>
          <table:table-cell table:number-columns-repeated="2"/>
          <table:table-cell table:formula="of:=CONCATENATE(&quot;diff&quot;;&quot; &quot;;&quot;mpi01/&quot;;[.A898];&quot; &quot;;&quot;mpi09/&quot;;[.B898])" office:value-type="string" office:string-value="diff mpi01/RELAX.SimID.1.EPSA.-269.EPSB.-300.T.1273.RA.12.RB.13.NR.7551.NC.207.RhoFields.bin mpi09/RELAX.SimID.9.EPSA.-269.EPSB.-300.T.1273.RA.12.RB.13.NR.7551.NC.207.RhoFields.bin" calcext:value-type="string">
            <text:p>diff mpi01/RELAX.SimID.1.EPSA.-269.EPSB.-300.T.1273.RA.12.RB.13.NR.7551.NC.207.RhoFields.bin mpi09/RELAX.SimID.9.EPSA.-269.EPSB.-300.T.1273.RA.12.RB.13.NR.7551.NC.207.RhoFields.bin</text:p>
          </table:table-cell>
        </table:table-row>
        <table:table-row table:style-name="ro1">
          <table:table-cell office:value-type="string" calcext:value-type="string">
            <text:p>RELAX.SimID.1.EPSA.-269.EPSB.-300.T.1273.RA.12.RB.14.csv</text:p>
          </table:table-cell>
          <table:table-cell office:value-type="string" calcext:value-type="string">
            <text:p>RELAX.SimID.9.EPSA.-269.EPSB.-300.T.1273.RA.12.RB.14.csv</text:p>
          </table:table-cell>
          <table:table-cell table:number-columns-repeated="2"/>
          <table:table-cell table:formula="of:=CONCATENATE(&quot;diff&quot;;&quot; &quot;;&quot;mpi01/&quot;;[.A899];&quot; &quot;;&quot;mpi09/&quot;;[.B899])" office:value-type="string" office:string-value="diff mpi01/RELAX.SimID.1.EPSA.-269.EPSB.-300.T.1273.RA.12.RB.14.csv mpi09/RELAX.SimID.9.EPSA.-269.EPSB.-300.T.1273.RA.12.RB.14.csv" calcext:value-type="string">
            <text:p>diff mpi01/RELAX.SimID.1.EPSA.-269.EPSB.-300.T.1273.RA.12.RB.14.csv mpi09/RELAX.SimID.9.EPSA.-269.EPSB.-300.T.1273.RA.12.RB.14.csv</text:p>
          </table:table-cell>
        </table:table-row>
        <table:table-row table:style-name="ro1">
          <table:table-cell office:value-type="string" calcext:value-type="string">
            <text:p>RELAX.SimID.1.EPSA.-269.EPSB.-300.T.1273.RA.12.RB.14.NR.7551.NC.1401.RhoFields.bin</text:p>
          </table:table-cell>
          <table:table-cell office:value-type="string" calcext:value-type="string">
            <text:p>RELAX.SimID.9.EPSA.-269.EPSB.-300.T.1273.RA.12.RB.14.NR.7551.NC.1401.RhoFields.bin</text:p>
          </table:table-cell>
          <table:table-cell table:number-columns-repeated="2"/>
          <table:table-cell table:formula="of:=CONCATENATE(&quot;diff&quot;;&quot; &quot;;&quot;mpi01/&quot;;[.A900];&quot; &quot;;&quot;mpi09/&quot;;[.B900])" office:value-type="string" office:string-value="diff mpi01/RELAX.SimID.1.EPSA.-269.EPSB.-300.T.1273.RA.12.RB.14.NR.7551.NC.1401.RhoFields.bin mpi09/RELAX.SimID.9.EPSA.-269.EPSB.-300.T.1273.RA.12.RB.14.NR.7551.NC.1401.RhoFields.bin" calcext:value-type="string">
            <text:p>diff mpi01/RELAX.SimID.1.EPSA.-269.EPSB.-300.T.1273.RA.12.RB.14.NR.7551.NC.1401.RhoFields.bin mpi09/RELAX.SimID.9.EPSA.-269.EPSB.-300.T.12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273.RA.12.RB.15.csv</text:p>
          </table:table-cell>
          <table:table-cell office:value-type="string" calcext:value-type="string">
            <text:p>RELAX.SimID.9.EPSA.-269.EPSB.-300.T.1273.RA.12.RB.15.csv</text:p>
          </table:table-cell>
          <table:table-cell table:number-columns-repeated="2"/>
          <table:table-cell table:formula="of:=CONCATENATE(&quot;diff&quot;;&quot; &quot;;&quot;mpi01/&quot;;[.A901];&quot; &quot;;&quot;mpi09/&quot;;[.B901])" office:value-type="string" office:string-value="diff mpi01/RELAX.SimID.1.EPSA.-269.EPSB.-300.T.1273.RA.12.RB.15.csv mpi09/RELAX.SimID.9.EPSA.-269.EPSB.-300.T.1273.RA.12.RB.15.csv" calcext:value-type="string">
            <text:p>diff mpi01/RELAX.SimID.1.EPSA.-269.EPSB.-300.T.1273.RA.12.RB.15.csv mpi09/RELAX.SimID.9.EPSA.-269.EPSB.-300.T.1273.RA.12.RB.15.csv</text:p>
          </table:table-cell>
        </table:table-row>
        <table:table-row table:style-name="ro1">
          <table:table-cell office:value-type="string" calcext:value-type="string">
            <text:p>RELAX.SimID.1.EPSA.-269.EPSB.-300.T.1273.RA.12.RB.15.NR.7551.NC.1401.RhoFields.bin</text:p>
          </table:table-cell>
          <table:table-cell office:value-type="string" calcext:value-type="string">
            <text:p>RELAX.SimID.9.EPSA.-269.EPSB.-300.T.1273.RA.12.RB.15.NR.7551.NC.1401.RhoFields.bin</text:p>
          </table:table-cell>
          <table:table-cell table:number-columns-repeated="2"/>
          <table:table-cell table:formula="of:=CONCATENATE(&quot;diff&quot;;&quot; &quot;;&quot;mpi01/&quot;;[.A902];&quot; &quot;;&quot;mpi09/&quot;;[.B902])" office:value-type="string" office:string-value="diff mpi01/RELAX.SimID.1.EPSA.-269.EPSB.-300.T.1273.RA.12.RB.15.NR.7551.NC.1401.RhoFields.bin mpi09/RELAX.SimID.9.EPSA.-269.EPSB.-300.T.1273.RA.12.RB.15.NR.7551.NC.1401.RhoFields.bin" calcext:value-type="string">
            <text:p>diff mpi01/RELAX.SimID.1.EPSA.-269.EPSB.-300.T.1273.RA.12.RB.15.NR.7551.NC.1401.RhoFields.bin mpi09/RELAX.SimID.9.EPSA.-269.EPSB.-3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273.RA.12.RB.16.csv</text:p>
          </table:table-cell>
          <table:table-cell office:value-type="string" calcext:value-type="string">
            <text:p>RELAX.SimID.9.EPSA.-269.EPSB.-300.T.1273.RA.12.RB.16.csv</text:p>
          </table:table-cell>
          <table:table-cell table:number-columns-repeated="2"/>
          <table:table-cell table:formula="of:=CONCATENATE(&quot;diff&quot;;&quot; &quot;;&quot;mpi01/&quot;;[.A903];&quot; &quot;;&quot;mpi09/&quot;;[.B903])" office:value-type="string" office:string-value="diff mpi01/RELAX.SimID.1.EPSA.-269.EPSB.-300.T.1273.RA.12.RB.16.csv mpi09/RELAX.SimID.9.EPSA.-269.EPSB.-300.T.1273.RA.12.RB.16.csv" calcext:value-type="string">
            <text:p>diff mpi01/RELAX.SimID.1.EPSA.-269.EPSB.-300.T.1273.RA.12.RB.16.csv mpi09/RELAX.SimID.9.EPSA.-269.EPSB.-300.T.1273.RA.12.RB.16.csv</text:p>
          </table:table-cell>
        </table:table-row>
        <table:table-row table:style-name="ro1">
          <table:table-cell office:value-type="string" calcext:value-type="string">
            <text:p>RELAX.SimID.1.EPSA.-269.EPSB.-300.T.1273.RA.12.RB.16.NR.7551.NC.1401.RhoFields.bin</text:p>
          </table:table-cell>
          <table:table-cell office:value-type="string" calcext:value-type="string">
            <text:p>RELAX.SimID.9.EPSA.-269.EPSB.-300.T.1273.RA.12.RB.16.NR.7551.NC.1401.RhoFields.bin</text:p>
          </table:table-cell>
          <table:table-cell table:number-columns-repeated="2"/>
          <table:table-cell table:formula="of:=CONCATENATE(&quot;diff&quot;;&quot; &quot;;&quot;mpi01/&quot;;[.A904];&quot; &quot;;&quot;mpi09/&quot;;[.B904])" office:value-type="string" office:string-value="diff mpi01/RELAX.SimID.1.EPSA.-269.EPSB.-300.T.1273.RA.12.RB.16.NR.7551.NC.1401.RhoFields.bin mpi09/RELAX.SimID.9.EPSA.-269.EPSB.-300.T.1273.RA.12.RB.16.NR.7551.NC.1401.RhoFields.bin" calcext:value-type="string">
            <text:p>diff mpi01/RELAX.SimID.1.EPSA.-269.EPSB.-300.T.1273.RA.12.RB.16.NR.7551.NC.1401.RhoFields.bin mpi09/RELAX.SimID.9.EPSA.-269.EPSB.-3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323.RA.12.RB.13.csv</text:p>
          </table:table-cell>
          <table:table-cell office:value-type="string" calcext:value-type="string">
            <text:p>RELAX.SimID.9.EPSA.-269.EPSB.-300.T.1323.RA.12.RB.13.csv</text:p>
          </table:table-cell>
          <table:table-cell table:number-columns-repeated="2"/>
          <table:table-cell table:formula="of:=CONCATENATE(&quot;diff&quot;;&quot; &quot;;&quot;mpi01/&quot;;[.A905];&quot; &quot;;&quot;mpi09/&quot;;[.B905])" office:value-type="string" office:string-value="diff mpi01/RELAX.SimID.1.EPSA.-269.EPSB.-300.T.1323.RA.12.RB.13.csv mpi09/RELAX.SimID.9.EPSA.-269.EPSB.-300.T.1323.RA.12.RB.13.csv" calcext:value-type="string">
            <text:p>diff mpi01/RELAX.SimID.1.EPSA.-269.EPSB.-300.T.1323.RA.12.RB.13.csv mpi09/RELAX.SimID.9.EPSA.-269.EPSB.-300.T.1323.RA.12.RB.13.csv</text:p>
          </table:table-cell>
        </table:table-row>
        <table:table-row table:style-name="ro1">
          <table:table-cell office:value-type="string" calcext:value-type="string">
            <text:p>RELAX.SimID.1.EPSA.-269.EPSB.-300.T.1323.RA.12.RB.13.NR.7551.NC.559.RhoFields.bin</text:p>
          </table:table-cell>
          <table:table-cell office:value-type="string" calcext:value-type="string">
            <text:p>RELAX.SimID.9.EPSA.-269.EPSB.-300.T.1323.RA.12.RB.13.NR.7551.NC.559.RhoFields.bin</text:p>
          </table:table-cell>
          <table:table-cell table:number-columns-repeated="2"/>
          <table:table-cell table:formula="of:=CONCATENATE(&quot;diff&quot;;&quot; &quot;;&quot;mpi01/&quot;;[.A906];&quot; &quot;;&quot;mpi09/&quot;;[.B906])" office:value-type="string" office:string-value="diff mpi01/RELAX.SimID.1.EPSA.-269.EPSB.-300.T.1323.RA.12.RB.13.NR.7551.NC.559.RhoFields.bin mpi09/RELAX.SimID.9.EPSA.-269.EPSB.-300.T.1323.RA.12.RB.13.NR.7551.NC.559.RhoFields.bin" calcext:value-type="string">
            <text:p>diff mpi01/RELAX.SimID.1.EPSA.-269.EPSB.-300.T.1323.RA.12.RB.13.NR.7551.NC.559.RhoFields.bin mpi09/RELAX.SimID.9.EPSA.-269.EPSB.-300.T.1323.RA.12.RB.13.NR.7551.NC.559.RhoFields.bin</text:p>
          </table:table-cell>
        </table:table-row>
        <table:table-row table:style-name="ro1">
          <table:table-cell office:value-type="string" calcext:value-type="string">
            <text:p>RELAX.SimID.1.EPSA.-269.EPSB.-300.T.1323.RA.12.RB.14.csv</text:p>
          </table:table-cell>
          <table:table-cell office:value-type="string" calcext:value-type="string">
            <text:p>RELAX.SimID.9.EPSA.-269.EPSB.-300.T.1323.RA.12.RB.14.csv</text:p>
          </table:table-cell>
          <table:table-cell table:number-columns-repeated="2"/>
          <table:table-cell table:formula="of:=CONCATENATE(&quot;diff&quot;;&quot; &quot;;&quot;mpi01/&quot;;[.A907];&quot; &quot;;&quot;mpi09/&quot;;[.B907])" office:value-type="string" office:string-value="diff mpi01/RELAX.SimID.1.EPSA.-269.EPSB.-300.T.1323.RA.12.RB.14.csv mpi09/RELAX.SimID.9.EPSA.-269.EPSB.-300.T.1323.RA.12.RB.14.csv" calcext:value-type="string">
            <text:p>diff mpi01/RELAX.SimID.1.EPSA.-269.EPSB.-300.T.1323.RA.12.RB.14.csv mpi09/RELAX.SimID.9.EPSA.-269.EPSB.-300.T.1323.RA.12.RB.14.csv</text:p>
          </table:table-cell>
        </table:table-row>
        <table:table-row table:style-name="ro1">
          <table:table-cell office:value-type="string" calcext:value-type="string">
            <text:p>RELAX.SimID.1.EPSA.-269.EPSB.-300.T.1323.RA.12.RB.14.NR.7551.NC.1401.RhoFields.bin</text:p>
          </table:table-cell>
          <table:table-cell office:value-type="string" calcext:value-type="string">
            <text:p>RELAX.SimID.9.EPSA.-269.EPSB.-300.T.1323.RA.12.RB.14.NR.7551.NC.1401.RhoFields.bin</text:p>
          </table:table-cell>
          <table:table-cell table:number-columns-repeated="2"/>
          <table:table-cell table:formula="of:=CONCATENATE(&quot;diff&quot;;&quot; &quot;;&quot;mpi01/&quot;;[.A908];&quot; &quot;;&quot;mpi09/&quot;;[.B908])" office:value-type="string" office:string-value="diff mpi01/RELAX.SimID.1.EPSA.-269.EPSB.-300.T.1323.RA.12.RB.14.NR.7551.NC.1401.RhoFields.bin mpi09/RELAX.SimID.9.EPSA.-269.EPSB.-300.T.1323.RA.12.RB.14.NR.7551.NC.1401.RhoFields.bin" calcext:value-type="string">
            <text:p>diff mpi01/RELAX.SimID.1.EPSA.-269.EPSB.-300.T.1323.RA.12.RB.14.NR.7551.NC.1401.RhoFields.bin mpi09/RELAX.SimID.9.EPSA.-269.EPSB.-300.T.13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323.RA.12.RB.15.csv</text:p>
          </table:table-cell>
          <table:table-cell office:value-type="string" calcext:value-type="string">
            <text:p>RELAX.SimID.9.EPSA.-269.EPSB.-300.T.1323.RA.12.RB.15.csv</text:p>
          </table:table-cell>
          <table:table-cell table:number-columns-repeated="2"/>
          <table:table-cell table:formula="of:=CONCATENATE(&quot;diff&quot;;&quot; &quot;;&quot;mpi01/&quot;;[.A909];&quot; &quot;;&quot;mpi09/&quot;;[.B909])" office:value-type="string" office:string-value="diff mpi01/RELAX.SimID.1.EPSA.-269.EPSB.-300.T.1323.RA.12.RB.15.csv mpi09/RELAX.SimID.9.EPSA.-269.EPSB.-300.T.1323.RA.12.RB.15.csv" calcext:value-type="string">
            <text:p>diff mpi01/RELAX.SimID.1.EPSA.-269.EPSB.-300.T.1323.RA.12.RB.15.csv mpi09/RELAX.SimID.9.EPSA.-269.EPSB.-300.T.1323.RA.12.RB.15.csv</text:p>
          </table:table-cell>
        </table:table-row>
        <table:table-row table:style-name="ro1">
          <table:table-cell office:value-type="string" calcext:value-type="string">
            <text:p>RELAX.SimID.1.EPSA.-269.EPSB.-300.T.1323.RA.12.RB.15.NR.7551.NC.1401.RhoFields.bin</text:p>
          </table:table-cell>
          <table:table-cell office:value-type="string" calcext:value-type="string">
            <text:p>RELAX.SimID.9.EPSA.-269.EPSB.-300.T.1323.RA.12.RB.15.NR.7551.NC.1401.RhoFields.bin</text:p>
          </table:table-cell>
          <table:table-cell table:number-columns-repeated="2"/>
          <table:table-cell table:formula="of:=CONCATENATE(&quot;diff&quot;;&quot; &quot;;&quot;mpi01/&quot;;[.A910];&quot; &quot;;&quot;mpi09/&quot;;[.B910])" office:value-type="string" office:string-value="diff mpi01/RELAX.SimID.1.EPSA.-269.EPSB.-300.T.1323.RA.12.RB.15.NR.7551.NC.1401.RhoFields.bin mpi09/RELAX.SimID.9.EPSA.-269.EPSB.-300.T.1323.RA.12.RB.15.NR.7551.NC.1401.RhoFields.bin" calcext:value-type="string">
            <text:p>diff mpi01/RELAX.SimID.1.EPSA.-269.EPSB.-300.T.1323.RA.12.RB.15.NR.7551.NC.1401.RhoFields.bin mpi09/RELAX.SimID.9.EPSA.-269.EPSB.-3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323.RA.12.RB.16.csv</text:p>
          </table:table-cell>
          <table:table-cell office:value-type="string" calcext:value-type="string">
            <text:p>RELAX.SimID.9.EPSA.-269.EPSB.-300.T.1323.RA.12.RB.16.csv</text:p>
          </table:table-cell>
          <table:table-cell table:number-columns-repeated="2"/>
          <table:table-cell table:formula="of:=CONCATENATE(&quot;diff&quot;;&quot; &quot;;&quot;mpi01/&quot;;[.A911];&quot; &quot;;&quot;mpi09/&quot;;[.B911])" office:value-type="string" office:string-value="diff mpi01/RELAX.SimID.1.EPSA.-269.EPSB.-300.T.1323.RA.12.RB.16.csv mpi09/RELAX.SimID.9.EPSA.-269.EPSB.-300.T.1323.RA.12.RB.16.csv" calcext:value-type="string">
            <text:p>diff mpi01/RELAX.SimID.1.EPSA.-269.EPSB.-300.T.1323.RA.12.RB.16.csv mpi09/RELAX.SimID.9.EPSA.-269.EPSB.-300.T.1323.RA.12.RB.16.csv</text:p>
          </table:table-cell>
        </table:table-row>
        <table:table-row table:style-name="ro1">
          <table:table-cell office:value-type="string" calcext:value-type="string">
            <text:p>RELAX.SimID.1.EPSA.-269.EPSB.-300.T.1323.RA.12.RB.16.NR.7551.NC.1401.RhoFields.bin</text:p>
          </table:table-cell>
          <table:table-cell office:value-type="string" calcext:value-type="string">
            <text:p>RELAX.SimID.9.EPSA.-269.EPSB.-300.T.1323.RA.12.RB.16.NR.7551.NC.1401.RhoFields.bin</text:p>
          </table:table-cell>
          <table:table-cell table:number-columns-repeated="2"/>
          <table:table-cell table:formula="of:=CONCATENATE(&quot;diff&quot;;&quot; &quot;;&quot;mpi01/&quot;;[.A912];&quot; &quot;;&quot;mpi09/&quot;;[.B912])" office:value-type="string" office:string-value="diff mpi01/RELAX.SimID.1.EPSA.-269.EPSB.-300.T.1323.RA.12.RB.16.NR.7551.NC.1401.RhoFields.bin mpi09/RELAX.SimID.9.EPSA.-269.EPSB.-300.T.1323.RA.12.RB.16.NR.7551.NC.1401.RhoFields.bin" calcext:value-type="string">
            <text:p>diff mpi01/RELAX.SimID.1.EPSA.-269.EPSB.-300.T.1323.RA.12.RB.16.NR.7551.NC.1401.RhoFields.bin mpi09/RELAX.SimID.9.EPSA.-269.EPSB.-3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373.RA.12.RB.13.csv</text:p>
          </table:table-cell>
          <table:table-cell office:value-type="string" calcext:value-type="string">
            <text:p>RELAX.SimID.9.EPSA.-269.EPSB.-300.T.1373.RA.12.RB.13.csv</text:p>
          </table:table-cell>
          <table:table-cell table:number-columns-repeated="2"/>
          <table:table-cell table:formula="of:=CONCATENATE(&quot;diff&quot;;&quot; &quot;;&quot;mpi01/&quot;;[.A913];&quot; &quot;;&quot;mpi09/&quot;;[.B913])" office:value-type="string" office:string-value="diff mpi01/RELAX.SimID.1.EPSA.-269.EPSB.-300.T.1373.RA.12.RB.13.csv mpi09/RELAX.SimID.9.EPSA.-269.EPSB.-300.T.1373.RA.12.RB.13.csv" calcext:value-type="string">
            <text:p>diff mpi01/RELAX.SimID.1.EPSA.-269.EPSB.-300.T.1373.RA.12.RB.13.csv mpi09/RELAX.SimID.9.EPSA.-269.EPSB.-300.T.1373.RA.12.RB.13.csv</text:p>
          </table:table-cell>
        </table:table-row>
        <table:table-row table:style-name="ro1">
          <table:table-cell office:value-type="string" calcext:value-type="string">
            <text:p>RELAX.SimID.1.EPSA.-269.EPSB.-300.T.1373.RA.12.RB.13.NR.7551.NC.1401.RhoFields.bin</text:p>
          </table:table-cell>
          <table:table-cell office:value-type="string" calcext:value-type="string">
            <text:p>RELAX.SimID.9.EPSA.-269.EPSB.-300.T.1373.RA.12.RB.13.NR.7551.NC.1401.RhoFields.bin</text:p>
          </table:table-cell>
          <table:table-cell table:number-columns-repeated="2"/>
          <table:table-cell table:formula="of:=CONCATENATE(&quot;diff&quot;;&quot; &quot;;&quot;mpi01/&quot;;[.A914];&quot; &quot;;&quot;mpi09/&quot;;[.B914])" office:value-type="string" office:string-value="diff mpi01/RELAX.SimID.1.EPSA.-269.EPSB.-300.T.1373.RA.12.RB.13.NR.7551.NC.1401.RhoFields.bin mpi09/RELAX.SimID.9.EPSA.-269.EPSB.-300.T.1373.RA.12.RB.13.NR.7551.NC.1401.RhoFields.bin" calcext:value-type="string">
            <text:p>diff mpi01/RELAX.SimID.1.EPSA.-269.EPSB.-300.T.1373.RA.12.RB.13.NR.7551.NC.1401.RhoFields.bin mpi09/RELAX.SimID.9.EPSA.-269.EPSB.-300.T.13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373.RA.12.RB.14.csv</text:p>
          </table:table-cell>
          <table:table-cell office:value-type="string" calcext:value-type="string">
            <text:p>RELAX.SimID.9.EPSA.-269.EPSB.-300.T.1373.RA.12.RB.14.csv</text:p>
          </table:table-cell>
          <table:table-cell table:number-columns-repeated="2"/>
          <table:table-cell table:formula="of:=CONCATENATE(&quot;diff&quot;;&quot; &quot;;&quot;mpi01/&quot;;[.A915];&quot; &quot;;&quot;mpi09/&quot;;[.B915])" office:value-type="string" office:string-value="diff mpi01/RELAX.SimID.1.EPSA.-269.EPSB.-300.T.1373.RA.12.RB.14.csv mpi09/RELAX.SimID.9.EPSA.-269.EPSB.-300.T.1373.RA.12.RB.14.csv" calcext:value-type="string">
            <text:p>diff mpi01/RELAX.SimID.1.EPSA.-269.EPSB.-300.T.1373.RA.12.RB.14.csv mpi09/RELAX.SimID.9.EPSA.-269.EPSB.-300.T.1373.RA.12.RB.14.csv</text:p>
          </table:table-cell>
        </table:table-row>
        <table:table-row table:style-name="ro1">
          <table:table-cell office:value-type="string" calcext:value-type="string">
            <text:p>RELAX.SimID.1.EPSA.-269.EPSB.-300.T.1373.RA.12.RB.14.NR.7551.NC.1401.RhoFields.bin</text:p>
          </table:table-cell>
          <table:table-cell office:value-type="string" calcext:value-type="string">
            <text:p>RELAX.SimID.9.EPSA.-269.EPSB.-300.T.1373.RA.12.RB.14.NR.7551.NC.1401.RhoFields.bin</text:p>
          </table:table-cell>
          <table:table-cell table:number-columns-repeated="2"/>
          <table:table-cell table:formula="of:=CONCATENATE(&quot;diff&quot;;&quot; &quot;;&quot;mpi01/&quot;;[.A916];&quot; &quot;;&quot;mpi09/&quot;;[.B916])" office:value-type="string" office:string-value="diff mpi01/RELAX.SimID.1.EPSA.-269.EPSB.-300.T.1373.RA.12.RB.14.NR.7551.NC.1401.RhoFields.bin mpi09/RELAX.SimID.9.EPSA.-269.EPSB.-300.T.1373.RA.12.RB.14.NR.7551.NC.1401.RhoFields.bin" calcext:value-type="string">
            <text:p>diff mpi01/RELAX.SimID.1.EPSA.-269.EPSB.-300.T.1373.RA.12.RB.14.NR.7551.NC.1401.RhoFields.bin mpi09/RELAX.SimID.9.EPSA.-269.EPSB.-30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373.RA.12.RB.15.csv</text:p>
          </table:table-cell>
          <table:table-cell office:value-type="string" calcext:value-type="string">
            <text:p>RELAX.SimID.9.EPSA.-269.EPSB.-300.T.1373.RA.12.RB.15.csv</text:p>
          </table:table-cell>
          <table:table-cell table:number-columns-repeated="2"/>
          <table:table-cell table:formula="of:=CONCATENATE(&quot;diff&quot;;&quot; &quot;;&quot;mpi01/&quot;;[.A917];&quot; &quot;;&quot;mpi09/&quot;;[.B917])" office:value-type="string" office:string-value="diff mpi01/RELAX.SimID.1.EPSA.-269.EPSB.-300.T.1373.RA.12.RB.15.csv mpi09/RELAX.SimID.9.EPSA.-269.EPSB.-300.T.1373.RA.12.RB.15.csv" calcext:value-type="string">
            <text:p>diff mpi01/RELAX.SimID.1.EPSA.-269.EPSB.-300.T.1373.RA.12.RB.15.csv mpi09/RELAX.SimID.9.EPSA.-269.EPSB.-300.T.1373.RA.12.RB.15.csv</text:p>
          </table:table-cell>
        </table:table-row>
        <table:table-row table:style-name="ro1">
          <table:table-cell office:value-type="string" calcext:value-type="string">
            <text:p>RELAX.SimID.1.EPSA.-269.EPSB.-300.T.1373.RA.12.RB.15.NR.7551.NC.1401.RhoFields.bin</text:p>
          </table:table-cell>
          <table:table-cell office:value-type="string" calcext:value-type="string">
            <text:p>RELAX.SimID.9.EPSA.-269.EPSB.-300.T.1373.RA.12.RB.15.NR.7551.NC.1401.RhoFields.bin</text:p>
          </table:table-cell>
          <table:table-cell table:number-columns-repeated="2"/>
          <table:table-cell table:formula="of:=CONCATENATE(&quot;diff&quot;;&quot; &quot;;&quot;mpi01/&quot;;[.A918];&quot; &quot;;&quot;mpi09/&quot;;[.B918])" office:value-type="string" office:string-value="diff mpi01/RELAX.SimID.1.EPSA.-269.EPSB.-300.T.1373.RA.12.RB.15.NR.7551.NC.1401.RhoFields.bin mpi09/RELAX.SimID.9.EPSA.-269.EPSB.-300.T.1373.RA.12.RB.15.NR.7551.NC.1401.RhoFields.bin" calcext:value-type="string">
            <text:p>diff mpi01/RELAX.SimID.1.EPSA.-269.EPSB.-300.T.1373.RA.12.RB.15.NR.7551.NC.1401.RhoFields.bin mpi09/RELAX.SimID.9.EPSA.-269.EPSB.-3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373.RA.12.RB.16.csv</text:p>
          </table:table-cell>
          <table:table-cell office:value-type="string" calcext:value-type="string">
            <text:p>RELAX.SimID.9.EPSA.-269.EPSB.-300.T.1373.RA.12.RB.16.csv</text:p>
          </table:table-cell>
          <table:table-cell table:number-columns-repeated="2"/>
          <table:table-cell table:formula="of:=CONCATENATE(&quot;diff&quot;;&quot; &quot;;&quot;mpi01/&quot;;[.A919];&quot; &quot;;&quot;mpi09/&quot;;[.B919])" office:value-type="string" office:string-value="diff mpi01/RELAX.SimID.1.EPSA.-269.EPSB.-300.T.1373.RA.12.RB.16.csv mpi09/RELAX.SimID.9.EPSA.-269.EPSB.-300.T.1373.RA.12.RB.16.csv" calcext:value-type="string">
            <text:p>diff mpi01/RELAX.SimID.1.EPSA.-269.EPSB.-300.T.1373.RA.12.RB.16.csv mpi09/RELAX.SimID.9.EPSA.-269.EPSB.-300.T.1373.RA.12.RB.16.csv</text:p>
          </table:table-cell>
        </table:table-row>
        <table:table-row table:style-name="ro1">
          <table:table-cell office:value-type="string" calcext:value-type="string">
            <text:p>RELAX.SimID.1.EPSA.-269.EPSB.-300.T.1373.RA.12.RB.16.NR.7551.NC.1401.RhoFields.bin</text:p>
          </table:table-cell>
          <table:table-cell office:value-type="string" calcext:value-type="string">
            <text:p>RELAX.SimID.9.EPSA.-269.EPSB.-300.T.1373.RA.12.RB.16.NR.7551.NC.1401.RhoFields.bin</text:p>
          </table:table-cell>
          <table:table-cell table:number-columns-repeated="2"/>
          <table:table-cell table:formula="of:=CONCATENATE(&quot;diff&quot;;&quot; &quot;;&quot;mpi01/&quot;;[.A920];&quot; &quot;;&quot;mpi09/&quot;;[.B920])" office:value-type="string" office:string-value="diff mpi01/RELAX.SimID.1.EPSA.-269.EPSB.-300.T.1373.RA.12.RB.16.NR.7551.NC.1401.RhoFields.bin mpi09/RELAX.SimID.9.EPSA.-269.EPSB.-300.T.1373.RA.12.RB.16.NR.7551.NC.1401.RhoFields.bin" calcext:value-type="string">
            <text:p>diff mpi01/RELAX.SimID.1.EPSA.-269.EPSB.-300.T.1373.RA.12.RB.16.NR.7551.NC.1401.RhoFields.bin mpi09/RELAX.SimID.9.EPSA.-269.EPSB.-3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423.RA.12.RB.13.csv</text:p>
          </table:table-cell>
          <table:table-cell office:value-type="string" calcext:value-type="string">
            <text:p>RELAX.SimID.9.EPSA.-269.EPSB.-300.T.1423.RA.12.RB.13.csv</text:p>
          </table:table-cell>
          <table:table-cell table:number-columns-repeated="2"/>
          <table:table-cell table:formula="of:=CONCATENATE(&quot;diff&quot;;&quot; &quot;;&quot;mpi01/&quot;;[.A921];&quot; &quot;;&quot;mpi09/&quot;;[.B921])" office:value-type="string" office:string-value="diff mpi01/RELAX.SimID.1.EPSA.-269.EPSB.-300.T.1423.RA.12.RB.13.csv mpi09/RELAX.SimID.9.EPSA.-269.EPSB.-300.T.1423.RA.12.RB.13.csv" calcext:value-type="string">
            <text:p>diff mpi01/RELAX.SimID.1.EPSA.-269.EPSB.-300.T.1423.RA.12.RB.13.csv mpi09/RELAX.SimID.9.EPSA.-269.EPSB.-300.T.1423.RA.12.RB.13.csv</text:p>
          </table:table-cell>
        </table:table-row>
        <table:table-row table:style-name="ro1">
          <table:table-cell office:value-type="string" calcext:value-type="string">
            <text:p>RELAX.SimID.1.EPSA.-269.EPSB.-300.T.1423.RA.12.RB.13.NR.7551.NC.1401.RhoFields.bin</text:p>
          </table:table-cell>
          <table:table-cell office:value-type="string" calcext:value-type="string">
            <text:p>RELAX.SimID.9.EPSA.-269.EPSB.-300.T.1423.RA.12.RB.13.NR.7551.NC.1401.RhoFields.bin</text:p>
          </table:table-cell>
          <table:table-cell table:number-columns-repeated="2"/>
          <table:table-cell table:formula="of:=CONCATENATE(&quot;diff&quot;;&quot; &quot;;&quot;mpi01/&quot;;[.A922];&quot; &quot;;&quot;mpi09/&quot;;[.B922])" office:value-type="string" office:string-value="diff mpi01/RELAX.SimID.1.EPSA.-269.EPSB.-300.T.1423.RA.12.RB.13.NR.7551.NC.1401.RhoFields.bin mpi09/RELAX.SimID.9.EPSA.-269.EPSB.-300.T.1423.RA.12.RB.13.NR.7551.NC.1401.RhoFields.bin" calcext:value-type="string">
            <text:p>diff mpi01/RELAX.SimID.1.EPSA.-269.EPSB.-300.T.1423.RA.12.RB.13.NR.7551.NC.1401.RhoFields.bin mpi09/RELAX.SimID.9.EPSA.-269.EPSB.-300.T.14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423.RA.12.RB.14.csv</text:p>
          </table:table-cell>
          <table:table-cell office:value-type="string" calcext:value-type="string">
            <text:p>RELAX.SimID.9.EPSA.-269.EPSB.-300.T.1423.RA.12.RB.14.csv</text:p>
          </table:table-cell>
          <table:table-cell table:number-columns-repeated="2"/>
          <table:table-cell table:formula="of:=CONCATENATE(&quot;diff&quot;;&quot; &quot;;&quot;mpi01/&quot;;[.A923];&quot; &quot;;&quot;mpi09/&quot;;[.B923])" office:value-type="string" office:string-value="diff mpi01/RELAX.SimID.1.EPSA.-269.EPSB.-300.T.1423.RA.12.RB.14.csv mpi09/RELAX.SimID.9.EPSA.-269.EPSB.-300.T.1423.RA.12.RB.14.csv" calcext:value-type="string">
            <text:p>diff mpi01/RELAX.SimID.1.EPSA.-269.EPSB.-300.T.1423.RA.12.RB.14.csv mpi09/RELAX.SimID.9.EPSA.-269.EPSB.-300.T.1423.RA.12.RB.14.csv</text:p>
          </table:table-cell>
        </table:table-row>
        <table:table-row table:style-name="ro1">
          <table:table-cell office:value-type="string" calcext:value-type="string">
            <text:p>RELAX.SimID.1.EPSA.-269.EPSB.-300.T.1423.RA.12.RB.14.NR.7551.NC.1401.RhoFields.bin</text:p>
          </table:table-cell>
          <table:table-cell office:value-type="string" calcext:value-type="string">
            <text:p>RELAX.SimID.9.EPSA.-269.EPSB.-300.T.1423.RA.12.RB.14.NR.7551.NC.1401.RhoFields.bin</text:p>
          </table:table-cell>
          <table:table-cell table:number-columns-repeated="2"/>
          <table:table-cell table:formula="of:=CONCATENATE(&quot;diff&quot;;&quot; &quot;;&quot;mpi01/&quot;;[.A924];&quot; &quot;;&quot;mpi09/&quot;;[.B924])" office:value-type="string" office:string-value="diff mpi01/RELAX.SimID.1.EPSA.-269.EPSB.-300.T.1423.RA.12.RB.14.NR.7551.NC.1401.RhoFields.bin mpi09/RELAX.SimID.9.EPSA.-269.EPSB.-300.T.1423.RA.12.RB.14.NR.7551.NC.1401.RhoFields.bin" calcext:value-type="string">
            <text:p>diff mpi01/RELAX.SimID.1.EPSA.-269.EPSB.-300.T.1423.RA.12.RB.14.NR.7551.NC.1401.RhoFields.bin mpi09/RELAX.SimID.9.EPSA.-269.EPSB.-3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423.RA.12.RB.15.csv</text:p>
          </table:table-cell>
          <table:table-cell office:value-type="string" calcext:value-type="string">
            <text:p>RELAX.SimID.9.EPSA.-269.EPSB.-300.T.1423.RA.12.RB.15.csv</text:p>
          </table:table-cell>
          <table:table-cell table:number-columns-repeated="2"/>
          <table:table-cell table:formula="of:=CONCATENATE(&quot;diff&quot;;&quot; &quot;;&quot;mpi01/&quot;;[.A925];&quot; &quot;;&quot;mpi09/&quot;;[.B925])" office:value-type="string" office:string-value="diff mpi01/RELAX.SimID.1.EPSA.-269.EPSB.-300.T.1423.RA.12.RB.15.csv mpi09/RELAX.SimID.9.EPSA.-269.EPSB.-300.T.1423.RA.12.RB.15.csv" calcext:value-type="string">
            <text:p>diff mpi01/RELAX.SimID.1.EPSA.-269.EPSB.-300.T.1423.RA.12.RB.15.csv mpi09/RELAX.SimID.9.EPSA.-269.EPSB.-300.T.1423.RA.12.RB.15.csv</text:p>
          </table:table-cell>
        </table:table-row>
        <table:table-row table:style-name="ro1">
          <table:table-cell office:value-type="string" calcext:value-type="string">
            <text:p>RELAX.SimID.1.EPSA.-269.EPSB.-300.T.1423.RA.12.RB.15.NR.7551.NC.1401.RhoFields.bin</text:p>
          </table:table-cell>
          <table:table-cell office:value-type="string" calcext:value-type="string">
            <text:p>RELAX.SimID.9.EPSA.-269.EPSB.-300.T.1423.RA.12.RB.15.NR.7551.NC.1401.RhoFields.bin</text:p>
          </table:table-cell>
          <table:table-cell table:number-columns-repeated="2"/>
          <table:table-cell table:formula="of:=CONCATENATE(&quot;diff&quot;;&quot; &quot;;&quot;mpi01/&quot;;[.A926];&quot; &quot;;&quot;mpi09/&quot;;[.B926])" office:value-type="string" office:string-value="diff mpi01/RELAX.SimID.1.EPSA.-269.EPSB.-300.T.1423.RA.12.RB.15.NR.7551.NC.1401.RhoFields.bin mpi09/RELAX.SimID.9.EPSA.-269.EPSB.-300.T.1423.RA.12.RB.15.NR.7551.NC.1401.RhoFields.bin" calcext:value-type="string">
            <text:p>diff mpi01/RELAX.SimID.1.EPSA.-269.EPSB.-300.T.1423.RA.12.RB.15.NR.7551.NC.1401.RhoFields.bin mpi09/RELAX.SimID.9.EPSA.-269.EPSB.-3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423.RA.12.RB.16.csv</text:p>
          </table:table-cell>
          <table:table-cell office:value-type="string" calcext:value-type="string">
            <text:p>RELAX.SimID.9.EPSA.-269.EPSB.-300.T.1423.RA.12.RB.16.csv</text:p>
          </table:table-cell>
          <table:table-cell table:number-columns-repeated="2"/>
          <table:table-cell table:formula="of:=CONCATENATE(&quot;diff&quot;;&quot; &quot;;&quot;mpi01/&quot;;[.A927];&quot; &quot;;&quot;mpi09/&quot;;[.B927])" office:value-type="string" office:string-value="diff mpi01/RELAX.SimID.1.EPSA.-269.EPSB.-300.T.1423.RA.12.RB.16.csv mpi09/RELAX.SimID.9.EPSA.-269.EPSB.-300.T.1423.RA.12.RB.16.csv" calcext:value-type="string">
            <text:p>diff mpi01/RELAX.SimID.1.EPSA.-269.EPSB.-300.T.1423.RA.12.RB.16.csv mpi09/RELAX.SimID.9.EPSA.-269.EPSB.-300.T.1423.RA.12.RB.16.csv</text:p>
          </table:table-cell>
        </table:table-row>
        <table:table-row table:style-name="ro1">
          <table:table-cell office:value-type="string" calcext:value-type="string">
            <text:p>RELAX.SimID.1.EPSA.-269.EPSB.-300.T.1423.RA.12.RB.16.NR.7551.NC.1401.RhoFields.bin</text:p>
          </table:table-cell>
          <table:table-cell office:value-type="string" calcext:value-type="string">
            <text:p>RELAX.SimID.9.EPSA.-269.EPSB.-300.T.1423.RA.12.RB.16.NR.7551.NC.1401.RhoFields.bin</text:p>
          </table:table-cell>
          <table:table-cell table:number-columns-repeated="2"/>
          <table:table-cell table:formula="of:=CONCATENATE(&quot;diff&quot;;&quot; &quot;;&quot;mpi01/&quot;;[.A928];&quot; &quot;;&quot;mpi09/&quot;;[.B928])" office:value-type="string" office:string-value="diff mpi01/RELAX.SimID.1.EPSA.-269.EPSB.-300.T.1423.RA.12.RB.16.NR.7551.NC.1401.RhoFields.bin mpi09/RELAX.SimID.9.EPSA.-269.EPSB.-300.T.1423.RA.12.RB.16.NR.7551.NC.1401.RhoFields.bin" calcext:value-type="string">
            <text:p>diff mpi01/RELAX.SimID.1.EPSA.-269.EPSB.-300.T.1423.RA.12.RB.16.NR.7551.NC.1401.RhoFields.bin mpi09/RELAX.SimID.9.EPSA.-269.EPSB.-3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473.RA.12.RB.13.csv</text:p>
          </table:table-cell>
          <table:table-cell office:value-type="string" calcext:value-type="string">
            <text:p>RELAX.SimID.9.EPSA.-269.EPSB.-300.T.1473.RA.12.RB.13.csv</text:p>
          </table:table-cell>
          <table:table-cell table:number-columns-repeated="2"/>
          <table:table-cell table:formula="of:=CONCATENATE(&quot;diff&quot;;&quot; &quot;;&quot;mpi01/&quot;;[.A929];&quot; &quot;;&quot;mpi09/&quot;;[.B929])" office:value-type="string" office:string-value="diff mpi01/RELAX.SimID.1.EPSA.-269.EPSB.-300.T.1473.RA.12.RB.13.csv mpi09/RELAX.SimID.9.EPSA.-269.EPSB.-300.T.1473.RA.12.RB.13.csv" calcext:value-type="string">
            <text:p>diff mpi01/RELAX.SimID.1.EPSA.-269.EPSB.-300.T.1473.RA.12.RB.13.csv mpi09/RELAX.SimID.9.EPSA.-269.EPSB.-300.T.1473.RA.12.RB.13.csv</text:p>
          </table:table-cell>
        </table:table-row>
        <table:table-row table:style-name="ro1">
          <table:table-cell office:value-type="string" calcext:value-type="string">
            <text:p>RELAX.SimID.1.EPSA.-269.EPSB.-300.T.1473.RA.12.RB.13.NR.7551.NC.1401.RhoFields.bin</text:p>
          </table:table-cell>
          <table:table-cell office:value-type="string" calcext:value-type="string">
            <text:p>RELAX.SimID.9.EPSA.-269.EPSB.-300.T.1473.RA.12.RB.13.NR.7551.NC.1401.RhoFields.bin</text:p>
          </table:table-cell>
          <table:table-cell table:number-columns-repeated="2"/>
          <table:table-cell table:formula="of:=CONCATENATE(&quot;diff&quot;;&quot; &quot;;&quot;mpi01/&quot;;[.A930];&quot; &quot;;&quot;mpi09/&quot;;[.B930])" office:value-type="string" office:string-value="diff mpi01/RELAX.SimID.1.EPSA.-269.EPSB.-300.T.1473.RA.12.RB.13.NR.7551.NC.1401.RhoFields.bin mpi09/RELAX.SimID.9.EPSA.-269.EPSB.-300.T.1473.RA.12.RB.13.NR.7551.NC.1401.RhoFields.bin" calcext:value-type="string">
            <text:p>diff mpi01/RELAX.SimID.1.EPSA.-269.EPSB.-300.T.1473.RA.12.RB.13.NR.7551.NC.1401.RhoFields.bin mpi09/RELAX.SimID.9.EPSA.-269.EPSB.-300.T.14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473.RA.12.RB.14.csv</text:p>
          </table:table-cell>
          <table:table-cell office:value-type="string" calcext:value-type="string">
            <text:p>RELAX.SimID.9.EPSA.-269.EPSB.-300.T.1473.RA.12.RB.14.csv</text:p>
          </table:table-cell>
          <table:table-cell table:number-columns-repeated="2"/>
          <table:table-cell table:formula="of:=CONCATENATE(&quot;diff&quot;;&quot; &quot;;&quot;mpi01/&quot;;[.A931];&quot; &quot;;&quot;mpi09/&quot;;[.B931])" office:value-type="string" office:string-value="diff mpi01/RELAX.SimID.1.EPSA.-269.EPSB.-300.T.1473.RA.12.RB.14.csv mpi09/RELAX.SimID.9.EPSA.-269.EPSB.-300.T.1473.RA.12.RB.14.csv" calcext:value-type="string">
            <text:p>diff mpi01/RELAX.SimID.1.EPSA.-269.EPSB.-300.T.1473.RA.12.RB.14.csv mpi09/RELAX.SimID.9.EPSA.-269.EPSB.-300.T.1473.RA.12.RB.14.csv</text:p>
          </table:table-cell>
        </table:table-row>
        <table:table-row table:style-name="ro1">
          <table:table-cell office:value-type="string" calcext:value-type="string">
            <text:p>RELAX.SimID.1.EPSA.-269.EPSB.-300.T.1473.RA.12.RB.14.NR.7551.NC.1401.RhoFields.bin</text:p>
          </table:table-cell>
          <table:table-cell office:value-type="string" calcext:value-type="string">
            <text:p>RELAX.SimID.9.EPSA.-269.EPSB.-300.T.1473.RA.12.RB.14.NR.7551.NC.1401.RhoFields.bin</text:p>
          </table:table-cell>
          <table:table-cell table:number-columns-repeated="2"/>
          <table:table-cell table:formula="of:=CONCATENATE(&quot;diff&quot;;&quot; &quot;;&quot;mpi01/&quot;;[.A932];&quot; &quot;;&quot;mpi09/&quot;;[.B932])" office:value-type="string" office:string-value="diff mpi01/RELAX.SimID.1.EPSA.-269.EPSB.-300.T.1473.RA.12.RB.14.NR.7551.NC.1401.RhoFields.bin mpi09/RELAX.SimID.9.EPSA.-269.EPSB.-300.T.1473.RA.12.RB.14.NR.7551.NC.1401.RhoFields.bin" calcext:value-type="string">
            <text:p>diff mpi01/RELAX.SimID.1.EPSA.-269.EPSB.-300.T.1473.RA.12.RB.14.NR.7551.NC.1401.RhoFields.bin mpi09/RELAX.SimID.9.EPSA.-269.EPSB.-3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473.RA.12.RB.15.csv</text:p>
          </table:table-cell>
          <table:table-cell office:value-type="string" calcext:value-type="string">
            <text:p>RELAX.SimID.9.EPSA.-269.EPSB.-300.T.1473.RA.12.RB.15.csv</text:p>
          </table:table-cell>
          <table:table-cell table:number-columns-repeated="2"/>
          <table:table-cell table:formula="of:=CONCATENATE(&quot;diff&quot;;&quot; &quot;;&quot;mpi01/&quot;;[.A933];&quot; &quot;;&quot;mpi09/&quot;;[.B933])" office:value-type="string" office:string-value="diff mpi01/RELAX.SimID.1.EPSA.-269.EPSB.-300.T.1473.RA.12.RB.15.csv mpi09/RELAX.SimID.9.EPSA.-269.EPSB.-300.T.1473.RA.12.RB.15.csv" calcext:value-type="string">
            <text:p>diff mpi01/RELAX.SimID.1.EPSA.-269.EPSB.-300.T.1473.RA.12.RB.15.csv mpi09/RELAX.SimID.9.EPSA.-269.EPSB.-300.T.1473.RA.12.RB.15.csv</text:p>
          </table:table-cell>
        </table:table-row>
        <table:table-row table:style-name="ro1">
          <table:table-cell office:value-type="string" calcext:value-type="string">
            <text:p>RELAX.SimID.1.EPSA.-269.EPSB.-300.T.1473.RA.12.RB.15.NR.7551.NC.1401.RhoFields.bin</text:p>
          </table:table-cell>
          <table:table-cell office:value-type="string" calcext:value-type="string">
            <text:p>RELAX.SimID.9.EPSA.-269.EPSB.-300.T.1473.RA.12.RB.15.NR.7551.NC.1401.RhoFields.bin</text:p>
          </table:table-cell>
          <table:table-cell table:number-columns-repeated="2"/>
          <table:table-cell table:formula="of:=CONCATENATE(&quot;diff&quot;;&quot; &quot;;&quot;mpi01/&quot;;[.A934];&quot; &quot;;&quot;mpi09/&quot;;[.B934])" office:value-type="string" office:string-value="diff mpi01/RELAX.SimID.1.EPSA.-269.EPSB.-300.T.1473.RA.12.RB.15.NR.7551.NC.1401.RhoFields.bin mpi09/RELAX.SimID.9.EPSA.-269.EPSB.-300.T.1473.RA.12.RB.15.NR.7551.NC.1401.RhoFields.bin" calcext:value-type="string">
            <text:p>diff mpi01/RELAX.SimID.1.EPSA.-269.EPSB.-300.T.1473.RA.12.RB.15.NR.7551.NC.1401.RhoFields.bin mpi09/RELAX.SimID.9.EPSA.-269.EPSB.-3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269.EPSB.-300.T.1473.RA.12.RB.16.csv</text:p>
          </table:table-cell>
          <table:table-cell office:value-type="string" calcext:value-type="string">
            <text:p>RELAX.SimID.9.EPSA.-269.EPSB.-300.T.1473.RA.12.RB.16.csv</text:p>
          </table:table-cell>
          <table:table-cell table:number-columns-repeated="2"/>
          <table:table-cell table:formula="of:=CONCATENATE(&quot;diff&quot;;&quot; &quot;;&quot;mpi01/&quot;;[.A935];&quot; &quot;;&quot;mpi09/&quot;;[.B935])" office:value-type="string" office:string-value="diff mpi01/RELAX.SimID.1.EPSA.-269.EPSB.-300.T.1473.RA.12.RB.16.csv mpi09/RELAX.SimID.9.EPSA.-269.EPSB.-300.T.1473.RA.12.RB.16.csv" calcext:value-type="string">
            <text:p>diff mpi01/RELAX.SimID.1.EPSA.-269.EPSB.-300.T.1473.RA.12.RB.16.csv mpi09/RELAX.SimID.9.EPSA.-269.EPSB.-300.T.1473.RA.12.RB.16.csv</text:p>
          </table:table-cell>
        </table:table-row>
        <table:table-row table:style-name="ro1">
          <table:table-cell office:value-type="string" calcext:value-type="string">
            <text:p>RELAX.SimID.1.EPSA.-269.EPSB.-300.T.1473.RA.12.RB.16.NR.7551.NC.1401.RhoFields.bin</text:p>
          </table:table-cell>
          <table:table-cell office:value-type="string" calcext:value-type="string">
            <text:p>RELAX.SimID.9.EPSA.-269.EPSB.-300.T.1473.RA.12.RB.16.NR.7551.NC.1401.RhoFields.bin</text:p>
          </table:table-cell>
          <table:table-cell table:number-columns-repeated="2"/>
          <table:table-cell table:formula="of:=CONCATENATE(&quot;diff&quot;;&quot; &quot;;&quot;mpi01/&quot;;[.A936];&quot; &quot;;&quot;mpi09/&quot;;[.B936])" office:value-type="string" office:string-value="diff mpi01/RELAX.SimID.1.EPSA.-269.EPSB.-300.T.1473.RA.12.RB.16.NR.7551.NC.1401.RhoFields.bin mpi09/RELAX.SimID.9.EPSA.-269.EPSB.-300.T.1473.RA.12.RB.16.NR.7551.NC.1401.RhoFields.bin" calcext:value-type="string">
            <text:p>diff mpi01/RELAX.SimID.1.EPSA.-269.EPSB.-300.T.1473.RA.12.RB.16.NR.7551.NC.1401.RhoFields.bin mpi09/RELAX.SimID.9.EPSA.-269.EPSB.-3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073.RA.12.RB.13.csv</text:p>
          </table:table-cell>
          <table:table-cell office:value-type="string" calcext:value-type="string">
            <text:p>RELAX.SimID.9.EPSA.-300.EPSB.-300.T.1073.RA.12.RB.13.csv</text:p>
          </table:table-cell>
          <table:table-cell table:number-columns-repeated="2"/>
          <table:table-cell table:formula="of:=CONCATENATE(&quot;diff&quot;;&quot; &quot;;&quot;mpi01/&quot;;[.A937];&quot; &quot;;&quot;mpi09/&quot;;[.B937])" office:value-type="string" office:string-value="diff mpi01/RELAX.SimID.1.EPSA.-300.EPSB.-300.T.1073.RA.12.RB.13.csv mpi09/RELAX.SimID.9.EPSA.-300.EPSB.-300.T.1073.RA.12.RB.13.csv" calcext:value-type="string">
            <text:p>diff mpi01/RELAX.SimID.1.EPSA.-300.EPSB.-300.T.1073.RA.12.RB.13.csv mpi09/RELAX.SimID.9.EPSA.-300.EPSB.-300.T.1073.RA.12.RB.13.csv</text:p>
          </table:table-cell>
        </table:table-row>
        <table:table-row table:style-name="ro1">
          <table:table-cell office:value-type="string" calcext:value-type="string">
            <text:p>RELAX.SimID.1.EPSA.-300.EPSB.-300.T.1073.RA.12.RB.13.NR.7551.NC.1401.RhoFields.bin</text:p>
          </table:table-cell>
          <table:table-cell office:value-type="string" calcext:value-type="string">
            <text:p>RELAX.SimID.9.EPSA.-300.EPSB.-300.T.1073.RA.12.RB.13.NR.7551.NC.1401.RhoFields.bin</text:p>
          </table:table-cell>
          <table:table-cell table:number-columns-repeated="2"/>
          <table:table-cell table:formula="of:=CONCATENATE(&quot;diff&quot;;&quot; &quot;;&quot;mpi01/&quot;;[.A938];&quot; &quot;;&quot;mpi09/&quot;;[.B938])" office:value-type="string" office:string-value="diff mpi01/RELAX.SimID.1.EPSA.-300.EPSB.-300.T.1073.RA.12.RB.13.NR.7551.NC.1401.RhoFields.bin mpi09/RELAX.SimID.9.EPSA.-300.EPSB.-300.T.1073.RA.12.RB.13.NR.7551.NC.1401.RhoFields.bin" calcext:value-type="string">
            <text:p>diff mpi01/RELAX.SimID.1.EPSA.-300.EPSB.-300.T.1073.RA.12.RB.13.NR.7551.NC.1401.RhoFields.bin mpi09/RELAX.SimID.9.EPSA.-300.EPSB.-300.T.10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073.RA.12.RB.14.csv</text:p>
          </table:table-cell>
          <table:table-cell office:value-type="string" calcext:value-type="string">
            <text:p>RELAX.SimID.9.EPSA.-300.EPSB.-300.T.1073.RA.12.RB.14.csv</text:p>
          </table:table-cell>
          <table:table-cell table:number-columns-repeated="2"/>
          <table:table-cell table:formula="of:=CONCATENATE(&quot;diff&quot;;&quot; &quot;;&quot;mpi01/&quot;;[.A939];&quot; &quot;;&quot;mpi09/&quot;;[.B939])" office:value-type="string" office:string-value="diff mpi01/RELAX.SimID.1.EPSA.-300.EPSB.-300.T.1073.RA.12.RB.14.csv mpi09/RELAX.SimID.9.EPSA.-300.EPSB.-300.T.1073.RA.12.RB.14.csv" calcext:value-type="string">
            <text:p>diff mpi01/RELAX.SimID.1.EPSA.-300.EPSB.-300.T.1073.RA.12.RB.14.csv mpi09/RELAX.SimID.9.EPSA.-300.EPSB.-300.T.1073.RA.12.RB.14.csv</text:p>
          </table:table-cell>
        </table:table-row>
        <table:table-row table:style-name="ro1">
          <table:table-cell office:value-type="string" calcext:value-type="string">
            <text:p>RELAX.SimID.1.EPSA.-300.EPSB.-300.T.1073.RA.12.RB.14.NR.7551.NC.1401.RhoFields.bin</text:p>
          </table:table-cell>
          <table:table-cell office:value-type="string" calcext:value-type="string">
            <text:p>RELAX.SimID.9.EPSA.-300.EPSB.-300.T.1073.RA.12.RB.14.NR.7551.NC.1401.RhoFields.bin</text:p>
          </table:table-cell>
          <table:table-cell table:number-columns-repeated="2"/>
          <table:table-cell table:formula="of:=CONCATENATE(&quot;diff&quot;;&quot; &quot;;&quot;mpi01/&quot;;[.A940];&quot; &quot;;&quot;mpi09/&quot;;[.B940])" office:value-type="string" office:string-value="diff mpi01/RELAX.SimID.1.EPSA.-300.EPSB.-300.T.1073.RA.12.RB.14.NR.7551.NC.1401.RhoFields.bin mpi09/RELAX.SimID.9.EPSA.-300.EPSB.-300.T.1073.RA.12.RB.14.NR.7551.NC.1401.RhoFields.bin" calcext:value-type="string">
            <text:p>diff mpi01/RELAX.SimID.1.EPSA.-300.EPSB.-300.T.1073.RA.12.RB.14.NR.7551.NC.1401.RhoFields.bin mpi09/RELAX.SimID.9.EPSA.-300.EPSB.-300.T.10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073.RA.12.RB.15.csv</text:p>
          </table:table-cell>
          <table:table-cell office:value-type="string" calcext:value-type="string">
            <text:p>RELAX.SimID.9.EPSA.-300.EPSB.-300.T.1073.RA.12.RB.15.csv</text:p>
          </table:table-cell>
          <table:table-cell table:number-columns-repeated="2"/>
          <table:table-cell table:formula="of:=CONCATENATE(&quot;diff&quot;;&quot; &quot;;&quot;mpi01/&quot;;[.A941];&quot; &quot;;&quot;mpi09/&quot;;[.B941])" office:value-type="string" office:string-value="diff mpi01/RELAX.SimID.1.EPSA.-300.EPSB.-300.T.1073.RA.12.RB.15.csv mpi09/RELAX.SimID.9.EPSA.-300.EPSB.-300.T.1073.RA.12.RB.15.csv" calcext:value-type="string">
            <text:p>diff mpi01/RELAX.SimID.1.EPSA.-300.EPSB.-300.T.1073.RA.12.RB.15.csv mpi09/RELAX.SimID.9.EPSA.-300.EPSB.-300.T.1073.RA.12.RB.15.csv</text:p>
          </table:table-cell>
        </table:table-row>
        <table:table-row table:style-name="ro1">
          <table:table-cell office:value-type="string" calcext:value-type="string">
            <text:p>RELAX.SimID.1.EPSA.-300.EPSB.-300.T.1073.RA.12.RB.15.NR.7551.NC.1401.RhoFields.bin</text:p>
          </table:table-cell>
          <table:table-cell office:value-type="string" calcext:value-type="string">
            <text:p>RELAX.SimID.9.EPSA.-300.EPSB.-300.T.1073.RA.12.RB.15.NR.7551.NC.1401.RhoFields.bin</text:p>
          </table:table-cell>
          <table:table-cell table:number-columns-repeated="2"/>
          <table:table-cell table:formula="of:=CONCATENATE(&quot;diff&quot;;&quot; &quot;;&quot;mpi01/&quot;;[.A942];&quot; &quot;;&quot;mpi09/&quot;;[.B942])" office:value-type="string" office:string-value="diff mpi01/RELAX.SimID.1.EPSA.-300.EPSB.-300.T.1073.RA.12.RB.15.NR.7551.NC.1401.RhoFields.bin mpi09/RELAX.SimID.9.EPSA.-300.EPSB.-300.T.1073.RA.12.RB.15.NR.7551.NC.1401.RhoFields.bin" calcext:value-type="string">
            <text:p>diff mpi01/RELAX.SimID.1.EPSA.-300.EPSB.-300.T.1073.RA.12.RB.15.NR.7551.NC.1401.RhoFields.bin mpi09/RELAX.SimID.9.EPSA.-300.EPSB.-300.T.10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073.RA.12.RB.16.csv</text:p>
          </table:table-cell>
          <table:table-cell office:value-type="string" calcext:value-type="string">
            <text:p>RELAX.SimID.9.EPSA.-300.EPSB.-300.T.1073.RA.12.RB.16.csv</text:p>
          </table:table-cell>
          <table:table-cell table:number-columns-repeated="2"/>
          <table:table-cell table:formula="of:=CONCATENATE(&quot;diff&quot;;&quot; &quot;;&quot;mpi01/&quot;;[.A943];&quot; &quot;;&quot;mpi09/&quot;;[.B943])" office:value-type="string" office:string-value="diff mpi01/RELAX.SimID.1.EPSA.-300.EPSB.-300.T.1073.RA.12.RB.16.csv mpi09/RELAX.SimID.9.EPSA.-300.EPSB.-300.T.1073.RA.12.RB.16.csv" calcext:value-type="string">
            <text:p>diff mpi01/RELAX.SimID.1.EPSA.-300.EPSB.-300.T.1073.RA.12.RB.16.csv mpi09/RELAX.SimID.9.EPSA.-300.EPSB.-300.T.1073.RA.12.RB.16.csv</text:p>
          </table:table-cell>
        </table:table-row>
        <table:table-row table:style-name="ro1">
          <table:table-cell office:value-type="string" calcext:value-type="string">
            <text:p>RELAX.SimID.1.EPSA.-300.EPSB.-300.T.1073.RA.12.RB.16.NR.7551.NC.1401.RhoFields.bin</text:p>
          </table:table-cell>
          <table:table-cell office:value-type="string" calcext:value-type="string">
            <text:p>RELAX.SimID.9.EPSA.-300.EPSB.-300.T.1073.RA.12.RB.16.NR.7551.NC.1401.RhoFields.bin</text:p>
          </table:table-cell>
          <table:table-cell table:number-columns-repeated="2"/>
          <table:table-cell table:formula="of:=CONCATENATE(&quot;diff&quot;;&quot; &quot;;&quot;mpi01/&quot;;[.A944];&quot; &quot;;&quot;mpi09/&quot;;[.B944])" office:value-type="string" office:string-value="diff mpi01/RELAX.SimID.1.EPSA.-300.EPSB.-300.T.1073.RA.12.RB.16.NR.7551.NC.1401.RhoFields.bin mpi09/RELAX.SimID.9.EPSA.-300.EPSB.-300.T.1073.RA.12.RB.16.NR.7551.NC.1401.RhoFields.bin" calcext:value-type="string">
            <text:p>diff mpi01/RELAX.SimID.1.EPSA.-300.EPSB.-300.T.1073.RA.12.RB.16.NR.7551.NC.1401.RhoFields.bin mpi09/RELAX.SimID.9.EPSA.-300.EPSB.-300.T.10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123.RA.12.RB.13.csv</text:p>
          </table:table-cell>
          <table:table-cell office:value-type="string" calcext:value-type="string">
            <text:p>RELAX.SimID.9.EPSA.-300.EPSB.-300.T.1123.RA.12.RB.13.csv</text:p>
          </table:table-cell>
          <table:table-cell table:number-columns-repeated="2"/>
          <table:table-cell table:formula="of:=CONCATENATE(&quot;diff&quot;;&quot; &quot;;&quot;mpi01/&quot;;[.A945];&quot; &quot;;&quot;mpi09/&quot;;[.B945])" office:value-type="string" office:string-value="diff mpi01/RELAX.SimID.1.EPSA.-300.EPSB.-300.T.1123.RA.12.RB.13.csv mpi09/RELAX.SimID.9.EPSA.-300.EPSB.-300.T.1123.RA.12.RB.13.csv" calcext:value-type="string">
            <text:p>diff mpi01/RELAX.SimID.1.EPSA.-300.EPSB.-300.T.1123.RA.12.RB.13.csv mpi09/RELAX.SimID.9.EPSA.-300.EPSB.-300.T.1123.RA.12.RB.13.csv</text:p>
          </table:table-cell>
        </table:table-row>
        <table:table-row table:style-name="ro1">
          <table:table-cell office:value-type="string" calcext:value-type="string">
            <text:p>RELAX.SimID.1.EPSA.-300.EPSB.-300.T.1123.RA.12.RB.13.NR.7551.NC.1401.RhoFields.bin</text:p>
          </table:table-cell>
          <table:table-cell office:value-type="string" calcext:value-type="string">
            <text:p>RELAX.SimID.9.EPSA.-300.EPSB.-300.T.1123.RA.12.RB.13.NR.7551.NC.1401.RhoFields.bin</text:p>
          </table:table-cell>
          <table:table-cell table:number-columns-repeated="2"/>
          <table:table-cell table:formula="of:=CONCATENATE(&quot;diff&quot;;&quot; &quot;;&quot;mpi01/&quot;;[.A946];&quot; &quot;;&quot;mpi09/&quot;;[.B946])" office:value-type="string" office:string-value="diff mpi01/RELAX.SimID.1.EPSA.-300.EPSB.-300.T.1123.RA.12.RB.13.NR.7551.NC.1401.RhoFields.bin mpi09/RELAX.SimID.9.EPSA.-300.EPSB.-300.T.1123.RA.12.RB.13.NR.7551.NC.1401.RhoFields.bin" calcext:value-type="string">
            <text:p>diff mpi01/RELAX.SimID.1.EPSA.-300.EPSB.-300.T.1123.RA.12.RB.13.NR.7551.NC.1401.RhoFields.bin mpi09/RELAX.SimID.9.EPSA.-300.EPSB.-300.T.11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123.RA.12.RB.14.csv</text:p>
          </table:table-cell>
          <table:table-cell office:value-type="string" calcext:value-type="string">
            <text:p>RELAX.SimID.9.EPSA.-300.EPSB.-300.T.1123.RA.12.RB.14.csv</text:p>
          </table:table-cell>
          <table:table-cell table:number-columns-repeated="2"/>
          <table:table-cell table:formula="of:=CONCATENATE(&quot;diff&quot;;&quot; &quot;;&quot;mpi01/&quot;;[.A947];&quot; &quot;;&quot;mpi09/&quot;;[.B947])" office:value-type="string" office:string-value="diff mpi01/RELAX.SimID.1.EPSA.-300.EPSB.-300.T.1123.RA.12.RB.14.csv mpi09/RELAX.SimID.9.EPSA.-300.EPSB.-300.T.1123.RA.12.RB.14.csv" calcext:value-type="string">
            <text:p>diff mpi01/RELAX.SimID.1.EPSA.-300.EPSB.-300.T.1123.RA.12.RB.14.csv mpi09/RELAX.SimID.9.EPSA.-300.EPSB.-300.T.1123.RA.12.RB.14.csv</text:p>
          </table:table-cell>
        </table:table-row>
        <table:table-row table:style-name="ro1">
          <table:table-cell office:value-type="string" calcext:value-type="string">
            <text:p>RELAX.SimID.1.EPSA.-300.EPSB.-300.T.1123.RA.12.RB.14.NR.7551.NC.1401.RhoFields.bin</text:p>
          </table:table-cell>
          <table:table-cell office:value-type="string" calcext:value-type="string">
            <text:p>RELAX.SimID.9.EPSA.-300.EPSB.-300.T.1123.RA.12.RB.14.NR.7551.NC.1401.RhoFields.bin</text:p>
          </table:table-cell>
          <table:table-cell table:number-columns-repeated="2"/>
          <table:table-cell table:formula="of:=CONCATENATE(&quot;diff&quot;;&quot; &quot;;&quot;mpi01/&quot;;[.A948];&quot; &quot;;&quot;mpi09/&quot;;[.B948])" office:value-type="string" office:string-value="diff mpi01/RELAX.SimID.1.EPSA.-300.EPSB.-300.T.1123.RA.12.RB.14.NR.7551.NC.1401.RhoFields.bin mpi09/RELAX.SimID.9.EPSA.-300.EPSB.-300.T.1123.RA.12.RB.14.NR.7551.NC.1401.RhoFields.bin" calcext:value-type="string">
            <text:p>diff mpi01/RELAX.SimID.1.EPSA.-300.EPSB.-300.T.1123.RA.12.RB.14.NR.7551.NC.1401.RhoFields.bin mpi09/RELAX.SimID.9.EPSA.-300.EPSB.-300.T.11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123.RA.12.RB.15.csv</text:p>
          </table:table-cell>
          <table:table-cell office:value-type="string" calcext:value-type="string">
            <text:p>RELAX.SimID.9.EPSA.-300.EPSB.-300.T.1123.RA.12.RB.15.csv</text:p>
          </table:table-cell>
          <table:table-cell table:number-columns-repeated="2"/>
          <table:table-cell table:formula="of:=CONCATENATE(&quot;diff&quot;;&quot; &quot;;&quot;mpi01/&quot;;[.A949];&quot; &quot;;&quot;mpi09/&quot;;[.B949])" office:value-type="string" office:string-value="diff mpi01/RELAX.SimID.1.EPSA.-300.EPSB.-300.T.1123.RA.12.RB.15.csv mpi09/RELAX.SimID.9.EPSA.-300.EPSB.-300.T.1123.RA.12.RB.15.csv" calcext:value-type="string">
            <text:p>diff mpi01/RELAX.SimID.1.EPSA.-300.EPSB.-300.T.1123.RA.12.RB.15.csv mpi09/RELAX.SimID.9.EPSA.-300.EPSB.-300.T.1123.RA.12.RB.15.csv</text:p>
          </table:table-cell>
        </table:table-row>
        <table:table-row table:style-name="ro1">
          <table:table-cell office:value-type="string" calcext:value-type="string">
            <text:p>RELAX.SimID.1.EPSA.-300.EPSB.-300.T.1123.RA.12.RB.15.NR.7551.NC.1401.RhoFields.bin</text:p>
          </table:table-cell>
          <table:table-cell office:value-type="string" calcext:value-type="string">
            <text:p>RELAX.SimID.9.EPSA.-300.EPSB.-300.T.1123.RA.12.RB.15.NR.7551.NC.1401.RhoFields.bin</text:p>
          </table:table-cell>
          <table:table-cell table:number-columns-repeated="2"/>
          <table:table-cell table:formula="of:=CONCATENATE(&quot;diff&quot;;&quot; &quot;;&quot;mpi01/&quot;;[.A950];&quot; &quot;;&quot;mpi09/&quot;;[.B950])" office:value-type="string" office:string-value="diff mpi01/RELAX.SimID.1.EPSA.-300.EPSB.-300.T.1123.RA.12.RB.15.NR.7551.NC.1401.RhoFields.bin mpi09/RELAX.SimID.9.EPSA.-300.EPSB.-300.T.1123.RA.12.RB.15.NR.7551.NC.1401.RhoFields.bin" calcext:value-type="string">
            <text:p>diff mpi01/RELAX.SimID.1.EPSA.-300.EPSB.-300.T.1123.RA.12.RB.15.NR.7551.NC.1401.RhoFields.bin mpi09/RELAX.SimID.9.EPSA.-300.EPSB.-300.T.11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123.RA.12.RB.16.csv</text:p>
          </table:table-cell>
          <table:table-cell office:value-type="string" calcext:value-type="string">
            <text:p>RELAX.SimID.9.EPSA.-300.EPSB.-300.T.1123.RA.12.RB.16.csv</text:p>
          </table:table-cell>
          <table:table-cell table:number-columns-repeated="2"/>
          <table:table-cell table:formula="of:=CONCATENATE(&quot;diff&quot;;&quot; &quot;;&quot;mpi01/&quot;;[.A951];&quot; &quot;;&quot;mpi09/&quot;;[.B951])" office:value-type="string" office:string-value="diff mpi01/RELAX.SimID.1.EPSA.-300.EPSB.-300.T.1123.RA.12.RB.16.csv mpi09/RELAX.SimID.9.EPSA.-300.EPSB.-300.T.1123.RA.12.RB.16.csv" calcext:value-type="string">
            <text:p>diff mpi01/RELAX.SimID.1.EPSA.-300.EPSB.-300.T.1123.RA.12.RB.16.csv mpi09/RELAX.SimID.9.EPSA.-300.EPSB.-300.T.1123.RA.12.RB.16.csv</text:p>
          </table:table-cell>
        </table:table-row>
        <table:table-row table:style-name="ro1">
          <table:table-cell office:value-type="string" calcext:value-type="string">
            <text:p>RELAX.SimID.1.EPSA.-300.EPSB.-300.T.1123.RA.12.RB.16.NR.7551.NC.1401.RhoFields.bin</text:p>
          </table:table-cell>
          <table:table-cell office:value-type="string" calcext:value-type="string">
            <text:p>RELAX.SimID.9.EPSA.-300.EPSB.-300.T.1123.RA.12.RB.16.NR.7551.NC.1401.RhoFields.bin</text:p>
          </table:table-cell>
          <table:table-cell table:number-columns-repeated="2"/>
          <table:table-cell table:formula="of:=CONCATENATE(&quot;diff&quot;;&quot; &quot;;&quot;mpi01/&quot;;[.A952];&quot; &quot;;&quot;mpi09/&quot;;[.B952])" office:value-type="string" office:string-value="diff mpi01/RELAX.SimID.1.EPSA.-300.EPSB.-300.T.1123.RA.12.RB.16.NR.7551.NC.1401.RhoFields.bin mpi09/RELAX.SimID.9.EPSA.-300.EPSB.-300.T.1123.RA.12.RB.16.NR.7551.NC.1401.RhoFields.bin" calcext:value-type="string">
            <text:p>diff mpi01/RELAX.SimID.1.EPSA.-300.EPSB.-300.T.1123.RA.12.RB.16.NR.7551.NC.1401.RhoFields.bin mpi09/RELAX.SimID.9.EPSA.-300.EPSB.-300.T.11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173.RA.12.RB.13.csv</text:p>
          </table:table-cell>
          <table:table-cell office:value-type="string" calcext:value-type="string">
            <text:p>RELAX.SimID.9.EPSA.-300.EPSB.-300.T.1173.RA.12.RB.13.csv</text:p>
          </table:table-cell>
          <table:table-cell table:number-columns-repeated="2"/>
          <table:table-cell table:formula="of:=CONCATENATE(&quot;diff&quot;;&quot; &quot;;&quot;mpi01/&quot;;[.A953];&quot; &quot;;&quot;mpi09/&quot;;[.B953])" office:value-type="string" office:string-value="diff mpi01/RELAX.SimID.1.EPSA.-300.EPSB.-300.T.1173.RA.12.RB.13.csv mpi09/RELAX.SimID.9.EPSA.-300.EPSB.-300.T.1173.RA.12.RB.13.csv" calcext:value-type="string">
            <text:p>diff mpi01/RELAX.SimID.1.EPSA.-300.EPSB.-300.T.1173.RA.12.RB.13.csv mpi09/RELAX.SimID.9.EPSA.-300.EPSB.-300.T.1173.RA.12.RB.13.csv</text:p>
          </table:table-cell>
        </table:table-row>
        <table:table-row table:style-name="ro1">
          <table:table-cell office:value-type="string" calcext:value-type="string">
            <text:p>RELAX.SimID.1.EPSA.-300.EPSB.-300.T.1173.RA.12.RB.13.NR.7551.NC.1401.RhoFields.bin</text:p>
          </table:table-cell>
          <table:table-cell office:value-type="string" calcext:value-type="string">
            <text:p>RELAX.SimID.9.EPSA.-300.EPSB.-300.T.1173.RA.12.RB.13.NR.7551.NC.1401.RhoFields.bin</text:p>
          </table:table-cell>
          <table:table-cell table:number-columns-repeated="2"/>
          <table:table-cell table:formula="of:=CONCATENATE(&quot;diff&quot;;&quot; &quot;;&quot;mpi01/&quot;;[.A954];&quot; &quot;;&quot;mpi09/&quot;;[.B954])" office:value-type="string" office:string-value="diff mpi01/RELAX.SimID.1.EPSA.-300.EPSB.-300.T.1173.RA.12.RB.13.NR.7551.NC.1401.RhoFields.bin mpi09/RELAX.SimID.9.EPSA.-300.EPSB.-300.T.1173.RA.12.RB.13.NR.7551.NC.1401.RhoFields.bin" calcext:value-type="string">
            <text:p>diff mpi01/RELAX.SimID.1.EPSA.-300.EPSB.-300.T.1173.RA.12.RB.13.NR.7551.NC.1401.RhoFields.bin mpi09/RELAX.SimID.9.EPSA.-300.EPSB.-300.T.11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173.RA.12.RB.14.csv</text:p>
          </table:table-cell>
          <table:table-cell office:value-type="string" calcext:value-type="string">
            <text:p>RELAX.SimID.9.EPSA.-300.EPSB.-300.T.1173.RA.12.RB.14.csv</text:p>
          </table:table-cell>
          <table:table-cell table:number-columns-repeated="2"/>
          <table:table-cell table:formula="of:=CONCATENATE(&quot;diff&quot;;&quot; &quot;;&quot;mpi01/&quot;;[.A955];&quot; &quot;;&quot;mpi09/&quot;;[.B955])" office:value-type="string" office:string-value="diff mpi01/RELAX.SimID.1.EPSA.-300.EPSB.-300.T.1173.RA.12.RB.14.csv mpi09/RELAX.SimID.9.EPSA.-300.EPSB.-300.T.1173.RA.12.RB.14.csv" calcext:value-type="string">
            <text:p>diff mpi01/RELAX.SimID.1.EPSA.-300.EPSB.-300.T.1173.RA.12.RB.14.csv mpi09/RELAX.SimID.9.EPSA.-300.EPSB.-300.T.1173.RA.12.RB.14.csv</text:p>
          </table:table-cell>
        </table:table-row>
        <table:table-row table:style-name="ro1">
          <table:table-cell office:value-type="string" calcext:value-type="string">
            <text:p>RELAX.SimID.1.EPSA.-300.EPSB.-300.T.1173.RA.12.RB.14.NR.7551.NC.1401.RhoFields.bin</text:p>
          </table:table-cell>
          <table:table-cell office:value-type="string" calcext:value-type="string">
            <text:p>RELAX.SimID.9.EPSA.-300.EPSB.-300.T.1173.RA.12.RB.14.NR.7551.NC.1401.RhoFields.bin</text:p>
          </table:table-cell>
          <table:table-cell table:number-columns-repeated="2"/>
          <table:table-cell table:formula="of:=CONCATENATE(&quot;diff&quot;;&quot; &quot;;&quot;mpi01/&quot;;[.A956];&quot; &quot;;&quot;mpi09/&quot;;[.B956])" office:value-type="string" office:string-value="diff mpi01/RELAX.SimID.1.EPSA.-300.EPSB.-300.T.1173.RA.12.RB.14.NR.7551.NC.1401.RhoFields.bin mpi09/RELAX.SimID.9.EPSA.-300.EPSB.-300.T.1173.RA.12.RB.14.NR.7551.NC.1401.RhoFields.bin" calcext:value-type="string">
            <text:p>diff mpi01/RELAX.SimID.1.EPSA.-300.EPSB.-300.T.1173.RA.12.RB.14.NR.7551.NC.1401.RhoFields.bin mpi09/RELAX.SimID.9.EPSA.-300.EPSB.-300.T.11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173.RA.12.RB.15.csv</text:p>
          </table:table-cell>
          <table:table-cell office:value-type="string" calcext:value-type="string">
            <text:p>RELAX.SimID.9.EPSA.-300.EPSB.-300.T.1173.RA.12.RB.15.csv</text:p>
          </table:table-cell>
          <table:table-cell table:number-columns-repeated="2"/>
          <table:table-cell table:formula="of:=CONCATENATE(&quot;diff&quot;;&quot; &quot;;&quot;mpi01/&quot;;[.A957];&quot; &quot;;&quot;mpi09/&quot;;[.B957])" office:value-type="string" office:string-value="diff mpi01/RELAX.SimID.1.EPSA.-300.EPSB.-300.T.1173.RA.12.RB.15.csv mpi09/RELAX.SimID.9.EPSA.-300.EPSB.-300.T.1173.RA.12.RB.15.csv" calcext:value-type="string">
            <text:p>diff mpi01/RELAX.SimID.1.EPSA.-300.EPSB.-300.T.1173.RA.12.RB.15.csv mpi09/RELAX.SimID.9.EPSA.-300.EPSB.-300.T.1173.RA.12.RB.15.csv</text:p>
          </table:table-cell>
        </table:table-row>
        <table:table-row table:style-name="ro1">
          <table:table-cell office:value-type="string" calcext:value-type="string">
            <text:p>RELAX.SimID.1.EPSA.-300.EPSB.-300.T.1173.RA.12.RB.15.NR.7551.NC.1401.RhoFields.bin</text:p>
          </table:table-cell>
          <table:table-cell office:value-type="string" calcext:value-type="string">
            <text:p>RELAX.SimID.9.EPSA.-300.EPSB.-300.T.1173.RA.12.RB.15.NR.7551.NC.1401.RhoFields.bin</text:p>
          </table:table-cell>
          <table:table-cell table:number-columns-repeated="2"/>
          <table:table-cell table:formula="of:=CONCATENATE(&quot;diff&quot;;&quot; &quot;;&quot;mpi01/&quot;;[.A958];&quot; &quot;;&quot;mpi09/&quot;;[.B958])" office:value-type="string" office:string-value="diff mpi01/RELAX.SimID.1.EPSA.-300.EPSB.-300.T.1173.RA.12.RB.15.NR.7551.NC.1401.RhoFields.bin mpi09/RELAX.SimID.9.EPSA.-300.EPSB.-300.T.1173.RA.12.RB.15.NR.7551.NC.1401.RhoFields.bin" calcext:value-type="string">
            <text:p>diff mpi01/RELAX.SimID.1.EPSA.-300.EPSB.-300.T.1173.RA.12.RB.15.NR.7551.NC.1401.RhoFields.bin mpi09/RELAX.SimID.9.EPSA.-300.EPSB.-300.T.11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173.RA.12.RB.16.csv</text:p>
          </table:table-cell>
          <table:table-cell office:value-type="string" calcext:value-type="string">
            <text:p>RELAX.SimID.9.EPSA.-300.EPSB.-300.T.1173.RA.12.RB.16.csv</text:p>
          </table:table-cell>
          <table:table-cell table:number-columns-repeated="2"/>
          <table:table-cell table:formula="of:=CONCATENATE(&quot;diff&quot;;&quot; &quot;;&quot;mpi01/&quot;;[.A959];&quot; &quot;;&quot;mpi09/&quot;;[.B959])" office:value-type="string" office:string-value="diff mpi01/RELAX.SimID.1.EPSA.-300.EPSB.-300.T.1173.RA.12.RB.16.csv mpi09/RELAX.SimID.9.EPSA.-300.EPSB.-300.T.1173.RA.12.RB.16.csv" calcext:value-type="string">
            <text:p>diff mpi01/RELAX.SimID.1.EPSA.-300.EPSB.-300.T.1173.RA.12.RB.16.csv mpi09/RELAX.SimID.9.EPSA.-300.EPSB.-300.T.1173.RA.12.RB.16.csv</text:p>
          </table:table-cell>
        </table:table-row>
        <table:table-row table:style-name="ro1">
          <table:table-cell office:value-type="string" calcext:value-type="string">
            <text:p>RELAX.SimID.1.EPSA.-300.EPSB.-300.T.1173.RA.12.RB.16.NR.7551.NC.1401.RhoFields.bin</text:p>
          </table:table-cell>
          <table:table-cell office:value-type="string" calcext:value-type="string">
            <text:p>RELAX.SimID.9.EPSA.-300.EPSB.-300.T.1173.RA.12.RB.16.NR.7551.NC.1401.RhoFields.bin</text:p>
          </table:table-cell>
          <table:table-cell table:number-columns-repeated="2"/>
          <table:table-cell table:formula="of:=CONCATENATE(&quot;diff&quot;;&quot; &quot;;&quot;mpi01/&quot;;[.A960];&quot; &quot;;&quot;mpi09/&quot;;[.B960])" office:value-type="string" office:string-value="diff mpi01/RELAX.SimID.1.EPSA.-300.EPSB.-300.T.1173.RA.12.RB.16.NR.7551.NC.1401.RhoFields.bin mpi09/RELAX.SimID.9.EPSA.-300.EPSB.-300.T.1173.RA.12.RB.16.NR.7551.NC.1401.RhoFields.bin" calcext:value-type="string">
            <text:p>diff mpi01/RELAX.SimID.1.EPSA.-300.EPSB.-300.T.1173.RA.12.RB.16.NR.7551.NC.1401.RhoFields.bin mpi09/RELAX.SimID.9.EPSA.-300.EPSB.-3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223.RA.12.RB.13.csv</text:p>
          </table:table-cell>
          <table:table-cell office:value-type="string" calcext:value-type="string">
            <text:p>RELAX.SimID.9.EPSA.-300.EPSB.-300.T.1223.RA.12.RB.13.csv</text:p>
          </table:table-cell>
          <table:table-cell table:number-columns-repeated="2"/>
          <table:table-cell table:formula="of:=CONCATENATE(&quot;diff&quot;;&quot; &quot;;&quot;mpi01/&quot;;[.A961];&quot; &quot;;&quot;mpi09/&quot;;[.B961])" office:value-type="string" office:string-value="diff mpi01/RELAX.SimID.1.EPSA.-300.EPSB.-300.T.1223.RA.12.RB.13.csv mpi09/RELAX.SimID.9.EPSA.-300.EPSB.-300.T.1223.RA.12.RB.13.csv" calcext:value-type="string">
            <text:p>diff mpi01/RELAX.SimID.1.EPSA.-300.EPSB.-300.T.1223.RA.12.RB.13.csv mpi09/RELAX.SimID.9.EPSA.-300.EPSB.-300.T.1223.RA.12.RB.13.csv</text:p>
          </table:table-cell>
        </table:table-row>
        <table:table-row table:style-name="ro1">
          <table:table-cell office:value-type="string" calcext:value-type="string">
            <text:p>RELAX.SimID.1.EPSA.-300.EPSB.-300.T.1223.RA.12.RB.13.NR.7551.NC.1401.RhoFields.bin</text:p>
          </table:table-cell>
          <table:table-cell office:value-type="string" calcext:value-type="string">
            <text:p>RELAX.SimID.9.EPSA.-300.EPSB.-300.T.1223.RA.12.RB.13.NR.7551.NC.1401.RhoFields.bin</text:p>
          </table:table-cell>
          <table:table-cell table:number-columns-repeated="2"/>
          <table:table-cell table:formula="of:=CONCATENATE(&quot;diff&quot;;&quot; &quot;;&quot;mpi01/&quot;;[.A962];&quot; &quot;;&quot;mpi09/&quot;;[.B962])" office:value-type="string" office:string-value="diff mpi01/RELAX.SimID.1.EPSA.-300.EPSB.-300.T.1223.RA.12.RB.13.NR.7551.NC.1401.RhoFields.bin mpi09/RELAX.SimID.9.EPSA.-300.EPSB.-300.T.1223.RA.12.RB.13.NR.7551.NC.1401.RhoFields.bin" calcext:value-type="string">
            <text:p>diff mpi01/RELAX.SimID.1.EPSA.-300.EPSB.-300.T.1223.RA.12.RB.13.NR.7551.NC.1401.RhoFields.bin mpi09/RELAX.SimID.9.EPSA.-300.EPSB.-300.T.12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223.RA.12.RB.14.csv</text:p>
          </table:table-cell>
          <table:table-cell office:value-type="string" calcext:value-type="string">
            <text:p>RELAX.SimID.9.EPSA.-300.EPSB.-300.T.1223.RA.12.RB.14.csv</text:p>
          </table:table-cell>
          <table:table-cell table:number-columns-repeated="2"/>
          <table:table-cell table:formula="of:=CONCATENATE(&quot;diff&quot;;&quot; &quot;;&quot;mpi01/&quot;;[.A963];&quot; &quot;;&quot;mpi09/&quot;;[.B963])" office:value-type="string" office:string-value="diff mpi01/RELAX.SimID.1.EPSA.-300.EPSB.-300.T.1223.RA.12.RB.14.csv mpi09/RELAX.SimID.9.EPSA.-300.EPSB.-300.T.1223.RA.12.RB.14.csv" calcext:value-type="string">
            <text:p>diff mpi01/RELAX.SimID.1.EPSA.-300.EPSB.-300.T.1223.RA.12.RB.14.csv mpi09/RELAX.SimID.9.EPSA.-300.EPSB.-300.T.1223.RA.12.RB.14.csv</text:p>
          </table:table-cell>
        </table:table-row>
        <table:table-row table:style-name="ro1">
          <table:table-cell office:value-type="string" calcext:value-type="string">
            <text:p>RELAX.SimID.1.EPSA.-300.EPSB.-300.T.1223.RA.12.RB.14.NR.7551.NC.1401.RhoFields.bin</text:p>
          </table:table-cell>
          <table:table-cell office:value-type="string" calcext:value-type="string">
            <text:p>RELAX.SimID.9.EPSA.-300.EPSB.-300.T.1223.RA.12.RB.14.NR.7551.NC.1401.RhoFields.bin</text:p>
          </table:table-cell>
          <table:table-cell table:number-columns-repeated="2"/>
          <table:table-cell table:formula="of:=CONCATENATE(&quot;diff&quot;;&quot; &quot;;&quot;mpi01/&quot;;[.A964];&quot; &quot;;&quot;mpi09/&quot;;[.B964])" office:value-type="string" office:string-value="diff mpi01/RELAX.SimID.1.EPSA.-300.EPSB.-300.T.1223.RA.12.RB.14.NR.7551.NC.1401.RhoFields.bin mpi09/RELAX.SimID.9.EPSA.-300.EPSB.-300.T.1223.RA.12.RB.14.NR.7551.NC.1401.RhoFields.bin" calcext:value-type="string">
            <text:p>diff mpi01/RELAX.SimID.1.EPSA.-300.EPSB.-300.T.1223.RA.12.RB.14.NR.7551.NC.1401.RhoFields.bin mpi09/RELAX.SimID.9.EPSA.-300.EPSB.-300.T.12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223.RA.12.RB.15.csv</text:p>
          </table:table-cell>
          <table:table-cell office:value-type="string" calcext:value-type="string">
            <text:p>RELAX.SimID.9.EPSA.-300.EPSB.-300.T.1223.RA.12.RB.15.csv</text:p>
          </table:table-cell>
          <table:table-cell table:number-columns-repeated="2"/>
          <table:table-cell table:formula="of:=CONCATENATE(&quot;diff&quot;;&quot; &quot;;&quot;mpi01/&quot;;[.A965];&quot; &quot;;&quot;mpi09/&quot;;[.B965])" office:value-type="string" office:string-value="diff mpi01/RELAX.SimID.1.EPSA.-300.EPSB.-300.T.1223.RA.12.RB.15.csv mpi09/RELAX.SimID.9.EPSA.-300.EPSB.-300.T.1223.RA.12.RB.15.csv" calcext:value-type="string">
            <text:p>diff mpi01/RELAX.SimID.1.EPSA.-300.EPSB.-300.T.1223.RA.12.RB.15.csv mpi09/RELAX.SimID.9.EPSA.-300.EPSB.-300.T.1223.RA.12.RB.15.csv</text:p>
          </table:table-cell>
        </table:table-row>
        <table:table-row table:style-name="ro1">
          <table:table-cell office:value-type="string" calcext:value-type="string">
            <text:p>RELAX.SimID.1.EPSA.-300.EPSB.-300.T.1223.RA.12.RB.15.NR.7551.NC.1401.RhoFields.bin</text:p>
          </table:table-cell>
          <table:table-cell office:value-type="string" calcext:value-type="string">
            <text:p>RELAX.SimID.9.EPSA.-300.EPSB.-300.T.1223.RA.12.RB.15.NR.7551.NC.1401.RhoFields.bin</text:p>
          </table:table-cell>
          <table:table-cell table:number-columns-repeated="2"/>
          <table:table-cell table:formula="of:=CONCATENATE(&quot;diff&quot;;&quot; &quot;;&quot;mpi01/&quot;;[.A966];&quot; &quot;;&quot;mpi09/&quot;;[.B966])" office:value-type="string" office:string-value="diff mpi01/RELAX.SimID.1.EPSA.-300.EPSB.-300.T.1223.RA.12.RB.15.NR.7551.NC.1401.RhoFields.bin mpi09/RELAX.SimID.9.EPSA.-300.EPSB.-300.T.1223.RA.12.RB.15.NR.7551.NC.1401.RhoFields.bin" calcext:value-type="string">
            <text:p>diff mpi01/RELAX.SimID.1.EPSA.-300.EPSB.-300.T.1223.RA.12.RB.15.NR.7551.NC.1401.RhoFields.bin mpi09/RELAX.SimID.9.EPSA.-300.EPSB.-300.T.12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223.RA.12.RB.16.csv</text:p>
          </table:table-cell>
          <table:table-cell office:value-type="string" calcext:value-type="string">
            <text:p>RELAX.SimID.9.EPSA.-300.EPSB.-300.T.1223.RA.12.RB.16.csv</text:p>
          </table:table-cell>
          <table:table-cell table:number-columns-repeated="2"/>
          <table:table-cell table:formula="of:=CONCATENATE(&quot;diff&quot;;&quot; &quot;;&quot;mpi01/&quot;;[.A967];&quot; &quot;;&quot;mpi09/&quot;;[.B967])" office:value-type="string" office:string-value="diff mpi01/RELAX.SimID.1.EPSA.-300.EPSB.-300.T.1223.RA.12.RB.16.csv mpi09/RELAX.SimID.9.EPSA.-300.EPSB.-300.T.1223.RA.12.RB.16.csv" calcext:value-type="string">
            <text:p>diff mpi01/RELAX.SimID.1.EPSA.-300.EPSB.-300.T.1223.RA.12.RB.16.csv mpi09/RELAX.SimID.9.EPSA.-300.EPSB.-300.T.1223.RA.12.RB.16.csv</text:p>
          </table:table-cell>
        </table:table-row>
        <table:table-row table:style-name="ro1">
          <table:table-cell office:value-type="string" calcext:value-type="string">
            <text:p>RELAX.SimID.1.EPSA.-300.EPSB.-300.T.1223.RA.12.RB.16.NR.7551.NC.1401.RhoFields.bin</text:p>
          </table:table-cell>
          <table:table-cell office:value-type="string" calcext:value-type="string">
            <text:p>RELAX.SimID.9.EPSA.-300.EPSB.-300.T.1223.RA.12.RB.16.NR.7551.NC.1401.RhoFields.bin</text:p>
          </table:table-cell>
          <table:table-cell table:number-columns-repeated="2"/>
          <table:table-cell table:formula="of:=CONCATENATE(&quot;diff&quot;;&quot; &quot;;&quot;mpi01/&quot;;[.A968];&quot; &quot;;&quot;mpi09/&quot;;[.B968])" office:value-type="string" office:string-value="diff mpi01/RELAX.SimID.1.EPSA.-300.EPSB.-300.T.1223.RA.12.RB.16.NR.7551.NC.1401.RhoFields.bin mpi09/RELAX.SimID.9.EPSA.-300.EPSB.-300.T.1223.RA.12.RB.16.NR.7551.NC.1401.RhoFields.bin" calcext:value-type="string">
            <text:p>diff mpi01/RELAX.SimID.1.EPSA.-300.EPSB.-300.T.1223.RA.12.RB.16.NR.7551.NC.1401.RhoFields.bin mpi09/RELAX.SimID.9.EPSA.-300.EPSB.-3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273.RA.12.RB.13.csv</text:p>
          </table:table-cell>
          <table:table-cell office:value-type="string" calcext:value-type="string">
            <text:p>RELAX.SimID.9.EPSA.-300.EPSB.-300.T.1273.RA.12.RB.13.csv</text:p>
          </table:table-cell>
          <table:table-cell table:number-columns-repeated="2"/>
          <table:table-cell table:formula="of:=CONCATENATE(&quot;diff&quot;;&quot; &quot;;&quot;mpi01/&quot;;[.A969];&quot; &quot;;&quot;mpi09/&quot;;[.B969])" office:value-type="string" office:string-value="diff mpi01/RELAX.SimID.1.EPSA.-300.EPSB.-300.T.1273.RA.12.RB.13.csv mpi09/RELAX.SimID.9.EPSA.-300.EPSB.-300.T.1273.RA.12.RB.13.csv" calcext:value-type="string">
            <text:p>diff mpi01/RELAX.SimID.1.EPSA.-300.EPSB.-300.T.1273.RA.12.RB.13.csv mpi09/RELAX.SimID.9.EPSA.-300.EPSB.-300.T.1273.RA.12.RB.13.csv</text:p>
          </table:table-cell>
        </table:table-row>
        <table:table-row table:style-name="ro1">
          <table:table-cell office:value-type="string" calcext:value-type="string">
            <text:p>RELAX.SimID.1.EPSA.-300.EPSB.-300.T.1273.RA.12.RB.13.NR.7551.NC.1401.RhoFields.bin</text:p>
          </table:table-cell>
          <table:table-cell office:value-type="string" calcext:value-type="string">
            <text:p>RELAX.SimID.9.EPSA.-300.EPSB.-300.T.1273.RA.12.RB.13.NR.7551.NC.1401.RhoFields.bin</text:p>
          </table:table-cell>
          <table:table-cell table:number-columns-repeated="2"/>
          <table:table-cell table:formula="of:=CONCATENATE(&quot;diff&quot;;&quot; &quot;;&quot;mpi01/&quot;;[.A970];&quot; &quot;;&quot;mpi09/&quot;;[.B970])" office:value-type="string" office:string-value="diff mpi01/RELAX.SimID.1.EPSA.-300.EPSB.-300.T.1273.RA.12.RB.13.NR.7551.NC.1401.RhoFields.bin mpi09/RELAX.SimID.9.EPSA.-300.EPSB.-300.T.1273.RA.12.RB.13.NR.7551.NC.1401.RhoFields.bin" calcext:value-type="string">
            <text:p>diff mpi01/RELAX.SimID.1.EPSA.-300.EPSB.-300.T.1273.RA.12.RB.13.NR.7551.NC.1401.RhoFields.bin mpi09/RELAX.SimID.9.EPSA.-300.EPSB.-300.T.12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273.RA.12.RB.14.csv</text:p>
          </table:table-cell>
          <table:table-cell office:value-type="string" calcext:value-type="string">
            <text:p>RELAX.SimID.9.EPSA.-300.EPSB.-300.T.1273.RA.12.RB.14.csv</text:p>
          </table:table-cell>
          <table:table-cell table:number-columns-repeated="2"/>
          <table:table-cell table:formula="of:=CONCATENATE(&quot;diff&quot;;&quot; &quot;;&quot;mpi01/&quot;;[.A971];&quot; &quot;;&quot;mpi09/&quot;;[.B971])" office:value-type="string" office:string-value="diff mpi01/RELAX.SimID.1.EPSA.-300.EPSB.-300.T.1273.RA.12.RB.14.csv mpi09/RELAX.SimID.9.EPSA.-300.EPSB.-300.T.1273.RA.12.RB.14.csv" calcext:value-type="string">
            <text:p>diff mpi01/RELAX.SimID.1.EPSA.-300.EPSB.-300.T.1273.RA.12.RB.14.csv mpi09/RELAX.SimID.9.EPSA.-300.EPSB.-300.T.1273.RA.12.RB.14.csv</text:p>
          </table:table-cell>
        </table:table-row>
        <table:table-row table:style-name="ro1">
          <table:table-cell office:value-type="string" calcext:value-type="string">
            <text:p>RELAX.SimID.1.EPSA.-300.EPSB.-300.T.1273.RA.12.RB.14.NR.7551.NC.1401.RhoFields.bin</text:p>
          </table:table-cell>
          <table:table-cell office:value-type="string" calcext:value-type="string">
            <text:p>RELAX.SimID.9.EPSA.-300.EPSB.-300.T.1273.RA.12.RB.14.NR.7551.NC.1401.RhoFields.bin</text:p>
          </table:table-cell>
          <table:table-cell table:number-columns-repeated="2"/>
          <table:table-cell table:formula="of:=CONCATENATE(&quot;diff&quot;;&quot; &quot;;&quot;mpi01/&quot;;[.A972];&quot; &quot;;&quot;mpi09/&quot;;[.B972])" office:value-type="string" office:string-value="diff mpi01/RELAX.SimID.1.EPSA.-300.EPSB.-300.T.1273.RA.12.RB.14.NR.7551.NC.1401.RhoFields.bin mpi09/RELAX.SimID.9.EPSA.-300.EPSB.-300.T.1273.RA.12.RB.14.NR.7551.NC.1401.RhoFields.bin" calcext:value-type="string">
            <text:p>diff mpi01/RELAX.SimID.1.EPSA.-300.EPSB.-300.T.1273.RA.12.RB.14.NR.7551.NC.1401.RhoFields.bin mpi09/RELAX.SimID.9.EPSA.-300.EPSB.-300.T.12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273.RA.12.RB.15.csv</text:p>
          </table:table-cell>
          <table:table-cell office:value-type="string" calcext:value-type="string">
            <text:p>RELAX.SimID.9.EPSA.-300.EPSB.-300.T.1273.RA.12.RB.15.csv</text:p>
          </table:table-cell>
          <table:table-cell table:number-columns-repeated="2"/>
          <table:table-cell table:formula="of:=CONCATENATE(&quot;diff&quot;;&quot; &quot;;&quot;mpi01/&quot;;[.A973];&quot; &quot;;&quot;mpi09/&quot;;[.B973])" office:value-type="string" office:string-value="diff mpi01/RELAX.SimID.1.EPSA.-300.EPSB.-300.T.1273.RA.12.RB.15.csv mpi09/RELAX.SimID.9.EPSA.-300.EPSB.-300.T.1273.RA.12.RB.15.csv" calcext:value-type="string">
            <text:p>diff mpi01/RELAX.SimID.1.EPSA.-300.EPSB.-300.T.1273.RA.12.RB.15.csv mpi09/RELAX.SimID.9.EPSA.-300.EPSB.-300.T.1273.RA.12.RB.15.csv</text:p>
          </table:table-cell>
        </table:table-row>
        <table:table-row table:style-name="ro1">
          <table:table-cell office:value-type="string" calcext:value-type="string">
            <text:p>RELAX.SimID.1.EPSA.-300.EPSB.-300.T.1273.RA.12.RB.15.NR.7551.NC.1401.RhoFields.bin</text:p>
          </table:table-cell>
          <table:table-cell office:value-type="string" calcext:value-type="string">
            <text:p>RELAX.SimID.9.EPSA.-300.EPSB.-300.T.1273.RA.12.RB.15.NR.7551.NC.1401.RhoFields.bin</text:p>
          </table:table-cell>
          <table:table-cell table:number-columns-repeated="2"/>
          <table:table-cell table:formula="of:=CONCATENATE(&quot;diff&quot;;&quot; &quot;;&quot;mpi01/&quot;;[.A974];&quot; &quot;;&quot;mpi09/&quot;;[.B974])" office:value-type="string" office:string-value="diff mpi01/RELAX.SimID.1.EPSA.-300.EPSB.-300.T.1273.RA.12.RB.15.NR.7551.NC.1401.RhoFields.bin mpi09/RELAX.SimID.9.EPSA.-300.EPSB.-300.T.1273.RA.12.RB.15.NR.7551.NC.1401.RhoFields.bin" calcext:value-type="string">
            <text:p>diff mpi01/RELAX.SimID.1.EPSA.-300.EPSB.-300.T.1273.RA.12.RB.15.NR.7551.NC.1401.RhoFields.bin mpi09/RELAX.SimID.9.EPSA.-300.EPSB.-3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273.RA.12.RB.16.csv</text:p>
          </table:table-cell>
          <table:table-cell office:value-type="string" calcext:value-type="string">
            <text:p>RELAX.SimID.9.EPSA.-300.EPSB.-300.T.1273.RA.12.RB.16.csv</text:p>
          </table:table-cell>
          <table:table-cell table:number-columns-repeated="2"/>
          <table:table-cell table:formula="of:=CONCATENATE(&quot;diff&quot;;&quot; &quot;;&quot;mpi01/&quot;;[.A975];&quot; &quot;;&quot;mpi09/&quot;;[.B975])" office:value-type="string" office:string-value="diff mpi01/RELAX.SimID.1.EPSA.-300.EPSB.-300.T.1273.RA.12.RB.16.csv mpi09/RELAX.SimID.9.EPSA.-300.EPSB.-300.T.1273.RA.12.RB.16.csv" calcext:value-type="string">
            <text:p>diff mpi01/RELAX.SimID.1.EPSA.-300.EPSB.-300.T.1273.RA.12.RB.16.csv mpi09/RELAX.SimID.9.EPSA.-300.EPSB.-300.T.1273.RA.12.RB.16.csv</text:p>
          </table:table-cell>
        </table:table-row>
        <table:table-row table:style-name="ro1">
          <table:table-cell office:value-type="string" calcext:value-type="string">
            <text:p>RELAX.SimID.1.EPSA.-300.EPSB.-300.T.1273.RA.12.RB.16.NR.7551.NC.1401.RhoFields.bin</text:p>
          </table:table-cell>
          <table:table-cell office:value-type="string" calcext:value-type="string">
            <text:p>RELAX.SimID.9.EPSA.-300.EPSB.-300.T.1273.RA.12.RB.16.NR.7551.NC.1401.RhoFields.bin</text:p>
          </table:table-cell>
          <table:table-cell table:number-columns-repeated="2"/>
          <table:table-cell table:formula="of:=CONCATENATE(&quot;diff&quot;;&quot; &quot;;&quot;mpi01/&quot;;[.A976];&quot; &quot;;&quot;mpi09/&quot;;[.B976])" office:value-type="string" office:string-value="diff mpi01/RELAX.SimID.1.EPSA.-300.EPSB.-300.T.1273.RA.12.RB.16.NR.7551.NC.1401.RhoFields.bin mpi09/RELAX.SimID.9.EPSA.-300.EPSB.-300.T.1273.RA.12.RB.16.NR.7551.NC.1401.RhoFields.bin" calcext:value-type="string">
            <text:p>diff mpi01/RELAX.SimID.1.EPSA.-300.EPSB.-300.T.1273.RA.12.RB.16.NR.7551.NC.1401.RhoFields.bin mpi09/RELAX.SimID.9.EPSA.-300.EPSB.-3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323.RA.12.RB.13.csv</text:p>
          </table:table-cell>
          <table:table-cell office:value-type="string" calcext:value-type="string">
            <text:p>RELAX.SimID.9.EPSA.-300.EPSB.-300.T.1323.RA.12.RB.13.csv</text:p>
          </table:table-cell>
          <table:table-cell table:number-columns-repeated="2"/>
          <table:table-cell table:formula="of:=CONCATENATE(&quot;diff&quot;;&quot; &quot;;&quot;mpi01/&quot;;[.A977];&quot; &quot;;&quot;mpi09/&quot;;[.B977])" office:value-type="string" office:string-value="diff mpi01/RELAX.SimID.1.EPSA.-300.EPSB.-300.T.1323.RA.12.RB.13.csv mpi09/RELAX.SimID.9.EPSA.-300.EPSB.-300.T.1323.RA.12.RB.13.csv" calcext:value-type="string">
            <text:p>diff mpi01/RELAX.SimID.1.EPSA.-300.EPSB.-300.T.1323.RA.12.RB.13.csv mpi09/RELAX.SimID.9.EPSA.-300.EPSB.-300.T.1323.RA.12.RB.13.csv</text:p>
          </table:table-cell>
        </table:table-row>
        <table:table-row table:style-name="ro1">
          <table:table-cell office:value-type="string" calcext:value-type="string">
            <text:p>RELAX.SimID.1.EPSA.-300.EPSB.-300.T.1323.RA.12.RB.13.NR.7551.NC.1401.RhoFields.bin</text:p>
          </table:table-cell>
          <table:table-cell office:value-type="string" calcext:value-type="string">
            <text:p>RELAX.SimID.9.EPSA.-300.EPSB.-300.T.1323.RA.12.RB.13.NR.7551.NC.1401.RhoFields.bin</text:p>
          </table:table-cell>
          <table:table-cell table:number-columns-repeated="2"/>
          <table:table-cell table:formula="of:=CONCATENATE(&quot;diff&quot;;&quot; &quot;;&quot;mpi01/&quot;;[.A978];&quot; &quot;;&quot;mpi09/&quot;;[.B978])" office:value-type="string" office:string-value="diff mpi01/RELAX.SimID.1.EPSA.-300.EPSB.-300.T.1323.RA.12.RB.13.NR.7551.NC.1401.RhoFields.bin mpi09/RELAX.SimID.9.EPSA.-300.EPSB.-300.T.1323.RA.12.RB.13.NR.7551.NC.1401.RhoFields.bin" calcext:value-type="string">
            <text:p>diff mpi01/RELAX.SimID.1.EPSA.-300.EPSB.-300.T.1323.RA.12.RB.13.NR.7551.NC.1401.RhoFields.bin mpi09/RELAX.SimID.9.EPSA.-300.EPSB.-300.T.13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323.RA.12.RB.14.csv</text:p>
          </table:table-cell>
          <table:table-cell office:value-type="string" calcext:value-type="string">
            <text:p>RELAX.SimID.9.EPSA.-300.EPSB.-300.T.1323.RA.12.RB.14.csv</text:p>
          </table:table-cell>
          <table:table-cell table:number-columns-repeated="2"/>
          <table:table-cell table:formula="of:=CONCATENATE(&quot;diff&quot;;&quot; &quot;;&quot;mpi01/&quot;;[.A979];&quot; &quot;;&quot;mpi09/&quot;;[.B979])" office:value-type="string" office:string-value="diff mpi01/RELAX.SimID.1.EPSA.-300.EPSB.-300.T.1323.RA.12.RB.14.csv mpi09/RELAX.SimID.9.EPSA.-300.EPSB.-300.T.1323.RA.12.RB.14.csv" calcext:value-type="string">
            <text:p>diff mpi01/RELAX.SimID.1.EPSA.-300.EPSB.-300.T.1323.RA.12.RB.14.csv mpi09/RELAX.SimID.9.EPSA.-300.EPSB.-300.T.1323.RA.12.RB.14.csv</text:p>
          </table:table-cell>
        </table:table-row>
        <table:table-row table:style-name="ro1">
          <table:table-cell office:value-type="string" calcext:value-type="string">
            <text:p>RELAX.SimID.1.EPSA.-300.EPSB.-300.T.1323.RA.12.RB.14.NR.7551.NC.1401.RhoFields.bin</text:p>
          </table:table-cell>
          <table:table-cell office:value-type="string" calcext:value-type="string">
            <text:p>RELAX.SimID.9.EPSA.-300.EPSB.-300.T.1323.RA.12.RB.14.NR.7551.NC.1401.RhoFields.bin</text:p>
          </table:table-cell>
          <table:table-cell table:number-columns-repeated="2"/>
          <table:table-cell table:formula="of:=CONCATENATE(&quot;diff&quot;;&quot; &quot;;&quot;mpi01/&quot;;[.A980];&quot; &quot;;&quot;mpi09/&quot;;[.B980])" office:value-type="string" office:string-value="diff mpi01/RELAX.SimID.1.EPSA.-300.EPSB.-300.T.1323.RA.12.RB.14.NR.7551.NC.1401.RhoFields.bin mpi09/RELAX.SimID.9.EPSA.-300.EPSB.-300.T.1323.RA.12.RB.14.NR.7551.NC.1401.RhoFields.bin" calcext:value-type="string">
            <text:p>diff mpi01/RELAX.SimID.1.EPSA.-300.EPSB.-300.T.1323.RA.12.RB.14.NR.7551.NC.1401.RhoFields.bin mpi09/RELAX.SimID.9.EPSA.-300.EPSB.-300.T.13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323.RA.12.RB.15.csv</text:p>
          </table:table-cell>
          <table:table-cell office:value-type="string" calcext:value-type="string">
            <text:p>RELAX.SimID.9.EPSA.-300.EPSB.-300.T.1323.RA.12.RB.15.csv</text:p>
          </table:table-cell>
          <table:table-cell table:number-columns-repeated="2"/>
          <table:table-cell table:formula="of:=CONCATENATE(&quot;diff&quot;;&quot; &quot;;&quot;mpi01/&quot;;[.A981];&quot; &quot;;&quot;mpi09/&quot;;[.B981])" office:value-type="string" office:string-value="diff mpi01/RELAX.SimID.1.EPSA.-300.EPSB.-300.T.1323.RA.12.RB.15.csv mpi09/RELAX.SimID.9.EPSA.-300.EPSB.-300.T.1323.RA.12.RB.15.csv" calcext:value-type="string">
            <text:p>diff mpi01/RELAX.SimID.1.EPSA.-300.EPSB.-300.T.1323.RA.12.RB.15.csv mpi09/RELAX.SimID.9.EPSA.-300.EPSB.-300.T.1323.RA.12.RB.15.csv</text:p>
          </table:table-cell>
        </table:table-row>
        <table:table-row table:style-name="ro1">
          <table:table-cell office:value-type="string" calcext:value-type="string">
            <text:p>RELAX.SimID.1.EPSA.-300.EPSB.-300.T.1323.RA.12.RB.15.NR.7551.NC.1401.RhoFields.bin</text:p>
          </table:table-cell>
          <table:table-cell office:value-type="string" calcext:value-type="string">
            <text:p>RELAX.SimID.9.EPSA.-300.EPSB.-300.T.1323.RA.12.RB.15.NR.7551.NC.1401.RhoFields.bin</text:p>
          </table:table-cell>
          <table:table-cell table:number-columns-repeated="2"/>
          <table:table-cell table:formula="of:=CONCATENATE(&quot;diff&quot;;&quot; &quot;;&quot;mpi01/&quot;;[.A982];&quot; &quot;;&quot;mpi09/&quot;;[.B982])" office:value-type="string" office:string-value="diff mpi01/RELAX.SimID.1.EPSA.-300.EPSB.-300.T.1323.RA.12.RB.15.NR.7551.NC.1401.RhoFields.bin mpi09/RELAX.SimID.9.EPSA.-300.EPSB.-300.T.1323.RA.12.RB.15.NR.7551.NC.1401.RhoFields.bin" calcext:value-type="string">
            <text:p>diff mpi01/RELAX.SimID.1.EPSA.-300.EPSB.-300.T.1323.RA.12.RB.15.NR.7551.NC.1401.RhoFields.bin mpi09/RELAX.SimID.9.EPSA.-300.EPSB.-3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323.RA.12.RB.16.csv</text:p>
          </table:table-cell>
          <table:table-cell office:value-type="string" calcext:value-type="string">
            <text:p>RELAX.SimID.9.EPSA.-300.EPSB.-300.T.1323.RA.12.RB.16.csv</text:p>
          </table:table-cell>
          <table:table-cell table:number-columns-repeated="2"/>
          <table:table-cell table:formula="of:=CONCATENATE(&quot;diff&quot;;&quot; &quot;;&quot;mpi01/&quot;;[.A983];&quot; &quot;;&quot;mpi09/&quot;;[.B983])" office:value-type="string" office:string-value="diff mpi01/RELAX.SimID.1.EPSA.-300.EPSB.-300.T.1323.RA.12.RB.16.csv mpi09/RELAX.SimID.9.EPSA.-300.EPSB.-300.T.1323.RA.12.RB.16.csv" calcext:value-type="string">
            <text:p>diff mpi01/RELAX.SimID.1.EPSA.-300.EPSB.-300.T.1323.RA.12.RB.16.csv mpi09/RELAX.SimID.9.EPSA.-300.EPSB.-300.T.1323.RA.12.RB.16.csv</text:p>
          </table:table-cell>
        </table:table-row>
        <table:table-row table:style-name="ro1">
          <table:table-cell office:value-type="string" calcext:value-type="string">
            <text:p>RELAX.SimID.1.EPSA.-300.EPSB.-300.T.1323.RA.12.RB.16.NR.7551.NC.1401.RhoFields.bin</text:p>
          </table:table-cell>
          <table:table-cell office:value-type="string" calcext:value-type="string">
            <text:p>RELAX.SimID.9.EPSA.-300.EPSB.-300.T.1323.RA.12.RB.16.NR.7551.NC.1401.RhoFields.bin</text:p>
          </table:table-cell>
          <table:table-cell table:number-columns-repeated="2"/>
          <table:table-cell table:formula="of:=CONCATENATE(&quot;diff&quot;;&quot; &quot;;&quot;mpi01/&quot;;[.A984];&quot; &quot;;&quot;mpi09/&quot;;[.B984])" office:value-type="string" office:string-value="diff mpi01/RELAX.SimID.1.EPSA.-300.EPSB.-300.T.1323.RA.12.RB.16.NR.7551.NC.1401.RhoFields.bin mpi09/RELAX.SimID.9.EPSA.-300.EPSB.-300.T.1323.RA.12.RB.16.NR.7551.NC.1401.RhoFields.bin" calcext:value-type="string">
            <text:p>diff mpi01/RELAX.SimID.1.EPSA.-300.EPSB.-300.T.1323.RA.12.RB.16.NR.7551.NC.1401.RhoFields.bin mpi09/RELAX.SimID.9.EPSA.-300.EPSB.-3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373.RA.12.RB.13.csv</text:p>
          </table:table-cell>
          <table:table-cell office:value-type="string" calcext:value-type="string">
            <text:p>RELAX.SimID.9.EPSA.-300.EPSB.-300.T.1373.RA.12.RB.13.csv</text:p>
          </table:table-cell>
          <table:table-cell table:number-columns-repeated="2"/>
          <table:table-cell table:formula="of:=CONCATENATE(&quot;diff&quot;;&quot; &quot;;&quot;mpi01/&quot;;[.A985];&quot; &quot;;&quot;mpi09/&quot;;[.B985])" office:value-type="string" office:string-value="diff mpi01/RELAX.SimID.1.EPSA.-300.EPSB.-300.T.1373.RA.12.RB.13.csv mpi09/RELAX.SimID.9.EPSA.-300.EPSB.-300.T.1373.RA.12.RB.13.csv" calcext:value-type="string">
            <text:p>diff mpi01/RELAX.SimID.1.EPSA.-300.EPSB.-300.T.1373.RA.12.RB.13.csv mpi09/RELAX.SimID.9.EPSA.-300.EPSB.-300.T.1373.RA.12.RB.13.csv</text:p>
          </table:table-cell>
        </table:table-row>
        <table:table-row table:style-name="ro1">
          <table:table-cell office:value-type="string" calcext:value-type="string">
            <text:p>RELAX.SimID.1.EPSA.-300.EPSB.-300.T.1373.RA.12.RB.13.NR.7551.NC.1401.RhoFields.bin</text:p>
          </table:table-cell>
          <table:table-cell office:value-type="string" calcext:value-type="string">
            <text:p>RELAX.SimID.9.EPSA.-300.EPSB.-300.T.1373.RA.12.RB.13.NR.7551.NC.1401.RhoFields.bin</text:p>
          </table:table-cell>
          <table:table-cell table:number-columns-repeated="2"/>
          <table:table-cell table:formula="of:=CONCATENATE(&quot;diff&quot;;&quot; &quot;;&quot;mpi01/&quot;;[.A986];&quot; &quot;;&quot;mpi09/&quot;;[.B986])" office:value-type="string" office:string-value="diff mpi01/RELAX.SimID.1.EPSA.-300.EPSB.-300.T.1373.RA.12.RB.13.NR.7551.NC.1401.RhoFields.bin mpi09/RELAX.SimID.9.EPSA.-300.EPSB.-300.T.1373.RA.12.RB.13.NR.7551.NC.1401.RhoFields.bin" calcext:value-type="string">
            <text:p>diff mpi01/RELAX.SimID.1.EPSA.-300.EPSB.-300.T.1373.RA.12.RB.13.NR.7551.NC.1401.RhoFields.bin mpi09/RELAX.SimID.9.EPSA.-300.EPSB.-300.T.13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373.RA.12.RB.14.csv</text:p>
          </table:table-cell>
          <table:table-cell office:value-type="string" calcext:value-type="string">
            <text:p>RELAX.SimID.9.EPSA.-300.EPSB.-300.T.1373.RA.12.RB.14.csv</text:p>
          </table:table-cell>
          <table:table-cell table:number-columns-repeated="2"/>
          <table:table-cell table:formula="of:=CONCATENATE(&quot;diff&quot;;&quot; &quot;;&quot;mpi01/&quot;;[.A987];&quot; &quot;;&quot;mpi09/&quot;;[.B987])" office:value-type="string" office:string-value="diff mpi01/RELAX.SimID.1.EPSA.-300.EPSB.-300.T.1373.RA.12.RB.14.csv mpi09/RELAX.SimID.9.EPSA.-300.EPSB.-300.T.1373.RA.12.RB.14.csv" calcext:value-type="string">
            <text:p>diff mpi01/RELAX.SimID.1.EPSA.-300.EPSB.-300.T.1373.RA.12.RB.14.csv mpi09/RELAX.SimID.9.EPSA.-300.EPSB.-300.T.1373.RA.12.RB.14.csv</text:p>
          </table:table-cell>
        </table:table-row>
        <table:table-row table:style-name="ro1">
          <table:table-cell office:value-type="string" calcext:value-type="string">
            <text:p>RELAX.SimID.1.EPSA.-300.EPSB.-300.T.1373.RA.12.RB.14.NR.7551.NC.1401.RhoFields.bin</text:p>
          </table:table-cell>
          <table:table-cell office:value-type="string" calcext:value-type="string">
            <text:p>RELAX.SimID.9.EPSA.-300.EPSB.-300.T.1373.RA.12.RB.14.NR.7551.NC.1401.RhoFields.bin</text:p>
          </table:table-cell>
          <table:table-cell table:number-columns-repeated="2"/>
          <table:table-cell table:formula="of:=CONCATENATE(&quot;diff&quot;;&quot; &quot;;&quot;mpi01/&quot;;[.A988];&quot; &quot;;&quot;mpi09/&quot;;[.B988])" office:value-type="string" office:string-value="diff mpi01/RELAX.SimID.1.EPSA.-300.EPSB.-300.T.1373.RA.12.RB.14.NR.7551.NC.1401.RhoFields.bin mpi09/RELAX.SimID.9.EPSA.-300.EPSB.-300.T.1373.RA.12.RB.14.NR.7551.NC.1401.RhoFields.bin" calcext:value-type="string">
            <text:p>diff mpi01/RELAX.SimID.1.EPSA.-300.EPSB.-300.T.1373.RA.12.RB.14.NR.7551.NC.1401.RhoFields.bin mpi09/RELAX.SimID.9.EPSA.-300.EPSB.-300.T.13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373.RA.12.RB.15.csv</text:p>
          </table:table-cell>
          <table:table-cell office:value-type="string" calcext:value-type="string">
            <text:p>RELAX.SimID.9.EPSA.-300.EPSB.-300.T.1373.RA.12.RB.15.csv</text:p>
          </table:table-cell>
          <table:table-cell table:number-columns-repeated="2"/>
          <table:table-cell table:formula="of:=CONCATENATE(&quot;diff&quot;;&quot; &quot;;&quot;mpi01/&quot;;[.A989];&quot; &quot;;&quot;mpi09/&quot;;[.B989])" office:value-type="string" office:string-value="diff mpi01/RELAX.SimID.1.EPSA.-300.EPSB.-300.T.1373.RA.12.RB.15.csv mpi09/RELAX.SimID.9.EPSA.-300.EPSB.-300.T.1373.RA.12.RB.15.csv" calcext:value-type="string">
            <text:p>diff mpi01/RELAX.SimID.1.EPSA.-300.EPSB.-300.T.1373.RA.12.RB.15.csv mpi09/RELAX.SimID.9.EPSA.-300.EPSB.-300.T.1373.RA.12.RB.15.csv</text:p>
          </table:table-cell>
        </table:table-row>
        <table:table-row table:style-name="ro1">
          <table:table-cell office:value-type="string" calcext:value-type="string">
            <text:p>RELAX.SimID.1.EPSA.-300.EPSB.-300.T.1373.RA.12.RB.15.NR.7551.NC.1401.RhoFields.bin</text:p>
          </table:table-cell>
          <table:table-cell office:value-type="string" calcext:value-type="string">
            <text:p>RELAX.SimID.9.EPSA.-300.EPSB.-300.T.1373.RA.12.RB.15.NR.7551.NC.1401.RhoFields.bin</text:p>
          </table:table-cell>
          <table:table-cell table:number-columns-repeated="2"/>
          <table:table-cell table:formula="of:=CONCATENATE(&quot;diff&quot;;&quot; &quot;;&quot;mpi01/&quot;;[.A990];&quot; &quot;;&quot;mpi09/&quot;;[.B990])" office:value-type="string" office:string-value="diff mpi01/RELAX.SimID.1.EPSA.-300.EPSB.-300.T.1373.RA.12.RB.15.NR.7551.NC.1401.RhoFields.bin mpi09/RELAX.SimID.9.EPSA.-300.EPSB.-300.T.1373.RA.12.RB.15.NR.7551.NC.1401.RhoFields.bin" calcext:value-type="string">
            <text:p>diff mpi01/RELAX.SimID.1.EPSA.-300.EPSB.-300.T.1373.RA.12.RB.15.NR.7551.NC.1401.RhoFields.bin mpi09/RELAX.SimID.9.EPSA.-300.EPSB.-3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373.RA.12.RB.16.csv</text:p>
          </table:table-cell>
          <table:table-cell office:value-type="string" calcext:value-type="string">
            <text:p>RELAX.SimID.9.EPSA.-300.EPSB.-300.T.1373.RA.12.RB.16.csv</text:p>
          </table:table-cell>
          <table:table-cell table:number-columns-repeated="2"/>
          <table:table-cell table:formula="of:=CONCATENATE(&quot;diff&quot;;&quot; &quot;;&quot;mpi01/&quot;;[.A991];&quot; &quot;;&quot;mpi09/&quot;;[.B991])" office:value-type="string" office:string-value="diff mpi01/RELAX.SimID.1.EPSA.-300.EPSB.-300.T.1373.RA.12.RB.16.csv mpi09/RELAX.SimID.9.EPSA.-300.EPSB.-300.T.1373.RA.12.RB.16.csv" calcext:value-type="string">
            <text:p>diff mpi01/RELAX.SimID.1.EPSA.-300.EPSB.-300.T.1373.RA.12.RB.16.csv mpi09/RELAX.SimID.9.EPSA.-300.EPSB.-300.T.1373.RA.12.RB.16.csv</text:p>
          </table:table-cell>
        </table:table-row>
        <table:table-row table:style-name="ro1">
          <table:table-cell office:value-type="string" calcext:value-type="string">
            <text:p>RELAX.SimID.1.EPSA.-300.EPSB.-300.T.1373.RA.12.RB.16.NR.7551.NC.1401.RhoFields.bin</text:p>
          </table:table-cell>
          <table:table-cell office:value-type="string" calcext:value-type="string">
            <text:p>RELAX.SimID.9.EPSA.-300.EPSB.-300.T.1373.RA.12.RB.16.NR.7551.NC.1401.RhoFields.bin</text:p>
          </table:table-cell>
          <table:table-cell table:number-columns-repeated="2"/>
          <table:table-cell table:formula="of:=CONCATENATE(&quot;diff&quot;;&quot; &quot;;&quot;mpi01/&quot;;[.A992];&quot; &quot;;&quot;mpi09/&quot;;[.B992])" office:value-type="string" office:string-value="diff mpi01/RELAX.SimID.1.EPSA.-300.EPSB.-300.T.1373.RA.12.RB.16.NR.7551.NC.1401.RhoFields.bin mpi09/RELAX.SimID.9.EPSA.-300.EPSB.-300.T.1373.RA.12.RB.16.NR.7551.NC.1401.RhoFields.bin" calcext:value-type="string">
            <text:p>diff mpi01/RELAX.SimID.1.EPSA.-300.EPSB.-300.T.1373.RA.12.RB.16.NR.7551.NC.1401.RhoFields.bin mpi09/RELAX.SimID.9.EPSA.-300.EPSB.-3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423.RA.12.RB.13.csv</text:p>
          </table:table-cell>
          <table:table-cell office:value-type="string" calcext:value-type="string">
            <text:p>RELAX.SimID.9.EPSA.-300.EPSB.-300.T.1423.RA.12.RB.13.csv</text:p>
          </table:table-cell>
          <table:table-cell table:number-columns-repeated="2"/>
          <table:table-cell table:formula="of:=CONCATENATE(&quot;diff&quot;;&quot; &quot;;&quot;mpi01/&quot;;[.A993];&quot; &quot;;&quot;mpi09/&quot;;[.B993])" office:value-type="string" office:string-value="diff mpi01/RELAX.SimID.1.EPSA.-300.EPSB.-300.T.1423.RA.12.RB.13.csv mpi09/RELAX.SimID.9.EPSA.-300.EPSB.-300.T.1423.RA.12.RB.13.csv" calcext:value-type="string">
            <text:p>diff mpi01/RELAX.SimID.1.EPSA.-300.EPSB.-300.T.1423.RA.12.RB.13.csv mpi09/RELAX.SimID.9.EPSA.-300.EPSB.-300.T.1423.RA.12.RB.13.csv</text:p>
          </table:table-cell>
        </table:table-row>
        <table:table-row table:style-name="ro1">
          <table:table-cell office:value-type="string" calcext:value-type="string">
            <text:p>RELAX.SimID.1.EPSA.-300.EPSB.-300.T.1423.RA.12.RB.13.NR.7551.NC.1401.RhoFields.bin</text:p>
          </table:table-cell>
          <table:table-cell office:value-type="string" calcext:value-type="string">
            <text:p>RELAX.SimID.9.EPSA.-300.EPSB.-300.T.1423.RA.12.RB.13.NR.7551.NC.1401.RhoFields.bin</text:p>
          </table:table-cell>
          <table:table-cell table:number-columns-repeated="2"/>
          <table:table-cell table:formula="of:=CONCATENATE(&quot;diff&quot;;&quot; &quot;;&quot;mpi01/&quot;;[.A994];&quot; &quot;;&quot;mpi09/&quot;;[.B994])" office:value-type="string" office:string-value="diff mpi01/RELAX.SimID.1.EPSA.-300.EPSB.-300.T.1423.RA.12.RB.13.NR.7551.NC.1401.RhoFields.bin mpi09/RELAX.SimID.9.EPSA.-300.EPSB.-300.T.1423.RA.12.RB.13.NR.7551.NC.1401.RhoFields.bin" calcext:value-type="string">
            <text:p>diff mpi01/RELAX.SimID.1.EPSA.-300.EPSB.-300.T.1423.RA.12.RB.13.NR.7551.NC.1401.RhoFields.bin mpi09/RELAX.SimID.9.EPSA.-300.EPSB.-300.T.142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423.RA.12.RB.14.csv</text:p>
          </table:table-cell>
          <table:table-cell office:value-type="string" calcext:value-type="string">
            <text:p>RELAX.SimID.9.EPSA.-300.EPSB.-300.T.1423.RA.12.RB.14.csv</text:p>
          </table:table-cell>
          <table:table-cell table:number-columns-repeated="2"/>
          <table:table-cell table:formula="of:=CONCATENATE(&quot;diff&quot;;&quot; &quot;;&quot;mpi01/&quot;;[.A995];&quot; &quot;;&quot;mpi09/&quot;;[.B995])" office:value-type="string" office:string-value="diff mpi01/RELAX.SimID.1.EPSA.-300.EPSB.-300.T.1423.RA.12.RB.14.csv mpi09/RELAX.SimID.9.EPSA.-300.EPSB.-300.T.1423.RA.12.RB.14.csv" calcext:value-type="string">
            <text:p>diff mpi01/RELAX.SimID.1.EPSA.-300.EPSB.-300.T.1423.RA.12.RB.14.csv mpi09/RELAX.SimID.9.EPSA.-300.EPSB.-300.T.1423.RA.12.RB.14.csv</text:p>
          </table:table-cell>
        </table:table-row>
        <table:table-row table:style-name="ro1">
          <table:table-cell office:value-type="string" calcext:value-type="string">
            <text:p>RELAX.SimID.1.EPSA.-300.EPSB.-300.T.1423.RA.12.RB.14.NR.7551.NC.1401.RhoFields.bin</text:p>
          </table:table-cell>
          <table:table-cell office:value-type="string" calcext:value-type="string">
            <text:p>RELAX.SimID.9.EPSA.-300.EPSB.-300.T.1423.RA.12.RB.14.NR.7551.NC.1401.RhoFields.bin</text:p>
          </table:table-cell>
          <table:table-cell table:number-columns-repeated="2"/>
          <table:table-cell table:formula="of:=CONCATENATE(&quot;diff&quot;;&quot; &quot;;&quot;mpi01/&quot;;[.A996];&quot; &quot;;&quot;mpi09/&quot;;[.B996])" office:value-type="string" office:string-value="diff mpi01/RELAX.SimID.1.EPSA.-300.EPSB.-300.T.1423.RA.12.RB.14.NR.7551.NC.1401.RhoFields.bin mpi09/RELAX.SimID.9.EPSA.-300.EPSB.-300.T.1423.RA.12.RB.14.NR.7551.NC.1401.RhoFields.bin" calcext:value-type="string">
            <text:p>diff mpi01/RELAX.SimID.1.EPSA.-300.EPSB.-300.T.1423.RA.12.RB.14.NR.7551.NC.1401.RhoFields.bin mpi09/RELAX.SimID.9.EPSA.-300.EPSB.-3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423.RA.12.RB.15.csv</text:p>
          </table:table-cell>
          <table:table-cell office:value-type="string" calcext:value-type="string">
            <text:p>RELAX.SimID.9.EPSA.-300.EPSB.-300.T.1423.RA.12.RB.15.csv</text:p>
          </table:table-cell>
          <table:table-cell table:number-columns-repeated="2"/>
          <table:table-cell table:formula="of:=CONCATENATE(&quot;diff&quot;;&quot; &quot;;&quot;mpi01/&quot;;[.A997];&quot; &quot;;&quot;mpi09/&quot;;[.B997])" office:value-type="string" office:string-value="diff mpi01/RELAX.SimID.1.EPSA.-300.EPSB.-300.T.1423.RA.12.RB.15.csv mpi09/RELAX.SimID.9.EPSA.-300.EPSB.-300.T.1423.RA.12.RB.15.csv" calcext:value-type="string">
            <text:p>diff mpi01/RELAX.SimID.1.EPSA.-300.EPSB.-300.T.1423.RA.12.RB.15.csv mpi09/RELAX.SimID.9.EPSA.-300.EPSB.-300.T.1423.RA.12.RB.15.csv</text:p>
          </table:table-cell>
        </table:table-row>
        <table:table-row table:style-name="ro1">
          <table:table-cell office:value-type="string" calcext:value-type="string">
            <text:p>RELAX.SimID.1.EPSA.-300.EPSB.-300.T.1423.RA.12.RB.15.NR.7551.NC.1401.RhoFields.bin</text:p>
          </table:table-cell>
          <table:table-cell office:value-type="string" calcext:value-type="string">
            <text:p>RELAX.SimID.9.EPSA.-300.EPSB.-300.T.1423.RA.12.RB.15.NR.7551.NC.1401.RhoFields.bin</text:p>
          </table:table-cell>
          <table:table-cell table:number-columns-repeated="2"/>
          <table:table-cell table:formula="of:=CONCATENATE(&quot;diff&quot;;&quot; &quot;;&quot;mpi01/&quot;;[.A998];&quot; &quot;;&quot;mpi09/&quot;;[.B998])" office:value-type="string" office:string-value="diff mpi01/RELAX.SimID.1.EPSA.-300.EPSB.-300.T.1423.RA.12.RB.15.NR.7551.NC.1401.RhoFields.bin mpi09/RELAX.SimID.9.EPSA.-300.EPSB.-300.T.1423.RA.12.RB.15.NR.7551.NC.1401.RhoFields.bin" calcext:value-type="string">
            <text:p>diff mpi01/RELAX.SimID.1.EPSA.-300.EPSB.-300.T.1423.RA.12.RB.15.NR.7551.NC.1401.RhoFields.bin mpi09/RELAX.SimID.9.EPSA.-300.EPSB.-3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423.RA.12.RB.16.csv</text:p>
          </table:table-cell>
          <table:table-cell office:value-type="string" calcext:value-type="string">
            <text:p>RELAX.SimID.9.EPSA.-300.EPSB.-300.T.1423.RA.12.RB.16.csv</text:p>
          </table:table-cell>
          <table:table-cell table:number-columns-repeated="2"/>
          <table:table-cell table:formula="of:=CONCATENATE(&quot;diff&quot;;&quot; &quot;;&quot;mpi01/&quot;;[.A999];&quot; &quot;;&quot;mpi09/&quot;;[.B999])" office:value-type="string" office:string-value="diff mpi01/RELAX.SimID.1.EPSA.-300.EPSB.-300.T.1423.RA.12.RB.16.csv mpi09/RELAX.SimID.9.EPSA.-300.EPSB.-300.T.1423.RA.12.RB.16.csv" calcext:value-type="string">
            <text:p>diff mpi01/RELAX.SimID.1.EPSA.-300.EPSB.-300.T.1423.RA.12.RB.16.csv mpi09/RELAX.SimID.9.EPSA.-300.EPSB.-300.T.1423.RA.12.RB.16.csv</text:p>
          </table:table-cell>
        </table:table-row>
        <table:table-row table:style-name="ro1">
          <table:table-cell office:value-type="string" calcext:value-type="string">
            <text:p>RELAX.SimID.1.EPSA.-300.EPSB.-300.T.1423.RA.12.RB.16.NR.7551.NC.1401.RhoFields.bin</text:p>
          </table:table-cell>
          <table:table-cell office:value-type="string" calcext:value-type="string">
            <text:p>RELAX.SimID.9.EPSA.-300.EPSB.-300.T.1423.RA.12.RB.16.NR.7551.NC.1401.RhoFields.bin</text:p>
          </table:table-cell>
          <table:table-cell table:number-columns-repeated="2"/>
          <table:table-cell table:formula="of:=CONCATENATE(&quot;diff&quot;;&quot; &quot;;&quot;mpi01/&quot;;[.A1000];&quot; &quot;;&quot;mpi09/&quot;;[.B1000])" office:value-type="string" office:string-value="diff mpi01/RELAX.SimID.1.EPSA.-300.EPSB.-300.T.1423.RA.12.RB.16.NR.7551.NC.1401.RhoFields.bin mpi09/RELAX.SimID.9.EPSA.-300.EPSB.-300.T.1423.RA.12.RB.16.NR.7551.NC.1401.RhoFields.bin" calcext:value-type="string">
            <text:p>diff mpi01/RELAX.SimID.1.EPSA.-300.EPSB.-300.T.1423.RA.12.RB.16.NR.7551.NC.1401.RhoFields.bin mpi09/RELAX.SimID.9.EPSA.-300.EPSB.-3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473.RA.12.RB.13.csv</text:p>
          </table:table-cell>
          <table:table-cell office:value-type="string" calcext:value-type="string">
            <text:p>RELAX.SimID.9.EPSA.-300.EPSB.-300.T.1473.RA.12.RB.13.csv</text:p>
          </table:table-cell>
          <table:table-cell table:number-columns-repeated="2"/>
          <table:table-cell table:formula="of:=CONCATENATE(&quot;diff&quot;;&quot; &quot;;&quot;mpi01/&quot;;[.A1001];&quot; &quot;;&quot;mpi09/&quot;;[.B1001])" office:value-type="string" office:string-value="diff mpi01/RELAX.SimID.1.EPSA.-300.EPSB.-300.T.1473.RA.12.RB.13.csv mpi09/RELAX.SimID.9.EPSA.-300.EPSB.-300.T.1473.RA.12.RB.13.csv" calcext:value-type="string">
            <text:p>diff mpi01/RELAX.SimID.1.EPSA.-300.EPSB.-300.T.1473.RA.12.RB.13.csv mpi09/RELAX.SimID.9.EPSA.-300.EPSB.-300.T.1473.RA.12.RB.13.csv</text:p>
          </table:table-cell>
        </table:table-row>
        <table:table-row table:style-name="ro1">
          <table:table-cell office:value-type="string" calcext:value-type="string">
            <text:p>RELAX.SimID.1.EPSA.-300.EPSB.-300.T.1473.RA.12.RB.13.NR.7551.NC.1401.RhoFields.bin</text:p>
          </table:table-cell>
          <table:table-cell office:value-type="string" calcext:value-type="string">
            <text:p>RELAX.SimID.9.EPSA.-300.EPSB.-300.T.1473.RA.12.RB.13.NR.7551.NC.1401.RhoFields.bin</text:p>
          </table:table-cell>
          <table:table-cell table:number-columns-repeated="2"/>
          <table:table-cell table:formula="of:=CONCATENATE(&quot;diff&quot;;&quot; &quot;;&quot;mpi01/&quot;;[.A1002];&quot; &quot;;&quot;mpi09/&quot;;[.B1002])" office:value-type="string" office:string-value="diff mpi01/RELAX.SimID.1.EPSA.-300.EPSB.-300.T.1473.RA.12.RB.13.NR.7551.NC.1401.RhoFields.bin mpi09/RELAX.SimID.9.EPSA.-300.EPSB.-300.T.1473.RA.12.RB.13.NR.7551.NC.1401.RhoFields.bin" calcext:value-type="string">
            <text:p>diff mpi01/RELAX.SimID.1.EPSA.-300.EPSB.-300.T.1473.RA.12.RB.13.NR.7551.NC.1401.RhoFields.bin mpi09/RELAX.SimID.9.EPSA.-300.EPSB.-300.T.1473.RA.12.RB.13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473.RA.12.RB.14.csv</text:p>
          </table:table-cell>
          <table:table-cell office:value-type="string" calcext:value-type="string">
            <text:p>RELAX.SimID.9.EPSA.-300.EPSB.-300.T.1473.RA.12.RB.14.csv</text:p>
          </table:table-cell>
          <table:table-cell table:number-columns-repeated="2"/>
          <table:table-cell table:formula="of:=CONCATENATE(&quot;diff&quot;;&quot; &quot;;&quot;mpi01/&quot;;[.A1003];&quot; &quot;;&quot;mpi09/&quot;;[.B1003])" office:value-type="string" office:string-value="diff mpi01/RELAX.SimID.1.EPSA.-300.EPSB.-300.T.1473.RA.12.RB.14.csv mpi09/RELAX.SimID.9.EPSA.-300.EPSB.-300.T.1473.RA.12.RB.14.csv" calcext:value-type="string">
            <text:p>diff mpi01/RELAX.SimID.1.EPSA.-300.EPSB.-300.T.1473.RA.12.RB.14.csv mpi09/RELAX.SimID.9.EPSA.-300.EPSB.-300.T.1473.RA.12.RB.14.csv</text:p>
          </table:table-cell>
        </table:table-row>
        <table:table-row table:style-name="ro1">
          <table:table-cell office:value-type="string" calcext:value-type="string">
            <text:p>RELAX.SimID.1.EPSA.-300.EPSB.-300.T.1473.RA.12.RB.14.NR.7551.NC.1401.RhoFields.bin</text:p>
          </table:table-cell>
          <table:table-cell office:value-type="string" calcext:value-type="string">
            <text:p>RELAX.SimID.9.EPSA.-300.EPSB.-300.T.1473.RA.12.RB.14.NR.7551.NC.1401.RhoFields.bin</text:p>
          </table:table-cell>
          <table:table-cell table:number-columns-repeated="2"/>
          <table:table-cell table:formula="of:=CONCATENATE(&quot;diff&quot;;&quot; &quot;;&quot;mpi01/&quot;;[.A1004];&quot; &quot;;&quot;mpi09/&quot;;[.B1004])" office:value-type="string" office:string-value="diff mpi01/RELAX.SimID.1.EPSA.-300.EPSB.-300.T.1473.RA.12.RB.14.NR.7551.NC.1401.RhoFields.bin mpi09/RELAX.SimID.9.EPSA.-300.EPSB.-300.T.1473.RA.12.RB.14.NR.7551.NC.1401.RhoFields.bin" calcext:value-type="string">
            <text:p>diff mpi01/RELAX.SimID.1.EPSA.-300.EPSB.-300.T.1473.RA.12.RB.14.NR.7551.NC.1401.RhoFields.bin mpi09/RELAX.SimID.9.EPSA.-300.EPSB.-3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473.RA.12.RB.15.csv</text:p>
          </table:table-cell>
          <table:table-cell office:value-type="string" calcext:value-type="string">
            <text:p>RELAX.SimID.9.EPSA.-300.EPSB.-300.T.1473.RA.12.RB.15.csv</text:p>
          </table:table-cell>
          <table:table-cell table:number-columns-repeated="2"/>
          <table:table-cell table:formula="of:=CONCATENATE(&quot;diff&quot;;&quot; &quot;;&quot;mpi01/&quot;;[.A1005];&quot; &quot;;&quot;mpi09/&quot;;[.B1005])" office:value-type="string" office:string-value="diff mpi01/RELAX.SimID.1.EPSA.-300.EPSB.-300.T.1473.RA.12.RB.15.csv mpi09/RELAX.SimID.9.EPSA.-300.EPSB.-300.T.1473.RA.12.RB.15.csv" calcext:value-type="string">
            <text:p>diff mpi01/RELAX.SimID.1.EPSA.-300.EPSB.-300.T.1473.RA.12.RB.15.csv mpi09/RELAX.SimID.9.EPSA.-300.EPSB.-300.T.1473.RA.12.RB.15.csv</text:p>
          </table:table-cell>
        </table:table-row>
        <table:table-row table:style-name="ro1">
          <table:table-cell office:value-type="string" calcext:value-type="string">
            <text:p>RELAX.SimID.1.EPSA.-300.EPSB.-300.T.1473.RA.12.RB.15.NR.7551.NC.1401.RhoFields.bin</text:p>
          </table:table-cell>
          <table:table-cell office:value-type="string" calcext:value-type="string">
            <text:p>RELAX.SimID.9.EPSA.-300.EPSB.-300.T.1473.RA.12.RB.15.NR.7551.NC.1401.RhoFields.bin</text:p>
          </table:table-cell>
          <table:table-cell table:number-columns-repeated="2"/>
          <table:table-cell table:formula="of:=CONCATENATE(&quot;diff&quot;;&quot; &quot;;&quot;mpi01/&quot;;[.A1006];&quot; &quot;;&quot;mpi09/&quot;;[.B1006])" office:value-type="string" office:string-value="diff mpi01/RELAX.SimID.1.EPSA.-300.EPSB.-300.T.1473.RA.12.RB.15.NR.7551.NC.1401.RhoFields.bin mpi09/RELAX.SimID.9.EPSA.-300.EPSB.-300.T.1473.RA.12.RB.15.NR.7551.NC.1401.RhoFields.bin" calcext:value-type="string">
            <text:p>diff mpi01/RELAX.SimID.1.EPSA.-300.EPSB.-300.T.1473.RA.12.RB.15.NR.7551.NC.1401.RhoFields.bin mpi09/RELAX.SimID.9.EPSA.-300.EPSB.-3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0.EPSB.-300.T.1473.RA.12.RB.16.csv</text:p>
          </table:table-cell>
          <table:table-cell office:value-type="string" calcext:value-type="string">
            <text:p>RELAX.SimID.9.EPSA.-300.EPSB.-300.T.1473.RA.12.RB.16.csv</text:p>
          </table:table-cell>
          <table:table-cell table:number-columns-repeated="2"/>
          <table:table-cell table:formula="of:=CONCATENATE(&quot;diff&quot;;&quot; &quot;;&quot;mpi01/&quot;;[.A1007];&quot; &quot;;&quot;mpi09/&quot;;[.B1007])" office:value-type="string" office:string-value="diff mpi01/RELAX.SimID.1.EPSA.-300.EPSB.-300.T.1473.RA.12.RB.16.csv mpi09/RELAX.SimID.9.EPSA.-300.EPSB.-300.T.1473.RA.12.RB.16.csv" calcext:value-type="string">
            <text:p>diff mpi01/RELAX.SimID.1.EPSA.-300.EPSB.-300.T.1473.RA.12.RB.16.csv mpi09/RELAX.SimID.9.EPSA.-300.EPSB.-300.T.1473.RA.12.RB.16.csv</text:p>
          </table:table-cell>
        </table:table-row>
        <table:table-row table:style-name="ro1">
          <table:table-cell office:value-type="string" calcext:value-type="string">
            <text:p>RELAX.SimID.1.EPSA.-300.EPSB.-300.T.1473.RA.12.RB.16.NR.7551.NC.1401.RhoFields.bin</text:p>
          </table:table-cell>
          <table:table-cell office:value-type="string" calcext:value-type="string">
            <text:p>RELAX.SimID.9.EPSA.-300.EPSB.-300.T.1473.RA.12.RB.16.NR.7551.NC.1401.RhoFields.bin</text:p>
          </table:table-cell>
          <table:table-cell table:number-columns-repeated="2"/>
          <table:table-cell table:formula="of:=CONCATENATE(&quot;diff&quot;;&quot; &quot;;&quot;mpi01/&quot;;[.A1008];&quot; &quot;;&quot;mpi09/&quot;;[.B1008])" office:value-type="string" office:string-value="diff mpi01/RELAX.SimID.1.EPSA.-300.EPSB.-300.T.1473.RA.12.RB.16.NR.7551.NC.1401.RhoFields.bin mpi09/RELAX.SimID.9.EPSA.-300.EPSB.-300.T.1473.RA.12.RB.16.NR.7551.NC.1401.RhoFields.bin" calcext:value-type="string">
            <text:p>diff mpi01/RELAX.SimID.1.EPSA.-300.EPSB.-300.T.1473.RA.12.RB.16.NR.7551.NC.1401.RhoFields.bin mpi09/RELAX.SimID.9.EPSA.-300.EPSB.-3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073.RA.12.RB.13.csv</text:p>
          </table:table-cell>
          <table:table-cell office:value-type="string" calcext:value-type="string">
            <text:p>RELAX.SimID.9.EPSA.30.EPSB.0.T.1073.RA.12.RB.13.csv</text:p>
          </table:table-cell>
          <table:table-cell table:number-columns-repeated="2"/>
          <table:table-cell table:formula="of:=CONCATENATE(&quot;diff&quot;;&quot; &quot;;&quot;mpi01/&quot;;[.A1009];&quot; &quot;;&quot;mpi09/&quot;;[.B1009])" office:value-type="string" office:string-value="diff mpi01/RELAX.SimID.1.EPSA.30.EPSB.0.T.1073.RA.12.RB.13.csv mpi09/RELAX.SimID.9.EPSA.30.EPSB.0.T.1073.RA.12.RB.13.csv" calcext:value-type="string">
            <text:p>diff mpi01/RELAX.SimID.1.EPSA.30.EPSB.0.T.1073.RA.12.RB.13.csv mpi09/RELAX.SimID.9.EPSA.30.EPSB.0.T.1073.RA.12.RB.13.csv</text:p>
          </table:table-cell>
        </table:table-row>
        <table:table-row table:style-name="ro1">
          <table:table-cell office:value-type="string" calcext:value-type="string">
            <text:p>RELAX.SimID.1.EPSA.30.EPSB.0.T.1073.RA.12.RB.13.NR.7551.NC.1.RhoFields.bin</text:p>
          </table:table-cell>
          <table:table-cell office:value-type="string" calcext:value-type="string">
            <text:p>RELAX.SimID.9.EPSA.30.EPSB.0.T.1073.RA.12.RB.13.NR.7551.NC.1.RhoFields.bin</text:p>
          </table:table-cell>
          <table:table-cell table:number-columns-repeated="2"/>
          <table:table-cell table:formula="of:=CONCATENATE(&quot;diff&quot;;&quot; &quot;;&quot;mpi01/&quot;;[.A1010];&quot; &quot;;&quot;mpi09/&quot;;[.B1010])" office:value-type="string" office:string-value="diff mpi01/RELAX.SimID.1.EPSA.30.EPSB.0.T.1073.RA.12.RB.13.NR.7551.NC.1.RhoFields.bin mpi09/RELAX.SimID.9.EPSA.30.EPSB.0.T.1073.RA.12.RB.13.NR.7551.NC.1.RhoFields.bin" calcext:value-type="string">
            <text:p>diff mpi01/RELAX.SimID.1.EPSA.30.EPSB.0.T.1073.RA.12.RB.13.NR.7551.NC.1.RhoFields.bin mpi09/RELAX.SimID.9.EPSA.30.EPSB.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30.EPSB.0.T.1073.RA.12.RB.14.csv</text:p>
          </table:table-cell>
          <table:table-cell office:value-type="string" calcext:value-type="string">
            <text:p>RELAX.SimID.9.EPSA.30.EPSB.0.T.1073.RA.12.RB.14.csv</text:p>
          </table:table-cell>
          <table:table-cell table:number-columns-repeated="2"/>
          <table:table-cell table:formula="of:=CONCATENATE(&quot;diff&quot;;&quot; &quot;;&quot;mpi01/&quot;;[.A1011];&quot; &quot;;&quot;mpi09/&quot;;[.B1011])" office:value-type="string" office:string-value="diff mpi01/RELAX.SimID.1.EPSA.30.EPSB.0.T.1073.RA.12.RB.14.csv mpi09/RELAX.SimID.9.EPSA.30.EPSB.0.T.1073.RA.12.RB.14.csv" calcext:value-type="string">
            <text:p>diff mpi01/RELAX.SimID.1.EPSA.30.EPSB.0.T.1073.RA.12.RB.14.csv mpi09/RELAX.SimID.9.EPSA.30.EPSB.0.T.1073.RA.12.RB.14.csv</text:p>
          </table:table-cell>
        </table:table-row>
        <table:table-row table:style-name="ro1">
          <table:table-cell office:value-type="string" calcext:value-type="string">
            <text:p>RELAX.SimID.1.EPSA.30.EPSB.0.T.1073.RA.12.RB.14.NR.7551.NC.1.RhoFields.bin</text:p>
          </table:table-cell>
          <table:table-cell office:value-type="string" calcext:value-type="string">
            <text:p>RELAX.SimID.9.EPSA.30.EPSB.0.T.1073.RA.12.RB.14.NR.7551.NC.1.RhoFields.bin</text:p>
          </table:table-cell>
          <table:table-cell table:number-columns-repeated="2"/>
          <table:table-cell table:formula="of:=CONCATENATE(&quot;diff&quot;;&quot; &quot;;&quot;mpi01/&quot;;[.A1012];&quot; &quot;;&quot;mpi09/&quot;;[.B1012])" office:value-type="string" office:string-value="diff mpi01/RELAX.SimID.1.EPSA.30.EPSB.0.T.1073.RA.12.RB.14.NR.7551.NC.1.RhoFields.bin mpi09/RELAX.SimID.9.EPSA.30.EPSB.0.T.1073.RA.12.RB.14.NR.7551.NC.1.RhoFields.bin" calcext:value-type="string">
            <text:p>diff mpi01/RELAX.SimID.1.EPSA.30.EPSB.0.T.1073.RA.12.RB.14.NR.7551.NC.1.RhoFields.bin mpi09/RELAX.SimID.9.EPSA.30.EPSB.0.T.10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30.EPSB.0.T.1073.RA.12.RB.15.csv</text:p>
          </table:table-cell>
          <table:table-cell office:value-type="string" calcext:value-type="string">
            <text:p>RELAX.SimID.9.EPSA.30.EPSB.0.T.1073.RA.12.RB.15.csv</text:p>
          </table:table-cell>
          <table:table-cell table:number-columns-repeated="2"/>
          <table:table-cell table:formula="of:=CONCATENATE(&quot;diff&quot;;&quot; &quot;;&quot;mpi01/&quot;;[.A1013];&quot; &quot;;&quot;mpi09/&quot;;[.B1013])" office:value-type="string" office:string-value="diff mpi01/RELAX.SimID.1.EPSA.30.EPSB.0.T.1073.RA.12.RB.15.csv mpi09/RELAX.SimID.9.EPSA.30.EPSB.0.T.1073.RA.12.RB.15.csv" calcext:value-type="string">
            <text:p>diff mpi01/RELAX.SimID.1.EPSA.30.EPSB.0.T.1073.RA.12.RB.15.csv mpi09/RELAX.SimID.9.EPSA.30.EPSB.0.T.1073.RA.12.RB.15.csv</text:p>
          </table:table-cell>
        </table:table-row>
        <table:table-row table:style-name="ro1">
          <table:table-cell office:value-type="string" calcext:value-type="string">
            <text:p>RELAX.SimID.1.EPSA.30.EPSB.0.T.1073.RA.12.RB.15.NR.7551.NC.1.RhoFields.bin</text:p>
          </table:table-cell>
          <table:table-cell office:value-type="string" calcext:value-type="string">
            <text:p>RELAX.SimID.9.EPSA.30.EPSB.0.T.1073.RA.12.RB.15.NR.7551.NC.1.RhoFields.bin</text:p>
          </table:table-cell>
          <table:table-cell table:number-columns-repeated="2"/>
          <table:table-cell table:formula="of:=CONCATENATE(&quot;diff&quot;;&quot; &quot;;&quot;mpi01/&quot;;[.A1014];&quot; &quot;;&quot;mpi09/&quot;;[.B1014])" office:value-type="string" office:string-value="diff mpi01/RELAX.SimID.1.EPSA.30.EPSB.0.T.1073.RA.12.RB.15.NR.7551.NC.1.RhoFields.bin mpi09/RELAX.SimID.9.EPSA.30.EPSB.0.T.1073.RA.12.RB.15.NR.7551.NC.1.RhoFields.bin" calcext:value-type="string">
            <text:p>diff mpi01/RELAX.SimID.1.EPSA.30.EPSB.0.T.1073.RA.12.RB.15.NR.7551.NC.1.RhoFields.bin mpi09/RELAX.SimID.9.EPSA.30.EPSB.0.T.10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30.EPSB.0.T.1073.RA.12.RB.16.csv</text:p>
          </table:table-cell>
          <table:table-cell office:value-type="string" calcext:value-type="string">
            <text:p>RELAX.SimID.9.EPSA.30.EPSB.0.T.1073.RA.12.RB.16.csv</text:p>
          </table:table-cell>
          <table:table-cell table:number-columns-repeated="2"/>
          <table:table-cell table:formula="of:=CONCATENATE(&quot;diff&quot;;&quot; &quot;;&quot;mpi01/&quot;;[.A1015];&quot; &quot;;&quot;mpi09/&quot;;[.B1015])" office:value-type="string" office:string-value="diff mpi01/RELAX.SimID.1.EPSA.30.EPSB.0.T.1073.RA.12.RB.16.csv mpi09/RELAX.SimID.9.EPSA.30.EPSB.0.T.1073.RA.12.RB.16.csv" calcext:value-type="string">
            <text:p>diff mpi01/RELAX.SimID.1.EPSA.30.EPSB.0.T.1073.RA.12.RB.16.csv mpi09/RELAX.SimID.9.EPSA.30.EPSB.0.T.1073.RA.12.RB.16.csv</text:p>
          </table:table-cell>
        </table:table-row>
        <table:table-row table:style-name="ro1">
          <table:table-cell office:value-type="string" calcext:value-type="string">
            <text:p>RELAX.SimID.1.EPSA.30.EPSB.0.T.1073.RA.12.RB.16.NR.7551.NC.15.RhoFields.bin</text:p>
          </table:table-cell>
          <table:table-cell office:value-type="string" calcext:value-type="string">
            <text:p>RELAX.SimID.9.EPSA.30.EPSB.0.T.1073.RA.12.RB.16.NR.7551.NC.15.RhoFields.bin</text:p>
          </table:table-cell>
          <table:table-cell table:number-columns-repeated="2"/>
          <table:table-cell table:formula="of:=CONCATENATE(&quot;diff&quot;;&quot; &quot;;&quot;mpi01/&quot;;[.A1016];&quot; &quot;;&quot;mpi09/&quot;;[.B1016])" office:value-type="string" office:string-value="diff mpi01/RELAX.SimID.1.EPSA.30.EPSB.0.T.1073.RA.12.RB.16.NR.7551.NC.15.RhoFields.bin mpi09/RELAX.SimID.9.EPSA.30.EPSB.0.T.1073.RA.12.RB.16.NR.7551.NC.15.RhoFields.bin" calcext:value-type="string">
            <text:p>diff mpi01/RELAX.SimID.1.EPSA.30.EPSB.0.T.1073.RA.12.RB.16.NR.7551.NC.15.RhoFields.bin mpi09/RELAX.SimID.9.EPSA.30.EPSB.0.T.1073.RA.12.RB.16.NR.7551.NC.15.RhoFields.bin</text:p>
          </table:table-cell>
        </table:table-row>
        <table:table-row table:style-name="ro1">
          <table:table-cell office:value-type="string" calcext:value-type="string">
            <text:p>RELAX.SimID.1.EPSA.30.EPSB.0.T.1123.RA.12.RB.13.csv</text:p>
          </table:table-cell>
          <table:table-cell office:value-type="string" calcext:value-type="string">
            <text:p>RELAX.SimID.9.EPSA.30.EPSB.0.T.1123.RA.12.RB.13.csv</text:p>
          </table:table-cell>
          <table:table-cell table:number-columns-repeated="2"/>
          <table:table-cell table:formula="of:=CONCATENATE(&quot;diff&quot;;&quot; &quot;;&quot;mpi01/&quot;;[.A1017];&quot; &quot;;&quot;mpi09/&quot;;[.B1017])" office:value-type="string" office:string-value="diff mpi01/RELAX.SimID.1.EPSA.30.EPSB.0.T.1123.RA.12.RB.13.csv mpi09/RELAX.SimID.9.EPSA.30.EPSB.0.T.1123.RA.12.RB.13.csv" calcext:value-type="string">
            <text:p>diff mpi01/RELAX.SimID.1.EPSA.30.EPSB.0.T.1123.RA.12.RB.13.csv mpi09/RELAX.SimID.9.EPSA.30.EPSB.0.T.1123.RA.12.RB.13.csv</text:p>
          </table:table-cell>
        </table:table-row>
        <table:table-row table:style-name="ro1">
          <table:table-cell office:value-type="string" calcext:value-type="string">
            <text:p>RELAX.SimID.1.EPSA.30.EPSB.0.T.1123.RA.12.RB.13.NR.7551.NC.1.RhoFields.bin</text:p>
          </table:table-cell>
          <table:table-cell office:value-type="string" calcext:value-type="string">
            <text:p>RELAX.SimID.9.EPSA.30.EPSB.0.T.1123.RA.12.RB.13.NR.7551.NC.1.RhoFields.bin</text:p>
          </table:table-cell>
          <table:table-cell table:number-columns-repeated="2"/>
          <table:table-cell table:formula="of:=CONCATENATE(&quot;diff&quot;;&quot; &quot;;&quot;mpi01/&quot;;[.A1018];&quot; &quot;;&quot;mpi09/&quot;;[.B1018])" office:value-type="string" office:string-value="diff mpi01/RELAX.SimID.1.EPSA.30.EPSB.0.T.1123.RA.12.RB.13.NR.7551.NC.1.RhoFields.bin mpi09/RELAX.SimID.9.EPSA.30.EPSB.0.T.1123.RA.12.RB.13.NR.7551.NC.1.RhoFields.bin" calcext:value-type="string">
            <text:p>diff mpi01/RELAX.SimID.1.EPSA.30.EPSB.0.T.1123.RA.12.RB.13.NR.7551.NC.1.RhoFields.bin mpi09/RELAX.SimID.9.EPSA.30.EPSB.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30.EPSB.0.T.1123.RA.12.RB.14.csv</text:p>
          </table:table-cell>
          <table:table-cell office:value-type="string" calcext:value-type="string">
            <text:p>RELAX.SimID.9.EPSA.30.EPSB.0.T.1123.RA.12.RB.14.csv</text:p>
          </table:table-cell>
          <table:table-cell table:number-columns-repeated="2"/>
          <table:table-cell table:formula="of:=CONCATENATE(&quot;diff&quot;;&quot; &quot;;&quot;mpi01/&quot;;[.A1019];&quot; &quot;;&quot;mpi09/&quot;;[.B1019])" office:value-type="string" office:string-value="diff mpi01/RELAX.SimID.1.EPSA.30.EPSB.0.T.1123.RA.12.RB.14.csv mpi09/RELAX.SimID.9.EPSA.30.EPSB.0.T.1123.RA.12.RB.14.csv" calcext:value-type="string">
            <text:p>diff mpi01/RELAX.SimID.1.EPSA.30.EPSB.0.T.1123.RA.12.RB.14.csv mpi09/RELAX.SimID.9.EPSA.30.EPSB.0.T.1123.RA.12.RB.14.csv</text:p>
          </table:table-cell>
        </table:table-row>
        <table:table-row table:style-name="ro1">
          <table:table-cell office:value-type="string" calcext:value-type="string">
            <text:p>RELAX.SimID.1.EPSA.30.EPSB.0.T.1123.RA.12.RB.14.NR.7551.NC.1.RhoFields.bin</text:p>
          </table:table-cell>
          <table:table-cell office:value-type="string" calcext:value-type="string">
            <text:p>RELAX.SimID.9.EPSA.30.EPSB.0.T.1123.RA.12.RB.14.NR.7551.NC.1.RhoFields.bin</text:p>
          </table:table-cell>
          <table:table-cell table:number-columns-repeated="2"/>
          <table:table-cell table:formula="of:=CONCATENATE(&quot;diff&quot;;&quot; &quot;;&quot;mpi01/&quot;;[.A1020];&quot; &quot;;&quot;mpi09/&quot;;[.B1020])" office:value-type="string" office:string-value="diff mpi01/RELAX.SimID.1.EPSA.30.EPSB.0.T.1123.RA.12.RB.14.NR.7551.NC.1.RhoFields.bin mpi09/RELAX.SimID.9.EPSA.30.EPSB.0.T.1123.RA.12.RB.14.NR.7551.NC.1.RhoFields.bin" calcext:value-type="string">
            <text:p>diff mpi01/RELAX.SimID.1.EPSA.30.EPSB.0.T.1123.RA.12.RB.14.NR.7551.NC.1.RhoFields.bin mpi09/RELAX.SimID.9.EPSA.30.EPSB.0.T.11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30.EPSB.0.T.1123.RA.12.RB.15.csv</text:p>
          </table:table-cell>
          <table:table-cell office:value-type="string" calcext:value-type="string">
            <text:p>RELAX.SimID.9.EPSA.30.EPSB.0.T.1123.RA.12.RB.15.csv</text:p>
          </table:table-cell>
          <table:table-cell table:number-columns-repeated="2"/>
          <table:table-cell table:formula="of:=CONCATENATE(&quot;diff&quot;;&quot; &quot;;&quot;mpi01/&quot;;[.A1021];&quot; &quot;;&quot;mpi09/&quot;;[.B1021])" office:value-type="string" office:string-value="diff mpi01/RELAX.SimID.1.EPSA.30.EPSB.0.T.1123.RA.12.RB.15.csv mpi09/RELAX.SimID.9.EPSA.30.EPSB.0.T.1123.RA.12.RB.15.csv" calcext:value-type="string">
            <text:p>diff mpi01/RELAX.SimID.1.EPSA.30.EPSB.0.T.1123.RA.12.RB.15.csv mpi09/RELAX.SimID.9.EPSA.30.EPSB.0.T.1123.RA.12.RB.15.csv</text:p>
          </table:table-cell>
        </table:table-row>
        <table:table-row table:style-name="ro1">
          <table:table-cell office:value-type="string" calcext:value-type="string">
            <text:p>RELAX.SimID.1.EPSA.30.EPSB.0.T.1123.RA.12.RB.15.NR.7551.NC.4.RhoFields.bin</text:p>
          </table:table-cell>
          <table:table-cell office:value-type="string" calcext:value-type="string">
            <text:p>RELAX.SimID.9.EPSA.30.EPSB.0.T.1123.RA.12.RB.15.NR.7551.NC.4.RhoFields.bin</text:p>
          </table:table-cell>
          <table:table-cell table:number-columns-repeated="2"/>
          <table:table-cell table:formula="of:=CONCATENATE(&quot;diff&quot;;&quot; &quot;;&quot;mpi01/&quot;;[.A1022];&quot; &quot;;&quot;mpi09/&quot;;[.B1022])" office:value-type="string" office:string-value="diff mpi01/RELAX.SimID.1.EPSA.30.EPSB.0.T.1123.RA.12.RB.15.NR.7551.NC.4.RhoFields.bin mpi09/RELAX.SimID.9.EPSA.30.EPSB.0.T.1123.RA.12.RB.15.NR.7551.NC.4.RhoFields.bin" calcext:value-type="string">
            <text:p>diff mpi01/RELAX.SimID.1.EPSA.30.EPSB.0.T.1123.RA.12.RB.15.NR.7551.NC.4.RhoFields.bin mpi09/RELAX.SimID.9.EPSA.30.EPSB.0.T.1123.RA.12.RB.15.NR.7551.NC.4.RhoFields.bin</text:p>
          </table:table-cell>
        </table:table-row>
        <table:table-row table:style-name="ro1">
          <table:table-cell office:value-type="string" calcext:value-type="string">
            <text:p>RELAX.SimID.1.EPSA.30.EPSB.0.T.1123.RA.12.RB.16.csv</text:p>
          </table:table-cell>
          <table:table-cell office:value-type="string" calcext:value-type="string">
            <text:p>RELAX.SimID.9.EPSA.30.EPSB.0.T.1123.RA.12.RB.16.csv</text:p>
          </table:table-cell>
          <table:table-cell table:number-columns-repeated="2"/>
          <table:table-cell table:formula="of:=CONCATENATE(&quot;diff&quot;;&quot; &quot;;&quot;mpi01/&quot;;[.A1023];&quot; &quot;;&quot;mpi09/&quot;;[.B1023])" office:value-type="string" office:string-value="diff mpi01/RELAX.SimID.1.EPSA.30.EPSB.0.T.1123.RA.12.RB.16.csv mpi09/RELAX.SimID.9.EPSA.30.EPSB.0.T.1123.RA.12.RB.16.csv" calcext:value-type="string">
            <text:p>diff mpi01/RELAX.SimID.1.EPSA.30.EPSB.0.T.1123.RA.12.RB.16.csv mpi09/RELAX.SimID.9.EPSA.30.EPSB.0.T.1123.RA.12.RB.16.csv</text:p>
          </table:table-cell>
        </table:table-row>
        <table:table-row table:style-name="ro1">
          <table:table-cell office:value-type="string" calcext:value-type="string">
            <text:p>RELAX.SimID.1.EPSA.30.EPSB.0.T.1123.RA.12.RB.16.NR.7551.NC.98.RhoFields.bin</text:p>
          </table:table-cell>
          <table:table-cell office:value-type="string" calcext:value-type="string">
            <text:p>RELAX.SimID.9.EPSA.30.EPSB.0.T.1123.RA.12.RB.16.NR.7551.NC.98.RhoFields.bin</text:p>
          </table:table-cell>
          <table:table-cell table:number-columns-repeated="2"/>
          <table:table-cell table:formula="of:=CONCATENATE(&quot;diff&quot;;&quot; &quot;;&quot;mpi01/&quot;;[.A1024];&quot; &quot;;&quot;mpi09/&quot;;[.B1024])" office:value-type="string" office:string-value="diff mpi01/RELAX.SimID.1.EPSA.30.EPSB.0.T.1123.RA.12.RB.16.NR.7551.NC.98.RhoFields.bin mpi09/RELAX.SimID.9.EPSA.30.EPSB.0.T.1123.RA.12.RB.16.NR.7551.NC.98.RhoFields.bin" calcext:value-type="string">
            <text:p>diff mpi01/RELAX.SimID.1.EPSA.30.EPSB.0.T.1123.RA.12.RB.16.NR.7551.NC.98.RhoFields.bin mpi09/RELAX.SimID.9.EPSA.30.EPSB.0.T.1123.RA.12.RB.16.NR.7551.NC.98.RhoFields.bin</text:p>
          </table:table-cell>
        </table:table-row>
        <table:table-row table:style-name="ro1">
          <table:table-cell office:value-type="string" calcext:value-type="string">
            <text:p>RELAX.SimID.1.EPSA.30.EPSB.0.T.1173.RA.12.RB.13.csv</text:p>
          </table:table-cell>
          <table:table-cell office:value-type="string" calcext:value-type="string">
            <text:p>RELAX.SimID.9.EPSA.30.EPSB.0.T.1173.RA.12.RB.13.csv</text:p>
          </table:table-cell>
          <table:table-cell table:number-columns-repeated="2"/>
          <table:table-cell table:formula="of:=CONCATENATE(&quot;diff&quot;;&quot; &quot;;&quot;mpi01/&quot;;[.A1025];&quot; &quot;;&quot;mpi09/&quot;;[.B1025])" office:value-type="string" office:string-value="diff mpi01/RELAX.SimID.1.EPSA.30.EPSB.0.T.1173.RA.12.RB.13.csv mpi09/RELAX.SimID.9.EPSA.30.EPSB.0.T.1173.RA.12.RB.13.csv" calcext:value-type="string">
            <text:p>diff mpi01/RELAX.SimID.1.EPSA.30.EPSB.0.T.1173.RA.12.RB.13.csv mpi09/RELAX.SimID.9.EPSA.30.EPSB.0.T.1173.RA.12.RB.13.csv</text:p>
          </table:table-cell>
        </table:table-row>
        <table:table-row table:style-name="ro1">
          <table:table-cell office:value-type="string" calcext:value-type="string">
            <text:p>RELAX.SimID.1.EPSA.30.EPSB.0.T.1173.RA.12.RB.13.NR.7551.NC.1.RhoFields.bin</text:p>
          </table:table-cell>
          <table:table-cell office:value-type="string" calcext:value-type="string">
            <text:p>RELAX.SimID.9.EPSA.30.EPSB.0.T.1173.RA.12.RB.13.NR.7551.NC.1.RhoFields.bin</text:p>
          </table:table-cell>
          <table:table-cell table:number-columns-repeated="2"/>
          <table:table-cell table:formula="of:=CONCATENATE(&quot;diff&quot;;&quot; &quot;;&quot;mpi01/&quot;;[.A1026];&quot; &quot;;&quot;mpi09/&quot;;[.B1026])" office:value-type="string" office:string-value="diff mpi01/RELAX.SimID.1.EPSA.30.EPSB.0.T.1173.RA.12.RB.13.NR.7551.NC.1.RhoFields.bin mpi09/RELAX.SimID.9.EPSA.30.EPSB.0.T.1173.RA.12.RB.13.NR.7551.NC.1.RhoFields.bin" calcext:value-type="string">
            <text:p>diff mpi01/RELAX.SimID.1.EPSA.30.EPSB.0.T.1173.RA.12.RB.13.NR.7551.NC.1.RhoFields.bin mpi09/RELAX.SimID.9.EPSA.30.EPSB.0.T.11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30.EPSB.0.T.1173.RA.12.RB.14.csv</text:p>
          </table:table-cell>
          <table:table-cell office:value-type="string" calcext:value-type="string">
            <text:p>RELAX.SimID.9.EPSA.30.EPSB.0.T.1173.RA.12.RB.14.csv</text:p>
          </table:table-cell>
          <table:table-cell table:number-columns-repeated="2"/>
          <table:table-cell table:formula="of:=CONCATENATE(&quot;diff&quot;;&quot; &quot;;&quot;mpi01/&quot;;[.A1027];&quot; &quot;;&quot;mpi09/&quot;;[.B1027])" office:value-type="string" office:string-value="diff mpi01/RELAX.SimID.1.EPSA.30.EPSB.0.T.1173.RA.12.RB.14.csv mpi09/RELAX.SimID.9.EPSA.30.EPSB.0.T.1173.RA.12.RB.14.csv" calcext:value-type="string">
            <text:p>diff mpi01/RELAX.SimID.1.EPSA.30.EPSB.0.T.1173.RA.12.RB.14.csv mpi09/RELAX.SimID.9.EPSA.30.EPSB.0.T.1173.RA.12.RB.14.csv</text:p>
          </table:table-cell>
        </table:table-row>
        <table:table-row table:style-name="ro1">
          <table:table-cell office:value-type="string" calcext:value-type="string">
            <text:p>RELAX.SimID.1.EPSA.30.EPSB.0.T.1173.RA.12.RB.14.NR.7551.NC.1.RhoFields.bin</text:p>
          </table:table-cell>
          <table:table-cell office:value-type="string" calcext:value-type="string">
            <text:p>RELAX.SimID.9.EPSA.30.EPSB.0.T.1173.RA.12.RB.14.NR.7551.NC.1.RhoFields.bin</text:p>
          </table:table-cell>
          <table:table-cell table:number-columns-repeated="2"/>
          <table:table-cell table:formula="of:=CONCATENATE(&quot;diff&quot;;&quot; &quot;;&quot;mpi01/&quot;;[.A1028];&quot; &quot;;&quot;mpi09/&quot;;[.B1028])" office:value-type="string" office:string-value="diff mpi01/RELAX.SimID.1.EPSA.30.EPSB.0.T.1173.RA.12.RB.14.NR.7551.NC.1.RhoFields.bin mpi09/RELAX.SimID.9.EPSA.30.EPSB.0.T.1173.RA.12.RB.14.NR.7551.NC.1.RhoFields.bin" calcext:value-type="string">
            <text:p>diff mpi01/RELAX.SimID.1.EPSA.30.EPSB.0.T.1173.RA.12.RB.14.NR.7551.NC.1.RhoFields.bin mpi09/RELAX.SimID.9.EPSA.30.EPSB.0.T.11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30.EPSB.0.T.1173.RA.12.RB.15.csv</text:p>
          </table:table-cell>
          <table:table-cell office:value-type="string" calcext:value-type="string">
            <text:p>RELAX.SimID.9.EPSA.30.EPSB.0.T.1173.RA.12.RB.15.csv</text:p>
          </table:table-cell>
          <table:table-cell table:number-columns-repeated="2"/>
          <table:table-cell table:formula="of:=CONCATENATE(&quot;diff&quot;;&quot; &quot;;&quot;mpi01/&quot;;[.A1029];&quot; &quot;;&quot;mpi09/&quot;;[.B1029])" office:value-type="string" office:string-value="diff mpi01/RELAX.SimID.1.EPSA.30.EPSB.0.T.1173.RA.12.RB.15.csv mpi09/RELAX.SimID.9.EPSA.30.EPSB.0.T.1173.RA.12.RB.15.csv" calcext:value-type="string">
            <text:p>diff mpi01/RELAX.SimID.1.EPSA.30.EPSB.0.T.1173.RA.12.RB.15.csv mpi09/RELAX.SimID.9.EPSA.30.EPSB.0.T.1173.RA.12.RB.15.csv</text:p>
          </table:table-cell>
        </table:table-row>
        <table:table-row table:style-name="ro1">
          <table:table-cell office:value-type="string" calcext:value-type="string">
            <text:p>RELAX.SimID.1.EPSA.30.EPSB.0.T.1173.RA.12.RB.15.NR.7551.NC.24.RhoFields.bin</text:p>
          </table:table-cell>
          <table:table-cell office:value-type="string" calcext:value-type="string">
            <text:p>RELAX.SimID.9.EPSA.30.EPSB.0.T.1173.RA.12.RB.15.NR.7551.NC.24.RhoFields.bin</text:p>
          </table:table-cell>
          <table:table-cell table:number-columns-repeated="2"/>
          <table:table-cell table:formula="of:=CONCATENATE(&quot;diff&quot;;&quot; &quot;;&quot;mpi01/&quot;;[.A1030];&quot; &quot;;&quot;mpi09/&quot;;[.B1030])" office:value-type="string" office:string-value="diff mpi01/RELAX.SimID.1.EPSA.30.EPSB.0.T.1173.RA.12.RB.15.NR.7551.NC.24.RhoFields.bin mpi09/RELAX.SimID.9.EPSA.30.EPSB.0.T.1173.RA.12.RB.15.NR.7551.NC.24.RhoFields.bin" calcext:value-type="string">
            <text:p>diff mpi01/RELAX.SimID.1.EPSA.30.EPSB.0.T.1173.RA.12.RB.15.NR.7551.NC.24.RhoFields.bin mpi09/RELAX.SimID.9.EPSA.30.EPSB.0.T.1173.RA.12.RB.15.NR.7551.NC.24.RhoFields.bin</text:p>
          </table:table-cell>
        </table:table-row>
        <table:table-row table:style-name="ro1">
          <table:table-cell office:value-type="string" calcext:value-type="string">
            <text:p>RELAX.SimID.1.EPSA.30.EPSB.0.T.1173.RA.12.RB.16.csv</text:p>
          </table:table-cell>
          <table:table-cell office:value-type="string" calcext:value-type="string">
            <text:p>RELAX.SimID.9.EPSA.30.EPSB.0.T.1173.RA.12.RB.16.csv</text:p>
          </table:table-cell>
          <table:table-cell table:number-columns-repeated="2"/>
          <table:table-cell table:formula="of:=CONCATENATE(&quot;diff&quot;;&quot; &quot;;&quot;mpi01/&quot;;[.A1031];&quot; &quot;;&quot;mpi09/&quot;;[.B1031])" office:value-type="string" office:string-value="diff mpi01/RELAX.SimID.1.EPSA.30.EPSB.0.T.1173.RA.12.RB.16.csv mpi09/RELAX.SimID.9.EPSA.30.EPSB.0.T.1173.RA.12.RB.16.csv" calcext:value-type="string">
            <text:p>diff mpi01/RELAX.SimID.1.EPSA.30.EPSB.0.T.1173.RA.12.RB.16.csv mpi09/RELAX.SimID.9.EPSA.30.EPSB.0.T.1173.RA.12.RB.16.csv</text:p>
          </table:table-cell>
        </table:table-row>
        <table:table-row table:style-name="ro1">
          <table:table-cell office:value-type="string" calcext:value-type="string">
            <text:p>RELAX.SimID.1.EPSA.30.EPSB.0.T.1173.RA.12.RB.16.NR.7551.NC.422.RhoFields.bin</text:p>
          </table:table-cell>
          <table:table-cell office:value-type="string" calcext:value-type="string">
            <text:p>RELAX.SimID.9.EPSA.30.EPSB.0.T.1173.RA.12.RB.16.NR.7551.NC.422.RhoFields.bin</text:p>
          </table:table-cell>
          <table:table-cell table:number-columns-repeated="2"/>
          <table:table-cell table:formula="of:=CONCATENATE(&quot;diff&quot;;&quot; &quot;;&quot;mpi01/&quot;;[.A1032];&quot; &quot;;&quot;mpi09/&quot;;[.B1032])" office:value-type="string" office:string-value="diff mpi01/RELAX.SimID.1.EPSA.30.EPSB.0.T.1173.RA.12.RB.16.NR.7551.NC.422.RhoFields.bin mpi09/RELAX.SimID.9.EPSA.30.EPSB.0.T.1173.RA.12.RB.16.NR.7551.NC.422.RhoFields.bin" calcext:value-type="string">
            <text:p>diff mpi01/RELAX.SimID.1.EPSA.30.EPSB.0.T.1173.RA.12.RB.16.NR.7551.NC.422.RhoFields.bin mpi09/RELAX.SimID.9.EPSA.30.EPSB.0.T.1173.RA.12.RB.16.NR.7551.NC.422.RhoFields.bin</text:p>
          </table:table-cell>
        </table:table-row>
        <table:table-row table:style-name="ro1">
          <table:table-cell office:value-type="string" calcext:value-type="string">
            <text:p>RELAX.SimID.1.EPSA.30.EPSB.0.T.1223.RA.12.RB.13.csv</text:p>
          </table:table-cell>
          <table:table-cell office:value-type="string" calcext:value-type="string">
            <text:p>RELAX.SimID.9.EPSA.30.EPSB.0.T.1223.RA.12.RB.13.csv</text:p>
          </table:table-cell>
          <table:table-cell table:number-columns-repeated="2"/>
          <table:table-cell table:formula="of:=CONCATENATE(&quot;diff&quot;;&quot; &quot;;&quot;mpi01/&quot;;[.A1033];&quot; &quot;;&quot;mpi09/&quot;;[.B1033])" office:value-type="string" office:string-value="diff mpi01/RELAX.SimID.1.EPSA.30.EPSB.0.T.1223.RA.12.RB.13.csv mpi09/RELAX.SimID.9.EPSA.30.EPSB.0.T.1223.RA.12.RB.13.csv" calcext:value-type="string">
            <text:p>diff mpi01/RELAX.SimID.1.EPSA.30.EPSB.0.T.1223.RA.12.RB.13.csv mpi09/RELAX.SimID.9.EPSA.30.EPSB.0.T.1223.RA.12.RB.13.csv</text:p>
          </table:table-cell>
        </table:table-row>
        <table:table-row table:style-name="ro1">
          <table:table-cell office:value-type="string" calcext:value-type="string">
            <text:p>RELAX.SimID.1.EPSA.30.EPSB.0.T.1223.RA.12.RB.13.NR.7551.NC.1.RhoFields.bin</text:p>
          </table:table-cell>
          <table:table-cell office:value-type="string" calcext:value-type="string">
            <text:p>RELAX.SimID.9.EPSA.30.EPSB.0.T.1223.RA.12.RB.13.NR.7551.NC.1.RhoFields.bin</text:p>
          </table:table-cell>
          <table:table-cell table:number-columns-repeated="2"/>
          <table:table-cell table:formula="of:=CONCATENATE(&quot;diff&quot;;&quot; &quot;;&quot;mpi01/&quot;;[.A1034];&quot; &quot;;&quot;mpi09/&quot;;[.B1034])" office:value-type="string" office:string-value="diff mpi01/RELAX.SimID.1.EPSA.30.EPSB.0.T.1223.RA.12.RB.13.NR.7551.NC.1.RhoFields.bin mpi09/RELAX.SimID.9.EPSA.30.EPSB.0.T.1223.RA.12.RB.13.NR.7551.NC.1.RhoFields.bin" calcext:value-type="string">
            <text:p>diff mpi01/RELAX.SimID.1.EPSA.30.EPSB.0.T.1223.RA.12.RB.13.NR.7551.NC.1.RhoFields.bin mpi09/RELAX.SimID.9.EPSA.30.EPSB.0.T.12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30.EPSB.0.T.1223.RA.12.RB.14.csv</text:p>
          </table:table-cell>
          <table:table-cell office:value-type="string" calcext:value-type="string">
            <text:p>RELAX.SimID.9.EPSA.30.EPSB.0.T.1223.RA.12.RB.14.csv</text:p>
          </table:table-cell>
          <table:table-cell table:number-columns-repeated="2"/>
          <table:table-cell table:formula="of:=CONCATENATE(&quot;diff&quot;;&quot; &quot;;&quot;mpi01/&quot;;[.A1035];&quot; &quot;;&quot;mpi09/&quot;;[.B1035])" office:value-type="string" office:string-value="diff mpi01/RELAX.SimID.1.EPSA.30.EPSB.0.T.1223.RA.12.RB.14.csv mpi09/RELAX.SimID.9.EPSA.30.EPSB.0.T.1223.RA.12.RB.14.csv" calcext:value-type="string">
            <text:p>diff mpi01/RELAX.SimID.1.EPSA.30.EPSB.0.T.1223.RA.12.RB.14.csv mpi09/RELAX.SimID.9.EPSA.30.EPSB.0.T.1223.RA.12.RB.14.csv</text:p>
          </table:table-cell>
        </table:table-row>
        <table:table-row table:style-name="ro1">
          <table:table-cell office:value-type="string" calcext:value-type="string">
            <text:p>RELAX.SimID.1.EPSA.30.EPSB.0.T.1223.RA.12.RB.14.NR.7551.NC.4.RhoFields.bin</text:p>
          </table:table-cell>
          <table:table-cell office:value-type="string" calcext:value-type="string">
            <text:p>RELAX.SimID.9.EPSA.30.EPSB.0.T.1223.RA.12.RB.14.NR.7551.NC.4.RhoFields.bin</text:p>
          </table:table-cell>
          <table:table-cell table:number-columns-repeated="2"/>
          <table:table-cell table:formula="of:=CONCATENATE(&quot;diff&quot;;&quot; &quot;;&quot;mpi01/&quot;;[.A1036];&quot; &quot;;&quot;mpi09/&quot;;[.B1036])" office:value-type="string" office:string-value="diff mpi01/RELAX.SimID.1.EPSA.30.EPSB.0.T.1223.RA.12.RB.14.NR.7551.NC.4.RhoFields.bin mpi09/RELAX.SimID.9.EPSA.30.EPSB.0.T.1223.RA.12.RB.14.NR.7551.NC.4.RhoFields.bin" calcext:value-type="string">
            <text:p>diff mpi01/RELAX.SimID.1.EPSA.30.EPSB.0.T.1223.RA.12.RB.14.NR.7551.NC.4.RhoFields.bin mpi09/RELAX.SimID.9.EPSA.30.EPSB.0.T.1223.RA.12.RB.14.NR.7551.NC.4.RhoFields.bin</text:p>
          </table:table-cell>
        </table:table-row>
        <table:table-row table:style-name="ro1">
          <table:table-cell office:value-type="string" calcext:value-type="string">
            <text:p>RELAX.SimID.1.EPSA.30.EPSB.0.T.1223.RA.12.RB.15.csv</text:p>
          </table:table-cell>
          <table:table-cell office:value-type="string" calcext:value-type="string">
            <text:p>RELAX.SimID.9.EPSA.30.EPSB.0.T.1223.RA.12.RB.15.csv</text:p>
          </table:table-cell>
          <table:table-cell table:number-columns-repeated="2"/>
          <table:table-cell table:formula="of:=CONCATENATE(&quot;diff&quot;;&quot; &quot;;&quot;mpi01/&quot;;[.A1037];&quot; &quot;;&quot;mpi09/&quot;;[.B1037])" office:value-type="string" office:string-value="diff mpi01/RELAX.SimID.1.EPSA.30.EPSB.0.T.1223.RA.12.RB.15.csv mpi09/RELAX.SimID.9.EPSA.30.EPSB.0.T.1223.RA.12.RB.15.csv" calcext:value-type="string">
            <text:p>diff mpi01/RELAX.SimID.1.EPSA.30.EPSB.0.T.1223.RA.12.RB.15.csv mpi09/RELAX.SimID.9.EPSA.30.EPSB.0.T.1223.RA.12.RB.15.csv</text:p>
          </table:table-cell>
        </table:table-row>
        <table:table-row table:style-name="ro1">
          <table:table-cell office:value-type="string" calcext:value-type="string">
            <text:p>RELAX.SimID.1.EPSA.30.EPSB.0.T.1223.RA.12.RB.15.NR.7551.NC.113.RhoFields.bin</text:p>
          </table:table-cell>
          <table:table-cell office:value-type="string" calcext:value-type="string">
            <text:p>RELAX.SimID.9.EPSA.30.EPSB.0.T.1223.RA.12.RB.15.NR.7551.NC.113.RhoFields.bin</text:p>
          </table:table-cell>
          <table:table-cell table:number-columns-repeated="2"/>
          <table:table-cell table:formula="of:=CONCATENATE(&quot;diff&quot;;&quot; &quot;;&quot;mpi01/&quot;;[.A1038];&quot; &quot;;&quot;mpi09/&quot;;[.B1038])" office:value-type="string" office:string-value="diff mpi01/RELAX.SimID.1.EPSA.30.EPSB.0.T.1223.RA.12.RB.15.NR.7551.NC.113.RhoFields.bin mpi09/RELAX.SimID.9.EPSA.30.EPSB.0.T.1223.RA.12.RB.15.NR.7551.NC.113.RhoFields.bin" calcext:value-type="string">
            <text:p>diff mpi01/RELAX.SimID.1.EPSA.30.EPSB.0.T.1223.RA.12.RB.15.NR.7551.NC.113.RhoFields.bin mpi09/RELAX.SimID.9.EPSA.30.EPSB.0.T.1223.RA.12.RB.15.NR.7551.NC.113.RhoFields.bin</text:p>
          </table:table-cell>
        </table:table-row>
        <table:table-row table:style-name="ro1">
          <table:table-cell office:value-type="string" calcext:value-type="string">
            <text:p>RELAX.SimID.1.EPSA.30.EPSB.0.T.1223.RA.12.RB.16.csv</text:p>
          </table:table-cell>
          <table:table-cell office:value-type="string" calcext:value-type="string">
            <text:p>RELAX.SimID.9.EPSA.30.EPSB.0.T.1223.RA.12.RB.16.csv</text:p>
          </table:table-cell>
          <table:table-cell table:number-columns-repeated="2"/>
          <table:table-cell table:formula="of:=CONCATENATE(&quot;diff&quot;;&quot; &quot;;&quot;mpi01/&quot;;[.A1039];&quot; &quot;;&quot;mpi09/&quot;;[.B1039])" office:value-type="string" office:string-value="diff mpi01/RELAX.SimID.1.EPSA.30.EPSB.0.T.1223.RA.12.RB.16.csv mpi09/RELAX.SimID.9.EPSA.30.EPSB.0.T.1223.RA.12.RB.16.csv" calcext:value-type="string">
            <text:p>diff mpi01/RELAX.SimID.1.EPSA.30.EPSB.0.T.1223.RA.12.RB.16.csv mpi09/RELAX.SimID.9.EPSA.30.EPSB.0.T.1223.RA.12.RB.16.csv</text:p>
          </table:table-cell>
        </table:table-row>
        <table:table-row table:style-name="ro1">
          <table:table-cell office:value-type="string" calcext:value-type="string">
            <text:p>RELAX.SimID.1.EPSA.30.EPSB.0.T.1223.RA.12.RB.16.NR.7551.NC.1401.RhoFields.bin</text:p>
          </table:table-cell>
          <table:table-cell office:value-type="string" calcext:value-type="string">
            <text:p>RELAX.SimID.9.EPSA.30.EPSB.0.T.1223.RA.12.RB.16.NR.7551.NC.1401.RhoFields.bin</text:p>
          </table:table-cell>
          <table:table-cell table:number-columns-repeated="2"/>
          <table:table-cell table:formula="of:=CONCATENATE(&quot;diff&quot;;&quot; &quot;;&quot;mpi01/&quot;;[.A1040];&quot; &quot;;&quot;mpi09/&quot;;[.B1040])" office:value-type="string" office:string-value="diff mpi01/RELAX.SimID.1.EPSA.30.EPSB.0.T.1223.RA.12.RB.16.NR.7551.NC.1401.RhoFields.bin mpi09/RELAX.SimID.9.EPSA.30.EPSB.0.T.1223.RA.12.RB.16.NR.7551.NC.1401.RhoFields.bin" calcext:value-type="string">
            <text:p>diff mpi01/RELAX.SimID.1.EPSA.30.EPSB.0.T.1223.RA.12.RB.16.NR.7551.NC.1401.RhoFields.bin mpi09/RELAX.SimID.9.EPSA.30.EPSB.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273.RA.12.RB.13.csv</text:p>
          </table:table-cell>
          <table:table-cell office:value-type="string" calcext:value-type="string">
            <text:p>RELAX.SimID.9.EPSA.30.EPSB.0.T.1273.RA.12.RB.13.csv</text:p>
          </table:table-cell>
          <table:table-cell table:number-columns-repeated="2"/>
          <table:table-cell table:formula="of:=CONCATENATE(&quot;diff&quot;;&quot; &quot;;&quot;mpi01/&quot;;[.A1041];&quot; &quot;;&quot;mpi09/&quot;;[.B1041])" office:value-type="string" office:string-value="diff mpi01/RELAX.SimID.1.EPSA.30.EPSB.0.T.1273.RA.12.RB.13.csv mpi09/RELAX.SimID.9.EPSA.30.EPSB.0.T.1273.RA.12.RB.13.csv" calcext:value-type="string">
            <text:p>diff mpi01/RELAX.SimID.1.EPSA.30.EPSB.0.T.1273.RA.12.RB.13.csv mpi09/RELAX.SimID.9.EPSA.30.EPSB.0.T.1273.RA.12.RB.13.csv</text:p>
          </table:table-cell>
        </table:table-row>
        <table:table-row table:style-name="ro1">
          <table:table-cell office:value-type="string" calcext:value-type="string">
            <text:p>RELAX.SimID.1.EPSA.30.EPSB.0.T.1273.RA.12.RB.13.NR.7551.NC.1.RhoFields.bin</text:p>
          </table:table-cell>
          <table:table-cell office:value-type="string" calcext:value-type="string">
            <text:p>RELAX.SimID.9.EPSA.30.EPSB.0.T.1273.RA.12.RB.13.NR.7551.NC.1.RhoFields.bin</text:p>
          </table:table-cell>
          <table:table-cell table:number-columns-repeated="2"/>
          <table:table-cell table:formula="of:=CONCATENATE(&quot;diff&quot;;&quot; &quot;;&quot;mpi01/&quot;;[.A1042];&quot; &quot;;&quot;mpi09/&quot;;[.B1042])" office:value-type="string" office:string-value="diff mpi01/RELAX.SimID.1.EPSA.30.EPSB.0.T.1273.RA.12.RB.13.NR.7551.NC.1.RhoFields.bin mpi09/RELAX.SimID.9.EPSA.30.EPSB.0.T.1273.RA.12.RB.13.NR.7551.NC.1.RhoFields.bin" calcext:value-type="string">
            <text:p>diff mpi01/RELAX.SimID.1.EPSA.30.EPSB.0.T.1273.RA.12.RB.13.NR.7551.NC.1.RhoFields.bin mpi09/RELAX.SimID.9.EPSA.30.EPSB.0.T.12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30.EPSB.0.T.1273.RA.12.RB.14.csv</text:p>
          </table:table-cell>
          <table:table-cell office:value-type="string" calcext:value-type="string">
            <text:p>RELAX.SimID.9.EPSA.30.EPSB.0.T.1273.RA.12.RB.14.csv</text:p>
          </table:table-cell>
          <table:table-cell table:number-columns-repeated="2"/>
          <table:table-cell table:formula="of:=CONCATENATE(&quot;diff&quot;;&quot; &quot;;&quot;mpi01/&quot;;[.A1043];&quot; &quot;;&quot;mpi09/&quot;;[.B1043])" office:value-type="string" office:string-value="diff mpi01/RELAX.SimID.1.EPSA.30.EPSB.0.T.1273.RA.12.RB.14.csv mpi09/RELAX.SimID.9.EPSA.30.EPSB.0.T.1273.RA.12.RB.14.csv" calcext:value-type="string">
            <text:p>diff mpi01/RELAX.SimID.1.EPSA.30.EPSB.0.T.1273.RA.12.RB.14.csv mpi09/RELAX.SimID.9.EPSA.30.EPSB.0.T.1273.RA.12.RB.14.csv</text:p>
          </table:table-cell>
        </table:table-row>
        <table:table-row table:style-name="ro1">
          <table:table-cell office:value-type="string" calcext:value-type="string">
            <text:p>RELAX.SimID.1.EPSA.30.EPSB.0.T.1273.RA.12.RB.14.NR.7551.NC.19.RhoFields.bin</text:p>
          </table:table-cell>
          <table:table-cell office:value-type="string" calcext:value-type="string">
            <text:p>RELAX.SimID.9.EPSA.30.EPSB.0.T.1273.RA.12.RB.14.NR.7551.NC.19.RhoFields.bin</text:p>
          </table:table-cell>
          <table:table-cell table:number-columns-repeated="2"/>
          <table:table-cell table:formula="of:=CONCATENATE(&quot;diff&quot;;&quot; &quot;;&quot;mpi01/&quot;;[.A1044];&quot; &quot;;&quot;mpi09/&quot;;[.B1044])" office:value-type="string" office:string-value="diff mpi01/RELAX.SimID.1.EPSA.30.EPSB.0.T.1273.RA.12.RB.14.NR.7551.NC.19.RhoFields.bin mpi09/RELAX.SimID.9.EPSA.30.EPSB.0.T.1273.RA.12.RB.14.NR.7551.NC.19.RhoFields.bin" calcext:value-type="string">
            <text:p>diff mpi01/RELAX.SimID.1.EPSA.30.EPSB.0.T.1273.RA.12.RB.14.NR.7551.NC.19.RhoFields.bin mpi09/RELAX.SimID.9.EPSA.30.EPSB.0.T.1273.RA.12.RB.14.NR.7551.NC.19.RhoFields.bin</text:p>
          </table:table-cell>
        </table:table-row>
        <table:table-row table:style-name="ro1">
          <table:table-cell office:value-type="string" calcext:value-type="string">
            <text:p>RELAX.SimID.1.EPSA.30.EPSB.0.T.1273.RA.12.RB.15.csv</text:p>
          </table:table-cell>
          <table:table-cell office:value-type="string" calcext:value-type="string">
            <text:p>RELAX.SimID.9.EPSA.30.EPSB.0.T.1273.RA.12.RB.15.csv</text:p>
          </table:table-cell>
          <table:table-cell table:number-columns-repeated="2"/>
          <table:table-cell table:formula="of:=CONCATENATE(&quot;diff&quot;;&quot; &quot;;&quot;mpi01/&quot;;[.A1045];&quot; &quot;;&quot;mpi09/&quot;;[.B1045])" office:value-type="string" office:string-value="diff mpi01/RELAX.SimID.1.EPSA.30.EPSB.0.T.1273.RA.12.RB.15.csv mpi09/RELAX.SimID.9.EPSA.30.EPSB.0.T.1273.RA.12.RB.15.csv" calcext:value-type="string">
            <text:p>diff mpi01/RELAX.SimID.1.EPSA.30.EPSB.0.T.1273.RA.12.RB.15.csv mpi09/RELAX.SimID.9.EPSA.30.EPSB.0.T.1273.RA.12.RB.15.csv</text:p>
          </table:table-cell>
        </table:table-row>
        <table:table-row table:style-name="ro1">
          <table:table-cell office:value-type="string" calcext:value-type="string">
            <text:p>RELAX.SimID.1.EPSA.30.EPSB.0.T.1273.RA.12.RB.15.NR.7551.NC.384.RhoFields.bin</text:p>
          </table:table-cell>
          <table:table-cell office:value-type="string" calcext:value-type="string">
            <text:p>RELAX.SimID.9.EPSA.30.EPSB.0.T.1273.RA.12.RB.15.NR.7551.NC.384.RhoFields.bin</text:p>
          </table:table-cell>
          <table:table-cell table:number-columns-repeated="2"/>
          <table:table-cell table:formula="of:=CONCATENATE(&quot;diff&quot;;&quot; &quot;;&quot;mpi01/&quot;;[.A1046];&quot; &quot;;&quot;mpi09/&quot;;[.B1046])" office:value-type="string" office:string-value="diff mpi01/RELAX.SimID.1.EPSA.30.EPSB.0.T.1273.RA.12.RB.15.NR.7551.NC.384.RhoFields.bin mpi09/RELAX.SimID.9.EPSA.30.EPSB.0.T.1273.RA.12.RB.15.NR.7551.NC.384.RhoFields.bin" calcext:value-type="string">
            <text:p>diff mpi01/RELAX.SimID.1.EPSA.30.EPSB.0.T.1273.RA.12.RB.15.NR.7551.NC.384.RhoFields.bin mpi09/RELAX.SimID.9.EPSA.30.EPSB.0.T.1273.RA.12.RB.15.NR.7551.NC.384.RhoFields.bin</text:p>
          </table:table-cell>
        </table:table-row>
        <table:table-row table:style-name="ro1">
          <table:table-cell office:value-type="string" calcext:value-type="string">
            <text:p>RELAX.SimID.1.EPSA.30.EPSB.0.T.1273.RA.12.RB.16.csv</text:p>
          </table:table-cell>
          <table:table-cell office:value-type="string" calcext:value-type="string">
            <text:p>RELAX.SimID.9.EPSA.30.EPSB.0.T.1273.RA.12.RB.16.csv</text:p>
          </table:table-cell>
          <table:table-cell table:number-columns-repeated="2"/>
          <table:table-cell table:formula="of:=CONCATENATE(&quot;diff&quot;;&quot; &quot;;&quot;mpi01/&quot;;[.A1047];&quot; &quot;;&quot;mpi09/&quot;;[.B1047])" office:value-type="string" office:string-value="diff mpi01/RELAX.SimID.1.EPSA.30.EPSB.0.T.1273.RA.12.RB.16.csv mpi09/RELAX.SimID.9.EPSA.30.EPSB.0.T.1273.RA.12.RB.16.csv" calcext:value-type="string">
            <text:p>diff mpi01/RELAX.SimID.1.EPSA.30.EPSB.0.T.1273.RA.12.RB.16.csv mpi09/RELAX.SimID.9.EPSA.30.EPSB.0.T.1273.RA.12.RB.16.csv</text:p>
          </table:table-cell>
        </table:table-row>
        <table:table-row table:style-name="ro1">
          <table:table-cell office:value-type="string" calcext:value-type="string">
            <text:p>RELAX.SimID.1.EPSA.30.EPSB.0.T.1273.RA.12.RB.16.NR.7551.NC.1401.RhoFields.bin</text:p>
          </table:table-cell>
          <table:table-cell office:value-type="string" calcext:value-type="string">
            <text:p>RELAX.SimID.9.EPSA.30.EPSB.0.T.1273.RA.12.RB.16.NR.7551.NC.1401.RhoFields.bin</text:p>
          </table:table-cell>
          <table:table-cell table:number-columns-repeated="2"/>
          <table:table-cell table:formula="of:=CONCATENATE(&quot;diff&quot;;&quot; &quot;;&quot;mpi01/&quot;;[.A1048];&quot; &quot;;&quot;mpi09/&quot;;[.B1048])" office:value-type="string" office:string-value="diff mpi01/RELAX.SimID.1.EPSA.30.EPSB.0.T.1273.RA.12.RB.16.NR.7551.NC.1401.RhoFields.bin mpi09/RELAX.SimID.9.EPSA.30.EPSB.0.T.1273.RA.12.RB.16.NR.7551.NC.1401.RhoFields.bin" calcext:value-type="string">
            <text:p>diff mpi01/RELAX.SimID.1.EPSA.30.EPSB.0.T.1273.RA.12.RB.16.NR.7551.NC.1401.RhoFields.bin mpi09/RELAX.SimID.9.EPSA.30.EPSB.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323.RA.12.RB.13.csv</text:p>
          </table:table-cell>
          <table:table-cell office:value-type="string" calcext:value-type="string">
            <text:p>RELAX.SimID.9.EPSA.30.EPSB.0.T.1323.RA.12.RB.13.csv</text:p>
          </table:table-cell>
          <table:table-cell table:number-columns-repeated="2"/>
          <table:table-cell table:formula="of:=CONCATENATE(&quot;diff&quot;;&quot; &quot;;&quot;mpi01/&quot;;[.A1049];&quot; &quot;;&quot;mpi09/&quot;;[.B1049])" office:value-type="string" office:string-value="diff mpi01/RELAX.SimID.1.EPSA.30.EPSB.0.T.1323.RA.12.RB.13.csv mpi09/RELAX.SimID.9.EPSA.30.EPSB.0.T.1323.RA.12.RB.13.csv" calcext:value-type="string">
            <text:p>diff mpi01/RELAX.SimID.1.EPSA.30.EPSB.0.T.1323.RA.12.RB.13.csv mpi09/RELAX.SimID.9.EPSA.30.EPSB.0.T.1323.RA.12.RB.13.csv</text:p>
          </table:table-cell>
        </table:table-row>
        <table:table-row table:style-name="ro1">
          <table:table-cell office:value-type="string" calcext:value-type="string">
            <text:p>RELAX.SimID.1.EPSA.30.EPSB.0.T.1323.RA.12.RB.13.NR.7551.NC.2.RhoFields.bin</text:p>
          </table:table-cell>
          <table:table-cell office:value-type="string" calcext:value-type="string">
            <text:p>RELAX.SimID.9.EPSA.30.EPSB.0.T.1323.RA.12.RB.13.NR.7551.NC.2.RhoFields.bin</text:p>
          </table:table-cell>
          <table:table-cell table:number-columns-repeated="2"/>
          <table:table-cell table:formula="of:=CONCATENATE(&quot;diff&quot;;&quot; &quot;;&quot;mpi01/&quot;;[.A1050];&quot; &quot;;&quot;mpi09/&quot;;[.B1050])" office:value-type="string" office:string-value="diff mpi01/RELAX.SimID.1.EPSA.30.EPSB.0.T.1323.RA.12.RB.13.NR.7551.NC.2.RhoFields.bin mpi09/RELAX.SimID.9.EPSA.30.EPSB.0.T.1323.RA.12.RB.13.NR.7551.NC.2.RhoFields.bin" calcext:value-type="string">
            <text:p>diff mpi01/RELAX.SimID.1.EPSA.30.EPSB.0.T.1323.RA.12.RB.13.NR.7551.NC.2.RhoFields.bin mpi09/RELAX.SimID.9.EPSA.30.EPSB.0.T.1323.RA.12.RB.13.NR.7551.NC.2.RhoFields.bin</text:p>
          </table:table-cell>
        </table:table-row>
        <table:table-row table:style-name="ro1">
          <table:table-cell office:value-type="string" calcext:value-type="string">
            <text:p>RELAX.SimID.1.EPSA.30.EPSB.0.T.1323.RA.12.RB.14.csv</text:p>
          </table:table-cell>
          <table:table-cell office:value-type="string" calcext:value-type="string">
            <text:p>RELAX.SimID.9.EPSA.30.EPSB.0.T.1323.RA.12.RB.14.csv</text:p>
          </table:table-cell>
          <table:table-cell table:number-columns-repeated="2"/>
          <table:table-cell table:formula="of:=CONCATENATE(&quot;diff&quot;;&quot; &quot;;&quot;mpi01/&quot;;[.A1051];&quot; &quot;;&quot;mpi09/&quot;;[.B1051])" office:value-type="string" office:string-value="diff mpi01/RELAX.SimID.1.EPSA.30.EPSB.0.T.1323.RA.12.RB.14.csv mpi09/RELAX.SimID.9.EPSA.30.EPSB.0.T.1323.RA.12.RB.14.csv" calcext:value-type="string">
            <text:p>diff mpi01/RELAX.SimID.1.EPSA.30.EPSB.0.T.1323.RA.12.RB.14.csv mpi09/RELAX.SimID.9.EPSA.30.EPSB.0.T.1323.RA.12.RB.14.csv</text:p>
          </table:table-cell>
        </table:table-row>
        <table:table-row table:style-name="ro1">
          <table:table-cell office:value-type="string" calcext:value-type="string">
            <text:p>RELAX.SimID.1.EPSA.30.EPSB.0.T.1323.RA.12.RB.14.NR.7551.NC.75.RhoFields.bin</text:p>
          </table:table-cell>
          <table:table-cell office:value-type="string" calcext:value-type="string">
            <text:p>RELAX.SimID.9.EPSA.30.EPSB.0.T.1323.RA.12.RB.14.NR.7551.NC.75.RhoFields.bin</text:p>
          </table:table-cell>
          <table:table-cell table:number-columns-repeated="2"/>
          <table:table-cell table:formula="of:=CONCATENATE(&quot;diff&quot;;&quot; &quot;;&quot;mpi01/&quot;;[.A1052];&quot; &quot;;&quot;mpi09/&quot;;[.B1052])" office:value-type="string" office:string-value="diff mpi01/RELAX.SimID.1.EPSA.30.EPSB.0.T.1323.RA.12.RB.14.NR.7551.NC.75.RhoFields.bin mpi09/RELAX.SimID.9.EPSA.30.EPSB.0.T.1323.RA.12.RB.14.NR.7551.NC.75.RhoFields.bin" calcext:value-type="string">
            <text:p>diff mpi01/RELAX.SimID.1.EPSA.30.EPSB.0.T.1323.RA.12.RB.14.NR.7551.NC.75.RhoFields.bin mpi09/RELAX.SimID.9.EPSA.30.EPSB.0.T.1323.RA.12.RB.14.NR.7551.NC.75.RhoFields.bin</text:p>
          </table:table-cell>
        </table:table-row>
        <table:table-row table:style-name="ro1">
          <table:table-cell office:value-type="string" calcext:value-type="string">
            <text:p>RELAX.SimID.1.EPSA.30.EPSB.0.T.1323.RA.12.RB.15.csv</text:p>
          </table:table-cell>
          <table:table-cell office:value-type="string" calcext:value-type="string">
            <text:p>RELAX.SimID.9.EPSA.30.EPSB.0.T.1323.RA.12.RB.15.csv</text:p>
          </table:table-cell>
          <table:table-cell table:number-columns-repeated="2"/>
          <table:table-cell table:formula="of:=CONCATENATE(&quot;diff&quot;;&quot; &quot;;&quot;mpi01/&quot;;[.A1053];&quot; &quot;;&quot;mpi09/&quot;;[.B1053])" office:value-type="string" office:string-value="diff mpi01/RELAX.SimID.1.EPSA.30.EPSB.0.T.1323.RA.12.RB.15.csv mpi09/RELAX.SimID.9.EPSA.30.EPSB.0.T.1323.RA.12.RB.15.csv" calcext:value-type="string">
            <text:p>diff mpi01/RELAX.SimID.1.EPSA.30.EPSB.0.T.1323.RA.12.RB.15.csv mpi09/RELAX.SimID.9.EPSA.30.EPSB.0.T.1323.RA.12.RB.15.csv</text:p>
          </table:table-cell>
        </table:table-row>
        <table:table-row table:style-name="ro1">
          <table:table-cell office:value-type="string" calcext:value-type="string">
            <text:p>RELAX.SimID.1.EPSA.30.EPSB.0.T.1323.RA.12.RB.15.NR.7551.NC.1257.RhoFields.bin</text:p>
          </table:table-cell>
          <table:table-cell office:value-type="string" calcext:value-type="string">
            <text:p>RELAX.SimID.9.EPSA.30.EPSB.0.T.1323.RA.12.RB.15.NR.7551.NC.1257.RhoFields.bin</text:p>
          </table:table-cell>
          <table:table-cell table:number-columns-repeated="2"/>
          <table:table-cell table:formula="of:=CONCATENATE(&quot;diff&quot;;&quot; &quot;;&quot;mpi01/&quot;;[.A1054];&quot; &quot;;&quot;mpi09/&quot;;[.B1054])" office:value-type="string" office:string-value="diff mpi01/RELAX.SimID.1.EPSA.30.EPSB.0.T.1323.RA.12.RB.15.NR.7551.NC.1257.RhoFields.bin mpi09/RELAX.SimID.9.EPSA.30.EPSB.0.T.1323.RA.12.RB.15.NR.7551.NC.1257.RhoFields.bin" calcext:value-type="string">
            <text:p>diff mpi01/RELAX.SimID.1.EPSA.30.EPSB.0.T.1323.RA.12.RB.15.NR.7551.NC.1257.RhoFields.bin mpi09/RELAX.SimID.9.EPSA.30.EPSB.0.T.1323.RA.12.RB.15.NR.7551.NC.1257.RhoFields.bin</text:p>
          </table:table-cell>
        </table:table-row>
        <table:table-row table:style-name="ro1">
          <table:table-cell office:value-type="string" calcext:value-type="string">
            <text:p>RELAX.SimID.1.EPSA.30.EPSB.0.T.1323.RA.12.RB.16.csv</text:p>
          </table:table-cell>
          <table:table-cell office:value-type="string" calcext:value-type="string">
            <text:p>RELAX.SimID.9.EPSA.30.EPSB.0.T.1323.RA.12.RB.16.csv</text:p>
          </table:table-cell>
          <table:table-cell table:number-columns-repeated="2"/>
          <table:table-cell table:formula="of:=CONCATENATE(&quot;diff&quot;;&quot; &quot;;&quot;mpi01/&quot;;[.A1055];&quot; &quot;;&quot;mpi09/&quot;;[.B1055])" office:value-type="string" office:string-value="diff mpi01/RELAX.SimID.1.EPSA.30.EPSB.0.T.1323.RA.12.RB.16.csv mpi09/RELAX.SimID.9.EPSA.30.EPSB.0.T.1323.RA.12.RB.16.csv" calcext:value-type="string">
            <text:p>diff mpi01/RELAX.SimID.1.EPSA.30.EPSB.0.T.1323.RA.12.RB.16.csv mpi09/RELAX.SimID.9.EPSA.30.EPSB.0.T.1323.RA.12.RB.16.csv</text:p>
          </table:table-cell>
        </table:table-row>
        <table:table-row table:style-name="ro1">
          <table:table-cell office:value-type="string" calcext:value-type="string">
            <text:p>RELAX.SimID.1.EPSA.30.EPSB.0.T.1323.RA.12.RB.16.NR.7551.NC.1401.RhoFields.bin</text:p>
          </table:table-cell>
          <table:table-cell office:value-type="string" calcext:value-type="string">
            <text:p>RELAX.SimID.9.EPSA.30.EPSB.0.T.1323.RA.12.RB.16.NR.7551.NC.1401.RhoFields.bin</text:p>
          </table:table-cell>
          <table:table-cell table:number-columns-repeated="2"/>
          <table:table-cell table:formula="of:=CONCATENATE(&quot;diff&quot;;&quot; &quot;;&quot;mpi01/&quot;;[.A1056];&quot; &quot;;&quot;mpi09/&quot;;[.B1056])" office:value-type="string" office:string-value="diff mpi01/RELAX.SimID.1.EPSA.30.EPSB.0.T.1323.RA.12.RB.16.NR.7551.NC.1401.RhoFields.bin mpi09/RELAX.SimID.9.EPSA.30.EPSB.0.T.1323.RA.12.RB.16.NR.7551.NC.1401.RhoFields.bin" calcext:value-type="string">
            <text:p>diff mpi01/RELAX.SimID.1.EPSA.30.EPSB.0.T.1323.RA.12.RB.16.NR.7551.NC.1401.RhoFields.bin mpi09/RELAX.SimID.9.EPSA.30.EPSB.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373.RA.12.RB.13.csv</text:p>
          </table:table-cell>
          <table:table-cell office:value-type="string" calcext:value-type="string">
            <text:p>RELAX.SimID.9.EPSA.30.EPSB.0.T.1373.RA.12.RB.13.csv</text:p>
          </table:table-cell>
          <table:table-cell table:number-columns-repeated="2"/>
          <table:table-cell table:formula="of:=CONCATENATE(&quot;diff&quot;;&quot; &quot;;&quot;mpi01/&quot;;[.A1057];&quot; &quot;;&quot;mpi09/&quot;;[.B1057])" office:value-type="string" office:string-value="diff mpi01/RELAX.SimID.1.EPSA.30.EPSB.0.T.1373.RA.12.RB.13.csv mpi09/RELAX.SimID.9.EPSA.30.EPSB.0.T.1373.RA.12.RB.13.csv" calcext:value-type="string">
            <text:p>diff mpi01/RELAX.SimID.1.EPSA.30.EPSB.0.T.1373.RA.12.RB.13.csv mpi09/RELAX.SimID.9.EPSA.30.EPSB.0.T.1373.RA.12.RB.13.csv</text:p>
          </table:table-cell>
        </table:table-row>
        <table:table-row table:style-name="ro1">
          <table:table-cell office:value-type="string" calcext:value-type="string">
            <text:p>RELAX.SimID.1.EPSA.30.EPSB.0.T.1373.RA.12.RB.13.NR.7551.NC.7.RhoFields.bin</text:p>
          </table:table-cell>
          <table:table-cell office:value-type="string" calcext:value-type="string">
            <text:p>RELAX.SimID.9.EPSA.30.EPSB.0.T.1373.RA.12.RB.13.NR.7551.NC.7.RhoFields.bin</text:p>
          </table:table-cell>
          <table:table-cell table:number-columns-repeated="2"/>
          <table:table-cell table:formula="of:=CONCATENATE(&quot;diff&quot;;&quot; &quot;;&quot;mpi01/&quot;;[.A1058];&quot; &quot;;&quot;mpi09/&quot;;[.B1058])" office:value-type="string" office:string-value="diff mpi01/RELAX.SimID.1.EPSA.30.EPSB.0.T.1373.RA.12.RB.13.NR.7551.NC.7.RhoFields.bin mpi09/RELAX.SimID.9.EPSA.30.EPSB.0.T.1373.RA.12.RB.13.NR.7551.NC.7.RhoFields.bin" calcext:value-type="string">
            <text:p>diff mpi01/RELAX.SimID.1.EPSA.30.EPSB.0.T.1373.RA.12.RB.13.NR.7551.NC.7.RhoFields.bin mpi09/RELAX.SimID.9.EPSA.30.EPSB.0.T.1373.RA.12.RB.13.NR.7551.NC.7.RhoFields.bin</text:p>
          </table:table-cell>
        </table:table-row>
        <table:table-row table:style-name="ro1">
          <table:table-cell office:value-type="string" calcext:value-type="string">
            <text:p>RELAX.SimID.1.EPSA.30.EPSB.0.T.1373.RA.12.RB.14.csv</text:p>
          </table:table-cell>
          <table:table-cell office:value-type="string" calcext:value-type="string">
            <text:p>RELAX.SimID.9.EPSA.30.EPSB.0.T.1373.RA.12.RB.14.csv</text:p>
          </table:table-cell>
          <table:table-cell table:number-columns-repeated="2"/>
          <table:table-cell table:formula="of:=CONCATENATE(&quot;diff&quot;;&quot; &quot;;&quot;mpi01/&quot;;[.A1059];&quot; &quot;;&quot;mpi09/&quot;;[.B1059])" office:value-type="string" office:string-value="diff mpi01/RELAX.SimID.1.EPSA.30.EPSB.0.T.1373.RA.12.RB.14.csv mpi09/RELAX.SimID.9.EPSA.30.EPSB.0.T.1373.RA.12.RB.14.csv" calcext:value-type="string">
            <text:p>diff mpi01/RELAX.SimID.1.EPSA.30.EPSB.0.T.1373.RA.12.RB.14.csv mpi09/RELAX.SimID.9.EPSA.30.EPSB.0.T.1373.RA.12.RB.14.csv</text:p>
          </table:table-cell>
        </table:table-row>
        <table:table-row table:style-name="ro1">
          <table:table-cell office:value-type="string" calcext:value-type="string">
            <text:p>RELAX.SimID.1.EPSA.30.EPSB.0.T.1373.RA.12.RB.14.NR.7551.NC.223.RhoFields.bin</text:p>
          </table:table-cell>
          <table:table-cell office:value-type="string" calcext:value-type="string">
            <text:p>RELAX.SimID.9.EPSA.30.EPSB.0.T.1373.RA.12.RB.14.NR.7551.NC.223.RhoFields.bin</text:p>
          </table:table-cell>
          <table:table-cell table:number-columns-repeated="2"/>
          <table:table-cell table:formula="of:=CONCATENATE(&quot;diff&quot;;&quot; &quot;;&quot;mpi01/&quot;;[.A1060];&quot; &quot;;&quot;mpi09/&quot;;[.B1060])" office:value-type="string" office:string-value="diff mpi01/RELAX.SimID.1.EPSA.30.EPSB.0.T.1373.RA.12.RB.14.NR.7551.NC.223.RhoFields.bin mpi09/RELAX.SimID.9.EPSA.30.EPSB.0.T.1373.RA.12.RB.14.NR.7551.NC.223.RhoFields.bin" calcext:value-type="string">
            <text:p>diff mpi01/RELAX.SimID.1.EPSA.30.EPSB.0.T.1373.RA.12.RB.14.NR.7551.NC.223.RhoFields.bin mpi09/RELAX.SimID.9.EPSA.30.EPSB.0.T.1373.RA.12.RB.14.NR.7551.NC.223.RhoFields.bin</text:p>
          </table:table-cell>
        </table:table-row>
        <table:table-row table:style-name="ro1">
          <table:table-cell office:value-type="string" calcext:value-type="string">
            <text:p>RELAX.SimID.1.EPSA.30.EPSB.0.T.1373.RA.12.RB.15.csv</text:p>
          </table:table-cell>
          <table:table-cell office:value-type="string" calcext:value-type="string">
            <text:p>RELAX.SimID.9.EPSA.30.EPSB.0.T.1373.RA.12.RB.15.csv</text:p>
          </table:table-cell>
          <table:table-cell table:number-columns-repeated="2"/>
          <table:table-cell table:formula="of:=CONCATENATE(&quot;diff&quot;;&quot; &quot;;&quot;mpi01/&quot;;[.A1061];&quot; &quot;;&quot;mpi09/&quot;;[.B1061])" office:value-type="string" office:string-value="diff mpi01/RELAX.SimID.1.EPSA.30.EPSB.0.T.1373.RA.12.RB.15.csv mpi09/RELAX.SimID.9.EPSA.30.EPSB.0.T.1373.RA.12.RB.15.csv" calcext:value-type="string">
            <text:p>diff mpi01/RELAX.SimID.1.EPSA.30.EPSB.0.T.1373.RA.12.RB.15.csv mpi09/RELAX.SimID.9.EPSA.30.EPSB.0.T.1373.RA.12.RB.15.csv</text:p>
          </table:table-cell>
        </table:table-row>
        <table:table-row table:style-name="ro1">
          <table:table-cell office:value-type="string" calcext:value-type="string">
            <text:p>RELAX.SimID.1.EPSA.30.EPSB.0.T.1373.RA.12.RB.15.NR.7551.NC.1401.RhoFields.bin</text:p>
          </table:table-cell>
          <table:table-cell office:value-type="string" calcext:value-type="string">
            <text:p>RELAX.SimID.9.EPSA.30.EPSB.0.T.1373.RA.12.RB.15.NR.7551.NC.1401.RhoFields.bin</text:p>
          </table:table-cell>
          <table:table-cell table:number-columns-repeated="2"/>
          <table:table-cell table:formula="of:=CONCATENATE(&quot;diff&quot;;&quot; &quot;;&quot;mpi01/&quot;;[.A1062];&quot; &quot;;&quot;mpi09/&quot;;[.B1062])" office:value-type="string" office:string-value="diff mpi01/RELAX.SimID.1.EPSA.30.EPSB.0.T.1373.RA.12.RB.15.NR.7551.NC.1401.RhoFields.bin mpi09/RELAX.SimID.9.EPSA.30.EPSB.0.T.1373.RA.12.RB.15.NR.7551.NC.1401.RhoFields.bin" calcext:value-type="string">
            <text:p>diff mpi01/RELAX.SimID.1.EPSA.30.EPSB.0.T.1373.RA.12.RB.15.NR.7551.NC.1401.RhoFields.bin mpi09/RELAX.SimID.9.EPSA.30.EPSB.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373.RA.12.RB.16.csv</text:p>
          </table:table-cell>
          <table:table-cell office:value-type="string" calcext:value-type="string">
            <text:p>RELAX.SimID.9.EPSA.30.EPSB.0.T.1373.RA.12.RB.16.csv</text:p>
          </table:table-cell>
          <table:table-cell table:number-columns-repeated="2"/>
          <table:table-cell table:formula="of:=CONCATENATE(&quot;diff&quot;;&quot; &quot;;&quot;mpi01/&quot;;[.A1063];&quot; &quot;;&quot;mpi09/&quot;;[.B1063])" office:value-type="string" office:string-value="diff mpi01/RELAX.SimID.1.EPSA.30.EPSB.0.T.1373.RA.12.RB.16.csv mpi09/RELAX.SimID.9.EPSA.30.EPSB.0.T.1373.RA.12.RB.16.csv" calcext:value-type="string">
            <text:p>diff mpi01/RELAX.SimID.1.EPSA.30.EPSB.0.T.1373.RA.12.RB.16.csv mpi09/RELAX.SimID.9.EPSA.30.EPSB.0.T.1373.RA.12.RB.16.csv</text:p>
          </table:table-cell>
        </table:table-row>
        <table:table-row table:style-name="ro1">
          <table:table-cell office:value-type="string" calcext:value-type="string">
            <text:p>RELAX.SimID.1.EPSA.30.EPSB.0.T.1373.RA.12.RB.16.NR.7551.NC.1401.RhoFields.bin</text:p>
          </table:table-cell>
          <table:table-cell office:value-type="string" calcext:value-type="string">
            <text:p>RELAX.SimID.9.EPSA.30.EPSB.0.T.1373.RA.12.RB.16.NR.7551.NC.1401.RhoFields.bin</text:p>
          </table:table-cell>
          <table:table-cell table:number-columns-repeated="2"/>
          <table:table-cell table:formula="of:=CONCATENATE(&quot;diff&quot;;&quot; &quot;;&quot;mpi01/&quot;;[.A1064];&quot; &quot;;&quot;mpi09/&quot;;[.B1064])" office:value-type="string" office:string-value="diff mpi01/RELAX.SimID.1.EPSA.30.EPSB.0.T.1373.RA.12.RB.16.NR.7551.NC.1401.RhoFields.bin mpi09/RELAX.SimID.9.EPSA.30.EPSB.0.T.1373.RA.12.RB.16.NR.7551.NC.1401.RhoFields.bin" calcext:value-type="string">
            <text:p>diff mpi01/RELAX.SimID.1.EPSA.30.EPSB.0.T.1373.RA.12.RB.16.NR.7551.NC.1401.RhoFields.bin mpi09/RELAX.SimID.9.EPSA.30.EPSB.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423.RA.12.RB.13.csv</text:p>
          </table:table-cell>
          <table:table-cell office:value-type="string" calcext:value-type="string">
            <text:p>RELAX.SimID.9.EPSA.30.EPSB.0.T.1423.RA.12.RB.13.csv</text:p>
          </table:table-cell>
          <table:table-cell table:number-columns-repeated="2"/>
          <table:table-cell table:formula="of:=CONCATENATE(&quot;diff&quot;;&quot; &quot;;&quot;mpi01/&quot;;[.A1065];&quot; &quot;;&quot;mpi09/&quot;;[.B1065])" office:value-type="string" office:string-value="diff mpi01/RELAX.SimID.1.EPSA.30.EPSB.0.T.1423.RA.12.RB.13.csv mpi09/RELAX.SimID.9.EPSA.30.EPSB.0.T.1423.RA.12.RB.13.csv" calcext:value-type="string">
            <text:p>diff mpi01/RELAX.SimID.1.EPSA.30.EPSB.0.T.1423.RA.12.RB.13.csv mpi09/RELAX.SimID.9.EPSA.30.EPSB.0.T.1423.RA.12.RB.13.csv</text:p>
          </table:table-cell>
        </table:table-row>
        <table:table-row table:style-name="ro1">
          <table:table-cell office:value-type="string" calcext:value-type="string">
            <text:p>RELAX.SimID.1.EPSA.30.EPSB.0.T.1423.RA.12.RB.13.NR.7551.NC.23.RhoFields.bin</text:p>
          </table:table-cell>
          <table:table-cell office:value-type="string" calcext:value-type="string">
            <text:p>RELAX.SimID.9.EPSA.30.EPSB.0.T.1423.RA.12.RB.13.NR.7551.NC.23.RhoFields.bin</text:p>
          </table:table-cell>
          <table:table-cell table:number-columns-repeated="2"/>
          <table:table-cell table:formula="of:=CONCATENATE(&quot;diff&quot;;&quot; &quot;;&quot;mpi01/&quot;;[.A1066];&quot; &quot;;&quot;mpi09/&quot;;[.B1066])" office:value-type="string" office:string-value="diff mpi01/RELAX.SimID.1.EPSA.30.EPSB.0.T.1423.RA.12.RB.13.NR.7551.NC.23.RhoFields.bin mpi09/RELAX.SimID.9.EPSA.30.EPSB.0.T.1423.RA.12.RB.13.NR.7551.NC.23.RhoFields.bin" calcext:value-type="string">
            <text:p>diff mpi01/RELAX.SimID.1.EPSA.30.EPSB.0.T.1423.RA.12.RB.13.NR.7551.NC.23.RhoFields.bin mpi09/RELAX.SimID.9.EPSA.30.EPSB.0.T.1423.RA.12.RB.13.NR.7551.NC.23.RhoFields.bin</text:p>
          </table:table-cell>
        </table:table-row>
        <table:table-row table:style-name="ro1">
          <table:table-cell office:value-type="string" calcext:value-type="string">
            <text:p>RELAX.SimID.1.EPSA.30.EPSB.0.T.1423.RA.12.RB.14.csv</text:p>
          </table:table-cell>
          <table:table-cell office:value-type="string" calcext:value-type="string">
            <text:p>RELAX.SimID.9.EPSA.30.EPSB.0.T.1423.RA.12.RB.14.csv</text:p>
          </table:table-cell>
          <table:table-cell table:number-columns-repeated="2"/>
          <table:table-cell table:formula="of:=CONCATENATE(&quot;diff&quot;;&quot; &quot;;&quot;mpi01/&quot;;[.A1067];&quot; &quot;;&quot;mpi09/&quot;;[.B1067])" office:value-type="string" office:string-value="diff mpi01/RELAX.SimID.1.EPSA.30.EPSB.0.T.1423.RA.12.RB.14.csv mpi09/RELAX.SimID.9.EPSA.30.EPSB.0.T.1423.RA.12.RB.14.csv" calcext:value-type="string">
            <text:p>diff mpi01/RELAX.SimID.1.EPSA.30.EPSB.0.T.1423.RA.12.RB.14.csv mpi09/RELAX.SimID.9.EPSA.30.EPSB.0.T.1423.RA.12.RB.14.csv</text:p>
          </table:table-cell>
        </table:table-row>
        <table:table-row table:style-name="ro1">
          <table:table-cell office:value-type="string" calcext:value-type="string">
            <text:p>RELAX.SimID.1.EPSA.30.EPSB.0.T.1423.RA.12.RB.14.NR.7551.NC.568.RhoFields.bin</text:p>
          </table:table-cell>
          <table:table-cell office:value-type="string" calcext:value-type="string">
            <text:p>RELAX.SimID.9.EPSA.30.EPSB.0.T.1423.RA.12.RB.14.NR.7551.NC.568.RhoFields.bin</text:p>
          </table:table-cell>
          <table:table-cell table:number-columns-repeated="2"/>
          <table:table-cell table:formula="of:=CONCATENATE(&quot;diff&quot;;&quot; &quot;;&quot;mpi01/&quot;;[.A1068];&quot; &quot;;&quot;mpi09/&quot;;[.B1068])" office:value-type="string" office:string-value="diff mpi01/RELAX.SimID.1.EPSA.30.EPSB.0.T.1423.RA.12.RB.14.NR.7551.NC.568.RhoFields.bin mpi09/RELAX.SimID.9.EPSA.30.EPSB.0.T.1423.RA.12.RB.14.NR.7551.NC.568.RhoFields.bin" calcext:value-type="string">
            <text:p>diff mpi01/RELAX.SimID.1.EPSA.30.EPSB.0.T.1423.RA.12.RB.14.NR.7551.NC.568.RhoFields.bin mpi09/RELAX.SimID.9.EPSA.30.EPSB.0.T.1423.RA.12.RB.14.NR.7551.NC.568.RhoFields.bin</text:p>
          </table:table-cell>
        </table:table-row>
        <table:table-row table:style-name="ro1">
          <table:table-cell office:value-type="string" calcext:value-type="string">
            <text:p>RELAX.SimID.1.EPSA.30.EPSB.0.T.1423.RA.12.RB.15.csv</text:p>
          </table:table-cell>
          <table:table-cell office:value-type="string" calcext:value-type="string">
            <text:p>RELAX.SimID.9.EPSA.30.EPSB.0.T.1423.RA.12.RB.15.csv</text:p>
          </table:table-cell>
          <table:table-cell table:number-columns-repeated="2"/>
          <table:table-cell table:formula="of:=CONCATENATE(&quot;diff&quot;;&quot; &quot;;&quot;mpi01/&quot;;[.A1069];&quot; &quot;;&quot;mpi09/&quot;;[.B1069])" office:value-type="string" office:string-value="diff mpi01/RELAX.SimID.1.EPSA.30.EPSB.0.T.1423.RA.12.RB.15.csv mpi09/RELAX.SimID.9.EPSA.30.EPSB.0.T.1423.RA.12.RB.15.csv" calcext:value-type="string">
            <text:p>diff mpi01/RELAX.SimID.1.EPSA.30.EPSB.0.T.1423.RA.12.RB.15.csv mpi09/RELAX.SimID.9.EPSA.30.EPSB.0.T.1423.RA.12.RB.15.csv</text:p>
          </table:table-cell>
        </table:table-row>
        <table:table-row table:style-name="ro1">
          <table:table-cell office:value-type="string" calcext:value-type="string">
            <text:p>RELAX.SimID.1.EPSA.30.EPSB.0.T.1423.RA.12.RB.15.NR.7551.NC.1401.RhoFields.bin</text:p>
          </table:table-cell>
          <table:table-cell office:value-type="string" calcext:value-type="string">
            <text:p>RELAX.SimID.9.EPSA.30.EPSB.0.T.1423.RA.12.RB.15.NR.7551.NC.1401.RhoFields.bin</text:p>
          </table:table-cell>
          <table:table-cell table:number-columns-repeated="2"/>
          <table:table-cell table:formula="of:=CONCATENATE(&quot;diff&quot;;&quot; &quot;;&quot;mpi01/&quot;;[.A1070];&quot; &quot;;&quot;mpi09/&quot;;[.B1070])" office:value-type="string" office:string-value="diff mpi01/RELAX.SimID.1.EPSA.30.EPSB.0.T.1423.RA.12.RB.15.NR.7551.NC.1401.RhoFields.bin mpi09/RELAX.SimID.9.EPSA.30.EPSB.0.T.1423.RA.12.RB.15.NR.7551.NC.1401.RhoFields.bin" calcext:value-type="string">
            <text:p>diff mpi01/RELAX.SimID.1.EPSA.30.EPSB.0.T.1423.RA.12.RB.15.NR.7551.NC.1401.RhoFields.bin mpi09/RELAX.SimID.9.EPSA.30.EPSB.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423.RA.12.RB.16.csv</text:p>
          </table:table-cell>
          <table:table-cell office:value-type="string" calcext:value-type="string">
            <text:p>RELAX.SimID.9.EPSA.30.EPSB.0.T.1423.RA.12.RB.16.csv</text:p>
          </table:table-cell>
          <table:table-cell table:number-columns-repeated="2"/>
          <table:table-cell table:formula="of:=CONCATENATE(&quot;diff&quot;;&quot; &quot;;&quot;mpi01/&quot;;[.A1071];&quot; &quot;;&quot;mpi09/&quot;;[.B1071])" office:value-type="string" office:string-value="diff mpi01/RELAX.SimID.1.EPSA.30.EPSB.0.T.1423.RA.12.RB.16.csv mpi09/RELAX.SimID.9.EPSA.30.EPSB.0.T.1423.RA.12.RB.16.csv" calcext:value-type="string">
            <text:p>diff mpi01/RELAX.SimID.1.EPSA.30.EPSB.0.T.1423.RA.12.RB.16.csv mpi09/RELAX.SimID.9.EPSA.30.EPSB.0.T.1423.RA.12.RB.16.csv</text:p>
          </table:table-cell>
        </table:table-row>
        <table:table-row table:style-name="ro1">
          <table:table-cell office:value-type="string" calcext:value-type="string">
            <text:p>RELAX.SimID.1.EPSA.30.EPSB.0.T.1423.RA.12.RB.16.NR.7551.NC.1401.RhoFields.bin</text:p>
          </table:table-cell>
          <table:table-cell office:value-type="string" calcext:value-type="string">
            <text:p>RELAX.SimID.9.EPSA.30.EPSB.0.T.1423.RA.12.RB.16.NR.7551.NC.1401.RhoFields.bin</text:p>
          </table:table-cell>
          <table:table-cell table:number-columns-repeated="2"/>
          <table:table-cell table:formula="of:=CONCATENATE(&quot;diff&quot;;&quot; &quot;;&quot;mpi01/&quot;;[.A1072];&quot; &quot;;&quot;mpi09/&quot;;[.B1072])" office:value-type="string" office:string-value="diff mpi01/RELAX.SimID.1.EPSA.30.EPSB.0.T.1423.RA.12.RB.16.NR.7551.NC.1401.RhoFields.bin mpi09/RELAX.SimID.9.EPSA.30.EPSB.0.T.1423.RA.12.RB.16.NR.7551.NC.1401.RhoFields.bin" calcext:value-type="string">
            <text:p>diff mpi01/RELAX.SimID.1.EPSA.30.EPSB.0.T.1423.RA.12.RB.16.NR.7551.NC.1401.RhoFields.bin mpi09/RELAX.SimID.9.EPSA.30.EPSB.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473.RA.12.RB.13.csv</text:p>
          </table:table-cell>
          <table:table-cell office:value-type="string" calcext:value-type="string">
            <text:p>RELAX.SimID.9.EPSA.30.EPSB.0.T.1473.RA.12.RB.13.csv</text:p>
          </table:table-cell>
          <table:table-cell table:number-columns-repeated="2"/>
          <table:table-cell table:formula="of:=CONCATENATE(&quot;diff&quot;;&quot; &quot;;&quot;mpi01/&quot;;[.A1073];&quot; &quot;;&quot;mpi09/&quot;;[.B1073])" office:value-type="string" office:string-value="diff mpi01/RELAX.SimID.1.EPSA.30.EPSB.0.T.1473.RA.12.RB.13.csv mpi09/RELAX.SimID.9.EPSA.30.EPSB.0.T.1473.RA.12.RB.13.csv" calcext:value-type="string">
            <text:p>diff mpi01/RELAX.SimID.1.EPSA.30.EPSB.0.T.1473.RA.12.RB.13.csv mpi09/RELAX.SimID.9.EPSA.30.EPSB.0.T.1473.RA.12.RB.13.csv</text:p>
          </table:table-cell>
        </table:table-row>
        <table:table-row table:style-name="ro1">
          <table:table-cell office:value-type="string" calcext:value-type="string">
            <text:p>RELAX.SimID.1.EPSA.30.EPSB.0.T.1473.RA.12.RB.13.NR.7551.NC.65.RhoFields.bin</text:p>
          </table:table-cell>
          <table:table-cell office:value-type="string" calcext:value-type="string">
            <text:p>RELAX.SimID.9.EPSA.30.EPSB.0.T.1473.RA.12.RB.13.NR.7551.NC.65.RhoFields.bin</text:p>
          </table:table-cell>
          <table:table-cell table:number-columns-repeated="2"/>
          <table:table-cell table:formula="of:=CONCATENATE(&quot;diff&quot;;&quot; &quot;;&quot;mpi01/&quot;;[.A1074];&quot; &quot;;&quot;mpi09/&quot;;[.B1074])" office:value-type="string" office:string-value="diff mpi01/RELAX.SimID.1.EPSA.30.EPSB.0.T.1473.RA.12.RB.13.NR.7551.NC.65.RhoFields.bin mpi09/RELAX.SimID.9.EPSA.30.EPSB.0.T.1473.RA.12.RB.13.NR.7551.NC.65.RhoFields.bin" calcext:value-type="string">
            <text:p>diff mpi01/RELAX.SimID.1.EPSA.30.EPSB.0.T.1473.RA.12.RB.13.NR.7551.NC.65.RhoFields.bin mpi09/RELAX.SimID.9.EPSA.30.EPSB.0.T.1473.RA.12.RB.13.NR.7551.NC.65.RhoFields.bin</text:p>
          </table:table-cell>
        </table:table-row>
        <table:table-row table:style-name="ro1">
          <table:table-cell office:value-type="string" calcext:value-type="string">
            <text:p>RELAX.SimID.1.EPSA.30.EPSB.0.T.1473.RA.12.RB.14.csv</text:p>
          </table:table-cell>
          <table:table-cell office:value-type="string" calcext:value-type="string">
            <text:p>RELAX.SimID.9.EPSA.30.EPSB.0.T.1473.RA.12.RB.14.csv</text:p>
          </table:table-cell>
          <table:table-cell table:number-columns-repeated="2"/>
          <table:table-cell table:formula="of:=CONCATENATE(&quot;diff&quot;;&quot; &quot;;&quot;mpi01/&quot;;[.A1075];&quot; &quot;;&quot;mpi09/&quot;;[.B1075])" office:value-type="string" office:string-value="diff mpi01/RELAX.SimID.1.EPSA.30.EPSB.0.T.1473.RA.12.RB.14.csv mpi09/RELAX.SimID.9.EPSA.30.EPSB.0.T.1473.RA.12.RB.14.csv" calcext:value-type="string">
            <text:p>diff mpi01/RELAX.SimID.1.EPSA.30.EPSB.0.T.1473.RA.12.RB.14.csv mpi09/RELAX.SimID.9.EPSA.30.EPSB.0.T.1473.RA.12.RB.14.csv</text:p>
          </table:table-cell>
        </table:table-row>
        <table:table-row table:style-name="ro1">
          <table:table-cell office:value-type="string" calcext:value-type="string">
            <text:p>RELAX.SimID.1.EPSA.30.EPSB.0.T.1473.RA.12.RB.14.NR.7551.NC.1401.RhoFields.bin</text:p>
          </table:table-cell>
          <table:table-cell office:value-type="string" calcext:value-type="string">
            <text:p>RELAX.SimID.9.EPSA.30.EPSB.0.T.1473.RA.12.RB.14.NR.7551.NC.1401.RhoFields.bin</text:p>
          </table:table-cell>
          <table:table-cell table:number-columns-repeated="2"/>
          <table:table-cell table:formula="of:=CONCATENATE(&quot;diff&quot;;&quot; &quot;;&quot;mpi01/&quot;;[.A1076];&quot; &quot;;&quot;mpi09/&quot;;[.B1076])" office:value-type="string" office:string-value="diff mpi01/RELAX.SimID.1.EPSA.30.EPSB.0.T.1473.RA.12.RB.14.NR.7551.NC.1401.RhoFields.bin mpi09/RELAX.SimID.9.EPSA.30.EPSB.0.T.1473.RA.12.RB.14.NR.7551.NC.1401.RhoFields.bin" calcext:value-type="string">
            <text:p>diff mpi01/RELAX.SimID.1.EPSA.30.EPSB.0.T.1473.RA.12.RB.14.NR.7551.NC.1401.RhoFields.bin mpi09/RELAX.SimID.9.EPSA.30.EPSB.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473.RA.12.RB.15.csv</text:p>
          </table:table-cell>
          <table:table-cell office:value-type="string" calcext:value-type="string">
            <text:p>RELAX.SimID.9.EPSA.30.EPSB.0.T.1473.RA.12.RB.15.csv</text:p>
          </table:table-cell>
          <table:table-cell table:number-columns-repeated="2"/>
          <table:table-cell table:formula="of:=CONCATENATE(&quot;diff&quot;;&quot; &quot;;&quot;mpi01/&quot;;[.A1077];&quot; &quot;;&quot;mpi09/&quot;;[.B1077])" office:value-type="string" office:string-value="diff mpi01/RELAX.SimID.1.EPSA.30.EPSB.0.T.1473.RA.12.RB.15.csv mpi09/RELAX.SimID.9.EPSA.30.EPSB.0.T.1473.RA.12.RB.15.csv" calcext:value-type="string">
            <text:p>diff mpi01/RELAX.SimID.1.EPSA.30.EPSB.0.T.1473.RA.12.RB.15.csv mpi09/RELAX.SimID.9.EPSA.30.EPSB.0.T.1473.RA.12.RB.15.csv</text:p>
          </table:table-cell>
        </table:table-row>
        <table:table-row table:style-name="ro1">
          <table:table-cell office:value-type="string" calcext:value-type="string">
            <text:p>RELAX.SimID.1.EPSA.30.EPSB.0.T.1473.RA.12.RB.15.NR.7551.NC.1401.RhoFields.bin</text:p>
          </table:table-cell>
          <table:table-cell office:value-type="string" calcext:value-type="string">
            <text:p>RELAX.SimID.9.EPSA.30.EPSB.0.T.1473.RA.12.RB.15.NR.7551.NC.1401.RhoFields.bin</text:p>
          </table:table-cell>
          <table:table-cell table:number-columns-repeated="2"/>
          <table:table-cell table:formula="of:=CONCATENATE(&quot;diff&quot;;&quot; &quot;;&quot;mpi01/&quot;;[.A1078];&quot; &quot;;&quot;mpi09/&quot;;[.B1078])" office:value-type="string" office:string-value="diff mpi01/RELAX.SimID.1.EPSA.30.EPSB.0.T.1473.RA.12.RB.15.NR.7551.NC.1401.RhoFields.bin mpi09/RELAX.SimID.9.EPSA.30.EPSB.0.T.1473.RA.12.RB.15.NR.7551.NC.1401.RhoFields.bin" calcext:value-type="string">
            <text:p>diff mpi01/RELAX.SimID.1.EPSA.30.EPSB.0.T.1473.RA.12.RB.15.NR.7551.NC.1401.RhoFields.bin mpi09/RELAX.SimID.9.EPSA.30.EPSB.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30.EPSB.0.T.1473.RA.12.RB.16.csv</text:p>
          </table:table-cell>
          <table:table-cell office:value-type="string" calcext:value-type="string">
            <text:p>RELAX.SimID.9.EPSA.30.EPSB.0.T.1473.RA.12.RB.16.csv</text:p>
          </table:table-cell>
          <table:table-cell table:number-columns-repeated="2"/>
          <table:table-cell table:formula="of:=CONCATENATE(&quot;diff&quot;;&quot; &quot;;&quot;mpi01/&quot;;[.A1079];&quot; &quot;;&quot;mpi09/&quot;;[.B1079])" office:value-type="string" office:string-value="diff mpi01/RELAX.SimID.1.EPSA.30.EPSB.0.T.1473.RA.12.RB.16.csv mpi09/RELAX.SimID.9.EPSA.30.EPSB.0.T.1473.RA.12.RB.16.csv" calcext:value-type="string">
            <text:p>diff mpi01/RELAX.SimID.1.EPSA.30.EPSB.0.T.1473.RA.12.RB.16.csv mpi09/RELAX.SimID.9.EPSA.30.EPSB.0.T.1473.RA.12.RB.16.csv</text:p>
          </table:table-cell>
        </table:table-row>
        <table:table-row table:style-name="ro1">
          <table:table-cell office:value-type="string" calcext:value-type="string">
            <text:p>RELAX.SimID.1.EPSA.30.EPSB.0.T.1473.RA.12.RB.16.NR.7551.NC.1401.RhoFields.bin</text:p>
          </table:table-cell>
          <table:table-cell office:value-type="string" calcext:value-type="string">
            <text:p>RELAX.SimID.9.EPSA.30.EPSB.0.T.1473.RA.12.RB.16.NR.7551.NC.1401.RhoFields.bin</text:p>
          </table:table-cell>
          <table:table-cell table:number-columns-repeated="2"/>
          <table:table-cell table:formula="of:=CONCATENATE(&quot;diff&quot;;&quot; &quot;;&quot;mpi01/&quot;;[.A1080];&quot; &quot;;&quot;mpi09/&quot;;[.B1080])" office:value-type="string" office:string-value="diff mpi01/RELAX.SimID.1.EPSA.30.EPSB.0.T.1473.RA.12.RB.16.NR.7551.NC.1401.RhoFields.bin mpi09/RELAX.SimID.9.EPSA.30.EPSB.0.T.1473.RA.12.RB.16.NR.7551.NC.1401.RhoFields.bin" calcext:value-type="string">
            <text:p>diff mpi01/RELAX.SimID.1.EPSA.30.EPSB.0.T.1473.RA.12.RB.16.NR.7551.NC.1401.RhoFields.bin mpi09/RELAX.SimID.9.EPSA.30.EPSB.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073.RA.12.RB.13.csv</text:p>
          </table:table-cell>
          <table:table-cell office:value-type="string" calcext:value-type="string">
            <text:p>RELAX.SimID.9.EPSA.-30.EPSB.-100.T.1073.RA.12.RB.13.csv</text:p>
          </table:table-cell>
          <table:table-cell table:number-columns-repeated="2"/>
          <table:table-cell table:formula="of:=CONCATENATE(&quot;diff&quot;;&quot; &quot;;&quot;mpi01/&quot;;[.A1081];&quot; &quot;;&quot;mpi09/&quot;;[.B1081])" office:value-type="string" office:string-value="diff mpi01/RELAX.SimID.1.EPSA.-30.EPSB.-100.T.1073.RA.12.RB.13.csv mpi09/RELAX.SimID.9.EPSA.-30.EPSB.-100.T.1073.RA.12.RB.13.csv" calcext:value-type="string">
            <text:p>diff mpi01/RELAX.SimID.1.EPSA.-30.EPSB.-100.T.1073.RA.12.RB.13.csv mpi09/RELAX.SimID.9.EPSA.-30.EPSB.-100.T.1073.RA.12.RB.13.csv</text:p>
          </table:table-cell>
        </table:table-row>
        <table:table-row table:style-name="ro1">
          <table:table-cell office:value-type="string" calcext:value-type="string">
            <text:p>RELAX.SimID.1.EPSA.-30.EPSB.-100.T.1073.RA.12.RB.13.NR.7551.NC.1.RhoFields.bin</text:p>
          </table:table-cell>
          <table:table-cell office:value-type="string" calcext:value-type="string">
            <text:p>RELAX.SimID.9.EPSA.-30.EPSB.-100.T.1073.RA.12.RB.13.NR.7551.NC.1.RhoFields.bin</text:p>
          </table:table-cell>
          <table:table-cell table:number-columns-repeated="2"/>
          <table:table-cell table:formula="of:=CONCATENATE(&quot;diff&quot;;&quot; &quot;;&quot;mpi01/&quot;;[.A1082];&quot; &quot;;&quot;mpi09/&quot;;[.B1082])" office:value-type="string" office:string-value="diff mpi01/RELAX.SimID.1.EPSA.-30.EPSB.-100.T.1073.RA.12.RB.13.NR.7551.NC.1.RhoFields.bin mpi09/RELAX.SimID.9.EPSA.-30.EPSB.-100.T.1073.RA.12.RB.13.NR.7551.NC.1.RhoFields.bin" calcext:value-type="string">
            <text:p>diff mpi01/RELAX.SimID.1.EPSA.-30.EPSB.-100.T.1073.RA.12.RB.13.NR.7551.NC.1.RhoFields.bin mpi09/RELAX.SimID.9.EPSA.-30.EPSB.-1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30.EPSB.-100.T.1073.RA.12.RB.14.csv</text:p>
          </table:table-cell>
          <table:table-cell office:value-type="string" calcext:value-type="string">
            <text:p>RELAX.SimID.9.EPSA.-30.EPSB.-100.T.1073.RA.12.RB.14.csv</text:p>
          </table:table-cell>
          <table:table-cell table:number-columns-repeated="2"/>
          <table:table-cell table:formula="of:=CONCATENATE(&quot;diff&quot;;&quot; &quot;;&quot;mpi01/&quot;;[.A1083];&quot; &quot;;&quot;mpi09/&quot;;[.B1083])" office:value-type="string" office:string-value="diff mpi01/RELAX.SimID.1.EPSA.-30.EPSB.-100.T.1073.RA.12.RB.14.csv mpi09/RELAX.SimID.9.EPSA.-30.EPSB.-100.T.1073.RA.12.RB.14.csv" calcext:value-type="string">
            <text:p>diff mpi01/RELAX.SimID.1.EPSA.-30.EPSB.-100.T.1073.RA.12.RB.14.csv mpi09/RELAX.SimID.9.EPSA.-30.EPSB.-100.T.1073.RA.12.RB.14.csv</text:p>
          </table:table-cell>
        </table:table-row>
        <table:table-row table:style-name="ro1">
          <table:table-cell office:value-type="string" calcext:value-type="string">
            <text:p>RELAX.SimID.1.EPSA.-30.EPSB.-100.T.1073.RA.12.RB.14.NR.7551.NC.1.RhoFields.bin</text:p>
          </table:table-cell>
          <table:table-cell office:value-type="string" calcext:value-type="string">
            <text:p>RELAX.SimID.9.EPSA.-30.EPSB.-100.T.1073.RA.12.RB.14.NR.7551.NC.1.RhoFields.bin</text:p>
          </table:table-cell>
          <table:table-cell table:number-columns-repeated="2"/>
          <table:table-cell table:formula="of:=CONCATENATE(&quot;diff&quot;;&quot; &quot;;&quot;mpi01/&quot;;[.A1084];&quot; &quot;;&quot;mpi09/&quot;;[.B1084])" office:value-type="string" office:string-value="diff mpi01/RELAX.SimID.1.EPSA.-30.EPSB.-100.T.1073.RA.12.RB.14.NR.7551.NC.1.RhoFields.bin mpi09/RELAX.SimID.9.EPSA.-30.EPSB.-100.T.1073.RA.12.RB.14.NR.7551.NC.1.RhoFields.bin" calcext:value-type="string">
            <text:p>diff mpi01/RELAX.SimID.1.EPSA.-30.EPSB.-100.T.1073.RA.12.RB.14.NR.7551.NC.1.RhoFields.bin mpi09/RELAX.SimID.9.EPSA.-30.EPSB.-100.T.10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-30.EPSB.-100.T.1073.RA.12.RB.15.csv</text:p>
          </table:table-cell>
          <table:table-cell office:value-type="string" calcext:value-type="string">
            <text:p>RELAX.SimID.9.EPSA.-30.EPSB.-100.T.1073.RA.12.RB.15.csv</text:p>
          </table:table-cell>
          <table:table-cell table:number-columns-repeated="2"/>
          <table:table-cell table:formula="of:=CONCATENATE(&quot;diff&quot;;&quot; &quot;;&quot;mpi01/&quot;;[.A1085];&quot; &quot;;&quot;mpi09/&quot;;[.B1085])" office:value-type="string" office:string-value="diff mpi01/RELAX.SimID.1.EPSA.-30.EPSB.-100.T.1073.RA.12.RB.15.csv mpi09/RELAX.SimID.9.EPSA.-30.EPSB.-100.T.1073.RA.12.RB.15.csv" calcext:value-type="string">
            <text:p>diff mpi01/RELAX.SimID.1.EPSA.-30.EPSB.-100.T.1073.RA.12.RB.15.csv mpi09/RELAX.SimID.9.EPSA.-30.EPSB.-100.T.1073.RA.12.RB.15.csv</text:p>
          </table:table-cell>
        </table:table-row>
        <table:table-row table:style-name="ro1">
          <table:table-cell office:value-type="string" calcext:value-type="string">
            <text:p>RELAX.SimID.1.EPSA.-30.EPSB.-100.T.1073.RA.12.RB.15.NR.7551.NC.1.RhoFields.bin</text:p>
          </table:table-cell>
          <table:table-cell office:value-type="string" calcext:value-type="string">
            <text:p>RELAX.SimID.9.EPSA.-30.EPSB.-100.T.1073.RA.12.RB.15.NR.7551.NC.1.RhoFields.bin</text:p>
          </table:table-cell>
          <table:table-cell table:number-columns-repeated="2"/>
          <table:table-cell table:formula="of:=CONCATENATE(&quot;diff&quot;;&quot; &quot;;&quot;mpi01/&quot;;[.A1086];&quot; &quot;;&quot;mpi09/&quot;;[.B1086])" office:value-type="string" office:string-value="diff mpi01/RELAX.SimID.1.EPSA.-30.EPSB.-100.T.1073.RA.12.RB.15.NR.7551.NC.1.RhoFields.bin mpi09/RELAX.SimID.9.EPSA.-30.EPSB.-100.T.1073.RA.12.RB.15.NR.7551.NC.1.RhoFields.bin" calcext:value-type="string">
            <text:p>diff mpi01/RELAX.SimID.1.EPSA.-30.EPSB.-100.T.1073.RA.12.RB.15.NR.7551.NC.1.RhoFields.bin mpi09/RELAX.SimID.9.EPSA.-30.EPSB.-100.T.10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-30.EPSB.-100.T.1073.RA.12.RB.16.csv</text:p>
          </table:table-cell>
          <table:table-cell office:value-type="string" calcext:value-type="string">
            <text:p>RELAX.SimID.9.EPSA.-30.EPSB.-100.T.1073.RA.12.RB.16.csv</text:p>
          </table:table-cell>
          <table:table-cell table:number-columns-repeated="2"/>
          <table:table-cell table:formula="of:=CONCATENATE(&quot;diff&quot;;&quot; &quot;;&quot;mpi01/&quot;;[.A1087];&quot; &quot;;&quot;mpi09/&quot;;[.B1087])" office:value-type="string" office:string-value="diff mpi01/RELAX.SimID.1.EPSA.-30.EPSB.-100.T.1073.RA.12.RB.16.csv mpi09/RELAX.SimID.9.EPSA.-30.EPSB.-100.T.1073.RA.12.RB.16.csv" calcext:value-type="string">
            <text:p>diff mpi01/RELAX.SimID.1.EPSA.-30.EPSB.-100.T.1073.RA.12.RB.16.csv mpi09/RELAX.SimID.9.EPSA.-30.EPSB.-100.T.1073.RA.12.RB.16.csv</text:p>
          </table:table-cell>
        </table:table-row>
        <table:table-row table:style-name="ro1">
          <table:table-cell office:value-type="string" calcext:value-type="string">
            <text:p>RELAX.SimID.1.EPSA.-30.EPSB.-100.T.1073.RA.12.RB.16.NR.7551.NC.27.RhoFields.bin</text:p>
          </table:table-cell>
          <table:table-cell office:value-type="string" calcext:value-type="string">
            <text:p>RELAX.SimID.9.EPSA.-30.EPSB.-100.T.1073.RA.12.RB.16.NR.7551.NC.27.RhoFields.bin</text:p>
          </table:table-cell>
          <table:table-cell table:number-columns-repeated="2"/>
          <table:table-cell table:formula="of:=CONCATENATE(&quot;diff&quot;;&quot; &quot;;&quot;mpi01/&quot;;[.A1088];&quot; &quot;;&quot;mpi09/&quot;;[.B1088])" office:value-type="string" office:string-value="diff mpi01/RELAX.SimID.1.EPSA.-30.EPSB.-100.T.1073.RA.12.RB.16.NR.7551.NC.27.RhoFields.bin mpi09/RELAX.SimID.9.EPSA.-30.EPSB.-100.T.1073.RA.12.RB.16.NR.7551.NC.27.RhoFields.bin" calcext:value-type="string">
            <text:p>diff mpi01/RELAX.SimID.1.EPSA.-30.EPSB.-100.T.1073.RA.12.RB.16.NR.7551.NC.27.RhoFields.bin mpi09/RELAX.SimID.9.EPSA.-30.EPSB.-100.T.1073.RA.12.RB.16.NR.7551.NC.27.RhoFields.bin</text:p>
          </table:table-cell>
        </table:table-row>
        <table:table-row table:style-name="ro1">
          <table:table-cell office:value-type="string" calcext:value-type="string">
            <text:p>RELAX.SimID.1.EPSA.-30.EPSB.-100.T.1123.RA.12.RB.13.csv</text:p>
          </table:table-cell>
          <table:table-cell office:value-type="string" calcext:value-type="string">
            <text:p>RELAX.SimID.9.EPSA.-30.EPSB.-100.T.1123.RA.12.RB.13.csv</text:p>
          </table:table-cell>
          <table:table-cell table:number-columns-repeated="2"/>
          <table:table-cell table:formula="of:=CONCATENATE(&quot;diff&quot;;&quot; &quot;;&quot;mpi01/&quot;;[.A1089];&quot; &quot;;&quot;mpi09/&quot;;[.B1089])" office:value-type="string" office:string-value="diff mpi01/RELAX.SimID.1.EPSA.-30.EPSB.-100.T.1123.RA.12.RB.13.csv mpi09/RELAX.SimID.9.EPSA.-30.EPSB.-100.T.1123.RA.12.RB.13.csv" calcext:value-type="string">
            <text:p>diff mpi01/RELAX.SimID.1.EPSA.-30.EPSB.-100.T.1123.RA.12.RB.13.csv mpi09/RELAX.SimID.9.EPSA.-30.EPSB.-100.T.1123.RA.12.RB.13.csv</text:p>
          </table:table-cell>
        </table:table-row>
        <table:table-row table:style-name="ro1">
          <table:table-cell office:value-type="string" calcext:value-type="string">
            <text:p>RELAX.SimID.1.EPSA.-30.EPSB.-100.T.1123.RA.12.RB.13.NR.7551.NC.1.RhoFields.bin</text:p>
          </table:table-cell>
          <table:table-cell office:value-type="string" calcext:value-type="string">
            <text:p>RELAX.SimID.9.EPSA.-30.EPSB.-100.T.1123.RA.12.RB.13.NR.7551.NC.1.RhoFields.bin</text:p>
          </table:table-cell>
          <table:table-cell table:number-columns-repeated="2"/>
          <table:table-cell table:formula="of:=CONCATENATE(&quot;diff&quot;;&quot; &quot;;&quot;mpi01/&quot;;[.A1090];&quot; &quot;;&quot;mpi09/&quot;;[.B1090])" office:value-type="string" office:string-value="diff mpi01/RELAX.SimID.1.EPSA.-30.EPSB.-100.T.1123.RA.12.RB.13.NR.7551.NC.1.RhoFields.bin mpi09/RELAX.SimID.9.EPSA.-30.EPSB.-100.T.1123.RA.12.RB.13.NR.7551.NC.1.RhoFields.bin" calcext:value-type="string">
            <text:p>diff mpi01/RELAX.SimID.1.EPSA.-30.EPSB.-100.T.1123.RA.12.RB.13.NR.7551.NC.1.RhoFields.bin mpi09/RELAX.SimID.9.EPSA.-30.EPSB.-10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30.EPSB.-100.T.1123.RA.12.RB.14.csv</text:p>
          </table:table-cell>
          <table:table-cell office:value-type="string" calcext:value-type="string">
            <text:p>RELAX.SimID.9.EPSA.-30.EPSB.-100.T.1123.RA.12.RB.14.csv</text:p>
          </table:table-cell>
          <table:table-cell table:number-columns-repeated="2"/>
          <table:table-cell table:formula="of:=CONCATENATE(&quot;diff&quot;;&quot; &quot;;&quot;mpi01/&quot;;[.A1091];&quot; &quot;;&quot;mpi09/&quot;;[.B1091])" office:value-type="string" office:string-value="diff mpi01/RELAX.SimID.1.EPSA.-30.EPSB.-100.T.1123.RA.12.RB.14.csv mpi09/RELAX.SimID.9.EPSA.-30.EPSB.-100.T.1123.RA.12.RB.14.csv" calcext:value-type="string">
            <text:p>diff mpi01/RELAX.SimID.1.EPSA.-30.EPSB.-100.T.1123.RA.12.RB.14.csv mpi09/RELAX.SimID.9.EPSA.-30.EPSB.-100.T.1123.RA.12.RB.14.csv</text:p>
          </table:table-cell>
        </table:table-row>
        <table:table-row table:style-name="ro1">
          <table:table-cell office:value-type="string" calcext:value-type="string">
            <text:p>RELAX.SimID.1.EPSA.-30.EPSB.-100.T.1123.RA.12.RB.14.NR.7551.NC.1.RhoFields.bin</text:p>
          </table:table-cell>
          <table:table-cell office:value-type="string" calcext:value-type="string">
            <text:p>RELAX.SimID.9.EPSA.-30.EPSB.-100.T.1123.RA.12.RB.14.NR.7551.NC.1.RhoFields.bin</text:p>
          </table:table-cell>
          <table:table-cell table:number-columns-repeated="2"/>
          <table:table-cell table:formula="of:=CONCATENATE(&quot;diff&quot;;&quot; &quot;;&quot;mpi01/&quot;;[.A1092];&quot; &quot;;&quot;mpi09/&quot;;[.B1092])" office:value-type="string" office:string-value="diff mpi01/RELAX.SimID.1.EPSA.-30.EPSB.-100.T.1123.RA.12.RB.14.NR.7551.NC.1.RhoFields.bin mpi09/RELAX.SimID.9.EPSA.-30.EPSB.-100.T.1123.RA.12.RB.14.NR.7551.NC.1.RhoFields.bin" calcext:value-type="string">
            <text:p>diff mpi01/RELAX.SimID.1.EPSA.-30.EPSB.-100.T.1123.RA.12.RB.14.NR.7551.NC.1.RhoFields.bin mpi09/RELAX.SimID.9.EPSA.-30.EPSB.-100.T.11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-30.EPSB.-100.T.1123.RA.12.RB.15.csv</text:p>
          </table:table-cell>
          <table:table-cell office:value-type="string" calcext:value-type="string">
            <text:p>RELAX.SimID.9.EPSA.-30.EPSB.-100.T.1123.RA.12.RB.15.csv</text:p>
          </table:table-cell>
          <table:table-cell table:number-columns-repeated="2"/>
          <table:table-cell table:formula="of:=CONCATENATE(&quot;diff&quot;;&quot; &quot;;&quot;mpi01/&quot;;[.A1093];&quot; &quot;;&quot;mpi09/&quot;;[.B1093])" office:value-type="string" office:string-value="diff mpi01/RELAX.SimID.1.EPSA.-30.EPSB.-100.T.1123.RA.12.RB.15.csv mpi09/RELAX.SimID.9.EPSA.-30.EPSB.-100.T.1123.RA.12.RB.15.csv" calcext:value-type="string">
            <text:p>diff mpi01/RELAX.SimID.1.EPSA.-30.EPSB.-100.T.1123.RA.12.RB.15.csv mpi09/RELAX.SimID.9.EPSA.-30.EPSB.-100.T.1123.RA.12.RB.15.csv</text:p>
          </table:table-cell>
        </table:table-row>
        <table:table-row table:style-name="ro1">
          <table:table-cell office:value-type="string" calcext:value-type="string">
            <text:p>RELAX.SimID.1.EPSA.-30.EPSB.-100.T.1123.RA.12.RB.15.NR.7551.NC.7.RhoFields.bin</text:p>
          </table:table-cell>
          <table:table-cell office:value-type="string" calcext:value-type="string">
            <text:p>RELAX.SimID.9.EPSA.-30.EPSB.-100.T.1123.RA.12.RB.15.NR.7551.NC.7.RhoFields.bin</text:p>
          </table:table-cell>
          <table:table-cell table:number-columns-repeated="2"/>
          <table:table-cell table:formula="of:=CONCATENATE(&quot;diff&quot;;&quot; &quot;;&quot;mpi01/&quot;;[.A1094];&quot; &quot;;&quot;mpi09/&quot;;[.B1094])" office:value-type="string" office:string-value="diff mpi01/RELAX.SimID.1.EPSA.-30.EPSB.-100.T.1123.RA.12.RB.15.NR.7551.NC.7.RhoFields.bin mpi09/RELAX.SimID.9.EPSA.-30.EPSB.-100.T.1123.RA.12.RB.15.NR.7551.NC.7.RhoFields.bin" calcext:value-type="string">
            <text:p>diff mpi01/RELAX.SimID.1.EPSA.-30.EPSB.-100.T.1123.RA.12.RB.15.NR.7551.NC.7.RhoFields.bin mpi09/RELAX.SimID.9.EPSA.-30.EPSB.-100.T.1123.RA.12.RB.15.NR.7551.NC.7.RhoFields.bin</text:p>
          </table:table-cell>
        </table:table-row>
        <table:table-row table:style-name="ro1">
          <table:table-cell office:value-type="string" calcext:value-type="string">
            <text:p>RELAX.SimID.1.EPSA.-30.EPSB.-100.T.1123.RA.12.RB.16.csv</text:p>
          </table:table-cell>
          <table:table-cell office:value-type="string" calcext:value-type="string">
            <text:p>RELAX.SimID.9.EPSA.-30.EPSB.-100.T.1123.RA.12.RB.16.csv</text:p>
          </table:table-cell>
          <table:table-cell table:number-columns-repeated="2"/>
          <table:table-cell table:formula="of:=CONCATENATE(&quot;diff&quot;;&quot; &quot;;&quot;mpi01/&quot;;[.A1095];&quot; &quot;;&quot;mpi09/&quot;;[.B1095])" office:value-type="string" office:string-value="diff mpi01/RELAX.SimID.1.EPSA.-30.EPSB.-100.T.1123.RA.12.RB.16.csv mpi09/RELAX.SimID.9.EPSA.-30.EPSB.-100.T.1123.RA.12.RB.16.csv" calcext:value-type="string">
            <text:p>diff mpi01/RELAX.SimID.1.EPSA.-30.EPSB.-100.T.1123.RA.12.RB.16.csv mpi09/RELAX.SimID.9.EPSA.-30.EPSB.-100.T.1123.RA.12.RB.16.csv</text:p>
          </table:table-cell>
        </table:table-row>
        <table:table-row table:style-name="ro1">
          <table:table-cell office:value-type="string" calcext:value-type="string">
            <text:p>RELAX.SimID.1.EPSA.-30.EPSB.-100.T.1123.RA.12.RB.16.NR.7551.NC.163.RhoFields.bin</text:p>
          </table:table-cell>
          <table:table-cell office:value-type="string" calcext:value-type="string">
            <text:p>RELAX.SimID.9.EPSA.-30.EPSB.-100.T.1123.RA.12.RB.16.NR.7551.NC.163.RhoFields.bin</text:p>
          </table:table-cell>
          <table:table-cell table:number-columns-repeated="2"/>
          <table:table-cell table:formula="of:=CONCATENATE(&quot;diff&quot;;&quot; &quot;;&quot;mpi01/&quot;;[.A1096];&quot; &quot;;&quot;mpi09/&quot;;[.B1096])" office:value-type="string" office:string-value="diff mpi01/RELAX.SimID.1.EPSA.-30.EPSB.-100.T.1123.RA.12.RB.16.NR.7551.NC.163.RhoFields.bin mpi09/RELAX.SimID.9.EPSA.-30.EPSB.-100.T.1123.RA.12.RB.16.NR.7551.NC.163.RhoFields.bin" calcext:value-type="string">
            <text:p>diff mpi01/RELAX.SimID.1.EPSA.-30.EPSB.-100.T.1123.RA.12.RB.16.NR.7551.NC.163.RhoFields.bin mpi09/RELAX.SimID.9.EPSA.-30.EPSB.-100.T.1123.RA.12.RB.16.NR.7551.NC.163.RhoFields.bin</text:p>
          </table:table-cell>
        </table:table-row>
        <table:table-row table:style-name="ro1">
          <table:table-cell office:value-type="string" calcext:value-type="string">
            <text:p>RELAX.SimID.1.EPSA.-30.EPSB.-100.T.1173.RA.12.RB.13.csv</text:p>
          </table:table-cell>
          <table:table-cell office:value-type="string" calcext:value-type="string">
            <text:p>RELAX.SimID.9.EPSA.-30.EPSB.-100.T.1173.RA.12.RB.13.csv</text:p>
          </table:table-cell>
          <table:table-cell table:number-columns-repeated="2"/>
          <table:table-cell table:formula="of:=CONCATENATE(&quot;diff&quot;;&quot; &quot;;&quot;mpi01/&quot;;[.A1097];&quot; &quot;;&quot;mpi09/&quot;;[.B1097])" office:value-type="string" office:string-value="diff mpi01/RELAX.SimID.1.EPSA.-30.EPSB.-100.T.1173.RA.12.RB.13.csv mpi09/RELAX.SimID.9.EPSA.-30.EPSB.-100.T.1173.RA.12.RB.13.csv" calcext:value-type="string">
            <text:p>diff mpi01/RELAX.SimID.1.EPSA.-30.EPSB.-100.T.1173.RA.12.RB.13.csv mpi09/RELAX.SimID.9.EPSA.-30.EPSB.-100.T.1173.RA.12.RB.13.csv</text:p>
          </table:table-cell>
        </table:table-row>
        <table:table-row table:style-name="ro1">
          <table:table-cell office:value-type="string" calcext:value-type="string">
            <text:p>RELAX.SimID.1.EPSA.-30.EPSB.-100.T.1173.RA.12.RB.13.NR.7551.NC.1.RhoFields.bin</text:p>
          </table:table-cell>
          <table:table-cell office:value-type="string" calcext:value-type="string">
            <text:p>RELAX.SimID.9.EPSA.-30.EPSB.-100.T.1173.RA.12.RB.13.NR.7551.NC.1.RhoFields.bin</text:p>
          </table:table-cell>
          <table:table-cell table:number-columns-repeated="2"/>
          <table:table-cell table:formula="of:=CONCATENATE(&quot;diff&quot;;&quot; &quot;;&quot;mpi01/&quot;;[.A1098];&quot; &quot;;&quot;mpi09/&quot;;[.B1098])" office:value-type="string" office:string-value="diff mpi01/RELAX.SimID.1.EPSA.-30.EPSB.-100.T.1173.RA.12.RB.13.NR.7551.NC.1.RhoFields.bin mpi09/RELAX.SimID.9.EPSA.-30.EPSB.-100.T.1173.RA.12.RB.13.NR.7551.NC.1.RhoFields.bin" calcext:value-type="string">
            <text:p>diff mpi01/RELAX.SimID.1.EPSA.-30.EPSB.-100.T.1173.RA.12.RB.13.NR.7551.NC.1.RhoFields.bin mpi09/RELAX.SimID.9.EPSA.-30.EPSB.-100.T.11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30.EPSB.-100.T.1173.RA.12.RB.14.csv</text:p>
          </table:table-cell>
          <table:table-cell office:value-type="string" calcext:value-type="string">
            <text:p>RELAX.SimID.9.EPSA.-30.EPSB.-100.T.1173.RA.12.RB.14.csv</text:p>
          </table:table-cell>
          <table:table-cell table:number-columns-repeated="2"/>
          <table:table-cell table:formula="of:=CONCATENATE(&quot;diff&quot;;&quot; &quot;;&quot;mpi01/&quot;;[.A1099];&quot; &quot;;&quot;mpi09/&quot;;[.B1099])" office:value-type="string" office:string-value="diff mpi01/RELAX.SimID.1.EPSA.-30.EPSB.-100.T.1173.RA.12.RB.14.csv mpi09/RELAX.SimID.9.EPSA.-30.EPSB.-100.T.1173.RA.12.RB.14.csv" calcext:value-type="string">
            <text:p>diff mpi01/RELAX.SimID.1.EPSA.-30.EPSB.-100.T.1173.RA.12.RB.14.csv mpi09/RELAX.SimID.9.EPSA.-30.EPSB.-100.T.1173.RA.12.RB.14.csv</text:p>
          </table:table-cell>
        </table:table-row>
        <table:table-row table:style-name="ro1">
          <table:table-cell office:value-type="string" calcext:value-type="string">
            <text:p>RELAX.SimID.1.EPSA.-30.EPSB.-100.T.1173.RA.12.RB.14.NR.7551.NC.2.RhoFields.bin</text:p>
          </table:table-cell>
          <table:table-cell office:value-type="string" calcext:value-type="string">
            <text:p>RELAX.SimID.9.EPSA.-30.EPSB.-100.T.1173.RA.12.RB.14.NR.7551.NC.2.RhoFields.bin</text:p>
          </table:table-cell>
          <table:table-cell table:number-columns-repeated="2"/>
          <table:table-cell table:formula="of:=CONCATENATE(&quot;diff&quot;;&quot; &quot;;&quot;mpi01/&quot;;[.A1100];&quot; &quot;;&quot;mpi09/&quot;;[.B1100])" office:value-type="string" office:string-value="diff mpi01/RELAX.SimID.1.EPSA.-30.EPSB.-100.T.1173.RA.12.RB.14.NR.7551.NC.2.RhoFields.bin mpi09/RELAX.SimID.9.EPSA.-30.EPSB.-100.T.1173.RA.12.RB.14.NR.7551.NC.2.RhoFields.bin" calcext:value-type="string">
            <text:p>diff mpi01/RELAX.SimID.1.EPSA.-30.EPSB.-100.T.1173.RA.12.RB.14.NR.7551.NC.2.RhoFields.bin mpi09/RELAX.SimID.9.EPSA.-30.EPSB.-100.T.1173.RA.12.RB.14.NR.7551.NC.2.RhoFields.bin</text:p>
          </table:table-cell>
        </table:table-row>
        <table:table-row table:style-name="ro1">
          <table:table-cell office:value-type="string" calcext:value-type="string">
            <text:p>RELAX.SimID.1.EPSA.-30.EPSB.-100.T.1173.RA.12.RB.15.csv</text:p>
          </table:table-cell>
          <table:table-cell office:value-type="string" calcext:value-type="string">
            <text:p>RELAX.SimID.9.EPSA.-30.EPSB.-100.T.1173.RA.12.RB.15.csv</text:p>
          </table:table-cell>
          <table:table-cell table:number-columns-repeated="2"/>
          <table:table-cell table:formula="of:=CONCATENATE(&quot;diff&quot;;&quot; &quot;;&quot;mpi01/&quot;;[.A1101];&quot; &quot;;&quot;mpi09/&quot;;[.B1101])" office:value-type="string" office:string-value="diff mpi01/RELAX.SimID.1.EPSA.-30.EPSB.-100.T.1173.RA.12.RB.15.csv mpi09/RELAX.SimID.9.EPSA.-30.EPSB.-100.T.1173.RA.12.RB.15.csv" calcext:value-type="string">
            <text:p>diff mpi01/RELAX.SimID.1.EPSA.-30.EPSB.-100.T.1173.RA.12.RB.15.csv mpi09/RELAX.SimID.9.EPSA.-30.EPSB.-100.T.1173.RA.12.RB.15.csv</text:p>
          </table:table-cell>
        </table:table-row>
        <table:table-row table:style-name="ro1">
          <table:table-cell office:value-type="string" calcext:value-type="string">
            <text:p>RELAX.SimID.1.EPSA.-30.EPSB.-100.T.1173.RA.12.RB.15.NR.7551.NC.43.RhoFields.bin</text:p>
          </table:table-cell>
          <table:table-cell office:value-type="string" calcext:value-type="string">
            <text:p>RELAX.SimID.9.EPSA.-30.EPSB.-100.T.1173.RA.12.RB.15.NR.7551.NC.43.RhoFields.bin</text:p>
          </table:table-cell>
          <table:table-cell table:number-columns-repeated="2"/>
          <table:table-cell table:formula="of:=CONCATENATE(&quot;diff&quot;;&quot; &quot;;&quot;mpi01/&quot;;[.A1102];&quot; &quot;;&quot;mpi09/&quot;;[.B1102])" office:value-type="string" office:string-value="diff mpi01/RELAX.SimID.1.EPSA.-30.EPSB.-100.T.1173.RA.12.RB.15.NR.7551.NC.43.RhoFields.bin mpi09/RELAX.SimID.9.EPSA.-30.EPSB.-100.T.1173.RA.12.RB.15.NR.7551.NC.43.RhoFields.bin" calcext:value-type="string">
            <text:p>diff mpi01/RELAX.SimID.1.EPSA.-30.EPSB.-100.T.1173.RA.12.RB.15.NR.7551.NC.43.RhoFields.bin mpi09/RELAX.SimID.9.EPSA.-30.EPSB.-100.T.1173.RA.12.RB.15.NR.7551.NC.43.RhoFields.bin</text:p>
          </table:table-cell>
        </table:table-row>
        <table:table-row table:style-name="ro1">
          <table:table-cell office:value-type="string" calcext:value-type="string">
            <text:p>RELAX.SimID.1.EPSA.-30.EPSB.-100.T.1173.RA.12.RB.16.csv</text:p>
          </table:table-cell>
          <table:table-cell office:value-type="string" calcext:value-type="string">
            <text:p>RELAX.SimID.9.EPSA.-30.EPSB.-100.T.1173.RA.12.RB.16.csv</text:p>
          </table:table-cell>
          <table:table-cell table:number-columns-repeated="2"/>
          <table:table-cell table:formula="of:=CONCATENATE(&quot;diff&quot;;&quot; &quot;;&quot;mpi01/&quot;;[.A1103];&quot; &quot;;&quot;mpi09/&quot;;[.B1103])" office:value-type="string" office:string-value="diff mpi01/RELAX.SimID.1.EPSA.-30.EPSB.-100.T.1173.RA.12.RB.16.csv mpi09/RELAX.SimID.9.EPSA.-30.EPSB.-100.T.1173.RA.12.RB.16.csv" calcext:value-type="string">
            <text:p>diff mpi01/RELAX.SimID.1.EPSA.-30.EPSB.-100.T.1173.RA.12.RB.16.csv mpi09/RELAX.SimID.9.EPSA.-30.EPSB.-100.T.1173.RA.12.RB.16.csv</text:p>
          </table:table-cell>
        </table:table-row>
        <table:table-row table:style-name="ro1">
          <table:table-cell office:value-type="string" calcext:value-type="string">
            <text:p>RELAX.SimID.1.EPSA.-30.EPSB.-100.T.1173.RA.12.RB.16.NR.7551.NC.687.RhoFields.bin</text:p>
          </table:table-cell>
          <table:table-cell office:value-type="string" calcext:value-type="string">
            <text:p>RELAX.SimID.9.EPSA.-30.EPSB.-100.T.1173.RA.12.RB.16.NR.7551.NC.687.RhoFields.bin</text:p>
          </table:table-cell>
          <table:table-cell table:number-columns-repeated="2"/>
          <table:table-cell table:formula="of:=CONCATENATE(&quot;diff&quot;;&quot; &quot;;&quot;mpi01/&quot;;[.A1104];&quot; &quot;;&quot;mpi09/&quot;;[.B1104])" office:value-type="string" office:string-value="diff mpi01/RELAX.SimID.1.EPSA.-30.EPSB.-100.T.1173.RA.12.RB.16.NR.7551.NC.687.RhoFields.bin mpi09/RELAX.SimID.9.EPSA.-30.EPSB.-100.T.1173.RA.12.RB.16.NR.7551.NC.687.RhoFields.bin" calcext:value-type="string">
            <text:p>diff mpi01/RELAX.SimID.1.EPSA.-30.EPSB.-100.T.1173.RA.12.RB.16.NR.7551.NC.687.RhoFields.bin mpi09/RELAX.SimID.9.EPSA.-30.EPSB.-100.T.1173.RA.12.RB.16.NR.7551.NC.687.RhoFields.bin</text:p>
          </table:table-cell>
        </table:table-row>
        <table:table-row table:style-name="ro1">
          <table:table-cell office:value-type="string" calcext:value-type="string">
            <text:p>RELAX.SimID.1.EPSA.-30.EPSB.-100.T.1223.RA.12.RB.13.csv</text:p>
          </table:table-cell>
          <table:table-cell office:value-type="string" calcext:value-type="string">
            <text:p>RELAX.SimID.9.EPSA.-30.EPSB.-100.T.1223.RA.12.RB.13.csv</text:p>
          </table:table-cell>
          <table:table-cell table:number-columns-repeated="2"/>
          <table:table-cell table:formula="of:=CONCATENATE(&quot;diff&quot;;&quot; &quot;;&quot;mpi01/&quot;;[.A1105];&quot; &quot;;&quot;mpi09/&quot;;[.B1105])" office:value-type="string" office:string-value="diff mpi01/RELAX.SimID.1.EPSA.-30.EPSB.-100.T.1223.RA.12.RB.13.csv mpi09/RELAX.SimID.9.EPSA.-30.EPSB.-100.T.1223.RA.12.RB.13.csv" calcext:value-type="string">
            <text:p>diff mpi01/RELAX.SimID.1.EPSA.-30.EPSB.-100.T.1223.RA.12.RB.13.csv mpi09/RELAX.SimID.9.EPSA.-30.EPSB.-100.T.1223.RA.12.RB.13.csv</text:p>
          </table:table-cell>
        </table:table-row>
        <table:table-row table:style-name="ro1">
          <table:table-cell office:value-type="string" calcext:value-type="string">
            <text:p>RELAX.SimID.1.EPSA.-30.EPSB.-100.T.1223.RA.12.RB.13.NR.7551.NC.1.RhoFields.bin</text:p>
          </table:table-cell>
          <table:table-cell office:value-type="string" calcext:value-type="string">
            <text:p>RELAX.SimID.9.EPSA.-30.EPSB.-100.T.1223.RA.12.RB.13.NR.7551.NC.1.RhoFields.bin</text:p>
          </table:table-cell>
          <table:table-cell table:number-columns-repeated="2"/>
          <table:table-cell table:formula="of:=CONCATENATE(&quot;diff&quot;;&quot; &quot;;&quot;mpi01/&quot;;[.A1106];&quot; &quot;;&quot;mpi09/&quot;;[.B1106])" office:value-type="string" office:string-value="diff mpi01/RELAX.SimID.1.EPSA.-30.EPSB.-100.T.1223.RA.12.RB.13.NR.7551.NC.1.RhoFields.bin mpi09/RELAX.SimID.9.EPSA.-30.EPSB.-100.T.1223.RA.12.RB.13.NR.7551.NC.1.RhoFields.bin" calcext:value-type="string">
            <text:p>diff mpi01/RELAX.SimID.1.EPSA.-30.EPSB.-100.T.1223.RA.12.RB.13.NR.7551.NC.1.RhoFields.bin mpi09/RELAX.SimID.9.EPSA.-30.EPSB.-100.T.12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30.EPSB.-100.T.1223.RA.12.RB.14.csv</text:p>
          </table:table-cell>
          <table:table-cell office:value-type="string" calcext:value-type="string">
            <text:p>RELAX.SimID.9.EPSA.-30.EPSB.-100.T.1223.RA.12.RB.14.csv</text:p>
          </table:table-cell>
          <table:table-cell table:number-columns-repeated="2"/>
          <table:table-cell table:formula="of:=CONCATENATE(&quot;diff&quot;;&quot; &quot;;&quot;mpi01/&quot;;[.A1107];&quot; &quot;;&quot;mpi09/&quot;;[.B1107])" office:value-type="string" office:string-value="diff mpi01/RELAX.SimID.1.EPSA.-30.EPSB.-100.T.1223.RA.12.RB.14.csv mpi09/RELAX.SimID.9.EPSA.-30.EPSB.-100.T.1223.RA.12.RB.14.csv" calcext:value-type="string">
            <text:p>diff mpi01/RELAX.SimID.1.EPSA.-30.EPSB.-100.T.1223.RA.12.RB.14.csv mpi09/RELAX.SimID.9.EPSA.-30.EPSB.-100.T.1223.RA.12.RB.14.csv</text:p>
          </table:table-cell>
        </table:table-row>
        <table:table-row table:style-name="ro1">
          <table:table-cell office:value-type="string" calcext:value-type="string">
            <text:p>RELAX.SimID.1.EPSA.-30.EPSB.-100.T.1223.RA.12.RB.14.NR.7551.NC.8.RhoFields.bin</text:p>
          </table:table-cell>
          <table:table-cell office:value-type="string" calcext:value-type="string">
            <text:p>RELAX.SimID.9.EPSA.-30.EPSB.-100.T.1223.RA.12.RB.14.NR.7551.NC.8.RhoFields.bin</text:p>
          </table:table-cell>
          <table:table-cell table:number-columns-repeated="2"/>
          <table:table-cell table:formula="of:=CONCATENATE(&quot;diff&quot;;&quot; &quot;;&quot;mpi01/&quot;;[.A1108];&quot; &quot;;&quot;mpi09/&quot;;[.B1108])" office:value-type="string" office:string-value="diff mpi01/RELAX.SimID.1.EPSA.-30.EPSB.-100.T.1223.RA.12.RB.14.NR.7551.NC.8.RhoFields.bin mpi09/RELAX.SimID.9.EPSA.-30.EPSB.-100.T.1223.RA.12.RB.14.NR.7551.NC.8.RhoFields.bin" calcext:value-type="string">
            <text:p>diff mpi01/RELAX.SimID.1.EPSA.-30.EPSB.-100.T.1223.RA.12.RB.14.NR.7551.NC.8.RhoFields.bin mpi09/RELAX.SimID.9.EPSA.-30.EPSB.-100.T.1223.RA.12.RB.14.NR.7551.NC.8.RhoFields.bin</text:p>
          </table:table-cell>
        </table:table-row>
        <table:table-row table:style-name="ro1">
          <table:table-cell office:value-type="string" calcext:value-type="string">
            <text:p>RELAX.SimID.1.EPSA.-30.EPSB.-100.T.1223.RA.12.RB.15.csv</text:p>
          </table:table-cell>
          <table:table-cell office:value-type="string" calcext:value-type="string">
            <text:p>RELAX.SimID.9.EPSA.-30.EPSB.-100.T.1223.RA.12.RB.15.csv</text:p>
          </table:table-cell>
          <table:table-cell table:number-columns-repeated="2"/>
          <table:table-cell table:formula="of:=CONCATENATE(&quot;diff&quot;;&quot; &quot;;&quot;mpi01/&quot;;[.A1109];&quot; &quot;;&quot;mpi09/&quot;;[.B1109])" office:value-type="string" office:string-value="diff mpi01/RELAX.SimID.1.EPSA.-30.EPSB.-100.T.1223.RA.12.RB.15.csv mpi09/RELAX.SimID.9.EPSA.-30.EPSB.-100.T.1223.RA.12.RB.15.csv" calcext:value-type="string">
            <text:p>diff mpi01/RELAX.SimID.1.EPSA.-30.EPSB.-100.T.1223.RA.12.RB.15.csv mpi09/RELAX.SimID.9.EPSA.-30.EPSB.-100.T.1223.RA.12.RB.15.csv</text:p>
          </table:table-cell>
        </table:table-row>
        <table:table-row table:style-name="ro1">
          <table:table-cell office:value-type="string" calcext:value-type="string">
            <text:p>RELAX.SimID.1.EPSA.-30.EPSB.-100.T.1223.RA.12.RB.15.NR.7551.NC.187.RhoFields.bin</text:p>
          </table:table-cell>
          <table:table-cell office:value-type="string" calcext:value-type="string">
            <text:p>RELAX.SimID.9.EPSA.-30.EPSB.-100.T.1223.RA.12.RB.15.NR.7551.NC.187.RhoFields.bin</text:p>
          </table:table-cell>
          <table:table-cell table:number-columns-repeated="2"/>
          <table:table-cell table:formula="of:=CONCATENATE(&quot;diff&quot;;&quot; &quot;;&quot;mpi01/&quot;;[.A1110];&quot; &quot;;&quot;mpi09/&quot;;[.B1110])" office:value-type="string" office:string-value="diff mpi01/RELAX.SimID.1.EPSA.-30.EPSB.-100.T.1223.RA.12.RB.15.NR.7551.NC.187.RhoFields.bin mpi09/RELAX.SimID.9.EPSA.-30.EPSB.-100.T.1223.RA.12.RB.15.NR.7551.NC.187.RhoFields.bin" calcext:value-type="string">
            <text:p>diff mpi01/RELAX.SimID.1.EPSA.-30.EPSB.-100.T.1223.RA.12.RB.15.NR.7551.NC.187.RhoFields.bin mpi09/RELAX.SimID.9.EPSA.-30.EPSB.-100.T.1223.RA.12.RB.15.NR.7551.NC.187.RhoFields.bin</text:p>
          </table:table-cell>
        </table:table-row>
        <table:table-row table:style-name="ro1">
          <table:table-cell office:value-type="string" calcext:value-type="string">
            <text:p>RELAX.SimID.1.EPSA.-30.EPSB.-100.T.1223.RA.12.RB.16.csv</text:p>
          </table:table-cell>
          <table:table-cell office:value-type="string" calcext:value-type="string">
            <text:p>RELAX.SimID.9.EPSA.-30.EPSB.-100.T.1223.RA.12.RB.16.csv</text:p>
          </table:table-cell>
          <table:table-cell table:number-columns-repeated="2"/>
          <table:table-cell table:formula="of:=CONCATENATE(&quot;diff&quot;;&quot; &quot;;&quot;mpi01/&quot;;[.A1111];&quot; &quot;;&quot;mpi09/&quot;;[.B1111])" office:value-type="string" office:string-value="diff mpi01/RELAX.SimID.1.EPSA.-30.EPSB.-100.T.1223.RA.12.RB.16.csv mpi09/RELAX.SimID.9.EPSA.-30.EPSB.-100.T.1223.RA.12.RB.16.csv" calcext:value-type="string">
            <text:p>diff mpi01/RELAX.SimID.1.EPSA.-30.EPSB.-100.T.1223.RA.12.RB.16.csv mpi09/RELAX.SimID.9.EPSA.-30.EPSB.-100.T.1223.RA.12.RB.16.csv</text:p>
          </table:table-cell>
        </table:table-row>
        <table:table-row table:style-name="ro1">
          <table:table-cell office:value-type="string" calcext:value-type="string">
            <text:p>RELAX.SimID.1.EPSA.-30.EPSB.-100.T.1223.RA.12.RB.16.NR.7551.NC.1401.RhoFields.bin</text:p>
          </table:table-cell>
          <table:table-cell office:value-type="string" calcext:value-type="string">
            <text:p>RELAX.SimID.9.EPSA.-30.EPSB.-100.T.1223.RA.12.RB.16.NR.7551.NC.1401.RhoFields.bin</text:p>
          </table:table-cell>
          <table:table-cell table:number-columns-repeated="2"/>
          <table:table-cell table:formula="of:=CONCATENATE(&quot;diff&quot;;&quot; &quot;;&quot;mpi01/&quot;;[.A1112];&quot; &quot;;&quot;mpi09/&quot;;[.B1112])" office:value-type="string" office:string-value="diff mpi01/RELAX.SimID.1.EPSA.-30.EPSB.-100.T.1223.RA.12.RB.16.NR.7551.NC.1401.RhoFields.bin mpi09/RELAX.SimID.9.EPSA.-30.EPSB.-100.T.1223.RA.12.RB.16.NR.7551.NC.1401.RhoFields.bin" calcext:value-type="string">
            <text:p>diff mpi01/RELAX.SimID.1.EPSA.-30.EPSB.-100.T.1223.RA.12.RB.16.NR.7551.NC.1401.RhoFields.bin mpi09/RELAX.SimID.9.EPSA.-30.EPSB.-1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273.RA.12.RB.13.csv</text:p>
          </table:table-cell>
          <table:table-cell office:value-type="string" calcext:value-type="string">
            <text:p>RELAX.SimID.9.EPSA.-30.EPSB.-100.T.1273.RA.12.RB.13.csv</text:p>
          </table:table-cell>
          <table:table-cell table:number-columns-repeated="2"/>
          <table:table-cell table:formula="of:=CONCATENATE(&quot;diff&quot;;&quot; &quot;;&quot;mpi01/&quot;;[.A1113];&quot; &quot;;&quot;mpi09/&quot;;[.B1113])" office:value-type="string" office:string-value="diff mpi01/RELAX.SimID.1.EPSA.-30.EPSB.-100.T.1273.RA.12.RB.13.csv mpi09/RELAX.SimID.9.EPSA.-30.EPSB.-100.T.1273.RA.12.RB.13.csv" calcext:value-type="string">
            <text:p>diff mpi01/RELAX.SimID.1.EPSA.-30.EPSB.-100.T.1273.RA.12.RB.13.csv mpi09/RELAX.SimID.9.EPSA.-30.EPSB.-100.T.1273.RA.12.RB.13.csv</text:p>
          </table:table-cell>
        </table:table-row>
        <table:table-row table:style-name="ro1">
          <table:table-cell office:value-type="string" calcext:value-type="string">
            <text:p>RELAX.SimID.1.EPSA.-30.EPSB.-100.T.1273.RA.12.RB.13.NR.7551.NC.1.RhoFields.bin</text:p>
          </table:table-cell>
          <table:table-cell office:value-type="string" calcext:value-type="string">
            <text:p>RELAX.SimID.9.EPSA.-30.EPSB.-100.T.1273.RA.12.RB.13.NR.7551.NC.1.RhoFields.bin</text:p>
          </table:table-cell>
          <table:table-cell table:number-columns-repeated="2"/>
          <table:table-cell table:formula="of:=CONCATENATE(&quot;diff&quot;;&quot; &quot;;&quot;mpi01/&quot;;[.A1114];&quot; &quot;;&quot;mpi09/&quot;;[.B1114])" office:value-type="string" office:string-value="diff mpi01/RELAX.SimID.1.EPSA.-30.EPSB.-100.T.1273.RA.12.RB.13.NR.7551.NC.1.RhoFields.bin mpi09/RELAX.SimID.9.EPSA.-30.EPSB.-100.T.1273.RA.12.RB.13.NR.7551.NC.1.RhoFields.bin" calcext:value-type="string">
            <text:p>diff mpi01/RELAX.SimID.1.EPSA.-30.EPSB.-100.T.1273.RA.12.RB.13.NR.7551.NC.1.RhoFields.bin mpi09/RELAX.SimID.9.EPSA.-30.EPSB.-100.T.12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30.EPSB.-100.T.1273.RA.12.RB.14.csv</text:p>
          </table:table-cell>
          <table:table-cell office:value-type="string" calcext:value-type="string">
            <text:p>RELAX.SimID.9.EPSA.-30.EPSB.-100.T.1273.RA.12.RB.14.csv</text:p>
          </table:table-cell>
          <table:table-cell table:number-columns-repeated="2"/>
          <table:table-cell table:formula="of:=CONCATENATE(&quot;diff&quot;;&quot; &quot;;&quot;mpi01/&quot;;[.A1115];&quot; &quot;;&quot;mpi09/&quot;;[.B1115])" office:value-type="string" office:string-value="diff mpi01/RELAX.SimID.1.EPSA.-30.EPSB.-100.T.1273.RA.12.RB.14.csv mpi09/RELAX.SimID.9.EPSA.-30.EPSB.-100.T.1273.RA.12.RB.14.csv" calcext:value-type="string">
            <text:p>diff mpi01/RELAX.SimID.1.EPSA.-30.EPSB.-100.T.1273.RA.12.RB.14.csv mpi09/RELAX.SimID.9.EPSA.-30.EPSB.-100.T.1273.RA.12.RB.14.csv</text:p>
          </table:table-cell>
        </table:table-row>
        <table:table-row table:style-name="ro1">
          <table:table-cell office:value-type="string" calcext:value-type="string">
            <text:p>RELAX.SimID.1.EPSA.-30.EPSB.-100.T.1273.RA.12.RB.14.NR.7551.NC.36.RhoFields.bin</text:p>
          </table:table-cell>
          <table:table-cell office:value-type="string" calcext:value-type="string">
            <text:p>RELAX.SimID.9.EPSA.-30.EPSB.-100.T.1273.RA.12.RB.14.NR.7551.NC.36.RhoFields.bin</text:p>
          </table:table-cell>
          <table:table-cell table:number-columns-repeated="2"/>
          <table:table-cell table:formula="of:=CONCATENATE(&quot;diff&quot;;&quot; &quot;;&quot;mpi01/&quot;;[.A1116];&quot; &quot;;&quot;mpi09/&quot;;[.B1116])" office:value-type="string" office:string-value="diff mpi01/RELAX.SimID.1.EPSA.-30.EPSB.-100.T.1273.RA.12.RB.14.NR.7551.NC.36.RhoFields.bin mpi09/RELAX.SimID.9.EPSA.-30.EPSB.-100.T.1273.RA.12.RB.14.NR.7551.NC.36.RhoFields.bin" calcext:value-type="string">
            <text:p>diff mpi01/RELAX.SimID.1.EPSA.-30.EPSB.-100.T.1273.RA.12.RB.14.NR.7551.NC.36.RhoFields.bin mpi09/RELAX.SimID.9.EPSA.-30.EPSB.-100.T.1273.RA.12.RB.14.NR.7551.NC.36.RhoFields.bin</text:p>
          </table:table-cell>
        </table:table-row>
        <table:table-row table:style-name="ro1">
          <table:table-cell office:value-type="string" calcext:value-type="string">
            <text:p>RELAX.SimID.1.EPSA.-30.EPSB.-100.T.1273.RA.12.RB.15.csv</text:p>
          </table:table-cell>
          <table:table-cell office:value-type="string" calcext:value-type="string">
            <text:p>RELAX.SimID.9.EPSA.-30.EPSB.-100.T.1273.RA.12.RB.15.csv</text:p>
          </table:table-cell>
          <table:table-cell table:number-columns-repeated="2"/>
          <table:table-cell table:formula="of:=CONCATENATE(&quot;diff&quot;;&quot; &quot;;&quot;mpi01/&quot;;[.A1117];&quot; &quot;;&quot;mpi09/&quot;;[.B1117])" office:value-type="string" office:string-value="diff mpi01/RELAX.SimID.1.EPSA.-30.EPSB.-100.T.1273.RA.12.RB.15.csv mpi09/RELAX.SimID.9.EPSA.-30.EPSB.-100.T.1273.RA.12.RB.15.csv" calcext:value-type="string">
            <text:p>diff mpi01/RELAX.SimID.1.EPSA.-30.EPSB.-100.T.1273.RA.12.RB.15.csv mpi09/RELAX.SimID.9.EPSA.-30.EPSB.-100.T.1273.RA.12.RB.15.csv</text:p>
          </table:table-cell>
        </table:table-row>
        <table:table-row table:style-name="ro1">
          <table:table-cell office:value-type="string" calcext:value-type="string">
            <text:p>RELAX.SimID.1.EPSA.-30.EPSB.-100.T.1273.RA.12.RB.15.NR.7551.NC.624.RhoFields.bin</text:p>
          </table:table-cell>
          <table:table-cell office:value-type="string" calcext:value-type="string">
            <text:p>RELAX.SimID.9.EPSA.-30.EPSB.-100.T.1273.RA.12.RB.15.NR.7551.NC.624.RhoFields.bin</text:p>
          </table:table-cell>
          <table:table-cell table:number-columns-repeated="2"/>
          <table:table-cell table:formula="of:=CONCATENATE(&quot;diff&quot;;&quot; &quot;;&quot;mpi01/&quot;;[.A1118];&quot; &quot;;&quot;mpi09/&quot;;[.B1118])" office:value-type="string" office:string-value="diff mpi01/RELAX.SimID.1.EPSA.-30.EPSB.-100.T.1273.RA.12.RB.15.NR.7551.NC.624.RhoFields.bin mpi09/RELAX.SimID.9.EPSA.-30.EPSB.-100.T.1273.RA.12.RB.15.NR.7551.NC.624.RhoFields.bin" calcext:value-type="string">
            <text:p>diff mpi01/RELAX.SimID.1.EPSA.-30.EPSB.-100.T.1273.RA.12.RB.15.NR.7551.NC.624.RhoFields.bin mpi09/RELAX.SimID.9.EPSA.-30.EPSB.-100.T.1273.RA.12.RB.15.NR.7551.NC.624.RhoFields.bin</text:p>
          </table:table-cell>
        </table:table-row>
        <table:table-row table:style-name="ro1">
          <table:table-cell office:value-type="string" calcext:value-type="string">
            <text:p>RELAX.SimID.1.EPSA.-30.EPSB.-100.T.1273.RA.12.RB.16.csv</text:p>
          </table:table-cell>
          <table:table-cell office:value-type="string" calcext:value-type="string">
            <text:p>RELAX.SimID.9.EPSA.-30.EPSB.-100.T.1273.RA.12.RB.16.csv</text:p>
          </table:table-cell>
          <table:table-cell table:number-columns-repeated="2"/>
          <table:table-cell table:formula="of:=CONCATENATE(&quot;diff&quot;;&quot; &quot;;&quot;mpi01/&quot;;[.A1119];&quot; &quot;;&quot;mpi09/&quot;;[.B1119])" office:value-type="string" office:string-value="diff mpi01/RELAX.SimID.1.EPSA.-30.EPSB.-100.T.1273.RA.12.RB.16.csv mpi09/RELAX.SimID.9.EPSA.-30.EPSB.-100.T.1273.RA.12.RB.16.csv" calcext:value-type="string">
            <text:p>diff mpi01/RELAX.SimID.1.EPSA.-30.EPSB.-100.T.1273.RA.12.RB.16.csv mpi09/RELAX.SimID.9.EPSA.-30.EPSB.-100.T.1273.RA.12.RB.16.csv</text:p>
          </table:table-cell>
        </table:table-row>
        <table:table-row table:style-name="ro1">
          <table:table-cell office:value-type="string" calcext:value-type="string">
            <text:p>RELAX.SimID.1.EPSA.-30.EPSB.-100.T.1273.RA.12.RB.16.NR.7551.NC.1401.RhoFields.bin</text:p>
          </table:table-cell>
          <table:table-cell office:value-type="string" calcext:value-type="string">
            <text:p>RELAX.SimID.9.EPSA.-30.EPSB.-100.T.1273.RA.12.RB.16.NR.7551.NC.1401.RhoFields.bin</text:p>
          </table:table-cell>
          <table:table-cell table:number-columns-repeated="2"/>
          <table:table-cell table:formula="of:=CONCATENATE(&quot;diff&quot;;&quot; &quot;;&quot;mpi01/&quot;;[.A1120];&quot; &quot;;&quot;mpi09/&quot;;[.B1120])" office:value-type="string" office:string-value="diff mpi01/RELAX.SimID.1.EPSA.-30.EPSB.-100.T.1273.RA.12.RB.16.NR.7551.NC.1401.RhoFields.bin mpi09/RELAX.SimID.9.EPSA.-30.EPSB.-100.T.1273.RA.12.RB.16.NR.7551.NC.1401.RhoFields.bin" calcext:value-type="string">
            <text:p>diff mpi01/RELAX.SimID.1.EPSA.-30.EPSB.-100.T.1273.RA.12.RB.16.NR.7551.NC.1401.RhoFields.bin mpi09/RELAX.SimID.9.EPSA.-30.EPSB.-1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323.RA.12.RB.13.csv</text:p>
          </table:table-cell>
          <table:table-cell office:value-type="string" calcext:value-type="string">
            <text:p>RELAX.SimID.9.EPSA.-30.EPSB.-100.T.1323.RA.12.RB.13.csv</text:p>
          </table:table-cell>
          <table:table-cell table:number-columns-repeated="2"/>
          <table:table-cell table:formula="of:=CONCATENATE(&quot;diff&quot;;&quot; &quot;;&quot;mpi01/&quot;;[.A1121];&quot; &quot;;&quot;mpi09/&quot;;[.B1121])" office:value-type="string" office:string-value="diff mpi01/RELAX.SimID.1.EPSA.-30.EPSB.-100.T.1323.RA.12.RB.13.csv mpi09/RELAX.SimID.9.EPSA.-30.EPSB.-100.T.1323.RA.12.RB.13.csv" calcext:value-type="string">
            <text:p>diff mpi01/RELAX.SimID.1.EPSA.-30.EPSB.-100.T.1323.RA.12.RB.13.csv mpi09/RELAX.SimID.9.EPSA.-30.EPSB.-100.T.1323.RA.12.RB.13.csv</text:p>
          </table:table-cell>
        </table:table-row>
        <table:table-row table:style-name="ro1">
          <table:table-cell office:value-type="string" calcext:value-type="string">
            <text:p>RELAX.SimID.1.EPSA.-30.EPSB.-100.T.1323.RA.12.RB.13.NR.7551.NC.4.RhoFields.bin</text:p>
          </table:table-cell>
          <table:table-cell office:value-type="string" calcext:value-type="string">
            <text:p>RELAX.SimID.9.EPSA.-30.EPSB.-100.T.1323.RA.12.RB.13.NR.7551.NC.4.RhoFields.bin</text:p>
          </table:table-cell>
          <table:table-cell table:number-columns-repeated="2"/>
          <table:table-cell table:formula="of:=CONCATENATE(&quot;diff&quot;;&quot; &quot;;&quot;mpi01/&quot;;[.A1122];&quot; &quot;;&quot;mpi09/&quot;;[.B1122])" office:value-type="string" office:string-value="diff mpi01/RELAX.SimID.1.EPSA.-30.EPSB.-100.T.1323.RA.12.RB.13.NR.7551.NC.4.RhoFields.bin mpi09/RELAX.SimID.9.EPSA.-30.EPSB.-100.T.1323.RA.12.RB.13.NR.7551.NC.4.RhoFields.bin" calcext:value-type="string">
            <text:p>diff mpi01/RELAX.SimID.1.EPSA.-30.EPSB.-100.T.1323.RA.12.RB.13.NR.7551.NC.4.RhoFields.bin mpi09/RELAX.SimID.9.EPSA.-30.EPSB.-100.T.1323.RA.12.RB.13.NR.7551.NC.4.RhoFields.bin</text:p>
          </table:table-cell>
        </table:table-row>
        <table:table-row table:style-name="ro1">
          <table:table-cell office:value-type="string" calcext:value-type="string">
            <text:p>RELAX.SimID.1.EPSA.-30.EPSB.-100.T.1323.RA.12.RB.14.csv</text:p>
          </table:table-cell>
          <table:table-cell office:value-type="string" calcext:value-type="string">
            <text:p>RELAX.SimID.9.EPSA.-30.EPSB.-100.T.1323.RA.12.RB.14.csv</text:p>
          </table:table-cell>
          <table:table-cell table:number-columns-repeated="2"/>
          <table:table-cell table:formula="of:=CONCATENATE(&quot;diff&quot;;&quot; &quot;;&quot;mpi01/&quot;;[.A1123];&quot; &quot;;&quot;mpi09/&quot;;[.B1123])" office:value-type="string" office:string-value="diff mpi01/RELAX.SimID.1.EPSA.-30.EPSB.-100.T.1323.RA.12.RB.14.csv mpi09/RELAX.SimID.9.EPSA.-30.EPSB.-100.T.1323.RA.12.RB.14.csv" calcext:value-type="string">
            <text:p>diff mpi01/RELAX.SimID.1.EPSA.-30.EPSB.-100.T.1323.RA.12.RB.14.csv mpi09/RELAX.SimID.9.EPSA.-30.EPSB.-100.T.1323.RA.12.RB.14.csv</text:p>
          </table:table-cell>
        </table:table-row>
        <table:table-row table:style-name="ro1">
          <table:table-cell office:value-type="string" calcext:value-type="string">
            <text:p>RELAX.SimID.1.EPSA.-30.EPSB.-100.T.1323.RA.12.RB.14.NR.7551.NC.129.RhoFields.bin</text:p>
          </table:table-cell>
          <table:table-cell office:value-type="string" calcext:value-type="string">
            <text:p>RELAX.SimID.9.EPSA.-30.EPSB.-100.T.1323.RA.12.RB.14.NR.7551.NC.129.RhoFields.bin</text:p>
          </table:table-cell>
          <table:table-cell table:number-columns-repeated="2"/>
          <table:table-cell table:formula="of:=CONCATENATE(&quot;diff&quot;;&quot; &quot;;&quot;mpi01/&quot;;[.A1124];&quot; &quot;;&quot;mpi09/&quot;;[.B1124])" office:value-type="string" office:string-value="diff mpi01/RELAX.SimID.1.EPSA.-30.EPSB.-100.T.1323.RA.12.RB.14.NR.7551.NC.129.RhoFields.bin mpi09/RELAX.SimID.9.EPSA.-30.EPSB.-100.T.1323.RA.12.RB.14.NR.7551.NC.129.RhoFields.bin" calcext:value-type="string">
            <text:p>diff mpi01/RELAX.SimID.1.EPSA.-30.EPSB.-100.T.1323.RA.12.RB.14.NR.7551.NC.129.RhoFields.bin mpi09/RELAX.SimID.9.EPSA.-30.EPSB.-100.T.1323.RA.12.RB.14.NR.7551.NC.129.RhoFields.bin</text:p>
          </table:table-cell>
        </table:table-row>
        <table:table-row table:style-name="ro1">
          <table:table-cell office:value-type="string" calcext:value-type="string">
            <text:p>RELAX.SimID.1.EPSA.-30.EPSB.-100.T.1323.RA.12.RB.15.csv</text:p>
          </table:table-cell>
          <table:table-cell office:value-type="string" calcext:value-type="string">
            <text:p>RELAX.SimID.9.EPSA.-30.EPSB.-100.T.1323.RA.12.RB.15.csv</text:p>
          </table:table-cell>
          <table:table-cell table:number-columns-repeated="2"/>
          <table:table-cell table:formula="of:=CONCATENATE(&quot;diff&quot;;&quot; &quot;;&quot;mpi01/&quot;;[.A1125];&quot; &quot;;&quot;mpi09/&quot;;[.B1125])" office:value-type="string" office:string-value="diff mpi01/RELAX.SimID.1.EPSA.-30.EPSB.-100.T.1323.RA.12.RB.15.csv mpi09/RELAX.SimID.9.EPSA.-30.EPSB.-100.T.1323.RA.12.RB.15.csv" calcext:value-type="string">
            <text:p>diff mpi01/RELAX.SimID.1.EPSA.-30.EPSB.-100.T.1323.RA.12.RB.15.csv mpi09/RELAX.SimID.9.EPSA.-30.EPSB.-100.T.1323.RA.12.RB.15.csv</text:p>
          </table:table-cell>
        </table:table-row>
        <table:table-row table:style-name="ro1">
          <table:table-cell office:value-type="string" calcext:value-type="string">
            <text:p>RELAX.SimID.1.EPSA.-30.EPSB.-100.T.1323.RA.12.RB.15.NR.7551.NC.1401.RhoFields.bin</text:p>
          </table:table-cell>
          <table:table-cell office:value-type="string" calcext:value-type="string">
            <text:p>RELAX.SimID.9.EPSA.-30.EPSB.-100.T.1323.RA.12.RB.15.NR.7551.NC.1401.RhoFields.bin</text:p>
          </table:table-cell>
          <table:table-cell table:number-columns-repeated="2"/>
          <table:table-cell table:formula="of:=CONCATENATE(&quot;diff&quot;;&quot; &quot;;&quot;mpi01/&quot;;[.A1126];&quot; &quot;;&quot;mpi09/&quot;;[.B1126])" office:value-type="string" office:string-value="diff mpi01/RELAX.SimID.1.EPSA.-30.EPSB.-100.T.1323.RA.12.RB.15.NR.7551.NC.1401.RhoFields.bin mpi09/RELAX.SimID.9.EPSA.-30.EPSB.-100.T.1323.RA.12.RB.15.NR.7551.NC.1401.RhoFields.bin" calcext:value-type="string">
            <text:p>diff mpi01/RELAX.SimID.1.EPSA.-30.EPSB.-100.T.1323.RA.12.RB.15.NR.7551.NC.1401.RhoFields.bin mpi09/RELAX.SimID.9.EPSA.-30.EPSB.-1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323.RA.12.RB.16.csv</text:p>
          </table:table-cell>
          <table:table-cell office:value-type="string" calcext:value-type="string">
            <text:p>RELAX.SimID.9.EPSA.-30.EPSB.-100.T.1323.RA.12.RB.16.csv</text:p>
          </table:table-cell>
          <table:table-cell table:number-columns-repeated="2"/>
          <table:table-cell table:formula="of:=CONCATENATE(&quot;diff&quot;;&quot; &quot;;&quot;mpi01/&quot;;[.A1127];&quot; &quot;;&quot;mpi09/&quot;;[.B1127])" office:value-type="string" office:string-value="diff mpi01/RELAX.SimID.1.EPSA.-30.EPSB.-100.T.1323.RA.12.RB.16.csv mpi09/RELAX.SimID.9.EPSA.-30.EPSB.-100.T.1323.RA.12.RB.16.csv" calcext:value-type="string">
            <text:p>diff mpi01/RELAX.SimID.1.EPSA.-30.EPSB.-100.T.1323.RA.12.RB.16.csv mpi09/RELAX.SimID.9.EPSA.-30.EPSB.-100.T.1323.RA.12.RB.16.csv</text:p>
          </table:table-cell>
        </table:table-row>
        <table:table-row table:style-name="ro1">
          <table:table-cell office:value-type="string" calcext:value-type="string">
            <text:p>RELAX.SimID.1.EPSA.-30.EPSB.-100.T.1323.RA.12.RB.16.NR.7551.NC.1401.RhoFields.bin</text:p>
          </table:table-cell>
          <table:table-cell office:value-type="string" calcext:value-type="string">
            <text:p>RELAX.SimID.9.EPSA.-30.EPSB.-100.T.1323.RA.12.RB.16.NR.7551.NC.1401.RhoFields.bin</text:p>
          </table:table-cell>
          <table:table-cell table:number-columns-repeated="2"/>
          <table:table-cell table:formula="of:=CONCATENATE(&quot;diff&quot;;&quot; &quot;;&quot;mpi01/&quot;;[.A1128];&quot; &quot;;&quot;mpi09/&quot;;[.B1128])" office:value-type="string" office:string-value="diff mpi01/RELAX.SimID.1.EPSA.-30.EPSB.-100.T.1323.RA.12.RB.16.NR.7551.NC.1401.RhoFields.bin mpi09/RELAX.SimID.9.EPSA.-30.EPSB.-100.T.1323.RA.12.RB.16.NR.7551.NC.1401.RhoFields.bin" calcext:value-type="string">
            <text:p>diff mpi01/RELAX.SimID.1.EPSA.-30.EPSB.-100.T.1323.RA.12.RB.16.NR.7551.NC.1401.RhoFields.bin mpi09/RELAX.SimID.9.EPSA.-30.EPSB.-1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373.RA.12.RB.13.csv</text:p>
          </table:table-cell>
          <table:table-cell office:value-type="string" calcext:value-type="string">
            <text:p>RELAX.SimID.9.EPSA.-30.EPSB.-100.T.1373.RA.12.RB.13.csv</text:p>
          </table:table-cell>
          <table:table-cell table:number-columns-repeated="2"/>
          <table:table-cell table:formula="of:=CONCATENATE(&quot;diff&quot;;&quot; &quot;;&quot;mpi01/&quot;;[.A1129];&quot; &quot;;&quot;mpi09/&quot;;[.B1129])" office:value-type="string" office:string-value="diff mpi01/RELAX.SimID.1.EPSA.-30.EPSB.-100.T.1373.RA.12.RB.13.csv mpi09/RELAX.SimID.9.EPSA.-30.EPSB.-100.T.1373.RA.12.RB.13.csv" calcext:value-type="string">
            <text:p>diff mpi01/RELAX.SimID.1.EPSA.-30.EPSB.-100.T.1373.RA.12.RB.13.csv mpi09/RELAX.SimID.9.EPSA.-30.EPSB.-100.T.1373.RA.12.RB.13.csv</text:p>
          </table:table-cell>
        </table:table-row>
        <table:table-row table:style-name="ro1">
          <table:table-cell office:value-type="string" calcext:value-type="string">
            <text:p>RELAX.SimID.1.EPSA.-30.EPSB.-100.T.1373.RA.12.RB.13.NR.7551.NC.13.RhoFields.bin</text:p>
          </table:table-cell>
          <table:table-cell office:value-type="string" calcext:value-type="string">
            <text:p>RELAX.SimID.9.EPSA.-30.EPSB.-100.T.1373.RA.12.RB.13.NR.7551.NC.13.RhoFields.bin</text:p>
          </table:table-cell>
          <table:table-cell table:number-columns-repeated="2"/>
          <table:table-cell table:formula="of:=CONCATENATE(&quot;diff&quot;;&quot; &quot;;&quot;mpi01/&quot;;[.A1130];&quot; &quot;;&quot;mpi09/&quot;;[.B1130])" office:value-type="string" office:string-value="diff mpi01/RELAX.SimID.1.EPSA.-30.EPSB.-100.T.1373.RA.12.RB.13.NR.7551.NC.13.RhoFields.bin mpi09/RELAX.SimID.9.EPSA.-30.EPSB.-100.T.1373.RA.12.RB.13.NR.7551.NC.13.RhoFields.bin" calcext:value-type="string">
            <text:p>diff mpi01/RELAX.SimID.1.EPSA.-30.EPSB.-100.T.1373.RA.12.RB.13.NR.7551.NC.13.RhoFields.bin mpi09/RELAX.SimID.9.EPSA.-30.EPSB.-100.T.1373.RA.12.RB.13.NR.7551.NC.13.RhoFields.bin</text:p>
          </table:table-cell>
        </table:table-row>
        <table:table-row table:style-name="ro1">
          <table:table-cell office:value-type="string" calcext:value-type="string">
            <text:p>RELAX.SimID.1.EPSA.-30.EPSB.-100.T.1373.RA.12.RB.14.csv</text:p>
          </table:table-cell>
          <table:table-cell office:value-type="string" calcext:value-type="string">
            <text:p>RELAX.SimID.9.EPSA.-30.EPSB.-100.T.1373.RA.12.RB.14.csv</text:p>
          </table:table-cell>
          <table:table-cell table:number-columns-repeated="2"/>
          <table:table-cell table:formula="of:=CONCATENATE(&quot;diff&quot;;&quot; &quot;;&quot;mpi01/&quot;;[.A1131];&quot; &quot;;&quot;mpi09/&quot;;[.B1131])" office:value-type="string" office:string-value="diff mpi01/RELAX.SimID.1.EPSA.-30.EPSB.-100.T.1373.RA.12.RB.14.csv mpi09/RELAX.SimID.9.EPSA.-30.EPSB.-100.T.1373.RA.12.RB.14.csv" calcext:value-type="string">
            <text:p>diff mpi01/RELAX.SimID.1.EPSA.-30.EPSB.-100.T.1373.RA.12.RB.14.csv mpi09/RELAX.SimID.9.EPSA.-30.EPSB.-100.T.1373.RA.12.RB.14.csv</text:p>
          </table:table-cell>
        </table:table-row>
        <table:table-row table:style-name="ro1">
          <table:table-cell office:value-type="string" calcext:value-type="string">
            <text:p>RELAX.SimID.1.EPSA.-30.EPSB.-100.T.1373.RA.12.RB.14.NR.7551.NC.363.RhoFields.bin</text:p>
          </table:table-cell>
          <table:table-cell office:value-type="string" calcext:value-type="string">
            <text:p>RELAX.SimID.9.EPSA.-30.EPSB.-100.T.1373.RA.12.RB.14.NR.7551.NC.363.RhoFields.bin</text:p>
          </table:table-cell>
          <table:table-cell table:number-columns-repeated="2"/>
          <table:table-cell table:formula="of:=CONCATENATE(&quot;diff&quot;;&quot; &quot;;&quot;mpi01/&quot;;[.A1132];&quot; &quot;;&quot;mpi09/&quot;;[.B1132])" office:value-type="string" office:string-value="diff mpi01/RELAX.SimID.1.EPSA.-30.EPSB.-100.T.1373.RA.12.RB.14.NR.7551.NC.363.RhoFields.bin mpi09/RELAX.SimID.9.EPSA.-30.EPSB.-100.T.1373.RA.12.RB.14.NR.7551.NC.363.RhoFields.bin" calcext:value-type="string">
            <text:p>diff mpi01/RELAX.SimID.1.EPSA.-30.EPSB.-100.T.1373.RA.12.RB.14.NR.7551.NC.363.RhoFields.bin mpi09/RELAX.SimID.9.EPSA.-30.EPSB.-100.T.1373.RA.12.RB.14.NR.7551.NC.363.RhoFields.bin</text:p>
          </table:table-cell>
        </table:table-row>
        <table:table-row table:style-name="ro1">
          <table:table-cell office:value-type="string" calcext:value-type="string">
            <text:p>RELAX.SimID.1.EPSA.-30.EPSB.-100.T.1373.RA.12.RB.15.csv</text:p>
          </table:table-cell>
          <table:table-cell office:value-type="string" calcext:value-type="string">
            <text:p>RELAX.SimID.9.EPSA.-30.EPSB.-100.T.1373.RA.12.RB.15.csv</text:p>
          </table:table-cell>
          <table:table-cell table:number-columns-repeated="2"/>
          <table:table-cell table:formula="of:=CONCATENATE(&quot;diff&quot;;&quot; &quot;;&quot;mpi01/&quot;;[.A1133];&quot; &quot;;&quot;mpi09/&quot;;[.B1133])" office:value-type="string" office:string-value="diff mpi01/RELAX.SimID.1.EPSA.-30.EPSB.-100.T.1373.RA.12.RB.15.csv mpi09/RELAX.SimID.9.EPSA.-30.EPSB.-100.T.1373.RA.12.RB.15.csv" calcext:value-type="string">
            <text:p>diff mpi01/RELAX.SimID.1.EPSA.-30.EPSB.-100.T.1373.RA.12.RB.15.csv mpi09/RELAX.SimID.9.EPSA.-30.EPSB.-100.T.1373.RA.12.RB.15.csv</text:p>
          </table:table-cell>
        </table:table-row>
        <table:table-row table:style-name="ro1">
          <table:table-cell office:value-type="string" calcext:value-type="string">
            <text:p>RELAX.SimID.1.EPSA.-30.EPSB.-100.T.1373.RA.12.RB.15.NR.7551.NC.1401.RhoFields.bin</text:p>
          </table:table-cell>
          <table:table-cell office:value-type="string" calcext:value-type="string">
            <text:p>RELAX.SimID.9.EPSA.-30.EPSB.-100.T.1373.RA.12.RB.15.NR.7551.NC.1401.RhoFields.bin</text:p>
          </table:table-cell>
          <table:table-cell table:number-columns-repeated="2"/>
          <table:table-cell table:formula="of:=CONCATENATE(&quot;diff&quot;;&quot; &quot;;&quot;mpi01/&quot;;[.A1134];&quot; &quot;;&quot;mpi09/&quot;;[.B1134])" office:value-type="string" office:string-value="diff mpi01/RELAX.SimID.1.EPSA.-30.EPSB.-100.T.1373.RA.12.RB.15.NR.7551.NC.1401.RhoFields.bin mpi09/RELAX.SimID.9.EPSA.-30.EPSB.-100.T.1373.RA.12.RB.15.NR.7551.NC.1401.RhoFields.bin" calcext:value-type="string">
            <text:p>diff mpi01/RELAX.SimID.1.EPSA.-30.EPSB.-100.T.1373.RA.12.RB.15.NR.7551.NC.1401.RhoFields.bin mpi09/RELAX.SimID.9.EPSA.-30.EPSB.-1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373.RA.12.RB.16.csv</text:p>
          </table:table-cell>
          <table:table-cell office:value-type="string" calcext:value-type="string">
            <text:p>RELAX.SimID.9.EPSA.-30.EPSB.-100.T.1373.RA.12.RB.16.csv</text:p>
          </table:table-cell>
          <table:table-cell table:number-columns-repeated="2"/>
          <table:table-cell table:formula="of:=CONCATENATE(&quot;diff&quot;;&quot; &quot;;&quot;mpi01/&quot;;[.A1135];&quot; &quot;;&quot;mpi09/&quot;;[.B1135])" office:value-type="string" office:string-value="diff mpi01/RELAX.SimID.1.EPSA.-30.EPSB.-100.T.1373.RA.12.RB.16.csv mpi09/RELAX.SimID.9.EPSA.-30.EPSB.-100.T.1373.RA.12.RB.16.csv" calcext:value-type="string">
            <text:p>diff mpi01/RELAX.SimID.1.EPSA.-30.EPSB.-100.T.1373.RA.12.RB.16.csv mpi09/RELAX.SimID.9.EPSA.-30.EPSB.-100.T.1373.RA.12.RB.16.csv</text:p>
          </table:table-cell>
        </table:table-row>
        <table:table-row table:style-name="ro1">
          <table:table-cell office:value-type="string" calcext:value-type="string">
            <text:p>RELAX.SimID.1.EPSA.-30.EPSB.-100.T.1373.RA.12.RB.16.NR.7551.NC.1401.RhoFields.bin</text:p>
          </table:table-cell>
          <table:table-cell office:value-type="string" calcext:value-type="string">
            <text:p>RELAX.SimID.9.EPSA.-30.EPSB.-100.T.1373.RA.12.RB.16.NR.7551.NC.1401.RhoFields.bin</text:p>
          </table:table-cell>
          <table:table-cell table:number-columns-repeated="2"/>
          <table:table-cell table:formula="of:=CONCATENATE(&quot;diff&quot;;&quot; &quot;;&quot;mpi01/&quot;;[.A1136];&quot; &quot;;&quot;mpi09/&quot;;[.B1136])" office:value-type="string" office:string-value="diff mpi01/RELAX.SimID.1.EPSA.-30.EPSB.-100.T.1373.RA.12.RB.16.NR.7551.NC.1401.RhoFields.bin mpi09/RELAX.SimID.9.EPSA.-30.EPSB.-100.T.1373.RA.12.RB.16.NR.7551.NC.1401.RhoFields.bin" calcext:value-type="string">
            <text:p>diff mpi01/RELAX.SimID.1.EPSA.-30.EPSB.-100.T.1373.RA.12.RB.16.NR.7551.NC.1401.RhoFields.bin mpi09/RELAX.SimID.9.EPSA.-30.EPSB.-1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423.RA.12.RB.13.csv</text:p>
          </table:table-cell>
          <table:table-cell office:value-type="string" calcext:value-type="string">
            <text:p>RELAX.SimID.9.EPSA.-30.EPSB.-100.T.1423.RA.12.RB.13.csv</text:p>
          </table:table-cell>
          <table:table-cell table:number-columns-repeated="2"/>
          <table:table-cell table:formula="of:=CONCATENATE(&quot;diff&quot;;&quot; &quot;;&quot;mpi01/&quot;;[.A1137];&quot; &quot;;&quot;mpi09/&quot;;[.B1137])" office:value-type="string" office:string-value="diff mpi01/RELAX.SimID.1.EPSA.-30.EPSB.-100.T.1423.RA.12.RB.13.csv mpi09/RELAX.SimID.9.EPSA.-30.EPSB.-100.T.1423.RA.12.RB.13.csv" calcext:value-type="string">
            <text:p>diff mpi01/RELAX.SimID.1.EPSA.-30.EPSB.-100.T.1423.RA.12.RB.13.csv mpi09/RELAX.SimID.9.EPSA.-30.EPSB.-100.T.1423.RA.12.RB.13.csv</text:p>
          </table:table-cell>
        </table:table-row>
        <table:table-row table:style-name="ro1">
          <table:table-cell office:value-type="string" calcext:value-type="string">
            <text:p>RELAX.SimID.1.EPSA.-30.EPSB.-100.T.1423.RA.12.RB.13.NR.7551.NC.44.RhoFields.bin</text:p>
          </table:table-cell>
          <table:table-cell office:value-type="string" calcext:value-type="string">
            <text:p>RELAX.SimID.9.EPSA.-30.EPSB.-100.T.1423.RA.12.RB.13.NR.7551.NC.44.RhoFields.bin</text:p>
          </table:table-cell>
          <table:table-cell table:number-columns-repeated="2"/>
          <table:table-cell table:formula="of:=CONCATENATE(&quot;diff&quot;;&quot; &quot;;&quot;mpi01/&quot;;[.A1138];&quot; &quot;;&quot;mpi09/&quot;;[.B1138])" office:value-type="string" office:string-value="diff mpi01/RELAX.SimID.1.EPSA.-30.EPSB.-100.T.1423.RA.12.RB.13.NR.7551.NC.44.RhoFields.bin mpi09/RELAX.SimID.9.EPSA.-30.EPSB.-100.T.1423.RA.12.RB.13.NR.7551.NC.44.RhoFields.bin" calcext:value-type="string">
            <text:p>diff mpi01/RELAX.SimID.1.EPSA.-30.EPSB.-100.T.1423.RA.12.RB.13.NR.7551.NC.44.RhoFields.bin mpi09/RELAX.SimID.9.EPSA.-30.EPSB.-100.T.1423.RA.12.RB.13.NR.7551.NC.44.RhoFields.bin</text:p>
          </table:table-cell>
        </table:table-row>
        <table:table-row table:style-name="ro1">
          <table:table-cell office:value-type="string" calcext:value-type="string">
            <text:p>RELAX.SimID.1.EPSA.-30.EPSB.-100.T.1423.RA.12.RB.14.csv</text:p>
          </table:table-cell>
          <table:table-cell office:value-type="string" calcext:value-type="string">
            <text:p>RELAX.SimID.9.EPSA.-30.EPSB.-100.T.1423.RA.12.RB.14.csv</text:p>
          </table:table-cell>
          <table:table-cell table:number-columns-repeated="2"/>
          <table:table-cell table:formula="of:=CONCATENATE(&quot;diff&quot;;&quot; &quot;;&quot;mpi01/&quot;;[.A1139];&quot; &quot;;&quot;mpi09/&quot;;[.B1139])" office:value-type="string" office:string-value="diff mpi01/RELAX.SimID.1.EPSA.-30.EPSB.-100.T.1423.RA.12.RB.14.csv mpi09/RELAX.SimID.9.EPSA.-30.EPSB.-100.T.1423.RA.12.RB.14.csv" calcext:value-type="string">
            <text:p>diff mpi01/RELAX.SimID.1.EPSA.-30.EPSB.-100.T.1423.RA.12.RB.14.csv mpi09/RELAX.SimID.9.EPSA.-30.EPSB.-100.T.1423.RA.12.RB.14.csv</text:p>
          </table:table-cell>
        </table:table-row>
        <table:table-row table:style-name="ro1">
          <table:table-cell office:value-type="string" calcext:value-type="string">
            <text:p>RELAX.SimID.1.EPSA.-30.EPSB.-100.T.1423.RA.12.RB.14.NR.7551.NC.969.RhoFields.bin</text:p>
          </table:table-cell>
          <table:table-cell office:value-type="string" calcext:value-type="string">
            <text:p>RELAX.SimID.9.EPSA.-30.EPSB.-100.T.1423.RA.12.RB.14.NR.7551.NC.969.RhoFields.bin</text:p>
          </table:table-cell>
          <table:table-cell table:number-columns-repeated="2"/>
          <table:table-cell table:formula="of:=CONCATENATE(&quot;diff&quot;;&quot; &quot;;&quot;mpi01/&quot;;[.A1140];&quot; &quot;;&quot;mpi09/&quot;;[.B1140])" office:value-type="string" office:string-value="diff mpi01/RELAX.SimID.1.EPSA.-30.EPSB.-100.T.1423.RA.12.RB.14.NR.7551.NC.969.RhoFields.bin mpi09/RELAX.SimID.9.EPSA.-30.EPSB.-100.T.1423.RA.12.RB.14.NR.7551.NC.969.RhoFields.bin" calcext:value-type="string">
            <text:p>diff mpi01/RELAX.SimID.1.EPSA.-30.EPSB.-100.T.1423.RA.12.RB.14.NR.7551.NC.969.RhoFields.bin mpi09/RELAX.SimID.9.EPSA.-30.EPSB.-100.T.1423.RA.12.RB.14.NR.7551.NC.969.RhoFields.bin</text:p>
          </table:table-cell>
        </table:table-row>
        <table:table-row table:style-name="ro1">
          <table:table-cell office:value-type="string" calcext:value-type="string">
            <text:p>RELAX.SimID.1.EPSA.-30.EPSB.-100.T.1423.RA.12.RB.15.csv</text:p>
          </table:table-cell>
          <table:table-cell office:value-type="string" calcext:value-type="string">
            <text:p>RELAX.SimID.9.EPSA.-30.EPSB.-100.T.1423.RA.12.RB.15.csv</text:p>
          </table:table-cell>
          <table:table-cell table:number-columns-repeated="2"/>
          <table:table-cell table:formula="of:=CONCATENATE(&quot;diff&quot;;&quot; &quot;;&quot;mpi01/&quot;;[.A1141];&quot; &quot;;&quot;mpi09/&quot;;[.B1141])" office:value-type="string" office:string-value="diff mpi01/RELAX.SimID.1.EPSA.-30.EPSB.-100.T.1423.RA.12.RB.15.csv mpi09/RELAX.SimID.9.EPSA.-30.EPSB.-100.T.1423.RA.12.RB.15.csv" calcext:value-type="string">
            <text:p>diff mpi01/RELAX.SimID.1.EPSA.-30.EPSB.-100.T.1423.RA.12.RB.15.csv mpi09/RELAX.SimID.9.EPSA.-30.EPSB.-100.T.1423.RA.12.RB.15.csv</text:p>
          </table:table-cell>
        </table:table-row>
        <table:table-row table:style-name="ro1">
          <table:table-cell office:value-type="string" calcext:value-type="string">
            <text:p>RELAX.SimID.1.EPSA.-30.EPSB.-100.T.1423.RA.12.RB.15.NR.7551.NC.1401.RhoFields.bin</text:p>
          </table:table-cell>
          <table:table-cell office:value-type="string" calcext:value-type="string">
            <text:p>RELAX.SimID.9.EPSA.-30.EPSB.-100.T.1423.RA.12.RB.15.NR.7551.NC.1401.RhoFields.bin</text:p>
          </table:table-cell>
          <table:table-cell table:number-columns-repeated="2"/>
          <table:table-cell table:formula="of:=CONCATENATE(&quot;diff&quot;;&quot; &quot;;&quot;mpi01/&quot;;[.A1142];&quot; &quot;;&quot;mpi09/&quot;;[.B1142])" office:value-type="string" office:string-value="diff mpi01/RELAX.SimID.1.EPSA.-30.EPSB.-100.T.1423.RA.12.RB.15.NR.7551.NC.1401.RhoFields.bin mpi09/RELAX.SimID.9.EPSA.-30.EPSB.-100.T.1423.RA.12.RB.15.NR.7551.NC.1401.RhoFields.bin" calcext:value-type="string">
            <text:p>diff mpi01/RELAX.SimID.1.EPSA.-30.EPSB.-100.T.1423.RA.12.RB.15.NR.7551.NC.1401.RhoFields.bin mpi09/RELAX.SimID.9.EPSA.-30.EPSB.-1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423.RA.12.RB.16.csv</text:p>
          </table:table-cell>
          <table:table-cell office:value-type="string" calcext:value-type="string">
            <text:p>RELAX.SimID.9.EPSA.-30.EPSB.-100.T.1423.RA.12.RB.16.csv</text:p>
          </table:table-cell>
          <table:table-cell table:number-columns-repeated="2"/>
          <table:table-cell table:formula="of:=CONCATENATE(&quot;diff&quot;;&quot; &quot;;&quot;mpi01/&quot;;[.A1143];&quot; &quot;;&quot;mpi09/&quot;;[.B1143])" office:value-type="string" office:string-value="diff mpi01/RELAX.SimID.1.EPSA.-30.EPSB.-100.T.1423.RA.12.RB.16.csv mpi09/RELAX.SimID.9.EPSA.-30.EPSB.-100.T.1423.RA.12.RB.16.csv" calcext:value-type="string">
            <text:p>diff mpi01/RELAX.SimID.1.EPSA.-30.EPSB.-100.T.1423.RA.12.RB.16.csv mpi09/RELAX.SimID.9.EPSA.-30.EPSB.-100.T.1423.RA.12.RB.16.csv</text:p>
          </table:table-cell>
        </table:table-row>
        <table:table-row table:style-name="ro1">
          <table:table-cell office:value-type="string" calcext:value-type="string">
            <text:p>RELAX.SimID.1.EPSA.-30.EPSB.-100.T.1423.RA.12.RB.16.NR.7551.NC.1401.RhoFields.bin</text:p>
          </table:table-cell>
          <table:table-cell office:value-type="string" calcext:value-type="string">
            <text:p>RELAX.SimID.9.EPSA.-30.EPSB.-100.T.1423.RA.12.RB.16.NR.7551.NC.1401.RhoFields.bin</text:p>
          </table:table-cell>
          <table:table-cell table:number-columns-repeated="2"/>
          <table:table-cell table:formula="of:=CONCATENATE(&quot;diff&quot;;&quot; &quot;;&quot;mpi01/&quot;;[.A1144];&quot; &quot;;&quot;mpi09/&quot;;[.B1144])" office:value-type="string" office:string-value="diff mpi01/RELAX.SimID.1.EPSA.-30.EPSB.-100.T.1423.RA.12.RB.16.NR.7551.NC.1401.RhoFields.bin mpi09/RELAX.SimID.9.EPSA.-30.EPSB.-100.T.1423.RA.12.RB.16.NR.7551.NC.1401.RhoFields.bin" calcext:value-type="string">
            <text:p>diff mpi01/RELAX.SimID.1.EPSA.-30.EPSB.-100.T.1423.RA.12.RB.16.NR.7551.NC.1401.RhoFields.bin mpi09/RELAX.SimID.9.EPSA.-30.EPSB.-1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473.RA.12.RB.13.csv</text:p>
          </table:table-cell>
          <table:table-cell office:value-type="string" calcext:value-type="string">
            <text:p>RELAX.SimID.9.EPSA.-30.EPSB.-100.T.1473.RA.12.RB.13.csv</text:p>
          </table:table-cell>
          <table:table-cell table:number-columns-repeated="2"/>
          <table:table-cell table:formula="of:=CONCATENATE(&quot;diff&quot;;&quot; &quot;;&quot;mpi01/&quot;;[.A1145];&quot; &quot;;&quot;mpi09/&quot;;[.B1145])" office:value-type="string" office:string-value="diff mpi01/RELAX.SimID.1.EPSA.-30.EPSB.-100.T.1473.RA.12.RB.13.csv mpi09/RELAX.SimID.9.EPSA.-30.EPSB.-100.T.1473.RA.12.RB.13.csv" calcext:value-type="string">
            <text:p>diff mpi01/RELAX.SimID.1.EPSA.-30.EPSB.-100.T.1473.RA.12.RB.13.csv mpi09/RELAX.SimID.9.EPSA.-30.EPSB.-100.T.1473.RA.12.RB.13.csv</text:p>
          </table:table-cell>
        </table:table-row>
        <table:table-row table:style-name="ro1">
          <table:table-cell office:value-type="string" calcext:value-type="string">
            <text:p>RELAX.SimID.1.EPSA.-30.EPSB.-100.T.1473.RA.12.RB.13.NR.7551.NC.118.RhoFields.bin</text:p>
          </table:table-cell>
          <table:table-cell office:value-type="string" calcext:value-type="string">
            <text:p>RELAX.SimID.9.EPSA.-30.EPSB.-100.T.1473.RA.12.RB.13.NR.7551.NC.118.RhoFields.bin</text:p>
          </table:table-cell>
          <table:table-cell table:number-columns-repeated="2"/>
          <table:table-cell table:formula="of:=CONCATENATE(&quot;diff&quot;;&quot; &quot;;&quot;mpi01/&quot;;[.A1146];&quot; &quot;;&quot;mpi09/&quot;;[.B1146])" office:value-type="string" office:string-value="diff mpi01/RELAX.SimID.1.EPSA.-30.EPSB.-100.T.1473.RA.12.RB.13.NR.7551.NC.118.RhoFields.bin mpi09/RELAX.SimID.9.EPSA.-30.EPSB.-100.T.1473.RA.12.RB.13.NR.7551.NC.118.RhoFields.bin" calcext:value-type="string">
            <text:p>diff mpi01/RELAX.SimID.1.EPSA.-30.EPSB.-100.T.1473.RA.12.RB.13.NR.7551.NC.118.RhoFields.bin mpi09/RELAX.SimID.9.EPSA.-30.EPSB.-100.T.1473.RA.12.RB.13.NR.7551.NC.118.RhoFields.bin</text:p>
          </table:table-cell>
        </table:table-row>
        <table:table-row table:style-name="ro1">
          <table:table-cell office:value-type="string" calcext:value-type="string">
            <text:p>RELAX.SimID.1.EPSA.-30.EPSB.-100.T.1473.RA.12.RB.14.csv</text:p>
          </table:table-cell>
          <table:table-cell office:value-type="string" calcext:value-type="string">
            <text:p>RELAX.SimID.9.EPSA.-30.EPSB.-100.T.1473.RA.12.RB.14.csv</text:p>
          </table:table-cell>
          <table:table-cell table:number-columns-repeated="2"/>
          <table:table-cell table:formula="of:=CONCATENATE(&quot;diff&quot;;&quot; &quot;;&quot;mpi01/&quot;;[.A1147];&quot; &quot;;&quot;mpi09/&quot;;[.B1147])" office:value-type="string" office:string-value="diff mpi01/RELAX.SimID.1.EPSA.-30.EPSB.-100.T.1473.RA.12.RB.14.csv mpi09/RELAX.SimID.9.EPSA.-30.EPSB.-100.T.1473.RA.12.RB.14.csv" calcext:value-type="string">
            <text:p>diff mpi01/RELAX.SimID.1.EPSA.-30.EPSB.-100.T.1473.RA.12.RB.14.csv mpi09/RELAX.SimID.9.EPSA.-30.EPSB.-100.T.1473.RA.12.RB.14.csv</text:p>
          </table:table-cell>
        </table:table-row>
        <table:table-row table:style-name="ro1">
          <table:table-cell office:value-type="string" calcext:value-type="string">
            <text:p>RELAX.SimID.1.EPSA.-30.EPSB.-100.T.1473.RA.12.RB.14.NR.7551.NC.1401.RhoFields.bin</text:p>
          </table:table-cell>
          <table:table-cell office:value-type="string" calcext:value-type="string">
            <text:p>RELAX.SimID.9.EPSA.-30.EPSB.-100.T.1473.RA.12.RB.14.NR.7551.NC.1401.RhoFields.bin</text:p>
          </table:table-cell>
          <table:table-cell table:number-columns-repeated="2"/>
          <table:table-cell table:formula="of:=CONCATENATE(&quot;diff&quot;;&quot; &quot;;&quot;mpi01/&quot;;[.A1148];&quot; &quot;;&quot;mpi09/&quot;;[.B1148])" office:value-type="string" office:string-value="diff mpi01/RELAX.SimID.1.EPSA.-30.EPSB.-100.T.1473.RA.12.RB.14.NR.7551.NC.1401.RhoFields.bin mpi09/RELAX.SimID.9.EPSA.-30.EPSB.-100.T.1473.RA.12.RB.14.NR.7551.NC.1401.RhoFields.bin" calcext:value-type="string">
            <text:p>diff mpi01/RELAX.SimID.1.EPSA.-30.EPSB.-100.T.1473.RA.12.RB.14.NR.7551.NC.1401.RhoFields.bin mpi09/RELAX.SimID.9.EPSA.-30.EPSB.-1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473.RA.12.RB.15.csv</text:p>
          </table:table-cell>
          <table:table-cell office:value-type="string" calcext:value-type="string">
            <text:p>RELAX.SimID.9.EPSA.-30.EPSB.-100.T.1473.RA.12.RB.15.csv</text:p>
          </table:table-cell>
          <table:table-cell table:number-columns-repeated="2"/>
          <table:table-cell table:formula="of:=CONCATENATE(&quot;diff&quot;;&quot; &quot;;&quot;mpi01/&quot;;[.A1149];&quot; &quot;;&quot;mpi09/&quot;;[.B1149])" office:value-type="string" office:string-value="diff mpi01/RELAX.SimID.1.EPSA.-30.EPSB.-100.T.1473.RA.12.RB.15.csv mpi09/RELAX.SimID.9.EPSA.-30.EPSB.-100.T.1473.RA.12.RB.15.csv" calcext:value-type="string">
            <text:p>diff mpi01/RELAX.SimID.1.EPSA.-30.EPSB.-100.T.1473.RA.12.RB.15.csv mpi09/RELAX.SimID.9.EPSA.-30.EPSB.-100.T.1473.RA.12.RB.15.csv</text:p>
          </table:table-cell>
        </table:table-row>
        <table:table-row table:style-name="ro1">
          <table:table-cell office:value-type="string" calcext:value-type="string">
            <text:p>RELAX.SimID.1.EPSA.-30.EPSB.-100.T.1473.RA.12.RB.15.NR.7551.NC.1401.RhoFields.bin</text:p>
          </table:table-cell>
          <table:table-cell office:value-type="string" calcext:value-type="string">
            <text:p>RELAX.SimID.9.EPSA.-30.EPSB.-100.T.1473.RA.12.RB.15.NR.7551.NC.1401.RhoFields.bin</text:p>
          </table:table-cell>
          <table:table-cell table:number-columns-repeated="2"/>
          <table:table-cell table:formula="of:=CONCATENATE(&quot;diff&quot;;&quot; &quot;;&quot;mpi01/&quot;;[.A1150];&quot; &quot;;&quot;mpi09/&quot;;[.B1150])" office:value-type="string" office:string-value="diff mpi01/RELAX.SimID.1.EPSA.-30.EPSB.-100.T.1473.RA.12.RB.15.NR.7551.NC.1401.RhoFields.bin mpi09/RELAX.SimID.9.EPSA.-30.EPSB.-100.T.1473.RA.12.RB.15.NR.7551.NC.1401.RhoFields.bin" calcext:value-type="string">
            <text:p>diff mpi01/RELAX.SimID.1.EPSA.-30.EPSB.-100.T.1473.RA.12.RB.15.NR.7551.NC.1401.RhoFields.bin mpi09/RELAX.SimID.9.EPSA.-30.EPSB.-1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30.EPSB.-100.T.1473.RA.12.RB.16.csv</text:p>
          </table:table-cell>
          <table:table-cell office:value-type="string" calcext:value-type="string">
            <text:p>RELAX.SimID.9.EPSA.-30.EPSB.-100.T.1473.RA.12.RB.16.csv</text:p>
          </table:table-cell>
          <table:table-cell table:number-columns-repeated="2"/>
          <table:table-cell table:formula="of:=CONCATENATE(&quot;diff&quot;;&quot; &quot;;&quot;mpi01/&quot;;[.A1151];&quot; &quot;;&quot;mpi09/&quot;;[.B1151])" office:value-type="string" office:string-value="diff mpi01/RELAX.SimID.1.EPSA.-30.EPSB.-100.T.1473.RA.12.RB.16.csv mpi09/RELAX.SimID.9.EPSA.-30.EPSB.-100.T.1473.RA.12.RB.16.csv" calcext:value-type="string">
            <text:p>diff mpi01/RELAX.SimID.1.EPSA.-30.EPSB.-100.T.1473.RA.12.RB.16.csv mpi09/RELAX.SimID.9.EPSA.-30.EPSB.-100.T.1473.RA.12.RB.16.csv</text:p>
          </table:table-cell>
        </table:table-row>
        <table:table-row table:style-name="ro1">
          <table:table-cell office:value-type="string" calcext:value-type="string">
            <text:p>RELAX.SimID.1.EPSA.-30.EPSB.-100.T.1473.RA.12.RB.16.NR.7551.NC.1401.RhoFields.bin</text:p>
          </table:table-cell>
          <table:table-cell office:value-type="string" calcext:value-type="string">
            <text:p>RELAX.SimID.9.EPSA.-30.EPSB.-100.T.1473.RA.12.RB.16.NR.7551.NC.1401.RhoFields.bin</text:p>
          </table:table-cell>
          <table:table-cell table:number-columns-repeated="2"/>
          <table:table-cell table:formula="of:=CONCATENATE(&quot;diff&quot;;&quot; &quot;;&quot;mpi01/&quot;;[.A1152];&quot; &quot;;&quot;mpi09/&quot;;[.B1152])" office:value-type="string" office:string-value="diff mpi01/RELAX.SimID.1.EPSA.-30.EPSB.-100.T.1473.RA.12.RB.16.NR.7551.NC.1401.RhoFields.bin mpi09/RELAX.SimID.9.EPSA.-30.EPSB.-100.T.1473.RA.12.RB.16.NR.7551.NC.1401.RhoFields.bin" calcext:value-type="string">
            <text:p>diff mpi01/RELAX.SimID.1.EPSA.-30.EPSB.-100.T.1473.RA.12.RB.16.NR.7551.NC.1401.RhoFields.bin mpi09/RELAX.SimID.9.EPSA.-30.EPSB.-10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69.EPSB.0.T.1073.RA.12.RB.13.csv</text:p>
          </table:table-cell>
          <table:table-cell office:value-type="string" calcext:value-type="string">
            <text:p>RELAX.SimID.9.EPSA.69.EPSB.0.T.1073.RA.12.RB.13.csv</text:p>
          </table:table-cell>
          <table:table-cell table:number-columns-repeated="2"/>
          <table:table-cell table:formula="of:=CONCATENATE(&quot;diff&quot;;&quot; &quot;;&quot;mpi01/&quot;;[.A1153];&quot; &quot;;&quot;mpi09/&quot;;[.B1153])" office:value-type="string" office:string-value="diff mpi01/RELAX.SimID.1.EPSA.69.EPSB.0.T.1073.RA.12.RB.13.csv mpi09/RELAX.SimID.9.EPSA.69.EPSB.0.T.1073.RA.12.RB.13.csv" calcext:value-type="string">
            <text:p>diff mpi01/RELAX.SimID.1.EPSA.69.EPSB.0.T.1073.RA.12.RB.13.csv mpi09/RELAX.SimID.9.EPSA.69.EPSB.0.T.1073.RA.12.RB.13.csv</text:p>
          </table:table-cell>
        </table:table-row>
        <table:table-row table:style-name="ro1">
          <table:table-cell office:value-type="string" calcext:value-type="string">
            <text:p>RELAX.SimID.1.EPSA.69.EPSB.0.T.1073.RA.12.RB.13.NR.7551.NC.1.RhoFields.bin</text:p>
          </table:table-cell>
          <table:table-cell office:value-type="string" calcext:value-type="string">
            <text:p>RELAX.SimID.9.EPSA.69.EPSB.0.T.1073.RA.12.RB.13.NR.7551.NC.1.RhoFields.bin</text:p>
          </table:table-cell>
          <table:table-cell table:number-columns-repeated="2"/>
          <table:table-cell table:formula="of:=CONCATENATE(&quot;diff&quot;;&quot; &quot;;&quot;mpi01/&quot;;[.A1154];&quot; &quot;;&quot;mpi09/&quot;;[.B1154])" office:value-type="string" office:string-value="diff mpi01/RELAX.SimID.1.EPSA.69.EPSB.0.T.1073.RA.12.RB.13.NR.7551.NC.1.RhoFields.bin mpi09/RELAX.SimID.9.EPSA.69.EPSB.0.T.1073.RA.12.RB.13.NR.7551.NC.1.RhoFields.bin" calcext:value-type="string">
            <text:p>diff mpi01/RELAX.SimID.1.EPSA.69.EPSB.0.T.1073.RA.12.RB.13.NR.7551.NC.1.RhoFields.bin mpi09/RELAX.SimID.9.EPSA.69.EPSB.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69.EPSB.0.T.1073.RA.12.RB.14.csv</text:p>
          </table:table-cell>
          <table:table-cell office:value-type="string" calcext:value-type="string">
            <text:p>RELAX.SimID.9.EPSA.69.EPSB.0.T.1073.RA.12.RB.14.csv</text:p>
          </table:table-cell>
          <table:table-cell table:number-columns-repeated="2"/>
          <table:table-cell table:formula="of:=CONCATENATE(&quot;diff&quot;;&quot; &quot;;&quot;mpi01/&quot;;[.A1155];&quot; &quot;;&quot;mpi09/&quot;;[.B1155])" office:value-type="string" office:string-value="diff mpi01/RELAX.SimID.1.EPSA.69.EPSB.0.T.1073.RA.12.RB.14.csv mpi09/RELAX.SimID.9.EPSA.69.EPSB.0.T.1073.RA.12.RB.14.csv" calcext:value-type="string">
            <text:p>diff mpi01/RELAX.SimID.1.EPSA.69.EPSB.0.T.1073.RA.12.RB.14.csv mpi09/RELAX.SimID.9.EPSA.69.EPSB.0.T.1073.RA.12.RB.14.csv</text:p>
          </table:table-cell>
        </table:table-row>
        <table:table-row table:style-name="ro1">
          <table:table-cell office:value-type="string" calcext:value-type="string">
            <text:p>RELAX.SimID.1.EPSA.69.EPSB.0.T.1073.RA.12.RB.14.NR.7551.NC.1.RhoFields.bin</text:p>
          </table:table-cell>
          <table:table-cell office:value-type="string" calcext:value-type="string">
            <text:p>RELAX.SimID.9.EPSA.69.EPSB.0.T.1073.RA.12.RB.14.NR.7551.NC.1.RhoFields.bin</text:p>
          </table:table-cell>
          <table:table-cell table:number-columns-repeated="2"/>
          <table:table-cell table:formula="of:=CONCATENATE(&quot;diff&quot;;&quot; &quot;;&quot;mpi01/&quot;;[.A1156];&quot; &quot;;&quot;mpi09/&quot;;[.B1156])" office:value-type="string" office:string-value="diff mpi01/RELAX.SimID.1.EPSA.69.EPSB.0.T.1073.RA.12.RB.14.NR.7551.NC.1.RhoFields.bin mpi09/RELAX.SimID.9.EPSA.69.EPSB.0.T.1073.RA.12.RB.14.NR.7551.NC.1.RhoFields.bin" calcext:value-type="string">
            <text:p>diff mpi01/RELAX.SimID.1.EPSA.69.EPSB.0.T.1073.RA.12.RB.14.NR.7551.NC.1.RhoFields.bin mpi09/RELAX.SimID.9.EPSA.69.EPSB.0.T.10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69.EPSB.0.T.1073.RA.12.RB.15.csv</text:p>
          </table:table-cell>
          <table:table-cell office:value-type="string" calcext:value-type="string">
            <text:p>RELAX.SimID.9.EPSA.69.EPSB.0.T.1073.RA.12.RB.15.csv</text:p>
          </table:table-cell>
          <table:table-cell table:number-columns-repeated="2"/>
          <table:table-cell table:formula="of:=CONCATENATE(&quot;diff&quot;;&quot; &quot;;&quot;mpi01/&quot;;[.A1157];&quot; &quot;;&quot;mpi09/&quot;;[.B1157])" office:value-type="string" office:string-value="diff mpi01/RELAX.SimID.1.EPSA.69.EPSB.0.T.1073.RA.12.RB.15.csv mpi09/RELAX.SimID.9.EPSA.69.EPSB.0.T.1073.RA.12.RB.15.csv" calcext:value-type="string">
            <text:p>diff mpi01/RELAX.SimID.1.EPSA.69.EPSB.0.T.1073.RA.12.RB.15.csv mpi09/RELAX.SimID.9.EPSA.69.EPSB.0.T.1073.RA.12.RB.15.csv</text:p>
          </table:table-cell>
        </table:table-row>
        <table:table-row table:style-name="ro1">
          <table:table-cell office:value-type="string" calcext:value-type="string">
            <text:p>RELAX.SimID.1.EPSA.69.EPSB.0.T.1073.RA.12.RB.15.NR.7551.NC.1.RhoFields.bin</text:p>
          </table:table-cell>
          <table:table-cell office:value-type="string" calcext:value-type="string">
            <text:p>RELAX.SimID.9.EPSA.69.EPSB.0.T.1073.RA.12.RB.15.NR.7551.NC.1.RhoFields.bin</text:p>
          </table:table-cell>
          <table:table-cell table:number-columns-repeated="2"/>
          <table:table-cell table:formula="of:=CONCATENATE(&quot;diff&quot;;&quot; &quot;;&quot;mpi01/&quot;;[.A1158];&quot; &quot;;&quot;mpi09/&quot;;[.B1158])" office:value-type="string" office:string-value="diff mpi01/RELAX.SimID.1.EPSA.69.EPSB.0.T.1073.RA.12.RB.15.NR.7551.NC.1.RhoFields.bin mpi09/RELAX.SimID.9.EPSA.69.EPSB.0.T.1073.RA.12.RB.15.NR.7551.NC.1.RhoFields.bin" calcext:value-type="string">
            <text:p>diff mpi01/RELAX.SimID.1.EPSA.69.EPSB.0.T.1073.RA.12.RB.15.NR.7551.NC.1.RhoFields.bin mpi09/RELAX.SimID.9.EPSA.69.EPSB.0.T.1073.RA.12.RB.15.NR.7551.NC.1.RhoFields.bin</text:p>
          </table:table-cell>
        </table:table-row>
        <table:table-row table:style-name="ro1">
          <table:table-cell office:value-type="string" calcext:value-type="string">
            <text:p>RELAX.SimID.1.EPSA.69.EPSB.0.T.1073.RA.12.RB.16.csv</text:p>
          </table:table-cell>
          <table:table-cell office:value-type="string" calcext:value-type="string">
            <text:p>RELAX.SimID.9.EPSA.69.EPSB.0.T.1073.RA.12.RB.16.csv</text:p>
          </table:table-cell>
          <table:table-cell table:number-columns-repeated="2"/>
          <table:table-cell table:formula="of:=CONCATENATE(&quot;diff&quot;;&quot; &quot;;&quot;mpi01/&quot;;[.A1159];&quot; &quot;;&quot;mpi09/&quot;;[.B1159])" office:value-type="string" office:string-value="diff mpi01/RELAX.SimID.1.EPSA.69.EPSB.0.T.1073.RA.12.RB.16.csv mpi09/RELAX.SimID.9.EPSA.69.EPSB.0.T.1073.RA.12.RB.16.csv" calcext:value-type="string">
            <text:p>diff mpi01/RELAX.SimID.1.EPSA.69.EPSB.0.T.1073.RA.12.RB.16.csv mpi09/RELAX.SimID.9.EPSA.69.EPSB.0.T.1073.RA.12.RB.16.csv</text:p>
          </table:table-cell>
        </table:table-row>
        <table:table-row table:style-name="ro1">
          <table:table-cell office:value-type="string" calcext:value-type="string">
            <text:p>RELAX.SimID.1.EPSA.69.EPSB.0.T.1073.RA.12.RB.16.NR.7551.NC.3.RhoFields.bin</text:p>
          </table:table-cell>
          <table:table-cell office:value-type="string" calcext:value-type="string">
            <text:p>RELAX.SimID.9.EPSA.69.EPSB.0.T.1073.RA.12.RB.16.NR.7551.NC.3.RhoFields.bin</text:p>
          </table:table-cell>
          <table:table-cell table:number-columns-repeated="2"/>
          <table:table-cell table:formula="of:=CONCATENATE(&quot;diff&quot;;&quot; &quot;;&quot;mpi01/&quot;;[.A1160];&quot; &quot;;&quot;mpi09/&quot;;[.B1160])" office:value-type="string" office:string-value="diff mpi01/RELAX.SimID.1.EPSA.69.EPSB.0.T.1073.RA.12.RB.16.NR.7551.NC.3.RhoFields.bin mpi09/RELAX.SimID.9.EPSA.69.EPSB.0.T.1073.RA.12.RB.16.NR.7551.NC.3.RhoFields.bin" calcext:value-type="string">
            <text:p>diff mpi01/RELAX.SimID.1.EPSA.69.EPSB.0.T.1073.RA.12.RB.16.NR.7551.NC.3.RhoFields.bin mpi09/RELAX.SimID.9.EPSA.69.EPSB.0.T.1073.RA.12.RB.16.NR.7551.NC.3.RhoFields.bin</text:p>
          </table:table-cell>
        </table:table-row>
        <table:table-row table:style-name="ro1">
          <table:table-cell office:value-type="string" calcext:value-type="string">
            <text:p>RELAX.SimID.1.EPSA.69.EPSB.0.T.1123.RA.12.RB.13.csv</text:p>
          </table:table-cell>
          <table:table-cell office:value-type="string" calcext:value-type="string">
            <text:p>RELAX.SimID.9.EPSA.69.EPSB.0.T.1123.RA.12.RB.13.csv</text:p>
          </table:table-cell>
          <table:table-cell table:number-columns-repeated="2"/>
          <table:table-cell table:formula="of:=CONCATENATE(&quot;diff&quot;;&quot; &quot;;&quot;mpi01/&quot;;[.A1161];&quot; &quot;;&quot;mpi09/&quot;;[.B1161])" office:value-type="string" office:string-value="diff mpi01/RELAX.SimID.1.EPSA.69.EPSB.0.T.1123.RA.12.RB.13.csv mpi09/RELAX.SimID.9.EPSA.69.EPSB.0.T.1123.RA.12.RB.13.csv" calcext:value-type="string">
            <text:p>diff mpi01/RELAX.SimID.1.EPSA.69.EPSB.0.T.1123.RA.12.RB.13.csv mpi09/RELAX.SimID.9.EPSA.69.EPSB.0.T.1123.RA.12.RB.13.csv</text:p>
          </table:table-cell>
        </table:table-row>
        <table:table-row table:style-name="ro1">
          <table:table-cell office:value-type="string" calcext:value-type="string">
            <text:p>RELAX.SimID.1.EPSA.69.EPSB.0.T.1123.RA.12.RB.13.NR.7551.NC.1.RhoFields.bin</text:p>
          </table:table-cell>
          <table:table-cell office:value-type="string" calcext:value-type="string">
            <text:p>RELAX.SimID.9.EPSA.69.EPSB.0.T.1123.RA.12.RB.13.NR.7551.NC.1.RhoFields.bin</text:p>
          </table:table-cell>
          <table:table-cell table:number-columns-repeated="2"/>
          <table:table-cell table:formula="of:=CONCATENATE(&quot;diff&quot;;&quot; &quot;;&quot;mpi01/&quot;;[.A1162];&quot; &quot;;&quot;mpi09/&quot;;[.B1162])" office:value-type="string" office:string-value="diff mpi01/RELAX.SimID.1.EPSA.69.EPSB.0.T.1123.RA.12.RB.13.NR.7551.NC.1.RhoFields.bin mpi09/RELAX.SimID.9.EPSA.69.EPSB.0.T.1123.RA.12.RB.13.NR.7551.NC.1.RhoFields.bin" calcext:value-type="string">
            <text:p>diff mpi01/RELAX.SimID.1.EPSA.69.EPSB.0.T.1123.RA.12.RB.13.NR.7551.NC.1.RhoFields.bin mpi09/RELAX.SimID.9.EPSA.69.EPSB.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69.EPSB.0.T.1123.RA.12.RB.14.csv</text:p>
          </table:table-cell>
          <table:table-cell office:value-type="string" calcext:value-type="string">
            <text:p>RELAX.SimID.9.EPSA.69.EPSB.0.T.1123.RA.12.RB.14.csv</text:p>
          </table:table-cell>
          <table:table-cell table:number-columns-repeated="2"/>
          <table:table-cell table:formula="of:=CONCATENATE(&quot;diff&quot;;&quot; &quot;;&quot;mpi01/&quot;;[.A1163];&quot; &quot;;&quot;mpi09/&quot;;[.B1163])" office:value-type="string" office:string-value="diff mpi01/RELAX.SimID.1.EPSA.69.EPSB.0.T.1123.RA.12.RB.14.csv mpi09/RELAX.SimID.9.EPSA.69.EPSB.0.T.1123.RA.12.RB.14.csv" calcext:value-type="string">
            <text:p>diff mpi01/RELAX.SimID.1.EPSA.69.EPSB.0.T.1123.RA.12.RB.14.csv mpi09/RELAX.SimID.9.EPSA.69.EPSB.0.T.1123.RA.12.RB.14.csv</text:p>
          </table:table-cell>
        </table:table-row>
        <table:table-row table:style-name="ro1">
          <table:table-cell office:value-type="string" calcext:value-type="string">
            <text:p>RELAX.SimID.1.EPSA.69.EPSB.0.T.1123.RA.12.RB.14.NR.7551.NC.1.RhoFields.bin</text:p>
          </table:table-cell>
          <table:table-cell office:value-type="string" calcext:value-type="string">
            <text:p>RELAX.SimID.9.EPSA.69.EPSB.0.T.1123.RA.12.RB.14.NR.7551.NC.1.RhoFields.bin</text:p>
          </table:table-cell>
          <table:table-cell table:number-columns-repeated="2"/>
          <table:table-cell table:formula="of:=CONCATENATE(&quot;diff&quot;;&quot; &quot;;&quot;mpi01/&quot;;[.A1164];&quot; &quot;;&quot;mpi09/&quot;;[.B1164])" office:value-type="string" office:string-value="diff mpi01/RELAX.SimID.1.EPSA.69.EPSB.0.T.1123.RA.12.RB.14.NR.7551.NC.1.RhoFields.bin mpi09/RELAX.SimID.9.EPSA.69.EPSB.0.T.1123.RA.12.RB.14.NR.7551.NC.1.RhoFields.bin" calcext:value-type="string">
            <text:p>diff mpi01/RELAX.SimID.1.EPSA.69.EPSB.0.T.1123.RA.12.RB.14.NR.7551.NC.1.RhoFields.bin mpi09/RELAX.SimID.9.EPSA.69.EPSB.0.T.11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69.EPSB.0.T.1123.RA.12.RB.15.csv</text:p>
          </table:table-cell>
          <table:table-cell office:value-type="string" calcext:value-type="string">
            <text:p>RELAX.SimID.9.EPSA.69.EPSB.0.T.1123.RA.12.RB.15.csv</text:p>
          </table:table-cell>
          <table:table-cell table:number-columns-repeated="2"/>
          <table:table-cell table:formula="of:=CONCATENATE(&quot;diff&quot;;&quot; &quot;;&quot;mpi01/&quot;;[.A1165];&quot; &quot;;&quot;mpi09/&quot;;[.B1165])" office:value-type="string" office:string-value="diff mpi01/RELAX.SimID.1.EPSA.69.EPSB.0.T.1123.RA.12.RB.15.csv mpi09/RELAX.SimID.9.EPSA.69.EPSB.0.T.1123.RA.12.RB.15.csv" calcext:value-type="string">
            <text:p>diff mpi01/RELAX.SimID.1.EPSA.69.EPSB.0.T.1123.RA.12.RB.15.csv mpi09/RELAX.SimID.9.EPSA.69.EPSB.0.T.1123.RA.12.RB.15.csv</text:p>
          </table:table-cell>
        </table:table-row>
        <table:table-row table:style-name="ro1">
          <table:table-cell office:value-type="string" calcext:value-type="string">
            <text:p>RELAX.SimID.1.EPSA.69.EPSB.0.T.1123.RA.12.RB.15.NR.7551.NC.1.RhoFields.bin</text:p>
          </table:table-cell>
          <table:table-cell office:value-type="string" calcext:value-type="string">
            <text:p>RELAX.SimID.9.EPSA.69.EPSB.0.T.1123.RA.12.RB.15.NR.7551.NC.1.RhoFields.bin</text:p>
          </table:table-cell>
          <table:table-cell table:number-columns-repeated="2"/>
          <table:table-cell table:formula="of:=CONCATENATE(&quot;diff&quot;;&quot; &quot;;&quot;mpi01/&quot;;[.A1166];&quot; &quot;;&quot;mpi09/&quot;;[.B1166])" office:value-type="string" office:string-value="diff mpi01/RELAX.SimID.1.EPSA.69.EPSB.0.T.1123.RA.12.RB.15.NR.7551.NC.1.RhoFields.bin mpi09/RELAX.SimID.9.EPSA.69.EPSB.0.T.1123.RA.12.RB.15.NR.7551.NC.1.RhoFields.bin" calcext:value-type="string">
            <text:p>diff mpi01/RELAX.SimID.1.EPSA.69.EPSB.0.T.1123.RA.12.RB.15.NR.7551.NC.1.RhoFields.bin mpi09/RELAX.SimID.9.EPSA.69.EPSB.0.T.1123.RA.12.RB.15.NR.7551.NC.1.RhoFields.bin</text:p>
          </table:table-cell>
        </table:table-row>
        <table:table-row table:style-name="ro1">
          <table:table-cell office:value-type="string" calcext:value-type="string">
            <text:p>RELAX.SimID.1.EPSA.69.EPSB.0.T.1123.RA.12.RB.16.csv</text:p>
          </table:table-cell>
          <table:table-cell office:value-type="string" calcext:value-type="string">
            <text:p>RELAX.SimID.9.EPSA.69.EPSB.0.T.1123.RA.12.RB.16.csv</text:p>
          </table:table-cell>
          <table:table-cell table:number-columns-repeated="2"/>
          <table:table-cell table:formula="of:=CONCATENATE(&quot;diff&quot;;&quot; &quot;;&quot;mpi01/&quot;;[.A1167];&quot; &quot;;&quot;mpi09/&quot;;[.B1167])" office:value-type="string" office:string-value="diff mpi01/RELAX.SimID.1.EPSA.69.EPSB.0.T.1123.RA.12.RB.16.csv mpi09/RELAX.SimID.9.EPSA.69.EPSB.0.T.1123.RA.12.RB.16.csv" calcext:value-type="string">
            <text:p>diff mpi01/RELAX.SimID.1.EPSA.69.EPSB.0.T.1123.RA.12.RB.16.csv mpi09/RELAX.SimID.9.EPSA.69.EPSB.0.T.1123.RA.12.RB.16.csv</text:p>
          </table:table-cell>
        </table:table-row>
        <table:table-row table:style-name="ro1">
          <table:table-cell office:value-type="string" calcext:value-type="string">
            <text:p>RELAX.SimID.1.EPSA.69.EPSB.0.T.1123.RA.12.RB.16.NR.7551.NC.22.RhoFields.bin</text:p>
          </table:table-cell>
          <table:table-cell office:value-type="string" calcext:value-type="string">
            <text:p>RELAX.SimID.9.EPSA.69.EPSB.0.T.1123.RA.12.RB.16.NR.7551.NC.22.RhoFields.bin</text:p>
          </table:table-cell>
          <table:table-cell table:number-columns-repeated="2"/>
          <table:table-cell table:formula="of:=CONCATENATE(&quot;diff&quot;;&quot; &quot;;&quot;mpi01/&quot;;[.A1168];&quot; &quot;;&quot;mpi09/&quot;;[.B1168])" office:value-type="string" office:string-value="diff mpi01/RELAX.SimID.1.EPSA.69.EPSB.0.T.1123.RA.12.RB.16.NR.7551.NC.22.RhoFields.bin mpi09/RELAX.SimID.9.EPSA.69.EPSB.0.T.1123.RA.12.RB.16.NR.7551.NC.22.RhoFields.bin" calcext:value-type="string">
            <text:p>diff mpi01/RELAX.SimID.1.EPSA.69.EPSB.0.T.1123.RA.12.RB.16.NR.7551.NC.22.RhoFields.bin mpi09/RELAX.SimID.9.EPSA.69.EPSB.0.T.1123.RA.12.RB.16.NR.7551.NC.22.RhoFields.bin</text:p>
          </table:table-cell>
        </table:table-row>
        <table:table-row table:style-name="ro1">
          <table:table-cell office:value-type="string" calcext:value-type="string">
            <text:p>RELAX.SimID.1.EPSA.69.EPSB.0.T.1173.RA.12.RB.13.csv</text:p>
          </table:table-cell>
          <table:table-cell office:value-type="string" calcext:value-type="string">
            <text:p>RELAX.SimID.9.EPSA.69.EPSB.0.T.1173.RA.12.RB.13.csv</text:p>
          </table:table-cell>
          <table:table-cell table:number-columns-repeated="2"/>
          <table:table-cell table:formula="of:=CONCATENATE(&quot;diff&quot;;&quot; &quot;;&quot;mpi01/&quot;;[.A1169];&quot; &quot;;&quot;mpi09/&quot;;[.B1169])" office:value-type="string" office:string-value="diff mpi01/RELAX.SimID.1.EPSA.69.EPSB.0.T.1173.RA.12.RB.13.csv mpi09/RELAX.SimID.9.EPSA.69.EPSB.0.T.1173.RA.12.RB.13.csv" calcext:value-type="string">
            <text:p>diff mpi01/RELAX.SimID.1.EPSA.69.EPSB.0.T.1173.RA.12.RB.13.csv mpi09/RELAX.SimID.9.EPSA.69.EPSB.0.T.1173.RA.12.RB.13.csv</text:p>
          </table:table-cell>
        </table:table-row>
        <table:table-row table:style-name="ro1">
          <table:table-cell office:value-type="string" calcext:value-type="string">
            <text:p>RELAX.SimID.1.EPSA.69.EPSB.0.T.1173.RA.12.RB.13.NR.7551.NC.1.RhoFields.bin</text:p>
          </table:table-cell>
          <table:table-cell office:value-type="string" calcext:value-type="string">
            <text:p>RELAX.SimID.9.EPSA.69.EPSB.0.T.1173.RA.12.RB.13.NR.7551.NC.1.RhoFields.bin</text:p>
          </table:table-cell>
          <table:table-cell table:number-columns-repeated="2"/>
          <table:table-cell table:formula="of:=CONCATENATE(&quot;diff&quot;;&quot; &quot;;&quot;mpi01/&quot;;[.A1170];&quot; &quot;;&quot;mpi09/&quot;;[.B1170])" office:value-type="string" office:string-value="diff mpi01/RELAX.SimID.1.EPSA.69.EPSB.0.T.1173.RA.12.RB.13.NR.7551.NC.1.RhoFields.bin mpi09/RELAX.SimID.9.EPSA.69.EPSB.0.T.1173.RA.12.RB.13.NR.7551.NC.1.RhoFields.bin" calcext:value-type="string">
            <text:p>diff mpi01/RELAX.SimID.1.EPSA.69.EPSB.0.T.1173.RA.12.RB.13.NR.7551.NC.1.RhoFields.bin mpi09/RELAX.SimID.9.EPSA.69.EPSB.0.T.11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69.EPSB.0.T.1173.RA.12.RB.14.csv</text:p>
          </table:table-cell>
          <table:table-cell office:value-type="string" calcext:value-type="string">
            <text:p>RELAX.SimID.9.EPSA.69.EPSB.0.T.1173.RA.12.RB.14.csv</text:p>
          </table:table-cell>
          <table:table-cell table:number-columns-repeated="2"/>
          <table:table-cell table:formula="of:=CONCATENATE(&quot;diff&quot;;&quot; &quot;;&quot;mpi01/&quot;;[.A1171];&quot; &quot;;&quot;mpi09/&quot;;[.B1171])" office:value-type="string" office:string-value="diff mpi01/RELAX.SimID.1.EPSA.69.EPSB.0.T.1173.RA.12.RB.14.csv mpi09/RELAX.SimID.9.EPSA.69.EPSB.0.T.1173.RA.12.RB.14.csv" calcext:value-type="string">
            <text:p>diff mpi01/RELAX.SimID.1.EPSA.69.EPSB.0.T.1173.RA.12.RB.14.csv mpi09/RELAX.SimID.9.EPSA.69.EPSB.0.T.1173.RA.12.RB.14.csv</text:p>
          </table:table-cell>
        </table:table-row>
        <table:table-row table:style-name="ro1">
          <table:table-cell office:value-type="string" calcext:value-type="string">
            <text:p>RELAX.SimID.1.EPSA.69.EPSB.0.T.1173.RA.12.RB.14.NR.7551.NC.1.RhoFields.bin</text:p>
          </table:table-cell>
          <table:table-cell office:value-type="string" calcext:value-type="string">
            <text:p>RELAX.SimID.9.EPSA.69.EPSB.0.T.1173.RA.12.RB.14.NR.7551.NC.1.RhoFields.bin</text:p>
          </table:table-cell>
          <table:table-cell table:number-columns-repeated="2"/>
          <table:table-cell table:formula="of:=CONCATENATE(&quot;diff&quot;;&quot; &quot;;&quot;mpi01/&quot;;[.A1172];&quot; &quot;;&quot;mpi09/&quot;;[.B1172])" office:value-type="string" office:string-value="diff mpi01/RELAX.SimID.1.EPSA.69.EPSB.0.T.1173.RA.12.RB.14.NR.7551.NC.1.RhoFields.bin mpi09/RELAX.SimID.9.EPSA.69.EPSB.0.T.1173.RA.12.RB.14.NR.7551.NC.1.RhoFields.bin" calcext:value-type="string">
            <text:p>diff mpi01/RELAX.SimID.1.EPSA.69.EPSB.0.T.1173.RA.12.RB.14.NR.7551.NC.1.RhoFields.bin mpi09/RELAX.SimID.9.EPSA.69.EPSB.0.T.11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69.EPSB.0.T.1173.RA.12.RB.15.csv</text:p>
          </table:table-cell>
          <table:table-cell office:value-type="string" calcext:value-type="string">
            <text:p>RELAX.SimID.9.EPSA.69.EPSB.0.T.1173.RA.12.RB.15.csv</text:p>
          </table:table-cell>
          <table:table-cell table:number-columns-repeated="2"/>
          <table:table-cell table:formula="of:=CONCATENATE(&quot;diff&quot;;&quot; &quot;;&quot;mpi01/&quot;;[.A1173];&quot; &quot;;&quot;mpi09/&quot;;[.B1173])" office:value-type="string" office:string-value="diff mpi01/RELAX.SimID.1.EPSA.69.EPSB.0.T.1173.RA.12.RB.15.csv mpi09/RELAX.SimID.9.EPSA.69.EPSB.0.T.1173.RA.12.RB.15.csv" calcext:value-type="string">
            <text:p>diff mpi01/RELAX.SimID.1.EPSA.69.EPSB.0.T.1173.RA.12.RB.15.csv mpi09/RELAX.SimID.9.EPSA.69.EPSB.0.T.1173.RA.12.RB.15.csv</text:p>
          </table:table-cell>
        </table:table-row>
        <table:table-row table:style-name="ro1">
          <table:table-cell office:value-type="string" calcext:value-type="string">
            <text:p>RELAX.SimID.1.EPSA.69.EPSB.0.T.1173.RA.12.RB.15.NR.7551.NC.5.RhoFields.bin</text:p>
          </table:table-cell>
          <table:table-cell office:value-type="string" calcext:value-type="string">
            <text:p>RELAX.SimID.9.EPSA.69.EPSB.0.T.1173.RA.12.RB.15.NR.7551.NC.5.RhoFields.bin</text:p>
          </table:table-cell>
          <table:table-cell table:number-columns-repeated="2"/>
          <table:table-cell table:formula="of:=CONCATENATE(&quot;diff&quot;;&quot; &quot;;&quot;mpi01/&quot;;[.A1174];&quot; &quot;;&quot;mpi09/&quot;;[.B1174])" office:value-type="string" office:string-value="diff mpi01/RELAX.SimID.1.EPSA.69.EPSB.0.T.1173.RA.12.RB.15.NR.7551.NC.5.RhoFields.bin mpi09/RELAX.SimID.9.EPSA.69.EPSB.0.T.1173.RA.12.RB.15.NR.7551.NC.5.RhoFields.bin" calcext:value-type="string">
            <text:p>diff mpi01/RELAX.SimID.1.EPSA.69.EPSB.0.T.1173.RA.12.RB.15.NR.7551.NC.5.RhoFields.bin mpi09/RELAX.SimID.9.EPSA.69.EPSB.0.T.1173.RA.12.RB.15.NR.7551.NC.5.RhoFields.bin</text:p>
          </table:table-cell>
        </table:table-row>
        <table:table-row table:style-name="ro1">
          <table:table-cell office:value-type="string" calcext:value-type="string">
            <text:p>RELAX.SimID.1.EPSA.69.EPSB.0.T.1173.RA.12.RB.16.csv</text:p>
          </table:table-cell>
          <table:table-cell office:value-type="string" calcext:value-type="string">
            <text:p>RELAX.SimID.9.EPSA.69.EPSB.0.T.1173.RA.12.RB.16.csv</text:p>
          </table:table-cell>
          <table:table-cell table:number-columns-repeated="2"/>
          <table:table-cell table:formula="of:=CONCATENATE(&quot;diff&quot;;&quot; &quot;;&quot;mpi01/&quot;;[.A1175];&quot; &quot;;&quot;mpi09/&quot;;[.B1175])" office:value-type="string" office:string-value="diff mpi01/RELAX.SimID.1.EPSA.69.EPSB.0.T.1173.RA.12.RB.16.csv mpi09/RELAX.SimID.9.EPSA.69.EPSB.0.T.1173.RA.12.RB.16.csv" calcext:value-type="string">
            <text:p>diff mpi01/RELAX.SimID.1.EPSA.69.EPSB.0.T.1173.RA.12.RB.16.csv mpi09/RELAX.SimID.9.EPSA.69.EPSB.0.T.1173.RA.12.RB.16.csv</text:p>
          </table:table-cell>
        </table:table-row>
        <table:table-row table:style-name="ro1">
          <table:table-cell office:value-type="string" calcext:value-type="string">
            <text:p>RELAX.SimID.1.EPSA.69.EPSB.0.T.1173.RA.12.RB.16.NR.7551.NC.120.RhoFields.bin</text:p>
          </table:table-cell>
          <table:table-cell office:value-type="string" calcext:value-type="string">
            <text:p>RELAX.SimID.9.EPSA.69.EPSB.0.T.1173.RA.12.RB.16.NR.7551.NC.120.RhoFields.bin</text:p>
          </table:table-cell>
          <table:table-cell table:number-columns-repeated="2"/>
          <table:table-cell table:formula="of:=CONCATENATE(&quot;diff&quot;;&quot; &quot;;&quot;mpi01/&quot;;[.A1176];&quot; &quot;;&quot;mpi09/&quot;;[.B1176])" office:value-type="string" office:string-value="diff mpi01/RELAX.SimID.1.EPSA.69.EPSB.0.T.1173.RA.12.RB.16.NR.7551.NC.120.RhoFields.bin mpi09/RELAX.SimID.9.EPSA.69.EPSB.0.T.1173.RA.12.RB.16.NR.7551.NC.120.RhoFields.bin" calcext:value-type="string">
            <text:p>diff mpi01/RELAX.SimID.1.EPSA.69.EPSB.0.T.1173.RA.12.RB.16.NR.7551.NC.120.RhoFields.bin mpi09/RELAX.SimID.9.EPSA.69.EPSB.0.T.1173.RA.12.RB.16.NR.7551.NC.120.RhoFields.bin</text:p>
          </table:table-cell>
        </table:table-row>
        <table:table-row table:style-name="ro1">
          <table:table-cell office:value-type="string" calcext:value-type="string">
            <text:p>RELAX.SimID.1.EPSA.69.EPSB.0.T.1223.RA.12.RB.13.csv</text:p>
          </table:table-cell>
          <table:table-cell office:value-type="string" calcext:value-type="string">
            <text:p>RELAX.SimID.9.EPSA.69.EPSB.0.T.1223.RA.12.RB.13.csv</text:p>
          </table:table-cell>
          <table:table-cell table:number-columns-repeated="2"/>
          <table:table-cell table:formula="of:=CONCATENATE(&quot;diff&quot;;&quot; &quot;;&quot;mpi01/&quot;;[.A1177];&quot; &quot;;&quot;mpi09/&quot;;[.B1177])" office:value-type="string" office:string-value="diff mpi01/RELAX.SimID.1.EPSA.69.EPSB.0.T.1223.RA.12.RB.13.csv mpi09/RELAX.SimID.9.EPSA.69.EPSB.0.T.1223.RA.12.RB.13.csv" calcext:value-type="string">
            <text:p>diff mpi01/RELAX.SimID.1.EPSA.69.EPSB.0.T.1223.RA.12.RB.13.csv mpi09/RELAX.SimID.9.EPSA.69.EPSB.0.T.1223.RA.12.RB.13.csv</text:p>
          </table:table-cell>
        </table:table-row>
        <table:table-row table:style-name="ro1">
          <table:table-cell office:value-type="string" calcext:value-type="string">
            <text:p>RELAX.SimID.1.EPSA.69.EPSB.0.T.1223.RA.12.RB.13.NR.7551.NC.1.RhoFields.bin</text:p>
          </table:table-cell>
          <table:table-cell office:value-type="string" calcext:value-type="string">
            <text:p>RELAX.SimID.9.EPSA.69.EPSB.0.T.1223.RA.12.RB.13.NR.7551.NC.1.RhoFields.bin</text:p>
          </table:table-cell>
          <table:table-cell table:number-columns-repeated="2"/>
          <table:table-cell table:formula="of:=CONCATENATE(&quot;diff&quot;;&quot; &quot;;&quot;mpi01/&quot;;[.A1178];&quot; &quot;;&quot;mpi09/&quot;;[.B1178])" office:value-type="string" office:string-value="diff mpi01/RELAX.SimID.1.EPSA.69.EPSB.0.T.1223.RA.12.RB.13.NR.7551.NC.1.RhoFields.bin mpi09/RELAX.SimID.9.EPSA.69.EPSB.0.T.1223.RA.12.RB.13.NR.7551.NC.1.RhoFields.bin" calcext:value-type="string">
            <text:p>diff mpi01/RELAX.SimID.1.EPSA.69.EPSB.0.T.1223.RA.12.RB.13.NR.7551.NC.1.RhoFields.bin mpi09/RELAX.SimID.9.EPSA.69.EPSB.0.T.12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69.EPSB.0.T.1223.RA.12.RB.14.csv</text:p>
          </table:table-cell>
          <table:table-cell office:value-type="string" calcext:value-type="string">
            <text:p>RELAX.SimID.9.EPSA.69.EPSB.0.T.1223.RA.12.RB.14.csv</text:p>
          </table:table-cell>
          <table:table-cell table:number-columns-repeated="2"/>
          <table:table-cell table:formula="of:=CONCATENATE(&quot;diff&quot;;&quot; &quot;;&quot;mpi01/&quot;;[.A1179];&quot; &quot;;&quot;mpi09/&quot;;[.B1179])" office:value-type="string" office:string-value="diff mpi01/RELAX.SimID.1.EPSA.69.EPSB.0.T.1223.RA.12.RB.14.csv mpi09/RELAX.SimID.9.EPSA.69.EPSB.0.T.1223.RA.12.RB.14.csv" calcext:value-type="string">
            <text:p>diff mpi01/RELAX.SimID.1.EPSA.69.EPSB.0.T.1223.RA.12.RB.14.csv mpi09/RELAX.SimID.9.EPSA.69.EPSB.0.T.1223.RA.12.RB.14.csv</text:p>
          </table:table-cell>
        </table:table-row>
        <table:table-row table:style-name="ro1">
          <table:table-cell office:value-type="string" calcext:value-type="string">
            <text:p>RELAX.SimID.1.EPSA.69.EPSB.0.T.1223.RA.12.RB.14.NR.7551.NC.1.RhoFields.bin</text:p>
          </table:table-cell>
          <table:table-cell office:value-type="string" calcext:value-type="string">
            <text:p>RELAX.SimID.9.EPSA.69.EPSB.0.T.1223.RA.12.RB.14.NR.7551.NC.1.RhoFields.bin</text:p>
          </table:table-cell>
          <table:table-cell table:number-columns-repeated="2"/>
          <table:table-cell table:formula="of:=CONCATENATE(&quot;diff&quot;;&quot; &quot;;&quot;mpi01/&quot;;[.A1180];&quot; &quot;;&quot;mpi09/&quot;;[.B1180])" office:value-type="string" office:string-value="diff mpi01/RELAX.SimID.1.EPSA.69.EPSB.0.T.1223.RA.12.RB.14.NR.7551.NC.1.RhoFields.bin mpi09/RELAX.SimID.9.EPSA.69.EPSB.0.T.1223.RA.12.RB.14.NR.7551.NC.1.RhoFields.bin" calcext:value-type="string">
            <text:p>diff mpi01/RELAX.SimID.1.EPSA.69.EPSB.0.T.1223.RA.12.RB.14.NR.7551.NC.1.RhoFields.bin mpi09/RELAX.SimID.9.EPSA.69.EPSB.0.T.1223.RA.12.RB.14.NR.7551.NC.1.RhoFields.bin</text:p>
          </table:table-cell>
        </table:table-row>
        <table:table-row table:style-name="ro1">
          <table:table-cell office:value-type="string" calcext:value-type="string">
            <text:p>RELAX.SimID.1.EPSA.69.EPSB.0.T.1223.RA.12.RB.15.csv</text:p>
          </table:table-cell>
          <table:table-cell office:value-type="string" calcext:value-type="string">
            <text:p>RELAX.SimID.9.EPSA.69.EPSB.0.T.1223.RA.12.RB.15.csv</text:p>
          </table:table-cell>
          <table:table-cell table:number-columns-repeated="2"/>
          <table:table-cell table:formula="of:=CONCATENATE(&quot;diff&quot;;&quot; &quot;;&quot;mpi01/&quot;;[.A1181];&quot; &quot;;&quot;mpi09/&quot;;[.B1181])" office:value-type="string" office:string-value="diff mpi01/RELAX.SimID.1.EPSA.69.EPSB.0.T.1223.RA.12.RB.15.csv mpi09/RELAX.SimID.9.EPSA.69.EPSB.0.T.1223.RA.12.RB.15.csv" calcext:value-type="string">
            <text:p>diff mpi01/RELAX.SimID.1.EPSA.69.EPSB.0.T.1223.RA.12.RB.15.csv mpi09/RELAX.SimID.9.EPSA.69.EPSB.0.T.1223.RA.12.RB.15.csv</text:p>
          </table:table-cell>
        </table:table-row>
        <table:table-row table:style-name="ro1">
          <table:table-cell office:value-type="string" calcext:value-type="string">
            <text:p>RELAX.SimID.1.EPSA.69.EPSB.0.T.1223.RA.12.RB.15.NR.7551.NC.26.RhoFields.bin</text:p>
          </table:table-cell>
          <table:table-cell office:value-type="string" calcext:value-type="string">
            <text:p>RELAX.SimID.9.EPSA.69.EPSB.0.T.1223.RA.12.RB.15.NR.7551.NC.26.RhoFields.bin</text:p>
          </table:table-cell>
          <table:table-cell table:number-columns-repeated="2"/>
          <table:table-cell table:formula="of:=CONCATENATE(&quot;diff&quot;;&quot; &quot;;&quot;mpi01/&quot;;[.A1182];&quot; &quot;;&quot;mpi09/&quot;;[.B1182])" office:value-type="string" office:string-value="diff mpi01/RELAX.SimID.1.EPSA.69.EPSB.0.T.1223.RA.12.RB.15.NR.7551.NC.26.RhoFields.bin mpi09/RELAX.SimID.9.EPSA.69.EPSB.0.T.1223.RA.12.RB.15.NR.7551.NC.26.RhoFields.bin" calcext:value-type="string">
            <text:p>diff mpi01/RELAX.SimID.1.EPSA.69.EPSB.0.T.1223.RA.12.RB.15.NR.7551.NC.26.RhoFields.bin mpi09/RELAX.SimID.9.EPSA.69.EPSB.0.T.1223.RA.12.RB.15.NR.7551.NC.26.RhoFields.bin</text:p>
          </table:table-cell>
        </table:table-row>
        <table:table-row table:style-name="ro1">
          <table:table-cell office:value-type="string" calcext:value-type="string">
            <text:p>RELAX.SimID.1.EPSA.69.EPSB.0.T.1223.RA.12.RB.16.csv</text:p>
          </table:table-cell>
          <table:table-cell office:value-type="string" calcext:value-type="string">
            <text:p>RELAX.SimID.9.EPSA.69.EPSB.0.T.1223.RA.12.RB.16.csv</text:p>
          </table:table-cell>
          <table:table-cell table:number-columns-repeated="2"/>
          <table:table-cell table:formula="of:=CONCATENATE(&quot;diff&quot;;&quot; &quot;;&quot;mpi01/&quot;;[.A1183];&quot; &quot;;&quot;mpi09/&quot;;[.B1183])" office:value-type="string" office:string-value="diff mpi01/RELAX.SimID.1.EPSA.69.EPSB.0.T.1223.RA.12.RB.16.csv mpi09/RELAX.SimID.9.EPSA.69.EPSB.0.T.1223.RA.12.RB.16.csv" calcext:value-type="string">
            <text:p>diff mpi01/RELAX.SimID.1.EPSA.69.EPSB.0.T.1223.RA.12.RB.16.csv mpi09/RELAX.SimID.9.EPSA.69.EPSB.0.T.1223.RA.12.RB.16.csv</text:p>
          </table:table-cell>
        </table:table-row>
        <table:table-row table:style-name="ro1">
          <table:table-cell office:value-type="string" calcext:value-type="string">
            <text:p>RELAX.SimID.1.EPSA.69.EPSB.0.T.1223.RA.12.RB.16.NR.7551.NC.454.RhoFields.bin</text:p>
          </table:table-cell>
          <table:table-cell office:value-type="string" calcext:value-type="string">
            <text:p>RELAX.SimID.9.EPSA.69.EPSB.0.T.1223.RA.12.RB.16.NR.7551.NC.454.RhoFields.bin</text:p>
          </table:table-cell>
          <table:table-cell table:number-columns-repeated="2"/>
          <table:table-cell table:formula="of:=CONCATENATE(&quot;diff&quot;;&quot; &quot;;&quot;mpi01/&quot;;[.A1184];&quot; &quot;;&quot;mpi09/&quot;;[.B1184])" office:value-type="string" office:string-value="diff mpi01/RELAX.SimID.1.EPSA.69.EPSB.0.T.1223.RA.12.RB.16.NR.7551.NC.454.RhoFields.bin mpi09/RELAX.SimID.9.EPSA.69.EPSB.0.T.1223.RA.12.RB.16.NR.7551.NC.454.RhoFields.bin" calcext:value-type="string">
            <text:p>diff mpi01/RELAX.SimID.1.EPSA.69.EPSB.0.T.1223.RA.12.RB.16.NR.7551.NC.454.RhoFields.bin mpi09/RELAX.SimID.9.EPSA.69.EPSB.0.T.1223.RA.12.RB.16.NR.7551.NC.454.RhoFields.bin</text:p>
          </table:table-cell>
        </table:table-row>
        <table:table-row table:style-name="ro1">
          <table:table-cell office:value-type="string" calcext:value-type="string">
            <text:p>RELAX.SimID.1.EPSA.69.EPSB.0.T.1273.RA.12.RB.13.csv</text:p>
          </table:table-cell>
          <table:table-cell office:value-type="string" calcext:value-type="string">
            <text:p>RELAX.SimID.9.EPSA.69.EPSB.0.T.1273.RA.12.RB.13.csv</text:p>
          </table:table-cell>
          <table:table-cell table:number-columns-repeated="2"/>
          <table:table-cell table:formula="of:=CONCATENATE(&quot;diff&quot;;&quot; &quot;;&quot;mpi01/&quot;;[.A1185];&quot; &quot;;&quot;mpi09/&quot;;[.B1185])" office:value-type="string" office:string-value="diff mpi01/RELAX.SimID.1.EPSA.69.EPSB.0.T.1273.RA.12.RB.13.csv mpi09/RELAX.SimID.9.EPSA.69.EPSB.0.T.1273.RA.12.RB.13.csv" calcext:value-type="string">
            <text:p>diff mpi01/RELAX.SimID.1.EPSA.69.EPSB.0.T.1273.RA.12.RB.13.csv mpi09/RELAX.SimID.9.EPSA.69.EPSB.0.T.1273.RA.12.RB.13.csv</text:p>
          </table:table-cell>
        </table:table-row>
        <table:table-row table:style-name="ro1">
          <table:table-cell office:value-type="string" calcext:value-type="string">
            <text:p>RELAX.SimID.1.EPSA.69.EPSB.0.T.1273.RA.12.RB.13.NR.7551.NC.1.RhoFields.bin</text:p>
          </table:table-cell>
          <table:table-cell office:value-type="string" calcext:value-type="string">
            <text:p>RELAX.SimID.9.EPSA.69.EPSB.0.T.1273.RA.12.RB.13.NR.7551.NC.1.RhoFields.bin</text:p>
          </table:table-cell>
          <table:table-cell table:number-columns-repeated="2"/>
          <table:table-cell table:formula="of:=CONCATENATE(&quot;diff&quot;;&quot; &quot;;&quot;mpi01/&quot;;[.A1186];&quot; &quot;;&quot;mpi09/&quot;;[.B1186])" office:value-type="string" office:string-value="diff mpi01/RELAX.SimID.1.EPSA.69.EPSB.0.T.1273.RA.12.RB.13.NR.7551.NC.1.RhoFields.bin mpi09/RELAX.SimID.9.EPSA.69.EPSB.0.T.1273.RA.12.RB.13.NR.7551.NC.1.RhoFields.bin" calcext:value-type="string">
            <text:p>diff mpi01/RELAX.SimID.1.EPSA.69.EPSB.0.T.1273.RA.12.RB.13.NR.7551.NC.1.RhoFields.bin mpi09/RELAX.SimID.9.EPSA.69.EPSB.0.T.12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69.EPSB.0.T.1273.RA.12.RB.14.csv</text:p>
          </table:table-cell>
          <table:table-cell office:value-type="string" calcext:value-type="string">
            <text:p>RELAX.SimID.9.EPSA.69.EPSB.0.T.1273.RA.12.RB.14.csv</text:p>
          </table:table-cell>
          <table:table-cell table:number-columns-repeated="2"/>
          <table:table-cell table:formula="of:=CONCATENATE(&quot;diff&quot;;&quot; &quot;;&quot;mpi01/&quot;;[.A1187];&quot; &quot;;&quot;mpi09/&quot;;[.B1187])" office:value-type="string" office:string-value="diff mpi01/RELAX.SimID.1.EPSA.69.EPSB.0.T.1273.RA.12.RB.14.csv mpi09/RELAX.SimID.9.EPSA.69.EPSB.0.T.1273.RA.12.RB.14.csv" calcext:value-type="string">
            <text:p>diff mpi01/RELAX.SimID.1.EPSA.69.EPSB.0.T.1273.RA.12.RB.14.csv mpi09/RELAX.SimID.9.EPSA.69.EPSB.0.T.1273.RA.12.RB.14.csv</text:p>
          </table:table-cell>
        </table:table-row>
        <table:table-row table:style-name="ro1">
          <table:table-cell office:value-type="string" calcext:value-type="string">
            <text:p>RELAX.SimID.1.EPSA.69.EPSB.0.T.1273.RA.12.RB.14.NR.7551.NC.4.RhoFields.bin</text:p>
          </table:table-cell>
          <table:table-cell office:value-type="string" calcext:value-type="string">
            <text:p>RELAX.SimID.9.EPSA.69.EPSB.0.T.1273.RA.12.RB.14.NR.7551.NC.4.RhoFields.bin</text:p>
          </table:table-cell>
          <table:table-cell table:number-columns-repeated="2"/>
          <table:table-cell table:formula="of:=CONCATENATE(&quot;diff&quot;;&quot; &quot;;&quot;mpi01/&quot;;[.A1188];&quot; &quot;;&quot;mpi09/&quot;;[.B1188])" office:value-type="string" office:string-value="diff mpi01/RELAX.SimID.1.EPSA.69.EPSB.0.T.1273.RA.12.RB.14.NR.7551.NC.4.RhoFields.bin mpi09/RELAX.SimID.9.EPSA.69.EPSB.0.T.1273.RA.12.RB.14.NR.7551.NC.4.RhoFields.bin" calcext:value-type="string">
            <text:p>diff mpi01/RELAX.SimID.1.EPSA.69.EPSB.0.T.1273.RA.12.RB.14.NR.7551.NC.4.RhoFields.bin mpi09/RELAX.SimID.9.EPSA.69.EPSB.0.T.1273.RA.12.RB.14.NR.7551.NC.4.RhoFields.bin</text:p>
          </table:table-cell>
        </table:table-row>
        <table:table-row table:style-name="ro1">
          <table:table-cell office:value-type="string" calcext:value-type="string">
            <text:p>RELAX.SimID.1.EPSA.69.EPSB.0.T.1273.RA.12.RB.15.csv</text:p>
          </table:table-cell>
          <table:table-cell office:value-type="string" calcext:value-type="string">
            <text:p>RELAX.SimID.9.EPSA.69.EPSB.0.T.1273.RA.12.RB.15.csv</text:p>
          </table:table-cell>
          <table:table-cell table:number-columns-repeated="2"/>
          <table:table-cell table:formula="of:=CONCATENATE(&quot;diff&quot;;&quot; &quot;;&quot;mpi01/&quot;;[.A1189];&quot; &quot;;&quot;mpi09/&quot;;[.B1189])" office:value-type="string" office:string-value="diff mpi01/RELAX.SimID.1.EPSA.69.EPSB.0.T.1273.RA.12.RB.15.csv mpi09/RELAX.SimID.9.EPSA.69.EPSB.0.T.1273.RA.12.RB.15.csv" calcext:value-type="string">
            <text:p>diff mpi01/RELAX.SimID.1.EPSA.69.EPSB.0.T.1273.RA.12.RB.15.csv mpi09/RELAX.SimID.9.EPSA.69.EPSB.0.T.1273.RA.12.RB.15.csv</text:p>
          </table:table-cell>
        </table:table-row>
        <table:table-row table:style-name="ro1">
          <table:table-cell office:value-type="string" calcext:value-type="string">
            <text:p>RELAX.SimID.1.EPSA.69.EPSB.0.T.1273.RA.12.RB.15.NR.7551.NC.109.RhoFields.bin</text:p>
          </table:table-cell>
          <table:table-cell office:value-type="string" calcext:value-type="string">
            <text:p>RELAX.SimID.9.EPSA.69.EPSB.0.T.1273.RA.12.RB.15.NR.7551.NC.109.RhoFields.bin</text:p>
          </table:table-cell>
          <table:table-cell table:number-columns-repeated="2"/>
          <table:table-cell table:formula="of:=CONCATENATE(&quot;diff&quot;;&quot; &quot;;&quot;mpi01/&quot;;[.A1190];&quot; &quot;;&quot;mpi09/&quot;;[.B1190])" office:value-type="string" office:string-value="diff mpi01/RELAX.SimID.1.EPSA.69.EPSB.0.T.1273.RA.12.RB.15.NR.7551.NC.109.RhoFields.bin mpi09/RELAX.SimID.9.EPSA.69.EPSB.0.T.1273.RA.12.RB.15.NR.7551.NC.109.RhoFields.bin" calcext:value-type="string">
            <text:p>diff mpi01/RELAX.SimID.1.EPSA.69.EPSB.0.T.1273.RA.12.RB.15.NR.7551.NC.109.RhoFields.bin mpi09/RELAX.SimID.9.EPSA.69.EPSB.0.T.1273.RA.12.RB.15.NR.7551.NC.109.RhoFields.bin</text:p>
          </table:table-cell>
        </table:table-row>
        <table:table-row table:style-name="ro1">
          <table:table-cell office:value-type="string" calcext:value-type="string">
            <text:p>RELAX.SimID.1.EPSA.69.EPSB.0.T.1273.RA.12.RB.16.csv</text:p>
          </table:table-cell>
          <table:table-cell office:value-type="string" calcext:value-type="string">
            <text:p>RELAX.SimID.9.EPSA.69.EPSB.0.T.1273.RA.12.RB.16.csv</text:p>
          </table:table-cell>
          <table:table-cell table:number-columns-repeated="2"/>
          <table:table-cell table:formula="of:=CONCATENATE(&quot;diff&quot;;&quot; &quot;;&quot;mpi01/&quot;;[.A1191];&quot; &quot;;&quot;mpi09/&quot;;[.B1191])" office:value-type="string" office:string-value="diff mpi01/RELAX.SimID.1.EPSA.69.EPSB.0.T.1273.RA.12.RB.16.csv mpi09/RELAX.SimID.9.EPSA.69.EPSB.0.T.1273.RA.12.RB.16.csv" calcext:value-type="string">
            <text:p>diff mpi01/RELAX.SimID.1.EPSA.69.EPSB.0.T.1273.RA.12.RB.16.csv mpi09/RELAX.SimID.9.EPSA.69.EPSB.0.T.1273.RA.12.RB.16.csv</text:p>
          </table:table-cell>
        </table:table-row>
        <table:table-row table:style-name="ro1">
          <table:table-cell office:value-type="string" calcext:value-type="string">
            <text:p>RELAX.SimID.1.EPSA.69.EPSB.0.T.1273.RA.12.RB.16.NR.7551.NC.1401.RhoFields.bin</text:p>
          </table:table-cell>
          <table:table-cell office:value-type="string" calcext:value-type="string">
            <text:p>RELAX.SimID.9.EPSA.69.EPSB.0.T.1273.RA.12.RB.16.NR.7551.NC.1401.RhoFields.bin</text:p>
          </table:table-cell>
          <table:table-cell table:number-columns-repeated="2"/>
          <table:table-cell table:formula="of:=CONCATENATE(&quot;diff&quot;;&quot; &quot;;&quot;mpi01/&quot;;[.A1192];&quot; &quot;;&quot;mpi09/&quot;;[.B1192])" office:value-type="string" office:string-value="diff mpi01/RELAX.SimID.1.EPSA.69.EPSB.0.T.1273.RA.12.RB.16.NR.7551.NC.1401.RhoFields.bin mpi09/RELAX.SimID.9.EPSA.69.EPSB.0.T.1273.RA.12.RB.16.NR.7551.NC.1401.RhoFields.bin" calcext:value-type="string">
            <text:p>diff mpi01/RELAX.SimID.1.EPSA.69.EPSB.0.T.1273.RA.12.RB.16.NR.7551.NC.1401.RhoFields.bin mpi09/RELAX.SimID.9.EPSA.69.EPSB.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69.EPSB.0.T.1323.RA.12.RB.13.csv</text:p>
          </table:table-cell>
          <table:table-cell office:value-type="string" calcext:value-type="string">
            <text:p>RELAX.SimID.9.EPSA.69.EPSB.0.T.1323.RA.12.RB.13.csv</text:p>
          </table:table-cell>
          <table:table-cell table:number-columns-repeated="2"/>
          <table:table-cell table:formula="of:=CONCATENATE(&quot;diff&quot;;&quot; &quot;;&quot;mpi01/&quot;;[.A1193];&quot; &quot;;&quot;mpi09/&quot;;[.B1193])" office:value-type="string" office:string-value="diff mpi01/RELAX.SimID.1.EPSA.69.EPSB.0.T.1323.RA.12.RB.13.csv mpi09/RELAX.SimID.9.EPSA.69.EPSB.0.T.1323.RA.12.RB.13.csv" calcext:value-type="string">
            <text:p>diff mpi01/RELAX.SimID.1.EPSA.69.EPSB.0.T.1323.RA.12.RB.13.csv mpi09/RELAX.SimID.9.EPSA.69.EPSB.0.T.1323.RA.12.RB.13.csv</text:p>
          </table:table-cell>
        </table:table-row>
        <table:table-row table:style-name="ro1">
          <table:table-cell office:value-type="string" calcext:value-type="string">
            <text:p>RELAX.SimID.1.EPSA.69.EPSB.0.T.1323.RA.12.RB.13.NR.7551.NC.1.RhoFields.bin</text:p>
          </table:table-cell>
          <table:table-cell office:value-type="string" calcext:value-type="string">
            <text:p>RELAX.SimID.9.EPSA.69.EPSB.0.T.1323.RA.12.RB.13.NR.7551.NC.1.RhoFields.bin</text:p>
          </table:table-cell>
          <table:table-cell table:number-columns-repeated="2"/>
          <table:table-cell table:formula="of:=CONCATENATE(&quot;diff&quot;;&quot; &quot;;&quot;mpi01/&quot;;[.A1194];&quot; &quot;;&quot;mpi09/&quot;;[.B1194])" office:value-type="string" office:string-value="diff mpi01/RELAX.SimID.1.EPSA.69.EPSB.0.T.1323.RA.12.RB.13.NR.7551.NC.1.RhoFields.bin mpi09/RELAX.SimID.9.EPSA.69.EPSB.0.T.1323.RA.12.RB.13.NR.7551.NC.1.RhoFields.bin" calcext:value-type="string">
            <text:p>diff mpi01/RELAX.SimID.1.EPSA.69.EPSB.0.T.1323.RA.12.RB.13.NR.7551.NC.1.RhoFields.bin mpi09/RELAX.SimID.9.EPSA.69.EPSB.0.T.13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69.EPSB.0.T.1323.RA.12.RB.14.csv</text:p>
          </table:table-cell>
          <table:table-cell office:value-type="string" calcext:value-type="string">
            <text:p>RELAX.SimID.9.EPSA.69.EPSB.0.T.1323.RA.12.RB.14.csv</text:p>
          </table:table-cell>
          <table:table-cell table:number-columns-repeated="2"/>
          <table:table-cell table:formula="of:=CONCATENATE(&quot;diff&quot;;&quot; &quot;;&quot;mpi01/&quot;;[.A1195];&quot; &quot;;&quot;mpi09/&quot;;[.B1195])" office:value-type="string" office:string-value="diff mpi01/RELAX.SimID.1.EPSA.69.EPSB.0.T.1323.RA.12.RB.14.csv mpi09/RELAX.SimID.9.EPSA.69.EPSB.0.T.1323.RA.12.RB.14.csv" calcext:value-type="string">
            <text:p>diff mpi01/RELAX.SimID.1.EPSA.69.EPSB.0.T.1323.RA.12.RB.14.csv mpi09/RELAX.SimID.9.EPSA.69.EPSB.0.T.1323.RA.12.RB.14.csv</text:p>
          </table:table-cell>
        </table:table-row>
        <table:table-row table:style-name="ro1">
          <table:table-cell office:value-type="string" calcext:value-type="string">
            <text:p>RELAX.SimID.1.EPSA.69.EPSB.0.T.1323.RA.12.RB.14.NR.7551.NC.17.RhoFields.bin</text:p>
          </table:table-cell>
          <table:table-cell office:value-type="string" calcext:value-type="string">
            <text:p>RELAX.SimID.9.EPSA.69.EPSB.0.T.1323.RA.12.RB.14.NR.7551.NC.17.RhoFields.bin</text:p>
          </table:table-cell>
          <table:table-cell table:number-columns-repeated="2"/>
          <table:table-cell table:formula="of:=CONCATENATE(&quot;diff&quot;;&quot; &quot;;&quot;mpi01/&quot;;[.A1196];&quot; &quot;;&quot;mpi09/&quot;;[.B1196])" office:value-type="string" office:string-value="diff mpi01/RELAX.SimID.1.EPSA.69.EPSB.0.T.1323.RA.12.RB.14.NR.7551.NC.17.RhoFields.bin mpi09/RELAX.SimID.9.EPSA.69.EPSB.0.T.1323.RA.12.RB.14.NR.7551.NC.17.RhoFields.bin" calcext:value-type="string">
            <text:p>diff mpi01/RELAX.SimID.1.EPSA.69.EPSB.0.T.1323.RA.12.RB.14.NR.7551.NC.17.RhoFields.bin mpi09/RELAX.SimID.9.EPSA.69.EPSB.0.T.1323.RA.12.RB.14.NR.7551.NC.17.RhoFields.bin</text:p>
          </table:table-cell>
        </table:table-row>
        <table:table-row table:style-name="ro1">
          <table:table-cell office:value-type="string" calcext:value-type="string">
            <text:p>RELAX.SimID.1.EPSA.69.EPSB.0.T.1323.RA.12.RB.15.csv</text:p>
          </table:table-cell>
          <table:table-cell office:value-type="string" calcext:value-type="string">
            <text:p>RELAX.SimID.9.EPSA.69.EPSB.0.T.1323.RA.12.RB.15.csv</text:p>
          </table:table-cell>
          <table:table-cell table:number-columns-repeated="2"/>
          <table:table-cell table:formula="of:=CONCATENATE(&quot;diff&quot;;&quot; &quot;;&quot;mpi01/&quot;;[.A1197];&quot; &quot;;&quot;mpi09/&quot;;[.B1197])" office:value-type="string" office:string-value="diff mpi01/RELAX.SimID.1.EPSA.69.EPSB.0.T.1323.RA.12.RB.15.csv mpi09/RELAX.SimID.9.EPSA.69.EPSB.0.T.1323.RA.12.RB.15.csv" calcext:value-type="string">
            <text:p>diff mpi01/RELAX.SimID.1.EPSA.69.EPSB.0.T.1323.RA.12.RB.15.csv mpi09/RELAX.SimID.9.EPSA.69.EPSB.0.T.1323.RA.12.RB.15.csv</text:p>
          </table:table-cell>
        </table:table-row>
        <table:table-row table:style-name="ro1">
          <table:table-cell office:value-type="string" calcext:value-type="string">
            <text:p>RELAX.SimID.1.EPSA.69.EPSB.0.T.1323.RA.12.RB.15.NR.7551.NC.343.RhoFields.bin</text:p>
          </table:table-cell>
          <table:table-cell office:value-type="string" calcext:value-type="string">
            <text:p>RELAX.SimID.9.EPSA.69.EPSB.0.T.1323.RA.12.RB.15.NR.7551.NC.343.RhoFields.bin</text:p>
          </table:table-cell>
          <table:table-cell table:number-columns-repeated="2"/>
          <table:table-cell table:formula="of:=CONCATENATE(&quot;diff&quot;;&quot; &quot;;&quot;mpi01/&quot;;[.A1198];&quot; &quot;;&quot;mpi09/&quot;;[.B1198])" office:value-type="string" office:string-value="diff mpi01/RELAX.SimID.1.EPSA.69.EPSB.0.T.1323.RA.12.RB.15.NR.7551.NC.343.RhoFields.bin mpi09/RELAX.SimID.9.EPSA.69.EPSB.0.T.1323.RA.12.RB.15.NR.7551.NC.343.RhoFields.bin" calcext:value-type="string">
            <text:p>diff mpi01/RELAX.SimID.1.EPSA.69.EPSB.0.T.1323.RA.12.RB.15.NR.7551.NC.343.RhoFields.bin mpi09/RELAX.SimID.9.EPSA.69.EPSB.0.T.1323.RA.12.RB.15.NR.7551.NC.343.RhoFields.bin</text:p>
          </table:table-cell>
        </table:table-row>
        <table:table-row table:style-name="ro1">
          <table:table-cell office:value-type="string" calcext:value-type="string">
            <text:p>RELAX.SimID.1.EPSA.69.EPSB.0.T.1323.RA.12.RB.16.csv</text:p>
          </table:table-cell>
          <table:table-cell office:value-type="string" calcext:value-type="string">
            <text:p>RELAX.SimID.9.EPSA.69.EPSB.0.T.1323.RA.12.RB.16.csv</text:p>
          </table:table-cell>
          <table:table-cell table:number-columns-repeated="2"/>
          <table:table-cell table:formula="of:=CONCATENATE(&quot;diff&quot;;&quot; &quot;;&quot;mpi01/&quot;;[.A1199];&quot; &quot;;&quot;mpi09/&quot;;[.B1199])" office:value-type="string" office:string-value="diff mpi01/RELAX.SimID.1.EPSA.69.EPSB.0.T.1323.RA.12.RB.16.csv mpi09/RELAX.SimID.9.EPSA.69.EPSB.0.T.1323.RA.12.RB.16.csv" calcext:value-type="string">
            <text:p>diff mpi01/RELAX.SimID.1.EPSA.69.EPSB.0.T.1323.RA.12.RB.16.csv mpi09/RELAX.SimID.9.EPSA.69.EPSB.0.T.1323.RA.12.RB.16.csv</text:p>
          </table:table-cell>
        </table:table-row>
        <table:table-row table:style-name="ro1">
          <table:table-cell office:value-type="string" calcext:value-type="string">
            <text:p>RELAX.SimID.1.EPSA.69.EPSB.0.T.1323.RA.12.RB.16.NR.7551.NC.1401.RhoFields.bin</text:p>
          </table:table-cell>
          <table:table-cell office:value-type="string" calcext:value-type="string">
            <text:p>RELAX.SimID.9.EPSA.69.EPSB.0.T.1323.RA.12.RB.16.NR.7551.NC.1401.RhoFields.bin</text:p>
          </table:table-cell>
          <table:table-cell table:number-columns-repeated="2"/>
          <table:table-cell table:formula="of:=CONCATENATE(&quot;diff&quot;;&quot; &quot;;&quot;mpi01/&quot;;[.A1200];&quot; &quot;;&quot;mpi09/&quot;;[.B1200])" office:value-type="string" office:string-value="diff mpi01/RELAX.SimID.1.EPSA.69.EPSB.0.T.1323.RA.12.RB.16.NR.7551.NC.1401.RhoFields.bin mpi09/RELAX.SimID.9.EPSA.69.EPSB.0.T.1323.RA.12.RB.16.NR.7551.NC.1401.RhoFields.bin" calcext:value-type="string">
            <text:p>diff mpi01/RELAX.SimID.1.EPSA.69.EPSB.0.T.1323.RA.12.RB.16.NR.7551.NC.1401.RhoFields.bin mpi09/RELAX.SimID.9.EPSA.69.EPSB.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69.EPSB.0.T.1373.RA.12.RB.13.csv</text:p>
          </table:table-cell>
          <table:table-cell office:value-type="string" calcext:value-type="string">
            <text:p>RELAX.SimID.9.EPSA.69.EPSB.0.T.1373.RA.12.RB.13.csv</text:p>
          </table:table-cell>
          <table:table-cell table:number-columns-repeated="2"/>
          <table:table-cell table:formula="of:=CONCATENATE(&quot;diff&quot;;&quot; &quot;;&quot;mpi01/&quot;;[.A1201];&quot; &quot;;&quot;mpi09/&quot;;[.B1201])" office:value-type="string" office:string-value="diff mpi01/RELAX.SimID.1.EPSA.69.EPSB.0.T.1373.RA.12.RB.13.csv mpi09/RELAX.SimID.9.EPSA.69.EPSB.0.T.1373.RA.12.RB.13.csv" calcext:value-type="string">
            <text:p>diff mpi01/RELAX.SimID.1.EPSA.69.EPSB.0.T.1373.RA.12.RB.13.csv mpi09/RELAX.SimID.9.EPSA.69.EPSB.0.T.1373.RA.12.RB.13.csv</text:p>
          </table:table-cell>
        </table:table-row>
        <table:table-row table:style-name="ro1">
          <table:table-cell office:value-type="string" calcext:value-type="string">
            <text:p>RELAX.SimID.1.EPSA.69.EPSB.0.T.1373.RA.12.RB.13.NR.7551.NC.2.RhoFields.bin</text:p>
          </table:table-cell>
          <table:table-cell office:value-type="string" calcext:value-type="string">
            <text:p>RELAX.SimID.9.EPSA.69.EPSB.0.T.1373.RA.12.RB.13.NR.7551.NC.2.RhoFields.bin</text:p>
          </table:table-cell>
          <table:table-cell table:number-columns-repeated="2"/>
          <table:table-cell table:formula="of:=CONCATENATE(&quot;diff&quot;;&quot; &quot;;&quot;mpi01/&quot;;[.A1202];&quot; &quot;;&quot;mpi09/&quot;;[.B1202])" office:value-type="string" office:string-value="diff mpi01/RELAX.SimID.1.EPSA.69.EPSB.0.T.1373.RA.12.RB.13.NR.7551.NC.2.RhoFields.bin mpi09/RELAX.SimID.9.EPSA.69.EPSB.0.T.1373.RA.12.RB.13.NR.7551.NC.2.RhoFields.bin" calcext:value-type="string">
            <text:p>diff mpi01/RELAX.SimID.1.EPSA.69.EPSB.0.T.1373.RA.12.RB.13.NR.7551.NC.2.RhoFields.bin mpi09/RELAX.SimID.9.EPSA.69.EPSB.0.T.1373.RA.12.RB.13.NR.7551.NC.2.RhoFields.bin</text:p>
          </table:table-cell>
        </table:table-row>
        <table:table-row table:style-name="ro1">
          <table:table-cell office:value-type="string" calcext:value-type="string">
            <text:p>RELAX.SimID.1.EPSA.69.EPSB.0.T.1373.RA.12.RB.14.csv</text:p>
          </table:table-cell>
          <table:table-cell office:value-type="string" calcext:value-type="string">
            <text:p>RELAX.SimID.9.EPSA.69.EPSB.0.T.1373.RA.12.RB.14.csv</text:p>
          </table:table-cell>
          <table:table-cell table:number-columns-repeated="2"/>
          <table:table-cell table:formula="of:=CONCATENATE(&quot;diff&quot;;&quot; &quot;;&quot;mpi01/&quot;;[.A1203];&quot; &quot;;&quot;mpi09/&quot;;[.B1203])" office:value-type="string" office:string-value="diff mpi01/RELAX.SimID.1.EPSA.69.EPSB.0.T.1373.RA.12.RB.14.csv mpi09/RELAX.SimID.9.EPSA.69.EPSB.0.T.1373.RA.12.RB.14.csv" calcext:value-type="string">
            <text:p>diff mpi01/RELAX.SimID.1.EPSA.69.EPSB.0.T.1373.RA.12.RB.14.csv mpi09/RELAX.SimID.9.EPSA.69.EPSB.0.T.1373.RA.12.RB.14.csv</text:p>
          </table:table-cell>
        </table:table-row>
        <table:table-row table:style-name="ro1">
          <table:table-cell office:value-type="string" calcext:value-type="string">
            <text:p>RELAX.SimID.1.EPSA.69.EPSB.0.T.1373.RA.12.RB.14.NR.7551.NC.60.RhoFields.bin</text:p>
          </table:table-cell>
          <table:table-cell office:value-type="string" calcext:value-type="string">
            <text:p>RELAX.SimID.9.EPSA.69.EPSB.0.T.1373.RA.12.RB.14.NR.7551.NC.60.RhoFields.bin</text:p>
          </table:table-cell>
          <table:table-cell table:number-columns-repeated="2"/>
          <table:table-cell table:formula="of:=CONCATENATE(&quot;diff&quot;;&quot; &quot;;&quot;mpi01/&quot;;[.A1204];&quot; &quot;;&quot;mpi09/&quot;;[.B1204])" office:value-type="string" office:string-value="diff mpi01/RELAX.SimID.1.EPSA.69.EPSB.0.T.1373.RA.12.RB.14.NR.7551.NC.60.RhoFields.bin mpi09/RELAX.SimID.9.EPSA.69.EPSB.0.T.1373.RA.12.RB.14.NR.7551.NC.60.RhoFields.bin" calcext:value-type="string">
            <text:p>diff mpi01/RELAX.SimID.1.EPSA.69.EPSB.0.T.1373.RA.12.RB.14.NR.7551.NC.60.RhoFields.bin mpi09/RELAX.SimID.9.EPSA.69.EPSB.0.T.1373.RA.12.RB.14.NR.7551.NC.60.RhoFields.bin</text:p>
          </table:table-cell>
        </table:table-row>
        <table:table-row table:style-name="ro1">
          <table:table-cell office:value-type="string" calcext:value-type="string">
            <text:p>RELAX.SimID.1.EPSA.69.EPSB.0.T.1373.RA.12.RB.15.csv</text:p>
          </table:table-cell>
          <table:table-cell office:value-type="string" calcext:value-type="string">
            <text:p>RELAX.SimID.9.EPSA.69.EPSB.0.T.1373.RA.12.RB.15.csv</text:p>
          </table:table-cell>
          <table:table-cell table:number-columns-repeated="2"/>
          <table:table-cell table:formula="of:=CONCATENATE(&quot;diff&quot;;&quot; &quot;;&quot;mpi01/&quot;;[.A1205];&quot; &quot;;&quot;mpi09/&quot;;[.B1205])" office:value-type="string" office:string-value="diff mpi01/RELAX.SimID.1.EPSA.69.EPSB.0.T.1373.RA.12.RB.15.csv mpi09/RELAX.SimID.9.EPSA.69.EPSB.0.T.1373.RA.12.RB.15.csv" calcext:value-type="string">
            <text:p>diff mpi01/RELAX.SimID.1.EPSA.69.EPSB.0.T.1373.RA.12.RB.15.csv mpi09/RELAX.SimID.9.EPSA.69.EPSB.0.T.1373.RA.12.RB.15.csv</text:p>
          </table:table-cell>
        </table:table-row>
        <table:table-row table:style-name="ro1">
          <table:table-cell office:value-type="string" calcext:value-type="string">
            <text:p>RELAX.SimID.1.EPSA.69.EPSB.0.T.1373.RA.12.RB.15.NR.7551.NC.1000.RhoFields.bin</text:p>
          </table:table-cell>
          <table:table-cell office:value-type="string" calcext:value-type="string">
            <text:p>RELAX.SimID.9.EPSA.69.EPSB.0.T.1373.RA.12.RB.15.NR.7551.NC.1000.RhoFields.bin</text:p>
          </table:table-cell>
          <table:table-cell table:number-columns-repeated="2"/>
          <table:table-cell table:formula="of:=CONCATENATE(&quot;diff&quot;;&quot; &quot;;&quot;mpi01/&quot;;[.A1206];&quot; &quot;;&quot;mpi09/&quot;;[.B1206])" office:value-type="string" office:string-value="diff mpi01/RELAX.SimID.1.EPSA.69.EPSB.0.T.1373.RA.12.RB.15.NR.7551.NC.1000.RhoFields.bin mpi09/RELAX.SimID.9.EPSA.69.EPSB.0.T.1373.RA.12.RB.15.NR.7551.NC.1000.RhoFields.bin" calcext:value-type="string">
            <text:p>diff mpi01/RELAX.SimID.1.EPSA.69.EPSB.0.T.1373.RA.12.RB.15.NR.7551.NC.1000.RhoFields.bin mpi09/RELAX.SimID.9.EPSA.69.EPSB.0.T.1373.RA.12.RB.15.NR.7551.NC.1000.RhoFields.bin</text:p>
          </table:table-cell>
        </table:table-row>
        <table:table-row table:style-name="ro1">
          <table:table-cell office:value-type="string" calcext:value-type="string">
            <text:p>RELAX.SimID.1.EPSA.69.EPSB.0.T.1373.RA.12.RB.16.csv</text:p>
          </table:table-cell>
          <table:table-cell office:value-type="string" calcext:value-type="string">
            <text:p>RELAX.SimID.9.EPSA.69.EPSB.0.T.1373.RA.12.RB.16.csv</text:p>
          </table:table-cell>
          <table:table-cell table:number-columns-repeated="2"/>
          <table:table-cell table:formula="of:=CONCATENATE(&quot;diff&quot;;&quot; &quot;;&quot;mpi01/&quot;;[.A1207];&quot; &quot;;&quot;mpi09/&quot;;[.B1207])" office:value-type="string" office:string-value="diff mpi01/RELAX.SimID.1.EPSA.69.EPSB.0.T.1373.RA.12.RB.16.csv mpi09/RELAX.SimID.9.EPSA.69.EPSB.0.T.1373.RA.12.RB.16.csv" calcext:value-type="string">
            <text:p>diff mpi01/RELAX.SimID.1.EPSA.69.EPSB.0.T.1373.RA.12.RB.16.csv mpi09/RELAX.SimID.9.EPSA.69.EPSB.0.T.1373.RA.12.RB.16.csv</text:p>
          </table:table-cell>
        </table:table-row>
        <table:table-row table:style-name="ro1">
          <table:table-cell office:value-type="string" calcext:value-type="string">
            <text:p>RELAX.SimID.1.EPSA.69.EPSB.0.T.1373.RA.12.RB.16.NR.7551.NC.1401.RhoFields.bin</text:p>
          </table:table-cell>
          <table:table-cell office:value-type="string" calcext:value-type="string">
            <text:p>RELAX.SimID.9.EPSA.69.EPSB.0.T.1373.RA.12.RB.16.NR.7551.NC.1401.RhoFields.bin</text:p>
          </table:table-cell>
          <table:table-cell table:number-columns-repeated="2"/>
          <table:table-cell table:formula="of:=CONCATENATE(&quot;diff&quot;;&quot; &quot;;&quot;mpi01/&quot;;[.A1208];&quot; &quot;;&quot;mpi09/&quot;;[.B1208])" office:value-type="string" office:string-value="diff mpi01/RELAX.SimID.1.EPSA.69.EPSB.0.T.1373.RA.12.RB.16.NR.7551.NC.1401.RhoFields.bin mpi09/RELAX.SimID.9.EPSA.69.EPSB.0.T.1373.RA.12.RB.16.NR.7551.NC.1401.RhoFields.bin" calcext:value-type="string">
            <text:p>diff mpi01/RELAX.SimID.1.EPSA.69.EPSB.0.T.1373.RA.12.RB.16.NR.7551.NC.1401.RhoFields.bin mpi09/RELAX.SimID.9.EPSA.69.EPSB.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69.EPSB.0.T.1423.RA.12.RB.13.csv</text:p>
          </table:table-cell>
          <table:table-cell office:value-type="string" calcext:value-type="string">
            <text:p>RELAX.SimID.9.EPSA.69.EPSB.0.T.1423.RA.12.RB.13.csv</text:p>
          </table:table-cell>
          <table:table-cell table:number-columns-repeated="2"/>
          <table:table-cell table:formula="of:=CONCATENATE(&quot;diff&quot;;&quot; &quot;;&quot;mpi01/&quot;;[.A1209];&quot; &quot;;&quot;mpi09/&quot;;[.B1209])" office:value-type="string" office:string-value="diff mpi01/RELAX.SimID.1.EPSA.69.EPSB.0.T.1423.RA.12.RB.13.csv mpi09/RELAX.SimID.9.EPSA.69.EPSB.0.T.1423.RA.12.RB.13.csv" calcext:value-type="string">
            <text:p>diff mpi01/RELAX.SimID.1.EPSA.69.EPSB.0.T.1423.RA.12.RB.13.csv mpi09/RELAX.SimID.9.EPSA.69.EPSB.0.T.1423.RA.12.RB.13.csv</text:p>
          </table:table-cell>
        </table:table-row>
        <table:table-row table:style-name="ro1">
          <table:table-cell office:value-type="string" calcext:value-type="string">
            <text:p>RELAX.SimID.1.EPSA.69.EPSB.0.T.1423.RA.12.RB.13.NR.7551.NC.5.RhoFields.bin</text:p>
          </table:table-cell>
          <table:table-cell office:value-type="string" calcext:value-type="string">
            <text:p>RELAX.SimID.9.EPSA.69.EPSB.0.T.1423.RA.12.RB.13.NR.7551.NC.5.RhoFields.bin</text:p>
          </table:table-cell>
          <table:table-cell table:number-columns-repeated="2"/>
          <table:table-cell table:formula="of:=CONCATENATE(&quot;diff&quot;;&quot; &quot;;&quot;mpi01/&quot;;[.A1210];&quot; &quot;;&quot;mpi09/&quot;;[.B1210])" office:value-type="string" office:string-value="diff mpi01/RELAX.SimID.1.EPSA.69.EPSB.0.T.1423.RA.12.RB.13.NR.7551.NC.5.RhoFields.bin mpi09/RELAX.SimID.9.EPSA.69.EPSB.0.T.1423.RA.12.RB.13.NR.7551.NC.5.RhoFields.bin" calcext:value-type="string">
            <text:p>diff mpi01/RELAX.SimID.1.EPSA.69.EPSB.0.T.1423.RA.12.RB.13.NR.7551.NC.5.RhoFields.bin mpi09/RELAX.SimID.9.EPSA.69.EPSB.0.T.1423.RA.12.RB.13.NR.7551.NC.5.RhoFields.bin</text:p>
          </table:table-cell>
        </table:table-row>
        <table:table-row table:style-name="ro1">
          <table:table-cell office:value-type="string" calcext:value-type="string">
            <text:p>RELAX.SimID.1.EPSA.69.EPSB.0.T.1423.RA.12.RB.14.csv</text:p>
          </table:table-cell>
          <table:table-cell office:value-type="string" calcext:value-type="string">
            <text:p>RELAX.SimID.9.EPSA.69.EPSB.0.T.1423.RA.12.RB.14.csv</text:p>
          </table:table-cell>
          <table:table-cell table:number-columns-repeated="2"/>
          <table:table-cell table:formula="of:=CONCATENATE(&quot;diff&quot;;&quot; &quot;;&quot;mpi01/&quot;;[.A1211];&quot; &quot;;&quot;mpi09/&quot;;[.B1211])" office:value-type="string" office:string-value="diff mpi01/RELAX.SimID.1.EPSA.69.EPSB.0.T.1423.RA.12.RB.14.csv mpi09/RELAX.SimID.9.EPSA.69.EPSB.0.T.1423.RA.12.RB.14.csv" calcext:value-type="string">
            <text:p>diff mpi01/RELAX.SimID.1.EPSA.69.EPSB.0.T.1423.RA.12.RB.14.csv mpi09/RELAX.SimID.9.EPSA.69.EPSB.0.T.1423.RA.12.RB.14.csv</text:p>
          </table:table-cell>
        </table:table-row>
        <table:table-row table:style-name="ro1">
          <table:table-cell office:value-type="string" calcext:value-type="string">
            <text:p>RELAX.SimID.1.EPSA.69.EPSB.0.T.1423.RA.12.RB.14.NR.7551.NC.173.RhoFields.bin</text:p>
          </table:table-cell>
          <table:table-cell office:value-type="string" calcext:value-type="string">
            <text:p>RELAX.SimID.9.EPSA.69.EPSB.0.T.1423.RA.12.RB.14.NR.7551.NC.173.RhoFields.bin</text:p>
          </table:table-cell>
          <table:table-cell table:number-columns-repeated="2"/>
          <table:table-cell table:formula="of:=CONCATENATE(&quot;diff&quot;;&quot; &quot;;&quot;mpi01/&quot;;[.A1212];&quot; &quot;;&quot;mpi09/&quot;;[.B1212])" office:value-type="string" office:string-value="diff mpi01/RELAX.SimID.1.EPSA.69.EPSB.0.T.1423.RA.12.RB.14.NR.7551.NC.173.RhoFields.bin mpi09/RELAX.SimID.9.EPSA.69.EPSB.0.T.1423.RA.12.RB.14.NR.7551.NC.173.RhoFields.bin" calcext:value-type="string">
            <text:p>diff mpi01/RELAX.SimID.1.EPSA.69.EPSB.0.T.1423.RA.12.RB.14.NR.7551.NC.173.RhoFields.bin mpi09/RELAX.SimID.9.EPSA.69.EPSB.0.T.1423.RA.12.RB.14.NR.7551.NC.173.RhoFields.bin</text:p>
          </table:table-cell>
        </table:table-row>
        <table:table-row table:style-name="ro1">
          <table:table-cell office:value-type="string" calcext:value-type="string">
            <text:p>RELAX.SimID.1.EPSA.69.EPSB.0.T.1423.RA.12.RB.15.csv</text:p>
          </table:table-cell>
          <table:table-cell office:value-type="string" calcext:value-type="string">
            <text:p>RELAX.SimID.9.EPSA.69.EPSB.0.T.1423.RA.12.RB.15.csv</text:p>
          </table:table-cell>
          <table:table-cell table:number-columns-repeated="2"/>
          <table:table-cell table:formula="of:=CONCATENATE(&quot;diff&quot;;&quot; &quot;;&quot;mpi01/&quot;;[.A1213];&quot; &quot;;&quot;mpi09/&quot;;[.B1213])" office:value-type="string" office:string-value="diff mpi01/RELAX.SimID.1.EPSA.69.EPSB.0.T.1423.RA.12.RB.15.csv mpi09/RELAX.SimID.9.EPSA.69.EPSB.0.T.1423.RA.12.RB.15.csv" calcext:value-type="string">
            <text:p>diff mpi01/RELAX.SimID.1.EPSA.69.EPSB.0.T.1423.RA.12.RB.15.csv mpi09/RELAX.SimID.9.EPSA.69.EPSB.0.T.1423.RA.12.RB.15.csv</text:p>
          </table:table-cell>
        </table:table-row>
        <table:table-row table:style-name="ro1">
          <table:table-cell office:value-type="string" calcext:value-type="string">
            <text:p>RELAX.SimID.1.EPSA.69.EPSB.0.T.1423.RA.12.RB.15.NR.7551.NC.1401.RhoFields.bin</text:p>
          </table:table-cell>
          <table:table-cell office:value-type="string" calcext:value-type="string">
            <text:p>RELAX.SimID.9.EPSA.69.EPSB.0.T.1423.RA.12.RB.15.NR.7551.NC.1401.RhoFields.bin</text:p>
          </table:table-cell>
          <table:table-cell table:number-columns-repeated="2"/>
          <table:table-cell table:formula="of:=CONCATENATE(&quot;diff&quot;;&quot; &quot;;&quot;mpi01/&quot;;[.A1214];&quot; &quot;;&quot;mpi09/&quot;;[.B1214])" office:value-type="string" office:string-value="diff mpi01/RELAX.SimID.1.EPSA.69.EPSB.0.T.1423.RA.12.RB.15.NR.7551.NC.1401.RhoFields.bin mpi09/RELAX.SimID.9.EPSA.69.EPSB.0.T.1423.RA.12.RB.15.NR.7551.NC.1401.RhoFields.bin" calcext:value-type="string">
            <text:p>diff mpi01/RELAX.SimID.1.EPSA.69.EPSB.0.T.1423.RA.12.RB.15.NR.7551.NC.1401.RhoFields.bin mpi09/RELAX.SimID.9.EPSA.69.EPSB.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69.EPSB.0.T.1423.RA.12.RB.16.csv</text:p>
          </table:table-cell>
          <table:table-cell office:value-type="string" calcext:value-type="string">
            <text:p>RELAX.SimID.9.EPSA.69.EPSB.0.T.1423.RA.12.RB.16.csv</text:p>
          </table:table-cell>
          <table:table-cell table:number-columns-repeated="2"/>
          <table:table-cell table:formula="of:=CONCATENATE(&quot;diff&quot;;&quot; &quot;;&quot;mpi01/&quot;;[.A1215];&quot; &quot;;&quot;mpi09/&quot;;[.B1215])" office:value-type="string" office:string-value="diff mpi01/RELAX.SimID.1.EPSA.69.EPSB.0.T.1423.RA.12.RB.16.csv mpi09/RELAX.SimID.9.EPSA.69.EPSB.0.T.1423.RA.12.RB.16.csv" calcext:value-type="string">
            <text:p>diff mpi01/RELAX.SimID.1.EPSA.69.EPSB.0.T.1423.RA.12.RB.16.csv mpi09/RELAX.SimID.9.EPSA.69.EPSB.0.T.1423.RA.12.RB.16.csv</text:p>
          </table:table-cell>
        </table:table-row>
        <table:table-row table:style-name="ro1">
          <table:table-cell office:value-type="string" calcext:value-type="string">
            <text:p>RELAX.SimID.1.EPSA.69.EPSB.0.T.1423.RA.12.RB.16.NR.7551.NC.1401.RhoFields.bin</text:p>
          </table:table-cell>
          <table:table-cell office:value-type="string" calcext:value-type="string">
            <text:p>RELAX.SimID.9.EPSA.69.EPSB.0.T.1423.RA.12.RB.16.NR.7551.NC.1401.RhoFields.bin</text:p>
          </table:table-cell>
          <table:table-cell table:number-columns-repeated="2"/>
          <table:table-cell table:formula="of:=CONCATENATE(&quot;diff&quot;;&quot; &quot;;&quot;mpi01/&quot;;[.A1216];&quot; &quot;;&quot;mpi09/&quot;;[.B1216])" office:value-type="string" office:string-value="diff mpi01/RELAX.SimID.1.EPSA.69.EPSB.0.T.1423.RA.12.RB.16.NR.7551.NC.1401.RhoFields.bin mpi09/RELAX.SimID.9.EPSA.69.EPSB.0.T.1423.RA.12.RB.16.NR.7551.NC.1401.RhoFields.bin" calcext:value-type="string">
            <text:p>diff mpi01/RELAX.SimID.1.EPSA.69.EPSB.0.T.1423.RA.12.RB.16.NR.7551.NC.1401.RhoFields.bin mpi09/RELAX.SimID.9.EPSA.69.EPSB.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69.EPSB.0.T.1473.RA.12.RB.13.csv</text:p>
          </table:table-cell>
          <table:table-cell office:value-type="string" calcext:value-type="string">
            <text:p>RELAX.SimID.9.EPSA.69.EPSB.0.T.1473.RA.12.RB.13.csv</text:p>
          </table:table-cell>
          <table:table-cell table:number-columns-repeated="2"/>
          <table:table-cell table:formula="of:=CONCATENATE(&quot;diff&quot;;&quot; &quot;;&quot;mpi01/&quot;;[.A1217];&quot; &quot;;&quot;mpi09/&quot;;[.B1217])" office:value-type="string" office:string-value="diff mpi01/RELAX.SimID.1.EPSA.69.EPSB.0.T.1473.RA.12.RB.13.csv mpi09/RELAX.SimID.9.EPSA.69.EPSB.0.T.1473.RA.12.RB.13.csv" calcext:value-type="string">
            <text:p>diff mpi01/RELAX.SimID.1.EPSA.69.EPSB.0.T.1473.RA.12.RB.13.csv mpi09/RELAX.SimID.9.EPSA.69.EPSB.0.T.1473.RA.12.RB.13.csv</text:p>
          </table:table-cell>
        </table:table-row>
        <table:table-row table:style-name="ro1">
          <table:table-cell office:value-type="string" calcext:value-type="string">
            <text:p>RELAX.SimID.1.EPSA.69.EPSB.0.T.1473.RA.12.RB.13.NR.7551.NC.16.RhoFields.bin</text:p>
          </table:table-cell>
          <table:table-cell office:value-type="string" calcext:value-type="string">
            <text:p>RELAX.SimID.9.EPSA.69.EPSB.0.T.1473.RA.12.RB.13.NR.7551.NC.16.RhoFields.bin</text:p>
          </table:table-cell>
          <table:table-cell table:number-columns-repeated="2"/>
          <table:table-cell table:formula="of:=CONCATENATE(&quot;diff&quot;;&quot; &quot;;&quot;mpi01/&quot;;[.A1218];&quot; &quot;;&quot;mpi09/&quot;;[.B1218])" office:value-type="string" office:string-value="diff mpi01/RELAX.SimID.1.EPSA.69.EPSB.0.T.1473.RA.12.RB.13.NR.7551.NC.16.RhoFields.bin mpi09/RELAX.SimID.9.EPSA.69.EPSB.0.T.1473.RA.12.RB.13.NR.7551.NC.16.RhoFields.bin" calcext:value-type="string">
            <text:p>diff mpi01/RELAX.SimID.1.EPSA.69.EPSB.0.T.1473.RA.12.RB.13.NR.7551.NC.16.RhoFields.bin mpi09/RELAX.SimID.9.EPSA.69.EPSB.0.T.1473.RA.12.RB.13.NR.7551.NC.16.RhoFields.bin</text:p>
          </table:table-cell>
        </table:table-row>
        <table:table-row table:style-name="ro1">
          <table:table-cell office:value-type="string" calcext:value-type="string">
            <text:p>RELAX.SimID.1.EPSA.69.EPSB.0.T.1473.RA.12.RB.14.csv</text:p>
          </table:table-cell>
          <table:table-cell office:value-type="string" calcext:value-type="string">
            <text:p>RELAX.SimID.9.EPSA.69.EPSB.0.T.1473.RA.12.RB.14.csv</text:p>
          </table:table-cell>
          <table:table-cell table:number-columns-repeated="2"/>
          <table:table-cell table:formula="of:=CONCATENATE(&quot;diff&quot;;&quot; &quot;;&quot;mpi01/&quot;;[.A1219];&quot; &quot;;&quot;mpi09/&quot;;[.B1219])" office:value-type="string" office:string-value="diff mpi01/RELAX.SimID.1.EPSA.69.EPSB.0.T.1473.RA.12.RB.14.csv mpi09/RELAX.SimID.9.EPSA.69.EPSB.0.T.1473.RA.12.RB.14.csv" calcext:value-type="string">
            <text:p>diff mpi01/RELAX.SimID.1.EPSA.69.EPSB.0.T.1473.RA.12.RB.14.csv mpi09/RELAX.SimID.9.EPSA.69.EPSB.0.T.1473.RA.12.RB.14.csv</text:p>
          </table:table-cell>
        </table:table-row>
        <table:table-row table:style-name="ro1">
          <table:table-cell office:value-type="string" calcext:value-type="string">
            <text:p>RELAX.SimID.1.EPSA.69.EPSB.0.T.1473.RA.12.RB.14.NR.7551.NC.417.RhoFields.bin</text:p>
          </table:table-cell>
          <table:table-cell office:value-type="string" calcext:value-type="string">
            <text:p>RELAX.SimID.9.EPSA.69.EPSB.0.T.1473.RA.12.RB.14.NR.7551.NC.417.RhoFields.bin</text:p>
          </table:table-cell>
          <table:table-cell table:number-columns-repeated="2"/>
          <table:table-cell table:formula="of:=CONCATENATE(&quot;diff&quot;;&quot; &quot;;&quot;mpi01/&quot;;[.A1220];&quot; &quot;;&quot;mpi09/&quot;;[.B1220])" office:value-type="string" office:string-value="diff mpi01/RELAX.SimID.1.EPSA.69.EPSB.0.T.1473.RA.12.RB.14.NR.7551.NC.417.RhoFields.bin mpi09/RELAX.SimID.9.EPSA.69.EPSB.0.T.1473.RA.12.RB.14.NR.7551.NC.417.RhoFields.bin" calcext:value-type="string">
            <text:p>diff mpi01/RELAX.SimID.1.EPSA.69.EPSB.0.T.1473.RA.12.RB.14.NR.7551.NC.417.RhoFields.bin mpi09/RELAX.SimID.9.EPSA.69.EPSB.0.T.1473.RA.12.RB.14.NR.7551.NC.417.RhoFields.bin</text:p>
          </table:table-cell>
        </table:table-row>
        <table:table-row table:style-name="ro1">
          <table:table-cell office:value-type="string" calcext:value-type="string">
            <text:p>RELAX.SimID.1.EPSA.69.EPSB.0.T.1473.RA.12.RB.15.csv</text:p>
          </table:table-cell>
          <table:table-cell office:value-type="string" calcext:value-type="string">
            <text:p>RELAX.SimID.9.EPSA.69.EPSB.0.T.1473.RA.12.RB.15.csv</text:p>
          </table:table-cell>
          <table:table-cell table:number-columns-repeated="2"/>
          <table:table-cell table:formula="of:=CONCATENATE(&quot;diff&quot;;&quot; &quot;;&quot;mpi01/&quot;;[.A1221];&quot; &quot;;&quot;mpi09/&quot;;[.B1221])" office:value-type="string" office:string-value="diff mpi01/RELAX.SimID.1.EPSA.69.EPSB.0.T.1473.RA.12.RB.15.csv mpi09/RELAX.SimID.9.EPSA.69.EPSB.0.T.1473.RA.12.RB.15.csv" calcext:value-type="string">
            <text:p>diff mpi01/RELAX.SimID.1.EPSA.69.EPSB.0.T.1473.RA.12.RB.15.csv mpi09/RELAX.SimID.9.EPSA.69.EPSB.0.T.1473.RA.12.RB.15.csv</text:p>
          </table:table-cell>
        </table:table-row>
        <table:table-row table:style-name="ro1">
          <table:table-cell office:value-type="string" calcext:value-type="string">
            <text:p>RELAX.SimID.1.EPSA.69.EPSB.0.T.1473.RA.12.RB.15.NR.7551.NC.1401.RhoFields.bin</text:p>
          </table:table-cell>
          <table:table-cell office:value-type="string" calcext:value-type="string">
            <text:p>RELAX.SimID.9.EPSA.69.EPSB.0.T.1473.RA.12.RB.15.NR.7551.NC.1401.RhoFields.bin</text:p>
          </table:table-cell>
          <table:table-cell table:number-columns-repeated="2"/>
          <table:table-cell table:formula="of:=CONCATENATE(&quot;diff&quot;;&quot; &quot;;&quot;mpi01/&quot;;[.A1222];&quot; &quot;;&quot;mpi09/&quot;;[.B1222])" office:value-type="string" office:string-value="diff mpi01/RELAX.SimID.1.EPSA.69.EPSB.0.T.1473.RA.12.RB.15.NR.7551.NC.1401.RhoFields.bin mpi09/RELAX.SimID.9.EPSA.69.EPSB.0.T.1473.RA.12.RB.15.NR.7551.NC.1401.RhoFields.bin" calcext:value-type="string">
            <text:p>diff mpi01/RELAX.SimID.1.EPSA.69.EPSB.0.T.1473.RA.12.RB.15.NR.7551.NC.1401.RhoFields.bin mpi09/RELAX.SimID.9.EPSA.69.EPSB.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69.EPSB.0.T.1473.RA.12.RB.16.csv</text:p>
          </table:table-cell>
          <table:table-cell office:value-type="string" calcext:value-type="string">
            <text:p>RELAX.SimID.9.EPSA.69.EPSB.0.T.1473.RA.12.RB.16.csv</text:p>
          </table:table-cell>
          <table:table-cell table:number-columns-repeated="2"/>
          <table:table-cell table:formula="of:=CONCATENATE(&quot;diff&quot;;&quot; &quot;;&quot;mpi01/&quot;;[.A1223];&quot; &quot;;&quot;mpi09/&quot;;[.B1223])" office:value-type="string" office:string-value="diff mpi01/RELAX.SimID.1.EPSA.69.EPSB.0.T.1473.RA.12.RB.16.csv mpi09/RELAX.SimID.9.EPSA.69.EPSB.0.T.1473.RA.12.RB.16.csv" calcext:value-type="string">
            <text:p>diff mpi01/RELAX.SimID.1.EPSA.69.EPSB.0.T.1473.RA.12.RB.16.csv mpi09/RELAX.SimID.9.EPSA.69.EPSB.0.T.1473.RA.12.RB.16.csv</text:p>
          </table:table-cell>
        </table:table-row>
        <table:table-row table:style-name="ro1">
          <table:table-cell office:value-type="string" calcext:value-type="string">
            <text:p>RELAX.SimID.1.EPSA.69.EPSB.0.T.1473.RA.12.RB.16.NR.7551.NC.1401.RhoFields.bin</text:p>
          </table:table-cell>
          <table:table-cell office:value-type="string" calcext:value-type="string">
            <text:p>RELAX.SimID.9.EPSA.69.EPSB.0.T.1473.RA.12.RB.16.NR.7551.NC.1401.RhoFields.bin</text:p>
          </table:table-cell>
          <table:table-cell table:number-columns-repeated="2"/>
          <table:table-cell table:formula="of:=CONCATENATE(&quot;diff&quot;;&quot; &quot;;&quot;mpi01/&quot;;[.A1224];&quot; &quot;;&quot;mpi09/&quot;;[.B1224])" office:value-type="string" office:string-value="diff mpi01/RELAX.SimID.1.EPSA.69.EPSB.0.T.1473.RA.12.RB.16.NR.7551.NC.1401.RhoFields.bin mpi09/RELAX.SimID.9.EPSA.69.EPSB.0.T.1473.RA.12.RB.16.NR.7551.NC.1401.RhoFields.bin" calcext:value-type="string">
            <text:p>diff mpi01/RELAX.SimID.1.EPSA.69.EPSB.0.T.1473.RA.12.RB.16.NR.7551.NC.1401.RhoFields.bin mpi09/RELAX.SimID.9.EPSA.69.EPSB.0.T.14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073.RA.12.RB.13.csv</text:p>
          </table:table-cell>
          <table:table-cell office:value-type="string" calcext:value-type="string">
            <text:p>RELAX.SimID.9.EPSA.-69.EPSB.-100.T.1073.RA.12.RB.13.csv</text:p>
          </table:table-cell>
          <table:table-cell table:number-columns-repeated="2"/>
          <table:table-cell table:formula="of:=CONCATENATE(&quot;diff&quot;;&quot; &quot;;&quot;mpi01/&quot;;[.A1225];&quot; &quot;;&quot;mpi09/&quot;;[.B1225])" office:value-type="string" office:string-value="diff mpi01/RELAX.SimID.1.EPSA.-69.EPSB.-100.T.1073.RA.12.RB.13.csv mpi09/RELAX.SimID.9.EPSA.-69.EPSB.-100.T.1073.RA.12.RB.13.csv" calcext:value-type="string">
            <text:p>diff mpi01/RELAX.SimID.1.EPSA.-69.EPSB.-100.T.1073.RA.12.RB.13.csv mpi09/RELAX.SimID.9.EPSA.-69.EPSB.-100.T.1073.RA.12.RB.13.csv</text:p>
          </table:table-cell>
        </table:table-row>
        <table:table-row table:style-name="ro1">
          <table:table-cell office:value-type="string" calcext:value-type="string">
            <text:p>RELAX.SimID.1.EPSA.-69.EPSB.-100.T.1073.RA.12.RB.13.NR.7551.NC.1.RhoFields.bin</text:p>
          </table:table-cell>
          <table:table-cell office:value-type="string" calcext:value-type="string">
            <text:p>RELAX.SimID.9.EPSA.-69.EPSB.-100.T.1073.RA.12.RB.13.NR.7551.NC.1.RhoFields.bin</text:p>
          </table:table-cell>
          <table:table-cell table:number-columns-repeated="2"/>
          <table:table-cell table:formula="of:=CONCATENATE(&quot;diff&quot;;&quot; &quot;;&quot;mpi01/&quot;;[.A1226];&quot; &quot;;&quot;mpi09/&quot;;[.B1226])" office:value-type="string" office:string-value="diff mpi01/RELAX.SimID.1.EPSA.-69.EPSB.-100.T.1073.RA.12.RB.13.NR.7551.NC.1.RhoFields.bin mpi09/RELAX.SimID.9.EPSA.-69.EPSB.-100.T.1073.RA.12.RB.13.NR.7551.NC.1.RhoFields.bin" calcext:value-type="string">
            <text:p>diff mpi01/RELAX.SimID.1.EPSA.-69.EPSB.-100.T.1073.RA.12.RB.13.NR.7551.NC.1.RhoFields.bin mpi09/RELAX.SimID.9.EPSA.-69.EPSB.-100.T.10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69.EPSB.-100.T.1073.RA.12.RB.14.csv</text:p>
          </table:table-cell>
          <table:table-cell office:value-type="string" calcext:value-type="string">
            <text:p>RELAX.SimID.9.EPSA.-69.EPSB.-100.T.1073.RA.12.RB.14.csv</text:p>
          </table:table-cell>
          <table:table-cell table:number-columns-repeated="2"/>
          <table:table-cell table:formula="of:=CONCATENATE(&quot;diff&quot;;&quot; &quot;;&quot;mpi01/&quot;;[.A1227];&quot; &quot;;&quot;mpi09/&quot;;[.B1227])" office:value-type="string" office:string-value="diff mpi01/RELAX.SimID.1.EPSA.-69.EPSB.-100.T.1073.RA.12.RB.14.csv mpi09/RELAX.SimID.9.EPSA.-69.EPSB.-100.T.1073.RA.12.RB.14.csv" calcext:value-type="string">
            <text:p>diff mpi01/RELAX.SimID.1.EPSA.-69.EPSB.-100.T.1073.RA.12.RB.14.csv mpi09/RELAX.SimID.9.EPSA.-69.EPSB.-100.T.1073.RA.12.RB.14.csv</text:p>
          </table:table-cell>
        </table:table-row>
        <table:table-row table:style-name="ro1">
          <table:table-cell office:value-type="string" calcext:value-type="string">
            <text:p>RELAX.SimID.1.EPSA.-69.EPSB.-100.T.1073.RA.12.RB.14.NR.7551.NC.1.RhoFields.bin</text:p>
          </table:table-cell>
          <table:table-cell office:value-type="string" calcext:value-type="string">
            <text:p>RELAX.SimID.9.EPSA.-69.EPSB.-100.T.1073.RA.12.RB.14.NR.7551.NC.1.RhoFields.bin</text:p>
          </table:table-cell>
          <table:table-cell table:number-columns-repeated="2"/>
          <table:table-cell table:formula="of:=CONCATENATE(&quot;diff&quot;;&quot; &quot;;&quot;mpi01/&quot;;[.A1228];&quot; &quot;;&quot;mpi09/&quot;;[.B1228])" office:value-type="string" office:string-value="diff mpi01/RELAX.SimID.1.EPSA.-69.EPSB.-100.T.1073.RA.12.RB.14.NR.7551.NC.1.RhoFields.bin mpi09/RELAX.SimID.9.EPSA.-69.EPSB.-100.T.1073.RA.12.RB.14.NR.7551.NC.1.RhoFields.bin" calcext:value-type="string">
            <text:p>diff mpi01/RELAX.SimID.1.EPSA.-69.EPSB.-100.T.1073.RA.12.RB.14.NR.7551.NC.1.RhoFields.bin mpi09/RELAX.SimID.9.EPSA.-69.EPSB.-100.T.1073.RA.12.RB.14.NR.7551.NC.1.RhoFields.bin</text:p>
          </table:table-cell>
        </table:table-row>
        <table:table-row table:style-name="ro1">
          <table:table-cell office:value-type="string" calcext:value-type="string">
            <text:p>RELAX.SimID.1.EPSA.-69.EPSB.-100.T.1073.RA.12.RB.15.csv</text:p>
          </table:table-cell>
          <table:table-cell office:value-type="string" calcext:value-type="string">
            <text:p>RELAX.SimID.9.EPSA.-69.EPSB.-100.T.1073.RA.12.RB.15.csv</text:p>
          </table:table-cell>
          <table:table-cell table:number-columns-repeated="2"/>
          <table:table-cell table:formula="of:=CONCATENATE(&quot;diff&quot;;&quot; &quot;;&quot;mpi01/&quot;;[.A1229];&quot; &quot;;&quot;mpi09/&quot;;[.B1229])" office:value-type="string" office:string-value="diff mpi01/RELAX.SimID.1.EPSA.-69.EPSB.-100.T.1073.RA.12.RB.15.csv mpi09/RELAX.SimID.9.EPSA.-69.EPSB.-100.T.1073.RA.12.RB.15.csv" calcext:value-type="string">
            <text:p>diff mpi01/RELAX.SimID.1.EPSA.-69.EPSB.-100.T.1073.RA.12.RB.15.csv mpi09/RELAX.SimID.9.EPSA.-69.EPSB.-100.T.1073.RA.12.RB.15.csv</text:p>
          </table:table-cell>
        </table:table-row>
        <table:table-row table:style-name="ro1">
          <table:table-cell office:value-type="string" calcext:value-type="string">
            <text:p>RELAX.SimID.1.EPSA.-69.EPSB.-100.T.1073.RA.12.RB.15.NR.7551.NC.5.RhoFields.bin</text:p>
          </table:table-cell>
          <table:table-cell office:value-type="string" calcext:value-type="string">
            <text:p>RELAX.SimID.9.EPSA.-69.EPSB.-100.T.1073.RA.12.RB.15.NR.7551.NC.5.RhoFields.bin</text:p>
          </table:table-cell>
          <table:table-cell table:number-columns-repeated="2"/>
          <table:table-cell table:formula="of:=CONCATENATE(&quot;diff&quot;;&quot; &quot;;&quot;mpi01/&quot;;[.A1230];&quot; &quot;;&quot;mpi09/&quot;;[.B1230])" office:value-type="string" office:string-value="diff mpi01/RELAX.SimID.1.EPSA.-69.EPSB.-100.T.1073.RA.12.RB.15.NR.7551.NC.5.RhoFields.bin mpi09/RELAX.SimID.9.EPSA.-69.EPSB.-100.T.1073.RA.12.RB.15.NR.7551.NC.5.RhoFields.bin" calcext:value-type="string">
            <text:p>diff mpi01/RELAX.SimID.1.EPSA.-69.EPSB.-100.T.1073.RA.12.RB.15.NR.7551.NC.5.RhoFields.bin mpi09/RELAX.SimID.9.EPSA.-69.EPSB.-100.T.1073.RA.12.RB.15.NR.7551.NC.5.RhoFields.bin</text:p>
          </table:table-cell>
        </table:table-row>
        <table:table-row table:style-name="ro1">
          <table:table-cell office:value-type="string" calcext:value-type="string">
            <text:p>RELAX.SimID.1.EPSA.-69.EPSB.-100.T.1073.RA.12.RB.16.csv</text:p>
          </table:table-cell>
          <table:table-cell office:value-type="string" calcext:value-type="string">
            <text:p>RELAX.SimID.9.EPSA.-69.EPSB.-100.T.1073.RA.12.RB.16.csv</text:p>
          </table:table-cell>
          <table:table-cell table:number-columns-repeated="2"/>
          <table:table-cell table:formula="of:=CONCATENATE(&quot;diff&quot;;&quot; &quot;;&quot;mpi01/&quot;;[.A1231];&quot; &quot;;&quot;mpi09/&quot;;[.B1231])" office:value-type="string" office:string-value="diff mpi01/RELAX.SimID.1.EPSA.-69.EPSB.-100.T.1073.RA.12.RB.16.csv mpi09/RELAX.SimID.9.EPSA.-69.EPSB.-100.T.1073.RA.12.RB.16.csv" calcext:value-type="string">
            <text:p>diff mpi01/RELAX.SimID.1.EPSA.-69.EPSB.-100.T.1073.RA.12.RB.16.csv mpi09/RELAX.SimID.9.EPSA.-69.EPSB.-100.T.1073.RA.12.RB.16.csv</text:p>
          </table:table-cell>
        </table:table-row>
        <table:table-row table:style-name="ro1">
          <table:table-cell office:value-type="string" calcext:value-type="string">
            <text:p>RELAX.SimID.1.EPSA.-69.EPSB.-100.T.1073.RA.12.RB.16.NR.7551.NC.116.RhoFields.bin</text:p>
          </table:table-cell>
          <table:table-cell office:value-type="string" calcext:value-type="string">
            <text:p>RELAX.SimID.9.EPSA.-69.EPSB.-100.T.1073.RA.12.RB.16.NR.7551.NC.116.RhoFields.bin</text:p>
          </table:table-cell>
          <table:table-cell table:number-columns-repeated="2"/>
          <table:table-cell table:formula="of:=CONCATENATE(&quot;diff&quot;;&quot; &quot;;&quot;mpi01/&quot;;[.A1232];&quot; &quot;;&quot;mpi09/&quot;;[.B1232])" office:value-type="string" office:string-value="diff mpi01/RELAX.SimID.1.EPSA.-69.EPSB.-100.T.1073.RA.12.RB.16.NR.7551.NC.116.RhoFields.bin mpi09/RELAX.SimID.9.EPSA.-69.EPSB.-100.T.1073.RA.12.RB.16.NR.7551.NC.116.RhoFields.bin" calcext:value-type="string">
            <text:p>diff mpi01/RELAX.SimID.1.EPSA.-69.EPSB.-100.T.1073.RA.12.RB.16.NR.7551.NC.116.RhoFields.bin mpi09/RELAX.SimID.9.EPSA.-69.EPSB.-100.T.1073.RA.12.RB.16.NR.7551.NC.116.RhoFields.bin</text:p>
          </table:table-cell>
        </table:table-row>
        <table:table-row table:style-name="ro1">
          <table:table-cell office:value-type="string" calcext:value-type="string">
            <text:p>RELAX.SimID.1.EPSA.-69.EPSB.-100.T.1123.RA.12.RB.13.csv</text:p>
          </table:table-cell>
          <table:table-cell office:value-type="string" calcext:value-type="string">
            <text:p>RELAX.SimID.9.EPSA.-69.EPSB.-100.T.1123.RA.12.RB.13.csv</text:p>
          </table:table-cell>
          <table:table-cell table:number-columns-repeated="2"/>
          <table:table-cell table:formula="of:=CONCATENATE(&quot;diff&quot;;&quot; &quot;;&quot;mpi01/&quot;;[.A1233];&quot; &quot;;&quot;mpi09/&quot;;[.B1233])" office:value-type="string" office:string-value="diff mpi01/RELAX.SimID.1.EPSA.-69.EPSB.-100.T.1123.RA.12.RB.13.csv mpi09/RELAX.SimID.9.EPSA.-69.EPSB.-100.T.1123.RA.12.RB.13.csv" calcext:value-type="string">
            <text:p>diff mpi01/RELAX.SimID.1.EPSA.-69.EPSB.-100.T.1123.RA.12.RB.13.csv mpi09/RELAX.SimID.9.EPSA.-69.EPSB.-100.T.1123.RA.12.RB.13.csv</text:p>
          </table:table-cell>
        </table:table-row>
        <table:table-row table:style-name="ro1">
          <table:table-cell office:value-type="string" calcext:value-type="string">
            <text:p>RELAX.SimID.1.EPSA.-69.EPSB.-100.T.1123.RA.12.RB.13.NR.7551.NC.1.RhoFields.bin</text:p>
          </table:table-cell>
          <table:table-cell office:value-type="string" calcext:value-type="string">
            <text:p>RELAX.SimID.9.EPSA.-69.EPSB.-100.T.1123.RA.12.RB.13.NR.7551.NC.1.RhoFields.bin</text:p>
          </table:table-cell>
          <table:table-cell table:number-columns-repeated="2"/>
          <table:table-cell table:formula="of:=CONCATENATE(&quot;diff&quot;;&quot; &quot;;&quot;mpi01/&quot;;[.A1234];&quot; &quot;;&quot;mpi09/&quot;;[.B1234])" office:value-type="string" office:string-value="diff mpi01/RELAX.SimID.1.EPSA.-69.EPSB.-100.T.1123.RA.12.RB.13.NR.7551.NC.1.RhoFields.bin mpi09/RELAX.SimID.9.EPSA.-69.EPSB.-100.T.1123.RA.12.RB.13.NR.7551.NC.1.RhoFields.bin" calcext:value-type="string">
            <text:p>diff mpi01/RELAX.SimID.1.EPSA.-69.EPSB.-100.T.1123.RA.12.RB.13.NR.7551.NC.1.RhoFields.bin mpi09/RELAX.SimID.9.EPSA.-69.EPSB.-100.T.11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69.EPSB.-100.T.1123.RA.12.RB.14.csv</text:p>
          </table:table-cell>
          <table:table-cell office:value-type="string" calcext:value-type="string">
            <text:p>RELAX.SimID.9.EPSA.-69.EPSB.-100.T.1123.RA.12.RB.14.csv</text:p>
          </table:table-cell>
          <table:table-cell table:number-columns-repeated="2"/>
          <table:table-cell table:formula="of:=CONCATENATE(&quot;diff&quot;;&quot; &quot;;&quot;mpi01/&quot;;[.A1235];&quot; &quot;;&quot;mpi09/&quot;;[.B1235])" office:value-type="string" office:string-value="diff mpi01/RELAX.SimID.1.EPSA.-69.EPSB.-100.T.1123.RA.12.RB.14.csv mpi09/RELAX.SimID.9.EPSA.-69.EPSB.-100.T.1123.RA.12.RB.14.csv" calcext:value-type="string">
            <text:p>diff mpi01/RELAX.SimID.1.EPSA.-69.EPSB.-100.T.1123.RA.12.RB.14.csv mpi09/RELAX.SimID.9.EPSA.-69.EPSB.-100.T.1123.RA.12.RB.14.csv</text:p>
          </table:table-cell>
        </table:table-row>
        <table:table-row table:style-name="ro1">
          <table:table-cell office:value-type="string" calcext:value-type="string">
            <text:p>RELAX.SimID.1.EPSA.-69.EPSB.-100.T.1123.RA.12.RB.14.NR.7551.NC.2.RhoFields.bin</text:p>
          </table:table-cell>
          <table:table-cell office:value-type="string" calcext:value-type="string">
            <text:p>RELAX.SimID.9.EPSA.-69.EPSB.-100.T.1123.RA.12.RB.14.NR.7551.NC.2.RhoFields.bin</text:p>
          </table:table-cell>
          <table:table-cell table:number-columns-repeated="2"/>
          <table:table-cell table:formula="of:=CONCATENATE(&quot;diff&quot;;&quot; &quot;;&quot;mpi01/&quot;;[.A1236];&quot; &quot;;&quot;mpi09/&quot;;[.B1236])" office:value-type="string" office:string-value="diff mpi01/RELAX.SimID.1.EPSA.-69.EPSB.-100.T.1123.RA.12.RB.14.NR.7551.NC.2.RhoFields.bin mpi09/RELAX.SimID.9.EPSA.-69.EPSB.-100.T.1123.RA.12.RB.14.NR.7551.NC.2.RhoFields.bin" calcext:value-type="string">
            <text:p>diff mpi01/RELAX.SimID.1.EPSA.-69.EPSB.-100.T.1123.RA.12.RB.14.NR.7551.NC.2.RhoFields.bin mpi09/RELAX.SimID.9.EPSA.-69.EPSB.-100.T.1123.RA.12.RB.14.NR.7551.NC.2.RhoFields.bin</text:p>
          </table:table-cell>
        </table:table-row>
        <table:table-row table:style-name="ro1">
          <table:table-cell office:value-type="string" calcext:value-type="string">
            <text:p>RELAX.SimID.1.EPSA.-69.EPSB.-100.T.1123.RA.12.RB.15.csv</text:p>
          </table:table-cell>
          <table:table-cell office:value-type="string" calcext:value-type="string">
            <text:p>RELAX.SimID.9.EPSA.-69.EPSB.-100.T.1123.RA.12.RB.15.csv</text:p>
          </table:table-cell>
          <table:table-cell table:number-columns-repeated="2"/>
          <table:table-cell table:formula="of:=CONCATENATE(&quot;diff&quot;;&quot; &quot;;&quot;mpi01/&quot;;[.A1237];&quot; &quot;;&quot;mpi09/&quot;;[.B1237])" office:value-type="string" office:string-value="diff mpi01/RELAX.SimID.1.EPSA.-69.EPSB.-100.T.1123.RA.12.RB.15.csv mpi09/RELAX.SimID.9.EPSA.-69.EPSB.-100.T.1123.RA.12.RB.15.csv" calcext:value-type="string">
            <text:p>diff mpi01/RELAX.SimID.1.EPSA.-69.EPSB.-100.T.1123.RA.12.RB.15.csv mpi09/RELAX.SimID.9.EPSA.-69.EPSB.-100.T.1123.RA.12.RB.15.csv</text:p>
          </table:table-cell>
        </table:table-row>
        <table:table-row table:style-name="ro1">
          <table:table-cell office:value-type="string" calcext:value-type="string">
            <text:p>RELAX.SimID.1.EPSA.-69.EPSB.-100.T.1123.RA.12.RB.15.NR.7551.NC.34.RhoFields.bin</text:p>
          </table:table-cell>
          <table:table-cell office:value-type="string" calcext:value-type="string">
            <text:p>RELAX.SimID.9.EPSA.-69.EPSB.-100.T.1123.RA.12.RB.15.NR.7551.NC.34.RhoFields.bin</text:p>
          </table:table-cell>
          <table:table-cell table:number-columns-repeated="2"/>
          <table:table-cell table:formula="of:=CONCATENATE(&quot;diff&quot;;&quot; &quot;;&quot;mpi01/&quot;;[.A1238];&quot; &quot;;&quot;mpi09/&quot;;[.B1238])" office:value-type="string" office:string-value="diff mpi01/RELAX.SimID.1.EPSA.-69.EPSB.-100.T.1123.RA.12.RB.15.NR.7551.NC.34.RhoFields.bin mpi09/RELAX.SimID.9.EPSA.-69.EPSB.-100.T.1123.RA.12.RB.15.NR.7551.NC.34.RhoFields.bin" calcext:value-type="string">
            <text:p>diff mpi01/RELAX.SimID.1.EPSA.-69.EPSB.-100.T.1123.RA.12.RB.15.NR.7551.NC.34.RhoFields.bin mpi09/RELAX.SimID.9.EPSA.-69.EPSB.-100.T.1123.RA.12.RB.15.NR.7551.NC.34.RhoFields.bin</text:p>
          </table:table-cell>
        </table:table-row>
        <table:table-row table:style-name="ro1">
          <table:table-cell office:value-type="string" calcext:value-type="string">
            <text:p>RELAX.SimID.1.EPSA.-69.EPSB.-100.T.1123.RA.12.RB.16.csv</text:p>
          </table:table-cell>
          <table:table-cell office:value-type="string" calcext:value-type="string">
            <text:p>RELAX.SimID.9.EPSA.-69.EPSB.-100.T.1123.RA.12.RB.16.csv</text:p>
          </table:table-cell>
          <table:table-cell table:number-columns-repeated="2"/>
          <table:table-cell table:formula="of:=CONCATENATE(&quot;diff&quot;;&quot; &quot;;&quot;mpi01/&quot;;[.A1239];&quot; &quot;;&quot;mpi09/&quot;;[.B1239])" office:value-type="string" office:string-value="diff mpi01/RELAX.SimID.1.EPSA.-69.EPSB.-100.T.1123.RA.12.RB.16.csv mpi09/RELAX.SimID.9.EPSA.-69.EPSB.-100.T.1123.RA.12.RB.16.csv" calcext:value-type="string">
            <text:p>diff mpi01/RELAX.SimID.1.EPSA.-69.EPSB.-100.T.1123.RA.12.RB.16.csv mpi09/RELAX.SimID.9.EPSA.-69.EPSB.-100.T.1123.RA.12.RB.16.csv</text:p>
          </table:table-cell>
        </table:table-row>
        <table:table-row table:style-name="ro1">
          <table:table-cell office:value-type="string" calcext:value-type="string">
            <text:p>RELAX.SimID.1.EPSA.-69.EPSB.-100.T.1123.RA.12.RB.16.NR.7551.NC.564.RhoFields.bin</text:p>
          </table:table-cell>
          <table:table-cell office:value-type="string" calcext:value-type="string">
            <text:p>RELAX.SimID.9.EPSA.-69.EPSB.-100.T.1123.RA.12.RB.16.NR.7551.NC.564.RhoFields.bin</text:p>
          </table:table-cell>
          <table:table-cell table:number-columns-repeated="2"/>
          <table:table-cell table:formula="of:=CONCATENATE(&quot;diff&quot;;&quot; &quot;;&quot;mpi01/&quot;;[.A1240];&quot; &quot;;&quot;mpi09/&quot;;[.B1240])" office:value-type="string" office:string-value="diff mpi01/RELAX.SimID.1.EPSA.-69.EPSB.-100.T.1123.RA.12.RB.16.NR.7551.NC.564.RhoFields.bin mpi09/RELAX.SimID.9.EPSA.-69.EPSB.-100.T.1123.RA.12.RB.16.NR.7551.NC.564.RhoFields.bin" calcext:value-type="string">
            <text:p>diff mpi01/RELAX.SimID.1.EPSA.-69.EPSB.-100.T.1123.RA.12.RB.16.NR.7551.NC.564.RhoFields.bin mpi09/RELAX.SimID.9.EPSA.-69.EPSB.-100.T.1123.RA.12.RB.16.NR.7551.NC.564.RhoFields.bin</text:p>
          </table:table-cell>
        </table:table-row>
        <table:table-row table:style-name="ro1">
          <table:table-cell office:value-type="string" calcext:value-type="string">
            <text:p>RELAX.SimID.1.EPSA.-69.EPSB.-100.T.1173.RA.12.RB.13.csv</text:p>
          </table:table-cell>
          <table:table-cell office:value-type="string" calcext:value-type="string">
            <text:p>RELAX.SimID.9.EPSA.-69.EPSB.-100.T.1173.RA.12.RB.13.csv</text:p>
          </table:table-cell>
          <table:table-cell table:number-columns-repeated="2"/>
          <table:table-cell table:formula="of:=CONCATENATE(&quot;diff&quot;;&quot; &quot;;&quot;mpi01/&quot;;[.A1241];&quot; &quot;;&quot;mpi09/&quot;;[.B1241])" office:value-type="string" office:string-value="diff mpi01/RELAX.SimID.1.EPSA.-69.EPSB.-100.T.1173.RA.12.RB.13.csv mpi09/RELAX.SimID.9.EPSA.-69.EPSB.-100.T.1173.RA.12.RB.13.csv" calcext:value-type="string">
            <text:p>diff mpi01/RELAX.SimID.1.EPSA.-69.EPSB.-100.T.1173.RA.12.RB.13.csv mpi09/RELAX.SimID.9.EPSA.-69.EPSB.-100.T.1173.RA.12.RB.13.csv</text:p>
          </table:table-cell>
        </table:table-row>
        <table:table-row table:style-name="ro1">
          <table:table-cell office:value-type="string" calcext:value-type="string">
            <text:p>RELAX.SimID.1.EPSA.-69.EPSB.-100.T.1173.RA.12.RB.13.NR.7551.NC.1.RhoFields.bin</text:p>
          </table:table-cell>
          <table:table-cell office:value-type="string" calcext:value-type="string">
            <text:p>RELAX.SimID.9.EPSA.-69.EPSB.-100.T.1173.RA.12.RB.13.NR.7551.NC.1.RhoFields.bin</text:p>
          </table:table-cell>
          <table:table-cell table:number-columns-repeated="2"/>
          <table:table-cell table:formula="of:=CONCATENATE(&quot;diff&quot;;&quot; &quot;;&quot;mpi01/&quot;;[.A1242];&quot; &quot;;&quot;mpi09/&quot;;[.B1242])" office:value-type="string" office:string-value="diff mpi01/RELAX.SimID.1.EPSA.-69.EPSB.-100.T.1173.RA.12.RB.13.NR.7551.NC.1.RhoFields.bin mpi09/RELAX.SimID.9.EPSA.-69.EPSB.-100.T.1173.RA.12.RB.13.NR.7551.NC.1.RhoFields.bin" calcext:value-type="string">
            <text:p>diff mpi01/RELAX.SimID.1.EPSA.-69.EPSB.-100.T.1173.RA.12.RB.13.NR.7551.NC.1.RhoFields.bin mpi09/RELAX.SimID.9.EPSA.-69.EPSB.-100.T.117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69.EPSB.-100.T.1173.RA.12.RB.14.csv</text:p>
          </table:table-cell>
          <table:table-cell office:value-type="string" calcext:value-type="string">
            <text:p>RELAX.SimID.9.EPSA.-69.EPSB.-100.T.1173.RA.12.RB.14.csv</text:p>
          </table:table-cell>
          <table:table-cell table:number-columns-repeated="2"/>
          <table:table-cell table:formula="of:=CONCATENATE(&quot;diff&quot;;&quot; &quot;;&quot;mpi01/&quot;;[.A1243];&quot; &quot;;&quot;mpi09/&quot;;[.B1243])" office:value-type="string" office:string-value="diff mpi01/RELAX.SimID.1.EPSA.-69.EPSB.-100.T.1173.RA.12.RB.14.csv mpi09/RELAX.SimID.9.EPSA.-69.EPSB.-100.T.1173.RA.12.RB.14.csv" calcext:value-type="string">
            <text:p>diff mpi01/RELAX.SimID.1.EPSA.-69.EPSB.-100.T.1173.RA.12.RB.14.csv mpi09/RELAX.SimID.9.EPSA.-69.EPSB.-100.T.1173.RA.12.RB.14.csv</text:p>
          </table:table-cell>
        </table:table-row>
        <table:table-row table:style-name="ro1">
          <table:table-cell office:value-type="string" calcext:value-type="string">
            <text:p>RELAX.SimID.1.EPSA.-69.EPSB.-100.T.1173.RA.12.RB.14.NR.7551.NC.7.RhoFields.bin</text:p>
          </table:table-cell>
          <table:table-cell office:value-type="string" calcext:value-type="string">
            <text:p>RELAX.SimID.9.EPSA.-69.EPSB.-100.T.1173.RA.12.RB.14.NR.7551.NC.7.RhoFields.bin</text:p>
          </table:table-cell>
          <table:table-cell table:number-columns-repeated="2"/>
          <table:table-cell table:formula="of:=CONCATENATE(&quot;diff&quot;;&quot; &quot;;&quot;mpi01/&quot;;[.A1244];&quot; &quot;;&quot;mpi09/&quot;;[.B1244])" office:value-type="string" office:string-value="diff mpi01/RELAX.SimID.1.EPSA.-69.EPSB.-100.T.1173.RA.12.RB.14.NR.7551.NC.7.RhoFields.bin mpi09/RELAX.SimID.9.EPSA.-69.EPSB.-100.T.1173.RA.12.RB.14.NR.7551.NC.7.RhoFields.bin" calcext:value-type="string">
            <text:p>diff mpi01/RELAX.SimID.1.EPSA.-69.EPSB.-100.T.1173.RA.12.RB.14.NR.7551.NC.7.RhoFields.bin mpi09/RELAX.SimID.9.EPSA.-69.EPSB.-100.T.1173.RA.12.RB.14.NR.7551.NC.7.RhoFields.bin</text:p>
          </table:table-cell>
        </table:table-row>
        <table:table-row table:style-name="ro1">
          <table:table-cell office:value-type="string" calcext:value-type="string">
            <text:p>RELAX.SimID.1.EPSA.-69.EPSB.-100.T.1173.RA.12.RB.15.csv</text:p>
          </table:table-cell>
          <table:table-cell office:value-type="string" calcext:value-type="string">
            <text:p>RELAX.SimID.9.EPSA.-69.EPSB.-100.T.1173.RA.12.RB.15.csv</text:p>
          </table:table-cell>
          <table:table-cell table:number-columns-repeated="2"/>
          <table:table-cell table:formula="of:=CONCATENATE(&quot;diff&quot;;&quot; &quot;;&quot;mpi01/&quot;;[.A1245];&quot; &quot;;&quot;mpi09/&quot;;[.B1245])" office:value-type="string" office:string-value="diff mpi01/RELAX.SimID.1.EPSA.-69.EPSB.-100.T.1173.RA.12.RB.15.csv mpi09/RELAX.SimID.9.EPSA.-69.EPSB.-100.T.1173.RA.12.RB.15.csv" calcext:value-type="string">
            <text:p>diff mpi01/RELAX.SimID.1.EPSA.-69.EPSB.-100.T.1173.RA.12.RB.15.csv mpi09/RELAX.SimID.9.EPSA.-69.EPSB.-100.T.1173.RA.12.RB.15.csv</text:p>
          </table:table-cell>
        </table:table-row>
        <table:table-row table:style-name="ro1">
          <table:table-cell office:value-type="string" calcext:value-type="string">
            <text:p>RELAX.SimID.1.EPSA.-69.EPSB.-100.T.1173.RA.12.RB.15.NR.7551.NC.173.RhoFields.bin</text:p>
          </table:table-cell>
          <table:table-cell office:value-type="string" calcext:value-type="string">
            <text:p>RELAX.SimID.9.EPSA.-69.EPSB.-100.T.1173.RA.12.RB.15.NR.7551.NC.173.RhoFields.bin</text:p>
          </table:table-cell>
          <table:table-cell table:number-columns-repeated="2"/>
          <table:table-cell table:formula="of:=CONCATENATE(&quot;diff&quot;;&quot; &quot;;&quot;mpi01/&quot;;[.A1246];&quot; &quot;;&quot;mpi09/&quot;;[.B1246])" office:value-type="string" office:string-value="diff mpi01/RELAX.SimID.1.EPSA.-69.EPSB.-100.T.1173.RA.12.RB.15.NR.7551.NC.173.RhoFields.bin mpi09/RELAX.SimID.9.EPSA.-69.EPSB.-100.T.1173.RA.12.RB.15.NR.7551.NC.173.RhoFields.bin" calcext:value-type="string">
            <text:p>diff mpi01/RELAX.SimID.1.EPSA.-69.EPSB.-100.T.1173.RA.12.RB.15.NR.7551.NC.173.RhoFields.bin mpi09/RELAX.SimID.9.EPSA.-69.EPSB.-100.T.1173.RA.12.RB.15.NR.7551.NC.173.RhoFields.bin</text:p>
          </table:table-cell>
        </table:table-row>
        <table:table-row table:style-name="ro1">
          <table:table-cell office:value-type="string" calcext:value-type="string">
            <text:p>RELAX.SimID.1.EPSA.-69.EPSB.-100.T.1173.RA.12.RB.16.csv</text:p>
          </table:table-cell>
          <table:table-cell office:value-type="string" calcext:value-type="string">
            <text:p>RELAX.SimID.9.EPSA.-69.EPSB.-100.T.1173.RA.12.RB.16.csv</text:p>
          </table:table-cell>
          <table:table-cell table:number-columns-repeated="2"/>
          <table:table-cell table:formula="of:=CONCATENATE(&quot;diff&quot;;&quot; &quot;;&quot;mpi01/&quot;;[.A1247];&quot; &quot;;&quot;mpi09/&quot;;[.B1247])" office:value-type="string" office:string-value="diff mpi01/RELAX.SimID.1.EPSA.-69.EPSB.-100.T.1173.RA.12.RB.16.csv mpi09/RELAX.SimID.9.EPSA.-69.EPSB.-100.T.1173.RA.12.RB.16.csv" calcext:value-type="string">
            <text:p>diff mpi01/RELAX.SimID.1.EPSA.-69.EPSB.-100.T.1173.RA.12.RB.16.csv mpi09/RELAX.SimID.9.EPSA.-69.EPSB.-100.T.1173.RA.12.RB.16.csv</text:p>
          </table:table-cell>
        </table:table-row>
        <table:table-row table:style-name="ro1">
          <table:table-cell office:value-type="string" calcext:value-type="string">
            <text:p>RELAX.SimID.1.EPSA.-69.EPSB.-100.T.1173.RA.12.RB.16.NR.7551.NC.1401.RhoFields.bin</text:p>
          </table:table-cell>
          <table:table-cell office:value-type="string" calcext:value-type="string">
            <text:p>RELAX.SimID.9.EPSA.-69.EPSB.-100.T.1173.RA.12.RB.16.NR.7551.NC.1401.RhoFields.bin</text:p>
          </table:table-cell>
          <table:table-cell table:number-columns-repeated="2"/>
          <table:table-cell table:formula="of:=CONCATENATE(&quot;diff&quot;;&quot; &quot;;&quot;mpi01/&quot;;[.A1248];&quot; &quot;;&quot;mpi09/&quot;;[.B1248])" office:value-type="string" office:string-value="diff mpi01/RELAX.SimID.1.EPSA.-69.EPSB.-100.T.1173.RA.12.RB.16.NR.7551.NC.1401.RhoFields.bin mpi09/RELAX.SimID.9.EPSA.-69.EPSB.-100.T.1173.RA.12.RB.16.NR.7551.NC.1401.RhoFields.bin" calcext:value-type="string">
            <text:p>diff mpi01/RELAX.SimID.1.EPSA.-69.EPSB.-100.T.1173.RA.12.RB.16.NR.7551.NC.1401.RhoFields.bin mpi09/RELAX.SimID.9.EPSA.-69.EPSB.-100.T.11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223.RA.12.RB.13.csv</text:p>
          </table:table-cell>
          <table:table-cell office:value-type="string" calcext:value-type="string">
            <text:p>RELAX.SimID.9.EPSA.-69.EPSB.-100.T.1223.RA.12.RB.13.csv</text:p>
          </table:table-cell>
          <table:table-cell table:number-columns-repeated="2"/>
          <table:table-cell table:formula="of:=CONCATENATE(&quot;diff&quot;;&quot; &quot;;&quot;mpi01/&quot;;[.A1249];&quot; &quot;;&quot;mpi09/&quot;;[.B1249])" office:value-type="string" office:string-value="diff mpi01/RELAX.SimID.1.EPSA.-69.EPSB.-100.T.1223.RA.12.RB.13.csv mpi09/RELAX.SimID.9.EPSA.-69.EPSB.-100.T.1223.RA.12.RB.13.csv" calcext:value-type="string">
            <text:p>diff mpi01/RELAX.SimID.1.EPSA.-69.EPSB.-100.T.1223.RA.12.RB.13.csv mpi09/RELAX.SimID.9.EPSA.-69.EPSB.-100.T.1223.RA.12.RB.13.csv</text:p>
          </table:table-cell>
        </table:table-row>
        <table:table-row table:style-name="ro1">
          <table:table-cell office:value-type="string" calcext:value-type="string">
            <text:p>RELAX.SimID.1.EPSA.-69.EPSB.-100.T.1223.RA.12.RB.13.NR.7551.NC.1.RhoFields.bin</text:p>
          </table:table-cell>
          <table:table-cell office:value-type="string" calcext:value-type="string">
            <text:p>RELAX.SimID.9.EPSA.-69.EPSB.-100.T.1223.RA.12.RB.13.NR.7551.NC.1.RhoFields.bin</text:p>
          </table:table-cell>
          <table:table-cell table:number-columns-repeated="2"/>
          <table:table-cell table:formula="of:=CONCATENATE(&quot;diff&quot;;&quot; &quot;;&quot;mpi01/&quot;;[.A1250];&quot; &quot;;&quot;mpi09/&quot;;[.B1250])" office:value-type="string" office:string-value="diff mpi01/RELAX.SimID.1.EPSA.-69.EPSB.-100.T.1223.RA.12.RB.13.NR.7551.NC.1.RhoFields.bin mpi09/RELAX.SimID.9.EPSA.-69.EPSB.-100.T.1223.RA.12.RB.13.NR.7551.NC.1.RhoFields.bin" calcext:value-type="string">
            <text:p>diff mpi01/RELAX.SimID.1.EPSA.-69.EPSB.-100.T.1223.RA.12.RB.13.NR.7551.NC.1.RhoFields.bin mpi09/RELAX.SimID.9.EPSA.-69.EPSB.-100.T.1223.RA.12.RB.13.NR.7551.NC.1.RhoFields.bin</text:p>
          </table:table-cell>
        </table:table-row>
        <table:table-row table:style-name="ro1">
          <table:table-cell office:value-type="string" calcext:value-type="string">
            <text:p>RELAX.SimID.1.EPSA.-69.EPSB.-100.T.1223.RA.12.RB.14.csv</text:p>
          </table:table-cell>
          <table:table-cell office:value-type="string" calcext:value-type="string">
            <text:p>RELAX.SimID.9.EPSA.-69.EPSB.-100.T.1223.RA.12.RB.14.csv</text:p>
          </table:table-cell>
          <table:table-cell table:number-columns-repeated="2"/>
          <table:table-cell table:formula="of:=CONCATENATE(&quot;diff&quot;;&quot; &quot;;&quot;mpi01/&quot;;[.A1251];&quot; &quot;;&quot;mpi09/&quot;;[.B1251])" office:value-type="string" office:string-value="diff mpi01/RELAX.SimID.1.EPSA.-69.EPSB.-100.T.1223.RA.12.RB.14.csv mpi09/RELAX.SimID.9.EPSA.-69.EPSB.-100.T.1223.RA.12.RB.14.csv" calcext:value-type="string">
            <text:p>diff mpi01/RELAX.SimID.1.EPSA.-69.EPSB.-100.T.1223.RA.12.RB.14.csv mpi09/RELAX.SimID.9.EPSA.-69.EPSB.-100.T.1223.RA.12.RB.14.csv</text:p>
          </table:table-cell>
        </table:table-row>
        <table:table-row table:style-name="ro1">
          <table:table-cell office:value-type="string" calcext:value-type="string">
            <text:p>RELAX.SimID.1.EPSA.-69.EPSB.-100.T.1223.RA.12.RB.14.NR.7551.NC.36.RhoFields.bin</text:p>
          </table:table-cell>
          <table:table-cell office:value-type="string" calcext:value-type="string">
            <text:p>RELAX.SimID.9.EPSA.-69.EPSB.-100.T.1223.RA.12.RB.14.NR.7551.NC.36.RhoFields.bin</text:p>
          </table:table-cell>
          <table:table-cell table:number-columns-repeated="2"/>
          <table:table-cell table:formula="of:=CONCATENATE(&quot;diff&quot;;&quot; &quot;;&quot;mpi01/&quot;;[.A1252];&quot; &quot;;&quot;mpi09/&quot;;[.B1252])" office:value-type="string" office:string-value="diff mpi01/RELAX.SimID.1.EPSA.-69.EPSB.-100.T.1223.RA.12.RB.14.NR.7551.NC.36.RhoFields.bin mpi09/RELAX.SimID.9.EPSA.-69.EPSB.-100.T.1223.RA.12.RB.14.NR.7551.NC.36.RhoFields.bin" calcext:value-type="string">
            <text:p>diff mpi01/RELAX.SimID.1.EPSA.-69.EPSB.-100.T.1223.RA.12.RB.14.NR.7551.NC.36.RhoFields.bin mpi09/RELAX.SimID.9.EPSA.-69.EPSB.-100.T.1223.RA.12.RB.14.NR.7551.NC.36.RhoFields.bin</text:p>
          </table:table-cell>
        </table:table-row>
        <table:table-row table:style-name="ro1">
          <table:table-cell office:value-type="string" calcext:value-type="string">
            <text:p>RELAX.SimID.1.EPSA.-69.EPSB.-100.T.1223.RA.12.RB.15.csv</text:p>
          </table:table-cell>
          <table:table-cell office:value-type="string" calcext:value-type="string">
            <text:p>RELAX.SimID.9.EPSA.-69.EPSB.-100.T.1223.RA.12.RB.15.csv</text:p>
          </table:table-cell>
          <table:table-cell table:number-columns-repeated="2"/>
          <table:table-cell table:formula="of:=CONCATENATE(&quot;diff&quot;;&quot; &quot;;&quot;mpi01/&quot;;[.A1253];&quot; &quot;;&quot;mpi09/&quot;;[.B1253])" office:value-type="string" office:string-value="diff mpi01/RELAX.SimID.1.EPSA.-69.EPSB.-100.T.1223.RA.12.RB.15.csv mpi09/RELAX.SimID.9.EPSA.-69.EPSB.-100.T.1223.RA.12.RB.15.csv" calcext:value-type="string">
            <text:p>diff mpi01/RELAX.SimID.1.EPSA.-69.EPSB.-100.T.1223.RA.12.RB.15.csv mpi09/RELAX.SimID.9.EPSA.-69.EPSB.-100.T.1223.RA.12.RB.15.csv</text:p>
          </table:table-cell>
        </table:table-row>
        <table:table-row table:style-name="ro1">
          <table:table-cell office:value-type="string" calcext:value-type="string">
            <text:p>RELAX.SimID.1.EPSA.-69.EPSB.-100.T.1223.RA.12.RB.15.NR.7551.NC.639.RhoFields.bin</text:p>
          </table:table-cell>
          <table:table-cell office:value-type="string" calcext:value-type="string">
            <text:p>RELAX.SimID.9.EPSA.-69.EPSB.-100.T.1223.RA.12.RB.15.NR.7551.NC.639.RhoFields.bin</text:p>
          </table:table-cell>
          <table:table-cell table:number-columns-repeated="2"/>
          <table:table-cell table:formula="of:=CONCATENATE(&quot;diff&quot;;&quot; &quot;;&quot;mpi01/&quot;;[.A1254];&quot; &quot;;&quot;mpi09/&quot;;[.B1254])" office:value-type="string" office:string-value="diff mpi01/RELAX.SimID.1.EPSA.-69.EPSB.-100.T.1223.RA.12.RB.15.NR.7551.NC.639.RhoFields.bin mpi09/RELAX.SimID.9.EPSA.-69.EPSB.-100.T.1223.RA.12.RB.15.NR.7551.NC.639.RhoFields.bin" calcext:value-type="string">
            <text:p>diff mpi01/RELAX.SimID.1.EPSA.-69.EPSB.-100.T.1223.RA.12.RB.15.NR.7551.NC.639.RhoFields.bin mpi09/RELAX.SimID.9.EPSA.-69.EPSB.-100.T.1223.RA.12.RB.15.NR.7551.NC.639.RhoFields.bin</text:p>
          </table:table-cell>
        </table:table-row>
        <table:table-row table:style-name="ro1">
          <table:table-cell office:value-type="string" calcext:value-type="string">
            <text:p>RELAX.SimID.1.EPSA.-69.EPSB.-100.T.1223.RA.12.RB.16.csv</text:p>
          </table:table-cell>
          <table:table-cell office:value-type="string" calcext:value-type="string">
            <text:p>RELAX.SimID.9.EPSA.-69.EPSB.-100.T.1223.RA.12.RB.16.csv</text:p>
          </table:table-cell>
          <table:table-cell table:number-columns-repeated="2"/>
          <table:table-cell table:formula="of:=CONCATENATE(&quot;diff&quot;;&quot; &quot;;&quot;mpi01/&quot;;[.A1255];&quot; &quot;;&quot;mpi09/&quot;;[.B1255])" office:value-type="string" office:string-value="diff mpi01/RELAX.SimID.1.EPSA.-69.EPSB.-100.T.1223.RA.12.RB.16.csv mpi09/RELAX.SimID.9.EPSA.-69.EPSB.-100.T.1223.RA.12.RB.16.csv" calcext:value-type="string">
            <text:p>diff mpi01/RELAX.SimID.1.EPSA.-69.EPSB.-100.T.1223.RA.12.RB.16.csv mpi09/RELAX.SimID.9.EPSA.-69.EPSB.-100.T.1223.RA.12.RB.16.csv</text:p>
          </table:table-cell>
        </table:table-row>
        <table:table-row table:style-name="ro1">
          <table:table-cell office:value-type="string" calcext:value-type="string">
            <text:p>RELAX.SimID.1.EPSA.-69.EPSB.-100.T.1223.RA.12.RB.16.NR.7551.NC.1401.RhoFields.bin</text:p>
          </table:table-cell>
          <table:table-cell office:value-type="string" calcext:value-type="string">
            <text:p>RELAX.SimID.9.EPSA.-69.EPSB.-100.T.1223.RA.12.RB.16.NR.7551.NC.1401.RhoFields.bin</text:p>
          </table:table-cell>
          <table:table-cell table:number-columns-repeated="2"/>
          <table:table-cell table:formula="of:=CONCATENATE(&quot;diff&quot;;&quot; &quot;;&quot;mpi01/&quot;;[.A1256];&quot; &quot;;&quot;mpi09/&quot;;[.B1256])" office:value-type="string" office:string-value="diff mpi01/RELAX.SimID.1.EPSA.-69.EPSB.-100.T.1223.RA.12.RB.16.NR.7551.NC.1401.RhoFields.bin mpi09/RELAX.SimID.9.EPSA.-69.EPSB.-100.T.1223.RA.12.RB.16.NR.7551.NC.1401.RhoFields.bin" calcext:value-type="string">
            <text:p>diff mpi01/RELAX.SimID.1.EPSA.-69.EPSB.-100.T.1223.RA.12.RB.16.NR.7551.NC.1401.RhoFields.bin mpi09/RELAX.SimID.9.EPSA.-69.EPSB.-100.T.12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273.RA.12.RB.13.csv</text:p>
          </table:table-cell>
          <table:table-cell office:value-type="string" calcext:value-type="string">
            <text:p>RELAX.SimID.9.EPSA.-69.EPSB.-100.T.1273.RA.12.RB.13.csv</text:p>
          </table:table-cell>
          <table:table-cell table:number-columns-repeated="2"/>
          <table:table-cell table:formula="of:=CONCATENATE(&quot;diff&quot;;&quot; &quot;;&quot;mpi01/&quot;;[.A1257];&quot; &quot;;&quot;mpi09/&quot;;[.B1257])" office:value-type="string" office:string-value="diff mpi01/RELAX.SimID.1.EPSA.-69.EPSB.-100.T.1273.RA.12.RB.13.csv mpi09/RELAX.SimID.9.EPSA.-69.EPSB.-100.T.1273.RA.12.RB.13.csv" calcext:value-type="string">
            <text:p>diff mpi01/RELAX.SimID.1.EPSA.-69.EPSB.-100.T.1273.RA.12.RB.13.csv mpi09/RELAX.SimID.9.EPSA.-69.EPSB.-100.T.1273.RA.12.RB.13.csv</text:p>
          </table:table-cell>
        </table:table-row>
        <table:table-row table:style-name="ro1">
          <table:table-cell office:value-type="string" calcext:value-type="string">
            <text:p>RELAX.SimID.1.EPSA.-69.EPSB.-100.T.1273.RA.12.RB.13.NR.7551.NC.4.RhoFields.bin</text:p>
          </table:table-cell>
          <table:table-cell office:value-type="string" calcext:value-type="string">
            <text:p>RELAX.SimID.9.EPSA.-69.EPSB.-100.T.1273.RA.12.RB.13.NR.7551.NC.4.RhoFields.bin</text:p>
          </table:table-cell>
          <table:table-cell table:number-columns-repeated="2"/>
          <table:table-cell table:formula="of:=CONCATENATE(&quot;diff&quot;;&quot; &quot;;&quot;mpi01/&quot;;[.A1258];&quot; &quot;;&quot;mpi09/&quot;;[.B1258])" office:value-type="string" office:string-value="diff mpi01/RELAX.SimID.1.EPSA.-69.EPSB.-100.T.1273.RA.12.RB.13.NR.7551.NC.4.RhoFields.bin mpi09/RELAX.SimID.9.EPSA.-69.EPSB.-100.T.1273.RA.12.RB.13.NR.7551.NC.4.RhoFields.bin" calcext:value-type="string">
            <text:p>diff mpi01/RELAX.SimID.1.EPSA.-69.EPSB.-100.T.1273.RA.12.RB.13.NR.7551.NC.4.RhoFields.bin mpi09/RELAX.SimID.9.EPSA.-69.EPSB.-100.T.1273.RA.12.RB.13.NR.7551.NC.4.RhoFields.bin</text:p>
          </table:table-cell>
        </table:table-row>
        <table:table-row table:style-name="ro1">
          <table:table-cell office:value-type="string" calcext:value-type="string">
            <text:p>RELAX.SimID.1.EPSA.-69.EPSB.-100.T.1273.RA.12.RB.14.csv</text:p>
          </table:table-cell>
          <table:table-cell office:value-type="string" calcext:value-type="string">
            <text:p>RELAX.SimID.9.EPSA.-69.EPSB.-100.T.1273.RA.12.RB.14.csv</text:p>
          </table:table-cell>
          <table:table-cell table:number-columns-repeated="2"/>
          <table:table-cell table:formula="of:=CONCATENATE(&quot;diff&quot;;&quot; &quot;;&quot;mpi01/&quot;;[.A1259];&quot; &quot;;&quot;mpi09/&quot;;[.B1259])" office:value-type="string" office:string-value="diff mpi01/RELAX.SimID.1.EPSA.-69.EPSB.-100.T.1273.RA.12.RB.14.csv mpi09/RELAX.SimID.9.EPSA.-69.EPSB.-100.T.1273.RA.12.RB.14.csv" calcext:value-type="string">
            <text:p>diff mpi01/RELAX.SimID.1.EPSA.-69.EPSB.-100.T.1273.RA.12.RB.14.csv mpi09/RELAX.SimID.9.EPSA.-69.EPSB.-100.T.1273.RA.12.RB.14.csv</text:p>
          </table:table-cell>
        </table:table-row>
        <table:table-row table:style-name="ro1">
          <table:table-cell office:value-type="string" calcext:value-type="string">
            <text:p>RELAX.SimID.1.EPSA.-69.EPSB.-100.T.1273.RA.12.RB.14.NR.7551.NC.144.RhoFields.bin</text:p>
          </table:table-cell>
          <table:table-cell office:value-type="string" calcext:value-type="string">
            <text:p>RELAX.SimID.9.EPSA.-69.EPSB.-100.T.1273.RA.12.RB.14.NR.7551.NC.144.RhoFields.bin</text:p>
          </table:table-cell>
          <table:table-cell table:number-columns-repeated="2"/>
          <table:table-cell table:formula="of:=CONCATENATE(&quot;diff&quot;;&quot; &quot;;&quot;mpi01/&quot;;[.A1260];&quot; &quot;;&quot;mpi09/&quot;;[.B1260])" office:value-type="string" office:string-value="diff mpi01/RELAX.SimID.1.EPSA.-69.EPSB.-100.T.1273.RA.12.RB.14.NR.7551.NC.144.RhoFields.bin mpi09/RELAX.SimID.9.EPSA.-69.EPSB.-100.T.1273.RA.12.RB.14.NR.7551.NC.144.RhoFields.bin" calcext:value-type="string">
            <text:p>diff mpi01/RELAX.SimID.1.EPSA.-69.EPSB.-100.T.1273.RA.12.RB.14.NR.7551.NC.144.RhoFields.bin mpi09/RELAX.SimID.9.EPSA.-69.EPSB.-100.T.1273.RA.12.RB.14.NR.7551.NC.144.RhoFields.bin</text:p>
          </table:table-cell>
        </table:table-row>
        <table:table-row table:style-name="ro1">
          <table:table-cell office:value-type="string" calcext:value-type="string">
            <text:p>RELAX.SimID.1.EPSA.-69.EPSB.-100.T.1273.RA.12.RB.15.csv</text:p>
          </table:table-cell>
          <table:table-cell office:value-type="string" calcext:value-type="string">
            <text:p>RELAX.SimID.9.EPSA.-69.EPSB.-100.T.1273.RA.12.RB.15.csv</text:p>
          </table:table-cell>
          <table:table-cell table:number-columns-repeated="2"/>
          <table:table-cell table:formula="of:=CONCATENATE(&quot;diff&quot;;&quot; &quot;;&quot;mpi01/&quot;;[.A1261];&quot; &quot;;&quot;mpi09/&quot;;[.B1261])" office:value-type="string" office:string-value="diff mpi01/RELAX.SimID.1.EPSA.-69.EPSB.-100.T.1273.RA.12.RB.15.csv mpi09/RELAX.SimID.9.EPSA.-69.EPSB.-100.T.1273.RA.12.RB.15.csv" calcext:value-type="string">
            <text:p>diff mpi01/RELAX.SimID.1.EPSA.-69.EPSB.-100.T.1273.RA.12.RB.15.csv mpi09/RELAX.SimID.9.EPSA.-69.EPSB.-100.T.1273.RA.12.RB.15.csv</text:p>
          </table:table-cell>
        </table:table-row>
        <table:table-row table:style-name="ro1">
          <table:table-cell office:value-type="string" calcext:value-type="string">
            <text:p>RELAX.SimID.1.EPSA.-69.EPSB.-100.T.1273.RA.12.RB.15.NR.7551.NC.1401.RhoFields.bin</text:p>
          </table:table-cell>
          <table:table-cell office:value-type="string" calcext:value-type="string">
            <text:p>RELAX.SimID.9.EPSA.-69.EPSB.-100.T.1273.RA.12.RB.15.NR.7551.NC.1401.RhoFields.bin</text:p>
          </table:table-cell>
          <table:table-cell table:number-columns-repeated="2"/>
          <table:table-cell table:formula="of:=CONCATENATE(&quot;diff&quot;;&quot; &quot;;&quot;mpi01/&quot;;[.A1262];&quot; &quot;;&quot;mpi09/&quot;;[.B1262])" office:value-type="string" office:string-value="diff mpi01/RELAX.SimID.1.EPSA.-69.EPSB.-100.T.1273.RA.12.RB.15.NR.7551.NC.1401.RhoFields.bin mpi09/RELAX.SimID.9.EPSA.-69.EPSB.-100.T.1273.RA.12.RB.15.NR.7551.NC.1401.RhoFields.bin" calcext:value-type="string">
            <text:p>diff mpi01/RELAX.SimID.1.EPSA.-69.EPSB.-100.T.1273.RA.12.RB.15.NR.7551.NC.1401.RhoFields.bin mpi09/RELAX.SimID.9.EPSA.-69.EPSB.-100.T.12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273.RA.12.RB.16.csv</text:p>
          </table:table-cell>
          <table:table-cell office:value-type="string" calcext:value-type="string">
            <text:p>RELAX.SimID.9.EPSA.-69.EPSB.-100.T.1273.RA.12.RB.16.csv</text:p>
          </table:table-cell>
          <table:table-cell table:number-columns-repeated="2"/>
          <table:table-cell table:formula="of:=CONCATENATE(&quot;diff&quot;;&quot; &quot;;&quot;mpi01/&quot;;[.A1263];&quot; &quot;;&quot;mpi09/&quot;;[.B1263])" office:value-type="string" office:string-value="diff mpi01/RELAX.SimID.1.EPSA.-69.EPSB.-100.T.1273.RA.12.RB.16.csv mpi09/RELAX.SimID.9.EPSA.-69.EPSB.-100.T.1273.RA.12.RB.16.csv" calcext:value-type="string">
            <text:p>diff mpi01/RELAX.SimID.1.EPSA.-69.EPSB.-100.T.1273.RA.12.RB.16.csv mpi09/RELAX.SimID.9.EPSA.-69.EPSB.-100.T.1273.RA.12.RB.16.csv</text:p>
          </table:table-cell>
        </table:table-row>
        <table:table-row table:style-name="ro1">
          <table:table-cell office:value-type="string" calcext:value-type="string">
            <text:p>RELAX.SimID.1.EPSA.-69.EPSB.-100.T.1273.RA.12.RB.16.NR.7551.NC.1401.RhoFields.bin</text:p>
          </table:table-cell>
          <table:table-cell office:value-type="string" calcext:value-type="string">
            <text:p>RELAX.SimID.9.EPSA.-69.EPSB.-100.T.1273.RA.12.RB.16.NR.7551.NC.1401.RhoFields.bin</text:p>
          </table:table-cell>
          <table:table-cell table:number-columns-repeated="2"/>
          <table:table-cell table:formula="of:=CONCATENATE(&quot;diff&quot;;&quot; &quot;;&quot;mpi01/&quot;;[.A1264];&quot; &quot;;&quot;mpi09/&quot;;[.B1264])" office:value-type="string" office:string-value="diff mpi01/RELAX.SimID.1.EPSA.-69.EPSB.-100.T.1273.RA.12.RB.16.NR.7551.NC.1401.RhoFields.bin mpi09/RELAX.SimID.9.EPSA.-69.EPSB.-100.T.1273.RA.12.RB.16.NR.7551.NC.1401.RhoFields.bin" calcext:value-type="string">
            <text:p>diff mpi01/RELAX.SimID.1.EPSA.-69.EPSB.-100.T.1273.RA.12.RB.16.NR.7551.NC.1401.RhoFields.bin mpi09/RELAX.SimID.9.EPSA.-69.EPSB.-100.T.12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323.RA.12.RB.13.csv</text:p>
          </table:table-cell>
          <table:table-cell office:value-type="string" calcext:value-type="string">
            <text:p>RELAX.SimID.9.EPSA.-69.EPSB.-100.T.1323.RA.12.RB.13.csv</text:p>
          </table:table-cell>
          <table:table-cell table:number-columns-repeated="2"/>
          <table:table-cell table:formula="of:=CONCATENATE(&quot;diff&quot;;&quot; &quot;;&quot;mpi01/&quot;;[.A1265];&quot; &quot;;&quot;mpi09/&quot;;[.B1265])" office:value-type="string" office:string-value="diff mpi01/RELAX.SimID.1.EPSA.-69.EPSB.-100.T.1323.RA.12.RB.13.csv mpi09/RELAX.SimID.9.EPSA.-69.EPSB.-100.T.1323.RA.12.RB.13.csv" calcext:value-type="string">
            <text:p>diff mpi01/RELAX.SimID.1.EPSA.-69.EPSB.-100.T.1323.RA.12.RB.13.csv mpi09/RELAX.SimID.9.EPSA.-69.EPSB.-100.T.1323.RA.12.RB.13.csv</text:p>
          </table:table-cell>
        </table:table-row>
        <table:table-row table:style-name="ro1">
          <table:table-cell office:value-type="string" calcext:value-type="string">
            <text:p>RELAX.SimID.1.EPSA.-69.EPSB.-100.T.1323.RA.12.RB.13.NR.7551.NC.16.RhoFields.bin</text:p>
          </table:table-cell>
          <table:table-cell office:value-type="string" calcext:value-type="string">
            <text:p>RELAX.SimID.9.EPSA.-69.EPSB.-100.T.1323.RA.12.RB.13.NR.7551.NC.16.RhoFields.bin</text:p>
          </table:table-cell>
          <table:table-cell table:number-columns-repeated="2"/>
          <table:table-cell table:formula="of:=CONCATENATE(&quot;diff&quot;;&quot; &quot;;&quot;mpi01/&quot;;[.A1266];&quot; &quot;;&quot;mpi09/&quot;;[.B1266])" office:value-type="string" office:string-value="diff mpi01/RELAX.SimID.1.EPSA.-69.EPSB.-100.T.1323.RA.12.RB.13.NR.7551.NC.16.RhoFields.bin mpi09/RELAX.SimID.9.EPSA.-69.EPSB.-100.T.1323.RA.12.RB.13.NR.7551.NC.16.RhoFields.bin" calcext:value-type="string">
            <text:p>diff mpi01/RELAX.SimID.1.EPSA.-69.EPSB.-100.T.1323.RA.12.RB.13.NR.7551.NC.16.RhoFields.bin mpi09/RELAX.SimID.9.EPSA.-69.EPSB.-100.T.1323.RA.12.RB.13.NR.7551.NC.16.RhoFields.bin</text:p>
          </table:table-cell>
        </table:table-row>
        <table:table-row table:style-name="ro1">
          <table:table-cell office:value-type="string" calcext:value-type="string">
            <text:p>RELAX.SimID.1.EPSA.-69.EPSB.-100.T.1323.RA.12.RB.14.csv</text:p>
          </table:table-cell>
          <table:table-cell office:value-type="string" calcext:value-type="string">
            <text:p>RELAX.SimID.9.EPSA.-69.EPSB.-100.T.1323.RA.12.RB.14.csv</text:p>
          </table:table-cell>
          <table:table-cell table:number-columns-repeated="2"/>
          <table:table-cell table:formula="of:=CONCATENATE(&quot;diff&quot;;&quot; &quot;;&quot;mpi01/&quot;;[.A1267];&quot; &quot;;&quot;mpi09/&quot;;[.B1267])" office:value-type="string" office:string-value="diff mpi01/RELAX.SimID.1.EPSA.-69.EPSB.-100.T.1323.RA.12.RB.14.csv mpi09/RELAX.SimID.9.EPSA.-69.EPSB.-100.T.1323.RA.12.RB.14.csv" calcext:value-type="string">
            <text:p>diff mpi01/RELAX.SimID.1.EPSA.-69.EPSB.-100.T.1323.RA.12.RB.14.csv mpi09/RELAX.SimID.9.EPSA.-69.EPSB.-100.T.1323.RA.12.RB.14.csv</text:p>
          </table:table-cell>
        </table:table-row>
        <table:table-row table:style-name="ro1">
          <table:table-cell office:value-type="string" calcext:value-type="string">
            <text:p>RELAX.SimID.1.EPSA.-69.EPSB.-100.T.1323.RA.12.RB.14.NR.7551.NC.430.RhoFields.bin</text:p>
          </table:table-cell>
          <table:table-cell office:value-type="string" calcext:value-type="string">
            <text:p>RELAX.SimID.9.EPSA.-69.EPSB.-100.T.1323.RA.12.RB.14.NR.7551.NC.430.RhoFields.bin</text:p>
          </table:table-cell>
          <table:table-cell table:number-columns-repeated="2"/>
          <table:table-cell table:formula="of:=CONCATENATE(&quot;diff&quot;;&quot; &quot;;&quot;mpi01/&quot;;[.A1268];&quot; &quot;;&quot;mpi09/&quot;;[.B1268])" office:value-type="string" office:string-value="diff mpi01/RELAX.SimID.1.EPSA.-69.EPSB.-100.T.1323.RA.12.RB.14.NR.7551.NC.430.RhoFields.bin mpi09/RELAX.SimID.9.EPSA.-69.EPSB.-100.T.1323.RA.12.RB.14.NR.7551.NC.430.RhoFields.bin" calcext:value-type="string">
            <text:p>diff mpi01/RELAX.SimID.1.EPSA.-69.EPSB.-100.T.1323.RA.12.RB.14.NR.7551.NC.430.RhoFields.bin mpi09/RELAX.SimID.9.EPSA.-69.EPSB.-100.T.1323.RA.12.RB.14.NR.7551.NC.430.RhoFields.bin</text:p>
          </table:table-cell>
        </table:table-row>
        <table:table-row table:style-name="ro1">
          <table:table-cell office:value-type="string" calcext:value-type="string">
            <text:p>RELAX.SimID.1.EPSA.-69.EPSB.-100.T.1323.RA.12.RB.15.csv</text:p>
          </table:table-cell>
          <table:table-cell office:value-type="string" calcext:value-type="string">
            <text:p>RELAX.SimID.9.EPSA.-69.EPSB.-100.T.1323.RA.12.RB.15.csv</text:p>
          </table:table-cell>
          <table:table-cell table:number-columns-repeated="2"/>
          <table:table-cell table:formula="of:=CONCATENATE(&quot;diff&quot;;&quot; &quot;;&quot;mpi01/&quot;;[.A1269];&quot; &quot;;&quot;mpi09/&quot;;[.B1269])" office:value-type="string" office:string-value="diff mpi01/RELAX.SimID.1.EPSA.-69.EPSB.-100.T.1323.RA.12.RB.15.csv mpi09/RELAX.SimID.9.EPSA.-69.EPSB.-100.T.1323.RA.12.RB.15.csv" calcext:value-type="string">
            <text:p>diff mpi01/RELAX.SimID.1.EPSA.-69.EPSB.-100.T.1323.RA.12.RB.15.csv mpi09/RELAX.SimID.9.EPSA.-69.EPSB.-100.T.1323.RA.12.RB.15.csv</text:p>
          </table:table-cell>
        </table:table-row>
        <table:table-row table:style-name="ro1">
          <table:table-cell office:value-type="string" calcext:value-type="string">
            <text:p>RELAX.SimID.1.EPSA.-69.EPSB.-100.T.1323.RA.12.RB.15.NR.7551.NC.1401.RhoFields.bin</text:p>
          </table:table-cell>
          <table:table-cell office:value-type="string" calcext:value-type="string">
            <text:p>RELAX.SimID.9.EPSA.-69.EPSB.-100.T.1323.RA.12.RB.15.NR.7551.NC.1401.RhoFields.bin</text:p>
          </table:table-cell>
          <table:table-cell table:number-columns-repeated="2"/>
          <table:table-cell table:formula="of:=CONCATENATE(&quot;diff&quot;;&quot; &quot;;&quot;mpi01/&quot;;[.A1270];&quot; &quot;;&quot;mpi09/&quot;;[.B1270])" office:value-type="string" office:string-value="diff mpi01/RELAX.SimID.1.EPSA.-69.EPSB.-100.T.1323.RA.12.RB.15.NR.7551.NC.1401.RhoFields.bin mpi09/RELAX.SimID.9.EPSA.-69.EPSB.-100.T.1323.RA.12.RB.15.NR.7551.NC.1401.RhoFields.bin" calcext:value-type="string">
            <text:p>diff mpi01/RELAX.SimID.1.EPSA.-69.EPSB.-100.T.1323.RA.12.RB.15.NR.7551.NC.1401.RhoFields.bin mpi09/RELAX.SimID.9.EPSA.-69.EPSB.-100.T.13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323.RA.12.RB.16.csv</text:p>
          </table:table-cell>
          <table:table-cell office:value-type="string" calcext:value-type="string">
            <text:p>RELAX.SimID.9.EPSA.-69.EPSB.-100.T.1323.RA.12.RB.16.csv</text:p>
          </table:table-cell>
          <table:table-cell table:number-columns-repeated="2"/>
          <table:table-cell table:formula="of:=CONCATENATE(&quot;diff&quot;;&quot; &quot;;&quot;mpi01/&quot;;[.A1271];&quot; &quot;;&quot;mpi09/&quot;;[.B1271])" office:value-type="string" office:string-value="diff mpi01/RELAX.SimID.1.EPSA.-69.EPSB.-100.T.1323.RA.12.RB.16.csv mpi09/RELAX.SimID.9.EPSA.-69.EPSB.-100.T.1323.RA.12.RB.16.csv" calcext:value-type="string">
            <text:p>diff mpi01/RELAX.SimID.1.EPSA.-69.EPSB.-100.T.1323.RA.12.RB.16.csv mpi09/RELAX.SimID.9.EPSA.-69.EPSB.-100.T.1323.RA.12.RB.16.csv</text:p>
          </table:table-cell>
        </table:table-row>
        <table:table-row table:style-name="ro1">
          <table:table-cell office:value-type="string" calcext:value-type="string">
            <text:p>RELAX.SimID.1.EPSA.-69.EPSB.-100.T.1323.RA.12.RB.16.NR.7551.NC.1401.RhoFields.bin</text:p>
          </table:table-cell>
          <table:table-cell office:value-type="string" calcext:value-type="string">
            <text:p>RELAX.SimID.9.EPSA.-69.EPSB.-100.T.1323.RA.12.RB.16.NR.7551.NC.1401.RhoFields.bin</text:p>
          </table:table-cell>
          <table:table-cell table:number-columns-repeated="2"/>
          <table:table-cell table:formula="of:=CONCATENATE(&quot;diff&quot;;&quot; &quot;;&quot;mpi01/&quot;;[.A1272];&quot; &quot;;&quot;mpi09/&quot;;[.B1272])" office:value-type="string" office:string-value="diff mpi01/RELAX.SimID.1.EPSA.-69.EPSB.-100.T.1323.RA.12.RB.16.NR.7551.NC.1401.RhoFields.bin mpi09/RELAX.SimID.9.EPSA.-69.EPSB.-100.T.1323.RA.12.RB.16.NR.7551.NC.1401.RhoFields.bin" calcext:value-type="string">
            <text:p>diff mpi01/RELAX.SimID.1.EPSA.-69.EPSB.-100.T.1323.RA.12.RB.16.NR.7551.NC.1401.RhoFields.bin mpi09/RELAX.SimID.9.EPSA.-69.EPSB.-100.T.13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373.RA.12.RB.13.csv</text:p>
          </table:table-cell>
          <table:table-cell office:value-type="string" calcext:value-type="string">
            <text:p>RELAX.SimID.9.EPSA.-69.EPSB.-100.T.1373.RA.12.RB.13.csv</text:p>
          </table:table-cell>
          <table:table-cell table:number-columns-repeated="2"/>
          <table:table-cell table:formula="of:=CONCATENATE(&quot;diff&quot;;&quot; &quot;;&quot;mpi01/&quot;;[.A1273];&quot; &quot;;&quot;mpi09/&quot;;[.B1273])" office:value-type="string" office:string-value="diff mpi01/RELAX.SimID.1.EPSA.-69.EPSB.-100.T.1373.RA.12.RB.13.csv mpi09/RELAX.SimID.9.EPSA.-69.EPSB.-100.T.1373.RA.12.RB.13.csv" calcext:value-type="string">
            <text:p>diff mpi01/RELAX.SimID.1.EPSA.-69.EPSB.-100.T.1373.RA.12.RB.13.csv mpi09/RELAX.SimID.9.EPSA.-69.EPSB.-100.T.1373.RA.12.RB.13.csv</text:p>
          </table:table-cell>
        </table:table-row>
        <table:table-row table:style-name="ro1">
          <table:table-cell office:value-type="string" calcext:value-type="string">
            <text:p>RELAX.SimID.1.EPSA.-69.EPSB.-100.T.1373.RA.12.RB.13.NR.7551.NC.55.RhoFields.bin</text:p>
          </table:table-cell>
          <table:table-cell office:value-type="string" calcext:value-type="string">
            <text:p>RELAX.SimID.9.EPSA.-69.EPSB.-100.T.1373.RA.12.RB.13.NR.7551.NC.55.RhoFields.bin</text:p>
          </table:table-cell>
          <table:table-cell table:number-columns-repeated="2"/>
          <table:table-cell table:formula="of:=CONCATENATE(&quot;diff&quot;;&quot; &quot;;&quot;mpi01/&quot;;[.A1274];&quot; &quot;;&quot;mpi09/&quot;;[.B1274])" office:value-type="string" office:string-value="diff mpi01/RELAX.SimID.1.EPSA.-69.EPSB.-100.T.1373.RA.12.RB.13.NR.7551.NC.55.RhoFields.bin mpi09/RELAX.SimID.9.EPSA.-69.EPSB.-100.T.1373.RA.12.RB.13.NR.7551.NC.55.RhoFields.bin" calcext:value-type="string">
            <text:p>diff mpi01/RELAX.SimID.1.EPSA.-69.EPSB.-100.T.1373.RA.12.RB.13.NR.7551.NC.55.RhoFields.bin mpi09/RELAX.SimID.9.EPSA.-69.EPSB.-100.T.1373.RA.12.RB.13.NR.7551.NC.55.RhoFields.bin</text:p>
          </table:table-cell>
        </table:table-row>
        <table:table-row table:style-name="ro1">
          <table:table-cell office:value-type="string" calcext:value-type="string">
            <text:p>RELAX.SimID.1.EPSA.-69.EPSB.-100.T.1373.RA.12.RB.14.csv</text:p>
          </table:table-cell>
          <table:table-cell office:value-type="string" calcext:value-type="string">
            <text:p>RELAX.SimID.9.EPSA.-69.EPSB.-100.T.1373.RA.12.RB.14.csv</text:p>
          </table:table-cell>
          <table:table-cell table:number-columns-repeated="2"/>
          <table:table-cell table:formula="of:=CONCATENATE(&quot;diff&quot;;&quot; &quot;;&quot;mpi01/&quot;;[.A1275];&quot; &quot;;&quot;mpi09/&quot;;[.B1275])" office:value-type="string" office:string-value="diff mpi01/RELAX.SimID.1.EPSA.-69.EPSB.-100.T.1373.RA.12.RB.14.csv mpi09/RELAX.SimID.9.EPSA.-69.EPSB.-100.T.1373.RA.12.RB.14.csv" calcext:value-type="string">
            <text:p>diff mpi01/RELAX.SimID.1.EPSA.-69.EPSB.-100.T.1373.RA.12.RB.14.csv mpi09/RELAX.SimID.9.EPSA.-69.EPSB.-100.T.1373.RA.12.RB.14.csv</text:p>
          </table:table-cell>
        </table:table-row>
        <table:table-row table:style-name="ro1">
          <table:table-cell office:value-type="string" calcext:value-type="string">
            <text:p>RELAX.SimID.1.EPSA.-69.EPSB.-100.T.1373.RA.12.RB.14.NR.7551.NC.1290.RhoFields.bin</text:p>
          </table:table-cell>
          <table:table-cell office:value-type="string" calcext:value-type="string">
            <text:p>RELAX.SimID.9.EPSA.-69.EPSB.-100.T.1373.RA.12.RB.14.NR.7551.NC.1290.RhoFields.bin</text:p>
          </table:table-cell>
          <table:table-cell table:number-columns-repeated="2"/>
          <table:table-cell table:formula="of:=CONCATENATE(&quot;diff&quot;;&quot; &quot;;&quot;mpi01/&quot;;[.A1276];&quot; &quot;;&quot;mpi09/&quot;;[.B1276])" office:value-type="string" office:string-value="diff mpi01/RELAX.SimID.1.EPSA.-69.EPSB.-100.T.1373.RA.12.RB.14.NR.7551.NC.1290.RhoFields.bin mpi09/RELAX.SimID.9.EPSA.-69.EPSB.-100.T.1373.RA.12.RB.14.NR.7551.NC.1290.RhoFields.bin" calcext:value-type="string">
            <text:p>diff mpi01/RELAX.SimID.1.EPSA.-69.EPSB.-100.T.1373.RA.12.RB.14.NR.7551.NC.1290.RhoFields.bin mpi09/RELAX.SimID.9.EPSA.-69.EPSB.-100.T.1373.RA.12.RB.14.NR.7551.NC.1290.RhoFields.bin</text:p>
          </table:table-cell>
        </table:table-row>
        <table:table-row table:style-name="ro1">
          <table:table-cell office:value-type="string" calcext:value-type="string">
            <text:p>RELAX.SimID.1.EPSA.-69.EPSB.-100.T.1373.RA.12.RB.15.csv</text:p>
          </table:table-cell>
          <table:table-cell office:value-type="string" calcext:value-type="string">
            <text:p>RELAX.SimID.9.EPSA.-69.EPSB.-100.T.1373.RA.12.RB.15.csv</text:p>
          </table:table-cell>
          <table:table-cell table:number-columns-repeated="2"/>
          <table:table-cell table:formula="of:=CONCATENATE(&quot;diff&quot;;&quot; &quot;;&quot;mpi01/&quot;;[.A1277];&quot; &quot;;&quot;mpi09/&quot;;[.B1277])" office:value-type="string" office:string-value="diff mpi01/RELAX.SimID.1.EPSA.-69.EPSB.-100.T.1373.RA.12.RB.15.csv mpi09/RELAX.SimID.9.EPSA.-69.EPSB.-100.T.1373.RA.12.RB.15.csv" calcext:value-type="string">
            <text:p>diff mpi01/RELAX.SimID.1.EPSA.-69.EPSB.-100.T.1373.RA.12.RB.15.csv mpi09/RELAX.SimID.9.EPSA.-69.EPSB.-100.T.1373.RA.12.RB.15.csv</text:p>
          </table:table-cell>
        </table:table-row>
        <table:table-row table:style-name="ro1">
          <table:table-cell office:value-type="string" calcext:value-type="string">
            <text:p>RELAX.SimID.1.EPSA.-69.EPSB.-100.T.1373.RA.12.RB.15.NR.7551.NC.1401.RhoFields.bin</text:p>
          </table:table-cell>
          <table:table-cell office:value-type="string" calcext:value-type="string">
            <text:p>RELAX.SimID.9.EPSA.-69.EPSB.-100.T.1373.RA.12.RB.15.NR.7551.NC.1401.RhoFields.bin</text:p>
          </table:table-cell>
          <table:table-cell table:number-columns-repeated="2"/>
          <table:table-cell table:formula="of:=CONCATENATE(&quot;diff&quot;;&quot; &quot;;&quot;mpi01/&quot;;[.A1278];&quot; &quot;;&quot;mpi09/&quot;;[.B1278])" office:value-type="string" office:string-value="diff mpi01/RELAX.SimID.1.EPSA.-69.EPSB.-100.T.1373.RA.12.RB.15.NR.7551.NC.1401.RhoFields.bin mpi09/RELAX.SimID.9.EPSA.-69.EPSB.-100.T.1373.RA.12.RB.15.NR.7551.NC.1401.RhoFields.bin" calcext:value-type="string">
            <text:p>diff mpi01/RELAX.SimID.1.EPSA.-69.EPSB.-100.T.1373.RA.12.RB.15.NR.7551.NC.1401.RhoFields.bin mpi09/RELAX.SimID.9.EPSA.-69.EPSB.-100.T.13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373.RA.12.RB.16.csv</text:p>
          </table:table-cell>
          <table:table-cell office:value-type="string" calcext:value-type="string">
            <text:p>RELAX.SimID.9.EPSA.-69.EPSB.-100.T.1373.RA.12.RB.16.csv</text:p>
          </table:table-cell>
          <table:table-cell table:number-columns-repeated="2"/>
          <table:table-cell table:formula="of:=CONCATENATE(&quot;diff&quot;;&quot; &quot;;&quot;mpi01/&quot;;[.A1279];&quot; &quot;;&quot;mpi09/&quot;;[.B1279])" office:value-type="string" office:string-value="diff mpi01/RELAX.SimID.1.EPSA.-69.EPSB.-100.T.1373.RA.12.RB.16.csv mpi09/RELAX.SimID.9.EPSA.-69.EPSB.-100.T.1373.RA.12.RB.16.csv" calcext:value-type="string">
            <text:p>diff mpi01/RELAX.SimID.1.EPSA.-69.EPSB.-100.T.1373.RA.12.RB.16.csv mpi09/RELAX.SimID.9.EPSA.-69.EPSB.-100.T.1373.RA.12.RB.16.csv</text:p>
          </table:table-cell>
        </table:table-row>
        <table:table-row table:style-name="ro1">
          <table:table-cell office:value-type="string" calcext:value-type="string">
            <text:p>RELAX.SimID.1.EPSA.-69.EPSB.-100.T.1373.RA.12.RB.16.NR.7551.NC.1401.RhoFields.bin</text:p>
          </table:table-cell>
          <table:table-cell office:value-type="string" calcext:value-type="string">
            <text:p>RELAX.SimID.9.EPSA.-69.EPSB.-100.T.1373.RA.12.RB.16.NR.7551.NC.1401.RhoFields.bin</text:p>
          </table:table-cell>
          <table:table-cell table:number-columns-repeated="2"/>
          <table:table-cell table:formula="of:=CONCATENATE(&quot;diff&quot;;&quot; &quot;;&quot;mpi01/&quot;;[.A1280];&quot; &quot;;&quot;mpi09/&quot;;[.B1280])" office:value-type="string" office:string-value="diff mpi01/RELAX.SimID.1.EPSA.-69.EPSB.-100.T.1373.RA.12.RB.16.NR.7551.NC.1401.RhoFields.bin mpi09/RELAX.SimID.9.EPSA.-69.EPSB.-100.T.1373.RA.12.RB.16.NR.7551.NC.1401.RhoFields.bin" calcext:value-type="string">
            <text:p>diff mpi01/RELAX.SimID.1.EPSA.-69.EPSB.-100.T.1373.RA.12.RB.16.NR.7551.NC.1401.RhoFields.bin mpi09/RELAX.SimID.9.EPSA.-69.EPSB.-100.T.137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423.RA.12.RB.13.csv</text:p>
          </table:table-cell>
          <table:table-cell office:value-type="string" calcext:value-type="string">
            <text:p>RELAX.SimID.9.EPSA.-69.EPSB.-100.T.1423.RA.12.RB.13.csv</text:p>
          </table:table-cell>
          <table:table-cell table:number-columns-repeated="2"/>
          <table:table-cell table:formula="of:=CONCATENATE(&quot;diff&quot;;&quot; &quot;;&quot;mpi01/&quot;;[.A1281];&quot; &quot;;&quot;mpi09/&quot;;[.B1281])" office:value-type="string" office:string-value="diff mpi01/RELAX.SimID.1.EPSA.-69.EPSB.-100.T.1423.RA.12.RB.13.csv mpi09/RELAX.SimID.9.EPSA.-69.EPSB.-100.T.1423.RA.12.RB.13.csv" calcext:value-type="string">
            <text:p>diff mpi01/RELAX.SimID.1.EPSA.-69.EPSB.-100.T.1423.RA.12.RB.13.csv mpi09/RELAX.SimID.9.EPSA.-69.EPSB.-100.T.1423.RA.12.RB.13.csv</text:p>
          </table:table-cell>
        </table:table-row>
        <table:table-row table:style-name="ro1">
          <table:table-cell office:value-type="string" calcext:value-type="string">
            <text:p>RELAX.SimID.1.EPSA.-69.EPSB.-100.T.1423.RA.12.RB.13.NR.7551.NC.153.RhoFields.bin</text:p>
          </table:table-cell>
          <table:table-cell office:value-type="string" calcext:value-type="string">
            <text:p>RELAX.SimID.9.EPSA.-69.EPSB.-100.T.1423.RA.12.RB.13.NR.7551.NC.153.RhoFields.bin</text:p>
          </table:table-cell>
          <table:table-cell table:number-columns-repeated="2"/>
          <table:table-cell table:formula="of:=CONCATENATE(&quot;diff&quot;;&quot; &quot;;&quot;mpi01/&quot;;[.A1282];&quot; &quot;;&quot;mpi09/&quot;;[.B1282])" office:value-type="string" office:string-value="diff mpi01/RELAX.SimID.1.EPSA.-69.EPSB.-100.T.1423.RA.12.RB.13.NR.7551.NC.153.RhoFields.bin mpi09/RELAX.SimID.9.EPSA.-69.EPSB.-100.T.1423.RA.12.RB.13.NR.7551.NC.153.RhoFields.bin" calcext:value-type="string">
            <text:p>diff mpi01/RELAX.SimID.1.EPSA.-69.EPSB.-100.T.1423.RA.12.RB.13.NR.7551.NC.153.RhoFields.bin mpi09/RELAX.SimID.9.EPSA.-69.EPSB.-100.T.1423.RA.12.RB.13.NR.7551.NC.153.RhoFields.bin</text:p>
          </table:table-cell>
        </table:table-row>
        <table:table-row table:style-name="ro1">
          <table:table-cell office:value-type="string" calcext:value-type="string">
            <text:p>RELAX.SimID.1.EPSA.-69.EPSB.-100.T.1423.RA.12.RB.14.csv</text:p>
          </table:table-cell>
          <table:table-cell office:value-type="string" calcext:value-type="string">
            <text:p>RELAX.SimID.9.EPSA.-69.EPSB.-100.T.1423.RA.12.RB.14.csv</text:p>
          </table:table-cell>
          <table:table-cell table:number-columns-repeated="2"/>
          <table:table-cell table:formula="of:=CONCATENATE(&quot;diff&quot;;&quot; &quot;;&quot;mpi01/&quot;;[.A1283];&quot; &quot;;&quot;mpi09/&quot;;[.B1283])" office:value-type="string" office:string-value="diff mpi01/RELAX.SimID.1.EPSA.-69.EPSB.-100.T.1423.RA.12.RB.14.csv mpi09/RELAX.SimID.9.EPSA.-69.EPSB.-100.T.1423.RA.12.RB.14.csv" calcext:value-type="string">
            <text:p>diff mpi01/RELAX.SimID.1.EPSA.-69.EPSB.-100.T.1423.RA.12.RB.14.csv mpi09/RELAX.SimID.9.EPSA.-69.EPSB.-100.T.1423.RA.12.RB.14.csv</text:p>
          </table:table-cell>
        </table:table-row>
        <table:table-row table:style-name="ro1">
          <table:table-cell office:value-type="string" calcext:value-type="string">
            <text:p>RELAX.SimID.1.EPSA.-69.EPSB.-100.T.1423.RA.12.RB.14.NR.7551.NC.1401.RhoFields.bin</text:p>
          </table:table-cell>
          <table:table-cell office:value-type="string" calcext:value-type="string">
            <text:p>RELAX.SimID.9.EPSA.-69.EPSB.-100.T.1423.RA.12.RB.14.NR.7551.NC.1401.RhoFields.bin</text:p>
          </table:table-cell>
          <table:table-cell table:number-columns-repeated="2"/>
          <table:table-cell table:formula="of:=CONCATENATE(&quot;diff&quot;;&quot; &quot;;&quot;mpi01/&quot;;[.A1284];&quot; &quot;;&quot;mpi09/&quot;;[.B1284])" office:value-type="string" office:string-value="diff mpi01/RELAX.SimID.1.EPSA.-69.EPSB.-100.T.1423.RA.12.RB.14.NR.7551.NC.1401.RhoFields.bin mpi09/RELAX.SimID.9.EPSA.-69.EPSB.-100.T.1423.RA.12.RB.14.NR.7551.NC.1401.RhoFields.bin" calcext:value-type="string">
            <text:p>diff mpi01/RELAX.SimID.1.EPSA.-69.EPSB.-100.T.1423.RA.12.RB.14.NR.7551.NC.1401.RhoFields.bin mpi09/RELAX.SimID.9.EPSA.-69.EPSB.-100.T.142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423.RA.12.RB.15.csv</text:p>
          </table:table-cell>
          <table:table-cell office:value-type="string" calcext:value-type="string">
            <text:p>RELAX.SimID.9.EPSA.-69.EPSB.-100.T.1423.RA.12.RB.15.csv</text:p>
          </table:table-cell>
          <table:table-cell table:number-columns-repeated="2"/>
          <table:table-cell table:formula="of:=CONCATENATE(&quot;diff&quot;;&quot; &quot;;&quot;mpi01/&quot;;[.A1285];&quot; &quot;;&quot;mpi09/&quot;;[.B1285])" office:value-type="string" office:string-value="diff mpi01/RELAX.SimID.1.EPSA.-69.EPSB.-100.T.1423.RA.12.RB.15.csv mpi09/RELAX.SimID.9.EPSA.-69.EPSB.-100.T.1423.RA.12.RB.15.csv" calcext:value-type="string">
            <text:p>diff mpi01/RELAX.SimID.1.EPSA.-69.EPSB.-100.T.1423.RA.12.RB.15.csv mpi09/RELAX.SimID.9.EPSA.-69.EPSB.-100.T.1423.RA.12.RB.15.csv</text:p>
          </table:table-cell>
        </table:table-row>
        <table:table-row table:style-name="ro1">
          <table:table-cell office:value-type="string" calcext:value-type="string">
            <text:p>RELAX.SimID.1.EPSA.-69.EPSB.-100.T.1423.RA.12.RB.15.NR.7551.NC.1401.RhoFields.bin</text:p>
          </table:table-cell>
          <table:table-cell office:value-type="string" calcext:value-type="string">
            <text:p>RELAX.SimID.9.EPSA.-69.EPSB.-100.T.1423.RA.12.RB.15.NR.7551.NC.1401.RhoFields.bin</text:p>
          </table:table-cell>
          <table:table-cell table:number-columns-repeated="2"/>
          <table:table-cell table:formula="of:=CONCATENATE(&quot;diff&quot;;&quot; &quot;;&quot;mpi01/&quot;;[.A1286];&quot; &quot;;&quot;mpi09/&quot;;[.B1286])" office:value-type="string" office:string-value="diff mpi01/RELAX.SimID.1.EPSA.-69.EPSB.-100.T.1423.RA.12.RB.15.NR.7551.NC.1401.RhoFields.bin mpi09/RELAX.SimID.9.EPSA.-69.EPSB.-100.T.1423.RA.12.RB.15.NR.7551.NC.1401.RhoFields.bin" calcext:value-type="string">
            <text:p>diff mpi01/RELAX.SimID.1.EPSA.-69.EPSB.-100.T.1423.RA.12.RB.15.NR.7551.NC.1401.RhoFields.bin mpi09/RELAX.SimID.9.EPSA.-69.EPSB.-100.T.142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423.RA.12.RB.16.csv</text:p>
          </table:table-cell>
          <table:table-cell office:value-type="string" calcext:value-type="string">
            <text:p>RELAX.SimID.9.EPSA.-69.EPSB.-100.T.1423.RA.12.RB.16.csv</text:p>
          </table:table-cell>
          <table:table-cell table:number-columns-repeated="2"/>
          <table:table-cell table:formula="of:=CONCATENATE(&quot;diff&quot;;&quot; &quot;;&quot;mpi01/&quot;;[.A1287];&quot; &quot;;&quot;mpi09/&quot;;[.B1287])" office:value-type="string" office:string-value="diff mpi01/RELAX.SimID.1.EPSA.-69.EPSB.-100.T.1423.RA.12.RB.16.csv mpi09/RELAX.SimID.9.EPSA.-69.EPSB.-100.T.1423.RA.12.RB.16.csv" calcext:value-type="string">
            <text:p>diff mpi01/RELAX.SimID.1.EPSA.-69.EPSB.-100.T.1423.RA.12.RB.16.csv mpi09/RELAX.SimID.9.EPSA.-69.EPSB.-100.T.1423.RA.12.RB.16.csv</text:p>
          </table:table-cell>
        </table:table-row>
        <table:table-row table:style-name="ro1">
          <table:table-cell office:value-type="string" calcext:value-type="string">
            <text:p>RELAX.SimID.1.EPSA.-69.EPSB.-100.T.1423.RA.12.RB.16.NR.7551.NC.1401.RhoFields.bin</text:p>
          </table:table-cell>
          <table:table-cell office:value-type="string" calcext:value-type="string">
            <text:p>RELAX.SimID.9.EPSA.-69.EPSB.-100.T.1423.RA.12.RB.16.NR.7551.NC.1401.RhoFields.bin</text:p>
          </table:table-cell>
          <table:table-cell table:number-columns-repeated="2"/>
          <table:table-cell table:formula="of:=CONCATENATE(&quot;diff&quot;;&quot; &quot;;&quot;mpi01/&quot;;[.A1288];&quot; &quot;;&quot;mpi09/&quot;;[.B1288])" office:value-type="string" office:string-value="diff mpi01/RELAX.SimID.1.EPSA.-69.EPSB.-100.T.1423.RA.12.RB.16.NR.7551.NC.1401.RhoFields.bin mpi09/RELAX.SimID.9.EPSA.-69.EPSB.-100.T.1423.RA.12.RB.16.NR.7551.NC.1401.RhoFields.bin" calcext:value-type="string">
            <text:p>diff mpi01/RELAX.SimID.1.EPSA.-69.EPSB.-100.T.1423.RA.12.RB.16.NR.7551.NC.1401.RhoFields.bin mpi09/RELAX.SimID.9.EPSA.-69.EPSB.-100.T.1423.RA.12.RB.16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473.RA.12.RB.13.csv</text:p>
          </table:table-cell>
          <table:table-cell office:value-type="string" calcext:value-type="string">
            <text:p>RELAX.SimID.9.EPSA.-69.EPSB.-100.T.1473.RA.12.RB.13.csv</text:p>
          </table:table-cell>
          <table:table-cell table:number-columns-repeated="2"/>
          <table:table-cell table:formula="of:=CONCATENATE(&quot;diff&quot;;&quot; &quot;;&quot;mpi01/&quot;;[.A1289];&quot; &quot;;&quot;mpi09/&quot;;[.B1289])" office:value-type="string" office:string-value="diff mpi01/RELAX.SimID.1.EPSA.-69.EPSB.-100.T.1473.RA.12.RB.13.csv mpi09/RELAX.SimID.9.EPSA.-69.EPSB.-100.T.1473.RA.12.RB.13.csv" calcext:value-type="string">
            <text:p>diff mpi01/RELAX.SimID.1.EPSA.-69.EPSB.-100.T.1473.RA.12.RB.13.csv mpi09/RELAX.SimID.9.EPSA.-69.EPSB.-100.T.1473.RA.12.RB.13.csv</text:p>
          </table:table-cell>
        </table:table-row>
        <table:table-row table:style-name="ro1">
          <table:table-cell office:value-type="string" calcext:value-type="string">
            <text:p>RELAX.SimID.1.EPSA.-69.EPSB.-100.T.1473.RA.12.RB.13.NR.7551.NC.347.RhoFields.bin</text:p>
          </table:table-cell>
          <table:table-cell office:value-type="string" calcext:value-type="string">
            <text:p>RELAX.SimID.9.EPSA.-69.EPSB.-100.T.1473.RA.12.RB.13.NR.7551.NC.347.RhoFields.bin</text:p>
          </table:table-cell>
          <table:table-cell table:number-columns-repeated="2"/>
          <table:table-cell table:formula="of:=CONCATENATE(&quot;diff&quot;;&quot; &quot;;&quot;mpi01/&quot;;[.A1290];&quot; &quot;;&quot;mpi09/&quot;;[.B1290])" office:value-type="string" office:string-value="diff mpi01/RELAX.SimID.1.EPSA.-69.EPSB.-100.T.1473.RA.12.RB.13.NR.7551.NC.347.RhoFields.bin mpi09/RELAX.SimID.9.EPSA.-69.EPSB.-100.T.1473.RA.12.RB.13.NR.7551.NC.347.RhoFields.bin" calcext:value-type="string">
            <text:p>diff mpi01/RELAX.SimID.1.EPSA.-69.EPSB.-100.T.1473.RA.12.RB.13.NR.7551.NC.347.RhoFields.bin mpi09/RELAX.SimID.9.EPSA.-69.EPSB.-100.T.1473.RA.12.RB.13.NR.7551.NC.347.RhoFields.bin</text:p>
          </table:table-cell>
        </table:table-row>
        <table:table-row table:style-name="ro1">
          <table:table-cell office:value-type="string" calcext:value-type="string">
            <text:p>RELAX.SimID.1.EPSA.-69.EPSB.-100.T.1473.RA.12.RB.14.csv</text:p>
          </table:table-cell>
          <table:table-cell office:value-type="string" calcext:value-type="string">
            <text:p>RELAX.SimID.9.EPSA.-69.EPSB.-100.T.1473.RA.12.RB.14.csv</text:p>
          </table:table-cell>
          <table:table-cell table:number-columns-repeated="2"/>
          <table:table-cell table:formula="of:=CONCATENATE(&quot;diff&quot;;&quot; &quot;;&quot;mpi01/&quot;;[.A1291];&quot; &quot;;&quot;mpi09/&quot;;[.B1291])" office:value-type="string" office:string-value="diff mpi01/RELAX.SimID.1.EPSA.-69.EPSB.-100.T.1473.RA.12.RB.14.csv mpi09/RELAX.SimID.9.EPSA.-69.EPSB.-100.T.1473.RA.12.RB.14.csv" calcext:value-type="string">
            <text:p>diff mpi01/RELAX.SimID.1.EPSA.-69.EPSB.-100.T.1473.RA.12.RB.14.csv mpi09/RELAX.SimID.9.EPSA.-69.EPSB.-100.T.1473.RA.12.RB.14.csv</text:p>
          </table:table-cell>
        </table:table-row>
        <table:table-row table:style-name="ro1">
          <table:table-cell office:value-type="string" calcext:value-type="string">
            <text:p>RELAX.SimID.1.EPSA.-69.EPSB.-100.T.1473.RA.12.RB.14.NR.7551.NC.1401.RhoFields.bin</text:p>
          </table:table-cell>
          <table:table-cell office:value-type="string" calcext:value-type="string">
            <text:p>RELAX.SimID.9.EPSA.-69.EPSB.-100.T.1473.RA.12.RB.14.NR.7551.NC.1401.RhoFields.bin</text:p>
          </table:table-cell>
          <table:table-cell table:number-columns-repeated="2"/>
          <table:table-cell table:formula="of:=CONCATENATE(&quot;diff&quot;;&quot; &quot;;&quot;mpi01/&quot;;[.A1292];&quot; &quot;;&quot;mpi09/&quot;;[.B1292])" office:value-type="string" office:string-value="diff mpi01/RELAX.SimID.1.EPSA.-69.EPSB.-100.T.1473.RA.12.RB.14.NR.7551.NC.1401.RhoFields.bin mpi09/RELAX.SimID.9.EPSA.-69.EPSB.-100.T.1473.RA.12.RB.14.NR.7551.NC.1401.RhoFields.bin" calcext:value-type="string">
            <text:p>diff mpi01/RELAX.SimID.1.EPSA.-69.EPSB.-100.T.1473.RA.12.RB.14.NR.7551.NC.1401.RhoFields.bin mpi09/RELAX.SimID.9.EPSA.-69.EPSB.-100.T.1473.RA.12.RB.14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473.RA.12.RB.15.csv</text:p>
          </table:table-cell>
          <table:table-cell office:value-type="string" calcext:value-type="string">
            <text:p>RELAX.SimID.9.EPSA.-69.EPSB.-100.T.1473.RA.12.RB.15.csv</text:p>
          </table:table-cell>
          <table:table-cell table:number-columns-repeated="2"/>
          <table:table-cell table:formula="of:=CONCATENATE(&quot;diff&quot;;&quot; &quot;;&quot;mpi01/&quot;;[.A1293];&quot; &quot;;&quot;mpi09/&quot;;[.B1293])" office:value-type="string" office:string-value="diff mpi01/RELAX.SimID.1.EPSA.-69.EPSB.-100.T.1473.RA.12.RB.15.csv mpi09/RELAX.SimID.9.EPSA.-69.EPSB.-100.T.1473.RA.12.RB.15.csv" calcext:value-type="string">
            <text:p>diff mpi01/RELAX.SimID.1.EPSA.-69.EPSB.-100.T.1473.RA.12.RB.15.csv mpi09/RELAX.SimID.9.EPSA.-69.EPSB.-100.T.1473.RA.12.RB.15.csv</text:p>
          </table:table-cell>
        </table:table-row>
        <table:table-row table:style-name="ro1">
          <table:table-cell office:value-type="string" calcext:value-type="string">
            <text:p>RELAX.SimID.1.EPSA.-69.EPSB.-100.T.1473.RA.12.RB.15.NR.7551.NC.1401.RhoFields.bin</text:p>
          </table:table-cell>
          <table:table-cell office:value-type="string" calcext:value-type="string">
            <text:p>RELAX.SimID.9.EPSA.-69.EPSB.-100.T.1473.RA.12.RB.15.NR.7551.NC.1401.RhoFields.bin</text:p>
          </table:table-cell>
          <table:table-cell table:number-columns-repeated="2"/>
          <table:table-cell table:formula="of:=CONCATENATE(&quot;diff&quot;;&quot; &quot;;&quot;mpi01/&quot;;[.A1294];&quot; &quot;;&quot;mpi09/&quot;;[.B1294])" office:value-type="string" office:string-value="diff mpi01/RELAX.SimID.1.EPSA.-69.EPSB.-100.T.1473.RA.12.RB.15.NR.7551.NC.1401.RhoFields.bin mpi09/RELAX.SimID.9.EPSA.-69.EPSB.-100.T.1473.RA.12.RB.15.NR.7551.NC.1401.RhoFields.bin" calcext:value-type="string">
            <text:p>diff mpi01/RELAX.SimID.1.EPSA.-69.EPSB.-100.T.1473.RA.12.RB.15.NR.7551.NC.1401.RhoFields.bin mpi09/RELAX.SimID.9.EPSA.-69.EPSB.-100.T.1473.RA.12.RB.15.NR.7551.NC.1401.RhoFields.bin</text:p>
          </table:table-cell>
        </table:table-row>
        <table:table-row table:style-name="ro1">
          <table:table-cell office:value-type="string" calcext:value-type="string">
            <text:p>RELAX.SimID.1.EPSA.-69.EPSB.-100.T.1473.RA.12.RB.16.csv</text:p>
          </table:table-cell>
          <table:table-cell office:value-type="string" calcext:value-type="string">
            <text:p>RELAX.SimID.9.EPSA.-69.EPSB.-100.T.1473.RA.12.RB.16.csv</text:p>
          </table:table-cell>
          <table:table-cell table:number-columns-repeated="2"/>
          <table:table-cell table:formula="of:=CONCATENATE(&quot;diff&quot;;&quot; &quot;;&quot;mpi01/&quot;;[.A1295];&quot; &quot;;&quot;mpi09/&quot;;[.B1295])" office:value-type="string" office:string-value="diff mpi01/RELAX.SimID.1.EPSA.-69.EPSB.-100.T.1473.RA.12.RB.16.csv mpi09/RELAX.SimID.9.EPSA.-69.EPSB.-100.T.1473.RA.12.RB.16.csv" calcext:value-type="string">
            <text:p>diff mpi01/RELAX.SimID.1.EPSA.-69.EPSB.-100.T.1473.RA.12.RB.16.csv mpi09/RELAX.SimID.9.EPSA.-69.EPSB.-100.T.1473.RA.12.RB.16.csv</text:p>
          </table:table-cell>
        </table:table-row>
        <table:table-row table:style-name="ro1">
          <table:table-cell office:value-type="string" calcext:value-type="string">
            <text:p>RELAX.SimID.1.EPSA.-69.EPSB.-100.T.1473.RA.12.RB.16.NR.7551.NC.1401.RhoFields.bin</text:p>
          </table:table-cell>
          <table:table-cell office:value-type="string" calcext:value-type="string">
            <text:p>RELAX.SimID.9.EPSA.-69.EPSB.-100.T.1473.RA.12.RB.16.NR.7551.NC.1401.RhoFields.bin</text:p>
          </table:table-cell>
          <table:table-cell table:number-columns-repeated="2"/>
          <table:table-cell table:formula="of:=CONCATENATE(&quot;diff&quot;;&quot; &quot;;&quot;mpi01/&quot;;[.A1296];&quot; &quot;;&quot;mpi09/&quot;;[.B1296])" office:value-type="string" office:string-value="diff mpi01/RELAX.SimID.1.EPSA.-69.EPSB.-100.T.1473.RA.12.RB.16.NR.7551.NC.1401.RhoFields.bin mpi09/RELAX.SimID.9.EPSA.-69.EPSB.-100.T.1473.RA.12.RB.16.NR.7551.NC.1401.RhoFields.bin" calcext:value-type="string">
            <text:p>diff mpi01/RELAX.SimID.1.EPSA.-69.EPSB.-100.T.1473.RA.12.RB.16.NR.7551.NC.1401.RhoFields.bin mpi09/RELAX.SimID.9.EPSA.-69.EPSB.-100.T.1473.RA.12.RB.16.NR.7551.NC.1401.RhoFields.b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table:formula="of:=[$Sheet1.E1]" office:value-type="string" office:string-value="diff mpi01/RELAX.SimID.1.EPSA.0.EPSB.0.T.1073.RA.12.RB.13.csv mpi09/RELAX.SimID.9.EPSA.0.EPSB.0.T.1073.RA.12.RB.13.csv" calcext:value-type="string">
            <text:p>diff mpi01/RELAX.SimID.1.EPSA.0.EPSB.0.T.1073.RA.12.RB.13.csv mpi09/RELAX.SimID.9.EPSA.0.EPSB.0.T.1073.RA.12.RB.13.csv</text:p>
          </table:table-cell>
        </table:table-row>
        <table:table-row table:style-name="ro1">
          <table:table-cell table:formula="of:=[$Sheet1.E2]" office:value-type="string" office:string-value="diff mpi01/RELAX.SimID.1.EPSA.0.EPSB.0.T.1073.RA.12.RB.13.NR.7551.NC.250.RhoFields.bin mpi09/RELAX.SimID.9.EPSA.0.EPSB.0.T.1073.RA.12.RB.13.NR.7551.NC.250.RhoFields.bin" calcext:value-type="string">
            <text:p>diff mpi01/RELAX.SimID.1.EPSA.0.EPSB.0.T.1073.RA.12.RB.13.NR.7551.NC.250.RhoFields.bin mpi09/RELAX.SimID.9.EPSA.0.EPSB.0.T.1073.RA.12.RB.13.NR.7551.NC.250.RhoFields.bin</text:p>
          </table:table-cell>
        </table:table-row>
        <table:table-row table:style-name="ro1">
          <table:table-cell table:formula="of:=[$Sheet1.E3]" office:value-type="string" office:string-value="diff mpi01/RELAX.SimID.1.EPSA.0.EPSB.0.T.1073.RA.12.RB.14.csv mpi09/RELAX.SimID.9.EPSA.0.EPSB.0.T.1073.RA.12.RB.14.csv" calcext:value-type="string">
            <text:p>diff mpi01/RELAX.SimID.1.EPSA.0.EPSB.0.T.1073.RA.12.RB.14.csv mpi09/RELAX.SimID.9.EPSA.0.EPSB.0.T.1073.RA.12.RB.14.csv</text:p>
          </table:table-cell>
        </table:table-row>
        <table:table-row table:style-name="ro1">
          <table:table-cell table:formula="of:=[$Sheet1.E4]" office:value-type="string" office:string-value="diff mpi01/RELAX.SimID.1.EPSA.0.EPSB.0.T.1073.RA.12.RB.14.NR.7551.NC.935.RhoFields.bin mpi09/RELAX.SimID.9.EPSA.0.EPSB.0.T.1073.RA.12.RB.14.NR.7551.NC.935.RhoFields.bin" calcext:value-type="string">
            <text:p>diff mpi01/RELAX.SimID.1.EPSA.0.EPSB.0.T.1073.RA.12.RB.14.NR.7551.NC.935.RhoFields.bin mpi09/RELAX.SimID.9.EPSA.0.EPSB.0.T.1073.RA.12.RB.14.NR.7551.NC.935.RhoFields.bin</text:p>
          </table:table-cell>
        </table:table-row>
        <table:table-row table:style-name="ro1">
          <table:table-cell table:formula="of:=[$Sheet1.E5]" office:value-type="string" office:string-value="diff mpi01/RELAX.SimID.1.EPSA.0.EPSB.0.T.1073.RA.12.RB.15.csv mpi09/RELAX.SimID.9.EPSA.0.EPSB.0.T.1073.RA.12.RB.15.csv" calcext:value-type="string">
            <text:p>diff mpi01/RELAX.SimID.1.EPSA.0.EPSB.0.T.1073.RA.12.RB.15.csv mpi09/RELAX.SimID.9.EPSA.0.EPSB.0.T.1073.RA.12.RB.15.csv</text:p>
          </table:table-cell>
        </table:table-row>
        <table:table-row table:style-name="ro1">
          <table:table-cell table:formula="of:=[$Sheet1.E6]" office:value-type="string" office:string-value="diff mpi01/RELAX.SimID.1.EPSA.0.EPSB.0.T.1073.RA.12.RB.15.NR.7551.NC.1401.RhoFields.bin mpi09/RELAX.SimID.9.EPSA.0.EPSB.0.T.1073.RA.12.RB.15.NR.7551.NC.1401.RhoFields.bin" calcext:value-type="string">
            <text:p>diff mpi01/RELAX.SimID.1.EPSA.0.EPSB.0.T.1073.RA.12.RB.15.NR.7551.NC.1401.RhoFields.bin mpi09/RELAX.SimID.9.EPSA.0.EPSB.0.T.1073.RA.12.RB.15.NR.7551.NC.1401.RhoFields.bin</text:p>
          </table:table-cell>
        </table:table-row>
        <table:table-row table:style-name="ro1">
          <table:table-cell table:formula="of:=[$Sheet1.E7]" office:value-type="string" office:string-value="diff mpi01/RELAX.SimID.1.EPSA.0.EPSB.0.T.1073.RA.12.RB.16.csv mpi09/RELAX.SimID.9.EPSA.0.EPSB.0.T.1073.RA.12.RB.16.csv" calcext:value-type="string">
            <text:p>diff mpi01/RELAX.SimID.1.EPSA.0.EPSB.0.T.1073.RA.12.RB.16.csv mpi09/RELAX.SimID.9.EPSA.0.EPSB.0.T.1073.RA.12.RB.16.csv</text:p>
          </table:table-cell>
        </table:table-row>
        <table:table-row table:style-name="ro1">
          <table:table-cell table:formula="of:=[$Sheet1.E8]" office:value-type="string" office:string-value="diff mpi01/RELAX.SimID.1.EPSA.0.EPSB.0.T.1073.RA.12.RB.16.NR.7551.NC.1401.RhoFields.bin mpi09/RELAX.SimID.9.EPSA.0.EPSB.0.T.1073.RA.12.RB.16.NR.7551.NC.1401.RhoFields.bin" calcext:value-type="string">
            <text:p>diff mpi01/RELAX.SimID.1.EPSA.0.EPSB.0.T.1073.RA.12.RB.16.NR.7551.NC.1401.RhoFields.bin mpi09/RELAX.SimID.9.EPSA.0.EPSB.0.T.1073.RA.12.RB.16.NR.7551.NC.1401.RhoFields.bin</text:p>
          </table:table-cell>
        </table:table-row>
        <table:table-row table:style-name="ro1">
          <table:table-cell table:formula="of:=[$Sheet1.E9]" office:value-type="string" office:string-value="diff mpi01/RELAX.SimID.1.EPSA.0.EPSB.0.T.1123.RA.12.RB.13.csv mpi09/RELAX.SimID.9.EPSA.0.EPSB.0.T.1123.RA.12.RB.13.csv" calcext:value-type="string">
            <text:p>diff mpi01/RELAX.SimID.1.EPSA.0.EPSB.0.T.1123.RA.12.RB.13.csv mpi09/RELAX.SimID.9.EPSA.0.EPSB.0.T.1123.RA.12.RB.13.csv</text:p>
          </table:table-cell>
        </table:table-row>
        <table:table-row table:style-name="ro1">
          <table:table-cell table:formula="of:=[$Sheet1.E10]" office:value-type="string" office:string-value="diff mpi01/RELAX.SimID.1.EPSA.0.EPSB.0.T.1123.RA.12.RB.13.NR.7551.NC.738.RhoFields.bin mpi09/RELAX.SimID.9.EPSA.0.EPSB.0.T.1123.RA.12.RB.13.NR.7551.NC.738.RhoFields.bin" calcext:value-type="string">
            <text:p>diff mpi01/RELAX.SimID.1.EPSA.0.EPSB.0.T.1123.RA.12.RB.13.NR.7551.NC.738.RhoFields.bin mpi09/RELAX.SimID.9.EPSA.0.EPSB.0.T.1123.RA.12.RB.13.NR.7551.NC.738.RhoFields.bin</text:p>
          </table:table-cell>
        </table:table-row>
        <table:table-row table:style-name="ro1">
          <table:table-cell table:formula="of:=[$Sheet1.E11]" office:value-type="string" office:string-value="diff mpi01/RELAX.SimID.1.EPSA.0.EPSB.0.T.1123.RA.12.RB.14.csv mpi09/RELAX.SimID.9.EPSA.0.EPSB.0.T.1123.RA.12.RB.14.csv" calcext:value-type="string">
            <text:p>diff mpi01/RELAX.SimID.1.EPSA.0.EPSB.0.T.1123.RA.12.RB.14.csv mpi09/RELAX.SimID.9.EPSA.0.EPSB.0.T.1123.RA.12.RB.14.csv</text:p>
          </table:table-cell>
        </table:table-row>
        <table:table-row table:style-name="ro1">
          <table:table-cell table:formula="of:=[$Sheet1.E12]" office:value-type="string" office:string-value="diff mpi01/RELAX.SimID.1.EPSA.0.EPSB.0.T.1123.RA.12.RB.14.NR.7551.NC.1401.RhoFields.bin mpi09/RELAX.SimID.9.EPSA.0.EPSB.0.T.1123.RA.12.RB.14.NR.7551.NC.1401.RhoFields.bin" calcext:value-type="string">
            <text:p>diff mpi01/RELAX.SimID.1.EPSA.0.EPSB.0.T.1123.RA.12.RB.14.NR.7551.NC.1401.RhoFields.bin mpi09/RELAX.SimID.9.EPSA.0.EPSB.0.T.1123.RA.12.RB.14.NR.7551.NC.1401.RhoFields.bin</text:p>
          </table:table-cell>
        </table:table-row>
        <table:table-row table:style-name="ro1">
          <table:table-cell table:formula="of:=[$Sheet1.E13]" office:value-type="string" office:string-value="diff mpi01/RELAX.SimID.1.EPSA.0.EPSB.0.T.1123.RA.12.RB.15.csv mpi09/RELAX.SimID.9.EPSA.0.EPSB.0.T.1123.RA.12.RB.15.csv" calcext:value-type="string">
            <text:p>diff mpi01/RELAX.SimID.1.EPSA.0.EPSB.0.T.1123.RA.12.RB.15.csv mpi09/RELAX.SimID.9.EPSA.0.EPSB.0.T.1123.RA.12.RB.15.csv</text:p>
          </table:table-cell>
        </table:table-row>
        <table:table-row table:style-name="ro1">
          <table:table-cell table:formula="of:=[$Sheet1.E14]" office:value-type="string" office:string-value="diff mpi01/RELAX.SimID.1.EPSA.0.EPSB.0.T.1123.RA.12.RB.15.NR.7551.NC.1401.RhoFields.bin mpi09/RELAX.SimID.9.EPSA.0.EPSB.0.T.1123.RA.12.RB.15.NR.7551.NC.1401.RhoFields.bin" calcext:value-type="string">
            <text:p>diff mpi01/RELAX.SimID.1.EPSA.0.EPSB.0.T.1123.RA.12.RB.15.NR.7551.NC.1401.RhoFields.bin mpi09/RELAX.SimID.9.EPSA.0.EPSB.0.T.1123.RA.12.RB.15.NR.7551.NC.1401.RhoFields.bin</text:p>
          </table:table-cell>
        </table:table-row>
        <table:table-row table:style-name="ro1">
          <table:table-cell table:formula="of:=[$Sheet1.E15]" office:value-type="string" office:string-value="diff mpi01/RELAX.SimID.1.EPSA.0.EPSB.0.T.1123.RA.12.RB.16.csv mpi09/RELAX.SimID.9.EPSA.0.EPSB.0.T.1123.RA.12.RB.16.csv" calcext:value-type="string">
            <text:p>diff mpi01/RELAX.SimID.1.EPSA.0.EPSB.0.T.1123.RA.12.RB.16.csv mpi09/RELAX.SimID.9.EPSA.0.EPSB.0.T.1123.RA.12.RB.16.csv</text:p>
          </table:table-cell>
        </table:table-row>
        <table:table-row table:style-name="ro1">
          <table:table-cell table:formula="of:=[$Sheet1.E16]" office:value-type="string" office:string-value="diff mpi01/RELAX.SimID.1.EPSA.0.EPSB.0.T.1123.RA.12.RB.16.NR.7551.NC.1401.RhoFields.bin mpi09/RELAX.SimID.9.EPSA.0.EPSB.0.T.1123.RA.12.RB.16.NR.7551.NC.1401.RhoFields.bin" calcext:value-type="string">
            <text:p>diff mpi01/RELAX.SimID.1.EPSA.0.EPSB.0.T.1123.RA.12.RB.16.NR.7551.NC.1401.RhoFields.bin mpi09/RELAX.SimID.9.EPSA.0.EPSB.0.T.1123.RA.12.RB.16.NR.7551.NC.1401.RhoFields.bin</text:p>
          </table:table-cell>
        </table:table-row>
        <table:table-row table:style-name="ro1">
          <table:table-cell table:formula="of:=[$Sheet1.E17]" office:value-type="string" office:string-value="diff mpi01/RELAX.SimID.1.EPSA.0.EPSB.0.T.1173.RA.12.RB.13.csv mpi09/RELAX.SimID.9.EPSA.0.EPSB.0.T.1173.RA.12.RB.13.csv" calcext:value-type="string">
            <text:p>diff mpi01/RELAX.SimID.1.EPSA.0.EPSB.0.T.1173.RA.12.RB.13.csv mpi09/RELAX.SimID.9.EPSA.0.EPSB.0.T.1173.RA.12.RB.13.csv</text:p>
          </table:table-cell>
        </table:table-row>
        <table:table-row table:style-name="ro1">
          <table:table-cell table:formula="of:=[$Sheet1.E18]" office:value-type="string" office:string-value="diff mpi01/RELAX.SimID.1.EPSA.0.EPSB.0.T.1173.RA.12.RB.13.NR.7551.NC.1382.RhoFields.bin mpi09/RELAX.SimID.9.EPSA.0.EPSB.0.T.1173.RA.12.RB.13.NR.7551.NC.1382.RhoFields.bin" calcext:value-type="string">
            <text:p>diff mpi01/RELAX.SimID.1.EPSA.0.EPSB.0.T.1173.RA.12.RB.13.NR.7551.NC.1382.RhoFields.bin mpi09/RELAX.SimID.9.EPSA.0.EPSB.0.T.1173.RA.12.RB.13.NR.7551.NC.1382.RhoFields.bin</text:p>
          </table:table-cell>
        </table:table-row>
        <table:table-row table:style-name="ro1">
          <table:table-cell table:formula="of:=[$Sheet1.E19]" office:value-type="string" office:string-value="diff mpi01/RELAX.SimID.1.EPSA.0.EPSB.0.T.1173.RA.12.RB.14.csv mpi09/RELAX.SimID.9.EPSA.0.EPSB.0.T.1173.RA.12.RB.14.csv" calcext:value-type="string">
            <text:p>diff mpi01/RELAX.SimID.1.EPSA.0.EPSB.0.T.1173.RA.12.RB.14.csv mpi09/RELAX.SimID.9.EPSA.0.EPSB.0.T.1173.RA.12.RB.14.csv</text:p>
          </table:table-cell>
        </table:table-row>
        <table:table-row table:style-name="ro1">
          <table:table-cell table:formula="of:=[$Sheet1.E20]" office:value-type="string" office:string-value="diff mpi01/RELAX.SimID.1.EPSA.0.EPSB.0.T.1173.RA.12.RB.14.NR.7551.NC.1401.RhoFields.bin mpi09/RELAX.SimID.9.EPSA.0.EPSB.0.T.1173.RA.12.RB.14.NR.7551.NC.1401.RhoFields.bin" calcext:value-type="string">
            <text:p>diff mpi01/RELAX.SimID.1.EPSA.0.EPSB.0.T.1173.RA.12.RB.14.NR.7551.NC.1401.RhoFields.bin mpi09/RELAX.SimID.9.EPSA.0.EPSB.0.T.1173.RA.12.RB.14.NR.7551.NC.1401.RhoFields.bin</text:p>
          </table:table-cell>
        </table:table-row>
        <table:table-row table:style-name="ro1">
          <table:table-cell table:formula="of:=[$Sheet1.E21]" office:value-type="string" office:string-value="diff mpi01/RELAX.SimID.1.EPSA.0.EPSB.0.T.1173.RA.12.RB.15.csv mpi09/RELAX.SimID.9.EPSA.0.EPSB.0.T.1173.RA.12.RB.15.csv" calcext:value-type="string">
            <text:p>diff mpi01/RELAX.SimID.1.EPSA.0.EPSB.0.T.1173.RA.12.RB.15.csv mpi09/RELAX.SimID.9.EPSA.0.EPSB.0.T.1173.RA.12.RB.15.csv</text:p>
          </table:table-cell>
        </table:table-row>
        <table:table-row table:style-name="ro1">
          <table:table-cell table:formula="of:=[$Sheet1.E22]" office:value-type="string" office:string-value="diff mpi01/RELAX.SimID.1.EPSA.0.EPSB.0.T.1173.RA.12.RB.15.NR.7551.NC.1401.RhoFields.bin mpi09/RELAX.SimID.9.EPSA.0.EPSB.0.T.1173.RA.12.RB.15.NR.7551.NC.1401.RhoFields.bin" calcext:value-type="string">
            <text:p>diff mpi01/RELAX.SimID.1.EPSA.0.EPSB.0.T.1173.RA.12.RB.15.NR.7551.NC.1401.RhoFields.bin mpi09/RELAX.SimID.9.EPSA.0.EPSB.0.T.1173.RA.12.RB.15.NR.7551.NC.1401.RhoFields.bin</text:p>
          </table:table-cell>
        </table:table-row>
        <table:table-row table:style-name="ro1">
          <table:table-cell table:formula="of:=[$Sheet1.E23]" office:value-type="string" office:string-value="diff mpi01/RELAX.SimID.1.EPSA.0.EPSB.0.T.1173.RA.12.RB.16.csv mpi09/RELAX.SimID.9.EPSA.0.EPSB.0.T.1173.RA.12.RB.16.csv" calcext:value-type="string">
            <text:p>diff mpi01/RELAX.SimID.1.EPSA.0.EPSB.0.T.1173.RA.12.RB.16.csv mpi09/RELAX.SimID.9.EPSA.0.EPSB.0.T.1173.RA.12.RB.16.csv</text:p>
          </table:table-cell>
        </table:table-row>
        <table:table-row table:style-name="ro1">
          <table:table-cell table:formula="of:=[$Sheet1.E24]" office:value-type="string" office:string-value="diff mpi01/RELAX.SimID.1.EPSA.0.EPSB.0.T.1173.RA.12.RB.16.NR.7551.NC.1401.RhoFields.bin mpi09/RELAX.SimID.9.EPSA.0.EPSB.0.T.1173.RA.12.RB.16.NR.7551.NC.1401.RhoFields.bin" calcext:value-type="string">
            <text:p>diff mpi01/RELAX.SimID.1.EPSA.0.EPSB.0.T.1173.RA.12.RB.16.NR.7551.NC.1401.RhoFields.bin mpi09/RELAX.SimID.9.EPSA.0.EPSB.0.T.1173.RA.12.RB.16.NR.7551.NC.1401.RhoFields.bin</text:p>
          </table:table-cell>
        </table:table-row>
        <table:table-row table:style-name="ro1">
          <table:table-cell table:formula="of:=[$Sheet1.E25]" office:value-type="string" office:string-value="diff mpi01/RELAX.SimID.1.EPSA.0.EPSB.0.T.1223.RA.12.RB.13.csv mpi09/RELAX.SimID.9.EPSA.0.EPSB.0.T.1223.RA.12.RB.13.csv" calcext:value-type="string">
            <text:p>diff mpi01/RELAX.SimID.1.EPSA.0.EPSB.0.T.1223.RA.12.RB.13.csv mpi09/RELAX.SimID.9.EPSA.0.EPSB.0.T.1223.RA.12.RB.13.csv</text:p>
          </table:table-cell>
        </table:table-row>
        <table:table-row table:style-name="ro1">
          <table:table-cell table:formula="of:=[$Sheet1.E26]" office:value-type="string" office:string-value="diff mpi01/RELAX.SimID.1.EPSA.0.EPSB.0.T.1223.RA.12.RB.13.NR.7551.NC.1401.RhoFields.bin mpi09/RELAX.SimID.9.EPSA.0.EPSB.0.T.1223.RA.12.RB.13.NR.7551.NC.1401.RhoFields.bin" calcext:value-type="string">
            <text:p>diff mpi01/RELAX.SimID.1.EPSA.0.EPSB.0.T.1223.RA.12.RB.13.NR.7551.NC.1401.RhoFields.bin mpi09/RELAX.SimID.9.EPSA.0.EPSB.0.T.1223.RA.12.RB.13.NR.7551.NC.1401.RhoFields.bin</text:p>
          </table:table-cell>
        </table:table-row>
        <table:table-row table:style-name="ro1">
          <table:table-cell table:formula="of:=[$Sheet1.E27]" office:value-type="string" office:string-value="diff mpi01/RELAX.SimID.1.EPSA.0.EPSB.0.T.1223.RA.12.RB.14.csv mpi09/RELAX.SimID.9.EPSA.0.EPSB.0.T.1223.RA.12.RB.14.csv" calcext:value-type="string">
            <text:p>diff mpi01/RELAX.SimID.1.EPSA.0.EPSB.0.T.1223.RA.12.RB.14.csv mpi09/RELAX.SimID.9.EPSA.0.EPSB.0.T.1223.RA.12.RB.14.csv</text:p>
          </table:table-cell>
        </table:table-row>
        <table:table-row table:style-name="ro1">
          <table:table-cell table:formula="of:=[$Sheet1.E28]" office:value-type="string" office:string-value="diff mpi01/RELAX.SimID.1.EPSA.0.EPSB.0.T.1223.RA.12.RB.14.NR.7551.NC.1401.RhoFields.bin mpi09/RELAX.SimID.9.EPSA.0.EPSB.0.T.1223.RA.12.RB.14.NR.7551.NC.1401.RhoFields.bin" calcext:value-type="string">
            <text:p>diff mpi01/RELAX.SimID.1.EPSA.0.EPSB.0.T.1223.RA.12.RB.14.NR.7551.NC.1401.RhoFields.bin mpi09/RELAX.SimID.9.EPSA.0.EPSB.0.T.1223.RA.12.RB.14.NR.7551.NC.1401.RhoFields.bin</text:p>
          </table:table-cell>
        </table:table-row>
        <table:table-row table:style-name="ro1">
          <table:table-cell table:formula="of:=[$Sheet1.E29]" office:value-type="string" office:string-value="diff mpi01/RELAX.SimID.1.EPSA.0.EPSB.0.T.1223.RA.12.RB.15.csv mpi09/RELAX.SimID.9.EPSA.0.EPSB.0.T.1223.RA.12.RB.15.csv" calcext:value-type="string">
            <text:p>diff mpi01/RELAX.SimID.1.EPSA.0.EPSB.0.T.1223.RA.12.RB.15.csv mpi09/RELAX.SimID.9.EPSA.0.EPSB.0.T.1223.RA.12.RB.15.csv</text:p>
          </table:table-cell>
        </table:table-row>
        <table:table-row table:style-name="ro1">
          <table:table-cell table:formula="of:=[$Sheet1.E30]" office:value-type="string" office:string-value="diff mpi01/RELAX.SimID.1.EPSA.0.EPSB.0.T.1223.RA.12.RB.15.NR.7551.NC.1401.RhoFields.bin mpi09/RELAX.SimID.9.EPSA.0.EPSB.0.T.1223.RA.12.RB.15.NR.7551.NC.1401.RhoFields.bin" calcext:value-type="string">
            <text:p>diff mpi01/RELAX.SimID.1.EPSA.0.EPSB.0.T.1223.RA.12.RB.15.NR.7551.NC.1401.RhoFields.bin mpi09/RELAX.SimID.9.EPSA.0.EPSB.0.T.1223.RA.12.RB.15.NR.7551.NC.1401.RhoFields.bin</text:p>
          </table:table-cell>
        </table:table-row>
        <table:table-row table:style-name="ro1">
          <table:table-cell table:formula="of:=[$Sheet1.E31]" office:value-type="string" office:string-value="diff mpi01/RELAX.SimID.1.EPSA.0.EPSB.0.T.1223.RA.12.RB.16.csv mpi09/RELAX.SimID.9.EPSA.0.EPSB.0.T.1223.RA.12.RB.16.csv" calcext:value-type="string">
            <text:p>diff mpi01/RELAX.SimID.1.EPSA.0.EPSB.0.T.1223.RA.12.RB.16.csv mpi09/RELAX.SimID.9.EPSA.0.EPSB.0.T.1223.RA.12.RB.16.csv</text:p>
          </table:table-cell>
        </table:table-row>
        <table:table-row table:style-name="ro1">
          <table:table-cell table:formula="of:=[$Sheet1.E32]" office:value-type="string" office:string-value="diff mpi01/RELAX.SimID.1.EPSA.0.EPSB.0.T.1223.RA.12.RB.16.NR.7551.NC.1401.RhoFields.bin mpi09/RELAX.SimID.9.EPSA.0.EPSB.0.T.1223.RA.12.RB.16.NR.7551.NC.1401.RhoFields.bin" calcext:value-type="string">
            <text:p>diff mpi01/RELAX.SimID.1.EPSA.0.EPSB.0.T.1223.RA.12.RB.16.NR.7551.NC.1401.RhoFields.bin mpi09/RELAX.SimID.9.EPSA.0.EPSB.0.T.1223.RA.12.RB.16.NR.7551.NC.1401.RhoFields.bin</text:p>
          </table:table-cell>
        </table:table-row>
        <table:table-row table:style-name="ro1">
          <table:table-cell table:formula="of:=[$Sheet1.E33]" office:value-type="string" office:string-value="diff mpi01/RELAX.SimID.1.EPSA.0.EPSB.0.T.1273.RA.12.RB.13.csv mpi09/RELAX.SimID.9.EPSA.0.EPSB.0.T.1273.RA.12.RB.13.csv" calcext:value-type="string">
            <text:p>diff mpi01/RELAX.SimID.1.EPSA.0.EPSB.0.T.1273.RA.12.RB.13.csv mpi09/RELAX.SimID.9.EPSA.0.EPSB.0.T.1273.RA.12.RB.13.csv</text:p>
          </table:table-cell>
        </table:table-row>
        <table:table-row table:style-name="ro1">
          <table:table-cell table:formula="of:=[$Sheet1.E34]" office:value-type="string" office:string-value="diff mpi01/RELAX.SimID.1.EPSA.0.EPSB.0.T.1273.RA.12.RB.13.NR.7551.NC.1401.RhoFields.bin mpi09/RELAX.SimID.9.EPSA.0.EPSB.0.T.1273.RA.12.RB.13.NR.7551.NC.1401.RhoFields.bin" calcext:value-type="string">
            <text:p>diff mpi01/RELAX.SimID.1.EPSA.0.EPSB.0.T.1273.RA.12.RB.13.NR.7551.NC.1401.RhoFields.bin mpi09/RELAX.SimID.9.EPSA.0.EPSB.0.T.1273.RA.12.RB.13.NR.7551.NC.1401.RhoFields.bin</text:p>
          </table:table-cell>
        </table:table-row>
        <table:table-row table:style-name="ro1">
          <table:table-cell table:formula="of:=[$Sheet1.E35]" office:value-type="string" office:string-value="diff mpi01/RELAX.SimID.1.EPSA.0.EPSB.0.T.1273.RA.12.RB.14.csv mpi09/RELAX.SimID.9.EPSA.0.EPSB.0.T.1273.RA.12.RB.14.csv" calcext:value-type="string">
            <text:p>diff mpi01/RELAX.SimID.1.EPSA.0.EPSB.0.T.1273.RA.12.RB.14.csv mpi09/RELAX.SimID.9.EPSA.0.EPSB.0.T.1273.RA.12.RB.14.csv</text:p>
          </table:table-cell>
        </table:table-row>
        <table:table-row table:style-name="ro1">
          <table:table-cell table:formula="of:=[$Sheet1.E36]" office:value-type="string" office:string-value="diff mpi01/RELAX.SimID.1.EPSA.0.EPSB.0.T.1273.RA.12.RB.14.NR.7551.NC.1401.RhoFields.bin mpi09/RELAX.SimID.9.EPSA.0.EPSB.0.T.1273.RA.12.RB.14.NR.7551.NC.1401.RhoFields.bin" calcext:value-type="string">
            <text:p>diff mpi01/RELAX.SimID.1.EPSA.0.EPSB.0.T.1273.RA.12.RB.14.NR.7551.NC.1401.RhoFields.bin mpi09/RELAX.SimID.9.EPSA.0.EPSB.0.T.1273.RA.12.RB.14.NR.7551.NC.1401.RhoFields.bin</text:p>
          </table:table-cell>
        </table:table-row>
        <table:table-row table:style-name="ro1">
          <table:table-cell table:formula="of:=[$Sheet1.E37]" office:value-type="string" office:string-value="diff mpi01/RELAX.SimID.1.EPSA.0.EPSB.0.T.1273.RA.12.RB.15.csv mpi09/RELAX.SimID.9.EPSA.0.EPSB.0.T.1273.RA.12.RB.15.csv" calcext:value-type="string">
            <text:p>diff mpi01/RELAX.SimID.1.EPSA.0.EPSB.0.T.1273.RA.12.RB.15.csv mpi09/RELAX.SimID.9.EPSA.0.EPSB.0.T.1273.RA.12.RB.15.csv</text:p>
          </table:table-cell>
        </table:table-row>
        <table:table-row table:style-name="ro1">
          <table:table-cell table:formula="of:=[$Sheet1.E38]" office:value-type="string" office:string-value="diff mpi01/RELAX.SimID.1.EPSA.0.EPSB.0.T.1273.RA.12.RB.15.NR.7551.NC.1401.RhoFields.bin mpi09/RELAX.SimID.9.EPSA.0.EPSB.0.T.1273.RA.12.RB.15.NR.7551.NC.1401.RhoFields.bin" calcext:value-type="string">
            <text:p>diff mpi01/RELAX.SimID.1.EPSA.0.EPSB.0.T.1273.RA.12.RB.15.NR.7551.NC.1401.RhoFields.bin mpi09/RELAX.SimID.9.EPSA.0.EPSB.0.T.1273.RA.12.RB.15.NR.7551.NC.1401.RhoFields.bin</text:p>
          </table:table-cell>
        </table:table-row>
        <table:table-row table:style-name="ro1">
          <table:table-cell table:formula="of:=[$Sheet1.E39]" office:value-type="string" office:string-value="diff mpi01/RELAX.SimID.1.EPSA.0.EPSB.0.T.1273.RA.12.RB.16.csv mpi09/RELAX.SimID.9.EPSA.0.EPSB.0.T.1273.RA.12.RB.16.csv" calcext:value-type="string">
            <text:p>diff mpi01/RELAX.SimID.1.EPSA.0.EPSB.0.T.1273.RA.12.RB.16.csv mpi09/RELAX.SimID.9.EPSA.0.EPSB.0.T.1273.RA.12.RB.16.csv</text:p>
          </table:table-cell>
        </table:table-row>
        <table:table-row table:style-name="ro1">
          <table:table-cell table:formula="of:=[$Sheet1.E40]" office:value-type="string" office:string-value="diff mpi01/RELAX.SimID.1.EPSA.0.EPSB.0.T.1273.RA.12.RB.16.NR.7551.NC.1401.RhoFields.bin mpi09/RELAX.SimID.9.EPSA.0.EPSB.0.T.1273.RA.12.RB.16.NR.7551.NC.1401.RhoFields.bin" calcext:value-type="string">
            <text:p>diff mpi01/RELAX.SimID.1.EPSA.0.EPSB.0.T.1273.RA.12.RB.16.NR.7551.NC.1401.RhoFields.bin mpi09/RELAX.SimID.9.EPSA.0.EPSB.0.T.1273.RA.12.RB.16.NR.7551.NC.1401.RhoFields.bin</text:p>
          </table:table-cell>
        </table:table-row>
        <table:table-row table:style-name="ro1">
          <table:table-cell table:formula="of:=[$Sheet1.E41]" office:value-type="string" office:string-value="diff mpi01/RELAX.SimID.1.EPSA.0.EPSB.0.T.1323.RA.12.RB.13.csv mpi09/RELAX.SimID.9.EPSA.0.EPSB.0.T.1323.RA.12.RB.13.csv" calcext:value-type="string">
            <text:p>diff mpi01/RELAX.SimID.1.EPSA.0.EPSB.0.T.1323.RA.12.RB.13.csv mpi09/RELAX.SimID.9.EPSA.0.EPSB.0.T.1323.RA.12.RB.13.csv</text:p>
          </table:table-cell>
        </table:table-row>
        <table:table-row table:style-name="ro1">
          <table:table-cell table:formula="of:=[$Sheet1.E42]" office:value-type="string" office:string-value="diff mpi01/RELAX.SimID.1.EPSA.0.EPSB.0.T.1323.RA.12.RB.13.NR.7551.NC.1401.RhoFields.bin mpi09/RELAX.SimID.9.EPSA.0.EPSB.0.T.1323.RA.12.RB.13.NR.7551.NC.1401.RhoFields.bin" calcext:value-type="string">
            <text:p>diff mpi01/RELAX.SimID.1.EPSA.0.EPSB.0.T.1323.RA.12.RB.13.NR.7551.NC.1401.RhoFields.bin mpi09/RELAX.SimID.9.EPSA.0.EPSB.0.T.1323.RA.12.RB.13.NR.7551.NC.1401.RhoFields.bin</text:p>
          </table:table-cell>
        </table:table-row>
        <table:table-row table:style-name="ro1">
          <table:table-cell table:formula="of:=[$Sheet1.E43]" office:value-type="string" office:string-value="diff mpi01/RELAX.SimID.1.EPSA.0.EPSB.0.T.1323.RA.12.RB.14.csv mpi09/RELAX.SimID.9.EPSA.0.EPSB.0.T.1323.RA.12.RB.14.csv" calcext:value-type="string">
            <text:p>diff mpi01/RELAX.SimID.1.EPSA.0.EPSB.0.T.1323.RA.12.RB.14.csv mpi09/RELAX.SimID.9.EPSA.0.EPSB.0.T.1323.RA.12.RB.14.csv</text:p>
          </table:table-cell>
        </table:table-row>
        <table:table-row table:style-name="ro1">
          <table:table-cell table:formula="of:=[$Sheet1.E44]" office:value-type="string" office:string-value="diff mpi01/RELAX.SimID.1.EPSA.0.EPSB.0.T.1323.RA.12.RB.14.NR.7551.NC.1401.RhoFields.bin mpi09/RELAX.SimID.9.EPSA.0.EPSB.0.T.1323.RA.12.RB.14.NR.7551.NC.1401.RhoFields.bin" calcext:value-type="string">
            <text:p>diff mpi01/RELAX.SimID.1.EPSA.0.EPSB.0.T.1323.RA.12.RB.14.NR.7551.NC.1401.RhoFields.bin mpi09/RELAX.SimID.9.EPSA.0.EPSB.0.T.1323.RA.12.RB.14.NR.7551.NC.1401.RhoFields.bin</text:p>
          </table:table-cell>
        </table:table-row>
        <table:table-row table:style-name="ro1">
          <table:table-cell table:formula="of:=[$Sheet1.E45]" office:value-type="string" office:string-value="diff mpi01/RELAX.SimID.1.EPSA.0.EPSB.0.T.1323.RA.12.RB.15.csv mpi09/RELAX.SimID.9.EPSA.0.EPSB.0.T.1323.RA.12.RB.15.csv" calcext:value-type="string">
            <text:p>diff mpi01/RELAX.SimID.1.EPSA.0.EPSB.0.T.1323.RA.12.RB.15.csv mpi09/RELAX.SimID.9.EPSA.0.EPSB.0.T.1323.RA.12.RB.15.csv</text:p>
          </table:table-cell>
        </table:table-row>
        <table:table-row table:style-name="ro1">
          <table:table-cell table:formula="of:=[$Sheet1.E46]" office:value-type="string" office:string-value="diff mpi01/RELAX.SimID.1.EPSA.0.EPSB.0.T.1323.RA.12.RB.15.NR.7551.NC.1401.RhoFields.bin mpi09/RELAX.SimID.9.EPSA.0.EPSB.0.T.1323.RA.12.RB.15.NR.7551.NC.1401.RhoFields.bin" calcext:value-type="string">
            <text:p>diff mpi01/RELAX.SimID.1.EPSA.0.EPSB.0.T.1323.RA.12.RB.15.NR.7551.NC.1401.RhoFields.bin mpi09/RELAX.SimID.9.EPSA.0.EPSB.0.T.1323.RA.12.RB.15.NR.7551.NC.1401.RhoFields.bin</text:p>
          </table:table-cell>
        </table:table-row>
        <table:table-row table:style-name="ro1">
          <table:table-cell table:formula="of:=[$Sheet1.E47]" office:value-type="string" office:string-value="diff mpi01/RELAX.SimID.1.EPSA.0.EPSB.0.T.1323.RA.12.RB.16.csv mpi09/RELAX.SimID.9.EPSA.0.EPSB.0.T.1323.RA.12.RB.16.csv" calcext:value-type="string">
            <text:p>diff mpi01/RELAX.SimID.1.EPSA.0.EPSB.0.T.1323.RA.12.RB.16.csv mpi09/RELAX.SimID.9.EPSA.0.EPSB.0.T.1323.RA.12.RB.16.csv</text:p>
          </table:table-cell>
        </table:table-row>
        <table:table-row table:style-name="ro1">
          <table:table-cell table:formula="of:=[$Sheet1.E48]" office:value-type="string" office:string-value="diff mpi01/RELAX.SimID.1.EPSA.0.EPSB.0.T.1323.RA.12.RB.16.NR.7551.NC.1401.RhoFields.bin mpi09/RELAX.SimID.9.EPSA.0.EPSB.0.T.1323.RA.12.RB.16.NR.7551.NC.1401.RhoFields.bin" calcext:value-type="string">
            <text:p>diff mpi01/RELAX.SimID.1.EPSA.0.EPSB.0.T.1323.RA.12.RB.16.NR.7551.NC.1401.RhoFields.bin mpi09/RELAX.SimID.9.EPSA.0.EPSB.0.T.1323.RA.12.RB.16.NR.7551.NC.1401.RhoFields.bin</text:p>
          </table:table-cell>
        </table:table-row>
        <table:table-row table:style-name="ro1">
          <table:table-cell table:formula="of:=[$Sheet1.E49]" office:value-type="string" office:string-value="diff mpi01/RELAX.SimID.1.EPSA.0.EPSB.0.T.1373.RA.12.RB.13.csv mpi09/RELAX.SimID.9.EPSA.0.EPSB.0.T.1373.RA.12.RB.13.csv" calcext:value-type="string">
            <text:p>diff mpi01/RELAX.SimID.1.EPSA.0.EPSB.0.T.1373.RA.12.RB.13.csv mpi09/RELAX.SimID.9.EPSA.0.EPSB.0.T.1373.RA.12.RB.13.csv</text:p>
          </table:table-cell>
        </table:table-row>
        <table:table-row table:style-name="ro1">
          <table:table-cell table:formula="of:=[$Sheet1.E50]" office:value-type="string" office:string-value="diff mpi01/RELAX.SimID.1.EPSA.0.EPSB.0.T.1373.RA.12.RB.13.NR.7551.NC.1401.RhoFields.bin mpi09/RELAX.SimID.9.EPSA.0.EPSB.0.T.1373.RA.12.RB.13.NR.7551.NC.1401.RhoFields.bin" calcext:value-type="string">
            <text:p>diff mpi01/RELAX.SimID.1.EPSA.0.EPSB.0.T.1373.RA.12.RB.13.NR.7551.NC.1401.RhoFields.bin mpi09/RELAX.SimID.9.EPSA.0.EPSB.0.T.1373.RA.12.RB.13.NR.7551.NC.1401.RhoFields.bin</text:p>
          </table:table-cell>
        </table:table-row>
        <table:table-row table:style-name="ro1">
          <table:table-cell table:formula="of:=[$Sheet1.E51]" office:value-type="string" office:string-value="diff mpi01/RELAX.SimID.1.EPSA.0.EPSB.0.T.1373.RA.12.RB.14.csv mpi09/RELAX.SimID.9.EPSA.0.EPSB.0.T.1373.RA.12.RB.14.csv" calcext:value-type="string">
            <text:p>diff mpi01/RELAX.SimID.1.EPSA.0.EPSB.0.T.1373.RA.12.RB.14.csv mpi09/RELAX.SimID.9.EPSA.0.EPSB.0.T.1373.RA.12.RB.14.csv</text:p>
          </table:table-cell>
        </table:table-row>
        <table:table-row table:style-name="ro1">
          <table:table-cell table:formula="of:=[$Sheet1.E52]" office:value-type="string" office:string-value="diff mpi01/RELAX.SimID.1.EPSA.0.EPSB.0.T.1373.RA.12.RB.14.NR.7551.NC.1401.RhoFields.bin mpi09/RELAX.SimID.9.EPSA.0.EPSB.0.T.1373.RA.12.RB.14.NR.7551.NC.1401.RhoFields.bin" calcext:value-type="string">
            <text:p>diff mpi01/RELAX.SimID.1.EPSA.0.EPSB.0.T.1373.RA.12.RB.14.NR.7551.NC.1401.RhoFields.bin mpi09/RELAX.SimID.9.EPSA.0.EPSB.0.T.1373.RA.12.RB.14.NR.7551.NC.1401.RhoFields.bin</text:p>
          </table:table-cell>
        </table:table-row>
        <table:table-row table:style-name="ro1">
          <table:table-cell table:formula="of:=[$Sheet1.E53]" office:value-type="string" office:string-value="diff mpi01/RELAX.SimID.1.EPSA.0.EPSB.0.T.1373.RA.12.RB.15.csv mpi09/RELAX.SimID.9.EPSA.0.EPSB.0.T.1373.RA.12.RB.15.csv" calcext:value-type="string">
            <text:p>diff mpi01/RELAX.SimID.1.EPSA.0.EPSB.0.T.1373.RA.12.RB.15.csv mpi09/RELAX.SimID.9.EPSA.0.EPSB.0.T.1373.RA.12.RB.15.csv</text:p>
          </table:table-cell>
        </table:table-row>
        <table:table-row table:style-name="ro1">
          <table:table-cell table:formula="of:=[$Sheet1.E54]" office:value-type="string" office:string-value="diff mpi01/RELAX.SimID.1.EPSA.0.EPSB.0.T.1373.RA.12.RB.15.NR.7551.NC.1401.RhoFields.bin mpi09/RELAX.SimID.9.EPSA.0.EPSB.0.T.1373.RA.12.RB.15.NR.7551.NC.1401.RhoFields.bin" calcext:value-type="string">
            <text:p>diff mpi01/RELAX.SimID.1.EPSA.0.EPSB.0.T.1373.RA.12.RB.15.NR.7551.NC.1401.RhoFields.bin mpi09/RELAX.SimID.9.EPSA.0.EPSB.0.T.1373.RA.12.RB.15.NR.7551.NC.1401.RhoFields.bin</text:p>
          </table:table-cell>
        </table:table-row>
        <table:table-row table:style-name="ro1">
          <table:table-cell table:formula="of:=[$Sheet1.E55]" office:value-type="string" office:string-value="diff mpi01/RELAX.SimID.1.EPSA.0.EPSB.0.T.1373.RA.12.RB.16.csv mpi09/RELAX.SimID.9.EPSA.0.EPSB.0.T.1373.RA.12.RB.16.csv" calcext:value-type="string">
            <text:p>diff mpi01/RELAX.SimID.1.EPSA.0.EPSB.0.T.1373.RA.12.RB.16.csv mpi09/RELAX.SimID.9.EPSA.0.EPSB.0.T.1373.RA.12.RB.16.csv</text:p>
          </table:table-cell>
        </table:table-row>
        <table:table-row table:style-name="ro1">
          <table:table-cell table:formula="of:=[$Sheet1.E56]" office:value-type="string" office:string-value="diff mpi01/RELAX.SimID.1.EPSA.0.EPSB.0.T.1373.RA.12.RB.16.NR.7551.NC.1401.RhoFields.bin mpi09/RELAX.SimID.9.EPSA.0.EPSB.0.T.1373.RA.12.RB.16.NR.7551.NC.1401.RhoFields.bin" calcext:value-type="string">
            <text:p>diff mpi01/RELAX.SimID.1.EPSA.0.EPSB.0.T.1373.RA.12.RB.16.NR.7551.NC.1401.RhoFields.bin mpi09/RELAX.SimID.9.EPSA.0.EPSB.0.T.1373.RA.12.RB.16.NR.7551.NC.1401.RhoFields.bin</text:p>
          </table:table-cell>
        </table:table-row>
        <table:table-row table:style-name="ro1">
          <table:table-cell table:formula="of:=[$Sheet1.E57]" office:value-type="string" office:string-value="diff mpi01/RELAX.SimID.1.EPSA.0.EPSB.0.T.1423.RA.12.RB.13.csv mpi09/RELAX.SimID.9.EPSA.0.EPSB.0.T.1423.RA.12.RB.13.csv" calcext:value-type="string">
            <text:p>diff mpi01/RELAX.SimID.1.EPSA.0.EPSB.0.T.1423.RA.12.RB.13.csv mpi09/RELAX.SimID.9.EPSA.0.EPSB.0.T.1423.RA.12.RB.13.csv</text:p>
          </table:table-cell>
        </table:table-row>
        <table:table-row table:style-name="ro1">
          <table:table-cell table:formula="of:=[$Sheet1.E58]" office:value-type="string" office:string-value="diff mpi01/RELAX.SimID.1.EPSA.0.EPSB.0.T.1423.RA.12.RB.13.NR.7551.NC.1401.RhoFields.bin mpi09/RELAX.SimID.9.EPSA.0.EPSB.0.T.1423.RA.12.RB.13.NR.7551.NC.1401.RhoFields.bin" calcext:value-type="string">
            <text:p>diff mpi01/RELAX.SimID.1.EPSA.0.EPSB.0.T.1423.RA.12.RB.13.NR.7551.NC.1401.RhoFields.bin mpi09/RELAX.SimID.9.EPSA.0.EPSB.0.T.1423.RA.12.RB.13.NR.7551.NC.1401.RhoFields.bin</text:p>
          </table:table-cell>
        </table:table-row>
        <table:table-row table:style-name="ro1">
          <table:table-cell table:formula="of:=[$Sheet1.E59]" office:value-type="string" office:string-value="diff mpi01/RELAX.SimID.1.EPSA.0.EPSB.0.T.1423.RA.12.RB.14.csv mpi09/RELAX.SimID.9.EPSA.0.EPSB.0.T.1423.RA.12.RB.14.csv" calcext:value-type="string">
            <text:p>diff mpi01/RELAX.SimID.1.EPSA.0.EPSB.0.T.1423.RA.12.RB.14.csv mpi09/RELAX.SimID.9.EPSA.0.EPSB.0.T.1423.RA.12.RB.14.csv</text:p>
          </table:table-cell>
        </table:table-row>
        <table:table-row table:style-name="ro1">
          <table:table-cell table:formula="of:=[$Sheet1.E60]" office:value-type="string" office:string-value="diff mpi01/RELAX.SimID.1.EPSA.0.EPSB.0.T.1423.RA.12.RB.14.NR.7551.NC.1401.RhoFields.bin mpi09/RELAX.SimID.9.EPSA.0.EPSB.0.T.1423.RA.12.RB.14.NR.7551.NC.1401.RhoFields.bin" calcext:value-type="string">
            <text:p>diff mpi01/RELAX.SimID.1.EPSA.0.EPSB.0.T.1423.RA.12.RB.14.NR.7551.NC.1401.RhoFields.bin mpi09/RELAX.SimID.9.EPSA.0.EPSB.0.T.1423.RA.12.RB.14.NR.7551.NC.1401.RhoFields.bin</text:p>
          </table:table-cell>
        </table:table-row>
        <table:table-row table:style-name="ro1">
          <table:table-cell table:formula="of:=[$Sheet1.E61]" office:value-type="string" office:string-value="diff mpi01/RELAX.SimID.1.EPSA.0.EPSB.0.T.1423.RA.12.RB.15.csv mpi09/RELAX.SimID.9.EPSA.0.EPSB.0.T.1423.RA.12.RB.15.csv" calcext:value-type="string">
            <text:p>diff mpi01/RELAX.SimID.1.EPSA.0.EPSB.0.T.1423.RA.12.RB.15.csv mpi09/RELAX.SimID.9.EPSA.0.EPSB.0.T.1423.RA.12.RB.15.csv</text:p>
          </table:table-cell>
        </table:table-row>
        <table:table-row table:style-name="ro1">
          <table:table-cell table:formula="of:=[$Sheet1.E62]" office:value-type="string" office:string-value="diff mpi01/RELAX.SimID.1.EPSA.0.EPSB.0.T.1423.RA.12.RB.15.NR.7551.NC.1401.RhoFields.bin mpi09/RELAX.SimID.9.EPSA.0.EPSB.0.T.1423.RA.12.RB.15.NR.7551.NC.1401.RhoFields.bin" calcext:value-type="string">
            <text:p>diff mpi01/RELAX.SimID.1.EPSA.0.EPSB.0.T.1423.RA.12.RB.15.NR.7551.NC.1401.RhoFields.bin mpi09/RELAX.SimID.9.EPSA.0.EPSB.0.T.1423.RA.12.RB.15.NR.7551.NC.1401.RhoFields.bin</text:p>
          </table:table-cell>
        </table:table-row>
        <table:table-row table:style-name="ro1">
          <table:table-cell table:formula="of:=[$Sheet1.E63]" office:value-type="string" office:string-value="diff mpi01/RELAX.SimID.1.EPSA.0.EPSB.0.T.1423.RA.12.RB.16.csv mpi09/RELAX.SimID.9.EPSA.0.EPSB.0.T.1423.RA.12.RB.16.csv" calcext:value-type="string">
            <text:p>diff mpi01/RELAX.SimID.1.EPSA.0.EPSB.0.T.1423.RA.12.RB.16.csv mpi09/RELAX.SimID.9.EPSA.0.EPSB.0.T.1423.RA.12.RB.16.csv</text:p>
          </table:table-cell>
        </table:table-row>
        <table:table-row table:style-name="ro1">
          <table:table-cell table:formula="of:=[$Sheet1.E64]" office:value-type="string" office:string-value="diff mpi01/RELAX.SimID.1.EPSA.0.EPSB.0.T.1423.RA.12.RB.16.NR.7551.NC.1401.RhoFields.bin mpi09/RELAX.SimID.9.EPSA.0.EPSB.0.T.1423.RA.12.RB.16.NR.7551.NC.1401.RhoFields.bin" calcext:value-type="string">
            <text:p>diff mpi01/RELAX.SimID.1.EPSA.0.EPSB.0.T.1423.RA.12.RB.16.NR.7551.NC.1401.RhoFields.bin mpi09/RELAX.SimID.9.EPSA.0.EPSB.0.T.1423.RA.12.RB.16.NR.7551.NC.1401.RhoFields.bin</text:p>
          </table:table-cell>
        </table:table-row>
        <table:table-row table:style-name="ro1">
          <table:table-cell table:formula="of:=[$Sheet1.E65]" office:value-type="string" office:string-value="diff mpi01/RELAX.SimID.1.EPSA.0.EPSB.0.T.1473.RA.12.RB.13.csv mpi09/RELAX.SimID.9.EPSA.0.EPSB.0.T.1473.RA.12.RB.13.csv" calcext:value-type="string">
            <text:p>diff mpi01/RELAX.SimID.1.EPSA.0.EPSB.0.T.1473.RA.12.RB.13.csv mpi09/RELAX.SimID.9.EPSA.0.EPSB.0.T.1473.RA.12.RB.13.csv</text:p>
          </table:table-cell>
        </table:table-row>
        <table:table-row table:style-name="ro1">
          <table:table-cell table:formula="of:=[$Sheet1.E66]" office:value-type="string" office:string-value="diff mpi01/RELAX.SimID.1.EPSA.0.EPSB.0.T.1473.RA.12.RB.13.NR.7551.NC.1401.RhoFields.bin mpi09/RELAX.SimID.9.EPSA.0.EPSB.0.T.1473.RA.12.RB.13.NR.7551.NC.1401.RhoFields.bin" calcext:value-type="string">
            <text:p>diff mpi01/RELAX.SimID.1.EPSA.0.EPSB.0.T.1473.RA.12.RB.13.NR.7551.NC.1401.RhoFields.bin mpi09/RELAX.SimID.9.EPSA.0.EPSB.0.T.1473.RA.12.RB.13.NR.7551.NC.1401.RhoFields.bin</text:p>
          </table:table-cell>
        </table:table-row>
        <table:table-row table:style-name="ro1">
          <table:table-cell table:formula="of:=[$Sheet1.E67]" office:value-type="string" office:string-value="diff mpi01/RELAX.SimID.1.EPSA.0.EPSB.0.T.1473.RA.12.RB.14.csv mpi09/RELAX.SimID.9.EPSA.0.EPSB.0.T.1473.RA.12.RB.14.csv" calcext:value-type="string">
            <text:p>diff mpi01/RELAX.SimID.1.EPSA.0.EPSB.0.T.1473.RA.12.RB.14.csv mpi09/RELAX.SimID.9.EPSA.0.EPSB.0.T.1473.RA.12.RB.14.csv</text:p>
          </table:table-cell>
        </table:table-row>
        <table:table-row table:style-name="ro1">
          <table:table-cell table:formula="of:=[$Sheet1.E68]" office:value-type="string" office:string-value="diff mpi01/RELAX.SimID.1.EPSA.0.EPSB.0.T.1473.RA.12.RB.14.NR.7551.NC.1401.RhoFields.bin mpi09/RELAX.SimID.9.EPSA.0.EPSB.0.T.1473.RA.12.RB.14.NR.7551.NC.1401.RhoFields.bin" calcext:value-type="string">
            <text:p>diff mpi01/RELAX.SimID.1.EPSA.0.EPSB.0.T.1473.RA.12.RB.14.NR.7551.NC.1401.RhoFields.bin mpi09/RELAX.SimID.9.EPSA.0.EPSB.0.T.1473.RA.12.RB.14.NR.7551.NC.1401.RhoFields.bin</text:p>
          </table:table-cell>
        </table:table-row>
        <table:table-row table:style-name="ro1">
          <table:table-cell table:formula="of:=[$Sheet1.E69]" office:value-type="string" office:string-value="diff mpi01/RELAX.SimID.1.EPSA.0.EPSB.0.T.1473.RA.12.RB.15.csv mpi09/RELAX.SimID.9.EPSA.0.EPSB.0.T.1473.RA.12.RB.15.csv" calcext:value-type="string">
            <text:p>diff mpi01/RELAX.SimID.1.EPSA.0.EPSB.0.T.1473.RA.12.RB.15.csv mpi09/RELAX.SimID.9.EPSA.0.EPSB.0.T.1473.RA.12.RB.15.csv</text:p>
          </table:table-cell>
        </table:table-row>
        <table:table-row table:style-name="ro1">
          <table:table-cell table:formula="of:=[$Sheet1.E70]" office:value-type="string" office:string-value="diff mpi01/RELAX.SimID.1.EPSA.0.EPSB.0.T.1473.RA.12.RB.15.NR.7551.NC.1401.RhoFields.bin mpi09/RELAX.SimID.9.EPSA.0.EPSB.0.T.1473.RA.12.RB.15.NR.7551.NC.1401.RhoFields.bin" calcext:value-type="string">
            <text:p>diff mpi01/RELAX.SimID.1.EPSA.0.EPSB.0.T.1473.RA.12.RB.15.NR.7551.NC.1401.RhoFields.bin mpi09/RELAX.SimID.9.EPSA.0.EPSB.0.T.1473.RA.12.RB.15.NR.7551.NC.1401.RhoFields.bin</text:p>
          </table:table-cell>
        </table:table-row>
        <table:table-row table:style-name="ro1">
          <table:table-cell table:formula="of:=[$Sheet1.E71]" office:value-type="string" office:string-value="diff mpi01/RELAX.SimID.1.EPSA.0.EPSB.0.T.1473.RA.12.RB.16.csv mpi09/RELAX.SimID.9.EPSA.0.EPSB.0.T.1473.RA.12.RB.16.csv" calcext:value-type="string">
            <text:p>diff mpi01/RELAX.SimID.1.EPSA.0.EPSB.0.T.1473.RA.12.RB.16.csv mpi09/RELAX.SimID.9.EPSA.0.EPSB.0.T.1473.RA.12.RB.16.csv</text:p>
          </table:table-cell>
        </table:table-row>
        <table:table-row table:style-name="ro1">
          <table:table-cell table:formula="of:=[$Sheet1.E72]" office:value-type="string" office:string-value="diff mpi01/RELAX.SimID.1.EPSA.0.EPSB.0.T.1473.RA.12.RB.16.NR.7551.NC.1401.RhoFields.bin mpi09/RELAX.SimID.9.EPSA.0.EPSB.0.T.1473.RA.12.RB.16.NR.7551.NC.1401.RhoFields.bin" calcext:value-type="string">
            <text:p>diff mpi01/RELAX.SimID.1.EPSA.0.EPSB.0.T.1473.RA.12.RB.16.NR.7551.NC.1401.RhoFields.bin mpi09/RELAX.SimID.9.EPSA.0.EPSB.0.T.1473.RA.12.RB.16.NR.7551.NC.1401.RhoFields.bin</text:p>
          </table:table-cell>
        </table:table-row>
        <table:table-row table:style-name="ro1">
          <table:table-cell table:formula="of:=[$Sheet1.E73]" office:value-type="string" office:string-value="diff mpi01/RELAX.SimID.1.EPSA.-100.EPSB.-100.T.1073.RA.12.RB.13.csv mpi09/RELAX.SimID.9.EPSA.-100.EPSB.-100.T.1073.RA.12.RB.13.csv" calcext:value-type="string">
            <text:p>diff mpi01/RELAX.SimID.1.EPSA.-100.EPSB.-100.T.1073.RA.12.RB.13.csv mpi09/RELAX.SimID.9.EPSA.-100.EPSB.-100.T.1073.RA.12.RB.13.csv</text:p>
          </table:table-cell>
        </table:table-row>
        <table:table-row table:style-name="ro1">
          <table:table-cell table:formula="of:=[$Sheet1.E74]" office:value-type="string" office:string-value="diff mpi01/RELAX.SimID.1.EPSA.100.EPSB.100.T.1073.RA.12.RB.13.csv mpi09/RELAX.SimID.9.EPSA.100.EPSB.100.T.1073.RA.12.RB.13.csv" calcext:value-type="string">
            <text:p>diff mpi01/RELAX.SimID.1.EPSA.100.EPSB.100.T.1073.RA.12.RB.13.csv mpi09/RELAX.SimID.9.EPSA.100.EPSB.100.T.1073.RA.12.RB.13.csv</text:p>
          </table:table-cell>
        </table:table-row>
        <table:table-row table:style-name="ro1">
          <table:table-cell table:formula="of:=[$Sheet1.E75]" office:value-type="string" office:string-value="diff mpi01/RELAX.SimID.1.EPSA.100.EPSB.100.T.1073.RA.12.RB.13.NR.7551.NC.30.RhoFields.bin mpi09/RELAX.SimID.9.EPSA.100.EPSB.100.T.1073.RA.12.RB.13.NR.7551.NC.30.RhoFields.bin" calcext:value-type="string">
            <text:p>diff mpi01/RELAX.SimID.1.EPSA.100.EPSB.100.T.1073.RA.12.RB.13.NR.7551.NC.30.RhoFields.bin mpi09/RELAX.SimID.9.EPSA.100.EPSB.100.T.1073.RA.12.RB.13.NR.7551.NC.30.RhoFields.bin</text:p>
          </table:table-cell>
        </table:table-row>
        <table:table-row table:style-name="ro1">
          <table:table-cell table:formula="of:=[$Sheet1.E76]" office:value-type="string" office:string-value="diff mpi01/RELAX.SimID.1.EPSA.-100.EPSB.-100.T.1073.RA.12.RB.13.NR.7551.NC.733.RhoFields.bin mpi09/RELAX.SimID.9.EPSA.-100.EPSB.-100.T.1073.RA.12.RB.13.NR.7551.NC.733.RhoFields.bin" calcext:value-type="string">
            <text:p>diff mpi01/RELAX.SimID.1.EPSA.-100.EPSB.-100.T.1073.RA.12.RB.13.NR.7551.NC.733.RhoFields.bin mpi09/RELAX.SimID.9.EPSA.-100.EPSB.-100.T.1073.RA.12.RB.13.NR.7551.NC.733.RhoFields.bin</text:p>
          </table:table-cell>
        </table:table-row>
        <table:table-row table:style-name="ro1">
          <table:table-cell table:formula="of:=[$Sheet1.E77]" office:value-type="string" office:string-value="diff mpi01/RELAX.SimID.1.EPSA.-100.EPSB.-100.T.1073.RA.12.RB.14.csv mpi09/RELAX.SimID.9.EPSA.-100.EPSB.-100.T.1073.RA.12.RB.14.csv" calcext:value-type="string">
            <text:p>diff mpi01/RELAX.SimID.1.EPSA.-100.EPSB.-100.T.1073.RA.12.RB.14.csv mpi09/RELAX.SimID.9.EPSA.-100.EPSB.-100.T.1073.RA.12.RB.14.csv</text:p>
          </table:table-cell>
        </table:table-row>
        <table:table-row table:style-name="ro1">
          <table:table-cell table:formula="of:=[$Sheet1.E78]" office:value-type="string" office:string-value="diff mpi01/RELAX.SimID.1.EPSA.100.EPSB.100.T.1073.RA.12.RB.14.csv mpi09/RELAX.SimID.9.EPSA.100.EPSB.100.T.1073.RA.12.RB.14.csv" calcext:value-type="string">
            <text:p>diff mpi01/RELAX.SimID.1.EPSA.100.EPSB.100.T.1073.RA.12.RB.14.csv mpi09/RELAX.SimID.9.EPSA.100.EPSB.100.T.1073.RA.12.RB.14.csv</text:p>
          </table:table-cell>
        </table:table-row>
        <table:table-row table:style-name="ro1">
          <table:table-cell table:formula="of:=[$Sheet1.E79]" office:value-type="string" office:string-value="diff mpi01/RELAX.SimID.1.EPSA.100.EPSB.100.T.1073.RA.12.RB.14.NR.7551.NC.117.RhoFields.bin mpi09/RELAX.SimID.9.EPSA.100.EPSB.100.T.1073.RA.12.RB.14.NR.7551.NC.117.RhoFields.bin" calcext:value-type="string">
            <text:p>diff mpi01/RELAX.SimID.1.EPSA.100.EPSB.100.T.1073.RA.12.RB.14.NR.7551.NC.117.RhoFields.bin mpi09/RELAX.SimID.9.EPSA.100.EPSB.100.T.1073.RA.12.RB.14.NR.7551.NC.117.RhoFields.bin</text:p>
          </table:table-cell>
        </table:table-row>
        <table:table-row table:style-name="ro1">
          <table:table-cell table:formula="of:=[$Sheet1.E80]" office:value-type="string" office:string-value="diff mpi01/RELAX.SimID.1.EPSA.-100.EPSB.-100.T.1073.RA.12.RB.14.NR.7551.NC.1401.RhoFields.bin mpi09/RELAX.SimID.9.EPSA.-100.EPSB.-100.T.1073.RA.12.RB.14.NR.7551.NC.1401.RhoFields.bin" calcext:value-type="string">
            <text:p>diff mpi01/RELAX.SimID.1.EPSA.-100.EPSB.-100.T.1073.RA.12.RB.14.NR.7551.NC.1401.RhoFields.bin mpi09/RELAX.SimID.9.EPSA.-100.EPSB.-100.T.1073.RA.12.RB.14.NR.7551.NC.1401.RhoFields.bin</text:p>
          </table:table-cell>
        </table:table-row>
        <table:table-row table:style-name="ro1">
          <table:table-cell table:formula="of:=[$Sheet1.E81]" office:value-type="string" office:string-value="diff mpi01/RELAX.SimID.1.EPSA.-100.EPSB.-100.T.1073.RA.12.RB.15.csv mpi09/RELAX.SimID.9.EPSA.-100.EPSB.-100.T.1073.RA.12.RB.15.csv" calcext:value-type="string">
            <text:p>diff mpi01/RELAX.SimID.1.EPSA.-100.EPSB.-100.T.1073.RA.12.RB.15.csv mpi09/RELAX.SimID.9.EPSA.-100.EPSB.-100.T.1073.RA.12.RB.15.csv</text:p>
          </table:table-cell>
        </table:table-row>
        <table:table-row table:style-name="ro1">
          <table:table-cell table:formula="of:=[$Sheet1.E82]" office:value-type="string" office:string-value="diff mpi01/RELAX.SimID.1.EPSA.100.EPSB.100.T.1073.RA.12.RB.15.csv mpi09/RELAX.SimID.9.EPSA.100.EPSB.100.T.1073.RA.12.RB.15.csv" calcext:value-type="string">
            <text:p>diff mpi01/RELAX.SimID.1.EPSA.100.EPSB.100.T.1073.RA.12.RB.15.csv mpi09/RELAX.SimID.9.EPSA.100.EPSB.100.T.1073.RA.12.RB.15.csv</text:p>
          </table:table-cell>
        </table:table-row>
        <table:table-row table:style-name="ro1">
          <table:table-cell table:formula="of:=[$Sheet1.E83]" office:value-type="string" office:string-value="diff mpi01/RELAX.SimID.1.EPSA.-100.EPSB.-100.T.1073.RA.12.RB.15.NR.7551.NC.1401.RhoFields.bin mpi09/RELAX.SimID.9.EPSA.-100.EPSB.-100.T.1073.RA.12.RB.15.NR.7551.NC.1401.RhoFields.bin" calcext:value-type="string">
            <text:p>diff mpi01/RELAX.SimID.1.EPSA.-100.EPSB.-100.T.1073.RA.12.RB.15.NR.7551.NC.1401.RhoFields.bin mpi09/RELAX.SimID.9.EPSA.-100.EPSB.-100.T.1073.RA.12.RB.15.NR.7551.NC.1401.RhoFields.bin</text:p>
          </table:table-cell>
        </table:table-row>
        <table:table-row table:style-name="ro1">
          <table:table-cell table:formula="of:=[$Sheet1.E84]" office:value-type="string" office:string-value="diff mpi01/RELAX.SimID.1.EPSA.100.EPSB.100.T.1073.RA.12.RB.15.NR.7551.NC.360.RhoFields.bin mpi09/RELAX.SimID.9.EPSA.100.EPSB.100.T.1073.RA.12.RB.15.NR.7551.NC.360.RhoFields.bin" calcext:value-type="string">
            <text:p>diff mpi01/RELAX.SimID.1.EPSA.100.EPSB.100.T.1073.RA.12.RB.15.NR.7551.NC.360.RhoFields.bin mpi09/RELAX.SimID.9.EPSA.100.EPSB.100.T.1073.RA.12.RB.15.NR.7551.NC.360.RhoFields.bin</text:p>
          </table:table-cell>
        </table:table-row>
        <table:table-row table:style-name="ro1">
          <table:table-cell table:formula="of:=[$Sheet1.E85]" office:value-type="string" office:string-value="diff mpi01/RELAX.SimID.1.EPSA.-100.EPSB.-100.T.1073.RA.12.RB.16.csv mpi09/RELAX.SimID.9.EPSA.-100.EPSB.-100.T.1073.RA.12.RB.16.csv" calcext:value-type="string">
            <text:p>diff mpi01/RELAX.SimID.1.EPSA.-100.EPSB.-100.T.1073.RA.12.RB.16.csv mpi09/RELAX.SimID.9.EPSA.-100.EPSB.-100.T.1073.RA.12.RB.16.csv</text:p>
          </table:table-cell>
        </table:table-row>
        <table:table-row table:style-name="ro1">
          <table:table-cell table:formula="of:=[$Sheet1.E86]" office:value-type="string" office:string-value="diff mpi01/RELAX.SimID.1.EPSA.100.EPSB.100.T.1073.RA.12.RB.16.csv mpi09/RELAX.SimID.9.EPSA.100.EPSB.100.T.1073.RA.12.RB.16.csv" calcext:value-type="string">
            <text:p>diff mpi01/RELAX.SimID.1.EPSA.100.EPSB.100.T.1073.RA.12.RB.16.csv mpi09/RELAX.SimID.9.EPSA.100.EPSB.100.T.1073.RA.12.RB.16.csv</text:p>
          </table:table-cell>
        </table:table-row>
        <table:table-row table:style-name="ro1">
          <table:table-cell table:formula="of:=[$Sheet1.E87]" office:value-type="string" office:string-value="diff mpi01/RELAX.SimID.1.EPSA.100.EPSB.100.T.1073.RA.12.RB.16.NR.7551.NC.1034.RhoFields.bin mpi09/RELAX.SimID.9.EPSA.100.EPSB.100.T.1073.RA.12.RB.16.NR.7551.NC.1034.RhoFields.bin" calcext:value-type="string">
            <text:p>diff mpi01/RELAX.SimID.1.EPSA.100.EPSB.100.T.1073.RA.12.RB.16.NR.7551.NC.1034.RhoFields.bin mpi09/RELAX.SimID.9.EPSA.100.EPSB.100.T.1073.RA.12.RB.16.NR.7551.NC.1034.RhoFields.bin</text:p>
          </table:table-cell>
        </table:table-row>
        <table:table-row table:style-name="ro1">
          <table:table-cell table:formula="of:=[$Sheet1.E88]" office:value-type="string" office:string-value="diff mpi01/RELAX.SimID.1.EPSA.-100.EPSB.-100.T.1073.RA.12.RB.16.NR.7551.NC.1401.RhoFields.bin mpi09/RELAX.SimID.9.EPSA.-100.EPSB.-100.T.1073.RA.12.RB.16.NR.7551.NC.1401.RhoFields.bin" calcext:value-type="string">
            <text:p>diff mpi01/RELAX.SimID.1.EPSA.-100.EPSB.-100.T.1073.RA.12.RB.16.NR.7551.NC.1401.RhoFields.bin mpi09/RELAX.SimID.9.EPSA.-100.EPSB.-100.T.1073.RA.12.RB.16.NR.7551.NC.1401.RhoFields.bin</text:p>
          </table:table-cell>
        </table:table-row>
        <table:table-row table:style-name="ro1">
          <table:table-cell table:formula="of:=[$Sheet1.E89]" office:value-type="string" office:string-value="diff mpi01/RELAX.SimID.1.EPSA.-100.EPSB.-100.T.1123.RA.12.RB.13.csv mpi09/RELAX.SimID.9.EPSA.-100.EPSB.-100.T.1123.RA.12.RB.13.csv" calcext:value-type="string">
            <text:p>diff mpi01/RELAX.SimID.1.EPSA.-100.EPSB.-100.T.1123.RA.12.RB.13.csv mpi09/RELAX.SimID.9.EPSA.-100.EPSB.-100.T.1123.RA.12.RB.13.csv</text:p>
          </table:table-cell>
        </table:table-row>
        <table:table-row table:style-name="ro1">
          <table:table-cell table:formula="of:=[$Sheet1.E90]" office:value-type="string" office:string-value="diff mpi01/RELAX.SimID.1.EPSA.100.EPSB.100.T.1123.RA.12.RB.13.csv mpi09/RELAX.SimID.9.EPSA.100.EPSB.100.T.1123.RA.12.RB.13.csv" calcext:value-type="string">
            <text:p>diff mpi01/RELAX.SimID.1.EPSA.100.EPSB.100.T.1123.RA.12.RB.13.csv mpi09/RELAX.SimID.9.EPSA.100.EPSB.100.T.1123.RA.12.RB.13.csv</text:p>
          </table:table-cell>
        </table:table-row>
        <table:table-row table:style-name="ro1">
          <table:table-cell table:formula="of:=[$Sheet1.E91]" office:value-type="string" office:string-value="diff mpi01/RELAX.SimID.1.EPSA.-100.EPSB.-100.T.1123.RA.12.RB.13.NR.7551.NC.1401.RhoFields.bin mpi09/RELAX.SimID.9.EPSA.-100.EPSB.-100.T.1123.RA.12.RB.13.NR.7551.NC.1401.RhoFields.bin" calcext:value-type="string">
            <text:p>diff mpi01/RELAX.SimID.1.EPSA.-100.EPSB.-100.T.1123.RA.12.RB.13.NR.7551.NC.1401.RhoFields.bin mpi09/RELAX.SimID.9.EPSA.-100.EPSB.-100.T.1123.RA.12.RB.13.NR.7551.NC.1401.RhoFields.bin</text:p>
          </table:table-cell>
        </table:table-row>
        <table:table-row table:style-name="ro1">
          <table:table-cell table:formula="of:=[$Sheet1.E92]" office:value-type="string" office:string-value="diff mpi01/RELAX.SimID.1.EPSA.100.EPSB.100.T.1123.RA.12.RB.13.NR.7551.NC.208.RhoFields.bin mpi09/RELAX.SimID.9.EPSA.100.EPSB.100.T.1123.RA.12.RB.13.NR.7551.NC.208.RhoFields.bin" calcext:value-type="string">
            <text:p>diff mpi01/RELAX.SimID.1.EPSA.100.EPSB.100.T.1123.RA.12.RB.13.NR.7551.NC.208.RhoFields.bin mpi09/RELAX.SimID.9.EPSA.100.EPSB.100.T.1123.RA.12.RB.13.NR.7551.NC.208.RhoFields.bin</text:p>
          </table:table-cell>
        </table:table-row>
        <table:table-row table:style-name="ro1">
          <table:table-cell table:formula="of:=[$Sheet1.E93]" office:value-type="string" office:string-value="diff mpi01/RELAX.SimID.1.EPSA.-100.EPSB.-100.T.1123.RA.12.RB.14.csv mpi09/RELAX.SimID.9.EPSA.-100.EPSB.-100.T.1123.RA.12.RB.14.csv" calcext:value-type="string">
            <text:p>diff mpi01/RELAX.SimID.1.EPSA.-100.EPSB.-100.T.1123.RA.12.RB.14.csv mpi09/RELAX.SimID.9.EPSA.-100.EPSB.-100.T.1123.RA.12.RB.14.csv</text:p>
          </table:table-cell>
        </table:table-row>
        <table:table-row table:style-name="ro1">
          <table:table-cell table:formula="of:=[$Sheet1.E94]" office:value-type="string" office:string-value="diff mpi01/RELAX.SimID.1.EPSA.100.EPSB.100.T.1123.RA.12.RB.14.csv mpi09/RELAX.SimID.9.EPSA.100.EPSB.100.T.1123.RA.12.RB.14.csv" calcext:value-type="string">
            <text:p>diff mpi01/RELAX.SimID.1.EPSA.100.EPSB.100.T.1123.RA.12.RB.14.csv mpi09/RELAX.SimID.9.EPSA.100.EPSB.100.T.1123.RA.12.RB.14.csv</text:p>
          </table:table-cell>
        </table:table-row>
        <table:table-row table:style-name="ro1">
          <table:table-cell table:formula="of:=[$Sheet1.E95]" office:value-type="string" office:string-value="diff mpi01/RELAX.SimID.1.EPSA.-100.EPSB.-100.T.1123.RA.12.RB.14.NR.7551.NC.1401.RhoFields.bin mpi09/RELAX.SimID.9.EPSA.-100.EPSB.-100.T.1123.RA.12.RB.14.NR.7551.NC.1401.RhoFields.bin" calcext:value-type="string">
            <text:p>diff mpi01/RELAX.SimID.1.EPSA.-100.EPSB.-100.T.1123.RA.12.RB.14.NR.7551.NC.1401.RhoFields.bin mpi09/RELAX.SimID.9.EPSA.-100.EPSB.-100.T.1123.RA.12.RB.14.NR.7551.NC.1401.RhoFields.bin</text:p>
          </table:table-cell>
        </table:table-row>
        <table:table-row table:style-name="ro1">
          <table:table-cell table:formula="of:=[$Sheet1.E96]" office:value-type="string" office:string-value="diff mpi01/RELAX.SimID.1.EPSA.100.EPSB.100.T.1123.RA.12.RB.14.NR.7551.NC.773.RhoFields.bin mpi09/RELAX.SimID.9.EPSA.100.EPSB.100.T.1123.RA.12.RB.14.NR.7551.NC.773.RhoFields.bin" calcext:value-type="string">
            <text:p>diff mpi01/RELAX.SimID.1.EPSA.100.EPSB.100.T.1123.RA.12.RB.14.NR.7551.NC.773.RhoFields.bin mpi09/RELAX.SimID.9.EPSA.100.EPSB.100.T.1123.RA.12.RB.14.NR.7551.NC.773.RhoFields.bin</text:p>
          </table:table-cell>
        </table:table-row>
        <table:table-row table:style-name="ro1">
          <table:table-cell table:formula="of:=[$Sheet1.E97]" office:value-type="string" office:string-value="diff mpi01/RELAX.SimID.1.EPSA.-100.EPSB.-100.T.1123.RA.12.RB.15.csv mpi09/RELAX.SimID.9.EPSA.-100.EPSB.-100.T.1123.RA.12.RB.15.csv" calcext:value-type="string">
            <text:p>diff mpi01/RELAX.SimID.1.EPSA.-100.EPSB.-100.T.1123.RA.12.RB.15.csv mpi09/RELAX.SimID.9.EPSA.-100.EPSB.-100.T.1123.RA.12.RB.15.csv</text:p>
          </table:table-cell>
        </table:table-row>
        <table:table-row table:style-name="ro1">
          <table:table-cell table:formula="of:=[$Sheet1.E98]" office:value-type="string" office:string-value="diff mpi01/RELAX.SimID.1.EPSA.100.EPSB.100.T.1123.RA.12.RB.15.csv mpi09/RELAX.SimID.9.EPSA.100.EPSB.100.T.1123.RA.12.RB.15.csv" calcext:value-type="string">
            <text:p>diff mpi01/RELAX.SimID.1.EPSA.100.EPSB.100.T.1123.RA.12.RB.15.csv mpi09/RELAX.SimID.9.EPSA.100.EPSB.100.T.1123.RA.12.RB.15.csv</text:p>
          </table:table-cell>
        </table:table-row>
        <table:table-row table:style-name="ro1">
          <table:table-cell table:formula="of:=[$Sheet1.E99]" office:value-type="string" office:string-value="diff mpi01/RELAX.SimID.1.EPSA.-100.EPSB.-100.T.1123.RA.12.RB.15.NR.7551.NC.1401.RhoFields.bin mpi09/RELAX.SimID.9.EPSA.-100.EPSB.-100.T.1123.RA.12.RB.15.NR.7551.NC.1401.RhoFields.bin" calcext:value-type="string">
            <text:p>diff mpi01/RELAX.SimID.1.EPSA.-100.EPSB.-100.T.1123.RA.12.RB.15.NR.7551.NC.1401.RhoFields.bin mpi09/RELAX.SimID.9.EPSA.-100.EPSB.-100.T.1123.RA.12.RB.15.NR.7551.NC.1401.RhoFields.bin</text:p>
          </table:table-cell>
        </table:table-row>
        <table:table-row table:style-name="ro1">
          <table:table-cell table:formula="of:=[$Sheet1.E100]" office:value-type="string" office:string-value="diff mpi01/RELAX.SimID.1.EPSA.100.EPSB.100.T.1123.RA.12.RB.15.NR.7551.NC.1401.RhoFields.bin mpi09/RELAX.SimID.9.EPSA.100.EPSB.100.T.1123.RA.12.RB.15.NR.7551.NC.1401.RhoFields.bin" calcext:value-type="string">
            <text:p>diff mpi01/RELAX.SimID.1.EPSA.100.EPSB.100.T.1123.RA.12.RB.15.NR.7551.NC.1401.RhoFields.bin mpi09/RELAX.SimID.9.EPSA.100.EPSB.100.T.1123.RA.12.RB.15.NR.7551.NC.1401.RhoFields.bin</text:p>
          </table:table-cell>
        </table:table-row>
        <table:table-row table:style-name="ro1">
          <table:table-cell table:formula="of:=[$Sheet1.E101]" office:value-type="string" office:string-value="diff mpi01/RELAX.SimID.1.EPSA.-100.EPSB.-100.T.1123.RA.12.RB.16.csv mpi09/RELAX.SimID.9.EPSA.-100.EPSB.-100.T.1123.RA.12.RB.16.csv" calcext:value-type="string">
            <text:p>diff mpi01/RELAX.SimID.1.EPSA.-100.EPSB.-100.T.1123.RA.12.RB.16.csv mpi09/RELAX.SimID.9.EPSA.-100.EPSB.-100.T.1123.RA.12.RB.16.csv</text:p>
          </table:table-cell>
        </table:table-row>
        <table:table-row table:style-name="ro1">
          <table:table-cell table:formula="of:=[$Sheet1.E102]" office:value-type="string" office:string-value="diff mpi01/RELAX.SimID.1.EPSA.100.EPSB.100.T.1123.RA.12.RB.16.csv mpi09/RELAX.SimID.9.EPSA.100.EPSB.100.T.1123.RA.12.RB.16.csv" calcext:value-type="string">
            <text:p>diff mpi01/RELAX.SimID.1.EPSA.100.EPSB.100.T.1123.RA.12.RB.16.csv mpi09/RELAX.SimID.9.EPSA.100.EPSB.100.T.1123.RA.12.RB.16.csv</text:p>
          </table:table-cell>
        </table:table-row>
        <table:table-row table:style-name="ro1">
          <table:table-cell table:formula="of:=[$Sheet1.E103]" office:value-type="string" office:string-value="diff mpi01/RELAX.SimID.1.EPSA.-100.EPSB.-100.T.1123.RA.12.RB.16.NR.7551.NC.1401.RhoFields.bin mpi09/RELAX.SimID.9.EPSA.-100.EPSB.-100.T.1123.RA.12.RB.16.NR.7551.NC.1401.RhoFields.bin" calcext:value-type="string">
            <text:p>diff mpi01/RELAX.SimID.1.EPSA.-100.EPSB.-100.T.1123.RA.12.RB.16.NR.7551.NC.1401.RhoFields.bin mpi09/RELAX.SimID.9.EPSA.-100.EPSB.-100.T.1123.RA.12.RB.16.NR.7551.NC.1401.RhoFields.bin</text:p>
          </table:table-cell>
        </table:table-row>
        <table:table-row table:style-name="ro1">
          <table:table-cell table:formula="of:=[$Sheet1.E104]" office:value-type="string" office:string-value="diff mpi01/RELAX.SimID.1.EPSA.100.EPSB.100.T.1123.RA.12.RB.16.NR.7551.NC.1401.RhoFields.bin mpi09/RELAX.SimID.9.EPSA.100.EPSB.100.T.1123.RA.12.RB.16.NR.7551.NC.1401.RhoFields.bin" calcext:value-type="string">
            <text:p>diff mpi01/RELAX.SimID.1.EPSA.100.EPSB.100.T.1123.RA.12.RB.16.NR.7551.NC.1401.RhoFields.bin mpi09/RELAX.SimID.9.EPSA.100.EPSB.100.T.1123.RA.12.RB.16.NR.7551.NC.1401.RhoFields.bin</text:p>
          </table:table-cell>
        </table:table-row>
        <table:table-row table:style-name="ro1">
          <table:table-cell table:formula="of:=[$Sheet1.E105]" office:value-type="string" office:string-value="diff mpi01/RELAX.SimID.1.EPSA.-100.EPSB.-100.T.1173.RA.12.RB.13.csv mpi09/RELAX.SimID.9.EPSA.-100.EPSB.-100.T.1173.RA.12.RB.13.csv" calcext:value-type="string">
            <text:p>diff mpi01/RELAX.SimID.1.EPSA.-100.EPSB.-100.T.1173.RA.12.RB.13.csv mpi09/RELAX.SimID.9.EPSA.-100.EPSB.-100.T.1173.RA.12.RB.13.csv</text:p>
          </table:table-cell>
        </table:table-row>
        <table:table-row table:style-name="ro1">
          <table:table-cell table:formula="of:=[$Sheet1.E106]" office:value-type="string" office:string-value="diff mpi01/RELAX.SimID.1.EPSA.100.EPSB.100.T.1173.RA.12.RB.13.csv mpi09/RELAX.SimID.9.EPSA.100.EPSB.100.T.1173.RA.12.RB.13.csv" calcext:value-type="string">
            <text:p>diff mpi01/RELAX.SimID.1.EPSA.100.EPSB.100.T.1173.RA.12.RB.13.csv mpi09/RELAX.SimID.9.EPSA.100.EPSB.100.T.1173.RA.12.RB.13.csv</text:p>
          </table:table-cell>
        </table:table-row>
        <table:table-row table:style-name="ro1">
          <table:table-cell table:formula="of:=[$Sheet1.E107]" office:value-type="string" office:string-value="diff mpi01/RELAX.SimID.1.EPSA.-100.EPSB.-100.T.1173.RA.12.RB.13.NR.7551.NC.1401.RhoFields.bin mpi09/RELAX.SimID.9.EPSA.-100.EPSB.-100.T.1173.RA.12.RB.13.NR.7551.NC.1401.RhoFields.bin" calcext:value-type="string">
            <text:p>diff mpi01/RELAX.SimID.1.EPSA.-100.EPSB.-100.T.1173.RA.12.RB.13.NR.7551.NC.1401.RhoFields.bin mpi09/RELAX.SimID.9.EPSA.-100.EPSB.-100.T.1173.RA.12.RB.13.NR.7551.NC.1401.RhoFields.bin</text:p>
          </table:table-cell>
        </table:table-row>
        <table:table-row table:style-name="ro1">
          <table:table-cell table:formula="of:=[$Sheet1.E108]" office:value-type="string" office:string-value="diff mpi01/RELAX.SimID.1.EPSA.100.EPSB.100.T.1173.RA.12.RB.13.NR.7551.NC.702.RhoFields.bin mpi09/RELAX.SimID.9.EPSA.100.EPSB.100.T.1173.RA.12.RB.13.NR.7551.NC.702.RhoFields.bin" calcext:value-type="string">
            <text:p>diff mpi01/RELAX.SimID.1.EPSA.100.EPSB.100.T.1173.RA.12.RB.13.NR.7551.NC.702.RhoFields.bin mpi09/RELAX.SimID.9.EPSA.100.EPSB.100.T.1173.RA.12.RB.13.NR.7551.NC.702.RhoFields.bin</text:p>
          </table:table-cell>
        </table:table-row>
        <table:table-row table:style-name="ro1">
          <table:table-cell table:formula="of:=[$Sheet1.E109]" office:value-type="string" office:string-value="diff mpi01/RELAX.SimID.1.EPSA.-100.EPSB.-100.T.1173.RA.12.RB.14.csv mpi09/RELAX.SimID.9.EPSA.-100.EPSB.-100.T.1173.RA.12.RB.14.csv" calcext:value-type="string">
            <text:p>diff mpi01/RELAX.SimID.1.EPSA.-100.EPSB.-100.T.1173.RA.12.RB.14.csv mpi09/RELAX.SimID.9.EPSA.-100.EPSB.-100.T.1173.RA.12.RB.14.csv</text:p>
          </table:table-cell>
        </table:table-row>
        <table:table-row table:style-name="ro1">
          <table:table-cell table:formula="of:=[$Sheet1.E110]" office:value-type="string" office:string-value="diff mpi01/RELAX.SimID.1.EPSA.100.EPSB.100.T.1173.RA.12.RB.14.csv mpi09/RELAX.SimID.9.EPSA.100.EPSB.100.T.1173.RA.12.RB.14.csv" calcext:value-type="string">
            <text:p>diff mpi01/RELAX.SimID.1.EPSA.100.EPSB.100.T.1173.RA.12.RB.14.csv mpi09/RELAX.SimID.9.EPSA.100.EPSB.100.T.1173.RA.12.RB.14.csv</text:p>
          </table:table-cell>
        </table:table-row>
        <table:table-row table:style-name="ro1">
          <table:table-cell table:formula="of:=[$Sheet1.E111]" office:value-type="string" office:string-value="diff mpi01/RELAX.SimID.1.EPSA.-100.EPSB.-100.T.1173.RA.12.RB.14.NR.7551.NC.1401.RhoFields.bin mpi09/RELAX.SimID.9.EPSA.-100.EPSB.-100.T.1173.RA.12.RB.14.NR.7551.NC.1401.RhoFields.bin" calcext:value-type="string">
            <text:p>diff mpi01/RELAX.SimID.1.EPSA.-100.EPSB.-100.T.1173.RA.12.RB.14.NR.7551.NC.1401.RhoFields.bin mpi09/RELAX.SimID.9.EPSA.-100.EPSB.-100.T.1173.RA.12.RB.14.NR.7551.NC.1401.RhoFields.bin</text:p>
          </table:table-cell>
        </table:table-row>
        <table:table-row table:style-name="ro1">
          <table:table-cell table:formula="of:=[$Sheet1.E112]" office:value-type="string" office:string-value="diff mpi01/RELAX.SimID.1.EPSA.100.EPSB.100.T.1173.RA.12.RB.14.NR.7551.NC.1401.RhoFields.bin mpi09/RELAX.SimID.9.EPSA.100.EPSB.100.T.1173.RA.12.RB.14.NR.7551.NC.1401.RhoFields.bin" calcext:value-type="string">
            <text:p>diff mpi01/RELAX.SimID.1.EPSA.100.EPSB.100.T.1173.RA.12.RB.14.NR.7551.NC.1401.RhoFields.bin mpi09/RELAX.SimID.9.EPSA.100.EPSB.100.T.1173.RA.12.RB.14.NR.7551.NC.1401.RhoFields.bin</text:p>
          </table:table-cell>
        </table:table-row>
        <table:table-row table:style-name="ro1">
          <table:table-cell table:formula="of:=[$Sheet1.E113]" office:value-type="string" office:string-value="diff mpi01/RELAX.SimID.1.EPSA.-100.EPSB.-100.T.1173.RA.12.RB.15.csv mpi09/RELAX.SimID.9.EPSA.-100.EPSB.-100.T.1173.RA.12.RB.15.csv" calcext:value-type="string">
            <text:p>diff mpi01/RELAX.SimID.1.EPSA.-100.EPSB.-100.T.1173.RA.12.RB.15.csv mpi09/RELAX.SimID.9.EPSA.-100.EPSB.-100.T.1173.RA.12.RB.15.csv</text:p>
          </table:table-cell>
        </table:table-row>
        <table:table-row table:style-name="ro1">
          <table:table-cell table:formula="of:=[$Sheet1.E114]" office:value-type="string" office:string-value="diff mpi01/RELAX.SimID.1.EPSA.100.EPSB.100.T.1173.RA.12.RB.15.csv mpi09/RELAX.SimID.9.EPSA.100.EPSB.100.T.1173.RA.12.RB.15.csv" calcext:value-type="string">
            <text:p>diff mpi01/RELAX.SimID.1.EPSA.100.EPSB.100.T.1173.RA.12.RB.15.csv mpi09/RELAX.SimID.9.EPSA.100.EPSB.100.T.1173.RA.12.RB.15.csv</text:p>
          </table:table-cell>
        </table:table-row>
        <table:table-row table:style-name="ro1">
          <table:table-cell table:formula="of:=[$Sheet1.E115]" office:value-type="string" office:string-value="diff mpi01/RELAX.SimID.1.EPSA.-100.EPSB.-100.T.1173.RA.12.RB.15.NR.7551.NC.1401.RhoFields.bin mpi09/RELAX.SimID.9.EPSA.-100.EPSB.-100.T.1173.RA.12.RB.15.NR.7551.NC.1401.RhoFields.bin" calcext:value-type="string">
            <text:p>diff mpi01/RELAX.SimID.1.EPSA.-100.EPSB.-100.T.1173.RA.12.RB.15.NR.7551.NC.1401.RhoFields.bin mpi09/RELAX.SimID.9.EPSA.-100.EPSB.-100.T.1173.RA.12.RB.15.NR.7551.NC.1401.RhoFields.bin</text:p>
          </table:table-cell>
        </table:table-row>
        <table:table-row table:style-name="ro1">
          <table:table-cell table:formula="of:=[$Sheet1.E116]" office:value-type="string" office:string-value="diff mpi01/RELAX.SimID.1.EPSA.100.EPSB.100.T.1173.RA.12.RB.15.NR.7551.NC.1401.RhoFields.bin mpi09/RELAX.SimID.9.EPSA.100.EPSB.100.T.1173.RA.12.RB.15.NR.7551.NC.1401.RhoFields.bin" calcext:value-type="string">
            <text:p>diff mpi01/RELAX.SimID.1.EPSA.100.EPSB.100.T.1173.RA.12.RB.15.NR.7551.NC.1401.RhoFields.bin mpi09/RELAX.SimID.9.EPSA.100.EPSB.100.T.1173.RA.12.RB.15.NR.7551.NC.1401.RhoFields.bin</text:p>
          </table:table-cell>
        </table:table-row>
        <table:table-row table:style-name="ro1">
          <table:table-cell table:formula="of:=[$Sheet1.E117]" office:value-type="string" office:string-value="diff mpi01/RELAX.SimID.1.EPSA.-100.EPSB.-100.T.1173.RA.12.RB.16.csv mpi09/RELAX.SimID.9.EPSA.-100.EPSB.-100.T.1173.RA.12.RB.16.csv" calcext:value-type="string">
            <text:p>diff mpi01/RELAX.SimID.1.EPSA.-100.EPSB.-100.T.1173.RA.12.RB.16.csv mpi09/RELAX.SimID.9.EPSA.-100.EPSB.-100.T.1173.RA.12.RB.16.csv</text:p>
          </table:table-cell>
        </table:table-row>
        <table:table-row table:style-name="ro1">
          <table:table-cell table:formula="of:=[$Sheet1.E118]" office:value-type="string" office:string-value="diff mpi01/RELAX.SimID.1.EPSA.100.EPSB.100.T.1173.RA.12.RB.16.csv mpi09/RELAX.SimID.9.EPSA.100.EPSB.100.T.1173.RA.12.RB.16.csv" calcext:value-type="string">
            <text:p>diff mpi01/RELAX.SimID.1.EPSA.100.EPSB.100.T.1173.RA.12.RB.16.csv mpi09/RELAX.SimID.9.EPSA.100.EPSB.100.T.1173.RA.12.RB.16.csv</text:p>
          </table:table-cell>
        </table:table-row>
        <table:table-row table:style-name="ro1">
          <table:table-cell table:formula="of:=[$Sheet1.E119]" office:value-type="string" office:string-value="diff mpi01/RELAX.SimID.1.EPSA.-100.EPSB.-100.T.1173.RA.12.RB.16.NR.7551.NC.1401.RhoFields.bin mpi09/RELAX.SimID.9.EPSA.-100.EPSB.-100.T.1173.RA.12.RB.16.NR.7551.NC.1401.RhoFields.bin" calcext:value-type="string">
            <text:p>diff mpi01/RELAX.SimID.1.EPSA.-100.EPSB.-100.T.1173.RA.12.RB.16.NR.7551.NC.1401.RhoFields.bin mpi09/RELAX.SimID.9.EPSA.-100.EPSB.-100.T.1173.RA.12.RB.16.NR.7551.NC.1401.RhoFields.bin</text:p>
          </table:table-cell>
        </table:table-row>
        <table:table-row table:style-name="ro1">
          <table:table-cell table:formula="of:=[$Sheet1.E120]" office:value-type="string" office:string-value="diff mpi01/RELAX.SimID.1.EPSA.100.EPSB.100.T.1173.RA.12.RB.16.NR.7551.NC.1401.RhoFields.bin mpi09/RELAX.SimID.9.EPSA.100.EPSB.100.T.1173.RA.12.RB.16.NR.7551.NC.1401.RhoFields.bin" calcext:value-type="string">
            <text:p>diff mpi01/RELAX.SimID.1.EPSA.100.EPSB.100.T.1173.RA.12.RB.16.NR.7551.NC.1401.RhoFields.bin mpi09/RELAX.SimID.9.EPSA.100.EPSB.100.T.1173.RA.12.RB.16.NR.7551.NC.1401.RhoFields.bin</text:p>
          </table:table-cell>
        </table:table-row>
        <table:table-row table:style-name="ro1">
          <table:table-cell table:formula="of:=[$Sheet1.E121]" office:value-type="string" office:string-value="diff mpi01/RELAX.SimID.1.EPSA.-100.EPSB.-100.T.1223.RA.12.RB.13.csv mpi09/RELAX.SimID.9.EPSA.-100.EPSB.-100.T.1223.RA.12.RB.13.csv" calcext:value-type="string">
            <text:p>diff mpi01/RELAX.SimID.1.EPSA.-100.EPSB.-100.T.1223.RA.12.RB.13.csv mpi09/RELAX.SimID.9.EPSA.-100.EPSB.-100.T.1223.RA.12.RB.13.csv</text:p>
          </table:table-cell>
        </table:table-row>
        <table:table-row table:style-name="ro1">
          <table:table-cell table:formula="of:=[$Sheet1.E122]" office:value-type="string" office:string-value="diff mpi01/RELAX.SimID.1.EPSA.100.EPSB.100.T.1223.RA.12.RB.13.csv mpi09/RELAX.SimID.9.EPSA.100.EPSB.100.T.1223.RA.12.RB.13.csv" calcext:value-type="string">
            <text:p>diff mpi01/RELAX.SimID.1.EPSA.100.EPSB.100.T.1223.RA.12.RB.13.csv mpi09/RELAX.SimID.9.EPSA.100.EPSB.100.T.1223.RA.12.RB.13.csv</text:p>
          </table:table-cell>
        </table:table-row>
        <table:table-row table:style-name="ro1">
          <table:table-cell table:formula="of:=[$Sheet1.E123]" office:value-type="string" office:string-value="diff mpi01/RELAX.SimID.1.EPSA.100.EPSB.100.T.1223.RA.12.RB.13.NR.7551.NC.1244.RhoFields.bin mpi09/RELAX.SimID.9.EPSA.100.EPSB.100.T.1223.RA.12.RB.13.NR.7551.NC.1244.RhoFields.bin" calcext:value-type="string">
            <text:p>diff mpi01/RELAX.SimID.1.EPSA.100.EPSB.100.T.1223.RA.12.RB.13.NR.7551.NC.1244.RhoFields.bin mpi09/RELAX.SimID.9.EPSA.100.EPSB.100.T.1223.RA.12.RB.13.NR.7551.NC.1244.RhoFields.bin</text:p>
          </table:table-cell>
        </table:table-row>
        <table:table-row table:style-name="ro1">
          <table:table-cell table:formula="of:=[$Sheet1.E124]" office:value-type="string" office:string-value="diff mpi01/RELAX.SimID.1.EPSA.-100.EPSB.-100.T.1223.RA.12.RB.13.NR.7551.NC.1401.RhoFields.bin mpi09/RELAX.SimID.9.EPSA.-100.EPSB.-100.T.1223.RA.12.RB.13.NR.7551.NC.1401.RhoFields.bin" calcext:value-type="string">
            <text:p>diff mpi01/RELAX.SimID.1.EPSA.-100.EPSB.-100.T.1223.RA.12.RB.13.NR.7551.NC.1401.RhoFields.bin mpi09/RELAX.SimID.9.EPSA.-100.EPSB.-100.T.1223.RA.12.RB.13.NR.7551.NC.1401.RhoFields.bin</text:p>
          </table:table-cell>
        </table:table-row>
        <table:table-row table:style-name="ro1">
          <table:table-cell table:formula="of:=[$Sheet1.E125]" office:value-type="string" office:string-value="diff mpi01/RELAX.SimID.1.EPSA.-100.EPSB.-100.T.1223.RA.12.RB.14.csv mpi09/RELAX.SimID.9.EPSA.-100.EPSB.-100.T.1223.RA.12.RB.14.csv" calcext:value-type="string">
            <text:p>diff mpi01/RELAX.SimID.1.EPSA.-100.EPSB.-100.T.1223.RA.12.RB.14.csv mpi09/RELAX.SimID.9.EPSA.-100.EPSB.-100.T.1223.RA.12.RB.14.csv</text:p>
          </table:table-cell>
        </table:table-row>
        <table:table-row table:style-name="ro1">
          <table:table-cell table:formula="of:=[$Sheet1.E126]" office:value-type="string" office:string-value="diff mpi01/RELAX.SimID.1.EPSA.100.EPSB.100.T.1223.RA.12.RB.14.csv mpi09/RELAX.SimID.9.EPSA.100.EPSB.100.T.1223.RA.12.RB.14.csv" calcext:value-type="string">
            <text:p>diff mpi01/RELAX.SimID.1.EPSA.100.EPSB.100.T.1223.RA.12.RB.14.csv mpi09/RELAX.SimID.9.EPSA.100.EPSB.100.T.1223.RA.12.RB.14.csv</text:p>
          </table:table-cell>
        </table:table-row>
        <table:table-row table:style-name="ro1">
          <table:table-cell table:formula="of:=[$Sheet1.E127]" office:value-type="string" office:string-value="diff mpi01/RELAX.SimID.1.EPSA.-100.EPSB.-100.T.1223.RA.12.RB.14.NR.7551.NC.1401.RhoFields.bin mpi09/RELAX.SimID.9.EPSA.-100.EPSB.-100.T.1223.RA.12.RB.14.NR.7551.NC.1401.RhoFields.bin" calcext:value-type="string">
            <text:p>diff mpi01/RELAX.SimID.1.EPSA.-100.EPSB.-100.T.1223.RA.12.RB.14.NR.7551.NC.1401.RhoFields.bin mpi09/RELAX.SimID.9.EPSA.-100.EPSB.-100.T.1223.RA.12.RB.14.NR.7551.NC.1401.RhoFields.bin</text:p>
          </table:table-cell>
        </table:table-row>
        <table:table-row table:style-name="ro1">
          <table:table-cell table:formula="of:=[$Sheet1.E128]" office:value-type="string" office:string-value="diff mpi01/RELAX.SimID.1.EPSA.100.EPSB.100.T.1223.RA.12.RB.14.NR.7551.NC.1401.RhoFields.bin mpi09/RELAX.SimID.9.EPSA.100.EPSB.100.T.1223.RA.12.RB.14.NR.7551.NC.1401.RhoFields.bin" calcext:value-type="string">
            <text:p>diff mpi01/RELAX.SimID.1.EPSA.100.EPSB.100.T.1223.RA.12.RB.14.NR.7551.NC.1401.RhoFields.bin mpi09/RELAX.SimID.9.EPSA.100.EPSB.100.T.1223.RA.12.RB.14.NR.7551.NC.1401.RhoFields.bin</text:p>
          </table:table-cell>
        </table:table-row>
        <table:table-row table:style-name="ro1">
          <table:table-cell table:formula="of:=[$Sheet1.E129]" office:value-type="string" office:string-value="diff mpi01/RELAX.SimID.1.EPSA.-100.EPSB.-100.T.1223.RA.12.RB.15.csv mpi09/RELAX.SimID.9.EPSA.-100.EPSB.-100.T.1223.RA.12.RB.15.csv" calcext:value-type="string">
            <text:p>diff mpi01/RELAX.SimID.1.EPSA.-100.EPSB.-100.T.1223.RA.12.RB.15.csv mpi09/RELAX.SimID.9.EPSA.-100.EPSB.-100.T.1223.RA.12.RB.15.csv</text:p>
          </table:table-cell>
        </table:table-row>
        <table:table-row table:style-name="ro1">
          <table:table-cell table:formula="of:=[$Sheet1.E130]" office:value-type="string" office:string-value="diff mpi01/RELAX.SimID.1.EPSA.100.EPSB.100.T.1223.RA.12.RB.15.csv mpi09/RELAX.SimID.9.EPSA.100.EPSB.100.T.1223.RA.12.RB.15.csv" calcext:value-type="string">
            <text:p>diff mpi01/RELAX.SimID.1.EPSA.100.EPSB.100.T.1223.RA.12.RB.15.csv mpi09/RELAX.SimID.9.EPSA.100.EPSB.100.T.1223.RA.12.RB.15.csv</text:p>
          </table:table-cell>
        </table:table-row>
        <table:table-row table:style-name="ro1">
          <table:table-cell table:formula="of:=[$Sheet1.E131]" office:value-type="string" office:string-value="diff mpi01/RELAX.SimID.1.EPSA.-100.EPSB.-100.T.1223.RA.12.RB.15.NR.7551.NC.1401.RhoFields.bin mpi09/RELAX.SimID.9.EPSA.-100.EPSB.-100.T.1223.RA.12.RB.15.NR.7551.NC.1401.RhoFields.bin" calcext:value-type="string">
            <text:p>diff mpi01/RELAX.SimID.1.EPSA.-100.EPSB.-100.T.1223.RA.12.RB.15.NR.7551.NC.1401.RhoFields.bin mpi09/RELAX.SimID.9.EPSA.-100.EPSB.-100.T.1223.RA.12.RB.15.NR.7551.NC.1401.RhoFields.bin</text:p>
          </table:table-cell>
        </table:table-row>
        <table:table-row table:style-name="ro1">
          <table:table-cell table:formula="of:=[$Sheet1.E132]" office:value-type="string" office:string-value="diff mpi01/RELAX.SimID.1.EPSA.100.EPSB.100.T.1223.RA.12.RB.15.NR.7551.NC.1401.RhoFields.bin mpi09/RELAX.SimID.9.EPSA.100.EPSB.100.T.1223.RA.12.RB.15.NR.7551.NC.1401.RhoFields.bin" calcext:value-type="string">
            <text:p>diff mpi01/RELAX.SimID.1.EPSA.100.EPSB.100.T.1223.RA.12.RB.15.NR.7551.NC.1401.RhoFields.bin mpi09/RELAX.SimID.9.EPSA.100.EPSB.100.T.1223.RA.12.RB.15.NR.7551.NC.1401.RhoFields.bin</text:p>
          </table:table-cell>
        </table:table-row>
        <table:table-row table:style-name="ro1">
          <table:table-cell table:formula="of:=[$Sheet1.E133]" office:value-type="string" office:string-value="diff mpi01/RELAX.SimID.1.EPSA.-100.EPSB.-100.T.1223.RA.12.RB.16.csv mpi09/RELAX.SimID.9.EPSA.-100.EPSB.-100.T.1223.RA.12.RB.16.csv" calcext:value-type="string">
            <text:p>diff mpi01/RELAX.SimID.1.EPSA.-100.EPSB.-100.T.1223.RA.12.RB.16.csv mpi09/RELAX.SimID.9.EPSA.-100.EPSB.-100.T.1223.RA.12.RB.16.csv</text:p>
          </table:table-cell>
        </table:table-row>
        <table:table-row table:style-name="ro1">
          <table:table-cell table:formula="of:=[$Sheet1.E134]" office:value-type="string" office:string-value="diff mpi01/RELAX.SimID.1.EPSA.100.EPSB.100.T.1223.RA.12.RB.16.csv mpi09/RELAX.SimID.9.EPSA.100.EPSB.100.T.1223.RA.12.RB.16.csv" calcext:value-type="string">
            <text:p>diff mpi01/RELAX.SimID.1.EPSA.100.EPSB.100.T.1223.RA.12.RB.16.csv mpi09/RELAX.SimID.9.EPSA.100.EPSB.100.T.1223.RA.12.RB.16.csv</text:p>
          </table:table-cell>
        </table:table-row>
        <table:table-row table:style-name="ro1">
          <table:table-cell table:formula="of:=[$Sheet1.E135]" office:value-type="string" office:string-value="diff mpi01/RELAX.SimID.1.EPSA.-100.EPSB.-100.T.1223.RA.12.RB.16.NR.7551.NC.1401.RhoFields.bin mpi09/RELAX.SimID.9.EPSA.-100.EPSB.-100.T.1223.RA.12.RB.16.NR.7551.NC.1401.RhoFields.bin" calcext:value-type="string">
            <text:p>diff mpi01/RELAX.SimID.1.EPSA.-100.EPSB.-100.T.1223.RA.12.RB.16.NR.7551.NC.1401.RhoFields.bin mpi09/RELAX.SimID.9.EPSA.-100.EPSB.-100.T.1223.RA.12.RB.16.NR.7551.NC.1401.RhoFields.bin</text:p>
          </table:table-cell>
        </table:table-row>
        <table:table-row table:style-name="ro1">
          <table:table-cell table:formula="of:=[$Sheet1.E136]" office:value-type="string" office:string-value="diff mpi01/RELAX.SimID.1.EPSA.100.EPSB.100.T.1223.RA.12.RB.16.NR.7551.NC.1401.RhoFields.bin mpi09/RELAX.SimID.9.EPSA.100.EPSB.100.T.1223.RA.12.RB.16.NR.7551.NC.1401.RhoFields.bin" calcext:value-type="string">
            <text:p>diff mpi01/RELAX.SimID.1.EPSA.100.EPSB.100.T.1223.RA.12.RB.16.NR.7551.NC.1401.RhoFields.bin mpi09/RELAX.SimID.9.EPSA.100.EPSB.100.T.1223.RA.12.RB.16.NR.7551.NC.1401.RhoFields.bin</text:p>
          </table:table-cell>
        </table:table-row>
        <table:table-row table:style-name="ro1">
          <table:table-cell table:formula="of:=[$Sheet1.E137]" office:value-type="string" office:string-value="diff mpi01/RELAX.SimID.1.EPSA.-100.EPSB.-100.T.1273.RA.12.RB.13.csv mpi09/RELAX.SimID.9.EPSA.-100.EPSB.-100.T.1273.RA.12.RB.13.csv" calcext:value-type="string">
            <text:p>diff mpi01/RELAX.SimID.1.EPSA.-100.EPSB.-100.T.1273.RA.12.RB.13.csv mpi09/RELAX.SimID.9.EPSA.-100.EPSB.-100.T.1273.RA.12.RB.13.csv</text:p>
          </table:table-cell>
        </table:table-row>
        <table:table-row table:style-name="ro1">
          <table:table-cell table:formula="of:=[$Sheet1.E138]" office:value-type="string" office:string-value="diff mpi01/RELAX.SimID.1.EPSA.100.EPSB.100.T.1273.RA.12.RB.13.csv mpi09/RELAX.SimID.9.EPSA.100.EPSB.100.T.1273.RA.12.RB.13.csv" calcext:value-type="string">
            <text:p>diff mpi01/RELAX.SimID.1.EPSA.100.EPSB.100.T.1273.RA.12.RB.13.csv mpi09/RELAX.SimID.9.EPSA.100.EPSB.100.T.1273.RA.12.RB.13.csv</text:p>
          </table:table-cell>
        </table:table-row>
        <table:table-row table:style-name="ro1">
          <table:table-cell table:formula="of:=[$Sheet1.E139]" office:value-type="string" office:string-value="diff mpi01/RELAX.SimID.1.EPSA.-100.EPSB.-100.T.1273.RA.12.RB.13.NR.7551.NC.1401.RhoFields.bin mpi09/RELAX.SimID.9.EPSA.-100.EPSB.-100.T.1273.RA.12.RB.13.NR.7551.NC.1401.RhoFields.bin" calcext:value-type="string">
            <text:p>diff mpi01/RELAX.SimID.1.EPSA.-100.EPSB.-100.T.1273.RA.12.RB.13.NR.7551.NC.1401.RhoFields.bin mpi09/RELAX.SimID.9.EPSA.-100.EPSB.-100.T.1273.RA.12.RB.13.NR.7551.NC.1401.RhoFields.bin</text:p>
          </table:table-cell>
        </table:table-row>
        <table:table-row table:style-name="ro1">
          <table:table-cell table:formula="of:=[$Sheet1.E140]" office:value-type="string" office:string-value="diff mpi01/RELAX.SimID.1.EPSA.100.EPSB.100.T.1273.RA.12.RB.13.NR.7551.NC.1401.RhoFields.bin mpi09/RELAX.SimID.9.EPSA.100.EPSB.100.T.1273.RA.12.RB.13.NR.7551.NC.1401.RhoFields.bin" calcext:value-type="string">
            <text:p>diff mpi01/RELAX.SimID.1.EPSA.100.EPSB.100.T.1273.RA.12.RB.13.NR.7551.NC.1401.RhoFields.bin mpi09/RELAX.SimID.9.EPSA.100.EPSB.100.T.1273.RA.12.RB.13.NR.7551.NC.1401.RhoFields.bin</text:p>
          </table:table-cell>
        </table:table-row>
        <table:table-row table:style-name="ro1">
          <table:table-cell table:formula="of:=[$Sheet1.E141]" office:value-type="string" office:string-value="diff mpi01/RELAX.SimID.1.EPSA.-100.EPSB.-100.T.1273.RA.12.RB.14.csv mpi09/RELAX.SimID.9.EPSA.-100.EPSB.-100.T.1273.RA.12.RB.14.csv" calcext:value-type="string">
            <text:p>diff mpi01/RELAX.SimID.1.EPSA.-100.EPSB.-100.T.1273.RA.12.RB.14.csv mpi09/RELAX.SimID.9.EPSA.-100.EPSB.-100.T.1273.RA.12.RB.14.csv</text:p>
          </table:table-cell>
        </table:table-row>
        <table:table-row table:style-name="ro1">
          <table:table-cell table:formula="of:=[$Sheet1.E142]" office:value-type="string" office:string-value="diff mpi01/RELAX.SimID.1.EPSA.100.EPSB.100.T.1273.RA.12.RB.14.csv mpi09/RELAX.SimID.9.EPSA.100.EPSB.100.T.1273.RA.12.RB.14.csv" calcext:value-type="string">
            <text:p>diff mpi01/RELAX.SimID.1.EPSA.100.EPSB.100.T.1273.RA.12.RB.14.csv mpi09/RELAX.SimID.9.EPSA.100.EPSB.100.T.1273.RA.12.RB.14.csv</text:p>
          </table:table-cell>
        </table:table-row>
        <table:table-row table:style-name="ro1">
          <table:table-cell table:formula="of:=[$Sheet1.E143]" office:value-type="string" office:string-value="diff mpi01/RELAX.SimID.1.EPSA.-100.EPSB.-100.T.1273.RA.12.RB.14.NR.7551.NC.1401.RhoFields.bin mpi09/RELAX.SimID.9.EPSA.-100.EPSB.-100.T.1273.RA.12.RB.14.NR.7551.NC.1401.RhoFields.bin" calcext:value-type="string">
            <text:p>diff mpi01/RELAX.SimID.1.EPSA.-100.EPSB.-100.T.1273.RA.12.RB.14.NR.7551.NC.1401.RhoFields.bin mpi09/RELAX.SimID.9.EPSA.-100.EPSB.-100.T.1273.RA.12.RB.14.NR.7551.NC.1401.RhoFields.bin</text:p>
          </table:table-cell>
        </table:table-row>
        <table:table-row table:style-name="ro1">
          <table:table-cell table:formula="of:=[$Sheet1.E144]" office:value-type="string" office:string-value="diff mpi01/RELAX.SimID.1.EPSA.100.EPSB.100.T.1273.RA.12.RB.14.NR.7551.NC.1401.RhoFields.bin mpi09/RELAX.SimID.9.EPSA.100.EPSB.100.T.1273.RA.12.RB.14.NR.7551.NC.1401.RhoFields.bin" calcext:value-type="string">
            <text:p>diff mpi01/RELAX.SimID.1.EPSA.100.EPSB.100.T.1273.RA.12.RB.14.NR.7551.NC.1401.RhoFields.bin mpi09/RELAX.SimID.9.EPSA.100.EPSB.100.T.1273.RA.12.RB.14.NR.7551.NC.1401.RhoFields.bin</text:p>
          </table:table-cell>
        </table:table-row>
        <table:table-row table:style-name="ro1">
          <table:table-cell table:formula="of:=[$Sheet1.E145]" office:value-type="string" office:string-value="diff mpi01/RELAX.SimID.1.EPSA.-100.EPSB.-100.T.1273.RA.12.RB.15.csv mpi09/RELAX.SimID.9.EPSA.-100.EPSB.-100.T.1273.RA.12.RB.15.csv" calcext:value-type="string">
            <text:p>diff mpi01/RELAX.SimID.1.EPSA.-100.EPSB.-100.T.1273.RA.12.RB.15.csv mpi09/RELAX.SimID.9.EPSA.-100.EPSB.-100.T.1273.RA.12.RB.15.csv</text:p>
          </table:table-cell>
        </table:table-row>
        <table:table-row table:style-name="ro1">
          <table:table-cell table:formula="of:=[$Sheet1.E146]" office:value-type="string" office:string-value="diff mpi01/RELAX.SimID.1.EPSA.100.EPSB.100.T.1273.RA.12.RB.15.csv mpi09/RELAX.SimID.9.EPSA.100.EPSB.100.T.1273.RA.12.RB.15.csv" calcext:value-type="string">
            <text:p>diff mpi01/RELAX.SimID.1.EPSA.100.EPSB.100.T.1273.RA.12.RB.15.csv mpi09/RELAX.SimID.9.EPSA.100.EPSB.100.T.1273.RA.12.RB.15.csv</text:p>
          </table:table-cell>
        </table:table-row>
        <table:table-row table:style-name="ro1">
          <table:table-cell table:formula="of:=[$Sheet1.E147]" office:value-type="string" office:string-value="diff mpi01/RELAX.SimID.1.EPSA.-100.EPSB.-100.T.1273.RA.12.RB.15.NR.7551.NC.1401.RhoFields.bin mpi09/RELAX.SimID.9.EPSA.-100.EPSB.-100.T.1273.RA.12.RB.15.NR.7551.NC.1401.RhoFields.bin" calcext:value-type="string">
            <text:p>diff mpi01/RELAX.SimID.1.EPSA.-100.EPSB.-100.T.1273.RA.12.RB.15.NR.7551.NC.1401.RhoFields.bin mpi09/RELAX.SimID.9.EPSA.-100.EPSB.-100.T.1273.RA.12.RB.15.NR.7551.NC.1401.RhoFields.bin</text:p>
          </table:table-cell>
        </table:table-row>
        <table:table-row table:style-name="ro1">
          <table:table-cell table:formula="of:=[$Sheet1.E148]" office:value-type="string" office:string-value="diff mpi01/RELAX.SimID.1.EPSA.100.EPSB.100.T.1273.RA.12.RB.15.NR.7551.NC.1401.RhoFields.bin mpi09/RELAX.SimID.9.EPSA.100.EPSB.100.T.1273.RA.12.RB.15.NR.7551.NC.1401.RhoFields.bin" calcext:value-type="string">
            <text:p>diff mpi01/RELAX.SimID.1.EPSA.100.EPSB.100.T.1273.RA.12.RB.15.NR.7551.NC.1401.RhoFields.bin mpi09/RELAX.SimID.9.EPSA.100.EPSB.100.T.1273.RA.12.RB.15.NR.7551.NC.1401.RhoFields.bin</text:p>
          </table:table-cell>
        </table:table-row>
        <table:table-row table:style-name="ro1">
          <table:table-cell table:formula="of:=[$Sheet1.E149]" office:value-type="string" office:string-value="diff mpi01/RELAX.SimID.1.EPSA.-100.EPSB.-100.T.1273.RA.12.RB.16.csv mpi09/RELAX.SimID.9.EPSA.-100.EPSB.-100.T.1273.RA.12.RB.16.csv" calcext:value-type="string">
            <text:p>diff mpi01/RELAX.SimID.1.EPSA.-100.EPSB.-100.T.1273.RA.12.RB.16.csv mpi09/RELAX.SimID.9.EPSA.-100.EPSB.-100.T.1273.RA.12.RB.16.csv</text:p>
          </table:table-cell>
        </table:table-row>
        <table:table-row table:style-name="ro1">
          <table:table-cell table:formula="of:=[$Sheet1.E150]" office:value-type="string" office:string-value="diff mpi01/RELAX.SimID.1.EPSA.100.EPSB.100.T.1273.RA.12.RB.16.csv mpi09/RELAX.SimID.9.EPSA.100.EPSB.100.T.1273.RA.12.RB.16.csv" calcext:value-type="string">
            <text:p>diff mpi01/RELAX.SimID.1.EPSA.100.EPSB.100.T.1273.RA.12.RB.16.csv mpi09/RELAX.SimID.9.EPSA.100.EPSB.100.T.1273.RA.12.RB.16.csv</text:p>
          </table:table-cell>
        </table:table-row>
        <table:table-row table:style-name="ro1">
          <table:table-cell table:formula="of:=[$Sheet1.E151]" office:value-type="string" office:string-value="diff mpi01/RELAX.SimID.1.EPSA.-100.EPSB.-100.T.1273.RA.12.RB.16.NR.7551.NC.1401.RhoFields.bin mpi09/RELAX.SimID.9.EPSA.-100.EPSB.-100.T.1273.RA.12.RB.16.NR.7551.NC.1401.RhoFields.bin" calcext:value-type="string">
            <text:p>diff mpi01/RELAX.SimID.1.EPSA.-100.EPSB.-100.T.1273.RA.12.RB.16.NR.7551.NC.1401.RhoFields.bin mpi09/RELAX.SimID.9.EPSA.-100.EPSB.-100.T.1273.RA.12.RB.16.NR.7551.NC.1401.RhoFields.bin</text:p>
          </table:table-cell>
        </table:table-row>
        <table:table-row table:style-name="ro1">
          <table:table-cell table:formula="of:=[$Sheet1.E152]" office:value-type="string" office:string-value="diff mpi01/RELAX.SimID.1.EPSA.100.EPSB.100.T.1273.RA.12.RB.16.NR.7551.NC.1401.RhoFields.bin mpi09/RELAX.SimID.9.EPSA.100.EPSB.100.T.1273.RA.12.RB.16.NR.7551.NC.1401.RhoFields.bin" calcext:value-type="string">
            <text:p>diff mpi01/RELAX.SimID.1.EPSA.100.EPSB.100.T.1273.RA.12.RB.16.NR.7551.NC.1401.RhoFields.bin mpi09/RELAX.SimID.9.EPSA.100.EPSB.100.T.1273.RA.12.RB.16.NR.7551.NC.1401.RhoFields.bin</text:p>
          </table:table-cell>
        </table:table-row>
        <table:table-row table:style-name="ro1">
          <table:table-cell table:formula="of:=[$Sheet1.E153]" office:value-type="string" office:string-value="diff mpi01/RELAX.SimID.1.EPSA.-100.EPSB.-100.T.1323.RA.12.RB.13.csv mpi09/RELAX.SimID.9.EPSA.-100.EPSB.-100.T.1323.RA.12.RB.13.csv" calcext:value-type="string">
            <text:p>diff mpi01/RELAX.SimID.1.EPSA.-100.EPSB.-100.T.1323.RA.12.RB.13.csv mpi09/RELAX.SimID.9.EPSA.-100.EPSB.-100.T.1323.RA.12.RB.13.csv</text:p>
          </table:table-cell>
        </table:table-row>
        <table:table-row table:style-name="ro1">
          <table:table-cell table:formula="of:=[$Sheet1.E154]" office:value-type="string" office:string-value="diff mpi01/RELAX.SimID.1.EPSA.100.EPSB.100.T.1323.RA.12.RB.13.csv mpi09/RELAX.SimID.9.EPSA.100.EPSB.100.T.1323.RA.12.RB.13.csv" calcext:value-type="string">
            <text:p>diff mpi01/RELAX.SimID.1.EPSA.100.EPSB.100.T.1323.RA.12.RB.13.csv mpi09/RELAX.SimID.9.EPSA.100.EPSB.100.T.1323.RA.12.RB.13.csv</text:p>
          </table:table-cell>
        </table:table-row>
        <table:table-row table:style-name="ro1">
          <table:table-cell table:formula="of:=[$Sheet1.E155]" office:value-type="string" office:string-value="diff mpi01/RELAX.SimID.1.EPSA.-100.EPSB.-100.T.1323.RA.12.RB.13.NR.7551.NC.1401.RhoFields.bin mpi09/RELAX.SimID.9.EPSA.-100.EPSB.-100.T.1323.RA.12.RB.13.NR.7551.NC.1401.RhoFields.bin" calcext:value-type="string">
            <text:p>diff mpi01/RELAX.SimID.1.EPSA.-100.EPSB.-100.T.1323.RA.12.RB.13.NR.7551.NC.1401.RhoFields.bin mpi09/RELAX.SimID.9.EPSA.-100.EPSB.-100.T.1323.RA.12.RB.13.NR.7551.NC.1401.RhoFields.bin</text:p>
          </table:table-cell>
        </table:table-row>
        <table:table-row table:style-name="ro1">
          <table:table-cell table:formula="of:=[$Sheet1.E156]" office:value-type="string" office:string-value="diff mpi01/RELAX.SimID.1.EPSA.100.EPSB.100.T.1323.RA.12.RB.13.NR.7551.NC.1401.RhoFields.bin mpi09/RELAX.SimID.9.EPSA.100.EPSB.100.T.1323.RA.12.RB.13.NR.7551.NC.1401.RhoFields.bin" calcext:value-type="string">
            <text:p>diff mpi01/RELAX.SimID.1.EPSA.100.EPSB.100.T.1323.RA.12.RB.13.NR.7551.NC.1401.RhoFields.bin mpi09/RELAX.SimID.9.EPSA.100.EPSB.100.T.1323.RA.12.RB.13.NR.7551.NC.1401.RhoFields.bin</text:p>
          </table:table-cell>
        </table:table-row>
        <table:table-row table:style-name="ro1">
          <table:table-cell table:formula="of:=[$Sheet1.E157]" office:value-type="string" office:string-value="diff mpi01/RELAX.SimID.1.EPSA.-100.EPSB.-100.T.1323.RA.12.RB.14.csv mpi09/RELAX.SimID.9.EPSA.-100.EPSB.-100.T.1323.RA.12.RB.14.csv" calcext:value-type="string">
            <text:p>diff mpi01/RELAX.SimID.1.EPSA.-100.EPSB.-100.T.1323.RA.12.RB.14.csv mpi09/RELAX.SimID.9.EPSA.-100.EPSB.-100.T.1323.RA.12.RB.14.csv</text:p>
          </table:table-cell>
        </table:table-row>
        <table:table-row table:style-name="ro1">
          <table:table-cell table:formula="of:=[$Sheet1.E158]" office:value-type="string" office:string-value="diff mpi01/RELAX.SimID.1.EPSA.100.EPSB.100.T.1323.RA.12.RB.14.csv mpi09/RELAX.SimID.9.EPSA.100.EPSB.100.T.1323.RA.12.RB.14.csv" calcext:value-type="string">
            <text:p>diff mpi01/RELAX.SimID.1.EPSA.100.EPSB.100.T.1323.RA.12.RB.14.csv mpi09/RELAX.SimID.9.EPSA.100.EPSB.100.T.1323.RA.12.RB.14.csv</text:p>
          </table:table-cell>
        </table:table-row>
        <table:table-row table:style-name="ro1">
          <table:table-cell table:formula="of:=[$Sheet1.E159]" office:value-type="string" office:string-value="diff mpi01/RELAX.SimID.1.EPSA.-100.EPSB.-100.T.1323.RA.12.RB.14.NR.7551.NC.1401.RhoFields.bin mpi09/RELAX.SimID.9.EPSA.-100.EPSB.-100.T.1323.RA.12.RB.14.NR.7551.NC.1401.RhoFields.bin" calcext:value-type="string">
            <text:p>diff mpi01/RELAX.SimID.1.EPSA.-100.EPSB.-100.T.1323.RA.12.RB.14.NR.7551.NC.1401.RhoFields.bin mpi09/RELAX.SimID.9.EPSA.-100.EPSB.-100.T.1323.RA.12.RB.14.NR.7551.NC.1401.RhoFields.bin</text:p>
          </table:table-cell>
        </table:table-row>
        <table:table-row table:style-name="ro1">
          <table:table-cell table:formula="of:=[$Sheet1.E160]" office:value-type="string" office:string-value="diff mpi01/RELAX.SimID.1.EPSA.100.EPSB.100.T.1323.RA.12.RB.14.NR.7551.NC.1401.RhoFields.bin mpi09/RELAX.SimID.9.EPSA.100.EPSB.100.T.1323.RA.12.RB.14.NR.7551.NC.1401.RhoFields.bin" calcext:value-type="string">
            <text:p>diff mpi01/RELAX.SimID.1.EPSA.100.EPSB.100.T.1323.RA.12.RB.14.NR.7551.NC.1401.RhoFields.bin mpi09/RELAX.SimID.9.EPSA.100.EPSB.100.T.1323.RA.12.RB.14.NR.7551.NC.1401.RhoFields.bin</text:p>
          </table:table-cell>
        </table:table-row>
        <table:table-row table:style-name="ro1">
          <table:table-cell table:formula="of:=[$Sheet1.E161]" office:value-type="string" office:string-value="diff mpi01/RELAX.SimID.1.EPSA.-100.EPSB.-100.T.1323.RA.12.RB.15.csv mpi09/RELAX.SimID.9.EPSA.-100.EPSB.-100.T.1323.RA.12.RB.15.csv" calcext:value-type="string">
            <text:p>diff mpi01/RELAX.SimID.1.EPSA.-100.EPSB.-100.T.1323.RA.12.RB.15.csv mpi09/RELAX.SimID.9.EPSA.-100.EPSB.-100.T.1323.RA.12.RB.15.csv</text:p>
          </table:table-cell>
        </table:table-row>
        <table:table-row table:style-name="ro1">
          <table:table-cell table:formula="of:=[$Sheet1.E162]" office:value-type="string" office:string-value="diff mpi01/RELAX.SimID.1.EPSA.100.EPSB.100.T.1323.RA.12.RB.15.csv mpi09/RELAX.SimID.9.EPSA.100.EPSB.100.T.1323.RA.12.RB.15.csv" calcext:value-type="string">
            <text:p>diff mpi01/RELAX.SimID.1.EPSA.100.EPSB.100.T.1323.RA.12.RB.15.csv mpi09/RELAX.SimID.9.EPSA.100.EPSB.100.T.1323.RA.12.RB.15.csv</text:p>
          </table:table-cell>
        </table:table-row>
        <table:table-row table:style-name="ro1">
          <table:table-cell table:formula="of:=[$Sheet1.E163]" office:value-type="string" office:string-value="diff mpi01/RELAX.SimID.1.EPSA.-100.EPSB.-100.T.1323.RA.12.RB.15.NR.7551.NC.1401.RhoFields.bin mpi09/RELAX.SimID.9.EPSA.-100.EPSB.-100.T.1323.RA.12.RB.15.NR.7551.NC.1401.RhoFields.bin" calcext:value-type="string">
            <text:p>diff mpi01/RELAX.SimID.1.EPSA.-100.EPSB.-100.T.1323.RA.12.RB.15.NR.7551.NC.1401.RhoFields.bin mpi09/RELAX.SimID.9.EPSA.-100.EPSB.-100.T.1323.RA.12.RB.15.NR.7551.NC.1401.RhoFields.bin</text:p>
          </table:table-cell>
        </table:table-row>
        <table:table-row table:style-name="ro1">
          <table:table-cell table:formula="of:=[$Sheet1.E164]" office:value-type="string" office:string-value="diff mpi01/RELAX.SimID.1.EPSA.100.EPSB.100.T.1323.RA.12.RB.15.NR.7551.NC.1401.RhoFields.bin mpi09/RELAX.SimID.9.EPSA.100.EPSB.100.T.1323.RA.12.RB.15.NR.7551.NC.1401.RhoFields.bin" calcext:value-type="string">
            <text:p>diff mpi01/RELAX.SimID.1.EPSA.100.EPSB.100.T.1323.RA.12.RB.15.NR.7551.NC.1401.RhoFields.bin mpi09/RELAX.SimID.9.EPSA.100.EPSB.100.T.1323.RA.12.RB.15.NR.7551.NC.1401.RhoFields.bin</text:p>
          </table:table-cell>
        </table:table-row>
        <table:table-row table:style-name="ro1">
          <table:table-cell table:formula="of:=[$Sheet1.E165]" office:value-type="string" office:string-value="diff mpi01/RELAX.SimID.1.EPSA.-100.EPSB.-100.T.1323.RA.12.RB.16.csv mpi09/RELAX.SimID.9.EPSA.-100.EPSB.-100.T.1323.RA.12.RB.16.csv" calcext:value-type="string">
            <text:p>diff mpi01/RELAX.SimID.1.EPSA.-100.EPSB.-100.T.1323.RA.12.RB.16.csv mpi09/RELAX.SimID.9.EPSA.-100.EPSB.-100.T.1323.RA.12.RB.16.csv</text:p>
          </table:table-cell>
        </table:table-row>
        <table:table-row table:style-name="ro1">
          <table:table-cell table:formula="of:=[$Sheet1.E166]" office:value-type="string" office:string-value="diff mpi01/RELAX.SimID.1.EPSA.100.EPSB.100.T.1323.RA.12.RB.16.csv mpi09/RELAX.SimID.9.EPSA.100.EPSB.100.T.1323.RA.12.RB.16.csv" calcext:value-type="string">
            <text:p>diff mpi01/RELAX.SimID.1.EPSA.100.EPSB.100.T.1323.RA.12.RB.16.csv mpi09/RELAX.SimID.9.EPSA.100.EPSB.100.T.1323.RA.12.RB.16.csv</text:p>
          </table:table-cell>
        </table:table-row>
        <table:table-row table:style-name="ro1">
          <table:table-cell table:formula="of:=[$Sheet1.E167]" office:value-type="string" office:string-value="diff mpi01/RELAX.SimID.1.EPSA.-100.EPSB.-100.T.1323.RA.12.RB.16.NR.7551.NC.1401.RhoFields.bin mpi09/RELAX.SimID.9.EPSA.-100.EPSB.-100.T.1323.RA.12.RB.16.NR.7551.NC.1401.RhoFields.bin" calcext:value-type="string">
            <text:p>diff mpi01/RELAX.SimID.1.EPSA.-100.EPSB.-100.T.1323.RA.12.RB.16.NR.7551.NC.1401.RhoFields.bin mpi09/RELAX.SimID.9.EPSA.-100.EPSB.-100.T.1323.RA.12.RB.16.NR.7551.NC.1401.RhoFields.bin</text:p>
          </table:table-cell>
        </table:table-row>
        <table:table-row table:style-name="ro1">
          <table:table-cell table:formula="of:=[$Sheet1.E168]" office:value-type="string" office:string-value="diff mpi01/RELAX.SimID.1.EPSA.100.EPSB.100.T.1323.RA.12.RB.16.NR.7551.NC.1401.RhoFields.bin mpi09/RELAX.SimID.9.EPSA.100.EPSB.100.T.1323.RA.12.RB.16.NR.7551.NC.1401.RhoFields.bin" calcext:value-type="string">
            <text:p>diff mpi01/RELAX.SimID.1.EPSA.100.EPSB.100.T.1323.RA.12.RB.16.NR.7551.NC.1401.RhoFields.bin mpi09/RELAX.SimID.9.EPSA.100.EPSB.100.T.1323.RA.12.RB.16.NR.7551.NC.1401.RhoFields.bin</text:p>
          </table:table-cell>
        </table:table-row>
        <table:table-row table:style-name="ro1">
          <table:table-cell table:formula="of:=[$Sheet1.E169]" office:value-type="string" office:string-value="diff mpi01/RELAX.SimID.1.EPSA.-100.EPSB.-100.T.1373.RA.12.RB.13.csv mpi09/RELAX.SimID.9.EPSA.-100.EPSB.-100.T.1373.RA.12.RB.13.csv" calcext:value-type="string">
            <text:p>diff mpi01/RELAX.SimID.1.EPSA.-100.EPSB.-100.T.1373.RA.12.RB.13.csv mpi09/RELAX.SimID.9.EPSA.-100.EPSB.-100.T.1373.RA.12.RB.13.csv</text:p>
          </table:table-cell>
        </table:table-row>
        <table:table-row table:style-name="ro1">
          <table:table-cell table:formula="of:=[$Sheet1.E170]" office:value-type="string" office:string-value="diff mpi01/RELAX.SimID.1.EPSA.100.EPSB.100.T.1373.RA.12.RB.13.csv mpi09/RELAX.SimID.9.EPSA.100.EPSB.100.T.1373.RA.12.RB.13.csv" calcext:value-type="string">
            <text:p>diff mpi01/RELAX.SimID.1.EPSA.100.EPSB.100.T.1373.RA.12.RB.13.csv mpi09/RELAX.SimID.9.EPSA.100.EPSB.100.T.1373.RA.12.RB.13.csv</text:p>
          </table:table-cell>
        </table:table-row>
        <table:table-row table:style-name="ro1">
          <table:table-cell table:formula="of:=[$Sheet1.E171]" office:value-type="string" office:string-value="diff mpi01/RELAX.SimID.1.EPSA.-100.EPSB.-100.T.1373.RA.12.RB.13.NR.7551.NC.1401.RhoFields.bin mpi09/RELAX.SimID.9.EPSA.-100.EPSB.-100.T.1373.RA.12.RB.13.NR.7551.NC.1401.RhoFields.bin" calcext:value-type="string">
            <text:p>diff mpi01/RELAX.SimID.1.EPSA.-100.EPSB.-100.T.1373.RA.12.RB.13.NR.7551.NC.1401.RhoFields.bin mpi09/RELAX.SimID.9.EPSA.-100.EPSB.-100.T.1373.RA.12.RB.13.NR.7551.NC.1401.RhoFields.bin</text:p>
          </table:table-cell>
        </table:table-row>
        <table:table-row table:style-name="ro1">
          <table:table-cell table:formula="of:=[$Sheet1.E172]" office:value-type="string" office:string-value="diff mpi01/RELAX.SimID.1.EPSA.100.EPSB.100.T.1373.RA.12.RB.13.NR.7551.NC.1401.RhoFields.bin mpi09/RELAX.SimID.9.EPSA.100.EPSB.100.T.1373.RA.12.RB.13.NR.7551.NC.1401.RhoFields.bin" calcext:value-type="string">
            <text:p>diff mpi01/RELAX.SimID.1.EPSA.100.EPSB.100.T.1373.RA.12.RB.13.NR.7551.NC.1401.RhoFields.bin mpi09/RELAX.SimID.9.EPSA.100.EPSB.100.T.1373.RA.12.RB.13.NR.7551.NC.1401.RhoFields.bin</text:p>
          </table:table-cell>
        </table:table-row>
        <table:table-row table:style-name="ro1">
          <table:table-cell table:formula="of:=[$Sheet1.E173]" office:value-type="string" office:string-value="diff mpi01/RELAX.SimID.1.EPSA.-100.EPSB.-100.T.1373.RA.12.RB.14.csv mpi09/RELAX.SimID.9.EPSA.-100.EPSB.-100.T.1373.RA.12.RB.14.csv" calcext:value-type="string">
            <text:p>diff mpi01/RELAX.SimID.1.EPSA.-100.EPSB.-100.T.1373.RA.12.RB.14.csv mpi09/RELAX.SimID.9.EPSA.-100.EPSB.-100.T.1373.RA.12.RB.14.csv</text:p>
          </table:table-cell>
        </table:table-row>
        <table:table-row table:style-name="ro1">
          <table:table-cell table:formula="of:=[$Sheet1.E174]" office:value-type="string" office:string-value="diff mpi01/RELAX.SimID.1.EPSA.100.EPSB.100.T.1373.RA.12.RB.14.csv mpi09/RELAX.SimID.9.EPSA.100.EPSB.100.T.1373.RA.12.RB.14.csv" calcext:value-type="string">
            <text:p>diff mpi01/RELAX.SimID.1.EPSA.100.EPSB.100.T.1373.RA.12.RB.14.csv mpi09/RELAX.SimID.9.EPSA.100.EPSB.100.T.1373.RA.12.RB.14.csv</text:p>
          </table:table-cell>
        </table:table-row>
        <table:table-row table:style-name="ro1">
          <table:table-cell table:formula="of:=[$Sheet1.E175]" office:value-type="string" office:string-value="diff mpi01/RELAX.SimID.1.EPSA.-100.EPSB.-100.T.1373.RA.12.RB.14.NR.7551.NC.1401.RhoFields.bin mpi09/RELAX.SimID.9.EPSA.-100.EPSB.-100.T.1373.RA.12.RB.14.NR.7551.NC.1401.RhoFields.bin" calcext:value-type="string">
            <text:p>diff mpi01/RELAX.SimID.1.EPSA.-100.EPSB.-100.T.1373.RA.12.RB.14.NR.7551.NC.1401.RhoFields.bin mpi09/RELAX.SimID.9.EPSA.-100.EPSB.-100.T.1373.RA.12.RB.14.NR.7551.NC.1401.RhoFields.bin</text:p>
          </table:table-cell>
        </table:table-row>
        <table:table-row table:style-name="ro1">
          <table:table-cell table:formula="of:=[$Sheet1.E176]" office:value-type="string" office:string-value="diff mpi01/RELAX.SimID.1.EPSA.100.EPSB.100.T.1373.RA.12.RB.14.NR.7551.NC.1401.RhoFields.bin mpi09/RELAX.SimID.9.EPSA.100.EPSB.100.T.1373.RA.12.RB.14.NR.7551.NC.1401.RhoFields.bin" calcext:value-type="string">
            <text:p>diff mpi01/RELAX.SimID.1.EPSA.100.EPSB.100.T.1373.RA.12.RB.14.NR.7551.NC.1401.RhoFields.bin mpi09/RELAX.SimID.9.EPSA.100.EPSB.100.T.1373.RA.12.RB.14.NR.7551.NC.1401.RhoFields.bin</text:p>
          </table:table-cell>
        </table:table-row>
        <table:table-row table:style-name="ro1">
          <table:table-cell table:formula="of:=[$Sheet1.E177]" office:value-type="string" office:string-value="diff mpi01/RELAX.SimID.1.EPSA.-100.EPSB.-100.T.1373.RA.12.RB.15.csv mpi09/RELAX.SimID.9.EPSA.-100.EPSB.-100.T.1373.RA.12.RB.15.csv" calcext:value-type="string">
            <text:p>diff mpi01/RELAX.SimID.1.EPSA.-100.EPSB.-100.T.1373.RA.12.RB.15.csv mpi09/RELAX.SimID.9.EPSA.-100.EPSB.-100.T.1373.RA.12.RB.15.csv</text:p>
          </table:table-cell>
        </table:table-row>
        <table:table-row table:style-name="ro1">
          <table:table-cell table:formula="of:=[$Sheet1.E178]" office:value-type="string" office:string-value="diff mpi01/RELAX.SimID.1.EPSA.100.EPSB.100.T.1373.RA.12.RB.15.csv mpi09/RELAX.SimID.9.EPSA.100.EPSB.100.T.1373.RA.12.RB.15.csv" calcext:value-type="string">
            <text:p>diff mpi01/RELAX.SimID.1.EPSA.100.EPSB.100.T.1373.RA.12.RB.15.csv mpi09/RELAX.SimID.9.EPSA.100.EPSB.100.T.1373.RA.12.RB.15.csv</text:p>
          </table:table-cell>
        </table:table-row>
        <table:table-row table:style-name="ro1">
          <table:table-cell table:formula="of:=[$Sheet1.E179]" office:value-type="string" office:string-value="diff mpi01/RELAX.SimID.1.EPSA.-100.EPSB.-100.T.1373.RA.12.RB.15.NR.7551.NC.1401.RhoFields.bin mpi09/RELAX.SimID.9.EPSA.-100.EPSB.-100.T.1373.RA.12.RB.15.NR.7551.NC.1401.RhoFields.bin" calcext:value-type="string">
            <text:p>diff mpi01/RELAX.SimID.1.EPSA.-100.EPSB.-100.T.1373.RA.12.RB.15.NR.7551.NC.1401.RhoFields.bin mpi09/RELAX.SimID.9.EPSA.-100.EPSB.-100.T.1373.RA.12.RB.15.NR.7551.NC.1401.RhoFields.bin</text:p>
          </table:table-cell>
        </table:table-row>
        <table:table-row table:style-name="ro1">
          <table:table-cell table:formula="of:=[$Sheet1.E180]" office:value-type="string" office:string-value="diff mpi01/RELAX.SimID.1.EPSA.100.EPSB.100.T.1373.RA.12.RB.15.NR.7551.NC.1401.RhoFields.bin mpi09/RELAX.SimID.9.EPSA.100.EPSB.100.T.1373.RA.12.RB.15.NR.7551.NC.1401.RhoFields.bin" calcext:value-type="string">
            <text:p>diff mpi01/RELAX.SimID.1.EPSA.100.EPSB.100.T.1373.RA.12.RB.15.NR.7551.NC.1401.RhoFields.bin mpi09/RELAX.SimID.9.EPSA.100.EPSB.100.T.1373.RA.12.RB.15.NR.7551.NC.1401.RhoFields.bin</text:p>
          </table:table-cell>
        </table:table-row>
        <table:table-row table:style-name="ro1">
          <table:table-cell table:formula="of:=[$Sheet1.E181]" office:value-type="string" office:string-value="diff mpi01/RELAX.SimID.1.EPSA.-100.EPSB.-100.T.1373.RA.12.RB.16.csv mpi09/RELAX.SimID.9.EPSA.-100.EPSB.-100.T.1373.RA.12.RB.16.csv" calcext:value-type="string">
            <text:p>diff mpi01/RELAX.SimID.1.EPSA.-100.EPSB.-100.T.1373.RA.12.RB.16.csv mpi09/RELAX.SimID.9.EPSA.-100.EPSB.-100.T.1373.RA.12.RB.16.csv</text:p>
          </table:table-cell>
        </table:table-row>
        <table:table-row table:style-name="ro1">
          <table:table-cell table:formula="of:=[$Sheet1.E182]" office:value-type="string" office:string-value="diff mpi01/RELAX.SimID.1.EPSA.100.EPSB.100.T.1373.RA.12.RB.16.csv mpi09/RELAX.SimID.9.EPSA.100.EPSB.100.T.1373.RA.12.RB.16.csv" calcext:value-type="string">
            <text:p>diff mpi01/RELAX.SimID.1.EPSA.100.EPSB.100.T.1373.RA.12.RB.16.csv mpi09/RELAX.SimID.9.EPSA.100.EPSB.100.T.1373.RA.12.RB.16.csv</text:p>
          </table:table-cell>
        </table:table-row>
        <table:table-row table:style-name="ro1">
          <table:table-cell table:formula="of:=[$Sheet1.E183]" office:value-type="string" office:string-value="diff mpi01/RELAX.SimID.1.EPSA.-100.EPSB.-100.T.1373.RA.12.RB.16.NR.7551.NC.1401.RhoFields.bin mpi09/RELAX.SimID.9.EPSA.-100.EPSB.-100.T.1373.RA.12.RB.16.NR.7551.NC.1401.RhoFields.bin" calcext:value-type="string">
            <text:p>diff mpi01/RELAX.SimID.1.EPSA.-100.EPSB.-100.T.1373.RA.12.RB.16.NR.7551.NC.1401.RhoFields.bin mpi09/RELAX.SimID.9.EPSA.-100.EPSB.-100.T.1373.RA.12.RB.16.NR.7551.NC.1401.RhoFields.bin</text:p>
          </table:table-cell>
        </table:table-row>
        <table:table-row table:style-name="ro1">
          <table:table-cell table:formula="of:=[$Sheet1.E184]" office:value-type="string" office:string-value="diff mpi01/RELAX.SimID.1.EPSA.100.EPSB.100.T.1373.RA.12.RB.16.NR.7551.NC.1401.RhoFields.bin mpi09/RELAX.SimID.9.EPSA.100.EPSB.100.T.1373.RA.12.RB.16.NR.7551.NC.1401.RhoFields.bin" calcext:value-type="string">
            <text:p>diff mpi01/RELAX.SimID.1.EPSA.100.EPSB.100.T.1373.RA.12.RB.16.NR.7551.NC.1401.RhoFields.bin mpi09/RELAX.SimID.9.EPSA.100.EPSB.100.T.1373.RA.12.RB.16.NR.7551.NC.1401.RhoFields.bin</text:p>
          </table:table-cell>
        </table:table-row>
        <table:table-row table:style-name="ro1">
          <table:table-cell table:formula="of:=[$Sheet1.E185]" office:value-type="string" office:string-value="diff mpi01/RELAX.SimID.1.EPSA.-100.EPSB.-100.T.1423.RA.12.RB.13.csv mpi09/RELAX.SimID.9.EPSA.-100.EPSB.-100.T.1423.RA.12.RB.13.csv" calcext:value-type="string">
            <text:p>diff mpi01/RELAX.SimID.1.EPSA.-100.EPSB.-100.T.1423.RA.12.RB.13.csv mpi09/RELAX.SimID.9.EPSA.-100.EPSB.-100.T.1423.RA.12.RB.13.csv</text:p>
          </table:table-cell>
        </table:table-row>
        <table:table-row table:style-name="ro1">
          <table:table-cell table:formula="of:=[$Sheet1.E186]" office:value-type="string" office:string-value="diff mpi01/RELAX.SimID.1.EPSA.100.EPSB.100.T.1423.RA.12.RB.13.csv mpi09/RELAX.SimID.9.EPSA.100.EPSB.100.T.1423.RA.12.RB.13.csv" calcext:value-type="string">
            <text:p>diff mpi01/RELAX.SimID.1.EPSA.100.EPSB.100.T.1423.RA.12.RB.13.csv mpi09/RELAX.SimID.9.EPSA.100.EPSB.100.T.1423.RA.12.RB.13.csv</text:p>
          </table:table-cell>
        </table:table-row>
        <table:table-row table:style-name="ro1">
          <table:table-cell table:formula="of:=[$Sheet1.E187]" office:value-type="string" office:string-value="diff mpi01/RELAX.SimID.1.EPSA.-100.EPSB.-100.T.1423.RA.12.RB.13.NR.7551.NC.1401.RhoFields.bin mpi09/RELAX.SimID.9.EPSA.-100.EPSB.-100.T.1423.RA.12.RB.13.NR.7551.NC.1401.RhoFields.bin" calcext:value-type="string">
            <text:p>diff mpi01/RELAX.SimID.1.EPSA.-100.EPSB.-100.T.1423.RA.12.RB.13.NR.7551.NC.1401.RhoFields.bin mpi09/RELAX.SimID.9.EPSA.-100.EPSB.-100.T.1423.RA.12.RB.13.NR.7551.NC.1401.RhoFields.bin</text:p>
          </table:table-cell>
        </table:table-row>
        <table:table-row table:style-name="ro1">
          <table:table-cell table:formula="of:=[$Sheet1.E188]" office:value-type="string" office:string-value="diff mpi01/RELAX.SimID.1.EPSA.100.EPSB.100.T.1423.RA.12.RB.13.NR.7551.NC.1401.RhoFields.bin mpi09/RELAX.SimID.9.EPSA.100.EPSB.100.T.1423.RA.12.RB.13.NR.7551.NC.1401.RhoFields.bin" calcext:value-type="string">
            <text:p>diff mpi01/RELAX.SimID.1.EPSA.100.EPSB.100.T.1423.RA.12.RB.13.NR.7551.NC.1401.RhoFields.bin mpi09/RELAX.SimID.9.EPSA.100.EPSB.100.T.1423.RA.12.RB.13.NR.7551.NC.1401.RhoFields.bin</text:p>
          </table:table-cell>
        </table:table-row>
        <table:table-row table:style-name="ro1">
          <table:table-cell table:formula="of:=[$Sheet1.E189]" office:value-type="string" office:string-value="diff mpi01/RELAX.SimID.1.EPSA.-100.EPSB.-100.T.1423.RA.12.RB.14.csv mpi09/RELAX.SimID.9.EPSA.-100.EPSB.-100.T.1423.RA.12.RB.14.csv" calcext:value-type="string">
            <text:p>diff mpi01/RELAX.SimID.1.EPSA.-100.EPSB.-100.T.1423.RA.12.RB.14.csv mpi09/RELAX.SimID.9.EPSA.-100.EPSB.-100.T.1423.RA.12.RB.14.csv</text:p>
          </table:table-cell>
        </table:table-row>
        <table:table-row table:style-name="ro1">
          <table:table-cell table:formula="of:=[$Sheet1.E190]" office:value-type="string" office:string-value="diff mpi01/RELAX.SimID.1.EPSA.100.EPSB.100.T.1423.RA.12.RB.14.csv mpi09/RELAX.SimID.9.EPSA.100.EPSB.100.T.1423.RA.12.RB.14.csv" calcext:value-type="string">
            <text:p>diff mpi01/RELAX.SimID.1.EPSA.100.EPSB.100.T.1423.RA.12.RB.14.csv mpi09/RELAX.SimID.9.EPSA.100.EPSB.100.T.1423.RA.12.RB.14.csv</text:p>
          </table:table-cell>
        </table:table-row>
        <table:table-row table:style-name="ro1">
          <table:table-cell table:formula="of:=[$Sheet1.E191]" office:value-type="string" office:string-value="diff mpi01/RELAX.SimID.1.EPSA.-100.EPSB.-100.T.1423.RA.12.RB.14.NR.7551.NC.1401.RhoFields.bin mpi09/RELAX.SimID.9.EPSA.-100.EPSB.-100.T.1423.RA.12.RB.14.NR.7551.NC.1401.RhoFields.bin" calcext:value-type="string">
            <text:p>diff mpi01/RELAX.SimID.1.EPSA.-100.EPSB.-100.T.1423.RA.12.RB.14.NR.7551.NC.1401.RhoFields.bin mpi09/RELAX.SimID.9.EPSA.-100.EPSB.-100.T.1423.RA.12.RB.14.NR.7551.NC.1401.RhoFields.bin</text:p>
          </table:table-cell>
        </table:table-row>
        <table:table-row table:style-name="ro1">
          <table:table-cell table:formula="of:=[$Sheet1.E192]" office:value-type="string" office:string-value="diff mpi01/RELAX.SimID.1.EPSA.100.EPSB.100.T.1423.RA.12.RB.14.NR.7551.NC.1401.RhoFields.bin mpi09/RELAX.SimID.9.EPSA.100.EPSB.100.T.1423.RA.12.RB.14.NR.7551.NC.1401.RhoFields.bin" calcext:value-type="string">
            <text:p>diff mpi01/RELAX.SimID.1.EPSA.100.EPSB.100.T.1423.RA.12.RB.14.NR.7551.NC.1401.RhoFields.bin mpi09/RELAX.SimID.9.EPSA.100.EPSB.100.T.1423.RA.12.RB.14.NR.7551.NC.1401.RhoFields.bin</text:p>
          </table:table-cell>
        </table:table-row>
        <table:table-row table:style-name="ro1">
          <table:table-cell table:formula="of:=[$Sheet1.E193]" office:value-type="string" office:string-value="diff mpi01/RELAX.SimID.1.EPSA.-100.EPSB.-100.T.1423.RA.12.RB.15.csv mpi09/RELAX.SimID.9.EPSA.-100.EPSB.-100.T.1423.RA.12.RB.15.csv" calcext:value-type="string">
            <text:p>diff mpi01/RELAX.SimID.1.EPSA.-100.EPSB.-100.T.1423.RA.12.RB.15.csv mpi09/RELAX.SimID.9.EPSA.-100.EPSB.-100.T.1423.RA.12.RB.15.csv</text:p>
          </table:table-cell>
        </table:table-row>
        <table:table-row table:style-name="ro1">
          <table:table-cell table:formula="of:=[$Sheet1.E194]" office:value-type="string" office:string-value="diff mpi01/RELAX.SimID.1.EPSA.100.EPSB.100.T.1423.RA.12.RB.15.csv mpi09/RELAX.SimID.9.EPSA.100.EPSB.100.T.1423.RA.12.RB.15.csv" calcext:value-type="string">
            <text:p>diff mpi01/RELAX.SimID.1.EPSA.100.EPSB.100.T.1423.RA.12.RB.15.csv mpi09/RELAX.SimID.9.EPSA.100.EPSB.100.T.1423.RA.12.RB.15.csv</text:p>
          </table:table-cell>
        </table:table-row>
        <table:table-row table:style-name="ro1">
          <table:table-cell table:formula="of:=[$Sheet1.E195]" office:value-type="string" office:string-value="diff mpi01/RELAX.SimID.1.EPSA.-100.EPSB.-100.T.1423.RA.12.RB.15.NR.7551.NC.1401.RhoFields.bin mpi09/RELAX.SimID.9.EPSA.-100.EPSB.-100.T.1423.RA.12.RB.15.NR.7551.NC.1401.RhoFields.bin" calcext:value-type="string">
            <text:p>diff mpi01/RELAX.SimID.1.EPSA.-100.EPSB.-100.T.1423.RA.12.RB.15.NR.7551.NC.1401.RhoFields.bin mpi09/RELAX.SimID.9.EPSA.-100.EPSB.-100.T.1423.RA.12.RB.15.NR.7551.NC.1401.RhoFields.bin</text:p>
          </table:table-cell>
        </table:table-row>
        <table:table-row table:style-name="ro1">
          <table:table-cell table:formula="of:=[$Sheet1.E196]" office:value-type="string" office:string-value="diff mpi01/RELAX.SimID.1.EPSA.100.EPSB.100.T.1423.RA.12.RB.15.NR.7551.NC.1401.RhoFields.bin mpi09/RELAX.SimID.9.EPSA.100.EPSB.100.T.1423.RA.12.RB.15.NR.7551.NC.1401.RhoFields.bin" calcext:value-type="string">
            <text:p>diff mpi01/RELAX.SimID.1.EPSA.100.EPSB.100.T.1423.RA.12.RB.15.NR.7551.NC.1401.RhoFields.bin mpi09/RELAX.SimID.9.EPSA.100.EPSB.100.T.1423.RA.12.RB.15.NR.7551.NC.1401.RhoFields.bin</text:p>
          </table:table-cell>
        </table:table-row>
        <table:table-row table:style-name="ro1">
          <table:table-cell table:formula="of:=[$Sheet1.E197]" office:value-type="string" office:string-value="diff mpi01/RELAX.SimID.1.EPSA.-100.EPSB.-100.T.1423.RA.12.RB.16.csv mpi09/RELAX.SimID.9.EPSA.-100.EPSB.-100.T.1423.RA.12.RB.16.csv" calcext:value-type="string">
            <text:p>diff mpi01/RELAX.SimID.1.EPSA.-100.EPSB.-100.T.1423.RA.12.RB.16.csv mpi09/RELAX.SimID.9.EPSA.-100.EPSB.-100.T.1423.RA.12.RB.16.csv</text:p>
          </table:table-cell>
        </table:table-row>
        <table:table-row table:style-name="ro1">
          <table:table-cell table:formula="of:=[$Sheet1.E198]" office:value-type="string" office:string-value="diff mpi01/RELAX.SimID.1.EPSA.100.EPSB.100.T.1423.RA.12.RB.16.csv mpi09/RELAX.SimID.9.EPSA.100.EPSB.100.T.1423.RA.12.RB.16.csv" calcext:value-type="string">
            <text:p>diff mpi01/RELAX.SimID.1.EPSA.100.EPSB.100.T.1423.RA.12.RB.16.csv mpi09/RELAX.SimID.9.EPSA.100.EPSB.100.T.1423.RA.12.RB.16.csv</text:p>
          </table:table-cell>
        </table:table-row>
        <table:table-row table:style-name="ro1">
          <table:table-cell table:formula="of:=[$Sheet1.E199]" office:value-type="string" office:string-value="diff mpi01/RELAX.SimID.1.EPSA.-100.EPSB.-100.T.1423.RA.12.RB.16.NR.7551.NC.1401.RhoFields.bin mpi09/RELAX.SimID.9.EPSA.-100.EPSB.-100.T.1423.RA.12.RB.16.NR.7551.NC.1401.RhoFields.bin" calcext:value-type="string">
            <text:p>diff mpi01/RELAX.SimID.1.EPSA.-100.EPSB.-100.T.1423.RA.12.RB.16.NR.7551.NC.1401.RhoFields.bin mpi09/RELAX.SimID.9.EPSA.-100.EPSB.-100.T.1423.RA.12.RB.16.NR.7551.NC.1401.RhoFields.bin</text:p>
          </table:table-cell>
        </table:table-row>
        <table:table-row table:style-name="ro1">
          <table:table-cell table:formula="of:=[$Sheet1.E200]" office:value-type="string" office:string-value="diff mpi01/RELAX.SimID.1.EPSA.100.EPSB.100.T.1423.RA.12.RB.16.NR.7551.NC.1401.RhoFields.bin mpi09/RELAX.SimID.9.EPSA.100.EPSB.100.T.1423.RA.12.RB.16.NR.7551.NC.1401.RhoFields.bin" calcext:value-type="string">
            <text:p>diff mpi01/RELAX.SimID.1.EPSA.100.EPSB.100.T.1423.RA.12.RB.16.NR.7551.NC.1401.RhoFields.bin mpi09/RELAX.SimID.9.EPSA.100.EPSB.100.T.1423.RA.12.RB.16.NR.7551.NC.1401.RhoFields.bin</text:p>
          </table:table-cell>
        </table:table-row>
        <table:table-row table:style-name="ro1">
          <table:table-cell table:formula="of:=[$Sheet1.E201]" office:value-type="string" office:string-value="diff mpi01/RELAX.SimID.1.EPSA.-100.EPSB.-100.T.1473.RA.12.RB.13.csv mpi09/RELAX.SimID.9.EPSA.-100.EPSB.-100.T.1473.RA.12.RB.13.csv" calcext:value-type="string">
            <text:p>diff mpi01/RELAX.SimID.1.EPSA.-100.EPSB.-100.T.1473.RA.12.RB.13.csv mpi09/RELAX.SimID.9.EPSA.-100.EPSB.-100.T.1473.RA.12.RB.13.csv</text:p>
          </table:table-cell>
        </table:table-row>
        <table:table-row table:style-name="ro1">
          <table:table-cell table:formula="of:=[$Sheet1.E202]" office:value-type="string" office:string-value="diff mpi01/RELAX.SimID.1.EPSA.100.EPSB.100.T.1473.RA.12.RB.13.csv mpi09/RELAX.SimID.9.EPSA.100.EPSB.100.T.1473.RA.12.RB.13.csv" calcext:value-type="string">
            <text:p>diff mpi01/RELAX.SimID.1.EPSA.100.EPSB.100.T.1473.RA.12.RB.13.csv mpi09/RELAX.SimID.9.EPSA.100.EPSB.100.T.1473.RA.12.RB.13.csv</text:p>
          </table:table-cell>
        </table:table-row>
        <table:table-row table:style-name="ro1">
          <table:table-cell table:formula="of:=[$Sheet1.E203]" office:value-type="string" office:string-value="diff mpi01/RELAX.SimID.1.EPSA.-100.EPSB.-100.T.1473.RA.12.RB.13.NR.7551.NC.1401.RhoFields.bin mpi09/RELAX.SimID.9.EPSA.-100.EPSB.-100.T.1473.RA.12.RB.13.NR.7551.NC.1401.RhoFields.bin" calcext:value-type="string">
            <text:p>diff mpi01/RELAX.SimID.1.EPSA.-100.EPSB.-100.T.1473.RA.12.RB.13.NR.7551.NC.1401.RhoFields.bin mpi09/RELAX.SimID.9.EPSA.-100.EPSB.-100.T.1473.RA.12.RB.13.NR.7551.NC.1401.RhoFields.bin</text:p>
          </table:table-cell>
        </table:table-row>
        <table:table-row table:style-name="ro1">
          <table:table-cell table:formula="of:=[$Sheet1.E204]" office:value-type="string" office:string-value="diff mpi01/RELAX.SimID.1.EPSA.100.EPSB.100.T.1473.RA.12.RB.13.NR.7551.NC.1401.RhoFields.bin mpi09/RELAX.SimID.9.EPSA.100.EPSB.100.T.1473.RA.12.RB.13.NR.7551.NC.1401.RhoFields.bin" calcext:value-type="string">
            <text:p>diff mpi01/RELAX.SimID.1.EPSA.100.EPSB.100.T.1473.RA.12.RB.13.NR.7551.NC.1401.RhoFields.bin mpi09/RELAX.SimID.9.EPSA.100.EPSB.100.T.1473.RA.12.RB.13.NR.7551.NC.1401.RhoFields.bin</text:p>
          </table:table-cell>
        </table:table-row>
        <table:table-row table:style-name="ro1">
          <table:table-cell table:formula="of:=[$Sheet1.E205]" office:value-type="string" office:string-value="diff mpi01/RELAX.SimID.1.EPSA.-100.EPSB.-100.T.1473.RA.12.RB.14.csv mpi09/RELAX.SimID.9.EPSA.-100.EPSB.-100.T.1473.RA.12.RB.14.csv" calcext:value-type="string">
            <text:p>diff mpi01/RELAX.SimID.1.EPSA.-100.EPSB.-100.T.1473.RA.12.RB.14.csv mpi09/RELAX.SimID.9.EPSA.-100.EPSB.-100.T.1473.RA.12.RB.14.csv</text:p>
          </table:table-cell>
        </table:table-row>
        <table:table-row table:style-name="ro1">
          <table:table-cell table:formula="of:=[$Sheet1.E206]" office:value-type="string" office:string-value="diff mpi01/RELAX.SimID.1.EPSA.100.EPSB.100.T.1473.RA.12.RB.14.csv mpi09/RELAX.SimID.9.EPSA.100.EPSB.100.T.1473.RA.12.RB.14.csv" calcext:value-type="string">
            <text:p>diff mpi01/RELAX.SimID.1.EPSA.100.EPSB.100.T.1473.RA.12.RB.14.csv mpi09/RELAX.SimID.9.EPSA.100.EPSB.100.T.1473.RA.12.RB.14.csv</text:p>
          </table:table-cell>
        </table:table-row>
        <table:table-row table:style-name="ro1">
          <table:table-cell table:formula="of:=[$Sheet1.E207]" office:value-type="string" office:string-value="diff mpi01/RELAX.SimID.1.EPSA.-100.EPSB.-100.T.1473.RA.12.RB.14.NR.7551.NC.1401.RhoFields.bin mpi09/RELAX.SimID.9.EPSA.-100.EPSB.-100.T.1473.RA.12.RB.14.NR.7551.NC.1401.RhoFields.bin" calcext:value-type="string">
            <text:p>diff mpi01/RELAX.SimID.1.EPSA.-100.EPSB.-100.T.1473.RA.12.RB.14.NR.7551.NC.1401.RhoFields.bin mpi09/RELAX.SimID.9.EPSA.-100.EPSB.-100.T.1473.RA.12.RB.14.NR.7551.NC.1401.RhoFields.bin</text:p>
          </table:table-cell>
        </table:table-row>
        <table:table-row table:style-name="ro1">
          <table:table-cell table:formula="of:=[$Sheet1.E208]" office:value-type="string" office:string-value="diff mpi01/RELAX.SimID.1.EPSA.100.EPSB.100.T.1473.RA.12.RB.14.NR.7551.NC.1401.RhoFields.bin mpi09/RELAX.SimID.9.EPSA.100.EPSB.100.T.1473.RA.12.RB.14.NR.7551.NC.1401.RhoFields.bin" calcext:value-type="string">
            <text:p>diff mpi01/RELAX.SimID.1.EPSA.100.EPSB.100.T.1473.RA.12.RB.14.NR.7551.NC.1401.RhoFields.bin mpi09/RELAX.SimID.9.EPSA.100.EPSB.100.T.1473.RA.12.RB.14.NR.7551.NC.1401.RhoFields.bin</text:p>
          </table:table-cell>
        </table:table-row>
        <table:table-row table:style-name="ro1">
          <table:table-cell table:formula="of:=[$Sheet1.E209]" office:value-type="string" office:string-value="diff mpi01/RELAX.SimID.1.EPSA.-100.EPSB.-100.T.1473.RA.12.RB.15.csv mpi09/RELAX.SimID.9.EPSA.-100.EPSB.-100.T.1473.RA.12.RB.15.csv" calcext:value-type="string">
            <text:p>diff mpi01/RELAX.SimID.1.EPSA.-100.EPSB.-100.T.1473.RA.12.RB.15.csv mpi09/RELAX.SimID.9.EPSA.-100.EPSB.-100.T.1473.RA.12.RB.15.csv</text:p>
          </table:table-cell>
        </table:table-row>
        <table:table-row table:style-name="ro1">
          <table:table-cell table:formula="of:=[$Sheet1.E210]" office:value-type="string" office:string-value="diff mpi01/RELAX.SimID.1.EPSA.100.EPSB.100.T.1473.RA.12.RB.15.csv mpi09/RELAX.SimID.9.EPSA.100.EPSB.100.T.1473.RA.12.RB.15.csv" calcext:value-type="string">
            <text:p>diff mpi01/RELAX.SimID.1.EPSA.100.EPSB.100.T.1473.RA.12.RB.15.csv mpi09/RELAX.SimID.9.EPSA.100.EPSB.100.T.1473.RA.12.RB.15.csv</text:p>
          </table:table-cell>
        </table:table-row>
        <table:table-row table:style-name="ro1">
          <table:table-cell table:formula="of:=[$Sheet1.E211]" office:value-type="string" office:string-value="diff mpi01/RELAX.SimID.1.EPSA.-100.EPSB.-100.T.1473.RA.12.RB.15.NR.7551.NC.1401.RhoFields.bin mpi09/RELAX.SimID.9.EPSA.-100.EPSB.-100.T.1473.RA.12.RB.15.NR.7551.NC.1401.RhoFields.bin" calcext:value-type="string">
            <text:p>diff mpi01/RELAX.SimID.1.EPSA.-100.EPSB.-100.T.1473.RA.12.RB.15.NR.7551.NC.1401.RhoFields.bin mpi09/RELAX.SimID.9.EPSA.-100.EPSB.-100.T.1473.RA.12.RB.15.NR.7551.NC.1401.RhoFields.bin</text:p>
          </table:table-cell>
        </table:table-row>
        <table:table-row table:style-name="ro1">
          <table:table-cell table:formula="of:=[$Sheet1.E212]" office:value-type="string" office:string-value="diff mpi01/RELAX.SimID.1.EPSA.100.EPSB.100.T.1473.RA.12.RB.15.NR.7551.NC.1401.RhoFields.bin mpi09/RELAX.SimID.9.EPSA.100.EPSB.100.T.1473.RA.12.RB.15.NR.7551.NC.1401.RhoFields.bin" calcext:value-type="string">
            <text:p>diff mpi01/RELAX.SimID.1.EPSA.100.EPSB.100.T.1473.RA.12.RB.15.NR.7551.NC.1401.RhoFields.bin mpi09/RELAX.SimID.9.EPSA.100.EPSB.100.T.1473.RA.12.RB.15.NR.7551.NC.1401.RhoFields.bin</text:p>
          </table:table-cell>
        </table:table-row>
        <table:table-row table:style-name="ro1">
          <table:table-cell table:formula="of:=[$Sheet1.E213]" office:value-type="string" office:string-value="diff mpi01/RELAX.SimID.1.EPSA.-100.EPSB.-100.T.1473.RA.12.RB.16.csv mpi09/RELAX.SimID.9.EPSA.-100.EPSB.-100.T.1473.RA.12.RB.16.csv" calcext:value-type="string">
            <text:p>diff mpi01/RELAX.SimID.1.EPSA.-100.EPSB.-100.T.1473.RA.12.RB.16.csv mpi09/RELAX.SimID.9.EPSA.-100.EPSB.-100.T.1473.RA.12.RB.16.csv</text:p>
          </table:table-cell>
        </table:table-row>
        <table:table-row table:style-name="ro1">
          <table:table-cell table:formula="of:=[$Sheet1.E214]" office:value-type="string" office:string-value="diff mpi01/RELAX.SimID.1.EPSA.100.EPSB.100.T.1473.RA.12.RB.16.csv mpi09/RELAX.SimID.9.EPSA.100.EPSB.100.T.1473.RA.12.RB.16.csv" calcext:value-type="string">
            <text:p>diff mpi01/RELAX.SimID.1.EPSA.100.EPSB.100.T.1473.RA.12.RB.16.csv mpi09/RELAX.SimID.9.EPSA.100.EPSB.100.T.1473.RA.12.RB.16.csv</text:p>
          </table:table-cell>
        </table:table-row>
        <table:table-row table:style-name="ro1">
          <table:table-cell table:formula="of:=[$Sheet1.E215]" office:value-type="string" office:string-value="diff mpi01/RELAX.SimID.1.EPSA.-100.EPSB.-100.T.1473.RA.12.RB.16.NR.7551.NC.1401.RhoFields.bin mpi09/RELAX.SimID.9.EPSA.-100.EPSB.-100.T.1473.RA.12.RB.16.NR.7551.NC.1401.RhoFields.bin" calcext:value-type="string">
            <text:p>diff mpi01/RELAX.SimID.1.EPSA.-100.EPSB.-100.T.1473.RA.12.RB.16.NR.7551.NC.1401.RhoFields.bin mpi09/RELAX.SimID.9.EPSA.-100.EPSB.-100.T.1473.RA.12.RB.16.NR.7551.NC.1401.RhoFields.bin</text:p>
          </table:table-cell>
        </table:table-row>
        <table:table-row table:style-name="ro1">
          <table:table-cell table:formula="of:=[$Sheet1.E216]" office:value-type="string" office:string-value="diff mpi01/RELAX.SimID.1.EPSA.100.EPSB.100.T.1473.RA.12.RB.16.NR.7551.NC.1401.RhoFields.bin mpi09/RELAX.SimID.9.EPSA.100.EPSB.100.T.1473.RA.12.RB.16.NR.7551.NC.1401.RhoFields.bin" calcext:value-type="string">
            <text:p>diff mpi01/RELAX.SimID.1.EPSA.100.EPSB.100.T.1473.RA.12.RB.16.NR.7551.NC.1401.RhoFields.bin mpi09/RELAX.SimID.9.EPSA.100.EPSB.100.T.1473.RA.12.RB.16.NR.7551.NC.1401.RhoFields.bin</text:p>
          </table:table-cell>
        </table:table-row>
        <table:table-row table:style-name="ro1">
          <table:table-cell table:formula="of:=[$Sheet1.E217]" office:value-type="string" office:string-value="diff mpi01/RELAX.SimID.1.EPSA.130.EPSB.100.T.1073.RA.12.RB.13.csv mpi09/RELAX.SimID.9.EPSA.130.EPSB.100.T.1073.RA.12.RB.13.csv" calcext:value-type="string">
            <text:p>diff mpi01/RELAX.SimID.1.EPSA.130.EPSB.100.T.1073.RA.12.RB.13.csv mpi09/RELAX.SimID.9.EPSA.130.EPSB.100.T.1073.RA.12.RB.13.csv</text:p>
          </table:table-cell>
        </table:table-row>
        <table:table-row table:style-name="ro1">
          <table:table-cell table:formula="of:=[$Sheet1.E218]" office:value-type="string" office:string-value="diff mpi01/RELAX.SimID.1.EPSA.130.EPSB.100.T.1073.RA.12.RB.13.NR.7551.NC.1.RhoFields.bin mpi09/RELAX.SimID.9.EPSA.130.EPSB.100.T.1073.RA.12.RB.13.NR.7551.NC.1.RhoFields.bin" calcext:value-type="string">
            <text:p>diff mpi01/RELAX.SimID.1.EPSA.130.EPSB.100.T.1073.RA.12.RB.13.NR.7551.NC.1.RhoFields.bin mpi09/RELAX.SimID.9.EPSA.130.EPSB.100.T.1073.RA.12.RB.13.NR.7551.NC.1.RhoFields.bin</text:p>
          </table:table-cell>
        </table:table-row>
        <table:table-row table:style-name="ro1">
          <table:table-cell table:formula="of:=[$Sheet1.E219]" office:value-type="string" office:string-value="diff mpi01/RELAX.SimID.1.EPSA.130.EPSB.100.T.1073.RA.12.RB.14.csv mpi09/RELAX.SimID.9.EPSA.130.EPSB.100.T.1073.RA.12.RB.14.csv" calcext:value-type="string">
            <text:p>diff mpi01/RELAX.SimID.1.EPSA.130.EPSB.100.T.1073.RA.12.RB.14.csv mpi09/RELAX.SimID.9.EPSA.130.EPSB.100.T.1073.RA.12.RB.14.csv</text:p>
          </table:table-cell>
        </table:table-row>
        <table:table-row table:style-name="ro1">
          <table:table-cell table:formula="of:=[$Sheet1.E220]" office:value-type="string" office:string-value="diff mpi01/RELAX.SimID.1.EPSA.130.EPSB.100.T.1073.RA.12.RB.14.NR.7551.NC.1.RhoFields.bin mpi09/RELAX.SimID.9.EPSA.130.EPSB.100.T.1073.RA.12.RB.14.NR.7551.NC.1.RhoFields.bin" calcext:value-type="string">
            <text:p>diff mpi01/RELAX.SimID.1.EPSA.130.EPSB.100.T.1073.RA.12.RB.14.NR.7551.NC.1.RhoFields.bin mpi09/RELAX.SimID.9.EPSA.130.EPSB.100.T.1073.RA.12.RB.14.NR.7551.NC.1.RhoFields.bin</text:p>
          </table:table-cell>
        </table:table-row>
        <table:table-row table:style-name="ro1">
          <table:table-cell table:formula="of:=[$Sheet1.E221]" office:value-type="string" office:string-value="diff mpi01/RELAX.SimID.1.EPSA.130.EPSB.100.T.1073.RA.12.RB.15.csv mpi09/RELAX.SimID.9.EPSA.130.EPSB.100.T.1073.RA.12.RB.15.csv" calcext:value-type="string">
            <text:p>diff mpi01/RELAX.SimID.1.EPSA.130.EPSB.100.T.1073.RA.12.RB.15.csv mpi09/RELAX.SimID.9.EPSA.130.EPSB.100.T.1073.RA.12.RB.15.csv</text:p>
          </table:table-cell>
        </table:table-row>
        <table:table-row table:style-name="ro1">
          <table:table-cell table:formula="of:=[$Sheet1.E222]" office:value-type="string" office:string-value="diff mpi01/RELAX.SimID.1.EPSA.130.EPSB.100.T.1073.RA.12.RB.15.NR.7551.NC.1.RhoFields.bin mpi09/RELAX.SimID.9.EPSA.130.EPSB.100.T.1073.RA.12.RB.15.NR.7551.NC.1.RhoFields.bin" calcext:value-type="string">
            <text:p>diff mpi01/RELAX.SimID.1.EPSA.130.EPSB.100.T.1073.RA.12.RB.15.NR.7551.NC.1.RhoFields.bin mpi09/RELAX.SimID.9.EPSA.130.EPSB.100.T.1073.RA.12.RB.15.NR.7551.NC.1.RhoFields.bin</text:p>
          </table:table-cell>
        </table:table-row>
        <table:table-row table:style-name="ro1">
          <table:table-cell table:formula="of:=[$Sheet1.E223]" office:value-type="string" office:string-value="diff mpi01/RELAX.SimID.1.EPSA.130.EPSB.100.T.1073.RA.12.RB.16.csv mpi09/RELAX.SimID.9.EPSA.130.EPSB.100.T.1073.RA.12.RB.16.csv" calcext:value-type="string">
            <text:p>diff mpi01/RELAX.SimID.1.EPSA.130.EPSB.100.T.1073.RA.12.RB.16.csv mpi09/RELAX.SimID.9.EPSA.130.EPSB.100.T.1073.RA.12.RB.16.csv</text:p>
          </table:table-cell>
        </table:table-row>
        <table:table-row table:style-name="ro1">
          <table:table-cell table:formula="of:=[$Sheet1.E224]" office:value-type="string" office:string-value="diff mpi01/RELAX.SimID.1.EPSA.130.EPSB.100.T.1073.RA.12.RB.16.NR.7551.NC.2.RhoFields.bin mpi09/RELAX.SimID.9.EPSA.130.EPSB.100.T.1073.RA.12.RB.16.NR.7551.NC.2.RhoFields.bin" calcext:value-type="string">
            <text:p>diff mpi01/RELAX.SimID.1.EPSA.130.EPSB.100.T.1073.RA.12.RB.16.NR.7551.NC.2.RhoFields.bin mpi09/RELAX.SimID.9.EPSA.130.EPSB.100.T.1073.RA.12.RB.16.NR.7551.NC.2.RhoFields.bin</text:p>
          </table:table-cell>
        </table:table-row>
        <table:table-row table:style-name="ro1">
          <table:table-cell table:formula="of:=[$Sheet1.E225]" office:value-type="string" office:string-value="diff mpi01/RELAX.SimID.1.EPSA.130.EPSB.100.T.1123.RA.12.RB.13.csv mpi09/RELAX.SimID.9.EPSA.130.EPSB.100.T.1123.RA.12.RB.13.csv" calcext:value-type="string">
            <text:p>diff mpi01/RELAX.SimID.1.EPSA.130.EPSB.100.T.1123.RA.12.RB.13.csv mpi09/RELAX.SimID.9.EPSA.130.EPSB.100.T.1123.RA.12.RB.13.csv</text:p>
          </table:table-cell>
        </table:table-row>
        <table:table-row table:style-name="ro1">
          <table:table-cell table:formula="of:=[$Sheet1.E226]" office:value-type="string" office:string-value="diff mpi01/RELAX.SimID.1.EPSA.130.EPSB.100.T.1123.RA.12.RB.13.NR.7551.NC.1.RhoFields.bin mpi09/RELAX.SimID.9.EPSA.130.EPSB.100.T.1123.RA.12.RB.13.NR.7551.NC.1.RhoFields.bin" calcext:value-type="string">
            <text:p>diff mpi01/RELAX.SimID.1.EPSA.130.EPSB.100.T.1123.RA.12.RB.13.NR.7551.NC.1.RhoFields.bin mpi09/RELAX.SimID.9.EPSA.130.EPSB.100.T.1123.RA.12.RB.13.NR.7551.NC.1.RhoFields.bin</text:p>
          </table:table-cell>
        </table:table-row>
        <table:table-row table:style-name="ro1">
          <table:table-cell table:formula="of:=[$Sheet1.E227]" office:value-type="string" office:string-value="diff mpi01/RELAX.SimID.1.EPSA.130.EPSB.100.T.1123.RA.12.RB.14.csv mpi09/RELAX.SimID.9.EPSA.130.EPSB.100.T.1123.RA.12.RB.14.csv" calcext:value-type="string">
            <text:p>diff mpi01/RELAX.SimID.1.EPSA.130.EPSB.100.T.1123.RA.12.RB.14.csv mpi09/RELAX.SimID.9.EPSA.130.EPSB.100.T.1123.RA.12.RB.14.csv</text:p>
          </table:table-cell>
        </table:table-row>
        <table:table-row table:style-name="ro1">
          <table:table-cell table:formula="of:=[$Sheet1.E228]" office:value-type="string" office:string-value="diff mpi01/RELAX.SimID.1.EPSA.130.EPSB.100.T.1123.RA.12.RB.14.NR.7551.NC.1.RhoFields.bin mpi09/RELAX.SimID.9.EPSA.130.EPSB.100.T.1123.RA.12.RB.14.NR.7551.NC.1.RhoFields.bin" calcext:value-type="string">
            <text:p>diff mpi01/RELAX.SimID.1.EPSA.130.EPSB.100.T.1123.RA.12.RB.14.NR.7551.NC.1.RhoFields.bin mpi09/RELAX.SimID.9.EPSA.130.EPSB.100.T.1123.RA.12.RB.14.NR.7551.NC.1.RhoFields.bin</text:p>
          </table:table-cell>
        </table:table-row>
        <table:table-row table:style-name="ro1">
          <table:table-cell table:formula="of:=[$Sheet1.E229]" office:value-type="string" office:string-value="diff mpi01/RELAX.SimID.1.EPSA.130.EPSB.100.T.1123.RA.12.RB.15.csv mpi09/RELAX.SimID.9.EPSA.130.EPSB.100.T.1123.RA.12.RB.15.csv" calcext:value-type="string">
            <text:p>diff mpi01/RELAX.SimID.1.EPSA.130.EPSB.100.T.1123.RA.12.RB.15.csv mpi09/RELAX.SimID.9.EPSA.130.EPSB.100.T.1123.RA.12.RB.15.csv</text:p>
          </table:table-cell>
        </table:table-row>
        <table:table-row table:style-name="ro1">
          <table:table-cell table:formula="of:=[$Sheet1.E230]" office:value-type="string" office:string-value="diff mpi01/RELAX.SimID.1.EPSA.130.EPSB.100.T.1123.RA.12.RB.15.NR.7551.NC.1.RhoFields.bin mpi09/RELAX.SimID.9.EPSA.130.EPSB.100.T.1123.RA.12.RB.15.NR.7551.NC.1.RhoFields.bin" calcext:value-type="string">
            <text:p>diff mpi01/RELAX.SimID.1.EPSA.130.EPSB.100.T.1123.RA.12.RB.15.NR.7551.NC.1.RhoFields.bin mpi09/RELAX.SimID.9.EPSA.130.EPSB.100.T.1123.RA.12.RB.15.NR.7551.NC.1.RhoFields.bin</text:p>
          </table:table-cell>
        </table:table-row>
        <table:table-row table:style-name="ro1">
          <table:table-cell table:formula="of:=[$Sheet1.E231]" office:value-type="string" office:string-value="diff mpi01/RELAX.SimID.1.EPSA.130.EPSB.100.T.1123.RA.12.RB.16.csv mpi09/RELAX.SimID.9.EPSA.130.EPSB.100.T.1123.RA.12.RB.16.csv" calcext:value-type="string">
            <text:p>diff mpi01/RELAX.SimID.1.EPSA.130.EPSB.100.T.1123.RA.12.RB.16.csv mpi09/RELAX.SimID.9.EPSA.130.EPSB.100.T.1123.RA.12.RB.16.csv</text:p>
          </table:table-cell>
        </table:table-row>
        <table:table-row table:style-name="ro1">
          <table:table-cell table:formula="of:=[$Sheet1.E232]" office:value-type="string" office:string-value="diff mpi01/RELAX.SimID.1.EPSA.130.EPSB.100.T.1123.RA.12.RB.16.NR.7551.NC.12.RhoFields.bin mpi09/RELAX.SimID.9.EPSA.130.EPSB.100.T.1123.RA.12.RB.16.NR.7551.NC.12.RhoFields.bin" calcext:value-type="string">
            <text:p>diff mpi01/RELAX.SimID.1.EPSA.130.EPSB.100.T.1123.RA.12.RB.16.NR.7551.NC.12.RhoFields.bin mpi09/RELAX.SimID.9.EPSA.130.EPSB.100.T.1123.RA.12.RB.16.NR.7551.NC.12.RhoFields.bin</text:p>
          </table:table-cell>
        </table:table-row>
        <table:table-row table:style-name="ro1">
          <table:table-cell table:formula="of:=[$Sheet1.E233]" office:value-type="string" office:string-value="diff mpi01/RELAX.SimID.1.EPSA.130.EPSB.100.T.1173.RA.12.RB.13.csv mpi09/RELAX.SimID.9.EPSA.130.EPSB.100.T.1173.RA.12.RB.13.csv" calcext:value-type="string">
            <text:p>diff mpi01/RELAX.SimID.1.EPSA.130.EPSB.100.T.1173.RA.12.RB.13.csv mpi09/RELAX.SimID.9.EPSA.130.EPSB.100.T.1173.RA.12.RB.13.csv</text:p>
          </table:table-cell>
        </table:table-row>
        <table:table-row table:style-name="ro1">
          <table:table-cell table:formula="of:=[$Sheet1.E234]" office:value-type="string" office:string-value="diff mpi01/RELAX.SimID.1.EPSA.130.EPSB.100.T.1173.RA.12.RB.13.NR.7551.NC.1.RhoFields.bin mpi09/RELAX.SimID.9.EPSA.130.EPSB.100.T.1173.RA.12.RB.13.NR.7551.NC.1.RhoFields.bin" calcext:value-type="string">
            <text:p>diff mpi01/RELAX.SimID.1.EPSA.130.EPSB.100.T.1173.RA.12.RB.13.NR.7551.NC.1.RhoFields.bin mpi09/RELAX.SimID.9.EPSA.130.EPSB.100.T.1173.RA.12.RB.13.NR.7551.NC.1.RhoFields.bin</text:p>
          </table:table-cell>
        </table:table-row>
        <table:table-row table:style-name="ro1">
          <table:table-cell table:formula="of:=[$Sheet1.E235]" office:value-type="string" office:string-value="diff mpi01/RELAX.SimID.1.EPSA.130.EPSB.100.T.1173.RA.12.RB.14.csv mpi09/RELAX.SimID.9.EPSA.130.EPSB.100.T.1173.RA.12.RB.14.csv" calcext:value-type="string">
            <text:p>diff mpi01/RELAX.SimID.1.EPSA.130.EPSB.100.T.1173.RA.12.RB.14.csv mpi09/RELAX.SimID.9.EPSA.130.EPSB.100.T.1173.RA.12.RB.14.csv</text:p>
          </table:table-cell>
        </table:table-row>
        <table:table-row table:style-name="ro1">
          <table:table-cell table:formula="of:=[$Sheet1.E236]" office:value-type="string" office:string-value="diff mpi01/RELAX.SimID.1.EPSA.130.EPSB.100.T.1173.RA.12.RB.14.NR.7551.NC.1.RhoFields.bin mpi09/RELAX.SimID.9.EPSA.130.EPSB.100.T.1173.RA.12.RB.14.NR.7551.NC.1.RhoFields.bin" calcext:value-type="string">
            <text:p>diff mpi01/RELAX.SimID.1.EPSA.130.EPSB.100.T.1173.RA.12.RB.14.NR.7551.NC.1.RhoFields.bin mpi09/RELAX.SimID.9.EPSA.130.EPSB.100.T.1173.RA.12.RB.14.NR.7551.NC.1.RhoFields.bin</text:p>
          </table:table-cell>
        </table:table-row>
        <table:table-row table:style-name="ro1">
          <table:table-cell table:formula="of:=[$Sheet1.E237]" office:value-type="string" office:string-value="diff mpi01/RELAX.SimID.1.EPSA.130.EPSB.100.T.1173.RA.12.RB.15.csv mpi09/RELAX.SimID.9.EPSA.130.EPSB.100.T.1173.RA.12.RB.15.csv" calcext:value-type="string">
            <text:p>diff mpi01/RELAX.SimID.1.EPSA.130.EPSB.100.T.1173.RA.12.RB.15.csv mpi09/RELAX.SimID.9.EPSA.130.EPSB.100.T.1173.RA.12.RB.15.csv</text:p>
          </table:table-cell>
        </table:table-row>
        <table:table-row table:style-name="ro1">
          <table:table-cell table:formula="of:=[$Sheet1.E238]" office:value-type="string" office:string-value="diff mpi01/RELAX.SimID.1.EPSA.130.EPSB.100.T.1173.RA.12.RB.15.NR.7551.NC.3.RhoFields.bin mpi09/RELAX.SimID.9.EPSA.130.EPSB.100.T.1173.RA.12.RB.15.NR.7551.NC.3.RhoFields.bin" calcext:value-type="string">
            <text:p>diff mpi01/RELAX.SimID.1.EPSA.130.EPSB.100.T.1173.RA.12.RB.15.NR.7551.NC.3.RhoFields.bin mpi09/RELAX.SimID.9.EPSA.130.EPSB.100.T.1173.RA.12.RB.15.NR.7551.NC.3.RhoFields.bin</text:p>
          </table:table-cell>
        </table:table-row>
        <table:table-row table:style-name="ro1">
          <table:table-cell table:formula="of:=[$Sheet1.E239]" office:value-type="string" office:string-value="diff mpi01/RELAX.SimID.1.EPSA.130.EPSB.100.T.1173.RA.12.RB.16.csv mpi09/RELAX.SimID.9.EPSA.130.EPSB.100.T.1173.RA.12.RB.16.csv" calcext:value-type="string">
            <text:p>diff mpi01/RELAX.SimID.1.EPSA.130.EPSB.100.T.1173.RA.12.RB.16.csv mpi09/RELAX.SimID.9.EPSA.130.EPSB.100.T.1173.RA.12.RB.16.csv</text:p>
          </table:table-cell>
        </table:table-row>
        <table:table-row table:style-name="ro1">
          <table:table-cell table:formula="of:=[$Sheet1.E240]" office:value-type="string" office:string-value="diff mpi01/RELAX.SimID.1.EPSA.130.EPSB.100.T.1173.RA.12.RB.16.NR.7551.NC.70.RhoFields.bin mpi09/RELAX.SimID.9.EPSA.130.EPSB.100.T.1173.RA.12.RB.16.NR.7551.NC.70.RhoFields.bin" calcext:value-type="string">
            <text:p>diff mpi01/RELAX.SimID.1.EPSA.130.EPSB.100.T.1173.RA.12.RB.16.NR.7551.NC.70.RhoFields.bin mpi09/RELAX.SimID.9.EPSA.130.EPSB.100.T.1173.RA.12.RB.16.NR.7551.NC.70.RhoFields.bin</text:p>
          </table:table-cell>
        </table:table-row>
        <table:table-row table:style-name="ro1">
          <table:table-cell table:formula="of:=[$Sheet1.E241]" office:value-type="string" office:string-value="diff mpi01/RELAX.SimID.1.EPSA.130.EPSB.100.T.1223.RA.12.RB.13.csv mpi09/RELAX.SimID.9.EPSA.130.EPSB.100.T.1223.RA.12.RB.13.csv" calcext:value-type="string">
            <text:p>diff mpi01/RELAX.SimID.1.EPSA.130.EPSB.100.T.1223.RA.12.RB.13.csv mpi09/RELAX.SimID.9.EPSA.130.EPSB.100.T.1223.RA.12.RB.13.csv</text:p>
          </table:table-cell>
        </table:table-row>
        <table:table-row table:style-name="ro1">
          <table:table-cell table:formula="of:=[$Sheet1.E242]" office:value-type="string" office:string-value="diff mpi01/RELAX.SimID.1.EPSA.130.EPSB.100.T.1223.RA.12.RB.13.NR.7551.NC.1.RhoFields.bin mpi09/RELAX.SimID.9.EPSA.130.EPSB.100.T.1223.RA.12.RB.13.NR.7551.NC.1.RhoFields.bin" calcext:value-type="string">
            <text:p>diff mpi01/RELAX.SimID.1.EPSA.130.EPSB.100.T.1223.RA.12.RB.13.NR.7551.NC.1.RhoFields.bin mpi09/RELAX.SimID.9.EPSA.130.EPSB.100.T.1223.RA.12.RB.13.NR.7551.NC.1.RhoFields.bin</text:p>
          </table:table-cell>
        </table:table-row>
        <table:table-row table:style-name="ro1">
          <table:table-cell table:formula="of:=[$Sheet1.E243]" office:value-type="string" office:string-value="diff mpi01/RELAX.SimID.1.EPSA.130.EPSB.100.T.1223.RA.12.RB.14.csv mpi09/RELAX.SimID.9.EPSA.130.EPSB.100.T.1223.RA.12.RB.14.csv" calcext:value-type="string">
            <text:p>diff mpi01/RELAX.SimID.1.EPSA.130.EPSB.100.T.1223.RA.12.RB.14.csv mpi09/RELAX.SimID.9.EPSA.130.EPSB.100.T.1223.RA.12.RB.14.csv</text:p>
          </table:table-cell>
        </table:table-row>
        <table:table-row table:style-name="ro1">
          <table:table-cell table:formula="of:=[$Sheet1.E244]" office:value-type="string" office:string-value="diff mpi01/RELAX.SimID.1.EPSA.130.EPSB.100.T.1223.RA.12.RB.14.NR.7551.NC.1.RhoFields.bin mpi09/RELAX.SimID.9.EPSA.130.EPSB.100.T.1223.RA.12.RB.14.NR.7551.NC.1.RhoFields.bin" calcext:value-type="string">
            <text:p>diff mpi01/RELAX.SimID.1.EPSA.130.EPSB.100.T.1223.RA.12.RB.14.NR.7551.NC.1.RhoFields.bin mpi09/RELAX.SimID.9.EPSA.130.EPSB.100.T.1223.RA.12.RB.14.NR.7551.NC.1.RhoFields.bin</text:p>
          </table:table-cell>
        </table:table-row>
        <table:table-row table:style-name="ro1">
          <table:table-cell table:formula="of:=[$Sheet1.E245]" office:value-type="string" office:string-value="diff mpi01/RELAX.SimID.1.EPSA.130.EPSB.100.T.1223.RA.12.RB.15.csv mpi09/RELAX.SimID.9.EPSA.130.EPSB.100.T.1223.RA.12.RB.15.csv" calcext:value-type="string">
            <text:p>diff mpi01/RELAX.SimID.1.EPSA.130.EPSB.100.T.1223.RA.12.RB.15.csv mpi09/RELAX.SimID.9.EPSA.130.EPSB.100.T.1223.RA.12.RB.15.csv</text:p>
          </table:table-cell>
        </table:table-row>
        <table:table-row table:style-name="ro1">
          <table:table-cell table:formula="of:=[$Sheet1.E246]" office:value-type="string" office:string-value="diff mpi01/RELAX.SimID.1.EPSA.130.EPSB.100.T.1223.RA.12.RB.15.NR.7551.NC.14.RhoFields.bin mpi09/RELAX.SimID.9.EPSA.130.EPSB.100.T.1223.RA.12.RB.15.NR.7551.NC.14.RhoFields.bin" calcext:value-type="string">
            <text:p>diff mpi01/RELAX.SimID.1.EPSA.130.EPSB.100.T.1223.RA.12.RB.15.NR.7551.NC.14.RhoFields.bin mpi09/RELAX.SimID.9.EPSA.130.EPSB.100.T.1223.RA.12.RB.15.NR.7551.NC.14.RhoFields.bin</text:p>
          </table:table-cell>
        </table:table-row>
        <table:table-row table:style-name="ro1">
          <table:table-cell table:formula="of:=[$Sheet1.E247]" office:value-type="string" office:string-value="diff mpi01/RELAX.SimID.1.EPSA.130.EPSB.100.T.1223.RA.12.RB.16.csv mpi09/RELAX.SimID.9.EPSA.130.EPSB.100.T.1223.RA.12.RB.16.csv" calcext:value-type="string">
            <text:p>diff mpi01/RELAX.SimID.1.EPSA.130.EPSB.100.T.1223.RA.12.RB.16.csv mpi09/RELAX.SimID.9.EPSA.130.EPSB.100.T.1223.RA.12.RB.16.csv</text:p>
          </table:table-cell>
        </table:table-row>
        <table:table-row table:style-name="ro1">
          <table:table-cell table:formula="of:=[$Sheet1.E248]" office:value-type="string" office:string-value="diff mpi01/RELAX.SimID.1.EPSA.130.EPSB.100.T.1223.RA.12.RB.16.NR.7551.NC.284.RhoFields.bin mpi09/RELAX.SimID.9.EPSA.130.EPSB.100.T.1223.RA.12.RB.16.NR.7551.NC.284.RhoFields.bin" calcext:value-type="string">
            <text:p>diff mpi01/RELAX.SimID.1.EPSA.130.EPSB.100.T.1223.RA.12.RB.16.NR.7551.NC.284.RhoFields.bin mpi09/RELAX.SimID.9.EPSA.130.EPSB.100.T.1223.RA.12.RB.16.NR.7551.NC.284.RhoFields.bin</text:p>
          </table:table-cell>
        </table:table-row>
        <table:table-row table:style-name="ro1">
          <table:table-cell table:formula="of:=[$Sheet1.E249]" office:value-type="string" office:string-value="diff mpi01/RELAX.SimID.1.EPSA.130.EPSB.100.T.1273.RA.12.RB.13.csv mpi09/RELAX.SimID.9.EPSA.130.EPSB.100.T.1273.RA.12.RB.13.csv" calcext:value-type="string">
            <text:p>diff mpi01/RELAX.SimID.1.EPSA.130.EPSB.100.T.1273.RA.12.RB.13.csv mpi09/RELAX.SimID.9.EPSA.130.EPSB.100.T.1273.RA.12.RB.13.csv</text:p>
          </table:table-cell>
        </table:table-row>
        <table:table-row table:style-name="ro1">
          <table:table-cell table:formula="of:=[$Sheet1.E250]" office:value-type="string" office:string-value="diff mpi01/RELAX.SimID.1.EPSA.130.EPSB.100.T.1273.RA.12.RB.13.NR.7551.NC.1.RhoFields.bin mpi09/RELAX.SimID.9.EPSA.130.EPSB.100.T.1273.RA.12.RB.13.NR.7551.NC.1.RhoFields.bin" calcext:value-type="string">
            <text:p>diff mpi01/RELAX.SimID.1.EPSA.130.EPSB.100.T.1273.RA.12.RB.13.NR.7551.NC.1.RhoFields.bin mpi09/RELAX.SimID.9.EPSA.130.EPSB.100.T.1273.RA.12.RB.13.NR.7551.NC.1.RhoFields.bin</text:p>
          </table:table-cell>
        </table:table-row>
        <table:table-row table:style-name="ro1">
          <table:table-cell table:formula="of:=[$Sheet1.E251]" office:value-type="string" office:string-value="diff mpi01/RELAX.SimID.1.EPSA.130.EPSB.100.T.1273.RA.12.RB.14.csv mpi09/RELAX.SimID.9.EPSA.130.EPSB.100.T.1273.RA.12.RB.14.csv" calcext:value-type="string">
            <text:p>diff mpi01/RELAX.SimID.1.EPSA.130.EPSB.100.T.1273.RA.12.RB.14.csv mpi09/RELAX.SimID.9.EPSA.130.EPSB.100.T.1273.RA.12.RB.14.csv</text:p>
          </table:table-cell>
        </table:table-row>
        <table:table-row table:style-name="ro1">
          <table:table-cell table:formula="of:=[$Sheet1.E252]" office:value-type="string" office:string-value="diff mpi01/RELAX.SimID.1.EPSA.130.EPSB.100.T.1273.RA.12.RB.14.NR.7551.NC.2.RhoFields.bin mpi09/RELAX.SimID.9.EPSA.130.EPSB.100.T.1273.RA.12.RB.14.NR.7551.NC.2.RhoFields.bin" calcext:value-type="string">
            <text:p>diff mpi01/RELAX.SimID.1.EPSA.130.EPSB.100.T.1273.RA.12.RB.14.NR.7551.NC.2.RhoFields.bin mpi09/RELAX.SimID.9.EPSA.130.EPSB.100.T.1273.RA.12.RB.14.NR.7551.NC.2.RhoFields.bin</text:p>
          </table:table-cell>
        </table:table-row>
        <table:table-row table:style-name="ro1">
          <table:table-cell table:formula="of:=[$Sheet1.E253]" office:value-type="string" office:string-value="diff mpi01/RELAX.SimID.1.EPSA.130.EPSB.100.T.1273.RA.12.RB.15.csv mpi09/RELAX.SimID.9.EPSA.130.EPSB.100.T.1273.RA.12.RB.15.csv" calcext:value-type="string">
            <text:p>diff mpi01/RELAX.SimID.1.EPSA.130.EPSB.100.T.1273.RA.12.RB.15.csv mpi09/RELAX.SimID.9.EPSA.130.EPSB.100.T.1273.RA.12.RB.15.csv</text:p>
          </table:table-cell>
        </table:table-row>
        <table:table-row table:style-name="ro1">
          <table:table-cell table:formula="of:=[$Sheet1.E254]" office:value-type="string" office:string-value="diff mpi01/RELAX.SimID.1.EPSA.130.EPSB.100.T.1273.RA.12.RB.15.NR.7551.NC.63.RhoFields.bin mpi09/RELAX.SimID.9.EPSA.130.EPSB.100.T.1273.RA.12.RB.15.NR.7551.NC.63.RhoFields.bin" calcext:value-type="string">
            <text:p>diff mpi01/RELAX.SimID.1.EPSA.130.EPSB.100.T.1273.RA.12.RB.15.NR.7551.NC.63.RhoFields.bin mpi09/RELAX.SimID.9.EPSA.130.EPSB.100.T.1273.RA.12.RB.15.NR.7551.NC.63.RhoFields.bin</text:p>
          </table:table-cell>
        </table:table-row>
        <table:table-row table:style-name="ro1">
          <table:table-cell table:formula="of:=[$Sheet1.E255]" office:value-type="string" office:string-value="diff mpi01/RELAX.SimID.1.EPSA.130.EPSB.100.T.1273.RA.12.RB.16.csv mpi09/RELAX.SimID.9.EPSA.130.EPSB.100.T.1273.RA.12.RB.16.csv" calcext:value-type="string">
            <text:p>diff mpi01/RELAX.SimID.1.EPSA.130.EPSB.100.T.1273.RA.12.RB.16.csv mpi09/RELAX.SimID.9.EPSA.130.EPSB.100.T.1273.RA.12.RB.16.csv</text:p>
          </table:table-cell>
        </table:table-row>
        <table:table-row table:style-name="ro1">
          <table:table-cell table:formula="of:=[$Sheet1.E256]" office:value-type="string" office:string-value="diff mpi01/RELAX.SimID.1.EPSA.130.EPSB.100.T.1273.RA.12.RB.16.NR.7551.NC.982.RhoFields.bin mpi09/RELAX.SimID.9.EPSA.130.EPSB.100.T.1273.RA.12.RB.16.NR.7551.NC.982.RhoFields.bin" calcext:value-type="string">
            <text:p>diff mpi01/RELAX.SimID.1.EPSA.130.EPSB.100.T.1273.RA.12.RB.16.NR.7551.NC.982.RhoFields.bin mpi09/RELAX.SimID.9.EPSA.130.EPSB.100.T.1273.RA.12.RB.16.NR.7551.NC.982.RhoFields.bin</text:p>
          </table:table-cell>
        </table:table-row>
        <table:table-row table:style-name="ro1">
          <table:table-cell table:formula="of:=[$Sheet1.E257]" office:value-type="string" office:string-value="diff mpi01/RELAX.SimID.1.EPSA.130.EPSB.100.T.1323.RA.12.RB.13.csv mpi09/RELAX.SimID.9.EPSA.130.EPSB.100.T.1323.RA.12.RB.13.csv" calcext:value-type="string">
            <text:p>diff mpi01/RELAX.SimID.1.EPSA.130.EPSB.100.T.1323.RA.12.RB.13.csv mpi09/RELAX.SimID.9.EPSA.130.EPSB.100.T.1323.RA.12.RB.13.csv</text:p>
          </table:table-cell>
        </table:table-row>
        <table:table-row table:style-name="ro1">
          <table:table-cell table:formula="of:=[$Sheet1.E258]" office:value-type="string" office:string-value="diff mpi01/RELAX.SimID.1.EPSA.130.EPSB.100.T.1323.RA.12.RB.13.NR.7551.NC.1.RhoFields.bin mpi09/RELAX.SimID.9.EPSA.130.EPSB.100.T.1323.RA.12.RB.13.NR.7551.NC.1.RhoFields.bin" calcext:value-type="string">
            <text:p>diff mpi01/RELAX.SimID.1.EPSA.130.EPSB.100.T.1323.RA.12.RB.13.NR.7551.NC.1.RhoFields.bin mpi09/RELAX.SimID.9.EPSA.130.EPSB.100.T.1323.RA.12.RB.13.NR.7551.NC.1.RhoFields.bin</text:p>
          </table:table-cell>
        </table:table-row>
        <table:table-row table:style-name="ro1">
          <table:table-cell table:formula="of:=[$Sheet1.E259]" office:value-type="string" office:string-value="diff mpi01/RELAX.SimID.1.EPSA.130.EPSB.100.T.1323.RA.12.RB.14.csv mpi09/RELAX.SimID.9.EPSA.130.EPSB.100.T.1323.RA.12.RB.14.csv" calcext:value-type="string">
            <text:p>diff mpi01/RELAX.SimID.1.EPSA.130.EPSB.100.T.1323.RA.12.RB.14.csv mpi09/RELAX.SimID.9.EPSA.130.EPSB.100.T.1323.RA.12.RB.14.csv</text:p>
          </table:table-cell>
        </table:table-row>
        <table:table-row table:style-name="ro1">
          <table:table-cell table:formula="of:=[$Sheet1.E260]" office:value-type="string" office:string-value="diff mpi01/RELAX.SimID.1.EPSA.130.EPSB.100.T.1323.RA.12.RB.14.NR.7551.NC.9.RhoFields.bin mpi09/RELAX.SimID.9.EPSA.130.EPSB.100.T.1323.RA.12.RB.14.NR.7551.NC.9.RhoFields.bin" calcext:value-type="string">
            <text:p>diff mpi01/RELAX.SimID.1.EPSA.130.EPSB.100.T.1323.RA.12.RB.14.NR.7551.NC.9.RhoFields.bin mpi09/RELAX.SimID.9.EPSA.130.EPSB.100.T.1323.RA.12.RB.14.NR.7551.NC.9.RhoFields.bin</text:p>
          </table:table-cell>
        </table:table-row>
        <table:table-row table:style-name="ro1">
          <table:table-cell table:formula="of:=[$Sheet1.E261]" office:value-type="string" office:string-value="diff mpi01/RELAX.SimID.1.EPSA.130.EPSB.100.T.1323.RA.12.RB.15.csv mpi09/RELAX.SimID.9.EPSA.130.EPSB.100.T.1323.RA.12.RB.15.csv" calcext:value-type="string">
            <text:p>diff mpi01/RELAX.SimID.1.EPSA.130.EPSB.100.T.1323.RA.12.RB.15.csv mpi09/RELAX.SimID.9.EPSA.130.EPSB.100.T.1323.RA.12.RB.15.csv</text:p>
          </table:table-cell>
        </table:table-row>
        <table:table-row table:style-name="ro1">
          <table:table-cell table:formula="of:=[$Sheet1.E262]" office:value-type="string" office:string-value="diff mpi01/RELAX.SimID.1.EPSA.130.EPSB.100.T.1323.RA.12.RB.15.NR.7551.NC.213.RhoFields.bin mpi09/RELAX.SimID.9.EPSA.130.EPSB.100.T.1323.RA.12.RB.15.NR.7551.NC.213.RhoFields.bin" calcext:value-type="string">
            <text:p>diff mpi01/RELAX.SimID.1.EPSA.130.EPSB.100.T.1323.RA.12.RB.15.NR.7551.NC.213.RhoFields.bin mpi09/RELAX.SimID.9.EPSA.130.EPSB.100.T.1323.RA.12.RB.15.NR.7551.NC.213.RhoFields.bin</text:p>
          </table:table-cell>
        </table:table-row>
        <table:table-row table:style-name="ro1">
          <table:table-cell table:formula="of:=[$Sheet1.E263]" office:value-type="string" office:string-value="diff mpi01/RELAX.SimID.1.EPSA.130.EPSB.100.T.1323.RA.12.RB.16.csv mpi09/RELAX.SimID.9.EPSA.130.EPSB.100.T.1323.RA.12.RB.16.csv" calcext:value-type="string">
            <text:p>diff mpi01/RELAX.SimID.1.EPSA.130.EPSB.100.T.1323.RA.12.RB.16.csv mpi09/RELAX.SimID.9.EPSA.130.EPSB.100.T.1323.RA.12.RB.16.csv</text:p>
          </table:table-cell>
        </table:table-row>
        <table:table-row table:style-name="ro1">
          <table:table-cell table:formula="of:=[$Sheet1.E264]" office:value-type="string" office:string-value="diff mpi01/RELAX.SimID.1.EPSA.130.EPSB.100.T.1323.RA.12.RB.16.NR.7551.NC.1401.RhoFields.bin mpi09/RELAX.SimID.9.EPSA.130.EPSB.100.T.1323.RA.12.RB.16.NR.7551.NC.1401.RhoFields.bin" calcext:value-type="string">
            <text:p>diff mpi01/RELAX.SimID.1.EPSA.130.EPSB.100.T.1323.RA.12.RB.16.NR.7551.NC.1401.RhoFields.bin mpi09/RELAX.SimID.9.EPSA.130.EPSB.100.T.1323.RA.12.RB.16.NR.7551.NC.1401.RhoFields.bin</text:p>
          </table:table-cell>
        </table:table-row>
        <table:table-row table:style-name="ro1">
          <table:table-cell table:formula="of:=[$Sheet1.E265]" office:value-type="string" office:string-value="diff mpi01/RELAX.SimID.1.EPSA.130.EPSB.100.T.1373.RA.12.RB.13.csv mpi09/RELAX.SimID.9.EPSA.130.EPSB.100.T.1373.RA.12.RB.13.csv" calcext:value-type="string">
            <text:p>diff mpi01/RELAX.SimID.1.EPSA.130.EPSB.100.T.1373.RA.12.RB.13.csv mpi09/RELAX.SimID.9.EPSA.130.EPSB.100.T.1373.RA.12.RB.13.csv</text:p>
          </table:table-cell>
        </table:table-row>
        <table:table-row table:style-name="ro1">
          <table:table-cell table:formula="of:=[$Sheet1.E266]" office:value-type="string" office:string-value="diff mpi01/RELAX.SimID.1.EPSA.130.EPSB.100.T.1373.RA.12.RB.13.NR.7551.NC.1.RhoFields.bin mpi09/RELAX.SimID.9.EPSA.130.EPSB.100.T.1373.RA.12.RB.13.NR.7551.NC.1.RhoFields.bin" calcext:value-type="string">
            <text:p>diff mpi01/RELAX.SimID.1.EPSA.130.EPSB.100.T.1373.RA.12.RB.13.NR.7551.NC.1.RhoFields.bin mpi09/RELAX.SimID.9.EPSA.130.EPSB.100.T.1373.RA.12.RB.13.NR.7551.NC.1.RhoFields.bin</text:p>
          </table:table-cell>
        </table:table-row>
        <table:table-row table:style-name="ro1">
          <table:table-cell table:formula="of:=[$Sheet1.E267]" office:value-type="string" office:string-value="diff mpi01/RELAX.SimID.1.EPSA.130.EPSB.100.T.1373.RA.12.RB.14.csv mpi09/RELAX.SimID.9.EPSA.130.EPSB.100.T.1373.RA.12.RB.14.csv" calcext:value-type="string">
            <text:p>diff mpi01/RELAX.SimID.1.EPSA.130.EPSB.100.T.1373.RA.12.RB.14.csv mpi09/RELAX.SimID.9.EPSA.130.EPSB.100.T.1373.RA.12.RB.14.csv</text:p>
          </table:table-cell>
        </table:table-row>
        <table:table-row table:style-name="ro1">
          <table:table-cell table:formula="of:=[$Sheet1.E268]" office:value-type="string" office:string-value="diff mpi01/RELAX.SimID.1.EPSA.130.EPSB.100.T.1373.RA.12.RB.14.NR.7551.NC.33.RhoFields.bin mpi09/RELAX.SimID.9.EPSA.130.EPSB.100.T.1373.RA.12.RB.14.NR.7551.NC.33.RhoFields.bin" calcext:value-type="string">
            <text:p>diff mpi01/RELAX.SimID.1.EPSA.130.EPSB.100.T.1373.RA.12.RB.14.NR.7551.NC.33.RhoFields.bin mpi09/RELAX.SimID.9.EPSA.130.EPSB.100.T.1373.RA.12.RB.14.NR.7551.NC.33.RhoFields.bin</text:p>
          </table:table-cell>
        </table:table-row>
        <table:table-row table:style-name="ro1">
          <table:table-cell table:formula="of:=[$Sheet1.E269]" office:value-type="string" office:string-value="diff mpi01/RELAX.SimID.1.EPSA.130.EPSB.100.T.1373.RA.12.RB.15.csv mpi09/RELAX.SimID.9.EPSA.130.EPSB.100.T.1373.RA.12.RB.15.csv" calcext:value-type="string">
            <text:p>diff mpi01/RELAX.SimID.1.EPSA.130.EPSB.100.T.1373.RA.12.RB.15.csv mpi09/RELAX.SimID.9.EPSA.130.EPSB.100.T.1373.RA.12.RB.15.csv</text:p>
          </table:table-cell>
        </table:table-row>
        <table:table-row table:style-name="ro1">
          <table:table-cell table:formula="of:=[$Sheet1.E270]" office:value-type="string" office:string-value="diff mpi01/RELAX.SimID.1.EPSA.130.EPSB.100.T.1373.RA.12.RB.15.NR.7551.NC.593.RhoFields.bin mpi09/RELAX.SimID.9.EPSA.130.EPSB.100.T.1373.RA.12.RB.15.NR.7551.NC.593.RhoFields.bin" calcext:value-type="string">
            <text:p>diff mpi01/RELAX.SimID.1.EPSA.130.EPSB.100.T.1373.RA.12.RB.15.NR.7551.NC.593.RhoFields.bin mpi09/RELAX.SimID.9.EPSA.130.EPSB.100.T.1373.RA.12.RB.15.NR.7551.NC.593.RhoFields.bin</text:p>
          </table:table-cell>
        </table:table-row>
        <table:table-row table:style-name="ro1">
          <table:table-cell table:formula="of:=[$Sheet1.E271]" office:value-type="string" office:string-value="diff mpi01/RELAX.SimID.1.EPSA.130.EPSB.100.T.1373.RA.12.RB.16.csv mpi09/RELAX.SimID.9.EPSA.130.EPSB.100.T.1373.RA.12.RB.16.csv" calcext:value-type="string">
            <text:p>diff mpi01/RELAX.SimID.1.EPSA.130.EPSB.100.T.1373.RA.12.RB.16.csv mpi09/RELAX.SimID.9.EPSA.130.EPSB.100.T.1373.RA.12.RB.16.csv</text:p>
          </table:table-cell>
        </table:table-row>
        <table:table-row table:style-name="ro1">
          <table:table-cell table:formula="of:=[$Sheet1.E272]" office:value-type="string" office:string-value="diff mpi01/RELAX.SimID.1.EPSA.130.EPSB.100.T.1373.RA.12.RB.16.NR.7551.NC.1401.RhoFields.bin mpi09/RELAX.SimID.9.EPSA.130.EPSB.100.T.1373.RA.12.RB.16.NR.7551.NC.1401.RhoFields.bin" calcext:value-type="string">
            <text:p>diff mpi01/RELAX.SimID.1.EPSA.130.EPSB.100.T.1373.RA.12.RB.16.NR.7551.NC.1401.RhoFields.bin mpi09/RELAX.SimID.9.EPSA.130.EPSB.100.T.1373.RA.12.RB.16.NR.7551.NC.1401.RhoFields.bin</text:p>
          </table:table-cell>
        </table:table-row>
        <table:table-row table:style-name="ro1">
          <table:table-cell table:formula="of:=[$Sheet1.E273]" office:value-type="string" office:string-value="diff mpi01/RELAX.SimID.1.EPSA.130.EPSB.100.T.1423.RA.12.RB.13.csv mpi09/RELAX.SimID.9.EPSA.130.EPSB.100.T.1423.RA.12.RB.13.csv" calcext:value-type="string">
            <text:p>diff mpi01/RELAX.SimID.1.EPSA.130.EPSB.100.T.1423.RA.12.RB.13.csv mpi09/RELAX.SimID.9.EPSA.130.EPSB.100.T.1423.RA.12.RB.13.csv</text:p>
          </table:table-cell>
        </table:table-row>
        <table:table-row table:style-name="ro1">
          <table:table-cell table:formula="of:=[$Sheet1.E274]" office:value-type="string" office:string-value="diff mpi01/RELAX.SimID.1.EPSA.130.EPSB.100.T.1423.RA.12.RB.13.NR.7551.NC.3.RhoFields.bin mpi09/RELAX.SimID.9.EPSA.130.EPSB.100.T.1423.RA.12.RB.13.NR.7551.NC.3.RhoFields.bin" calcext:value-type="string">
            <text:p>diff mpi01/RELAX.SimID.1.EPSA.130.EPSB.100.T.1423.RA.12.RB.13.NR.7551.NC.3.RhoFields.bin mpi09/RELAX.SimID.9.EPSA.130.EPSB.100.T.1423.RA.12.RB.13.NR.7551.NC.3.RhoFields.bin</text:p>
          </table:table-cell>
        </table:table-row>
        <table:table-row table:style-name="ro1">
          <table:table-cell table:formula="of:=[$Sheet1.E275]" office:value-type="string" office:string-value="diff mpi01/RELAX.SimID.1.EPSA.130.EPSB.100.T.1423.RA.12.RB.14.csv mpi09/RELAX.SimID.9.EPSA.130.EPSB.100.T.1423.RA.12.RB.14.csv" calcext:value-type="string">
            <text:p>diff mpi01/RELAX.SimID.1.EPSA.130.EPSB.100.T.1423.RA.12.RB.14.csv mpi09/RELAX.SimID.9.EPSA.130.EPSB.100.T.1423.RA.12.RB.14.csv</text:p>
          </table:table-cell>
        </table:table-row>
        <table:table-row table:style-name="ro1">
          <table:table-cell table:formula="of:=[$Sheet1.E276]" office:value-type="string" office:string-value="diff mpi01/RELAX.SimID.1.EPSA.130.EPSB.100.T.1423.RA.12.RB.14.NR.7551.NC.102.RhoFields.bin mpi09/RELAX.SimID.9.EPSA.130.EPSB.100.T.1423.RA.12.RB.14.NR.7551.NC.102.RhoFields.bin" calcext:value-type="string">
            <text:p>diff mpi01/RELAX.SimID.1.EPSA.130.EPSB.100.T.1423.RA.12.RB.14.NR.7551.NC.102.RhoFields.bin mpi09/RELAX.SimID.9.EPSA.130.EPSB.100.T.1423.RA.12.RB.14.NR.7551.NC.102.RhoFields.bin</text:p>
          </table:table-cell>
        </table:table-row>
        <table:table-row table:style-name="ro1">
          <table:table-cell table:formula="of:=[$Sheet1.E277]" office:value-type="string" office:string-value="diff mpi01/RELAX.SimID.1.EPSA.130.EPSB.100.T.1423.RA.12.RB.15.csv mpi09/RELAX.SimID.9.EPSA.130.EPSB.100.T.1423.RA.12.RB.15.csv" calcext:value-type="string">
            <text:p>diff mpi01/RELAX.SimID.1.EPSA.130.EPSB.100.T.1423.RA.12.RB.15.csv mpi09/RELAX.SimID.9.EPSA.130.EPSB.100.T.1423.RA.12.RB.15.csv</text:p>
          </table:table-cell>
        </table:table-row>
        <table:table-row table:style-name="ro1">
          <table:table-cell table:formula="of:=[$Sheet1.E278]" office:value-type="string" office:string-value="diff mpi01/RELAX.SimID.1.EPSA.130.EPSB.100.T.1423.RA.12.RB.15.NR.7551.NC.1401.RhoFields.bin mpi09/RELAX.SimID.9.EPSA.130.EPSB.100.T.1423.RA.12.RB.15.NR.7551.NC.1401.RhoFields.bin" calcext:value-type="string">
            <text:p>diff mpi01/RELAX.SimID.1.EPSA.130.EPSB.100.T.1423.RA.12.RB.15.NR.7551.NC.1401.RhoFields.bin mpi09/RELAX.SimID.9.EPSA.130.EPSB.100.T.1423.RA.12.RB.15.NR.7551.NC.1401.RhoFields.bin</text:p>
          </table:table-cell>
        </table:table-row>
        <table:table-row table:style-name="ro1">
          <table:table-cell table:formula="of:=[$Sheet1.E279]" office:value-type="string" office:string-value="diff mpi01/RELAX.SimID.1.EPSA.130.EPSB.100.T.1423.RA.12.RB.16.csv mpi09/RELAX.SimID.9.EPSA.130.EPSB.100.T.1423.RA.12.RB.16.csv" calcext:value-type="string">
            <text:p>diff mpi01/RELAX.SimID.1.EPSA.130.EPSB.100.T.1423.RA.12.RB.16.csv mpi09/RELAX.SimID.9.EPSA.130.EPSB.100.T.1423.RA.12.RB.16.csv</text:p>
          </table:table-cell>
        </table:table-row>
        <table:table-row table:style-name="ro1">
          <table:table-cell table:formula="of:=[$Sheet1.E280]" office:value-type="string" office:string-value="diff mpi01/RELAX.SimID.1.EPSA.130.EPSB.100.T.1423.RA.12.RB.16.NR.7551.NC.1401.RhoFields.bin mpi09/RELAX.SimID.9.EPSA.130.EPSB.100.T.1423.RA.12.RB.16.NR.7551.NC.1401.RhoFields.bin" calcext:value-type="string">
            <text:p>diff mpi01/RELAX.SimID.1.EPSA.130.EPSB.100.T.1423.RA.12.RB.16.NR.7551.NC.1401.RhoFields.bin mpi09/RELAX.SimID.9.EPSA.130.EPSB.100.T.1423.RA.12.RB.16.NR.7551.NC.1401.RhoFields.bin</text:p>
          </table:table-cell>
        </table:table-row>
        <table:table-row table:style-name="ro1">
          <table:table-cell table:formula="of:=[$Sheet1.E281]" office:value-type="string" office:string-value="diff mpi01/RELAX.SimID.1.EPSA.130.EPSB.100.T.1473.RA.12.RB.13.csv mpi09/RELAX.SimID.9.EPSA.130.EPSB.100.T.1473.RA.12.RB.13.csv" calcext:value-type="string">
            <text:p>diff mpi01/RELAX.SimID.1.EPSA.130.EPSB.100.T.1473.RA.12.RB.13.csv mpi09/RELAX.SimID.9.EPSA.130.EPSB.100.T.1473.RA.12.RB.13.csv</text:p>
          </table:table-cell>
        </table:table-row>
        <table:table-row table:style-name="ro1">
          <table:table-cell table:formula="of:=[$Sheet1.E282]" office:value-type="string" office:string-value="diff mpi01/RELAX.SimID.1.EPSA.130.EPSB.100.T.1473.RA.12.RB.13.NR.7551.NC.8.RhoFields.bin mpi09/RELAX.SimID.9.EPSA.130.EPSB.100.T.1473.RA.12.RB.13.NR.7551.NC.8.RhoFields.bin" calcext:value-type="string">
            <text:p>diff mpi01/RELAX.SimID.1.EPSA.130.EPSB.100.T.1473.RA.12.RB.13.NR.7551.NC.8.RhoFields.bin mpi09/RELAX.SimID.9.EPSA.130.EPSB.100.T.1473.RA.12.RB.13.NR.7551.NC.8.RhoFields.bin</text:p>
          </table:table-cell>
        </table:table-row>
        <table:table-row table:style-name="ro1">
          <table:table-cell table:formula="of:=[$Sheet1.E283]" office:value-type="string" office:string-value="diff mpi01/RELAX.SimID.1.EPSA.130.EPSB.100.T.1473.RA.12.RB.14.csv mpi09/RELAX.SimID.9.EPSA.130.EPSB.100.T.1473.RA.12.RB.14.csv" calcext:value-type="string">
            <text:p>diff mpi01/RELAX.SimID.1.EPSA.130.EPSB.100.T.1473.RA.12.RB.14.csv mpi09/RELAX.SimID.9.EPSA.130.EPSB.100.T.1473.RA.12.RB.14.csv</text:p>
          </table:table-cell>
        </table:table-row>
        <table:table-row table:style-name="ro1">
          <table:table-cell table:formula="of:=[$Sheet1.E284]" office:value-type="string" office:string-value="diff mpi01/RELAX.SimID.1.EPSA.130.EPSB.100.T.1473.RA.12.RB.14.NR.7551.NC.257.RhoFields.bin mpi09/RELAX.SimID.9.EPSA.130.EPSB.100.T.1473.RA.12.RB.14.NR.7551.NC.257.RhoFields.bin" calcext:value-type="string">
            <text:p>diff mpi01/RELAX.SimID.1.EPSA.130.EPSB.100.T.1473.RA.12.RB.14.NR.7551.NC.257.RhoFields.bin mpi09/RELAX.SimID.9.EPSA.130.EPSB.100.T.1473.RA.12.RB.14.NR.7551.NC.257.RhoFields.bin</text:p>
          </table:table-cell>
        </table:table-row>
        <table:table-row table:style-name="ro1">
          <table:table-cell table:formula="of:=[$Sheet1.E285]" office:value-type="string" office:string-value="diff mpi01/RELAX.SimID.1.EPSA.130.EPSB.100.T.1473.RA.12.RB.15.csv mpi09/RELAX.SimID.9.EPSA.130.EPSB.100.T.1473.RA.12.RB.15.csv" calcext:value-type="string">
            <text:p>diff mpi01/RELAX.SimID.1.EPSA.130.EPSB.100.T.1473.RA.12.RB.15.csv mpi09/RELAX.SimID.9.EPSA.130.EPSB.100.T.1473.RA.12.RB.15.csv</text:p>
          </table:table-cell>
        </table:table-row>
        <table:table-row table:style-name="ro1">
          <table:table-cell table:formula="of:=[$Sheet1.E286]" office:value-type="string" office:string-value="diff mpi01/RELAX.SimID.1.EPSA.130.EPSB.100.T.1473.RA.12.RB.15.NR.7551.NC.1401.RhoFields.bin mpi09/RELAX.SimID.9.EPSA.130.EPSB.100.T.1473.RA.12.RB.15.NR.7551.NC.1401.RhoFields.bin" calcext:value-type="string">
            <text:p>diff mpi01/RELAX.SimID.1.EPSA.130.EPSB.100.T.1473.RA.12.RB.15.NR.7551.NC.1401.RhoFields.bin mpi09/RELAX.SimID.9.EPSA.130.EPSB.100.T.1473.RA.12.RB.15.NR.7551.NC.1401.RhoFields.bin</text:p>
          </table:table-cell>
        </table:table-row>
        <table:table-row table:style-name="ro1">
          <table:table-cell table:formula="of:=[$Sheet1.E287]" office:value-type="string" office:string-value="diff mpi01/RELAX.SimID.1.EPSA.130.EPSB.100.T.1473.RA.12.RB.16.csv mpi09/RELAX.SimID.9.EPSA.130.EPSB.100.T.1473.RA.12.RB.16.csv" calcext:value-type="string">
            <text:p>diff mpi01/RELAX.SimID.1.EPSA.130.EPSB.100.T.1473.RA.12.RB.16.csv mpi09/RELAX.SimID.9.EPSA.130.EPSB.100.T.1473.RA.12.RB.16.csv</text:p>
          </table:table-cell>
        </table:table-row>
        <table:table-row table:style-name="ro1">
          <table:table-cell table:formula="of:=[$Sheet1.E288]" office:value-type="string" office:string-value="diff mpi01/RELAX.SimID.1.EPSA.130.EPSB.100.T.1473.RA.12.RB.16.NR.7551.NC.1401.RhoFields.bin mpi09/RELAX.SimID.9.EPSA.130.EPSB.100.T.1473.RA.12.RB.16.NR.7551.NC.1401.RhoFields.bin" calcext:value-type="string">
            <text:p>diff mpi01/RELAX.SimID.1.EPSA.130.EPSB.100.T.1473.RA.12.RB.16.NR.7551.NC.1401.RhoFields.bin mpi09/RELAX.SimID.9.EPSA.130.EPSB.100.T.1473.RA.12.RB.16.NR.7551.NC.1401.RhoFields.bin</text:p>
          </table:table-cell>
        </table:table-row>
        <table:table-row table:style-name="ro1">
          <table:table-cell table:formula="of:=[$Sheet1.E289]" office:value-type="string" office:string-value="diff mpi01/RELAX.SimID.1.EPSA.-130.EPSB.-200.T.1073.RA.12.RB.13.csv mpi09/RELAX.SimID.9.EPSA.-130.EPSB.-200.T.1073.RA.12.RB.13.csv" calcext:value-type="string">
            <text:p>diff mpi01/RELAX.SimID.1.EPSA.-130.EPSB.-200.T.1073.RA.12.RB.13.csv mpi09/RELAX.SimID.9.EPSA.-130.EPSB.-200.T.1073.RA.12.RB.13.csv</text:p>
          </table:table-cell>
        </table:table-row>
        <table:table-row table:style-name="ro1">
          <table:table-cell table:formula="of:=[$Sheet1.E290]" office:value-type="string" office:string-value="diff mpi01/RELAX.SimID.1.EPSA.-130.EPSB.-200.T.1073.RA.12.RB.13.NR.7551.NC.1.RhoFields.bin mpi09/RELAX.SimID.9.EPSA.-130.EPSB.-200.T.1073.RA.12.RB.13.NR.7551.NC.1.RhoFields.bin" calcext:value-type="string">
            <text:p>diff mpi01/RELAX.SimID.1.EPSA.-130.EPSB.-200.T.1073.RA.12.RB.13.NR.7551.NC.1.RhoFields.bin mpi09/RELAX.SimID.9.EPSA.-130.EPSB.-200.T.1073.RA.12.RB.13.NR.7551.NC.1.RhoFields.bin</text:p>
          </table:table-cell>
        </table:table-row>
        <table:table-row table:style-name="ro1">
          <table:table-cell table:formula="of:=[$Sheet1.E291]" office:value-type="string" office:string-value="diff mpi01/RELAX.SimID.1.EPSA.-130.EPSB.-200.T.1073.RA.12.RB.14.csv mpi09/RELAX.SimID.9.EPSA.-130.EPSB.-200.T.1073.RA.12.RB.14.csv" calcext:value-type="string">
            <text:p>diff mpi01/RELAX.SimID.1.EPSA.-130.EPSB.-200.T.1073.RA.12.RB.14.csv mpi09/RELAX.SimID.9.EPSA.-130.EPSB.-200.T.1073.RA.12.RB.14.csv</text:p>
          </table:table-cell>
        </table:table-row>
        <table:table-row table:style-name="ro1">
          <table:table-cell table:formula="of:=[$Sheet1.E292]" office:value-type="string" office:string-value="diff mpi01/RELAX.SimID.1.EPSA.-130.EPSB.-200.T.1073.RA.12.RB.14.NR.7551.NC.1.RhoFields.bin mpi09/RELAX.SimID.9.EPSA.-130.EPSB.-200.T.1073.RA.12.RB.14.NR.7551.NC.1.RhoFields.bin" calcext:value-type="string">
            <text:p>diff mpi01/RELAX.SimID.1.EPSA.-130.EPSB.-200.T.1073.RA.12.RB.14.NR.7551.NC.1.RhoFields.bin mpi09/RELAX.SimID.9.EPSA.-130.EPSB.-200.T.1073.RA.12.RB.14.NR.7551.NC.1.RhoFields.bin</text:p>
          </table:table-cell>
        </table:table-row>
        <table:table-row table:style-name="ro1">
          <table:table-cell table:formula="of:=[$Sheet1.E293]" office:value-type="string" office:string-value="diff mpi01/RELAX.SimID.1.EPSA.-130.EPSB.-200.T.1073.RA.12.RB.15.csv mpi09/RELAX.SimID.9.EPSA.-130.EPSB.-200.T.1073.RA.12.RB.15.csv" calcext:value-type="string">
            <text:p>diff mpi01/RELAX.SimID.1.EPSA.-130.EPSB.-200.T.1073.RA.12.RB.15.csv mpi09/RELAX.SimID.9.EPSA.-130.EPSB.-200.T.1073.RA.12.RB.15.csv</text:p>
          </table:table-cell>
        </table:table-row>
        <table:table-row table:style-name="ro1">
          <table:table-cell table:formula="of:=[$Sheet1.E294]" office:value-type="string" office:string-value="diff mpi01/RELAX.SimID.1.EPSA.-130.EPSB.-200.T.1073.RA.12.RB.15.NR.7551.NC.9.RhoFields.bin mpi09/RELAX.SimID.9.EPSA.-130.EPSB.-200.T.1073.RA.12.RB.15.NR.7551.NC.9.RhoFields.bin" calcext:value-type="string">
            <text:p>diff mpi01/RELAX.SimID.1.EPSA.-130.EPSB.-200.T.1073.RA.12.RB.15.NR.7551.NC.9.RhoFields.bin mpi09/RELAX.SimID.9.EPSA.-130.EPSB.-200.T.1073.RA.12.RB.15.NR.7551.NC.9.RhoFields.bin</text:p>
          </table:table-cell>
        </table:table-row>
        <table:table-row table:style-name="ro1">
          <table:table-cell table:formula="of:=[$Sheet1.E295]" office:value-type="string" office:string-value="diff mpi01/RELAX.SimID.1.EPSA.-130.EPSB.-200.T.1073.RA.12.RB.16.csv mpi09/RELAX.SimID.9.EPSA.-130.EPSB.-200.T.1073.RA.12.RB.16.csv" calcext:value-type="string">
            <text:p>diff mpi01/RELAX.SimID.1.EPSA.-130.EPSB.-200.T.1073.RA.12.RB.16.csv mpi09/RELAX.SimID.9.EPSA.-130.EPSB.-200.T.1073.RA.12.RB.16.csv</text:p>
          </table:table-cell>
        </table:table-row>
        <table:table-row table:style-name="ro1">
          <table:table-cell table:formula="of:=[$Sheet1.E296]" office:value-type="string" office:string-value="diff mpi01/RELAX.SimID.1.EPSA.-130.EPSB.-200.T.1073.RA.12.RB.16.NR.7551.NC.192.RhoFields.bin mpi09/RELAX.SimID.9.EPSA.-130.EPSB.-200.T.1073.RA.12.RB.16.NR.7551.NC.192.RhoFields.bin" calcext:value-type="string">
            <text:p>diff mpi01/RELAX.SimID.1.EPSA.-130.EPSB.-200.T.1073.RA.12.RB.16.NR.7551.NC.192.RhoFields.bin mpi09/RELAX.SimID.9.EPSA.-130.EPSB.-200.T.1073.RA.12.RB.16.NR.7551.NC.192.RhoFields.bin</text:p>
          </table:table-cell>
        </table:table-row>
        <table:table-row table:style-name="ro1">
          <table:table-cell table:formula="of:=[$Sheet1.E297]" office:value-type="string" office:string-value="diff mpi01/RELAX.SimID.1.EPSA.-130.EPSB.-200.T.1123.RA.12.RB.13.csv mpi09/RELAX.SimID.9.EPSA.-130.EPSB.-200.T.1123.RA.12.RB.13.csv" calcext:value-type="string">
            <text:p>diff mpi01/RELAX.SimID.1.EPSA.-130.EPSB.-200.T.1123.RA.12.RB.13.csv mpi09/RELAX.SimID.9.EPSA.-130.EPSB.-200.T.1123.RA.12.RB.13.csv</text:p>
          </table:table-cell>
        </table:table-row>
        <table:table-row table:style-name="ro1">
          <table:table-cell table:formula="of:=[$Sheet1.E298]" office:value-type="string" office:string-value="diff mpi01/RELAX.SimID.1.EPSA.-130.EPSB.-200.T.1123.RA.12.RB.13.NR.7551.NC.1.RhoFields.bin mpi09/RELAX.SimID.9.EPSA.-130.EPSB.-200.T.1123.RA.12.RB.13.NR.7551.NC.1.RhoFields.bin" calcext:value-type="string">
            <text:p>diff mpi01/RELAX.SimID.1.EPSA.-130.EPSB.-200.T.1123.RA.12.RB.13.NR.7551.NC.1.RhoFields.bin mpi09/RELAX.SimID.9.EPSA.-130.EPSB.-200.T.1123.RA.12.RB.13.NR.7551.NC.1.RhoFields.bin</text:p>
          </table:table-cell>
        </table:table-row>
        <table:table-row table:style-name="ro1">
          <table:table-cell table:formula="of:=[$Sheet1.E299]" office:value-type="string" office:string-value="diff mpi01/RELAX.SimID.1.EPSA.-130.EPSB.-200.T.1123.RA.12.RB.14.csv mpi09/RELAX.SimID.9.EPSA.-130.EPSB.-200.T.1123.RA.12.RB.14.csv" calcext:value-type="string">
            <text:p>diff mpi01/RELAX.SimID.1.EPSA.-130.EPSB.-200.T.1123.RA.12.RB.14.csv mpi09/RELAX.SimID.9.EPSA.-130.EPSB.-200.T.1123.RA.12.RB.14.csv</text:p>
          </table:table-cell>
        </table:table-row>
        <table:table-row table:style-name="ro1">
          <table:table-cell table:formula="of:=[$Sheet1.E300]" office:value-type="string" office:string-value="diff mpi01/RELAX.SimID.1.EPSA.-130.EPSB.-200.T.1123.RA.12.RB.14.NR.7551.NC.2.RhoFields.bin mpi09/RELAX.SimID.9.EPSA.-130.EPSB.-200.T.1123.RA.12.RB.14.NR.7551.NC.2.RhoFields.bin" calcext:value-type="string">
            <text:p>diff mpi01/RELAX.SimID.1.EPSA.-130.EPSB.-200.T.1123.RA.12.RB.14.NR.7551.NC.2.RhoFields.bin mpi09/RELAX.SimID.9.EPSA.-130.EPSB.-200.T.1123.RA.12.RB.14.NR.7551.NC.2.RhoFields.bin</text:p>
          </table:table-cell>
        </table:table-row>
        <table:table-row table:style-name="ro1">
          <table:table-cell table:formula="of:=[$Sheet1.E301]" office:value-type="string" office:string-value="diff mpi01/RELAX.SimID.1.EPSA.-130.EPSB.-200.T.1123.RA.12.RB.15.csv mpi09/RELAX.SimID.9.EPSA.-130.EPSB.-200.T.1123.RA.12.RB.15.csv" calcext:value-type="string">
            <text:p>diff mpi01/RELAX.SimID.1.EPSA.-130.EPSB.-200.T.1123.RA.12.RB.15.csv mpi09/RELAX.SimID.9.EPSA.-130.EPSB.-200.T.1123.RA.12.RB.15.csv</text:p>
          </table:table-cell>
        </table:table-row>
        <table:table-row table:style-name="ro1">
          <table:table-cell table:formula="of:=[$Sheet1.E302]" office:value-type="string" office:string-value="diff mpi01/RELAX.SimID.1.EPSA.-130.EPSB.-200.T.1123.RA.12.RB.15.NR.7551.NC.61.RhoFields.bin mpi09/RELAX.SimID.9.EPSA.-130.EPSB.-200.T.1123.RA.12.RB.15.NR.7551.NC.61.RhoFields.bin" calcext:value-type="string">
            <text:p>diff mpi01/RELAX.SimID.1.EPSA.-130.EPSB.-200.T.1123.RA.12.RB.15.NR.7551.NC.61.RhoFields.bin mpi09/RELAX.SimID.9.EPSA.-130.EPSB.-200.T.1123.RA.12.RB.15.NR.7551.NC.61.RhoFields.bin</text:p>
          </table:table-cell>
        </table:table-row>
        <table:table-row table:style-name="ro1">
          <table:table-cell table:formula="of:=[$Sheet1.E303]" office:value-type="string" office:string-value="diff mpi01/RELAX.SimID.1.EPSA.-130.EPSB.-200.T.1123.RA.12.RB.16.csv mpi09/RELAX.SimID.9.EPSA.-130.EPSB.-200.T.1123.RA.12.RB.16.csv" calcext:value-type="string">
            <text:p>diff mpi01/RELAX.SimID.1.EPSA.-130.EPSB.-200.T.1123.RA.12.RB.16.csv mpi09/RELAX.SimID.9.EPSA.-130.EPSB.-200.T.1123.RA.12.RB.16.csv</text:p>
          </table:table-cell>
        </table:table-row>
        <table:table-row table:style-name="ro1">
          <table:table-cell table:formula="of:=[$Sheet1.E304]" office:value-type="string" office:string-value="diff mpi01/RELAX.SimID.1.EPSA.-130.EPSB.-200.T.1123.RA.12.RB.16.NR.7551.NC.941.RhoFields.bin mpi09/RELAX.SimID.9.EPSA.-130.EPSB.-200.T.1123.RA.12.RB.16.NR.7551.NC.941.RhoFields.bin" calcext:value-type="string">
            <text:p>diff mpi01/RELAX.SimID.1.EPSA.-130.EPSB.-200.T.1123.RA.12.RB.16.NR.7551.NC.941.RhoFields.bin mpi09/RELAX.SimID.9.EPSA.-130.EPSB.-200.T.1123.RA.12.RB.16.NR.7551.NC.941.RhoFields.bin</text:p>
          </table:table-cell>
        </table:table-row>
        <table:table-row table:style-name="ro1">
          <table:table-cell table:formula="of:=[$Sheet1.E305]" office:value-type="string" office:string-value="diff mpi01/RELAX.SimID.1.EPSA.-130.EPSB.-200.T.1173.RA.12.RB.13.csv mpi09/RELAX.SimID.9.EPSA.-130.EPSB.-200.T.1173.RA.12.RB.13.csv" calcext:value-type="string">
            <text:p>diff mpi01/RELAX.SimID.1.EPSA.-130.EPSB.-200.T.1173.RA.12.RB.13.csv mpi09/RELAX.SimID.9.EPSA.-130.EPSB.-200.T.1173.RA.12.RB.13.csv</text:p>
          </table:table-cell>
        </table:table-row>
        <table:table-row table:style-name="ro1">
          <table:table-cell table:formula="of:=[$Sheet1.E306]" office:value-type="string" office:string-value="diff mpi01/RELAX.SimID.1.EPSA.-130.EPSB.-200.T.1173.RA.12.RB.13.NR.7551.NC.1.RhoFields.bin mpi09/RELAX.SimID.9.EPSA.-130.EPSB.-200.T.1173.RA.12.RB.13.NR.7551.NC.1.RhoFields.bin" calcext:value-type="string">
            <text:p>diff mpi01/RELAX.SimID.1.EPSA.-130.EPSB.-200.T.1173.RA.12.RB.13.NR.7551.NC.1.RhoFields.bin mpi09/RELAX.SimID.9.EPSA.-130.EPSB.-200.T.1173.RA.12.RB.13.NR.7551.NC.1.RhoFields.bin</text:p>
          </table:table-cell>
        </table:table-row>
        <table:table-row table:style-name="ro1">
          <table:table-cell table:formula="of:=[$Sheet1.E307]" office:value-type="string" office:string-value="diff mpi01/RELAX.SimID.1.EPSA.-130.EPSB.-200.T.1173.RA.12.RB.14.csv mpi09/RELAX.SimID.9.EPSA.-130.EPSB.-200.T.1173.RA.12.RB.14.csv" calcext:value-type="string">
            <text:p>diff mpi01/RELAX.SimID.1.EPSA.-130.EPSB.-200.T.1173.RA.12.RB.14.csv mpi09/RELAX.SimID.9.EPSA.-130.EPSB.-200.T.1173.RA.12.RB.14.csv</text:p>
          </table:table-cell>
        </table:table-row>
        <table:table-row table:style-name="ro1">
          <table:table-cell table:formula="of:=[$Sheet1.E308]" office:value-type="string" office:string-value="diff mpi01/RELAX.SimID.1.EPSA.-130.EPSB.-200.T.1173.RA.12.RB.14.NR.7551.NC.13.RhoFields.bin mpi09/RELAX.SimID.9.EPSA.-130.EPSB.-200.T.1173.RA.12.RB.14.NR.7551.NC.13.RhoFields.bin" calcext:value-type="string">
            <text:p>diff mpi01/RELAX.SimID.1.EPSA.-130.EPSB.-200.T.1173.RA.12.RB.14.NR.7551.NC.13.RhoFields.bin mpi09/RELAX.SimID.9.EPSA.-130.EPSB.-200.T.1173.RA.12.RB.14.NR.7551.NC.13.RhoFields.bin</text:p>
          </table:table-cell>
        </table:table-row>
        <table:table-row table:style-name="ro1">
          <table:table-cell table:formula="of:=[$Sheet1.E309]" office:value-type="string" office:string-value="diff mpi01/RELAX.SimID.1.EPSA.-130.EPSB.-200.T.1173.RA.12.RB.15.csv mpi09/RELAX.SimID.9.EPSA.-130.EPSB.-200.T.1173.RA.12.RB.15.csv" calcext:value-type="string">
            <text:p>diff mpi01/RELAX.SimID.1.EPSA.-130.EPSB.-200.T.1173.RA.12.RB.15.csv mpi09/RELAX.SimID.9.EPSA.-130.EPSB.-200.T.1173.RA.12.RB.15.csv</text:p>
          </table:table-cell>
        </table:table-row>
        <table:table-row table:style-name="ro1">
          <table:table-cell table:formula="of:=[$Sheet1.E310]" office:value-type="string" office:string-value="diff mpi01/RELAX.SimID.1.EPSA.-130.EPSB.-200.T.1173.RA.12.RB.15.NR.7551.NC.281.RhoFields.bin mpi09/RELAX.SimID.9.EPSA.-130.EPSB.-200.T.1173.RA.12.RB.15.NR.7551.NC.281.RhoFields.bin" calcext:value-type="string">
            <text:p>diff mpi01/RELAX.SimID.1.EPSA.-130.EPSB.-200.T.1173.RA.12.RB.15.NR.7551.NC.281.RhoFields.bin mpi09/RELAX.SimID.9.EPSA.-130.EPSB.-200.T.1173.RA.12.RB.15.NR.7551.NC.281.RhoFields.bin</text:p>
          </table:table-cell>
        </table:table-row>
        <table:table-row table:style-name="ro1">
          <table:table-cell table:formula="of:=[$Sheet1.E311]" office:value-type="string" office:string-value="diff mpi01/RELAX.SimID.1.EPSA.-130.EPSB.-200.T.1173.RA.12.RB.16.csv mpi09/RELAX.SimID.9.EPSA.-130.EPSB.-200.T.1173.RA.12.RB.16.csv" calcext:value-type="string">
            <text:p>diff mpi01/RELAX.SimID.1.EPSA.-130.EPSB.-200.T.1173.RA.12.RB.16.csv mpi09/RELAX.SimID.9.EPSA.-130.EPSB.-200.T.1173.RA.12.RB.16.csv</text:p>
          </table:table-cell>
        </table:table-row>
        <table:table-row table:style-name="ro1">
          <table:table-cell table:formula="of:=[$Sheet1.E312]" office:value-type="string" office:string-value="diff mpi01/RELAX.SimID.1.EPSA.-130.EPSB.-200.T.1173.RA.12.RB.16.NR.7551.NC.1401.RhoFields.bin mpi09/RELAX.SimID.9.EPSA.-130.EPSB.-200.T.1173.RA.12.RB.16.NR.7551.NC.1401.RhoFields.bin" calcext:value-type="string">
            <text:p>diff mpi01/RELAX.SimID.1.EPSA.-130.EPSB.-200.T.1173.RA.12.RB.16.NR.7551.NC.1401.RhoFields.bin mpi09/RELAX.SimID.9.EPSA.-130.EPSB.-200.T.1173.RA.12.RB.16.NR.7551.NC.1401.RhoFields.bin</text:p>
          </table:table-cell>
        </table:table-row>
        <table:table-row table:style-name="ro1">
          <table:table-cell table:formula="of:=[$Sheet1.E313]" office:value-type="string" office:string-value="diff mpi01/RELAX.SimID.1.EPSA.-130.EPSB.-200.T.1223.RA.12.RB.13.csv mpi09/RELAX.SimID.9.EPSA.-130.EPSB.-200.T.1223.RA.12.RB.13.csv" calcext:value-type="string">
            <text:p>diff mpi01/RELAX.SimID.1.EPSA.-130.EPSB.-200.T.1223.RA.12.RB.13.csv mpi09/RELAX.SimID.9.EPSA.-130.EPSB.-200.T.1223.RA.12.RB.13.csv</text:p>
          </table:table-cell>
        </table:table-row>
        <table:table-row table:style-name="ro1">
          <table:table-cell table:formula="of:=[$Sheet1.E314]" office:value-type="string" office:string-value="diff mpi01/RELAX.SimID.1.EPSA.-130.EPSB.-200.T.1223.RA.12.RB.13.NR.7551.NC.2.RhoFields.bin mpi09/RELAX.SimID.9.EPSA.-130.EPSB.-200.T.1223.RA.12.RB.13.NR.7551.NC.2.RhoFields.bin" calcext:value-type="string">
            <text:p>diff mpi01/RELAX.SimID.1.EPSA.-130.EPSB.-200.T.1223.RA.12.RB.13.NR.7551.NC.2.RhoFields.bin mpi09/RELAX.SimID.9.EPSA.-130.EPSB.-200.T.1223.RA.12.RB.13.NR.7551.NC.2.RhoFields.bin</text:p>
          </table:table-cell>
        </table:table-row>
        <table:table-row table:style-name="ro1">
          <table:table-cell table:formula="of:=[$Sheet1.E315]" office:value-type="string" office:string-value="diff mpi01/RELAX.SimID.1.EPSA.-130.EPSB.-200.T.1223.RA.12.RB.14.csv mpi09/RELAX.SimID.9.EPSA.-130.EPSB.-200.T.1223.RA.12.RB.14.csv" calcext:value-type="string">
            <text:p>diff mpi01/RELAX.SimID.1.EPSA.-130.EPSB.-200.T.1223.RA.12.RB.14.csv mpi09/RELAX.SimID.9.EPSA.-130.EPSB.-200.T.1223.RA.12.RB.14.csv</text:p>
          </table:table-cell>
        </table:table-row>
        <table:table-row table:style-name="ro1">
          <table:table-cell table:formula="of:=[$Sheet1.E316]" office:value-type="string" office:string-value="diff mpi01/RELAX.SimID.1.EPSA.-130.EPSB.-200.T.1223.RA.12.RB.14.NR.7551.NC.66.RhoFields.bin mpi09/RELAX.SimID.9.EPSA.-130.EPSB.-200.T.1223.RA.12.RB.14.NR.7551.NC.66.RhoFields.bin" calcext:value-type="string">
            <text:p>diff mpi01/RELAX.SimID.1.EPSA.-130.EPSB.-200.T.1223.RA.12.RB.14.NR.7551.NC.66.RhoFields.bin mpi09/RELAX.SimID.9.EPSA.-130.EPSB.-200.T.1223.RA.12.RB.14.NR.7551.NC.66.RhoFields.bin</text:p>
          </table:table-cell>
        </table:table-row>
        <table:table-row table:style-name="ro1">
          <table:table-cell table:formula="of:=[$Sheet1.E317]" office:value-type="string" office:string-value="diff mpi01/RELAX.SimID.1.EPSA.-130.EPSB.-200.T.1223.RA.12.RB.15.csv mpi09/RELAX.SimID.9.EPSA.-130.EPSB.-200.T.1223.RA.12.RB.15.csv" calcext:value-type="string">
            <text:p>diff mpi01/RELAX.SimID.1.EPSA.-130.EPSB.-200.T.1223.RA.12.RB.15.csv mpi09/RELAX.SimID.9.EPSA.-130.EPSB.-200.T.1223.RA.12.RB.15.csv</text:p>
          </table:table-cell>
        </table:table-row>
        <table:table-row table:style-name="ro1">
          <table:table-cell table:formula="of:=[$Sheet1.E318]" office:value-type="string" office:string-value="diff mpi01/RELAX.SimID.1.EPSA.-130.EPSB.-200.T.1223.RA.12.RB.15.NR.7551.NC.1085.RhoFields.bin mpi09/RELAX.SimID.9.EPSA.-130.EPSB.-200.T.1223.RA.12.RB.15.NR.7551.NC.1085.RhoFields.bin" calcext:value-type="string">
            <text:p>diff mpi01/RELAX.SimID.1.EPSA.-130.EPSB.-200.T.1223.RA.12.RB.15.NR.7551.NC.1085.RhoFields.bin mpi09/RELAX.SimID.9.EPSA.-130.EPSB.-200.T.1223.RA.12.RB.15.NR.7551.NC.1085.RhoFields.bin</text:p>
          </table:table-cell>
        </table:table-row>
        <table:table-row table:style-name="ro1">
          <table:table-cell table:formula="of:=[$Sheet1.E319]" office:value-type="string" office:string-value="diff mpi01/RELAX.SimID.1.EPSA.-130.EPSB.-200.T.1223.RA.12.RB.16.csv mpi09/RELAX.SimID.9.EPSA.-130.EPSB.-200.T.1223.RA.12.RB.16.csv" calcext:value-type="string">
            <text:p>diff mpi01/RELAX.SimID.1.EPSA.-130.EPSB.-200.T.1223.RA.12.RB.16.csv mpi09/RELAX.SimID.9.EPSA.-130.EPSB.-200.T.1223.RA.12.RB.16.csv</text:p>
          </table:table-cell>
        </table:table-row>
        <table:table-row table:style-name="ro1">
          <table:table-cell table:formula="of:=[$Sheet1.E320]" office:value-type="string" office:string-value="diff mpi01/RELAX.SimID.1.EPSA.-130.EPSB.-200.T.1223.RA.12.RB.16.NR.7551.NC.1401.RhoFields.bin mpi09/RELAX.SimID.9.EPSA.-130.EPSB.-200.T.1223.RA.12.RB.16.NR.7551.NC.1401.RhoFields.bin" calcext:value-type="string">
            <text:p>diff mpi01/RELAX.SimID.1.EPSA.-130.EPSB.-200.T.1223.RA.12.RB.16.NR.7551.NC.1401.RhoFields.bin mpi09/RELAX.SimID.9.EPSA.-130.EPSB.-200.T.1223.RA.12.RB.16.NR.7551.NC.1401.RhoFields.bin</text:p>
          </table:table-cell>
        </table:table-row>
        <table:table-row table:style-name="ro1">
          <table:table-cell table:formula="of:=[$Sheet1.E321]" office:value-type="string" office:string-value="diff mpi01/RELAX.SimID.1.EPSA.-130.EPSB.-200.T.1273.RA.12.RB.13.csv mpi09/RELAX.SimID.9.EPSA.-130.EPSB.-200.T.1273.RA.12.RB.13.csv" calcext:value-type="string">
            <text:p>diff mpi01/RELAX.SimID.1.EPSA.-130.EPSB.-200.T.1273.RA.12.RB.13.csv mpi09/RELAX.SimID.9.EPSA.-130.EPSB.-200.T.1273.RA.12.RB.13.csv</text:p>
          </table:table-cell>
        </table:table-row>
        <table:table-row table:style-name="ro1">
          <table:table-cell table:formula="of:=[$Sheet1.E322]" office:value-type="string" office:string-value="diff mpi01/RELAX.SimID.1.EPSA.-130.EPSB.-200.T.1273.RA.12.RB.13.NR.7551.NC.8.RhoFields.bin mpi09/RELAX.SimID.9.EPSA.-130.EPSB.-200.T.1273.RA.12.RB.13.NR.7551.NC.8.RhoFields.bin" calcext:value-type="string">
            <text:p>diff mpi01/RELAX.SimID.1.EPSA.-130.EPSB.-200.T.1273.RA.12.RB.13.NR.7551.NC.8.RhoFields.bin mpi09/RELAX.SimID.9.EPSA.-130.EPSB.-200.T.1273.RA.12.RB.13.NR.7551.NC.8.RhoFields.bin</text:p>
          </table:table-cell>
        </table:table-row>
        <table:table-row table:style-name="ro1">
          <table:table-cell table:formula="of:=[$Sheet1.E323]" office:value-type="string" office:string-value="diff mpi01/RELAX.SimID.1.EPSA.-130.EPSB.-200.T.1273.RA.12.RB.14.csv mpi09/RELAX.SimID.9.EPSA.-130.EPSB.-200.T.1273.RA.12.RB.14.csv" calcext:value-type="string">
            <text:p>diff mpi01/RELAX.SimID.1.EPSA.-130.EPSB.-200.T.1273.RA.12.RB.14.csv mpi09/RELAX.SimID.9.EPSA.-130.EPSB.-200.T.1273.RA.12.RB.14.csv</text:p>
          </table:table-cell>
        </table:table-row>
        <table:table-row table:style-name="ro1">
          <table:table-cell table:formula="of:=[$Sheet1.E324]" office:value-type="string" office:string-value="diff mpi01/RELAX.SimID.1.EPSA.-130.EPSB.-200.T.1273.RA.12.RB.14.NR.7551.NC.238.RhoFields.bin mpi09/RELAX.SimID.9.EPSA.-130.EPSB.-200.T.1273.RA.12.RB.14.NR.7551.NC.238.RhoFields.bin" calcext:value-type="string">
            <text:p>diff mpi01/RELAX.SimID.1.EPSA.-130.EPSB.-200.T.1273.RA.12.RB.14.NR.7551.NC.238.RhoFields.bin mpi09/RELAX.SimID.9.EPSA.-130.EPSB.-200.T.1273.RA.12.RB.14.NR.7551.NC.238.RhoFields.bin</text:p>
          </table:table-cell>
        </table:table-row>
        <table:table-row table:style-name="ro1">
          <table:table-cell table:formula="of:=[$Sheet1.E325]" office:value-type="string" office:string-value="diff mpi01/RELAX.SimID.1.EPSA.-130.EPSB.-200.T.1273.RA.12.RB.15.csv mpi09/RELAX.SimID.9.EPSA.-130.EPSB.-200.T.1273.RA.12.RB.15.csv" calcext:value-type="string">
            <text:p>diff mpi01/RELAX.SimID.1.EPSA.-130.EPSB.-200.T.1273.RA.12.RB.15.csv mpi09/RELAX.SimID.9.EPSA.-130.EPSB.-200.T.1273.RA.12.RB.15.csv</text:p>
          </table:table-cell>
        </table:table-row>
        <table:table-row table:style-name="ro1">
          <table:table-cell table:formula="of:=[$Sheet1.E326]" office:value-type="string" office:string-value="diff mpi01/RELAX.SimID.1.EPSA.-130.EPSB.-200.T.1273.RA.12.RB.15.NR.7551.NC.1401.RhoFields.bin mpi09/RELAX.SimID.9.EPSA.-130.EPSB.-200.T.1273.RA.12.RB.15.NR.7551.NC.1401.RhoFields.bin" calcext:value-type="string">
            <text:p>diff mpi01/RELAX.SimID.1.EPSA.-130.EPSB.-200.T.1273.RA.12.RB.15.NR.7551.NC.1401.RhoFields.bin mpi09/RELAX.SimID.9.EPSA.-130.EPSB.-200.T.1273.RA.12.RB.15.NR.7551.NC.1401.RhoFields.bin</text:p>
          </table:table-cell>
        </table:table-row>
        <table:table-row table:style-name="ro1">
          <table:table-cell table:formula="of:=[$Sheet1.E327]" office:value-type="string" office:string-value="diff mpi01/RELAX.SimID.1.EPSA.-130.EPSB.-200.T.1273.RA.12.RB.16.csv mpi09/RELAX.SimID.9.EPSA.-130.EPSB.-200.T.1273.RA.12.RB.16.csv" calcext:value-type="string">
            <text:p>diff mpi01/RELAX.SimID.1.EPSA.-130.EPSB.-200.T.1273.RA.12.RB.16.csv mpi09/RELAX.SimID.9.EPSA.-130.EPSB.-200.T.1273.RA.12.RB.16.csv</text:p>
          </table:table-cell>
        </table:table-row>
        <table:table-row table:style-name="ro1">
          <table:table-cell table:formula="of:=[$Sheet1.E328]" office:value-type="string" office:string-value="diff mpi01/RELAX.SimID.1.EPSA.-130.EPSB.-200.T.1273.RA.12.RB.16.NR.7551.NC.1401.RhoFields.bin mpi09/RELAX.SimID.9.EPSA.-130.EPSB.-200.T.1273.RA.12.RB.16.NR.7551.NC.1401.RhoFields.bin" calcext:value-type="string">
            <text:p>diff mpi01/RELAX.SimID.1.EPSA.-130.EPSB.-200.T.1273.RA.12.RB.16.NR.7551.NC.1401.RhoFields.bin mpi09/RELAX.SimID.9.EPSA.-130.EPSB.-200.T.1273.RA.12.RB.16.NR.7551.NC.1401.RhoFields.bin</text:p>
          </table:table-cell>
        </table:table-row>
        <table:table-row table:style-name="ro1">
          <table:table-cell table:formula="of:=[$Sheet1.E329]" office:value-type="string" office:string-value="diff mpi01/RELAX.SimID.1.EPSA.-130.EPSB.-200.T.1323.RA.12.RB.13.csv mpi09/RELAX.SimID.9.EPSA.-130.EPSB.-200.T.1323.RA.12.RB.13.csv" calcext:value-type="string">
            <text:p>diff mpi01/RELAX.SimID.1.EPSA.-130.EPSB.-200.T.1323.RA.12.RB.13.csv mpi09/RELAX.SimID.9.EPSA.-130.EPSB.-200.T.1323.RA.12.RB.13.csv</text:p>
          </table:table-cell>
        </table:table-row>
        <table:table-row table:style-name="ro1">
          <table:table-cell table:formula="of:=[$Sheet1.E330]" office:value-type="string" office:string-value="diff mpi01/RELAX.SimID.1.EPSA.-130.EPSB.-200.T.1323.RA.12.RB.13.NR.7551.NC.31.RhoFields.bin mpi09/RELAX.SimID.9.EPSA.-130.EPSB.-200.T.1323.RA.12.RB.13.NR.7551.NC.31.RhoFields.bin" calcext:value-type="string">
            <text:p>diff mpi01/RELAX.SimID.1.EPSA.-130.EPSB.-200.T.1323.RA.12.RB.13.NR.7551.NC.31.RhoFields.bin mpi09/RELAX.SimID.9.EPSA.-130.EPSB.-200.T.1323.RA.12.RB.13.NR.7551.NC.31.RhoFields.bin</text:p>
          </table:table-cell>
        </table:table-row>
        <table:table-row table:style-name="ro1">
          <table:table-cell table:formula="of:=[$Sheet1.E331]" office:value-type="string" office:string-value="diff mpi01/RELAX.SimID.1.EPSA.-130.EPSB.-200.T.1323.RA.12.RB.14.csv mpi09/RELAX.SimID.9.EPSA.-130.EPSB.-200.T.1323.RA.12.RB.14.csv" calcext:value-type="string">
            <text:p>diff mpi01/RELAX.SimID.1.EPSA.-130.EPSB.-200.T.1323.RA.12.RB.14.csv mpi09/RELAX.SimID.9.EPSA.-130.EPSB.-200.T.1323.RA.12.RB.14.csv</text:p>
          </table:table-cell>
        </table:table-row>
        <table:table-row table:style-name="ro1">
          <table:table-cell table:formula="of:=[$Sheet1.E332]" office:value-type="string" office:string-value="diff mpi01/RELAX.SimID.1.EPSA.-130.EPSB.-200.T.1323.RA.12.RB.14.NR.7551.NC.714.RhoFields.bin mpi09/RELAX.SimID.9.EPSA.-130.EPSB.-200.T.1323.RA.12.RB.14.NR.7551.NC.714.RhoFields.bin" calcext:value-type="string">
            <text:p>diff mpi01/RELAX.SimID.1.EPSA.-130.EPSB.-200.T.1323.RA.12.RB.14.NR.7551.NC.714.RhoFields.bin mpi09/RELAX.SimID.9.EPSA.-130.EPSB.-200.T.1323.RA.12.RB.14.NR.7551.NC.714.RhoFields.bin</text:p>
          </table:table-cell>
        </table:table-row>
        <table:table-row table:style-name="ro1">
          <table:table-cell table:formula="of:=[$Sheet1.E333]" office:value-type="string" office:string-value="diff mpi01/RELAX.SimID.1.EPSA.-130.EPSB.-200.T.1323.RA.12.RB.15.csv mpi09/RELAX.SimID.9.EPSA.-130.EPSB.-200.T.1323.RA.12.RB.15.csv" calcext:value-type="string">
            <text:p>diff mpi01/RELAX.SimID.1.EPSA.-130.EPSB.-200.T.1323.RA.12.RB.15.csv mpi09/RELAX.SimID.9.EPSA.-130.EPSB.-200.T.1323.RA.12.RB.15.csv</text:p>
          </table:table-cell>
        </table:table-row>
        <table:table-row table:style-name="ro1">
          <table:table-cell table:formula="of:=[$Sheet1.E334]" office:value-type="string" office:string-value="diff mpi01/RELAX.SimID.1.EPSA.-130.EPSB.-200.T.1323.RA.12.RB.15.NR.7551.NC.1401.RhoFields.bin mpi09/RELAX.SimID.9.EPSA.-130.EPSB.-200.T.1323.RA.12.RB.15.NR.7551.NC.1401.RhoFields.bin" calcext:value-type="string">
            <text:p>diff mpi01/RELAX.SimID.1.EPSA.-130.EPSB.-200.T.1323.RA.12.RB.15.NR.7551.NC.1401.RhoFields.bin mpi09/RELAX.SimID.9.EPSA.-130.EPSB.-200.T.1323.RA.12.RB.15.NR.7551.NC.1401.RhoFields.bin</text:p>
          </table:table-cell>
        </table:table-row>
        <table:table-row table:style-name="ro1">
          <table:table-cell table:formula="of:=[$Sheet1.E335]" office:value-type="string" office:string-value="diff mpi01/RELAX.SimID.1.EPSA.-130.EPSB.-200.T.1323.RA.12.RB.16.csv mpi09/RELAX.SimID.9.EPSA.-130.EPSB.-200.T.1323.RA.12.RB.16.csv" calcext:value-type="string">
            <text:p>diff mpi01/RELAX.SimID.1.EPSA.-130.EPSB.-200.T.1323.RA.12.RB.16.csv mpi09/RELAX.SimID.9.EPSA.-130.EPSB.-200.T.1323.RA.12.RB.16.csv</text:p>
          </table:table-cell>
        </table:table-row>
        <table:table-row table:style-name="ro1">
          <table:table-cell table:formula="of:=[$Sheet1.E336]" office:value-type="string" office:string-value="diff mpi01/RELAX.SimID.1.EPSA.-130.EPSB.-200.T.1323.RA.12.RB.16.NR.7551.NC.1401.RhoFields.bin mpi09/RELAX.SimID.9.EPSA.-130.EPSB.-200.T.1323.RA.12.RB.16.NR.7551.NC.1401.RhoFields.bin" calcext:value-type="string">
            <text:p>diff mpi01/RELAX.SimID.1.EPSA.-130.EPSB.-200.T.1323.RA.12.RB.16.NR.7551.NC.1401.RhoFields.bin mpi09/RELAX.SimID.9.EPSA.-130.EPSB.-200.T.1323.RA.12.RB.16.NR.7551.NC.1401.RhoFields.bin</text:p>
          </table:table-cell>
        </table:table-row>
        <table:table-row table:style-name="ro1">
          <table:table-cell table:formula="of:=[$Sheet1.E337]" office:value-type="string" office:string-value="diff mpi01/RELAX.SimID.1.EPSA.-130.EPSB.-200.T.1373.RA.12.RB.13.csv mpi09/RELAX.SimID.9.EPSA.-130.EPSB.-200.T.1373.RA.12.RB.13.csv" calcext:value-type="string">
            <text:p>diff mpi01/RELAX.SimID.1.EPSA.-130.EPSB.-200.T.1373.RA.12.RB.13.csv mpi09/RELAX.SimID.9.EPSA.-130.EPSB.-200.T.1373.RA.12.RB.13.csv</text:p>
          </table:table-cell>
        </table:table-row>
        <table:table-row table:style-name="ro1">
          <table:table-cell table:formula="of:=[$Sheet1.E338]" office:value-type="string" office:string-value="diff mpi01/RELAX.SimID.1.EPSA.-130.EPSB.-200.T.1373.RA.12.RB.13.NR.7551.NC.101.RhoFields.bin mpi09/RELAX.SimID.9.EPSA.-130.EPSB.-200.T.1373.RA.12.RB.13.NR.7551.NC.101.RhoFields.bin" calcext:value-type="string">
            <text:p>diff mpi01/RELAX.SimID.1.EPSA.-130.EPSB.-200.T.1373.RA.12.RB.13.NR.7551.NC.101.RhoFields.bin mpi09/RELAX.SimID.9.EPSA.-130.EPSB.-200.T.1373.RA.12.RB.13.NR.7551.NC.101.RhoFields.bin</text:p>
          </table:table-cell>
        </table:table-row>
        <table:table-row table:style-name="ro1">
          <table:table-cell table:formula="of:=[$Sheet1.E339]" office:value-type="string" office:string-value="diff mpi01/RELAX.SimID.1.EPSA.-130.EPSB.-200.T.1373.RA.12.RB.14.csv mpi09/RELAX.SimID.9.EPSA.-130.EPSB.-200.T.1373.RA.12.RB.14.csv" calcext:value-type="string">
            <text:p>diff mpi01/RELAX.SimID.1.EPSA.-130.EPSB.-200.T.1373.RA.12.RB.14.csv mpi09/RELAX.SimID.9.EPSA.-130.EPSB.-200.T.1373.RA.12.RB.14.csv</text:p>
          </table:table-cell>
        </table:table-row>
        <table:table-row table:style-name="ro1">
          <table:table-cell table:formula="of:=[$Sheet1.E340]" office:value-type="string" office:string-value="diff mpi01/RELAX.SimID.1.EPSA.-130.EPSB.-200.T.1373.RA.12.RB.14.NR.7551.NC.1401.RhoFields.bin mpi09/RELAX.SimID.9.EPSA.-130.EPSB.-200.T.1373.RA.12.RB.14.NR.7551.NC.1401.RhoFields.bin" calcext:value-type="string">
            <text:p>diff mpi01/RELAX.SimID.1.EPSA.-130.EPSB.-200.T.1373.RA.12.RB.14.NR.7551.NC.1401.RhoFields.bin mpi09/RELAX.SimID.9.EPSA.-130.EPSB.-200.T.1373.RA.12.RB.14.NR.7551.NC.1401.RhoFields.bin</text:p>
          </table:table-cell>
        </table:table-row>
        <table:table-row table:style-name="ro1">
          <table:table-cell table:formula="of:=[$Sheet1.E341]" office:value-type="string" office:string-value="diff mpi01/RELAX.SimID.1.EPSA.-130.EPSB.-200.T.1373.RA.12.RB.15.csv mpi09/RELAX.SimID.9.EPSA.-130.EPSB.-200.T.1373.RA.12.RB.15.csv" calcext:value-type="string">
            <text:p>diff mpi01/RELAX.SimID.1.EPSA.-130.EPSB.-200.T.1373.RA.12.RB.15.csv mpi09/RELAX.SimID.9.EPSA.-130.EPSB.-200.T.1373.RA.12.RB.15.csv</text:p>
          </table:table-cell>
        </table:table-row>
        <table:table-row table:style-name="ro1">
          <table:table-cell table:formula="of:=[$Sheet1.E342]" office:value-type="string" office:string-value="diff mpi01/RELAX.SimID.1.EPSA.-130.EPSB.-200.T.1373.RA.12.RB.15.NR.7551.NC.1401.RhoFields.bin mpi09/RELAX.SimID.9.EPSA.-130.EPSB.-200.T.1373.RA.12.RB.15.NR.7551.NC.1401.RhoFields.bin" calcext:value-type="string">
            <text:p>diff mpi01/RELAX.SimID.1.EPSA.-130.EPSB.-200.T.1373.RA.12.RB.15.NR.7551.NC.1401.RhoFields.bin mpi09/RELAX.SimID.9.EPSA.-130.EPSB.-200.T.1373.RA.12.RB.15.NR.7551.NC.1401.RhoFields.bin</text:p>
          </table:table-cell>
        </table:table-row>
        <table:table-row table:style-name="ro1">
          <table:table-cell table:formula="of:=[$Sheet1.E343]" office:value-type="string" office:string-value="diff mpi01/RELAX.SimID.1.EPSA.-130.EPSB.-200.T.1373.RA.12.RB.16.csv mpi09/RELAX.SimID.9.EPSA.-130.EPSB.-200.T.1373.RA.12.RB.16.csv" calcext:value-type="string">
            <text:p>diff mpi01/RELAX.SimID.1.EPSA.-130.EPSB.-200.T.1373.RA.12.RB.16.csv mpi09/RELAX.SimID.9.EPSA.-130.EPSB.-200.T.1373.RA.12.RB.16.csv</text:p>
          </table:table-cell>
        </table:table-row>
        <table:table-row table:style-name="ro1">
          <table:table-cell table:formula="of:=[$Sheet1.E344]" office:value-type="string" office:string-value="diff mpi01/RELAX.SimID.1.EPSA.-130.EPSB.-200.T.1373.RA.12.RB.16.NR.7551.NC.1401.RhoFields.bin mpi09/RELAX.SimID.9.EPSA.-130.EPSB.-200.T.1373.RA.12.RB.16.NR.7551.NC.1401.RhoFields.bin" calcext:value-type="string">
            <text:p>diff mpi01/RELAX.SimID.1.EPSA.-130.EPSB.-200.T.1373.RA.12.RB.16.NR.7551.NC.1401.RhoFields.bin mpi09/RELAX.SimID.9.EPSA.-130.EPSB.-200.T.1373.RA.12.RB.16.NR.7551.NC.1401.RhoFields.bin</text:p>
          </table:table-cell>
        </table:table-row>
        <table:table-row table:style-name="ro1">
          <table:table-cell table:formula="of:=[$Sheet1.E345]" office:value-type="string" office:string-value="diff mpi01/RELAX.SimID.1.EPSA.-130.EPSB.-200.T.1423.RA.12.RB.13.csv mpi09/RELAX.SimID.9.EPSA.-130.EPSB.-200.T.1423.RA.12.RB.13.csv" calcext:value-type="string">
            <text:p>diff mpi01/RELAX.SimID.1.EPSA.-130.EPSB.-200.T.1423.RA.12.RB.13.csv mpi09/RELAX.SimID.9.EPSA.-130.EPSB.-200.T.1423.RA.12.RB.13.csv</text:p>
          </table:table-cell>
        </table:table-row>
        <table:table-row table:style-name="ro1">
          <table:table-cell table:formula="of:=[$Sheet1.E346]" office:value-type="string" office:string-value="diff mpi01/RELAX.SimID.1.EPSA.-130.EPSB.-200.T.1423.RA.12.RB.13.NR.7551.NC.258.RhoFields.bin mpi09/RELAX.SimID.9.EPSA.-130.EPSB.-200.T.1423.RA.12.RB.13.NR.7551.NC.258.RhoFields.bin" calcext:value-type="string">
            <text:p>diff mpi01/RELAX.SimID.1.EPSA.-130.EPSB.-200.T.1423.RA.12.RB.13.NR.7551.NC.258.RhoFields.bin mpi09/RELAX.SimID.9.EPSA.-130.EPSB.-200.T.1423.RA.12.RB.13.NR.7551.NC.258.RhoFields.bin</text:p>
          </table:table-cell>
        </table:table-row>
        <table:table-row table:style-name="ro1">
          <table:table-cell table:formula="of:=[$Sheet1.E347]" office:value-type="string" office:string-value="diff mpi01/RELAX.SimID.1.EPSA.-130.EPSB.-200.T.1423.RA.12.RB.14.csv mpi09/RELAX.SimID.9.EPSA.-130.EPSB.-200.T.1423.RA.12.RB.14.csv" calcext:value-type="string">
            <text:p>diff mpi01/RELAX.SimID.1.EPSA.-130.EPSB.-200.T.1423.RA.12.RB.14.csv mpi09/RELAX.SimID.9.EPSA.-130.EPSB.-200.T.1423.RA.12.RB.14.csv</text:p>
          </table:table-cell>
        </table:table-row>
        <table:table-row table:style-name="ro1">
          <table:table-cell table:formula="of:=[$Sheet1.E348]" office:value-type="string" office:string-value="diff mpi01/RELAX.SimID.1.EPSA.-130.EPSB.-200.T.1423.RA.12.RB.14.NR.7551.NC.1401.RhoFields.bin mpi09/RELAX.SimID.9.EPSA.-130.EPSB.-200.T.1423.RA.12.RB.14.NR.7551.NC.1401.RhoFields.bin" calcext:value-type="string">
            <text:p>diff mpi01/RELAX.SimID.1.EPSA.-130.EPSB.-200.T.1423.RA.12.RB.14.NR.7551.NC.1401.RhoFields.bin mpi09/RELAX.SimID.9.EPSA.-130.EPSB.-200.T.1423.RA.12.RB.14.NR.7551.NC.1401.RhoFields.bin</text:p>
          </table:table-cell>
        </table:table-row>
        <table:table-row table:style-name="ro1">
          <table:table-cell table:formula="of:=[$Sheet1.E349]" office:value-type="string" office:string-value="diff mpi01/RELAX.SimID.1.EPSA.-130.EPSB.-200.T.1423.RA.12.RB.15.csv mpi09/RELAX.SimID.9.EPSA.-130.EPSB.-200.T.1423.RA.12.RB.15.csv" calcext:value-type="string">
            <text:p>diff mpi01/RELAX.SimID.1.EPSA.-130.EPSB.-200.T.1423.RA.12.RB.15.csv mpi09/RELAX.SimID.9.EPSA.-130.EPSB.-200.T.1423.RA.12.RB.15.csv</text:p>
          </table:table-cell>
        </table:table-row>
        <table:table-row table:style-name="ro1">
          <table:table-cell table:formula="of:=[$Sheet1.E350]" office:value-type="string" office:string-value="diff mpi01/RELAX.SimID.1.EPSA.-130.EPSB.-200.T.1423.RA.12.RB.15.NR.7551.NC.1401.RhoFields.bin mpi09/RELAX.SimID.9.EPSA.-130.EPSB.-200.T.1423.RA.12.RB.15.NR.7551.NC.1401.RhoFields.bin" calcext:value-type="string">
            <text:p>diff mpi01/RELAX.SimID.1.EPSA.-130.EPSB.-200.T.1423.RA.12.RB.15.NR.7551.NC.1401.RhoFields.bin mpi09/RELAX.SimID.9.EPSA.-130.EPSB.-200.T.1423.RA.12.RB.15.NR.7551.NC.1401.RhoFields.bin</text:p>
          </table:table-cell>
        </table:table-row>
        <table:table-row table:style-name="ro1">
          <table:table-cell table:formula="of:=[$Sheet1.E351]" office:value-type="string" office:string-value="diff mpi01/RELAX.SimID.1.EPSA.-130.EPSB.-200.T.1423.RA.12.RB.16.csv mpi09/RELAX.SimID.9.EPSA.-130.EPSB.-200.T.1423.RA.12.RB.16.csv" calcext:value-type="string">
            <text:p>diff mpi01/RELAX.SimID.1.EPSA.-130.EPSB.-200.T.1423.RA.12.RB.16.csv mpi09/RELAX.SimID.9.EPSA.-130.EPSB.-200.T.1423.RA.12.RB.16.csv</text:p>
          </table:table-cell>
        </table:table-row>
        <table:table-row table:style-name="ro1">
          <table:table-cell table:formula="of:=[$Sheet1.E352]" office:value-type="string" office:string-value="diff mpi01/RELAX.SimID.1.EPSA.-130.EPSB.-200.T.1423.RA.12.RB.16.NR.7551.NC.1401.RhoFields.bin mpi09/RELAX.SimID.9.EPSA.-130.EPSB.-200.T.1423.RA.12.RB.16.NR.7551.NC.1401.RhoFields.bin" calcext:value-type="string">
            <text:p>diff mpi01/RELAX.SimID.1.EPSA.-130.EPSB.-200.T.1423.RA.12.RB.16.NR.7551.NC.1401.RhoFields.bin mpi09/RELAX.SimID.9.EPSA.-130.EPSB.-200.T.1423.RA.12.RB.16.NR.7551.NC.1401.RhoFields.bin</text:p>
          </table:table-cell>
        </table:table-row>
        <table:table-row table:style-name="ro1">
          <table:table-cell table:formula="of:=[$Sheet1.E353]" office:value-type="string" office:string-value="diff mpi01/RELAX.SimID.1.EPSA.-130.EPSB.-200.T.1473.RA.12.RB.13.csv mpi09/RELAX.SimID.9.EPSA.-130.EPSB.-200.T.1473.RA.12.RB.13.csv" calcext:value-type="string">
            <text:p>diff mpi01/RELAX.SimID.1.EPSA.-130.EPSB.-200.T.1473.RA.12.RB.13.csv mpi09/RELAX.SimID.9.EPSA.-130.EPSB.-200.T.1473.RA.12.RB.13.csv</text:p>
          </table:table-cell>
        </table:table-row>
        <table:table-row table:style-name="ro1">
          <table:table-cell table:formula="of:=[$Sheet1.E354]" office:value-type="string" office:string-value="diff mpi01/RELAX.SimID.1.EPSA.-130.EPSB.-200.T.1473.RA.12.RB.13.NR.7551.NC.577.RhoFields.bin mpi09/RELAX.SimID.9.EPSA.-130.EPSB.-200.T.1473.RA.12.RB.13.NR.7551.NC.577.RhoFields.bin" calcext:value-type="string">
            <text:p>diff mpi01/RELAX.SimID.1.EPSA.-130.EPSB.-200.T.1473.RA.12.RB.13.NR.7551.NC.577.RhoFields.bin mpi09/RELAX.SimID.9.EPSA.-130.EPSB.-200.T.1473.RA.12.RB.13.NR.7551.NC.577.RhoFields.bin</text:p>
          </table:table-cell>
        </table:table-row>
        <table:table-row table:style-name="ro1">
          <table:table-cell table:formula="of:=[$Sheet1.E355]" office:value-type="string" office:string-value="diff mpi01/RELAX.SimID.1.EPSA.-130.EPSB.-200.T.1473.RA.12.RB.14.csv mpi09/RELAX.SimID.9.EPSA.-130.EPSB.-200.T.1473.RA.12.RB.14.csv" calcext:value-type="string">
            <text:p>diff mpi01/RELAX.SimID.1.EPSA.-130.EPSB.-200.T.1473.RA.12.RB.14.csv mpi09/RELAX.SimID.9.EPSA.-130.EPSB.-200.T.1473.RA.12.RB.14.csv</text:p>
          </table:table-cell>
        </table:table-row>
        <table:table-row table:style-name="ro1">
          <table:table-cell table:formula="of:=[$Sheet1.E356]" office:value-type="string" office:string-value="diff mpi01/RELAX.SimID.1.EPSA.-130.EPSB.-200.T.1473.RA.12.RB.14.NR.7551.NC.1401.RhoFields.bin mpi09/RELAX.SimID.9.EPSA.-130.EPSB.-200.T.1473.RA.12.RB.14.NR.7551.NC.1401.RhoFields.bin" calcext:value-type="string">
            <text:p>diff mpi01/RELAX.SimID.1.EPSA.-130.EPSB.-200.T.1473.RA.12.RB.14.NR.7551.NC.1401.RhoFields.bin mpi09/RELAX.SimID.9.EPSA.-130.EPSB.-200.T.1473.RA.12.RB.14.NR.7551.NC.1401.RhoFields.bin</text:p>
          </table:table-cell>
        </table:table-row>
        <table:table-row table:style-name="ro1">
          <table:table-cell table:formula="of:=[$Sheet1.E357]" office:value-type="string" office:string-value="diff mpi01/RELAX.SimID.1.EPSA.-130.EPSB.-200.T.1473.RA.12.RB.15.csv mpi09/RELAX.SimID.9.EPSA.-130.EPSB.-200.T.1473.RA.12.RB.15.csv" calcext:value-type="string">
            <text:p>diff mpi01/RELAX.SimID.1.EPSA.-130.EPSB.-200.T.1473.RA.12.RB.15.csv mpi09/RELAX.SimID.9.EPSA.-130.EPSB.-200.T.1473.RA.12.RB.15.csv</text:p>
          </table:table-cell>
        </table:table-row>
        <table:table-row table:style-name="ro1">
          <table:table-cell table:formula="of:=[$Sheet1.E358]" office:value-type="string" office:string-value="diff mpi01/RELAX.SimID.1.EPSA.-130.EPSB.-200.T.1473.RA.12.RB.15.NR.7551.NC.1401.RhoFields.bin mpi09/RELAX.SimID.9.EPSA.-130.EPSB.-200.T.1473.RA.12.RB.15.NR.7551.NC.1401.RhoFields.bin" calcext:value-type="string">
            <text:p>diff mpi01/RELAX.SimID.1.EPSA.-130.EPSB.-200.T.1473.RA.12.RB.15.NR.7551.NC.1401.RhoFields.bin mpi09/RELAX.SimID.9.EPSA.-130.EPSB.-200.T.1473.RA.12.RB.15.NR.7551.NC.1401.RhoFields.bin</text:p>
          </table:table-cell>
        </table:table-row>
        <table:table-row table:style-name="ro1">
          <table:table-cell table:formula="of:=[$Sheet1.E359]" office:value-type="string" office:string-value="diff mpi01/RELAX.SimID.1.EPSA.-130.EPSB.-200.T.1473.RA.12.RB.16.csv mpi09/RELAX.SimID.9.EPSA.-130.EPSB.-200.T.1473.RA.12.RB.16.csv" calcext:value-type="string">
            <text:p>diff mpi01/RELAX.SimID.1.EPSA.-130.EPSB.-200.T.1473.RA.12.RB.16.csv mpi09/RELAX.SimID.9.EPSA.-130.EPSB.-200.T.1473.RA.12.RB.16.csv</text:p>
          </table:table-cell>
        </table:table-row>
        <table:table-row table:style-name="ro1">
          <table:table-cell table:formula="of:=[$Sheet1.E360]" office:value-type="string" office:string-value="diff mpi01/RELAX.SimID.1.EPSA.-130.EPSB.-200.T.1473.RA.12.RB.16.NR.7551.NC.1401.RhoFields.bin mpi09/RELAX.SimID.9.EPSA.-130.EPSB.-200.T.1473.RA.12.RB.16.NR.7551.NC.1401.RhoFields.bin" calcext:value-type="string">
            <text:p>diff mpi01/RELAX.SimID.1.EPSA.-130.EPSB.-200.T.1473.RA.12.RB.16.NR.7551.NC.1401.RhoFields.bin mpi09/RELAX.SimID.9.EPSA.-130.EPSB.-200.T.1473.RA.12.RB.16.NR.7551.NC.1401.RhoFields.bin</text:p>
          </table:table-cell>
        </table:table-row>
        <table:table-row table:style-name="ro1">
          <table:table-cell table:formula="of:=[$Sheet1.E361]" office:value-type="string" office:string-value="diff mpi01/RELAX.SimID.1.EPSA.169.EPSB.100.T.1073.RA.12.RB.13.csv mpi09/RELAX.SimID.9.EPSA.169.EPSB.100.T.1073.RA.12.RB.13.csv" calcext:value-type="string">
            <text:p>diff mpi01/RELAX.SimID.1.EPSA.169.EPSB.100.T.1073.RA.12.RB.13.csv mpi09/RELAX.SimID.9.EPSA.169.EPSB.100.T.1073.RA.12.RB.13.csv</text:p>
          </table:table-cell>
        </table:table-row>
        <table:table-row table:style-name="ro1">
          <table:table-cell table:formula="of:=[$Sheet1.E362]" office:value-type="string" office:string-value="diff mpi01/RELAX.SimID.1.EPSA.169.EPSB.100.T.1073.RA.12.RB.13.NR.7551.NC.1.RhoFields.bin mpi09/RELAX.SimID.9.EPSA.169.EPSB.100.T.1073.RA.12.RB.13.NR.7551.NC.1.RhoFields.bin" calcext:value-type="string">
            <text:p>diff mpi01/RELAX.SimID.1.EPSA.169.EPSB.100.T.1073.RA.12.RB.13.NR.7551.NC.1.RhoFields.bin mpi09/RELAX.SimID.9.EPSA.169.EPSB.100.T.1073.RA.12.RB.13.NR.7551.NC.1.RhoFields.bin</text:p>
          </table:table-cell>
        </table:table-row>
        <table:table-row table:style-name="ro1">
          <table:table-cell table:formula="of:=[$Sheet1.E363]" office:value-type="string" office:string-value="diff mpi01/RELAX.SimID.1.EPSA.169.EPSB.100.T.1073.RA.12.RB.14.csv mpi09/RELAX.SimID.9.EPSA.169.EPSB.100.T.1073.RA.12.RB.14.csv" calcext:value-type="string">
            <text:p>diff mpi01/RELAX.SimID.1.EPSA.169.EPSB.100.T.1073.RA.12.RB.14.csv mpi09/RELAX.SimID.9.EPSA.169.EPSB.100.T.1073.RA.12.RB.14.csv</text:p>
          </table:table-cell>
        </table:table-row>
        <table:table-row table:style-name="ro1">
          <table:table-cell table:formula="of:=[$Sheet1.E364]" office:value-type="string" office:string-value="diff mpi01/RELAX.SimID.1.EPSA.169.EPSB.100.T.1073.RA.12.RB.14.NR.7551.NC.1.RhoFields.bin mpi09/RELAX.SimID.9.EPSA.169.EPSB.100.T.1073.RA.12.RB.14.NR.7551.NC.1.RhoFields.bin" calcext:value-type="string">
            <text:p>diff mpi01/RELAX.SimID.1.EPSA.169.EPSB.100.T.1073.RA.12.RB.14.NR.7551.NC.1.RhoFields.bin mpi09/RELAX.SimID.9.EPSA.169.EPSB.100.T.1073.RA.12.RB.14.NR.7551.NC.1.RhoFields.bin</text:p>
          </table:table-cell>
        </table:table-row>
        <table:table-row table:style-name="ro1">
          <table:table-cell table:formula="of:=[$Sheet1.E365]" office:value-type="string" office:string-value="diff mpi01/RELAX.SimID.1.EPSA.169.EPSB.100.T.1073.RA.12.RB.15.csv mpi09/RELAX.SimID.9.EPSA.169.EPSB.100.T.1073.RA.12.RB.15.csv" calcext:value-type="string">
            <text:p>diff mpi01/RELAX.SimID.1.EPSA.169.EPSB.100.T.1073.RA.12.RB.15.csv mpi09/RELAX.SimID.9.EPSA.169.EPSB.100.T.1073.RA.12.RB.15.csv</text:p>
          </table:table-cell>
        </table:table-row>
        <table:table-row table:style-name="ro1">
          <table:table-cell table:formula="of:=[$Sheet1.E366]" office:value-type="string" office:string-value="diff mpi01/RELAX.SimID.1.EPSA.169.EPSB.100.T.1073.RA.12.RB.15.NR.7551.NC.1.RhoFields.bin mpi09/RELAX.SimID.9.EPSA.169.EPSB.100.T.1073.RA.12.RB.15.NR.7551.NC.1.RhoFields.bin" calcext:value-type="string">
            <text:p>diff mpi01/RELAX.SimID.1.EPSA.169.EPSB.100.T.1073.RA.12.RB.15.NR.7551.NC.1.RhoFields.bin mpi09/RELAX.SimID.9.EPSA.169.EPSB.100.T.1073.RA.12.RB.15.NR.7551.NC.1.RhoFields.bin</text:p>
          </table:table-cell>
        </table:table-row>
        <table:table-row table:style-name="ro1">
          <table:table-cell table:formula="of:=[$Sheet1.E367]" office:value-type="string" office:string-value="diff mpi01/RELAX.SimID.1.EPSA.169.EPSB.100.T.1073.RA.12.RB.16.csv mpi09/RELAX.SimID.9.EPSA.169.EPSB.100.T.1073.RA.12.RB.16.csv" calcext:value-type="string">
            <text:p>diff mpi01/RELAX.SimID.1.EPSA.169.EPSB.100.T.1073.RA.12.RB.16.csv mpi09/RELAX.SimID.9.EPSA.169.EPSB.100.T.1073.RA.12.RB.16.csv</text:p>
          </table:table-cell>
        </table:table-row>
        <table:table-row table:style-name="ro1">
          <table:table-cell table:formula="of:=[$Sheet1.E368]" office:value-type="string" office:string-value="diff mpi01/RELAX.SimID.1.EPSA.169.EPSB.100.T.1073.RA.12.RB.16.NR.7551.NC.1.RhoFields.bin mpi09/RELAX.SimID.9.EPSA.169.EPSB.100.T.1073.RA.12.RB.16.NR.7551.NC.1.RhoFields.bin" calcext:value-type="string">
            <text:p>diff mpi01/RELAX.SimID.1.EPSA.169.EPSB.100.T.1073.RA.12.RB.16.NR.7551.NC.1.RhoFields.bin mpi09/RELAX.SimID.9.EPSA.169.EPSB.100.T.1073.RA.12.RB.16.NR.7551.NC.1.RhoFields.bin</text:p>
          </table:table-cell>
        </table:table-row>
        <table:table-row table:style-name="ro1">
          <table:table-cell table:formula="of:=[$Sheet1.E369]" office:value-type="string" office:string-value="diff mpi01/RELAX.SimID.1.EPSA.169.EPSB.100.T.1123.RA.12.RB.13.csv mpi09/RELAX.SimID.9.EPSA.169.EPSB.100.T.1123.RA.12.RB.13.csv" calcext:value-type="string">
            <text:p>diff mpi01/RELAX.SimID.1.EPSA.169.EPSB.100.T.1123.RA.12.RB.13.csv mpi09/RELAX.SimID.9.EPSA.169.EPSB.100.T.1123.RA.12.RB.13.csv</text:p>
          </table:table-cell>
        </table:table-row>
        <table:table-row table:style-name="ro1">
          <table:table-cell table:formula="of:=[$Sheet1.E370]" office:value-type="string" office:string-value="diff mpi01/RELAX.SimID.1.EPSA.169.EPSB.100.T.1123.RA.12.RB.13.NR.7551.NC.1.RhoFields.bin mpi09/RELAX.SimID.9.EPSA.169.EPSB.100.T.1123.RA.12.RB.13.NR.7551.NC.1.RhoFields.bin" calcext:value-type="string">
            <text:p>diff mpi01/RELAX.SimID.1.EPSA.169.EPSB.100.T.1123.RA.12.RB.13.NR.7551.NC.1.RhoFields.bin mpi09/RELAX.SimID.9.EPSA.169.EPSB.100.T.1123.RA.12.RB.13.NR.7551.NC.1.RhoFields.bin</text:p>
          </table:table-cell>
        </table:table-row>
        <table:table-row table:style-name="ro1">
          <table:table-cell table:formula="of:=[$Sheet1.E371]" office:value-type="string" office:string-value="diff mpi01/RELAX.SimID.1.EPSA.169.EPSB.100.T.1123.RA.12.RB.14.csv mpi09/RELAX.SimID.9.EPSA.169.EPSB.100.T.1123.RA.12.RB.14.csv" calcext:value-type="string">
            <text:p>diff mpi01/RELAX.SimID.1.EPSA.169.EPSB.100.T.1123.RA.12.RB.14.csv mpi09/RELAX.SimID.9.EPSA.169.EPSB.100.T.1123.RA.12.RB.14.csv</text:p>
          </table:table-cell>
        </table:table-row>
        <table:table-row table:style-name="ro1">
          <table:table-cell table:formula="of:=[$Sheet1.E372]" office:value-type="string" office:string-value="diff mpi01/RELAX.SimID.1.EPSA.169.EPSB.100.T.1123.RA.12.RB.14.NR.7551.NC.1.RhoFields.bin mpi09/RELAX.SimID.9.EPSA.169.EPSB.100.T.1123.RA.12.RB.14.NR.7551.NC.1.RhoFields.bin" calcext:value-type="string">
            <text:p>diff mpi01/RELAX.SimID.1.EPSA.169.EPSB.100.T.1123.RA.12.RB.14.NR.7551.NC.1.RhoFields.bin mpi09/RELAX.SimID.9.EPSA.169.EPSB.100.T.1123.RA.12.RB.14.NR.7551.NC.1.RhoFields.bin</text:p>
          </table:table-cell>
        </table:table-row>
        <table:table-row table:style-name="ro1">
          <table:table-cell table:formula="of:=[$Sheet1.E373]" office:value-type="string" office:string-value="diff mpi01/RELAX.SimID.1.EPSA.169.EPSB.100.T.1123.RA.12.RB.15.csv mpi09/RELAX.SimID.9.EPSA.169.EPSB.100.T.1123.RA.12.RB.15.csv" calcext:value-type="string">
            <text:p>diff mpi01/RELAX.SimID.1.EPSA.169.EPSB.100.T.1123.RA.12.RB.15.csv mpi09/RELAX.SimID.9.EPSA.169.EPSB.100.T.1123.RA.12.RB.15.csv</text:p>
          </table:table-cell>
        </table:table-row>
        <table:table-row table:style-name="ro1">
          <table:table-cell table:formula="of:=[$Sheet1.E374]" office:value-type="string" office:string-value="diff mpi01/RELAX.SimID.1.EPSA.169.EPSB.100.T.1123.RA.12.RB.15.NR.7551.NC.1.RhoFields.bin mpi09/RELAX.SimID.9.EPSA.169.EPSB.100.T.1123.RA.12.RB.15.NR.7551.NC.1.RhoFields.bin" calcext:value-type="string">
            <text:p>diff mpi01/RELAX.SimID.1.EPSA.169.EPSB.100.T.1123.RA.12.RB.15.NR.7551.NC.1.RhoFields.bin mpi09/RELAX.SimID.9.EPSA.169.EPSB.100.T.1123.RA.12.RB.15.NR.7551.NC.1.RhoFields.bin</text:p>
          </table:table-cell>
        </table:table-row>
        <table:table-row table:style-name="ro1">
          <table:table-cell table:formula="of:=[$Sheet1.E375]" office:value-type="string" office:string-value="diff mpi01/RELAX.SimID.1.EPSA.169.EPSB.100.T.1123.RA.12.RB.16.csv mpi09/RELAX.SimID.9.EPSA.169.EPSB.100.T.1123.RA.12.RB.16.csv" calcext:value-type="string">
            <text:p>diff mpi01/RELAX.SimID.1.EPSA.169.EPSB.100.T.1123.RA.12.RB.16.csv mpi09/RELAX.SimID.9.EPSA.169.EPSB.100.T.1123.RA.12.RB.16.csv</text:p>
          </table:table-cell>
        </table:table-row>
        <table:table-row table:style-name="ro1">
          <table:table-cell table:formula="of:=[$Sheet1.E376]" office:value-type="string" office:string-value="diff mpi01/RELAX.SimID.1.EPSA.169.EPSB.100.T.1123.RA.12.RB.16.NR.7551.NC.3.RhoFields.bin mpi09/RELAX.SimID.9.EPSA.169.EPSB.100.T.1123.RA.12.RB.16.NR.7551.NC.3.RhoFields.bin" calcext:value-type="string">
            <text:p>diff mpi01/RELAX.SimID.1.EPSA.169.EPSB.100.T.1123.RA.12.RB.16.NR.7551.NC.3.RhoFields.bin mpi09/RELAX.SimID.9.EPSA.169.EPSB.100.T.1123.RA.12.RB.16.NR.7551.NC.3.RhoFields.bin</text:p>
          </table:table-cell>
        </table:table-row>
        <table:table-row table:style-name="ro1">
          <table:table-cell table:formula="of:=[$Sheet1.E377]" office:value-type="string" office:string-value="diff mpi01/RELAX.SimID.1.EPSA.169.EPSB.100.T.1173.RA.12.RB.13.csv mpi09/RELAX.SimID.9.EPSA.169.EPSB.100.T.1173.RA.12.RB.13.csv" calcext:value-type="string">
            <text:p>diff mpi01/RELAX.SimID.1.EPSA.169.EPSB.100.T.1173.RA.12.RB.13.csv mpi09/RELAX.SimID.9.EPSA.169.EPSB.100.T.1173.RA.12.RB.13.csv</text:p>
          </table:table-cell>
        </table:table-row>
        <table:table-row table:style-name="ro1">
          <table:table-cell table:formula="of:=[$Sheet1.E378]" office:value-type="string" office:string-value="diff mpi01/RELAX.SimID.1.EPSA.169.EPSB.100.T.1173.RA.12.RB.13.NR.7551.NC.1.RhoFields.bin mpi09/RELAX.SimID.9.EPSA.169.EPSB.100.T.1173.RA.12.RB.13.NR.7551.NC.1.RhoFields.bin" calcext:value-type="string">
            <text:p>diff mpi01/RELAX.SimID.1.EPSA.169.EPSB.100.T.1173.RA.12.RB.13.NR.7551.NC.1.RhoFields.bin mpi09/RELAX.SimID.9.EPSA.169.EPSB.100.T.1173.RA.12.RB.13.NR.7551.NC.1.RhoFields.bin</text:p>
          </table:table-cell>
        </table:table-row>
        <table:table-row table:style-name="ro1">
          <table:table-cell table:formula="of:=[$Sheet1.E379]" office:value-type="string" office:string-value="diff mpi01/RELAX.SimID.1.EPSA.169.EPSB.100.T.1173.RA.12.RB.14.csv mpi09/RELAX.SimID.9.EPSA.169.EPSB.100.T.1173.RA.12.RB.14.csv" calcext:value-type="string">
            <text:p>diff mpi01/RELAX.SimID.1.EPSA.169.EPSB.100.T.1173.RA.12.RB.14.csv mpi09/RELAX.SimID.9.EPSA.169.EPSB.100.T.1173.RA.12.RB.14.csv</text:p>
          </table:table-cell>
        </table:table-row>
        <table:table-row table:style-name="ro1">
          <table:table-cell table:formula="of:=[$Sheet1.E380]" office:value-type="string" office:string-value="diff mpi01/RELAX.SimID.1.EPSA.169.EPSB.100.T.1173.RA.12.RB.14.NR.7551.NC.1.RhoFields.bin mpi09/RELAX.SimID.9.EPSA.169.EPSB.100.T.1173.RA.12.RB.14.NR.7551.NC.1.RhoFields.bin" calcext:value-type="string">
            <text:p>diff mpi01/RELAX.SimID.1.EPSA.169.EPSB.100.T.1173.RA.12.RB.14.NR.7551.NC.1.RhoFields.bin mpi09/RELAX.SimID.9.EPSA.169.EPSB.100.T.1173.RA.12.RB.14.NR.7551.NC.1.RhoFields.bin</text:p>
          </table:table-cell>
        </table:table-row>
        <table:table-row table:style-name="ro1">
          <table:table-cell table:formula="of:=[$Sheet1.E381]" office:value-type="string" office:string-value="diff mpi01/RELAX.SimID.1.EPSA.169.EPSB.100.T.1173.RA.12.RB.15.csv mpi09/RELAX.SimID.9.EPSA.169.EPSB.100.T.1173.RA.12.RB.15.csv" calcext:value-type="string">
            <text:p>diff mpi01/RELAX.SimID.1.EPSA.169.EPSB.100.T.1173.RA.12.RB.15.csv mpi09/RELAX.SimID.9.EPSA.169.EPSB.100.T.1173.RA.12.RB.15.csv</text:p>
          </table:table-cell>
        </table:table-row>
        <table:table-row table:style-name="ro1">
          <table:table-cell table:formula="of:=[$Sheet1.E382]" office:value-type="string" office:string-value="diff mpi01/RELAX.SimID.1.EPSA.169.EPSB.100.T.1173.RA.12.RB.15.NR.7551.NC.1.RhoFields.bin mpi09/RELAX.SimID.9.EPSA.169.EPSB.100.T.1173.RA.12.RB.15.NR.7551.NC.1.RhoFields.bin" calcext:value-type="string">
            <text:p>diff mpi01/RELAX.SimID.1.EPSA.169.EPSB.100.T.1173.RA.12.RB.15.NR.7551.NC.1.RhoFields.bin mpi09/RELAX.SimID.9.EPSA.169.EPSB.100.T.1173.RA.12.RB.15.NR.7551.NC.1.RhoFields.bin</text:p>
          </table:table-cell>
        </table:table-row>
        <table:table-row table:style-name="ro1">
          <table:table-cell table:formula="of:=[$Sheet1.E383]" office:value-type="string" office:string-value="diff mpi01/RELAX.SimID.1.EPSA.169.EPSB.100.T.1173.RA.12.RB.16.csv mpi09/RELAX.SimID.9.EPSA.169.EPSB.100.T.1173.RA.12.RB.16.csv" calcext:value-type="string">
            <text:p>diff mpi01/RELAX.SimID.1.EPSA.169.EPSB.100.T.1173.RA.12.RB.16.csv mpi09/RELAX.SimID.9.EPSA.169.EPSB.100.T.1173.RA.12.RB.16.csv</text:p>
          </table:table-cell>
        </table:table-row>
        <table:table-row table:style-name="ro1">
          <table:table-cell table:formula="of:=[$Sheet1.E384]" office:value-type="string" office:string-value="diff mpi01/RELAX.SimID.1.EPSA.169.EPSB.100.T.1173.RA.12.RB.16.NR.7551.NC.15.RhoFields.bin mpi09/RELAX.SimID.9.EPSA.169.EPSB.100.T.1173.RA.12.RB.16.NR.7551.NC.15.RhoFields.bin" calcext:value-type="string">
            <text:p>diff mpi01/RELAX.SimID.1.EPSA.169.EPSB.100.T.1173.RA.12.RB.16.NR.7551.NC.15.RhoFields.bin mpi09/RELAX.SimID.9.EPSA.169.EPSB.100.T.1173.RA.12.RB.16.NR.7551.NC.15.RhoFields.bin</text:p>
          </table:table-cell>
        </table:table-row>
        <table:table-row table:style-name="ro1">
          <table:table-cell table:formula="of:=[$Sheet1.E385]" office:value-type="string" office:string-value="diff mpi01/RELAX.SimID.1.EPSA.169.EPSB.100.T.1223.RA.12.RB.13.csv mpi09/RELAX.SimID.9.EPSA.169.EPSB.100.T.1223.RA.12.RB.13.csv" calcext:value-type="string">
            <text:p>diff mpi01/RELAX.SimID.1.EPSA.169.EPSB.100.T.1223.RA.12.RB.13.csv mpi09/RELAX.SimID.9.EPSA.169.EPSB.100.T.1223.RA.12.RB.13.csv</text:p>
          </table:table-cell>
        </table:table-row>
        <table:table-row table:style-name="ro1">
          <table:table-cell table:formula="of:=[$Sheet1.E386]" office:value-type="string" office:string-value="diff mpi01/RELAX.SimID.1.EPSA.169.EPSB.100.T.1223.RA.12.RB.13.NR.7551.NC.1.RhoFields.bin mpi09/RELAX.SimID.9.EPSA.169.EPSB.100.T.1223.RA.12.RB.13.NR.7551.NC.1.RhoFields.bin" calcext:value-type="string">
            <text:p>diff mpi01/RELAX.SimID.1.EPSA.169.EPSB.100.T.1223.RA.12.RB.13.NR.7551.NC.1.RhoFields.bin mpi09/RELAX.SimID.9.EPSA.169.EPSB.100.T.1223.RA.12.RB.13.NR.7551.NC.1.RhoFields.bin</text:p>
          </table:table-cell>
        </table:table-row>
        <table:table-row table:style-name="ro1">
          <table:table-cell table:formula="of:=[$Sheet1.E387]" office:value-type="string" office:string-value="diff mpi01/RELAX.SimID.1.EPSA.169.EPSB.100.T.1223.RA.12.RB.14.csv mpi09/RELAX.SimID.9.EPSA.169.EPSB.100.T.1223.RA.12.RB.14.csv" calcext:value-type="string">
            <text:p>diff mpi01/RELAX.SimID.1.EPSA.169.EPSB.100.T.1223.RA.12.RB.14.csv mpi09/RELAX.SimID.9.EPSA.169.EPSB.100.T.1223.RA.12.RB.14.csv</text:p>
          </table:table-cell>
        </table:table-row>
        <table:table-row table:style-name="ro1">
          <table:table-cell table:formula="of:=[$Sheet1.E388]" office:value-type="string" office:string-value="diff mpi01/RELAX.SimID.1.EPSA.169.EPSB.100.T.1223.RA.12.RB.14.NR.7551.NC.1.RhoFields.bin mpi09/RELAX.SimID.9.EPSA.169.EPSB.100.T.1223.RA.12.RB.14.NR.7551.NC.1.RhoFields.bin" calcext:value-type="string">
            <text:p>diff mpi01/RELAX.SimID.1.EPSA.169.EPSB.100.T.1223.RA.12.RB.14.NR.7551.NC.1.RhoFields.bin mpi09/RELAX.SimID.9.EPSA.169.EPSB.100.T.1223.RA.12.RB.14.NR.7551.NC.1.RhoFields.bin</text:p>
          </table:table-cell>
        </table:table-row>
        <table:table-row table:style-name="ro1">
          <table:table-cell table:formula="of:=[$Sheet1.E389]" office:value-type="string" office:string-value="diff mpi01/RELAX.SimID.1.EPSA.169.EPSB.100.T.1223.RA.12.RB.15.csv mpi09/RELAX.SimID.9.EPSA.169.EPSB.100.T.1223.RA.12.RB.15.csv" calcext:value-type="string">
            <text:p>diff mpi01/RELAX.SimID.1.EPSA.169.EPSB.100.T.1223.RA.12.RB.15.csv mpi09/RELAX.SimID.9.EPSA.169.EPSB.100.T.1223.RA.12.RB.15.csv</text:p>
          </table:table-cell>
        </table:table-row>
        <table:table-row table:style-name="ro1">
          <table:table-cell table:formula="of:=[$Sheet1.E390]" office:value-type="string" office:string-value="diff mpi01/RELAX.SimID.1.EPSA.169.EPSB.100.T.1223.RA.12.RB.15.NR.7551.NC.3.RhoFields.bin mpi09/RELAX.SimID.9.EPSA.169.EPSB.100.T.1223.RA.12.RB.15.NR.7551.NC.3.RhoFields.bin" calcext:value-type="string">
            <text:p>diff mpi01/RELAX.SimID.1.EPSA.169.EPSB.100.T.1223.RA.12.RB.15.NR.7551.NC.3.RhoFields.bin mpi09/RELAX.SimID.9.EPSA.169.EPSB.100.T.1223.RA.12.RB.15.NR.7551.NC.3.RhoFields.bin</text:p>
          </table:table-cell>
        </table:table-row>
        <table:table-row table:style-name="ro1">
          <table:table-cell table:formula="of:=[$Sheet1.E391]" office:value-type="string" office:string-value="diff mpi01/RELAX.SimID.1.EPSA.169.EPSB.100.T.1223.RA.12.RB.16.csv mpi09/RELAX.SimID.9.EPSA.169.EPSB.100.T.1223.RA.12.RB.16.csv" calcext:value-type="string">
            <text:p>diff mpi01/RELAX.SimID.1.EPSA.169.EPSB.100.T.1223.RA.12.RB.16.csv mpi09/RELAX.SimID.9.EPSA.169.EPSB.100.T.1223.RA.12.RB.16.csv</text:p>
          </table:table-cell>
        </table:table-row>
        <table:table-row table:style-name="ro1">
          <table:table-cell table:formula="of:=[$Sheet1.E392]" office:value-type="string" office:string-value="diff mpi01/RELAX.SimID.1.EPSA.169.EPSB.100.T.1223.RA.12.RB.16.NR.7551.NC.76.RhoFields.bin mpi09/RELAX.SimID.9.EPSA.169.EPSB.100.T.1223.RA.12.RB.16.NR.7551.NC.76.RhoFields.bin" calcext:value-type="string">
            <text:p>diff mpi01/RELAX.SimID.1.EPSA.169.EPSB.100.T.1223.RA.12.RB.16.NR.7551.NC.76.RhoFields.bin mpi09/RELAX.SimID.9.EPSA.169.EPSB.100.T.1223.RA.12.RB.16.NR.7551.NC.76.RhoFields.bin</text:p>
          </table:table-cell>
        </table:table-row>
        <table:table-row table:style-name="ro1">
          <table:table-cell table:formula="of:=[$Sheet1.E393]" office:value-type="string" office:string-value="diff mpi01/RELAX.SimID.1.EPSA.169.EPSB.100.T.1273.RA.12.RB.13.csv mpi09/RELAX.SimID.9.EPSA.169.EPSB.100.T.1273.RA.12.RB.13.csv" calcext:value-type="string">
            <text:p>diff mpi01/RELAX.SimID.1.EPSA.169.EPSB.100.T.1273.RA.12.RB.13.csv mpi09/RELAX.SimID.9.EPSA.169.EPSB.100.T.1273.RA.12.RB.13.csv</text:p>
          </table:table-cell>
        </table:table-row>
        <table:table-row table:style-name="ro1">
          <table:table-cell table:formula="of:=[$Sheet1.E394]" office:value-type="string" office:string-value="diff mpi01/RELAX.SimID.1.EPSA.169.EPSB.100.T.1273.RA.12.RB.13.NR.7551.NC.1.RhoFields.bin mpi09/RELAX.SimID.9.EPSA.169.EPSB.100.T.1273.RA.12.RB.13.NR.7551.NC.1.RhoFields.bin" calcext:value-type="string">
            <text:p>diff mpi01/RELAX.SimID.1.EPSA.169.EPSB.100.T.1273.RA.12.RB.13.NR.7551.NC.1.RhoFields.bin mpi09/RELAX.SimID.9.EPSA.169.EPSB.100.T.1273.RA.12.RB.13.NR.7551.NC.1.RhoFields.bin</text:p>
          </table:table-cell>
        </table:table-row>
        <table:table-row table:style-name="ro1">
          <table:table-cell table:formula="of:=[$Sheet1.E395]" office:value-type="string" office:string-value="diff mpi01/RELAX.SimID.1.EPSA.169.EPSB.100.T.1273.RA.12.RB.14.csv mpi09/RELAX.SimID.9.EPSA.169.EPSB.100.T.1273.RA.12.RB.14.csv" calcext:value-type="string">
            <text:p>diff mpi01/RELAX.SimID.1.EPSA.169.EPSB.100.T.1273.RA.12.RB.14.csv mpi09/RELAX.SimID.9.EPSA.169.EPSB.100.T.1273.RA.12.RB.14.csv</text:p>
          </table:table-cell>
        </table:table-row>
        <table:table-row table:style-name="ro1">
          <table:table-cell table:formula="of:=[$Sheet1.E396]" office:value-type="string" office:string-value="diff mpi01/RELAX.SimID.1.EPSA.169.EPSB.100.T.1273.RA.12.RB.14.NR.7551.NC.1.RhoFields.bin mpi09/RELAX.SimID.9.EPSA.169.EPSB.100.T.1273.RA.12.RB.14.NR.7551.NC.1.RhoFields.bin" calcext:value-type="string">
            <text:p>diff mpi01/RELAX.SimID.1.EPSA.169.EPSB.100.T.1273.RA.12.RB.14.NR.7551.NC.1.RhoFields.bin mpi09/RELAX.SimID.9.EPSA.169.EPSB.100.T.1273.RA.12.RB.14.NR.7551.NC.1.RhoFields.bin</text:p>
          </table:table-cell>
        </table:table-row>
        <table:table-row table:style-name="ro1">
          <table:table-cell table:formula="of:=[$Sheet1.E397]" office:value-type="string" office:string-value="diff mpi01/RELAX.SimID.1.EPSA.169.EPSB.100.T.1273.RA.12.RB.15.csv mpi09/RELAX.SimID.9.EPSA.169.EPSB.100.T.1273.RA.12.RB.15.csv" calcext:value-type="string">
            <text:p>diff mpi01/RELAX.SimID.1.EPSA.169.EPSB.100.T.1273.RA.12.RB.15.csv mpi09/RELAX.SimID.9.EPSA.169.EPSB.100.T.1273.RA.12.RB.15.csv</text:p>
          </table:table-cell>
        </table:table-row>
        <table:table-row table:style-name="ro1">
          <table:table-cell table:formula="of:=[$Sheet1.E398]" office:value-type="string" office:string-value="diff mpi01/RELAX.SimID.1.EPSA.169.EPSB.100.T.1273.RA.12.RB.15.NR.7551.NC.14.RhoFields.bin mpi09/RELAX.SimID.9.EPSA.169.EPSB.100.T.1273.RA.12.RB.15.NR.7551.NC.14.RhoFields.bin" calcext:value-type="string">
            <text:p>diff mpi01/RELAX.SimID.1.EPSA.169.EPSB.100.T.1273.RA.12.RB.15.NR.7551.NC.14.RhoFields.bin mpi09/RELAX.SimID.9.EPSA.169.EPSB.100.T.1273.RA.12.RB.15.NR.7551.NC.14.RhoFields.bin</text:p>
          </table:table-cell>
        </table:table-row>
        <table:table-row table:style-name="ro1">
          <table:table-cell table:formula="of:=[$Sheet1.E399]" office:value-type="string" office:string-value="diff mpi01/RELAX.SimID.1.EPSA.169.EPSB.100.T.1273.RA.12.RB.16.csv mpi09/RELAX.SimID.9.EPSA.169.EPSB.100.T.1273.RA.12.RB.16.csv" calcext:value-type="string">
            <text:p>diff mpi01/RELAX.SimID.1.EPSA.169.EPSB.100.T.1273.RA.12.RB.16.csv mpi09/RELAX.SimID.9.EPSA.169.EPSB.100.T.1273.RA.12.RB.16.csv</text:p>
          </table:table-cell>
        </table:table-row>
        <table:table-row table:style-name="ro1">
          <table:table-cell table:formula="of:=[$Sheet1.E400]" office:value-type="string" office:string-value="diff mpi01/RELAX.SimID.1.EPSA.169.EPSB.100.T.1273.RA.12.RB.16.NR.7551.NC.275.RhoFields.bin mpi09/RELAX.SimID.9.EPSA.169.EPSB.100.T.1273.RA.12.RB.16.NR.7551.NC.275.RhoFields.bin" calcext:value-type="string">
            <text:p>diff mpi01/RELAX.SimID.1.EPSA.169.EPSB.100.T.1273.RA.12.RB.16.NR.7551.NC.275.RhoFields.bin mpi09/RELAX.SimID.9.EPSA.169.EPSB.100.T.1273.RA.12.RB.16.NR.7551.NC.275.RhoFields.bin</text:p>
          </table:table-cell>
        </table:table-row>
        <table:table-row table:style-name="ro1">
          <table:table-cell table:formula="of:=[$Sheet1.E401]" office:value-type="string" office:string-value="diff mpi01/RELAX.SimID.1.EPSA.169.EPSB.100.T.1323.RA.12.RB.13.csv mpi09/RELAX.SimID.9.EPSA.169.EPSB.100.T.1323.RA.12.RB.13.csv" calcext:value-type="string">
            <text:p>diff mpi01/RELAX.SimID.1.EPSA.169.EPSB.100.T.1323.RA.12.RB.13.csv mpi09/RELAX.SimID.9.EPSA.169.EPSB.100.T.1323.RA.12.RB.13.csv</text:p>
          </table:table-cell>
        </table:table-row>
        <table:table-row table:style-name="ro1">
          <table:table-cell table:formula="of:=[$Sheet1.E402]" office:value-type="string" office:string-value="diff mpi01/RELAX.SimID.1.EPSA.169.EPSB.100.T.1323.RA.12.RB.13.NR.7551.NC.1.RhoFields.bin mpi09/RELAX.SimID.9.EPSA.169.EPSB.100.T.1323.RA.12.RB.13.NR.7551.NC.1.RhoFields.bin" calcext:value-type="string">
            <text:p>diff mpi01/RELAX.SimID.1.EPSA.169.EPSB.100.T.1323.RA.12.RB.13.NR.7551.NC.1.RhoFields.bin mpi09/RELAX.SimID.9.EPSA.169.EPSB.100.T.1323.RA.12.RB.13.NR.7551.NC.1.RhoFields.bin</text:p>
          </table:table-cell>
        </table:table-row>
        <table:table-row table:style-name="ro1">
          <table:table-cell table:formula="of:=[$Sheet1.E403]" office:value-type="string" office:string-value="diff mpi01/RELAX.SimID.1.EPSA.169.EPSB.100.T.1323.RA.12.RB.14.csv mpi09/RELAX.SimID.9.EPSA.169.EPSB.100.T.1323.RA.12.RB.14.csv" calcext:value-type="string">
            <text:p>diff mpi01/RELAX.SimID.1.EPSA.169.EPSB.100.T.1323.RA.12.RB.14.csv mpi09/RELAX.SimID.9.EPSA.169.EPSB.100.T.1323.RA.12.RB.14.csv</text:p>
          </table:table-cell>
        </table:table-row>
        <table:table-row table:style-name="ro1">
          <table:table-cell table:formula="of:=[$Sheet1.E404]" office:value-type="string" office:string-value="diff mpi01/RELAX.SimID.1.EPSA.169.EPSB.100.T.1323.RA.12.RB.14.NR.7551.NC.2.RhoFields.bin mpi09/RELAX.SimID.9.EPSA.169.EPSB.100.T.1323.RA.12.RB.14.NR.7551.NC.2.RhoFields.bin" calcext:value-type="string">
            <text:p>diff mpi01/RELAX.SimID.1.EPSA.169.EPSB.100.T.1323.RA.12.RB.14.NR.7551.NC.2.RhoFields.bin mpi09/RELAX.SimID.9.EPSA.169.EPSB.100.T.1323.RA.12.RB.14.NR.7551.NC.2.RhoFields.bin</text:p>
          </table:table-cell>
        </table:table-row>
        <table:table-row table:style-name="ro1">
          <table:table-cell table:formula="of:=[$Sheet1.E405]" office:value-type="string" office:string-value="diff mpi01/RELAX.SimID.1.EPSA.169.EPSB.100.T.1323.RA.12.RB.15.csv mpi09/RELAX.SimID.9.EPSA.169.EPSB.100.T.1323.RA.12.RB.15.csv" calcext:value-type="string">
            <text:p>diff mpi01/RELAX.SimID.1.EPSA.169.EPSB.100.T.1323.RA.12.RB.15.csv mpi09/RELAX.SimID.9.EPSA.169.EPSB.100.T.1323.RA.12.RB.15.csv</text:p>
          </table:table-cell>
        </table:table-row>
        <table:table-row table:style-name="ro1">
          <table:table-cell table:formula="of:=[$Sheet1.E406]" office:value-type="string" office:string-value="diff mpi01/RELAX.SimID.1.EPSA.169.EPSB.100.T.1323.RA.12.RB.15.NR.7551.NC.55.RhoFields.bin mpi09/RELAX.SimID.9.EPSA.169.EPSB.100.T.1323.RA.12.RB.15.NR.7551.NC.55.RhoFields.bin" calcext:value-type="string">
            <text:p>diff mpi01/RELAX.SimID.1.EPSA.169.EPSB.100.T.1323.RA.12.RB.15.NR.7551.NC.55.RhoFields.bin mpi09/RELAX.SimID.9.EPSA.169.EPSB.100.T.1323.RA.12.RB.15.NR.7551.NC.55.RhoFields.bin</text:p>
          </table:table-cell>
        </table:table-row>
        <table:table-row table:style-name="ro1">
          <table:table-cell table:formula="of:=[$Sheet1.E407]" office:value-type="string" office:string-value="diff mpi01/RELAX.SimID.1.EPSA.169.EPSB.100.T.1323.RA.12.RB.16.csv mpi09/RELAX.SimID.9.EPSA.169.EPSB.100.T.1323.RA.12.RB.16.csv" calcext:value-type="string">
            <text:p>diff mpi01/RELAX.SimID.1.EPSA.169.EPSB.100.T.1323.RA.12.RB.16.csv mpi09/RELAX.SimID.9.EPSA.169.EPSB.100.T.1323.RA.12.RB.16.csv</text:p>
          </table:table-cell>
        </table:table-row>
        <table:table-row table:style-name="ro1">
          <table:table-cell table:formula="of:=[$Sheet1.E408]" office:value-type="string" office:string-value="diff mpi01/RELAX.SimID.1.EPSA.169.EPSB.100.T.1323.RA.12.RB.16.NR.7551.NC.856.RhoFields.bin mpi09/RELAX.SimID.9.EPSA.169.EPSB.100.T.1323.RA.12.RB.16.NR.7551.NC.856.RhoFields.bin" calcext:value-type="string">
            <text:p>diff mpi01/RELAX.SimID.1.EPSA.169.EPSB.100.T.1323.RA.12.RB.16.NR.7551.NC.856.RhoFields.bin mpi09/RELAX.SimID.9.EPSA.169.EPSB.100.T.1323.RA.12.RB.16.NR.7551.NC.856.RhoFields.bin</text:p>
          </table:table-cell>
        </table:table-row>
        <table:table-row table:style-name="ro1">
          <table:table-cell table:formula="of:=[$Sheet1.E409]" office:value-type="string" office:string-value="diff mpi01/RELAX.SimID.1.EPSA.169.EPSB.100.T.1373.RA.12.RB.13.csv mpi09/RELAX.SimID.9.EPSA.169.EPSB.100.T.1373.RA.12.RB.13.csv" calcext:value-type="string">
            <text:p>diff mpi01/RELAX.SimID.1.EPSA.169.EPSB.100.T.1373.RA.12.RB.13.csv mpi09/RELAX.SimID.9.EPSA.169.EPSB.100.T.1373.RA.12.RB.13.csv</text:p>
          </table:table-cell>
        </table:table-row>
        <table:table-row table:style-name="ro1">
          <table:table-cell table:formula="of:=[$Sheet1.E410]" office:value-type="string" office:string-value="diff mpi01/RELAX.SimID.1.EPSA.169.EPSB.100.T.1373.RA.12.RB.13.NR.7551.NC.1.RhoFields.bin mpi09/RELAX.SimID.9.EPSA.169.EPSB.100.T.1373.RA.12.RB.13.NR.7551.NC.1.RhoFields.bin" calcext:value-type="string">
            <text:p>diff mpi01/RELAX.SimID.1.EPSA.169.EPSB.100.T.1373.RA.12.RB.13.NR.7551.NC.1.RhoFields.bin mpi09/RELAX.SimID.9.EPSA.169.EPSB.100.T.1373.RA.12.RB.13.NR.7551.NC.1.RhoFields.bin</text:p>
          </table:table-cell>
        </table:table-row>
        <table:table-row table:style-name="ro1">
          <table:table-cell table:formula="of:=[$Sheet1.E411]" office:value-type="string" office:string-value="diff mpi01/RELAX.SimID.1.EPSA.169.EPSB.100.T.1373.RA.12.RB.14.csv mpi09/RELAX.SimID.9.EPSA.169.EPSB.100.T.1373.RA.12.RB.14.csv" calcext:value-type="string">
            <text:p>diff mpi01/RELAX.SimID.1.EPSA.169.EPSB.100.T.1373.RA.12.RB.14.csv mpi09/RELAX.SimID.9.EPSA.169.EPSB.100.T.1373.RA.12.RB.14.csv</text:p>
          </table:table-cell>
        </table:table-row>
        <table:table-row table:style-name="ro1">
          <table:table-cell table:formula="of:=[$Sheet1.E412]" office:value-type="string" office:string-value="diff mpi01/RELAX.SimID.1.EPSA.169.EPSB.100.T.1373.RA.12.RB.14.NR.7551.NC.7.RhoFields.bin mpi09/RELAX.SimID.9.EPSA.169.EPSB.100.T.1373.RA.12.RB.14.NR.7551.NC.7.RhoFields.bin" calcext:value-type="string">
            <text:p>diff mpi01/RELAX.SimID.1.EPSA.169.EPSB.100.T.1373.RA.12.RB.14.NR.7551.NC.7.RhoFields.bin mpi09/RELAX.SimID.9.EPSA.169.EPSB.100.T.1373.RA.12.RB.14.NR.7551.NC.7.RhoFields.bin</text:p>
          </table:table-cell>
        </table:table-row>
        <table:table-row table:style-name="ro1">
          <table:table-cell table:formula="of:=[$Sheet1.E413]" office:value-type="string" office:string-value="diff mpi01/RELAX.SimID.1.EPSA.169.EPSB.100.T.1373.RA.12.RB.15.csv mpi09/RELAX.SimID.9.EPSA.169.EPSB.100.T.1373.RA.12.RB.15.csv" calcext:value-type="string">
            <text:p>diff mpi01/RELAX.SimID.1.EPSA.169.EPSB.100.T.1373.RA.12.RB.15.csv mpi09/RELAX.SimID.9.EPSA.169.EPSB.100.T.1373.RA.12.RB.15.csv</text:p>
          </table:table-cell>
        </table:table-row>
        <table:table-row table:style-name="ro1">
          <table:table-cell table:formula="of:=[$Sheet1.E414]" office:value-type="string" office:string-value="diff mpi01/RELAX.SimID.1.EPSA.169.EPSB.100.T.1373.RA.12.RB.15.NR.7551.NC.174.RhoFields.bin mpi09/RELAX.SimID.9.EPSA.169.EPSB.100.T.1373.RA.12.RB.15.NR.7551.NC.174.RhoFields.bin" calcext:value-type="string">
            <text:p>diff mpi01/RELAX.SimID.1.EPSA.169.EPSB.100.T.1373.RA.12.RB.15.NR.7551.NC.174.RhoFields.bin mpi09/RELAX.SimID.9.EPSA.169.EPSB.100.T.1373.RA.12.RB.15.NR.7551.NC.174.RhoFields.bin</text:p>
          </table:table-cell>
        </table:table-row>
        <table:table-row table:style-name="ro1">
          <table:table-cell table:formula="of:=[$Sheet1.E415]" office:value-type="string" office:string-value="diff mpi01/RELAX.SimID.1.EPSA.169.EPSB.100.T.1373.RA.12.RB.16.csv mpi09/RELAX.SimID.9.EPSA.169.EPSB.100.T.1373.RA.12.RB.16.csv" calcext:value-type="string">
            <text:p>diff mpi01/RELAX.SimID.1.EPSA.169.EPSB.100.T.1373.RA.12.RB.16.csv mpi09/RELAX.SimID.9.EPSA.169.EPSB.100.T.1373.RA.12.RB.16.csv</text:p>
          </table:table-cell>
        </table:table-row>
        <table:table-row table:style-name="ro1">
          <table:table-cell table:formula="of:=[$Sheet1.E416]" office:value-type="string" office:string-value="diff mpi01/RELAX.SimID.1.EPSA.169.EPSB.100.T.1373.RA.12.RB.16.NR.7551.NC.1401.RhoFields.bin mpi09/RELAX.SimID.9.EPSA.169.EPSB.100.T.1373.RA.12.RB.16.NR.7551.NC.1401.RhoFields.bin" calcext:value-type="string">
            <text:p>diff mpi01/RELAX.SimID.1.EPSA.169.EPSB.100.T.1373.RA.12.RB.16.NR.7551.NC.1401.RhoFields.bin mpi09/RELAX.SimID.9.EPSA.169.EPSB.100.T.1373.RA.12.RB.16.NR.7551.NC.1401.RhoFields.bin</text:p>
          </table:table-cell>
        </table:table-row>
        <table:table-row table:style-name="ro1">
          <table:table-cell table:formula="of:=[$Sheet1.E417]" office:value-type="string" office:string-value="diff mpi01/RELAX.SimID.1.EPSA.169.EPSB.100.T.1423.RA.12.RB.13.csv mpi09/RELAX.SimID.9.EPSA.169.EPSB.100.T.1423.RA.12.RB.13.csv" calcext:value-type="string">
            <text:p>diff mpi01/RELAX.SimID.1.EPSA.169.EPSB.100.T.1423.RA.12.RB.13.csv mpi09/RELAX.SimID.9.EPSA.169.EPSB.100.T.1423.RA.12.RB.13.csv</text:p>
          </table:table-cell>
        </table:table-row>
        <table:table-row table:style-name="ro1">
          <table:table-cell table:formula="of:=[$Sheet1.E418]" office:value-type="string" office:string-value="diff mpi01/RELAX.SimID.1.EPSA.169.EPSB.100.T.1423.RA.12.RB.13.NR.7551.NC.1.RhoFields.bin mpi09/RELAX.SimID.9.EPSA.169.EPSB.100.T.1423.RA.12.RB.13.NR.7551.NC.1.RhoFields.bin" calcext:value-type="string">
            <text:p>diff mpi01/RELAX.SimID.1.EPSA.169.EPSB.100.T.1423.RA.12.RB.13.NR.7551.NC.1.RhoFields.bin mpi09/RELAX.SimID.9.EPSA.169.EPSB.100.T.1423.RA.12.RB.13.NR.7551.NC.1.RhoFields.bin</text:p>
          </table:table-cell>
        </table:table-row>
        <table:table-row table:style-name="ro1">
          <table:table-cell table:formula="of:=[$Sheet1.E419]" office:value-type="string" office:string-value="diff mpi01/RELAX.SimID.1.EPSA.169.EPSB.100.T.1423.RA.12.RB.14.csv mpi09/RELAX.SimID.9.EPSA.169.EPSB.100.T.1423.RA.12.RB.14.csv" calcext:value-type="string">
            <text:p>diff mpi01/RELAX.SimID.1.EPSA.169.EPSB.100.T.1423.RA.12.RB.14.csv mpi09/RELAX.SimID.9.EPSA.169.EPSB.100.T.1423.RA.12.RB.14.csv</text:p>
          </table:table-cell>
        </table:table-row>
        <table:table-row table:style-name="ro1">
          <table:table-cell table:formula="of:=[$Sheet1.E420]" office:value-type="string" office:string-value="diff mpi01/RELAX.SimID.1.EPSA.169.EPSB.100.T.1423.RA.12.RB.14.NR.7551.NC.24.RhoFields.bin mpi09/RELAX.SimID.9.EPSA.169.EPSB.100.T.1423.RA.12.RB.14.NR.7551.NC.24.RhoFields.bin" calcext:value-type="string">
            <text:p>diff mpi01/RELAX.SimID.1.EPSA.169.EPSB.100.T.1423.RA.12.RB.14.NR.7551.NC.24.RhoFields.bin mpi09/RELAX.SimID.9.EPSA.169.EPSB.100.T.1423.RA.12.RB.14.NR.7551.NC.24.RhoFields.bin</text:p>
          </table:table-cell>
        </table:table-row>
        <table:table-row table:style-name="ro1">
          <table:table-cell table:formula="of:=[$Sheet1.E421]" office:value-type="string" office:string-value="diff mpi01/RELAX.SimID.1.EPSA.169.EPSB.100.T.1423.RA.12.RB.15.csv mpi09/RELAX.SimID.9.EPSA.169.EPSB.100.T.1423.RA.12.RB.15.csv" calcext:value-type="string">
            <text:p>diff mpi01/RELAX.SimID.1.EPSA.169.EPSB.100.T.1423.RA.12.RB.15.csv mpi09/RELAX.SimID.9.EPSA.169.EPSB.100.T.1423.RA.12.RB.15.csv</text:p>
          </table:table-cell>
        </table:table-row>
        <table:table-row table:style-name="ro1">
          <table:table-cell table:formula="of:=[$Sheet1.E422]" office:value-type="string" office:string-value="diff mpi01/RELAX.SimID.1.EPSA.169.EPSB.100.T.1423.RA.12.RB.15.NR.7551.NC.452.RhoFields.bin mpi09/RELAX.SimID.9.EPSA.169.EPSB.100.T.1423.RA.12.RB.15.NR.7551.NC.452.RhoFields.bin" calcext:value-type="string">
            <text:p>diff mpi01/RELAX.SimID.1.EPSA.169.EPSB.100.T.1423.RA.12.RB.15.NR.7551.NC.452.RhoFields.bin mpi09/RELAX.SimID.9.EPSA.169.EPSB.100.T.1423.RA.12.RB.15.NR.7551.NC.452.RhoFields.bin</text:p>
          </table:table-cell>
        </table:table-row>
        <table:table-row table:style-name="ro1">
          <table:table-cell table:formula="of:=[$Sheet1.E423]" office:value-type="string" office:string-value="diff mpi01/RELAX.SimID.1.EPSA.169.EPSB.100.T.1423.RA.12.RB.16.csv mpi09/RELAX.SimID.9.EPSA.169.EPSB.100.T.1423.RA.12.RB.16.csv" calcext:value-type="string">
            <text:p>diff mpi01/RELAX.SimID.1.EPSA.169.EPSB.100.T.1423.RA.12.RB.16.csv mpi09/RELAX.SimID.9.EPSA.169.EPSB.100.T.1423.RA.12.RB.16.csv</text:p>
          </table:table-cell>
        </table:table-row>
        <table:table-row table:style-name="ro1">
          <table:table-cell table:formula="of:=[$Sheet1.E424]" office:value-type="string" office:string-value="diff mpi01/RELAX.SimID.1.EPSA.169.EPSB.100.T.1423.RA.12.RB.16.NR.7551.NC.1401.RhoFields.bin mpi09/RELAX.SimID.9.EPSA.169.EPSB.100.T.1423.RA.12.RB.16.NR.7551.NC.1401.RhoFields.bin" calcext:value-type="string">
            <text:p>diff mpi01/RELAX.SimID.1.EPSA.169.EPSB.100.T.1423.RA.12.RB.16.NR.7551.NC.1401.RhoFields.bin mpi09/RELAX.SimID.9.EPSA.169.EPSB.100.T.1423.RA.12.RB.16.NR.7551.NC.1401.RhoFields.bin</text:p>
          </table:table-cell>
        </table:table-row>
        <table:table-row table:style-name="ro1">
          <table:table-cell table:formula="of:=[$Sheet1.E425]" office:value-type="string" office:string-value="diff mpi01/RELAX.SimID.1.EPSA.169.EPSB.100.T.1473.RA.12.RB.13.csv mpi09/RELAX.SimID.9.EPSA.169.EPSB.100.T.1473.RA.12.RB.13.csv" calcext:value-type="string">
            <text:p>diff mpi01/RELAX.SimID.1.EPSA.169.EPSB.100.T.1473.RA.12.RB.13.csv mpi09/RELAX.SimID.9.EPSA.169.EPSB.100.T.1473.RA.12.RB.13.csv</text:p>
          </table:table-cell>
        </table:table-row>
        <table:table-row table:style-name="ro1">
          <table:table-cell table:formula="of:=[$Sheet1.E426]" office:value-type="string" office:string-value="diff mpi01/RELAX.SimID.1.EPSA.169.EPSB.100.T.1473.RA.12.RB.13.NR.7551.NC.2.RhoFields.bin mpi09/RELAX.SimID.9.EPSA.169.EPSB.100.T.1473.RA.12.RB.13.NR.7551.NC.2.RhoFields.bin" calcext:value-type="string">
            <text:p>diff mpi01/RELAX.SimID.1.EPSA.169.EPSB.100.T.1473.RA.12.RB.13.NR.7551.NC.2.RhoFields.bin mpi09/RELAX.SimID.9.EPSA.169.EPSB.100.T.1473.RA.12.RB.13.NR.7551.NC.2.RhoFields.bin</text:p>
          </table:table-cell>
        </table:table-row>
        <table:table-row table:style-name="ro1">
          <table:table-cell table:formula="of:=[$Sheet1.E427]" office:value-type="string" office:string-value="diff mpi01/RELAX.SimID.1.EPSA.169.EPSB.100.T.1473.RA.12.RB.14.csv mpi09/RELAX.SimID.9.EPSA.169.EPSB.100.T.1473.RA.12.RB.14.csv" calcext:value-type="string">
            <text:p>diff mpi01/RELAX.SimID.1.EPSA.169.EPSB.100.T.1473.RA.12.RB.14.csv mpi09/RELAX.SimID.9.EPSA.169.EPSB.100.T.1473.RA.12.RB.14.csv</text:p>
          </table:table-cell>
        </table:table-row>
        <table:table-row table:style-name="ro1">
          <table:table-cell table:formula="of:=[$Sheet1.E428]" office:value-type="string" office:string-value="diff mpi01/RELAX.SimID.1.EPSA.169.EPSB.100.T.1473.RA.12.RB.14.NR.7551.NC.71.RhoFields.bin mpi09/RELAX.SimID.9.EPSA.169.EPSB.100.T.1473.RA.12.RB.14.NR.7551.NC.71.RhoFields.bin" calcext:value-type="string">
            <text:p>diff mpi01/RELAX.SimID.1.EPSA.169.EPSB.100.T.1473.RA.12.RB.14.NR.7551.NC.71.RhoFields.bin mpi09/RELAX.SimID.9.EPSA.169.EPSB.100.T.1473.RA.12.RB.14.NR.7551.NC.71.RhoFields.bin</text:p>
          </table:table-cell>
        </table:table-row>
        <table:table-row table:style-name="ro1">
          <table:table-cell table:formula="of:=[$Sheet1.E429]" office:value-type="string" office:string-value="diff mpi01/RELAX.SimID.1.EPSA.169.EPSB.100.T.1473.RA.12.RB.15.csv mpi09/RELAX.SimID.9.EPSA.169.EPSB.100.T.1473.RA.12.RB.15.csv" calcext:value-type="string">
            <text:p>diff mpi01/RELAX.SimID.1.EPSA.169.EPSB.100.T.1473.RA.12.RB.15.csv mpi09/RELAX.SimID.9.EPSA.169.EPSB.100.T.1473.RA.12.RB.15.csv</text:p>
          </table:table-cell>
        </table:table-row>
        <table:table-row table:style-name="ro1">
          <table:table-cell table:formula="of:=[$Sheet1.E430]" office:value-type="string" office:string-value="diff mpi01/RELAX.SimID.1.EPSA.169.EPSB.100.T.1473.RA.12.RB.15.NR.7551.NC.1179.RhoFields.bin mpi09/RELAX.SimID.9.EPSA.169.EPSB.100.T.1473.RA.12.RB.15.NR.7551.NC.1179.RhoFields.bin" calcext:value-type="string">
            <text:p>diff mpi01/RELAX.SimID.1.EPSA.169.EPSB.100.T.1473.RA.12.RB.15.NR.7551.NC.1179.RhoFields.bin mpi09/RELAX.SimID.9.EPSA.169.EPSB.100.T.1473.RA.12.RB.15.NR.7551.NC.1179.RhoFields.bin</text:p>
          </table:table-cell>
        </table:table-row>
        <table:table-row table:style-name="ro1">
          <table:table-cell table:formula="of:=[$Sheet1.E431]" office:value-type="string" office:string-value="diff mpi01/RELAX.SimID.1.EPSA.169.EPSB.100.T.1473.RA.12.RB.16.csv mpi09/RELAX.SimID.9.EPSA.169.EPSB.100.T.1473.RA.12.RB.16.csv" calcext:value-type="string">
            <text:p>diff mpi01/RELAX.SimID.1.EPSA.169.EPSB.100.T.1473.RA.12.RB.16.csv mpi09/RELAX.SimID.9.EPSA.169.EPSB.100.T.1473.RA.12.RB.16.csv</text:p>
          </table:table-cell>
        </table:table-row>
        <table:table-row table:style-name="ro1">
          <table:table-cell table:formula="of:=[$Sheet1.E432]" office:value-type="string" office:string-value="diff mpi01/RELAX.SimID.1.EPSA.169.EPSB.100.T.1473.RA.12.RB.16.NR.7551.NC.1401.RhoFields.bin mpi09/RELAX.SimID.9.EPSA.169.EPSB.100.T.1473.RA.12.RB.16.NR.7551.NC.1401.RhoFields.bin" calcext:value-type="string">
            <text:p>diff mpi01/RELAX.SimID.1.EPSA.169.EPSB.100.T.1473.RA.12.RB.16.NR.7551.NC.1401.RhoFields.bin mpi09/RELAX.SimID.9.EPSA.169.EPSB.100.T.1473.RA.12.RB.16.NR.7551.NC.1401.RhoFields.bin</text:p>
          </table:table-cell>
        </table:table-row>
        <table:table-row table:style-name="ro1">
          <table:table-cell table:formula="of:=[$Sheet1.E433]" office:value-type="string" office:string-value="diff mpi01/RELAX.SimID.1.EPSA.-169.EPSB.-200.T.1073.RA.12.RB.13.csv mpi09/RELAX.SimID.9.EPSA.-169.EPSB.-200.T.1073.RA.12.RB.13.csv" calcext:value-type="string">
            <text:p>diff mpi01/RELAX.SimID.1.EPSA.-169.EPSB.-200.T.1073.RA.12.RB.13.csv mpi09/RELAX.SimID.9.EPSA.-169.EPSB.-200.T.1073.RA.12.RB.13.csv</text:p>
          </table:table-cell>
        </table:table-row>
        <table:table-row table:style-name="ro1">
          <table:table-cell table:formula="of:=[$Sheet1.E434]" office:value-type="string" office:string-value="diff mpi01/RELAX.SimID.1.EPSA.-169.EPSB.-200.T.1073.RA.12.RB.13.NR.7551.NC.1.RhoFields.bin mpi09/RELAX.SimID.9.EPSA.-169.EPSB.-200.T.1073.RA.12.RB.13.NR.7551.NC.1.RhoFields.bin" calcext:value-type="string">
            <text:p>diff mpi01/RELAX.SimID.1.EPSA.-169.EPSB.-200.T.1073.RA.12.RB.13.NR.7551.NC.1.RhoFields.bin mpi09/RELAX.SimID.9.EPSA.-169.EPSB.-200.T.1073.RA.12.RB.13.NR.7551.NC.1.RhoFields.bin</text:p>
          </table:table-cell>
        </table:table-row>
        <table:table-row table:style-name="ro1">
          <table:table-cell table:formula="of:=[$Sheet1.E435]" office:value-type="string" office:string-value="diff mpi01/RELAX.SimID.1.EPSA.-169.EPSB.-200.T.1073.RA.12.RB.14.csv mpi09/RELAX.SimID.9.EPSA.-169.EPSB.-200.T.1073.RA.12.RB.14.csv" calcext:value-type="string">
            <text:p>diff mpi01/RELAX.SimID.1.EPSA.-169.EPSB.-200.T.1073.RA.12.RB.14.csv mpi09/RELAX.SimID.9.EPSA.-169.EPSB.-200.T.1073.RA.12.RB.14.csv</text:p>
          </table:table-cell>
        </table:table-row>
        <table:table-row table:style-name="ro1">
          <table:table-cell table:formula="of:=[$Sheet1.E436]" office:value-type="string" office:string-value="diff mpi01/RELAX.SimID.1.EPSA.-169.EPSB.-200.T.1073.RA.12.RB.14.NR.7551.NC.2.RhoFields.bin mpi09/RELAX.SimID.9.EPSA.-169.EPSB.-200.T.1073.RA.12.RB.14.NR.7551.NC.2.RhoFields.bin" calcext:value-type="string">
            <text:p>diff mpi01/RELAX.SimID.1.EPSA.-169.EPSB.-200.T.1073.RA.12.RB.14.NR.7551.NC.2.RhoFields.bin mpi09/RELAX.SimID.9.EPSA.-169.EPSB.-200.T.1073.RA.12.RB.14.NR.7551.NC.2.RhoFields.bin</text:p>
          </table:table-cell>
        </table:table-row>
        <table:table-row table:style-name="ro1">
          <table:table-cell table:formula="of:=[$Sheet1.E437]" office:value-type="string" office:string-value="diff mpi01/RELAX.SimID.1.EPSA.-169.EPSB.-200.T.1073.RA.12.RB.15.csv mpi09/RELAX.SimID.9.EPSA.-169.EPSB.-200.T.1073.RA.12.RB.15.csv" calcext:value-type="string">
            <text:p>diff mpi01/RELAX.SimID.1.EPSA.-169.EPSB.-200.T.1073.RA.12.RB.15.csv mpi09/RELAX.SimID.9.EPSA.-169.EPSB.-200.T.1073.RA.12.RB.15.csv</text:p>
          </table:table-cell>
        </table:table-row>
        <table:table-row table:style-name="ro1">
          <table:table-cell table:formula="of:=[$Sheet1.E438]" office:value-type="string" office:string-value="diff mpi01/RELAX.SimID.1.EPSA.-169.EPSB.-200.T.1073.RA.12.RB.15.NR.7551.NC.41.RhoFields.bin mpi09/RELAX.SimID.9.EPSA.-169.EPSB.-200.T.1073.RA.12.RB.15.NR.7551.NC.41.RhoFields.bin" calcext:value-type="string">
            <text:p>diff mpi01/RELAX.SimID.1.EPSA.-169.EPSB.-200.T.1073.RA.12.RB.15.NR.7551.NC.41.RhoFields.bin mpi09/RELAX.SimID.9.EPSA.-169.EPSB.-200.T.1073.RA.12.RB.15.NR.7551.NC.41.RhoFields.bin</text:p>
          </table:table-cell>
        </table:table-row>
        <table:table-row table:style-name="ro1">
          <table:table-cell table:formula="of:=[$Sheet1.E439]" office:value-type="string" office:string-value="diff mpi01/RELAX.SimID.1.EPSA.-169.EPSB.-200.T.1073.RA.12.RB.16.csv mpi09/RELAX.SimID.9.EPSA.-169.EPSB.-200.T.1073.RA.12.RB.16.csv" calcext:value-type="string">
            <text:p>diff mpi01/RELAX.SimID.1.EPSA.-169.EPSB.-200.T.1073.RA.12.RB.16.csv mpi09/RELAX.SimID.9.EPSA.-169.EPSB.-200.T.1073.RA.12.RB.16.csv</text:p>
          </table:table-cell>
        </table:table-row>
        <table:table-row table:style-name="ro1">
          <table:table-cell table:formula="of:=[$Sheet1.E440]" office:value-type="string" office:string-value="diff mpi01/RELAX.SimID.1.EPSA.-169.EPSB.-200.T.1073.RA.12.RB.16.NR.7551.NC.663.RhoFields.bin mpi09/RELAX.SimID.9.EPSA.-169.EPSB.-200.T.1073.RA.12.RB.16.NR.7551.NC.663.RhoFields.bin" calcext:value-type="string">
            <text:p>diff mpi01/RELAX.SimID.1.EPSA.-169.EPSB.-200.T.1073.RA.12.RB.16.NR.7551.NC.663.RhoFields.bin mpi09/RELAX.SimID.9.EPSA.-169.EPSB.-200.T.1073.RA.12.RB.16.NR.7551.NC.663.RhoFields.bin</text:p>
          </table:table-cell>
        </table:table-row>
        <table:table-row table:style-name="ro1">
          <table:table-cell table:formula="of:=[$Sheet1.E441]" office:value-type="string" office:string-value="diff mpi01/RELAX.SimID.1.EPSA.-169.EPSB.-200.T.1123.RA.12.RB.13.csv mpi09/RELAX.SimID.9.EPSA.-169.EPSB.-200.T.1123.RA.12.RB.13.csv" calcext:value-type="string">
            <text:p>diff mpi01/RELAX.SimID.1.EPSA.-169.EPSB.-200.T.1123.RA.12.RB.13.csv mpi09/RELAX.SimID.9.EPSA.-169.EPSB.-200.T.1123.RA.12.RB.13.csv</text:p>
          </table:table-cell>
        </table:table-row>
        <table:table-row table:style-name="ro1">
          <table:table-cell table:formula="of:=[$Sheet1.E442]" office:value-type="string" office:string-value="diff mpi01/RELAX.SimID.1.EPSA.-169.EPSB.-200.T.1123.RA.12.RB.13.NR.7551.NC.1.RhoFields.bin mpi09/RELAX.SimID.9.EPSA.-169.EPSB.-200.T.1123.RA.12.RB.13.NR.7551.NC.1.RhoFields.bin" calcext:value-type="string">
            <text:p>diff mpi01/RELAX.SimID.1.EPSA.-169.EPSB.-200.T.1123.RA.12.RB.13.NR.7551.NC.1.RhoFields.bin mpi09/RELAX.SimID.9.EPSA.-169.EPSB.-200.T.1123.RA.12.RB.13.NR.7551.NC.1.RhoFields.bin</text:p>
          </table:table-cell>
        </table:table-row>
        <table:table-row table:style-name="ro1">
          <table:table-cell table:formula="of:=[$Sheet1.E443]" office:value-type="string" office:string-value="diff mpi01/RELAX.SimID.1.EPSA.-169.EPSB.-200.T.1123.RA.12.RB.14.csv mpi09/RELAX.SimID.9.EPSA.-169.EPSB.-200.T.1123.RA.12.RB.14.csv" calcext:value-type="string">
            <text:p>diff mpi01/RELAX.SimID.1.EPSA.-169.EPSB.-200.T.1123.RA.12.RB.14.csv mpi09/RELAX.SimID.9.EPSA.-169.EPSB.-200.T.1123.RA.12.RB.14.csv</text:p>
          </table:table-cell>
        </table:table-row>
        <table:table-row table:style-name="ro1">
          <table:table-cell table:formula="of:=[$Sheet1.E444]" office:value-type="string" office:string-value="diff mpi01/RELAX.SimID.1.EPSA.-169.EPSB.-200.T.1123.RA.12.RB.14.NR.7551.NC.10.RhoFields.bin mpi09/RELAX.SimID.9.EPSA.-169.EPSB.-200.T.1123.RA.12.RB.14.NR.7551.NC.10.RhoFields.bin" calcext:value-type="string">
            <text:p>diff mpi01/RELAX.SimID.1.EPSA.-169.EPSB.-200.T.1123.RA.12.RB.14.NR.7551.NC.10.RhoFields.bin mpi09/RELAX.SimID.9.EPSA.-169.EPSB.-200.T.1123.RA.12.RB.14.NR.7551.NC.10.RhoFields.bin</text:p>
          </table:table-cell>
        </table:table-row>
        <table:table-row table:style-name="ro1">
          <table:table-cell table:formula="of:=[$Sheet1.E445]" office:value-type="string" office:string-value="diff mpi01/RELAX.SimID.1.EPSA.-169.EPSB.-200.T.1123.RA.12.RB.15.csv mpi09/RELAX.SimID.9.EPSA.-169.EPSB.-200.T.1123.RA.12.RB.15.csv" calcext:value-type="string">
            <text:p>diff mpi01/RELAX.SimID.1.EPSA.-169.EPSB.-200.T.1123.RA.12.RB.15.csv mpi09/RELAX.SimID.9.EPSA.-169.EPSB.-200.T.1123.RA.12.RB.15.csv</text:p>
          </table:table-cell>
        </table:table-row>
        <table:table-row table:style-name="ro1">
          <table:table-cell table:formula="of:=[$Sheet1.E446]" office:value-type="string" office:string-value="diff mpi01/RELAX.SimID.1.EPSA.-169.EPSB.-200.T.1123.RA.12.RB.15.NR.7551.NC.232.RhoFields.bin mpi09/RELAX.SimID.9.EPSA.-169.EPSB.-200.T.1123.RA.12.RB.15.NR.7551.NC.232.RhoFields.bin" calcext:value-type="string">
            <text:p>diff mpi01/RELAX.SimID.1.EPSA.-169.EPSB.-200.T.1123.RA.12.RB.15.NR.7551.NC.232.RhoFields.bin mpi09/RELAX.SimID.9.EPSA.-169.EPSB.-200.T.1123.RA.12.RB.15.NR.7551.NC.232.RhoFields.bin</text:p>
          </table:table-cell>
        </table:table-row>
        <table:table-row table:style-name="ro1">
          <table:table-cell table:formula="of:=[$Sheet1.E447]" office:value-type="string" office:string-value="diff mpi01/RELAX.SimID.1.EPSA.-169.EPSB.-200.T.1123.RA.12.RB.16.csv mpi09/RELAX.SimID.9.EPSA.-169.EPSB.-200.T.1123.RA.12.RB.16.csv" calcext:value-type="string">
            <text:p>diff mpi01/RELAX.SimID.1.EPSA.-169.EPSB.-200.T.1123.RA.12.RB.16.csv mpi09/RELAX.SimID.9.EPSA.-169.EPSB.-200.T.1123.RA.12.RB.16.csv</text:p>
          </table:table-cell>
        </table:table-row>
        <table:table-row table:style-name="ro1">
          <table:table-cell table:formula="of:=[$Sheet1.E448]" office:value-type="string" office:string-value="diff mpi01/RELAX.SimID.1.EPSA.-169.EPSB.-200.T.1123.RA.12.RB.16.NR.7551.NC.1401.RhoFields.bin mpi09/RELAX.SimID.9.EPSA.-169.EPSB.-200.T.1123.RA.12.RB.16.NR.7551.NC.1401.RhoFields.bin" calcext:value-type="string">
            <text:p>diff mpi01/RELAX.SimID.1.EPSA.-169.EPSB.-200.T.1123.RA.12.RB.16.NR.7551.NC.1401.RhoFields.bin mpi09/RELAX.SimID.9.EPSA.-169.EPSB.-200.T.1123.RA.12.RB.16.NR.7551.NC.1401.RhoFields.bin</text:p>
          </table:table-cell>
        </table:table-row>
        <table:table-row table:style-name="ro1">
          <table:table-cell table:formula="of:=[$Sheet1.E449]" office:value-type="string" office:string-value="diff mpi01/RELAX.SimID.1.EPSA.-169.EPSB.-200.T.1173.RA.12.RB.13.csv mpi09/RELAX.SimID.9.EPSA.-169.EPSB.-200.T.1173.RA.12.RB.13.csv" calcext:value-type="string">
            <text:p>diff mpi01/RELAX.SimID.1.EPSA.-169.EPSB.-200.T.1173.RA.12.RB.13.csv mpi09/RELAX.SimID.9.EPSA.-169.EPSB.-200.T.1173.RA.12.RB.13.csv</text:p>
          </table:table-cell>
        </table:table-row>
        <table:table-row table:style-name="ro1">
          <table:table-cell table:formula="of:=[$Sheet1.E450]" office:value-type="string" office:string-value="diff mpi01/RELAX.SimID.1.EPSA.-169.EPSB.-200.T.1173.RA.12.RB.13.NR.7551.NC.2.RhoFields.bin mpi09/RELAX.SimID.9.EPSA.-169.EPSB.-200.T.1173.RA.12.RB.13.NR.7551.NC.2.RhoFields.bin" calcext:value-type="string">
            <text:p>diff mpi01/RELAX.SimID.1.EPSA.-169.EPSB.-200.T.1173.RA.12.RB.13.NR.7551.NC.2.RhoFields.bin mpi09/RELAX.SimID.9.EPSA.-169.EPSB.-200.T.1173.RA.12.RB.13.NR.7551.NC.2.RhoFields.bin</text:p>
          </table:table-cell>
        </table:table-row>
        <table:table-row table:style-name="ro1">
          <table:table-cell table:formula="of:=[$Sheet1.E451]" office:value-type="string" office:string-value="diff mpi01/RELAX.SimID.1.EPSA.-169.EPSB.-200.T.1173.RA.12.RB.14.csv mpi09/RELAX.SimID.9.EPSA.-169.EPSB.-200.T.1173.RA.12.RB.14.csv" calcext:value-type="string">
            <text:p>diff mpi01/RELAX.SimID.1.EPSA.-169.EPSB.-200.T.1173.RA.12.RB.14.csv mpi09/RELAX.SimID.9.EPSA.-169.EPSB.-200.T.1173.RA.12.RB.14.csv</text:p>
          </table:table-cell>
        </table:table-row>
        <table:table-row table:style-name="ro1">
          <table:table-cell table:formula="of:=[$Sheet1.E452]" office:value-type="string" office:string-value="diff mpi01/RELAX.SimID.1.EPSA.-169.EPSB.-200.T.1173.RA.12.RB.14.NR.7551.NC.59.RhoFields.bin mpi09/RELAX.SimID.9.EPSA.-169.EPSB.-200.T.1173.RA.12.RB.14.NR.7551.NC.59.RhoFields.bin" calcext:value-type="string">
            <text:p>diff mpi01/RELAX.SimID.1.EPSA.-169.EPSB.-200.T.1173.RA.12.RB.14.NR.7551.NC.59.RhoFields.bin mpi09/RELAX.SimID.9.EPSA.-169.EPSB.-200.T.1173.RA.12.RB.14.NR.7551.NC.59.RhoFields.bin</text:p>
          </table:table-cell>
        </table:table-row>
        <table:table-row table:style-name="ro1">
          <table:table-cell table:formula="of:=[$Sheet1.E453]" office:value-type="string" office:string-value="diff mpi01/RELAX.SimID.1.EPSA.-169.EPSB.-200.T.1173.RA.12.RB.15.csv mpi09/RELAX.SimID.9.EPSA.-169.EPSB.-200.T.1173.RA.12.RB.15.csv" calcext:value-type="string">
            <text:p>diff mpi01/RELAX.SimID.1.EPSA.-169.EPSB.-200.T.1173.RA.12.RB.15.csv mpi09/RELAX.SimID.9.EPSA.-169.EPSB.-200.T.1173.RA.12.RB.15.csv</text:p>
          </table:table-cell>
        </table:table-row>
        <table:table-row table:style-name="ro1">
          <table:table-cell table:formula="of:=[$Sheet1.E454]" office:value-type="string" office:string-value="diff mpi01/RELAX.SimID.1.EPSA.-169.EPSB.-200.T.1173.RA.12.RB.15.NR.7551.NC.993.RhoFields.bin mpi09/RELAX.SimID.9.EPSA.-169.EPSB.-200.T.1173.RA.12.RB.15.NR.7551.NC.993.RhoFields.bin" calcext:value-type="string">
            <text:p>diff mpi01/RELAX.SimID.1.EPSA.-169.EPSB.-200.T.1173.RA.12.RB.15.NR.7551.NC.993.RhoFields.bin mpi09/RELAX.SimID.9.EPSA.-169.EPSB.-200.T.1173.RA.12.RB.15.NR.7551.NC.993.RhoFields.bin</text:p>
          </table:table-cell>
        </table:table-row>
        <table:table-row table:style-name="ro1">
          <table:table-cell table:formula="of:=[$Sheet1.E455]" office:value-type="string" office:string-value="diff mpi01/RELAX.SimID.1.EPSA.-169.EPSB.-200.T.1173.RA.12.RB.16.csv mpi09/RELAX.SimID.9.EPSA.-169.EPSB.-200.T.1173.RA.12.RB.16.csv" calcext:value-type="string">
            <text:p>diff mpi01/RELAX.SimID.1.EPSA.-169.EPSB.-200.T.1173.RA.12.RB.16.csv mpi09/RELAX.SimID.9.EPSA.-169.EPSB.-200.T.1173.RA.12.RB.16.csv</text:p>
          </table:table-cell>
        </table:table-row>
        <table:table-row table:style-name="ro1">
          <table:table-cell table:formula="of:=[$Sheet1.E456]" office:value-type="string" office:string-value="diff mpi01/RELAX.SimID.1.EPSA.-169.EPSB.-200.T.1173.RA.12.RB.16.NR.7551.NC.1401.RhoFields.bin mpi09/RELAX.SimID.9.EPSA.-169.EPSB.-200.T.1173.RA.12.RB.16.NR.7551.NC.1401.RhoFields.bin" calcext:value-type="string">
            <text:p>diff mpi01/RELAX.SimID.1.EPSA.-169.EPSB.-200.T.1173.RA.12.RB.16.NR.7551.NC.1401.RhoFields.bin mpi09/RELAX.SimID.9.EPSA.-169.EPSB.-200.T.1173.RA.12.RB.16.NR.7551.NC.1401.RhoFields.bin</text:p>
          </table:table-cell>
        </table:table-row>
        <table:table-row table:style-name="ro1">
          <table:table-cell table:formula="of:=[$Sheet1.E457]" office:value-type="string" office:string-value="diff mpi01/RELAX.SimID.1.EPSA.-169.EPSB.-200.T.1223.RA.12.RB.13.csv mpi09/RELAX.SimID.9.EPSA.-169.EPSB.-200.T.1223.RA.12.RB.13.csv" calcext:value-type="string">
            <text:p>diff mpi01/RELAX.SimID.1.EPSA.-169.EPSB.-200.T.1223.RA.12.RB.13.csv mpi09/RELAX.SimID.9.EPSA.-169.EPSB.-200.T.1223.RA.12.RB.13.csv</text:p>
          </table:table-cell>
        </table:table-row>
        <table:table-row table:style-name="ro1">
          <table:table-cell table:formula="of:=[$Sheet1.E458]" office:value-type="string" office:string-value="diff mpi01/RELAX.SimID.1.EPSA.-169.EPSB.-200.T.1223.RA.12.RB.13.NR.7551.NC.8.RhoFields.bin mpi09/RELAX.SimID.9.EPSA.-169.EPSB.-200.T.1223.RA.12.RB.13.NR.7551.NC.8.RhoFields.bin" calcext:value-type="string">
            <text:p>diff mpi01/RELAX.SimID.1.EPSA.-169.EPSB.-200.T.1223.RA.12.RB.13.NR.7551.NC.8.RhoFields.bin mpi09/RELAX.SimID.9.EPSA.-169.EPSB.-200.T.1223.RA.12.RB.13.NR.7551.NC.8.RhoFields.bin</text:p>
          </table:table-cell>
        </table:table-row>
        <table:table-row table:style-name="ro1">
          <table:table-cell table:formula="of:=[$Sheet1.E459]" office:value-type="string" office:string-value="diff mpi01/RELAX.SimID.1.EPSA.-169.EPSB.-200.T.1223.RA.12.RB.14.csv mpi09/RELAX.SimID.9.EPSA.-169.EPSB.-200.T.1223.RA.12.RB.14.csv" calcext:value-type="string">
            <text:p>diff mpi01/RELAX.SimID.1.EPSA.-169.EPSB.-200.T.1223.RA.12.RB.14.csv mpi09/RELAX.SimID.9.EPSA.-169.EPSB.-200.T.1223.RA.12.RB.14.csv</text:p>
          </table:table-cell>
        </table:table-row>
        <table:table-row table:style-name="ro1">
          <table:table-cell table:formula="of:=[$Sheet1.E460]" office:value-type="string" office:string-value="diff mpi01/RELAX.SimID.1.EPSA.-169.EPSB.-200.T.1223.RA.12.RB.14.NR.7551.NC.239.RhoFields.bin mpi09/RELAX.SimID.9.EPSA.-169.EPSB.-200.T.1223.RA.12.RB.14.NR.7551.NC.239.RhoFields.bin" calcext:value-type="string">
            <text:p>diff mpi01/RELAX.SimID.1.EPSA.-169.EPSB.-200.T.1223.RA.12.RB.14.NR.7551.NC.239.RhoFields.bin mpi09/RELAX.SimID.9.EPSA.-169.EPSB.-200.T.1223.RA.12.RB.14.NR.7551.NC.239.RhoFields.bin</text:p>
          </table:table-cell>
        </table:table-row>
        <table:table-row table:style-name="ro1">
          <table:table-cell table:formula="of:=[$Sheet1.E461]" office:value-type="string" office:string-value="diff mpi01/RELAX.SimID.1.EPSA.-169.EPSB.-200.T.1223.RA.12.RB.15.csv mpi09/RELAX.SimID.9.EPSA.-169.EPSB.-200.T.1223.RA.12.RB.15.csv" calcext:value-type="string">
            <text:p>diff mpi01/RELAX.SimID.1.EPSA.-169.EPSB.-200.T.1223.RA.12.RB.15.csv mpi09/RELAX.SimID.9.EPSA.-169.EPSB.-200.T.1223.RA.12.RB.15.csv</text:p>
          </table:table-cell>
        </table:table-row>
        <table:table-row table:style-name="ro1">
          <table:table-cell table:formula="of:=[$Sheet1.E462]" office:value-type="string" office:string-value="diff mpi01/RELAX.SimID.1.EPSA.-169.EPSB.-200.T.1223.RA.12.RB.15.NR.7551.NC.1401.RhoFields.bin mpi09/RELAX.SimID.9.EPSA.-169.EPSB.-200.T.1223.RA.12.RB.15.NR.7551.NC.1401.RhoFields.bin" calcext:value-type="string">
            <text:p>diff mpi01/RELAX.SimID.1.EPSA.-169.EPSB.-200.T.1223.RA.12.RB.15.NR.7551.NC.1401.RhoFields.bin mpi09/RELAX.SimID.9.EPSA.-169.EPSB.-200.T.1223.RA.12.RB.15.NR.7551.NC.1401.RhoFields.bin</text:p>
          </table:table-cell>
        </table:table-row>
        <table:table-row table:style-name="ro1">
          <table:table-cell table:formula="of:=[$Sheet1.E463]" office:value-type="string" office:string-value="diff mpi01/RELAX.SimID.1.EPSA.-169.EPSB.-200.T.1223.RA.12.RB.16.csv mpi09/RELAX.SimID.9.EPSA.-169.EPSB.-200.T.1223.RA.12.RB.16.csv" calcext:value-type="string">
            <text:p>diff mpi01/RELAX.SimID.1.EPSA.-169.EPSB.-200.T.1223.RA.12.RB.16.csv mpi09/RELAX.SimID.9.EPSA.-169.EPSB.-200.T.1223.RA.12.RB.16.csv</text:p>
          </table:table-cell>
        </table:table-row>
        <table:table-row table:style-name="ro1">
          <table:table-cell table:formula="of:=[$Sheet1.E464]" office:value-type="string" office:string-value="diff mpi01/RELAX.SimID.1.EPSA.-169.EPSB.-200.T.1223.RA.12.RB.16.NR.7551.NC.1401.RhoFields.bin mpi09/RELAX.SimID.9.EPSA.-169.EPSB.-200.T.1223.RA.12.RB.16.NR.7551.NC.1401.RhoFields.bin" calcext:value-type="string">
            <text:p>diff mpi01/RELAX.SimID.1.EPSA.-169.EPSB.-200.T.1223.RA.12.RB.16.NR.7551.NC.1401.RhoFields.bin mpi09/RELAX.SimID.9.EPSA.-169.EPSB.-200.T.1223.RA.12.RB.16.NR.7551.NC.1401.RhoFields.bin</text:p>
          </table:table-cell>
        </table:table-row>
        <table:table-row table:style-name="ro1">
          <table:table-cell table:formula="of:=[$Sheet1.E465]" office:value-type="string" office:string-value="diff mpi01/RELAX.SimID.1.EPSA.-169.EPSB.-200.T.1273.RA.12.RB.13.csv mpi09/RELAX.SimID.9.EPSA.-169.EPSB.-200.T.1273.RA.12.RB.13.csv" calcext:value-type="string">
            <text:p>diff mpi01/RELAX.SimID.1.EPSA.-169.EPSB.-200.T.1273.RA.12.RB.13.csv mpi09/RELAX.SimID.9.EPSA.-169.EPSB.-200.T.1273.RA.12.RB.13.csv</text:p>
          </table:table-cell>
        </table:table-row>
        <table:table-row table:style-name="ro1">
          <table:table-cell table:formula="of:=[$Sheet1.E466]" office:value-type="string" office:string-value="diff mpi01/RELAX.SimID.1.EPSA.-169.EPSB.-200.T.1273.RA.12.RB.13.NR.7551.NC.33.RhoFields.bin mpi09/RELAX.SimID.9.EPSA.-169.EPSB.-200.T.1273.RA.12.RB.13.NR.7551.NC.33.RhoFields.bin" calcext:value-type="string">
            <text:p>diff mpi01/RELAX.SimID.1.EPSA.-169.EPSB.-200.T.1273.RA.12.RB.13.NR.7551.NC.33.RhoFields.bin mpi09/RELAX.SimID.9.EPSA.-169.EPSB.-200.T.1273.RA.12.RB.13.NR.7551.NC.33.RhoFields.bin</text:p>
          </table:table-cell>
        </table:table-row>
        <table:table-row table:style-name="ro1">
          <table:table-cell table:formula="of:=[$Sheet1.E467]" office:value-type="string" office:string-value="diff mpi01/RELAX.SimID.1.EPSA.-169.EPSB.-200.T.1273.RA.12.RB.14.csv mpi09/RELAX.SimID.9.EPSA.-169.EPSB.-200.T.1273.RA.12.RB.14.csv" calcext:value-type="string">
            <text:p>diff mpi01/RELAX.SimID.1.EPSA.-169.EPSB.-200.T.1273.RA.12.RB.14.csv mpi09/RELAX.SimID.9.EPSA.-169.EPSB.-200.T.1273.RA.12.RB.14.csv</text:p>
          </table:table-cell>
        </table:table-row>
        <table:table-row table:style-name="ro1">
          <table:table-cell table:formula="of:=[$Sheet1.E468]" office:value-type="string" office:string-value="diff mpi01/RELAX.SimID.1.EPSA.-169.EPSB.-200.T.1273.RA.12.RB.14.NR.7551.NC.789.RhoFields.bin mpi09/RELAX.SimID.9.EPSA.-169.EPSB.-200.T.1273.RA.12.RB.14.NR.7551.NC.789.RhoFields.bin" calcext:value-type="string">
            <text:p>diff mpi01/RELAX.SimID.1.EPSA.-169.EPSB.-200.T.1273.RA.12.RB.14.NR.7551.NC.789.RhoFields.bin mpi09/RELAX.SimID.9.EPSA.-169.EPSB.-200.T.1273.RA.12.RB.14.NR.7551.NC.789.RhoFields.bin</text:p>
          </table:table-cell>
        </table:table-row>
        <table:table-row table:style-name="ro1">
          <table:table-cell table:formula="of:=[$Sheet1.E469]" office:value-type="string" office:string-value="diff mpi01/RELAX.SimID.1.EPSA.-169.EPSB.-200.T.1273.RA.12.RB.15.csv mpi09/RELAX.SimID.9.EPSA.-169.EPSB.-200.T.1273.RA.12.RB.15.csv" calcext:value-type="string">
            <text:p>diff mpi01/RELAX.SimID.1.EPSA.-169.EPSB.-200.T.1273.RA.12.RB.15.csv mpi09/RELAX.SimID.9.EPSA.-169.EPSB.-200.T.1273.RA.12.RB.15.csv</text:p>
          </table:table-cell>
        </table:table-row>
        <table:table-row table:style-name="ro1">
          <table:table-cell table:formula="of:=[$Sheet1.E470]" office:value-type="string" office:string-value="diff mpi01/RELAX.SimID.1.EPSA.-169.EPSB.-200.T.1273.RA.12.RB.15.NR.7551.NC.1401.RhoFields.bin mpi09/RELAX.SimID.9.EPSA.-169.EPSB.-200.T.1273.RA.12.RB.15.NR.7551.NC.1401.RhoFields.bin" calcext:value-type="string">
            <text:p>diff mpi01/RELAX.SimID.1.EPSA.-169.EPSB.-200.T.1273.RA.12.RB.15.NR.7551.NC.1401.RhoFields.bin mpi09/RELAX.SimID.9.EPSA.-169.EPSB.-200.T.1273.RA.12.RB.15.NR.7551.NC.1401.RhoFields.bin</text:p>
          </table:table-cell>
        </table:table-row>
        <table:table-row table:style-name="ro1">
          <table:table-cell table:formula="of:=[$Sheet1.E471]" office:value-type="string" office:string-value="diff mpi01/RELAX.SimID.1.EPSA.-169.EPSB.-200.T.1273.RA.12.RB.16.csv mpi09/RELAX.SimID.9.EPSA.-169.EPSB.-200.T.1273.RA.12.RB.16.csv" calcext:value-type="string">
            <text:p>diff mpi01/RELAX.SimID.1.EPSA.-169.EPSB.-200.T.1273.RA.12.RB.16.csv mpi09/RELAX.SimID.9.EPSA.-169.EPSB.-200.T.1273.RA.12.RB.16.csv</text:p>
          </table:table-cell>
        </table:table-row>
        <table:table-row table:style-name="ro1">
          <table:table-cell table:formula="of:=[$Sheet1.E472]" office:value-type="string" office:string-value="diff mpi01/RELAX.SimID.1.EPSA.-169.EPSB.-200.T.1273.RA.12.RB.16.NR.7551.NC.1401.RhoFields.bin mpi09/RELAX.SimID.9.EPSA.-169.EPSB.-200.T.1273.RA.12.RB.16.NR.7551.NC.1401.RhoFields.bin" calcext:value-type="string">
            <text:p>diff mpi01/RELAX.SimID.1.EPSA.-169.EPSB.-200.T.1273.RA.12.RB.16.NR.7551.NC.1401.RhoFields.bin mpi09/RELAX.SimID.9.EPSA.-169.EPSB.-200.T.1273.RA.12.RB.16.NR.7551.NC.1401.RhoFields.bin</text:p>
          </table:table-cell>
        </table:table-row>
        <table:table-row table:style-name="ro1">
          <table:table-cell table:formula="of:=[$Sheet1.E473]" office:value-type="string" office:string-value="diff mpi01/RELAX.SimID.1.EPSA.-169.EPSB.-200.T.1323.RA.12.RB.13.csv mpi09/RELAX.SimID.9.EPSA.-169.EPSB.-200.T.1323.RA.12.RB.13.csv" calcext:value-type="string">
            <text:p>diff mpi01/RELAX.SimID.1.EPSA.-169.EPSB.-200.T.1323.RA.12.RB.13.csv mpi09/RELAX.SimID.9.EPSA.-169.EPSB.-200.T.1323.RA.12.RB.13.csv</text:p>
          </table:table-cell>
        </table:table-row>
        <table:table-row table:style-name="ro1">
          <table:table-cell table:formula="of:=[$Sheet1.E474]" office:value-type="string" office:string-value="diff mpi01/RELAX.SimID.1.EPSA.-169.EPSB.-200.T.1323.RA.12.RB.13.NR.7551.NC.116.RhoFields.bin mpi09/RELAX.SimID.9.EPSA.-169.EPSB.-200.T.1323.RA.12.RB.13.NR.7551.NC.116.RhoFields.bin" calcext:value-type="string">
            <text:p>diff mpi01/RELAX.SimID.1.EPSA.-169.EPSB.-200.T.1323.RA.12.RB.13.NR.7551.NC.116.RhoFields.bin mpi09/RELAX.SimID.9.EPSA.-169.EPSB.-200.T.1323.RA.12.RB.13.NR.7551.NC.116.RhoFields.bin</text:p>
          </table:table-cell>
        </table:table-row>
        <table:table-row table:style-name="ro1">
          <table:table-cell table:formula="of:=[$Sheet1.E475]" office:value-type="string" office:string-value="diff mpi01/RELAX.SimID.1.EPSA.-169.EPSB.-200.T.1323.RA.12.RB.14.csv mpi09/RELAX.SimID.9.EPSA.-169.EPSB.-200.T.1323.RA.12.RB.14.csv" calcext:value-type="string">
            <text:p>diff mpi01/RELAX.SimID.1.EPSA.-169.EPSB.-200.T.1323.RA.12.RB.14.csv mpi09/RELAX.SimID.9.EPSA.-169.EPSB.-200.T.1323.RA.12.RB.14.csv</text:p>
          </table:table-cell>
        </table:table-row>
        <table:table-row table:style-name="ro1">
          <table:table-cell table:formula="of:=[$Sheet1.E476]" office:value-type="string" office:string-value="diff mpi01/RELAX.SimID.1.EPSA.-169.EPSB.-200.T.1323.RA.12.RB.14.NR.7551.NC.1401.RhoFields.bin mpi09/RELAX.SimID.9.EPSA.-169.EPSB.-200.T.1323.RA.12.RB.14.NR.7551.NC.1401.RhoFields.bin" calcext:value-type="string">
            <text:p>diff mpi01/RELAX.SimID.1.EPSA.-169.EPSB.-200.T.1323.RA.12.RB.14.NR.7551.NC.1401.RhoFields.bin mpi09/RELAX.SimID.9.EPSA.-169.EPSB.-200.T.1323.RA.12.RB.14.NR.7551.NC.1401.RhoFields.bin</text:p>
          </table:table-cell>
        </table:table-row>
        <table:table-row table:style-name="ro1">
          <table:table-cell table:formula="of:=[$Sheet1.E477]" office:value-type="string" office:string-value="diff mpi01/RELAX.SimID.1.EPSA.-169.EPSB.-200.T.1323.RA.12.RB.15.csv mpi09/RELAX.SimID.9.EPSA.-169.EPSB.-200.T.1323.RA.12.RB.15.csv" calcext:value-type="string">
            <text:p>diff mpi01/RELAX.SimID.1.EPSA.-169.EPSB.-200.T.1323.RA.12.RB.15.csv mpi09/RELAX.SimID.9.EPSA.-169.EPSB.-200.T.1323.RA.12.RB.15.csv</text:p>
          </table:table-cell>
        </table:table-row>
        <table:table-row table:style-name="ro1">
          <table:table-cell table:formula="of:=[$Sheet1.E478]" office:value-type="string" office:string-value="diff mpi01/RELAX.SimID.1.EPSA.-169.EPSB.-200.T.1323.RA.12.RB.15.NR.7551.NC.1401.RhoFields.bin mpi09/RELAX.SimID.9.EPSA.-169.EPSB.-200.T.1323.RA.12.RB.15.NR.7551.NC.1401.RhoFields.bin" calcext:value-type="string">
            <text:p>diff mpi01/RELAX.SimID.1.EPSA.-169.EPSB.-200.T.1323.RA.12.RB.15.NR.7551.NC.1401.RhoFields.bin mpi09/RELAX.SimID.9.EPSA.-169.EPSB.-200.T.1323.RA.12.RB.15.NR.7551.NC.1401.RhoFields.bin</text:p>
          </table:table-cell>
        </table:table-row>
        <table:table-row table:style-name="ro1">
          <table:table-cell table:formula="of:=[$Sheet1.E479]" office:value-type="string" office:string-value="diff mpi01/RELAX.SimID.1.EPSA.-169.EPSB.-200.T.1323.RA.12.RB.16.csv mpi09/RELAX.SimID.9.EPSA.-169.EPSB.-200.T.1323.RA.12.RB.16.csv" calcext:value-type="string">
            <text:p>diff mpi01/RELAX.SimID.1.EPSA.-169.EPSB.-200.T.1323.RA.12.RB.16.csv mpi09/RELAX.SimID.9.EPSA.-169.EPSB.-200.T.1323.RA.12.RB.16.csv</text:p>
          </table:table-cell>
        </table:table-row>
        <table:table-row table:style-name="ro1">
          <table:table-cell table:formula="of:=[$Sheet1.E480]" office:value-type="string" office:string-value="diff mpi01/RELAX.SimID.1.EPSA.-169.EPSB.-200.T.1323.RA.12.RB.16.NR.7551.NC.1401.RhoFields.bin mpi09/RELAX.SimID.9.EPSA.-169.EPSB.-200.T.1323.RA.12.RB.16.NR.7551.NC.1401.RhoFields.bin" calcext:value-type="string">
            <text:p>diff mpi01/RELAX.SimID.1.EPSA.-169.EPSB.-200.T.1323.RA.12.RB.16.NR.7551.NC.1401.RhoFields.bin mpi09/RELAX.SimID.9.EPSA.-169.EPSB.-200.T.1323.RA.12.RB.16.NR.7551.NC.1401.RhoFields.bin</text:p>
          </table:table-cell>
        </table:table-row>
        <table:table-row table:style-name="ro1">
          <table:table-cell table:formula="of:=[$Sheet1.E481]" office:value-type="string" office:string-value="diff mpi01/RELAX.SimID.1.EPSA.-169.EPSB.-200.T.1373.RA.12.RB.13.csv mpi09/RELAX.SimID.9.EPSA.-169.EPSB.-200.T.1373.RA.12.RB.13.csv" calcext:value-type="string">
            <text:p>diff mpi01/RELAX.SimID.1.EPSA.-169.EPSB.-200.T.1373.RA.12.RB.13.csv mpi09/RELAX.SimID.9.EPSA.-169.EPSB.-200.T.1373.RA.12.RB.13.csv</text:p>
          </table:table-cell>
        </table:table-row>
        <table:table-row table:style-name="ro1">
          <table:table-cell table:formula="of:=[$Sheet1.E482]" office:value-type="string" office:string-value="diff mpi01/RELAX.SimID.1.EPSA.-169.EPSB.-200.T.1373.RA.12.RB.13.NR.7551.NC.306.RhoFields.bin mpi09/RELAX.SimID.9.EPSA.-169.EPSB.-200.T.1373.RA.12.RB.13.NR.7551.NC.306.RhoFields.bin" calcext:value-type="string">
            <text:p>diff mpi01/RELAX.SimID.1.EPSA.-169.EPSB.-200.T.1373.RA.12.RB.13.NR.7551.NC.306.RhoFields.bin mpi09/RELAX.SimID.9.EPSA.-169.EPSB.-200.T.1373.RA.12.RB.13.NR.7551.NC.306.RhoFields.bin</text:p>
          </table:table-cell>
        </table:table-row>
        <table:table-row table:style-name="ro1">
          <table:table-cell table:formula="of:=[$Sheet1.E483]" office:value-type="string" office:string-value="diff mpi01/RELAX.SimID.1.EPSA.-169.EPSB.-200.T.1373.RA.12.RB.14.csv mpi09/RELAX.SimID.9.EPSA.-169.EPSB.-200.T.1373.RA.12.RB.14.csv" calcext:value-type="string">
            <text:p>diff mpi01/RELAX.SimID.1.EPSA.-169.EPSB.-200.T.1373.RA.12.RB.14.csv mpi09/RELAX.SimID.9.EPSA.-169.EPSB.-200.T.1373.RA.12.RB.14.csv</text:p>
          </table:table-cell>
        </table:table-row>
        <table:table-row table:style-name="ro1">
          <table:table-cell table:formula="of:=[$Sheet1.E484]" office:value-type="string" office:string-value="diff mpi01/RELAX.SimID.1.EPSA.-169.EPSB.-200.T.1373.RA.12.RB.14.NR.7551.NC.1401.RhoFields.bin mpi09/RELAX.SimID.9.EPSA.-169.EPSB.-200.T.1373.RA.12.RB.14.NR.7551.NC.1401.RhoFields.bin" calcext:value-type="string">
            <text:p>diff mpi01/RELAX.SimID.1.EPSA.-169.EPSB.-200.T.1373.RA.12.RB.14.NR.7551.NC.1401.RhoFields.bin mpi09/RELAX.SimID.9.EPSA.-169.EPSB.-200.T.1373.RA.12.RB.14.NR.7551.NC.1401.RhoFields.bin</text:p>
          </table:table-cell>
        </table:table-row>
        <table:table-row table:style-name="ro1">
          <table:table-cell table:formula="of:=[$Sheet1.E485]" office:value-type="string" office:string-value="diff mpi01/RELAX.SimID.1.EPSA.-169.EPSB.-200.T.1373.RA.12.RB.15.csv mpi09/RELAX.SimID.9.EPSA.-169.EPSB.-200.T.1373.RA.12.RB.15.csv" calcext:value-type="string">
            <text:p>diff mpi01/RELAX.SimID.1.EPSA.-169.EPSB.-200.T.1373.RA.12.RB.15.csv mpi09/RELAX.SimID.9.EPSA.-169.EPSB.-200.T.1373.RA.12.RB.15.csv</text:p>
          </table:table-cell>
        </table:table-row>
        <table:table-row table:style-name="ro1">
          <table:table-cell table:formula="of:=[$Sheet1.E486]" office:value-type="string" office:string-value="diff mpi01/RELAX.SimID.1.EPSA.-169.EPSB.-200.T.1373.RA.12.RB.15.NR.7551.NC.1401.RhoFields.bin mpi09/RELAX.SimID.9.EPSA.-169.EPSB.-200.T.1373.RA.12.RB.15.NR.7551.NC.1401.RhoFields.bin" calcext:value-type="string">
            <text:p>diff mpi01/RELAX.SimID.1.EPSA.-169.EPSB.-200.T.1373.RA.12.RB.15.NR.7551.NC.1401.RhoFields.bin mpi09/RELAX.SimID.9.EPSA.-169.EPSB.-200.T.1373.RA.12.RB.15.NR.7551.NC.1401.RhoFields.bin</text:p>
          </table:table-cell>
        </table:table-row>
        <table:table-row table:style-name="ro1">
          <table:table-cell table:formula="of:=[$Sheet1.E487]" office:value-type="string" office:string-value="diff mpi01/RELAX.SimID.1.EPSA.-169.EPSB.-200.T.1373.RA.12.RB.16.csv mpi09/RELAX.SimID.9.EPSA.-169.EPSB.-200.T.1373.RA.12.RB.16.csv" calcext:value-type="string">
            <text:p>diff mpi01/RELAX.SimID.1.EPSA.-169.EPSB.-200.T.1373.RA.12.RB.16.csv mpi09/RELAX.SimID.9.EPSA.-169.EPSB.-200.T.1373.RA.12.RB.16.csv</text:p>
          </table:table-cell>
        </table:table-row>
        <table:table-row table:style-name="ro1">
          <table:table-cell table:formula="of:=[$Sheet1.E488]" office:value-type="string" office:string-value="diff mpi01/RELAX.SimID.1.EPSA.-169.EPSB.-200.T.1373.RA.12.RB.16.NR.7551.NC.1401.RhoFields.bin mpi09/RELAX.SimID.9.EPSA.-169.EPSB.-200.T.1373.RA.12.RB.16.NR.7551.NC.1401.RhoFields.bin" calcext:value-type="string">
            <text:p>diff mpi01/RELAX.SimID.1.EPSA.-169.EPSB.-200.T.1373.RA.12.RB.16.NR.7551.NC.1401.RhoFields.bin mpi09/RELAX.SimID.9.EPSA.-169.EPSB.-200.T.1373.RA.12.RB.16.NR.7551.NC.1401.RhoFields.bin</text:p>
          </table:table-cell>
        </table:table-row>
        <table:table-row table:style-name="ro1">
          <table:table-cell table:formula="of:=[$Sheet1.E489]" office:value-type="string" office:string-value="diff mpi01/RELAX.SimID.1.EPSA.-169.EPSB.-200.T.1423.RA.12.RB.13.csv mpi09/RELAX.SimID.9.EPSA.-169.EPSB.-200.T.1423.RA.12.RB.13.csv" calcext:value-type="string">
            <text:p>diff mpi01/RELAX.SimID.1.EPSA.-169.EPSB.-200.T.1423.RA.12.RB.13.csv mpi09/RELAX.SimID.9.EPSA.-169.EPSB.-200.T.1423.RA.12.RB.13.csv</text:p>
          </table:table-cell>
        </table:table-row>
        <table:table-row table:style-name="ro1">
          <table:table-cell table:formula="of:=[$Sheet1.E490]" office:value-type="string" office:string-value="diff mpi01/RELAX.SimID.1.EPSA.-169.EPSB.-200.T.1423.RA.12.RB.13.NR.7551.NC.731.RhoFields.bin mpi09/RELAX.SimID.9.EPSA.-169.EPSB.-200.T.1423.RA.12.RB.13.NR.7551.NC.731.RhoFields.bin" calcext:value-type="string">
            <text:p>diff mpi01/RELAX.SimID.1.EPSA.-169.EPSB.-200.T.1423.RA.12.RB.13.NR.7551.NC.731.RhoFields.bin mpi09/RELAX.SimID.9.EPSA.-169.EPSB.-200.T.1423.RA.12.RB.13.NR.7551.NC.731.RhoFields.bin</text:p>
          </table:table-cell>
        </table:table-row>
        <table:table-row table:style-name="ro1">
          <table:table-cell table:formula="of:=[$Sheet1.E491]" office:value-type="string" office:string-value="diff mpi01/RELAX.SimID.1.EPSA.-169.EPSB.-200.T.1423.RA.12.RB.14.csv mpi09/RELAX.SimID.9.EPSA.-169.EPSB.-200.T.1423.RA.12.RB.14.csv" calcext:value-type="string">
            <text:p>diff mpi01/RELAX.SimID.1.EPSA.-169.EPSB.-200.T.1423.RA.12.RB.14.csv mpi09/RELAX.SimID.9.EPSA.-169.EPSB.-200.T.1423.RA.12.RB.14.csv</text:p>
          </table:table-cell>
        </table:table-row>
        <table:table-row table:style-name="ro1">
          <table:table-cell table:formula="of:=[$Sheet1.E492]" office:value-type="string" office:string-value="diff mpi01/RELAX.SimID.1.EPSA.-169.EPSB.-200.T.1423.RA.12.RB.14.NR.7551.NC.1401.RhoFields.bin mpi09/RELAX.SimID.9.EPSA.-169.EPSB.-200.T.1423.RA.12.RB.14.NR.7551.NC.1401.RhoFields.bin" calcext:value-type="string">
            <text:p>diff mpi01/RELAX.SimID.1.EPSA.-169.EPSB.-200.T.1423.RA.12.RB.14.NR.7551.NC.1401.RhoFields.bin mpi09/RELAX.SimID.9.EPSA.-169.EPSB.-200.T.1423.RA.12.RB.14.NR.7551.NC.1401.RhoFields.bin</text:p>
          </table:table-cell>
        </table:table-row>
        <table:table-row table:style-name="ro1">
          <table:table-cell table:formula="of:=[$Sheet1.E493]" office:value-type="string" office:string-value="diff mpi01/RELAX.SimID.1.EPSA.-169.EPSB.-200.T.1423.RA.12.RB.15.csv mpi09/RELAX.SimID.9.EPSA.-169.EPSB.-200.T.1423.RA.12.RB.15.csv" calcext:value-type="string">
            <text:p>diff mpi01/RELAX.SimID.1.EPSA.-169.EPSB.-200.T.1423.RA.12.RB.15.csv mpi09/RELAX.SimID.9.EPSA.-169.EPSB.-200.T.1423.RA.12.RB.15.csv</text:p>
          </table:table-cell>
        </table:table-row>
        <table:table-row table:style-name="ro1">
          <table:table-cell table:formula="of:=[$Sheet1.E494]" office:value-type="string" office:string-value="diff mpi01/RELAX.SimID.1.EPSA.-169.EPSB.-200.T.1423.RA.12.RB.15.NR.7551.NC.1401.RhoFields.bin mpi09/RELAX.SimID.9.EPSA.-169.EPSB.-200.T.1423.RA.12.RB.15.NR.7551.NC.1401.RhoFields.bin" calcext:value-type="string">
            <text:p>diff mpi01/RELAX.SimID.1.EPSA.-169.EPSB.-200.T.1423.RA.12.RB.15.NR.7551.NC.1401.RhoFields.bin mpi09/RELAX.SimID.9.EPSA.-169.EPSB.-200.T.1423.RA.12.RB.15.NR.7551.NC.1401.RhoFields.bin</text:p>
          </table:table-cell>
        </table:table-row>
        <table:table-row table:style-name="ro1">
          <table:table-cell table:formula="of:=[$Sheet1.E495]" office:value-type="string" office:string-value="diff mpi01/RELAX.SimID.1.EPSA.-169.EPSB.-200.T.1423.RA.12.RB.16.csv mpi09/RELAX.SimID.9.EPSA.-169.EPSB.-200.T.1423.RA.12.RB.16.csv" calcext:value-type="string">
            <text:p>diff mpi01/RELAX.SimID.1.EPSA.-169.EPSB.-200.T.1423.RA.12.RB.16.csv mpi09/RELAX.SimID.9.EPSA.-169.EPSB.-200.T.1423.RA.12.RB.16.csv</text:p>
          </table:table-cell>
        </table:table-row>
        <table:table-row table:style-name="ro1">
          <table:table-cell table:formula="of:=[$Sheet1.E496]" office:value-type="string" office:string-value="diff mpi01/RELAX.SimID.1.EPSA.-169.EPSB.-200.T.1423.RA.12.RB.16.NR.7551.NC.1401.RhoFields.bin mpi09/RELAX.SimID.9.EPSA.-169.EPSB.-200.T.1423.RA.12.RB.16.NR.7551.NC.1401.RhoFields.bin" calcext:value-type="string">
            <text:p>diff mpi01/RELAX.SimID.1.EPSA.-169.EPSB.-200.T.1423.RA.12.RB.16.NR.7551.NC.1401.RhoFields.bin mpi09/RELAX.SimID.9.EPSA.-169.EPSB.-200.T.1423.RA.12.RB.16.NR.7551.NC.1401.RhoFields.bin</text:p>
          </table:table-cell>
        </table:table-row>
        <table:table-row table:style-name="ro1">
          <table:table-cell table:formula="of:=[$Sheet1.E497]" office:value-type="string" office:string-value="diff mpi01/RELAX.SimID.1.EPSA.-169.EPSB.-200.T.1473.RA.12.RB.13.csv mpi09/RELAX.SimID.9.EPSA.-169.EPSB.-200.T.1473.RA.12.RB.13.csv" calcext:value-type="string">
            <text:p>diff mpi01/RELAX.SimID.1.EPSA.-169.EPSB.-200.T.1473.RA.12.RB.13.csv mpi09/RELAX.SimID.9.EPSA.-169.EPSB.-200.T.1473.RA.12.RB.13.csv</text:p>
          </table:table-cell>
        </table:table-row>
        <table:table-row table:style-name="ro1">
          <table:table-cell table:formula="of:=[$Sheet1.E498]" office:value-type="string" office:string-value="diff mpi01/RELAX.SimID.1.EPSA.-169.EPSB.-200.T.1473.RA.12.RB.13.NR.7551.NC.1401.RhoFields.bin mpi09/RELAX.SimID.9.EPSA.-169.EPSB.-200.T.1473.RA.12.RB.13.NR.7551.NC.1401.RhoFields.bin" calcext:value-type="string">
            <text:p>diff mpi01/RELAX.SimID.1.EPSA.-169.EPSB.-200.T.1473.RA.12.RB.13.NR.7551.NC.1401.RhoFields.bin mpi09/RELAX.SimID.9.EPSA.-169.EPSB.-200.T.1473.RA.12.RB.13.NR.7551.NC.1401.RhoFields.bin</text:p>
          </table:table-cell>
        </table:table-row>
        <table:table-row table:style-name="ro1">
          <table:table-cell table:formula="of:=[$Sheet1.E499]" office:value-type="string" office:string-value="diff mpi01/RELAX.SimID.1.EPSA.-169.EPSB.-200.T.1473.RA.12.RB.14.csv mpi09/RELAX.SimID.9.EPSA.-169.EPSB.-200.T.1473.RA.12.RB.14.csv" calcext:value-type="string">
            <text:p>diff mpi01/RELAX.SimID.1.EPSA.-169.EPSB.-200.T.1473.RA.12.RB.14.csv mpi09/RELAX.SimID.9.EPSA.-169.EPSB.-200.T.1473.RA.12.RB.14.csv</text:p>
          </table:table-cell>
        </table:table-row>
        <table:table-row table:style-name="ro1">
          <table:table-cell table:formula="of:=[$Sheet1.E500]" office:value-type="string" office:string-value="diff mpi01/RELAX.SimID.1.EPSA.-169.EPSB.-200.T.1473.RA.12.RB.14.NR.7551.NC.1401.RhoFields.bin mpi09/RELAX.SimID.9.EPSA.-169.EPSB.-200.T.1473.RA.12.RB.14.NR.7551.NC.1401.RhoFields.bin" calcext:value-type="string">
            <text:p>diff mpi01/RELAX.SimID.1.EPSA.-169.EPSB.-200.T.1473.RA.12.RB.14.NR.7551.NC.1401.RhoFields.bin mpi09/RELAX.SimID.9.EPSA.-169.EPSB.-200.T.1473.RA.12.RB.14.NR.7551.NC.1401.RhoFields.bin</text:p>
          </table:table-cell>
        </table:table-row>
        <table:table-row table:style-name="ro1">
          <table:table-cell table:formula="of:=[$Sheet1.E501]" office:value-type="string" office:string-value="diff mpi01/RELAX.SimID.1.EPSA.-169.EPSB.-200.T.1473.RA.12.RB.15.csv mpi09/RELAX.SimID.9.EPSA.-169.EPSB.-200.T.1473.RA.12.RB.15.csv" calcext:value-type="string">
            <text:p>diff mpi01/RELAX.SimID.1.EPSA.-169.EPSB.-200.T.1473.RA.12.RB.15.csv mpi09/RELAX.SimID.9.EPSA.-169.EPSB.-200.T.1473.RA.12.RB.15.csv</text:p>
          </table:table-cell>
        </table:table-row>
        <table:table-row table:style-name="ro1">
          <table:table-cell table:formula="of:=[$Sheet1.E502]" office:value-type="string" office:string-value="diff mpi01/RELAX.SimID.1.EPSA.-169.EPSB.-200.T.1473.RA.12.RB.15.NR.7551.NC.1401.RhoFields.bin mpi09/RELAX.SimID.9.EPSA.-169.EPSB.-200.T.1473.RA.12.RB.15.NR.7551.NC.1401.RhoFields.bin" calcext:value-type="string">
            <text:p>diff mpi01/RELAX.SimID.1.EPSA.-169.EPSB.-200.T.1473.RA.12.RB.15.NR.7551.NC.1401.RhoFields.bin mpi09/RELAX.SimID.9.EPSA.-169.EPSB.-200.T.1473.RA.12.RB.15.NR.7551.NC.1401.RhoFields.bin</text:p>
          </table:table-cell>
        </table:table-row>
        <table:table-row table:style-name="ro1">
          <table:table-cell table:formula="of:=[$Sheet1.E503]" office:value-type="string" office:string-value="diff mpi01/RELAX.SimID.1.EPSA.-169.EPSB.-200.T.1473.RA.12.RB.16.csv mpi09/RELAX.SimID.9.EPSA.-169.EPSB.-200.T.1473.RA.12.RB.16.csv" calcext:value-type="string">
            <text:p>diff mpi01/RELAX.SimID.1.EPSA.-169.EPSB.-200.T.1473.RA.12.RB.16.csv mpi09/RELAX.SimID.9.EPSA.-169.EPSB.-200.T.1473.RA.12.RB.16.csv</text:p>
          </table:table-cell>
        </table:table-row>
        <table:table-row table:style-name="ro1">
          <table:table-cell table:formula="of:=[$Sheet1.E504]" office:value-type="string" office:string-value="diff mpi01/RELAX.SimID.1.EPSA.-169.EPSB.-200.T.1473.RA.12.RB.16.NR.7551.NC.1401.RhoFields.bin mpi09/RELAX.SimID.9.EPSA.-169.EPSB.-200.T.1473.RA.12.RB.16.NR.7551.NC.1401.RhoFields.bin" calcext:value-type="string">
            <text:p>diff mpi01/RELAX.SimID.1.EPSA.-169.EPSB.-200.T.1473.RA.12.RB.16.NR.7551.NC.1401.RhoFields.bin mpi09/RELAX.SimID.9.EPSA.-169.EPSB.-200.T.1473.RA.12.RB.16.NR.7551.NC.1401.RhoFields.bin</text:p>
          </table:table-cell>
        </table:table-row>
        <table:table-row table:style-name="ro1">
          <table:table-cell table:formula="of:=[$Sheet1.E505]" office:value-type="string" office:string-value="diff mpi01/RELAX.SimID.1.EPSA.-200.EPSB.-200.T.1073.RA.12.RB.13.csv mpi09/RELAX.SimID.9.EPSA.-200.EPSB.-200.T.1073.RA.12.RB.13.csv" calcext:value-type="string">
            <text:p>diff mpi01/RELAX.SimID.1.EPSA.-200.EPSB.-200.T.1073.RA.12.RB.13.csv mpi09/RELAX.SimID.9.EPSA.-200.EPSB.-200.T.1073.RA.12.RB.13.csv</text:p>
          </table:table-cell>
        </table:table-row>
        <table:table-row table:style-name="ro1">
          <table:table-cell table:formula="of:=[$Sheet1.E506]" office:value-type="string" office:string-value="diff mpi01/RELAX.SimID.1.EPSA.200.EPSB.200.T.1073.RA.12.RB.13.csv mpi09/RELAX.SimID.9.EPSA.200.EPSB.200.T.1073.RA.12.RB.13.csv" calcext:value-type="string">
            <text:p>diff mpi01/RELAX.SimID.1.EPSA.200.EPSB.200.T.1073.RA.12.RB.13.csv mpi09/RELAX.SimID.9.EPSA.200.EPSB.200.T.1073.RA.12.RB.13.csv</text:p>
          </table:table-cell>
        </table:table-row>
        <table:table-row table:style-name="ro1">
          <table:table-cell table:formula="of:=[$Sheet1.E507]" office:value-type="string" office:string-value="diff mpi01/RELAX.SimID.1.EPSA.-200.EPSB.-200.T.1073.RA.12.RB.13.NR.7551.NC.1401.RhoFields.bin mpi09/RELAX.SimID.9.EPSA.-200.EPSB.-200.T.1073.RA.12.RB.13.NR.7551.NC.1401.RhoFields.bin" calcext:value-type="string">
            <text:p>diff mpi01/RELAX.SimID.1.EPSA.-200.EPSB.-200.T.1073.RA.12.RB.13.NR.7551.NC.1401.RhoFields.bin mpi09/RELAX.SimID.9.EPSA.-200.EPSB.-200.T.1073.RA.12.RB.13.NR.7551.NC.1401.RhoFields.bin</text:p>
          </table:table-cell>
        </table:table-row>
        <table:table-row table:style-name="ro1">
          <table:table-cell table:formula="of:=[$Sheet1.E508]" office:value-type="string" office:string-value="diff mpi01/RELAX.SimID.1.EPSA.200.EPSB.200.T.1073.RA.12.RB.13.NR.7551.NC.4.RhoFields.bin mpi09/RELAX.SimID.9.EPSA.200.EPSB.200.T.1073.RA.12.RB.13.NR.7551.NC.4.RhoFields.bin" calcext:value-type="string">
            <text:p>diff mpi01/RELAX.SimID.1.EPSA.200.EPSB.200.T.1073.RA.12.RB.13.NR.7551.NC.4.RhoFields.bin mpi09/RELAX.SimID.9.EPSA.200.EPSB.200.T.1073.RA.12.RB.13.NR.7551.NC.4.RhoFields.bin</text:p>
          </table:table-cell>
        </table:table-row>
        <table:table-row table:style-name="ro1">
          <table:table-cell table:formula="of:=[$Sheet1.E509]" office:value-type="string" office:string-value="diff mpi01/RELAX.SimID.1.EPSA.-200.EPSB.-200.T.1073.RA.12.RB.14.csv mpi09/RELAX.SimID.9.EPSA.-200.EPSB.-200.T.1073.RA.12.RB.14.csv" calcext:value-type="string">
            <text:p>diff mpi01/RELAX.SimID.1.EPSA.-200.EPSB.-200.T.1073.RA.12.RB.14.csv mpi09/RELAX.SimID.9.EPSA.-200.EPSB.-200.T.1073.RA.12.RB.14.csv</text:p>
          </table:table-cell>
        </table:table-row>
        <table:table-row table:style-name="ro1">
          <table:table-cell table:formula="of:=[$Sheet1.E510]" office:value-type="string" office:string-value="diff mpi01/RELAX.SimID.1.EPSA.200.EPSB.200.T.1073.RA.12.RB.14.csv mpi09/RELAX.SimID.9.EPSA.200.EPSB.200.T.1073.RA.12.RB.14.csv" calcext:value-type="string">
            <text:p>diff mpi01/RELAX.SimID.1.EPSA.200.EPSB.200.T.1073.RA.12.RB.14.csv mpi09/RELAX.SimID.9.EPSA.200.EPSB.200.T.1073.RA.12.RB.14.csv</text:p>
          </table:table-cell>
        </table:table-row>
        <table:table-row table:style-name="ro1">
          <table:table-cell table:formula="of:=[$Sheet1.E511]" office:value-type="string" office:string-value="diff mpi01/RELAX.SimID.1.EPSA.200.EPSB.200.T.1073.RA.12.RB.14.NR.7551.NC.13.RhoFields.bin mpi09/RELAX.SimID.9.EPSA.200.EPSB.200.T.1073.RA.12.RB.14.NR.7551.NC.13.RhoFields.bin" calcext:value-type="string">
            <text:p>diff mpi01/RELAX.SimID.1.EPSA.200.EPSB.200.T.1073.RA.12.RB.14.NR.7551.NC.13.RhoFields.bin mpi09/RELAX.SimID.9.EPSA.200.EPSB.200.T.1073.RA.12.RB.14.NR.7551.NC.13.RhoFields.bin</text:p>
          </table:table-cell>
        </table:table-row>
        <table:table-row table:style-name="ro1">
          <table:table-cell table:formula="of:=[$Sheet1.E512]" office:value-type="string" office:string-value="diff mpi01/RELAX.SimID.1.EPSA.-200.EPSB.-200.T.1073.RA.12.RB.14.NR.7551.NC.1401.RhoFields.bin mpi09/RELAX.SimID.9.EPSA.-200.EPSB.-200.T.1073.RA.12.RB.14.NR.7551.NC.1401.RhoFields.bin" calcext:value-type="string">
            <text:p>diff mpi01/RELAX.SimID.1.EPSA.-200.EPSB.-200.T.1073.RA.12.RB.14.NR.7551.NC.1401.RhoFields.bin mpi09/RELAX.SimID.9.EPSA.-200.EPSB.-200.T.1073.RA.12.RB.14.NR.7551.NC.1401.RhoFields.bin</text:p>
          </table:table-cell>
        </table:table-row>
        <table:table-row table:style-name="ro1">
          <table:table-cell table:formula="of:=[$Sheet1.E513]" office:value-type="string" office:string-value="diff mpi01/RELAX.SimID.1.EPSA.-200.EPSB.-200.T.1073.RA.12.RB.15.csv mpi09/RELAX.SimID.9.EPSA.-200.EPSB.-200.T.1073.RA.12.RB.15.csv" calcext:value-type="string">
            <text:p>diff mpi01/RELAX.SimID.1.EPSA.-200.EPSB.-200.T.1073.RA.12.RB.15.csv mpi09/RELAX.SimID.9.EPSA.-200.EPSB.-200.T.1073.RA.12.RB.15.csv</text:p>
          </table:table-cell>
        </table:table-row>
        <table:table-row table:style-name="ro1">
          <table:table-cell table:formula="of:=[$Sheet1.E514]" office:value-type="string" office:string-value="diff mpi01/RELAX.SimID.1.EPSA.200.EPSB.200.T.1073.RA.12.RB.15.csv mpi09/RELAX.SimID.9.EPSA.200.EPSB.200.T.1073.RA.12.RB.15.csv" calcext:value-type="string">
            <text:p>diff mpi01/RELAX.SimID.1.EPSA.200.EPSB.200.T.1073.RA.12.RB.15.csv mpi09/RELAX.SimID.9.EPSA.200.EPSB.200.T.1073.RA.12.RB.15.csv</text:p>
          </table:table-cell>
        </table:table-row>
        <table:table-row table:style-name="ro1">
          <table:table-cell table:formula="of:=[$Sheet1.E515]" office:value-type="string" office:string-value="diff mpi01/RELAX.SimID.1.EPSA.-200.EPSB.-200.T.1073.RA.12.RB.15.NR.7551.NC.1401.RhoFields.bin mpi09/RELAX.SimID.9.EPSA.-200.EPSB.-200.T.1073.RA.12.RB.15.NR.7551.NC.1401.RhoFields.bin" calcext:value-type="string">
            <text:p>diff mpi01/RELAX.SimID.1.EPSA.-200.EPSB.-200.T.1073.RA.12.RB.15.NR.7551.NC.1401.RhoFields.bin mpi09/RELAX.SimID.9.EPSA.-200.EPSB.-200.T.1073.RA.12.RB.15.NR.7551.NC.1401.RhoFields.bin</text:p>
          </table:table-cell>
        </table:table-row>
        <table:table-row table:style-name="ro1">
          <table:table-cell table:formula="of:=[$Sheet1.E516]" office:value-type="string" office:string-value="diff mpi01/RELAX.SimID.1.EPSA.200.EPSB.200.T.1073.RA.12.RB.15.NR.7551.NC.42.RhoFields.bin mpi09/RELAX.SimID.9.EPSA.200.EPSB.200.T.1073.RA.12.RB.15.NR.7551.NC.42.RhoFields.bin" calcext:value-type="string">
            <text:p>diff mpi01/RELAX.SimID.1.EPSA.200.EPSB.200.T.1073.RA.12.RB.15.NR.7551.NC.42.RhoFields.bin mpi09/RELAX.SimID.9.EPSA.200.EPSB.200.T.1073.RA.12.RB.15.NR.7551.NC.42.RhoFields.bin</text:p>
          </table:table-cell>
        </table:table-row>
        <table:table-row table:style-name="ro1">
          <table:table-cell table:formula="of:=[$Sheet1.E517]" office:value-type="string" office:string-value="diff mpi01/RELAX.SimID.1.EPSA.-200.EPSB.-200.T.1073.RA.12.RB.16.csv mpi09/RELAX.SimID.9.EPSA.-200.EPSB.-200.T.1073.RA.12.RB.16.csv" calcext:value-type="string">
            <text:p>diff mpi01/RELAX.SimID.1.EPSA.-200.EPSB.-200.T.1073.RA.12.RB.16.csv mpi09/RELAX.SimID.9.EPSA.-200.EPSB.-200.T.1073.RA.12.RB.16.csv</text:p>
          </table:table-cell>
        </table:table-row>
        <table:table-row table:style-name="ro1">
          <table:table-cell table:formula="of:=[$Sheet1.E518]" office:value-type="string" office:string-value="diff mpi01/RELAX.SimID.1.EPSA.200.EPSB.200.T.1073.RA.12.RB.16.csv mpi09/RELAX.SimID.9.EPSA.200.EPSB.200.T.1073.RA.12.RB.16.csv" calcext:value-type="string">
            <text:p>diff mpi01/RELAX.SimID.1.EPSA.200.EPSB.200.T.1073.RA.12.RB.16.csv mpi09/RELAX.SimID.9.EPSA.200.EPSB.200.T.1073.RA.12.RB.16.csv</text:p>
          </table:table-cell>
        </table:table-row>
        <table:table-row table:style-name="ro1">
          <table:table-cell table:formula="of:=[$Sheet1.E519]" office:value-type="string" office:string-value="diff mpi01/RELAX.SimID.1.EPSA.200.EPSB.200.T.1073.RA.12.RB.16.NR.7551.NC.126.RhoFields.bin mpi09/RELAX.SimID.9.EPSA.200.EPSB.200.T.1073.RA.12.RB.16.NR.7551.NC.126.RhoFields.bin" calcext:value-type="string">
            <text:p>diff mpi01/RELAX.SimID.1.EPSA.200.EPSB.200.T.1073.RA.12.RB.16.NR.7551.NC.126.RhoFields.bin mpi09/RELAX.SimID.9.EPSA.200.EPSB.200.T.1073.RA.12.RB.16.NR.7551.NC.126.RhoFields.bin</text:p>
          </table:table-cell>
        </table:table-row>
        <table:table-row table:style-name="ro1">
          <table:table-cell table:formula="of:=[$Sheet1.E520]" office:value-type="string" office:string-value="diff mpi01/RELAX.SimID.1.EPSA.-200.EPSB.-200.T.1073.RA.12.RB.16.NR.7551.NC.1401.RhoFields.bin mpi09/RELAX.SimID.9.EPSA.-200.EPSB.-200.T.1073.RA.12.RB.16.NR.7551.NC.1401.RhoFields.bin" calcext:value-type="string">
            <text:p>diff mpi01/RELAX.SimID.1.EPSA.-200.EPSB.-200.T.1073.RA.12.RB.16.NR.7551.NC.1401.RhoFields.bin mpi09/RELAX.SimID.9.EPSA.-200.EPSB.-200.T.1073.RA.12.RB.16.NR.7551.NC.1401.RhoFields.bin</text:p>
          </table:table-cell>
        </table:table-row>
        <table:table-row table:style-name="ro1">
          <table:table-cell table:formula="of:=[$Sheet1.E521]" office:value-type="string" office:string-value="diff mpi01/RELAX.SimID.1.EPSA.-200.EPSB.-200.T.1123.RA.12.RB.13.csv mpi09/RELAX.SimID.9.EPSA.-200.EPSB.-200.T.1123.RA.12.RB.13.csv" calcext:value-type="string">
            <text:p>diff mpi01/RELAX.SimID.1.EPSA.-200.EPSB.-200.T.1123.RA.12.RB.13.csv mpi09/RELAX.SimID.9.EPSA.-200.EPSB.-200.T.1123.RA.12.RB.13.csv</text:p>
          </table:table-cell>
        </table:table-row>
        <table:table-row table:style-name="ro1">
          <table:table-cell table:formula="of:=[$Sheet1.E522]" office:value-type="string" office:string-value="diff mpi01/RELAX.SimID.1.EPSA.200.EPSB.200.T.1123.RA.12.RB.13.csv mpi09/RELAX.SimID.9.EPSA.200.EPSB.200.T.1123.RA.12.RB.13.csv" calcext:value-type="string">
            <text:p>diff mpi01/RELAX.SimID.1.EPSA.200.EPSB.200.T.1123.RA.12.RB.13.csv mpi09/RELAX.SimID.9.EPSA.200.EPSB.200.T.1123.RA.12.RB.13.csv</text:p>
          </table:table-cell>
        </table:table-row>
        <table:table-row table:style-name="ro1">
          <table:table-cell table:formula="of:=[$Sheet1.E523]" office:value-type="string" office:string-value="diff mpi01/RELAX.SimID.1.EPSA.-200.EPSB.-200.T.1123.RA.12.RB.13.NR.7551.NC.1401.RhoFields.bin mpi09/RELAX.SimID.9.EPSA.-200.EPSB.-200.T.1123.RA.12.RB.13.NR.7551.NC.1401.RhoFields.bin" calcext:value-type="string">
            <text:p>diff mpi01/RELAX.SimID.1.EPSA.-200.EPSB.-200.T.1123.RA.12.RB.13.NR.7551.NC.1401.RhoFields.bin mpi09/RELAX.SimID.9.EPSA.-200.EPSB.-200.T.1123.RA.12.RB.13.NR.7551.NC.1401.RhoFields.bin</text:p>
          </table:table-cell>
        </table:table-row>
        <table:table-row table:style-name="ro1">
          <table:table-cell table:formula="of:=[$Sheet1.E524]" office:value-type="string" office:string-value="diff mpi01/RELAX.SimID.1.EPSA.200.EPSB.200.T.1123.RA.12.RB.13.NR.7551.NC.25.RhoFields.bin mpi09/RELAX.SimID.9.EPSA.200.EPSB.200.T.1123.RA.12.RB.13.NR.7551.NC.25.RhoFields.bin" calcext:value-type="string">
            <text:p>diff mpi01/RELAX.SimID.1.EPSA.200.EPSB.200.T.1123.RA.12.RB.13.NR.7551.NC.25.RhoFields.bin mpi09/RELAX.SimID.9.EPSA.200.EPSB.200.T.1123.RA.12.RB.13.NR.7551.NC.25.RhoFields.bin</text:p>
          </table:table-cell>
        </table:table-row>
        <table:table-row table:style-name="ro1">
          <table:table-cell table:formula="of:=[$Sheet1.E525]" office:value-type="string" office:string-value="diff mpi01/RELAX.SimID.1.EPSA.-200.EPSB.-200.T.1123.RA.12.RB.14.csv mpi09/RELAX.SimID.9.EPSA.-200.EPSB.-200.T.1123.RA.12.RB.14.csv" calcext:value-type="string">
            <text:p>diff mpi01/RELAX.SimID.1.EPSA.-200.EPSB.-200.T.1123.RA.12.RB.14.csv mpi09/RELAX.SimID.9.EPSA.-200.EPSB.-200.T.1123.RA.12.RB.14.csv</text:p>
          </table:table-cell>
        </table:table-row>
        <table:table-row table:style-name="ro1">
          <table:table-cell table:formula="of:=[$Sheet1.E526]" office:value-type="string" office:string-value="diff mpi01/RELAX.SimID.1.EPSA.200.EPSB.200.T.1123.RA.12.RB.14.csv mpi09/RELAX.SimID.9.EPSA.200.EPSB.200.T.1123.RA.12.RB.14.csv" calcext:value-type="string">
            <text:p>diff mpi01/RELAX.SimID.1.EPSA.200.EPSB.200.T.1123.RA.12.RB.14.csv mpi09/RELAX.SimID.9.EPSA.200.EPSB.200.T.1123.RA.12.RB.14.csv</text:p>
          </table:table-cell>
        </table:table-row>
        <table:table-row table:style-name="ro1">
          <table:table-cell table:formula="of:=[$Sheet1.E527]" office:value-type="string" office:string-value="diff mpi01/RELAX.SimID.1.EPSA.-200.EPSB.-200.T.1123.RA.12.RB.14.NR.7551.NC.1401.RhoFields.bin mpi09/RELAX.SimID.9.EPSA.-200.EPSB.-200.T.1123.RA.12.RB.14.NR.7551.NC.1401.RhoFields.bin" calcext:value-type="string">
            <text:p>diff mpi01/RELAX.SimID.1.EPSA.-200.EPSB.-200.T.1123.RA.12.RB.14.NR.7551.NC.1401.RhoFields.bin mpi09/RELAX.SimID.9.EPSA.-200.EPSB.-200.T.1123.RA.12.RB.14.NR.7551.NC.1401.RhoFields.bin</text:p>
          </table:table-cell>
        </table:table-row>
        <table:table-row table:style-name="ro1">
          <table:table-cell table:formula="of:=[$Sheet1.E528]" office:value-type="string" office:string-value="diff mpi01/RELAX.SimID.1.EPSA.200.EPSB.200.T.1123.RA.12.RB.14.NR.7551.NC.97.RhoFields.bin mpi09/RELAX.SimID.9.EPSA.200.EPSB.200.T.1123.RA.12.RB.14.NR.7551.NC.97.RhoFields.bin" calcext:value-type="string">
            <text:p>diff mpi01/RELAX.SimID.1.EPSA.200.EPSB.200.T.1123.RA.12.RB.14.NR.7551.NC.97.RhoFields.bin mpi09/RELAX.SimID.9.EPSA.200.EPSB.200.T.1123.RA.12.RB.14.NR.7551.NC.97.RhoFields.bin</text:p>
          </table:table-cell>
        </table:table-row>
        <table:table-row table:style-name="ro1">
          <table:table-cell table:formula="of:=[$Sheet1.E529]" office:value-type="string" office:string-value="diff mpi01/RELAX.SimID.1.EPSA.-200.EPSB.-200.T.1123.RA.12.RB.15.csv mpi09/RELAX.SimID.9.EPSA.-200.EPSB.-200.T.1123.RA.12.RB.15.csv" calcext:value-type="string">
            <text:p>diff mpi01/RELAX.SimID.1.EPSA.-200.EPSB.-200.T.1123.RA.12.RB.15.csv mpi09/RELAX.SimID.9.EPSA.-200.EPSB.-200.T.1123.RA.12.RB.15.csv</text:p>
          </table:table-cell>
        </table:table-row>
        <table:table-row table:style-name="ro1">
          <table:table-cell table:formula="of:=[$Sheet1.E530]" office:value-type="string" office:string-value="diff mpi01/RELAX.SimID.1.EPSA.200.EPSB.200.T.1123.RA.12.RB.15.csv mpi09/RELAX.SimID.9.EPSA.200.EPSB.200.T.1123.RA.12.RB.15.csv" calcext:value-type="string">
            <text:p>diff mpi01/RELAX.SimID.1.EPSA.200.EPSB.200.T.1123.RA.12.RB.15.csv mpi09/RELAX.SimID.9.EPSA.200.EPSB.200.T.1123.RA.12.RB.15.csv</text:p>
          </table:table-cell>
        </table:table-row>
        <table:table-row table:style-name="ro1">
          <table:table-cell table:formula="of:=[$Sheet1.E531]" office:value-type="string" office:string-value="diff mpi01/RELAX.SimID.1.EPSA.-200.EPSB.-200.T.1123.RA.12.RB.15.NR.7551.NC.1401.RhoFields.bin mpi09/RELAX.SimID.9.EPSA.-200.EPSB.-200.T.1123.RA.12.RB.15.NR.7551.NC.1401.RhoFields.bin" calcext:value-type="string">
            <text:p>diff mpi01/RELAX.SimID.1.EPSA.-200.EPSB.-200.T.1123.RA.12.RB.15.NR.7551.NC.1401.RhoFields.bin mpi09/RELAX.SimID.9.EPSA.-200.EPSB.-200.T.1123.RA.12.RB.15.NR.7551.NC.1401.RhoFields.bin</text:p>
          </table:table-cell>
        </table:table-row>
        <table:table-row table:style-name="ro1">
          <table:table-cell table:formula="of:=[$Sheet1.E532]" office:value-type="string" office:string-value="diff mpi01/RELAX.SimID.1.EPSA.200.EPSB.200.T.1123.RA.12.RB.15.NR.7551.NC.298.RhoFields.bin mpi09/RELAX.SimID.9.EPSA.200.EPSB.200.T.1123.RA.12.RB.15.NR.7551.NC.298.RhoFields.bin" calcext:value-type="string">
            <text:p>diff mpi01/RELAX.SimID.1.EPSA.200.EPSB.200.T.1123.RA.12.RB.15.NR.7551.NC.298.RhoFields.bin mpi09/RELAX.SimID.9.EPSA.200.EPSB.200.T.1123.RA.12.RB.15.NR.7551.NC.298.RhoFields.bin</text:p>
          </table:table-cell>
        </table:table-row>
        <table:table-row table:style-name="ro1">
          <table:table-cell table:formula="of:=[$Sheet1.E533]" office:value-type="string" office:string-value="diff mpi01/RELAX.SimID.1.EPSA.-200.EPSB.-200.T.1123.RA.12.RB.16.csv mpi09/RELAX.SimID.9.EPSA.-200.EPSB.-200.T.1123.RA.12.RB.16.csv" calcext:value-type="string">
            <text:p>diff mpi01/RELAX.SimID.1.EPSA.-200.EPSB.-200.T.1123.RA.12.RB.16.csv mpi09/RELAX.SimID.9.EPSA.-200.EPSB.-200.T.1123.RA.12.RB.16.csv</text:p>
          </table:table-cell>
        </table:table-row>
        <table:table-row table:style-name="ro1">
          <table:table-cell table:formula="of:=[$Sheet1.E534]" office:value-type="string" office:string-value="diff mpi01/RELAX.SimID.1.EPSA.200.EPSB.200.T.1123.RA.12.RB.16.csv mpi09/RELAX.SimID.9.EPSA.200.EPSB.200.T.1123.RA.12.RB.16.csv" calcext:value-type="string">
            <text:p>diff mpi01/RELAX.SimID.1.EPSA.200.EPSB.200.T.1123.RA.12.RB.16.csv mpi09/RELAX.SimID.9.EPSA.200.EPSB.200.T.1123.RA.12.RB.16.csv</text:p>
          </table:table-cell>
        </table:table-row>
        <table:table-row table:style-name="ro1">
          <table:table-cell table:formula="of:=[$Sheet1.E535]" office:value-type="string" office:string-value="diff mpi01/RELAX.SimID.1.EPSA.-200.EPSB.-200.T.1123.RA.12.RB.16.NR.7551.NC.1401.RhoFields.bin mpi09/RELAX.SimID.9.EPSA.-200.EPSB.-200.T.1123.RA.12.RB.16.NR.7551.NC.1401.RhoFields.bin" calcext:value-type="string">
            <text:p>diff mpi01/RELAX.SimID.1.EPSA.-200.EPSB.-200.T.1123.RA.12.RB.16.NR.7551.NC.1401.RhoFields.bin mpi09/RELAX.SimID.9.EPSA.-200.EPSB.-200.T.1123.RA.12.RB.16.NR.7551.NC.1401.RhoFields.bin</text:p>
          </table:table-cell>
        </table:table-row>
        <table:table-row table:style-name="ro1">
          <table:table-cell table:formula="of:=[$Sheet1.E536]" office:value-type="string" office:string-value="diff mpi01/RELAX.SimID.1.EPSA.200.EPSB.200.T.1123.RA.12.RB.16.NR.7551.NC.853.RhoFields.bin mpi09/RELAX.SimID.9.EPSA.200.EPSB.200.T.1123.RA.12.RB.16.NR.7551.NC.853.RhoFields.bin" calcext:value-type="string">
            <text:p>diff mpi01/RELAX.SimID.1.EPSA.200.EPSB.200.T.1123.RA.12.RB.16.NR.7551.NC.853.RhoFields.bin mpi09/RELAX.SimID.9.EPSA.200.EPSB.200.T.1123.RA.12.RB.16.NR.7551.NC.853.RhoFields.bin</text:p>
          </table:table-cell>
        </table:table-row>
        <table:table-row table:style-name="ro1">
          <table:table-cell table:formula="of:=[$Sheet1.E537]" office:value-type="string" office:string-value="diff mpi01/RELAX.SimID.1.EPSA.-200.EPSB.-200.T.1173.RA.12.RB.13.csv mpi09/RELAX.SimID.9.EPSA.-200.EPSB.-200.T.1173.RA.12.RB.13.csv" calcext:value-type="string">
            <text:p>diff mpi01/RELAX.SimID.1.EPSA.-200.EPSB.-200.T.1173.RA.12.RB.13.csv mpi09/RELAX.SimID.9.EPSA.-200.EPSB.-200.T.1173.RA.12.RB.13.csv</text:p>
          </table:table-cell>
        </table:table-row>
        <table:table-row table:style-name="ro1">
          <table:table-cell table:formula="of:=[$Sheet1.E538]" office:value-type="string" office:string-value="diff mpi01/RELAX.SimID.1.EPSA.200.EPSB.200.T.1173.RA.12.RB.13.csv mpi09/RELAX.SimID.9.EPSA.200.EPSB.200.T.1173.RA.12.RB.13.csv" calcext:value-type="string">
            <text:p>diff mpi01/RELAX.SimID.1.EPSA.200.EPSB.200.T.1173.RA.12.RB.13.csv mpi09/RELAX.SimID.9.EPSA.200.EPSB.200.T.1173.RA.12.RB.13.csv</text:p>
          </table:table-cell>
        </table:table-row>
        <table:table-row table:style-name="ro1">
          <table:table-cell table:formula="of:=[$Sheet1.E539]" office:value-type="string" office:string-value="diff mpi01/RELAX.SimID.1.EPSA.-200.EPSB.-200.T.1173.RA.12.RB.13.NR.7551.NC.1401.RhoFields.bin mpi09/RELAX.SimID.9.EPSA.-200.EPSB.-200.T.1173.RA.12.RB.13.NR.7551.NC.1401.RhoFields.bin" calcext:value-type="string">
            <text:p>diff mpi01/RELAX.SimID.1.EPSA.-200.EPSB.-200.T.1173.RA.12.RB.13.NR.7551.NC.1401.RhoFields.bin mpi09/RELAX.SimID.9.EPSA.-200.EPSB.-200.T.1173.RA.12.RB.13.NR.7551.NC.1401.RhoFields.bin</text:p>
          </table:table-cell>
        </table:table-row>
        <table:table-row table:style-name="ro1">
          <table:table-cell table:formula="of:=[$Sheet1.E540]" office:value-type="string" office:string-value="diff mpi01/RELAX.SimID.1.EPSA.200.EPSB.200.T.1173.RA.12.RB.13.NR.7551.NC.148.RhoFields.bin mpi09/RELAX.SimID.9.EPSA.200.EPSB.200.T.1173.RA.12.RB.13.NR.7551.NC.148.RhoFields.bin" calcext:value-type="string">
            <text:p>diff mpi01/RELAX.SimID.1.EPSA.200.EPSB.200.T.1173.RA.12.RB.13.NR.7551.NC.148.RhoFields.bin mpi09/RELAX.SimID.9.EPSA.200.EPSB.200.T.1173.RA.12.RB.13.NR.7551.NC.148.RhoFields.bin</text:p>
          </table:table-cell>
        </table:table-row>
        <table:table-row table:style-name="ro1">
          <table:table-cell table:formula="of:=[$Sheet1.E541]" office:value-type="string" office:string-value="diff mpi01/RELAX.SimID.1.EPSA.-200.EPSB.-200.T.1173.RA.12.RB.14.csv mpi09/RELAX.SimID.9.EPSA.-200.EPSB.-200.T.1173.RA.12.RB.14.csv" calcext:value-type="string">
            <text:p>diff mpi01/RELAX.SimID.1.EPSA.-200.EPSB.-200.T.1173.RA.12.RB.14.csv mpi09/RELAX.SimID.9.EPSA.-200.EPSB.-200.T.1173.RA.12.RB.14.csv</text:p>
          </table:table-cell>
        </table:table-row>
        <table:table-row table:style-name="ro1">
          <table:table-cell table:formula="of:=[$Sheet1.E542]" office:value-type="string" office:string-value="diff mpi01/RELAX.SimID.1.EPSA.200.EPSB.200.T.1173.RA.12.RB.14.csv mpi09/RELAX.SimID.9.EPSA.200.EPSB.200.T.1173.RA.12.RB.14.csv" calcext:value-type="string">
            <text:p>diff mpi01/RELAX.SimID.1.EPSA.200.EPSB.200.T.1173.RA.12.RB.14.csv mpi09/RELAX.SimID.9.EPSA.200.EPSB.200.T.1173.RA.12.RB.14.csv</text:p>
          </table:table-cell>
        </table:table-row>
        <table:table-row table:style-name="ro1">
          <table:table-cell table:formula="of:=[$Sheet1.E543]" office:value-type="string" office:string-value="diff mpi01/RELAX.SimID.1.EPSA.-200.EPSB.-200.T.1173.RA.12.RB.14.NR.7551.NC.1401.RhoFields.bin mpi09/RELAX.SimID.9.EPSA.-200.EPSB.-200.T.1173.RA.12.RB.14.NR.7551.NC.1401.RhoFields.bin" calcext:value-type="string">
            <text:p>diff mpi01/RELAX.SimID.1.EPSA.-200.EPSB.-200.T.1173.RA.12.RB.14.NR.7551.NC.1401.RhoFields.bin mpi09/RELAX.SimID.9.EPSA.-200.EPSB.-200.T.1173.RA.12.RB.14.NR.7551.NC.1401.RhoFields.bin</text:p>
          </table:table-cell>
        </table:table-row>
        <table:table-row table:style-name="ro1">
          <table:table-cell table:formula="of:=[$Sheet1.E544]" office:value-type="string" office:string-value="diff mpi01/RELAX.SimID.1.EPSA.200.EPSB.200.T.1173.RA.12.RB.14.NR.7551.NC.547.RhoFields.bin mpi09/RELAX.SimID.9.EPSA.200.EPSB.200.T.1173.RA.12.RB.14.NR.7551.NC.547.RhoFields.bin" calcext:value-type="string">
            <text:p>diff mpi01/RELAX.SimID.1.EPSA.200.EPSB.200.T.1173.RA.12.RB.14.NR.7551.NC.547.RhoFields.bin mpi09/RELAX.SimID.9.EPSA.200.EPSB.200.T.1173.RA.12.RB.14.NR.7551.NC.547.RhoFields.bin</text:p>
          </table:table-cell>
        </table:table-row>
        <table:table-row table:style-name="ro1">
          <table:table-cell table:formula="of:=[$Sheet1.E545]" office:value-type="string" office:string-value="diff mpi01/RELAX.SimID.1.EPSA.-200.EPSB.-200.T.1173.RA.12.RB.15.csv mpi09/RELAX.SimID.9.EPSA.-200.EPSB.-200.T.1173.RA.12.RB.15.csv" calcext:value-type="string">
            <text:p>diff mpi01/RELAX.SimID.1.EPSA.-200.EPSB.-200.T.1173.RA.12.RB.15.csv mpi09/RELAX.SimID.9.EPSA.-200.EPSB.-200.T.1173.RA.12.RB.15.csv</text:p>
          </table:table-cell>
        </table:table-row>
        <table:table-row table:style-name="ro1">
          <table:table-cell table:formula="of:=[$Sheet1.E546]" office:value-type="string" office:string-value="diff mpi01/RELAX.SimID.1.EPSA.200.EPSB.200.T.1173.RA.12.RB.15.csv mpi09/RELAX.SimID.9.EPSA.200.EPSB.200.T.1173.RA.12.RB.15.csv" calcext:value-type="string">
            <text:p>diff mpi01/RELAX.SimID.1.EPSA.200.EPSB.200.T.1173.RA.12.RB.15.csv mpi09/RELAX.SimID.9.EPSA.200.EPSB.200.T.1173.RA.12.RB.15.csv</text:p>
          </table:table-cell>
        </table:table-row>
        <table:table-row table:style-name="ro1">
          <table:table-cell table:formula="of:=[$Sheet1.E547]" office:value-type="string" office:string-value="diff mpi01/RELAX.SimID.1.EPSA.-200.EPSB.-200.T.1173.RA.12.RB.15.NR.7551.NC.1401.RhoFields.bin mpi09/RELAX.SimID.9.EPSA.-200.EPSB.-200.T.1173.RA.12.RB.15.NR.7551.NC.1401.RhoFields.bin" calcext:value-type="string">
            <text:p>diff mpi01/RELAX.SimID.1.EPSA.-200.EPSB.-200.T.1173.RA.12.RB.15.NR.7551.NC.1401.RhoFields.bin mpi09/RELAX.SimID.9.EPSA.-200.EPSB.-200.T.1173.RA.12.RB.15.NR.7551.NC.1401.RhoFields.bin</text:p>
          </table:table-cell>
        </table:table-row>
        <table:table-row table:style-name="ro1">
          <table:table-cell table:formula="of:=[$Sheet1.E548]" office:value-type="string" office:string-value="diff mpi01/RELAX.SimID.1.EPSA.200.EPSB.200.T.1173.RA.12.RB.15.NR.7551.NC.1401.RhoFields.bin mpi09/RELAX.SimID.9.EPSA.200.EPSB.200.T.1173.RA.12.RB.15.NR.7551.NC.1401.RhoFields.bin" calcext:value-type="string">
            <text:p>diff mpi01/RELAX.SimID.1.EPSA.200.EPSB.200.T.1173.RA.12.RB.15.NR.7551.NC.1401.RhoFields.bin mpi09/RELAX.SimID.9.EPSA.200.EPSB.200.T.1173.RA.12.RB.15.NR.7551.NC.1401.RhoFields.bin</text:p>
          </table:table-cell>
        </table:table-row>
        <table:table-row table:style-name="ro1">
          <table:table-cell table:formula="of:=[$Sheet1.E549]" office:value-type="string" office:string-value="diff mpi01/RELAX.SimID.1.EPSA.-200.EPSB.-200.T.1173.RA.12.RB.16.csv mpi09/RELAX.SimID.9.EPSA.-200.EPSB.-200.T.1173.RA.12.RB.16.csv" calcext:value-type="string">
            <text:p>diff mpi01/RELAX.SimID.1.EPSA.-200.EPSB.-200.T.1173.RA.12.RB.16.csv mpi09/RELAX.SimID.9.EPSA.-200.EPSB.-200.T.1173.RA.12.RB.16.csv</text:p>
          </table:table-cell>
        </table:table-row>
        <table:table-row table:style-name="ro1">
          <table:table-cell table:formula="of:=[$Sheet1.E550]" office:value-type="string" office:string-value="diff mpi01/RELAX.SimID.1.EPSA.200.EPSB.200.T.1173.RA.12.RB.16.csv mpi09/RELAX.SimID.9.EPSA.200.EPSB.200.T.1173.RA.12.RB.16.csv" calcext:value-type="string">
            <text:p>diff mpi01/RELAX.SimID.1.EPSA.200.EPSB.200.T.1173.RA.12.RB.16.csv mpi09/RELAX.SimID.9.EPSA.200.EPSB.200.T.1173.RA.12.RB.16.csv</text:p>
          </table:table-cell>
        </table:table-row>
        <table:table-row table:style-name="ro1">
          <table:table-cell table:formula="of:=[$Sheet1.E551]" office:value-type="string" office:string-value="diff mpi01/RELAX.SimID.1.EPSA.-200.EPSB.-200.T.1173.RA.12.RB.16.NR.7551.NC.1401.RhoFields.bin mpi09/RELAX.SimID.9.EPSA.-200.EPSB.-200.T.1173.RA.12.RB.16.NR.7551.NC.1401.RhoFields.bin" calcext:value-type="string">
            <text:p>diff mpi01/RELAX.SimID.1.EPSA.-200.EPSB.-200.T.1173.RA.12.RB.16.NR.7551.NC.1401.RhoFields.bin mpi09/RELAX.SimID.9.EPSA.-200.EPSB.-200.T.1173.RA.12.RB.16.NR.7551.NC.1401.RhoFields.bin</text:p>
          </table:table-cell>
        </table:table-row>
        <table:table-row table:style-name="ro1">
          <table:table-cell table:formula="of:=[$Sheet1.E552]" office:value-type="string" office:string-value="diff mpi01/RELAX.SimID.1.EPSA.200.EPSB.200.T.1173.RA.12.RB.16.NR.7551.NC.1401.RhoFields.bin mpi09/RELAX.SimID.9.EPSA.200.EPSB.200.T.1173.RA.12.RB.16.NR.7551.NC.1401.RhoFields.bin" calcext:value-type="string">
            <text:p>diff mpi01/RELAX.SimID.1.EPSA.200.EPSB.200.T.1173.RA.12.RB.16.NR.7551.NC.1401.RhoFields.bin mpi09/RELAX.SimID.9.EPSA.200.EPSB.200.T.1173.RA.12.RB.16.NR.7551.NC.1401.RhoFields.bin</text:p>
          </table:table-cell>
        </table:table-row>
        <table:table-row table:style-name="ro1">
          <table:table-cell table:formula="of:=[$Sheet1.E553]" office:value-type="string" office:string-value="diff mpi01/RELAX.SimID.1.EPSA.-200.EPSB.-200.T.1223.RA.12.RB.13.csv mpi09/RELAX.SimID.9.EPSA.-200.EPSB.-200.T.1223.RA.12.RB.13.csv" calcext:value-type="string">
            <text:p>diff mpi01/RELAX.SimID.1.EPSA.-200.EPSB.-200.T.1223.RA.12.RB.13.csv mpi09/RELAX.SimID.9.EPSA.-200.EPSB.-200.T.1223.RA.12.RB.13.csv</text:p>
          </table:table-cell>
        </table:table-row>
        <table:table-row table:style-name="ro1">
          <table:table-cell table:formula="of:=[$Sheet1.E554]" office:value-type="string" office:string-value="diff mpi01/RELAX.SimID.1.EPSA.200.EPSB.200.T.1223.RA.12.RB.13.csv mpi09/RELAX.SimID.9.EPSA.200.EPSB.200.T.1223.RA.12.RB.13.csv" calcext:value-type="string">
            <text:p>diff mpi01/RELAX.SimID.1.EPSA.200.EPSB.200.T.1223.RA.12.RB.13.csv mpi09/RELAX.SimID.9.EPSA.200.EPSB.200.T.1223.RA.12.RB.13.csv</text:p>
          </table:table-cell>
        </table:table-row>
        <table:table-row table:style-name="ro1">
          <table:table-cell table:formula="of:=[$Sheet1.E555]" office:value-type="string" office:string-value="diff mpi01/RELAX.SimID.1.EPSA.-200.EPSB.-200.T.1223.RA.12.RB.13.NR.7551.NC.1401.RhoFields.bin mpi09/RELAX.SimID.9.EPSA.-200.EPSB.-200.T.1223.RA.12.RB.13.NR.7551.NC.1401.RhoFields.bin" calcext:value-type="string">
            <text:p>diff mpi01/RELAX.SimID.1.EPSA.-200.EPSB.-200.T.1223.RA.12.RB.13.NR.7551.NC.1401.RhoFields.bin mpi09/RELAX.SimID.9.EPSA.-200.EPSB.-200.T.1223.RA.12.RB.13.NR.7551.NC.1401.RhoFields.bin</text:p>
          </table:table-cell>
        </table:table-row>
        <table:table-row table:style-name="ro1">
          <table:table-cell table:formula="of:=[$Sheet1.E556]" office:value-type="string" office:string-value="diff mpi01/RELAX.SimID.1.EPSA.200.EPSB.200.T.1223.RA.12.RB.13.NR.7551.NC.635.RhoFields.bin mpi09/RELAX.SimID.9.EPSA.200.EPSB.200.T.1223.RA.12.RB.13.NR.7551.NC.635.RhoFields.bin" calcext:value-type="string">
            <text:p>diff mpi01/RELAX.SimID.1.EPSA.200.EPSB.200.T.1223.RA.12.RB.13.NR.7551.NC.635.RhoFields.bin mpi09/RELAX.SimID.9.EPSA.200.EPSB.200.T.1223.RA.12.RB.13.NR.7551.NC.635.RhoFields.bin</text:p>
          </table:table-cell>
        </table:table-row>
        <table:table-row table:style-name="ro1">
          <table:table-cell table:formula="of:=[$Sheet1.E557]" office:value-type="string" office:string-value="diff mpi01/RELAX.SimID.1.EPSA.-200.EPSB.-200.T.1223.RA.12.RB.14.csv mpi09/RELAX.SimID.9.EPSA.-200.EPSB.-200.T.1223.RA.12.RB.14.csv" calcext:value-type="string">
            <text:p>diff mpi01/RELAX.SimID.1.EPSA.-200.EPSB.-200.T.1223.RA.12.RB.14.csv mpi09/RELAX.SimID.9.EPSA.-200.EPSB.-200.T.1223.RA.12.RB.14.csv</text:p>
          </table:table-cell>
        </table:table-row>
        <table:table-row table:style-name="ro1">
          <table:table-cell table:formula="of:=[$Sheet1.E558]" office:value-type="string" office:string-value="diff mpi01/RELAX.SimID.1.EPSA.200.EPSB.200.T.1223.RA.12.RB.14.csv mpi09/RELAX.SimID.9.EPSA.200.EPSB.200.T.1223.RA.12.RB.14.csv" calcext:value-type="string">
            <text:p>diff mpi01/RELAX.SimID.1.EPSA.200.EPSB.200.T.1223.RA.12.RB.14.csv mpi09/RELAX.SimID.9.EPSA.200.EPSB.200.T.1223.RA.12.RB.14.csv</text:p>
          </table:table-cell>
        </table:table-row>
        <table:table-row table:style-name="ro1">
          <table:table-cell table:formula="of:=[$Sheet1.E559]" office:value-type="string" office:string-value="diff mpi01/RELAX.SimID.1.EPSA.-200.EPSB.-200.T.1223.RA.12.RB.14.NR.7551.NC.1401.RhoFields.bin mpi09/RELAX.SimID.9.EPSA.-200.EPSB.-200.T.1223.RA.12.RB.14.NR.7551.NC.1401.RhoFields.bin" calcext:value-type="string">
            <text:p>diff mpi01/RELAX.SimID.1.EPSA.-200.EPSB.-200.T.1223.RA.12.RB.14.NR.7551.NC.1401.RhoFields.bin mpi09/RELAX.SimID.9.EPSA.-200.EPSB.-200.T.1223.RA.12.RB.14.NR.7551.NC.1401.RhoFields.bin</text:p>
          </table:table-cell>
        </table:table-row>
        <table:table-row table:style-name="ro1">
          <table:table-cell table:formula="of:=[$Sheet1.E560]" office:value-type="string" office:string-value="diff mpi01/RELAX.SimID.1.EPSA.200.EPSB.200.T.1223.RA.12.RB.14.NR.7551.NC.1401.RhoFields.bin mpi09/RELAX.SimID.9.EPSA.200.EPSB.200.T.1223.RA.12.RB.14.NR.7551.NC.1401.RhoFields.bin" calcext:value-type="string">
            <text:p>diff mpi01/RELAX.SimID.1.EPSA.200.EPSB.200.T.1223.RA.12.RB.14.NR.7551.NC.1401.RhoFields.bin mpi09/RELAX.SimID.9.EPSA.200.EPSB.200.T.1223.RA.12.RB.14.NR.7551.NC.1401.RhoFields.bin</text:p>
          </table:table-cell>
        </table:table-row>
        <table:table-row table:style-name="ro1">
          <table:table-cell table:formula="of:=[$Sheet1.E561]" office:value-type="string" office:string-value="diff mpi01/RELAX.SimID.1.EPSA.-200.EPSB.-200.T.1223.RA.12.RB.15.csv mpi09/RELAX.SimID.9.EPSA.-200.EPSB.-200.T.1223.RA.12.RB.15.csv" calcext:value-type="string">
            <text:p>diff mpi01/RELAX.SimID.1.EPSA.-200.EPSB.-200.T.1223.RA.12.RB.15.csv mpi09/RELAX.SimID.9.EPSA.-200.EPSB.-200.T.1223.RA.12.RB.15.csv</text:p>
          </table:table-cell>
        </table:table-row>
        <table:table-row table:style-name="ro1">
          <table:table-cell table:formula="of:=[$Sheet1.E562]" office:value-type="string" office:string-value="diff mpi01/RELAX.SimID.1.EPSA.200.EPSB.200.T.1223.RA.12.RB.15.csv mpi09/RELAX.SimID.9.EPSA.200.EPSB.200.T.1223.RA.12.RB.15.csv" calcext:value-type="string">
            <text:p>diff mpi01/RELAX.SimID.1.EPSA.200.EPSB.200.T.1223.RA.12.RB.15.csv mpi09/RELAX.SimID.9.EPSA.200.EPSB.200.T.1223.RA.12.RB.15.csv</text:p>
          </table:table-cell>
        </table:table-row>
        <table:table-row table:style-name="ro1">
          <table:table-cell table:formula="of:=[$Sheet1.E563]" office:value-type="string" office:string-value="diff mpi01/RELAX.SimID.1.EPSA.-200.EPSB.-200.T.1223.RA.12.RB.15.NR.7551.NC.1401.RhoFields.bin mpi09/RELAX.SimID.9.EPSA.-200.EPSB.-200.T.1223.RA.12.RB.15.NR.7551.NC.1401.RhoFields.bin" calcext:value-type="string">
            <text:p>diff mpi01/RELAX.SimID.1.EPSA.-200.EPSB.-200.T.1223.RA.12.RB.15.NR.7551.NC.1401.RhoFields.bin mpi09/RELAX.SimID.9.EPSA.-200.EPSB.-200.T.1223.RA.12.RB.15.NR.7551.NC.1401.RhoFields.bin</text:p>
          </table:table-cell>
        </table:table-row>
        <table:table-row table:style-name="ro1">
          <table:table-cell table:formula="of:=[$Sheet1.E564]" office:value-type="string" office:string-value="diff mpi01/RELAX.SimID.1.EPSA.200.EPSB.200.T.1223.RA.12.RB.15.NR.7551.NC.1401.RhoFields.bin mpi09/RELAX.SimID.9.EPSA.200.EPSB.200.T.1223.RA.12.RB.15.NR.7551.NC.1401.RhoFields.bin" calcext:value-type="string">
            <text:p>diff mpi01/RELAX.SimID.1.EPSA.200.EPSB.200.T.1223.RA.12.RB.15.NR.7551.NC.1401.RhoFields.bin mpi09/RELAX.SimID.9.EPSA.200.EPSB.200.T.1223.RA.12.RB.15.NR.7551.NC.1401.RhoFields.bin</text:p>
          </table:table-cell>
        </table:table-row>
        <table:table-row table:style-name="ro1">
          <table:table-cell table:formula="of:=[$Sheet1.E565]" office:value-type="string" office:string-value="diff mpi01/RELAX.SimID.1.EPSA.-200.EPSB.-200.T.1223.RA.12.RB.16.csv mpi09/RELAX.SimID.9.EPSA.-200.EPSB.-200.T.1223.RA.12.RB.16.csv" calcext:value-type="string">
            <text:p>diff mpi01/RELAX.SimID.1.EPSA.-200.EPSB.-200.T.1223.RA.12.RB.16.csv mpi09/RELAX.SimID.9.EPSA.-200.EPSB.-200.T.1223.RA.12.RB.16.csv</text:p>
          </table:table-cell>
        </table:table-row>
        <table:table-row table:style-name="ro1">
          <table:table-cell table:formula="of:=[$Sheet1.E566]" office:value-type="string" office:string-value="diff mpi01/RELAX.SimID.1.EPSA.200.EPSB.200.T.1223.RA.12.RB.16.csv mpi09/RELAX.SimID.9.EPSA.200.EPSB.200.T.1223.RA.12.RB.16.csv" calcext:value-type="string">
            <text:p>diff mpi01/RELAX.SimID.1.EPSA.200.EPSB.200.T.1223.RA.12.RB.16.csv mpi09/RELAX.SimID.9.EPSA.200.EPSB.200.T.1223.RA.12.RB.16.csv</text:p>
          </table:table-cell>
        </table:table-row>
        <table:table-row table:style-name="ro1">
          <table:table-cell table:formula="of:=[$Sheet1.E567]" office:value-type="string" office:string-value="diff mpi01/RELAX.SimID.1.EPSA.-200.EPSB.-200.T.1223.RA.12.RB.16.NR.7551.NC.1401.RhoFields.bin mpi09/RELAX.SimID.9.EPSA.-200.EPSB.-200.T.1223.RA.12.RB.16.NR.7551.NC.1401.RhoFields.bin" calcext:value-type="string">
            <text:p>diff mpi01/RELAX.SimID.1.EPSA.-200.EPSB.-200.T.1223.RA.12.RB.16.NR.7551.NC.1401.RhoFields.bin mpi09/RELAX.SimID.9.EPSA.-200.EPSB.-200.T.1223.RA.12.RB.16.NR.7551.NC.1401.RhoFields.bin</text:p>
          </table:table-cell>
        </table:table-row>
        <table:table-row table:style-name="ro1">
          <table:table-cell table:formula="of:=[$Sheet1.E568]" office:value-type="string" office:string-value="diff mpi01/RELAX.SimID.1.EPSA.200.EPSB.200.T.1223.RA.12.RB.16.NR.7551.NC.1401.RhoFields.bin mpi09/RELAX.SimID.9.EPSA.200.EPSB.200.T.1223.RA.12.RB.16.NR.7551.NC.1401.RhoFields.bin" calcext:value-type="string">
            <text:p>diff mpi01/RELAX.SimID.1.EPSA.200.EPSB.200.T.1223.RA.12.RB.16.NR.7551.NC.1401.RhoFields.bin mpi09/RELAX.SimID.9.EPSA.200.EPSB.200.T.1223.RA.12.RB.16.NR.7551.NC.1401.RhoFields.bin</text:p>
          </table:table-cell>
        </table:table-row>
        <table:table-row table:style-name="ro1">
          <table:table-cell table:formula="of:=[$Sheet1.E569]" office:value-type="string" office:string-value="diff mpi01/RELAX.SimID.1.EPSA.-200.EPSB.-200.T.1273.RA.12.RB.13.csv mpi09/RELAX.SimID.9.EPSA.-200.EPSB.-200.T.1273.RA.12.RB.13.csv" calcext:value-type="string">
            <text:p>diff mpi01/RELAX.SimID.1.EPSA.-200.EPSB.-200.T.1273.RA.12.RB.13.csv mpi09/RELAX.SimID.9.EPSA.-200.EPSB.-200.T.1273.RA.12.RB.13.csv</text:p>
          </table:table-cell>
        </table:table-row>
        <table:table-row table:style-name="ro1">
          <table:table-cell table:formula="of:=[$Sheet1.E570]" office:value-type="string" office:string-value="diff mpi01/RELAX.SimID.1.EPSA.200.EPSB.200.T.1273.RA.12.RB.13.csv mpi09/RELAX.SimID.9.EPSA.200.EPSB.200.T.1273.RA.12.RB.13.csv" calcext:value-type="string">
            <text:p>diff mpi01/RELAX.SimID.1.EPSA.200.EPSB.200.T.1273.RA.12.RB.13.csv mpi09/RELAX.SimID.9.EPSA.200.EPSB.200.T.1273.RA.12.RB.13.csv</text:p>
          </table:table-cell>
        </table:table-row>
        <table:table-row table:style-name="ro1">
          <table:table-cell table:formula="of:=[$Sheet1.E571]" office:value-type="string" office:string-value="diff mpi01/RELAX.SimID.1.EPSA.200.EPSB.200.T.1273.RA.12.RB.13.NR.7551.NC.1068.RhoFields.bin mpi09/RELAX.SimID.9.EPSA.200.EPSB.200.T.1273.RA.12.RB.13.NR.7551.NC.1068.RhoFields.bin" calcext:value-type="string">
            <text:p>diff mpi01/RELAX.SimID.1.EPSA.200.EPSB.200.T.1273.RA.12.RB.13.NR.7551.NC.1068.RhoFields.bin mpi09/RELAX.SimID.9.EPSA.200.EPSB.200.T.1273.RA.12.RB.13.NR.7551.NC.1068.RhoFields.bin</text:p>
          </table:table-cell>
        </table:table-row>
        <table:table-row table:style-name="ro1">
          <table:table-cell table:formula="of:=[$Sheet1.E572]" office:value-type="string" office:string-value="diff mpi01/RELAX.SimID.1.EPSA.-200.EPSB.-200.T.1273.RA.12.RB.13.NR.7551.NC.1401.RhoFields.bin mpi09/RELAX.SimID.9.EPSA.-200.EPSB.-200.T.1273.RA.12.RB.13.NR.7551.NC.1401.RhoFields.bin" calcext:value-type="string">
            <text:p>diff mpi01/RELAX.SimID.1.EPSA.-200.EPSB.-200.T.1273.RA.12.RB.13.NR.7551.NC.1401.RhoFields.bin mpi09/RELAX.SimID.9.EPSA.-200.EPSB.-200.T.1273.RA.12.RB.13.NR.7551.NC.1401.RhoFields.bin</text:p>
          </table:table-cell>
        </table:table-row>
        <table:table-row table:style-name="ro1">
          <table:table-cell table:formula="of:=[$Sheet1.E573]" office:value-type="string" office:string-value="diff mpi01/RELAX.SimID.1.EPSA.-200.EPSB.-200.T.1273.RA.12.RB.14.csv mpi09/RELAX.SimID.9.EPSA.-200.EPSB.-200.T.1273.RA.12.RB.14.csv" calcext:value-type="string">
            <text:p>diff mpi01/RELAX.SimID.1.EPSA.-200.EPSB.-200.T.1273.RA.12.RB.14.csv mpi09/RELAX.SimID.9.EPSA.-200.EPSB.-200.T.1273.RA.12.RB.14.csv</text:p>
          </table:table-cell>
        </table:table-row>
        <table:table-row table:style-name="ro1">
          <table:table-cell table:formula="of:=[$Sheet1.E574]" office:value-type="string" office:string-value="diff mpi01/RELAX.SimID.1.EPSA.200.EPSB.200.T.1273.RA.12.RB.14.csv mpi09/RELAX.SimID.9.EPSA.200.EPSB.200.T.1273.RA.12.RB.14.csv" calcext:value-type="string">
            <text:p>diff mpi01/RELAX.SimID.1.EPSA.200.EPSB.200.T.1273.RA.12.RB.14.csv mpi09/RELAX.SimID.9.EPSA.200.EPSB.200.T.1273.RA.12.RB.14.csv</text:p>
          </table:table-cell>
        </table:table-row>
        <table:table-row table:style-name="ro1">
          <table:table-cell table:formula="of:=[$Sheet1.E575]" office:value-type="string" office:string-value="diff mpi01/RELAX.SimID.1.EPSA.-200.EPSB.-200.T.1273.RA.12.RB.14.NR.7551.NC.1401.RhoFields.bin mpi09/RELAX.SimID.9.EPSA.-200.EPSB.-200.T.1273.RA.12.RB.14.NR.7551.NC.1401.RhoFields.bin" calcext:value-type="string">
            <text:p>diff mpi01/RELAX.SimID.1.EPSA.-200.EPSB.-200.T.1273.RA.12.RB.14.NR.7551.NC.1401.RhoFields.bin mpi09/RELAX.SimID.9.EPSA.-200.EPSB.-200.T.1273.RA.12.RB.14.NR.7551.NC.1401.RhoFields.bin</text:p>
          </table:table-cell>
        </table:table-row>
        <table:table-row table:style-name="ro1">
          <table:table-cell table:formula="of:=[$Sheet1.E576]" office:value-type="string" office:string-value="diff mpi01/RELAX.SimID.1.EPSA.200.EPSB.200.T.1273.RA.12.RB.14.NR.7551.NC.1401.RhoFields.bin mpi09/RELAX.SimID.9.EPSA.200.EPSB.200.T.1273.RA.12.RB.14.NR.7551.NC.1401.RhoFields.bin" calcext:value-type="string">
            <text:p>diff mpi01/RELAX.SimID.1.EPSA.200.EPSB.200.T.1273.RA.12.RB.14.NR.7551.NC.1401.RhoFields.bin mpi09/RELAX.SimID.9.EPSA.200.EPSB.200.T.1273.RA.12.RB.14.NR.7551.NC.1401.RhoFields.bin</text:p>
          </table:table-cell>
        </table:table-row>
        <table:table-row table:style-name="ro1">
          <table:table-cell table:formula="of:=[$Sheet1.E577]" office:value-type="string" office:string-value="diff mpi01/RELAX.SimID.1.EPSA.-200.EPSB.-200.T.1273.RA.12.RB.15.csv mpi09/RELAX.SimID.9.EPSA.-200.EPSB.-200.T.1273.RA.12.RB.15.csv" calcext:value-type="string">
            <text:p>diff mpi01/RELAX.SimID.1.EPSA.-200.EPSB.-200.T.1273.RA.12.RB.15.csv mpi09/RELAX.SimID.9.EPSA.-200.EPSB.-200.T.1273.RA.12.RB.15.csv</text:p>
          </table:table-cell>
        </table:table-row>
        <table:table-row table:style-name="ro1">
          <table:table-cell table:formula="of:=[$Sheet1.E578]" office:value-type="string" office:string-value="diff mpi01/RELAX.SimID.1.EPSA.200.EPSB.200.T.1273.RA.12.RB.15.csv mpi09/RELAX.SimID.9.EPSA.200.EPSB.200.T.1273.RA.12.RB.15.csv" calcext:value-type="string">
            <text:p>diff mpi01/RELAX.SimID.1.EPSA.200.EPSB.200.T.1273.RA.12.RB.15.csv mpi09/RELAX.SimID.9.EPSA.200.EPSB.200.T.1273.RA.12.RB.15.csv</text:p>
          </table:table-cell>
        </table:table-row>
        <table:table-row table:style-name="ro1">
          <table:table-cell table:formula="of:=[$Sheet1.E579]" office:value-type="string" office:string-value="diff mpi01/RELAX.SimID.1.EPSA.-200.EPSB.-200.T.1273.RA.12.RB.15.NR.7551.NC.1401.RhoFields.bin mpi09/RELAX.SimID.9.EPSA.-200.EPSB.-200.T.1273.RA.12.RB.15.NR.7551.NC.1401.RhoFields.bin" calcext:value-type="string">
            <text:p>diff mpi01/RELAX.SimID.1.EPSA.-200.EPSB.-200.T.1273.RA.12.RB.15.NR.7551.NC.1401.RhoFields.bin mpi09/RELAX.SimID.9.EPSA.-200.EPSB.-200.T.1273.RA.12.RB.15.NR.7551.NC.1401.RhoFields.bin</text:p>
          </table:table-cell>
        </table:table-row>
        <table:table-row table:style-name="ro1">
          <table:table-cell table:formula="of:=[$Sheet1.E580]" office:value-type="string" office:string-value="diff mpi01/RELAX.SimID.1.EPSA.200.EPSB.200.T.1273.RA.12.RB.15.NR.7551.NC.1401.RhoFields.bin mpi09/RELAX.SimID.9.EPSA.200.EPSB.200.T.1273.RA.12.RB.15.NR.7551.NC.1401.RhoFields.bin" calcext:value-type="string">
            <text:p>diff mpi01/RELAX.SimID.1.EPSA.200.EPSB.200.T.1273.RA.12.RB.15.NR.7551.NC.1401.RhoFields.bin mpi09/RELAX.SimID.9.EPSA.200.EPSB.200.T.1273.RA.12.RB.15.NR.7551.NC.1401.RhoFields.bin</text:p>
          </table:table-cell>
        </table:table-row>
        <table:table-row table:style-name="ro1">
          <table:table-cell table:formula="of:=[$Sheet1.E581]" office:value-type="string" office:string-value="diff mpi01/RELAX.SimID.1.EPSA.-200.EPSB.-200.T.1273.RA.12.RB.16.csv mpi09/RELAX.SimID.9.EPSA.-200.EPSB.-200.T.1273.RA.12.RB.16.csv" calcext:value-type="string">
            <text:p>diff mpi01/RELAX.SimID.1.EPSA.-200.EPSB.-200.T.1273.RA.12.RB.16.csv mpi09/RELAX.SimID.9.EPSA.-200.EPSB.-200.T.1273.RA.12.RB.16.csv</text:p>
          </table:table-cell>
        </table:table-row>
        <table:table-row table:style-name="ro1">
          <table:table-cell table:formula="of:=[$Sheet1.E582]" office:value-type="string" office:string-value="diff mpi01/RELAX.SimID.1.EPSA.200.EPSB.200.T.1273.RA.12.RB.16.csv mpi09/RELAX.SimID.9.EPSA.200.EPSB.200.T.1273.RA.12.RB.16.csv" calcext:value-type="string">
            <text:p>diff mpi01/RELAX.SimID.1.EPSA.200.EPSB.200.T.1273.RA.12.RB.16.csv mpi09/RELAX.SimID.9.EPSA.200.EPSB.200.T.1273.RA.12.RB.16.csv</text:p>
          </table:table-cell>
        </table:table-row>
        <table:table-row table:style-name="ro1">
          <table:table-cell table:formula="of:=[$Sheet1.E583]" office:value-type="string" office:string-value="diff mpi01/RELAX.SimID.1.EPSA.-200.EPSB.-200.T.1273.RA.12.RB.16.NR.7551.NC.1401.RhoFields.bin mpi09/RELAX.SimID.9.EPSA.-200.EPSB.-200.T.1273.RA.12.RB.16.NR.7551.NC.1401.RhoFields.bin" calcext:value-type="string">
            <text:p>diff mpi01/RELAX.SimID.1.EPSA.-200.EPSB.-200.T.1273.RA.12.RB.16.NR.7551.NC.1401.RhoFields.bin mpi09/RELAX.SimID.9.EPSA.-200.EPSB.-200.T.1273.RA.12.RB.16.NR.7551.NC.1401.RhoFields.bin</text:p>
          </table:table-cell>
        </table:table-row>
        <table:table-row table:style-name="ro1">
          <table:table-cell table:formula="of:=[$Sheet1.E584]" office:value-type="string" office:string-value="diff mpi01/RELAX.SimID.1.EPSA.200.EPSB.200.T.1273.RA.12.RB.16.NR.7551.NC.1401.RhoFields.bin mpi09/RELAX.SimID.9.EPSA.200.EPSB.200.T.1273.RA.12.RB.16.NR.7551.NC.1401.RhoFields.bin" calcext:value-type="string">
            <text:p>diff mpi01/RELAX.SimID.1.EPSA.200.EPSB.200.T.1273.RA.12.RB.16.NR.7551.NC.1401.RhoFields.bin mpi09/RELAX.SimID.9.EPSA.200.EPSB.200.T.1273.RA.12.RB.16.NR.7551.NC.1401.RhoFields.bin</text:p>
          </table:table-cell>
        </table:table-row>
        <table:table-row table:style-name="ro1">
          <table:table-cell table:formula="of:=[$Sheet1.E585]" office:value-type="string" office:string-value="diff mpi01/RELAX.SimID.1.EPSA.-200.EPSB.-200.T.1323.RA.12.RB.13.csv mpi09/RELAX.SimID.9.EPSA.-200.EPSB.-200.T.1323.RA.12.RB.13.csv" calcext:value-type="string">
            <text:p>diff mpi01/RELAX.SimID.1.EPSA.-200.EPSB.-200.T.1323.RA.12.RB.13.csv mpi09/RELAX.SimID.9.EPSA.-200.EPSB.-200.T.1323.RA.12.RB.13.csv</text:p>
          </table:table-cell>
        </table:table-row>
        <table:table-row table:style-name="ro1">
          <table:table-cell table:formula="of:=[$Sheet1.E586]" office:value-type="string" office:string-value="diff mpi01/RELAX.SimID.1.EPSA.200.EPSB.200.T.1323.RA.12.RB.13.csv mpi09/RELAX.SimID.9.EPSA.200.EPSB.200.T.1323.RA.12.RB.13.csv" calcext:value-type="string">
            <text:p>diff mpi01/RELAX.SimID.1.EPSA.200.EPSB.200.T.1323.RA.12.RB.13.csv mpi09/RELAX.SimID.9.EPSA.200.EPSB.200.T.1323.RA.12.RB.13.csv</text:p>
          </table:table-cell>
        </table:table-row>
        <table:table-row table:style-name="ro1">
          <table:table-cell table:formula="of:=[$Sheet1.E587]" office:value-type="string" office:string-value="diff mpi01/RELAX.SimID.1.EPSA.-200.EPSB.-200.T.1323.RA.12.RB.13.NR.7551.NC.1401.RhoFields.bin mpi09/RELAX.SimID.9.EPSA.-200.EPSB.-200.T.1323.RA.12.RB.13.NR.7551.NC.1401.RhoFields.bin" calcext:value-type="string">
            <text:p>diff mpi01/RELAX.SimID.1.EPSA.-200.EPSB.-200.T.1323.RA.12.RB.13.NR.7551.NC.1401.RhoFields.bin mpi09/RELAX.SimID.9.EPSA.-200.EPSB.-200.T.1323.RA.12.RB.13.NR.7551.NC.1401.RhoFields.bin</text:p>
          </table:table-cell>
        </table:table-row>
        <table:table-row table:style-name="ro1">
          <table:table-cell table:formula="of:=[$Sheet1.E588]" office:value-type="string" office:string-value="diff mpi01/RELAX.SimID.1.EPSA.200.EPSB.200.T.1323.RA.12.RB.13.NR.7551.NC.1401.RhoFields.bin mpi09/RELAX.SimID.9.EPSA.200.EPSB.200.T.1323.RA.12.RB.13.NR.7551.NC.1401.RhoFields.bin" calcext:value-type="string">
            <text:p>diff mpi01/RELAX.SimID.1.EPSA.200.EPSB.200.T.1323.RA.12.RB.13.NR.7551.NC.1401.RhoFields.bin mpi09/RELAX.SimID.9.EPSA.200.EPSB.200.T.1323.RA.12.RB.13.NR.7551.NC.1401.RhoFields.bin</text:p>
          </table:table-cell>
        </table:table-row>
        <table:table-row table:style-name="ro1">
          <table:table-cell table:formula="of:=[$Sheet1.E589]" office:value-type="string" office:string-value="diff mpi01/RELAX.SimID.1.EPSA.-200.EPSB.-200.T.1323.RA.12.RB.14.csv mpi09/RELAX.SimID.9.EPSA.-200.EPSB.-200.T.1323.RA.12.RB.14.csv" calcext:value-type="string">
            <text:p>diff mpi01/RELAX.SimID.1.EPSA.-200.EPSB.-200.T.1323.RA.12.RB.14.csv mpi09/RELAX.SimID.9.EPSA.-200.EPSB.-200.T.1323.RA.12.RB.14.csv</text:p>
          </table:table-cell>
        </table:table-row>
        <table:table-row table:style-name="ro1">
          <table:table-cell table:formula="of:=[$Sheet1.E590]" office:value-type="string" office:string-value="diff mpi01/RELAX.SimID.1.EPSA.200.EPSB.200.T.1323.RA.12.RB.14.csv mpi09/RELAX.SimID.9.EPSA.200.EPSB.200.T.1323.RA.12.RB.14.csv" calcext:value-type="string">
            <text:p>diff mpi01/RELAX.SimID.1.EPSA.200.EPSB.200.T.1323.RA.12.RB.14.csv mpi09/RELAX.SimID.9.EPSA.200.EPSB.200.T.1323.RA.12.RB.14.csv</text:p>
          </table:table-cell>
        </table:table-row>
        <table:table-row table:style-name="ro1">
          <table:table-cell table:formula="of:=[$Sheet1.E591]" office:value-type="string" office:string-value="diff mpi01/RELAX.SimID.1.EPSA.-200.EPSB.-200.T.1323.RA.12.RB.14.NR.7551.NC.1401.RhoFields.bin mpi09/RELAX.SimID.9.EPSA.-200.EPSB.-200.T.1323.RA.12.RB.14.NR.7551.NC.1401.RhoFields.bin" calcext:value-type="string">
            <text:p>diff mpi01/RELAX.SimID.1.EPSA.-200.EPSB.-200.T.1323.RA.12.RB.14.NR.7551.NC.1401.RhoFields.bin mpi09/RELAX.SimID.9.EPSA.-200.EPSB.-200.T.1323.RA.12.RB.14.NR.7551.NC.1401.RhoFields.bin</text:p>
          </table:table-cell>
        </table:table-row>
        <table:table-row table:style-name="ro1">
          <table:table-cell table:formula="of:=[$Sheet1.E592]" office:value-type="string" office:string-value="diff mpi01/RELAX.SimID.1.EPSA.200.EPSB.200.T.1323.RA.12.RB.14.NR.7551.NC.1401.RhoFields.bin mpi09/RELAX.SimID.9.EPSA.200.EPSB.200.T.1323.RA.12.RB.14.NR.7551.NC.1401.RhoFields.bin" calcext:value-type="string">
            <text:p>diff mpi01/RELAX.SimID.1.EPSA.200.EPSB.200.T.1323.RA.12.RB.14.NR.7551.NC.1401.RhoFields.bin mpi09/RELAX.SimID.9.EPSA.200.EPSB.200.T.1323.RA.12.RB.14.NR.7551.NC.1401.RhoFields.bin</text:p>
          </table:table-cell>
        </table:table-row>
        <table:table-row table:style-name="ro1">
          <table:table-cell table:formula="of:=[$Sheet1.E593]" office:value-type="string" office:string-value="diff mpi01/RELAX.SimID.1.EPSA.-200.EPSB.-200.T.1323.RA.12.RB.15.csv mpi09/RELAX.SimID.9.EPSA.-200.EPSB.-200.T.1323.RA.12.RB.15.csv" calcext:value-type="string">
            <text:p>diff mpi01/RELAX.SimID.1.EPSA.-200.EPSB.-200.T.1323.RA.12.RB.15.csv mpi09/RELAX.SimID.9.EPSA.-200.EPSB.-200.T.1323.RA.12.RB.15.csv</text:p>
          </table:table-cell>
        </table:table-row>
        <table:table-row table:style-name="ro1">
          <table:table-cell table:formula="of:=[$Sheet1.E594]" office:value-type="string" office:string-value="diff mpi01/RELAX.SimID.1.EPSA.200.EPSB.200.T.1323.RA.12.RB.15.csv mpi09/RELAX.SimID.9.EPSA.200.EPSB.200.T.1323.RA.12.RB.15.csv" calcext:value-type="string">
            <text:p>diff mpi01/RELAX.SimID.1.EPSA.200.EPSB.200.T.1323.RA.12.RB.15.csv mpi09/RELAX.SimID.9.EPSA.200.EPSB.200.T.1323.RA.12.RB.15.csv</text:p>
          </table:table-cell>
        </table:table-row>
        <table:table-row table:style-name="ro1">
          <table:table-cell table:formula="of:=[$Sheet1.E595]" office:value-type="string" office:string-value="diff mpi01/RELAX.SimID.1.EPSA.-200.EPSB.-200.T.1323.RA.12.RB.15.NR.7551.NC.1401.RhoFields.bin mpi09/RELAX.SimID.9.EPSA.-200.EPSB.-200.T.1323.RA.12.RB.15.NR.7551.NC.1401.RhoFields.bin" calcext:value-type="string">
            <text:p>diff mpi01/RELAX.SimID.1.EPSA.-200.EPSB.-200.T.1323.RA.12.RB.15.NR.7551.NC.1401.RhoFields.bin mpi09/RELAX.SimID.9.EPSA.-200.EPSB.-200.T.1323.RA.12.RB.15.NR.7551.NC.1401.RhoFields.bin</text:p>
          </table:table-cell>
        </table:table-row>
        <table:table-row table:style-name="ro1">
          <table:table-cell table:formula="of:=[$Sheet1.E596]" office:value-type="string" office:string-value="diff mpi01/RELAX.SimID.1.EPSA.200.EPSB.200.T.1323.RA.12.RB.15.NR.7551.NC.1401.RhoFields.bin mpi09/RELAX.SimID.9.EPSA.200.EPSB.200.T.1323.RA.12.RB.15.NR.7551.NC.1401.RhoFields.bin" calcext:value-type="string">
            <text:p>diff mpi01/RELAX.SimID.1.EPSA.200.EPSB.200.T.1323.RA.12.RB.15.NR.7551.NC.1401.RhoFields.bin mpi09/RELAX.SimID.9.EPSA.200.EPSB.200.T.1323.RA.12.RB.15.NR.7551.NC.1401.RhoFields.bin</text:p>
          </table:table-cell>
        </table:table-row>
        <table:table-row table:style-name="ro1">
          <table:table-cell table:formula="of:=[$Sheet1.E597]" office:value-type="string" office:string-value="diff mpi01/RELAX.SimID.1.EPSA.-200.EPSB.-200.T.1323.RA.12.RB.16.csv mpi09/RELAX.SimID.9.EPSA.-200.EPSB.-200.T.1323.RA.12.RB.16.csv" calcext:value-type="string">
            <text:p>diff mpi01/RELAX.SimID.1.EPSA.-200.EPSB.-200.T.1323.RA.12.RB.16.csv mpi09/RELAX.SimID.9.EPSA.-200.EPSB.-200.T.1323.RA.12.RB.16.csv</text:p>
          </table:table-cell>
        </table:table-row>
        <table:table-row table:style-name="ro1">
          <table:table-cell table:formula="of:=[$Sheet1.E598]" office:value-type="string" office:string-value="diff mpi01/RELAX.SimID.1.EPSA.200.EPSB.200.T.1323.RA.12.RB.16.csv mpi09/RELAX.SimID.9.EPSA.200.EPSB.200.T.1323.RA.12.RB.16.csv" calcext:value-type="string">
            <text:p>diff mpi01/RELAX.SimID.1.EPSA.200.EPSB.200.T.1323.RA.12.RB.16.csv mpi09/RELAX.SimID.9.EPSA.200.EPSB.200.T.1323.RA.12.RB.16.csv</text:p>
          </table:table-cell>
        </table:table-row>
        <table:table-row table:style-name="ro1">
          <table:table-cell table:formula="of:=[$Sheet1.E599]" office:value-type="string" office:string-value="diff mpi01/RELAX.SimID.1.EPSA.-200.EPSB.-200.T.1323.RA.12.RB.16.NR.7551.NC.1401.RhoFields.bin mpi09/RELAX.SimID.9.EPSA.-200.EPSB.-200.T.1323.RA.12.RB.16.NR.7551.NC.1401.RhoFields.bin" calcext:value-type="string">
            <text:p>diff mpi01/RELAX.SimID.1.EPSA.-200.EPSB.-200.T.1323.RA.12.RB.16.NR.7551.NC.1401.RhoFields.bin mpi09/RELAX.SimID.9.EPSA.-200.EPSB.-200.T.1323.RA.12.RB.16.NR.7551.NC.1401.RhoFields.bin</text:p>
          </table:table-cell>
        </table:table-row>
        <table:table-row table:style-name="ro1">
          <table:table-cell table:formula="of:=[$Sheet1.E600]" office:value-type="string" office:string-value="diff mpi01/RELAX.SimID.1.EPSA.200.EPSB.200.T.1323.RA.12.RB.16.NR.7551.NC.1401.RhoFields.bin mpi09/RELAX.SimID.9.EPSA.200.EPSB.200.T.1323.RA.12.RB.16.NR.7551.NC.1401.RhoFields.bin" calcext:value-type="string">
            <text:p>diff mpi01/RELAX.SimID.1.EPSA.200.EPSB.200.T.1323.RA.12.RB.16.NR.7551.NC.1401.RhoFields.bin mpi09/RELAX.SimID.9.EPSA.200.EPSB.200.T.1323.RA.12.RB.16.NR.7551.NC.1401.RhoFields.bin</text:p>
          </table:table-cell>
        </table:table-row>
        <table:table-row table:style-name="ro1">
          <table:table-cell table:formula="of:=[$Sheet1.E601]" office:value-type="string" office:string-value="diff mpi01/RELAX.SimID.1.EPSA.-200.EPSB.-200.T.1373.RA.12.RB.13.csv mpi09/RELAX.SimID.9.EPSA.-200.EPSB.-200.T.1373.RA.12.RB.13.csv" calcext:value-type="string">
            <text:p>diff mpi01/RELAX.SimID.1.EPSA.-200.EPSB.-200.T.1373.RA.12.RB.13.csv mpi09/RELAX.SimID.9.EPSA.-200.EPSB.-200.T.1373.RA.12.RB.13.csv</text:p>
          </table:table-cell>
        </table:table-row>
        <table:table-row table:style-name="ro1">
          <table:table-cell table:formula="of:=[$Sheet1.E602]" office:value-type="string" office:string-value="diff mpi01/RELAX.SimID.1.EPSA.200.EPSB.200.T.1373.RA.12.RB.13.csv mpi09/RELAX.SimID.9.EPSA.200.EPSB.200.T.1373.RA.12.RB.13.csv" calcext:value-type="string">
            <text:p>diff mpi01/RELAX.SimID.1.EPSA.200.EPSB.200.T.1373.RA.12.RB.13.csv mpi09/RELAX.SimID.9.EPSA.200.EPSB.200.T.1373.RA.12.RB.13.csv</text:p>
          </table:table-cell>
        </table:table-row>
        <table:table-row table:style-name="ro1">
          <table:table-cell table:formula="of:=[$Sheet1.E603]" office:value-type="string" office:string-value="diff mpi01/RELAX.SimID.1.EPSA.-200.EPSB.-200.T.1373.RA.12.RB.13.NR.7551.NC.1401.RhoFields.bin mpi09/RELAX.SimID.9.EPSA.-200.EPSB.-200.T.1373.RA.12.RB.13.NR.7551.NC.1401.RhoFields.bin" calcext:value-type="string">
            <text:p>diff mpi01/RELAX.SimID.1.EPSA.-200.EPSB.-200.T.1373.RA.12.RB.13.NR.7551.NC.1401.RhoFields.bin mpi09/RELAX.SimID.9.EPSA.-200.EPSB.-200.T.1373.RA.12.RB.13.NR.7551.NC.1401.RhoFields.bin</text:p>
          </table:table-cell>
        </table:table-row>
        <table:table-row table:style-name="ro1">
          <table:table-cell table:formula="of:=[$Sheet1.E604]" office:value-type="string" office:string-value="diff mpi01/RELAX.SimID.1.EPSA.200.EPSB.200.T.1373.RA.12.RB.13.NR.7551.NC.1401.RhoFields.bin mpi09/RELAX.SimID.9.EPSA.200.EPSB.200.T.1373.RA.12.RB.13.NR.7551.NC.1401.RhoFields.bin" calcext:value-type="string">
            <text:p>diff mpi01/RELAX.SimID.1.EPSA.200.EPSB.200.T.1373.RA.12.RB.13.NR.7551.NC.1401.RhoFields.bin mpi09/RELAX.SimID.9.EPSA.200.EPSB.200.T.1373.RA.12.RB.13.NR.7551.NC.1401.RhoFields.bin</text:p>
          </table:table-cell>
        </table:table-row>
        <table:table-row table:style-name="ro1">
          <table:table-cell table:formula="of:=[$Sheet1.E605]" office:value-type="string" office:string-value="diff mpi01/RELAX.SimID.1.EPSA.-200.EPSB.-200.T.1373.RA.12.RB.14.csv mpi09/RELAX.SimID.9.EPSA.-200.EPSB.-200.T.1373.RA.12.RB.14.csv" calcext:value-type="string">
            <text:p>diff mpi01/RELAX.SimID.1.EPSA.-200.EPSB.-200.T.1373.RA.12.RB.14.csv mpi09/RELAX.SimID.9.EPSA.-200.EPSB.-200.T.1373.RA.12.RB.14.csv</text:p>
          </table:table-cell>
        </table:table-row>
        <table:table-row table:style-name="ro1">
          <table:table-cell table:formula="of:=[$Sheet1.E606]" office:value-type="string" office:string-value="diff mpi01/RELAX.SimID.1.EPSA.200.EPSB.200.T.1373.RA.12.RB.14.csv mpi09/RELAX.SimID.9.EPSA.200.EPSB.200.T.1373.RA.12.RB.14.csv" calcext:value-type="string">
            <text:p>diff mpi01/RELAX.SimID.1.EPSA.200.EPSB.200.T.1373.RA.12.RB.14.csv mpi09/RELAX.SimID.9.EPSA.200.EPSB.200.T.1373.RA.12.RB.14.csv</text:p>
          </table:table-cell>
        </table:table-row>
        <table:table-row table:style-name="ro1">
          <table:table-cell table:formula="of:=[$Sheet1.E607]" office:value-type="string" office:string-value="diff mpi01/RELAX.SimID.1.EPSA.-200.EPSB.-200.T.1373.RA.12.RB.14.NR.7551.NC.1401.RhoFields.bin mpi09/RELAX.SimID.9.EPSA.-200.EPSB.-200.T.1373.RA.12.RB.14.NR.7551.NC.1401.RhoFields.bin" calcext:value-type="string">
            <text:p>diff mpi01/RELAX.SimID.1.EPSA.-200.EPSB.-200.T.1373.RA.12.RB.14.NR.7551.NC.1401.RhoFields.bin mpi09/RELAX.SimID.9.EPSA.-200.EPSB.-200.T.1373.RA.12.RB.14.NR.7551.NC.1401.RhoFields.bin</text:p>
          </table:table-cell>
        </table:table-row>
        <table:table-row table:style-name="ro1">
          <table:table-cell table:formula="of:=[$Sheet1.E608]" office:value-type="string" office:string-value="diff mpi01/RELAX.SimID.1.EPSA.200.EPSB.200.T.1373.RA.12.RB.14.NR.7551.NC.1401.RhoFields.bin mpi09/RELAX.SimID.9.EPSA.200.EPSB.200.T.1373.RA.12.RB.14.NR.7551.NC.1401.RhoFields.bin" calcext:value-type="string">
            <text:p>diff mpi01/RELAX.SimID.1.EPSA.200.EPSB.200.T.1373.RA.12.RB.14.NR.7551.NC.1401.RhoFields.bin mpi09/RELAX.SimID.9.EPSA.200.EPSB.200.T.1373.RA.12.RB.14.NR.7551.NC.1401.RhoFields.bin</text:p>
          </table:table-cell>
        </table:table-row>
        <table:table-row table:style-name="ro1">
          <table:table-cell table:formula="of:=[$Sheet1.E609]" office:value-type="string" office:string-value="diff mpi01/RELAX.SimID.1.EPSA.-200.EPSB.-200.T.1373.RA.12.RB.15.csv mpi09/RELAX.SimID.9.EPSA.-200.EPSB.-200.T.1373.RA.12.RB.15.csv" calcext:value-type="string">
            <text:p>diff mpi01/RELAX.SimID.1.EPSA.-200.EPSB.-200.T.1373.RA.12.RB.15.csv mpi09/RELAX.SimID.9.EPSA.-200.EPSB.-200.T.1373.RA.12.RB.15.csv</text:p>
          </table:table-cell>
        </table:table-row>
        <table:table-row table:style-name="ro1">
          <table:table-cell table:formula="of:=[$Sheet1.E610]" office:value-type="string" office:string-value="diff mpi01/RELAX.SimID.1.EPSA.200.EPSB.200.T.1373.RA.12.RB.15.csv mpi09/RELAX.SimID.9.EPSA.200.EPSB.200.T.1373.RA.12.RB.15.csv" calcext:value-type="string">
            <text:p>diff mpi01/RELAX.SimID.1.EPSA.200.EPSB.200.T.1373.RA.12.RB.15.csv mpi09/RELAX.SimID.9.EPSA.200.EPSB.200.T.1373.RA.12.RB.15.csv</text:p>
          </table:table-cell>
        </table:table-row>
        <table:table-row table:style-name="ro1">
          <table:table-cell table:formula="of:=[$Sheet1.E611]" office:value-type="string" office:string-value="diff mpi01/RELAX.SimID.1.EPSA.-200.EPSB.-200.T.1373.RA.12.RB.15.NR.7551.NC.1401.RhoFields.bin mpi09/RELAX.SimID.9.EPSA.-200.EPSB.-200.T.1373.RA.12.RB.15.NR.7551.NC.1401.RhoFields.bin" calcext:value-type="string">
            <text:p>diff mpi01/RELAX.SimID.1.EPSA.-200.EPSB.-200.T.1373.RA.12.RB.15.NR.7551.NC.1401.RhoFields.bin mpi09/RELAX.SimID.9.EPSA.-200.EPSB.-200.T.1373.RA.12.RB.15.NR.7551.NC.1401.RhoFields.bin</text:p>
          </table:table-cell>
        </table:table-row>
        <table:table-row table:style-name="ro1">
          <table:table-cell table:formula="of:=[$Sheet1.E612]" office:value-type="string" office:string-value="diff mpi01/RELAX.SimID.1.EPSA.200.EPSB.200.T.1373.RA.12.RB.15.NR.7551.NC.1401.RhoFields.bin mpi09/RELAX.SimID.9.EPSA.200.EPSB.200.T.1373.RA.12.RB.15.NR.7551.NC.1401.RhoFields.bin" calcext:value-type="string">
            <text:p>diff mpi01/RELAX.SimID.1.EPSA.200.EPSB.200.T.1373.RA.12.RB.15.NR.7551.NC.1401.RhoFields.bin mpi09/RELAX.SimID.9.EPSA.200.EPSB.200.T.1373.RA.12.RB.15.NR.7551.NC.1401.RhoFields.bin</text:p>
          </table:table-cell>
        </table:table-row>
        <table:table-row table:style-name="ro1">
          <table:table-cell table:formula="of:=[$Sheet1.E613]" office:value-type="string" office:string-value="diff mpi01/RELAX.SimID.1.EPSA.-200.EPSB.-200.T.1373.RA.12.RB.16.csv mpi09/RELAX.SimID.9.EPSA.-200.EPSB.-200.T.1373.RA.12.RB.16.csv" calcext:value-type="string">
            <text:p>diff mpi01/RELAX.SimID.1.EPSA.-200.EPSB.-200.T.1373.RA.12.RB.16.csv mpi09/RELAX.SimID.9.EPSA.-200.EPSB.-200.T.1373.RA.12.RB.16.csv</text:p>
          </table:table-cell>
        </table:table-row>
        <table:table-row table:style-name="ro1">
          <table:table-cell table:formula="of:=[$Sheet1.E614]" office:value-type="string" office:string-value="diff mpi01/RELAX.SimID.1.EPSA.200.EPSB.200.T.1373.RA.12.RB.16.csv mpi09/RELAX.SimID.9.EPSA.200.EPSB.200.T.1373.RA.12.RB.16.csv" calcext:value-type="string">
            <text:p>diff mpi01/RELAX.SimID.1.EPSA.200.EPSB.200.T.1373.RA.12.RB.16.csv mpi09/RELAX.SimID.9.EPSA.200.EPSB.200.T.1373.RA.12.RB.16.csv</text:p>
          </table:table-cell>
        </table:table-row>
        <table:table-row table:style-name="ro1">
          <table:table-cell table:formula="of:=[$Sheet1.E615]" office:value-type="string" office:string-value="diff mpi01/RELAX.SimID.1.EPSA.-200.EPSB.-200.T.1373.RA.12.RB.16.NR.7551.NC.1401.RhoFields.bin mpi09/RELAX.SimID.9.EPSA.-200.EPSB.-200.T.1373.RA.12.RB.16.NR.7551.NC.1401.RhoFields.bin" calcext:value-type="string">
            <text:p>diff mpi01/RELAX.SimID.1.EPSA.-200.EPSB.-200.T.1373.RA.12.RB.16.NR.7551.NC.1401.RhoFields.bin mpi09/RELAX.SimID.9.EPSA.-200.EPSB.-200.T.1373.RA.12.RB.16.NR.7551.NC.1401.RhoFields.bin</text:p>
          </table:table-cell>
        </table:table-row>
        <table:table-row table:style-name="ro1">
          <table:table-cell table:formula="of:=[$Sheet1.E616]" office:value-type="string" office:string-value="diff mpi01/RELAX.SimID.1.EPSA.200.EPSB.200.T.1373.RA.12.RB.16.NR.7551.NC.1401.RhoFields.bin mpi09/RELAX.SimID.9.EPSA.200.EPSB.200.T.1373.RA.12.RB.16.NR.7551.NC.1401.RhoFields.bin" calcext:value-type="string">
            <text:p>diff mpi01/RELAX.SimID.1.EPSA.200.EPSB.200.T.1373.RA.12.RB.16.NR.7551.NC.1401.RhoFields.bin mpi09/RELAX.SimID.9.EPSA.200.EPSB.200.T.1373.RA.12.RB.16.NR.7551.NC.1401.RhoFields.bin</text:p>
          </table:table-cell>
        </table:table-row>
        <table:table-row table:style-name="ro1">
          <table:table-cell table:formula="of:=[$Sheet1.E617]" office:value-type="string" office:string-value="diff mpi01/RELAX.SimID.1.EPSA.-200.EPSB.-200.T.1423.RA.12.RB.13.csv mpi09/RELAX.SimID.9.EPSA.-200.EPSB.-200.T.1423.RA.12.RB.13.csv" calcext:value-type="string">
            <text:p>diff mpi01/RELAX.SimID.1.EPSA.-200.EPSB.-200.T.1423.RA.12.RB.13.csv mpi09/RELAX.SimID.9.EPSA.-200.EPSB.-200.T.1423.RA.12.RB.13.csv</text:p>
          </table:table-cell>
        </table:table-row>
        <table:table-row table:style-name="ro1">
          <table:table-cell table:formula="of:=[$Sheet1.E618]" office:value-type="string" office:string-value="diff mpi01/RELAX.SimID.1.EPSA.200.EPSB.200.T.1423.RA.12.RB.13.csv mpi09/RELAX.SimID.9.EPSA.200.EPSB.200.T.1423.RA.12.RB.13.csv" calcext:value-type="string">
            <text:p>diff mpi01/RELAX.SimID.1.EPSA.200.EPSB.200.T.1423.RA.12.RB.13.csv mpi09/RELAX.SimID.9.EPSA.200.EPSB.200.T.1423.RA.12.RB.13.csv</text:p>
          </table:table-cell>
        </table:table-row>
        <table:table-row table:style-name="ro1">
          <table:table-cell table:formula="of:=[$Sheet1.E619]" office:value-type="string" office:string-value="diff mpi01/RELAX.SimID.1.EPSA.-200.EPSB.-200.T.1423.RA.12.RB.13.NR.7551.NC.1401.RhoFields.bin mpi09/RELAX.SimID.9.EPSA.-200.EPSB.-200.T.1423.RA.12.RB.13.NR.7551.NC.1401.RhoFields.bin" calcext:value-type="string">
            <text:p>diff mpi01/RELAX.SimID.1.EPSA.-200.EPSB.-200.T.1423.RA.12.RB.13.NR.7551.NC.1401.RhoFields.bin mpi09/RELAX.SimID.9.EPSA.-200.EPSB.-200.T.1423.RA.12.RB.13.NR.7551.NC.1401.RhoFields.bin</text:p>
          </table:table-cell>
        </table:table-row>
        <table:table-row table:style-name="ro1">
          <table:table-cell table:formula="of:=[$Sheet1.E620]" office:value-type="string" office:string-value="diff mpi01/RELAX.SimID.1.EPSA.200.EPSB.200.T.1423.RA.12.RB.13.NR.7551.NC.1401.RhoFields.bin mpi09/RELAX.SimID.9.EPSA.200.EPSB.200.T.1423.RA.12.RB.13.NR.7551.NC.1401.RhoFields.bin" calcext:value-type="string">
            <text:p>diff mpi01/RELAX.SimID.1.EPSA.200.EPSB.200.T.1423.RA.12.RB.13.NR.7551.NC.1401.RhoFields.bin mpi09/RELAX.SimID.9.EPSA.200.EPSB.200.T.1423.RA.12.RB.13.NR.7551.NC.1401.RhoFields.bin</text:p>
          </table:table-cell>
        </table:table-row>
        <table:table-row table:style-name="ro1">
          <table:table-cell table:formula="of:=[$Sheet1.E621]" office:value-type="string" office:string-value="diff mpi01/RELAX.SimID.1.EPSA.-200.EPSB.-200.T.1423.RA.12.RB.14.csv mpi09/RELAX.SimID.9.EPSA.-200.EPSB.-200.T.1423.RA.12.RB.14.csv" calcext:value-type="string">
            <text:p>diff mpi01/RELAX.SimID.1.EPSA.-200.EPSB.-200.T.1423.RA.12.RB.14.csv mpi09/RELAX.SimID.9.EPSA.-200.EPSB.-200.T.1423.RA.12.RB.14.csv</text:p>
          </table:table-cell>
        </table:table-row>
        <table:table-row table:style-name="ro1">
          <table:table-cell table:formula="of:=[$Sheet1.E622]" office:value-type="string" office:string-value="diff mpi01/RELAX.SimID.1.EPSA.200.EPSB.200.T.1423.RA.12.RB.14.csv mpi09/RELAX.SimID.9.EPSA.200.EPSB.200.T.1423.RA.12.RB.14.csv" calcext:value-type="string">
            <text:p>diff mpi01/RELAX.SimID.1.EPSA.200.EPSB.200.T.1423.RA.12.RB.14.csv mpi09/RELAX.SimID.9.EPSA.200.EPSB.200.T.1423.RA.12.RB.14.csv</text:p>
          </table:table-cell>
        </table:table-row>
        <table:table-row table:style-name="ro1">
          <table:table-cell table:formula="of:=[$Sheet1.E623]" office:value-type="string" office:string-value="diff mpi01/RELAX.SimID.1.EPSA.-200.EPSB.-200.T.1423.RA.12.RB.14.NR.7551.NC.1401.RhoFields.bin mpi09/RELAX.SimID.9.EPSA.-200.EPSB.-200.T.1423.RA.12.RB.14.NR.7551.NC.1401.RhoFields.bin" calcext:value-type="string">
            <text:p>diff mpi01/RELAX.SimID.1.EPSA.-200.EPSB.-200.T.1423.RA.12.RB.14.NR.7551.NC.1401.RhoFields.bin mpi09/RELAX.SimID.9.EPSA.-200.EPSB.-200.T.1423.RA.12.RB.14.NR.7551.NC.1401.RhoFields.bin</text:p>
          </table:table-cell>
        </table:table-row>
        <table:table-row table:style-name="ro1">
          <table:table-cell table:formula="of:=[$Sheet1.E624]" office:value-type="string" office:string-value="diff mpi01/RELAX.SimID.1.EPSA.200.EPSB.200.T.1423.RA.12.RB.14.NR.7551.NC.1401.RhoFields.bin mpi09/RELAX.SimID.9.EPSA.200.EPSB.200.T.1423.RA.12.RB.14.NR.7551.NC.1401.RhoFields.bin" calcext:value-type="string">
            <text:p>diff mpi01/RELAX.SimID.1.EPSA.200.EPSB.200.T.1423.RA.12.RB.14.NR.7551.NC.1401.RhoFields.bin mpi09/RELAX.SimID.9.EPSA.200.EPSB.200.T.1423.RA.12.RB.14.NR.7551.NC.1401.RhoFields.bin</text:p>
          </table:table-cell>
        </table:table-row>
        <table:table-row table:style-name="ro1">
          <table:table-cell table:formula="of:=[$Sheet1.E625]" office:value-type="string" office:string-value="diff mpi01/RELAX.SimID.1.EPSA.-200.EPSB.-200.T.1423.RA.12.RB.15.csv mpi09/RELAX.SimID.9.EPSA.-200.EPSB.-200.T.1423.RA.12.RB.15.csv" calcext:value-type="string">
            <text:p>diff mpi01/RELAX.SimID.1.EPSA.-200.EPSB.-200.T.1423.RA.12.RB.15.csv mpi09/RELAX.SimID.9.EPSA.-200.EPSB.-200.T.1423.RA.12.RB.15.csv</text:p>
          </table:table-cell>
        </table:table-row>
        <table:table-row table:style-name="ro1">
          <table:table-cell table:formula="of:=[$Sheet1.E626]" office:value-type="string" office:string-value="diff mpi01/RELAX.SimID.1.EPSA.200.EPSB.200.T.1423.RA.12.RB.15.csv mpi09/RELAX.SimID.9.EPSA.200.EPSB.200.T.1423.RA.12.RB.15.csv" calcext:value-type="string">
            <text:p>diff mpi01/RELAX.SimID.1.EPSA.200.EPSB.200.T.1423.RA.12.RB.15.csv mpi09/RELAX.SimID.9.EPSA.200.EPSB.200.T.1423.RA.12.RB.15.csv</text:p>
          </table:table-cell>
        </table:table-row>
        <table:table-row table:style-name="ro1">
          <table:table-cell table:formula="of:=[$Sheet1.E627]" office:value-type="string" office:string-value="diff mpi01/RELAX.SimID.1.EPSA.-200.EPSB.-200.T.1423.RA.12.RB.15.NR.7551.NC.1401.RhoFields.bin mpi09/RELAX.SimID.9.EPSA.-200.EPSB.-200.T.1423.RA.12.RB.15.NR.7551.NC.1401.RhoFields.bin" calcext:value-type="string">
            <text:p>diff mpi01/RELAX.SimID.1.EPSA.-200.EPSB.-200.T.1423.RA.12.RB.15.NR.7551.NC.1401.RhoFields.bin mpi09/RELAX.SimID.9.EPSA.-200.EPSB.-200.T.1423.RA.12.RB.15.NR.7551.NC.1401.RhoFields.bin</text:p>
          </table:table-cell>
        </table:table-row>
        <table:table-row table:style-name="ro1">
          <table:table-cell table:formula="of:=[$Sheet1.E628]" office:value-type="string" office:string-value="diff mpi01/RELAX.SimID.1.EPSA.200.EPSB.200.T.1423.RA.12.RB.15.NR.7551.NC.1401.RhoFields.bin mpi09/RELAX.SimID.9.EPSA.200.EPSB.200.T.1423.RA.12.RB.15.NR.7551.NC.1401.RhoFields.bin" calcext:value-type="string">
            <text:p>diff mpi01/RELAX.SimID.1.EPSA.200.EPSB.200.T.1423.RA.12.RB.15.NR.7551.NC.1401.RhoFields.bin mpi09/RELAX.SimID.9.EPSA.200.EPSB.200.T.1423.RA.12.RB.15.NR.7551.NC.1401.RhoFields.bin</text:p>
          </table:table-cell>
        </table:table-row>
        <table:table-row table:style-name="ro1">
          <table:table-cell table:formula="of:=[$Sheet1.E629]" office:value-type="string" office:string-value="diff mpi01/RELAX.SimID.1.EPSA.-200.EPSB.-200.T.1423.RA.12.RB.16.csv mpi09/RELAX.SimID.9.EPSA.-200.EPSB.-200.T.1423.RA.12.RB.16.csv" calcext:value-type="string">
            <text:p>diff mpi01/RELAX.SimID.1.EPSA.-200.EPSB.-200.T.1423.RA.12.RB.16.csv mpi09/RELAX.SimID.9.EPSA.-200.EPSB.-200.T.1423.RA.12.RB.16.csv</text:p>
          </table:table-cell>
        </table:table-row>
        <table:table-row table:style-name="ro1">
          <table:table-cell table:formula="of:=[$Sheet1.E630]" office:value-type="string" office:string-value="diff mpi01/RELAX.SimID.1.EPSA.200.EPSB.200.T.1423.RA.12.RB.16.csv mpi09/RELAX.SimID.9.EPSA.200.EPSB.200.T.1423.RA.12.RB.16.csv" calcext:value-type="string">
            <text:p>diff mpi01/RELAX.SimID.1.EPSA.200.EPSB.200.T.1423.RA.12.RB.16.csv mpi09/RELAX.SimID.9.EPSA.200.EPSB.200.T.1423.RA.12.RB.16.csv</text:p>
          </table:table-cell>
        </table:table-row>
        <table:table-row table:style-name="ro1">
          <table:table-cell table:formula="of:=[$Sheet1.E631]" office:value-type="string" office:string-value="diff mpi01/RELAX.SimID.1.EPSA.-200.EPSB.-200.T.1423.RA.12.RB.16.NR.7551.NC.1401.RhoFields.bin mpi09/RELAX.SimID.9.EPSA.-200.EPSB.-200.T.1423.RA.12.RB.16.NR.7551.NC.1401.RhoFields.bin" calcext:value-type="string">
            <text:p>diff mpi01/RELAX.SimID.1.EPSA.-200.EPSB.-200.T.1423.RA.12.RB.16.NR.7551.NC.1401.RhoFields.bin mpi09/RELAX.SimID.9.EPSA.-200.EPSB.-200.T.1423.RA.12.RB.16.NR.7551.NC.1401.RhoFields.bin</text:p>
          </table:table-cell>
        </table:table-row>
        <table:table-row table:style-name="ro1">
          <table:table-cell table:formula="of:=[$Sheet1.E632]" office:value-type="string" office:string-value="diff mpi01/RELAX.SimID.1.EPSA.200.EPSB.200.T.1423.RA.12.RB.16.NR.7551.NC.1401.RhoFields.bin mpi09/RELAX.SimID.9.EPSA.200.EPSB.200.T.1423.RA.12.RB.16.NR.7551.NC.1401.RhoFields.bin" calcext:value-type="string">
            <text:p>diff mpi01/RELAX.SimID.1.EPSA.200.EPSB.200.T.1423.RA.12.RB.16.NR.7551.NC.1401.RhoFields.bin mpi09/RELAX.SimID.9.EPSA.200.EPSB.200.T.1423.RA.12.RB.16.NR.7551.NC.1401.RhoFields.bin</text:p>
          </table:table-cell>
        </table:table-row>
        <table:table-row table:style-name="ro1">
          <table:table-cell table:formula="of:=[$Sheet1.E633]" office:value-type="string" office:string-value="diff mpi01/RELAX.SimID.1.EPSA.-200.EPSB.-200.T.1473.RA.12.RB.13.csv mpi09/RELAX.SimID.9.EPSA.-200.EPSB.-200.T.1473.RA.12.RB.13.csv" calcext:value-type="string">
            <text:p>diff mpi01/RELAX.SimID.1.EPSA.-200.EPSB.-200.T.1473.RA.12.RB.13.csv mpi09/RELAX.SimID.9.EPSA.-200.EPSB.-200.T.1473.RA.12.RB.13.csv</text:p>
          </table:table-cell>
        </table:table-row>
        <table:table-row table:style-name="ro1">
          <table:table-cell table:formula="of:=[$Sheet1.E634]" office:value-type="string" office:string-value="diff mpi01/RELAX.SimID.1.EPSA.200.EPSB.200.T.1473.RA.12.RB.13.csv mpi09/RELAX.SimID.9.EPSA.200.EPSB.200.T.1473.RA.12.RB.13.csv" calcext:value-type="string">
            <text:p>diff mpi01/RELAX.SimID.1.EPSA.200.EPSB.200.T.1473.RA.12.RB.13.csv mpi09/RELAX.SimID.9.EPSA.200.EPSB.200.T.1473.RA.12.RB.13.csv</text:p>
          </table:table-cell>
        </table:table-row>
        <table:table-row table:style-name="ro1">
          <table:table-cell table:formula="of:=[$Sheet1.E635]" office:value-type="string" office:string-value="diff mpi01/RELAX.SimID.1.EPSA.-200.EPSB.-200.T.1473.RA.12.RB.13.NR.7551.NC.1401.RhoFields.bin mpi09/RELAX.SimID.9.EPSA.-200.EPSB.-200.T.1473.RA.12.RB.13.NR.7551.NC.1401.RhoFields.bin" calcext:value-type="string">
            <text:p>diff mpi01/RELAX.SimID.1.EPSA.-200.EPSB.-200.T.1473.RA.12.RB.13.NR.7551.NC.1401.RhoFields.bin mpi09/RELAX.SimID.9.EPSA.-200.EPSB.-200.T.1473.RA.12.RB.13.NR.7551.NC.1401.RhoFields.bin</text:p>
          </table:table-cell>
        </table:table-row>
        <table:table-row table:style-name="ro1">
          <table:table-cell table:formula="of:=[$Sheet1.E636]" office:value-type="string" office:string-value="diff mpi01/RELAX.SimID.1.EPSA.200.EPSB.200.T.1473.RA.12.RB.13.NR.7551.NC.1401.RhoFields.bin mpi09/RELAX.SimID.9.EPSA.200.EPSB.200.T.1473.RA.12.RB.13.NR.7551.NC.1401.RhoFields.bin" calcext:value-type="string">
            <text:p>diff mpi01/RELAX.SimID.1.EPSA.200.EPSB.200.T.1473.RA.12.RB.13.NR.7551.NC.1401.RhoFields.bin mpi09/RELAX.SimID.9.EPSA.200.EPSB.200.T.1473.RA.12.RB.13.NR.7551.NC.1401.RhoFields.bin</text:p>
          </table:table-cell>
        </table:table-row>
        <table:table-row table:style-name="ro1">
          <table:table-cell table:formula="of:=[$Sheet1.E637]" office:value-type="string" office:string-value="diff mpi01/RELAX.SimID.1.EPSA.-200.EPSB.-200.T.1473.RA.12.RB.14.csv mpi09/RELAX.SimID.9.EPSA.-200.EPSB.-200.T.1473.RA.12.RB.14.csv" calcext:value-type="string">
            <text:p>diff mpi01/RELAX.SimID.1.EPSA.-200.EPSB.-200.T.1473.RA.12.RB.14.csv mpi09/RELAX.SimID.9.EPSA.-200.EPSB.-200.T.1473.RA.12.RB.14.csv</text:p>
          </table:table-cell>
        </table:table-row>
        <table:table-row table:style-name="ro1">
          <table:table-cell table:formula="of:=[$Sheet1.E638]" office:value-type="string" office:string-value="diff mpi01/RELAX.SimID.1.EPSA.200.EPSB.200.T.1473.RA.12.RB.14.csv mpi09/RELAX.SimID.9.EPSA.200.EPSB.200.T.1473.RA.12.RB.14.csv" calcext:value-type="string">
            <text:p>diff mpi01/RELAX.SimID.1.EPSA.200.EPSB.200.T.1473.RA.12.RB.14.csv mpi09/RELAX.SimID.9.EPSA.200.EPSB.200.T.1473.RA.12.RB.14.csv</text:p>
          </table:table-cell>
        </table:table-row>
        <table:table-row table:style-name="ro1">
          <table:table-cell table:formula="of:=[$Sheet1.E639]" office:value-type="string" office:string-value="diff mpi01/RELAX.SimID.1.EPSA.-200.EPSB.-200.T.1473.RA.12.RB.14.NR.7551.NC.1401.RhoFields.bin mpi09/RELAX.SimID.9.EPSA.-200.EPSB.-200.T.1473.RA.12.RB.14.NR.7551.NC.1401.RhoFields.bin" calcext:value-type="string">
            <text:p>diff mpi01/RELAX.SimID.1.EPSA.-200.EPSB.-200.T.1473.RA.12.RB.14.NR.7551.NC.1401.RhoFields.bin mpi09/RELAX.SimID.9.EPSA.-200.EPSB.-200.T.1473.RA.12.RB.14.NR.7551.NC.1401.RhoFields.bin</text:p>
          </table:table-cell>
        </table:table-row>
        <table:table-row table:style-name="ro1">
          <table:table-cell table:formula="of:=[$Sheet1.E640]" office:value-type="string" office:string-value="diff mpi01/RELAX.SimID.1.EPSA.200.EPSB.200.T.1473.RA.12.RB.14.NR.7551.NC.1401.RhoFields.bin mpi09/RELAX.SimID.9.EPSA.200.EPSB.200.T.1473.RA.12.RB.14.NR.7551.NC.1401.RhoFields.bin" calcext:value-type="string">
            <text:p>diff mpi01/RELAX.SimID.1.EPSA.200.EPSB.200.T.1473.RA.12.RB.14.NR.7551.NC.1401.RhoFields.bin mpi09/RELAX.SimID.9.EPSA.200.EPSB.200.T.1473.RA.12.RB.14.NR.7551.NC.1401.RhoFields.bin</text:p>
          </table:table-cell>
        </table:table-row>
        <table:table-row table:style-name="ro1">
          <table:table-cell table:formula="of:=[$Sheet1.E641]" office:value-type="string" office:string-value="diff mpi01/RELAX.SimID.1.EPSA.-200.EPSB.-200.T.1473.RA.12.RB.15.csv mpi09/RELAX.SimID.9.EPSA.-200.EPSB.-200.T.1473.RA.12.RB.15.csv" calcext:value-type="string">
            <text:p>diff mpi01/RELAX.SimID.1.EPSA.-200.EPSB.-200.T.1473.RA.12.RB.15.csv mpi09/RELAX.SimID.9.EPSA.-200.EPSB.-200.T.1473.RA.12.RB.15.csv</text:p>
          </table:table-cell>
        </table:table-row>
        <table:table-row table:style-name="ro1">
          <table:table-cell table:formula="of:=[$Sheet1.E642]" office:value-type="string" office:string-value="diff mpi01/RELAX.SimID.1.EPSA.200.EPSB.200.T.1473.RA.12.RB.15.csv mpi09/RELAX.SimID.9.EPSA.200.EPSB.200.T.1473.RA.12.RB.15.csv" calcext:value-type="string">
            <text:p>diff mpi01/RELAX.SimID.1.EPSA.200.EPSB.200.T.1473.RA.12.RB.15.csv mpi09/RELAX.SimID.9.EPSA.200.EPSB.200.T.1473.RA.12.RB.15.csv</text:p>
          </table:table-cell>
        </table:table-row>
        <table:table-row table:style-name="ro1">
          <table:table-cell table:formula="of:=[$Sheet1.E643]" office:value-type="string" office:string-value="diff mpi01/RELAX.SimID.1.EPSA.-200.EPSB.-200.T.1473.RA.12.RB.15.NR.7551.NC.1401.RhoFields.bin mpi09/RELAX.SimID.9.EPSA.-200.EPSB.-200.T.1473.RA.12.RB.15.NR.7551.NC.1401.RhoFields.bin" calcext:value-type="string">
            <text:p>diff mpi01/RELAX.SimID.1.EPSA.-200.EPSB.-200.T.1473.RA.12.RB.15.NR.7551.NC.1401.RhoFields.bin mpi09/RELAX.SimID.9.EPSA.-200.EPSB.-200.T.1473.RA.12.RB.15.NR.7551.NC.1401.RhoFields.bin</text:p>
          </table:table-cell>
        </table:table-row>
        <table:table-row table:style-name="ro1">
          <table:table-cell table:formula="of:=[$Sheet1.E644]" office:value-type="string" office:string-value="diff mpi01/RELAX.SimID.1.EPSA.200.EPSB.200.T.1473.RA.12.RB.15.NR.7551.NC.1401.RhoFields.bin mpi09/RELAX.SimID.9.EPSA.200.EPSB.200.T.1473.RA.12.RB.15.NR.7551.NC.1401.RhoFields.bin" calcext:value-type="string">
            <text:p>diff mpi01/RELAX.SimID.1.EPSA.200.EPSB.200.T.1473.RA.12.RB.15.NR.7551.NC.1401.RhoFields.bin mpi09/RELAX.SimID.9.EPSA.200.EPSB.200.T.1473.RA.12.RB.15.NR.7551.NC.1401.RhoFields.bin</text:p>
          </table:table-cell>
        </table:table-row>
        <table:table-row table:style-name="ro1">
          <table:table-cell table:formula="of:=[$Sheet1.E645]" office:value-type="string" office:string-value="diff mpi01/RELAX.SimID.1.EPSA.-200.EPSB.-200.T.1473.RA.12.RB.16.csv mpi09/RELAX.SimID.9.EPSA.-200.EPSB.-200.T.1473.RA.12.RB.16.csv" calcext:value-type="string">
            <text:p>diff mpi01/RELAX.SimID.1.EPSA.-200.EPSB.-200.T.1473.RA.12.RB.16.csv mpi09/RELAX.SimID.9.EPSA.-200.EPSB.-200.T.1473.RA.12.RB.16.csv</text:p>
          </table:table-cell>
        </table:table-row>
        <table:table-row table:style-name="ro1">
          <table:table-cell table:formula="of:=[$Sheet1.E646]" office:value-type="string" office:string-value="diff mpi01/RELAX.SimID.1.EPSA.200.EPSB.200.T.1473.RA.12.RB.16.csv mpi09/RELAX.SimID.9.EPSA.200.EPSB.200.T.1473.RA.12.RB.16.csv" calcext:value-type="string">
            <text:p>diff mpi01/RELAX.SimID.1.EPSA.200.EPSB.200.T.1473.RA.12.RB.16.csv mpi09/RELAX.SimID.9.EPSA.200.EPSB.200.T.1473.RA.12.RB.16.csv</text:p>
          </table:table-cell>
        </table:table-row>
        <table:table-row table:style-name="ro1">
          <table:table-cell table:formula="of:=[$Sheet1.E647]" office:value-type="string" office:string-value="diff mpi01/RELAX.SimID.1.EPSA.-200.EPSB.-200.T.1473.RA.12.RB.16.NR.7551.NC.1401.RhoFields.bin mpi09/RELAX.SimID.9.EPSA.-200.EPSB.-200.T.1473.RA.12.RB.16.NR.7551.NC.1401.RhoFields.bin" calcext:value-type="string">
            <text:p>diff mpi01/RELAX.SimID.1.EPSA.-200.EPSB.-200.T.1473.RA.12.RB.16.NR.7551.NC.1401.RhoFields.bin mpi09/RELAX.SimID.9.EPSA.-200.EPSB.-200.T.1473.RA.12.RB.16.NR.7551.NC.1401.RhoFields.bin</text:p>
          </table:table-cell>
        </table:table-row>
        <table:table-row table:style-name="ro1">
          <table:table-cell table:formula="of:=[$Sheet1.E648]" office:value-type="string" office:string-value="diff mpi01/RELAX.SimID.1.EPSA.200.EPSB.200.T.1473.RA.12.RB.16.NR.7551.NC.1401.RhoFields.bin mpi09/RELAX.SimID.9.EPSA.200.EPSB.200.T.1473.RA.12.RB.16.NR.7551.NC.1401.RhoFields.bin" calcext:value-type="string">
            <text:p>diff mpi01/RELAX.SimID.1.EPSA.200.EPSB.200.T.1473.RA.12.RB.16.NR.7551.NC.1401.RhoFields.bin mpi09/RELAX.SimID.9.EPSA.200.EPSB.200.T.1473.RA.12.RB.16.NR.7551.NC.1401.RhoFields.bin</text:p>
          </table:table-cell>
        </table:table-row>
        <table:table-row table:style-name="ro1">
          <table:table-cell table:formula="of:=[$Sheet1.E649]" office:value-type="string" office:string-value="diff mpi01/RELAX.SimID.1.EPSA.230.EPSB.200.T.1073.RA.12.RB.13.csv mpi09/RELAX.SimID.9.EPSA.230.EPSB.200.T.1073.RA.12.RB.13.csv" calcext:value-type="string">
            <text:p>diff mpi01/RELAX.SimID.1.EPSA.230.EPSB.200.T.1073.RA.12.RB.13.csv mpi09/RELAX.SimID.9.EPSA.230.EPSB.200.T.1073.RA.12.RB.13.csv</text:p>
          </table:table-cell>
        </table:table-row>
        <table:table-row table:style-name="ro1">
          <table:table-cell table:formula="of:=[$Sheet1.E650]" office:value-type="string" office:string-value="diff mpi01/RELAX.SimID.1.EPSA.230.EPSB.200.T.1073.RA.12.RB.13.NR.7551.NC.1.RhoFields.bin mpi09/RELAX.SimID.9.EPSA.230.EPSB.200.T.1073.RA.12.RB.13.NR.7551.NC.1.RhoFields.bin" calcext:value-type="string">
            <text:p>diff mpi01/RELAX.SimID.1.EPSA.230.EPSB.200.T.1073.RA.12.RB.13.NR.7551.NC.1.RhoFields.bin mpi09/RELAX.SimID.9.EPSA.230.EPSB.200.T.1073.RA.12.RB.13.NR.7551.NC.1.RhoFields.bin</text:p>
          </table:table-cell>
        </table:table-row>
        <table:table-row table:style-name="ro1">
          <table:table-cell table:formula="of:=[$Sheet1.E651]" office:value-type="string" office:string-value="diff mpi01/RELAX.SimID.1.EPSA.230.EPSB.200.T.1073.RA.12.RB.14.csv mpi09/RELAX.SimID.9.EPSA.230.EPSB.200.T.1073.RA.12.RB.14.csv" calcext:value-type="string">
            <text:p>diff mpi01/RELAX.SimID.1.EPSA.230.EPSB.200.T.1073.RA.12.RB.14.csv mpi09/RELAX.SimID.9.EPSA.230.EPSB.200.T.1073.RA.12.RB.14.csv</text:p>
          </table:table-cell>
        </table:table-row>
        <table:table-row table:style-name="ro1">
          <table:table-cell table:formula="of:=[$Sheet1.E652]" office:value-type="string" office:string-value="diff mpi01/RELAX.SimID.1.EPSA.230.EPSB.200.T.1073.RA.12.RB.14.NR.7551.NC.1.RhoFields.bin mpi09/RELAX.SimID.9.EPSA.230.EPSB.200.T.1073.RA.12.RB.14.NR.7551.NC.1.RhoFields.bin" calcext:value-type="string">
            <text:p>diff mpi01/RELAX.SimID.1.EPSA.230.EPSB.200.T.1073.RA.12.RB.14.NR.7551.NC.1.RhoFields.bin mpi09/RELAX.SimID.9.EPSA.230.EPSB.200.T.1073.RA.12.RB.14.NR.7551.NC.1.RhoFields.bin</text:p>
          </table:table-cell>
        </table:table-row>
        <table:table-row table:style-name="ro1">
          <table:table-cell table:formula="of:=[$Sheet1.E653]" office:value-type="string" office:string-value="diff mpi01/RELAX.SimID.1.EPSA.230.EPSB.200.T.1073.RA.12.RB.15.csv mpi09/RELAX.SimID.9.EPSA.230.EPSB.200.T.1073.RA.12.RB.15.csv" calcext:value-type="string">
            <text:p>diff mpi01/RELAX.SimID.1.EPSA.230.EPSB.200.T.1073.RA.12.RB.15.csv mpi09/RELAX.SimID.9.EPSA.230.EPSB.200.T.1073.RA.12.RB.15.csv</text:p>
          </table:table-cell>
        </table:table-row>
        <table:table-row table:style-name="ro1">
          <table:table-cell table:formula="of:=[$Sheet1.E654]" office:value-type="string" office:string-value="diff mpi01/RELAX.SimID.1.EPSA.230.EPSB.200.T.1073.RA.12.RB.15.NR.7551.NC.1.RhoFields.bin mpi09/RELAX.SimID.9.EPSA.230.EPSB.200.T.1073.RA.12.RB.15.NR.7551.NC.1.RhoFields.bin" calcext:value-type="string">
            <text:p>diff mpi01/RELAX.SimID.1.EPSA.230.EPSB.200.T.1073.RA.12.RB.15.NR.7551.NC.1.RhoFields.bin mpi09/RELAX.SimID.9.EPSA.230.EPSB.200.T.1073.RA.12.RB.15.NR.7551.NC.1.RhoFields.bin</text:p>
          </table:table-cell>
        </table:table-row>
        <table:table-row table:style-name="ro1">
          <table:table-cell table:formula="of:=[$Sheet1.E655]" office:value-type="string" office:string-value="diff mpi01/RELAX.SimID.1.EPSA.230.EPSB.200.T.1073.RA.12.RB.16.csv mpi09/RELAX.SimID.9.EPSA.230.EPSB.200.T.1073.RA.12.RB.16.csv" calcext:value-type="string">
            <text:p>diff mpi01/RELAX.SimID.1.EPSA.230.EPSB.200.T.1073.RA.12.RB.16.csv mpi09/RELAX.SimID.9.EPSA.230.EPSB.200.T.1073.RA.12.RB.16.csv</text:p>
          </table:table-cell>
        </table:table-row>
        <table:table-row table:style-name="ro1">
          <table:table-cell table:formula="of:=[$Sheet1.E656]" office:value-type="string" office:string-value="diff mpi01/RELAX.SimID.1.EPSA.230.EPSB.200.T.1073.RA.12.RB.16.NR.7551.NC.1.RhoFields.bin mpi09/RELAX.SimID.9.EPSA.230.EPSB.200.T.1073.RA.12.RB.16.NR.7551.NC.1.RhoFields.bin" calcext:value-type="string">
            <text:p>diff mpi01/RELAX.SimID.1.EPSA.230.EPSB.200.T.1073.RA.12.RB.16.NR.7551.NC.1.RhoFields.bin mpi09/RELAX.SimID.9.EPSA.230.EPSB.200.T.1073.RA.12.RB.16.NR.7551.NC.1.RhoFields.bin</text:p>
          </table:table-cell>
        </table:table-row>
        <table:table-row table:style-name="ro1">
          <table:table-cell table:formula="of:=[$Sheet1.E657]" office:value-type="string" office:string-value="diff mpi01/RELAX.SimID.1.EPSA.230.EPSB.200.T.1123.RA.12.RB.13.csv mpi09/RELAX.SimID.9.EPSA.230.EPSB.200.T.1123.RA.12.RB.13.csv" calcext:value-type="string">
            <text:p>diff mpi01/RELAX.SimID.1.EPSA.230.EPSB.200.T.1123.RA.12.RB.13.csv mpi09/RELAX.SimID.9.EPSA.230.EPSB.200.T.1123.RA.12.RB.13.csv</text:p>
          </table:table-cell>
        </table:table-row>
        <table:table-row table:style-name="ro1">
          <table:table-cell table:formula="of:=[$Sheet1.E658]" office:value-type="string" office:string-value="diff mpi01/RELAX.SimID.1.EPSA.230.EPSB.200.T.1123.RA.12.RB.13.NR.7551.NC.1.RhoFields.bin mpi09/RELAX.SimID.9.EPSA.230.EPSB.200.T.1123.RA.12.RB.13.NR.7551.NC.1.RhoFields.bin" calcext:value-type="string">
            <text:p>diff mpi01/RELAX.SimID.1.EPSA.230.EPSB.200.T.1123.RA.12.RB.13.NR.7551.NC.1.RhoFields.bin mpi09/RELAX.SimID.9.EPSA.230.EPSB.200.T.1123.RA.12.RB.13.NR.7551.NC.1.RhoFields.bin</text:p>
          </table:table-cell>
        </table:table-row>
        <table:table-row table:style-name="ro1">
          <table:table-cell table:formula="of:=[$Sheet1.E659]" office:value-type="string" office:string-value="diff mpi01/RELAX.SimID.1.EPSA.230.EPSB.200.T.1123.RA.12.RB.14.csv mpi09/RELAX.SimID.9.EPSA.230.EPSB.200.T.1123.RA.12.RB.14.csv" calcext:value-type="string">
            <text:p>diff mpi01/RELAX.SimID.1.EPSA.230.EPSB.200.T.1123.RA.12.RB.14.csv mpi09/RELAX.SimID.9.EPSA.230.EPSB.200.T.1123.RA.12.RB.14.csv</text:p>
          </table:table-cell>
        </table:table-row>
        <table:table-row table:style-name="ro1">
          <table:table-cell table:formula="of:=[$Sheet1.E660]" office:value-type="string" office:string-value="diff mpi01/RELAX.SimID.1.EPSA.230.EPSB.200.T.1123.RA.12.RB.14.NR.7551.NC.1.RhoFields.bin mpi09/RELAX.SimID.9.EPSA.230.EPSB.200.T.1123.RA.12.RB.14.NR.7551.NC.1.RhoFields.bin" calcext:value-type="string">
            <text:p>diff mpi01/RELAX.SimID.1.EPSA.230.EPSB.200.T.1123.RA.12.RB.14.NR.7551.NC.1.RhoFields.bin mpi09/RELAX.SimID.9.EPSA.230.EPSB.200.T.1123.RA.12.RB.14.NR.7551.NC.1.RhoFields.bin</text:p>
          </table:table-cell>
        </table:table-row>
        <table:table-row table:style-name="ro1">
          <table:table-cell table:formula="of:=[$Sheet1.E661]" office:value-type="string" office:string-value="diff mpi01/RELAX.SimID.1.EPSA.230.EPSB.200.T.1123.RA.12.RB.15.csv mpi09/RELAX.SimID.9.EPSA.230.EPSB.200.T.1123.RA.12.RB.15.csv" calcext:value-type="string">
            <text:p>diff mpi01/RELAX.SimID.1.EPSA.230.EPSB.200.T.1123.RA.12.RB.15.csv mpi09/RELAX.SimID.9.EPSA.230.EPSB.200.T.1123.RA.12.RB.15.csv</text:p>
          </table:table-cell>
        </table:table-row>
        <table:table-row table:style-name="ro1">
          <table:table-cell table:formula="of:=[$Sheet1.E662]" office:value-type="string" office:string-value="diff mpi01/RELAX.SimID.1.EPSA.230.EPSB.200.T.1123.RA.12.RB.15.NR.7551.NC.1.RhoFields.bin mpi09/RELAX.SimID.9.EPSA.230.EPSB.200.T.1123.RA.12.RB.15.NR.7551.NC.1.RhoFields.bin" calcext:value-type="string">
            <text:p>diff mpi01/RELAX.SimID.1.EPSA.230.EPSB.200.T.1123.RA.12.RB.15.NR.7551.NC.1.RhoFields.bin mpi09/RELAX.SimID.9.EPSA.230.EPSB.200.T.1123.RA.12.RB.15.NR.7551.NC.1.RhoFields.bin</text:p>
          </table:table-cell>
        </table:table-row>
        <table:table-row table:style-name="ro1">
          <table:table-cell table:formula="of:=[$Sheet1.E663]" office:value-type="string" office:string-value="diff mpi01/RELAX.SimID.1.EPSA.230.EPSB.200.T.1123.RA.12.RB.16.csv mpi09/RELAX.SimID.9.EPSA.230.EPSB.200.T.1123.RA.12.RB.16.csv" calcext:value-type="string">
            <text:p>diff mpi01/RELAX.SimID.1.EPSA.230.EPSB.200.T.1123.RA.12.RB.16.csv mpi09/RELAX.SimID.9.EPSA.230.EPSB.200.T.1123.RA.12.RB.16.csv</text:p>
          </table:table-cell>
        </table:table-row>
        <table:table-row table:style-name="ro1">
          <table:table-cell table:formula="of:=[$Sheet1.E664]" office:value-type="string" office:string-value="diff mpi01/RELAX.SimID.1.EPSA.230.EPSB.200.T.1123.RA.12.RB.16.NR.7551.NC.2.RhoFields.bin mpi09/RELAX.SimID.9.EPSA.230.EPSB.200.T.1123.RA.12.RB.16.NR.7551.NC.2.RhoFields.bin" calcext:value-type="string">
            <text:p>diff mpi01/RELAX.SimID.1.EPSA.230.EPSB.200.T.1123.RA.12.RB.16.NR.7551.NC.2.RhoFields.bin mpi09/RELAX.SimID.9.EPSA.230.EPSB.200.T.1123.RA.12.RB.16.NR.7551.NC.2.RhoFields.bin</text:p>
          </table:table-cell>
        </table:table-row>
        <table:table-row table:style-name="ro1">
          <table:table-cell table:formula="of:=[$Sheet1.E665]" office:value-type="string" office:string-value="diff mpi01/RELAX.SimID.1.EPSA.230.EPSB.200.T.1173.RA.12.RB.13.csv mpi09/RELAX.SimID.9.EPSA.230.EPSB.200.T.1173.RA.12.RB.13.csv" calcext:value-type="string">
            <text:p>diff mpi01/RELAX.SimID.1.EPSA.230.EPSB.200.T.1173.RA.12.RB.13.csv mpi09/RELAX.SimID.9.EPSA.230.EPSB.200.T.1173.RA.12.RB.13.csv</text:p>
          </table:table-cell>
        </table:table-row>
        <table:table-row table:style-name="ro1">
          <table:table-cell table:formula="of:=[$Sheet1.E666]" office:value-type="string" office:string-value="diff mpi01/RELAX.SimID.1.EPSA.230.EPSB.200.T.1173.RA.12.RB.13.NR.7551.NC.1.RhoFields.bin mpi09/RELAX.SimID.9.EPSA.230.EPSB.200.T.1173.RA.12.RB.13.NR.7551.NC.1.RhoFields.bin" calcext:value-type="string">
            <text:p>diff mpi01/RELAX.SimID.1.EPSA.230.EPSB.200.T.1173.RA.12.RB.13.NR.7551.NC.1.RhoFields.bin mpi09/RELAX.SimID.9.EPSA.230.EPSB.200.T.1173.RA.12.RB.13.NR.7551.NC.1.RhoFields.bin</text:p>
          </table:table-cell>
        </table:table-row>
        <table:table-row table:style-name="ro1">
          <table:table-cell table:formula="of:=[$Sheet1.E667]" office:value-type="string" office:string-value="diff mpi01/RELAX.SimID.1.EPSA.230.EPSB.200.T.1173.RA.12.RB.14.csv mpi09/RELAX.SimID.9.EPSA.230.EPSB.200.T.1173.RA.12.RB.14.csv" calcext:value-type="string">
            <text:p>diff mpi01/RELAX.SimID.1.EPSA.230.EPSB.200.T.1173.RA.12.RB.14.csv mpi09/RELAX.SimID.9.EPSA.230.EPSB.200.T.1173.RA.12.RB.14.csv</text:p>
          </table:table-cell>
        </table:table-row>
        <table:table-row table:style-name="ro1">
          <table:table-cell table:formula="of:=[$Sheet1.E668]" office:value-type="string" office:string-value="diff mpi01/RELAX.SimID.1.EPSA.230.EPSB.200.T.1173.RA.12.RB.14.NR.7551.NC.1.RhoFields.bin mpi09/RELAX.SimID.9.EPSA.230.EPSB.200.T.1173.RA.12.RB.14.NR.7551.NC.1.RhoFields.bin" calcext:value-type="string">
            <text:p>diff mpi01/RELAX.SimID.1.EPSA.230.EPSB.200.T.1173.RA.12.RB.14.NR.7551.NC.1.RhoFields.bin mpi09/RELAX.SimID.9.EPSA.230.EPSB.200.T.1173.RA.12.RB.14.NR.7551.NC.1.RhoFields.bin</text:p>
          </table:table-cell>
        </table:table-row>
        <table:table-row table:style-name="ro1">
          <table:table-cell table:formula="of:=[$Sheet1.E669]" office:value-type="string" office:string-value="diff mpi01/RELAX.SimID.1.EPSA.230.EPSB.200.T.1173.RA.12.RB.15.csv mpi09/RELAX.SimID.9.EPSA.230.EPSB.200.T.1173.RA.12.RB.15.csv" calcext:value-type="string">
            <text:p>diff mpi01/RELAX.SimID.1.EPSA.230.EPSB.200.T.1173.RA.12.RB.15.csv mpi09/RELAX.SimID.9.EPSA.230.EPSB.200.T.1173.RA.12.RB.15.csv</text:p>
          </table:table-cell>
        </table:table-row>
        <table:table-row table:style-name="ro1">
          <table:table-cell table:formula="of:=[$Sheet1.E670]" office:value-type="string" office:string-value="diff mpi01/RELAX.SimID.1.EPSA.230.EPSB.200.T.1173.RA.12.RB.15.NR.7551.NC.1.RhoFields.bin mpi09/RELAX.SimID.9.EPSA.230.EPSB.200.T.1173.RA.12.RB.15.NR.7551.NC.1.RhoFields.bin" calcext:value-type="string">
            <text:p>diff mpi01/RELAX.SimID.1.EPSA.230.EPSB.200.T.1173.RA.12.RB.15.NR.7551.NC.1.RhoFields.bin mpi09/RELAX.SimID.9.EPSA.230.EPSB.200.T.1173.RA.12.RB.15.NR.7551.NC.1.RhoFields.bin</text:p>
          </table:table-cell>
        </table:table-row>
        <table:table-row table:style-name="ro1">
          <table:table-cell table:formula="of:=[$Sheet1.E671]" office:value-type="string" office:string-value="diff mpi01/RELAX.SimID.1.EPSA.230.EPSB.200.T.1173.RA.12.RB.16.csv mpi09/RELAX.SimID.9.EPSA.230.EPSB.200.T.1173.RA.12.RB.16.csv" calcext:value-type="string">
            <text:p>diff mpi01/RELAX.SimID.1.EPSA.230.EPSB.200.T.1173.RA.12.RB.16.csv mpi09/RELAX.SimID.9.EPSA.230.EPSB.200.T.1173.RA.12.RB.16.csv</text:p>
          </table:table-cell>
        </table:table-row>
        <table:table-row table:style-name="ro1">
          <table:table-cell table:formula="of:=[$Sheet1.E672]" office:value-type="string" office:string-value="diff mpi01/RELAX.SimID.1.EPSA.230.EPSB.200.T.1173.RA.12.RB.16.NR.7551.NC.8.RhoFields.bin mpi09/RELAX.SimID.9.EPSA.230.EPSB.200.T.1173.RA.12.RB.16.NR.7551.NC.8.RhoFields.bin" calcext:value-type="string">
            <text:p>diff mpi01/RELAX.SimID.1.EPSA.230.EPSB.200.T.1173.RA.12.RB.16.NR.7551.NC.8.RhoFields.bin mpi09/RELAX.SimID.9.EPSA.230.EPSB.200.T.1173.RA.12.RB.16.NR.7551.NC.8.RhoFields.bin</text:p>
          </table:table-cell>
        </table:table-row>
        <table:table-row table:style-name="ro1">
          <table:table-cell table:formula="of:=[$Sheet1.E673]" office:value-type="string" office:string-value="diff mpi01/RELAX.SimID.1.EPSA.230.EPSB.200.T.1223.RA.12.RB.13.csv mpi09/RELAX.SimID.9.EPSA.230.EPSB.200.T.1223.RA.12.RB.13.csv" calcext:value-type="string">
            <text:p>diff mpi01/RELAX.SimID.1.EPSA.230.EPSB.200.T.1223.RA.12.RB.13.csv mpi09/RELAX.SimID.9.EPSA.230.EPSB.200.T.1223.RA.12.RB.13.csv</text:p>
          </table:table-cell>
        </table:table-row>
        <table:table-row table:style-name="ro1">
          <table:table-cell table:formula="of:=[$Sheet1.E674]" office:value-type="string" office:string-value="diff mpi01/RELAX.SimID.1.EPSA.230.EPSB.200.T.1223.RA.12.RB.13.NR.7551.NC.1.RhoFields.bin mpi09/RELAX.SimID.9.EPSA.230.EPSB.200.T.1223.RA.12.RB.13.NR.7551.NC.1.RhoFields.bin" calcext:value-type="string">
            <text:p>diff mpi01/RELAX.SimID.1.EPSA.230.EPSB.200.T.1223.RA.12.RB.13.NR.7551.NC.1.RhoFields.bin mpi09/RELAX.SimID.9.EPSA.230.EPSB.200.T.1223.RA.12.RB.13.NR.7551.NC.1.RhoFields.bin</text:p>
          </table:table-cell>
        </table:table-row>
        <table:table-row table:style-name="ro1">
          <table:table-cell table:formula="of:=[$Sheet1.E675]" office:value-type="string" office:string-value="diff mpi01/RELAX.SimID.1.EPSA.230.EPSB.200.T.1223.RA.12.RB.14.csv mpi09/RELAX.SimID.9.EPSA.230.EPSB.200.T.1223.RA.12.RB.14.csv" calcext:value-type="string">
            <text:p>diff mpi01/RELAX.SimID.1.EPSA.230.EPSB.200.T.1223.RA.12.RB.14.csv mpi09/RELAX.SimID.9.EPSA.230.EPSB.200.T.1223.RA.12.RB.14.csv</text:p>
          </table:table-cell>
        </table:table-row>
        <table:table-row table:style-name="ro1">
          <table:table-cell table:formula="of:=[$Sheet1.E676]" office:value-type="string" office:string-value="diff mpi01/RELAX.SimID.1.EPSA.230.EPSB.200.T.1223.RA.12.RB.14.NR.7551.NC.1.RhoFields.bin mpi09/RELAX.SimID.9.EPSA.230.EPSB.200.T.1223.RA.12.RB.14.NR.7551.NC.1.RhoFields.bin" calcext:value-type="string">
            <text:p>diff mpi01/RELAX.SimID.1.EPSA.230.EPSB.200.T.1223.RA.12.RB.14.NR.7551.NC.1.RhoFields.bin mpi09/RELAX.SimID.9.EPSA.230.EPSB.200.T.1223.RA.12.RB.14.NR.7551.NC.1.RhoFields.bin</text:p>
          </table:table-cell>
        </table:table-row>
        <table:table-row table:style-name="ro1">
          <table:table-cell table:formula="of:=[$Sheet1.E677]" office:value-type="string" office:string-value="diff mpi01/RELAX.SimID.1.EPSA.230.EPSB.200.T.1223.RA.12.RB.15.csv mpi09/RELAX.SimID.9.EPSA.230.EPSB.200.T.1223.RA.12.RB.15.csv" calcext:value-type="string">
            <text:p>diff mpi01/RELAX.SimID.1.EPSA.230.EPSB.200.T.1223.RA.12.RB.15.csv mpi09/RELAX.SimID.9.EPSA.230.EPSB.200.T.1223.RA.12.RB.15.csv</text:p>
          </table:table-cell>
        </table:table-row>
        <table:table-row table:style-name="ro1">
          <table:table-cell table:formula="of:=[$Sheet1.E678]" office:value-type="string" office:string-value="diff mpi01/RELAX.SimID.1.EPSA.230.EPSB.200.T.1223.RA.12.RB.15.NR.7551.NC.2.RhoFields.bin mpi09/RELAX.SimID.9.EPSA.230.EPSB.200.T.1223.RA.12.RB.15.NR.7551.NC.2.RhoFields.bin" calcext:value-type="string">
            <text:p>diff mpi01/RELAX.SimID.1.EPSA.230.EPSB.200.T.1223.RA.12.RB.15.NR.7551.NC.2.RhoFields.bin mpi09/RELAX.SimID.9.EPSA.230.EPSB.200.T.1223.RA.12.RB.15.NR.7551.NC.2.RhoFields.bin</text:p>
          </table:table-cell>
        </table:table-row>
        <table:table-row table:style-name="ro1">
          <table:table-cell table:formula="of:=[$Sheet1.E679]" office:value-type="string" office:string-value="diff mpi01/RELAX.SimID.1.EPSA.230.EPSB.200.T.1223.RA.12.RB.16.csv mpi09/RELAX.SimID.9.EPSA.230.EPSB.200.T.1223.RA.12.RB.16.csv" calcext:value-type="string">
            <text:p>diff mpi01/RELAX.SimID.1.EPSA.230.EPSB.200.T.1223.RA.12.RB.16.csv mpi09/RELAX.SimID.9.EPSA.230.EPSB.200.T.1223.RA.12.RB.16.csv</text:p>
          </table:table-cell>
        </table:table-row>
        <table:table-row table:style-name="ro1">
          <table:table-cell table:formula="of:=[$Sheet1.E680]" office:value-type="string" office:string-value="diff mpi01/RELAX.SimID.1.EPSA.230.EPSB.200.T.1223.RA.12.RB.16.NR.7551.NC.43.RhoFields.bin mpi09/RELAX.SimID.9.EPSA.230.EPSB.200.T.1223.RA.12.RB.16.NR.7551.NC.43.RhoFields.bin" calcext:value-type="string">
            <text:p>diff mpi01/RELAX.SimID.1.EPSA.230.EPSB.200.T.1223.RA.12.RB.16.NR.7551.NC.43.RhoFields.bin mpi09/RELAX.SimID.9.EPSA.230.EPSB.200.T.1223.RA.12.RB.16.NR.7551.NC.43.RhoFields.bin</text:p>
          </table:table-cell>
        </table:table-row>
        <table:table-row table:style-name="ro1">
          <table:table-cell table:formula="of:=[$Sheet1.E681]" office:value-type="string" office:string-value="diff mpi01/RELAX.SimID.1.EPSA.230.EPSB.200.T.1273.RA.12.RB.13.csv mpi09/RELAX.SimID.9.EPSA.230.EPSB.200.T.1273.RA.12.RB.13.csv" calcext:value-type="string">
            <text:p>diff mpi01/RELAX.SimID.1.EPSA.230.EPSB.200.T.1273.RA.12.RB.13.csv mpi09/RELAX.SimID.9.EPSA.230.EPSB.200.T.1273.RA.12.RB.13.csv</text:p>
          </table:table-cell>
        </table:table-row>
        <table:table-row table:style-name="ro1">
          <table:table-cell table:formula="of:=[$Sheet1.E682]" office:value-type="string" office:string-value="diff mpi01/RELAX.SimID.1.EPSA.230.EPSB.200.T.1273.RA.12.RB.13.NR.7551.NC.1.RhoFields.bin mpi09/RELAX.SimID.9.EPSA.230.EPSB.200.T.1273.RA.12.RB.13.NR.7551.NC.1.RhoFields.bin" calcext:value-type="string">
            <text:p>diff mpi01/RELAX.SimID.1.EPSA.230.EPSB.200.T.1273.RA.12.RB.13.NR.7551.NC.1.RhoFields.bin mpi09/RELAX.SimID.9.EPSA.230.EPSB.200.T.1273.RA.12.RB.13.NR.7551.NC.1.RhoFields.bin</text:p>
          </table:table-cell>
        </table:table-row>
        <table:table-row table:style-name="ro1">
          <table:table-cell table:formula="of:=[$Sheet1.E683]" office:value-type="string" office:string-value="diff mpi01/RELAX.SimID.1.EPSA.230.EPSB.200.T.1273.RA.12.RB.14.csv mpi09/RELAX.SimID.9.EPSA.230.EPSB.200.T.1273.RA.12.RB.14.csv" calcext:value-type="string">
            <text:p>diff mpi01/RELAX.SimID.1.EPSA.230.EPSB.200.T.1273.RA.12.RB.14.csv mpi09/RELAX.SimID.9.EPSA.230.EPSB.200.T.1273.RA.12.RB.14.csv</text:p>
          </table:table-cell>
        </table:table-row>
        <table:table-row table:style-name="ro1">
          <table:table-cell table:formula="of:=[$Sheet1.E684]" office:value-type="string" office:string-value="diff mpi01/RELAX.SimID.1.EPSA.230.EPSB.200.T.1273.RA.12.RB.14.NR.7551.NC.1.RhoFields.bin mpi09/RELAX.SimID.9.EPSA.230.EPSB.200.T.1273.RA.12.RB.14.NR.7551.NC.1.RhoFields.bin" calcext:value-type="string">
            <text:p>diff mpi01/RELAX.SimID.1.EPSA.230.EPSB.200.T.1273.RA.12.RB.14.NR.7551.NC.1.RhoFields.bin mpi09/RELAX.SimID.9.EPSA.230.EPSB.200.T.1273.RA.12.RB.14.NR.7551.NC.1.RhoFields.bin</text:p>
          </table:table-cell>
        </table:table-row>
        <table:table-row table:style-name="ro1">
          <table:table-cell table:formula="of:=[$Sheet1.E685]" office:value-type="string" office:string-value="diff mpi01/RELAX.SimID.1.EPSA.230.EPSB.200.T.1273.RA.12.RB.15.csv mpi09/RELAX.SimID.9.EPSA.230.EPSB.200.T.1273.RA.12.RB.15.csv" calcext:value-type="string">
            <text:p>diff mpi01/RELAX.SimID.1.EPSA.230.EPSB.200.T.1273.RA.12.RB.15.csv mpi09/RELAX.SimID.9.EPSA.230.EPSB.200.T.1273.RA.12.RB.15.csv</text:p>
          </table:table-cell>
        </table:table-row>
        <table:table-row table:style-name="ro1">
          <table:table-cell table:formula="of:=[$Sheet1.E686]" office:value-type="string" office:string-value="diff mpi01/RELAX.SimID.1.EPSA.230.EPSB.200.T.1273.RA.12.RB.15.NR.7551.NC.8.RhoFields.bin mpi09/RELAX.SimID.9.EPSA.230.EPSB.200.T.1273.RA.12.RB.15.NR.7551.NC.8.RhoFields.bin" calcext:value-type="string">
            <text:p>diff mpi01/RELAX.SimID.1.EPSA.230.EPSB.200.T.1273.RA.12.RB.15.NR.7551.NC.8.RhoFields.bin mpi09/RELAX.SimID.9.EPSA.230.EPSB.200.T.1273.RA.12.RB.15.NR.7551.NC.8.RhoFields.bin</text:p>
          </table:table-cell>
        </table:table-row>
        <table:table-row table:style-name="ro1">
          <table:table-cell table:formula="of:=[$Sheet1.E687]" office:value-type="string" office:string-value="diff mpi01/RELAX.SimID.1.EPSA.230.EPSB.200.T.1273.RA.12.RB.16.csv mpi09/RELAX.SimID.9.EPSA.230.EPSB.200.T.1273.RA.12.RB.16.csv" calcext:value-type="string">
            <text:p>diff mpi01/RELAX.SimID.1.EPSA.230.EPSB.200.T.1273.RA.12.RB.16.csv mpi09/RELAX.SimID.9.EPSA.230.EPSB.200.T.1273.RA.12.RB.16.csv</text:p>
          </table:table-cell>
        </table:table-row>
        <table:table-row table:style-name="ro1">
          <table:table-cell table:formula="of:=[$Sheet1.E688]" office:value-type="string" office:string-value="diff mpi01/RELAX.SimID.1.EPSA.230.EPSB.200.T.1273.RA.12.RB.16.NR.7551.NC.170.RhoFields.bin mpi09/RELAX.SimID.9.EPSA.230.EPSB.200.T.1273.RA.12.RB.16.NR.7551.NC.170.RhoFields.bin" calcext:value-type="string">
            <text:p>diff mpi01/RELAX.SimID.1.EPSA.230.EPSB.200.T.1273.RA.12.RB.16.NR.7551.NC.170.RhoFields.bin mpi09/RELAX.SimID.9.EPSA.230.EPSB.200.T.1273.RA.12.RB.16.NR.7551.NC.170.RhoFields.bin</text:p>
          </table:table-cell>
        </table:table-row>
        <table:table-row table:style-name="ro1">
          <table:table-cell table:formula="of:=[$Sheet1.E689]" office:value-type="string" office:string-value="diff mpi01/RELAX.SimID.1.EPSA.230.EPSB.200.T.1323.RA.12.RB.13.csv mpi09/RELAX.SimID.9.EPSA.230.EPSB.200.T.1323.RA.12.RB.13.csv" calcext:value-type="string">
            <text:p>diff mpi01/RELAX.SimID.1.EPSA.230.EPSB.200.T.1323.RA.12.RB.13.csv mpi09/RELAX.SimID.9.EPSA.230.EPSB.200.T.1323.RA.12.RB.13.csv</text:p>
          </table:table-cell>
        </table:table-row>
        <table:table-row table:style-name="ro1">
          <table:table-cell table:formula="of:=[$Sheet1.E690]" office:value-type="string" office:string-value="diff mpi01/RELAX.SimID.1.EPSA.230.EPSB.200.T.1323.RA.12.RB.13.NR.7551.NC.1.RhoFields.bin mpi09/RELAX.SimID.9.EPSA.230.EPSB.200.T.1323.RA.12.RB.13.NR.7551.NC.1.RhoFields.bin" calcext:value-type="string">
            <text:p>diff mpi01/RELAX.SimID.1.EPSA.230.EPSB.200.T.1323.RA.12.RB.13.NR.7551.NC.1.RhoFields.bin mpi09/RELAX.SimID.9.EPSA.230.EPSB.200.T.1323.RA.12.RB.13.NR.7551.NC.1.RhoFields.bin</text:p>
          </table:table-cell>
        </table:table-row>
        <table:table-row table:style-name="ro1">
          <table:table-cell table:formula="of:=[$Sheet1.E691]" office:value-type="string" office:string-value="diff mpi01/RELAX.SimID.1.EPSA.230.EPSB.200.T.1323.RA.12.RB.14.csv mpi09/RELAX.SimID.9.EPSA.230.EPSB.200.T.1323.RA.12.RB.14.csv" calcext:value-type="string">
            <text:p>diff mpi01/RELAX.SimID.1.EPSA.230.EPSB.200.T.1323.RA.12.RB.14.csv mpi09/RELAX.SimID.9.EPSA.230.EPSB.200.T.1323.RA.12.RB.14.csv</text:p>
          </table:table-cell>
        </table:table-row>
        <table:table-row table:style-name="ro1">
          <table:table-cell table:formula="of:=[$Sheet1.E692]" office:value-type="string" office:string-value="diff mpi01/RELAX.SimID.1.EPSA.230.EPSB.200.T.1323.RA.12.RB.14.NR.7551.NC.1.RhoFields.bin mpi09/RELAX.SimID.9.EPSA.230.EPSB.200.T.1323.RA.12.RB.14.NR.7551.NC.1.RhoFields.bin" calcext:value-type="string">
            <text:p>diff mpi01/RELAX.SimID.1.EPSA.230.EPSB.200.T.1323.RA.12.RB.14.NR.7551.NC.1.RhoFields.bin mpi09/RELAX.SimID.9.EPSA.230.EPSB.200.T.1323.RA.12.RB.14.NR.7551.NC.1.RhoFields.bin</text:p>
          </table:table-cell>
        </table:table-row>
        <table:table-row table:style-name="ro1">
          <table:table-cell table:formula="of:=[$Sheet1.E693]" office:value-type="string" office:string-value="diff mpi01/RELAX.SimID.1.EPSA.230.EPSB.200.T.1323.RA.12.RB.15.csv mpi09/RELAX.SimID.9.EPSA.230.EPSB.200.T.1323.RA.12.RB.15.csv" calcext:value-type="string">
            <text:p>diff mpi01/RELAX.SimID.1.EPSA.230.EPSB.200.T.1323.RA.12.RB.15.csv mpi09/RELAX.SimID.9.EPSA.230.EPSB.200.T.1323.RA.12.RB.15.csv</text:p>
          </table:table-cell>
        </table:table-row>
        <table:table-row table:style-name="ro1">
          <table:table-cell table:formula="of:=[$Sheet1.E694]" office:value-type="string" office:string-value="diff mpi01/RELAX.SimID.1.EPSA.230.EPSB.200.T.1323.RA.12.RB.15.NR.7551.NC.31.RhoFields.bin mpi09/RELAX.SimID.9.EPSA.230.EPSB.200.T.1323.RA.12.RB.15.NR.7551.NC.31.RhoFields.bin" calcext:value-type="string">
            <text:p>diff mpi01/RELAX.SimID.1.EPSA.230.EPSB.200.T.1323.RA.12.RB.15.NR.7551.NC.31.RhoFields.bin mpi09/RELAX.SimID.9.EPSA.230.EPSB.200.T.1323.RA.12.RB.15.NR.7551.NC.31.RhoFields.bin</text:p>
          </table:table-cell>
        </table:table-row>
        <table:table-row table:style-name="ro1">
          <table:table-cell table:formula="of:=[$Sheet1.E695]" office:value-type="string" office:string-value="diff mpi01/RELAX.SimID.1.EPSA.230.EPSB.200.T.1323.RA.12.RB.16.csv mpi09/RELAX.SimID.9.EPSA.230.EPSB.200.T.1323.RA.12.RB.16.csv" calcext:value-type="string">
            <text:p>diff mpi01/RELAX.SimID.1.EPSA.230.EPSB.200.T.1323.RA.12.RB.16.csv mpi09/RELAX.SimID.9.EPSA.230.EPSB.200.T.1323.RA.12.RB.16.csv</text:p>
          </table:table-cell>
        </table:table-row>
        <table:table-row table:style-name="ro1">
          <table:table-cell table:formula="of:=[$Sheet1.E696]" office:value-type="string" office:string-value="diff mpi01/RELAX.SimID.1.EPSA.230.EPSB.200.T.1323.RA.12.RB.16.NR.7551.NC.518.RhoFields.bin mpi09/RELAX.SimID.9.EPSA.230.EPSB.200.T.1323.RA.12.RB.16.NR.7551.NC.518.RhoFields.bin" calcext:value-type="string">
            <text:p>diff mpi01/RELAX.SimID.1.EPSA.230.EPSB.200.T.1323.RA.12.RB.16.NR.7551.NC.518.RhoFields.bin mpi09/RELAX.SimID.9.EPSA.230.EPSB.200.T.1323.RA.12.RB.16.NR.7551.NC.518.RhoFields.bin</text:p>
          </table:table-cell>
        </table:table-row>
        <table:table-row table:style-name="ro1">
          <table:table-cell table:formula="of:=[$Sheet1.E697]" office:value-type="string" office:string-value="diff mpi01/RELAX.SimID.1.EPSA.230.EPSB.200.T.1373.RA.12.RB.13.csv mpi09/RELAX.SimID.9.EPSA.230.EPSB.200.T.1373.RA.12.RB.13.csv" calcext:value-type="string">
            <text:p>diff mpi01/RELAX.SimID.1.EPSA.230.EPSB.200.T.1373.RA.12.RB.13.csv mpi09/RELAX.SimID.9.EPSA.230.EPSB.200.T.1373.RA.12.RB.13.csv</text:p>
          </table:table-cell>
        </table:table-row>
        <table:table-row table:style-name="ro1">
          <table:table-cell table:formula="of:=[$Sheet1.E698]" office:value-type="string" office:string-value="diff mpi01/RELAX.SimID.1.EPSA.230.EPSB.200.T.1373.RA.12.RB.13.NR.7551.NC.1.RhoFields.bin mpi09/RELAX.SimID.9.EPSA.230.EPSB.200.T.1373.RA.12.RB.13.NR.7551.NC.1.RhoFields.bin" calcext:value-type="string">
            <text:p>diff mpi01/RELAX.SimID.1.EPSA.230.EPSB.200.T.1373.RA.12.RB.13.NR.7551.NC.1.RhoFields.bin mpi09/RELAX.SimID.9.EPSA.230.EPSB.200.T.1373.RA.12.RB.13.NR.7551.NC.1.RhoFields.bin</text:p>
          </table:table-cell>
        </table:table-row>
        <table:table-row table:style-name="ro1">
          <table:table-cell table:formula="of:=[$Sheet1.E699]" office:value-type="string" office:string-value="diff mpi01/RELAX.SimID.1.EPSA.230.EPSB.200.T.1373.RA.12.RB.14.csv mpi09/RELAX.SimID.9.EPSA.230.EPSB.200.T.1373.RA.12.RB.14.csv" calcext:value-type="string">
            <text:p>diff mpi01/RELAX.SimID.1.EPSA.230.EPSB.200.T.1373.RA.12.RB.14.csv mpi09/RELAX.SimID.9.EPSA.230.EPSB.200.T.1373.RA.12.RB.14.csv</text:p>
          </table:table-cell>
        </table:table-row>
        <table:table-row table:style-name="ro1">
          <table:table-cell table:formula="of:=[$Sheet1.E700]" office:value-type="string" office:string-value="diff mpi01/RELAX.SimID.1.EPSA.230.EPSB.200.T.1373.RA.12.RB.14.NR.7551.NC.4.RhoFields.bin mpi09/RELAX.SimID.9.EPSA.230.EPSB.200.T.1373.RA.12.RB.14.NR.7551.NC.4.RhoFields.bin" calcext:value-type="string">
            <text:p>diff mpi01/RELAX.SimID.1.EPSA.230.EPSB.200.T.1373.RA.12.RB.14.NR.7551.NC.4.RhoFields.bin mpi09/RELAX.SimID.9.EPSA.230.EPSB.200.T.1373.RA.12.RB.14.NR.7551.NC.4.RhoFields.bin</text:p>
          </table:table-cell>
        </table:table-row>
        <table:table-row table:style-name="ro1">
          <table:table-cell table:formula="of:=[$Sheet1.E701]" office:value-type="string" office:string-value="diff mpi01/RELAX.SimID.1.EPSA.230.EPSB.200.T.1373.RA.12.RB.15.csv mpi09/RELAX.SimID.9.EPSA.230.EPSB.200.T.1373.RA.12.RB.15.csv" calcext:value-type="string">
            <text:p>diff mpi01/RELAX.SimID.1.EPSA.230.EPSB.200.T.1373.RA.12.RB.15.csv mpi09/RELAX.SimID.9.EPSA.230.EPSB.200.T.1373.RA.12.RB.15.csv</text:p>
          </table:table-cell>
        </table:table-row>
        <table:table-row table:style-name="ro1">
          <table:table-cell table:formula="of:=[$Sheet1.E702]" office:value-type="string" office:string-value="diff mpi01/RELAX.SimID.1.EPSA.230.EPSB.200.T.1373.RA.12.RB.15.NR.7551.NC.104.RhoFields.bin mpi09/RELAX.SimID.9.EPSA.230.EPSB.200.T.1373.RA.12.RB.15.NR.7551.NC.104.RhoFields.bin" calcext:value-type="string">
            <text:p>diff mpi01/RELAX.SimID.1.EPSA.230.EPSB.200.T.1373.RA.12.RB.15.NR.7551.NC.104.RhoFields.bin mpi09/RELAX.SimID.9.EPSA.230.EPSB.200.T.1373.RA.12.RB.15.NR.7551.NC.104.RhoFields.bin</text:p>
          </table:table-cell>
        </table:table-row>
        <table:table-row table:style-name="ro1">
          <table:table-cell table:formula="of:=[$Sheet1.E703]" office:value-type="string" office:string-value="diff mpi01/RELAX.SimID.1.EPSA.230.EPSB.200.T.1373.RA.12.RB.16.csv mpi09/RELAX.SimID.9.EPSA.230.EPSB.200.T.1373.RA.12.RB.16.csv" calcext:value-type="string">
            <text:p>diff mpi01/RELAX.SimID.1.EPSA.230.EPSB.200.T.1373.RA.12.RB.16.csv mpi09/RELAX.SimID.9.EPSA.230.EPSB.200.T.1373.RA.12.RB.16.csv</text:p>
          </table:table-cell>
        </table:table-row>
        <table:table-row table:style-name="ro1">
          <table:table-cell table:formula="of:=[$Sheet1.E704]" office:value-type="string" office:string-value="diff mpi01/RELAX.SimID.1.EPSA.230.EPSB.200.T.1373.RA.12.RB.16.NR.7551.NC.1401.RhoFields.bin mpi09/RELAX.SimID.9.EPSA.230.EPSB.200.T.1373.RA.12.RB.16.NR.7551.NC.1401.RhoFields.bin" calcext:value-type="string">
            <text:p>diff mpi01/RELAX.SimID.1.EPSA.230.EPSB.200.T.1373.RA.12.RB.16.NR.7551.NC.1401.RhoFields.bin mpi09/RELAX.SimID.9.EPSA.230.EPSB.200.T.1373.RA.12.RB.16.NR.7551.NC.1401.RhoFields.bin</text:p>
          </table:table-cell>
        </table:table-row>
        <table:table-row table:style-name="ro1">
          <table:table-cell table:formula="of:=[$Sheet1.E705]" office:value-type="string" office:string-value="diff mpi01/RELAX.SimID.1.EPSA.230.EPSB.200.T.1423.RA.12.RB.13.csv mpi09/RELAX.SimID.9.EPSA.230.EPSB.200.T.1423.RA.12.RB.13.csv" calcext:value-type="string">
            <text:p>diff mpi01/RELAX.SimID.1.EPSA.230.EPSB.200.T.1423.RA.12.RB.13.csv mpi09/RELAX.SimID.9.EPSA.230.EPSB.200.T.1423.RA.12.RB.13.csv</text:p>
          </table:table-cell>
        </table:table-row>
        <table:table-row table:style-name="ro1">
          <table:table-cell table:formula="of:=[$Sheet1.E706]" office:value-type="string" office:string-value="diff mpi01/RELAX.SimID.1.EPSA.230.EPSB.200.T.1423.RA.12.RB.13.NR.7551.NC.1.RhoFields.bin mpi09/RELAX.SimID.9.EPSA.230.EPSB.200.T.1423.RA.12.RB.13.NR.7551.NC.1.RhoFields.bin" calcext:value-type="string">
            <text:p>diff mpi01/RELAX.SimID.1.EPSA.230.EPSB.200.T.1423.RA.12.RB.13.NR.7551.NC.1.RhoFields.bin mpi09/RELAX.SimID.9.EPSA.230.EPSB.200.T.1423.RA.12.RB.13.NR.7551.NC.1.RhoFields.bin</text:p>
          </table:table-cell>
        </table:table-row>
        <table:table-row table:style-name="ro1">
          <table:table-cell table:formula="of:=[$Sheet1.E707]" office:value-type="string" office:string-value="diff mpi01/RELAX.SimID.1.EPSA.230.EPSB.200.T.1423.RA.12.RB.14.csv mpi09/RELAX.SimID.9.EPSA.230.EPSB.200.T.1423.RA.12.RB.14.csv" calcext:value-type="string">
            <text:p>diff mpi01/RELAX.SimID.1.EPSA.230.EPSB.200.T.1423.RA.12.RB.14.csv mpi09/RELAX.SimID.9.EPSA.230.EPSB.200.T.1423.RA.12.RB.14.csv</text:p>
          </table:table-cell>
        </table:table-row>
        <table:table-row table:style-name="ro1">
          <table:table-cell table:formula="of:=[$Sheet1.E708]" office:value-type="string" office:string-value="diff mpi01/RELAX.SimID.1.EPSA.230.EPSB.200.T.1423.RA.12.RB.14.NR.7551.NC.13.RhoFields.bin mpi09/RELAX.SimID.9.EPSA.230.EPSB.200.T.1423.RA.12.RB.14.NR.7551.NC.13.RhoFields.bin" calcext:value-type="string">
            <text:p>diff mpi01/RELAX.SimID.1.EPSA.230.EPSB.200.T.1423.RA.12.RB.14.NR.7551.NC.13.RhoFields.bin mpi09/RELAX.SimID.9.EPSA.230.EPSB.200.T.1423.RA.12.RB.14.NR.7551.NC.13.RhoFields.bin</text:p>
          </table:table-cell>
        </table:table-row>
        <table:table-row table:style-name="ro1">
          <table:table-cell table:formula="of:=[$Sheet1.E709]" office:value-type="string" office:string-value="diff mpi01/RELAX.SimID.1.EPSA.230.EPSB.200.T.1423.RA.12.RB.15.csv mpi09/RELAX.SimID.9.EPSA.230.EPSB.200.T.1423.RA.12.RB.15.csv" calcext:value-type="string">
            <text:p>diff mpi01/RELAX.SimID.1.EPSA.230.EPSB.200.T.1423.RA.12.RB.15.csv mpi09/RELAX.SimID.9.EPSA.230.EPSB.200.T.1423.RA.12.RB.15.csv</text:p>
          </table:table-cell>
        </table:table-row>
        <table:table-row table:style-name="ro1">
          <table:table-cell table:formula="of:=[$Sheet1.E710]" office:value-type="string" office:string-value="diff mpi01/RELAX.SimID.1.EPSA.230.EPSB.200.T.1423.RA.12.RB.15.NR.7551.NC.281.RhoFields.bin mpi09/RELAX.SimID.9.EPSA.230.EPSB.200.T.1423.RA.12.RB.15.NR.7551.NC.281.RhoFields.bin" calcext:value-type="string">
            <text:p>diff mpi01/RELAX.SimID.1.EPSA.230.EPSB.200.T.1423.RA.12.RB.15.NR.7551.NC.281.RhoFields.bin mpi09/RELAX.SimID.9.EPSA.230.EPSB.200.T.1423.RA.12.RB.15.NR.7551.NC.281.RhoFields.bin</text:p>
          </table:table-cell>
        </table:table-row>
        <table:table-row table:style-name="ro1">
          <table:table-cell table:formula="of:=[$Sheet1.E711]" office:value-type="string" office:string-value="diff mpi01/RELAX.SimID.1.EPSA.230.EPSB.200.T.1423.RA.12.RB.16.csv mpi09/RELAX.SimID.9.EPSA.230.EPSB.200.T.1423.RA.12.RB.16.csv" calcext:value-type="string">
            <text:p>diff mpi01/RELAX.SimID.1.EPSA.230.EPSB.200.T.1423.RA.12.RB.16.csv mpi09/RELAX.SimID.9.EPSA.230.EPSB.200.T.1423.RA.12.RB.16.csv</text:p>
          </table:table-cell>
        </table:table-row>
        <table:table-row table:style-name="ro1">
          <table:table-cell table:formula="of:=[$Sheet1.E712]" office:value-type="string" office:string-value="diff mpi01/RELAX.SimID.1.EPSA.230.EPSB.200.T.1423.RA.12.RB.16.NR.7551.NC.1401.RhoFields.bin mpi09/RELAX.SimID.9.EPSA.230.EPSB.200.T.1423.RA.12.RB.16.NR.7551.NC.1401.RhoFields.bin" calcext:value-type="string">
            <text:p>diff mpi01/RELAX.SimID.1.EPSA.230.EPSB.200.T.1423.RA.12.RB.16.NR.7551.NC.1401.RhoFields.bin mpi09/RELAX.SimID.9.EPSA.230.EPSB.200.T.1423.RA.12.RB.16.NR.7551.NC.1401.RhoFields.bin</text:p>
          </table:table-cell>
        </table:table-row>
        <table:table-row table:style-name="ro1">
          <table:table-cell table:formula="of:=[$Sheet1.E713]" office:value-type="string" office:string-value="diff mpi01/RELAX.SimID.1.EPSA.230.EPSB.200.T.1473.RA.12.RB.13.csv mpi09/RELAX.SimID.9.EPSA.230.EPSB.200.T.1473.RA.12.RB.13.csv" calcext:value-type="string">
            <text:p>diff mpi01/RELAX.SimID.1.EPSA.230.EPSB.200.T.1473.RA.12.RB.13.csv mpi09/RELAX.SimID.9.EPSA.230.EPSB.200.T.1473.RA.12.RB.13.csv</text:p>
          </table:table-cell>
        </table:table-row>
        <table:table-row table:style-name="ro1">
          <table:table-cell table:formula="of:=[$Sheet1.E714]" office:value-type="string" office:string-value="diff mpi01/RELAX.SimID.1.EPSA.230.EPSB.200.T.1473.RA.12.RB.13.NR.7551.NC.1.RhoFields.bin mpi09/RELAX.SimID.9.EPSA.230.EPSB.200.T.1473.RA.12.RB.13.NR.7551.NC.1.RhoFields.bin" calcext:value-type="string">
            <text:p>diff mpi01/RELAX.SimID.1.EPSA.230.EPSB.200.T.1473.RA.12.RB.13.NR.7551.NC.1.RhoFields.bin mpi09/RELAX.SimID.9.EPSA.230.EPSB.200.T.1473.RA.12.RB.13.NR.7551.NC.1.RhoFields.bin</text:p>
          </table:table-cell>
        </table:table-row>
        <table:table-row table:style-name="ro1">
          <table:table-cell table:formula="of:=[$Sheet1.E715]" office:value-type="string" office:string-value="diff mpi01/RELAX.SimID.1.EPSA.230.EPSB.200.T.1473.RA.12.RB.14.csv mpi09/RELAX.SimID.9.EPSA.230.EPSB.200.T.1473.RA.12.RB.14.csv" calcext:value-type="string">
            <text:p>diff mpi01/RELAX.SimID.1.EPSA.230.EPSB.200.T.1473.RA.12.RB.14.csv mpi09/RELAX.SimID.9.EPSA.230.EPSB.200.T.1473.RA.12.RB.14.csv</text:p>
          </table:table-cell>
        </table:table-row>
        <table:table-row table:style-name="ro1">
          <table:table-cell table:formula="of:=[$Sheet1.E716]" office:value-type="string" office:string-value="diff mpi01/RELAX.SimID.1.EPSA.230.EPSB.200.T.1473.RA.12.RB.14.NR.7551.NC.40.RhoFields.bin mpi09/RELAX.SimID.9.EPSA.230.EPSB.200.T.1473.RA.12.RB.14.NR.7551.NC.40.RhoFields.bin" calcext:value-type="string">
            <text:p>diff mpi01/RELAX.SimID.1.EPSA.230.EPSB.200.T.1473.RA.12.RB.14.NR.7551.NC.40.RhoFields.bin mpi09/RELAX.SimID.9.EPSA.230.EPSB.200.T.1473.RA.12.RB.14.NR.7551.NC.40.RhoFields.bin</text:p>
          </table:table-cell>
        </table:table-row>
        <table:table-row table:style-name="ro1">
          <table:table-cell table:formula="of:=[$Sheet1.E717]" office:value-type="string" office:string-value="diff mpi01/RELAX.SimID.1.EPSA.230.EPSB.200.T.1473.RA.12.RB.15.csv mpi09/RELAX.SimID.9.EPSA.230.EPSB.200.T.1473.RA.12.RB.15.csv" calcext:value-type="string">
            <text:p>diff mpi01/RELAX.SimID.1.EPSA.230.EPSB.200.T.1473.RA.12.RB.15.csv mpi09/RELAX.SimID.9.EPSA.230.EPSB.200.T.1473.RA.12.RB.15.csv</text:p>
          </table:table-cell>
        </table:table-row>
        <table:table-row table:style-name="ro1">
          <table:table-cell table:formula="of:=[$Sheet1.E718]" office:value-type="string" office:string-value="diff mpi01/RELAX.SimID.1.EPSA.230.EPSB.200.T.1473.RA.12.RB.15.NR.7551.NC.689.RhoFields.bin mpi09/RELAX.SimID.9.EPSA.230.EPSB.200.T.1473.RA.12.RB.15.NR.7551.NC.689.RhoFields.bin" calcext:value-type="string">
            <text:p>diff mpi01/RELAX.SimID.1.EPSA.230.EPSB.200.T.1473.RA.12.RB.15.NR.7551.NC.689.RhoFields.bin mpi09/RELAX.SimID.9.EPSA.230.EPSB.200.T.1473.RA.12.RB.15.NR.7551.NC.689.RhoFields.bin</text:p>
          </table:table-cell>
        </table:table-row>
        <table:table-row table:style-name="ro1">
          <table:table-cell table:formula="of:=[$Sheet1.E719]" office:value-type="string" office:string-value="diff mpi01/RELAX.SimID.1.EPSA.230.EPSB.200.T.1473.RA.12.RB.16.csv mpi09/RELAX.SimID.9.EPSA.230.EPSB.200.T.1473.RA.12.RB.16.csv" calcext:value-type="string">
            <text:p>diff mpi01/RELAX.SimID.1.EPSA.230.EPSB.200.T.1473.RA.12.RB.16.csv mpi09/RELAX.SimID.9.EPSA.230.EPSB.200.T.1473.RA.12.RB.16.csv</text:p>
          </table:table-cell>
        </table:table-row>
        <table:table-row table:style-name="ro1">
          <table:table-cell table:formula="of:=[$Sheet1.E720]" office:value-type="string" office:string-value="diff mpi01/RELAX.SimID.1.EPSA.230.EPSB.200.T.1473.RA.12.RB.16.NR.7551.NC.1401.RhoFields.bin mpi09/RELAX.SimID.9.EPSA.230.EPSB.200.T.1473.RA.12.RB.16.NR.7551.NC.1401.RhoFields.bin" calcext:value-type="string">
            <text:p>diff mpi01/RELAX.SimID.1.EPSA.230.EPSB.200.T.1473.RA.12.RB.16.NR.7551.NC.1401.RhoFields.bin mpi09/RELAX.SimID.9.EPSA.230.EPSB.200.T.1473.RA.12.RB.16.NR.7551.NC.1401.RhoFields.bin</text:p>
          </table:table-cell>
        </table:table-row>
        <table:table-row table:style-name="ro1">
          <table:table-cell table:formula="of:=[$Sheet1.E721]" office:value-type="string" office:string-value="diff mpi01/RELAX.SimID.1.EPSA.-230.EPSB.-300.T.1073.RA.12.RB.13.csv mpi09/RELAX.SimID.9.EPSA.-230.EPSB.-300.T.1073.RA.12.RB.13.csv" calcext:value-type="string">
            <text:p>diff mpi01/RELAX.SimID.1.EPSA.-230.EPSB.-300.T.1073.RA.12.RB.13.csv mpi09/RELAX.SimID.9.EPSA.-230.EPSB.-300.T.1073.RA.12.RB.13.csv</text:p>
          </table:table-cell>
        </table:table-row>
        <table:table-row table:style-name="ro1">
          <table:table-cell table:formula="of:=[$Sheet1.E722]" office:value-type="string" office:string-value="diff mpi01/RELAX.SimID.1.EPSA.-230.EPSB.-300.T.1073.RA.12.RB.13.NR.7551.NC.1.RhoFields.bin mpi09/RELAX.SimID.9.EPSA.-230.EPSB.-300.T.1073.RA.12.RB.13.NR.7551.NC.1.RhoFields.bin" calcext:value-type="string">
            <text:p>diff mpi01/RELAX.SimID.1.EPSA.-230.EPSB.-300.T.1073.RA.12.RB.13.NR.7551.NC.1.RhoFields.bin mpi09/RELAX.SimID.9.EPSA.-230.EPSB.-300.T.1073.RA.12.RB.13.NR.7551.NC.1.RhoFields.bin</text:p>
          </table:table-cell>
        </table:table-row>
        <table:table-row table:style-name="ro1">
          <table:table-cell table:formula="of:=[$Sheet1.E723]" office:value-type="string" office:string-value="diff mpi01/RELAX.SimID.1.EPSA.-230.EPSB.-300.T.1073.RA.12.RB.14.csv mpi09/RELAX.SimID.9.EPSA.-230.EPSB.-300.T.1073.RA.12.RB.14.csv" calcext:value-type="string">
            <text:p>diff mpi01/RELAX.SimID.1.EPSA.-230.EPSB.-300.T.1073.RA.12.RB.14.csv mpi09/RELAX.SimID.9.EPSA.-230.EPSB.-300.T.1073.RA.12.RB.14.csv</text:p>
          </table:table-cell>
        </table:table-row>
        <table:table-row table:style-name="ro1">
          <table:table-cell table:formula="of:=[$Sheet1.E724]" office:value-type="string" office:string-value="diff mpi01/RELAX.SimID.1.EPSA.-230.EPSB.-300.T.1073.RA.12.RB.14.NR.7551.NC.3.RhoFields.bin mpi09/RELAX.SimID.9.EPSA.-230.EPSB.-300.T.1073.RA.12.RB.14.NR.7551.NC.3.RhoFields.bin" calcext:value-type="string">
            <text:p>diff mpi01/RELAX.SimID.1.EPSA.-230.EPSB.-300.T.1073.RA.12.RB.14.NR.7551.NC.3.RhoFields.bin mpi09/RELAX.SimID.9.EPSA.-230.EPSB.-300.T.1073.RA.12.RB.14.NR.7551.NC.3.RhoFields.bin</text:p>
          </table:table-cell>
        </table:table-row>
        <table:table-row table:style-name="ro1">
          <table:table-cell table:formula="of:=[$Sheet1.E725]" office:value-type="string" office:string-value="diff mpi01/RELAX.SimID.1.EPSA.-230.EPSB.-300.T.1073.RA.12.RB.15.csv mpi09/RELAX.SimID.9.EPSA.-230.EPSB.-300.T.1073.RA.12.RB.15.csv" calcext:value-type="string">
            <text:p>diff mpi01/RELAX.SimID.1.EPSA.-230.EPSB.-300.T.1073.RA.12.RB.15.csv mpi09/RELAX.SimID.9.EPSA.-230.EPSB.-300.T.1073.RA.12.RB.15.csv</text:p>
          </table:table-cell>
        </table:table-row>
        <table:table-row table:style-name="ro1">
          <table:table-cell table:formula="of:=[$Sheet1.E726]" office:value-type="string" office:string-value="diff mpi01/RELAX.SimID.1.EPSA.-230.EPSB.-300.T.1073.RA.12.RB.15.NR.7551.NC.73.RhoFields.bin mpi09/RELAX.SimID.9.EPSA.-230.EPSB.-300.T.1073.RA.12.RB.15.NR.7551.NC.73.RhoFields.bin" calcext:value-type="string">
            <text:p>diff mpi01/RELAX.SimID.1.EPSA.-230.EPSB.-300.T.1073.RA.12.RB.15.NR.7551.NC.73.RhoFields.bin mpi09/RELAX.SimID.9.EPSA.-230.EPSB.-300.T.1073.RA.12.RB.15.NR.7551.NC.73.RhoFields.bin</text:p>
          </table:table-cell>
        </table:table-row>
        <table:table-row table:style-name="ro1">
          <table:table-cell table:formula="of:=[$Sheet1.E727]" office:value-type="string" office:string-value="diff mpi01/RELAX.SimID.1.EPSA.-230.EPSB.-300.T.1073.RA.12.RB.16.csv mpi09/RELAX.SimID.9.EPSA.-230.EPSB.-300.T.1073.RA.12.RB.16.csv" calcext:value-type="string">
            <text:p>diff mpi01/RELAX.SimID.1.EPSA.-230.EPSB.-300.T.1073.RA.12.RB.16.csv mpi09/RELAX.SimID.9.EPSA.-230.EPSB.-300.T.1073.RA.12.RB.16.csv</text:p>
          </table:table-cell>
        </table:table-row>
        <table:table-row table:style-name="ro1">
          <table:table-cell table:formula="of:=[$Sheet1.E728]" office:value-type="string" office:string-value="diff mpi01/RELAX.SimID.1.EPSA.-230.EPSB.-300.T.1073.RA.12.RB.16.NR.7551.NC.1123.RhoFields.bin mpi09/RELAX.SimID.9.EPSA.-230.EPSB.-300.T.1073.RA.12.RB.16.NR.7551.NC.1123.RhoFields.bin" calcext:value-type="string">
            <text:p>diff mpi01/RELAX.SimID.1.EPSA.-230.EPSB.-300.T.1073.RA.12.RB.16.NR.7551.NC.1123.RhoFields.bin mpi09/RELAX.SimID.9.EPSA.-230.EPSB.-300.T.1073.RA.12.RB.16.NR.7551.NC.1123.RhoFields.bin</text:p>
          </table:table-cell>
        </table:table-row>
        <table:table-row table:style-name="ro1">
          <table:table-cell table:formula="of:=[$Sheet1.E729]" office:value-type="string" office:string-value="diff mpi01/RELAX.SimID.1.EPSA.-230.EPSB.-300.T.1123.RA.12.RB.13.csv mpi09/RELAX.SimID.9.EPSA.-230.EPSB.-300.T.1123.RA.12.RB.13.csv" calcext:value-type="string">
            <text:p>diff mpi01/RELAX.SimID.1.EPSA.-230.EPSB.-300.T.1123.RA.12.RB.13.csv mpi09/RELAX.SimID.9.EPSA.-230.EPSB.-300.T.1123.RA.12.RB.13.csv</text:p>
          </table:table-cell>
        </table:table-row>
        <table:table-row table:style-name="ro1">
          <table:table-cell table:formula="of:=[$Sheet1.E730]" office:value-type="string" office:string-value="diff mpi01/RELAX.SimID.1.EPSA.-230.EPSB.-300.T.1123.RA.12.RB.13.NR.7551.NC.1.RhoFields.bin mpi09/RELAX.SimID.9.EPSA.-230.EPSB.-300.T.1123.RA.12.RB.13.NR.7551.NC.1.RhoFields.bin" calcext:value-type="string">
            <text:p>diff mpi01/RELAX.SimID.1.EPSA.-230.EPSB.-300.T.1123.RA.12.RB.13.NR.7551.NC.1.RhoFields.bin mpi09/RELAX.SimID.9.EPSA.-230.EPSB.-300.T.1123.RA.12.RB.13.NR.7551.NC.1.RhoFields.bin</text:p>
          </table:table-cell>
        </table:table-row>
        <table:table-row table:style-name="ro1">
          <table:table-cell table:formula="of:=[$Sheet1.E731]" office:value-type="string" office:string-value="diff mpi01/RELAX.SimID.1.EPSA.-230.EPSB.-300.T.1123.RA.12.RB.14.csv mpi09/RELAX.SimID.9.EPSA.-230.EPSB.-300.T.1123.RA.12.RB.14.csv" calcext:value-type="string">
            <text:p>diff mpi01/RELAX.SimID.1.EPSA.-230.EPSB.-300.T.1123.RA.12.RB.14.csv mpi09/RELAX.SimID.9.EPSA.-230.EPSB.-300.T.1123.RA.12.RB.14.csv</text:p>
          </table:table-cell>
        </table:table-row>
        <table:table-row table:style-name="ro1">
          <table:table-cell table:formula="of:=[$Sheet1.E732]" office:value-type="string" office:string-value="diff mpi01/RELAX.SimID.1.EPSA.-230.EPSB.-300.T.1123.RA.12.RB.14.NR.7551.NC.19.RhoFields.bin mpi09/RELAX.SimID.9.EPSA.-230.EPSB.-300.T.1123.RA.12.RB.14.NR.7551.NC.19.RhoFields.bin" calcext:value-type="string">
            <text:p>diff mpi01/RELAX.SimID.1.EPSA.-230.EPSB.-300.T.1123.RA.12.RB.14.NR.7551.NC.19.RhoFields.bin mpi09/RELAX.SimID.9.EPSA.-230.EPSB.-300.T.1123.RA.12.RB.14.NR.7551.NC.19.RhoFields.bin</text:p>
          </table:table-cell>
        </table:table-row>
        <table:table-row table:style-name="ro1">
          <table:table-cell table:formula="of:=[$Sheet1.E733]" office:value-type="string" office:string-value="diff mpi01/RELAX.SimID.1.EPSA.-230.EPSB.-300.T.1123.RA.12.RB.15.csv mpi09/RELAX.SimID.9.EPSA.-230.EPSB.-300.T.1123.RA.12.RB.15.csv" calcext:value-type="string">
            <text:p>diff mpi01/RELAX.SimID.1.EPSA.-230.EPSB.-300.T.1123.RA.12.RB.15.csv mpi09/RELAX.SimID.9.EPSA.-230.EPSB.-300.T.1123.RA.12.RB.15.csv</text:p>
          </table:table-cell>
        </table:table-row>
        <table:table-row table:style-name="ro1">
          <table:table-cell table:formula="of:=[$Sheet1.E734]" office:value-type="string" office:string-value="diff mpi01/RELAX.SimID.1.EPSA.-230.EPSB.-300.T.1123.RA.12.RB.15.NR.7551.NC.373.RhoFields.bin mpi09/RELAX.SimID.9.EPSA.-230.EPSB.-300.T.1123.RA.12.RB.15.NR.7551.NC.373.RhoFields.bin" calcext:value-type="string">
            <text:p>diff mpi01/RELAX.SimID.1.EPSA.-230.EPSB.-300.T.1123.RA.12.RB.15.NR.7551.NC.373.RhoFields.bin mpi09/RELAX.SimID.9.EPSA.-230.EPSB.-300.T.1123.RA.12.RB.15.NR.7551.NC.373.RhoFields.bin</text:p>
          </table:table-cell>
        </table:table-row>
        <table:table-row table:style-name="ro1">
          <table:table-cell table:formula="of:=[$Sheet1.E735]" office:value-type="string" office:string-value="diff mpi01/RELAX.SimID.1.EPSA.-230.EPSB.-300.T.1123.RA.12.RB.16.csv mpi09/RELAX.SimID.9.EPSA.-230.EPSB.-300.T.1123.RA.12.RB.16.csv" calcext:value-type="string">
            <text:p>diff mpi01/RELAX.SimID.1.EPSA.-230.EPSB.-300.T.1123.RA.12.RB.16.csv mpi09/RELAX.SimID.9.EPSA.-230.EPSB.-300.T.1123.RA.12.RB.16.csv</text:p>
          </table:table-cell>
        </table:table-row>
        <table:table-row table:style-name="ro1">
          <table:table-cell table:formula="of:=[$Sheet1.E736]" office:value-type="string" office:string-value="diff mpi01/RELAX.SimID.1.EPSA.-230.EPSB.-300.T.1123.RA.12.RB.16.NR.7551.NC.1401.RhoFields.bin mpi09/RELAX.SimID.9.EPSA.-230.EPSB.-300.T.1123.RA.12.RB.16.NR.7551.NC.1401.RhoFields.bin" calcext:value-type="string">
            <text:p>diff mpi01/RELAX.SimID.1.EPSA.-230.EPSB.-300.T.1123.RA.12.RB.16.NR.7551.NC.1401.RhoFields.bin mpi09/RELAX.SimID.9.EPSA.-230.EPSB.-300.T.1123.RA.12.RB.16.NR.7551.NC.1401.RhoFields.bin</text:p>
          </table:table-cell>
        </table:table-row>
        <table:table-row table:style-name="ro1">
          <table:table-cell table:formula="of:=[$Sheet1.E737]" office:value-type="string" office:string-value="diff mpi01/RELAX.SimID.1.EPSA.-230.EPSB.-300.T.1173.RA.12.RB.13.csv mpi09/RELAX.SimID.9.EPSA.-230.EPSB.-300.T.1173.RA.12.RB.13.csv" calcext:value-type="string">
            <text:p>diff mpi01/RELAX.SimID.1.EPSA.-230.EPSB.-300.T.1173.RA.12.RB.13.csv mpi09/RELAX.SimID.9.EPSA.-230.EPSB.-300.T.1173.RA.12.RB.13.csv</text:p>
          </table:table-cell>
        </table:table-row>
        <table:table-row table:style-name="ro1">
          <table:table-cell table:formula="of:=[$Sheet1.E738]" office:value-type="string" office:string-value="diff mpi01/RELAX.SimID.1.EPSA.-230.EPSB.-300.T.1173.RA.12.RB.13.NR.7551.NC.3.RhoFields.bin mpi09/RELAX.SimID.9.EPSA.-230.EPSB.-300.T.1173.RA.12.RB.13.NR.7551.NC.3.RhoFields.bin" calcext:value-type="string">
            <text:p>diff mpi01/RELAX.SimID.1.EPSA.-230.EPSB.-300.T.1173.RA.12.RB.13.NR.7551.NC.3.RhoFields.bin mpi09/RELAX.SimID.9.EPSA.-230.EPSB.-300.T.1173.RA.12.RB.13.NR.7551.NC.3.RhoFields.bin</text:p>
          </table:table-cell>
        </table:table-row>
        <table:table-row table:style-name="ro1">
          <table:table-cell table:formula="of:=[$Sheet1.E739]" office:value-type="string" office:string-value="diff mpi01/RELAX.SimID.1.EPSA.-230.EPSB.-300.T.1173.RA.12.RB.14.csv mpi09/RELAX.SimID.9.EPSA.-230.EPSB.-300.T.1173.RA.12.RB.14.csv" calcext:value-type="string">
            <text:p>diff mpi01/RELAX.SimID.1.EPSA.-230.EPSB.-300.T.1173.RA.12.RB.14.csv mpi09/RELAX.SimID.9.EPSA.-230.EPSB.-300.T.1173.RA.12.RB.14.csv</text:p>
          </table:table-cell>
        </table:table-row>
        <table:table-row table:style-name="ro1">
          <table:table-cell table:formula="of:=[$Sheet1.E740]" office:value-type="string" office:string-value="diff mpi01/RELAX.SimID.1.EPSA.-230.EPSB.-300.T.1173.RA.12.RB.14.NR.7551.NC.104.RhoFields.bin mpi09/RELAX.SimID.9.EPSA.-230.EPSB.-300.T.1173.RA.12.RB.14.NR.7551.NC.104.RhoFields.bin" calcext:value-type="string">
            <text:p>diff mpi01/RELAX.SimID.1.EPSA.-230.EPSB.-300.T.1173.RA.12.RB.14.NR.7551.NC.104.RhoFields.bin mpi09/RELAX.SimID.9.EPSA.-230.EPSB.-300.T.1173.RA.12.RB.14.NR.7551.NC.104.RhoFields.bin</text:p>
          </table:table-cell>
        </table:table-row>
        <table:table-row table:style-name="ro1">
          <table:table-cell table:formula="of:=[$Sheet1.E741]" office:value-type="string" office:string-value="diff mpi01/RELAX.SimID.1.EPSA.-230.EPSB.-300.T.1173.RA.12.RB.15.csv mpi09/RELAX.SimID.9.EPSA.-230.EPSB.-300.T.1173.RA.12.RB.15.csv" calcext:value-type="string">
            <text:p>diff mpi01/RELAX.SimID.1.EPSA.-230.EPSB.-300.T.1173.RA.12.RB.15.csv mpi09/RELAX.SimID.9.EPSA.-230.EPSB.-300.T.1173.RA.12.RB.15.csv</text:p>
          </table:table-cell>
        </table:table-row>
        <table:table-row table:style-name="ro1">
          <table:table-cell table:formula="of:=[$Sheet1.E742]" office:value-type="string" office:string-value="diff mpi01/RELAX.SimID.1.EPSA.-230.EPSB.-300.T.1173.RA.12.RB.15.NR.7551.NC.1401.RhoFields.bin mpi09/RELAX.SimID.9.EPSA.-230.EPSB.-300.T.1173.RA.12.RB.15.NR.7551.NC.1401.RhoFields.bin" calcext:value-type="string">
            <text:p>diff mpi01/RELAX.SimID.1.EPSA.-230.EPSB.-300.T.1173.RA.12.RB.15.NR.7551.NC.1401.RhoFields.bin mpi09/RELAX.SimID.9.EPSA.-230.EPSB.-300.T.1173.RA.12.RB.15.NR.7551.NC.1401.RhoFields.bin</text:p>
          </table:table-cell>
        </table:table-row>
        <table:table-row table:style-name="ro1">
          <table:table-cell table:formula="of:=[$Sheet1.E743]" office:value-type="string" office:string-value="diff mpi01/RELAX.SimID.1.EPSA.-230.EPSB.-300.T.1173.RA.12.RB.16.csv mpi09/RELAX.SimID.9.EPSA.-230.EPSB.-300.T.1173.RA.12.RB.16.csv" calcext:value-type="string">
            <text:p>diff mpi01/RELAX.SimID.1.EPSA.-230.EPSB.-300.T.1173.RA.12.RB.16.csv mpi09/RELAX.SimID.9.EPSA.-230.EPSB.-300.T.1173.RA.12.RB.16.csv</text:p>
          </table:table-cell>
        </table:table-row>
        <table:table-row table:style-name="ro1">
          <table:table-cell table:formula="of:=[$Sheet1.E744]" office:value-type="string" office:string-value="diff mpi01/RELAX.SimID.1.EPSA.-230.EPSB.-300.T.1173.RA.12.RB.16.NR.7551.NC.1401.RhoFields.bin mpi09/RELAX.SimID.9.EPSA.-230.EPSB.-300.T.1173.RA.12.RB.16.NR.7551.NC.1401.RhoFields.bin" calcext:value-type="string">
            <text:p>diff mpi01/RELAX.SimID.1.EPSA.-230.EPSB.-300.T.1173.RA.12.RB.16.NR.7551.NC.1401.RhoFields.bin mpi09/RELAX.SimID.9.EPSA.-230.EPSB.-300.T.1173.RA.12.RB.16.NR.7551.NC.1401.RhoFields.bin</text:p>
          </table:table-cell>
        </table:table-row>
        <table:table-row table:style-name="ro1">
          <table:table-cell table:formula="of:=[$Sheet1.E745]" office:value-type="string" office:string-value="diff mpi01/RELAX.SimID.1.EPSA.-230.EPSB.-300.T.1223.RA.12.RB.13.csv mpi09/RELAX.SimID.9.EPSA.-230.EPSB.-300.T.1223.RA.12.RB.13.csv" calcext:value-type="string">
            <text:p>diff mpi01/RELAX.SimID.1.EPSA.-230.EPSB.-300.T.1223.RA.12.RB.13.csv mpi09/RELAX.SimID.9.EPSA.-230.EPSB.-300.T.1223.RA.12.RB.13.csv</text:p>
          </table:table-cell>
        </table:table-row>
        <table:table-row table:style-name="ro1">
          <table:table-cell table:formula="of:=[$Sheet1.E746]" office:value-type="string" office:string-value="diff mpi01/RELAX.SimID.1.EPSA.-230.EPSB.-300.T.1223.RA.12.RB.13.NR.7551.NC.15.RhoFields.bin mpi09/RELAX.SimID.9.EPSA.-230.EPSB.-300.T.1223.RA.12.RB.13.NR.7551.NC.15.RhoFields.bin" calcext:value-type="string">
            <text:p>diff mpi01/RELAX.SimID.1.EPSA.-230.EPSB.-300.T.1223.RA.12.RB.13.NR.7551.NC.15.RhoFields.bin mpi09/RELAX.SimID.9.EPSA.-230.EPSB.-300.T.1223.RA.12.RB.13.NR.7551.NC.15.RhoFields.bin</text:p>
          </table:table-cell>
        </table:table-row>
        <table:table-row table:style-name="ro1">
          <table:table-cell table:formula="of:=[$Sheet1.E747]" office:value-type="string" office:string-value="diff mpi01/RELAX.SimID.1.EPSA.-230.EPSB.-300.T.1223.RA.12.RB.14.csv mpi09/RELAX.SimID.9.EPSA.-230.EPSB.-300.T.1223.RA.12.RB.14.csv" calcext:value-type="string">
            <text:p>diff mpi01/RELAX.SimID.1.EPSA.-230.EPSB.-300.T.1223.RA.12.RB.14.csv mpi09/RELAX.SimID.9.EPSA.-230.EPSB.-300.T.1223.RA.12.RB.14.csv</text:p>
          </table:table-cell>
        </table:table-row>
        <table:table-row table:style-name="ro1">
          <table:table-cell table:formula="of:=[$Sheet1.E748]" office:value-type="string" office:string-value="diff mpi01/RELAX.SimID.1.EPSA.-230.EPSB.-300.T.1223.RA.12.RB.14.NR.7551.NC.389.RhoFields.bin mpi09/RELAX.SimID.9.EPSA.-230.EPSB.-300.T.1223.RA.12.RB.14.NR.7551.NC.389.RhoFields.bin" calcext:value-type="string">
            <text:p>diff mpi01/RELAX.SimID.1.EPSA.-230.EPSB.-300.T.1223.RA.12.RB.14.NR.7551.NC.389.RhoFields.bin mpi09/RELAX.SimID.9.EPSA.-230.EPSB.-300.T.1223.RA.12.RB.14.NR.7551.NC.389.RhoFields.bin</text:p>
          </table:table-cell>
        </table:table-row>
        <table:table-row table:style-name="ro1">
          <table:table-cell table:formula="of:=[$Sheet1.E749]" office:value-type="string" office:string-value="diff mpi01/RELAX.SimID.1.EPSA.-230.EPSB.-300.T.1223.RA.12.RB.15.csv mpi09/RELAX.SimID.9.EPSA.-230.EPSB.-300.T.1223.RA.12.RB.15.csv" calcext:value-type="string">
            <text:p>diff mpi01/RELAX.SimID.1.EPSA.-230.EPSB.-300.T.1223.RA.12.RB.15.csv mpi09/RELAX.SimID.9.EPSA.-230.EPSB.-300.T.1223.RA.12.RB.15.csv</text:p>
          </table:table-cell>
        </table:table-row>
        <table:table-row table:style-name="ro1">
          <table:table-cell table:formula="of:=[$Sheet1.E750]" office:value-type="string" office:string-value="diff mpi01/RELAX.SimID.1.EPSA.-230.EPSB.-300.T.1223.RA.12.RB.15.NR.7551.NC.1401.RhoFields.bin mpi09/RELAX.SimID.9.EPSA.-230.EPSB.-300.T.1223.RA.12.RB.15.NR.7551.NC.1401.RhoFields.bin" calcext:value-type="string">
            <text:p>diff mpi01/RELAX.SimID.1.EPSA.-230.EPSB.-300.T.1223.RA.12.RB.15.NR.7551.NC.1401.RhoFields.bin mpi09/RELAX.SimID.9.EPSA.-230.EPSB.-300.T.1223.RA.12.RB.15.NR.7551.NC.1401.RhoFields.bin</text:p>
          </table:table-cell>
        </table:table-row>
        <table:table-row table:style-name="ro1">
          <table:table-cell table:formula="of:=[$Sheet1.E751]" office:value-type="string" office:string-value="diff mpi01/RELAX.SimID.1.EPSA.-230.EPSB.-300.T.1223.RA.12.RB.16.csv mpi09/RELAX.SimID.9.EPSA.-230.EPSB.-300.T.1223.RA.12.RB.16.csv" calcext:value-type="string">
            <text:p>diff mpi01/RELAX.SimID.1.EPSA.-230.EPSB.-300.T.1223.RA.12.RB.16.csv mpi09/RELAX.SimID.9.EPSA.-230.EPSB.-300.T.1223.RA.12.RB.16.csv</text:p>
          </table:table-cell>
        </table:table-row>
        <table:table-row table:style-name="ro1">
          <table:table-cell table:formula="of:=[$Sheet1.E752]" office:value-type="string" office:string-value="diff mpi01/RELAX.SimID.1.EPSA.-230.EPSB.-300.T.1223.RA.12.RB.16.NR.7551.NC.1401.RhoFields.bin mpi09/RELAX.SimID.9.EPSA.-230.EPSB.-300.T.1223.RA.12.RB.16.NR.7551.NC.1401.RhoFields.bin" calcext:value-type="string">
            <text:p>diff mpi01/RELAX.SimID.1.EPSA.-230.EPSB.-300.T.1223.RA.12.RB.16.NR.7551.NC.1401.RhoFields.bin mpi09/RELAX.SimID.9.EPSA.-230.EPSB.-300.T.1223.RA.12.RB.16.NR.7551.NC.1401.RhoFields.bin</text:p>
          </table:table-cell>
        </table:table-row>
        <table:table-row table:style-name="ro1">
          <table:table-cell table:formula="of:=[$Sheet1.E753]" office:value-type="string" office:string-value="diff mpi01/RELAX.SimID.1.EPSA.-230.EPSB.-300.T.1273.RA.12.RB.13.csv mpi09/RELAX.SimID.9.EPSA.-230.EPSB.-300.T.1273.RA.12.RB.13.csv" calcext:value-type="string">
            <text:p>diff mpi01/RELAX.SimID.1.EPSA.-230.EPSB.-300.T.1273.RA.12.RB.13.csv mpi09/RELAX.SimID.9.EPSA.-230.EPSB.-300.T.1273.RA.12.RB.13.csv</text:p>
          </table:table-cell>
        </table:table-row>
        <table:table-row table:style-name="ro1">
          <table:table-cell table:formula="of:=[$Sheet1.E754]" office:value-type="string" office:string-value="diff mpi01/RELAX.SimID.1.EPSA.-230.EPSB.-300.T.1273.RA.12.RB.13.NR.7551.NC.63.RhoFields.bin mpi09/RELAX.SimID.9.EPSA.-230.EPSB.-300.T.1273.RA.12.RB.13.NR.7551.NC.63.RhoFields.bin" calcext:value-type="string">
            <text:p>diff mpi01/RELAX.SimID.1.EPSA.-230.EPSB.-300.T.1273.RA.12.RB.13.NR.7551.NC.63.RhoFields.bin mpi09/RELAX.SimID.9.EPSA.-230.EPSB.-300.T.1273.RA.12.RB.13.NR.7551.NC.63.RhoFields.bin</text:p>
          </table:table-cell>
        </table:table-row>
        <table:table-row table:style-name="ro1">
          <table:table-cell table:formula="of:=[$Sheet1.E755]" office:value-type="string" office:string-value="diff mpi01/RELAX.SimID.1.EPSA.-230.EPSB.-300.T.1273.RA.12.RB.14.csv mpi09/RELAX.SimID.9.EPSA.-230.EPSB.-300.T.1273.RA.12.RB.14.csv" calcext:value-type="string">
            <text:p>diff mpi01/RELAX.SimID.1.EPSA.-230.EPSB.-300.T.1273.RA.12.RB.14.csv mpi09/RELAX.SimID.9.EPSA.-230.EPSB.-300.T.1273.RA.12.RB.14.csv</text:p>
          </table:table-cell>
        </table:table-row>
        <table:table-row table:style-name="ro1">
          <table:table-cell table:formula="of:=[$Sheet1.E756]" office:value-type="string" office:string-value="diff mpi01/RELAX.SimID.1.EPSA.-230.EPSB.-300.T.1273.RA.12.RB.14.NR.7551.NC.1399.RhoFields.bin mpi09/RELAX.SimID.9.EPSA.-230.EPSB.-300.T.1273.RA.12.RB.14.NR.7551.NC.1399.RhoFields.bin" calcext:value-type="string">
            <text:p>diff mpi01/RELAX.SimID.1.EPSA.-230.EPSB.-300.T.1273.RA.12.RB.14.NR.7551.NC.1399.RhoFields.bin mpi09/RELAX.SimID.9.EPSA.-230.EPSB.-300.T.1273.RA.12.RB.14.NR.7551.NC.1399.RhoFields.bin</text:p>
          </table:table-cell>
        </table:table-row>
        <table:table-row table:style-name="ro1">
          <table:table-cell table:formula="of:=[$Sheet1.E757]" office:value-type="string" office:string-value="diff mpi01/RELAX.SimID.1.EPSA.-230.EPSB.-300.T.1273.RA.12.RB.15.csv mpi09/RELAX.SimID.9.EPSA.-230.EPSB.-300.T.1273.RA.12.RB.15.csv" calcext:value-type="string">
            <text:p>diff mpi01/RELAX.SimID.1.EPSA.-230.EPSB.-300.T.1273.RA.12.RB.15.csv mpi09/RELAX.SimID.9.EPSA.-230.EPSB.-300.T.1273.RA.12.RB.15.csv</text:p>
          </table:table-cell>
        </table:table-row>
        <table:table-row table:style-name="ro1">
          <table:table-cell table:formula="of:=[$Sheet1.E758]" office:value-type="string" office:string-value="diff mpi01/RELAX.SimID.1.EPSA.-230.EPSB.-300.T.1273.RA.12.RB.15.NR.7551.NC.1401.RhoFields.bin mpi09/RELAX.SimID.9.EPSA.-230.EPSB.-300.T.1273.RA.12.RB.15.NR.7551.NC.1401.RhoFields.bin" calcext:value-type="string">
            <text:p>diff mpi01/RELAX.SimID.1.EPSA.-230.EPSB.-300.T.1273.RA.12.RB.15.NR.7551.NC.1401.RhoFields.bin mpi09/RELAX.SimID.9.EPSA.-230.EPSB.-300.T.1273.RA.12.RB.15.NR.7551.NC.1401.RhoFields.bin</text:p>
          </table:table-cell>
        </table:table-row>
        <table:table-row table:style-name="ro1">
          <table:table-cell table:formula="of:=[$Sheet1.E759]" office:value-type="string" office:string-value="diff mpi01/RELAX.SimID.1.EPSA.-230.EPSB.-300.T.1273.RA.12.RB.16.csv mpi09/RELAX.SimID.9.EPSA.-230.EPSB.-300.T.1273.RA.12.RB.16.csv" calcext:value-type="string">
            <text:p>diff mpi01/RELAX.SimID.1.EPSA.-230.EPSB.-300.T.1273.RA.12.RB.16.csv mpi09/RELAX.SimID.9.EPSA.-230.EPSB.-300.T.1273.RA.12.RB.16.csv</text:p>
          </table:table-cell>
        </table:table-row>
        <table:table-row table:style-name="ro1">
          <table:table-cell table:formula="of:=[$Sheet1.E760]" office:value-type="string" office:string-value="diff mpi01/RELAX.SimID.1.EPSA.-230.EPSB.-300.T.1273.RA.12.RB.16.NR.7551.NC.1401.RhoFields.bin mpi09/RELAX.SimID.9.EPSA.-230.EPSB.-300.T.1273.RA.12.RB.16.NR.7551.NC.1401.RhoFields.bin" calcext:value-type="string">
            <text:p>diff mpi01/RELAX.SimID.1.EPSA.-230.EPSB.-300.T.1273.RA.12.RB.16.NR.7551.NC.1401.RhoFields.bin mpi09/RELAX.SimID.9.EPSA.-230.EPSB.-300.T.1273.RA.12.RB.16.NR.7551.NC.1401.RhoFields.bin</text:p>
          </table:table-cell>
        </table:table-row>
        <table:table-row table:style-name="ro1">
          <table:table-cell table:formula="of:=[$Sheet1.E761]" office:value-type="string" office:string-value="diff mpi01/RELAX.SimID.1.EPSA.-230.EPSB.-300.T.1323.RA.12.RB.13.csv mpi09/RELAX.SimID.9.EPSA.-230.EPSB.-300.T.1323.RA.12.RB.13.csv" calcext:value-type="string">
            <text:p>diff mpi01/RELAX.SimID.1.EPSA.-230.EPSB.-300.T.1323.RA.12.RB.13.csv mpi09/RELAX.SimID.9.EPSA.-230.EPSB.-300.T.1323.RA.12.RB.13.csv</text:p>
          </table:table-cell>
        </table:table-row>
        <table:table-row table:style-name="ro1">
          <table:table-cell table:formula="of:=[$Sheet1.E762]" office:value-type="string" office:string-value="diff mpi01/RELAX.SimID.1.EPSA.-230.EPSB.-300.T.1323.RA.12.RB.13.NR.7551.NC.199.RhoFields.bin mpi09/RELAX.SimID.9.EPSA.-230.EPSB.-300.T.1323.RA.12.RB.13.NR.7551.NC.199.RhoFields.bin" calcext:value-type="string">
            <text:p>diff mpi01/RELAX.SimID.1.EPSA.-230.EPSB.-300.T.1323.RA.12.RB.13.NR.7551.NC.199.RhoFields.bin mpi09/RELAX.SimID.9.EPSA.-230.EPSB.-300.T.1323.RA.12.RB.13.NR.7551.NC.199.RhoFields.bin</text:p>
          </table:table-cell>
        </table:table-row>
        <table:table-row table:style-name="ro1">
          <table:table-cell table:formula="of:=[$Sheet1.E763]" office:value-type="string" office:string-value="diff mpi01/RELAX.SimID.1.EPSA.-230.EPSB.-300.T.1323.RA.12.RB.14.csv mpi09/RELAX.SimID.9.EPSA.-230.EPSB.-300.T.1323.RA.12.RB.14.csv" calcext:value-type="string">
            <text:p>diff mpi01/RELAX.SimID.1.EPSA.-230.EPSB.-300.T.1323.RA.12.RB.14.csv mpi09/RELAX.SimID.9.EPSA.-230.EPSB.-300.T.1323.RA.12.RB.14.csv</text:p>
          </table:table-cell>
        </table:table-row>
        <table:table-row table:style-name="ro1">
          <table:table-cell table:formula="of:=[$Sheet1.E764]" office:value-type="string" office:string-value="diff mpi01/RELAX.SimID.1.EPSA.-230.EPSB.-300.T.1323.RA.12.RB.14.NR.7551.NC.1401.RhoFields.bin mpi09/RELAX.SimID.9.EPSA.-230.EPSB.-300.T.1323.RA.12.RB.14.NR.7551.NC.1401.RhoFields.bin" calcext:value-type="string">
            <text:p>diff mpi01/RELAX.SimID.1.EPSA.-230.EPSB.-300.T.1323.RA.12.RB.14.NR.7551.NC.1401.RhoFields.bin mpi09/RELAX.SimID.9.EPSA.-230.EPSB.-300.T.1323.RA.12.RB.14.NR.7551.NC.1401.RhoFields.bin</text:p>
          </table:table-cell>
        </table:table-row>
        <table:table-row table:style-name="ro1">
          <table:table-cell table:formula="of:=[$Sheet1.E765]" office:value-type="string" office:string-value="diff mpi01/RELAX.SimID.1.EPSA.-230.EPSB.-300.T.1323.RA.12.RB.15.csv mpi09/RELAX.SimID.9.EPSA.-230.EPSB.-300.T.1323.RA.12.RB.15.csv" calcext:value-type="string">
            <text:p>diff mpi01/RELAX.SimID.1.EPSA.-230.EPSB.-300.T.1323.RA.12.RB.15.csv mpi09/RELAX.SimID.9.EPSA.-230.EPSB.-300.T.1323.RA.12.RB.15.csv</text:p>
          </table:table-cell>
        </table:table-row>
        <table:table-row table:style-name="ro1">
          <table:table-cell table:formula="of:=[$Sheet1.E766]" office:value-type="string" office:string-value="diff mpi01/RELAX.SimID.1.EPSA.-230.EPSB.-300.T.1323.RA.12.RB.15.NR.7551.NC.1401.RhoFields.bin mpi09/RELAX.SimID.9.EPSA.-230.EPSB.-300.T.1323.RA.12.RB.15.NR.7551.NC.1401.RhoFields.bin" calcext:value-type="string">
            <text:p>diff mpi01/RELAX.SimID.1.EPSA.-230.EPSB.-300.T.1323.RA.12.RB.15.NR.7551.NC.1401.RhoFields.bin mpi09/RELAX.SimID.9.EPSA.-230.EPSB.-300.T.1323.RA.12.RB.15.NR.7551.NC.1401.RhoFields.bin</text:p>
          </table:table-cell>
        </table:table-row>
        <table:table-row table:style-name="ro1">
          <table:table-cell table:formula="of:=[$Sheet1.E767]" office:value-type="string" office:string-value="diff mpi01/RELAX.SimID.1.EPSA.-230.EPSB.-300.T.1323.RA.12.RB.16.csv mpi09/RELAX.SimID.9.EPSA.-230.EPSB.-300.T.1323.RA.12.RB.16.csv" calcext:value-type="string">
            <text:p>diff mpi01/RELAX.SimID.1.EPSA.-230.EPSB.-300.T.1323.RA.12.RB.16.csv mpi09/RELAX.SimID.9.EPSA.-230.EPSB.-300.T.1323.RA.12.RB.16.csv</text:p>
          </table:table-cell>
        </table:table-row>
        <table:table-row table:style-name="ro1">
          <table:table-cell table:formula="of:=[$Sheet1.E768]" office:value-type="string" office:string-value="diff mpi01/RELAX.SimID.1.EPSA.-230.EPSB.-300.T.1323.RA.12.RB.16.NR.7551.NC.1401.RhoFields.bin mpi09/RELAX.SimID.9.EPSA.-230.EPSB.-300.T.1323.RA.12.RB.16.NR.7551.NC.1401.RhoFields.bin" calcext:value-type="string">
            <text:p>diff mpi01/RELAX.SimID.1.EPSA.-230.EPSB.-300.T.1323.RA.12.RB.16.NR.7551.NC.1401.RhoFields.bin mpi09/RELAX.SimID.9.EPSA.-230.EPSB.-300.T.1323.RA.12.RB.16.NR.7551.NC.1401.RhoFields.bin</text:p>
          </table:table-cell>
        </table:table-row>
        <table:table-row table:style-name="ro1">
          <table:table-cell table:formula="of:=[$Sheet1.E769]" office:value-type="string" office:string-value="diff mpi01/RELAX.SimID.1.EPSA.-230.EPSB.-300.T.1373.RA.12.RB.13.csv mpi09/RELAX.SimID.9.EPSA.-230.EPSB.-300.T.1373.RA.12.RB.13.csv" calcext:value-type="string">
            <text:p>diff mpi01/RELAX.SimID.1.EPSA.-230.EPSB.-300.T.1373.RA.12.RB.13.csv mpi09/RELAX.SimID.9.EPSA.-230.EPSB.-300.T.1373.RA.12.RB.13.csv</text:p>
          </table:table-cell>
        </table:table-row>
        <table:table-row table:style-name="ro1">
          <table:table-cell table:formula="of:=[$Sheet1.E770]" office:value-type="string" office:string-value="diff mpi01/RELAX.SimID.1.EPSA.-230.EPSB.-300.T.1373.RA.12.RB.13.NR.7551.NC.505.RhoFields.bin mpi09/RELAX.SimID.9.EPSA.-230.EPSB.-300.T.1373.RA.12.RB.13.NR.7551.NC.505.RhoFields.bin" calcext:value-type="string">
            <text:p>diff mpi01/RELAX.SimID.1.EPSA.-230.EPSB.-300.T.1373.RA.12.RB.13.NR.7551.NC.505.RhoFields.bin mpi09/RELAX.SimID.9.EPSA.-230.EPSB.-300.T.1373.RA.12.RB.13.NR.7551.NC.505.RhoFields.bin</text:p>
          </table:table-cell>
        </table:table-row>
        <table:table-row table:style-name="ro1">
          <table:table-cell table:formula="of:=[$Sheet1.E771]" office:value-type="string" office:string-value="diff mpi01/RELAX.SimID.1.EPSA.-230.EPSB.-300.T.1373.RA.12.RB.14.csv mpi09/RELAX.SimID.9.EPSA.-230.EPSB.-300.T.1373.RA.12.RB.14.csv" calcext:value-type="string">
            <text:p>diff mpi01/RELAX.SimID.1.EPSA.-230.EPSB.-300.T.1373.RA.12.RB.14.csv mpi09/RELAX.SimID.9.EPSA.-230.EPSB.-300.T.1373.RA.12.RB.14.csv</text:p>
          </table:table-cell>
        </table:table-row>
        <table:table-row table:style-name="ro1">
          <table:table-cell table:formula="of:=[$Sheet1.E772]" office:value-type="string" office:string-value="diff mpi01/RELAX.SimID.1.EPSA.-230.EPSB.-300.T.1373.RA.12.RB.14.NR.7551.NC.1401.RhoFields.bin mpi09/RELAX.SimID.9.EPSA.-230.EPSB.-300.T.1373.RA.12.RB.14.NR.7551.NC.1401.RhoFields.bin" calcext:value-type="string">
            <text:p>diff mpi01/RELAX.SimID.1.EPSA.-230.EPSB.-300.T.1373.RA.12.RB.14.NR.7551.NC.1401.RhoFields.bin mpi09/RELAX.SimID.9.EPSA.-230.EPSB.-300.T.1373.RA.12.RB.14.NR.7551.NC.1401.RhoFields.bin</text:p>
          </table:table-cell>
        </table:table-row>
        <table:table-row table:style-name="ro1">
          <table:table-cell table:formula="of:=[$Sheet1.E773]" office:value-type="string" office:string-value="diff mpi01/RELAX.SimID.1.EPSA.-230.EPSB.-300.T.1373.RA.12.RB.15.csv mpi09/RELAX.SimID.9.EPSA.-230.EPSB.-300.T.1373.RA.12.RB.15.csv" calcext:value-type="string">
            <text:p>diff mpi01/RELAX.SimID.1.EPSA.-230.EPSB.-300.T.1373.RA.12.RB.15.csv mpi09/RELAX.SimID.9.EPSA.-230.EPSB.-300.T.1373.RA.12.RB.15.csv</text:p>
          </table:table-cell>
        </table:table-row>
        <table:table-row table:style-name="ro1">
          <table:table-cell table:formula="of:=[$Sheet1.E774]" office:value-type="string" office:string-value="diff mpi01/RELAX.SimID.1.EPSA.-230.EPSB.-300.T.1373.RA.12.RB.15.NR.7551.NC.1401.RhoFields.bin mpi09/RELAX.SimID.9.EPSA.-230.EPSB.-300.T.1373.RA.12.RB.15.NR.7551.NC.1401.RhoFields.bin" calcext:value-type="string">
            <text:p>diff mpi01/RELAX.SimID.1.EPSA.-230.EPSB.-300.T.1373.RA.12.RB.15.NR.7551.NC.1401.RhoFields.bin mpi09/RELAX.SimID.9.EPSA.-230.EPSB.-300.T.1373.RA.12.RB.15.NR.7551.NC.1401.RhoFields.bin</text:p>
          </table:table-cell>
        </table:table-row>
        <table:table-row table:style-name="ro1">
          <table:table-cell table:formula="of:=[$Sheet1.E775]" office:value-type="string" office:string-value="diff mpi01/RELAX.SimID.1.EPSA.-230.EPSB.-300.T.1373.RA.12.RB.16.csv mpi09/RELAX.SimID.9.EPSA.-230.EPSB.-300.T.1373.RA.12.RB.16.csv" calcext:value-type="string">
            <text:p>diff mpi01/RELAX.SimID.1.EPSA.-230.EPSB.-300.T.1373.RA.12.RB.16.csv mpi09/RELAX.SimID.9.EPSA.-230.EPSB.-300.T.1373.RA.12.RB.16.csv</text:p>
          </table:table-cell>
        </table:table-row>
        <table:table-row table:style-name="ro1">
          <table:table-cell table:formula="of:=[$Sheet1.E776]" office:value-type="string" office:string-value="diff mpi01/RELAX.SimID.1.EPSA.-230.EPSB.-300.T.1373.RA.12.RB.16.NR.7551.NC.1401.RhoFields.bin mpi09/RELAX.SimID.9.EPSA.-230.EPSB.-300.T.1373.RA.12.RB.16.NR.7551.NC.1401.RhoFields.bin" calcext:value-type="string">
            <text:p>diff mpi01/RELAX.SimID.1.EPSA.-230.EPSB.-300.T.1373.RA.12.RB.16.NR.7551.NC.1401.RhoFields.bin mpi09/RELAX.SimID.9.EPSA.-230.EPSB.-300.T.1373.RA.12.RB.16.NR.7551.NC.1401.RhoFields.bin</text:p>
          </table:table-cell>
        </table:table-row>
        <table:table-row table:style-name="ro1">
          <table:table-cell table:formula="of:=[$Sheet1.E777]" office:value-type="string" office:string-value="diff mpi01/RELAX.SimID.1.EPSA.-230.EPSB.-300.T.1423.RA.12.RB.13.csv mpi09/RELAX.SimID.9.EPSA.-230.EPSB.-300.T.1423.RA.12.RB.13.csv" calcext:value-type="string">
            <text:p>diff mpi01/RELAX.SimID.1.EPSA.-230.EPSB.-300.T.1423.RA.12.RB.13.csv mpi09/RELAX.SimID.9.EPSA.-230.EPSB.-300.T.1423.RA.12.RB.13.csv</text:p>
          </table:table-cell>
        </table:table-row>
        <table:table-row table:style-name="ro1">
          <table:table-cell table:formula="of:=[$Sheet1.E778]" office:value-type="string" office:string-value="diff mpi01/RELAX.SimID.1.EPSA.-230.EPSB.-300.T.1423.RA.12.RB.13.NR.7551.NC.1350.RhoFields.bin mpi09/RELAX.SimID.9.EPSA.-230.EPSB.-300.T.1423.RA.12.RB.13.NR.7551.NC.1350.RhoFields.bin" calcext:value-type="string">
            <text:p>diff mpi01/RELAX.SimID.1.EPSA.-230.EPSB.-300.T.1423.RA.12.RB.13.NR.7551.NC.1350.RhoFields.bin mpi09/RELAX.SimID.9.EPSA.-230.EPSB.-300.T.1423.RA.12.RB.13.NR.7551.NC.1350.RhoFields.bin</text:p>
          </table:table-cell>
        </table:table-row>
        <table:table-row table:style-name="ro1">
          <table:table-cell table:formula="of:=[$Sheet1.E779]" office:value-type="string" office:string-value="diff mpi01/RELAX.SimID.1.EPSA.-230.EPSB.-300.T.1423.RA.12.RB.14.csv mpi09/RELAX.SimID.9.EPSA.-230.EPSB.-300.T.1423.RA.12.RB.14.csv" calcext:value-type="string">
            <text:p>diff mpi01/RELAX.SimID.1.EPSA.-230.EPSB.-300.T.1423.RA.12.RB.14.csv mpi09/RELAX.SimID.9.EPSA.-230.EPSB.-300.T.1423.RA.12.RB.14.csv</text:p>
          </table:table-cell>
        </table:table-row>
        <table:table-row table:style-name="ro1">
          <table:table-cell table:formula="of:=[$Sheet1.E780]" office:value-type="string" office:string-value="diff mpi01/RELAX.SimID.1.EPSA.-230.EPSB.-300.T.1423.RA.12.RB.14.NR.7551.NC.1401.RhoFields.bin mpi09/RELAX.SimID.9.EPSA.-230.EPSB.-300.T.1423.RA.12.RB.14.NR.7551.NC.1401.RhoFields.bin" calcext:value-type="string">
            <text:p>diff mpi01/RELAX.SimID.1.EPSA.-230.EPSB.-300.T.1423.RA.12.RB.14.NR.7551.NC.1401.RhoFields.bin mpi09/RELAX.SimID.9.EPSA.-230.EPSB.-300.T.1423.RA.12.RB.14.NR.7551.NC.1401.RhoFields.bin</text:p>
          </table:table-cell>
        </table:table-row>
        <table:table-row table:style-name="ro1">
          <table:table-cell table:formula="of:=[$Sheet1.E781]" office:value-type="string" office:string-value="diff mpi01/RELAX.SimID.1.EPSA.-230.EPSB.-300.T.1423.RA.12.RB.15.csv mpi09/RELAX.SimID.9.EPSA.-230.EPSB.-300.T.1423.RA.12.RB.15.csv" calcext:value-type="string">
            <text:p>diff mpi01/RELAX.SimID.1.EPSA.-230.EPSB.-300.T.1423.RA.12.RB.15.csv mpi09/RELAX.SimID.9.EPSA.-230.EPSB.-300.T.1423.RA.12.RB.15.csv</text:p>
          </table:table-cell>
        </table:table-row>
        <table:table-row table:style-name="ro1">
          <table:table-cell table:formula="of:=[$Sheet1.E782]" office:value-type="string" office:string-value="diff mpi01/RELAX.SimID.1.EPSA.-230.EPSB.-300.T.1423.RA.12.RB.15.NR.7551.NC.1401.RhoFields.bin mpi09/RELAX.SimID.9.EPSA.-230.EPSB.-300.T.1423.RA.12.RB.15.NR.7551.NC.1401.RhoFields.bin" calcext:value-type="string">
            <text:p>diff mpi01/RELAX.SimID.1.EPSA.-230.EPSB.-300.T.1423.RA.12.RB.15.NR.7551.NC.1401.RhoFields.bin mpi09/RELAX.SimID.9.EPSA.-230.EPSB.-300.T.1423.RA.12.RB.15.NR.7551.NC.1401.RhoFields.bin</text:p>
          </table:table-cell>
        </table:table-row>
        <table:table-row table:style-name="ro1">
          <table:table-cell table:formula="of:=[$Sheet1.E783]" office:value-type="string" office:string-value="diff mpi01/RELAX.SimID.1.EPSA.-230.EPSB.-300.T.1423.RA.12.RB.16.csv mpi09/RELAX.SimID.9.EPSA.-230.EPSB.-300.T.1423.RA.12.RB.16.csv" calcext:value-type="string">
            <text:p>diff mpi01/RELAX.SimID.1.EPSA.-230.EPSB.-300.T.1423.RA.12.RB.16.csv mpi09/RELAX.SimID.9.EPSA.-230.EPSB.-300.T.1423.RA.12.RB.16.csv</text:p>
          </table:table-cell>
        </table:table-row>
        <table:table-row table:style-name="ro1">
          <table:table-cell table:formula="of:=[$Sheet1.E784]" office:value-type="string" office:string-value="diff mpi01/RELAX.SimID.1.EPSA.-230.EPSB.-300.T.1423.RA.12.RB.16.NR.7551.NC.1401.RhoFields.bin mpi09/RELAX.SimID.9.EPSA.-230.EPSB.-300.T.1423.RA.12.RB.16.NR.7551.NC.1401.RhoFields.bin" calcext:value-type="string">
            <text:p>diff mpi01/RELAX.SimID.1.EPSA.-230.EPSB.-300.T.1423.RA.12.RB.16.NR.7551.NC.1401.RhoFields.bin mpi09/RELAX.SimID.9.EPSA.-230.EPSB.-300.T.1423.RA.12.RB.16.NR.7551.NC.1401.RhoFields.bin</text:p>
          </table:table-cell>
        </table:table-row>
        <table:table-row table:style-name="ro1">
          <table:table-cell table:formula="of:=[$Sheet1.E785]" office:value-type="string" office:string-value="diff mpi01/RELAX.SimID.1.EPSA.-230.EPSB.-300.T.1473.RA.12.RB.13.csv mpi09/RELAX.SimID.9.EPSA.-230.EPSB.-300.T.1473.RA.12.RB.13.csv" calcext:value-type="string">
            <text:p>diff mpi01/RELAX.SimID.1.EPSA.-230.EPSB.-300.T.1473.RA.12.RB.13.csv mpi09/RELAX.SimID.9.EPSA.-230.EPSB.-300.T.1473.RA.12.RB.13.csv</text:p>
          </table:table-cell>
        </table:table-row>
        <table:table-row table:style-name="ro1">
          <table:table-cell table:formula="of:=[$Sheet1.E786]" office:value-type="string" office:string-value="diff mpi01/RELAX.SimID.1.EPSA.-230.EPSB.-300.T.1473.RA.12.RB.13.NR.7551.NC.1401.RhoFields.bin mpi09/RELAX.SimID.9.EPSA.-230.EPSB.-300.T.1473.RA.12.RB.13.NR.7551.NC.1401.RhoFields.bin" calcext:value-type="string">
            <text:p>diff mpi01/RELAX.SimID.1.EPSA.-230.EPSB.-300.T.1473.RA.12.RB.13.NR.7551.NC.1401.RhoFields.bin mpi09/RELAX.SimID.9.EPSA.-230.EPSB.-300.T.1473.RA.12.RB.13.NR.7551.NC.1401.RhoFields.bin</text:p>
          </table:table-cell>
        </table:table-row>
        <table:table-row table:style-name="ro1">
          <table:table-cell table:formula="of:=[$Sheet1.E787]" office:value-type="string" office:string-value="diff mpi01/RELAX.SimID.1.EPSA.-230.EPSB.-300.T.1473.RA.12.RB.14.csv mpi09/RELAX.SimID.9.EPSA.-230.EPSB.-300.T.1473.RA.12.RB.14.csv" calcext:value-type="string">
            <text:p>diff mpi01/RELAX.SimID.1.EPSA.-230.EPSB.-300.T.1473.RA.12.RB.14.csv mpi09/RELAX.SimID.9.EPSA.-230.EPSB.-300.T.1473.RA.12.RB.14.csv</text:p>
          </table:table-cell>
        </table:table-row>
        <table:table-row table:style-name="ro1">
          <table:table-cell table:formula="of:=[$Sheet1.E788]" office:value-type="string" office:string-value="diff mpi01/RELAX.SimID.1.EPSA.-230.EPSB.-300.T.1473.RA.12.RB.14.NR.7551.NC.1401.RhoFields.bin mpi09/RELAX.SimID.9.EPSA.-230.EPSB.-300.T.1473.RA.12.RB.14.NR.7551.NC.1401.RhoFields.bin" calcext:value-type="string">
            <text:p>diff mpi01/RELAX.SimID.1.EPSA.-230.EPSB.-300.T.1473.RA.12.RB.14.NR.7551.NC.1401.RhoFields.bin mpi09/RELAX.SimID.9.EPSA.-230.EPSB.-300.T.1473.RA.12.RB.14.NR.7551.NC.1401.RhoFields.bin</text:p>
          </table:table-cell>
        </table:table-row>
        <table:table-row table:style-name="ro1">
          <table:table-cell table:formula="of:=[$Sheet1.E789]" office:value-type="string" office:string-value="diff mpi01/RELAX.SimID.1.EPSA.-230.EPSB.-300.T.1473.RA.12.RB.15.csv mpi09/RELAX.SimID.9.EPSA.-230.EPSB.-300.T.1473.RA.12.RB.15.csv" calcext:value-type="string">
            <text:p>diff mpi01/RELAX.SimID.1.EPSA.-230.EPSB.-300.T.1473.RA.12.RB.15.csv mpi09/RELAX.SimID.9.EPSA.-230.EPSB.-300.T.1473.RA.12.RB.15.csv</text:p>
          </table:table-cell>
        </table:table-row>
        <table:table-row table:style-name="ro1">
          <table:table-cell table:formula="of:=[$Sheet1.E790]" office:value-type="string" office:string-value="diff mpi01/RELAX.SimID.1.EPSA.-230.EPSB.-300.T.1473.RA.12.RB.15.NR.7551.NC.1401.RhoFields.bin mpi09/RELAX.SimID.9.EPSA.-230.EPSB.-300.T.1473.RA.12.RB.15.NR.7551.NC.1401.RhoFields.bin" calcext:value-type="string">
            <text:p>diff mpi01/RELAX.SimID.1.EPSA.-230.EPSB.-300.T.1473.RA.12.RB.15.NR.7551.NC.1401.RhoFields.bin mpi09/RELAX.SimID.9.EPSA.-230.EPSB.-300.T.1473.RA.12.RB.15.NR.7551.NC.1401.RhoFields.bin</text:p>
          </table:table-cell>
        </table:table-row>
        <table:table-row table:style-name="ro1">
          <table:table-cell table:formula="of:=[$Sheet1.E791]" office:value-type="string" office:string-value="diff mpi01/RELAX.SimID.1.EPSA.-230.EPSB.-300.T.1473.RA.12.RB.16.csv mpi09/RELAX.SimID.9.EPSA.-230.EPSB.-300.T.1473.RA.12.RB.16.csv" calcext:value-type="string">
            <text:p>diff mpi01/RELAX.SimID.1.EPSA.-230.EPSB.-300.T.1473.RA.12.RB.16.csv mpi09/RELAX.SimID.9.EPSA.-230.EPSB.-300.T.1473.RA.12.RB.16.csv</text:p>
          </table:table-cell>
        </table:table-row>
        <table:table-row table:style-name="ro1">
          <table:table-cell table:formula="of:=[$Sheet1.E792]" office:value-type="string" office:string-value="diff mpi01/RELAX.SimID.1.EPSA.-230.EPSB.-300.T.1473.RA.12.RB.16.NR.7551.NC.1401.RhoFields.bin mpi09/RELAX.SimID.9.EPSA.-230.EPSB.-300.T.1473.RA.12.RB.16.NR.7551.NC.1401.RhoFields.bin" calcext:value-type="string">
            <text:p>diff mpi01/RELAX.SimID.1.EPSA.-230.EPSB.-300.T.1473.RA.12.RB.16.NR.7551.NC.1401.RhoFields.bin mpi09/RELAX.SimID.9.EPSA.-230.EPSB.-300.T.1473.RA.12.RB.16.NR.7551.NC.1401.RhoFields.bin</text:p>
          </table:table-cell>
        </table:table-row>
        <table:table-row table:style-name="ro1">
          <table:table-cell table:formula="of:=[$Sheet1.E793]" office:value-type="string" office:string-value="diff mpi01/RELAX.SimID.1.EPSA.269.EPSB.200.T.1073.RA.12.RB.13.csv mpi09/RELAX.SimID.9.EPSA.269.EPSB.200.T.1073.RA.12.RB.13.csv" calcext:value-type="string">
            <text:p>diff mpi01/RELAX.SimID.1.EPSA.269.EPSB.200.T.1073.RA.12.RB.13.csv mpi09/RELAX.SimID.9.EPSA.269.EPSB.200.T.1073.RA.12.RB.13.csv</text:p>
          </table:table-cell>
        </table:table-row>
        <table:table-row table:style-name="ro1">
          <table:table-cell table:formula="of:=[$Sheet1.E794]" office:value-type="string" office:string-value="diff mpi01/RELAX.SimID.1.EPSA.269.EPSB.200.T.1073.RA.12.RB.13.NR.7551.NC.1.RhoFields.bin mpi09/RELAX.SimID.9.EPSA.269.EPSB.200.T.1073.RA.12.RB.13.NR.7551.NC.1.RhoFields.bin" calcext:value-type="string">
            <text:p>diff mpi01/RELAX.SimID.1.EPSA.269.EPSB.200.T.1073.RA.12.RB.13.NR.7551.NC.1.RhoFields.bin mpi09/RELAX.SimID.9.EPSA.269.EPSB.200.T.1073.RA.12.RB.13.NR.7551.NC.1.RhoFields.bin</text:p>
          </table:table-cell>
        </table:table-row>
        <table:table-row table:style-name="ro1">
          <table:table-cell table:formula="of:=[$Sheet1.E795]" office:value-type="string" office:string-value="diff mpi01/RELAX.SimID.1.EPSA.269.EPSB.200.T.1073.RA.12.RB.14.csv mpi09/RELAX.SimID.9.EPSA.269.EPSB.200.T.1073.RA.12.RB.14.csv" calcext:value-type="string">
            <text:p>diff mpi01/RELAX.SimID.1.EPSA.269.EPSB.200.T.1073.RA.12.RB.14.csv mpi09/RELAX.SimID.9.EPSA.269.EPSB.200.T.1073.RA.12.RB.14.csv</text:p>
          </table:table-cell>
        </table:table-row>
        <table:table-row table:style-name="ro1">
          <table:table-cell table:formula="of:=[$Sheet1.E796]" office:value-type="string" office:string-value="diff mpi01/RELAX.SimID.1.EPSA.269.EPSB.200.T.1073.RA.12.RB.14.NR.7551.NC.1.RhoFields.bin mpi09/RELAX.SimID.9.EPSA.269.EPSB.200.T.1073.RA.12.RB.14.NR.7551.NC.1.RhoFields.bin" calcext:value-type="string">
            <text:p>diff mpi01/RELAX.SimID.1.EPSA.269.EPSB.200.T.1073.RA.12.RB.14.NR.7551.NC.1.RhoFields.bin mpi09/RELAX.SimID.9.EPSA.269.EPSB.200.T.1073.RA.12.RB.14.NR.7551.NC.1.RhoFields.bin</text:p>
          </table:table-cell>
        </table:table-row>
        <table:table-row table:style-name="ro1">
          <table:table-cell table:formula="of:=[$Sheet1.E797]" office:value-type="string" office:string-value="diff mpi01/RELAX.SimID.1.EPSA.269.EPSB.200.T.1073.RA.12.RB.15.csv mpi09/RELAX.SimID.9.EPSA.269.EPSB.200.T.1073.RA.12.RB.15.csv" calcext:value-type="string">
            <text:p>diff mpi01/RELAX.SimID.1.EPSA.269.EPSB.200.T.1073.RA.12.RB.15.csv mpi09/RELAX.SimID.9.EPSA.269.EPSB.200.T.1073.RA.12.RB.15.csv</text:p>
          </table:table-cell>
        </table:table-row>
        <table:table-row table:style-name="ro1">
          <table:table-cell table:formula="of:=[$Sheet1.E798]" office:value-type="string" office:string-value="diff mpi01/RELAX.SimID.1.EPSA.269.EPSB.200.T.1073.RA.12.RB.15.NR.7551.NC.1.RhoFields.bin mpi09/RELAX.SimID.9.EPSA.269.EPSB.200.T.1073.RA.12.RB.15.NR.7551.NC.1.RhoFields.bin" calcext:value-type="string">
            <text:p>diff mpi01/RELAX.SimID.1.EPSA.269.EPSB.200.T.1073.RA.12.RB.15.NR.7551.NC.1.RhoFields.bin mpi09/RELAX.SimID.9.EPSA.269.EPSB.200.T.1073.RA.12.RB.15.NR.7551.NC.1.RhoFields.bin</text:p>
          </table:table-cell>
        </table:table-row>
        <table:table-row table:style-name="ro1">
          <table:table-cell table:formula="of:=[$Sheet1.E799]" office:value-type="string" office:string-value="diff mpi01/RELAX.SimID.1.EPSA.269.EPSB.200.T.1073.RA.12.RB.16.csv mpi09/RELAX.SimID.9.EPSA.269.EPSB.200.T.1073.RA.12.RB.16.csv" calcext:value-type="string">
            <text:p>diff mpi01/RELAX.SimID.1.EPSA.269.EPSB.200.T.1073.RA.12.RB.16.csv mpi09/RELAX.SimID.9.EPSA.269.EPSB.200.T.1073.RA.12.RB.16.csv</text:p>
          </table:table-cell>
        </table:table-row>
        <table:table-row table:style-name="ro1">
          <table:table-cell table:formula="of:=[$Sheet1.E800]" office:value-type="string" office:string-value="diff mpi01/RELAX.SimID.1.EPSA.269.EPSB.200.T.1073.RA.12.RB.16.NR.7551.NC.1.RhoFields.bin mpi09/RELAX.SimID.9.EPSA.269.EPSB.200.T.1073.RA.12.RB.16.NR.7551.NC.1.RhoFields.bin" calcext:value-type="string">
            <text:p>diff mpi01/RELAX.SimID.1.EPSA.269.EPSB.200.T.1073.RA.12.RB.16.NR.7551.NC.1.RhoFields.bin mpi09/RELAX.SimID.9.EPSA.269.EPSB.200.T.1073.RA.12.RB.16.NR.7551.NC.1.RhoFields.bin</text:p>
          </table:table-cell>
        </table:table-row>
        <table:table-row table:style-name="ro1">
          <table:table-cell table:formula="of:=[$Sheet1.E801]" office:value-type="string" office:string-value="diff mpi01/RELAX.SimID.1.EPSA.269.EPSB.200.T.1123.RA.12.RB.13.csv mpi09/RELAX.SimID.9.EPSA.269.EPSB.200.T.1123.RA.12.RB.13.csv" calcext:value-type="string">
            <text:p>diff mpi01/RELAX.SimID.1.EPSA.269.EPSB.200.T.1123.RA.12.RB.13.csv mpi09/RELAX.SimID.9.EPSA.269.EPSB.200.T.1123.RA.12.RB.13.csv</text:p>
          </table:table-cell>
        </table:table-row>
        <table:table-row table:style-name="ro1">
          <table:table-cell table:formula="of:=[$Sheet1.E802]" office:value-type="string" office:string-value="diff mpi01/RELAX.SimID.1.EPSA.269.EPSB.200.T.1123.RA.12.RB.13.NR.7551.NC.1.RhoFields.bin mpi09/RELAX.SimID.9.EPSA.269.EPSB.200.T.1123.RA.12.RB.13.NR.7551.NC.1.RhoFields.bin" calcext:value-type="string">
            <text:p>diff mpi01/RELAX.SimID.1.EPSA.269.EPSB.200.T.1123.RA.12.RB.13.NR.7551.NC.1.RhoFields.bin mpi09/RELAX.SimID.9.EPSA.269.EPSB.200.T.1123.RA.12.RB.13.NR.7551.NC.1.RhoFields.bin</text:p>
          </table:table-cell>
        </table:table-row>
        <table:table-row table:style-name="ro1">
          <table:table-cell table:formula="of:=[$Sheet1.E803]" office:value-type="string" office:string-value="diff mpi01/RELAX.SimID.1.EPSA.269.EPSB.200.T.1123.RA.12.RB.14.csv mpi09/RELAX.SimID.9.EPSA.269.EPSB.200.T.1123.RA.12.RB.14.csv" calcext:value-type="string">
            <text:p>diff mpi01/RELAX.SimID.1.EPSA.269.EPSB.200.T.1123.RA.12.RB.14.csv mpi09/RELAX.SimID.9.EPSA.269.EPSB.200.T.1123.RA.12.RB.14.csv</text:p>
          </table:table-cell>
        </table:table-row>
        <table:table-row table:style-name="ro1">
          <table:table-cell table:formula="of:=[$Sheet1.E804]" office:value-type="string" office:string-value="diff mpi01/RELAX.SimID.1.EPSA.269.EPSB.200.T.1123.RA.12.RB.14.NR.7551.NC.1.RhoFields.bin mpi09/RELAX.SimID.9.EPSA.269.EPSB.200.T.1123.RA.12.RB.14.NR.7551.NC.1.RhoFields.bin" calcext:value-type="string">
            <text:p>diff mpi01/RELAX.SimID.1.EPSA.269.EPSB.200.T.1123.RA.12.RB.14.NR.7551.NC.1.RhoFields.bin mpi09/RELAX.SimID.9.EPSA.269.EPSB.200.T.1123.RA.12.RB.14.NR.7551.NC.1.RhoFields.bin</text:p>
          </table:table-cell>
        </table:table-row>
        <table:table-row table:style-name="ro1">
          <table:table-cell table:formula="of:=[$Sheet1.E805]" office:value-type="string" office:string-value="diff mpi01/RELAX.SimID.1.EPSA.269.EPSB.200.T.1123.RA.12.RB.15.csv mpi09/RELAX.SimID.9.EPSA.269.EPSB.200.T.1123.RA.12.RB.15.csv" calcext:value-type="string">
            <text:p>diff mpi01/RELAX.SimID.1.EPSA.269.EPSB.200.T.1123.RA.12.RB.15.csv mpi09/RELAX.SimID.9.EPSA.269.EPSB.200.T.1123.RA.12.RB.15.csv</text:p>
          </table:table-cell>
        </table:table-row>
        <table:table-row table:style-name="ro1">
          <table:table-cell table:formula="of:=[$Sheet1.E806]" office:value-type="string" office:string-value="diff mpi01/RELAX.SimID.1.EPSA.269.EPSB.200.T.1123.RA.12.RB.15.NR.7551.NC.1.RhoFields.bin mpi09/RELAX.SimID.9.EPSA.269.EPSB.200.T.1123.RA.12.RB.15.NR.7551.NC.1.RhoFields.bin" calcext:value-type="string">
            <text:p>diff mpi01/RELAX.SimID.1.EPSA.269.EPSB.200.T.1123.RA.12.RB.15.NR.7551.NC.1.RhoFields.bin mpi09/RELAX.SimID.9.EPSA.269.EPSB.200.T.1123.RA.12.RB.15.NR.7551.NC.1.RhoFields.bin</text:p>
          </table:table-cell>
        </table:table-row>
        <table:table-row table:style-name="ro1">
          <table:table-cell table:formula="of:=[$Sheet1.E807]" office:value-type="string" office:string-value="diff mpi01/RELAX.SimID.1.EPSA.269.EPSB.200.T.1123.RA.12.RB.16.csv mpi09/RELAX.SimID.9.EPSA.269.EPSB.200.T.1123.RA.12.RB.16.csv" calcext:value-type="string">
            <text:p>diff mpi01/RELAX.SimID.1.EPSA.269.EPSB.200.T.1123.RA.12.RB.16.csv mpi09/RELAX.SimID.9.EPSA.269.EPSB.200.T.1123.RA.12.RB.16.csv</text:p>
          </table:table-cell>
        </table:table-row>
        <table:table-row table:style-name="ro1">
          <table:table-cell table:formula="of:=[$Sheet1.E808]" office:value-type="string" office:string-value="diff mpi01/RELAX.SimID.1.EPSA.269.EPSB.200.T.1123.RA.12.RB.16.NR.7551.NC.1.RhoFields.bin mpi09/RELAX.SimID.9.EPSA.269.EPSB.200.T.1123.RA.12.RB.16.NR.7551.NC.1.RhoFields.bin" calcext:value-type="string">
            <text:p>diff mpi01/RELAX.SimID.1.EPSA.269.EPSB.200.T.1123.RA.12.RB.16.NR.7551.NC.1.RhoFields.bin mpi09/RELAX.SimID.9.EPSA.269.EPSB.200.T.1123.RA.12.RB.16.NR.7551.NC.1.RhoFields.bin</text:p>
          </table:table-cell>
        </table:table-row>
        <table:table-row table:style-name="ro1">
          <table:table-cell table:formula="of:=[$Sheet1.E809]" office:value-type="string" office:string-value="diff mpi01/RELAX.SimID.1.EPSA.269.EPSB.200.T.1173.RA.12.RB.13.csv mpi09/RELAX.SimID.9.EPSA.269.EPSB.200.T.1173.RA.12.RB.13.csv" calcext:value-type="string">
            <text:p>diff mpi01/RELAX.SimID.1.EPSA.269.EPSB.200.T.1173.RA.12.RB.13.csv mpi09/RELAX.SimID.9.EPSA.269.EPSB.200.T.1173.RA.12.RB.13.csv</text:p>
          </table:table-cell>
        </table:table-row>
        <table:table-row table:style-name="ro1">
          <table:table-cell table:formula="of:=[$Sheet1.E810]" office:value-type="string" office:string-value="diff mpi01/RELAX.SimID.1.EPSA.269.EPSB.200.T.1173.RA.12.RB.13.NR.7551.NC.1.RhoFields.bin mpi09/RELAX.SimID.9.EPSA.269.EPSB.200.T.1173.RA.12.RB.13.NR.7551.NC.1.RhoFields.bin" calcext:value-type="string">
            <text:p>diff mpi01/RELAX.SimID.1.EPSA.269.EPSB.200.T.1173.RA.12.RB.13.NR.7551.NC.1.RhoFields.bin mpi09/RELAX.SimID.9.EPSA.269.EPSB.200.T.1173.RA.12.RB.13.NR.7551.NC.1.RhoFields.bin</text:p>
          </table:table-cell>
        </table:table-row>
        <table:table-row table:style-name="ro1">
          <table:table-cell table:formula="of:=[$Sheet1.E811]" office:value-type="string" office:string-value="diff mpi01/RELAX.SimID.1.EPSA.269.EPSB.200.T.1173.RA.12.RB.14.csv mpi09/RELAX.SimID.9.EPSA.269.EPSB.200.T.1173.RA.12.RB.14.csv" calcext:value-type="string">
            <text:p>diff mpi01/RELAX.SimID.1.EPSA.269.EPSB.200.T.1173.RA.12.RB.14.csv mpi09/RELAX.SimID.9.EPSA.269.EPSB.200.T.1173.RA.12.RB.14.csv</text:p>
          </table:table-cell>
        </table:table-row>
        <table:table-row table:style-name="ro1">
          <table:table-cell table:formula="of:=[$Sheet1.E812]" office:value-type="string" office:string-value="diff mpi01/RELAX.SimID.1.EPSA.269.EPSB.200.T.1173.RA.12.RB.14.NR.7551.NC.1.RhoFields.bin mpi09/RELAX.SimID.9.EPSA.269.EPSB.200.T.1173.RA.12.RB.14.NR.7551.NC.1.RhoFields.bin" calcext:value-type="string">
            <text:p>diff mpi01/RELAX.SimID.1.EPSA.269.EPSB.200.T.1173.RA.12.RB.14.NR.7551.NC.1.RhoFields.bin mpi09/RELAX.SimID.9.EPSA.269.EPSB.200.T.1173.RA.12.RB.14.NR.7551.NC.1.RhoFields.bin</text:p>
          </table:table-cell>
        </table:table-row>
        <table:table-row table:style-name="ro1">
          <table:table-cell table:formula="of:=[$Sheet1.E813]" office:value-type="string" office:string-value="diff mpi01/RELAX.SimID.1.EPSA.269.EPSB.200.T.1173.RA.12.RB.15.csv mpi09/RELAX.SimID.9.EPSA.269.EPSB.200.T.1173.RA.12.RB.15.csv" calcext:value-type="string">
            <text:p>diff mpi01/RELAX.SimID.1.EPSA.269.EPSB.200.T.1173.RA.12.RB.15.csv mpi09/RELAX.SimID.9.EPSA.269.EPSB.200.T.1173.RA.12.RB.15.csv</text:p>
          </table:table-cell>
        </table:table-row>
        <table:table-row table:style-name="ro1">
          <table:table-cell table:formula="of:=[$Sheet1.E814]" office:value-type="string" office:string-value="diff mpi01/RELAX.SimID.1.EPSA.269.EPSB.200.T.1173.RA.12.RB.15.NR.7551.NC.1.RhoFields.bin mpi09/RELAX.SimID.9.EPSA.269.EPSB.200.T.1173.RA.12.RB.15.NR.7551.NC.1.RhoFields.bin" calcext:value-type="string">
            <text:p>diff mpi01/RELAX.SimID.1.EPSA.269.EPSB.200.T.1173.RA.12.RB.15.NR.7551.NC.1.RhoFields.bin mpi09/RELAX.SimID.9.EPSA.269.EPSB.200.T.1173.RA.12.RB.15.NR.7551.NC.1.RhoFields.bin</text:p>
          </table:table-cell>
        </table:table-row>
        <table:table-row table:style-name="ro1">
          <table:table-cell table:formula="of:=[$Sheet1.E815]" office:value-type="string" office:string-value="diff mpi01/RELAX.SimID.1.EPSA.269.EPSB.200.T.1173.RA.12.RB.16.csv mpi09/RELAX.SimID.9.EPSA.269.EPSB.200.T.1173.RA.12.RB.16.csv" calcext:value-type="string">
            <text:p>diff mpi01/RELAX.SimID.1.EPSA.269.EPSB.200.T.1173.RA.12.RB.16.csv mpi09/RELAX.SimID.9.EPSA.269.EPSB.200.T.1173.RA.12.RB.16.csv</text:p>
          </table:table-cell>
        </table:table-row>
        <table:table-row table:style-name="ro1">
          <table:table-cell table:formula="of:=[$Sheet1.E816]" office:value-type="string" office:string-value="diff mpi01/RELAX.SimID.1.EPSA.269.EPSB.200.T.1173.RA.12.RB.16.NR.7551.NC.2.RhoFields.bin mpi09/RELAX.SimID.9.EPSA.269.EPSB.200.T.1173.RA.12.RB.16.NR.7551.NC.2.RhoFields.bin" calcext:value-type="string">
            <text:p>diff mpi01/RELAX.SimID.1.EPSA.269.EPSB.200.T.1173.RA.12.RB.16.NR.7551.NC.2.RhoFields.bin mpi09/RELAX.SimID.9.EPSA.269.EPSB.200.T.1173.RA.12.RB.16.NR.7551.NC.2.RhoFields.bin</text:p>
          </table:table-cell>
        </table:table-row>
        <table:table-row table:style-name="ro1">
          <table:table-cell table:formula="of:=[$Sheet1.E817]" office:value-type="string" office:string-value="diff mpi01/RELAX.SimID.1.EPSA.269.EPSB.200.T.1223.RA.12.RB.13.csv mpi09/RELAX.SimID.9.EPSA.269.EPSB.200.T.1223.RA.12.RB.13.csv" calcext:value-type="string">
            <text:p>diff mpi01/RELAX.SimID.1.EPSA.269.EPSB.200.T.1223.RA.12.RB.13.csv mpi09/RELAX.SimID.9.EPSA.269.EPSB.200.T.1223.RA.12.RB.13.csv</text:p>
          </table:table-cell>
        </table:table-row>
        <table:table-row table:style-name="ro1">
          <table:table-cell table:formula="of:=[$Sheet1.E818]" office:value-type="string" office:string-value="diff mpi01/RELAX.SimID.1.EPSA.269.EPSB.200.T.1223.RA.12.RB.13.NR.7551.NC.1.RhoFields.bin mpi09/RELAX.SimID.9.EPSA.269.EPSB.200.T.1223.RA.12.RB.13.NR.7551.NC.1.RhoFields.bin" calcext:value-type="string">
            <text:p>diff mpi01/RELAX.SimID.1.EPSA.269.EPSB.200.T.1223.RA.12.RB.13.NR.7551.NC.1.RhoFields.bin mpi09/RELAX.SimID.9.EPSA.269.EPSB.200.T.1223.RA.12.RB.13.NR.7551.NC.1.RhoFields.bin</text:p>
          </table:table-cell>
        </table:table-row>
        <table:table-row table:style-name="ro1">
          <table:table-cell table:formula="of:=[$Sheet1.E819]" office:value-type="string" office:string-value="diff mpi01/RELAX.SimID.1.EPSA.269.EPSB.200.T.1223.RA.12.RB.14.csv mpi09/RELAX.SimID.9.EPSA.269.EPSB.200.T.1223.RA.12.RB.14.csv" calcext:value-type="string">
            <text:p>diff mpi01/RELAX.SimID.1.EPSA.269.EPSB.200.T.1223.RA.12.RB.14.csv mpi09/RELAX.SimID.9.EPSA.269.EPSB.200.T.1223.RA.12.RB.14.csv</text:p>
          </table:table-cell>
        </table:table-row>
        <table:table-row table:style-name="ro1">
          <table:table-cell table:formula="of:=[$Sheet1.E820]" office:value-type="string" office:string-value="diff mpi01/RELAX.SimID.1.EPSA.269.EPSB.200.T.1223.RA.12.RB.14.NR.7551.NC.1.RhoFields.bin mpi09/RELAX.SimID.9.EPSA.269.EPSB.200.T.1223.RA.12.RB.14.NR.7551.NC.1.RhoFields.bin" calcext:value-type="string">
            <text:p>diff mpi01/RELAX.SimID.1.EPSA.269.EPSB.200.T.1223.RA.12.RB.14.NR.7551.NC.1.RhoFields.bin mpi09/RELAX.SimID.9.EPSA.269.EPSB.200.T.1223.RA.12.RB.14.NR.7551.NC.1.RhoFields.bin</text:p>
          </table:table-cell>
        </table:table-row>
        <table:table-row table:style-name="ro1">
          <table:table-cell table:formula="of:=[$Sheet1.E821]" office:value-type="string" office:string-value="diff mpi01/RELAX.SimID.1.EPSA.269.EPSB.200.T.1223.RA.12.RB.15.csv mpi09/RELAX.SimID.9.EPSA.269.EPSB.200.T.1223.RA.12.RB.15.csv" calcext:value-type="string">
            <text:p>diff mpi01/RELAX.SimID.1.EPSA.269.EPSB.200.T.1223.RA.12.RB.15.csv mpi09/RELAX.SimID.9.EPSA.269.EPSB.200.T.1223.RA.12.RB.15.csv</text:p>
          </table:table-cell>
        </table:table-row>
        <table:table-row table:style-name="ro1">
          <table:table-cell table:formula="of:=[$Sheet1.E822]" office:value-type="string" office:string-value="diff mpi01/RELAX.SimID.1.EPSA.269.EPSB.200.T.1223.RA.12.RB.15.NR.7551.NC.1.RhoFields.bin mpi09/RELAX.SimID.9.EPSA.269.EPSB.200.T.1223.RA.12.RB.15.NR.7551.NC.1.RhoFields.bin" calcext:value-type="string">
            <text:p>diff mpi01/RELAX.SimID.1.EPSA.269.EPSB.200.T.1223.RA.12.RB.15.NR.7551.NC.1.RhoFields.bin mpi09/RELAX.SimID.9.EPSA.269.EPSB.200.T.1223.RA.12.RB.15.NR.7551.NC.1.RhoFields.bin</text:p>
          </table:table-cell>
        </table:table-row>
        <table:table-row table:style-name="ro1">
          <table:table-cell table:formula="of:=[$Sheet1.E823]" office:value-type="string" office:string-value="diff mpi01/RELAX.SimID.1.EPSA.269.EPSB.200.T.1223.RA.12.RB.16.csv mpi09/RELAX.SimID.9.EPSA.269.EPSB.200.T.1223.RA.12.RB.16.csv" calcext:value-type="string">
            <text:p>diff mpi01/RELAX.SimID.1.EPSA.269.EPSB.200.T.1223.RA.12.RB.16.csv mpi09/RELAX.SimID.9.EPSA.269.EPSB.200.T.1223.RA.12.RB.16.csv</text:p>
          </table:table-cell>
        </table:table-row>
        <table:table-row table:style-name="ro1">
          <table:table-cell table:formula="of:=[$Sheet1.E824]" office:value-type="string" office:string-value="diff mpi01/RELAX.SimID.1.EPSA.269.EPSB.200.T.1223.RA.12.RB.16.NR.7551.NC.9.RhoFields.bin mpi09/RELAX.SimID.9.EPSA.269.EPSB.200.T.1223.RA.12.RB.16.NR.7551.NC.9.RhoFields.bin" calcext:value-type="string">
            <text:p>diff mpi01/RELAX.SimID.1.EPSA.269.EPSB.200.T.1223.RA.12.RB.16.NR.7551.NC.9.RhoFields.bin mpi09/RELAX.SimID.9.EPSA.269.EPSB.200.T.1223.RA.12.RB.16.NR.7551.NC.9.RhoFields.bin</text:p>
          </table:table-cell>
        </table:table-row>
        <table:table-row table:style-name="ro1">
          <table:table-cell table:formula="of:=[$Sheet1.E825]" office:value-type="string" office:string-value="diff mpi01/RELAX.SimID.1.EPSA.269.EPSB.200.T.1273.RA.12.RB.13.csv mpi09/RELAX.SimID.9.EPSA.269.EPSB.200.T.1273.RA.12.RB.13.csv" calcext:value-type="string">
            <text:p>diff mpi01/RELAX.SimID.1.EPSA.269.EPSB.200.T.1273.RA.12.RB.13.csv mpi09/RELAX.SimID.9.EPSA.269.EPSB.200.T.1273.RA.12.RB.13.csv</text:p>
          </table:table-cell>
        </table:table-row>
        <table:table-row table:style-name="ro1">
          <table:table-cell table:formula="of:=[$Sheet1.E826]" office:value-type="string" office:string-value="diff mpi01/RELAX.SimID.1.EPSA.269.EPSB.200.T.1273.RA.12.RB.13.NR.7551.NC.1.RhoFields.bin mpi09/RELAX.SimID.9.EPSA.269.EPSB.200.T.1273.RA.12.RB.13.NR.7551.NC.1.RhoFields.bin" calcext:value-type="string">
            <text:p>diff mpi01/RELAX.SimID.1.EPSA.269.EPSB.200.T.1273.RA.12.RB.13.NR.7551.NC.1.RhoFields.bin mpi09/RELAX.SimID.9.EPSA.269.EPSB.200.T.1273.RA.12.RB.13.NR.7551.NC.1.RhoFields.bin</text:p>
          </table:table-cell>
        </table:table-row>
        <table:table-row table:style-name="ro1">
          <table:table-cell table:formula="of:=[$Sheet1.E827]" office:value-type="string" office:string-value="diff mpi01/RELAX.SimID.1.EPSA.269.EPSB.200.T.1273.RA.12.RB.14.csv mpi09/RELAX.SimID.9.EPSA.269.EPSB.200.T.1273.RA.12.RB.14.csv" calcext:value-type="string">
            <text:p>diff mpi01/RELAX.SimID.1.EPSA.269.EPSB.200.T.1273.RA.12.RB.14.csv mpi09/RELAX.SimID.9.EPSA.269.EPSB.200.T.1273.RA.12.RB.14.csv</text:p>
          </table:table-cell>
        </table:table-row>
        <table:table-row table:style-name="ro1">
          <table:table-cell table:formula="of:=[$Sheet1.E828]" office:value-type="string" office:string-value="diff mpi01/RELAX.SimID.1.EPSA.269.EPSB.200.T.1273.RA.12.RB.14.NR.7551.NC.1.RhoFields.bin mpi09/RELAX.SimID.9.EPSA.269.EPSB.200.T.1273.RA.12.RB.14.NR.7551.NC.1.RhoFields.bin" calcext:value-type="string">
            <text:p>diff mpi01/RELAX.SimID.1.EPSA.269.EPSB.200.T.1273.RA.12.RB.14.NR.7551.NC.1.RhoFields.bin mpi09/RELAX.SimID.9.EPSA.269.EPSB.200.T.1273.RA.12.RB.14.NR.7551.NC.1.RhoFields.bin</text:p>
          </table:table-cell>
        </table:table-row>
        <table:table-row table:style-name="ro1">
          <table:table-cell table:formula="of:=[$Sheet1.E829]" office:value-type="string" office:string-value="diff mpi01/RELAX.SimID.1.EPSA.269.EPSB.200.T.1273.RA.12.RB.15.csv mpi09/RELAX.SimID.9.EPSA.269.EPSB.200.T.1273.RA.12.RB.15.csv" calcext:value-type="string">
            <text:p>diff mpi01/RELAX.SimID.1.EPSA.269.EPSB.200.T.1273.RA.12.RB.15.csv mpi09/RELAX.SimID.9.EPSA.269.EPSB.200.T.1273.RA.12.RB.15.csv</text:p>
          </table:table-cell>
        </table:table-row>
        <table:table-row table:style-name="ro1">
          <table:table-cell table:formula="of:=[$Sheet1.E830]" office:value-type="string" office:string-value="diff mpi01/RELAX.SimID.1.EPSA.269.EPSB.200.T.1273.RA.12.RB.15.NR.7551.NC.2.RhoFields.bin mpi09/RELAX.SimID.9.EPSA.269.EPSB.200.T.1273.RA.12.RB.15.NR.7551.NC.2.RhoFields.bin" calcext:value-type="string">
            <text:p>diff mpi01/RELAX.SimID.1.EPSA.269.EPSB.200.T.1273.RA.12.RB.15.NR.7551.NC.2.RhoFields.bin mpi09/RELAX.SimID.9.EPSA.269.EPSB.200.T.1273.RA.12.RB.15.NR.7551.NC.2.RhoFields.bin</text:p>
          </table:table-cell>
        </table:table-row>
        <table:table-row table:style-name="ro1">
          <table:table-cell table:formula="of:=[$Sheet1.E831]" office:value-type="string" office:string-value="diff mpi01/RELAX.SimID.1.EPSA.269.EPSB.200.T.1273.RA.12.RB.16.csv mpi09/RELAX.SimID.9.EPSA.269.EPSB.200.T.1273.RA.12.RB.16.csv" calcext:value-type="string">
            <text:p>diff mpi01/RELAX.SimID.1.EPSA.269.EPSB.200.T.1273.RA.12.RB.16.csv mpi09/RELAX.SimID.9.EPSA.269.EPSB.200.T.1273.RA.12.RB.16.csv</text:p>
          </table:table-cell>
        </table:table-row>
        <table:table-row table:style-name="ro1">
          <table:table-cell table:formula="of:=[$Sheet1.E832]" office:value-type="string" office:string-value="diff mpi01/RELAX.SimID.1.EPSA.269.EPSB.200.T.1273.RA.12.RB.16.NR.7551.NC.42.RhoFields.bin mpi09/RELAX.SimID.9.EPSA.269.EPSB.200.T.1273.RA.12.RB.16.NR.7551.NC.42.RhoFields.bin" calcext:value-type="string">
            <text:p>diff mpi01/RELAX.SimID.1.EPSA.269.EPSB.200.T.1273.RA.12.RB.16.NR.7551.NC.42.RhoFields.bin mpi09/RELAX.SimID.9.EPSA.269.EPSB.200.T.1273.RA.12.RB.16.NR.7551.NC.42.RhoFields.bin</text:p>
          </table:table-cell>
        </table:table-row>
        <table:table-row table:style-name="ro1">
          <table:table-cell table:formula="of:=[$Sheet1.E833]" office:value-type="string" office:string-value="diff mpi01/RELAX.SimID.1.EPSA.269.EPSB.200.T.1323.RA.12.RB.13.csv mpi09/RELAX.SimID.9.EPSA.269.EPSB.200.T.1323.RA.12.RB.13.csv" calcext:value-type="string">
            <text:p>diff mpi01/RELAX.SimID.1.EPSA.269.EPSB.200.T.1323.RA.12.RB.13.csv mpi09/RELAX.SimID.9.EPSA.269.EPSB.200.T.1323.RA.12.RB.13.csv</text:p>
          </table:table-cell>
        </table:table-row>
        <table:table-row table:style-name="ro1">
          <table:table-cell table:formula="of:=[$Sheet1.E834]" office:value-type="string" office:string-value="diff mpi01/RELAX.SimID.1.EPSA.269.EPSB.200.T.1323.RA.12.RB.13.NR.7551.NC.1.RhoFields.bin mpi09/RELAX.SimID.9.EPSA.269.EPSB.200.T.1323.RA.12.RB.13.NR.7551.NC.1.RhoFields.bin" calcext:value-type="string">
            <text:p>diff mpi01/RELAX.SimID.1.EPSA.269.EPSB.200.T.1323.RA.12.RB.13.NR.7551.NC.1.RhoFields.bin mpi09/RELAX.SimID.9.EPSA.269.EPSB.200.T.1323.RA.12.RB.13.NR.7551.NC.1.RhoFields.bin</text:p>
          </table:table-cell>
        </table:table-row>
        <table:table-row table:style-name="ro1">
          <table:table-cell table:formula="of:=[$Sheet1.E835]" office:value-type="string" office:string-value="diff mpi01/RELAX.SimID.1.EPSA.269.EPSB.200.T.1323.RA.12.RB.14.csv mpi09/RELAX.SimID.9.EPSA.269.EPSB.200.T.1323.RA.12.RB.14.csv" calcext:value-type="string">
            <text:p>diff mpi01/RELAX.SimID.1.EPSA.269.EPSB.200.T.1323.RA.12.RB.14.csv mpi09/RELAX.SimID.9.EPSA.269.EPSB.200.T.1323.RA.12.RB.14.csv</text:p>
          </table:table-cell>
        </table:table-row>
        <table:table-row table:style-name="ro1">
          <table:table-cell table:formula="of:=[$Sheet1.E836]" office:value-type="string" office:string-value="diff mpi01/RELAX.SimID.1.EPSA.269.EPSB.200.T.1323.RA.12.RB.14.NR.7551.NC.1.RhoFields.bin mpi09/RELAX.SimID.9.EPSA.269.EPSB.200.T.1323.RA.12.RB.14.NR.7551.NC.1.RhoFields.bin" calcext:value-type="string">
            <text:p>diff mpi01/RELAX.SimID.1.EPSA.269.EPSB.200.T.1323.RA.12.RB.14.NR.7551.NC.1.RhoFields.bin mpi09/RELAX.SimID.9.EPSA.269.EPSB.200.T.1323.RA.12.RB.14.NR.7551.NC.1.RhoFields.bin</text:p>
          </table:table-cell>
        </table:table-row>
        <table:table-row table:style-name="ro1">
          <table:table-cell table:formula="of:=[$Sheet1.E837]" office:value-type="string" office:string-value="diff mpi01/RELAX.SimID.1.EPSA.269.EPSB.200.T.1323.RA.12.RB.15.csv mpi09/RELAX.SimID.9.EPSA.269.EPSB.200.T.1323.RA.12.RB.15.csv" calcext:value-type="string">
            <text:p>diff mpi01/RELAX.SimID.1.EPSA.269.EPSB.200.T.1323.RA.12.RB.15.csv mpi09/RELAX.SimID.9.EPSA.269.EPSB.200.T.1323.RA.12.RB.15.csv</text:p>
          </table:table-cell>
        </table:table-row>
        <table:table-row table:style-name="ro1">
          <table:table-cell table:formula="of:=[$Sheet1.E838]" office:value-type="string" office:string-value="diff mpi01/RELAX.SimID.1.EPSA.269.EPSB.200.T.1323.RA.12.RB.15.NR.7551.NC.7.RhoFields.bin mpi09/RELAX.SimID.9.EPSA.269.EPSB.200.T.1323.RA.12.RB.15.NR.7551.NC.7.RhoFields.bin" calcext:value-type="string">
            <text:p>diff mpi01/RELAX.SimID.1.EPSA.269.EPSB.200.T.1323.RA.12.RB.15.NR.7551.NC.7.RhoFields.bin mpi09/RELAX.SimID.9.EPSA.269.EPSB.200.T.1323.RA.12.RB.15.NR.7551.NC.7.RhoFields.bin</text:p>
          </table:table-cell>
        </table:table-row>
        <table:table-row table:style-name="ro1">
          <table:table-cell table:formula="of:=[$Sheet1.E839]" office:value-type="string" office:string-value="diff mpi01/RELAX.SimID.1.EPSA.269.EPSB.200.T.1323.RA.12.RB.16.csv mpi09/RELAX.SimID.9.EPSA.269.EPSB.200.T.1323.RA.12.RB.16.csv" calcext:value-type="string">
            <text:p>diff mpi01/RELAX.SimID.1.EPSA.269.EPSB.200.T.1323.RA.12.RB.16.csv mpi09/RELAX.SimID.9.EPSA.269.EPSB.200.T.1323.RA.12.RB.16.csv</text:p>
          </table:table-cell>
        </table:table-row>
        <table:table-row table:style-name="ro1">
          <table:table-cell table:formula="of:=[$Sheet1.E840]" office:value-type="string" office:string-value="diff mpi01/RELAX.SimID.1.EPSA.269.EPSB.200.T.1323.RA.12.RB.16.NR.7551.NC.149.RhoFields.bin mpi09/RELAX.SimID.9.EPSA.269.EPSB.200.T.1323.RA.12.RB.16.NR.7551.NC.149.RhoFields.bin" calcext:value-type="string">
            <text:p>diff mpi01/RELAX.SimID.1.EPSA.269.EPSB.200.T.1323.RA.12.RB.16.NR.7551.NC.149.RhoFields.bin mpi09/RELAX.SimID.9.EPSA.269.EPSB.200.T.1323.RA.12.RB.16.NR.7551.NC.149.RhoFields.bin</text:p>
          </table:table-cell>
        </table:table-row>
        <table:table-row table:style-name="ro1">
          <table:table-cell table:formula="of:=[$Sheet1.E841]" office:value-type="string" office:string-value="diff mpi01/RELAX.SimID.1.EPSA.269.EPSB.200.T.1373.RA.12.RB.13.csv mpi09/RELAX.SimID.9.EPSA.269.EPSB.200.T.1373.RA.12.RB.13.csv" calcext:value-type="string">
            <text:p>diff mpi01/RELAX.SimID.1.EPSA.269.EPSB.200.T.1373.RA.12.RB.13.csv mpi09/RELAX.SimID.9.EPSA.269.EPSB.200.T.1373.RA.12.RB.13.csv</text:p>
          </table:table-cell>
        </table:table-row>
        <table:table-row table:style-name="ro1">
          <table:table-cell table:formula="of:=[$Sheet1.E842]" office:value-type="string" office:string-value="diff mpi01/RELAX.SimID.1.EPSA.269.EPSB.200.T.1373.RA.12.RB.13.NR.7551.NC.1.RhoFields.bin mpi09/RELAX.SimID.9.EPSA.269.EPSB.200.T.1373.RA.12.RB.13.NR.7551.NC.1.RhoFields.bin" calcext:value-type="string">
            <text:p>diff mpi01/RELAX.SimID.1.EPSA.269.EPSB.200.T.1373.RA.12.RB.13.NR.7551.NC.1.RhoFields.bin mpi09/RELAX.SimID.9.EPSA.269.EPSB.200.T.1373.RA.12.RB.13.NR.7551.NC.1.RhoFields.bin</text:p>
          </table:table-cell>
        </table:table-row>
        <table:table-row table:style-name="ro1">
          <table:table-cell table:formula="of:=[$Sheet1.E843]" office:value-type="string" office:string-value="diff mpi01/RELAX.SimID.1.EPSA.269.EPSB.200.T.1373.RA.12.RB.14.csv mpi09/RELAX.SimID.9.EPSA.269.EPSB.200.T.1373.RA.12.RB.14.csv" calcext:value-type="string">
            <text:p>diff mpi01/RELAX.SimID.1.EPSA.269.EPSB.200.T.1373.RA.12.RB.14.csv mpi09/RELAX.SimID.9.EPSA.269.EPSB.200.T.1373.RA.12.RB.14.csv</text:p>
          </table:table-cell>
        </table:table-row>
        <table:table-row table:style-name="ro1">
          <table:table-cell table:formula="of:=[$Sheet1.E844]" office:value-type="string" office:string-value="diff mpi01/RELAX.SimID.1.EPSA.269.EPSB.200.T.1373.RA.12.RB.14.NR.7551.NC.1.RhoFields.bin mpi09/RELAX.SimID.9.EPSA.269.EPSB.200.T.1373.RA.12.RB.14.NR.7551.NC.1.RhoFields.bin" calcext:value-type="string">
            <text:p>diff mpi01/RELAX.SimID.1.EPSA.269.EPSB.200.T.1373.RA.12.RB.14.NR.7551.NC.1.RhoFields.bin mpi09/RELAX.SimID.9.EPSA.269.EPSB.200.T.1373.RA.12.RB.14.NR.7551.NC.1.RhoFields.bin</text:p>
          </table:table-cell>
        </table:table-row>
        <table:table-row table:style-name="ro1">
          <table:table-cell table:formula="of:=[$Sheet1.E845]" office:value-type="string" office:string-value="diff mpi01/RELAX.SimID.1.EPSA.269.EPSB.200.T.1373.RA.12.RB.15.csv mpi09/RELAX.SimID.9.EPSA.269.EPSB.200.T.1373.RA.12.RB.15.csv" calcext:value-type="string">
            <text:p>diff mpi01/RELAX.SimID.1.EPSA.269.EPSB.200.T.1373.RA.12.RB.15.csv mpi09/RELAX.SimID.9.EPSA.269.EPSB.200.T.1373.RA.12.RB.15.csv</text:p>
          </table:table-cell>
        </table:table-row>
        <table:table-row table:style-name="ro1">
          <table:table-cell table:formula="of:=[$Sheet1.E846]" office:value-type="string" office:string-value="diff mpi01/RELAX.SimID.1.EPSA.269.EPSB.200.T.1373.RA.12.RB.15.NR.7551.NC.24.RhoFields.bin mpi09/RELAX.SimID.9.EPSA.269.EPSB.200.T.1373.RA.12.RB.15.NR.7551.NC.24.RhoFields.bin" calcext:value-type="string">
            <text:p>diff mpi01/RELAX.SimID.1.EPSA.269.EPSB.200.T.1373.RA.12.RB.15.NR.7551.NC.24.RhoFields.bin mpi09/RELAX.SimID.9.EPSA.269.EPSB.200.T.1373.RA.12.RB.15.NR.7551.NC.24.RhoFields.bin</text:p>
          </table:table-cell>
        </table:table-row>
        <table:table-row table:style-name="ro1">
          <table:table-cell table:formula="of:=[$Sheet1.E847]" office:value-type="string" office:string-value="diff mpi01/RELAX.SimID.1.EPSA.269.EPSB.200.T.1373.RA.12.RB.16.csv mpi09/RELAX.SimID.9.EPSA.269.EPSB.200.T.1373.RA.12.RB.16.csv" calcext:value-type="string">
            <text:p>diff mpi01/RELAX.SimID.1.EPSA.269.EPSB.200.T.1373.RA.12.RB.16.csv mpi09/RELAX.SimID.9.EPSA.269.EPSB.200.T.1373.RA.12.RB.16.csv</text:p>
          </table:table-cell>
        </table:table-row>
        <table:table-row table:style-name="ro1">
          <table:table-cell table:formula="of:=[$Sheet1.E848]" office:value-type="string" office:string-value="diff mpi01/RELAX.SimID.1.EPSA.269.EPSB.200.T.1373.RA.12.RB.16.NR.7551.NC.423.RhoFields.bin mpi09/RELAX.SimID.9.EPSA.269.EPSB.200.T.1373.RA.12.RB.16.NR.7551.NC.423.RhoFields.bin" calcext:value-type="string">
            <text:p>diff mpi01/RELAX.SimID.1.EPSA.269.EPSB.200.T.1373.RA.12.RB.16.NR.7551.NC.423.RhoFields.bin mpi09/RELAX.SimID.9.EPSA.269.EPSB.200.T.1373.RA.12.RB.16.NR.7551.NC.423.RhoFields.bin</text:p>
          </table:table-cell>
        </table:table-row>
        <table:table-row table:style-name="ro1">
          <table:table-cell table:formula="of:=[$Sheet1.E849]" office:value-type="string" office:string-value="diff mpi01/RELAX.SimID.1.EPSA.269.EPSB.200.T.1423.RA.12.RB.13.csv mpi09/RELAX.SimID.9.EPSA.269.EPSB.200.T.1423.RA.12.RB.13.csv" calcext:value-type="string">
            <text:p>diff mpi01/RELAX.SimID.1.EPSA.269.EPSB.200.T.1423.RA.12.RB.13.csv mpi09/RELAX.SimID.9.EPSA.269.EPSB.200.T.1423.RA.12.RB.13.csv</text:p>
          </table:table-cell>
        </table:table-row>
        <table:table-row table:style-name="ro1">
          <table:table-cell table:formula="of:=[$Sheet1.E850]" office:value-type="string" office:string-value="diff mpi01/RELAX.SimID.1.EPSA.269.EPSB.200.T.1423.RA.12.RB.13.NR.7551.NC.1.RhoFields.bin mpi09/RELAX.SimID.9.EPSA.269.EPSB.200.T.1423.RA.12.RB.13.NR.7551.NC.1.RhoFields.bin" calcext:value-type="string">
            <text:p>diff mpi01/RELAX.SimID.1.EPSA.269.EPSB.200.T.1423.RA.12.RB.13.NR.7551.NC.1.RhoFields.bin mpi09/RELAX.SimID.9.EPSA.269.EPSB.200.T.1423.RA.12.RB.13.NR.7551.NC.1.RhoFields.bin</text:p>
          </table:table-cell>
        </table:table-row>
        <table:table-row table:style-name="ro1">
          <table:table-cell table:formula="of:=[$Sheet1.E851]" office:value-type="string" office:string-value="diff mpi01/RELAX.SimID.1.EPSA.269.EPSB.200.T.1423.RA.12.RB.14.csv mpi09/RELAX.SimID.9.EPSA.269.EPSB.200.T.1423.RA.12.RB.14.csv" calcext:value-type="string">
            <text:p>diff mpi01/RELAX.SimID.1.EPSA.269.EPSB.200.T.1423.RA.12.RB.14.csv mpi09/RELAX.SimID.9.EPSA.269.EPSB.200.T.1423.RA.12.RB.14.csv</text:p>
          </table:table-cell>
        </table:table-row>
        <table:table-row table:style-name="ro1">
          <table:table-cell table:formula="of:=[$Sheet1.E852]" office:value-type="string" office:string-value="diff mpi01/RELAX.SimID.1.EPSA.269.EPSB.200.T.1423.RA.12.RB.14.NR.7551.NC.3.RhoFields.bin mpi09/RELAX.SimID.9.EPSA.269.EPSB.200.T.1423.RA.12.RB.14.NR.7551.NC.3.RhoFields.bin" calcext:value-type="string">
            <text:p>diff mpi01/RELAX.SimID.1.EPSA.269.EPSB.200.T.1423.RA.12.RB.14.NR.7551.NC.3.RhoFields.bin mpi09/RELAX.SimID.9.EPSA.269.EPSB.200.T.1423.RA.12.RB.14.NR.7551.NC.3.RhoFields.bin</text:p>
          </table:table-cell>
        </table:table-row>
        <table:table-row table:style-name="ro1">
          <table:table-cell table:formula="of:=[$Sheet1.E853]" office:value-type="string" office:string-value="diff mpi01/RELAX.SimID.1.EPSA.269.EPSB.200.T.1423.RA.12.RB.15.csv mpi09/RELAX.SimID.9.EPSA.269.EPSB.200.T.1423.RA.12.RB.15.csv" calcext:value-type="string">
            <text:p>diff mpi01/RELAX.SimID.1.EPSA.269.EPSB.200.T.1423.RA.12.RB.15.csv mpi09/RELAX.SimID.9.EPSA.269.EPSB.200.T.1423.RA.12.RB.15.csv</text:p>
          </table:table-cell>
        </table:table-row>
        <table:table-row table:style-name="ro1">
          <table:table-cell table:formula="of:=[$Sheet1.E854]" office:value-type="string" office:string-value="diff mpi01/RELAX.SimID.1.EPSA.269.EPSB.200.T.1423.RA.12.RB.15.NR.7551.NC.76.RhoFields.bin mpi09/RELAX.SimID.9.EPSA.269.EPSB.200.T.1423.RA.12.RB.15.NR.7551.NC.76.RhoFields.bin" calcext:value-type="string">
            <text:p>diff mpi01/RELAX.SimID.1.EPSA.269.EPSB.200.T.1423.RA.12.RB.15.NR.7551.NC.76.RhoFields.bin mpi09/RELAX.SimID.9.EPSA.269.EPSB.200.T.1423.RA.12.RB.15.NR.7551.NC.76.RhoFields.bin</text:p>
          </table:table-cell>
        </table:table-row>
        <table:table-row table:style-name="ro1">
          <table:table-cell table:formula="of:=[$Sheet1.E855]" office:value-type="string" office:string-value="diff mpi01/RELAX.SimID.1.EPSA.269.EPSB.200.T.1423.RA.12.RB.16.csv mpi09/RELAX.SimID.9.EPSA.269.EPSB.200.T.1423.RA.12.RB.16.csv" calcext:value-type="string">
            <text:p>diff mpi01/RELAX.SimID.1.EPSA.269.EPSB.200.T.1423.RA.12.RB.16.csv mpi09/RELAX.SimID.9.EPSA.269.EPSB.200.T.1423.RA.12.RB.16.csv</text:p>
          </table:table-cell>
        </table:table-row>
        <table:table-row table:style-name="ro1">
          <table:table-cell table:formula="of:=[$Sheet1.E856]" office:value-type="string" office:string-value="diff mpi01/RELAX.SimID.1.EPSA.269.EPSB.200.T.1423.RA.12.RB.16.NR.7551.NC.1179.RhoFields.bin mpi09/RELAX.SimID.9.EPSA.269.EPSB.200.T.1423.RA.12.RB.16.NR.7551.NC.1179.RhoFields.bin" calcext:value-type="string">
            <text:p>diff mpi01/RELAX.SimID.1.EPSA.269.EPSB.200.T.1423.RA.12.RB.16.NR.7551.NC.1179.RhoFields.bin mpi09/RELAX.SimID.9.EPSA.269.EPSB.200.T.1423.RA.12.RB.16.NR.7551.NC.1179.RhoFields.bin</text:p>
          </table:table-cell>
        </table:table-row>
        <table:table-row table:style-name="ro1">
          <table:table-cell table:formula="of:=[$Sheet1.E857]" office:value-type="string" office:string-value="diff mpi01/RELAX.SimID.1.EPSA.269.EPSB.200.T.1473.RA.12.RB.13.csv mpi09/RELAX.SimID.9.EPSA.269.EPSB.200.T.1473.RA.12.RB.13.csv" calcext:value-type="string">
            <text:p>diff mpi01/RELAX.SimID.1.EPSA.269.EPSB.200.T.1473.RA.12.RB.13.csv mpi09/RELAX.SimID.9.EPSA.269.EPSB.200.T.1473.RA.12.RB.13.csv</text:p>
          </table:table-cell>
        </table:table-row>
        <table:table-row table:style-name="ro1">
          <table:table-cell table:formula="of:=[$Sheet1.E858]" office:value-type="string" office:string-value="diff mpi01/RELAX.SimID.1.EPSA.269.EPSB.200.T.1473.RA.12.RB.13.NR.7551.NC.1.RhoFields.bin mpi09/RELAX.SimID.9.EPSA.269.EPSB.200.T.1473.RA.12.RB.13.NR.7551.NC.1.RhoFields.bin" calcext:value-type="string">
            <text:p>diff mpi01/RELAX.SimID.1.EPSA.269.EPSB.200.T.1473.RA.12.RB.13.NR.7551.NC.1.RhoFields.bin mpi09/RELAX.SimID.9.EPSA.269.EPSB.200.T.1473.RA.12.RB.13.NR.7551.NC.1.RhoFields.bin</text:p>
          </table:table-cell>
        </table:table-row>
        <table:table-row table:style-name="ro1">
          <table:table-cell table:formula="of:=[$Sheet1.E859]" office:value-type="string" office:string-value="diff mpi01/RELAX.SimID.1.EPSA.269.EPSB.200.T.1473.RA.12.RB.14.csv mpi09/RELAX.SimID.9.EPSA.269.EPSB.200.T.1473.RA.12.RB.14.csv" calcext:value-type="string">
            <text:p>diff mpi01/RELAX.SimID.1.EPSA.269.EPSB.200.T.1473.RA.12.RB.14.csv mpi09/RELAX.SimID.9.EPSA.269.EPSB.200.T.1473.RA.12.RB.14.csv</text:p>
          </table:table-cell>
        </table:table-row>
        <table:table-row table:style-name="ro1">
          <table:table-cell table:formula="of:=[$Sheet1.E860]" office:value-type="string" office:string-value="diff mpi01/RELAX.SimID.1.EPSA.269.EPSB.200.T.1473.RA.12.RB.14.NR.7551.NC.9.RhoFields.bin mpi09/RELAX.SimID.9.EPSA.269.EPSB.200.T.1473.RA.12.RB.14.NR.7551.NC.9.RhoFields.bin" calcext:value-type="string">
            <text:p>diff mpi01/RELAX.SimID.1.EPSA.269.EPSB.200.T.1473.RA.12.RB.14.NR.7551.NC.9.RhoFields.bin mpi09/RELAX.SimID.9.EPSA.269.EPSB.200.T.1473.RA.12.RB.14.NR.7551.NC.9.RhoFields.bin</text:p>
          </table:table-cell>
        </table:table-row>
        <table:table-row table:style-name="ro1">
          <table:table-cell table:formula="of:=[$Sheet1.E861]" office:value-type="string" office:string-value="diff mpi01/RELAX.SimID.1.EPSA.269.EPSB.200.T.1473.RA.12.RB.15.csv mpi09/RELAX.SimID.9.EPSA.269.EPSB.200.T.1473.RA.12.RB.15.csv" calcext:value-type="string">
            <text:p>diff mpi01/RELAX.SimID.1.EPSA.269.EPSB.200.T.1473.RA.12.RB.15.csv mpi09/RELAX.SimID.9.EPSA.269.EPSB.200.T.1473.RA.12.RB.15.csv</text:p>
          </table:table-cell>
        </table:table-row>
        <table:table-row table:style-name="ro1">
          <table:table-cell table:formula="of:=[$Sheet1.E862]" office:value-type="string" office:string-value="diff mpi01/RELAX.SimID.1.EPSA.269.EPSB.200.T.1473.RA.12.RB.15.NR.7551.NC.201.RhoFields.bin mpi09/RELAX.SimID.9.EPSA.269.EPSB.200.T.1473.RA.12.RB.15.NR.7551.NC.201.RhoFields.bin" calcext:value-type="string">
            <text:p>diff mpi01/RELAX.SimID.1.EPSA.269.EPSB.200.T.1473.RA.12.RB.15.NR.7551.NC.201.RhoFields.bin mpi09/RELAX.SimID.9.EPSA.269.EPSB.200.T.1473.RA.12.RB.15.NR.7551.NC.201.RhoFields.bin</text:p>
          </table:table-cell>
        </table:table-row>
        <table:table-row table:style-name="ro1">
          <table:table-cell table:formula="of:=[$Sheet1.E863]" office:value-type="string" office:string-value="diff mpi01/RELAX.SimID.1.EPSA.269.EPSB.200.T.1473.RA.12.RB.16.csv mpi09/RELAX.SimID.9.EPSA.269.EPSB.200.T.1473.RA.12.RB.16.csv" calcext:value-type="string">
            <text:p>diff mpi01/RELAX.SimID.1.EPSA.269.EPSB.200.T.1473.RA.12.RB.16.csv mpi09/RELAX.SimID.9.EPSA.269.EPSB.200.T.1473.RA.12.RB.16.csv</text:p>
          </table:table-cell>
        </table:table-row>
        <table:table-row table:style-name="ro1">
          <table:table-cell table:formula="of:=[$Sheet1.E864]" office:value-type="string" office:string-value="diff mpi01/RELAX.SimID.1.EPSA.269.EPSB.200.T.1473.RA.12.RB.16.NR.7551.NC.1401.RhoFields.bin mpi09/RELAX.SimID.9.EPSA.269.EPSB.200.T.1473.RA.12.RB.16.NR.7551.NC.1401.RhoFields.bin" calcext:value-type="string">
            <text:p>diff mpi01/RELAX.SimID.1.EPSA.269.EPSB.200.T.1473.RA.12.RB.16.NR.7551.NC.1401.RhoFields.bin mpi09/RELAX.SimID.9.EPSA.269.EPSB.200.T.1473.RA.12.RB.16.NR.7551.NC.1401.RhoFields.bin</text:p>
          </table:table-cell>
        </table:table-row>
        <table:table-row table:style-name="ro1">
          <table:table-cell table:formula="of:=[$Sheet1.E865]" office:value-type="string" office:string-value="diff mpi01/RELAX.SimID.1.EPSA.-269.EPSB.-300.T.1073.RA.12.RB.13.csv mpi09/RELAX.SimID.9.EPSA.-269.EPSB.-300.T.1073.RA.12.RB.13.csv" calcext:value-type="string">
            <text:p>diff mpi01/RELAX.SimID.1.EPSA.-269.EPSB.-300.T.1073.RA.12.RB.13.csv mpi09/RELAX.SimID.9.EPSA.-269.EPSB.-300.T.1073.RA.12.RB.13.csv</text:p>
          </table:table-cell>
        </table:table-row>
        <table:table-row table:style-name="ro1">
          <table:table-cell table:formula="of:=[$Sheet1.E866]" office:value-type="string" office:string-value="diff mpi01/RELAX.SimID.1.EPSA.-269.EPSB.-300.T.1073.RA.12.RB.13.NR.7551.NC.1.RhoFields.bin mpi09/RELAX.SimID.9.EPSA.-269.EPSB.-300.T.1073.RA.12.RB.13.NR.7551.NC.1.RhoFields.bin" calcext:value-type="string">
            <text:p>diff mpi01/RELAX.SimID.1.EPSA.-269.EPSB.-300.T.1073.RA.12.RB.13.NR.7551.NC.1.RhoFields.bin mpi09/RELAX.SimID.9.EPSA.-269.EPSB.-300.T.1073.RA.12.RB.13.NR.7551.NC.1.RhoFields.bin</text:p>
          </table:table-cell>
        </table:table-row>
        <table:table-row table:style-name="ro1">
          <table:table-cell table:formula="of:=[$Sheet1.E867]" office:value-type="string" office:string-value="diff mpi01/RELAX.SimID.1.EPSA.-269.EPSB.-300.T.1073.RA.12.RB.14.csv mpi09/RELAX.SimID.9.EPSA.-269.EPSB.-300.T.1073.RA.12.RB.14.csv" calcext:value-type="string">
            <text:p>diff mpi01/RELAX.SimID.1.EPSA.-269.EPSB.-300.T.1073.RA.12.RB.14.csv mpi09/RELAX.SimID.9.EPSA.-269.EPSB.-300.T.1073.RA.12.RB.14.csv</text:p>
          </table:table-cell>
        </table:table-row>
        <table:table-row table:style-name="ro1">
          <table:table-cell table:formula="of:=[$Sheet1.E868]" office:value-type="string" office:string-value="diff mpi01/RELAX.SimID.1.EPSA.-269.EPSB.-300.T.1073.RA.12.RB.14.NR.7551.NC.12.RhoFields.bin mpi09/RELAX.SimID.9.EPSA.-269.EPSB.-300.T.1073.RA.12.RB.14.NR.7551.NC.12.RhoFields.bin" calcext:value-type="string">
            <text:p>diff mpi01/RELAX.SimID.1.EPSA.-269.EPSB.-300.T.1073.RA.12.RB.14.NR.7551.NC.12.RhoFields.bin mpi09/RELAX.SimID.9.EPSA.-269.EPSB.-300.T.1073.RA.12.RB.14.NR.7551.NC.12.RhoFields.bin</text:p>
          </table:table-cell>
        </table:table-row>
        <table:table-row table:style-name="ro1">
          <table:table-cell table:formula="of:=[$Sheet1.E869]" office:value-type="string" office:string-value="diff mpi01/RELAX.SimID.1.EPSA.-269.EPSB.-300.T.1073.RA.12.RB.15.csv mpi09/RELAX.SimID.9.EPSA.-269.EPSB.-300.T.1073.RA.12.RB.15.csv" calcext:value-type="string">
            <text:p>diff mpi01/RELAX.SimID.1.EPSA.-269.EPSB.-300.T.1073.RA.12.RB.15.csv mpi09/RELAX.SimID.9.EPSA.-269.EPSB.-300.T.1073.RA.12.RB.15.csv</text:p>
          </table:table-cell>
        </table:table-row>
        <table:table-row table:style-name="ro1">
          <table:table-cell table:formula="of:=[$Sheet1.E870]" office:value-type="string" office:string-value="diff mpi01/RELAX.SimID.1.EPSA.-269.EPSB.-300.T.1073.RA.12.RB.15.NR.7551.NC.270.RhoFields.bin mpi09/RELAX.SimID.9.EPSA.-269.EPSB.-300.T.1073.RA.12.RB.15.NR.7551.NC.270.RhoFields.bin" calcext:value-type="string">
            <text:p>diff mpi01/RELAX.SimID.1.EPSA.-269.EPSB.-300.T.1073.RA.12.RB.15.NR.7551.NC.270.RhoFields.bin mpi09/RELAX.SimID.9.EPSA.-269.EPSB.-300.T.1073.RA.12.RB.15.NR.7551.NC.270.RhoFields.bin</text:p>
          </table:table-cell>
        </table:table-row>
        <table:table-row table:style-name="ro1">
          <table:table-cell table:formula="of:=[$Sheet1.E871]" office:value-type="string" office:string-value="diff mpi01/RELAX.SimID.1.EPSA.-269.EPSB.-300.T.1073.RA.12.RB.16.csv mpi09/RELAX.SimID.9.EPSA.-269.EPSB.-300.T.1073.RA.12.RB.16.csv" calcext:value-type="string">
            <text:p>diff mpi01/RELAX.SimID.1.EPSA.-269.EPSB.-300.T.1073.RA.12.RB.16.csv mpi09/RELAX.SimID.9.EPSA.-269.EPSB.-300.T.1073.RA.12.RB.16.csv</text:p>
          </table:table-cell>
        </table:table-row>
        <table:table-row table:style-name="ro1">
          <table:table-cell table:formula="of:=[$Sheet1.E872]" office:value-type="string" office:string-value="diff mpi01/RELAX.SimID.1.EPSA.-269.EPSB.-300.T.1073.RA.12.RB.16.NR.7551.NC.1401.RhoFields.bin mpi09/RELAX.SimID.9.EPSA.-269.EPSB.-300.T.1073.RA.12.RB.16.NR.7551.NC.1401.RhoFields.bin" calcext:value-type="string">
            <text:p>diff mpi01/RELAX.SimID.1.EPSA.-269.EPSB.-300.T.1073.RA.12.RB.16.NR.7551.NC.1401.RhoFields.bin mpi09/RELAX.SimID.9.EPSA.-269.EPSB.-300.T.1073.RA.12.RB.16.NR.7551.NC.1401.RhoFields.bin</text:p>
          </table:table-cell>
        </table:table-row>
        <table:table-row table:style-name="ro1">
          <table:table-cell table:formula="of:=[$Sheet1.E873]" office:value-type="string" office:string-value="diff mpi01/RELAX.SimID.1.EPSA.-269.EPSB.-300.T.1123.RA.12.RB.13.csv mpi09/RELAX.SimID.9.EPSA.-269.EPSB.-300.T.1123.RA.12.RB.13.csv" calcext:value-type="string">
            <text:p>diff mpi01/RELAX.SimID.1.EPSA.-269.EPSB.-300.T.1123.RA.12.RB.13.csv mpi09/RELAX.SimID.9.EPSA.-269.EPSB.-300.T.1123.RA.12.RB.13.csv</text:p>
          </table:table-cell>
        </table:table-row>
        <table:table-row table:style-name="ro1">
          <table:table-cell table:formula="of:=[$Sheet1.E874]" office:value-type="string" office:string-value="diff mpi01/RELAX.SimID.1.EPSA.-269.EPSB.-300.T.1123.RA.12.RB.13.NR.7551.NC.2.RhoFields.bin mpi09/RELAX.SimID.9.EPSA.-269.EPSB.-300.T.1123.RA.12.RB.13.NR.7551.NC.2.RhoFields.bin" calcext:value-type="string">
            <text:p>diff mpi01/RELAX.SimID.1.EPSA.-269.EPSB.-300.T.1123.RA.12.RB.13.NR.7551.NC.2.RhoFields.bin mpi09/RELAX.SimID.9.EPSA.-269.EPSB.-300.T.1123.RA.12.RB.13.NR.7551.NC.2.RhoFields.bin</text:p>
          </table:table-cell>
        </table:table-row>
        <table:table-row table:style-name="ro1">
          <table:table-cell table:formula="of:=[$Sheet1.E875]" office:value-type="string" office:string-value="diff mpi01/RELAX.SimID.1.EPSA.-269.EPSB.-300.T.1123.RA.12.RB.14.csv mpi09/RELAX.SimID.9.EPSA.-269.EPSB.-300.T.1123.RA.12.RB.14.csv" calcext:value-type="string">
            <text:p>diff mpi01/RELAX.SimID.1.EPSA.-269.EPSB.-300.T.1123.RA.12.RB.14.csv mpi09/RELAX.SimID.9.EPSA.-269.EPSB.-300.T.1123.RA.12.RB.14.csv</text:p>
          </table:table-cell>
        </table:table-row>
        <table:table-row table:style-name="ro1">
          <table:table-cell table:formula="of:=[$Sheet1.E876]" office:value-type="string" office:string-value="diff mpi01/RELAX.SimID.1.EPSA.-269.EPSB.-300.T.1123.RA.12.RB.14.NR.7551.NC.82.RhoFields.bin mpi09/RELAX.SimID.9.EPSA.-269.EPSB.-300.T.1123.RA.12.RB.14.NR.7551.NC.82.RhoFields.bin" calcext:value-type="string">
            <text:p>diff mpi01/RELAX.SimID.1.EPSA.-269.EPSB.-300.T.1123.RA.12.RB.14.NR.7551.NC.82.RhoFields.bin mpi09/RELAX.SimID.9.EPSA.-269.EPSB.-300.T.1123.RA.12.RB.14.NR.7551.NC.82.RhoFields.bin</text:p>
          </table:table-cell>
        </table:table-row>
        <table:table-row table:style-name="ro1">
          <table:table-cell table:formula="of:=[$Sheet1.E877]" office:value-type="string" office:string-value="diff mpi01/RELAX.SimID.1.EPSA.-269.EPSB.-300.T.1123.RA.12.RB.15.csv mpi09/RELAX.SimID.9.EPSA.-269.EPSB.-300.T.1123.RA.12.RB.15.csv" calcext:value-type="string">
            <text:p>diff mpi01/RELAX.SimID.1.EPSA.-269.EPSB.-300.T.1123.RA.12.RB.15.csv mpi09/RELAX.SimID.9.EPSA.-269.EPSB.-300.T.1123.RA.12.RB.15.csv</text:p>
          </table:table-cell>
        </table:table-row>
        <table:table-row table:style-name="ro1">
          <table:table-cell table:formula="of:=[$Sheet1.E878]" office:value-type="string" office:string-value="diff mpi01/RELAX.SimID.1.EPSA.-269.EPSB.-300.T.1123.RA.12.RB.15.NR.7551.NC.1391.RhoFields.bin mpi09/RELAX.SimID.9.EPSA.-269.EPSB.-300.T.1123.RA.12.RB.15.NR.7551.NC.1391.RhoFields.bin" calcext:value-type="string">
            <text:p>diff mpi01/RELAX.SimID.1.EPSA.-269.EPSB.-300.T.1123.RA.12.RB.15.NR.7551.NC.1391.RhoFields.bin mpi09/RELAX.SimID.9.EPSA.-269.EPSB.-300.T.1123.RA.12.RB.15.NR.7551.NC.1391.RhoFields.bin</text:p>
          </table:table-cell>
        </table:table-row>
        <table:table-row table:style-name="ro1">
          <table:table-cell table:formula="of:=[$Sheet1.E879]" office:value-type="string" office:string-value="diff mpi01/RELAX.SimID.1.EPSA.-269.EPSB.-300.T.1123.RA.12.RB.16.csv mpi09/RELAX.SimID.9.EPSA.-269.EPSB.-300.T.1123.RA.12.RB.16.csv" calcext:value-type="string">
            <text:p>diff mpi01/RELAX.SimID.1.EPSA.-269.EPSB.-300.T.1123.RA.12.RB.16.csv mpi09/RELAX.SimID.9.EPSA.-269.EPSB.-300.T.1123.RA.12.RB.16.csv</text:p>
          </table:table-cell>
        </table:table-row>
        <table:table-row table:style-name="ro1">
          <table:table-cell table:formula="of:=[$Sheet1.E880]" office:value-type="string" office:string-value="diff mpi01/RELAX.SimID.1.EPSA.-269.EPSB.-300.T.1123.RA.12.RB.16.NR.7551.NC.1401.RhoFields.bin mpi09/RELAX.SimID.9.EPSA.-269.EPSB.-300.T.1123.RA.12.RB.16.NR.7551.NC.1401.RhoFields.bin" calcext:value-type="string">
            <text:p>diff mpi01/RELAX.SimID.1.EPSA.-269.EPSB.-300.T.1123.RA.12.RB.16.NR.7551.NC.1401.RhoFields.bin mpi09/RELAX.SimID.9.EPSA.-269.EPSB.-300.T.1123.RA.12.RB.16.NR.7551.NC.1401.RhoFields.bin</text:p>
          </table:table-cell>
        </table:table-row>
        <table:table-row table:style-name="ro1">
          <table:table-cell table:formula="of:=[$Sheet1.E881]" office:value-type="string" office:string-value="diff mpi01/RELAX.SimID.1.EPSA.-269.EPSB.-300.T.1173.RA.12.RB.13.csv mpi09/RELAX.SimID.9.EPSA.-269.EPSB.-300.T.1173.RA.12.RB.13.csv" calcext:value-type="string">
            <text:p>diff mpi01/RELAX.SimID.1.EPSA.-269.EPSB.-300.T.1173.RA.12.RB.13.csv mpi09/RELAX.SimID.9.EPSA.-269.EPSB.-300.T.1173.RA.12.RB.13.csv</text:p>
          </table:table-cell>
        </table:table-row>
        <table:table-row table:style-name="ro1">
          <table:table-cell table:formula="of:=[$Sheet1.E882]" office:value-type="string" office:string-value="diff mpi01/RELAX.SimID.1.EPSA.-269.EPSB.-300.T.1173.RA.12.RB.13.NR.7551.NC.12.RhoFields.bin mpi09/RELAX.SimID.9.EPSA.-269.EPSB.-300.T.1173.RA.12.RB.13.NR.7551.NC.12.RhoFields.bin" calcext:value-type="string">
            <text:p>diff mpi01/RELAX.SimID.1.EPSA.-269.EPSB.-300.T.1173.RA.12.RB.13.NR.7551.NC.12.RhoFields.bin mpi09/RELAX.SimID.9.EPSA.-269.EPSB.-300.T.1173.RA.12.RB.13.NR.7551.NC.12.RhoFields.bin</text:p>
          </table:table-cell>
        </table:table-row>
        <table:table-row table:style-name="ro1">
          <table:table-cell table:formula="of:=[$Sheet1.E883]" office:value-type="string" office:string-value="diff mpi01/RELAX.SimID.1.EPSA.-269.EPSB.-300.T.1173.RA.12.RB.14.csv mpi09/RELAX.SimID.9.EPSA.-269.EPSB.-300.T.1173.RA.12.RB.14.csv" calcext:value-type="string">
            <text:p>diff mpi01/RELAX.SimID.1.EPSA.-269.EPSB.-300.T.1173.RA.12.RB.14.csv mpi09/RELAX.SimID.9.EPSA.-269.EPSB.-300.T.1173.RA.12.RB.14.csv</text:p>
          </table:table-cell>
        </table:table-row>
        <table:table-row table:style-name="ro1">
          <table:table-cell table:formula="of:=[$Sheet1.E884]" office:value-type="string" office:string-value="diff mpi01/RELAX.SimID.1.EPSA.-269.EPSB.-300.T.1173.RA.12.RB.14.NR.7551.NC.354.RhoFields.bin mpi09/RELAX.SimID.9.EPSA.-269.EPSB.-300.T.1173.RA.12.RB.14.NR.7551.NC.354.RhoFields.bin" calcext:value-type="string">
            <text:p>diff mpi01/RELAX.SimID.1.EPSA.-269.EPSB.-300.T.1173.RA.12.RB.14.NR.7551.NC.354.RhoFields.bin mpi09/RELAX.SimID.9.EPSA.-269.EPSB.-300.T.1173.RA.12.RB.14.NR.7551.NC.354.RhoFields.bin</text:p>
          </table:table-cell>
        </table:table-row>
        <table:table-row table:style-name="ro1">
          <table:table-cell table:formula="of:=[$Sheet1.E885]" office:value-type="string" office:string-value="diff mpi01/RELAX.SimID.1.EPSA.-269.EPSB.-300.T.1173.RA.12.RB.15.csv mpi09/RELAX.SimID.9.EPSA.-269.EPSB.-300.T.1173.RA.12.RB.15.csv" calcext:value-type="string">
            <text:p>diff mpi01/RELAX.SimID.1.EPSA.-269.EPSB.-300.T.1173.RA.12.RB.15.csv mpi09/RELAX.SimID.9.EPSA.-269.EPSB.-300.T.1173.RA.12.RB.15.csv</text:p>
          </table:table-cell>
        </table:table-row>
        <table:table-row table:style-name="ro1">
          <table:table-cell table:formula="of:=[$Sheet1.E886]" office:value-type="string" office:string-value="diff mpi01/RELAX.SimID.1.EPSA.-269.EPSB.-300.T.1173.RA.12.RB.15.NR.7551.NC.1401.RhoFields.bin mpi09/RELAX.SimID.9.EPSA.-269.EPSB.-300.T.1173.RA.12.RB.15.NR.7551.NC.1401.RhoFields.bin" calcext:value-type="string">
            <text:p>diff mpi01/RELAX.SimID.1.EPSA.-269.EPSB.-300.T.1173.RA.12.RB.15.NR.7551.NC.1401.RhoFields.bin mpi09/RELAX.SimID.9.EPSA.-269.EPSB.-300.T.1173.RA.12.RB.15.NR.7551.NC.1401.RhoFields.bin</text:p>
          </table:table-cell>
        </table:table-row>
        <table:table-row table:style-name="ro1">
          <table:table-cell table:formula="of:=[$Sheet1.E887]" office:value-type="string" office:string-value="diff mpi01/RELAX.SimID.1.EPSA.-269.EPSB.-300.T.1173.RA.12.RB.16.csv mpi09/RELAX.SimID.9.EPSA.-269.EPSB.-300.T.1173.RA.12.RB.16.csv" calcext:value-type="string">
            <text:p>diff mpi01/RELAX.SimID.1.EPSA.-269.EPSB.-300.T.1173.RA.12.RB.16.csv mpi09/RELAX.SimID.9.EPSA.-269.EPSB.-300.T.1173.RA.12.RB.16.csv</text:p>
          </table:table-cell>
        </table:table-row>
        <table:table-row table:style-name="ro1">
          <table:table-cell table:formula="of:=[$Sheet1.E888]" office:value-type="string" office:string-value="diff mpi01/RELAX.SimID.1.EPSA.-269.EPSB.-300.T.1173.RA.12.RB.16.NR.7551.NC.1401.RhoFields.bin mpi09/RELAX.SimID.9.EPSA.-269.EPSB.-300.T.1173.RA.12.RB.16.NR.7551.NC.1401.RhoFields.bin" calcext:value-type="string">
            <text:p>diff mpi01/RELAX.SimID.1.EPSA.-269.EPSB.-300.T.1173.RA.12.RB.16.NR.7551.NC.1401.RhoFields.bin mpi09/RELAX.SimID.9.EPSA.-269.EPSB.-300.T.1173.RA.12.RB.16.NR.7551.NC.1401.RhoFields.bin</text:p>
          </table:table-cell>
        </table:table-row>
        <table:table-row table:style-name="ro1">
          <table:table-cell table:formula="of:=[$Sheet1.E889]" office:value-type="string" office:string-value="diff mpi01/RELAX.SimID.1.EPSA.-269.EPSB.-300.T.1223.RA.12.RB.13.csv mpi09/RELAX.SimID.9.EPSA.-269.EPSB.-300.T.1223.RA.12.RB.13.csv" calcext:value-type="string">
            <text:p>diff mpi01/RELAX.SimID.1.EPSA.-269.EPSB.-300.T.1223.RA.12.RB.13.csv mpi09/RELAX.SimID.9.EPSA.-269.EPSB.-300.T.1223.RA.12.RB.13.csv</text:p>
          </table:table-cell>
        </table:table-row>
        <table:table-row table:style-name="ro1">
          <table:table-cell table:formula="of:=[$Sheet1.E890]" office:value-type="string" office:string-value="diff mpi01/RELAX.SimID.1.EPSA.-269.EPSB.-300.T.1223.RA.12.RB.13.NR.7551.NC.60.RhoFields.bin mpi09/RELAX.SimID.9.EPSA.-269.EPSB.-300.T.1223.RA.12.RB.13.NR.7551.NC.60.RhoFields.bin" calcext:value-type="string">
            <text:p>diff mpi01/RELAX.SimID.1.EPSA.-269.EPSB.-300.T.1223.RA.12.RB.13.NR.7551.NC.60.RhoFields.bin mpi09/RELAX.SimID.9.EPSA.-269.EPSB.-300.T.1223.RA.12.RB.13.NR.7551.NC.60.RhoFields.bin</text:p>
          </table:table-cell>
        </table:table-row>
        <table:table-row table:style-name="ro1">
          <table:table-cell table:formula="of:=[$Sheet1.E891]" office:value-type="string" office:string-value="diff mpi01/RELAX.SimID.1.EPSA.-269.EPSB.-300.T.1223.RA.12.RB.14.csv mpi09/RELAX.SimID.9.EPSA.-269.EPSB.-300.T.1223.RA.12.RB.14.csv" calcext:value-type="string">
            <text:p>diff mpi01/RELAX.SimID.1.EPSA.-269.EPSB.-300.T.1223.RA.12.RB.14.csv mpi09/RELAX.SimID.9.EPSA.-269.EPSB.-300.T.1223.RA.12.RB.14.csv</text:p>
          </table:table-cell>
        </table:table-row>
        <table:table-row table:style-name="ro1">
          <table:table-cell table:formula="of:=[$Sheet1.E892]" office:value-type="string" office:string-value="diff mpi01/RELAX.SimID.1.EPSA.-269.EPSB.-300.T.1223.RA.12.RB.14.NR.7551.NC.1401.RhoFields.bin mpi09/RELAX.SimID.9.EPSA.-269.EPSB.-300.T.1223.RA.12.RB.14.NR.7551.NC.1401.RhoFields.bin" calcext:value-type="string">
            <text:p>diff mpi01/RELAX.SimID.1.EPSA.-269.EPSB.-300.T.1223.RA.12.RB.14.NR.7551.NC.1401.RhoFields.bin mpi09/RELAX.SimID.9.EPSA.-269.EPSB.-300.T.1223.RA.12.RB.14.NR.7551.NC.1401.RhoFields.bin</text:p>
          </table:table-cell>
        </table:table-row>
        <table:table-row table:style-name="ro1">
          <table:table-cell table:formula="of:=[$Sheet1.E893]" office:value-type="string" office:string-value="diff mpi01/RELAX.SimID.1.EPSA.-269.EPSB.-300.T.1223.RA.12.RB.15.csv mpi09/RELAX.SimID.9.EPSA.-269.EPSB.-300.T.1223.RA.12.RB.15.csv" calcext:value-type="string">
            <text:p>diff mpi01/RELAX.SimID.1.EPSA.-269.EPSB.-300.T.1223.RA.12.RB.15.csv mpi09/RELAX.SimID.9.EPSA.-269.EPSB.-300.T.1223.RA.12.RB.15.csv</text:p>
          </table:table-cell>
        </table:table-row>
        <table:table-row table:style-name="ro1">
          <table:table-cell table:formula="of:=[$Sheet1.E894]" office:value-type="string" office:string-value="diff mpi01/RELAX.SimID.1.EPSA.-269.EPSB.-300.T.1223.RA.12.RB.15.NR.7551.NC.1401.RhoFields.bin mpi09/RELAX.SimID.9.EPSA.-269.EPSB.-300.T.1223.RA.12.RB.15.NR.7551.NC.1401.RhoFields.bin" calcext:value-type="string">
            <text:p>diff mpi01/RELAX.SimID.1.EPSA.-269.EPSB.-300.T.1223.RA.12.RB.15.NR.7551.NC.1401.RhoFields.bin mpi09/RELAX.SimID.9.EPSA.-269.EPSB.-300.T.1223.RA.12.RB.15.NR.7551.NC.1401.RhoFields.bin</text:p>
          </table:table-cell>
        </table:table-row>
        <table:table-row table:style-name="ro1">
          <table:table-cell table:formula="of:=[$Sheet1.E895]" office:value-type="string" office:string-value="diff mpi01/RELAX.SimID.1.EPSA.-269.EPSB.-300.T.1223.RA.12.RB.16.csv mpi09/RELAX.SimID.9.EPSA.-269.EPSB.-300.T.1223.RA.12.RB.16.csv" calcext:value-type="string">
            <text:p>diff mpi01/RELAX.SimID.1.EPSA.-269.EPSB.-300.T.1223.RA.12.RB.16.csv mpi09/RELAX.SimID.9.EPSA.-269.EPSB.-300.T.1223.RA.12.RB.16.csv</text:p>
          </table:table-cell>
        </table:table-row>
        <table:table-row table:style-name="ro1">
          <table:table-cell table:formula="of:=[$Sheet1.E896]" office:value-type="string" office:string-value="diff mpi01/RELAX.SimID.1.EPSA.-269.EPSB.-300.T.1223.RA.12.RB.16.NR.7551.NC.1401.RhoFields.bin mpi09/RELAX.SimID.9.EPSA.-269.EPSB.-300.T.1223.RA.12.RB.16.NR.7551.NC.1401.RhoFields.bin" calcext:value-type="string">
            <text:p>diff mpi01/RELAX.SimID.1.EPSA.-269.EPSB.-300.T.1223.RA.12.RB.16.NR.7551.NC.1401.RhoFields.bin mpi09/RELAX.SimID.9.EPSA.-269.EPSB.-300.T.1223.RA.12.RB.16.NR.7551.NC.1401.RhoFields.bin</text:p>
          </table:table-cell>
        </table:table-row>
        <table:table-row table:style-name="ro1">
          <table:table-cell table:formula="of:=[$Sheet1.E897]" office:value-type="string" office:string-value="diff mpi01/RELAX.SimID.1.EPSA.-269.EPSB.-300.T.1273.RA.12.RB.13.csv mpi09/RELAX.SimID.9.EPSA.-269.EPSB.-300.T.1273.RA.12.RB.13.csv" calcext:value-type="string">
            <text:p>diff mpi01/RELAX.SimID.1.EPSA.-269.EPSB.-300.T.1273.RA.12.RB.13.csv mpi09/RELAX.SimID.9.EPSA.-269.EPSB.-300.T.1273.RA.12.RB.13.csv</text:p>
          </table:table-cell>
        </table:table-row>
        <table:table-row table:style-name="ro1">
          <table:table-cell table:formula="of:=[$Sheet1.E898]" office:value-type="string" office:string-value="diff mpi01/RELAX.SimID.1.EPSA.-269.EPSB.-300.T.1273.RA.12.RB.13.NR.7551.NC.207.RhoFields.bin mpi09/RELAX.SimID.9.EPSA.-269.EPSB.-300.T.1273.RA.12.RB.13.NR.7551.NC.207.RhoFields.bin" calcext:value-type="string">
            <text:p>diff mpi01/RELAX.SimID.1.EPSA.-269.EPSB.-300.T.1273.RA.12.RB.13.NR.7551.NC.207.RhoFields.bin mpi09/RELAX.SimID.9.EPSA.-269.EPSB.-300.T.1273.RA.12.RB.13.NR.7551.NC.207.RhoFields.bin</text:p>
          </table:table-cell>
        </table:table-row>
        <table:table-row table:style-name="ro1">
          <table:table-cell table:formula="of:=[$Sheet1.E899]" office:value-type="string" office:string-value="diff mpi01/RELAX.SimID.1.EPSA.-269.EPSB.-300.T.1273.RA.12.RB.14.csv mpi09/RELAX.SimID.9.EPSA.-269.EPSB.-300.T.1273.RA.12.RB.14.csv" calcext:value-type="string">
            <text:p>diff mpi01/RELAX.SimID.1.EPSA.-269.EPSB.-300.T.1273.RA.12.RB.14.csv mpi09/RELAX.SimID.9.EPSA.-269.EPSB.-300.T.1273.RA.12.RB.14.csv</text:p>
          </table:table-cell>
        </table:table-row>
        <table:table-row table:style-name="ro1">
          <table:table-cell table:formula="of:=[$Sheet1.E900]" office:value-type="string" office:string-value="diff mpi01/RELAX.SimID.1.EPSA.-269.EPSB.-300.T.1273.RA.12.RB.14.NR.7551.NC.1401.RhoFields.bin mpi09/RELAX.SimID.9.EPSA.-269.EPSB.-300.T.1273.RA.12.RB.14.NR.7551.NC.1401.RhoFields.bin" calcext:value-type="string">
            <text:p>diff mpi01/RELAX.SimID.1.EPSA.-269.EPSB.-300.T.1273.RA.12.RB.14.NR.7551.NC.1401.RhoFields.bin mpi09/RELAX.SimID.9.EPSA.-269.EPSB.-300.T.1273.RA.12.RB.14.NR.7551.NC.1401.RhoFields.bin</text:p>
          </table:table-cell>
        </table:table-row>
        <table:table-row table:style-name="ro1">
          <table:table-cell table:formula="of:=[$Sheet1.E901]" office:value-type="string" office:string-value="diff mpi01/RELAX.SimID.1.EPSA.-269.EPSB.-300.T.1273.RA.12.RB.15.csv mpi09/RELAX.SimID.9.EPSA.-269.EPSB.-300.T.1273.RA.12.RB.15.csv" calcext:value-type="string">
            <text:p>diff mpi01/RELAX.SimID.1.EPSA.-269.EPSB.-300.T.1273.RA.12.RB.15.csv mpi09/RELAX.SimID.9.EPSA.-269.EPSB.-300.T.1273.RA.12.RB.15.csv</text:p>
          </table:table-cell>
        </table:table-row>
        <table:table-row table:style-name="ro1">
          <table:table-cell table:formula="of:=[$Sheet1.E902]" office:value-type="string" office:string-value="diff mpi01/RELAX.SimID.1.EPSA.-269.EPSB.-300.T.1273.RA.12.RB.15.NR.7551.NC.1401.RhoFields.bin mpi09/RELAX.SimID.9.EPSA.-269.EPSB.-300.T.1273.RA.12.RB.15.NR.7551.NC.1401.RhoFields.bin" calcext:value-type="string">
            <text:p>diff mpi01/RELAX.SimID.1.EPSA.-269.EPSB.-300.T.1273.RA.12.RB.15.NR.7551.NC.1401.RhoFields.bin mpi09/RELAX.SimID.9.EPSA.-269.EPSB.-300.T.1273.RA.12.RB.15.NR.7551.NC.1401.RhoFields.bin</text:p>
          </table:table-cell>
        </table:table-row>
        <table:table-row table:style-name="ro1">
          <table:table-cell table:formula="of:=[$Sheet1.E903]" office:value-type="string" office:string-value="diff mpi01/RELAX.SimID.1.EPSA.-269.EPSB.-300.T.1273.RA.12.RB.16.csv mpi09/RELAX.SimID.9.EPSA.-269.EPSB.-300.T.1273.RA.12.RB.16.csv" calcext:value-type="string">
            <text:p>diff mpi01/RELAX.SimID.1.EPSA.-269.EPSB.-300.T.1273.RA.12.RB.16.csv mpi09/RELAX.SimID.9.EPSA.-269.EPSB.-300.T.1273.RA.12.RB.16.csv</text:p>
          </table:table-cell>
        </table:table-row>
        <table:table-row table:style-name="ro1">
          <table:table-cell table:formula="of:=[$Sheet1.E904]" office:value-type="string" office:string-value="diff mpi01/RELAX.SimID.1.EPSA.-269.EPSB.-300.T.1273.RA.12.RB.16.NR.7551.NC.1401.RhoFields.bin mpi09/RELAX.SimID.9.EPSA.-269.EPSB.-300.T.1273.RA.12.RB.16.NR.7551.NC.1401.RhoFields.bin" calcext:value-type="string">
            <text:p>diff mpi01/RELAX.SimID.1.EPSA.-269.EPSB.-300.T.1273.RA.12.RB.16.NR.7551.NC.1401.RhoFields.bin mpi09/RELAX.SimID.9.EPSA.-269.EPSB.-300.T.1273.RA.12.RB.16.NR.7551.NC.1401.RhoFields.bin</text:p>
          </table:table-cell>
        </table:table-row>
        <table:table-row table:style-name="ro1">
          <table:table-cell table:formula="of:=[$Sheet1.E905]" office:value-type="string" office:string-value="diff mpi01/RELAX.SimID.1.EPSA.-269.EPSB.-300.T.1323.RA.12.RB.13.csv mpi09/RELAX.SimID.9.EPSA.-269.EPSB.-300.T.1323.RA.12.RB.13.csv" calcext:value-type="string">
            <text:p>diff mpi01/RELAX.SimID.1.EPSA.-269.EPSB.-300.T.1323.RA.12.RB.13.csv mpi09/RELAX.SimID.9.EPSA.-269.EPSB.-300.T.1323.RA.12.RB.13.csv</text:p>
          </table:table-cell>
        </table:table-row>
        <table:table-row table:style-name="ro1">
          <table:table-cell table:formula="of:=[$Sheet1.E906]" office:value-type="string" office:string-value="diff mpi01/RELAX.SimID.1.EPSA.-269.EPSB.-300.T.1323.RA.12.RB.13.NR.7551.NC.559.RhoFields.bin mpi09/RELAX.SimID.9.EPSA.-269.EPSB.-300.T.1323.RA.12.RB.13.NR.7551.NC.559.RhoFields.bin" calcext:value-type="string">
            <text:p>diff mpi01/RELAX.SimID.1.EPSA.-269.EPSB.-300.T.1323.RA.12.RB.13.NR.7551.NC.559.RhoFields.bin mpi09/RELAX.SimID.9.EPSA.-269.EPSB.-300.T.1323.RA.12.RB.13.NR.7551.NC.559.RhoFields.bin</text:p>
          </table:table-cell>
        </table:table-row>
        <table:table-row table:style-name="ro1">
          <table:table-cell table:formula="of:=[$Sheet1.E907]" office:value-type="string" office:string-value="diff mpi01/RELAX.SimID.1.EPSA.-269.EPSB.-300.T.1323.RA.12.RB.14.csv mpi09/RELAX.SimID.9.EPSA.-269.EPSB.-300.T.1323.RA.12.RB.14.csv" calcext:value-type="string">
            <text:p>diff mpi01/RELAX.SimID.1.EPSA.-269.EPSB.-300.T.1323.RA.12.RB.14.csv mpi09/RELAX.SimID.9.EPSA.-269.EPSB.-300.T.1323.RA.12.RB.14.csv</text:p>
          </table:table-cell>
        </table:table-row>
        <table:table-row table:style-name="ro1">
          <table:table-cell table:formula="of:=[$Sheet1.E908]" office:value-type="string" office:string-value="diff mpi01/RELAX.SimID.1.EPSA.-269.EPSB.-300.T.1323.RA.12.RB.14.NR.7551.NC.1401.RhoFields.bin mpi09/RELAX.SimID.9.EPSA.-269.EPSB.-300.T.1323.RA.12.RB.14.NR.7551.NC.1401.RhoFields.bin" calcext:value-type="string">
            <text:p>diff mpi01/RELAX.SimID.1.EPSA.-269.EPSB.-300.T.1323.RA.12.RB.14.NR.7551.NC.1401.RhoFields.bin mpi09/RELAX.SimID.9.EPSA.-269.EPSB.-300.T.1323.RA.12.RB.14.NR.7551.NC.1401.RhoFields.bin</text:p>
          </table:table-cell>
        </table:table-row>
        <table:table-row table:style-name="ro1">
          <table:table-cell table:formula="of:=[$Sheet1.E909]" office:value-type="string" office:string-value="diff mpi01/RELAX.SimID.1.EPSA.-269.EPSB.-300.T.1323.RA.12.RB.15.csv mpi09/RELAX.SimID.9.EPSA.-269.EPSB.-300.T.1323.RA.12.RB.15.csv" calcext:value-type="string">
            <text:p>diff mpi01/RELAX.SimID.1.EPSA.-269.EPSB.-300.T.1323.RA.12.RB.15.csv mpi09/RELAX.SimID.9.EPSA.-269.EPSB.-300.T.1323.RA.12.RB.15.csv</text:p>
          </table:table-cell>
        </table:table-row>
        <table:table-row table:style-name="ro1">
          <table:table-cell table:formula="of:=[$Sheet1.E910]" office:value-type="string" office:string-value="diff mpi01/RELAX.SimID.1.EPSA.-269.EPSB.-300.T.1323.RA.12.RB.15.NR.7551.NC.1401.RhoFields.bin mpi09/RELAX.SimID.9.EPSA.-269.EPSB.-300.T.1323.RA.12.RB.15.NR.7551.NC.1401.RhoFields.bin" calcext:value-type="string">
            <text:p>diff mpi01/RELAX.SimID.1.EPSA.-269.EPSB.-300.T.1323.RA.12.RB.15.NR.7551.NC.1401.RhoFields.bin mpi09/RELAX.SimID.9.EPSA.-269.EPSB.-300.T.1323.RA.12.RB.15.NR.7551.NC.1401.RhoFields.bin</text:p>
          </table:table-cell>
        </table:table-row>
        <table:table-row table:style-name="ro1">
          <table:table-cell table:formula="of:=[$Sheet1.E911]" office:value-type="string" office:string-value="diff mpi01/RELAX.SimID.1.EPSA.-269.EPSB.-300.T.1323.RA.12.RB.16.csv mpi09/RELAX.SimID.9.EPSA.-269.EPSB.-300.T.1323.RA.12.RB.16.csv" calcext:value-type="string">
            <text:p>diff mpi01/RELAX.SimID.1.EPSA.-269.EPSB.-300.T.1323.RA.12.RB.16.csv mpi09/RELAX.SimID.9.EPSA.-269.EPSB.-300.T.1323.RA.12.RB.16.csv</text:p>
          </table:table-cell>
        </table:table-row>
        <table:table-row table:style-name="ro1">
          <table:table-cell table:formula="of:=[$Sheet1.E912]" office:value-type="string" office:string-value="diff mpi01/RELAX.SimID.1.EPSA.-269.EPSB.-300.T.1323.RA.12.RB.16.NR.7551.NC.1401.RhoFields.bin mpi09/RELAX.SimID.9.EPSA.-269.EPSB.-300.T.1323.RA.12.RB.16.NR.7551.NC.1401.RhoFields.bin" calcext:value-type="string">
            <text:p>diff mpi01/RELAX.SimID.1.EPSA.-269.EPSB.-300.T.1323.RA.12.RB.16.NR.7551.NC.1401.RhoFields.bin mpi09/RELAX.SimID.9.EPSA.-269.EPSB.-300.T.1323.RA.12.RB.16.NR.7551.NC.1401.RhoFields.bin</text:p>
          </table:table-cell>
        </table:table-row>
        <table:table-row table:style-name="ro1">
          <table:table-cell table:formula="of:=[$Sheet1.E913]" office:value-type="string" office:string-value="diff mpi01/RELAX.SimID.1.EPSA.-269.EPSB.-300.T.1373.RA.12.RB.13.csv mpi09/RELAX.SimID.9.EPSA.-269.EPSB.-300.T.1373.RA.12.RB.13.csv" calcext:value-type="string">
            <text:p>diff mpi01/RELAX.SimID.1.EPSA.-269.EPSB.-300.T.1373.RA.12.RB.13.csv mpi09/RELAX.SimID.9.EPSA.-269.EPSB.-300.T.1373.RA.12.RB.13.csv</text:p>
          </table:table-cell>
        </table:table-row>
        <table:table-row table:style-name="ro1">
          <table:table-cell table:formula="of:=[$Sheet1.E914]" office:value-type="string" office:string-value="diff mpi01/RELAX.SimID.1.EPSA.-269.EPSB.-300.T.1373.RA.12.RB.13.NR.7551.NC.1401.RhoFields.bin mpi09/RELAX.SimID.9.EPSA.-269.EPSB.-300.T.1373.RA.12.RB.13.NR.7551.NC.1401.RhoFields.bin" calcext:value-type="string">
            <text:p>diff mpi01/RELAX.SimID.1.EPSA.-269.EPSB.-300.T.1373.RA.12.RB.13.NR.7551.NC.1401.RhoFields.bin mpi09/RELAX.SimID.9.EPSA.-269.EPSB.-300.T.1373.RA.12.RB.13.NR.7551.NC.1401.RhoFields.bin</text:p>
          </table:table-cell>
        </table:table-row>
        <table:table-row table:style-name="ro1">
          <table:table-cell table:formula="of:=[$Sheet1.E915]" office:value-type="string" office:string-value="diff mpi01/RELAX.SimID.1.EPSA.-269.EPSB.-300.T.1373.RA.12.RB.14.csv mpi09/RELAX.SimID.9.EPSA.-269.EPSB.-300.T.1373.RA.12.RB.14.csv" calcext:value-type="string">
            <text:p>diff mpi01/RELAX.SimID.1.EPSA.-269.EPSB.-300.T.1373.RA.12.RB.14.csv mpi09/RELAX.SimID.9.EPSA.-269.EPSB.-300.T.1373.RA.12.RB.14.csv</text:p>
          </table:table-cell>
        </table:table-row>
        <table:table-row table:style-name="ro1">
          <table:table-cell table:formula="of:=[$Sheet1.E916]" office:value-type="string" office:string-value="diff mpi01/RELAX.SimID.1.EPSA.-269.EPSB.-300.T.1373.RA.12.RB.14.NR.7551.NC.1401.RhoFields.bin mpi09/RELAX.SimID.9.EPSA.-269.EPSB.-300.T.1373.RA.12.RB.14.NR.7551.NC.1401.RhoFields.bin" calcext:value-type="string">
            <text:p>diff mpi01/RELAX.SimID.1.EPSA.-269.EPSB.-300.T.1373.RA.12.RB.14.NR.7551.NC.1401.RhoFields.bin mpi09/RELAX.SimID.9.EPSA.-269.EPSB.-300.T.1373.RA.12.RB.14.NR.7551.NC.1401.RhoFields.bin</text:p>
          </table:table-cell>
        </table:table-row>
        <table:table-row table:style-name="ro1">
          <table:table-cell table:formula="of:=[$Sheet1.E917]" office:value-type="string" office:string-value="diff mpi01/RELAX.SimID.1.EPSA.-269.EPSB.-300.T.1373.RA.12.RB.15.csv mpi09/RELAX.SimID.9.EPSA.-269.EPSB.-300.T.1373.RA.12.RB.15.csv" calcext:value-type="string">
            <text:p>diff mpi01/RELAX.SimID.1.EPSA.-269.EPSB.-300.T.1373.RA.12.RB.15.csv mpi09/RELAX.SimID.9.EPSA.-269.EPSB.-300.T.1373.RA.12.RB.15.csv</text:p>
          </table:table-cell>
        </table:table-row>
        <table:table-row table:style-name="ro1">
          <table:table-cell table:formula="of:=[$Sheet1.E918]" office:value-type="string" office:string-value="diff mpi01/RELAX.SimID.1.EPSA.-269.EPSB.-300.T.1373.RA.12.RB.15.NR.7551.NC.1401.RhoFields.bin mpi09/RELAX.SimID.9.EPSA.-269.EPSB.-300.T.1373.RA.12.RB.15.NR.7551.NC.1401.RhoFields.bin" calcext:value-type="string">
            <text:p>diff mpi01/RELAX.SimID.1.EPSA.-269.EPSB.-300.T.1373.RA.12.RB.15.NR.7551.NC.1401.RhoFields.bin mpi09/RELAX.SimID.9.EPSA.-269.EPSB.-300.T.1373.RA.12.RB.15.NR.7551.NC.1401.RhoFields.bin</text:p>
          </table:table-cell>
        </table:table-row>
        <table:table-row table:style-name="ro1">
          <table:table-cell table:formula="of:=[$Sheet1.E919]" office:value-type="string" office:string-value="diff mpi01/RELAX.SimID.1.EPSA.-269.EPSB.-300.T.1373.RA.12.RB.16.csv mpi09/RELAX.SimID.9.EPSA.-269.EPSB.-300.T.1373.RA.12.RB.16.csv" calcext:value-type="string">
            <text:p>diff mpi01/RELAX.SimID.1.EPSA.-269.EPSB.-300.T.1373.RA.12.RB.16.csv mpi09/RELAX.SimID.9.EPSA.-269.EPSB.-300.T.1373.RA.12.RB.16.csv</text:p>
          </table:table-cell>
        </table:table-row>
        <table:table-row table:style-name="ro1">
          <table:table-cell table:formula="of:=[$Sheet1.E920]" office:value-type="string" office:string-value="diff mpi01/RELAX.SimID.1.EPSA.-269.EPSB.-300.T.1373.RA.12.RB.16.NR.7551.NC.1401.RhoFields.bin mpi09/RELAX.SimID.9.EPSA.-269.EPSB.-300.T.1373.RA.12.RB.16.NR.7551.NC.1401.RhoFields.bin" calcext:value-type="string">
            <text:p>diff mpi01/RELAX.SimID.1.EPSA.-269.EPSB.-300.T.1373.RA.12.RB.16.NR.7551.NC.1401.RhoFields.bin mpi09/RELAX.SimID.9.EPSA.-269.EPSB.-300.T.1373.RA.12.RB.16.NR.7551.NC.1401.RhoFields.bin</text:p>
          </table:table-cell>
        </table:table-row>
        <table:table-row table:style-name="ro1">
          <table:table-cell table:formula="of:=[$Sheet1.E921]" office:value-type="string" office:string-value="diff mpi01/RELAX.SimID.1.EPSA.-269.EPSB.-300.T.1423.RA.12.RB.13.csv mpi09/RELAX.SimID.9.EPSA.-269.EPSB.-300.T.1423.RA.12.RB.13.csv" calcext:value-type="string">
            <text:p>diff mpi01/RELAX.SimID.1.EPSA.-269.EPSB.-300.T.1423.RA.12.RB.13.csv mpi09/RELAX.SimID.9.EPSA.-269.EPSB.-300.T.1423.RA.12.RB.13.csv</text:p>
          </table:table-cell>
        </table:table-row>
        <table:table-row table:style-name="ro1">
          <table:table-cell table:formula="of:=[$Sheet1.E922]" office:value-type="string" office:string-value="diff mpi01/RELAX.SimID.1.EPSA.-269.EPSB.-300.T.1423.RA.12.RB.13.NR.7551.NC.1401.RhoFields.bin mpi09/RELAX.SimID.9.EPSA.-269.EPSB.-300.T.1423.RA.12.RB.13.NR.7551.NC.1401.RhoFields.bin" calcext:value-type="string">
            <text:p>diff mpi01/RELAX.SimID.1.EPSA.-269.EPSB.-300.T.1423.RA.12.RB.13.NR.7551.NC.1401.RhoFields.bin mpi09/RELAX.SimID.9.EPSA.-269.EPSB.-300.T.1423.RA.12.RB.13.NR.7551.NC.1401.RhoFields.bin</text:p>
          </table:table-cell>
        </table:table-row>
        <table:table-row table:style-name="ro1">
          <table:table-cell table:formula="of:=[$Sheet1.E923]" office:value-type="string" office:string-value="diff mpi01/RELAX.SimID.1.EPSA.-269.EPSB.-300.T.1423.RA.12.RB.14.csv mpi09/RELAX.SimID.9.EPSA.-269.EPSB.-300.T.1423.RA.12.RB.14.csv" calcext:value-type="string">
            <text:p>diff mpi01/RELAX.SimID.1.EPSA.-269.EPSB.-300.T.1423.RA.12.RB.14.csv mpi09/RELAX.SimID.9.EPSA.-269.EPSB.-300.T.1423.RA.12.RB.14.csv</text:p>
          </table:table-cell>
        </table:table-row>
        <table:table-row table:style-name="ro1">
          <table:table-cell table:formula="of:=[$Sheet1.E924]" office:value-type="string" office:string-value="diff mpi01/RELAX.SimID.1.EPSA.-269.EPSB.-300.T.1423.RA.12.RB.14.NR.7551.NC.1401.RhoFields.bin mpi09/RELAX.SimID.9.EPSA.-269.EPSB.-300.T.1423.RA.12.RB.14.NR.7551.NC.1401.RhoFields.bin" calcext:value-type="string">
            <text:p>diff mpi01/RELAX.SimID.1.EPSA.-269.EPSB.-300.T.1423.RA.12.RB.14.NR.7551.NC.1401.RhoFields.bin mpi09/RELAX.SimID.9.EPSA.-269.EPSB.-300.T.1423.RA.12.RB.14.NR.7551.NC.1401.RhoFields.bin</text:p>
          </table:table-cell>
        </table:table-row>
        <table:table-row table:style-name="ro1">
          <table:table-cell table:formula="of:=[$Sheet1.E925]" office:value-type="string" office:string-value="diff mpi01/RELAX.SimID.1.EPSA.-269.EPSB.-300.T.1423.RA.12.RB.15.csv mpi09/RELAX.SimID.9.EPSA.-269.EPSB.-300.T.1423.RA.12.RB.15.csv" calcext:value-type="string">
            <text:p>diff mpi01/RELAX.SimID.1.EPSA.-269.EPSB.-300.T.1423.RA.12.RB.15.csv mpi09/RELAX.SimID.9.EPSA.-269.EPSB.-300.T.1423.RA.12.RB.15.csv</text:p>
          </table:table-cell>
        </table:table-row>
        <table:table-row table:style-name="ro1">
          <table:table-cell table:formula="of:=[$Sheet1.E926]" office:value-type="string" office:string-value="diff mpi01/RELAX.SimID.1.EPSA.-269.EPSB.-300.T.1423.RA.12.RB.15.NR.7551.NC.1401.RhoFields.bin mpi09/RELAX.SimID.9.EPSA.-269.EPSB.-300.T.1423.RA.12.RB.15.NR.7551.NC.1401.RhoFields.bin" calcext:value-type="string">
            <text:p>diff mpi01/RELAX.SimID.1.EPSA.-269.EPSB.-300.T.1423.RA.12.RB.15.NR.7551.NC.1401.RhoFields.bin mpi09/RELAX.SimID.9.EPSA.-269.EPSB.-300.T.1423.RA.12.RB.15.NR.7551.NC.1401.RhoFields.bin</text:p>
          </table:table-cell>
        </table:table-row>
        <table:table-row table:style-name="ro1">
          <table:table-cell table:formula="of:=[$Sheet1.E927]" office:value-type="string" office:string-value="diff mpi01/RELAX.SimID.1.EPSA.-269.EPSB.-300.T.1423.RA.12.RB.16.csv mpi09/RELAX.SimID.9.EPSA.-269.EPSB.-300.T.1423.RA.12.RB.16.csv" calcext:value-type="string">
            <text:p>diff mpi01/RELAX.SimID.1.EPSA.-269.EPSB.-300.T.1423.RA.12.RB.16.csv mpi09/RELAX.SimID.9.EPSA.-269.EPSB.-300.T.1423.RA.12.RB.16.csv</text:p>
          </table:table-cell>
        </table:table-row>
        <table:table-row table:style-name="ro1">
          <table:table-cell table:formula="of:=[$Sheet1.E928]" office:value-type="string" office:string-value="diff mpi01/RELAX.SimID.1.EPSA.-269.EPSB.-300.T.1423.RA.12.RB.16.NR.7551.NC.1401.RhoFields.bin mpi09/RELAX.SimID.9.EPSA.-269.EPSB.-300.T.1423.RA.12.RB.16.NR.7551.NC.1401.RhoFields.bin" calcext:value-type="string">
            <text:p>diff mpi01/RELAX.SimID.1.EPSA.-269.EPSB.-300.T.1423.RA.12.RB.16.NR.7551.NC.1401.RhoFields.bin mpi09/RELAX.SimID.9.EPSA.-269.EPSB.-300.T.1423.RA.12.RB.16.NR.7551.NC.1401.RhoFields.bin</text:p>
          </table:table-cell>
        </table:table-row>
        <table:table-row table:style-name="ro1">
          <table:table-cell table:formula="of:=[$Sheet1.E929]" office:value-type="string" office:string-value="diff mpi01/RELAX.SimID.1.EPSA.-269.EPSB.-300.T.1473.RA.12.RB.13.csv mpi09/RELAX.SimID.9.EPSA.-269.EPSB.-300.T.1473.RA.12.RB.13.csv" calcext:value-type="string">
            <text:p>diff mpi01/RELAX.SimID.1.EPSA.-269.EPSB.-300.T.1473.RA.12.RB.13.csv mpi09/RELAX.SimID.9.EPSA.-269.EPSB.-300.T.1473.RA.12.RB.13.csv</text:p>
          </table:table-cell>
        </table:table-row>
        <table:table-row table:style-name="ro1">
          <table:table-cell table:formula="of:=[$Sheet1.E930]" office:value-type="string" office:string-value="diff mpi01/RELAX.SimID.1.EPSA.-269.EPSB.-300.T.1473.RA.12.RB.13.NR.7551.NC.1401.RhoFields.bin mpi09/RELAX.SimID.9.EPSA.-269.EPSB.-300.T.1473.RA.12.RB.13.NR.7551.NC.1401.RhoFields.bin" calcext:value-type="string">
            <text:p>diff mpi01/RELAX.SimID.1.EPSA.-269.EPSB.-300.T.1473.RA.12.RB.13.NR.7551.NC.1401.RhoFields.bin mpi09/RELAX.SimID.9.EPSA.-269.EPSB.-300.T.1473.RA.12.RB.13.NR.7551.NC.1401.RhoFields.bin</text:p>
          </table:table-cell>
        </table:table-row>
        <table:table-row table:style-name="ro1">
          <table:table-cell table:formula="of:=[$Sheet1.E931]" office:value-type="string" office:string-value="diff mpi01/RELAX.SimID.1.EPSA.-269.EPSB.-300.T.1473.RA.12.RB.14.csv mpi09/RELAX.SimID.9.EPSA.-269.EPSB.-300.T.1473.RA.12.RB.14.csv" calcext:value-type="string">
            <text:p>diff mpi01/RELAX.SimID.1.EPSA.-269.EPSB.-300.T.1473.RA.12.RB.14.csv mpi09/RELAX.SimID.9.EPSA.-269.EPSB.-300.T.1473.RA.12.RB.14.csv</text:p>
          </table:table-cell>
        </table:table-row>
        <table:table-row table:style-name="ro1">
          <table:table-cell table:formula="of:=[$Sheet1.E932]" office:value-type="string" office:string-value="diff mpi01/RELAX.SimID.1.EPSA.-269.EPSB.-300.T.1473.RA.12.RB.14.NR.7551.NC.1401.RhoFields.bin mpi09/RELAX.SimID.9.EPSA.-269.EPSB.-300.T.1473.RA.12.RB.14.NR.7551.NC.1401.RhoFields.bin" calcext:value-type="string">
            <text:p>diff mpi01/RELAX.SimID.1.EPSA.-269.EPSB.-300.T.1473.RA.12.RB.14.NR.7551.NC.1401.RhoFields.bin mpi09/RELAX.SimID.9.EPSA.-269.EPSB.-300.T.1473.RA.12.RB.14.NR.7551.NC.1401.RhoFields.bin</text:p>
          </table:table-cell>
        </table:table-row>
        <table:table-row table:style-name="ro1">
          <table:table-cell table:formula="of:=[$Sheet1.E933]" office:value-type="string" office:string-value="diff mpi01/RELAX.SimID.1.EPSA.-269.EPSB.-300.T.1473.RA.12.RB.15.csv mpi09/RELAX.SimID.9.EPSA.-269.EPSB.-300.T.1473.RA.12.RB.15.csv" calcext:value-type="string">
            <text:p>diff mpi01/RELAX.SimID.1.EPSA.-269.EPSB.-300.T.1473.RA.12.RB.15.csv mpi09/RELAX.SimID.9.EPSA.-269.EPSB.-300.T.1473.RA.12.RB.15.csv</text:p>
          </table:table-cell>
        </table:table-row>
        <table:table-row table:style-name="ro1">
          <table:table-cell table:formula="of:=[$Sheet1.E934]" office:value-type="string" office:string-value="diff mpi01/RELAX.SimID.1.EPSA.-269.EPSB.-300.T.1473.RA.12.RB.15.NR.7551.NC.1401.RhoFields.bin mpi09/RELAX.SimID.9.EPSA.-269.EPSB.-300.T.1473.RA.12.RB.15.NR.7551.NC.1401.RhoFields.bin" calcext:value-type="string">
            <text:p>diff mpi01/RELAX.SimID.1.EPSA.-269.EPSB.-300.T.1473.RA.12.RB.15.NR.7551.NC.1401.RhoFields.bin mpi09/RELAX.SimID.9.EPSA.-269.EPSB.-300.T.1473.RA.12.RB.15.NR.7551.NC.1401.RhoFields.bin</text:p>
          </table:table-cell>
        </table:table-row>
        <table:table-row table:style-name="ro1">
          <table:table-cell table:formula="of:=[$Sheet1.E935]" office:value-type="string" office:string-value="diff mpi01/RELAX.SimID.1.EPSA.-269.EPSB.-300.T.1473.RA.12.RB.16.csv mpi09/RELAX.SimID.9.EPSA.-269.EPSB.-300.T.1473.RA.12.RB.16.csv" calcext:value-type="string">
            <text:p>diff mpi01/RELAX.SimID.1.EPSA.-269.EPSB.-300.T.1473.RA.12.RB.16.csv mpi09/RELAX.SimID.9.EPSA.-269.EPSB.-300.T.1473.RA.12.RB.16.csv</text:p>
          </table:table-cell>
        </table:table-row>
        <table:table-row table:style-name="ro1">
          <table:table-cell table:formula="of:=[$Sheet1.E936]" office:value-type="string" office:string-value="diff mpi01/RELAX.SimID.1.EPSA.-269.EPSB.-300.T.1473.RA.12.RB.16.NR.7551.NC.1401.RhoFields.bin mpi09/RELAX.SimID.9.EPSA.-269.EPSB.-300.T.1473.RA.12.RB.16.NR.7551.NC.1401.RhoFields.bin" calcext:value-type="string">
            <text:p>diff mpi01/RELAX.SimID.1.EPSA.-269.EPSB.-300.T.1473.RA.12.RB.16.NR.7551.NC.1401.RhoFields.bin mpi09/RELAX.SimID.9.EPSA.-269.EPSB.-300.T.1473.RA.12.RB.16.NR.7551.NC.1401.RhoFields.bin</text:p>
          </table:table-cell>
        </table:table-row>
        <table:table-row table:style-name="ro1">
          <table:table-cell table:formula="of:=[$Sheet1.E937]" office:value-type="string" office:string-value="diff mpi01/RELAX.SimID.1.EPSA.-300.EPSB.-300.T.1073.RA.12.RB.13.csv mpi09/RELAX.SimID.9.EPSA.-300.EPSB.-300.T.1073.RA.12.RB.13.csv" calcext:value-type="string">
            <text:p>diff mpi01/RELAX.SimID.1.EPSA.-300.EPSB.-300.T.1073.RA.12.RB.13.csv mpi09/RELAX.SimID.9.EPSA.-300.EPSB.-300.T.1073.RA.12.RB.13.csv</text:p>
          </table:table-cell>
        </table:table-row>
        <table:table-row table:style-name="ro1">
          <table:table-cell table:formula="of:=[$Sheet1.E938]" office:value-type="string" office:string-value="diff mpi01/RELAX.SimID.1.EPSA.-300.EPSB.-300.T.1073.RA.12.RB.13.NR.7551.NC.1401.RhoFields.bin mpi09/RELAX.SimID.9.EPSA.-300.EPSB.-300.T.1073.RA.12.RB.13.NR.7551.NC.1401.RhoFields.bin" calcext:value-type="string">
            <text:p>diff mpi01/RELAX.SimID.1.EPSA.-300.EPSB.-300.T.1073.RA.12.RB.13.NR.7551.NC.1401.RhoFields.bin mpi09/RELAX.SimID.9.EPSA.-300.EPSB.-300.T.1073.RA.12.RB.13.NR.7551.NC.1401.RhoFields.bin</text:p>
          </table:table-cell>
        </table:table-row>
        <table:table-row table:style-name="ro1">
          <table:table-cell table:formula="of:=[$Sheet1.E939]" office:value-type="string" office:string-value="diff mpi01/RELAX.SimID.1.EPSA.-300.EPSB.-300.T.1073.RA.12.RB.14.csv mpi09/RELAX.SimID.9.EPSA.-300.EPSB.-300.T.1073.RA.12.RB.14.csv" calcext:value-type="string">
            <text:p>diff mpi01/RELAX.SimID.1.EPSA.-300.EPSB.-300.T.1073.RA.12.RB.14.csv mpi09/RELAX.SimID.9.EPSA.-300.EPSB.-300.T.1073.RA.12.RB.14.csv</text:p>
          </table:table-cell>
        </table:table-row>
        <table:table-row table:style-name="ro1">
          <table:table-cell table:formula="of:=[$Sheet1.E940]" office:value-type="string" office:string-value="diff mpi01/RELAX.SimID.1.EPSA.-300.EPSB.-300.T.1073.RA.12.RB.14.NR.7551.NC.1401.RhoFields.bin mpi09/RELAX.SimID.9.EPSA.-300.EPSB.-300.T.1073.RA.12.RB.14.NR.7551.NC.1401.RhoFields.bin" calcext:value-type="string">
            <text:p>diff mpi01/RELAX.SimID.1.EPSA.-300.EPSB.-300.T.1073.RA.12.RB.14.NR.7551.NC.1401.RhoFields.bin mpi09/RELAX.SimID.9.EPSA.-300.EPSB.-300.T.1073.RA.12.RB.14.NR.7551.NC.1401.RhoFields.bin</text:p>
          </table:table-cell>
        </table:table-row>
        <table:table-row table:style-name="ro1">
          <table:table-cell table:formula="of:=[$Sheet1.E941]" office:value-type="string" office:string-value="diff mpi01/RELAX.SimID.1.EPSA.-300.EPSB.-300.T.1073.RA.12.RB.15.csv mpi09/RELAX.SimID.9.EPSA.-300.EPSB.-300.T.1073.RA.12.RB.15.csv" calcext:value-type="string">
            <text:p>diff mpi01/RELAX.SimID.1.EPSA.-300.EPSB.-300.T.1073.RA.12.RB.15.csv mpi09/RELAX.SimID.9.EPSA.-300.EPSB.-300.T.1073.RA.12.RB.15.csv</text:p>
          </table:table-cell>
        </table:table-row>
        <table:table-row table:style-name="ro1">
          <table:table-cell table:formula="of:=[$Sheet1.E942]" office:value-type="string" office:string-value="diff mpi01/RELAX.SimID.1.EPSA.-300.EPSB.-300.T.1073.RA.12.RB.15.NR.7551.NC.1401.RhoFields.bin mpi09/RELAX.SimID.9.EPSA.-300.EPSB.-300.T.1073.RA.12.RB.15.NR.7551.NC.1401.RhoFields.bin" calcext:value-type="string">
            <text:p>diff mpi01/RELAX.SimID.1.EPSA.-300.EPSB.-300.T.1073.RA.12.RB.15.NR.7551.NC.1401.RhoFields.bin mpi09/RELAX.SimID.9.EPSA.-300.EPSB.-300.T.1073.RA.12.RB.15.NR.7551.NC.1401.RhoFields.bin</text:p>
          </table:table-cell>
        </table:table-row>
        <table:table-row table:style-name="ro1">
          <table:table-cell table:formula="of:=[$Sheet1.E943]" office:value-type="string" office:string-value="diff mpi01/RELAX.SimID.1.EPSA.-300.EPSB.-300.T.1073.RA.12.RB.16.csv mpi09/RELAX.SimID.9.EPSA.-300.EPSB.-300.T.1073.RA.12.RB.16.csv" calcext:value-type="string">
            <text:p>diff mpi01/RELAX.SimID.1.EPSA.-300.EPSB.-300.T.1073.RA.12.RB.16.csv mpi09/RELAX.SimID.9.EPSA.-300.EPSB.-300.T.1073.RA.12.RB.16.csv</text:p>
          </table:table-cell>
        </table:table-row>
        <table:table-row table:style-name="ro1">
          <table:table-cell table:formula="of:=[$Sheet1.E944]" office:value-type="string" office:string-value="diff mpi01/RELAX.SimID.1.EPSA.-300.EPSB.-300.T.1073.RA.12.RB.16.NR.7551.NC.1401.RhoFields.bin mpi09/RELAX.SimID.9.EPSA.-300.EPSB.-300.T.1073.RA.12.RB.16.NR.7551.NC.1401.RhoFields.bin" calcext:value-type="string">
            <text:p>diff mpi01/RELAX.SimID.1.EPSA.-300.EPSB.-300.T.1073.RA.12.RB.16.NR.7551.NC.1401.RhoFields.bin mpi09/RELAX.SimID.9.EPSA.-300.EPSB.-300.T.1073.RA.12.RB.16.NR.7551.NC.1401.RhoFields.bin</text:p>
          </table:table-cell>
        </table:table-row>
        <table:table-row table:style-name="ro1">
          <table:table-cell table:formula="of:=[$Sheet1.E945]" office:value-type="string" office:string-value="diff mpi01/RELAX.SimID.1.EPSA.-300.EPSB.-300.T.1123.RA.12.RB.13.csv mpi09/RELAX.SimID.9.EPSA.-300.EPSB.-300.T.1123.RA.12.RB.13.csv" calcext:value-type="string">
            <text:p>diff mpi01/RELAX.SimID.1.EPSA.-300.EPSB.-300.T.1123.RA.12.RB.13.csv mpi09/RELAX.SimID.9.EPSA.-300.EPSB.-300.T.1123.RA.12.RB.13.csv</text:p>
          </table:table-cell>
        </table:table-row>
        <table:table-row table:style-name="ro1">
          <table:table-cell table:formula="of:=[$Sheet1.E946]" office:value-type="string" office:string-value="diff mpi01/RELAX.SimID.1.EPSA.-300.EPSB.-300.T.1123.RA.12.RB.13.NR.7551.NC.1401.RhoFields.bin mpi09/RELAX.SimID.9.EPSA.-300.EPSB.-300.T.1123.RA.12.RB.13.NR.7551.NC.1401.RhoFields.bin" calcext:value-type="string">
            <text:p>diff mpi01/RELAX.SimID.1.EPSA.-300.EPSB.-300.T.1123.RA.12.RB.13.NR.7551.NC.1401.RhoFields.bin mpi09/RELAX.SimID.9.EPSA.-300.EPSB.-300.T.1123.RA.12.RB.13.NR.7551.NC.1401.RhoFields.bin</text:p>
          </table:table-cell>
        </table:table-row>
        <table:table-row table:style-name="ro1">
          <table:table-cell table:formula="of:=[$Sheet1.E947]" office:value-type="string" office:string-value="diff mpi01/RELAX.SimID.1.EPSA.-300.EPSB.-300.T.1123.RA.12.RB.14.csv mpi09/RELAX.SimID.9.EPSA.-300.EPSB.-300.T.1123.RA.12.RB.14.csv" calcext:value-type="string">
            <text:p>diff mpi01/RELAX.SimID.1.EPSA.-300.EPSB.-300.T.1123.RA.12.RB.14.csv mpi09/RELAX.SimID.9.EPSA.-300.EPSB.-300.T.1123.RA.12.RB.14.csv</text:p>
          </table:table-cell>
        </table:table-row>
        <table:table-row table:style-name="ro1">
          <table:table-cell table:formula="of:=[$Sheet1.E948]" office:value-type="string" office:string-value="diff mpi01/RELAX.SimID.1.EPSA.-300.EPSB.-300.T.1123.RA.12.RB.14.NR.7551.NC.1401.RhoFields.bin mpi09/RELAX.SimID.9.EPSA.-300.EPSB.-300.T.1123.RA.12.RB.14.NR.7551.NC.1401.RhoFields.bin" calcext:value-type="string">
            <text:p>diff mpi01/RELAX.SimID.1.EPSA.-300.EPSB.-300.T.1123.RA.12.RB.14.NR.7551.NC.1401.RhoFields.bin mpi09/RELAX.SimID.9.EPSA.-300.EPSB.-300.T.1123.RA.12.RB.14.NR.7551.NC.1401.RhoFields.bin</text:p>
          </table:table-cell>
        </table:table-row>
        <table:table-row table:style-name="ro1">
          <table:table-cell table:formula="of:=[$Sheet1.E949]" office:value-type="string" office:string-value="diff mpi01/RELAX.SimID.1.EPSA.-300.EPSB.-300.T.1123.RA.12.RB.15.csv mpi09/RELAX.SimID.9.EPSA.-300.EPSB.-300.T.1123.RA.12.RB.15.csv" calcext:value-type="string">
            <text:p>diff mpi01/RELAX.SimID.1.EPSA.-300.EPSB.-300.T.1123.RA.12.RB.15.csv mpi09/RELAX.SimID.9.EPSA.-300.EPSB.-300.T.1123.RA.12.RB.15.csv</text:p>
          </table:table-cell>
        </table:table-row>
        <table:table-row table:style-name="ro1">
          <table:table-cell table:formula="of:=[$Sheet1.E950]" office:value-type="string" office:string-value="diff mpi01/RELAX.SimID.1.EPSA.-300.EPSB.-300.T.1123.RA.12.RB.15.NR.7551.NC.1401.RhoFields.bin mpi09/RELAX.SimID.9.EPSA.-300.EPSB.-300.T.1123.RA.12.RB.15.NR.7551.NC.1401.RhoFields.bin" calcext:value-type="string">
            <text:p>diff mpi01/RELAX.SimID.1.EPSA.-300.EPSB.-300.T.1123.RA.12.RB.15.NR.7551.NC.1401.RhoFields.bin mpi09/RELAX.SimID.9.EPSA.-300.EPSB.-300.T.1123.RA.12.RB.15.NR.7551.NC.1401.RhoFields.bin</text:p>
          </table:table-cell>
        </table:table-row>
        <table:table-row table:style-name="ro1">
          <table:table-cell table:formula="of:=[$Sheet1.E951]" office:value-type="string" office:string-value="diff mpi01/RELAX.SimID.1.EPSA.-300.EPSB.-300.T.1123.RA.12.RB.16.csv mpi09/RELAX.SimID.9.EPSA.-300.EPSB.-300.T.1123.RA.12.RB.16.csv" calcext:value-type="string">
            <text:p>diff mpi01/RELAX.SimID.1.EPSA.-300.EPSB.-300.T.1123.RA.12.RB.16.csv mpi09/RELAX.SimID.9.EPSA.-300.EPSB.-300.T.1123.RA.12.RB.16.csv</text:p>
          </table:table-cell>
        </table:table-row>
        <table:table-row table:style-name="ro1">
          <table:table-cell table:formula="of:=[$Sheet1.E952]" office:value-type="string" office:string-value="diff mpi01/RELAX.SimID.1.EPSA.-300.EPSB.-300.T.1123.RA.12.RB.16.NR.7551.NC.1401.RhoFields.bin mpi09/RELAX.SimID.9.EPSA.-300.EPSB.-300.T.1123.RA.12.RB.16.NR.7551.NC.1401.RhoFields.bin" calcext:value-type="string">
            <text:p>diff mpi01/RELAX.SimID.1.EPSA.-300.EPSB.-300.T.1123.RA.12.RB.16.NR.7551.NC.1401.RhoFields.bin mpi09/RELAX.SimID.9.EPSA.-300.EPSB.-300.T.1123.RA.12.RB.16.NR.7551.NC.1401.RhoFields.bin</text:p>
          </table:table-cell>
        </table:table-row>
        <table:table-row table:style-name="ro1">
          <table:table-cell table:formula="of:=[$Sheet1.E953]" office:value-type="string" office:string-value="diff mpi01/RELAX.SimID.1.EPSA.-300.EPSB.-300.T.1173.RA.12.RB.13.csv mpi09/RELAX.SimID.9.EPSA.-300.EPSB.-300.T.1173.RA.12.RB.13.csv" calcext:value-type="string">
            <text:p>diff mpi01/RELAX.SimID.1.EPSA.-300.EPSB.-300.T.1173.RA.12.RB.13.csv mpi09/RELAX.SimID.9.EPSA.-300.EPSB.-300.T.1173.RA.12.RB.13.csv</text:p>
          </table:table-cell>
        </table:table-row>
        <table:table-row table:style-name="ro1">
          <table:table-cell table:formula="of:=[$Sheet1.E954]" office:value-type="string" office:string-value="diff mpi01/RELAX.SimID.1.EPSA.-300.EPSB.-300.T.1173.RA.12.RB.13.NR.7551.NC.1401.RhoFields.bin mpi09/RELAX.SimID.9.EPSA.-300.EPSB.-300.T.1173.RA.12.RB.13.NR.7551.NC.1401.RhoFields.bin" calcext:value-type="string">
            <text:p>diff mpi01/RELAX.SimID.1.EPSA.-300.EPSB.-300.T.1173.RA.12.RB.13.NR.7551.NC.1401.RhoFields.bin mpi09/RELAX.SimID.9.EPSA.-300.EPSB.-300.T.1173.RA.12.RB.13.NR.7551.NC.1401.RhoFields.bin</text:p>
          </table:table-cell>
        </table:table-row>
        <table:table-row table:style-name="ro1">
          <table:table-cell table:formula="of:=[$Sheet1.E955]" office:value-type="string" office:string-value="diff mpi01/RELAX.SimID.1.EPSA.-300.EPSB.-300.T.1173.RA.12.RB.14.csv mpi09/RELAX.SimID.9.EPSA.-300.EPSB.-300.T.1173.RA.12.RB.14.csv" calcext:value-type="string">
            <text:p>diff mpi01/RELAX.SimID.1.EPSA.-300.EPSB.-300.T.1173.RA.12.RB.14.csv mpi09/RELAX.SimID.9.EPSA.-300.EPSB.-300.T.1173.RA.12.RB.14.csv</text:p>
          </table:table-cell>
        </table:table-row>
        <table:table-row table:style-name="ro1">
          <table:table-cell table:formula="of:=[$Sheet1.E956]" office:value-type="string" office:string-value="diff mpi01/RELAX.SimID.1.EPSA.-300.EPSB.-300.T.1173.RA.12.RB.14.NR.7551.NC.1401.RhoFields.bin mpi09/RELAX.SimID.9.EPSA.-300.EPSB.-300.T.1173.RA.12.RB.14.NR.7551.NC.1401.RhoFields.bin" calcext:value-type="string">
            <text:p>diff mpi01/RELAX.SimID.1.EPSA.-300.EPSB.-300.T.1173.RA.12.RB.14.NR.7551.NC.1401.RhoFields.bin mpi09/RELAX.SimID.9.EPSA.-300.EPSB.-300.T.1173.RA.12.RB.14.NR.7551.NC.1401.RhoFields.bin</text:p>
          </table:table-cell>
        </table:table-row>
        <table:table-row table:style-name="ro1">
          <table:table-cell table:formula="of:=[$Sheet1.E957]" office:value-type="string" office:string-value="diff mpi01/RELAX.SimID.1.EPSA.-300.EPSB.-300.T.1173.RA.12.RB.15.csv mpi09/RELAX.SimID.9.EPSA.-300.EPSB.-300.T.1173.RA.12.RB.15.csv" calcext:value-type="string">
            <text:p>diff mpi01/RELAX.SimID.1.EPSA.-300.EPSB.-300.T.1173.RA.12.RB.15.csv mpi09/RELAX.SimID.9.EPSA.-300.EPSB.-300.T.1173.RA.12.RB.15.csv</text:p>
          </table:table-cell>
        </table:table-row>
        <table:table-row table:style-name="ro1">
          <table:table-cell table:formula="of:=[$Sheet1.E958]" office:value-type="string" office:string-value="diff mpi01/RELAX.SimID.1.EPSA.-300.EPSB.-300.T.1173.RA.12.RB.15.NR.7551.NC.1401.RhoFields.bin mpi09/RELAX.SimID.9.EPSA.-300.EPSB.-300.T.1173.RA.12.RB.15.NR.7551.NC.1401.RhoFields.bin" calcext:value-type="string">
            <text:p>diff mpi01/RELAX.SimID.1.EPSA.-300.EPSB.-300.T.1173.RA.12.RB.15.NR.7551.NC.1401.RhoFields.bin mpi09/RELAX.SimID.9.EPSA.-300.EPSB.-300.T.1173.RA.12.RB.15.NR.7551.NC.1401.RhoFields.bin</text:p>
          </table:table-cell>
        </table:table-row>
        <table:table-row table:style-name="ro1">
          <table:table-cell table:formula="of:=[$Sheet1.E959]" office:value-type="string" office:string-value="diff mpi01/RELAX.SimID.1.EPSA.-300.EPSB.-300.T.1173.RA.12.RB.16.csv mpi09/RELAX.SimID.9.EPSA.-300.EPSB.-300.T.1173.RA.12.RB.16.csv" calcext:value-type="string">
            <text:p>diff mpi01/RELAX.SimID.1.EPSA.-300.EPSB.-300.T.1173.RA.12.RB.16.csv mpi09/RELAX.SimID.9.EPSA.-300.EPSB.-300.T.1173.RA.12.RB.16.csv</text:p>
          </table:table-cell>
        </table:table-row>
        <table:table-row table:style-name="ro1">
          <table:table-cell table:formula="of:=[$Sheet1.E960]" office:value-type="string" office:string-value="diff mpi01/RELAX.SimID.1.EPSA.-300.EPSB.-300.T.1173.RA.12.RB.16.NR.7551.NC.1401.RhoFields.bin mpi09/RELAX.SimID.9.EPSA.-300.EPSB.-300.T.1173.RA.12.RB.16.NR.7551.NC.1401.RhoFields.bin" calcext:value-type="string">
            <text:p>diff mpi01/RELAX.SimID.1.EPSA.-300.EPSB.-300.T.1173.RA.12.RB.16.NR.7551.NC.1401.RhoFields.bin mpi09/RELAX.SimID.9.EPSA.-300.EPSB.-300.T.1173.RA.12.RB.16.NR.7551.NC.1401.RhoFields.bin</text:p>
          </table:table-cell>
        </table:table-row>
        <table:table-row table:style-name="ro1">
          <table:table-cell table:formula="of:=[$Sheet1.E961]" office:value-type="string" office:string-value="diff mpi01/RELAX.SimID.1.EPSA.-300.EPSB.-300.T.1223.RA.12.RB.13.csv mpi09/RELAX.SimID.9.EPSA.-300.EPSB.-300.T.1223.RA.12.RB.13.csv" calcext:value-type="string">
            <text:p>diff mpi01/RELAX.SimID.1.EPSA.-300.EPSB.-300.T.1223.RA.12.RB.13.csv mpi09/RELAX.SimID.9.EPSA.-300.EPSB.-300.T.1223.RA.12.RB.13.csv</text:p>
          </table:table-cell>
        </table:table-row>
        <table:table-row table:style-name="ro1">
          <table:table-cell table:formula="of:=[$Sheet1.E962]" office:value-type="string" office:string-value="diff mpi01/RELAX.SimID.1.EPSA.-300.EPSB.-300.T.1223.RA.12.RB.13.NR.7551.NC.1401.RhoFields.bin mpi09/RELAX.SimID.9.EPSA.-300.EPSB.-300.T.1223.RA.12.RB.13.NR.7551.NC.1401.RhoFields.bin" calcext:value-type="string">
            <text:p>diff mpi01/RELAX.SimID.1.EPSA.-300.EPSB.-300.T.1223.RA.12.RB.13.NR.7551.NC.1401.RhoFields.bin mpi09/RELAX.SimID.9.EPSA.-300.EPSB.-300.T.1223.RA.12.RB.13.NR.7551.NC.1401.RhoFields.bin</text:p>
          </table:table-cell>
        </table:table-row>
        <table:table-row table:style-name="ro1">
          <table:table-cell table:formula="of:=[$Sheet1.E963]" office:value-type="string" office:string-value="diff mpi01/RELAX.SimID.1.EPSA.-300.EPSB.-300.T.1223.RA.12.RB.14.csv mpi09/RELAX.SimID.9.EPSA.-300.EPSB.-300.T.1223.RA.12.RB.14.csv" calcext:value-type="string">
            <text:p>diff mpi01/RELAX.SimID.1.EPSA.-300.EPSB.-300.T.1223.RA.12.RB.14.csv mpi09/RELAX.SimID.9.EPSA.-300.EPSB.-300.T.1223.RA.12.RB.14.csv</text:p>
          </table:table-cell>
        </table:table-row>
        <table:table-row table:style-name="ro1">
          <table:table-cell table:formula="of:=[$Sheet1.E964]" office:value-type="string" office:string-value="diff mpi01/RELAX.SimID.1.EPSA.-300.EPSB.-300.T.1223.RA.12.RB.14.NR.7551.NC.1401.RhoFields.bin mpi09/RELAX.SimID.9.EPSA.-300.EPSB.-300.T.1223.RA.12.RB.14.NR.7551.NC.1401.RhoFields.bin" calcext:value-type="string">
            <text:p>diff mpi01/RELAX.SimID.1.EPSA.-300.EPSB.-300.T.1223.RA.12.RB.14.NR.7551.NC.1401.RhoFields.bin mpi09/RELAX.SimID.9.EPSA.-300.EPSB.-300.T.1223.RA.12.RB.14.NR.7551.NC.1401.RhoFields.bin</text:p>
          </table:table-cell>
        </table:table-row>
        <table:table-row table:style-name="ro1">
          <table:table-cell table:formula="of:=[$Sheet1.E965]" office:value-type="string" office:string-value="diff mpi01/RELAX.SimID.1.EPSA.-300.EPSB.-300.T.1223.RA.12.RB.15.csv mpi09/RELAX.SimID.9.EPSA.-300.EPSB.-300.T.1223.RA.12.RB.15.csv" calcext:value-type="string">
            <text:p>diff mpi01/RELAX.SimID.1.EPSA.-300.EPSB.-300.T.1223.RA.12.RB.15.csv mpi09/RELAX.SimID.9.EPSA.-300.EPSB.-300.T.1223.RA.12.RB.15.csv</text:p>
          </table:table-cell>
        </table:table-row>
        <table:table-row table:style-name="ro1">
          <table:table-cell table:formula="of:=[$Sheet1.E966]" office:value-type="string" office:string-value="diff mpi01/RELAX.SimID.1.EPSA.-300.EPSB.-300.T.1223.RA.12.RB.15.NR.7551.NC.1401.RhoFields.bin mpi09/RELAX.SimID.9.EPSA.-300.EPSB.-300.T.1223.RA.12.RB.15.NR.7551.NC.1401.RhoFields.bin" calcext:value-type="string">
            <text:p>diff mpi01/RELAX.SimID.1.EPSA.-300.EPSB.-300.T.1223.RA.12.RB.15.NR.7551.NC.1401.RhoFields.bin mpi09/RELAX.SimID.9.EPSA.-300.EPSB.-300.T.1223.RA.12.RB.15.NR.7551.NC.1401.RhoFields.bin</text:p>
          </table:table-cell>
        </table:table-row>
        <table:table-row table:style-name="ro1">
          <table:table-cell table:formula="of:=[$Sheet1.E967]" office:value-type="string" office:string-value="diff mpi01/RELAX.SimID.1.EPSA.-300.EPSB.-300.T.1223.RA.12.RB.16.csv mpi09/RELAX.SimID.9.EPSA.-300.EPSB.-300.T.1223.RA.12.RB.16.csv" calcext:value-type="string">
            <text:p>diff mpi01/RELAX.SimID.1.EPSA.-300.EPSB.-300.T.1223.RA.12.RB.16.csv mpi09/RELAX.SimID.9.EPSA.-300.EPSB.-300.T.1223.RA.12.RB.16.csv</text:p>
          </table:table-cell>
        </table:table-row>
        <table:table-row table:style-name="ro1">
          <table:table-cell table:formula="of:=[$Sheet1.E968]" office:value-type="string" office:string-value="diff mpi01/RELAX.SimID.1.EPSA.-300.EPSB.-300.T.1223.RA.12.RB.16.NR.7551.NC.1401.RhoFields.bin mpi09/RELAX.SimID.9.EPSA.-300.EPSB.-300.T.1223.RA.12.RB.16.NR.7551.NC.1401.RhoFields.bin" calcext:value-type="string">
            <text:p>diff mpi01/RELAX.SimID.1.EPSA.-300.EPSB.-300.T.1223.RA.12.RB.16.NR.7551.NC.1401.RhoFields.bin mpi09/RELAX.SimID.9.EPSA.-300.EPSB.-300.T.1223.RA.12.RB.16.NR.7551.NC.1401.RhoFields.bin</text:p>
          </table:table-cell>
        </table:table-row>
        <table:table-row table:style-name="ro1">
          <table:table-cell table:formula="of:=[$Sheet1.E969]" office:value-type="string" office:string-value="diff mpi01/RELAX.SimID.1.EPSA.-300.EPSB.-300.T.1273.RA.12.RB.13.csv mpi09/RELAX.SimID.9.EPSA.-300.EPSB.-300.T.1273.RA.12.RB.13.csv" calcext:value-type="string">
            <text:p>diff mpi01/RELAX.SimID.1.EPSA.-300.EPSB.-300.T.1273.RA.12.RB.13.csv mpi09/RELAX.SimID.9.EPSA.-300.EPSB.-300.T.1273.RA.12.RB.13.csv</text:p>
          </table:table-cell>
        </table:table-row>
        <table:table-row table:style-name="ro1">
          <table:table-cell table:formula="of:=[$Sheet1.E970]" office:value-type="string" office:string-value="diff mpi01/RELAX.SimID.1.EPSA.-300.EPSB.-300.T.1273.RA.12.RB.13.NR.7551.NC.1401.RhoFields.bin mpi09/RELAX.SimID.9.EPSA.-300.EPSB.-300.T.1273.RA.12.RB.13.NR.7551.NC.1401.RhoFields.bin" calcext:value-type="string">
            <text:p>diff mpi01/RELAX.SimID.1.EPSA.-300.EPSB.-300.T.1273.RA.12.RB.13.NR.7551.NC.1401.RhoFields.bin mpi09/RELAX.SimID.9.EPSA.-300.EPSB.-300.T.1273.RA.12.RB.13.NR.7551.NC.1401.RhoFields.bin</text:p>
          </table:table-cell>
        </table:table-row>
        <table:table-row table:style-name="ro1">
          <table:table-cell table:formula="of:=[$Sheet1.E971]" office:value-type="string" office:string-value="diff mpi01/RELAX.SimID.1.EPSA.-300.EPSB.-300.T.1273.RA.12.RB.14.csv mpi09/RELAX.SimID.9.EPSA.-300.EPSB.-300.T.1273.RA.12.RB.14.csv" calcext:value-type="string">
            <text:p>diff mpi01/RELAX.SimID.1.EPSA.-300.EPSB.-300.T.1273.RA.12.RB.14.csv mpi09/RELAX.SimID.9.EPSA.-300.EPSB.-300.T.1273.RA.12.RB.14.csv</text:p>
          </table:table-cell>
        </table:table-row>
        <table:table-row table:style-name="ro1">
          <table:table-cell table:formula="of:=[$Sheet1.E972]" office:value-type="string" office:string-value="diff mpi01/RELAX.SimID.1.EPSA.-300.EPSB.-300.T.1273.RA.12.RB.14.NR.7551.NC.1401.RhoFields.bin mpi09/RELAX.SimID.9.EPSA.-300.EPSB.-300.T.1273.RA.12.RB.14.NR.7551.NC.1401.RhoFields.bin" calcext:value-type="string">
            <text:p>diff mpi01/RELAX.SimID.1.EPSA.-300.EPSB.-300.T.1273.RA.12.RB.14.NR.7551.NC.1401.RhoFields.bin mpi09/RELAX.SimID.9.EPSA.-300.EPSB.-300.T.1273.RA.12.RB.14.NR.7551.NC.1401.RhoFields.bin</text:p>
          </table:table-cell>
        </table:table-row>
        <table:table-row table:style-name="ro1">
          <table:table-cell table:formula="of:=[$Sheet1.E973]" office:value-type="string" office:string-value="diff mpi01/RELAX.SimID.1.EPSA.-300.EPSB.-300.T.1273.RA.12.RB.15.csv mpi09/RELAX.SimID.9.EPSA.-300.EPSB.-300.T.1273.RA.12.RB.15.csv" calcext:value-type="string">
            <text:p>diff mpi01/RELAX.SimID.1.EPSA.-300.EPSB.-300.T.1273.RA.12.RB.15.csv mpi09/RELAX.SimID.9.EPSA.-300.EPSB.-300.T.1273.RA.12.RB.15.csv</text:p>
          </table:table-cell>
        </table:table-row>
        <table:table-row table:style-name="ro1">
          <table:table-cell table:formula="of:=[$Sheet1.E974]" office:value-type="string" office:string-value="diff mpi01/RELAX.SimID.1.EPSA.-300.EPSB.-300.T.1273.RA.12.RB.15.NR.7551.NC.1401.RhoFields.bin mpi09/RELAX.SimID.9.EPSA.-300.EPSB.-300.T.1273.RA.12.RB.15.NR.7551.NC.1401.RhoFields.bin" calcext:value-type="string">
            <text:p>diff mpi01/RELAX.SimID.1.EPSA.-300.EPSB.-300.T.1273.RA.12.RB.15.NR.7551.NC.1401.RhoFields.bin mpi09/RELAX.SimID.9.EPSA.-300.EPSB.-300.T.1273.RA.12.RB.15.NR.7551.NC.1401.RhoFields.bin</text:p>
          </table:table-cell>
        </table:table-row>
        <table:table-row table:style-name="ro1">
          <table:table-cell table:formula="of:=[$Sheet1.E975]" office:value-type="string" office:string-value="diff mpi01/RELAX.SimID.1.EPSA.-300.EPSB.-300.T.1273.RA.12.RB.16.csv mpi09/RELAX.SimID.9.EPSA.-300.EPSB.-300.T.1273.RA.12.RB.16.csv" calcext:value-type="string">
            <text:p>diff mpi01/RELAX.SimID.1.EPSA.-300.EPSB.-300.T.1273.RA.12.RB.16.csv mpi09/RELAX.SimID.9.EPSA.-300.EPSB.-300.T.1273.RA.12.RB.16.csv</text:p>
          </table:table-cell>
        </table:table-row>
        <table:table-row table:style-name="ro1">
          <table:table-cell table:formula="of:=[$Sheet1.E976]" office:value-type="string" office:string-value="diff mpi01/RELAX.SimID.1.EPSA.-300.EPSB.-300.T.1273.RA.12.RB.16.NR.7551.NC.1401.RhoFields.bin mpi09/RELAX.SimID.9.EPSA.-300.EPSB.-300.T.1273.RA.12.RB.16.NR.7551.NC.1401.RhoFields.bin" calcext:value-type="string">
            <text:p>diff mpi01/RELAX.SimID.1.EPSA.-300.EPSB.-300.T.1273.RA.12.RB.16.NR.7551.NC.1401.RhoFields.bin mpi09/RELAX.SimID.9.EPSA.-300.EPSB.-300.T.1273.RA.12.RB.16.NR.7551.NC.1401.RhoFields.bin</text:p>
          </table:table-cell>
        </table:table-row>
        <table:table-row table:style-name="ro1">
          <table:table-cell table:formula="of:=[$Sheet1.E977]" office:value-type="string" office:string-value="diff mpi01/RELAX.SimID.1.EPSA.-300.EPSB.-300.T.1323.RA.12.RB.13.csv mpi09/RELAX.SimID.9.EPSA.-300.EPSB.-300.T.1323.RA.12.RB.13.csv" calcext:value-type="string">
            <text:p>diff mpi01/RELAX.SimID.1.EPSA.-300.EPSB.-300.T.1323.RA.12.RB.13.csv mpi09/RELAX.SimID.9.EPSA.-300.EPSB.-300.T.1323.RA.12.RB.13.csv</text:p>
          </table:table-cell>
        </table:table-row>
        <table:table-row table:style-name="ro1">
          <table:table-cell table:formula="of:=[$Sheet1.E978]" office:value-type="string" office:string-value="diff mpi01/RELAX.SimID.1.EPSA.-300.EPSB.-300.T.1323.RA.12.RB.13.NR.7551.NC.1401.RhoFields.bin mpi09/RELAX.SimID.9.EPSA.-300.EPSB.-300.T.1323.RA.12.RB.13.NR.7551.NC.1401.RhoFields.bin" calcext:value-type="string">
            <text:p>diff mpi01/RELAX.SimID.1.EPSA.-300.EPSB.-300.T.1323.RA.12.RB.13.NR.7551.NC.1401.RhoFields.bin mpi09/RELAX.SimID.9.EPSA.-300.EPSB.-300.T.1323.RA.12.RB.13.NR.7551.NC.1401.RhoFields.bin</text:p>
          </table:table-cell>
        </table:table-row>
        <table:table-row table:style-name="ro1">
          <table:table-cell table:formula="of:=[$Sheet1.E979]" office:value-type="string" office:string-value="diff mpi01/RELAX.SimID.1.EPSA.-300.EPSB.-300.T.1323.RA.12.RB.14.csv mpi09/RELAX.SimID.9.EPSA.-300.EPSB.-300.T.1323.RA.12.RB.14.csv" calcext:value-type="string">
            <text:p>diff mpi01/RELAX.SimID.1.EPSA.-300.EPSB.-300.T.1323.RA.12.RB.14.csv mpi09/RELAX.SimID.9.EPSA.-300.EPSB.-300.T.1323.RA.12.RB.14.csv</text:p>
          </table:table-cell>
        </table:table-row>
        <table:table-row table:style-name="ro1">
          <table:table-cell table:formula="of:=[$Sheet1.E980]" office:value-type="string" office:string-value="diff mpi01/RELAX.SimID.1.EPSA.-300.EPSB.-300.T.1323.RA.12.RB.14.NR.7551.NC.1401.RhoFields.bin mpi09/RELAX.SimID.9.EPSA.-300.EPSB.-300.T.1323.RA.12.RB.14.NR.7551.NC.1401.RhoFields.bin" calcext:value-type="string">
            <text:p>diff mpi01/RELAX.SimID.1.EPSA.-300.EPSB.-300.T.1323.RA.12.RB.14.NR.7551.NC.1401.RhoFields.bin mpi09/RELAX.SimID.9.EPSA.-300.EPSB.-300.T.1323.RA.12.RB.14.NR.7551.NC.1401.RhoFields.bin</text:p>
          </table:table-cell>
        </table:table-row>
        <table:table-row table:style-name="ro1">
          <table:table-cell table:formula="of:=[$Sheet1.E981]" office:value-type="string" office:string-value="diff mpi01/RELAX.SimID.1.EPSA.-300.EPSB.-300.T.1323.RA.12.RB.15.csv mpi09/RELAX.SimID.9.EPSA.-300.EPSB.-300.T.1323.RA.12.RB.15.csv" calcext:value-type="string">
            <text:p>diff mpi01/RELAX.SimID.1.EPSA.-300.EPSB.-300.T.1323.RA.12.RB.15.csv mpi09/RELAX.SimID.9.EPSA.-300.EPSB.-300.T.1323.RA.12.RB.15.csv</text:p>
          </table:table-cell>
        </table:table-row>
        <table:table-row table:style-name="ro1">
          <table:table-cell table:formula="of:=[$Sheet1.E982]" office:value-type="string" office:string-value="diff mpi01/RELAX.SimID.1.EPSA.-300.EPSB.-300.T.1323.RA.12.RB.15.NR.7551.NC.1401.RhoFields.bin mpi09/RELAX.SimID.9.EPSA.-300.EPSB.-300.T.1323.RA.12.RB.15.NR.7551.NC.1401.RhoFields.bin" calcext:value-type="string">
            <text:p>diff mpi01/RELAX.SimID.1.EPSA.-300.EPSB.-300.T.1323.RA.12.RB.15.NR.7551.NC.1401.RhoFields.bin mpi09/RELAX.SimID.9.EPSA.-300.EPSB.-300.T.1323.RA.12.RB.15.NR.7551.NC.1401.RhoFields.bin</text:p>
          </table:table-cell>
        </table:table-row>
        <table:table-row table:style-name="ro1">
          <table:table-cell table:formula="of:=[$Sheet1.E983]" office:value-type="string" office:string-value="diff mpi01/RELAX.SimID.1.EPSA.-300.EPSB.-300.T.1323.RA.12.RB.16.csv mpi09/RELAX.SimID.9.EPSA.-300.EPSB.-300.T.1323.RA.12.RB.16.csv" calcext:value-type="string">
            <text:p>diff mpi01/RELAX.SimID.1.EPSA.-300.EPSB.-300.T.1323.RA.12.RB.16.csv mpi09/RELAX.SimID.9.EPSA.-300.EPSB.-300.T.1323.RA.12.RB.16.csv</text:p>
          </table:table-cell>
        </table:table-row>
        <table:table-row table:style-name="ro1">
          <table:table-cell table:formula="of:=[$Sheet1.E984]" office:value-type="string" office:string-value="diff mpi01/RELAX.SimID.1.EPSA.-300.EPSB.-300.T.1323.RA.12.RB.16.NR.7551.NC.1401.RhoFields.bin mpi09/RELAX.SimID.9.EPSA.-300.EPSB.-300.T.1323.RA.12.RB.16.NR.7551.NC.1401.RhoFields.bin" calcext:value-type="string">
            <text:p>diff mpi01/RELAX.SimID.1.EPSA.-300.EPSB.-300.T.1323.RA.12.RB.16.NR.7551.NC.1401.RhoFields.bin mpi09/RELAX.SimID.9.EPSA.-300.EPSB.-300.T.1323.RA.12.RB.16.NR.7551.NC.1401.RhoFields.bin</text:p>
          </table:table-cell>
        </table:table-row>
        <table:table-row table:style-name="ro1">
          <table:table-cell table:formula="of:=[$Sheet1.E985]" office:value-type="string" office:string-value="diff mpi01/RELAX.SimID.1.EPSA.-300.EPSB.-300.T.1373.RA.12.RB.13.csv mpi09/RELAX.SimID.9.EPSA.-300.EPSB.-300.T.1373.RA.12.RB.13.csv" calcext:value-type="string">
            <text:p>diff mpi01/RELAX.SimID.1.EPSA.-300.EPSB.-300.T.1373.RA.12.RB.13.csv mpi09/RELAX.SimID.9.EPSA.-300.EPSB.-300.T.1373.RA.12.RB.13.csv</text:p>
          </table:table-cell>
        </table:table-row>
        <table:table-row table:style-name="ro1">
          <table:table-cell table:formula="of:=[$Sheet1.E986]" office:value-type="string" office:string-value="diff mpi01/RELAX.SimID.1.EPSA.-300.EPSB.-300.T.1373.RA.12.RB.13.NR.7551.NC.1401.RhoFields.bin mpi09/RELAX.SimID.9.EPSA.-300.EPSB.-300.T.1373.RA.12.RB.13.NR.7551.NC.1401.RhoFields.bin" calcext:value-type="string">
            <text:p>diff mpi01/RELAX.SimID.1.EPSA.-300.EPSB.-300.T.1373.RA.12.RB.13.NR.7551.NC.1401.RhoFields.bin mpi09/RELAX.SimID.9.EPSA.-300.EPSB.-300.T.1373.RA.12.RB.13.NR.7551.NC.1401.RhoFields.bin</text:p>
          </table:table-cell>
        </table:table-row>
        <table:table-row table:style-name="ro1">
          <table:table-cell table:formula="of:=[$Sheet1.E987]" office:value-type="string" office:string-value="diff mpi01/RELAX.SimID.1.EPSA.-300.EPSB.-300.T.1373.RA.12.RB.14.csv mpi09/RELAX.SimID.9.EPSA.-300.EPSB.-300.T.1373.RA.12.RB.14.csv" calcext:value-type="string">
            <text:p>diff mpi01/RELAX.SimID.1.EPSA.-300.EPSB.-300.T.1373.RA.12.RB.14.csv mpi09/RELAX.SimID.9.EPSA.-300.EPSB.-300.T.1373.RA.12.RB.14.csv</text:p>
          </table:table-cell>
        </table:table-row>
        <table:table-row table:style-name="ro1">
          <table:table-cell table:formula="of:=[$Sheet1.E988]" office:value-type="string" office:string-value="diff mpi01/RELAX.SimID.1.EPSA.-300.EPSB.-300.T.1373.RA.12.RB.14.NR.7551.NC.1401.RhoFields.bin mpi09/RELAX.SimID.9.EPSA.-300.EPSB.-300.T.1373.RA.12.RB.14.NR.7551.NC.1401.RhoFields.bin" calcext:value-type="string">
            <text:p>diff mpi01/RELAX.SimID.1.EPSA.-300.EPSB.-300.T.1373.RA.12.RB.14.NR.7551.NC.1401.RhoFields.bin mpi09/RELAX.SimID.9.EPSA.-300.EPSB.-300.T.1373.RA.12.RB.14.NR.7551.NC.1401.RhoFields.bin</text:p>
          </table:table-cell>
        </table:table-row>
        <table:table-row table:style-name="ro1">
          <table:table-cell table:formula="of:=[$Sheet1.E989]" office:value-type="string" office:string-value="diff mpi01/RELAX.SimID.1.EPSA.-300.EPSB.-300.T.1373.RA.12.RB.15.csv mpi09/RELAX.SimID.9.EPSA.-300.EPSB.-300.T.1373.RA.12.RB.15.csv" calcext:value-type="string">
            <text:p>diff mpi01/RELAX.SimID.1.EPSA.-300.EPSB.-300.T.1373.RA.12.RB.15.csv mpi09/RELAX.SimID.9.EPSA.-300.EPSB.-300.T.1373.RA.12.RB.15.csv</text:p>
          </table:table-cell>
        </table:table-row>
        <table:table-row table:style-name="ro1">
          <table:table-cell table:formula="of:=[$Sheet1.E990]" office:value-type="string" office:string-value="diff mpi01/RELAX.SimID.1.EPSA.-300.EPSB.-300.T.1373.RA.12.RB.15.NR.7551.NC.1401.RhoFields.bin mpi09/RELAX.SimID.9.EPSA.-300.EPSB.-300.T.1373.RA.12.RB.15.NR.7551.NC.1401.RhoFields.bin" calcext:value-type="string">
            <text:p>diff mpi01/RELAX.SimID.1.EPSA.-300.EPSB.-300.T.1373.RA.12.RB.15.NR.7551.NC.1401.RhoFields.bin mpi09/RELAX.SimID.9.EPSA.-300.EPSB.-300.T.1373.RA.12.RB.15.NR.7551.NC.1401.RhoFields.bin</text:p>
          </table:table-cell>
        </table:table-row>
        <table:table-row table:style-name="ro1">
          <table:table-cell table:formula="of:=[$Sheet1.E991]" office:value-type="string" office:string-value="diff mpi01/RELAX.SimID.1.EPSA.-300.EPSB.-300.T.1373.RA.12.RB.16.csv mpi09/RELAX.SimID.9.EPSA.-300.EPSB.-300.T.1373.RA.12.RB.16.csv" calcext:value-type="string">
            <text:p>diff mpi01/RELAX.SimID.1.EPSA.-300.EPSB.-300.T.1373.RA.12.RB.16.csv mpi09/RELAX.SimID.9.EPSA.-300.EPSB.-300.T.1373.RA.12.RB.16.csv</text:p>
          </table:table-cell>
        </table:table-row>
        <table:table-row table:style-name="ro1">
          <table:table-cell table:formula="of:=[$Sheet1.E992]" office:value-type="string" office:string-value="diff mpi01/RELAX.SimID.1.EPSA.-300.EPSB.-300.T.1373.RA.12.RB.16.NR.7551.NC.1401.RhoFields.bin mpi09/RELAX.SimID.9.EPSA.-300.EPSB.-300.T.1373.RA.12.RB.16.NR.7551.NC.1401.RhoFields.bin" calcext:value-type="string">
            <text:p>diff mpi01/RELAX.SimID.1.EPSA.-300.EPSB.-300.T.1373.RA.12.RB.16.NR.7551.NC.1401.RhoFields.bin mpi09/RELAX.SimID.9.EPSA.-300.EPSB.-300.T.1373.RA.12.RB.16.NR.7551.NC.1401.RhoFields.bin</text:p>
          </table:table-cell>
        </table:table-row>
        <table:table-row table:style-name="ro1">
          <table:table-cell table:formula="of:=[$Sheet1.E993]" office:value-type="string" office:string-value="diff mpi01/RELAX.SimID.1.EPSA.-300.EPSB.-300.T.1423.RA.12.RB.13.csv mpi09/RELAX.SimID.9.EPSA.-300.EPSB.-300.T.1423.RA.12.RB.13.csv" calcext:value-type="string">
            <text:p>diff mpi01/RELAX.SimID.1.EPSA.-300.EPSB.-300.T.1423.RA.12.RB.13.csv mpi09/RELAX.SimID.9.EPSA.-300.EPSB.-300.T.1423.RA.12.RB.13.csv</text:p>
          </table:table-cell>
        </table:table-row>
        <table:table-row table:style-name="ro1">
          <table:table-cell table:formula="of:=[$Sheet1.E994]" office:value-type="string" office:string-value="diff mpi01/RELAX.SimID.1.EPSA.-300.EPSB.-300.T.1423.RA.12.RB.13.NR.7551.NC.1401.RhoFields.bin mpi09/RELAX.SimID.9.EPSA.-300.EPSB.-300.T.1423.RA.12.RB.13.NR.7551.NC.1401.RhoFields.bin" calcext:value-type="string">
            <text:p>diff mpi01/RELAX.SimID.1.EPSA.-300.EPSB.-300.T.1423.RA.12.RB.13.NR.7551.NC.1401.RhoFields.bin mpi09/RELAX.SimID.9.EPSA.-300.EPSB.-300.T.1423.RA.12.RB.13.NR.7551.NC.1401.RhoFields.bin</text:p>
          </table:table-cell>
        </table:table-row>
        <table:table-row table:style-name="ro1">
          <table:table-cell table:formula="of:=[$Sheet1.E995]" office:value-type="string" office:string-value="diff mpi01/RELAX.SimID.1.EPSA.-300.EPSB.-300.T.1423.RA.12.RB.14.csv mpi09/RELAX.SimID.9.EPSA.-300.EPSB.-300.T.1423.RA.12.RB.14.csv" calcext:value-type="string">
            <text:p>diff mpi01/RELAX.SimID.1.EPSA.-300.EPSB.-300.T.1423.RA.12.RB.14.csv mpi09/RELAX.SimID.9.EPSA.-300.EPSB.-300.T.1423.RA.12.RB.14.csv</text:p>
          </table:table-cell>
        </table:table-row>
        <table:table-row table:style-name="ro1">
          <table:table-cell table:formula="of:=[$Sheet1.E996]" office:value-type="string" office:string-value="diff mpi01/RELAX.SimID.1.EPSA.-300.EPSB.-300.T.1423.RA.12.RB.14.NR.7551.NC.1401.RhoFields.bin mpi09/RELAX.SimID.9.EPSA.-300.EPSB.-300.T.1423.RA.12.RB.14.NR.7551.NC.1401.RhoFields.bin" calcext:value-type="string">
            <text:p>diff mpi01/RELAX.SimID.1.EPSA.-300.EPSB.-300.T.1423.RA.12.RB.14.NR.7551.NC.1401.RhoFields.bin mpi09/RELAX.SimID.9.EPSA.-300.EPSB.-300.T.1423.RA.12.RB.14.NR.7551.NC.1401.RhoFields.bin</text:p>
          </table:table-cell>
        </table:table-row>
        <table:table-row table:style-name="ro1">
          <table:table-cell table:formula="of:=[$Sheet1.E997]" office:value-type="string" office:string-value="diff mpi01/RELAX.SimID.1.EPSA.-300.EPSB.-300.T.1423.RA.12.RB.15.csv mpi09/RELAX.SimID.9.EPSA.-300.EPSB.-300.T.1423.RA.12.RB.15.csv" calcext:value-type="string">
            <text:p>diff mpi01/RELAX.SimID.1.EPSA.-300.EPSB.-300.T.1423.RA.12.RB.15.csv mpi09/RELAX.SimID.9.EPSA.-300.EPSB.-300.T.1423.RA.12.RB.15.csv</text:p>
          </table:table-cell>
        </table:table-row>
        <table:table-row table:style-name="ro1">
          <table:table-cell table:formula="of:=[$Sheet1.E998]" office:value-type="string" office:string-value="diff mpi01/RELAX.SimID.1.EPSA.-300.EPSB.-300.T.1423.RA.12.RB.15.NR.7551.NC.1401.RhoFields.bin mpi09/RELAX.SimID.9.EPSA.-300.EPSB.-300.T.1423.RA.12.RB.15.NR.7551.NC.1401.RhoFields.bin" calcext:value-type="string">
            <text:p>diff mpi01/RELAX.SimID.1.EPSA.-300.EPSB.-300.T.1423.RA.12.RB.15.NR.7551.NC.1401.RhoFields.bin mpi09/RELAX.SimID.9.EPSA.-300.EPSB.-300.T.1423.RA.12.RB.15.NR.7551.NC.1401.RhoFields.bin</text:p>
          </table:table-cell>
        </table:table-row>
        <table:table-row table:style-name="ro1">
          <table:table-cell table:formula="of:=[$Sheet1.E999]" office:value-type="string" office:string-value="diff mpi01/RELAX.SimID.1.EPSA.-300.EPSB.-300.T.1423.RA.12.RB.16.csv mpi09/RELAX.SimID.9.EPSA.-300.EPSB.-300.T.1423.RA.12.RB.16.csv" calcext:value-type="string">
            <text:p>diff mpi01/RELAX.SimID.1.EPSA.-300.EPSB.-300.T.1423.RA.12.RB.16.csv mpi09/RELAX.SimID.9.EPSA.-300.EPSB.-300.T.1423.RA.12.RB.16.csv</text:p>
          </table:table-cell>
        </table:table-row>
        <table:table-row table:style-name="ro1">
          <table:table-cell table:formula="of:=[$Sheet1.E1000]" office:value-type="string" office:string-value="diff mpi01/RELAX.SimID.1.EPSA.-300.EPSB.-300.T.1423.RA.12.RB.16.NR.7551.NC.1401.RhoFields.bin mpi09/RELAX.SimID.9.EPSA.-300.EPSB.-300.T.1423.RA.12.RB.16.NR.7551.NC.1401.RhoFields.bin" calcext:value-type="string">
            <text:p>diff mpi01/RELAX.SimID.1.EPSA.-300.EPSB.-300.T.1423.RA.12.RB.16.NR.7551.NC.1401.RhoFields.bin mpi09/RELAX.SimID.9.EPSA.-300.EPSB.-300.T.1423.RA.12.RB.16.NR.7551.NC.1401.RhoFields.bin</text:p>
          </table:table-cell>
        </table:table-row>
        <table:table-row table:style-name="ro1">
          <table:table-cell table:formula="of:=[$Sheet1.E1001]" office:value-type="string" office:string-value="diff mpi01/RELAX.SimID.1.EPSA.-300.EPSB.-300.T.1473.RA.12.RB.13.csv mpi09/RELAX.SimID.9.EPSA.-300.EPSB.-300.T.1473.RA.12.RB.13.csv" calcext:value-type="string">
            <text:p>diff mpi01/RELAX.SimID.1.EPSA.-300.EPSB.-300.T.1473.RA.12.RB.13.csv mpi09/RELAX.SimID.9.EPSA.-300.EPSB.-300.T.1473.RA.12.RB.13.csv</text:p>
          </table:table-cell>
        </table:table-row>
        <table:table-row table:style-name="ro1">
          <table:table-cell table:formula="of:=[$Sheet1.E1002]" office:value-type="string" office:string-value="diff mpi01/RELAX.SimID.1.EPSA.-300.EPSB.-300.T.1473.RA.12.RB.13.NR.7551.NC.1401.RhoFields.bin mpi09/RELAX.SimID.9.EPSA.-300.EPSB.-300.T.1473.RA.12.RB.13.NR.7551.NC.1401.RhoFields.bin" calcext:value-type="string">
            <text:p>diff mpi01/RELAX.SimID.1.EPSA.-300.EPSB.-300.T.1473.RA.12.RB.13.NR.7551.NC.1401.RhoFields.bin mpi09/RELAX.SimID.9.EPSA.-300.EPSB.-300.T.1473.RA.12.RB.13.NR.7551.NC.1401.RhoFields.bin</text:p>
          </table:table-cell>
        </table:table-row>
        <table:table-row table:style-name="ro1">
          <table:table-cell table:formula="of:=[$Sheet1.E1003]" office:value-type="string" office:string-value="diff mpi01/RELAX.SimID.1.EPSA.-300.EPSB.-300.T.1473.RA.12.RB.14.csv mpi09/RELAX.SimID.9.EPSA.-300.EPSB.-300.T.1473.RA.12.RB.14.csv" calcext:value-type="string">
            <text:p>diff mpi01/RELAX.SimID.1.EPSA.-300.EPSB.-300.T.1473.RA.12.RB.14.csv mpi09/RELAX.SimID.9.EPSA.-300.EPSB.-300.T.1473.RA.12.RB.14.csv</text:p>
          </table:table-cell>
        </table:table-row>
        <table:table-row table:style-name="ro1">
          <table:table-cell table:formula="of:=[$Sheet1.E1004]" office:value-type="string" office:string-value="diff mpi01/RELAX.SimID.1.EPSA.-300.EPSB.-300.T.1473.RA.12.RB.14.NR.7551.NC.1401.RhoFields.bin mpi09/RELAX.SimID.9.EPSA.-300.EPSB.-300.T.1473.RA.12.RB.14.NR.7551.NC.1401.RhoFields.bin" calcext:value-type="string">
            <text:p>diff mpi01/RELAX.SimID.1.EPSA.-300.EPSB.-300.T.1473.RA.12.RB.14.NR.7551.NC.1401.RhoFields.bin mpi09/RELAX.SimID.9.EPSA.-300.EPSB.-300.T.1473.RA.12.RB.14.NR.7551.NC.1401.RhoFields.bin</text:p>
          </table:table-cell>
        </table:table-row>
        <table:table-row table:style-name="ro1">
          <table:table-cell table:formula="of:=[$Sheet1.E1005]" office:value-type="string" office:string-value="diff mpi01/RELAX.SimID.1.EPSA.-300.EPSB.-300.T.1473.RA.12.RB.15.csv mpi09/RELAX.SimID.9.EPSA.-300.EPSB.-300.T.1473.RA.12.RB.15.csv" calcext:value-type="string">
            <text:p>diff mpi01/RELAX.SimID.1.EPSA.-300.EPSB.-300.T.1473.RA.12.RB.15.csv mpi09/RELAX.SimID.9.EPSA.-300.EPSB.-300.T.1473.RA.12.RB.15.csv</text:p>
          </table:table-cell>
        </table:table-row>
        <table:table-row table:style-name="ro1">
          <table:table-cell table:formula="of:=[$Sheet1.E1006]" office:value-type="string" office:string-value="diff mpi01/RELAX.SimID.1.EPSA.-300.EPSB.-300.T.1473.RA.12.RB.15.NR.7551.NC.1401.RhoFields.bin mpi09/RELAX.SimID.9.EPSA.-300.EPSB.-300.T.1473.RA.12.RB.15.NR.7551.NC.1401.RhoFields.bin" calcext:value-type="string">
            <text:p>diff mpi01/RELAX.SimID.1.EPSA.-300.EPSB.-300.T.1473.RA.12.RB.15.NR.7551.NC.1401.RhoFields.bin mpi09/RELAX.SimID.9.EPSA.-300.EPSB.-300.T.1473.RA.12.RB.15.NR.7551.NC.1401.RhoFields.bin</text:p>
          </table:table-cell>
        </table:table-row>
        <table:table-row table:style-name="ro1">
          <table:table-cell table:formula="of:=[$Sheet1.E1007]" office:value-type="string" office:string-value="diff mpi01/RELAX.SimID.1.EPSA.-300.EPSB.-300.T.1473.RA.12.RB.16.csv mpi09/RELAX.SimID.9.EPSA.-300.EPSB.-300.T.1473.RA.12.RB.16.csv" calcext:value-type="string">
            <text:p>diff mpi01/RELAX.SimID.1.EPSA.-300.EPSB.-300.T.1473.RA.12.RB.16.csv mpi09/RELAX.SimID.9.EPSA.-300.EPSB.-300.T.1473.RA.12.RB.16.csv</text:p>
          </table:table-cell>
        </table:table-row>
        <table:table-row table:style-name="ro1">
          <table:table-cell table:formula="of:=[$Sheet1.E1008]" office:value-type="string" office:string-value="diff mpi01/RELAX.SimID.1.EPSA.-300.EPSB.-300.T.1473.RA.12.RB.16.NR.7551.NC.1401.RhoFields.bin mpi09/RELAX.SimID.9.EPSA.-300.EPSB.-300.T.1473.RA.12.RB.16.NR.7551.NC.1401.RhoFields.bin" calcext:value-type="string">
            <text:p>diff mpi01/RELAX.SimID.1.EPSA.-300.EPSB.-300.T.1473.RA.12.RB.16.NR.7551.NC.1401.RhoFields.bin mpi09/RELAX.SimID.9.EPSA.-300.EPSB.-300.T.1473.RA.12.RB.16.NR.7551.NC.1401.RhoFields.bin</text:p>
          </table:table-cell>
        </table:table-row>
        <table:table-row table:style-name="ro1">
          <table:table-cell table:formula="of:=[$Sheet1.E1009]" office:value-type="string" office:string-value="diff mpi01/RELAX.SimID.1.EPSA.30.EPSB.0.T.1073.RA.12.RB.13.csv mpi09/RELAX.SimID.9.EPSA.30.EPSB.0.T.1073.RA.12.RB.13.csv" calcext:value-type="string">
            <text:p>diff mpi01/RELAX.SimID.1.EPSA.30.EPSB.0.T.1073.RA.12.RB.13.csv mpi09/RELAX.SimID.9.EPSA.30.EPSB.0.T.1073.RA.12.RB.13.csv</text:p>
          </table:table-cell>
        </table:table-row>
        <table:table-row table:style-name="ro1">
          <table:table-cell table:formula="of:=[$Sheet1.E1010]" office:value-type="string" office:string-value="diff mpi01/RELAX.SimID.1.EPSA.30.EPSB.0.T.1073.RA.12.RB.13.NR.7551.NC.1.RhoFields.bin mpi09/RELAX.SimID.9.EPSA.30.EPSB.0.T.1073.RA.12.RB.13.NR.7551.NC.1.RhoFields.bin" calcext:value-type="string">
            <text:p>diff mpi01/RELAX.SimID.1.EPSA.30.EPSB.0.T.1073.RA.12.RB.13.NR.7551.NC.1.RhoFields.bin mpi09/RELAX.SimID.9.EPSA.30.EPSB.0.T.1073.RA.12.RB.13.NR.7551.NC.1.RhoFields.bin</text:p>
          </table:table-cell>
        </table:table-row>
        <table:table-row table:style-name="ro1">
          <table:table-cell table:formula="of:=[$Sheet1.E1011]" office:value-type="string" office:string-value="diff mpi01/RELAX.SimID.1.EPSA.30.EPSB.0.T.1073.RA.12.RB.14.csv mpi09/RELAX.SimID.9.EPSA.30.EPSB.0.T.1073.RA.12.RB.14.csv" calcext:value-type="string">
            <text:p>diff mpi01/RELAX.SimID.1.EPSA.30.EPSB.0.T.1073.RA.12.RB.14.csv mpi09/RELAX.SimID.9.EPSA.30.EPSB.0.T.1073.RA.12.RB.14.csv</text:p>
          </table:table-cell>
        </table:table-row>
        <table:table-row table:style-name="ro1">
          <table:table-cell table:formula="of:=[$Sheet1.E1012]" office:value-type="string" office:string-value="diff mpi01/RELAX.SimID.1.EPSA.30.EPSB.0.T.1073.RA.12.RB.14.NR.7551.NC.1.RhoFields.bin mpi09/RELAX.SimID.9.EPSA.30.EPSB.0.T.1073.RA.12.RB.14.NR.7551.NC.1.RhoFields.bin" calcext:value-type="string">
            <text:p>diff mpi01/RELAX.SimID.1.EPSA.30.EPSB.0.T.1073.RA.12.RB.14.NR.7551.NC.1.RhoFields.bin mpi09/RELAX.SimID.9.EPSA.30.EPSB.0.T.1073.RA.12.RB.14.NR.7551.NC.1.RhoFields.bin</text:p>
          </table:table-cell>
        </table:table-row>
        <table:table-row table:style-name="ro1">
          <table:table-cell table:formula="of:=[$Sheet1.E1013]" office:value-type="string" office:string-value="diff mpi01/RELAX.SimID.1.EPSA.30.EPSB.0.T.1073.RA.12.RB.15.csv mpi09/RELAX.SimID.9.EPSA.30.EPSB.0.T.1073.RA.12.RB.15.csv" calcext:value-type="string">
            <text:p>diff mpi01/RELAX.SimID.1.EPSA.30.EPSB.0.T.1073.RA.12.RB.15.csv mpi09/RELAX.SimID.9.EPSA.30.EPSB.0.T.1073.RA.12.RB.15.csv</text:p>
          </table:table-cell>
        </table:table-row>
        <table:table-row table:style-name="ro1">
          <table:table-cell table:formula="of:=[$Sheet1.E1014]" office:value-type="string" office:string-value="diff mpi01/RELAX.SimID.1.EPSA.30.EPSB.0.T.1073.RA.12.RB.15.NR.7551.NC.1.RhoFields.bin mpi09/RELAX.SimID.9.EPSA.30.EPSB.0.T.1073.RA.12.RB.15.NR.7551.NC.1.RhoFields.bin" calcext:value-type="string">
            <text:p>diff mpi01/RELAX.SimID.1.EPSA.30.EPSB.0.T.1073.RA.12.RB.15.NR.7551.NC.1.RhoFields.bin mpi09/RELAX.SimID.9.EPSA.30.EPSB.0.T.1073.RA.12.RB.15.NR.7551.NC.1.RhoFields.bin</text:p>
          </table:table-cell>
        </table:table-row>
        <table:table-row table:style-name="ro1">
          <table:table-cell table:formula="of:=[$Sheet1.E1015]" office:value-type="string" office:string-value="diff mpi01/RELAX.SimID.1.EPSA.30.EPSB.0.T.1073.RA.12.RB.16.csv mpi09/RELAX.SimID.9.EPSA.30.EPSB.0.T.1073.RA.12.RB.16.csv" calcext:value-type="string">
            <text:p>diff mpi01/RELAX.SimID.1.EPSA.30.EPSB.0.T.1073.RA.12.RB.16.csv mpi09/RELAX.SimID.9.EPSA.30.EPSB.0.T.1073.RA.12.RB.16.csv</text:p>
          </table:table-cell>
        </table:table-row>
        <table:table-row table:style-name="ro1">
          <table:table-cell table:formula="of:=[$Sheet1.E1016]" office:value-type="string" office:string-value="diff mpi01/RELAX.SimID.1.EPSA.30.EPSB.0.T.1073.RA.12.RB.16.NR.7551.NC.15.RhoFields.bin mpi09/RELAX.SimID.9.EPSA.30.EPSB.0.T.1073.RA.12.RB.16.NR.7551.NC.15.RhoFields.bin" calcext:value-type="string">
            <text:p>diff mpi01/RELAX.SimID.1.EPSA.30.EPSB.0.T.1073.RA.12.RB.16.NR.7551.NC.15.RhoFields.bin mpi09/RELAX.SimID.9.EPSA.30.EPSB.0.T.1073.RA.12.RB.16.NR.7551.NC.15.RhoFields.bin</text:p>
          </table:table-cell>
        </table:table-row>
        <table:table-row table:style-name="ro1">
          <table:table-cell table:formula="of:=[$Sheet1.E1017]" office:value-type="string" office:string-value="diff mpi01/RELAX.SimID.1.EPSA.30.EPSB.0.T.1123.RA.12.RB.13.csv mpi09/RELAX.SimID.9.EPSA.30.EPSB.0.T.1123.RA.12.RB.13.csv" calcext:value-type="string">
            <text:p>diff mpi01/RELAX.SimID.1.EPSA.30.EPSB.0.T.1123.RA.12.RB.13.csv mpi09/RELAX.SimID.9.EPSA.30.EPSB.0.T.1123.RA.12.RB.13.csv</text:p>
          </table:table-cell>
        </table:table-row>
        <table:table-row table:style-name="ro1">
          <table:table-cell table:formula="of:=[$Sheet1.E1018]" office:value-type="string" office:string-value="diff mpi01/RELAX.SimID.1.EPSA.30.EPSB.0.T.1123.RA.12.RB.13.NR.7551.NC.1.RhoFields.bin mpi09/RELAX.SimID.9.EPSA.30.EPSB.0.T.1123.RA.12.RB.13.NR.7551.NC.1.RhoFields.bin" calcext:value-type="string">
            <text:p>diff mpi01/RELAX.SimID.1.EPSA.30.EPSB.0.T.1123.RA.12.RB.13.NR.7551.NC.1.RhoFields.bin mpi09/RELAX.SimID.9.EPSA.30.EPSB.0.T.1123.RA.12.RB.13.NR.7551.NC.1.RhoFields.bin</text:p>
          </table:table-cell>
        </table:table-row>
        <table:table-row table:style-name="ro1">
          <table:table-cell table:formula="of:=[$Sheet1.E1019]" office:value-type="string" office:string-value="diff mpi01/RELAX.SimID.1.EPSA.30.EPSB.0.T.1123.RA.12.RB.14.csv mpi09/RELAX.SimID.9.EPSA.30.EPSB.0.T.1123.RA.12.RB.14.csv" calcext:value-type="string">
            <text:p>diff mpi01/RELAX.SimID.1.EPSA.30.EPSB.0.T.1123.RA.12.RB.14.csv mpi09/RELAX.SimID.9.EPSA.30.EPSB.0.T.1123.RA.12.RB.14.csv</text:p>
          </table:table-cell>
        </table:table-row>
        <table:table-row table:style-name="ro1">
          <table:table-cell table:formula="of:=[$Sheet1.E1020]" office:value-type="string" office:string-value="diff mpi01/RELAX.SimID.1.EPSA.30.EPSB.0.T.1123.RA.12.RB.14.NR.7551.NC.1.RhoFields.bin mpi09/RELAX.SimID.9.EPSA.30.EPSB.0.T.1123.RA.12.RB.14.NR.7551.NC.1.RhoFields.bin" calcext:value-type="string">
            <text:p>diff mpi01/RELAX.SimID.1.EPSA.30.EPSB.0.T.1123.RA.12.RB.14.NR.7551.NC.1.RhoFields.bin mpi09/RELAX.SimID.9.EPSA.30.EPSB.0.T.1123.RA.12.RB.14.NR.7551.NC.1.RhoFields.bin</text:p>
          </table:table-cell>
        </table:table-row>
        <table:table-row table:style-name="ro1">
          <table:table-cell table:formula="of:=[$Sheet1.E1021]" office:value-type="string" office:string-value="diff mpi01/RELAX.SimID.1.EPSA.30.EPSB.0.T.1123.RA.12.RB.15.csv mpi09/RELAX.SimID.9.EPSA.30.EPSB.0.T.1123.RA.12.RB.15.csv" calcext:value-type="string">
            <text:p>diff mpi01/RELAX.SimID.1.EPSA.30.EPSB.0.T.1123.RA.12.RB.15.csv mpi09/RELAX.SimID.9.EPSA.30.EPSB.0.T.1123.RA.12.RB.15.csv</text:p>
          </table:table-cell>
        </table:table-row>
        <table:table-row table:style-name="ro1">
          <table:table-cell table:formula="of:=[$Sheet1.E1022]" office:value-type="string" office:string-value="diff mpi01/RELAX.SimID.1.EPSA.30.EPSB.0.T.1123.RA.12.RB.15.NR.7551.NC.4.RhoFields.bin mpi09/RELAX.SimID.9.EPSA.30.EPSB.0.T.1123.RA.12.RB.15.NR.7551.NC.4.RhoFields.bin" calcext:value-type="string">
            <text:p>diff mpi01/RELAX.SimID.1.EPSA.30.EPSB.0.T.1123.RA.12.RB.15.NR.7551.NC.4.RhoFields.bin mpi09/RELAX.SimID.9.EPSA.30.EPSB.0.T.1123.RA.12.RB.15.NR.7551.NC.4.RhoFields.bin</text:p>
          </table:table-cell>
        </table:table-row>
        <table:table-row table:style-name="ro1">
          <table:table-cell table:formula="of:=[$Sheet1.E1023]" office:value-type="string" office:string-value="diff mpi01/RELAX.SimID.1.EPSA.30.EPSB.0.T.1123.RA.12.RB.16.csv mpi09/RELAX.SimID.9.EPSA.30.EPSB.0.T.1123.RA.12.RB.16.csv" calcext:value-type="string">
            <text:p>diff mpi01/RELAX.SimID.1.EPSA.30.EPSB.0.T.1123.RA.12.RB.16.csv mpi09/RELAX.SimID.9.EPSA.30.EPSB.0.T.1123.RA.12.RB.16.csv</text:p>
          </table:table-cell>
        </table:table-row>
        <table:table-row table:style-name="ro1">
          <table:table-cell table:formula="of:=[$Sheet1.E1024]" office:value-type="string" office:string-value="diff mpi01/RELAX.SimID.1.EPSA.30.EPSB.0.T.1123.RA.12.RB.16.NR.7551.NC.98.RhoFields.bin mpi09/RELAX.SimID.9.EPSA.30.EPSB.0.T.1123.RA.12.RB.16.NR.7551.NC.98.RhoFields.bin" calcext:value-type="string">
            <text:p>diff mpi01/RELAX.SimID.1.EPSA.30.EPSB.0.T.1123.RA.12.RB.16.NR.7551.NC.98.RhoFields.bin mpi09/RELAX.SimID.9.EPSA.30.EPSB.0.T.1123.RA.12.RB.16.NR.7551.NC.98.RhoFields.bin</text:p>
          </table:table-cell>
        </table:table-row>
        <table:table-row table:style-name="ro1">
          <table:table-cell table:formula="of:=[$Sheet1.E1025]" office:value-type="string" office:string-value="diff mpi01/RELAX.SimID.1.EPSA.30.EPSB.0.T.1173.RA.12.RB.13.csv mpi09/RELAX.SimID.9.EPSA.30.EPSB.0.T.1173.RA.12.RB.13.csv" calcext:value-type="string">
            <text:p>diff mpi01/RELAX.SimID.1.EPSA.30.EPSB.0.T.1173.RA.12.RB.13.csv mpi09/RELAX.SimID.9.EPSA.30.EPSB.0.T.1173.RA.12.RB.13.csv</text:p>
          </table:table-cell>
        </table:table-row>
        <table:table-row table:style-name="ro1">
          <table:table-cell table:formula="of:=[$Sheet1.E1026]" office:value-type="string" office:string-value="diff mpi01/RELAX.SimID.1.EPSA.30.EPSB.0.T.1173.RA.12.RB.13.NR.7551.NC.1.RhoFields.bin mpi09/RELAX.SimID.9.EPSA.30.EPSB.0.T.1173.RA.12.RB.13.NR.7551.NC.1.RhoFields.bin" calcext:value-type="string">
            <text:p>diff mpi01/RELAX.SimID.1.EPSA.30.EPSB.0.T.1173.RA.12.RB.13.NR.7551.NC.1.RhoFields.bin mpi09/RELAX.SimID.9.EPSA.30.EPSB.0.T.1173.RA.12.RB.13.NR.7551.NC.1.RhoFields.bin</text:p>
          </table:table-cell>
        </table:table-row>
        <table:table-row table:style-name="ro1">
          <table:table-cell table:formula="of:=[$Sheet1.E1027]" office:value-type="string" office:string-value="diff mpi01/RELAX.SimID.1.EPSA.30.EPSB.0.T.1173.RA.12.RB.14.csv mpi09/RELAX.SimID.9.EPSA.30.EPSB.0.T.1173.RA.12.RB.14.csv" calcext:value-type="string">
            <text:p>diff mpi01/RELAX.SimID.1.EPSA.30.EPSB.0.T.1173.RA.12.RB.14.csv mpi09/RELAX.SimID.9.EPSA.30.EPSB.0.T.1173.RA.12.RB.14.csv</text:p>
          </table:table-cell>
        </table:table-row>
        <table:table-row table:style-name="ro1">
          <table:table-cell table:formula="of:=[$Sheet1.E1028]" office:value-type="string" office:string-value="diff mpi01/RELAX.SimID.1.EPSA.30.EPSB.0.T.1173.RA.12.RB.14.NR.7551.NC.1.RhoFields.bin mpi09/RELAX.SimID.9.EPSA.30.EPSB.0.T.1173.RA.12.RB.14.NR.7551.NC.1.RhoFields.bin" calcext:value-type="string">
            <text:p>diff mpi01/RELAX.SimID.1.EPSA.30.EPSB.0.T.1173.RA.12.RB.14.NR.7551.NC.1.RhoFields.bin mpi09/RELAX.SimID.9.EPSA.30.EPSB.0.T.1173.RA.12.RB.14.NR.7551.NC.1.RhoFields.bin</text:p>
          </table:table-cell>
        </table:table-row>
        <table:table-row table:style-name="ro1">
          <table:table-cell table:formula="of:=[$Sheet1.E1029]" office:value-type="string" office:string-value="diff mpi01/RELAX.SimID.1.EPSA.30.EPSB.0.T.1173.RA.12.RB.15.csv mpi09/RELAX.SimID.9.EPSA.30.EPSB.0.T.1173.RA.12.RB.15.csv" calcext:value-type="string">
            <text:p>diff mpi01/RELAX.SimID.1.EPSA.30.EPSB.0.T.1173.RA.12.RB.15.csv mpi09/RELAX.SimID.9.EPSA.30.EPSB.0.T.1173.RA.12.RB.15.csv</text:p>
          </table:table-cell>
        </table:table-row>
        <table:table-row table:style-name="ro1">
          <table:table-cell table:formula="of:=[$Sheet1.E1030]" office:value-type="string" office:string-value="diff mpi01/RELAX.SimID.1.EPSA.30.EPSB.0.T.1173.RA.12.RB.15.NR.7551.NC.24.RhoFields.bin mpi09/RELAX.SimID.9.EPSA.30.EPSB.0.T.1173.RA.12.RB.15.NR.7551.NC.24.RhoFields.bin" calcext:value-type="string">
            <text:p>diff mpi01/RELAX.SimID.1.EPSA.30.EPSB.0.T.1173.RA.12.RB.15.NR.7551.NC.24.RhoFields.bin mpi09/RELAX.SimID.9.EPSA.30.EPSB.0.T.1173.RA.12.RB.15.NR.7551.NC.24.RhoFields.bin</text:p>
          </table:table-cell>
        </table:table-row>
        <table:table-row table:style-name="ro1">
          <table:table-cell table:formula="of:=[$Sheet1.E1031]" office:value-type="string" office:string-value="diff mpi01/RELAX.SimID.1.EPSA.30.EPSB.0.T.1173.RA.12.RB.16.csv mpi09/RELAX.SimID.9.EPSA.30.EPSB.0.T.1173.RA.12.RB.16.csv" calcext:value-type="string">
            <text:p>diff mpi01/RELAX.SimID.1.EPSA.30.EPSB.0.T.1173.RA.12.RB.16.csv mpi09/RELAX.SimID.9.EPSA.30.EPSB.0.T.1173.RA.12.RB.16.csv</text:p>
          </table:table-cell>
        </table:table-row>
        <table:table-row table:style-name="ro1">
          <table:table-cell table:formula="of:=[$Sheet1.E1032]" office:value-type="string" office:string-value="diff mpi01/RELAX.SimID.1.EPSA.30.EPSB.0.T.1173.RA.12.RB.16.NR.7551.NC.422.RhoFields.bin mpi09/RELAX.SimID.9.EPSA.30.EPSB.0.T.1173.RA.12.RB.16.NR.7551.NC.422.RhoFields.bin" calcext:value-type="string">
            <text:p>diff mpi01/RELAX.SimID.1.EPSA.30.EPSB.0.T.1173.RA.12.RB.16.NR.7551.NC.422.RhoFields.bin mpi09/RELAX.SimID.9.EPSA.30.EPSB.0.T.1173.RA.12.RB.16.NR.7551.NC.422.RhoFields.bin</text:p>
          </table:table-cell>
        </table:table-row>
        <table:table-row table:style-name="ro1">
          <table:table-cell table:formula="of:=[$Sheet1.E1033]" office:value-type="string" office:string-value="diff mpi01/RELAX.SimID.1.EPSA.30.EPSB.0.T.1223.RA.12.RB.13.csv mpi09/RELAX.SimID.9.EPSA.30.EPSB.0.T.1223.RA.12.RB.13.csv" calcext:value-type="string">
            <text:p>diff mpi01/RELAX.SimID.1.EPSA.30.EPSB.0.T.1223.RA.12.RB.13.csv mpi09/RELAX.SimID.9.EPSA.30.EPSB.0.T.1223.RA.12.RB.13.csv</text:p>
          </table:table-cell>
        </table:table-row>
        <table:table-row table:style-name="ro1">
          <table:table-cell table:formula="of:=[$Sheet1.E1034]" office:value-type="string" office:string-value="diff mpi01/RELAX.SimID.1.EPSA.30.EPSB.0.T.1223.RA.12.RB.13.NR.7551.NC.1.RhoFields.bin mpi09/RELAX.SimID.9.EPSA.30.EPSB.0.T.1223.RA.12.RB.13.NR.7551.NC.1.RhoFields.bin" calcext:value-type="string">
            <text:p>diff mpi01/RELAX.SimID.1.EPSA.30.EPSB.0.T.1223.RA.12.RB.13.NR.7551.NC.1.RhoFields.bin mpi09/RELAX.SimID.9.EPSA.30.EPSB.0.T.1223.RA.12.RB.13.NR.7551.NC.1.RhoFields.bin</text:p>
          </table:table-cell>
        </table:table-row>
        <table:table-row table:style-name="ro1">
          <table:table-cell table:formula="of:=[$Sheet1.E1035]" office:value-type="string" office:string-value="diff mpi01/RELAX.SimID.1.EPSA.30.EPSB.0.T.1223.RA.12.RB.14.csv mpi09/RELAX.SimID.9.EPSA.30.EPSB.0.T.1223.RA.12.RB.14.csv" calcext:value-type="string">
            <text:p>diff mpi01/RELAX.SimID.1.EPSA.30.EPSB.0.T.1223.RA.12.RB.14.csv mpi09/RELAX.SimID.9.EPSA.30.EPSB.0.T.1223.RA.12.RB.14.csv</text:p>
          </table:table-cell>
        </table:table-row>
        <table:table-row table:style-name="ro1">
          <table:table-cell table:formula="of:=[$Sheet1.E1036]" office:value-type="string" office:string-value="diff mpi01/RELAX.SimID.1.EPSA.30.EPSB.0.T.1223.RA.12.RB.14.NR.7551.NC.4.RhoFields.bin mpi09/RELAX.SimID.9.EPSA.30.EPSB.0.T.1223.RA.12.RB.14.NR.7551.NC.4.RhoFields.bin" calcext:value-type="string">
            <text:p>diff mpi01/RELAX.SimID.1.EPSA.30.EPSB.0.T.1223.RA.12.RB.14.NR.7551.NC.4.RhoFields.bin mpi09/RELAX.SimID.9.EPSA.30.EPSB.0.T.1223.RA.12.RB.14.NR.7551.NC.4.RhoFields.bin</text:p>
          </table:table-cell>
        </table:table-row>
        <table:table-row table:style-name="ro1">
          <table:table-cell table:formula="of:=[$Sheet1.E1037]" office:value-type="string" office:string-value="diff mpi01/RELAX.SimID.1.EPSA.30.EPSB.0.T.1223.RA.12.RB.15.csv mpi09/RELAX.SimID.9.EPSA.30.EPSB.0.T.1223.RA.12.RB.15.csv" calcext:value-type="string">
            <text:p>diff mpi01/RELAX.SimID.1.EPSA.30.EPSB.0.T.1223.RA.12.RB.15.csv mpi09/RELAX.SimID.9.EPSA.30.EPSB.0.T.1223.RA.12.RB.15.csv</text:p>
          </table:table-cell>
        </table:table-row>
        <table:table-row table:style-name="ro1">
          <table:table-cell table:formula="of:=[$Sheet1.E1038]" office:value-type="string" office:string-value="diff mpi01/RELAX.SimID.1.EPSA.30.EPSB.0.T.1223.RA.12.RB.15.NR.7551.NC.113.RhoFields.bin mpi09/RELAX.SimID.9.EPSA.30.EPSB.0.T.1223.RA.12.RB.15.NR.7551.NC.113.RhoFields.bin" calcext:value-type="string">
            <text:p>diff mpi01/RELAX.SimID.1.EPSA.30.EPSB.0.T.1223.RA.12.RB.15.NR.7551.NC.113.RhoFields.bin mpi09/RELAX.SimID.9.EPSA.30.EPSB.0.T.1223.RA.12.RB.15.NR.7551.NC.113.RhoFields.bin</text:p>
          </table:table-cell>
        </table:table-row>
        <table:table-row table:style-name="ro1">
          <table:table-cell table:formula="of:=[$Sheet1.E1039]" office:value-type="string" office:string-value="diff mpi01/RELAX.SimID.1.EPSA.30.EPSB.0.T.1223.RA.12.RB.16.csv mpi09/RELAX.SimID.9.EPSA.30.EPSB.0.T.1223.RA.12.RB.16.csv" calcext:value-type="string">
            <text:p>diff mpi01/RELAX.SimID.1.EPSA.30.EPSB.0.T.1223.RA.12.RB.16.csv mpi09/RELAX.SimID.9.EPSA.30.EPSB.0.T.1223.RA.12.RB.16.csv</text:p>
          </table:table-cell>
        </table:table-row>
        <table:table-row table:style-name="ro1">
          <table:table-cell table:formula="of:=[$Sheet1.E1040]" office:value-type="string" office:string-value="diff mpi01/RELAX.SimID.1.EPSA.30.EPSB.0.T.1223.RA.12.RB.16.NR.7551.NC.1401.RhoFields.bin mpi09/RELAX.SimID.9.EPSA.30.EPSB.0.T.1223.RA.12.RB.16.NR.7551.NC.1401.RhoFields.bin" calcext:value-type="string">
            <text:p>diff mpi01/RELAX.SimID.1.EPSA.30.EPSB.0.T.1223.RA.12.RB.16.NR.7551.NC.1401.RhoFields.bin mpi09/RELAX.SimID.9.EPSA.30.EPSB.0.T.1223.RA.12.RB.16.NR.7551.NC.1401.RhoFields.bin</text:p>
          </table:table-cell>
        </table:table-row>
        <table:table-row table:style-name="ro1">
          <table:table-cell table:formula="of:=[$Sheet1.E1041]" office:value-type="string" office:string-value="diff mpi01/RELAX.SimID.1.EPSA.30.EPSB.0.T.1273.RA.12.RB.13.csv mpi09/RELAX.SimID.9.EPSA.30.EPSB.0.T.1273.RA.12.RB.13.csv" calcext:value-type="string">
            <text:p>diff mpi01/RELAX.SimID.1.EPSA.30.EPSB.0.T.1273.RA.12.RB.13.csv mpi09/RELAX.SimID.9.EPSA.30.EPSB.0.T.1273.RA.12.RB.13.csv</text:p>
          </table:table-cell>
        </table:table-row>
        <table:table-row table:style-name="ro1">
          <table:table-cell table:formula="of:=[$Sheet1.E1042]" office:value-type="string" office:string-value="diff mpi01/RELAX.SimID.1.EPSA.30.EPSB.0.T.1273.RA.12.RB.13.NR.7551.NC.1.RhoFields.bin mpi09/RELAX.SimID.9.EPSA.30.EPSB.0.T.1273.RA.12.RB.13.NR.7551.NC.1.RhoFields.bin" calcext:value-type="string">
            <text:p>diff mpi01/RELAX.SimID.1.EPSA.30.EPSB.0.T.1273.RA.12.RB.13.NR.7551.NC.1.RhoFields.bin mpi09/RELAX.SimID.9.EPSA.30.EPSB.0.T.1273.RA.12.RB.13.NR.7551.NC.1.RhoFields.bin</text:p>
          </table:table-cell>
        </table:table-row>
        <table:table-row table:style-name="ro1">
          <table:table-cell table:formula="of:=[$Sheet1.E1043]" office:value-type="string" office:string-value="diff mpi01/RELAX.SimID.1.EPSA.30.EPSB.0.T.1273.RA.12.RB.14.csv mpi09/RELAX.SimID.9.EPSA.30.EPSB.0.T.1273.RA.12.RB.14.csv" calcext:value-type="string">
            <text:p>diff mpi01/RELAX.SimID.1.EPSA.30.EPSB.0.T.1273.RA.12.RB.14.csv mpi09/RELAX.SimID.9.EPSA.30.EPSB.0.T.1273.RA.12.RB.14.csv</text:p>
          </table:table-cell>
        </table:table-row>
        <table:table-row table:style-name="ro1">
          <table:table-cell table:formula="of:=[$Sheet1.E1044]" office:value-type="string" office:string-value="diff mpi01/RELAX.SimID.1.EPSA.30.EPSB.0.T.1273.RA.12.RB.14.NR.7551.NC.19.RhoFields.bin mpi09/RELAX.SimID.9.EPSA.30.EPSB.0.T.1273.RA.12.RB.14.NR.7551.NC.19.RhoFields.bin" calcext:value-type="string">
            <text:p>diff mpi01/RELAX.SimID.1.EPSA.30.EPSB.0.T.1273.RA.12.RB.14.NR.7551.NC.19.RhoFields.bin mpi09/RELAX.SimID.9.EPSA.30.EPSB.0.T.1273.RA.12.RB.14.NR.7551.NC.19.RhoFields.bin</text:p>
          </table:table-cell>
        </table:table-row>
        <table:table-row table:style-name="ro1">
          <table:table-cell table:formula="of:=[$Sheet1.E1045]" office:value-type="string" office:string-value="diff mpi01/RELAX.SimID.1.EPSA.30.EPSB.0.T.1273.RA.12.RB.15.csv mpi09/RELAX.SimID.9.EPSA.30.EPSB.0.T.1273.RA.12.RB.15.csv" calcext:value-type="string">
            <text:p>diff mpi01/RELAX.SimID.1.EPSA.30.EPSB.0.T.1273.RA.12.RB.15.csv mpi09/RELAX.SimID.9.EPSA.30.EPSB.0.T.1273.RA.12.RB.15.csv</text:p>
          </table:table-cell>
        </table:table-row>
        <table:table-row table:style-name="ro1">
          <table:table-cell table:formula="of:=[$Sheet1.E1046]" office:value-type="string" office:string-value="diff mpi01/RELAX.SimID.1.EPSA.30.EPSB.0.T.1273.RA.12.RB.15.NR.7551.NC.384.RhoFields.bin mpi09/RELAX.SimID.9.EPSA.30.EPSB.0.T.1273.RA.12.RB.15.NR.7551.NC.384.RhoFields.bin" calcext:value-type="string">
            <text:p>diff mpi01/RELAX.SimID.1.EPSA.30.EPSB.0.T.1273.RA.12.RB.15.NR.7551.NC.384.RhoFields.bin mpi09/RELAX.SimID.9.EPSA.30.EPSB.0.T.1273.RA.12.RB.15.NR.7551.NC.384.RhoFields.bin</text:p>
          </table:table-cell>
        </table:table-row>
        <table:table-row table:style-name="ro1">
          <table:table-cell table:formula="of:=[$Sheet1.E1047]" office:value-type="string" office:string-value="diff mpi01/RELAX.SimID.1.EPSA.30.EPSB.0.T.1273.RA.12.RB.16.csv mpi09/RELAX.SimID.9.EPSA.30.EPSB.0.T.1273.RA.12.RB.16.csv" calcext:value-type="string">
            <text:p>diff mpi01/RELAX.SimID.1.EPSA.30.EPSB.0.T.1273.RA.12.RB.16.csv mpi09/RELAX.SimID.9.EPSA.30.EPSB.0.T.1273.RA.12.RB.16.csv</text:p>
          </table:table-cell>
        </table:table-row>
        <table:table-row table:style-name="ro1">
          <table:table-cell table:formula="of:=[$Sheet1.E1048]" office:value-type="string" office:string-value="diff mpi01/RELAX.SimID.1.EPSA.30.EPSB.0.T.1273.RA.12.RB.16.NR.7551.NC.1401.RhoFields.bin mpi09/RELAX.SimID.9.EPSA.30.EPSB.0.T.1273.RA.12.RB.16.NR.7551.NC.1401.RhoFields.bin" calcext:value-type="string">
            <text:p>diff mpi01/RELAX.SimID.1.EPSA.30.EPSB.0.T.1273.RA.12.RB.16.NR.7551.NC.1401.RhoFields.bin mpi09/RELAX.SimID.9.EPSA.30.EPSB.0.T.1273.RA.12.RB.16.NR.7551.NC.1401.RhoFields.bin</text:p>
          </table:table-cell>
        </table:table-row>
        <table:table-row table:style-name="ro1">
          <table:table-cell table:formula="of:=[$Sheet1.E1049]" office:value-type="string" office:string-value="diff mpi01/RELAX.SimID.1.EPSA.30.EPSB.0.T.1323.RA.12.RB.13.csv mpi09/RELAX.SimID.9.EPSA.30.EPSB.0.T.1323.RA.12.RB.13.csv" calcext:value-type="string">
            <text:p>diff mpi01/RELAX.SimID.1.EPSA.30.EPSB.0.T.1323.RA.12.RB.13.csv mpi09/RELAX.SimID.9.EPSA.30.EPSB.0.T.1323.RA.12.RB.13.csv</text:p>
          </table:table-cell>
        </table:table-row>
        <table:table-row table:style-name="ro1">
          <table:table-cell table:formula="of:=[$Sheet1.E1050]" office:value-type="string" office:string-value="diff mpi01/RELAX.SimID.1.EPSA.30.EPSB.0.T.1323.RA.12.RB.13.NR.7551.NC.2.RhoFields.bin mpi09/RELAX.SimID.9.EPSA.30.EPSB.0.T.1323.RA.12.RB.13.NR.7551.NC.2.RhoFields.bin" calcext:value-type="string">
            <text:p>diff mpi01/RELAX.SimID.1.EPSA.30.EPSB.0.T.1323.RA.12.RB.13.NR.7551.NC.2.RhoFields.bin mpi09/RELAX.SimID.9.EPSA.30.EPSB.0.T.1323.RA.12.RB.13.NR.7551.NC.2.RhoFields.bin</text:p>
          </table:table-cell>
        </table:table-row>
        <table:table-row table:style-name="ro1">
          <table:table-cell table:formula="of:=[$Sheet1.E1051]" office:value-type="string" office:string-value="diff mpi01/RELAX.SimID.1.EPSA.30.EPSB.0.T.1323.RA.12.RB.14.csv mpi09/RELAX.SimID.9.EPSA.30.EPSB.0.T.1323.RA.12.RB.14.csv" calcext:value-type="string">
            <text:p>diff mpi01/RELAX.SimID.1.EPSA.30.EPSB.0.T.1323.RA.12.RB.14.csv mpi09/RELAX.SimID.9.EPSA.30.EPSB.0.T.1323.RA.12.RB.14.csv</text:p>
          </table:table-cell>
        </table:table-row>
        <table:table-row table:style-name="ro1">
          <table:table-cell table:formula="of:=[$Sheet1.E1052]" office:value-type="string" office:string-value="diff mpi01/RELAX.SimID.1.EPSA.30.EPSB.0.T.1323.RA.12.RB.14.NR.7551.NC.75.RhoFields.bin mpi09/RELAX.SimID.9.EPSA.30.EPSB.0.T.1323.RA.12.RB.14.NR.7551.NC.75.RhoFields.bin" calcext:value-type="string">
            <text:p>diff mpi01/RELAX.SimID.1.EPSA.30.EPSB.0.T.1323.RA.12.RB.14.NR.7551.NC.75.RhoFields.bin mpi09/RELAX.SimID.9.EPSA.30.EPSB.0.T.1323.RA.12.RB.14.NR.7551.NC.75.RhoFields.bin</text:p>
          </table:table-cell>
        </table:table-row>
        <table:table-row table:style-name="ro1">
          <table:table-cell table:formula="of:=[$Sheet1.E1053]" office:value-type="string" office:string-value="diff mpi01/RELAX.SimID.1.EPSA.30.EPSB.0.T.1323.RA.12.RB.15.csv mpi09/RELAX.SimID.9.EPSA.30.EPSB.0.T.1323.RA.12.RB.15.csv" calcext:value-type="string">
            <text:p>diff mpi01/RELAX.SimID.1.EPSA.30.EPSB.0.T.1323.RA.12.RB.15.csv mpi09/RELAX.SimID.9.EPSA.30.EPSB.0.T.1323.RA.12.RB.15.csv</text:p>
          </table:table-cell>
        </table:table-row>
        <table:table-row table:style-name="ro1">
          <table:table-cell table:formula="of:=[$Sheet1.E1054]" office:value-type="string" office:string-value="diff mpi01/RELAX.SimID.1.EPSA.30.EPSB.0.T.1323.RA.12.RB.15.NR.7551.NC.1257.RhoFields.bin mpi09/RELAX.SimID.9.EPSA.30.EPSB.0.T.1323.RA.12.RB.15.NR.7551.NC.1257.RhoFields.bin" calcext:value-type="string">
            <text:p>diff mpi01/RELAX.SimID.1.EPSA.30.EPSB.0.T.1323.RA.12.RB.15.NR.7551.NC.1257.RhoFields.bin mpi09/RELAX.SimID.9.EPSA.30.EPSB.0.T.1323.RA.12.RB.15.NR.7551.NC.1257.RhoFields.bin</text:p>
          </table:table-cell>
        </table:table-row>
        <table:table-row table:style-name="ro1">
          <table:table-cell table:formula="of:=[$Sheet1.E1055]" office:value-type="string" office:string-value="diff mpi01/RELAX.SimID.1.EPSA.30.EPSB.0.T.1323.RA.12.RB.16.csv mpi09/RELAX.SimID.9.EPSA.30.EPSB.0.T.1323.RA.12.RB.16.csv" calcext:value-type="string">
            <text:p>diff mpi01/RELAX.SimID.1.EPSA.30.EPSB.0.T.1323.RA.12.RB.16.csv mpi09/RELAX.SimID.9.EPSA.30.EPSB.0.T.1323.RA.12.RB.16.csv</text:p>
          </table:table-cell>
        </table:table-row>
        <table:table-row table:style-name="ro1">
          <table:table-cell table:formula="of:=[$Sheet1.E1056]" office:value-type="string" office:string-value="diff mpi01/RELAX.SimID.1.EPSA.30.EPSB.0.T.1323.RA.12.RB.16.NR.7551.NC.1401.RhoFields.bin mpi09/RELAX.SimID.9.EPSA.30.EPSB.0.T.1323.RA.12.RB.16.NR.7551.NC.1401.RhoFields.bin" calcext:value-type="string">
            <text:p>diff mpi01/RELAX.SimID.1.EPSA.30.EPSB.0.T.1323.RA.12.RB.16.NR.7551.NC.1401.RhoFields.bin mpi09/RELAX.SimID.9.EPSA.30.EPSB.0.T.1323.RA.12.RB.16.NR.7551.NC.1401.RhoFields.bin</text:p>
          </table:table-cell>
        </table:table-row>
        <table:table-row table:style-name="ro1">
          <table:table-cell table:formula="of:=[$Sheet1.E1057]" office:value-type="string" office:string-value="diff mpi01/RELAX.SimID.1.EPSA.30.EPSB.0.T.1373.RA.12.RB.13.csv mpi09/RELAX.SimID.9.EPSA.30.EPSB.0.T.1373.RA.12.RB.13.csv" calcext:value-type="string">
            <text:p>diff mpi01/RELAX.SimID.1.EPSA.30.EPSB.0.T.1373.RA.12.RB.13.csv mpi09/RELAX.SimID.9.EPSA.30.EPSB.0.T.1373.RA.12.RB.13.csv</text:p>
          </table:table-cell>
        </table:table-row>
        <table:table-row table:style-name="ro1">
          <table:table-cell table:formula="of:=[$Sheet1.E1058]" office:value-type="string" office:string-value="diff mpi01/RELAX.SimID.1.EPSA.30.EPSB.0.T.1373.RA.12.RB.13.NR.7551.NC.7.RhoFields.bin mpi09/RELAX.SimID.9.EPSA.30.EPSB.0.T.1373.RA.12.RB.13.NR.7551.NC.7.RhoFields.bin" calcext:value-type="string">
            <text:p>diff mpi01/RELAX.SimID.1.EPSA.30.EPSB.0.T.1373.RA.12.RB.13.NR.7551.NC.7.RhoFields.bin mpi09/RELAX.SimID.9.EPSA.30.EPSB.0.T.1373.RA.12.RB.13.NR.7551.NC.7.RhoFields.bin</text:p>
          </table:table-cell>
        </table:table-row>
        <table:table-row table:style-name="ro1">
          <table:table-cell table:formula="of:=[$Sheet1.E1059]" office:value-type="string" office:string-value="diff mpi01/RELAX.SimID.1.EPSA.30.EPSB.0.T.1373.RA.12.RB.14.csv mpi09/RELAX.SimID.9.EPSA.30.EPSB.0.T.1373.RA.12.RB.14.csv" calcext:value-type="string">
            <text:p>diff mpi01/RELAX.SimID.1.EPSA.30.EPSB.0.T.1373.RA.12.RB.14.csv mpi09/RELAX.SimID.9.EPSA.30.EPSB.0.T.1373.RA.12.RB.14.csv</text:p>
          </table:table-cell>
        </table:table-row>
        <table:table-row table:style-name="ro1">
          <table:table-cell table:formula="of:=[$Sheet1.E1060]" office:value-type="string" office:string-value="diff mpi01/RELAX.SimID.1.EPSA.30.EPSB.0.T.1373.RA.12.RB.14.NR.7551.NC.223.RhoFields.bin mpi09/RELAX.SimID.9.EPSA.30.EPSB.0.T.1373.RA.12.RB.14.NR.7551.NC.223.RhoFields.bin" calcext:value-type="string">
            <text:p>diff mpi01/RELAX.SimID.1.EPSA.30.EPSB.0.T.1373.RA.12.RB.14.NR.7551.NC.223.RhoFields.bin mpi09/RELAX.SimID.9.EPSA.30.EPSB.0.T.1373.RA.12.RB.14.NR.7551.NC.223.RhoFields.bin</text:p>
          </table:table-cell>
        </table:table-row>
        <table:table-row table:style-name="ro1">
          <table:table-cell table:formula="of:=[$Sheet1.E1061]" office:value-type="string" office:string-value="diff mpi01/RELAX.SimID.1.EPSA.30.EPSB.0.T.1373.RA.12.RB.15.csv mpi09/RELAX.SimID.9.EPSA.30.EPSB.0.T.1373.RA.12.RB.15.csv" calcext:value-type="string">
            <text:p>diff mpi01/RELAX.SimID.1.EPSA.30.EPSB.0.T.1373.RA.12.RB.15.csv mpi09/RELAX.SimID.9.EPSA.30.EPSB.0.T.1373.RA.12.RB.15.csv</text:p>
          </table:table-cell>
        </table:table-row>
        <table:table-row table:style-name="ro1">
          <table:table-cell table:formula="of:=[$Sheet1.E1062]" office:value-type="string" office:string-value="diff mpi01/RELAX.SimID.1.EPSA.30.EPSB.0.T.1373.RA.12.RB.15.NR.7551.NC.1401.RhoFields.bin mpi09/RELAX.SimID.9.EPSA.30.EPSB.0.T.1373.RA.12.RB.15.NR.7551.NC.1401.RhoFields.bin" calcext:value-type="string">
            <text:p>diff mpi01/RELAX.SimID.1.EPSA.30.EPSB.0.T.1373.RA.12.RB.15.NR.7551.NC.1401.RhoFields.bin mpi09/RELAX.SimID.9.EPSA.30.EPSB.0.T.1373.RA.12.RB.15.NR.7551.NC.1401.RhoFields.bin</text:p>
          </table:table-cell>
        </table:table-row>
        <table:table-row table:style-name="ro1">
          <table:table-cell table:formula="of:=[$Sheet1.E1063]" office:value-type="string" office:string-value="diff mpi01/RELAX.SimID.1.EPSA.30.EPSB.0.T.1373.RA.12.RB.16.csv mpi09/RELAX.SimID.9.EPSA.30.EPSB.0.T.1373.RA.12.RB.16.csv" calcext:value-type="string">
            <text:p>diff mpi01/RELAX.SimID.1.EPSA.30.EPSB.0.T.1373.RA.12.RB.16.csv mpi09/RELAX.SimID.9.EPSA.30.EPSB.0.T.1373.RA.12.RB.16.csv</text:p>
          </table:table-cell>
        </table:table-row>
        <table:table-row table:style-name="ro1">
          <table:table-cell table:formula="of:=[$Sheet1.E1064]" office:value-type="string" office:string-value="diff mpi01/RELAX.SimID.1.EPSA.30.EPSB.0.T.1373.RA.12.RB.16.NR.7551.NC.1401.RhoFields.bin mpi09/RELAX.SimID.9.EPSA.30.EPSB.0.T.1373.RA.12.RB.16.NR.7551.NC.1401.RhoFields.bin" calcext:value-type="string">
            <text:p>diff mpi01/RELAX.SimID.1.EPSA.30.EPSB.0.T.1373.RA.12.RB.16.NR.7551.NC.1401.RhoFields.bin mpi09/RELAX.SimID.9.EPSA.30.EPSB.0.T.1373.RA.12.RB.16.NR.7551.NC.1401.RhoFields.bin</text:p>
          </table:table-cell>
        </table:table-row>
        <table:table-row table:style-name="ro1">
          <table:table-cell table:formula="of:=[$Sheet1.E1065]" office:value-type="string" office:string-value="diff mpi01/RELAX.SimID.1.EPSA.30.EPSB.0.T.1423.RA.12.RB.13.csv mpi09/RELAX.SimID.9.EPSA.30.EPSB.0.T.1423.RA.12.RB.13.csv" calcext:value-type="string">
            <text:p>diff mpi01/RELAX.SimID.1.EPSA.30.EPSB.0.T.1423.RA.12.RB.13.csv mpi09/RELAX.SimID.9.EPSA.30.EPSB.0.T.1423.RA.12.RB.13.csv</text:p>
          </table:table-cell>
        </table:table-row>
        <table:table-row table:style-name="ro1">
          <table:table-cell table:formula="of:=[$Sheet1.E1066]" office:value-type="string" office:string-value="diff mpi01/RELAX.SimID.1.EPSA.30.EPSB.0.T.1423.RA.12.RB.13.NR.7551.NC.23.RhoFields.bin mpi09/RELAX.SimID.9.EPSA.30.EPSB.0.T.1423.RA.12.RB.13.NR.7551.NC.23.RhoFields.bin" calcext:value-type="string">
            <text:p>diff mpi01/RELAX.SimID.1.EPSA.30.EPSB.0.T.1423.RA.12.RB.13.NR.7551.NC.23.RhoFields.bin mpi09/RELAX.SimID.9.EPSA.30.EPSB.0.T.1423.RA.12.RB.13.NR.7551.NC.23.RhoFields.bin</text:p>
          </table:table-cell>
        </table:table-row>
        <table:table-row table:style-name="ro1">
          <table:table-cell table:formula="of:=[$Sheet1.E1067]" office:value-type="string" office:string-value="diff mpi01/RELAX.SimID.1.EPSA.30.EPSB.0.T.1423.RA.12.RB.14.csv mpi09/RELAX.SimID.9.EPSA.30.EPSB.0.T.1423.RA.12.RB.14.csv" calcext:value-type="string">
            <text:p>diff mpi01/RELAX.SimID.1.EPSA.30.EPSB.0.T.1423.RA.12.RB.14.csv mpi09/RELAX.SimID.9.EPSA.30.EPSB.0.T.1423.RA.12.RB.14.csv</text:p>
          </table:table-cell>
        </table:table-row>
        <table:table-row table:style-name="ro1">
          <table:table-cell table:formula="of:=[$Sheet1.E1068]" office:value-type="string" office:string-value="diff mpi01/RELAX.SimID.1.EPSA.30.EPSB.0.T.1423.RA.12.RB.14.NR.7551.NC.568.RhoFields.bin mpi09/RELAX.SimID.9.EPSA.30.EPSB.0.T.1423.RA.12.RB.14.NR.7551.NC.568.RhoFields.bin" calcext:value-type="string">
            <text:p>diff mpi01/RELAX.SimID.1.EPSA.30.EPSB.0.T.1423.RA.12.RB.14.NR.7551.NC.568.RhoFields.bin mpi09/RELAX.SimID.9.EPSA.30.EPSB.0.T.1423.RA.12.RB.14.NR.7551.NC.568.RhoFields.bin</text:p>
          </table:table-cell>
        </table:table-row>
        <table:table-row table:style-name="ro1">
          <table:table-cell table:formula="of:=[$Sheet1.E1069]" office:value-type="string" office:string-value="diff mpi01/RELAX.SimID.1.EPSA.30.EPSB.0.T.1423.RA.12.RB.15.csv mpi09/RELAX.SimID.9.EPSA.30.EPSB.0.T.1423.RA.12.RB.15.csv" calcext:value-type="string">
            <text:p>diff mpi01/RELAX.SimID.1.EPSA.30.EPSB.0.T.1423.RA.12.RB.15.csv mpi09/RELAX.SimID.9.EPSA.30.EPSB.0.T.1423.RA.12.RB.15.csv</text:p>
          </table:table-cell>
        </table:table-row>
        <table:table-row table:style-name="ro1">
          <table:table-cell table:formula="of:=[$Sheet1.E1070]" office:value-type="string" office:string-value="diff mpi01/RELAX.SimID.1.EPSA.30.EPSB.0.T.1423.RA.12.RB.15.NR.7551.NC.1401.RhoFields.bin mpi09/RELAX.SimID.9.EPSA.30.EPSB.0.T.1423.RA.12.RB.15.NR.7551.NC.1401.RhoFields.bin" calcext:value-type="string">
            <text:p>diff mpi01/RELAX.SimID.1.EPSA.30.EPSB.0.T.1423.RA.12.RB.15.NR.7551.NC.1401.RhoFields.bin mpi09/RELAX.SimID.9.EPSA.30.EPSB.0.T.1423.RA.12.RB.15.NR.7551.NC.1401.RhoFields.bin</text:p>
          </table:table-cell>
        </table:table-row>
        <table:table-row table:style-name="ro1">
          <table:table-cell table:formula="of:=[$Sheet1.E1071]" office:value-type="string" office:string-value="diff mpi01/RELAX.SimID.1.EPSA.30.EPSB.0.T.1423.RA.12.RB.16.csv mpi09/RELAX.SimID.9.EPSA.30.EPSB.0.T.1423.RA.12.RB.16.csv" calcext:value-type="string">
            <text:p>diff mpi01/RELAX.SimID.1.EPSA.30.EPSB.0.T.1423.RA.12.RB.16.csv mpi09/RELAX.SimID.9.EPSA.30.EPSB.0.T.1423.RA.12.RB.16.csv</text:p>
          </table:table-cell>
        </table:table-row>
        <table:table-row table:style-name="ro1">
          <table:table-cell table:formula="of:=[$Sheet1.E1072]" office:value-type="string" office:string-value="diff mpi01/RELAX.SimID.1.EPSA.30.EPSB.0.T.1423.RA.12.RB.16.NR.7551.NC.1401.RhoFields.bin mpi09/RELAX.SimID.9.EPSA.30.EPSB.0.T.1423.RA.12.RB.16.NR.7551.NC.1401.RhoFields.bin" calcext:value-type="string">
            <text:p>diff mpi01/RELAX.SimID.1.EPSA.30.EPSB.0.T.1423.RA.12.RB.16.NR.7551.NC.1401.RhoFields.bin mpi09/RELAX.SimID.9.EPSA.30.EPSB.0.T.1423.RA.12.RB.16.NR.7551.NC.1401.RhoFields.bin</text:p>
          </table:table-cell>
        </table:table-row>
        <table:table-row table:style-name="ro1">
          <table:table-cell table:formula="of:=[$Sheet1.E1073]" office:value-type="string" office:string-value="diff mpi01/RELAX.SimID.1.EPSA.30.EPSB.0.T.1473.RA.12.RB.13.csv mpi09/RELAX.SimID.9.EPSA.30.EPSB.0.T.1473.RA.12.RB.13.csv" calcext:value-type="string">
            <text:p>diff mpi01/RELAX.SimID.1.EPSA.30.EPSB.0.T.1473.RA.12.RB.13.csv mpi09/RELAX.SimID.9.EPSA.30.EPSB.0.T.1473.RA.12.RB.13.csv</text:p>
          </table:table-cell>
        </table:table-row>
        <table:table-row table:style-name="ro1">
          <table:table-cell table:formula="of:=[$Sheet1.E1074]" office:value-type="string" office:string-value="diff mpi01/RELAX.SimID.1.EPSA.30.EPSB.0.T.1473.RA.12.RB.13.NR.7551.NC.65.RhoFields.bin mpi09/RELAX.SimID.9.EPSA.30.EPSB.0.T.1473.RA.12.RB.13.NR.7551.NC.65.RhoFields.bin" calcext:value-type="string">
            <text:p>diff mpi01/RELAX.SimID.1.EPSA.30.EPSB.0.T.1473.RA.12.RB.13.NR.7551.NC.65.RhoFields.bin mpi09/RELAX.SimID.9.EPSA.30.EPSB.0.T.1473.RA.12.RB.13.NR.7551.NC.65.RhoFields.bin</text:p>
          </table:table-cell>
        </table:table-row>
        <table:table-row table:style-name="ro1">
          <table:table-cell table:formula="of:=[$Sheet1.E1075]" office:value-type="string" office:string-value="diff mpi01/RELAX.SimID.1.EPSA.30.EPSB.0.T.1473.RA.12.RB.14.csv mpi09/RELAX.SimID.9.EPSA.30.EPSB.0.T.1473.RA.12.RB.14.csv" calcext:value-type="string">
            <text:p>diff mpi01/RELAX.SimID.1.EPSA.30.EPSB.0.T.1473.RA.12.RB.14.csv mpi09/RELAX.SimID.9.EPSA.30.EPSB.0.T.1473.RA.12.RB.14.csv</text:p>
          </table:table-cell>
        </table:table-row>
        <table:table-row table:style-name="ro1">
          <table:table-cell table:formula="of:=[$Sheet1.E1076]" office:value-type="string" office:string-value="diff mpi01/RELAX.SimID.1.EPSA.30.EPSB.0.T.1473.RA.12.RB.14.NR.7551.NC.1401.RhoFields.bin mpi09/RELAX.SimID.9.EPSA.30.EPSB.0.T.1473.RA.12.RB.14.NR.7551.NC.1401.RhoFields.bin" calcext:value-type="string">
            <text:p>diff mpi01/RELAX.SimID.1.EPSA.30.EPSB.0.T.1473.RA.12.RB.14.NR.7551.NC.1401.RhoFields.bin mpi09/RELAX.SimID.9.EPSA.30.EPSB.0.T.1473.RA.12.RB.14.NR.7551.NC.1401.RhoFields.bin</text:p>
          </table:table-cell>
        </table:table-row>
        <table:table-row table:style-name="ro1">
          <table:table-cell table:formula="of:=[$Sheet1.E1077]" office:value-type="string" office:string-value="diff mpi01/RELAX.SimID.1.EPSA.30.EPSB.0.T.1473.RA.12.RB.15.csv mpi09/RELAX.SimID.9.EPSA.30.EPSB.0.T.1473.RA.12.RB.15.csv" calcext:value-type="string">
            <text:p>diff mpi01/RELAX.SimID.1.EPSA.30.EPSB.0.T.1473.RA.12.RB.15.csv mpi09/RELAX.SimID.9.EPSA.30.EPSB.0.T.1473.RA.12.RB.15.csv</text:p>
          </table:table-cell>
        </table:table-row>
        <table:table-row table:style-name="ro1">
          <table:table-cell table:formula="of:=[$Sheet1.E1078]" office:value-type="string" office:string-value="diff mpi01/RELAX.SimID.1.EPSA.30.EPSB.0.T.1473.RA.12.RB.15.NR.7551.NC.1401.RhoFields.bin mpi09/RELAX.SimID.9.EPSA.30.EPSB.0.T.1473.RA.12.RB.15.NR.7551.NC.1401.RhoFields.bin" calcext:value-type="string">
            <text:p>diff mpi01/RELAX.SimID.1.EPSA.30.EPSB.0.T.1473.RA.12.RB.15.NR.7551.NC.1401.RhoFields.bin mpi09/RELAX.SimID.9.EPSA.30.EPSB.0.T.1473.RA.12.RB.15.NR.7551.NC.1401.RhoFields.bin</text:p>
          </table:table-cell>
        </table:table-row>
        <table:table-row table:style-name="ro1">
          <table:table-cell table:formula="of:=[$Sheet1.E1079]" office:value-type="string" office:string-value="diff mpi01/RELAX.SimID.1.EPSA.30.EPSB.0.T.1473.RA.12.RB.16.csv mpi09/RELAX.SimID.9.EPSA.30.EPSB.0.T.1473.RA.12.RB.16.csv" calcext:value-type="string">
            <text:p>diff mpi01/RELAX.SimID.1.EPSA.30.EPSB.0.T.1473.RA.12.RB.16.csv mpi09/RELAX.SimID.9.EPSA.30.EPSB.0.T.1473.RA.12.RB.16.csv</text:p>
          </table:table-cell>
        </table:table-row>
        <table:table-row table:style-name="ro1">
          <table:table-cell table:formula="of:=[$Sheet1.E1080]" office:value-type="string" office:string-value="diff mpi01/RELAX.SimID.1.EPSA.30.EPSB.0.T.1473.RA.12.RB.16.NR.7551.NC.1401.RhoFields.bin mpi09/RELAX.SimID.9.EPSA.30.EPSB.0.T.1473.RA.12.RB.16.NR.7551.NC.1401.RhoFields.bin" calcext:value-type="string">
            <text:p>diff mpi01/RELAX.SimID.1.EPSA.30.EPSB.0.T.1473.RA.12.RB.16.NR.7551.NC.1401.RhoFields.bin mpi09/RELAX.SimID.9.EPSA.30.EPSB.0.T.1473.RA.12.RB.16.NR.7551.NC.1401.RhoFields.bin</text:p>
          </table:table-cell>
        </table:table-row>
        <table:table-row table:style-name="ro1">
          <table:table-cell table:formula="of:=[$Sheet1.E1081]" office:value-type="string" office:string-value="diff mpi01/RELAX.SimID.1.EPSA.-30.EPSB.-100.T.1073.RA.12.RB.13.csv mpi09/RELAX.SimID.9.EPSA.-30.EPSB.-100.T.1073.RA.12.RB.13.csv" calcext:value-type="string">
            <text:p>diff mpi01/RELAX.SimID.1.EPSA.-30.EPSB.-100.T.1073.RA.12.RB.13.csv mpi09/RELAX.SimID.9.EPSA.-30.EPSB.-100.T.1073.RA.12.RB.13.csv</text:p>
          </table:table-cell>
        </table:table-row>
        <table:table-row table:style-name="ro1">
          <table:table-cell table:formula="of:=[$Sheet1.E1082]" office:value-type="string" office:string-value="diff mpi01/RELAX.SimID.1.EPSA.-30.EPSB.-100.T.1073.RA.12.RB.13.NR.7551.NC.1.RhoFields.bin mpi09/RELAX.SimID.9.EPSA.-30.EPSB.-100.T.1073.RA.12.RB.13.NR.7551.NC.1.RhoFields.bin" calcext:value-type="string">
            <text:p>diff mpi01/RELAX.SimID.1.EPSA.-30.EPSB.-100.T.1073.RA.12.RB.13.NR.7551.NC.1.RhoFields.bin mpi09/RELAX.SimID.9.EPSA.-30.EPSB.-100.T.1073.RA.12.RB.13.NR.7551.NC.1.RhoFields.bin</text:p>
          </table:table-cell>
        </table:table-row>
        <table:table-row table:style-name="ro1">
          <table:table-cell table:formula="of:=[$Sheet1.E1083]" office:value-type="string" office:string-value="diff mpi01/RELAX.SimID.1.EPSA.-30.EPSB.-100.T.1073.RA.12.RB.14.csv mpi09/RELAX.SimID.9.EPSA.-30.EPSB.-100.T.1073.RA.12.RB.14.csv" calcext:value-type="string">
            <text:p>diff mpi01/RELAX.SimID.1.EPSA.-30.EPSB.-100.T.1073.RA.12.RB.14.csv mpi09/RELAX.SimID.9.EPSA.-30.EPSB.-100.T.1073.RA.12.RB.14.csv</text:p>
          </table:table-cell>
        </table:table-row>
        <table:table-row table:style-name="ro1">
          <table:table-cell table:formula="of:=[$Sheet1.E1084]" office:value-type="string" office:string-value="diff mpi01/RELAX.SimID.1.EPSA.-30.EPSB.-100.T.1073.RA.12.RB.14.NR.7551.NC.1.RhoFields.bin mpi09/RELAX.SimID.9.EPSA.-30.EPSB.-100.T.1073.RA.12.RB.14.NR.7551.NC.1.RhoFields.bin" calcext:value-type="string">
            <text:p>diff mpi01/RELAX.SimID.1.EPSA.-30.EPSB.-100.T.1073.RA.12.RB.14.NR.7551.NC.1.RhoFields.bin mpi09/RELAX.SimID.9.EPSA.-30.EPSB.-100.T.1073.RA.12.RB.14.NR.7551.NC.1.RhoFields.bin</text:p>
          </table:table-cell>
        </table:table-row>
        <table:table-row table:style-name="ro1">
          <table:table-cell table:formula="of:=[$Sheet1.E1085]" office:value-type="string" office:string-value="diff mpi01/RELAX.SimID.1.EPSA.-30.EPSB.-100.T.1073.RA.12.RB.15.csv mpi09/RELAX.SimID.9.EPSA.-30.EPSB.-100.T.1073.RA.12.RB.15.csv" calcext:value-type="string">
            <text:p>diff mpi01/RELAX.SimID.1.EPSA.-30.EPSB.-100.T.1073.RA.12.RB.15.csv mpi09/RELAX.SimID.9.EPSA.-30.EPSB.-100.T.1073.RA.12.RB.15.csv</text:p>
          </table:table-cell>
        </table:table-row>
        <table:table-row table:style-name="ro1">
          <table:table-cell table:formula="of:=[$Sheet1.E1086]" office:value-type="string" office:string-value="diff mpi01/RELAX.SimID.1.EPSA.-30.EPSB.-100.T.1073.RA.12.RB.15.NR.7551.NC.1.RhoFields.bin mpi09/RELAX.SimID.9.EPSA.-30.EPSB.-100.T.1073.RA.12.RB.15.NR.7551.NC.1.RhoFields.bin" calcext:value-type="string">
            <text:p>diff mpi01/RELAX.SimID.1.EPSA.-30.EPSB.-100.T.1073.RA.12.RB.15.NR.7551.NC.1.RhoFields.bin mpi09/RELAX.SimID.9.EPSA.-30.EPSB.-100.T.1073.RA.12.RB.15.NR.7551.NC.1.RhoFields.bin</text:p>
          </table:table-cell>
        </table:table-row>
        <table:table-row table:style-name="ro1">
          <table:table-cell table:formula="of:=[$Sheet1.E1087]" office:value-type="string" office:string-value="diff mpi01/RELAX.SimID.1.EPSA.-30.EPSB.-100.T.1073.RA.12.RB.16.csv mpi09/RELAX.SimID.9.EPSA.-30.EPSB.-100.T.1073.RA.12.RB.16.csv" calcext:value-type="string">
            <text:p>diff mpi01/RELAX.SimID.1.EPSA.-30.EPSB.-100.T.1073.RA.12.RB.16.csv mpi09/RELAX.SimID.9.EPSA.-30.EPSB.-100.T.1073.RA.12.RB.16.csv</text:p>
          </table:table-cell>
        </table:table-row>
        <table:table-row table:style-name="ro1">
          <table:table-cell table:formula="of:=[$Sheet1.E1088]" office:value-type="string" office:string-value="diff mpi01/RELAX.SimID.1.EPSA.-30.EPSB.-100.T.1073.RA.12.RB.16.NR.7551.NC.27.RhoFields.bin mpi09/RELAX.SimID.9.EPSA.-30.EPSB.-100.T.1073.RA.12.RB.16.NR.7551.NC.27.RhoFields.bin" calcext:value-type="string">
            <text:p>diff mpi01/RELAX.SimID.1.EPSA.-30.EPSB.-100.T.1073.RA.12.RB.16.NR.7551.NC.27.RhoFields.bin mpi09/RELAX.SimID.9.EPSA.-30.EPSB.-100.T.1073.RA.12.RB.16.NR.7551.NC.27.RhoFields.bin</text:p>
          </table:table-cell>
        </table:table-row>
        <table:table-row table:style-name="ro1">
          <table:table-cell table:formula="of:=[$Sheet1.E1089]" office:value-type="string" office:string-value="diff mpi01/RELAX.SimID.1.EPSA.-30.EPSB.-100.T.1123.RA.12.RB.13.csv mpi09/RELAX.SimID.9.EPSA.-30.EPSB.-100.T.1123.RA.12.RB.13.csv" calcext:value-type="string">
            <text:p>diff mpi01/RELAX.SimID.1.EPSA.-30.EPSB.-100.T.1123.RA.12.RB.13.csv mpi09/RELAX.SimID.9.EPSA.-30.EPSB.-100.T.1123.RA.12.RB.13.csv</text:p>
          </table:table-cell>
        </table:table-row>
        <table:table-row table:style-name="ro1">
          <table:table-cell table:formula="of:=[$Sheet1.E1090]" office:value-type="string" office:string-value="diff mpi01/RELAX.SimID.1.EPSA.-30.EPSB.-100.T.1123.RA.12.RB.13.NR.7551.NC.1.RhoFields.bin mpi09/RELAX.SimID.9.EPSA.-30.EPSB.-100.T.1123.RA.12.RB.13.NR.7551.NC.1.RhoFields.bin" calcext:value-type="string">
            <text:p>diff mpi01/RELAX.SimID.1.EPSA.-30.EPSB.-100.T.1123.RA.12.RB.13.NR.7551.NC.1.RhoFields.bin mpi09/RELAX.SimID.9.EPSA.-30.EPSB.-100.T.1123.RA.12.RB.13.NR.7551.NC.1.RhoFields.bin</text:p>
          </table:table-cell>
        </table:table-row>
        <table:table-row table:style-name="ro1">
          <table:table-cell table:formula="of:=[$Sheet1.E1091]" office:value-type="string" office:string-value="diff mpi01/RELAX.SimID.1.EPSA.-30.EPSB.-100.T.1123.RA.12.RB.14.csv mpi09/RELAX.SimID.9.EPSA.-30.EPSB.-100.T.1123.RA.12.RB.14.csv" calcext:value-type="string">
            <text:p>diff mpi01/RELAX.SimID.1.EPSA.-30.EPSB.-100.T.1123.RA.12.RB.14.csv mpi09/RELAX.SimID.9.EPSA.-30.EPSB.-100.T.1123.RA.12.RB.14.csv</text:p>
          </table:table-cell>
        </table:table-row>
        <table:table-row table:style-name="ro1">
          <table:table-cell table:formula="of:=[$Sheet1.E1092]" office:value-type="string" office:string-value="diff mpi01/RELAX.SimID.1.EPSA.-30.EPSB.-100.T.1123.RA.12.RB.14.NR.7551.NC.1.RhoFields.bin mpi09/RELAX.SimID.9.EPSA.-30.EPSB.-100.T.1123.RA.12.RB.14.NR.7551.NC.1.RhoFields.bin" calcext:value-type="string">
            <text:p>diff mpi01/RELAX.SimID.1.EPSA.-30.EPSB.-100.T.1123.RA.12.RB.14.NR.7551.NC.1.RhoFields.bin mpi09/RELAX.SimID.9.EPSA.-30.EPSB.-100.T.1123.RA.12.RB.14.NR.7551.NC.1.RhoFields.bin</text:p>
          </table:table-cell>
        </table:table-row>
        <table:table-row table:style-name="ro1">
          <table:table-cell table:formula="of:=[$Sheet1.E1093]" office:value-type="string" office:string-value="diff mpi01/RELAX.SimID.1.EPSA.-30.EPSB.-100.T.1123.RA.12.RB.15.csv mpi09/RELAX.SimID.9.EPSA.-30.EPSB.-100.T.1123.RA.12.RB.15.csv" calcext:value-type="string">
            <text:p>diff mpi01/RELAX.SimID.1.EPSA.-30.EPSB.-100.T.1123.RA.12.RB.15.csv mpi09/RELAX.SimID.9.EPSA.-30.EPSB.-100.T.1123.RA.12.RB.15.csv</text:p>
          </table:table-cell>
        </table:table-row>
        <table:table-row table:style-name="ro1">
          <table:table-cell table:formula="of:=[$Sheet1.E1094]" office:value-type="string" office:string-value="diff mpi01/RELAX.SimID.1.EPSA.-30.EPSB.-100.T.1123.RA.12.RB.15.NR.7551.NC.7.RhoFields.bin mpi09/RELAX.SimID.9.EPSA.-30.EPSB.-100.T.1123.RA.12.RB.15.NR.7551.NC.7.RhoFields.bin" calcext:value-type="string">
            <text:p>diff mpi01/RELAX.SimID.1.EPSA.-30.EPSB.-100.T.1123.RA.12.RB.15.NR.7551.NC.7.RhoFields.bin mpi09/RELAX.SimID.9.EPSA.-30.EPSB.-100.T.1123.RA.12.RB.15.NR.7551.NC.7.RhoFields.bin</text:p>
          </table:table-cell>
        </table:table-row>
        <table:table-row table:style-name="ro1">
          <table:table-cell table:formula="of:=[$Sheet1.E1095]" office:value-type="string" office:string-value="diff mpi01/RELAX.SimID.1.EPSA.-30.EPSB.-100.T.1123.RA.12.RB.16.csv mpi09/RELAX.SimID.9.EPSA.-30.EPSB.-100.T.1123.RA.12.RB.16.csv" calcext:value-type="string">
            <text:p>diff mpi01/RELAX.SimID.1.EPSA.-30.EPSB.-100.T.1123.RA.12.RB.16.csv mpi09/RELAX.SimID.9.EPSA.-30.EPSB.-100.T.1123.RA.12.RB.16.csv</text:p>
          </table:table-cell>
        </table:table-row>
        <table:table-row table:style-name="ro1">
          <table:table-cell table:formula="of:=[$Sheet1.E1096]" office:value-type="string" office:string-value="diff mpi01/RELAX.SimID.1.EPSA.-30.EPSB.-100.T.1123.RA.12.RB.16.NR.7551.NC.163.RhoFields.bin mpi09/RELAX.SimID.9.EPSA.-30.EPSB.-100.T.1123.RA.12.RB.16.NR.7551.NC.163.RhoFields.bin" calcext:value-type="string">
            <text:p>diff mpi01/RELAX.SimID.1.EPSA.-30.EPSB.-100.T.1123.RA.12.RB.16.NR.7551.NC.163.RhoFields.bin mpi09/RELAX.SimID.9.EPSA.-30.EPSB.-100.T.1123.RA.12.RB.16.NR.7551.NC.163.RhoFields.bin</text:p>
          </table:table-cell>
        </table:table-row>
        <table:table-row table:style-name="ro1">
          <table:table-cell table:formula="of:=[$Sheet1.E1097]" office:value-type="string" office:string-value="diff mpi01/RELAX.SimID.1.EPSA.-30.EPSB.-100.T.1173.RA.12.RB.13.csv mpi09/RELAX.SimID.9.EPSA.-30.EPSB.-100.T.1173.RA.12.RB.13.csv" calcext:value-type="string">
            <text:p>diff mpi01/RELAX.SimID.1.EPSA.-30.EPSB.-100.T.1173.RA.12.RB.13.csv mpi09/RELAX.SimID.9.EPSA.-30.EPSB.-100.T.1173.RA.12.RB.13.csv</text:p>
          </table:table-cell>
        </table:table-row>
        <table:table-row table:style-name="ro1">
          <table:table-cell table:formula="of:=[$Sheet1.E1098]" office:value-type="string" office:string-value="diff mpi01/RELAX.SimID.1.EPSA.-30.EPSB.-100.T.1173.RA.12.RB.13.NR.7551.NC.1.RhoFields.bin mpi09/RELAX.SimID.9.EPSA.-30.EPSB.-100.T.1173.RA.12.RB.13.NR.7551.NC.1.RhoFields.bin" calcext:value-type="string">
            <text:p>diff mpi01/RELAX.SimID.1.EPSA.-30.EPSB.-100.T.1173.RA.12.RB.13.NR.7551.NC.1.RhoFields.bin mpi09/RELAX.SimID.9.EPSA.-30.EPSB.-100.T.1173.RA.12.RB.13.NR.7551.NC.1.RhoFields.bin</text:p>
          </table:table-cell>
        </table:table-row>
        <table:table-row table:style-name="ro1">
          <table:table-cell table:formula="of:=[$Sheet1.E1099]" office:value-type="string" office:string-value="diff mpi01/RELAX.SimID.1.EPSA.-30.EPSB.-100.T.1173.RA.12.RB.14.csv mpi09/RELAX.SimID.9.EPSA.-30.EPSB.-100.T.1173.RA.12.RB.14.csv" calcext:value-type="string">
            <text:p>diff mpi01/RELAX.SimID.1.EPSA.-30.EPSB.-100.T.1173.RA.12.RB.14.csv mpi09/RELAX.SimID.9.EPSA.-30.EPSB.-100.T.1173.RA.12.RB.14.csv</text:p>
          </table:table-cell>
        </table:table-row>
        <table:table-row table:style-name="ro1">
          <table:table-cell table:formula="of:=[$Sheet1.E1100]" office:value-type="string" office:string-value="diff mpi01/RELAX.SimID.1.EPSA.-30.EPSB.-100.T.1173.RA.12.RB.14.NR.7551.NC.2.RhoFields.bin mpi09/RELAX.SimID.9.EPSA.-30.EPSB.-100.T.1173.RA.12.RB.14.NR.7551.NC.2.RhoFields.bin" calcext:value-type="string">
            <text:p>diff mpi01/RELAX.SimID.1.EPSA.-30.EPSB.-100.T.1173.RA.12.RB.14.NR.7551.NC.2.RhoFields.bin mpi09/RELAX.SimID.9.EPSA.-30.EPSB.-100.T.1173.RA.12.RB.14.NR.7551.NC.2.RhoFields.bin</text:p>
          </table:table-cell>
        </table:table-row>
        <table:table-row table:style-name="ro1">
          <table:table-cell table:formula="of:=[$Sheet1.E1101]" office:value-type="string" office:string-value="diff mpi01/RELAX.SimID.1.EPSA.-30.EPSB.-100.T.1173.RA.12.RB.15.csv mpi09/RELAX.SimID.9.EPSA.-30.EPSB.-100.T.1173.RA.12.RB.15.csv" calcext:value-type="string">
            <text:p>diff mpi01/RELAX.SimID.1.EPSA.-30.EPSB.-100.T.1173.RA.12.RB.15.csv mpi09/RELAX.SimID.9.EPSA.-30.EPSB.-100.T.1173.RA.12.RB.15.csv</text:p>
          </table:table-cell>
        </table:table-row>
        <table:table-row table:style-name="ro1">
          <table:table-cell table:formula="of:=[$Sheet1.E1102]" office:value-type="string" office:string-value="diff mpi01/RELAX.SimID.1.EPSA.-30.EPSB.-100.T.1173.RA.12.RB.15.NR.7551.NC.43.RhoFields.bin mpi09/RELAX.SimID.9.EPSA.-30.EPSB.-100.T.1173.RA.12.RB.15.NR.7551.NC.43.RhoFields.bin" calcext:value-type="string">
            <text:p>diff mpi01/RELAX.SimID.1.EPSA.-30.EPSB.-100.T.1173.RA.12.RB.15.NR.7551.NC.43.RhoFields.bin mpi09/RELAX.SimID.9.EPSA.-30.EPSB.-100.T.1173.RA.12.RB.15.NR.7551.NC.43.RhoFields.bin</text:p>
          </table:table-cell>
        </table:table-row>
        <table:table-row table:style-name="ro1">
          <table:table-cell table:formula="of:=[$Sheet1.E1103]" office:value-type="string" office:string-value="diff mpi01/RELAX.SimID.1.EPSA.-30.EPSB.-100.T.1173.RA.12.RB.16.csv mpi09/RELAX.SimID.9.EPSA.-30.EPSB.-100.T.1173.RA.12.RB.16.csv" calcext:value-type="string">
            <text:p>diff mpi01/RELAX.SimID.1.EPSA.-30.EPSB.-100.T.1173.RA.12.RB.16.csv mpi09/RELAX.SimID.9.EPSA.-30.EPSB.-100.T.1173.RA.12.RB.16.csv</text:p>
          </table:table-cell>
        </table:table-row>
        <table:table-row table:style-name="ro1">
          <table:table-cell table:formula="of:=[$Sheet1.E1104]" office:value-type="string" office:string-value="diff mpi01/RELAX.SimID.1.EPSA.-30.EPSB.-100.T.1173.RA.12.RB.16.NR.7551.NC.687.RhoFields.bin mpi09/RELAX.SimID.9.EPSA.-30.EPSB.-100.T.1173.RA.12.RB.16.NR.7551.NC.687.RhoFields.bin" calcext:value-type="string">
            <text:p>diff mpi01/RELAX.SimID.1.EPSA.-30.EPSB.-100.T.1173.RA.12.RB.16.NR.7551.NC.687.RhoFields.bin mpi09/RELAX.SimID.9.EPSA.-30.EPSB.-100.T.1173.RA.12.RB.16.NR.7551.NC.687.RhoFields.bin</text:p>
          </table:table-cell>
        </table:table-row>
        <table:table-row table:style-name="ro1">
          <table:table-cell table:formula="of:=[$Sheet1.E1105]" office:value-type="string" office:string-value="diff mpi01/RELAX.SimID.1.EPSA.-30.EPSB.-100.T.1223.RA.12.RB.13.csv mpi09/RELAX.SimID.9.EPSA.-30.EPSB.-100.T.1223.RA.12.RB.13.csv" calcext:value-type="string">
            <text:p>diff mpi01/RELAX.SimID.1.EPSA.-30.EPSB.-100.T.1223.RA.12.RB.13.csv mpi09/RELAX.SimID.9.EPSA.-30.EPSB.-100.T.1223.RA.12.RB.13.csv</text:p>
          </table:table-cell>
        </table:table-row>
        <table:table-row table:style-name="ro1">
          <table:table-cell table:formula="of:=[$Sheet1.E1106]" office:value-type="string" office:string-value="diff mpi01/RELAX.SimID.1.EPSA.-30.EPSB.-100.T.1223.RA.12.RB.13.NR.7551.NC.1.RhoFields.bin mpi09/RELAX.SimID.9.EPSA.-30.EPSB.-100.T.1223.RA.12.RB.13.NR.7551.NC.1.RhoFields.bin" calcext:value-type="string">
            <text:p>diff mpi01/RELAX.SimID.1.EPSA.-30.EPSB.-100.T.1223.RA.12.RB.13.NR.7551.NC.1.RhoFields.bin mpi09/RELAX.SimID.9.EPSA.-30.EPSB.-100.T.1223.RA.12.RB.13.NR.7551.NC.1.RhoFields.bin</text:p>
          </table:table-cell>
        </table:table-row>
        <table:table-row table:style-name="ro1">
          <table:table-cell table:formula="of:=[$Sheet1.E1107]" office:value-type="string" office:string-value="diff mpi01/RELAX.SimID.1.EPSA.-30.EPSB.-100.T.1223.RA.12.RB.14.csv mpi09/RELAX.SimID.9.EPSA.-30.EPSB.-100.T.1223.RA.12.RB.14.csv" calcext:value-type="string">
            <text:p>diff mpi01/RELAX.SimID.1.EPSA.-30.EPSB.-100.T.1223.RA.12.RB.14.csv mpi09/RELAX.SimID.9.EPSA.-30.EPSB.-100.T.1223.RA.12.RB.14.csv</text:p>
          </table:table-cell>
        </table:table-row>
        <table:table-row table:style-name="ro1">
          <table:table-cell table:formula="of:=[$Sheet1.E1108]" office:value-type="string" office:string-value="diff mpi01/RELAX.SimID.1.EPSA.-30.EPSB.-100.T.1223.RA.12.RB.14.NR.7551.NC.8.RhoFields.bin mpi09/RELAX.SimID.9.EPSA.-30.EPSB.-100.T.1223.RA.12.RB.14.NR.7551.NC.8.RhoFields.bin" calcext:value-type="string">
            <text:p>diff mpi01/RELAX.SimID.1.EPSA.-30.EPSB.-100.T.1223.RA.12.RB.14.NR.7551.NC.8.RhoFields.bin mpi09/RELAX.SimID.9.EPSA.-30.EPSB.-100.T.1223.RA.12.RB.14.NR.7551.NC.8.RhoFields.bin</text:p>
          </table:table-cell>
        </table:table-row>
        <table:table-row table:style-name="ro1">
          <table:table-cell table:formula="of:=[$Sheet1.E1109]" office:value-type="string" office:string-value="diff mpi01/RELAX.SimID.1.EPSA.-30.EPSB.-100.T.1223.RA.12.RB.15.csv mpi09/RELAX.SimID.9.EPSA.-30.EPSB.-100.T.1223.RA.12.RB.15.csv" calcext:value-type="string">
            <text:p>diff mpi01/RELAX.SimID.1.EPSA.-30.EPSB.-100.T.1223.RA.12.RB.15.csv mpi09/RELAX.SimID.9.EPSA.-30.EPSB.-100.T.1223.RA.12.RB.15.csv</text:p>
          </table:table-cell>
        </table:table-row>
        <table:table-row table:style-name="ro1">
          <table:table-cell table:formula="of:=[$Sheet1.E1110]" office:value-type="string" office:string-value="diff mpi01/RELAX.SimID.1.EPSA.-30.EPSB.-100.T.1223.RA.12.RB.15.NR.7551.NC.187.RhoFields.bin mpi09/RELAX.SimID.9.EPSA.-30.EPSB.-100.T.1223.RA.12.RB.15.NR.7551.NC.187.RhoFields.bin" calcext:value-type="string">
            <text:p>diff mpi01/RELAX.SimID.1.EPSA.-30.EPSB.-100.T.1223.RA.12.RB.15.NR.7551.NC.187.RhoFields.bin mpi09/RELAX.SimID.9.EPSA.-30.EPSB.-100.T.1223.RA.12.RB.15.NR.7551.NC.187.RhoFields.bin</text:p>
          </table:table-cell>
        </table:table-row>
        <table:table-row table:style-name="ro1">
          <table:table-cell table:formula="of:=[$Sheet1.E1111]" office:value-type="string" office:string-value="diff mpi01/RELAX.SimID.1.EPSA.-30.EPSB.-100.T.1223.RA.12.RB.16.csv mpi09/RELAX.SimID.9.EPSA.-30.EPSB.-100.T.1223.RA.12.RB.16.csv" calcext:value-type="string">
            <text:p>diff mpi01/RELAX.SimID.1.EPSA.-30.EPSB.-100.T.1223.RA.12.RB.16.csv mpi09/RELAX.SimID.9.EPSA.-30.EPSB.-100.T.1223.RA.12.RB.16.csv</text:p>
          </table:table-cell>
        </table:table-row>
        <table:table-row table:style-name="ro1">
          <table:table-cell table:formula="of:=[$Sheet1.E1112]" office:value-type="string" office:string-value="diff mpi01/RELAX.SimID.1.EPSA.-30.EPSB.-100.T.1223.RA.12.RB.16.NR.7551.NC.1401.RhoFields.bin mpi09/RELAX.SimID.9.EPSA.-30.EPSB.-100.T.1223.RA.12.RB.16.NR.7551.NC.1401.RhoFields.bin" calcext:value-type="string">
            <text:p>diff mpi01/RELAX.SimID.1.EPSA.-30.EPSB.-100.T.1223.RA.12.RB.16.NR.7551.NC.1401.RhoFields.bin mpi09/RELAX.SimID.9.EPSA.-30.EPSB.-100.T.1223.RA.12.RB.16.NR.7551.NC.1401.RhoFields.bin</text:p>
          </table:table-cell>
        </table:table-row>
        <table:table-row table:style-name="ro1">
          <table:table-cell table:formula="of:=[$Sheet1.E1113]" office:value-type="string" office:string-value="diff mpi01/RELAX.SimID.1.EPSA.-30.EPSB.-100.T.1273.RA.12.RB.13.csv mpi09/RELAX.SimID.9.EPSA.-30.EPSB.-100.T.1273.RA.12.RB.13.csv" calcext:value-type="string">
            <text:p>diff mpi01/RELAX.SimID.1.EPSA.-30.EPSB.-100.T.1273.RA.12.RB.13.csv mpi09/RELAX.SimID.9.EPSA.-30.EPSB.-100.T.1273.RA.12.RB.13.csv</text:p>
          </table:table-cell>
        </table:table-row>
        <table:table-row table:style-name="ro1">
          <table:table-cell table:formula="of:=[$Sheet1.E1114]" office:value-type="string" office:string-value="diff mpi01/RELAX.SimID.1.EPSA.-30.EPSB.-100.T.1273.RA.12.RB.13.NR.7551.NC.1.RhoFields.bin mpi09/RELAX.SimID.9.EPSA.-30.EPSB.-100.T.1273.RA.12.RB.13.NR.7551.NC.1.RhoFields.bin" calcext:value-type="string">
            <text:p>diff mpi01/RELAX.SimID.1.EPSA.-30.EPSB.-100.T.1273.RA.12.RB.13.NR.7551.NC.1.RhoFields.bin mpi09/RELAX.SimID.9.EPSA.-30.EPSB.-100.T.1273.RA.12.RB.13.NR.7551.NC.1.RhoFields.bin</text:p>
          </table:table-cell>
        </table:table-row>
        <table:table-row table:style-name="ro1">
          <table:table-cell table:formula="of:=[$Sheet1.E1115]" office:value-type="string" office:string-value="diff mpi01/RELAX.SimID.1.EPSA.-30.EPSB.-100.T.1273.RA.12.RB.14.csv mpi09/RELAX.SimID.9.EPSA.-30.EPSB.-100.T.1273.RA.12.RB.14.csv" calcext:value-type="string">
            <text:p>diff mpi01/RELAX.SimID.1.EPSA.-30.EPSB.-100.T.1273.RA.12.RB.14.csv mpi09/RELAX.SimID.9.EPSA.-30.EPSB.-100.T.1273.RA.12.RB.14.csv</text:p>
          </table:table-cell>
        </table:table-row>
        <table:table-row table:style-name="ro1">
          <table:table-cell table:formula="of:=[$Sheet1.E1116]" office:value-type="string" office:string-value="diff mpi01/RELAX.SimID.1.EPSA.-30.EPSB.-100.T.1273.RA.12.RB.14.NR.7551.NC.36.RhoFields.bin mpi09/RELAX.SimID.9.EPSA.-30.EPSB.-100.T.1273.RA.12.RB.14.NR.7551.NC.36.RhoFields.bin" calcext:value-type="string">
            <text:p>diff mpi01/RELAX.SimID.1.EPSA.-30.EPSB.-100.T.1273.RA.12.RB.14.NR.7551.NC.36.RhoFields.bin mpi09/RELAX.SimID.9.EPSA.-30.EPSB.-100.T.1273.RA.12.RB.14.NR.7551.NC.36.RhoFields.bin</text:p>
          </table:table-cell>
        </table:table-row>
        <table:table-row table:style-name="ro1">
          <table:table-cell table:formula="of:=[$Sheet1.E1117]" office:value-type="string" office:string-value="diff mpi01/RELAX.SimID.1.EPSA.-30.EPSB.-100.T.1273.RA.12.RB.15.csv mpi09/RELAX.SimID.9.EPSA.-30.EPSB.-100.T.1273.RA.12.RB.15.csv" calcext:value-type="string">
            <text:p>diff mpi01/RELAX.SimID.1.EPSA.-30.EPSB.-100.T.1273.RA.12.RB.15.csv mpi09/RELAX.SimID.9.EPSA.-30.EPSB.-100.T.1273.RA.12.RB.15.csv</text:p>
          </table:table-cell>
        </table:table-row>
        <table:table-row table:style-name="ro1">
          <table:table-cell table:formula="of:=[$Sheet1.E1118]" office:value-type="string" office:string-value="diff mpi01/RELAX.SimID.1.EPSA.-30.EPSB.-100.T.1273.RA.12.RB.15.NR.7551.NC.624.RhoFields.bin mpi09/RELAX.SimID.9.EPSA.-30.EPSB.-100.T.1273.RA.12.RB.15.NR.7551.NC.624.RhoFields.bin" calcext:value-type="string">
            <text:p>diff mpi01/RELAX.SimID.1.EPSA.-30.EPSB.-100.T.1273.RA.12.RB.15.NR.7551.NC.624.RhoFields.bin mpi09/RELAX.SimID.9.EPSA.-30.EPSB.-100.T.1273.RA.12.RB.15.NR.7551.NC.624.RhoFields.bin</text:p>
          </table:table-cell>
        </table:table-row>
        <table:table-row table:style-name="ro1">
          <table:table-cell table:formula="of:=[$Sheet1.E1119]" office:value-type="string" office:string-value="diff mpi01/RELAX.SimID.1.EPSA.-30.EPSB.-100.T.1273.RA.12.RB.16.csv mpi09/RELAX.SimID.9.EPSA.-30.EPSB.-100.T.1273.RA.12.RB.16.csv" calcext:value-type="string">
            <text:p>diff mpi01/RELAX.SimID.1.EPSA.-30.EPSB.-100.T.1273.RA.12.RB.16.csv mpi09/RELAX.SimID.9.EPSA.-30.EPSB.-100.T.1273.RA.12.RB.16.csv</text:p>
          </table:table-cell>
        </table:table-row>
        <table:table-row table:style-name="ro1">
          <table:table-cell table:formula="of:=[$Sheet1.E1120]" office:value-type="string" office:string-value="diff mpi01/RELAX.SimID.1.EPSA.-30.EPSB.-100.T.1273.RA.12.RB.16.NR.7551.NC.1401.RhoFields.bin mpi09/RELAX.SimID.9.EPSA.-30.EPSB.-100.T.1273.RA.12.RB.16.NR.7551.NC.1401.RhoFields.bin" calcext:value-type="string">
            <text:p>diff mpi01/RELAX.SimID.1.EPSA.-30.EPSB.-100.T.1273.RA.12.RB.16.NR.7551.NC.1401.RhoFields.bin mpi09/RELAX.SimID.9.EPSA.-30.EPSB.-100.T.1273.RA.12.RB.16.NR.7551.NC.1401.RhoFields.bin</text:p>
          </table:table-cell>
        </table:table-row>
        <table:table-row table:style-name="ro1">
          <table:table-cell table:formula="of:=[$Sheet1.E1121]" office:value-type="string" office:string-value="diff mpi01/RELAX.SimID.1.EPSA.-30.EPSB.-100.T.1323.RA.12.RB.13.csv mpi09/RELAX.SimID.9.EPSA.-30.EPSB.-100.T.1323.RA.12.RB.13.csv" calcext:value-type="string">
            <text:p>diff mpi01/RELAX.SimID.1.EPSA.-30.EPSB.-100.T.1323.RA.12.RB.13.csv mpi09/RELAX.SimID.9.EPSA.-30.EPSB.-100.T.1323.RA.12.RB.13.csv</text:p>
          </table:table-cell>
        </table:table-row>
        <table:table-row table:style-name="ro1">
          <table:table-cell table:formula="of:=[$Sheet1.E1122]" office:value-type="string" office:string-value="diff mpi01/RELAX.SimID.1.EPSA.-30.EPSB.-100.T.1323.RA.12.RB.13.NR.7551.NC.4.RhoFields.bin mpi09/RELAX.SimID.9.EPSA.-30.EPSB.-100.T.1323.RA.12.RB.13.NR.7551.NC.4.RhoFields.bin" calcext:value-type="string">
            <text:p>diff mpi01/RELAX.SimID.1.EPSA.-30.EPSB.-100.T.1323.RA.12.RB.13.NR.7551.NC.4.RhoFields.bin mpi09/RELAX.SimID.9.EPSA.-30.EPSB.-100.T.1323.RA.12.RB.13.NR.7551.NC.4.RhoFields.bin</text:p>
          </table:table-cell>
        </table:table-row>
        <table:table-row table:style-name="ro1">
          <table:table-cell table:formula="of:=[$Sheet1.E1123]" office:value-type="string" office:string-value="diff mpi01/RELAX.SimID.1.EPSA.-30.EPSB.-100.T.1323.RA.12.RB.14.csv mpi09/RELAX.SimID.9.EPSA.-30.EPSB.-100.T.1323.RA.12.RB.14.csv" calcext:value-type="string">
            <text:p>diff mpi01/RELAX.SimID.1.EPSA.-30.EPSB.-100.T.1323.RA.12.RB.14.csv mpi09/RELAX.SimID.9.EPSA.-30.EPSB.-100.T.1323.RA.12.RB.14.csv</text:p>
          </table:table-cell>
        </table:table-row>
        <table:table-row table:style-name="ro1">
          <table:table-cell table:formula="of:=[$Sheet1.E1124]" office:value-type="string" office:string-value="diff mpi01/RELAX.SimID.1.EPSA.-30.EPSB.-100.T.1323.RA.12.RB.14.NR.7551.NC.129.RhoFields.bin mpi09/RELAX.SimID.9.EPSA.-30.EPSB.-100.T.1323.RA.12.RB.14.NR.7551.NC.129.RhoFields.bin" calcext:value-type="string">
            <text:p>diff mpi01/RELAX.SimID.1.EPSA.-30.EPSB.-100.T.1323.RA.12.RB.14.NR.7551.NC.129.RhoFields.bin mpi09/RELAX.SimID.9.EPSA.-30.EPSB.-100.T.1323.RA.12.RB.14.NR.7551.NC.129.RhoFields.bin</text:p>
          </table:table-cell>
        </table:table-row>
        <table:table-row table:style-name="ro1">
          <table:table-cell table:formula="of:=[$Sheet1.E1125]" office:value-type="string" office:string-value="diff mpi01/RELAX.SimID.1.EPSA.-30.EPSB.-100.T.1323.RA.12.RB.15.csv mpi09/RELAX.SimID.9.EPSA.-30.EPSB.-100.T.1323.RA.12.RB.15.csv" calcext:value-type="string">
            <text:p>diff mpi01/RELAX.SimID.1.EPSA.-30.EPSB.-100.T.1323.RA.12.RB.15.csv mpi09/RELAX.SimID.9.EPSA.-30.EPSB.-100.T.1323.RA.12.RB.15.csv</text:p>
          </table:table-cell>
        </table:table-row>
        <table:table-row table:style-name="ro1">
          <table:table-cell table:formula="of:=[$Sheet1.E1126]" office:value-type="string" office:string-value="diff mpi01/RELAX.SimID.1.EPSA.-30.EPSB.-100.T.1323.RA.12.RB.15.NR.7551.NC.1401.RhoFields.bin mpi09/RELAX.SimID.9.EPSA.-30.EPSB.-100.T.1323.RA.12.RB.15.NR.7551.NC.1401.RhoFields.bin" calcext:value-type="string">
            <text:p>diff mpi01/RELAX.SimID.1.EPSA.-30.EPSB.-100.T.1323.RA.12.RB.15.NR.7551.NC.1401.RhoFields.bin mpi09/RELAX.SimID.9.EPSA.-30.EPSB.-100.T.1323.RA.12.RB.15.NR.7551.NC.1401.RhoFields.bin</text:p>
          </table:table-cell>
        </table:table-row>
        <table:table-row table:style-name="ro1">
          <table:table-cell table:formula="of:=[$Sheet1.E1127]" office:value-type="string" office:string-value="diff mpi01/RELAX.SimID.1.EPSA.-30.EPSB.-100.T.1323.RA.12.RB.16.csv mpi09/RELAX.SimID.9.EPSA.-30.EPSB.-100.T.1323.RA.12.RB.16.csv" calcext:value-type="string">
            <text:p>diff mpi01/RELAX.SimID.1.EPSA.-30.EPSB.-100.T.1323.RA.12.RB.16.csv mpi09/RELAX.SimID.9.EPSA.-30.EPSB.-100.T.1323.RA.12.RB.16.csv</text:p>
          </table:table-cell>
        </table:table-row>
        <table:table-row table:style-name="ro1">
          <table:table-cell table:formula="of:=[$Sheet1.E1128]" office:value-type="string" office:string-value="diff mpi01/RELAX.SimID.1.EPSA.-30.EPSB.-100.T.1323.RA.12.RB.16.NR.7551.NC.1401.RhoFields.bin mpi09/RELAX.SimID.9.EPSA.-30.EPSB.-100.T.1323.RA.12.RB.16.NR.7551.NC.1401.RhoFields.bin" calcext:value-type="string">
            <text:p>diff mpi01/RELAX.SimID.1.EPSA.-30.EPSB.-100.T.1323.RA.12.RB.16.NR.7551.NC.1401.RhoFields.bin mpi09/RELAX.SimID.9.EPSA.-30.EPSB.-100.T.1323.RA.12.RB.16.NR.7551.NC.1401.RhoFields.bin</text:p>
          </table:table-cell>
        </table:table-row>
        <table:table-row table:style-name="ro1">
          <table:table-cell table:formula="of:=[$Sheet1.E1129]" office:value-type="string" office:string-value="diff mpi01/RELAX.SimID.1.EPSA.-30.EPSB.-100.T.1373.RA.12.RB.13.csv mpi09/RELAX.SimID.9.EPSA.-30.EPSB.-100.T.1373.RA.12.RB.13.csv" calcext:value-type="string">
            <text:p>diff mpi01/RELAX.SimID.1.EPSA.-30.EPSB.-100.T.1373.RA.12.RB.13.csv mpi09/RELAX.SimID.9.EPSA.-30.EPSB.-100.T.1373.RA.12.RB.13.csv</text:p>
          </table:table-cell>
        </table:table-row>
        <table:table-row table:style-name="ro1">
          <table:table-cell table:formula="of:=[$Sheet1.E1130]" office:value-type="string" office:string-value="diff mpi01/RELAX.SimID.1.EPSA.-30.EPSB.-100.T.1373.RA.12.RB.13.NR.7551.NC.13.RhoFields.bin mpi09/RELAX.SimID.9.EPSA.-30.EPSB.-100.T.1373.RA.12.RB.13.NR.7551.NC.13.RhoFields.bin" calcext:value-type="string">
            <text:p>diff mpi01/RELAX.SimID.1.EPSA.-30.EPSB.-100.T.1373.RA.12.RB.13.NR.7551.NC.13.RhoFields.bin mpi09/RELAX.SimID.9.EPSA.-30.EPSB.-100.T.1373.RA.12.RB.13.NR.7551.NC.13.RhoFields.bin</text:p>
          </table:table-cell>
        </table:table-row>
        <table:table-row table:style-name="ro1">
          <table:table-cell table:formula="of:=[$Sheet1.E1131]" office:value-type="string" office:string-value="diff mpi01/RELAX.SimID.1.EPSA.-30.EPSB.-100.T.1373.RA.12.RB.14.csv mpi09/RELAX.SimID.9.EPSA.-30.EPSB.-100.T.1373.RA.12.RB.14.csv" calcext:value-type="string">
            <text:p>diff mpi01/RELAX.SimID.1.EPSA.-30.EPSB.-100.T.1373.RA.12.RB.14.csv mpi09/RELAX.SimID.9.EPSA.-30.EPSB.-100.T.1373.RA.12.RB.14.csv</text:p>
          </table:table-cell>
        </table:table-row>
        <table:table-row table:style-name="ro1">
          <table:table-cell table:formula="of:=[$Sheet1.E1132]" office:value-type="string" office:string-value="diff mpi01/RELAX.SimID.1.EPSA.-30.EPSB.-100.T.1373.RA.12.RB.14.NR.7551.NC.363.RhoFields.bin mpi09/RELAX.SimID.9.EPSA.-30.EPSB.-100.T.1373.RA.12.RB.14.NR.7551.NC.363.RhoFields.bin" calcext:value-type="string">
            <text:p>diff mpi01/RELAX.SimID.1.EPSA.-30.EPSB.-100.T.1373.RA.12.RB.14.NR.7551.NC.363.RhoFields.bin mpi09/RELAX.SimID.9.EPSA.-30.EPSB.-100.T.1373.RA.12.RB.14.NR.7551.NC.363.RhoFields.bin</text:p>
          </table:table-cell>
        </table:table-row>
        <table:table-row table:style-name="ro1">
          <table:table-cell table:formula="of:=[$Sheet1.E1133]" office:value-type="string" office:string-value="diff mpi01/RELAX.SimID.1.EPSA.-30.EPSB.-100.T.1373.RA.12.RB.15.csv mpi09/RELAX.SimID.9.EPSA.-30.EPSB.-100.T.1373.RA.12.RB.15.csv" calcext:value-type="string">
            <text:p>diff mpi01/RELAX.SimID.1.EPSA.-30.EPSB.-100.T.1373.RA.12.RB.15.csv mpi09/RELAX.SimID.9.EPSA.-30.EPSB.-100.T.1373.RA.12.RB.15.csv</text:p>
          </table:table-cell>
        </table:table-row>
        <table:table-row table:style-name="ro1">
          <table:table-cell table:formula="of:=[$Sheet1.E1134]" office:value-type="string" office:string-value="diff mpi01/RELAX.SimID.1.EPSA.-30.EPSB.-100.T.1373.RA.12.RB.15.NR.7551.NC.1401.RhoFields.bin mpi09/RELAX.SimID.9.EPSA.-30.EPSB.-100.T.1373.RA.12.RB.15.NR.7551.NC.1401.RhoFields.bin" calcext:value-type="string">
            <text:p>diff mpi01/RELAX.SimID.1.EPSA.-30.EPSB.-100.T.1373.RA.12.RB.15.NR.7551.NC.1401.RhoFields.bin mpi09/RELAX.SimID.9.EPSA.-30.EPSB.-100.T.1373.RA.12.RB.15.NR.7551.NC.1401.RhoFields.bin</text:p>
          </table:table-cell>
        </table:table-row>
        <table:table-row table:style-name="ro1">
          <table:table-cell table:formula="of:=[$Sheet1.E1135]" office:value-type="string" office:string-value="diff mpi01/RELAX.SimID.1.EPSA.-30.EPSB.-100.T.1373.RA.12.RB.16.csv mpi09/RELAX.SimID.9.EPSA.-30.EPSB.-100.T.1373.RA.12.RB.16.csv" calcext:value-type="string">
            <text:p>diff mpi01/RELAX.SimID.1.EPSA.-30.EPSB.-100.T.1373.RA.12.RB.16.csv mpi09/RELAX.SimID.9.EPSA.-30.EPSB.-100.T.1373.RA.12.RB.16.csv</text:p>
          </table:table-cell>
        </table:table-row>
        <table:table-row table:style-name="ro1">
          <table:table-cell table:formula="of:=[$Sheet1.E1136]" office:value-type="string" office:string-value="diff mpi01/RELAX.SimID.1.EPSA.-30.EPSB.-100.T.1373.RA.12.RB.16.NR.7551.NC.1401.RhoFields.bin mpi09/RELAX.SimID.9.EPSA.-30.EPSB.-100.T.1373.RA.12.RB.16.NR.7551.NC.1401.RhoFields.bin" calcext:value-type="string">
            <text:p>diff mpi01/RELAX.SimID.1.EPSA.-30.EPSB.-100.T.1373.RA.12.RB.16.NR.7551.NC.1401.RhoFields.bin mpi09/RELAX.SimID.9.EPSA.-30.EPSB.-100.T.1373.RA.12.RB.16.NR.7551.NC.1401.RhoFields.bin</text:p>
          </table:table-cell>
        </table:table-row>
        <table:table-row table:style-name="ro1">
          <table:table-cell table:formula="of:=[$Sheet1.E1137]" office:value-type="string" office:string-value="diff mpi01/RELAX.SimID.1.EPSA.-30.EPSB.-100.T.1423.RA.12.RB.13.csv mpi09/RELAX.SimID.9.EPSA.-30.EPSB.-100.T.1423.RA.12.RB.13.csv" calcext:value-type="string">
            <text:p>diff mpi01/RELAX.SimID.1.EPSA.-30.EPSB.-100.T.1423.RA.12.RB.13.csv mpi09/RELAX.SimID.9.EPSA.-30.EPSB.-100.T.1423.RA.12.RB.13.csv</text:p>
          </table:table-cell>
        </table:table-row>
        <table:table-row table:style-name="ro1">
          <table:table-cell table:formula="of:=[$Sheet1.E1138]" office:value-type="string" office:string-value="diff mpi01/RELAX.SimID.1.EPSA.-30.EPSB.-100.T.1423.RA.12.RB.13.NR.7551.NC.44.RhoFields.bin mpi09/RELAX.SimID.9.EPSA.-30.EPSB.-100.T.1423.RA.12.RB.13.NR.7551.NC.44.RhoFields.bin" calcext:value-type="string">
            <text:p>diff mpi01/RELAX.SimID.1.EPSA.-30.EPSB.-100.T.1423.RA.12.RB.13.NR.7551.NC.44.RhoFields.bin mpi09/RELAX.SimID.9.EPSA.-30.EPSB.-100.T.1423.RA.12.RB.13.NR.7551.NC.44.RhoFields.bin</text:p>
          </table:table-cell>
        </table:table-row>
        <table:table-row table:style-name="ro1">
          <table:table-cell table:formula="of:=[$Sheet1.E1139]" office:value-type="string" office:string-value="diff mpi01/RELAX.SimID.1.EPSA.-30.EPSB.-100.T.1423.RA.12.RB.14.csv mpi09/RELAX.SimID.9.EPSA.-30.EPSB.-100.T.1423.RA.12.RB.14.csv" calcext:value-type="string">
            <text:p>diff mpi01/RELAX.SimID.1.EPSA.-30.EPSB.-100.T.1423.RA.12.RB.14.csv mpi09/RELAX.SimID.9.EPSA.-30.EPSB.-100.T.1423.RA.12.RB.14.csv</text:p>
          </table:table-cell>
        </table:table-row>
        <table:table-row table:style-name="ro1">
          <table:table-cell table:formula="of:=[$Sheet1.E1140]" office:value-type="string" office:string-value="diff mpi01/RELAX.SimID.1.EPSA.-30.EPSB.-100.T.1423.RA.12.RB.14.NR.7551.NC.969.RhoFields.bin mpi09/RELAX.SimID.9.EPSA.-30.EPSB.-100.T.1423.RA.12.RB.14.NR.7551.NC.969.RhoFields.bin" calcext:value-type="string">
            <text:p>diff mpi01/RELAX.SimID.1.EPSA.-30.EPSB.-100.T.1423.RA.12.RB.14.NR.7551.NC.969.RhoFields.bin mpi09/RELAX.SimID.9.EPSA.-30.EPSB.-100.T.1423.RA.12.RB.14.NR.7551.NC.969.RhoFields.bin</text:p>
          </table:table-cell>
        </table:table-row>
        <table:table-row table:style-name="ro1">
          <table:table-cell table:formula="of:=[$Sheet1.E1141]" office:value-type="string" office:string-value="diff mpi01/RELAX.SimID.1.EPSA.-30.EPSB.-100.T.1423.RA.12.RB.15.csv mpi09/RELAX.SimID.9.EPSA.-30.EPSB.-100.T.1423.RA.12.RB.15.csv" calcext:value-type="string">
            <text:p>diff mpi01/RELAX.SimID.1.EPSA.-30.EPSB.-100.T.1423.RA.12.RB.15.csv mpi09/RELAX.SimID.9.EPSA.-30.EPSB.-100.T.1423.RA.12.RB.15.csv</text:p>
          </table:table-cell>
        </table:table-row>
        <table:table-row table:style-name="ro1">
          <table:table-cell table:formula="of:=[$Sheet1.E1142]" office:value-type="string" office:string-value="diff mpi01/RELAX.SimID.1.EPSA.-30.EPSB.-100.T.1423.RA.12.RB.15.NR.7551.NC.1401.RhoFields.bin mpi09/RELAX.SimID.9.EPSA.-30.EPSB.-100.T.1423.RA.12.RB.15.NR.7551.NC.1401.RhoFields.bin" calcext:value-type="string">
            <text:p>diff mpi01/RELAX.SimID.1.EPSA.-30.EPSB.-100.T.1423.RA.12.RB.15.NR.7551.NC.1401.RhoFields.bin mpi09/RELAX.SimID.9.EPSA.-30.EPSB.-100.T.1423.RA.12.RB.15.NR.7551.NC.1401.RhoFields.bin</text:p>
          </table:table-cell>
        </table:table-row>
        <table:table-row table:style-name="ro1">
          <table:table-cell table:formula="of:=[$Sheet1.E1143]" office:value-type="string" office:string-value="diff mpi01/RELAX.SimID.1.EPSA.-30.EPSB.-100.T.1423.RA.12.RB.16.csv mpi09/RELAX.SimID.9.EPSA.-30.EPSB.-100.T.1423.RA.12.RB.16.csv" calcext:value-type="string">
            <text:p>diff mpi01/RELAX.SimID.1.EPSA.-30.EPSB.-100.T.1423.RA.12.RB.16.csv mpi09/RELAX.SimID.9.EPSA.-30.EPSB.-100.T.1423.RA.12.RB.16.csv</text:p>
          </table:table-cell>
        </table:table-row>
        <table:table-row table:style-name="ro1">
          <table:table-cell table:formula="of:=[$Sheet1.E1144]" office:value-type="string" office:string-value="diff mpi01/RELAX.SimID.1.EPSA.-30.EPSB.-100.T.1423.RA.12.RB.16.NR.7551.NC.1401.RhoFields.bin mpi09/RELAX.SimID.9.EPSA.-30.EPSB.-100.T.1423.RA.12.RB.16.NR.7551.NC.1401.RhoFields.bin" calcext:value-type="string">
            <text:p>diff mpi01/RELAX.SimID.1.EPSA.-30.EPSB.-100.T.1423.RA.12.RB.16.NR.7551.NC.1401.RhoFields.bin mpi09/RELAX.SimID.9.EPSA.-30.EPSB.-100.T.1423.RA.12.RB.16.NR.7551.NC.1401.RhoFields.bin</text:p>
          </table:table-cell>
        </table:table-row>
        <table:table-row table:style-name="ro1">
          <table:table-cell table:formula="of:=[$Sheet1.E1145]" office:value-type="string" office:string-value="diff mpi01/RELAX.SimID.1.EPSA.-30.EPSB.-100.T.1473.RA.12.RB.13.csv mpi09/RELAX.SimID.9.EPSA.-30.EPSB.-100.T.1473.RA.12.RB.13.csv" calcext:value-type="string">
            <text:p>diff mpi01/RELAX.SimID.1.EPSA.-30.EPSB.-100.T.1473.RA.12.RB.13.csv mpi09/RELAX.SimID.9.EPSA.-30.EPSB.-100.T.1473.RA.12.RB.13.csv</text:p>
          </table:table-cell>
        </table:table-row>
        <table:table-row table:style-name="ro1">
          <table:table-cell table:formula="of:=[$Sheet1.E1146]" office:value-type="string" office:string-value="diff mpi01/RELAX.SimID.1.EPSA.-30.EPSB.-100.T.1473.RA.12.RB.13.NR.7551.NC.118.RhoFields.bin mpi09/RELAX.SimID.9.EPSA.-30.EPSB.-100.T.1473.RA.12.RB.13.NR.7551.NC.118.RhoFields.bin" calcext:value-type="string">
            <text:p>diff mpi01/RELAX.SimID.1.EPSA.-30.EPSB.-100.T.1473.RA.12.RB.13.NR.7551.NC.118.RhoFields.bin mpi09/RELAX.SimID.9.EPSA.-30.EPSB.-100.T.1473.RA.12.RB.13.NR.7551.NC.118.RhoFields.bin</text:p>
          </table:table-cell>
        </table:table-row>
        <table:table-row table:style-name="ro1">
          <table:table-cell table:formula="of:=[$Sheet1.E1147]" office:value-type="string" office:string-value="diff mpi01/RELAX.SimID.1.EPSA.-30.EPSB.-100.T.1473.RA.12.RB.14.csv mpi09/RELAX.SimID.9.EPSA.-30.EPSB.-100.T.1473.RA.12.RB.14.csv" calcext:value-type="string">
            <text:p>diff mpi01/RELAX.SimID.1.EPSA.-30.EPSB.-100.T.1473.RA.12.RB.14.csv mpi09/RELAX.SimID.9.EPSA.-30.EPSB.-100.T.1473.RA.12.RB.14.csv</text:p>
          </table:table-cell>
        </table:table-row>
        <table:table-row table:style-name="ro1">
          <table:table-cell table:formula="of:=[$Sheet1.E1148]" office:value-type="string" office:string-value="diff mpi01/RELAX.SimID.1.EPSA.-30.EPSB.-100.T.1473.RA.12.RB.14.NR.7551.NC.1401.RhoFields.bin mpi09/RELAX.SimID.9.EPSA.-30.EPSB.-100.T.1473.RA.12.RB.14.NR.7551.NC.1401.RhoFields.bin" calcext:value-type="string">
            <text:p>diff mpi01/RELAX.SimID.1.EPSA.-30.EPSB.-100.T.1473.RA.12.RB.14.NR.7551.NC.1401.RhoFields.bin mpi09/RELAX.SimID.9.EPSA.-30.EPSB.-100.T.1473.RA.12.RB.14.NR.7551.NC.1401.RhoFields.bin</text:p>
          </table:table-cell>
        </table:table-row>
        <table:table-row table:style-name="ro1">
          <table:table-cell table:formula="of:=[$Sheet1.E1149]" office:value-type="string" office:string-value="diff mpi01/RELAX.SimID.1.EPSA.-30.EPSB.-100.T.1473.RA.12.RB.15.csv mpi09/RELAX.SimID.9.EPSA.-30.EPSB.-100.T.1473.RA.12.RB.15.csv" calcext:value-type="string">
            <text:p>diff mpi01/RELAX.SimID.1.EPSA.-30.EPSB.-100.T.1473.RA.12.RB.15.csv mpi09/RELAX.SimID.9.EPSA.-30.EPSB.-100.T.1473.RA.12.RB.15.csv</text:p>
          </table:table-cell>
        </table:table-row>
        <table:table-row table:style-name="ro1">
          <table:table-cell table:formula="of:=[$Sheet1.E1150]" office:value-type="string" office:string-value="diff mpi01/RELAX.SimID.1.EPSA.-30.EPSB.-100.T.1473.RA.12.RB.15.NR.7551.NC.1401.RhoFields.bin mpi09/RELAX.SimID.9.EPSA.-30.EPSB.-100.T.1473.RA.12.RB.15.NR.7551.NC.1401.RhoFields.bin" calcext:value-type="string">
            <text:p>diff mpi01/RELAX.SimID.1.EPSA.-30.EPSB.-100.T.1473.RA.12.RB.15.NR.7551.NC.1401.RhoFields.bin mpi09/RELAX.SimID.9.EPSA.-30.EPSB.-100.T.1473.RA.12.RB.15.NR.7551.NC.1401.RhoFields.bin</text:p>
          </table:table-cell>
        </table:table-row>
        <table:table-row table:style-name="ro1">
          <table:table-cell table:formula="of:=[$Sheet1.E1151]" office:value-type="string" office:string-value="diff mpi01/RELAX.SimID.1.EPSA.-30.EPSB.-100.T.1473.RA.12.RB.16.csv mpi09/RELAX.SimID.9.EPSA.-30.EPSB.-100.T.1473.RA.12.RB.16.csv" calcext:value-type="string">
            <text:p>diff mpi01/RELAX.SimID.1.EPSA.-30.EPSB.-100.T.1473.RA.12.RB.16.csv mpi09/RELAX.SimID.9.EPSA.-30.EPSB.-100.T.1473.RA.12.RB.16.csv</text:p>
          </table:table-cell>
        </table:table-row>
        <table:table-row table:style-name="ro1">
          <table:table-cell table:formula="of:=[$Sheet1.E1152]" office:value-type="string" office:string-value="diff mpi01/RELAX.SimID.1.EPSA.-30.EPSB.-100.T.1473.RA.12.RB.16.NR.7551.NC.1401.RhoFields.bin mpi09/RELAX.SimID.9.EPSA.-30.EPSB.-100.T.1473.RA.12.RB.16.NR.7551.NC.1401.RhoFields.bin" calcext:value-type="string">
            <text:p>diff mpi01/RELAX.SimID.1.EPSA.-30.EPSB.-100.T.1473.RA.12.RB.16.NR.7551.NC.1401.RhoFields.bin mpi09/RELAX.SimID.9.EPSA.-30.EPSB.-100.T.1473.RA.12.RB.16.NR.7551.NC.1401.RhoFields.bin</text:p>
          </table:table-cell>
        </table:table-row>
        <table:table-row table:style-name="ro1">
          <table:table-cell table:formula="of:=[$Sheet1.E1153]" office:value-type="string" office:string-value="diff mpi01/RELAX.SimID.1.EPSA.69.EPSB.0.T.1073.RA.12.RB.13.csv mpi09/RELAX.SimID.9.EPSA.69.EPSB.0.T.1073.RA.12.RB.13.csv" calcext:value-type="string">
            <text:p>diff mpi01/RELAX.SimID.1.EPSA.69.EPSB.0.T.1073.RA.12.RB.13.csv mpi09/RELAX.SimID.9.EPSA.69.EPSB.0.T.1073.RA.12.RB.13.csv</text:p>
          </table:table-cell>
        </table:table-row>
        <table:table-row table:style-name="ro1">
          <table:table-cell table:formula="of:=[$Sheet1.E1154]" office:value-type="string" office:string-value="diff mpi01/RELAX.SimID.1.EPSA.69.EPSB.0.T.1073.RA.12.RB.13.NR.7551.NC.1.RhoFields.bin mpi09/RELAX.SimID.9.EPSA.69.EPSB.0.T.1073.RA.12.RB.13.NR.7551.NC.1.RhoFields.bin" calcext:value-type="string">
            <text:p>diff mpi01/RELAX.SimID.1.EPSA.69.EPSB.0.T.1073.RA.12.RB.13.NR.7551.NC.1.RhoFields.bin mpi09/RELAX.SimID.9.EPSA.69.EPSB.0.T.1073.RA.12.RB.13.NR.7551.NC.1.RhoFields.bin</text:p>
          </table:table-cell>
        </table:table-row>
        <table:table-row table:style-name="ro1">
          <table:table-cell table:formula="of:=[$Sheet1.E1155]" office:value-type="string" office:string-value="diff mpi01/RELAX.SimID.1.EPSA.69.EPSB.0.T.1073.RA.12.RB.14.csv mpi09/RELAX.SimID.9.EPSA.69.EPSB.0.T.1073.RA.12.RB.14.csv" calcext:value-type="string">
            <text:p>diff mpi01/RELAX.SimID.1.EPSA.69.EPSB.0.T.1073.RA.12.RB.14.csv mpi09/RELAX.SimID.9.EPSA.69.EPSB.0.T.1073.RA.12.RB.14.csv</text:p>
          </table:table-cell>
        </table:table-row>
        <table:table-row table:style-name="ro1">
          <table:table-cell table:formula="of:=[$Sheet1.E1156]" office:value-type="string" office:string-value="diff mpi01/RELAX.SimID.1.EPSA.69.EPSB.0.T.1073.RA.12.RB.14.NR.7551.NC.1.RhoFields.bin mpi09/RELAX.SimID.9.EPSA.69.EPSB.0.T.1073.RA.12.RB.14.NR.7551.NC.1.RhoFields.bin" calcext:value-type="string">
            <text:p>diff mpi01/RELAX.SimID.1.EPSA.69.EPSB.0.T.1073.RA.12.RB.14.NR.7551.NC.1.RhoFields.bin mpi09/RELAX.SimID.9.EPSA.69.EPSB.0.T.1073.RA.12.RB.14.NR.7551.NC.1.RhoFields.bin</text:p>
          </table:table-cell>
        </table:table-row>
        <table:table-row table:style-name="ro1">
          <table:table-cell table:formula="of:=[$Sheet1.E1157]" office:value-type="string" office:string-value="diff mpi01/RELAX.SimID.1.EPSA.69.EPSB.0.T.1073.RA.12.RB.15.csv mpi09/RELAX.SimID.9.EPSA.69.EPSB.0.T.1073.RA.12.RB.15.csv" calcext:value-type="string">
            <text:p>diff mpi01/RELAX.SimID.1.EPSA.69.EPSB.0.T.1073.RA.12.RB.15.csv mpi09/RELAX.SimID.9.EPSA.69.EPSB.0.T.1073.RA.12.RB.15.csv</text:p>
          </table:table-cell>
        </table:table-row>
        <table:table-row table:style-name="ro1">
          <table:table-cell table:formula="of:=[$Sheet1.E1158]" office:value-type="string" office:string-value="diff mpi01/RELAX.SimID.1.EPSA.69.EPSB.0.T.1073.RA.12.RB.15.NR.7551.NC.1.RhoFields.bin mpi09/RELAX.SimID.9.EPSA.69.EPSB.0.T.1073.RA.12.RB.15.NR.7551.NC.1.RhoFields.bin" calcext:value-type="string">
            <text:p>diff mpi01/RELAX.SimID.1.EPSA.69.EPSB.0.T.1073.RA.12.RB.15.NR.7551.NC.1.RhoFields.bin mpi09/RELAX.SimID.9.EPSA.69.EPSB.0.T.1073.RA.12.RB.15.NR.7551.NC.1.RhoFields.bin</text:p>
          </table:table-cell>
        </table:table-row>
        <table:table-row table:style-name="ro1">
          <table:table-cell table:formula="of:=[$Sheet1.E1159]" office:value-type="string" office:string-value="diff mpi01/RELAX.SimID.1.EPSA.69.EPSB.0.T.1073.RA.12.RB.16.csv mpi09/RELAX.SimID.9.EPSA.69.EPSB.0.T.1073.RA.12.RB.16.csv" calcext:value-type="string">
            <text:p>diff mpi01/RELAX.SimID.1.EPSA.69.EPSB.0.T.1073.RA.12.RB.16.csv mpi09/RELAX.SimID.9.EPSA.69.EPSB.0.T.1073.RA.12.RB.16.csv</text:p>
          </table:table-cell>
        </table:table-row>
        <table:table-row table:style-name="ro1">
          <table:table-cell table:formula="of:=[$Sheet1.E1160]" office:value-type="string" office:string-value="diff mpi01/RELAX.SimID.1.EPSA.69.EPSB.0.T.1073.RA.12.RB.16.NR.7551.NC.3.RhoFields.bin mpi09/RELAX.SimID.9.EPSA.69.EPSB.0.T.1073.RA.12.RB.16.NR.7551.NC.3.RhoFields.bin" calcext:value-type="string">
            <text:p>diff mpi01/RELAX.SimID.1.EPSA.69.EPSB.0.T.1073.RA.12.RB.16.NR.7551.NC.3.RhoFields.bin mpi09/RELAX.SimID.9.EPSA.69.EPSB.0.T.1073.RA.12.RB.16.NR.7551.NC.3.RhoFields.bin</text:p>
          </table:table-cell>
        </table:table-row>
        <table:table-row table:style-name="ro1">
          <table:table-cell table:formula="of:=[$Sheet1.E1161]" office:value-type="string" office:string-value="diff mpi01/RELAX.SimID.1.EPSA.69.EPSB.0.T.1123.RA.12.RB.13.csv mpi09/RELAX.SimID.9.EPSA.69.EPSB.0.T.1123.RA.12.RB.13.csv" calcext:value-type="string">
            <text:p>diff mpi01/RELAX.SimID.1.EPSA.69.EPSB.0.T.1123.RA.12.RB.13.csv mpi09/RELAX.SimID.9.EPSA.69.EPSB.0.T.1123.RA.12.RB.13.csv</text:p>
          </table:table-cell>
        </table:table-row>
        <table:table-row table:style-name="ro1">
          <table:table-cell table:formula="of:=[$Sheet1.E1162]" office:value-type="string" office:string-value="diff mpi01/RELAX.SimID.1.EPSA.69.EPSB.0.T.1123.RA.12.RB.13.NR.7551.NC.1.RhoFields.bin mpi09/RELAX.SimID.9.EPSA.69.EPSB.0.T.1123.RA.12.RB.13.NR.7551.NC.1.RhoFields.bin" calcext:value-type="string">
            <text:p>diff mpi01/RELAX.SimID.1.EPSA.69.EPSB.0.T.1123.RA.12.RB.13.NR.7551.NC.1.RhoFields.bin mpi09/RELAX.SimID.9.EPSA.69.EPSB.0.T.1123.RA.12.RB.13.NR.7551.NC.1.RhoFields.bin</text:p>
          </table:table-cell>
        </table:table-row>
        <table:table-row table:style-name="ro1">
          <table:table-cell table:formula="of:=[$Sheet1.E1163]" office:value-type="string" office:string-value="diff mpi01/RELAX.SimID.1.EPSA.69.EPSB.0.T.1123.RA.12.RB.14.csv mpi09/RELAX.SimID.9.EPSA.69.EPSB.0.T.1123.RA.12.RB.14.csv" calcext:value-type="string">
            <text:p>diff mpi01/RELAX.SimID.1.EPSA.69.EPSB.0.T.1123.RA.12.RB.14.csv mpi09/RELAX.SimID.9.EPSA.69.EPSB.0.T.1123.RA.12.RB.14.csv</text:p>
          </table:table-cell>
        </table:table-row>
        <table:table-row table:style-name="ro1">
          <table:table-cell table:formula="of:=[$Sheet1.E1164]" office:value-type="string" office:string-value="diff mpi01/RELAX.SimID.1.EPSA.69.EPSB.0.T.1123.RA.12.RB.14.NR.7551.NC.1.RhoFields.bin mpi09/RELAX.SimID.9.EPSA.69.EPSB.0.T.1123.RA.12.RB.14.NR.7551.NC.1.RhoFields.bin" calcext:value-type="string">
            <text:p>diff mpi01/RELAX.SimID.1.EPSA.69.EPSB.0.T.1123.RA.12.RB.14.NR.7551.NC.1.RhoFields.bin mpi09/RELAX.SimID.9.EPSA.69.EPSB.0.T.1123.RA.12.RB.14.NR.7551.NC.1.RhoFields.bin</text:p>
          </table:table-cell>
        </table:table-row>
        <table:table-row table:style-name="ro1">
          <table:table-cell table:formula="of:=[$Sheet1.E1165]" office:value-type="string" office:string-value="diff mpi01/RELAX.SimID.1.EPSA.69.EPSB.0.T.1123.RA.12.RB.15.csv mpi09/RELAX.SimID.9.EPSA.69.EPSB.0.T.1123.RA.12.RB.15.csv" calcext:value-type="string">
            <text:p>diff mpi01/RELAX.SimID.1.EPSA.69.EPSB.0.T.1123.RA.12.RB.15.csv mpi09/RELAX.SimID.9.EPSA.69.EPSB.0.T.1123.RA.12.RB.15.csv</text:p>
          </table:table-cell>
        </table:table-row>
        <table:table-row table:style-name="ro1">
          <table:table-cell table:formula="of:=[$Sheet1.E1166]" office:value-type="string" office:string-value="diff mpi01/RELAX.SimID.1.EPSA.69.EPSB.0.T.1123.RA.12.RB.15.NR.7551.NC.1.RhoFields.bin mpi09/RELAX.SimID.9.EPSA.69.EPSB.0.T.1123.RA.12.RB.15.NR.7551.NC.1.RhoFields.bin" calcext:value-type="string">
            <text:p>diff mpi01/RELAX.SimID.1.EPSA.69.EPSB.0.T.1123.RA.12.RB.15.NR.7551.NC.1.RhoFields.bin mpi09/RELAX.SimID.9.EPSA.69.EPSB.0.T.1123.RA.12.RB.15.NR.7551.NC.1.RhoFields.bin</text:p>
          </table:table-cell>
        </table:table-row>
        <table:table-row table:style-name="ro1">
          <table:table-cell table:formula="of:=[$Sheet1.E1167]" office:value-type="string" office:string-value="diff mpi01/RELAX.SimID.1.EPSA.69.EPSB.0.T.1123.RA.12.RB.16.csv mpi09/RELAX.SimID.9.EPSA.69.EPSB.0.T.1123.RA.12.RB.16.csv" calcext:value-type="string">
            <text:p>diff mpi01/RELAX.SimID.1.EPSA.69.EPSB.0.T.1123.RA.12.RB.16.csv mpi09/RELAX.SimID.9.EPSA.69.EPSB.0.T.1123.RA.12.RB.16.csv</text:p>
          </table:table-cell>
        </table:table-row>
        <table:table-row table:style-name="ro1">
          <table:table-cell table:formula="of:=[$Sheet1.E1168]" office:value-type="string" office:string-value="diff mpi01/RELAX.SimID.1.EPSA.69.EPSB.0.T.1123.RA.12.RB.16.NR.7551.NC.22.RhoFields.bin mpi09/RELAX.SimID.9.EPSA.69.EPSB.0.T.1123.RA.12.RB.16.NR.7551.NC.22.RhoFields.bin" calcext:value-type="string">
            <text:p>diff mpi01/RELAX.SimID.1.EPSA.69.EPSB.0.T.1123.RA.12.RB.16.NR.7551.NC.22.RhoFields.bin mpi09/RELAX.SimID.9.EPSA.69.EPSB.0.T.1123.RA.12.RB.16.NR.7551.NC.22.RhoFields.bin</text:p>
          </table:table-cell>
        </table:table-row>
        <table:table-row table:style-name="ro1">
          <table:table-cell table:formula="of:=[$Sheet1.E1169]" office:value-type="string" office:string-value="diff mpi01/RELAX.SimID.1.EPSA.69.EPSB.0.T.1173.RA.12.RB.13.csv mpi09/RELAX.SimID.9.EPSA.69.EPSB.0.T.1173.RA.12.RB.13.csv" calcext:value-type="string">
            <text:p>diff mpi01/RELAX.SimID.1.EPSA.69.EPSB.0.T.1173.RA.12.RB.13.csv mpi09/RELAX.SimID.9.EPSA.69.EPSB.0.T.1173.RA.12.RB.13.csv</text:p>
          </table:table-cell>
        </table:table-row>
        <table:table-row table:style-name="ro1">
          <table:table-cell table:formula="of:=[$Sheet1.E1170]" office:value-type="string" office:string-value="diff mpi01/RELAX.SimID.1.EPSA.69.EPSB.0.T.1173.RA.12.RB.13.NR.7551.NC.1.RhoFields.bin mpi09/RELAX.SimID.9.EPSA.69.EPSB.0.T.1173.RA.12.RB.13.NR.7551.NC.1.RhoFields.bin" calcext:value-type="string">
            <text:p>diff mpi01/RELAX.SimID.1.EPSA.69.EPSB.0.T.1173.RA.12.RB.13.NR.7551.NC.1.RhoFields.bin mpi09/RELAX.SimID.9.EPSA.69.EPSB.0.T.1173.RA.12.RB.13.NR.7551.NC.1.RhoFields.bin</text:p>
          </table:table-cell>
        </table:table-row>
        <table:table-row table:style-name="ro1">
          <table:table-cell table:formula="of:=[$Sheet1.E1171]" office:value-type="string" office:string-value="diff mpi01/RELAX.SimID.1.EPSA.69.EPSB.0.T.1173.RA.12.RB.14.csv mpi09/RELAX.SimID.9.EPSA.69.EPSB.0.T.1173.RA.12.RB.14.csv" calcext:value-type="string">
            <text:p>diff mpi01/RELAX.SimID.1.EPSA.69.EPSB.0.T.1173.RA.12.RB.14.csv mpi09/RELAX.SimID.9.EPSA.69.EPSB.0.T.1173.RA.12.RB.14.csv</text:p>
          </table:table-cell>
        </table:table-row>
        <table:table-row table:style-name="ro1">
          <table:table-cell table:formula="of:=[$Sheet1.E1172]" office:value-type="string" office:string-value="diff mpi01/RELAX.SimID.1.EPSA.69.EPSB.0.T.1173.RA.12.RB.14.NR.7551.NC.1.RhoFields.bin mpi09/RELAX.SimID.9.EPSA.69.EPSB.0.T.1173.RA.12.RB.14.NR.7551.NC.1.RhoFields.bin" calcext:value-type="string">
            <text:p>diff mpi01/RELAX.SimID.1.EPSA.69.EPSB.0.T.1173.RA.12.RB.14.NR.7551.NC.1.RhoFields.bin mpi09/RELAX.SimID.9.EPSA.69.EPSB.0.T.1173.RA.12.RB.14.NR.7551.NC.1.RhoFields.bin</text:p>
          </table:table-cell>
        </table:table-row>
        <table:table-row table:style-name="ro1">
          <table:table-cell table:formula="of:=[$Sheet1.E1173]" office:value-type="string" office:string-value="diff mpi01/RELAX.SimID.1.EPSA.69.EPSB.0.T.1173.RA.12.RB.15.csv mpi09/RELAX.SimID.9.EPSA.69.EPSB.0.T.1173.RA.12.RB.15.csv" calcext:value-type="string">
            <text:p>diff mpi01/RELAX.SimID.1.EPSA.69.EPSB.0.T.1173.RA.12.RB.15.csv mpi09/RELAX.SimID.9.EPSA.69.EPSB.0.T.1173.RA.12.RB.15.csv</text:p>
          </table:table-cell>
        </table:table-row>
        <table:table-row table:style-name="ro1">
          <table:table-cell table:formula="of:=[$Sheet1.E1174]" office:value-type="string" office:string-value="diff mpi01/RELAX.SimID.1.EPSA.69.EPSB.0.T.1173.RA.12.RB.15.NR.7551.NC.5.RhoFields.bin mpi09/RELAX.SimID.9.EPSA.69.EPSB.0.T.1173.RA.12.RB.15.NR.7551.NC.5.RhoFields.bin" calcext:value-type="string">
            <text:p>diff mpi01/RELAX.SimID.1.EPSA.69.EPSB.0.T.1173.RA.12.RB.15.NR.7551.NC.5.RhoFields.bin mpi09/RELAX.SimID.9.EPSA.69.EPSB.0.T.1173.RA.12.RB.15.NR.7551.NC.5.RhoFields.bin</text:p>
          </table:table-cell>
        </table:table-row>
        <table:table-row table:style-name="ro1">
          <table:table-cell table:formula="of:=[$Sheet1.E1175]" office:value-type="string" office:string-value="diff mpi01/RELAX.SimID.1.EPSA.69.EPSB.0.T.1173.RA.12.RB.16.csv mpi09/RELAX.SimID.9.EPSA.69.EPSB.0.T.1173.RA.12.RB.16.csv" calcext:value-type="string">
            <text:p>diff mpi01/RELAX.SimID.1.EPSA.69.EPSB.0.T.1173.RA.12.RB.16.csv mpi09/RELAX.SimID.9.EPSA.69.EPSB.0.T.1173.RA.12.RB.16.csv</text:p>
          </table:table-cell>
        </table:table-row>
        <table:table-row table:style-name="ro1">
          <table:table-cell table:formula="of:=[$Sheet1.E1176]" office:value-type="string" office:string-value="diff mpi01/RELAX.SimID.1.EPSA.69.EPSB.0.T.1173.RA.12.RB.16.NR.7551.NC.120.RhoFields.bin mpi09/RELAX.SimID.9.EPSA.69.EPSB.0.T.1173.RA.12.RB.16.NR.7551.NC.120.RhoFields.bin" calcext:value-type="string">
            <text:p>diff mpi01/RELAX.SimID.1.EPSA.69.EPSB.0.T.1173.RA.12.RB.16.NR.7551.NC.120.RhoFields.bin mpi09/RELAX.SimID.9.EPSA.69.EPSB.0.T.1173.RA.12.RB.16.NR.7551.NC.120.RhoFields.bin</text:p>
          </table:table-cell>
        </table:table-row>
        <table:table-row table:style-name="ro1">
          <table:table-cell table:formula="of:=[$Sheet1.E1177]" office:value-type="string" office:string-value="diff mpi01/RELAX.SimID.1.EPSA.69.EPSB.0.T.1223.RA.12.RB.13.csv mpi09/RELAX.SimID.9.EPSA.69.EPSB.0.T.1223.RA.12.RB.13.csv" calcext:value-type="string">
            <text:p>diff mpi01/RELAX.SimID.1.EPSA.69.EPSB.0.T.1223.RA.12.RB.13.csv mpi09/RELAX.SimID.9.EPSA.69.EPSB.0.T.1223.RA.12.RB.13.csv</text:p>
          </table:table-cell>
        </table:table-row>
        <table:table-row table:style-name="ro1">
          <table:table-cell table:formula="of:=[$Sheet1.E1178]" office:value-type="string" office:string-value="diff mpi01/RELAX.SimID.1.EPSA.69.EPSB.0.T.1223.RA.12.RB.13.NR.7551.NC.1.RhoFields.bin mpi09/RELAX.SimID.9.EPSA.69.EPSB.0.T.1223.RA.12.RB.13.NR.7551.NC.1.RhoFields.bin" calcext:value-type="string">
            <text:p>diff mpi01/RELAX.SimID.1.EPSA.69.EPSB.0.T.1223.RA.12.RB.13.NR.7551.NC.1.RhoFields.bin mpi09/RELAX.SimID.9.EPSA.69.EPSB.0.T.1223.RA.12.RB.13.NR.7551.NC.1.RhoFields.bin</text:p>
          </table:table-cell>
        </table:table-row>
        <table:table-row table:style-name="ro1">
          <table:table-cell table:formula="of:=[$Sheet1.E1179]" office:value-type="string" office:string-value="diff mpi01/RELAX.SimID.1.EPSA.69.EPSB.0.T.1223.RA.12.RB.14.csv mpi09/RELAX.SimID.9.EPSA.69.EPSB.0.T.1223.RA.12.RB.14.csv" calcext:value-type="string">
            <text:p>diff mpi01/RELAX.SimID.1.EPSA.69.EPSB.0.T.1223.RA.12.RB.14.csv mpi09/RELAX.SimID.9.EPSA.69.EPSB.0.T.1223.RA.12.RB.14.csv</text:p>
          </table:table-cell>
        </table:table-row>
        <table:table-row table:style-name="ro1">
          <table:table-cell table:formula="of:=[$Sheet1.E1180]" office:value-type="string" office:string-value="diff mpi01/RELAX.SimID.1.EPSA.69.EPSB.0.T.1223.RA.12.RB.14.NR.7551.NC.1.RhoFields.bin mpi09/RELAX.SimID.9.EPSA.69.EPSB.0.T.1223.RA.12.RB.14.NR.7551.NC.1.RhoFields.bin" calcext:value-type="string">
            <text:p>diff mpi01/RELAX.SimID.1.EPSA.69.EPSB.0.T.1223.RA.12.RB.14.NR.7551.NC.1.RhoFields.bin mpi09/RELAX.SimID.9.EPSA.69.EPSB.0.T.1223.RA.12.RB.14.NR.7551.NC.1.RhoFields.bin</text:p>
          </table:table-cell>
        </table:table-row>
        <table:table-row table:style-name="ro1">
          <table:table-cell table:formula="of:=[$Sheet1.E1181]" office:value-type="string" office:string-value="diff mpi01/RELAX.SimID.1.EPSA.69.EPSB.0.T.1223.RA.12.RB.15.csv mpi09/RELAX.SimID.9.EPSA.69.EPSB.0.T.1223.RA.12.RB.15.csv" calcext:value-type="string">
            <text:p>diff mpi01/RELAX.SimID.1.EPSA.69.EPSB.0.T.1223.RA.12.RB.15.csv mpi09/RELAX.SimID.9.EPSA.69.EPSB.0.T.1223.RA.12.RB.15.csv</text:p>
          </table:table-cell>
        </table:table-row>
        <table:table-row table:style-name="ro1">
          <table:table-cell table:formula="of:=[$Sheet1.E1182]" office:value-type="string" office:string-value="diff mpi01/RELAX.SimID.1.EPSA.69.EPSB.0.T.1223.RA.12.RB.15.NR.7551.NC.26.RhoFields.bin mpi09/RELAX.SimID.9.EPSA.69.EPSB.0.T.1223.RA.12.RB.15.NR.7551.NC.26.RhoFields.bin" calcext:value-type="string">
            <text:p>diff mpi01/RELAX.SimID.1.EPSA.69.EPSB.0.T.1223.RA.12.RB.15.NR.7551.NC.26.RhoFields.bin mpi09/RELAX.SimID.9.EPSA.69.EPSB.0.T.1223.RA.12.RB.15.NR.7551.NC.26.RhoFields.bin</text:p>
          </table:table-cell>
        </table:table-row>
        <table:table-row table:style-name="ro1">
          <table:table-cell table:formula="of:=[$Sheet1.E1183]" office:value-type="string" office:string-value="diff mpi01/RELAX.SimID.1.EPSA.69.EPSB.0.T.1223.RA.12.RB.16.csv mpi09/RELAX.SimID.9.EPSA.69.EPSB.0.T.1223.RA.12.RB.16.csv" calcext:value-type="string">
            <text:p>diff mpi01/RELAX.SimID.1.EPSA.69.EPSB.0.T.1223.RA.12.RB.16.csv mpi09/RELAX.SimID.9.EPSA.69.EPSB.0.T.1223.RA.12.RB.16.csv</text:p>
          </table:table-cell>
        </table:table-row>
        <table:table-row table:style-name="ro1">
          <table:table-cell table:formula="of:=[$Sheet1.E1184]" office:value-type="string" office:string-value="diff mpi01/RELAX.SimID.1.EPSA.69.EPSB.0.T.1223.RA.12.RB.16.NR.7551.NC.454.RhoFields.bin mpi09/RELAX.SimID.9.EPSA.69.EPSB.0.T.1223.RA.12.RB.16.NR.7551.NC.454.RhoFields.bin" calcext:value-type="string">
            <text:p>diff mpi01/RELAX.SimID.1.EPSA.69.EPSB.0.T.1223.RA.12.RB.16.NR.7551.NC.454.RhoFields.bin mpi09/RELAX.SimID.9.EPSA.69.EPSB.0.T.1223.RA.12.RB.16.NR.7551.NC.454.RhoFields.bin</text:p>
          </table:table-cell>
        </table:table-row>
        <table:table-row table:style-name="ro1">
          <table:table-cell table:formula="of:=[$Sheet1.E1185]" office:value-type="string" office:string-value="diff mpi01/RELAX.SimID.1.EPSA.69.EPSB.0.T.1273.RA.12.RB.13.csv mpi09/RELAX.SimID.9.EPSA.69.EPSB.0.T.1273.RA.12.RB.13.csv" calcext:value-type="string">
            <text:p>diff mpi01/RELAX.SimID.1.EPSA.69.EPSB.0.T.1273.RA.12.RB.13.csv mpi09/RELAX.SimID.9.EPSA.69.EPSB.0.T.1273.RA.12.RB.13.csv</text:p>
          </table:table-cell>
        </table:table-row>
        <table:table-row table:style-name="ro1">
          <table:table-cell table:formula="of:=[$Sheet1.E1186]" office:value-type="string" office:string-value="diff mpi01/RELAX.SimID.1.EPSA.69.EPSB.0.T.1273.RA.12.RB.13.NR.7551.NC.1.RhoFields.bin mpi09/RELAX.SimID.9.EPSA.69.EPSB.0.T.1273.RA.12.RB.13.NR.7551.NC.1.RhoFields.bin" calcext:value-type="string">
            <text:p>diff mpi01/RELAX.SimID.1.EPSA.69.EPSB.0.T.1273.RA.12.RB.13.NR.7551.NC.1.RhoFields.bin mpi09/RELAX.SimID.9.EPSA.69.EPSB.0.T.1273.RA.12.RB.13.NR.7551.NC.1.RhoFields.bin</text:p>
          </table:table-cell>
        </table:table-row>
        <table:table-row table:style-name="ro1">
          <table:table-cell table:formula="of:=[$Sheet1.E1187]" office:value-type="string" office:string-value="diff mpi01/RELAX.SimID.1.EPSA.69.EPSB.0.T.1273.RA.12.RB.14.csv mpi09/RELAX.SimID.9.EPSA.69.EPSB.0.T.1273.RA.12.RB.14.csv" calcext:value-type="string">
            <text:p>diff mpi01/RELAX.SimID.1.EPSA.69.EPSB.0.T.1273.RA.12.RB.14.csv mpi09/RELAX.SimID.9.EPSA.69.EPSB.0.T.1273.RA.12.RB.14.csv</text:p>
          </table:table-cell>
        </table:table-row>
        <table:table-row table:style-name="ro1">
          <table:table-cell table:formula="of:=[$Sheet1.E1188]" office:value-type="string" office:string-value="diff mpi01/RELAX.SimID.1.EPSA.69.EPSB.0.T.1273.RA.12.RB.14.NR.7551.NC.4.RhoFields.bin mpi09/RELAX.SimID.9.EPSA.69.EPSB.0.T.1273.RA.12.RB.14.NR.7551.NC.4.RhoFields.bin" calcext:value-type="string">
            <text:p>diff mpi01/RELAX.SimID.1.EPSA.69.EPSB.0.T.1273.RA.12.RB.14.NR.7551.NC.4.RhoFields.bin mpi09/RELAX.SimID.9.EPSA.69.EPSB.0.T.1273.RA.12.RB.14.NR.7551.NC.4.RhoFields.bin</text:p>
          </table:table-cell>
        </table:table-row>
        <table:table-row table:style-name="ro1">
          <table:table-cell table:formula="of:=[$Sheet1.E1189]" office:value-type="string" office:string-value="diff mpi01/RELAX.SimID.1.EPSA.69.EPSB.0.T.1273.RA.12.RB.15.csv mpi09/RELAX.SimID.9.EPSA.69.EPSB.0.T.1273.RA.12.RB.15.csv" calcext:value-type="string">
            <text:p>diff mpi01/RELAX.SimID.1.EPSA.69.EPSB.0.T.1273.RA.12.RB.15.csv mpi09/RELAX.SimID.9.EPSA.69.EPSB.0.T.1273.RA.12.RB.15.csv</text:p>
          </table:table-cell>
        </table:table-row>
        <table:table-row table:style-name="ro1">
          <table:table-cell table:formula="of:=[$Sheet1.E1190]" office:value-type="string" office:string-value="diff mpi01/RELAX.SimID.1.EPSA.69.EPSB.0.T.1273.RA.12.RB.15.NR.7551.NC.109.RhoFields.bin mpi09/RELAX.SimID.9.EPSA.69.EPSB.0.T.1273.RA.12.RB.15.NR.7551.NC.109.RhoFields.bin" calcext:value-type="string">
            <text:p>diff mpi01/RELAX.SimID.1.EPSA.69.EPSB.0.T.1273.RA.12.RB.15.NR.7551.NC.109.RhoFields.bin mpi09/RELAX.SimID.9.EPSA.69.EPSB.0.T.1273.RA.12.RB.15.NR.7551.NC.109.RhoFields.bin</text:p>
          </table:table-cell>
        </table:table-row>
        <table:table-row table:style-name="ro1">
          <table:table-cell table:formula="of:=[$Sheet1.E1191]" office:value-type="string" office:string-value="diff mpi01/RELAX.SimID.1.EPSA.69.EPSB.0.T.1273.RA.12.RB.16.csv mpi09/RELAX.SimID.9.EPSA.69.EPSB.0.T.1273.RA.12.RB.16.csv" calcext:value-type="string">
            <text:p>diff mpi01/RELAX.SimID.1.EPSA.69.EPSB.0.T.1273.RA.12.RB.16.csv mpi09/RELAX.SimID.9.EPSA.69.EPSB.0.T.1273.RA.12.RB.16.csv</text:p>
          </table:table-cell>
        </table:table-row>
        <table:table-row table:style-name="ro1">
          <table:table-cell table:formula="of:=[$Sheet1.E1192]" office:value-type="string" office:string-value="diff mpi01/RELAX.SimID.1.EPSA.69.EPSB.0.T.1273.RA.12.RB.16.NR.7551.NC.1401.RhoFields.bin mpi09/RELAX.SimID.9.EPSA.69.EPSB.0.T.1273.RA.12.RB.16.NR.7551.NC.1401.RhoFields.bin" calcext:value-type="string">
            <text:p>diff mpi01/RELAX.SimID.1.EPSA.69.EPSB.0.T.1273.RA.12.RB.16.NR.7551.NC.1401.RhoFields.bin mpi09/RELAX.SimID.9.EPSA.69.EPSB.0.T.1273.RA.12.RB.16.NR.7551.NC.1401.RhoFields.bin</text:p>
          </table:table-cell>
        </table:table-row>
        <table:table-row table:style-name="ro1">
          <table:table-cell table:formula="of:=[$Sheet1.E1193]" office:value-type="string" office:string-value="diff mpi01/RELAX.SimID.1.EPSA.69.EPSB.0.T.1323.RA.12.RB.13.csv mpi09/RELAX.SimID.9.EPSA.69.EPSB.0.T.1323.RA.12.RB.13.csv" calcext:value-type="string">
            <text:p>diff mpi01/RELAX.SimID.1.EPSA.69.EPSB.0.T.1323.RA.12.RB.13.csv mpi09/RELAX.SimID.9.EPSA.69.EPSB.0.T.1323.RA.12.RB.13.csv</text:p>
          </table:table-cell>
        </table:table-row>
        <table:table-row table:style-name="ro1">
          <table:table-cell table:formula="of:=[$Sheet1.E1194]" office:value-type="string" office:string-value="diff mpi01/RELAX.SimID.1.EPSA.69.EPSB.0.T.1323.RA.12.RB.13.NR.7551.NC.1.RhoFields.bin mpi09/RELAX.SimID.9.EPSA.69.EPSB.0.T.1323.RA.12.RB.13.NR.7551.NC.1.RhoFields.bin" calcext:value-type="string">
            <text:p>diff mpi01/RELAX.SimID.1.EPSA.69.EPSB.0.T.1323.RA.12.RB.13.NR.7551.NC.1.RhoFields.bin mpi09/RELAX.SimID.9.EPSA.69.EPSB.0.T.1323.RA.12.RB.13.NR.7551.NC.1.RhoFields.bin</text:p>
          </table:table-cell>
        </table:table-row>
        <table:table-row table:style-name="ro1">
          <table:table-cell table:formula="of:=[$Sheet1.E1195]" office:value-type="string" office:string-value="diff mpi01/RELAX.SimID.1.EPSA.69.EPSB.0.T.1323.RA.12.RB.14.csv mpi09/RELAX.SimID.9.EPSA.69.EPSB.0.T.1323.RA.12.RB.14.csv" calcext:value-type="string">
            <text:p>diff mpi01/RELAX.SimID.1.EPSA.69.EPSB.0.T.1323.RA.12.RB.14.csv mpi09/RELAX.SimID.9.EPSA.69.EPSB.0.T.1323.RA.12.RB.14.csv</text:p>
          </table:table-cell>
        </table:table-row>
        <table:table-row table:style-name="ro1">
          <table:table-cell table:formula="of:=[$Sheet1.E1196]" office:value-type="string" office:string-value="diff mpi01/RELAX.SimID.1.EPSA.69.EPSB.0.T.1323.RA.12.RB.14.NR.7551.NC.17.RhoFields.bin mpi09/RELAX.SimID.9.EPSA.69.EPSB.0.T.1323.RA.12.RB.14.NR.7551.NC.17.RhoFields.bin" calcext:value-type="string">
            <text:p>diff mpi01/RELAX.SimID.1.EPSA.69.EPSB.0.T.1323.RA.12.RB.14.NR.7551.NC.17.RhoFields.bin mpi09/RELAX.SimID.9.EPSA.69.EPSB.0.T.1323.RA.12.RB.14.NR.7551.NC.17.RhoFields.bin</text:p>
          </table:table-cell>
        </table:table-row>
        <table:table-row table:style-name="ro1">
          <table:table-cell table:formula="of:=[$Sheet1.E1197]" office:value-type="string" office:string-value="diff mpi01/RELAX.SimID.1.EPSA.69.EPSB.0.T.1323.RA.12.RB.15.csv mpi09/RELAX.SimID.9.EPSA.69.EPSB.0.T.1323.RA.12.RB.15.csv" calcext:value-type="string">
            <text:p>diff mpi01/RELAX.SimID.1.EPSA.69.EPSB.0.T.1323.RA.12.RB.15.csv mpi09/RELAX.SimID.9.EPSA.69.EPSB.0.T.1323.RA.12.RB.15.csv</text:p>
          </table:table-cell>
        </table:table-row>
        <table:table-row table:style-name="ro1">
          <table:table-cell table:formula="of:=[$Sheet1.E1198]" office:value-type="string" office:string-value="diff mpi01/RELAX.SimID.1.EPSA.69.EPSB.0.T.1323.RA.12.RB.15.NR.7551.NC.343.RhoFields.bin mpi09/RELAX.SimID.9.EPSA.69.EPSB.0.T.1323.RA.12.RB.15.NR.7551.NC.343.RhoFields.bin" calcext:value-type="string">
            <text:p>diff mpi01/RELAX.SimID.1.EPSA.69.EPSB.0.T.1323.RA.12.RB.15.NR.7551.NC.343.RhoFields.bin mpi09/RELAX.SimID.9.EPSA.69.EPSB.0.T.1323.RA.12.RB.15.NR.7551.NC.343.RhoFields.bin</text:p>
          </table:table-cell>
        </table:table-row>
        <table:table-row table:style-name="ro1">
          <table:table-cell table:formula="of:=[$Sheet1.E1199]" office:value-type="string" office:string-value="diff mpi01/RELAX.SimID.1.EPSA.69.EPSB.0.T.1323.RA.12.RB.16.csv mpi09/RELAX.SimID.9.EPSA.69.EPSB.0.T.1323.RA.12.RB.16.csv" calcext:value-type="string">
            <text:p>diff mpi01/RELAX.SimID.1.EPSA.69.EPSB.0.T.1323.RA.12.RB.16.csv mpi09/RELAX.SimID.9.EPSA.69.EPSB.0.T.1323.RA.12.RB.16.csv</text:p>
          </table:table-cell>
        </table:table-row>
        <table:table-row table:style-name="ro1">
          <table:table-cell table:formula="of:=[$Sheet1.E1200]" office:value-type="string" office:string-value="diff mpi01/RELAX.SimID.1.EPSA.69.EPSB.0.T.1323.RA.12.RB.16.NR.7551.NC.1401.RhoFields.bin mpi09/RELAX.SimID.9.EPSA.69.EPSB.0.T.1323.RA.12.RB.16.NR.7551.NC.1401.RhoFields.bin" calcext:value-type="string">
            <text:p>diff mpi01/RELAX.SimID.1.EPSA.69.EPSB.0.T.1323.RA.12.RB.16.NR.7551.NC.1401.RhoFields.bin mpi09/RELAX.SimID.9.EPSA.69.EPSB.0.T.1323.RA.12.RB.16.NR.7551.NC.1401.RhoFields.bin</text:p>
          </table:table-cell>
        </table:table-row>
        <table:table-row table:style-name="ro1">
          <table:table-cell table:formula="of:=[$Sheet1.E1201]" office:value-type="string" office:string-value="diff mpi01/RELAX.SimID.1.EPSA.69.EPSB.0.T.1373.RA.12.RB.13.csv mpi09/RELAX.SimID.9.EPSA.69.EPSB.0.T.1373.RA.12.RB.13.csv" calcext:value-type="string">
            <text:p>diff mpi01/RELAX.SimID.1.EPSA.69.EPSB.0.T.1373.RA.12.RB.13.csv mpi09/RELAX.SimID.9.EPSA.69.EPSB.0.T.1373.RA.12.RB.13.csv</text:p>
          </table:table-cell>
        </table:table-row>
        <table:table-row table:style-name="ro1">
          <table:table-cell table:formula="of:=[$Sheet1.E1202]" office:value-type="string" office:string-value="diff mpi01/RELAX.SimID.1.EPSA.69.EPSB.0.T.1373.RA.12.RB.13.NR.7551.NC.2.RhoFields.bin mpi09/RELAX.SimID.9.EPSA.69.EPSB.0.T.1373.RA.12.RB.13.NR.7551.NC.2.RhoFields.bin" calcext:value-type="string">
            <text:p>diff mpi01/RELAX.SimID.1.EPSA.69.EPSB.0.T.1373.RA.12.RB.13.NR.7551.NC.2.RhoFields.bin mpi09/RELAX.SimID.9.EPSA.69.EPSB.0.T.1373.RA.12.RB.13.NR.7551.NC.2.RhoFields.bin</text:p>
          </table:table-cell>
        </table:table-row>
        <table:table-row table:style-name="ro1">
          <table:table-cell table:formula="of:=[$Sheet1.E1203]" office:value-type="string" office:string-value="diff mpi01/RELAX.SimID.1.EPSA.69.EPSB.0.T.1373.RA.12.RB.14.csv mpi09/RELAX.SimID.9.EPSA.69.EPSB.0.T.1373.RA.12.RB.14.csv" calcext:value-type="string">
            <text:p>diff mpi01/RELAX.SimID.1.EPSA.69.EPSB.0.T.1373.RA.12.RB.14.csv mpi09/RELAX.SimID.9.EPSA.69.EPSB.0.T.1373.RA.12.RB.14.csv</text:p>
          </table:table-cell>
        </table:table-row>
        <table:table-row table:style-name="ro1">
          <table:table-cell table:formula="of:=[$Sheet1.E1204]" office:value-type="string" office:string-value="diff mpi01/RELAX.SimID.1.EPSA.69.EPSB.0.T.1373.RA.12.RB.14.NR.7551.NC.60.RhoFields.bin mpi09/RELAX.SimID.9.EPSA.69.EPSB.0.T.1373.RA.12.RB.14.NR.7551.NC.60.RhoFields.bin" calcext:value-type="string">
            <text:p>diff mpi01/RELAX.SimID.1.EPSA.69.EPSB.0.T.1373.RA.12.RB.14.NR.7551.NC.60.RhoFields.bin mpi09/RELAX.SimID.9.EPSA.69.EPSB.0.T.1373.RA.12.RB.14.NR.7551.NC.60.RhoFields.bin</text:p>
          </table:table-cell>
        </table:table-row>
        <table:table-row table:style-name="ro1">
          <table:table-cell table:formula="of:=[$Sheet1.E1205]" office:value-type="string" office:string-value="diff mpi01/RELAX.SimID.1.EPSA.69.EPSB.0.T.1373.RA.12.RB.15.csv mpi09/RELAX.SimID.9.EPSA.69.EPSB.0.T.1373.RA.12.RB.15.csv" calcext:value-type="string">
            <text:p>diff mpi01/RELAX.SimID.1.EPSA.69.EPSB.0.T.1373.RA.12.RB.15.csv mpi09/RELAX.SimID.9.EPSA.69.EPSB.0.T.1373.RA.12.RB.15.csv</text:p>
          </table:table-cell>
        </table:table-row>
        <table:table-row table:style-name="ro1">
          <table:table-cell table:formula="of:=[$Sheet1.E1206]" office:value-type="string" office:string-value="diff mpi01/RELAX.SimID.1.EPSA.69.EPSB.0.T.1373.RA.12.RB.15.NR.7551.NC.1000.RhoFields.bin mpi09/RELAX.SimID.9.EPSA.69.EPSB.0.T.1373.RA.12.RB.15.NR.7551.NC.1000.RhoFields.bin" calcext:value-type="string">
            <text:p>diff mpi01/RELAX.SimID.1.EPSA.69.EPSB.0.T.1373.RA.12.RB.15.NR.7551.NC.1000.RhoFields.bin mpi09/RELAX.SimID.9.EPSA.69.EPSB.0.T.1373.RA.12.RB.15.NR.7551.NC.1000.RhoFields.bin</text:p>
          </table:table-cell>
        </table:table-row>
        <table:table-row table:style-name="ro1">
          <table:table-cell table:formula="of:=[$Sheet1.E1207]" office:value-type="string" office:string-value="diff mpi01/RELAX.SimID.1.EPSA.69.EPSB.0.T.1373.RA.12.RB.16.csv mpi09/RELAX.SimID.9.EPSA.69.EPSB.0.T.1373.RA.12.RB.16.csv" calcext:value-type="string">
            <text:p>diff mpi01/RELAX.SimID.1.EPSA.69.EPSB.0.T.1373.RA.12.RB.16.csv mpi09/RELAX.SimID.9.EPSA.69.EPSB.0.T.1373.RA.12.RB.16.csv</text:p>
          </table:table-cell>
        </table:table-row>
        <table:table-row table:style-name="ro1">
          <table:table-cell table:formula="of:=[$Sheet1.E1208]" office:value-type="string" office:string-value="diff mpi01/RELAX.SimID.1.EPSA.69.EPSB.0.T.1373.RA.12.RB.16.NR.7551.NC.1401.RhoFields.bin mpi09/RELAX.SimID.9.EPSA.69.EPSB.0.T.1373.RA.12.RB.16.NR.7551.NC.1401.RhoFields.bin" calcext:value-type="string">
            <text:p>diff mpi01/RELAX.SimID.1.EPSA.69.EPSB.0.T.1373.RA.12.RB.16.NR.7551.NC.1401.RhoFields.bin mpi09/RELAX.SimID.9.EPSA.69.EPSB.0.T.1373.RA.12.RB.16.NR.7551.NC.1401.RhoFields.bin</text:p>
          </table:table-cell>
        </table:table-row>
        <table:table-row table:style-name="ro1">
          <table:table-cell table:formula="of:=[$Sheet1.E1209]" office:value-type="string" office:string-value="diff mpi01/RELAX.SimID.1.EPSA.69.EPSB.0.T.1423.RA.12.RB.13.csv mpi09/RELAX.SimID.9.EPSA.69.EPSB.0.T.1423.RA.12.RB.13.csv" calcext:value-type="string">
            <text:p>diff mpi01/RELAX.SimID.1.EPSA.69.EPSB.0.T.1423.RA.12.RB.13.csv mpi09/RELAX.SimID.9.EPSA.69.EPSB.0.T.1423.RA.12.RB.13.csv</text:p>
          </table:table-cell>
        </table:table-row>
        <table:table-row table:style-name="ro1">
          <table:table-cell table:formula="of:=[$Sheet1.E1210]" office:value-type="string" office:string-value="diff mpi01/RELAX.SimID.1.EPSA.69.EPSB.0.T.1423.RA.12.RB.13.NR.7551.NC.5.RhoFields.bin mpi09/RELAX.SimID.9.EPSA.69.EPSB.0.T.1423.RA.12.RB.13.NR.7551.NC.5.RhoFields.bin" calcext:value-type="string">
            <text:p>diff mpi01/RELAX.SimID.1.EPSA.69.EPSB.0.T.1423.RA.12.RB.13.NR.7551.NC.5.RhoFields.bin mpi09/RELAX.SimID.9.EPSA.69.EPSB.0.T.1423.RA.12.RB.13.NR.7551.NC.5.RhoFields.bin</text:p>
          </table:table-cell>
        </table:table-row>
        <table:table-row table:style-name="ro1">
          <table:table-cell table:formula="of:=[$Sheet1.E1211]" office:value-type="string" office:string-value="diff mpi01/RELAX.SimID.1.EPSA.69.EPSB.0.T.1423.RA.12.RB.14.csv mpi09/RELAX.SimID.9.EPSA.69.EPSB.0.T.1423.RA.12.RB.14.csv" calcext:value-type="string">
            <text:p>diff mpi01/RELAX.SimID.1.EPSA.69.EPSB.0.T.1423.RA.12.RB.14.csv mpi09/RELAX.SimID.9.EPSA.69.EPSB.0.T.1423.RA.12.RB.14.csv</text:p>
          </table:table-cell>
        </table:table-row>
        <table:table-row table:style-name="ro1">
          <table:table-cell table:formula="of:=[$Sheet1.E1212]" office:value-type="string" office:string-value="diff mpi01/RELAX.SimID.1.EPSA.69.EPSB.0.T.1423.RA.12.RB.14.NR.7551.NC.173.RhoFields.bin mpi09/RELAX.SimID.9.EPSA.69.EPSB.0.T.1423.RA.12.RB.14.NR.7551.NC.173.RhoFields.bin" calcext:value-type="string">
            <text:p>diff mpi01/RELAX.SimID.1.EPSA.69.EPSB.0.T.1423.RA.12.RB.14.NR.7551.NC.173.RhoFields.bin mpi09/RELAX.SimID.9.EPSA.69.EPSB.0.T.1423.RA.12.RB.14.NR.7551.NC.173.RhoFields.bin</text:p>
          </table:table-cell>
        </table:table-row>
        <table:table-row table:style-name="ro1">
          <table:table-cell table:formula="of:=[$Sheet1.E1213]" office:value-type="string" office:string-value="diff mpi01/RELAX.SimID.1.EPSA.69.EPSB.0.T.1423.RA.12.RB.15.csv mpi09/RELAX.SimID.9.EPSA.69.EPSB.0.T.1423.RA.12.RB.15.csv" calcext:value-type="string">
            <text:p>diff mpi01/RELAX.SimID.1.EPSA.69.EPSB.0.T.1423.RA.12.RB.15.csv mpi09/RELAX.SimID.9.EPSA.69.EPSB.0.T.1423.RA.12.RB.15.csv</text:p>
          </table:table-cell>
        </table:table-row>
        <table:table-row table:style-name="ro1">
          <table:table-cell table:formula="of:=[$Sheet1.E1214]" office:value-type="string" office:string-value="diff mpi01/RELAX.SimID.1.EPSA.69.EPSB.0.T.1423.RA.12.RB.15.NR.7551.NC.1401.RhoFields.bin mpi09/RELAX.SimID.9.EPSA.69.EPSB.0.T.1423.RA.12.RB.15.NR.7551.NC.1401.RhoFields.bin" calcext:value-type="string">
            <text:p>diff mpi01/RELAX.SimID.1.EPSA.69.EPSB.0.T.1423.RA.12.RB.15.NR.7551.NC.1401.RhoFields.bin mpi09/RELAX.SimID.9.EPSA.69.EPSB.0.T.1423.RA.12.RB.15.NR.7551.NC.1401.RhoFields.bin</text:p>
          </table:table-cell>
        </table:table-row>
        <table:table-row table:style-name="ro1">
          <table:table-cell table:formula="of:=[$Sheet1.E1215]" office:value-type="string" office:string-value="diff mpi01/RELAX.SimID.1.EPSA.69.EPSB.0.T.1423.RA.12.RB.16.csv mpi09/RELAX.SimID.9.EPSA.69.EPSB.0.T.1423.RA.12.RB.16.csv" calcext:value-type="string">
            <text:p>diff mpi01/RELAX.SimID.1.EPSA.69.EPSB.0.T.1423.RA.12.RB.16.csv mpi09/RELAX.SimID.9.EPSA.69.EPSB.0.T.1423.RA.12.RB.16.csv</text:p>
          </table:table-cell>
        </table:table-row>
        <table:table-row table:style-name="ro1">
          <table:table-cell table:formula="of:=[$Sheet1.E1216]" office:value-type="string" office:string-value="diff mpi01/RELAX.SimID.1.EPSA.69.EPSB.0.T.1423.RA.12.RB.16.NR.7551.NC.1401.RhoFields.bin mpi09/RELAX.SimID.9.EPSA.69.EPSB.0.T.1423.RA.12.RB.16.NR.7551.NC.1401.RhoFields.bin" calcext:value-type="string">
            <text:p>diff mpi01/RELAX.SimID.1.EPSA.69.EPSB.0.T.1423.RA.12.RB.16.NR.7551.NC.1401.RhoFields.bin mpi09/RELAX.SimID.9.EPSA.69.EPSB.0.T.1423.RA.12.RB.16.NR.7551.NC.1401.RhoFields.bin</text:p>
          </table:table-cell>
        </table:table-row>
        <table:table-row table:style-name="ro1">
          <table:table-cell table:formula="of:=[$Sheet1.E1217]" office:value-type="string" office:string-value="diff mpi01/RELAX.SimID.1.EPSA.69.EPSB.0.T.1473.RA.12.RB.13.csv mpi09/RELAX.SimID.9.EPSA.69.EPSB.0.T.1473.RA.12.RB.13.csv" calcext:value-type="string">
            <text:p>diff mpi01/RELAX.SimID.1.EPSA.69.EPSB.0.T.1473.RA.12.RB.13.csv mpi09/RELAX.SimID.9.EPSA.69.EPSB.0.T.1473.RA.12.RB.13.csv</text:p>
          </table:table-cell>
        </table:table-row>
        <table:table-row table:style-name="ro1">
          <table:table-cell table:formula="of:=[$Sheet1.E1218]" office:value-type="string" office:string-value="diff mpi01/RELAX.SimID.1.EPSA.69.EPSB.0.T.1473.RA.12.RB.13.NR.7551.NC.16.RhoFields.bin mpi09/RELAX.SimID.9.EPSA.69.EPSB.0.T.1473.RA.12.RB.13.NR.7551.NC.16.RhoFields.bin" calcext:value-type="string">
            <text:p>diff mpi01/RELAX.SimID.1.EPSA.69.EPSB.0.T.1473.RA.12.RB.13.NR.7551.NC.16.RhoFields.bin mpi09/RELAX.SimID.9.EPSA.69.EPSB.0.T.1473.RA.12.RB.13.NR.7551.NC.16.RhoFields.bin</text:p>
          </table:table-cell>
        </table:table-row>
        <table:table-row table:style-name="ro1">
          <table:table-cell table:formula="of:=[$Sheet1.E1219]" office:value-type="string" office:string-value="diff mpi01/RELAX.SimID.1.EPSA.69.EPSB.0.T.1473.RA.12.RB.14.csv mpi09/RELAX.SimID.9.EPSA.69.EPSB.0.T.1473.RA.12.RB.14.csv" calcext:value-type="string">
            <text:p>diff mpi01/RELAX.SimID.1.EPSA.69.EPSB.0.T.1473.RA.12.RB.14.csv mpi09/RELAX.SimID.9.EPSA.69.EPSB.0.T.1473.RA.12.RB.14.csv</text:p>
          </table:table-cell>
        </table:table-row>
        <table:table-row table:style-name="ro1">
          <table:table-cell table:formula="of:=[$Sheet1.E1220]" office:value-type="string" office:string-value="diff mpi01/RELAX.SimID.1.EPSA.69.EPSB.0.T.1473.RA.12.RB.14.NR.7551.NC.417.RhoFields.bin mpi09/RELAX.SimID.9.EPSA.69.EPSB.0.T.1473.RA.12.RB.14.NR.7551.NC.417.RhoFields.bin" calcext:value-type="string">
            <text:p>diff mpi01/RELAX.SimID.1.EPSA.69.EPSB.0.T.1473.RA.12.RB.14.NR.7551.NC.417.RhoFields.bin mpi09/RELAX.SimID.9.EPSA.69.EPSB.0.T.1473.RA.12.RB.14.NR.7551.NC.417.RhoFields.bin</text:p>
          </table:table-cell>
        </table:table-row>
        <table:table-row table:style-name="ro1">
          <table:table-cell table:formula="of:=[$Sheet1.E1221]" office:value-type="string" office:string-value="diff mpi01/RELAX.SimID.1.EPSA.69.EPSB.0.T.1473.RA.12.RB.15.csv mpi09/RELAX.SimID.9.EPSA.69.EPSB.0.T.1473.RA.12.RB.15.csv" calcext:value-type="string">
            <text:p>diff mpi01/RELAX.SimID.1.EPSA.69.EPSB.0.T.1473.RA.12.RB.15.csv mpi09/RELAX.SimID.9.EPSA.69.EPSB.0.T.1473.RA.12.RB.15.csv</text:p>
          </table:table-cell>
        </table:table-row>
        <table:table-row table:style-name="ro1">
          <table:table-cell table:formula="of:=[$Sheet1.E1222]" office:value-type="string" office:string-value="diff mpi01/RELAX.SimID.1.EPSA.69.EPSB.0.T.1473.RA.12.RB.15.NR.7551.NC.1401.RhoFields.bin mpi09/RELAX.SimID.9.EPSA.69.EPSB.0.T.1473.RA.12.RB.15.NR.7551.NC.1401.RhoFields.bin" calcext:value-type="string">
            <text:p>diff mpi01/RELAX.SimID.1.EPSA.69.EPSB.0.T.1473.RA.12.RB.15.NR.7551.NC.1401.RhoFields.bin mpi09/RELAX.SimID.9.EPSA.69.EPSB.0.T.1473.RA.12.RB.15.NR.7551.NC.1401.RhoFields.bin</text:p>
          </table:table-cell>
        </table:table-row>
        <table:table-row table:style-name="ro1">
          <table:table-cell table:formula="of:=[$Sheet1.E1223]" office:value-type="string" office:string-value="diff mpi01/RELAX.SimID.1.EPSA.69.EPSB.0.T.1473.RA.12.RB.16.csv mpi09/RELAX.SimID.9.EPSA.69.EPSB.0.T.1473.RA.12.RB.16.csv" calcext:value-type="string">
            <text:p>diff mpi01/RELAX.SimID.1.EPSA.69.EPSB.0.T.1473.RA.12.RB.16.csv mpi09/RELAX.SimID.9.EPSA.69.EPSB.0.T.1473.RA.12.RB.16.csv</text:p>
          </table:table-cell>
        </table:table-row>
        <table:table-row table:style-name="ro1">
          <table:table-cell table:formula="of:=[$Sheet1.E1224]" office:value-type="string" office:string-value="diff mpi01/RELAX.SimID.1.EPSA.69.EPSB.0.T.1473.RA.12.RB.16.NR.7551.NC.1401.RhoFields.bin mpi09/RELAX.SimID.9.EPSA.69.EPSB.0.T.1473.RA.12.RB.16.NR.7551.NC.1401.RhoFields.bin" calcext:value-type="string">
            <text:p>diff mpi01/RELAX.SimID.1.EPSA.69.EPSB.0.T.1473.RA.12.RB.16.NR.7551.NC.1401.RhoFields.bin mpi09/RELAX.SimID.9.EPSA.69.EPSB.0.T.1473.RA.12.RB.16.NR.7551.NC.1401.RhoFields.bin</text:p>
          </table:table-cell>
        </table:table-row>
        <table:table-row table:style-name="ro1">
          <table:table-cell table:formula="of:=[$Sheet1.E1225]" office:value-type="string" office:string-value="diff mpi01/RELAX.SimID.1.EPSA.-69.EPSB.-100.T.1073.RA.12.RB.13.csv mpi09/RELAX.SimID.9.EPSA.-69.EPSB.-100.T.1073.RA.12.RB.13.csv" calcext:value-type="string">
            <text:p>diff mpi01/RELAX.SimID.1.EPSA.-69.EPSB.-100.T.1073.RA.12.RB.13.csv mpi09/RELAX.SimID.9.EPSA.-69.EPSB.-100.T.1073.RA.12.RB.13.csv</text:p>
          </table:table-cell>
        </table:table-row>
        <table:table-row table:style-name="ro1">
          <table:table-cell table:formula="of:=[$Sheet1.E1226]" office:value-type="string" office:string-value="diff mpi01/RELAX.SimID.1.EPSA.-69.EPSB.-100.T.1073.RA.12.RB.13.NR.7551.NC.1.RhoFields.bin mpi09/RELAX.SimID.9.EPSA.-69.EPSB.-100.T.1073.RA.12.RB.13.NR.7551.NC.1.RhoFields.bin" calcext:value-type="string">
            <text:p>diff mpi01/RELAX.SimID.1.EPSA.-69.EPSB.-100.T.1073.RA.12.RB.13.NR.7551.NC.1.RhoFields.bin mpi09/RELAX.SimID.9.EPSA.-69.EPSB.-100.T.1073.RA.12.RB.13.NR.7551.NC.1.RhoFields.bin</text:p>
          </table:table-cell>
        </table:table-row>
        <table:table-row table:style-name="ro1">
          <table:table-cell table:formula="of:=[$Sheet1.E1227]" office:value-type="string" office:string-value="diff mpi01/RELAX.SimID.1.EPSA.-69.EPSB.-100.T.1073.RA.12.RB.14.csv mpi09/RELAX.SimID.9.EPSA.-69.EPSB.-100.T.1073.RA.12.RB.14.csv" calcext:value-type="string">
            <text:p>diff mpi01/RELAX.SimID.1.EPSA.-69.EPSB.-100.T.1073.RA.12.RB.14.csv mpi09/RELAX.SimID.9.EPSA.-69.EPSB.-100.T.1073.RA.12.RB.14.csv</text:p>
          </table:table-cell>
        </table:table-row>
        <table:table-row table:style-name="ro1">
          <table:table-cell table:formula="of:=[$Sheet1.E1228]" office:value-type="string" office:string-value="diff mpi01/RELAX.SimID.1.EPSA.-69.EPSB.-100.T.1073.RA.12.RB.14.NR.7551.NC.1.RhoFields.bin mpi09/RELAX.SimID.9.EPSA.-69.EPSB.-100.T.1073.RA.12.RB.14.NR.7551.NC.1.RhoFields.bin" calcext:value-type="string">
            <text:p>diff mpi01/RELAX.SimID.1.EPSA.-69.EPSB.-100.T.1073.RA.12.RB.14.NR.7551.NC.1.RhoFields.bin mpi09/RELAX.SimID.9.EPSA.-69.EPSB.-100.T.1073.RA.12.RB.14.NR.7551.NC.1.RhoFields.bin</text:p>
          </table:table-cell>
        </table:table-row>
        <table:table-row table:style-name="ro1">
          <table:table-cell table:formula="of:=[$Sheet1.E1229]" office:value-type="string" office:string-value="diff mpi01/RELAX.SimID.1.EPSA.-69.EPSB.-100.T.1073.RA.12.RB.15.csv mpi09/RELAX.SimID.9.EPSA.-69.EPSB.-100.T.1073.RA.12.RB.15.csv" calcext:value-type="string">
            <text:p>diff mpi01/RELAX.SimID.1.EPSA.-69.EPSB.-100.T.1073.RA.12.RB.15.csv mpi09/RELAX.SimID.9.EPSA.-69.EPSB.-100.T.1073.RA.12.RB.15.csv</text:p>
          </table:table-cell>
        </table:table-row>
        <table:table-row table:style-name="ro1">
          <table:table-cell table:formula="of:=[$Sheet1.E1230]" office:value-type="string" office:string-value="diff mpi01/RELAX.SimID.1.EPSA.-69.EPSB.-100.T.1073.RA.12.RB.15.NR.7551.NC.5.RhoFields.bin mpi09/RELAX.SimID.9.EPSA.-69.EPSB.-100.T.1073.RA.12.RB.15.NR.7551.NC.5.RhoFields.bin" calcext:value-type="string">
            <text:p>diff mpi01/RELAX.SimID.1.EPSA.-69.EPSB.-100.T.1073.RA.12.RB.15.NR.7551.NC.5.RhoFields.bin mpi09/RELAX.SimID.9.EPSA.-69.EPSB.-100.T.1073.RA.12.RB.15.NR.7551.NC.5.RhoFields.bin</text:p>
          </table:table-cell>
        </table:table-row>
        <table:table-row table:style-name="ro1">
          <table:table-cell table:formula="of:=[$Sheet1.E1231]" office:value-type="string" office:string-value="diff mpi01/RELAX.SimID.1.EPSA.-69.EPSB.-100.T.1073.RA.12.RB.16.csv mpi09/RELAX.SimID.9.EPSA.-69.EPSB.-100.T.1073.RA.12.RB.16.csv" calcext:value-type="string">
            <text:p>diff mpi01/RELAX.SimID.1.EPSA.-69.EPSB.-100.T.1073.RA.12.RB.16.csv mpi09/RELAX.SimID.9.EPSA.-69.EPSB.-100.T.1073.RA.12.RB.16.csv</text:p>
          </table:table-cell>
        </table:table-row>
        <table:table-row table:style-name="ro1">
          <table:table-cell table:formula="of:=[$Sheet1.E1232]" office:value-type="string" office:string-value="diff mpi01/RELAX.SimID.1.EPSA.-69.EPSB.-100.T.1073.RA.12.RB.16.NR.7551.NC.116.RhoFields.bin mpi09/RELAX.SimID.9.EPSA.-69.EPSB.-100.T.1073.RA.12.RB.16.NR.7551.NC.116.RhoFields.bin" calcext:value-type="string">
            <text:p>diff mpi01/RELAX.SimID.1.EPSA.-69.EPSB.-100.T.1073.RA.12.RB.16.NR.7551.NC.116.RhoFields.bin mpi09/RELAX.SimID.9.EPSA.-69.EPSB.-100.T.1073.RA.12.RB.16.NR.7551.NC.116.RhoFields.bin</text:p>
          </table:table-cell>
        </table:table-row>
        <table:table-row table:style-name="ro1">
          <table:table-cell table:formula="of:=[$Sheet1.E1233]" office:value-type="string" office:string-value="diff mpi01/RELAX.SimID.1.EPSA.-69.EPSB.-100.T.1123.RA.12.RB.13.csv mpi09/RELAX.SimID.9.EPSA.-69.EPSB.-100.T.1123.RA.12.RB.13.csv" calcext:value-type="string">
            <text:p>diff mpi01/RELAX.SimID.1.EPSA.-69.EPSB.-100.T.1123.RA.12.RB.13.csv mpi09/RELAX.SimID.9.EPSA.-69.EPSB.-100.T.1123.RA.12.RB.13.csv</text:p>
          </table:table-cell>
        </table:table-row>
        <table:table-row table:style-name="ro1">
          <table:table-cell table:formula="of:=[$Sheet1.E1234]" office:value-type="string" office:string-value="diff mpi01/RELAX.SimID.1.EPSA.-69.EPSB.-100.T.1123.RA.12.RB.13.NR.7551.NC.1.RhoFields.bin mpi09/RELAX.SimID.9.EPSA.-69.EPSB.-100.T.1123.RA.12.RB.13.NR.7551.NC.1.RhoFields.bin" calcext:value-type="string">
            <text:p>diff mpi01/RELAX.SimID.1.EPSA.-69.EPSB.-100.T.1123.RA.12.RB.13.NR.7551.NC.1.RhoFields.bin mpi09/RELAX.SimID.9.EPSA.-69.EPSB.-100.T.1123.RA.12.RB.13.NR.7551.NC.1.RhoFields.bin</text:p>
          </table:table-cell>
        </table:table-row>
        <table:table-row table:style-name="ro1">
          <table:table-cell table:formula="of:=[$Sheet1.E1235]" office:value-type="string" office:string-value="diff mpi01/RELAX.SimID.1.EPSA.-69.EPSB.-100.T.1123.RA.12.RB.14.csv mpi09/RELAX.SimID.9.EPSA.-69.EPSB.-100.T.1123.RA.12.RB.14.csv" calcext:value-type="string">
            <text:p>diff mpi01/RELAX.SimID.1.EPSA.-69.EPSB.-100.T.1123.RA.12.RB.14.csv mpi09/RELAX.SimID.9.EPSA.-69.EPSB.-100.T.1123.RA.12.RB.14.csv</text:p>
          </table:table-cell>
        </table:table-row>
        <table:table-row table:style-name="ro1">
          <table:table-cell table:formula="of:=[$Sheet1.E1236]" office:value-type="string" office:string-value="diff mpi01/RELAX.SimID.1.EPSA.-69.EPSB.-100.T.1123.RA.12.RB.14.NR.7551.NC.2.RhoFields.bin mpi09/RELAX.SimID.9.EPSA.-69.EPSB.-100.T.1123.RA.12.RB.14.NR.7551.NC.2.RhoFields.bin" calcext:value-type="string">
            <text:p>diff mpi01/RELAX.SimID.1.EPSA.-69.EPSB.-100.T.1123.RA.12.RB.14.NR.7551.NC.2.RhoFields.bin mpi09/RELAX.SimID.9.EPSA.-69.EPSB.-100.T.1123.RA.12.RB.14.NR.7551.NC.2.RhoFields.bin</text:p>
          </table:table-cell>
        </table:table-row>
        <table:table-row table:style-name="ro1">
          <table:table-cell table:formula="of:=[$Sheet1.E1237]" office:value-type="string" office:string-value="diff mpi01/RELAX.SimID.1.EPSA.-69.EPSB.-100.T.1123.RA.12.RB.15.csv mpi09/RELAX.SimID.9.EPSA.-69.EPSB.-100.T.1123.RA.12.RB.15.csv" calcext:value-type="string">
            <text:p>diff mpi01/RELAX.SimID.1.EPSA.-69.EPSB.-100.T.1123.RA.12.RB.15.csv mpi09/RELAX.SimID.9.EPSA.-69.EPSB.-100.T.1123.RA.12.RB.15.csv</text:p>
          </table:table-cell>
        </table:table-row>
        <table:table-row table:style-name="ro1">
          <table:table-cell table:formula="of:=[$Sheet1.E1238]" office:value-type="string" office:string-value="diff mpi01/RELAX.SimID.1.EPSA.-69.EPSB.-100.T.1123.RA.12.RB.15.NR.7551.NC.34.RhoFields.bin mpi09/RELAX.SimID.9.EPSA.-69.EPSB.-100.T.1123.RA.12.RB.15.NR.7551.NC.34.RhoFields.bin" calcext:value-type="string">
            <text:p>diff mpi01/RELAX.SimID.1.EPSA.-69.EPSB.-100.T.1123.RA.12.RB.15.NR.7551.NC.34.RhoFields.bin mpi09/RELAX.SimID.9.EPSA.-69.EPSB.-100.T.1123.RA.12.RB.15.NR.7551.NC.34.RhoFields.bin</text:p>
          </table:table-cell>
        </table:table-row>
        <table:table-row table:style-name="ro1">
          <table:table-cell table:formula="of:=[$Sheet1.E1239]" office:value-type="string" office:string-value="diff mpi01/RELAX.SimID.1.EPSA.-69.EPSB.-100.T.1123.RA.12.RB.16.csv mpi09/RELAX.SimID.9.EPSA.-69.EPSB.-100.T.1123.RA.12.RB.16.csv" calcext:value-type="string">
            <text:p>diff mpi01/RELAX.SimID.1.EPSA.-69.EPSB.-100.T.1123.RA.12.RB.16.csv mpi09/RELAX.SimID.9.EPSA.-69.EPSB.-100.T.1123.RA.12.RB.16.csv</text:p>
          </table:table-cell>
        </table:table-row>
        <table:table-row table:style-name="ro1">
          <table:table-cell table:formula="of:=[$Sheet1.E1240]" office:value-type="string" office:string-value="diff mpi01/RELAX.SimID.1.EPSA.-69.EPSB.-100.T.1123.RA.12.RB.16.NR.7551.NC.564.RhoFields.bin mpi09/RELAX.SimID.9.EPSA.-69.EPSB.-100.T.1123.RA.12.RB.16.NR.7551.NC.564.RhoFields.bin" calcext:value-type="string">
            <text:p>diff mpi01/RELAX.SimID.1.EPSA.-69.EPSB.-100.T.1123.RA.12.RB.16.NR.7551.NC.564.RhoFields.bin mpi09/RELAX.SimID.9.EPSA.-69.EPSB.-100.T.1123.RA.12.RB.16.NR.7551.NC.564.RhoFields.bin</text:p>
          </table:table-cell>
        </table:table-row>
        <table:table-row table:style-name="ro1">
          <table:table-cell table:formula="of:=[$Sheet1.E1241]" office:value-type="string" office:string-value="diff mpi01/RELAX.SimID.1.EPSA.-69.EPSB.-100.T.1173.RA.12.RB.13.csv mpi09/RELAX.SimID.9.EPSA.-69.EPSB.-100.T.1173.RA.12.RB.13.csv" calcext:value-type="string">
            <text:p>diff mpi01/RELAX.SimID.1.EPSA.-69.EPSB.-100.T.1173.RA.12.RB.13.csv mpi09/RELAX.SimID.9.EPSA.-69.EPSB.-100.T.1173.RA.12.RB.13.csv</text:p>
          </table:table-cell>
        </table:table-row>
        <table:table-row table:style-name="ro1">
          <table:table-cell table:formula="of:=[$Sheet1.E1242]" office:value-type="string" office:string-value="diff mpi01/RELAX.SimID.1.EPSA.-69.EPSB.-100.T.1173.RA.12.RB.13.NR.7551.NC.1.RhoFields.bin mpi09/RELAX.SimID.9.EPSA.-69.EPSB.-100.T.1173.RA.12.RB.13.NR.7551.NC.1.RhoFields.bin" calcext:value-type="string">
            <text:p>diff mpi01/RELAX.SimID.1.EPSA.-69.EPSB.-100.T.1173.RA.12.RB.13.NR.7551.NC.1.RhoFields.bin mpi09/RELAX.SimID.9.EPSA.-69.EPSB.-100.T.1173.RA.12.RB.13.NR.7551.NC.1.RhoFields.bin</text:p>
          </table:table-cell>
        </table:table-row>
        <table:table-row table:style-name="ro1">
          <table:table-cell table:formula="of:=[$Sheet1.E1243]" office:value-type="string" office:string-value="diff mpi01/RELAX.SimID.1.EPSA.-69.EPSB.-100.T.1173.RA.12.RB.14.csv mpi09/RELAX.SimID.9.EPSA.-69.EPSB.-100.T.1173.RA.12.RB.14.csv" calcext:value-type="string">
            <text:p>diff mpi01/RELAX.SimID.1.EPSA.-69.EPSB.-100.T.1173.RA.12.RB.14.csv mpi09/RELAX.SimID.9.EPSA.-69.EPSB.-100.T.1173.RA.12.RB.14.csv</text:p>
          </table:table-cell>
        </table:table-row>
        <table:table-row table:style-name="ro1">
          <table:table-cell table:formula="of:=[$Sheet1.E1244]" office:value-type="string" office:string-value="diff mpi01/RELAX.SimID.1.EPSA.-69.EPSB.-100.T.1173.RA.12.RB.14.NR.7551.NC.7.RhoFields.bin mpi09/RELAX.SimID.9.EPSA.-69.EPSB.-100.T.1173.RA.12.RB.14.NR.7551.NC.7.RhoFields.bin" calcext:value-type="string">
            <text:p>diff mpi01/RELAX.SimID.1.EPSA.-69.EPSB.-100.T.1173.RA.12.RB.14.NR.7551.NC.7.RhoFields.bin mpi09/RELAX.SimID.9.EPSA.-69.EPSB.-100.T.1173.RA.12.RB.14.NR.7551.NC.7.RhoFields.bin</text:p>
          </table:table-cell>
        </table:table-row>
        <table:table-row table:style-name="ro1">
          <table:table-cell table:formula="of:=[$Sheet1.E1245]" office:value-type="string" office:string-value="diff mpi01/RELAX.SimID.1.EPSA.-69.EPSB.-100.T.1173.RA.12.RB.15.csv mpi09/RELAX.SimID.9.EPSA.-69.EPSB.-100.T.1173.RA.12.RB.15.csv" calcext:value-type="string">
            <text:p>diff mpi01/RELAX.SimID.1.EPSA.-69.EPSB.-100.T.1173.RA.12.RB.15.csv mpi09/RELAX.SimID.9.EPSA.-69.EPSB.-100.T.1173.RA.12.RB.15.csv</text:p>
          </table:table-cell>
        </table:table-row>
        <table:table-row table:style-name="ro1">
          <table:table-cell table:formula="of:=[$Sheet1.E1246]" office:value-type="string" office:string-value="diff mpi01/RELAX.SimID.1.EPSA.-69.EPSB.-100.T.1173.RA.12.RB.15.NR.7551.NC.173.RhoFields.bin mpi09/RELAX.SimID.9.EPSA.-69.EPSB.-100.T.1173.RA.12.RB.15.NR.7551.NC.173.RhoFields.bin" calcext:value-type="string">
            <text:p>diff mpi01/RELAX.SimID.1.EPSA.-69.EPSB.-100.T.1173.RA.12.RB.15.NR.7551.NC.173.RhoFields.bin mpi09/RELAX.SimID.9.EPSA.-69.EPSB.-100.T.1173.RA.12.RB.15.NR.7551.NC.173.RhoFields.bin</text:p>
          </table:table-cell>
        </table:table-row>
        <table:table-row table:style-name="ro1">
          <table:table-cell table:formula="of:=[$Sheet1.E1247]" office:value-type="string" office:string-value="diff mpi01/RELAX.SimID.1.EPSA.-69.EPSB.-100.T.1173.RA.12.RB.16.csv mpi09/RELAX.SimID.9.EPSA.-69.EPSB.-100.T.1173.RA.12.RB.16.csv" calcext:value-type="string">
            <text:p>diff mpi01/RELAX.SimID.1.EPSA.-69.EPSB.-100.T.1173.RA.12.RB.16.csv mpi09/RELAX.SimID.9.EPSA.-69.EPSB.-100.T.1173.RA.12.RB.16.csv</text:p>
          </table:table-cell>
        </table:table-row>
        <table:table-row table:style-name="ro1">
          <table:table-cell table:formula="of:=[$Sheet1.E1248]" office:value-type="string" office:string-value="diff mpi01/RELAX.SimID.1.EPSA.-69.EPSB.-100.T.1173.RA.12.RB.16.NR.7551.NC.1401.RhoFields.bin mpi09/RELAX.SimID.9.EPSA.-69.EPSB.-100.T.1173.RA.12.RB.16.NR.7551.NC.1401.RhoFields.bin" calcext:value-type="string">
            <text:p>diff mpi01/RELAX.SimID.1.EPSA.-69.EPSB.-100.T.1173.RA.12.RB.16.NR.7551.NC.1401.RhoFields.bin mpi09/RELAX.SimID.9.EPSA.-69.EPSB.-100.T.1173.RA.12.RB.16.NR.7551.NC.1401.RhoFields.bin</text:p>
          </table:table-cell>
        </table:table-row>
        <table:table-row table:style-name="ro1">
          <table:table-cell table:formula="of:=[$Sheet1.E1249]" office:value-type="string" office:string-value="diff mpi01/RELAX.SimID.1.EPSA.-69.EPSB.-100.T.1223.RA.12.RB.13.csv mpi09/RELAX.SimID.9.EPSA.-69.EPSB.-100.T.1223.RA.12.RB.13.csv" calcext:value-type="string">
            <text:p>diff mpi01/RELAX.SimID.1.EPSA.-69.EPSB.-100.T.1223.RA.12.RB.13.csv mpi09/RELAX.SimID.9.EPSA.-69.EPSB.-100.T.1223.RA.12.RB.13.csv</text:p>
          </table:table-cell>
        </table:table-row>
        <table:table-row table:style-name="ro1">
          <table:table-cell table:formula="of:=[$Sheet1.E1250]" office:value-type="string" office:string-value="diff mpi01/RELAX.SimID.1.EPSA.-69.EPSB.-100.T.1223.RA.12.RB.13.NR.7551.NC.1.RhoFields.bin mpi09/RELAX.SimID.9.EPSA.-69.EPSB.-100.T.1223.RA.12.RB.13.NR.7551.NC.1.RhoFields.bin" calcext:value-type="string">
            <text:p>diff mpi01/RELAX.SimID.1.EPSA.-69.EPSB.-100.T.1223.RA.12.RB.13.NR.7551.NC.1.RhoFields.bin mpi09/RELAX.SimID.9.EPSA.-69.EPSB.-100.T.1223.RA.12.RB.13.NR.7551.NC.1.RhoFields.bin</text:p>
          </table:table-cell>
        </table:table-row>
        <table:table-row table:style-name="ro1">
          <table:table-cell table:formula="of:=[$Sheet1.E1251]" office:value-type="string" office:string-value="diff mpi01/RELAX.SimID.1.EPSA.-69.EPSB.-100.T.1223.RA.12.RB.14.csv mpi09/RELAX.SimID.9.EPSA.-69.EPSB.-100.T.1223.RA.12.RB.14.csv" calcext:value-type="string">
            <text:p>diff mpi01/RELAX.SimID.1.EPSA.-69.EPSB.-100.T.1223.RA.12.RB.14.csv mpi09/RELAX.SimID.9.EPSA.-69.EPSB.-100.T.1223.RA.12.RB.14.csv</text:p>
          </table:table-cell>
        </table:table-row>
        <table:table-row table:style-name="ro1">
          <table:table-cell table:formula="of:=[$Sheet1.E1252]" office:value-type="string" office:string-value="diff mpi01/RELAX.SimID.1.EPSA.-69.EPSB.-100.T.1223.RA.12.RB.14.NR.7551.NC.36.RhoFields.bin mpi09/RELAX.SimID.9.EPSA.-69.EPSB.-100.T.1223.RA.12.RB.14.NR.7551.NC.36.RhoFields.bin" calcext:value-type="string">
            <text:p>diff mpi01/RELAX.SimID.1.EPSA.-69.EPSB.-100.T.1223.RA.12.RB.14.NR.7551.NC.36.RhoFields.bin mpi09/RELAX.SimID.9.EPSA.-69.EPSB.-100.T.1223.RA.12.RB.14.NR.7551.NC.36.RhoFields.bin</text:p>
          </table:table-cell>
        </table:table-row>
        <table:table-row table:style-name="ro1">
          <table:table-cell table:formula="of:=[$Sheet1.E1253]" office:value-type="string" office:string-value="diff mpi01/RELAX.SimID.1.EPSA.-69.EPSB.-100.T.1223.RA.12.RB.15.csv mpi09/RELAX.SimID.9.EPSA.-69.EPSB.-100.T.1223.RA.12.RB.15.csv" calcext:value-type="string">
            <text:p>diff mpi01/RELAX.SimID.1.EPSA.-69.EPSB.-100.T.1223.RA.12.RB.15.csv mpi09/RELAX.SimID.9.EPSA.-69.EPSB.-100.T.1223.RA.12.RB.15.csv</text:p>
          </table:table-cell>
        </table:table-row>
        <table:table-row table:style-name="ro1">
          <table:table-cell table:formula="of:=[$Sheet1.E1254]" office:value-type="string" office:string-value="diff mpi01/RELAX.SimID.1.EPSA.-69.EPSB.-100.T.1223.RA.12.RB.15.NR.7551.NC.639.RhoFields.bin mpi09/RELAX.SimID.9.EPSA.-69.EPSB.-100.T.1223.RA.12.RB.15.NR.7551.NC.639.RhoFields.bin" calcext:value-type="string">
            <text:p>diff mpi01/RELAX.SimID.1.EPSA.-69.EPSB.-100.T.1223.RA.12.RB.15.NR.7551.NC.639.RhoFields.bin mpi09/RELAX.SimID.9.EPSA.-69.EPSB.-100.T.1223.RA.12.RB.15.NR.7551.NC.639.RhoFields.bin</text:p>
          </table:table-cell>
        </table:table-row>
        <table:table-row table:style-name="ro1">
          <table:table-cell table:formula="of:=[$Sheet1.E1255]" office:value-type="string" office:string-value="diff mpi01/RELAX.SimID.1.EPSA.-69.EPSB.-100.T.1223.RA.12.RB.16.csv mpi09/RELAX.SimID.9.EPSA.-69.EPSB.-100.T.1223.RA.12.RB.16.csv" calcext:value-type="string">
            <text:p>diff mpi01/RELAX.SimID.1.EPSA.-69.EPSB.-100.T.1223.RA.12.RB.16.csv mpi09/RELAX.SimID.9.EPSA.-69.EPSB.-100.T.1223.RA.12.RB.16.csv</text:p>
          </table:table-cell>
        </table:table-row>
        <table:table-row table:style-name="ro1">
          <table:table-cell table:formula="of:=[$Sheet1.E1256]" office:value-type="string" office:string-value="diff mpi01/RELAX.SimID.1.EPSA.-69.EPSB.-100.T.1223.RA.12.RB.16.NR.7551.NC.1401.RhoFields.bin mpi09/RELAX.SimID.9.EPSA.-69.EPSB.-100.T.1223.RA.12.RB.16.NR.7551.NC.1401.RhoFields.bin" calcext:value-type="string">
            <text:p>diff mpi01/RELAX.SimID.1.EPSA.-69.EPSB.-100.T.1223.RA.12.RB.16.NR.7551.NC.1401.RhoFields.bin mpi09/RELAX.SimID.9.EPSA.-69.EPSB.-100.T.1223.RA.12.RB.16.NR.7551.NC.1401.RhoFields.bin</text:p>
          </table:table-cell>
        </table:table-row>
        <table:table-row table:style-name="ro1">
          <table:table-cell table:formula="of:=[$Sheet1.E1257]" office:value-type="string" office:string-value="diff mpi01/RELAX.SimID.1.EPSA.-69.EPSB.-100.T.1273.RA.12.RB.13.csv mpi09/RELAX.SimID.9.EPSA.-69.EPSB.-100.T.1273.RA.12.RB.13.csv" calcext:value-type="string">
            <text:p>diff mpi01/RELAX.SimID.1.EPSA.-69.EPSB.-100.T.1273.RA.12.RB.13.csv mpi09/RELAX.SimID.9.EPSA.-69.EPSB.-100.T.1273.RA.12.RB.13.csv</text:p>
          </table:table-cell>
        </table:table-row>
        <table:table-row table:style-name="ro1">
          <table:table-cell table:formula="of:=[$Sheet1.E1258]" office:value-type="string" office:string-value="diff mpi01/RELAX.SimID.1.EPSA.-69.EPSB.-100.T.1273.RA.12.RB.13.NR.7551.NC.4.RhoFields.bin mpi09/RELAX.SimID.9.EPSA.-69.EPSB.-100.T.1273.RA.12.RB.13.NR.7551.NC.4.RhoFields.bin" calcext:value-type="string">
            <text:p>diff mpi01/RELAX.SimID.1.EPSA.-69.EPSB.-100.T.1273.RA.12.RB.13.NR.7551.NC.4.RhoFields.bin mpi09/RELAX.SimID.9.EPSA.-69.EPSB.-100.T.1273.RA.12.RB.13.NR.7551.NC.4.RhoFields.bin</text:p>
          </table:table-cell>
        </table:table-row>
        <table:table-row table:style-name="ro1">
          <table:table-cell table:formula="of:=[$Sheet1.E1259]" office:value-type="string" office:string-value="diff mpi01/RELAX.SimID.1.EPSA.-69.EPSB.-100.T.1273.RA.12.RB.14.csv mpi09/RELAX.SimID.9.EPSA.-69.EPSB.-100.T.1273.RA.12.RB.14.csv" calcext:value-type="string">
            <text:p>diff mpi01/RELAX.SimID.1.EPSA.-69.EPSB.-100.T.1273.RA.12.RB.14.csv mpi09/RELAX.SimID.9.EPSA.-69.EPSB.-100.T.1273.RA.12.RB.14.csv</text:p>
          </table:table-cell>
        </table:table-row>
        <table:table-row table:style-name="ro1">
          <table:table-cell table:formula="of:=[$Sheet1.E1260]" office:value-type="string" office:string-value="diff mpi01/RELAX.SimID.1.EPSA.-69.EPSB.-100.T.1273.RA.12.RB.14.NR.7551.NC.144.RhoFields.bin mpi09/RELAX.SimID.9.EPSA.-69.EPSB.-100.T.1273.RA.12.RB.14.NR.7551.NC.144.RhoFields.bin" calcext:value-type="string">
            <text:p>diff mpi01/RELAX.SimID.1.EPSA.-69.EPSB.-100.T.1273.RA.12.RB.14.NR.7551.NC.144.RhoFields.bin mpi09/RELAX.SimID.9.EPSA.-69.EPSB.-100.T.1273.RA.12.RB.14.NR.7551.NC.144.RhoFields.bin</text:p>
          </table:table-cell>
        </table:table-row>
        <table:table-row table:style-name="ro1">
          <table:table-cell table:formula="of:=[$Sheet1.E1261]" office:value-type="string" office:string-value="diff mpi01/RELAX.SimID.1.EPSA.-69.EPSB.-100.T.1273.RA.12.RB.15.csv mpi09/RELAX.SimID.9.EPSA.-69.EPSB.-100.T.1273.RA.12.RB.15.csv" calcext:value-type="string">
            <text:p>diff mpi01/RELAX.SimID.1.EPSA.-69.EPSB.-100.T.1273.RA.12.RB.15.csv mpi09/RELAX.SimID.9.EPSA.-69.EPSB.-100.T.1273.RA.12.RB.15.csv</text:p>
          </table:table-cell>
        </table:table-row>
        <table:table-row table:style-name="ro1">
          <table:table-cell table:formula="of:=[$Sheet1.E1262]" office:value-type="string" office:string-value="diff mpi01/RELAX.SimID.1.EPSA.-69.EPSB.-100.T.1273.RA.12.RB.15.NR.7551.NC.1401.RhoFields.bin mpi09/RELAX.SimID.9.EPSA.-69.EPSB.-100.T.1273.RA.12.RB.15.NR.7551.NC.1401.RhoFields.bin" calcext:value-type="string">
            <text:p>diff mpi01/RELAX.SimID.1.EPSA.-69.EPSB.-100.T.1273.RA.12.RB.15.NR.7551.NC.1401.RhoFields.bin mpi09/RELAX.SimID.9.EPSA.-69.EPSB.-100.T.1273.RA.12.RB.15.NR.7551.NC.1401.RhoFields.bin</text:p>
          </table:table-cell>
        </table:table-row>
        <table:table-row table:style-name="ro1">
          <table:table-cell table:formula="of:=[$Sheet1.E1263]" office:value-type="string" office:string-value="diff mpi01/RELAX.SimID.1.EPSA.-69.EPSB.-100.T.1273.RA.12.RB.16.csv mpi09/RELAX.SimID.9.EPSA.-69.EPSB.-100.T.1273.RA.12.RB.16.csv" calcext:value-type="string">
            <text:p>diff mpi01/RELAX.SimID.1.EPSA.-69.EPSB.-100.T.1273.RA.12.RB.16.csv mpi09/RELAX.SimID.9.EPSA.-69.EPSB.-100.T.1273.RA.12.RB.16.csv</text:p>
          </table:table-cell>
        </table:table-row>
        <table:table-row table:style-name="ro1">
          <table:table-cell table:formula="of:=[$Sheet1.E1264]" office:value-type="string" office:string-value="diff mpi01/RELAX.SimID.1.EPSA.-69.EPSB.-100.T.1273.RA.12.RB.16.NR.7551.NC.1401.RhoFields.bin mpi09/RELAX.SimID.9.EPSA.-69.EPSB.-100.T.1273.RA.12.RB.16.NR.7551.NC.1401.RhoFields.bin" calcext:value-type="string">
            <text:p>diff mpi01/RELAX.SimID.1.EPSA.-69.EPSB.-100.T.1273.RA.12.RB.16.NR.7551.NC.1401.RhoFields.bin mpi09/RELAX.SimID.9.EPSA.-69.EPSB.-100.T.1273.RA.12.RB.16.NR.7551.NC.1401.RhoFields.bin</text:p>
          </table:table-cell>
        </table:table-row>
        <table:table-row table:style-name="ro1">
          <table:table-cell table:formula="of:=[$Sheet1.E1265]" office:value-type="string" office:string-value="diff mpi01/RELAX.SimID.1.EPSA.-69.EPSB.-100.T.1323.RA.12.RB.13.csv mpi09/RELAX.SimID.9.EPSA.-69.EPSB.-100.T.1323.RA.12.RB.13.csv" calcext:value-type="string">
            <text:p>diff mpi01/RELAX.SimID.1.EPSA.-69.EPSB.-100.T.1323.RA.12.RB.13.csv mpi09/RELAX.SimID.9.EPSA.-69.EPSB.-100.T.1323.RA.12.RB.13.csv</text:p>
          </table:table-cell>
        </table:table-row>
        <table:table-row table:style-name="ro1">
          <table:table-cell table:formula="of:=[$Sheet1.E1266]" office:value-type="string" office:string-value="diff mpi01/RELAX.SimID.1.EPSA.-69.EPSB.-100.T.1323.RA.12.RB.13.NR.7551.NC.16.RhoFields.bin mpi09/RELAX.SimID.9.EPSA.-69.EPSB.-100.T.1323.RA.12.RB.13.NR.7551.NC.16.RhoFields.bin" calcext:value-type="string">
            <text:p>diff mpi01/RELAX.SimID.1.EPSA.-69.EPSB.-100.T.1323.RA.12.RB.13.NR.7551.NC.16.RhoFields.bin mpi09/RELAX.SimID.9.EPSA.-69.EPSB.-100.T.1323.RA.12.RB.13.NR.7551.NC.16.RhoFields.bin</text:p>
          </table:table-cell>
        </table:table-row>
        <table:table-row table:style-name="ro1">
          <table:table-cell table:formula="of:=[$Sheet1.E1267]" office:value-type="string" office:string-value="diff mpi01/RELAX.SimID.1.EPSA.-69.EPSB.-100.T.1323.RA.12.RB.14.csv mpi09/RELAX.SimID.9.EPSA.-69.EPSB.-100.T.1323.RA.12.RB.14.csv" calcext:value-type="string">
            <text:p>diff mpi01/RELAX.SimID.1.EPSA.-69.EPSB.-100.T.1323.RA.12.RB.14.csv mpi09/RELAX.SimID.9.EPSA.-69.EPSB.-100.T.1323.RA.12.RB.14.csv</text:p>
          </table:table-cell>
        </table:table-row>
        <table:table-row table:style-name="ro1">
          <table:table-cell table:formula="of:=[$Sheet1.E1268]" office:value-type="string" office:string-value="diff mpi01/RELAX.SimID.1.EPSA.-69.EPSB.-100.T.1323.RA.12.RB.14.NR.7551.NC.430.RhoFields.bin mpi09/RELAX.SimID.9.EPSA.-69.EPSB.-100.T.1323.RA.12.RB.14.NR.7551.NC.430.RhoFields.bin" calcext:value-type="string">
            <text:p>diff mpi01/RELAX.SimID.1.EPSA.-69.EPSB.-100.T.1323.RA.12.RB.14.NR.7551.NC.430.RhoFields.bin mpi09/RELAX.SimID.9.EPSA.-69.EPSB.-100.T.1323.RA.12.RB.14.NR.7551.NC.430.RhoFields.bin</text:p>
          </table:table-cell>
        </table:table-row>
        <table:table-row table:style-name="ro1">
          <table:table-cell table:formula="of:=[$Sheet1.E1269]" office:value-type="string" office:string-value="diff mpi01/RELAX.SimID.1.EPSA.-69.EPSB.-100.T.1323.RA.12.RB.15.csv mpi09/RELAX.SimID.9.EPSA.-69.EPSB.-100.T.1323.RA.12.RB.15.csv" calcext:value-type="string">
            <text:p>diff mpi01/RELAX.SimID.1.EPSA.-69.EPSB.-100.T.1323.RA.12.RB.15.csv mpi09/RELAX.SimID.9.EPSA.-69.EPSB.-100.T.1323.RA.12.RB.15.csv</text:p>
          </table:table-cell>
        </table:table-row>
        <table:table-row table:style-name="ro1">
          <table:table-cell table:formula="of:=[$Sheet1.E1270]" office:value-type="string" office:string-value="diff mpi01/RELAX.SimID.1.EPSA.-69.EPSB.-100.T.1323.RA.12.RB.15.NR.7551.NC.1401.RhoFields.bin mpi09/RELAX.SimID.9.EPSA.-69.EPSB.-100.T.1323.RA.12.RB.15.NR.7551.NC.1401.RhoFields.bin" calcext:value-type="string">
            <text:p>diff mpi01/RELAX.SimID.1.EPSA.-69.EPSB.-100.T.1323.RA.12.RB.15.NR.7551.NC.1401.RhoFields.bin mpi09/RELAX.SimID.9.EPSA.-69.EPSB.-100.T.1323.RA.12.RB.15.NR.7551.NC.1401.RhoFields.bin</text:p>
          </table:table-cell>
        </table:table-row>
        <table:table-row table:style-name="ro1">
          <table:table-cell table:formula="of:=[$Sheet1.E1271]" office:value-type="string" office:string-value="diff mpi01/RELAX.SimID.1.EPSA.-69.EPSB.-100.T.1323.RA.12.RB.16.csv mpi09/RELAX.SimID.9.EPSA.-69.EPSB.-100.T.1323.RA.12.RB.16.csv" calcext:value-type="string">
            <text:p>diff mpi01/RELAX.SimID.1.EPSA.-69.EPSB.-100.T.1323.RA.12.RB.16.csv mpi09/RELAX.SimID.9.EPSA.-69.EPSB.-100.T.1323.RA.12.RB.16.csv</text:p>
          </table:table-cell>
        </table:table-row>
        <table:table-row table:style-name="ro1">
          <table:table-cell table:formula="of:=[$Sheet1.E1272]" office:value-type="string" office:string-value="diff mpi01/RELAX.SimID.1.EPSA.-69.EPSB.-100.T.1323.RA.12.RB.16.NR.7551.NC.1401.RhoFields.bin mpi09/RELAX.SimID.9.EPSA.-69.EPSB.-100.T.1323.RA.12.RB.16.NR.7551.NC.1401.RhoFields.bin" calcext:value-type="string">
            <text:p>diff mpi01/RELAX.SimID.1.EPSA.-69.EPSB.-100.T.1323.RA.12.RB.16.NR.7551.NC.1401.RhoFields.bin mpi09/RELAX.SimID.9.EPSA.-69.EPSB.-100.T.1323.RA.12.RB.16.NR.7551.NC.1401.RhoFields.bin</text:p>
          </table:table-cell>
        </table:table-row>
        <table:table-row table:style-name="ro1">
          <table:table-cell table:formula="of:=[$Sheet1.E1273]" office:value-type="string" office:string-value="diff mpi01/RELAX.SimID.1.EPSA.-69.EPSB.-100.T.1373.RA.12.RB.13.csv mpi09/RELAX.SimID.9.EPSA.-69.EPSB.-100.T.1373.RA.12.RB.13.csv" calcext:value-type="string">
            <text:p>diff mpi01/RELAX.SimID.1.EPSA.-69.EPSB.-100.T.1373.RA.12.RB.13.csv mpi09/RELAX.SimID.9.EPSA.-69.EPSB.-100.T.1373.RA.12.RB.13.csv</text:p>
          </table:table-cell>
        </table:table-row>
        <table:table-row table:style-name="ro1">
          <table:table-cell table:formula="of:=[$Sheet1.E1274]" office:value-type="string" office:string-value="diff mpi01/RELAX.SimID.1.EPSA.-69.EPSB.-100.T.1373.RA.12.RB.13.NR.7551.NC.55.RhoFields.bin mpi09/RELAX.SimID.9.EPSA.-69.EPSB.-100.T.1373.RA.12.RB.13.NR.7551.NC.55.RhoFields.bin" calcext:value-type="string">
            <text:p>diff mpi01/RELAX.SimID.1.EPSA.-69.EPSB.-100.T.1373.RA.12.RB.13.NR.7551.NC.55.RhoFields.bin mpi09/RELAX.SimID.9.EPSA.-69.EPSB.-100.T.1373.RA.12.RB.13.NR.7551.NC.55.RhoFields.bin</text:p>
          </table:table-cell>
        </table:table-row>
        <table:table-row table:style-name="ro1">
          <table:table-cell table:formula="of:=[$Sheet1.E1275]" office:value-type="string" office:string-value="diff mpi01/RELAX.SimID.1.EPSA.-69.EPSB.-100.T.1373.RA.12.RB.14.csv mpi09/RELAX.SimID.9.EPSA.-69.EPSB.-100.T.1373.RA.12.RB.14.csv" calcext:value-type="string">
            <text:p>diff mpi01/RELAX.SimID.1.EPSA.-69.EPSB.-100.T.1373.RA.12.RB.14.csv mpi09/RELAX.SimID.9.EPSA.-69.EPSB.-100.T.1373.RA.12.RB.14.csv</text:p>
          </table:table-cell>
        </table:table-row>
        <table:table-row table:style-name="ro1">
          <table:table-cell table:formula="of:=[$Sheet1.E1276]" office:value-type="string" office:string-value="diff mpi01/RELAX.SimID.1.EPSA.-69.EPSB.-100.T.1373.RA.12.RB.14.NR.7551.NC.1290.RhoFields.bin mpi09/RELAX.SimID.9.EPSA.-69.EPSB.-100.T.1373.RA.12.RB.14.NR.7551.NC.1290.RhoFields.bin" calcext:value-type="string">
            <text:p>diff mpi01/RELAX.SimID.1.EPSA.-69.EPSB.-100.T.1373.RA.12.RB.14.NR.7551.NC.1290.RhoFields.bin mpi09/RELAX.SimID.9.EPSA.-69.EPSB.-100.T.1373.RA.12.RB.14.NR.7551.NC.1290.RhoFields.bin</text:p>
          </table:table-cell>
        </table:table-row>
        <table:table-row table:style-name="ro1">
          <table:table-cell table:formula="of:=[$Sheet1.E1277]" office:value-type="string" office:string-value="diff mpi01/RELAX.SimID.1.EPSA.-69.EPSB.-100.T.1373.RA.12.RB.15.csv mpi09/RELAX.SimID.9.EPSA.-69.EPSB.-100.T.1373.RA.12.RB.15.csv" calcext:value-type="string">
            <text:p>diff mpi01/RELAX.SimID.1.EPSA.-69.EPSB.-100.T.1373.RA.12.RB.15.csv mpi09/RELAX.SimID.9.EPSA.-69.EPSB.-100.T.1373.RA.12.RB.15.csv</text:p>
          </table:table-cell>
        </table:table-row>
        <table:table-row table:style-name="ro1">
          <table:table-cell table:formula="of:=[$Sheet1.E1278]" office:value-type="string" office:string-value="diff mpi01/RELAX.SimID.1.EPSA.-69.EPSB.-100.T.1373.RA.12.RB.15.NR.7551.NC.1401.RhoFields.bin mpi09/RELAX.SimID.9.EPSA.-69.EPSB.-100.T.1373.RA.12.RB.15.NR.7551.NC.1401.RhoFields.bin" calcext:value-type="string">
            <text:p>diff mpi01/RELAX.SimID.1.EPSA.-69.EPSB.-100.T.1373.RA.12.RB.15.NR.7551.NC.1401.RhoFields.bin mpi09/RELAX.SimID.9.EPSA.-69.EPSB.-100.T.1373.RA.12.RB.15.NR.7551.NC.1401.RhoFields.bin</text:p>
          </table:table-cell>
        </table:table-row>
        <table:table-row table:style-name="ro1">
          <table:table-cell table:formula="of:=[$Sheet1.E1279]" office:value-type="string" office:string-value="diff mpi01/RELAX.SimID.1.EPSA.-69.EPSB.-100.T.1373.RA.12.RB.16.csv mpi09/RELAX.SimID.9.EPSA.-69.EPSB.-100.T.1373.RA.12.RB.16.csv" calcext:value-type="string">
            <text:p>diff mpi01/RELAX.SimID.1.EPSA.-69.EPSB.-100.T.1373.RA.12.RB.16.csv mpi09/RELAX.SimID.9.EPSA.-69.EPSB.-100.T.1373.RA.12.RB.16.csv</text:p>
          </table:table-cell>
        </table:table-row>
        <table:table-row table:style-name="ro1">
          <table:table-cell table:formula="of:=[$Sheet1.E1280]" office:value-type="string" office:string-value="diff mpi01/RELAX.SimID.1.EPSA.-69.EPSB.-100.T.1373.RA.12.RB.16.NR.7551.NC.1401.RhoFields.bin mpi09/RELAX.SimID.9.EPSA.-69.EPSB.-100.T.1373.RA.12.RB.16.NR.7551.NC.1401.RhoFields.bin" calcext:value-type="string">
            <text:p>diff mpi01/RELAX.SimID.1.EPSA.-69.EPSB.-100.T.1373.RA.12.RB.16.NR.7551.NC.1401.RhoFields.bin mpi09/RELAX.SimID.9.EPSA.-69.EPSB.-100.T.1373.RA.12.RB.16.NR.7551.NC.1401.RhoFields.bin</text:p>
          </table:table-cell>
        </table:table-row>
        <table:table-row table:style-name="ro1">
          <table:table-cell table:formula="of:=[$Sheet1.E1281]" office:value-type="string" office:string-value="diff mpi01/RELAX.SimID.1.EPSA.-69.EPSB.-100.T.1423.RA.12.RB.13.csv mpi09/RELAX.SimID.9.EPSA.-69.EPSB.-100.T.1423.RA.12.RB.13.csv" calcext:value-type="string">
            <text:p>diff mpi01/RELAX.SimID.1.EPSA.-69.EPSB.-100.T.1423.RA.12.RB.13.csv mpi09/RELAX.SimID.9.EPSA.-69.EPSB.-100.T.1423.RA.12.RB.13.csv</text:p>
          </table:table-cell>
        </table:table-row>
        <table:table-row table:style-name="ro1">
          <table:table-cell table:formula="of:=[$Sheet1.E1282]" office:value-type="string" office:string-value="diff mpi01/RELAX.SimID.1.EPSA.-69.EPSB.-100.T.1423.RA.12.RB.13.NR.7551.NC.153.RhoFields.bin mpi09/RELAX.SimID.9.EPSA.-69.EPSB.-100.T.1423.RA.12.RB.13.NR.7551.NC.153.RhoFields.bin" calcext:value-type="string">
            <text:p>diff mpi01/RELAX.SimID.1.EPSA.-69.EPSB.-100.T.1423.RA.12.RB.13.NR.7551.NC.153.RhoFields.bin mpi09/RELAX.SimID.9.EPSA.-69.EPSB.-100.T.1423.RA.12.RB.13.NR.7551.NC.153.RhoFields.bin</text:p>
          </table:table-cell>
        </table:table-row>
        <table:table-row table:style-name="ro1">
          <table:table-cell table:formula="of:=[$Sheet1.E1283]" office:value-type="string" office:string-value="diff mpi01/RELAX.SimID.1.EPSA.-69.EPSB.-100.T.1423.RA.12.RB.14.csv mpi09/RELAX.SimID.9.EPSA.-69.EPSB.-100.T.1423.RA.12.RB.14.csv" calcext:value-type="string">
            <text:p>diff mpi01/RELAX.SimID.1.EPSA.-69.EPSB.-100.T.1423.RA.12.RB.14.csv mpi09/RELAX.SimID.9.EPSA.-69.EPSB.-100.T.1423.RA.12.RB.14.csv</text:p>
          </table:table-cell>
        </table:table-row>
        <table:table-row table:style-name="ro1">
          <table:table-cell table:formula="of:=[$Sheet1.E1284]" office:value-type="string" office:string-value="diff mpi01/RELAX.SimID.1.EPSA.-69.EPSB.-100.T.1423.RA.12.RB.14.NR.7551.NC.1401.RhoFields.bin mpi09/RELAX.SimID.9.EPSA.-69.EPSB.-100.T.1423.RA.12.RB.14.NR.7551.NC.1401.RhoFields.bin" calcext:value-type="string">
            <text:p>diff mpi01/RELAX.SimID.1.EPSA.-69.EPSB.-100.T.1423.RA.12.RB.14.NR.7551.NC.1401.RhoFields.bin mpi09/RELAX.SimID.9.EPSA.-69.EPSB.-100.T.1423.RA.12.RB.14.NR.7551.NC.1401.RhoFields.bin</text:p>
          </table:table-cell>
        </table:table-row>
        <table:table-row table:style-name="ro1">
          <table:table-cell table:formula="of:=[$Sheet1.E1285]" office:value-type="string" office:string-value="diff mpi01/RELAX.SimID.1.EPSA.-69.EPSB.-100.T.1423.RA.12.RB.15.csv mpi09/RELAX.SimID.9.EPSA.-69.EPSB.-100.T.1423.RA.12.RB.15.csv" calcext:value-type="string">
            <text:p>diff mpi01/RELAX.SimID.1.EPSA.-69.EPSB.-100.T.1423.RA.12.RB.15.csv mpi09/RELAX.SimID.9.EPSA.-69.EPSB.-100.T.1423.RA.12.RB.15.csv</text:p>
          </table:table-cell>
        </table:table-row>
        <table:table-row table:style-name="ro1">
          <table:table-cell table:formula="of:=[$Sheet1.E1286]" office:value-type="string" office:string-value="diff mpi01/RELAX.SimID.1.EPSA.-69.EPSB.-100.T.1423.RA.12.RB.15.NR.7551.NC.1401.RhoFields.bin mpi09/RELAX.SimID.9.EPSA.-69.EPSB.-100.T.1423.RA.12.RB.15.NR.7551.NC.1401.RhoFields.bin" calcext:value-type="string">
            <text:p>diff mpi01/RELAX.SimID.1.EPSA.-69.EPSB.-100.T.1423.RA.12.RB.15.NR.7551.NC.1401.RhoFields.bin mpi09/RELAX.SimID.9.EPSA.-69.EPSB.-100.T.1423.RA.12.RB.15.NR.7551.NC.1401.RhoFields.bin</text:p>
          </table:table-cell>
        </table:table-row>
        <table:table-row table:style-name="ro1">
          <table:table-cell table:formula="of:=[$Sheet1.E1287]" office:value-type="string" office:string-value="diff mpi01/RELAX.SimID.1.EPSA.-69.EPSB.-100.T.1423.RA.12.RB.16.csv mpi09/RELAX.SimID.9.EPSA.-69.EPSB.-100.T.1423.RA.12.RB.16.csv" calcext:value-type="string">
            <text:p>diff mpi01/RELAX.SimID.1.EPSA.-69.EPSB.-100.T.1423.RA.12.RB.16.csv mpi09/RELAX.SimID.9.EPSA.-69.EPSB.-100.T.1423.RA.12.RB.16.csv</text:p>
          </table:table-cell>
        </table:table-row>
        <table:table-row table:style-name="ro1">
          <table:table-cell table:formula="of:=[$Sheet1.E1288]" office:value-type="string" office:string-value="diff mpi01/RELAX.SimID.1.EPSA.-69.EPSB.-100.T.1423.RA.12.RB.16.NR.7551.NC.1401.RhoFields.bin mpi09/RELAX.SimID.9.EPSA.-69.EPSB.-100.T.1423.RA.12.RB.16.NR.7551.NC.1401.RhoFields.bin" calcext:value-type="string">
            <text:p>diff mpi01/RELAX.SimID.1.EPSA.-69.EPSB.-100.T.1423.RA.12.RB.16.NR.7551.NC.1401.RhoFields.bin mpi09/RELAX.SimID.9.EPSA.-69.EPSB.-100.T.1423.RA.12.RB.16.NR.7551.NC.1401.RhoFields.bin</text:p>
          </table:table-cell>
        </table:table-row>
        <table:table-row table:style-name="ro1">
          <table:table-cell table:formula="of:=[$Sheet1.E1289]" office:value-type="string" office:string-value="diff mpi01/RELAX.SimID.1.EPSA.-69.EPSB.-100.T.1473.RA.12.RB.13.csv mpi09/RELAX.SimID.9.EPSA.-69.EPSB.-100.T.1473.RA.12.RB.13.csv" calcext:value-type="string">
            <text:p>diff mpi01/RELAX.SimID.1.EPSA.-69.EPSB.-100.T.1473.RA.12.RB.13.csv mpi09/RELAX.SimID.9.EPSA.-69.EPSB.-100.T.1473.RA.12.RB.13.csv</text:p>
          </table:table-cell>
        </table:table-row>
        <table:table-row table:style-name="ro1">
          <table:table-cell table:formula="of:=[$Sheet1.E1290]" office:value-type="string" office:string-value="diff mpi01/RELAX.SimID.1.EPSA.-69.EPSB.-100.T.1473.RA.12.RB.13.NR.7551.NC.347.RhoFields.bin mpi09/RELAX.SimID.9.EPSA.-69.EPSB.-100.T.1473.RA.12.RB.13.NR.7551.NC.347.RhoFields.bin" calcext:value-type="string">
            <text:p>diff mpi01/RELAX.SimID.1.EPSA.-69.EPSB.-100.T.1473.RA.12.RB.13.NR.7551.NC.347.RhoFields.bin mpi09/RELAX.SimID.9.EPSA.-69.EPSB.-100.T.1473.RA.12.RB.13.NR.7551.NC.347.RhoFields.bin</text:p>
          </table:table-cell>
        </table:table-row>
        <table:table-row table:style-name="ro1">
          <table:table-cell table:formula="of:=[$Sheet1.E1291]" office:value-type="string" office:string-value="diff mpi01/RELAX.SimID.1.EPSA.-69.EPSB.-100.T.1473.RA.12.RB.14.csv mpi09/RELAX.SimID.9.EPSA.-69.EPSB.-100.T.1473.RA.12.RB.14.csv" calcext:value-type="string">
            <text:p>diff mpi01/RELAX.SimID.1.EPSA.-69.EPSB.-100.T.1473.RA.12.RB.14.csv mpi09/RELAX.SimID.9.EPSA.-69.EPSB.-100.T.1473.RA.12.RB.14.csv</text:p>
          </table:table-cell>
        </table:table-row>
        <table:table-row table:style-name="ro1">
          <table:table-cell table:formula="of:=[$Sheet1.E1292]" office:value-type="string" office:string-value="diff mpi01/RELAX.SimID.1.EPSA.-69.EPSB.-100.T.1473.RA.12.RB.14.NR.7551.NC.1401.RhoFields.bin mpi09/RELAX.SimID.9.EPSA.-69.EPSB.-100.T.1473.RA.12.RB.14.NR.7551.NC.1401.RhoFields.bin" calcext:value-type="string">
            <text:p>diff mpi01/RELAX.SimID.1.EPSA.-69.EPSB.-100.T.1473.RA.12.RB.14.NR.7551.NC.1401.RhoFields.bin mpi09/RELAX.SimID.9.EPSA.-69.EPSB.-100.T.1473.RA.12.RB.14.NR.7551.NC.1401.RhoFields.bin</text:p>
          </table:table-cell>
        </table:table-row>
        <table:table-row table:style-name="ro1">
          <table:table-cell table:formula="of:=[$Sheet1.E1293]" office:value-type="string" office:string-value="diff mpi01/RELAX.SimID.1.EPSA.-69.EPSB.-100.T.1473.RA.12.RB.15.csv mpi09/RELAX.SimID.9.EPSA.-69.EPSB.-100.T.1473.RA.12.RB.15.csv" calcext:value-type="string">
            <text:p>diff mpi01/RELAX.SimID.1.EPSA.-69.EPSB.-100.T.1473.RA.12.RB.15.csv mpi09/RELAX.SimID.9.EPSA.-69.EPSB.-100.T.1473.RA.12.RB.15.csv</text:p>
          </table:table-cell>
        </table:table-row>
        <table:table-row table:style-name="ro1">
          <table:table-cell table:formula="of:=[$Sheet1.E1294]" office:value-type="string" office:string-value="diff mpi01/RELAX.SimID.1.EPSA.-69.EPSB.-100.T.1473.RA.12.RB.15.NR.7551.NC.1401.RhoFields.bin mpi09/RELAX.SimID.9.EPSA.-69.EPSB.-100.T.1473.RA.12.RB.15.NR.7551.NC.1401.RhoFields.bin" calcext:value-type="string">
            <text:p>diff mpi01/RELAX.SimID.1.EPSA.-69.EPSB.-100.T.1473.RA.12.RB.15.NR.7551.NC.1401.RhoFields.bin mpi09/RELAX.SimID.9.EPSA.-69.EPSB.-100.T.1473.RA.12.RB.15.NR.7551.NC.1401.RhoFields.bin</text:p>
          </table:table-cell>
        </table:table-row>
        <table:table-row table:style-name="ro1">
          <table:table-cell table:formula="of:=[$Sheet1.E1295]" office:value-type="string" office:string-value="diff mpi01/RELAX.SimID.1.EPSA.-69.EPSB.-100.T.1473.RA.12.RB.16.csv mpi09/RELAX.SimID.9.EPSA.-69.EPSB.-100.T.1473.RA.12.RB.16.csv" calcext:value-type="string">
            <text:p>diff mpi01/RELAX.SimID.1.EPSA.-69.EPSB.-100.T.1473.RA.12.RB.16.csv mpi09/RELAX.SimID.9.EPSA.-69.EPSB.-100.T.1473.RA.12.RB.16.csv</text:p>
          </table:table-cell>
        </table:table-row>
        <table:table-row table:style-name="ro1">
          <table:table-cell table:formula="of:=[$Sheet1.E1296]" office:value-type="string" office:string-value="diff mpi01/RELAX.SimID.1.EPSA.-69.EPSB.-100.T.1473.RA.12.RB.16.NR.7551.NC.1401.RhoFields.bin mpi09/RELAX.SimID.9.EPSA.-69.EPSB.-100.T.1473.RA.12.RB.16.NR.7551.NC.1401.RhoFields.bin" calcext:value-type="string">
            <text:p>diff mpi01/RELAX.SimID.1.EPSA.-69.EPSB.-100.T.1473.RA.12.RB.16.NR.7551.NC.1401.RhoFields.bin mpi09/RELAX.SimID.9.EPSA.-69.EPSB.-100.T.1473.RA.12.RB.16.NR.7551.NC.1401.RhoFields.b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1">00/00/0000</text:date>, <text:time style:data-style-name="N2" text:time-value="17:31:31.200184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7:18:38.712220630</meta:creation-date>
    <dc:date>2017-12-21T17:37:31.576038250</dc:date>
    <meta:editing-duration>PT9M39S</meta:editing-duration>
    <meta:editing-cycles>2</meta:editing-cycles>
    <meta:generator>LibreOffice/5.4.2.2$Linux_X86_64 LibreOffice_project/40m0$Build-2</meta:generator>
    <meta:document-statistic meta:table-count="2" meta:cell-count="5184" meta:object-count="0"/>
  </office:meta>
</office:document-meta>
</file>